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style-name="ce2"/>
          <table:table-cell office:value-type="string">
            <text:p>Zone 1</text:p>
          </table:table-cell>
          <table:table-cell/>
          <table:table-cell table:style-name="ce2" table:formula="of:=[.B2]" office:value-type="string" office:string-value="N9">
            <text:p>N9</text:p>
          </table:table-cell>
          <table:table-cell table:style-name="ce2" table:formula="of:=[.D2]" office:value-type="string" office:string-value="X980">
            <text:p>X980</text:p>
          </table:table-cell>
          <table:table-cell table:style-name="ce2" table:formula="of:=[.F2]" office:value-type="string" office:string-value="Y2507">
            <text:p>Y250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&quot;N&quot;&amp;9" office:value-type="string" office:string-value="N9">
            <text:p>N9</text:p>
          </table:table-cell>
          <table:table-cell table:formula="of:=[.J2]" office:value-type="float" office:value="980">
            <text:p>980</text:p>
          </table:table-cell>
          <table:table-cell table:formula="of:= &quot;X&quot;&amp; [.C2]" office:value-type="string" office:string-value="X980">
            <text:p>X980</text:p>
          </table:table-cell>
          <table:table-cell table:formula="of:=[.J3]" office:value-type="float" office:value="2507">
            <text:p>2507</text:p>
          </table:table-cell>
          <table:table-cell table:formula="of:=&quot;Y&quot; &amp; [.E2]" office:value-type="string" office:string-value="Y2507">
            <text:p>Y2507</text:p>
          </table:table-cell>
          <table:table-cell table:number-columns-repeated="2"/>
          <table:table-cell office:value-type="string">
            <text:p>X Position Head</text:p>
          </table:table-cell>
          <table:table-cell office:value-type="float" office:value="980">
            <text:p>980</text:p>
          </table:table-cell>
          <table:table-cell/>
          <table:table-cell table:style-name="ce3"/>
          <table:table-cell office:value-type="string">
            <text:p>Zone 2</text:p>
          </table:table-cell>
          <table:table-cell/>
          <table:table-cell table:style-name="ce2" table:formula="of:=[.B3]" office:value-type="string" office:string-value="N10">
            <text:p>N10</text:p>
          </table:table-cell>
          <table:table-cell table:style-name="ce2" table:formula="of:=[.D3]" office:value-type="string" office:string-value="X984">
            <text:p>X984</text:p>
          </table:table-cell>
          <table:table-cell table:style-name="ce2" table:formula="of:=[.F3]" office:value-type="string" office:string-value="Y2504.125">
            <text:p>Y2504.125</text:p>
          </table:table-cell>
        </table:table-row>
        <table:table-row table:style-name="ro1">
          <table:table-cell table:formula="of:=[.A2]+1" office:value-type="float" office:value="10">
            <text:p>10</text:p>
          </table:table-cell>
          <table:table-cell table:formula="of:=&quot;N&quot;&amp;[.A3]" office:value-type="string" office:string-value="N10">
            <text:p>N10</text:p>
          </table:table-cell>
          <table:table-cell table:formula="of:=[.C2]+[.$J$4]" office:value-type="float" office:value="984">
            <text:p>984</text:p>
          </table:table-cell>
          <table:table-cell table:formula="of:= &quot;X&quot;&amp; [.C3]" office:value-type="string" office:string-value="X984">
            <text:p>X984</text:p>
          </table:table-cell>
          <table:table-cell table:formula="of:=[.E2]+[.$J$5]" office:value-type="float" office:value="2504.125">
            <text:p>2504.125</text:p>
          </table:table-cell>
          <table:table-cell table:formula="of:=&quot;Y&quot; &amp; [.E3]" office:value-type="string" office:string-value="Y2504.125">
            <text:p>Y2504.125</text:p>
          </table:table-cell>
          <table:table-cell table:number-columns-repeated="2"/>
          <table:table-cell office:value-type="string">
            <text:p>Y Position Head</text:p>
          </table:table-cell>
          <table:table-cell office:value-type="float" office:value="2507">
            <text:p>2507</text:p>
          </table:table-cell>
          <table:table-cell/>
          <table:table-cell table:style-name="ce4"/>
          <table:table-cell office:value-type="string">
            <text:p>Zone 4</text:p>
          </table:table-cell>
          <table:table-cell/>
          <table:table-cell table:style-name="ce2" table:formula="of:=[.B4]" office:value-type="string" office:string-value="N11">
            <text:p>N11</text:p>
          </table:table-cell>
          <table:table-cell table:style-name="ce2" table:formula="of:=[.D4]" office:value-type="string" office:string-value="X988">
            <text:p>X988</text:p>
          </table:table-cell>
          <table:table-cell table:style-name="ce2" table:formula="of:=[.F4]" office:value-type="string" office:string-value="Y2501.25">
            <text:p>Y2501.25</text:p>
          </table:table-cell>
        </table:table-row>
        <table:table-row table:style-name="ro1">
          <table:table-cell table:formula="of:=[.A3]+1" office:value-type="float" office:value="11">
            <text:p>11</text:p>
          </table:table-cell>
          <table:table-cell table:formula="of:=&quot;N&quot;&amp;[.A4]" office:value-type="string" office:string-value="N11">
            <text:p>N11</text:p>
          </table:table-cell>
          <table:table-cell table:formula="of:=[.C3]+[.$J$4]" office:value-type="float" office:value="988">
            <text:p>988</text:p>
          </table:table-cell>
          <table:table-cell table:formula="of:= &quot;X&quot;&amp; [.C4]" office:value-type="string" office:string-value="X988">
            <text:p>X988</text:p>
          </table:table-cell>
          <table:table-cell table:formula="of:=[.E3]+[.$J$5]" office:value-type="float" office:value="2501.25">
            <text:p>2501.25</text:p>
          </table:table-cell>
          <table:table-cell table:formula="of:=&quot;Y&quot; &amp; [.E4]" office:value-type="string" office:string-value="Y2501.25">
            <text:p>Y2501.25</text:p>
          </table:table-cell>
          <table:table-cell table:number-columns-repeated="2"/>
          <table:table-cell office:value-type="string">
            <text:p>deltaX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office:value-type="string">
            <text:p>Zone 5</text:p>
          </table:table-cell>
          <table:table-cell/>
          <table:table-cell table:style-name="ce2" table:formula="of:=[.B5]" office:value-type="string" office:string-value="N12">
            <text:p>N12</text:p>
          </table:table-cell>
          <table:table-cell table:style-name="ce2" table:formula="of:=[.D5]" office:value-type="string" office:string-value="X992">
            <text:p>X992</text:p>
          </table:table-cell>
          <table:table-cell table:style-name="ce2" table:formula="of:=[.F5]" office:value-type="string" office:string-value="Y2498.375">
            <text:p>Y2498.375</text:p>
          </table:table-cell>
        </table:table-row>
        <table:table-row table:style-name="ro1">
          <table:table-cell table:formula="of:=[.A4]+1" office:value-type="float" office:value="12">
            <text:p>12</text:p>
          </table:table-cell>
          <table:table-cell table:formula="of:=&quot;N&quot;&amp;[.A5]" office:value-type="string" office:string-value="N12">
            <text:p>N12</text:p>
          </table:table-cell>
          <table:table-cell table:formula="of:=[.C4]+[.$J$4]" office:value-type="float" office:value="992">
            <text:p>992</text:p>
          </table:table-cell>
          <table:table-cell table:formula="of:= &quot;X&quot;&amp; [.C5]" office:value-type="string" office:string-value="X992">
            <text:p>X992</text:p>
          </table:table-cell>
          <table:table-cell table:formula="of:=[.E4]+[.$J$5]" office:value-type="float" office:value="2498.375">
            <text:p>2498.375</text:p>
          </table:table-cell>
          <table:table-cell table:formula="of:=&quot;Y&quot; &amp; [.E5]" office:value-type="string" office:string-value="Y2498.375">
            <text:p>Y2498.375</text:p>
          </table:table-cell>
          <table:table-cell table:number-columns-repeated="2"/>
          <table:table-cell office:value-type="string">
            <text:p>deltaY</text:p>
          </table:table-cell>
          <table:table-cell office:value-type="float" office:value="-2.875">
            <text:p>-2.875</text:p>
          </table:table-cell>
          <table:table-cell table:number-columns-repeated="4"/>
          <table:table-cell table:style-name="ce2" table:formula="of:=[.B6]" office:value-type="string" office:string-value="N13">
            <text:p>N13</text:p>
          </table:table-cell>
          <table:table-cell table:style-name="ce2" table:formula="of:=[.D6]" office:value-type="string" office:string-value="X996">
            <text:p>X996</text:p>
          </table:table-cell>
          <table:table-cell table:style-name="ce2" table:formula="of:=[.F6]" office:value-type="string" office:string-value="Y2495.5">
            <text:p>Y2495.5</text:p>
          </table:table-cell>
        </table:table-row>
        <table:table-row table:style-name="ro1">
          <table:table-cell table:formula="of:=[.A5]+1" office:value-type="float" office:value="13">
            <text:p>13</text:p>
          </table:table-cell>
          <table:table-cell table:formula="of:=&quot;N&quot;&amp;[.A6]" office:value-type="string" office:string-value="N13">
            <text:p>N13</text:p>
          </table:table-cell>
          <table:table-cell table:formula="of:=[.C5]+[.$J$4]" office:value-type="float" office:value="996">
            <text:p>996</text:p>
          </table:table-cell>
          <table:table-cell table:formula="of:= &quot;X&quot;&amp; [.C6]" office:value-type="string" office:string-value="X996">
            <text:p>X996</text:p>
          </table:table-cell>
          <table:table-cell table:formula="of:=[.E5]+[.$J$5]" office:value-type="float" office:value="2495.5">
            <text:p>2495.5</text:p>
          </table:table-cell>
          <table:table-cell table:formula="of:=&quot;Y&quot; &amp; [.E6]" office:value-type="string" office:string-value="Y2495.5">
            <text:p>Y2495.5</text:p>
          </table:table-cell>
          <table:table-cell table:number-columns-repeated="2"/>
          <table:table-cell office:value-type="string">
            <text:p>Y delta</text:p>
          </table:table-cell>
          <table:table-cell office:value-type="float" office:value="-5.75">
            <text:p>-5.75</text:p>
          </table:table-cell>
          <table:table-cell table:number-columns-repeated="4"/>
          <table:table-cell table:style-name="ce2" table:formula="of:=[.B7]" office:value-type="string" office:string-value="N14">
            <text:p>N14</text:p>
          </table:table-cell>
          <table:table-cell table:style-name="ce2" table:formula="of:=[.D7]" office:value-type="string" office:string-value="X1000">
            <text:p>X1000</text:p>
          </table:table-cell>
          <table:table-cell table:style-name="ce2" table:formula="of:=[.F7]" office:value-type="string" office:string-value="Y2492.625">
            <text:p>Y2492.625</text:p>
          </table:table-cell>
        </table:table-row>
        <table:table-row table:style-name="ro1">
          <table:table-cell table:formula="of:=[.A6]+1" office:value-type="float" office:value="14">
            <text:p>14</text:p>
          </table:table-cell>
          <table:table-cell table:formula="of:=&quot;N&quot;&amp;[.A7]" office:value-type="string" office:string-value="N14">
            <text:p>N14</text:p>
          </table:table-cell>
          <table:table-cell table:formula="of:=[.C6]+[.$J$4]" office:value-type="float" office:value="1000">
            <text:p>1000</text:p>
          </table:table-cell>
          <table:table-cell table:formula="of:= &quot;X&quot;&amp; [.C7]" office:value-type="string" office:string-value="X1000">
            <text:p>X1000</text:p>
          </table:table-cell>
          <table:table-cell table:formula="of:=[.E6]+[.$J$5]" office:value-type="float" office:value="2492.625">
            <text:p>2492.625</text:p>
          </table:table-cell>
          <table:table-cell table:formula="of:=&quot;Y&quot; &amp; [.E7]" office:value-type="string" office:string-value="Y2492.625">
            <text:p>Y2492.625</text:p>
          </table:table-cell>
          <table:table-cell table:number-columns-repeated="2"/>
          <table:table-cell office:value-type="string">
            <text:p>X Position Foot</text:p>
          </table:table-cell>
          <table:table-cell office:value-type="float" office:value="6400">
            <text:p>6400</text:p>
          </table:table-cell>
          <table:table-cell table:number-columns-repeated="4"/>
          <table:table-cell table:style-name="ce2" table:formula="of:=[.B8]" office:value-type="string" office:string-value="N15">
            <text:p>N15</text:p>
          </table:table-cell>
          <table:table-cell table:style-name="ce2" table:formula="of:=[.D8]" office:value-type="string" office:string-value="X1004">
            <text:p>X1004</text:p>
          </table:table-cell>
          <table:table-cell table:style-name="ce2" table:formula="of:=[.F8]" office:value-type="string" office:string-value="Y2489.75">
            <text:p>Y2489.75</text:p>
          </table:table-cell>
        </table:table-row>
        <table:table-row table:style-name="ro1">
          <table:table-cell table:formula="of:=[.A7]+1" office:value-type="float" office:value="15">
            <text:p>15</text:p>
          </table:table-cell>
          <table:table-cell table:formula="of:=&quot;N&quot;&amp;[.A8]" office:value-type="string" office:string-value="N15">
            <text:p>N15</text:p>
          </table:table-cell>
          <table:table-cell table:formula="of:=[.C7]+[.$J$4]" office:value-type="float" office:value="1004">
            <text:p>1004</text:p>
          </table:table-cell>
          <table:table-cell table:formula="of:= &quot;X&quot;&amp; [.C8]" office:value-type="string" office:string-value="X1004">
            <text:p>X1004</text:p>
          </table:table-cell>
          <table:table-cell table:formula="of:=[.E7]+[.$J$5]" office:value-type="float" office:value="2489.75">
            <text:p>2489.75</text:p>
          </table:table-cell>
          <table:table-cell table:formula="of:=&quot;Y&quot; &amp; [.E8]" office:value-type="string" office:string-value="Y2489.75">
            <text:p>Y2489.75</text:p>
          </table:table-cell>
          <table:table-cell table:number-columns-repeated="2"/>
          <table:table-cell office:value-type="string">
            <text:p>Y Position Foot</text:p>
          </table:table-cell>
          <table:table-cell office:value-type="float" office:value="650.6">
            <text:p>650.6</text:p>
          </table:table-cell>
          <table:table-cell table:number-columns-repeated="4"/>
          <table:table-cell table:style-name="ce2" table:formula="of:=[.B9]" office:value-type="string" office:string-value="N16">
            <text:p>N16</text:p>
          </table:table-cell>
          <table:table-cell table:style-name="ce2" table:formula="of:=[.D9]" office:value-type="string" office:string-value="X1008">
            <text:p>X1008</text:p>
          </table:table-cell>
          <table:table-cell table:style-name="ce2" table:formula="of:=[.F9]" office:value-type="string" office:string-value="Y2486.875">
            <text:p>Y2486.875</text:p>
          </table:table-cell>
        </table:table-row>
        <table:table-row table:style-name="ro1">
          <table:table-cell table:formula="of:=[.A8]+1" office:value-type="float" office:value="16">
            <text:p>16</text:p>
          </table:table-cell>
          <table:table-cell table:formula="of:=&quot;N&quot;&amp;[.A9]" office:value-type="string" office:string-value="N16">
            <text:p>N16</text:p>
          </table:table-cell>
          <table:table-cell table:formula="of:=[.C8]+[.$J$4]" office:value-type="float" office:value="1008">
            <text:p>1008</text:p>
          </table:table-cell>
          <table:table-cell table:formula="of:= &quot;X&quot;&amp; [.C9]" office:value-type="string" office:string-value="X1008">
            <text:p>X1008</text:p>
          </table:table-cell>
          <table:table-cell table:formula="of:=[.E8]+[.$J$5]" office:value-type="float" office:value="2486.875">
            <text:p>2486.875</text:p>
          </table:table-cell>
          <table:table-cell table:formula="of:=&quot;Y&quot; &amp; [.E9]" office:value-type="string" office:string-value="Y2486.875">
            <text:p>Y2486.875</text:p>
          </table:table-cell>
          <table:table-cell table:number-columns-repeated="8"/>
          <table:table-cell table:style-name="ce2" table:formula="of:=[.B10]" office:value-type="string" office:string-value="N17">
            <text:p>N17</text:p>
          </table:table-cell>
          <table:table-cell table:style-name="ce2" table:formula="of:=[.D10]" office:value-type="string" office:string-value="X1012">
            <text:p>X1012</text:p>
          </table:table-cell>
          <table:table-cell table:style-name="ce2" table:formula="of:=[.F10]" office:value-type="string" office:string-value="Y2484">
            <text:p>Y2484</text:p>
          </table:table-cell>
        </table:table-row>
        <table:table-row table:style-name="ro1">
          <table:table-cell table:formula="of:=[.A9]+1" office:value-type="float" office:value="17">
            <text:p>17</text:p>
          </table:table-cell>
          <table:table-cell table:formula="of:=&quot;N&quot;&amp;[.A10]" office:value-type="string" office:string-value="N17">
            <text:p>N17</text:p>
          </table:table-cell>
          <table:table-cell table:formula="of:=[.C9]+[.$J$4]" office:value-type="float" office:value="1012">
            <text:p>1012</text:p>
          </table:table-cell>
          <table:table-cell table:formula="of:= &quot;X&quot;&amp; [.C10]" office:value-type="string" office:string-value="X1012">
            <text:p>X1012</text:p>
          </table:table-cell>
          <table:table-cell table:formula="of:=[.E9]+[.$J$5]" office:value-type="float" office:value="2484">
            <text:p>2484</text:p>
          </table:table-cell>
          <table:table-cell table:formula="of:=&quot;Y&quot; &amp; [.E10]" office:value-type="string" office:string-value="Y2484">
            <text:p>Y2484</text:p>
          </table:table-cell>
          <table:table-cell table:number-columns-repeated="8"/>
          <table:table-cell table:style-name="ce2" table:formula="of:=[.B11]" office:value-type="string" office:string-value="N18">
            <text:p>N18</text:p>
          </table:table-cell>
          <table:table-cell table:style-name="ce2" table:formula="of:=[.D11]" office:value-type="string" office:string-value="X1016">
            <text:p>X1016</text:p>
          </table:table-cell>
          <table:table-cell table:style-name="ce2" table:formula="of:=[.F11]" office:value-type="string" office:string-value="Y2481.125">
            <text:p>Y2481.125</text:p>
          </table:table-cell>
        </table:table-row>
        <table:table-row table:style-name="ro1">
          <table:table-cell table:formula="of:=[.A10]+1" office:value-type="float" office:value="18">
            <text:p>18</text:p>
          </table:table-cell>
          <table:table-cell table:formula="of:=&quot;N&quot;&amp;[.A11]" office:value-type="string" office:string-value="N18">
            <text:p>N18</text:p>
          </table:table-cell>
          <table:table-cell table:formula="of:=[.C10]+[.$J$4]" office:value-type="float" office:value="1016">
            <text:p>1016</text:p>
          </table:table-cell>
          <table:table-cell table:formula="of:= &quot;X&quot;&amp; [.C11]" office:value-type="string" office:string-value="X1016">
            <text:p>X1016</text:p>
          </table:table-cell>
          <table:table-cell table:formula="of:=[.E10]+[.$J$5]" office:value-type="float" office:value="2481.125">
            <text:p>2481.125</text:p>
          </table:table-cell>
          <table:table-cell table:formula="of:=&quot;Y&quot; &amp; [.E11]" office:value-type="string" office:string-value="Y2481.125">
            <text:p>Y2481.125</text:p>
          </table:table-cell>
          <table:table-cell table:number-columns-repeated="8"/>
          <table:table-cell table:style-name="ce2" table:formula="of:=[.B12]" office:value-type="string" office:string-value="N19">
            <text:p>N19</text:p>
          </table:table-cell>
          <table:table-cell table:style-name="ce2" table:formula="of:=[.D12]" office:value-type="string" office:string-value="X1020">
            <text:p>X1020</text:p>
          </table:table-cell>
          <table:table-cell table:style-name="ce2" table:formula="of:=[.F12]" office:value-type="string" office:string-value="Y2478.25">
            <text:p>Y2478.25</text:p>
          </table:table-cell>
        </table:table-row>
        <table:table-row table:style-name="ro1">
          <table:table-cell table:formula="of:=[.A11]+1" office:value-type="float" office:value="19">
            <text:p>19</text:p>
          </table:table-cell>
          <table:table-cell table:formula="of:=&quot;N&quot;&amp;[.A12]" office:value-type="string" office:string-value="N19">
            <text:p>N19</text:p>
          </table:table-cell>
          <table:table-cell table:formula="of:=[.C11]+[.$J$4]" office:value-type="float" office:value="1020">
            <text:p>1020</text:p>
          </table:table-cell>
          <table:table-cell table:formula="of:= &quot;X&quot;&amp; [.C12]" office:value-type="string" office:string-value="X1020">
            <text:p>X1020</text:p>
          </table:table-cell>
          <table:table-cell table:formula="of:=[.E11]+[.$J$5]" office:value-type="float" office:value="2478.25">
            <text:p>2478.25</text:p>
          </table:table-cell>
          <table:table-cell table:formula="of:=&quot;Y&quot; &amp; [.E12]" office:value-type="string" office:string-value="Y2478.25">
            <text:p>Y2478.25</text:p>
          </table:table-cell>
          <table:table-cell table:number-columns-repeated="8"/>
          <table:table-cell table:style-name="ce2" table:formula="of:=[.B13]" office:value-type="string" office:string-value="N20">
            <text:p>N20</text:p>
          </table:table-cell>
          <table:table-cell table:style-name="ce2" table:formula="of:=[.D13]" office:value-type="string" office:string-value="X1024">
            <text:p>X1024</text:p>
          </table:table-cell>
          <table:table-cell table:style-name="ce2" table:formula="of:=[.F13]" office:value-type="string" office:string-value="Y2475.375">
            <text:p>Y2475.375</text:p>
          </table:table-cell>
        </table:table-row>
        <table:table-row table:style-name="ro1">
          <table:table-cell table:formula="of:=[.A12]+1" office:value-type="float" office:value="20">
            <text:p>20</text:p>
          </table:table-cell>
          <table:table-cell table:formula="of:=&quot;N&quot;&amp;[.A13]" office:value-type="string" office:string-value="N20">
            <text:p>N20</text:p>
          </table:table-cell>
          <table:table-cell table:formula="of:=[.C12]+[.$J$4]" office:value-type="float" office:value="1024">
            <text:p>1024</text:p>
          </table:table-cell>
          <table:table-cell table:formula="of:= &quot;X&quot;&amp; [.C13]" office:value-type="string" office:string-value="X1024">
            <text:p>X1024</text:p>
          </table:table-cell>
          <table:table-cell table:formula="of:=[.E12]+[.$J$5]" office:value-type="float" office:value="2475.375">
            <text:p>2475.375</text:p>
          </table:table-cell>
          <table:table-cell table:formula="of:=&quot;Y&quot; &amp; [.E13]" office:value-type="string" office:string-value="Y2475.375">
            <text:p>Y2475.375</text:p>
          </table:table-cell>
          <table:table-cell table:number-columns-repeated="8"/>
          <table:table-cell table:style-name="ce2" table:formula="of:=[.B14]" office:value-type="string" office:string-value="N21">
            <text:p>N21</text:p>
          </table:table-cell>
          <table:table-cell table:style-name="ce2" table:formula="of:=[.D14]" office:value-type="string" office:string-value="X1028">
            <text:p>X1028</text:p>
          </table:table-cell>
          <table:table-cell table:style-name="ce2" table:formula="of:=[.F14]" office:value-type="string" office:string-value="Y2472.5">
            <text:p>Y2472.5</text:p>
          </table:table-cell>
        </table:table-row>
        <table:table-row table:style-name="ro1">
          <table:table-cell table:formula="of:=[.A13]+1" office:value-type="float" office:value="21">
            <text:p>21</text:p>
          </table:table-cell>
          <table:table-cell table:formula="of:=&quot;N&quot;&amp;[.A14]" office:value-type="string" office:string-value="N21">
            <text:p>N21</text:p>
          </table:table-cell>
          <table:table-cell table:formula="of:=[.C13]+[.$J$4]" office:value-type="float" office:value="1028">
            <text:p>1028</text:p>
          </table:table-cell>
          <table:table-cell table:formula="of:= &quot;X&quot;&amp; [.C14]" office:value-type="string" office:string-value="X1028">
            <text:p>X1028</text:p>
          </table:table-cell>
          <table:table-cell table:formula="of:=[.E13]+[.$J$5]" office:value-type="float" office:value="2472.5">
            <text:p>2472.5</text:p>
          </table:table-cell>
          <table:table-cell table:formula="of:=&quot;Y&quot; &amp; [.E14]" office:value-type="string" office:string-value="Y2472.5">
            <text:p>Y2472.5</text:p>
          </table:table-cell>
          <table:table-cell table:number-columns-repeated="8"/>
          <table:table-cell table:style-name="ce2" table:formula="of:=[.B15]" office:value-type="string" office:string-value="N22">
            <text:p>N22</text:p>
          </table:table-cell>
          <table:table-cell table:style-name="ce2" table:formula="of:=[.D15]" office:value-type="string" office:string-value="X1032">
            <text:p>X1032</text:p>
          </table:table-cell>
          <table:table-cell table:style-name="ce2" table:formula="of:=[.F15]" office:value-type="string" office:string-value="Y2469.625">
            <text:p>Y2469.625</text:p>
          </table:table-cell>
        </table:table-row>
        <table:table-row table:style-name="ro1">
          <table:table-cell table:formula="of:=[.A14]+1" office:value-type="float" office:value="22">
            <text:p>22</text:p>
          </table:table-cell>
          <table:table-cell table:formula="of:=&quot;N&quot;&amp;[.A15]" office:value-type="string" office:string-value="N22">
            <text:p>N22</text:p>
          </table:table-cell>
          <table:table-cell table:formula="of:=[.C14]+[.$J$4]" office:value-type="float" office:value="1032">
            <text:p>1032</text:p>
          </table:table-cell>
          <table:table-cell table:formula="of:= &quot;X&quot;&amp; [.C15]" office:value-type="string" office:string-value="X1032">
            <text:p>X1032</text:p>
          </table:table-cell>
          <table:table-cell table:formula="of:=[.E14]+[.$J$5]" office:value-type="float" office:value="2469.625">
            <text:p>2469.625</text:p>
          </table:table-cell>
          <table:table-cell table:formula="of:=&quot;Y&quot; &amp; [.E15]" office:value-type="string" office:string-value="Y2469.625">
            <text:p>Y2469.625</text:p>
          </table:table-cell>
          <table:table-cell table:number-columns-repeated="8"/>
          <table:table-cell table:style-name="ce2" table:formula="of:=[.B16]" office:value-type="string" office:string-value="N23">
            <text:p>N23</text:p>
          </table:table-cell>
          <table:table-cell table:style-name="ce2" table:formula="of:=[.D16]" office:value-type="string" office:string-value="X1036">
            <text:p>X1036</text:p>
          </table:table-cell>
          <table:table-cell table:style-name="ce2" table:formula="of:=[.F16]" office:value-type="string" office:string-value="Y2466.75">
            <text:p>Y2466.75</text:p>
          </table:table-cell>
        </table:table-row>
        <table:table-row table:style-name="ro1">
          <table:table-cell table:formula="of:=[.A15]+1" office:value-type="float" office:value="23">
            <text:p>23</text:p>
          </table:table-cell>
          <table:table-cell table:formula="of:=&quot;N&quot;&amp;[.A16]" office:value-type="string" office:string-value="N23">
            <text:p>N23</text:p>
          </table:table-cell>
          <table:table-cell table:formula="of:=[.C15]+[.$J$4]" office:value-type="float" office:value="1036">
            <text:p>1036</text:p>
          </table:table-cell>
          <table:table-cell table:formula="of:= &quot;X&quot;&amp; [.C16]" office:value-type="string" office:string-value="X1036">
            <text:p>X1036</text:p>
          </table:table-cell>
          <table:table-cell table:formula="of:=[.E15]+[.$J$5]" office:value-type="float" office:value="2466.75">
            <text:p>2466.75</text:p>
          </table:table-cell>
          <table:table-cell table:formula="of:=&quot;Y&quot; &amp; [.E16]" office:value-type="string" office:string-value="Y2466.75">
            <text:p>Y2466.75</text:p>
          </table:table-cell>
          <table:table-cell table:number-columns-repeated="8"/>
          <table:table-cell table:style-name="ce2" table:formula="of:=[.B17]" office:value-type="string" office:string-value="N24">
            <text:p>N24</text:p>
          </table:table-cell>
          <table:table-cell table:style-name="ce2" table:formula="of:=[.D17]" office:value-type="string" office:string-value="X1040">
            <text:p>X1040</text:p>
          </table:table-cell>
          <table:table-cell table:style-name="ce2" table:formula="of:=[.F17]" office:value-type="string" office:string-value="Y2463.875">
            <text:p>Y2463.875</text:p>
          </table:table-cell>
        </table:table-row>
        <table:table-row table:style-name="ro1">
          <table:table-cell table:formula="of:=[.A16]+1" office:value-type="float" office:value="24">
            <text:p>24</text:p>
          </table:table-cell>
          <table:table-cell table:formula="of:=&quot;N&quot;&amp;[.A17]" office:value-type="string" office:string-value="N24">
            <text:p>N24</text:p>
          </table:table-cell>
          <table:table-cell table:formula="of:=[.C16]+[.$J$4]" office:value-type="float" office:value="1040">
            <text:p>1040</text:p>
          </table:table-cell>
          <table:table-cell table:formula="of:= &quot;X&quot;&amp; [.C17]" office:value-type="string" office:string-value="X1040">
            <text:p>X1040</text:p>
          </table:table-cell>
          <table:table-cell table:formula="of:=[.E16]+[.$J$5]" office:value-type="float" office:value="2463.875">
            <text:p>2463.875</text:p>
          </table:table-cell>
          <table:table-cell table:formula="of:=&quot;Y&quot; &amp; [.E17]" office:value-type="string" office:string-value="Y2463.875">
            <text:p>Y2463.875</text:p>
          </table:table-cell>
          <table:table-cell table:number-columns-repeated="8"/>
          <table:table-cell table:style-name="ce2" table:formula="of:=[.B18]" office:value-type="string" office:string-value="N25">
            <text:p>N25</text:p>
          </table:table-cell>
          <table:table-cell table:style-name="ce2" table:formula="of:=[.D18]" office:value-type="string" office:string-value="X1044">
            <text:p>X1044</text:p>
          </table:table-cell>
          <table:table-cell table:style-name="ce2" table:formula="of:=[.F18]" office:value-type="string" office:string-value="Y2461">
            <text:p>Y2461</text:p>
          </table:table-cell>
        </table:table-row>
        <table:table-row table:style-name="ro1">
          <table:table-cell table:formula="of:=[.A17]+1" office:value-type="float" office:value="25">
            <text:p>25</text:p>
          </table:table-cell>
          <table:table-cell table:formula="of:=&quot;N&quot;&amp;[.A18]" office:value-type="string" office:string-value="N25">
            <text:p>N25</text:p>
          </table:table-cell>
          <table:table-cell table:formula="of:=[.C17]+[.$J$4]" office:value-type="float" office:value="1044">
            <text:p>1044</text:p>
          </table:table-cell>
          <table:table-cell table:formula="of:= &quot;X&quot;&amp; [.C18]" office:value-type="string" office:string-value="X1044">
            <text:p>X1044</text:p>
          </table:table-cell>
          <table:table-cell table:formula="of:=[.E17]+[.$J$5]" office:value-type="float" office:value="2461">
            <text:p>2461</text:p>
          </table:table-cell>
          <table:table-cell table:formula="of:=&quot;Y&quot; &amp; [.E18]" office:value-type="string" office:string-value="Y2461">
            <text:p>Y2461</text:p>
          </table:table-cell>
          <table:table-cell table:number-columns-repeated="8"/>
          <table:table-cell table:style-name="ce2" table:formula="of:=[.B19]" office:value-type="string" office:string-value="N26">
            <text:p>N26</text:p>
          </table:table-cell>
          <table:table-cell table:style-name="ce2" table:formula="of:=[.D19]" office:value-type="string" office:string-value="X1048">
            <text:p>X1048</text:p>
          </table:table-cell>
          <table:table-cell table:style-name="ce2" table:formula="of:=[.F19]" office:value-type="string" office:string-value="Y2458.125">
            <text:p>Y2458.125</text:p>
          </table:table-cell>
        </table:table-row>
        <table:table-row table:style-name="ro1">
          <table:table-cell table:formula="of:=[.A18]+1" office:value-type="float" office:value="26">
            <text:p>26</text:p>
          </table:table-cell>
          <table:table-cell table:formula="of:=&quot;N&quot;&amp;[.A19]" office:value-type="string" office:string-value="N26">
            <text:p>N26</text:p>
          </table:table-cell>
          <table:table-cell table:formula="of:=[.C18]+[.$J$4]" office:value-type="float" office:value="1048">
            <text:p>1048</text:p>
          </table:table-cell>
          <table:table-cell table:formula="of:= &quot;X&quot;&amp; [.C19]" office:value-type="string" office:string-value="X1048">
            <text:p>X1048</text:p>
          </table:table-cell>
          <table:table-cell table:formula="of:=[.E18]+[.$J$5]" office:value-type="float" office:value="2458.125">
            <text:p>2458.125</text:p>
          </table:table-cell>
          <table:table-cell table:formula="of:=&quot;Y&quot; &amp; [.E19]" office:value-type="string" office:string-value="Y2458.125">
            <text:p>Y2458.125</text:p>
          </table:table-cell>
          <table:table-cell table:number-columns-repeated="8"/>
          <table:table-cell table:style-name="ce2" table:formula="of:=[.B20]" office:value-type="string" office:string-value="N27">
            <text:p>N27</text:p>
          </table:table-cell>
          <table:table-cell table:style-name="ce2" table:formula="of:=[.D20]" office:value-type="string" office:string-value="X1052">
            <text:p>X1052</text:p>
          </table:table-cell>
          <table:table-cell table:style-name="ce2" table:formula="of:=[.F20]" office:value-type="string" office:string-value="Y2455.25">
            <text:p>Y2455.25</text:p>
          </table:table-cell>
        </table:table-row>
        <table:table-row table:style-name="ro1">
          <table:table-cell table:formula="of:=[.A19]+1" office:value-type="float" office:value="27">
            <text:p>27</text:p>
          </table:table-cell>
          <table:table-cell table:formula="of:=&quot;N&quot;&amp;[.A20]" office:value-type="string" office:string-value="N27">
            <text:p>N27</text:p>
          </table:table-cell>
          <table:table-cell table:formula="of:=[.C19]+[.$J$4]" office:value-type="float" office:value="1052">
            <text:p>1052</text:p>
          </table:table-cell>
          <table:table-cell table:formula="of:= &quot;X&quot;&amp; [.C20]" office:value-type="string" office:string-value="X1052">
            <text:p>X1052</text:p>
          </table:table-cell>
          <table:table-cell table:formula="of:=[.E19]+[.$J$5]" office:value-type="float" office:value="2455.25">
            <text:p>2455.25</text:p>
          </table:table-cell>
          <table:table-cell table:formula="of:=&quot;Y&quot; &amp; [.E20]" office:value-type="string" office:string-value="Y2455.25">
            <text:p>Y2455.25</text:p>
          </table:table-cell>
          <table:table-cell table:number-columns-repeated="8"/>
          <table:table-cell table:style-name="ce2" table:formula="of:=[.B21]" office:value-type="string" office:string-value="N28">
            <text:p>N28</text:p>
          </table:table-cell>
          <table:table-cell table:style-name="ce2" table:formula="of:=[.D21]" office:value-type="string" office:string-value="X1056">
            <text:p>X1056</text:p>
          </table:table-cell>
          <table:table-cell table:style-name="ce2" table:formula="of:=[.F21]" office:value-type="string" office:string-value="Y2452.375">
            <text:p>Y2452.375</text:p>
          </table:table-cell>
        </table:table-row>
        <table:table-row table:style-name="ro1">
          <table:table-cell table:formula="of:=[.A20]+1" office:value-type="float" office:value="28">
            <text:p>28</text:p>
          </table:table-cell>
          <table:table-cell table:formula="of:=&quot;N&quot;&amp;[.A21]" office:value-type="string" office:string-value="N28">
            <text:p>N28</text:p>
          </table:table-cell>
          <table:table-cell table:formula="of:=[.C20]+[.$J$4]" office:value-type="float" office:value="1056">
            <text:p>1056</text:p>
          </table:table-cell>
          <table:table-cell table:formula="of:= &quot;X&quot;&amp; [.C21]" office:value-type="string" office:string-value="X1056">
            <text:p>X1056</text:p>
          </table:table-cell>
          <table:table-cell table:formula="of:=[.E20]+[.$J$5]" office:value-type="float" office:value="2452.375">
            <text:p>2452.375</text:p>
          </table:table-cell>
          <table:table-cell table:formula="of:=&quot;Y&quot; &amp; [.E21]" office:value-type="string" office:string-value="Y2452.375">
            <text:p>Y2452.375</text:p>
          </table:table-cell>
          <table:table-cell table:number-columns-repeated="8"/>
          <table:table-cell table:style-name="ce2" table:formula="of:=[.B22]" office:value-type="string" office:string-value="N29">
            <text:p>N29</text:p>
          </table:table-cell>
          <table:table-cell table:style-name="ce2" table:formula="of:=[.D22]" office:value-type="string" office:string-value="X1060">
            <text:p>X1060</text:p>
          </table:table-cell>
          <table:table-cell table:style-name="ce2" table:formula="of:=[.F22]" office:value-type="string" office:string-value="Y2449.5">
            <text:p>Y2449.5</text:p>
          </table:table-cell>
        </table:table-row>
        <table:table-row table:style-name="ro1">
          <table:table-cell table:formula="of:=[.A21]+1" office:value-type="float" office:value="29">
            <text:p>29</text:p>
          </table:table-cell>
          <table:table-cell table:formula="of:=&quot;N&quot;&amp;[.A22]" office:value-type="string" office:string-value="N29">
            <text:p>N29</text:p>
          </table:table-cell>
          <table:table-cell table:formula="of:=[.C21]+[.$J$4]" office:value-type="float" office:value="1060">
            <text:p>1060</text:p>
          </table:table-cell>
          <table:table-cell table:formula="of:= &quot;X&quot;&amp; [.C22]" office:value-type="string" office:string-value="X1060">
            <text:p>X1060</text:p>
          </table:table-cell>
          <table:table-cell table:formula="of:=[.E21]+[.$J$5]" office:value-type="float" office:value="2449.5">
            <text:p>2449.5</text:p>
          </table:table-cell>
          <table:table-cell table:formula="of:=&quot;Y&quot; &amp; [.E22]" office:value-type="string" office:string-value="Y2449.5">
            <text:p>Y2449.5</text:p>
          </table:table-cell>
          <table:table-cell table:number-columns-repeated="8"/>
          <table:table-cell table:style-name="ce2" table:formula="of:=[.B23]" office:value-type="string" office:string-value="N30">
            <text:p>N30</text:p>
          </table:table-cell>
          <table:table-cell table:style-name="ce2" table:formula="of:=[.D23]" office:value-type="string" office:string-value="X1064">
            <text:p>X1064</text:p>
          </table:table-cell>
          <table:table-cell table:style-name="ce2" table:formula="of:=[.F23]" office:value-type="string" office:string-value="Y2446.625">
            <text:p>Y2446.625</text:p>
          </table:table-cell>
        </table:table-row>
        <table:table-row table:style-name="ro1">
          <table:table-cell table:formula="of:=[.A22]+1" office:value-type="float" office:value="30">
            <text:p>30</text:p>
          </table:table-cell>
          <table:table-cell table:formula="of:=&quot;N&quot;&amp;[.A23]" office:value-type="string" office:string-value="N30">
            <text:p>N30</text:p>
          </table:table-cell>
          <table:table-cell table:formula="of:=[.C22]+[.$J$4]" office:value-type="float" office:value="1064">
            <text:p>1064</text:p>
          </table:table-cell>
          <table:table-cell table:formula="of:= &quot;X&quot;&amp; [.C23]" office:value-type="string" office:string-value="X1064">
            <text:p>X1064</text:p>
          </table:table-cell>
          <table:table-cell table:formula="of:=[.E22]+[.$J$5]" office:value-type="float" office:value="2446.625">
            <text:p>2446.625</text:p>
          </table:table-cell>
          <table:table-cell table:formula="of:=&quot;Y&quot; &amp; [.E23]" office:value-type="string" office:string-value="Y2446.625">
            <text:p>Y2446.625</text:p>
          </table:table-cell>
          <table:table-cell table:number-columns-repeated="8"/>
          <table:table-cell table:style-name="ce2" table:formula="of:=[.B24]" office:value-type="string" office:string-value="N31">
            <text:p>N31</text:p>
          </table:table-cell>
          <table:table-cell table:style-name="ce2" table:formula="of:=[.D24]" office:value-type="string" office:string-value="X1068">
            <text:p>X1068</text:p>
          </table:table-cell>
          <table:table-cell table:style-name="ce2" table:formula="of:=[.F24]" office:value-type="string" office:string-value="Y2443.75">
            <text:p>Y2443.75</text:p>
          </table:table-cell>
        </table:table-row>
        <table:table-row table:style-name="ro1">
          <table:table-cell table:formula="of:=[.A23]+1" office:value-type="float" office:value="31">
            <text:p>31</text:p>
          </table:table-cell>
          <table:table-cell table:formula="of:=&quot;N&quot;&amp;[.A24]" office:value-type="string" office:string-value="N31">
            <text:p>N31</text:p>
          </table:table-cell>
          <table:table-cell table:formula="of:=[.C23]+[.$J$4]" office:value-type="float" office:value="1068">
            <text:p>1068</text:p>
          </table:table-cell>
          <table:table-cell table:formula="of:= &quot;X&quot;&amp; [.C24]" office:value-type="string" office:string-value="X1068">
            <text:p>X1068</text:p>
          </table:table-cell>
          <table:table-cell table:formula="of:=[.E23]+[.$J$5]" office:value-type="float" office:value="2443.75">
            <text:p>2443.75</text:p>
          </table:table-cell>
          <table:table-cell table:formula="of:=&quot;Y&quot; &amp; [.E24]" office:value-type="string" office:string-value="Y2443.75">
            <text:p>Y2443.75</text:p>
          </table:table-cell>
          <table:table-cell table:number-columns-repeated="8"/>
          <table:table-cell table:style-name="ce2" table:formula="of:=[.B25]" office:value-type="string" office:string-value="N32">
            <text:p>N32</text:p>
          </table:table-cell>
          <table:table-cell table:style-name="ce2" table:formula="of:=[.D25]" office:value-type="string" office:string-value="X1072">
            <text:p>X1072</text:p>
          </table:table-cell>
          <table:table-cell table:style-name="ce2" table:formula="of:=[.F25]" office:value-type="string" office:string-value="Y2440.875">
            <text:p>Y2440.875</text:p>
          </table:table-cell>
        </table:table-row>
        <table:table-row table:style-name="ro1">
          <table:table-cell table:formula="of:=[.A24]+1" office:value-type="float" office:value="32">
            <text:p>32</text:p>
          </table:table-cell>
          <table:table-cell table:formula="of:=&quot;N&quot;&amp;[.A25]" office:value-type="string" office:string-value="N32">
            <text:p>N32</text:p>
          </table:table-cell>
          <table:table-cell table:formula="of:=[.C24]+[.$J$4]" office:value-type="float" office:value="1072">
            <text:p>1072</text:p>
          </table:table-cell>
          <table:table-cell table:formula="of:= &quot;X&quot;&amp; [.C25]" office:value-type="string" office:string-value="X1072">
            <text:p>X1072</text:p>
          </table:table-cell>
          <table:table-cell table:formula="of:=[.E24]+[.$J$5]" office:value-type="float" office:value="2440.875">
            <text:p>2440.875</text:p>
          </table:table-cell>
          <table:table-cell table:formula="of:=&quot;Y&quot; &amp; [.E25]" office:value-type="string" office:string-value="Y2440.875">
            <text:p>Y2440.875</text:p>
          </table:table-cell>
          <table:table-cell table:number-columns-repeated="8"/>
          <table:table-cell table:style-name="ce2" table:formula="of:=[.B26]" office:value-type="string" office:string-value="N33">
            <text:p>N33</text:p>
          </table:table-cell>
          <table:table-cell table:style-name="ce2" table:formula="of:=[.D26]" office:value-type="string" office:string-value="X1076">
            <text:p>X1076</text:p>
          </table:table-cell>
          <table:table-cell table:style-name="ce2" table:formula="of:=[.F26]" office:value-type="string" office:string-value="Y2438">
            <text:p>Y2438</text:p>
          </table:table-cell>
        </table:table-row>
        <table:table-row table:style-name="ro1">
          <table:table-cell table:formula="of:=[.A25]+1" office:value-type="float" office:value="33">
            <text:p>33</text:p>
          </table:table-cell>
          <table:table-cell table:formula="of:=&quot;N&quot;&amp;[.A26]" office:value-type="string" office:string-value="N33">
            <text:p>N33</text:p>
          </table:table-cell>
          <table:table-cell table:formula="of:=[.C25]+[.$J$4]" office:value-type="float" office:value="1076">
            <text:p>1076</text:p>
          </table:table-cell>
          <table:table-cell table:formula="of:= &quot;X&quot;&amp; [.C26]" office:value-type="string" office:string-value="X1076">
            <text:p>X1076</text:p>
          </table:table-cell>
          <table:table-cell table:formula="of:=[.E25]+[.$J$5]" office:value-type="float" office:value="2438">
            <text:p>2438</text:p>
          </table:table-cell>
          <table:table-cell table:formula="of:=&quot;Y&quot; &amp; [.E26]" office:value-type="string" office:string-value="Y2438">
            <text:p>Y2438</text:p>
          </table:table-cell>
          <table:table-cell table:number-columns-repeated="8"/>
          <table:table-cell table:style-name="ce2" table:formula="of:=[.B27]" office:value-type="string" office:string-value="N34">
            <text:p>N34</text:p>
          </table:table-cell>
          <table:table-cell table:style-name="ce2" table:formula="of:=[.D27]" office:value-type="string" office:string-value="X1080">
            <text:p>X1080</text:p>
          </table:table-cell>
          <table:table-cell table:style-name="ce2" table:formula="of:=[.F27]" office:value-type="string" office:string-value="Y2435.125">
            <text:p>Y2435.125</text:p>
          </table:table-cell>
        </table:table-row>
        <table:table-row table:style-name="ro1">
          <table:table-cell table:formula="of:=[.A26]+1" office:value-type="float" office:value="34">
            <text:p>34</text:p>
          </table:table-cell>
          <table:table-cell table:formula="of:=&quot;N&quot;&amp;[.A27]" office:value-type="string" office:string-value="N34">
            <text:p>N34</text:p>
          </table:table-cell>
          <table:table-cell table:formula="of:=[.C26]+[.$J$4]" office:value-type="float" office:value="1080">
            <text:p>1080</text:p>
          </table:table-cell>
          <table:table-cell table:formula="of:= &quot;X&quot;&amp; [.C27]" office:value-type="string" office:string-value="X1080">
            <text:p>X1080</text:p>
          </table:table-cell>
          <table:table-cell table:formula="of:=[.E26]+[.$J$5]" office:value-type="float" office:value="2435.125">
            <text:p>2435.125</text:p>
          </table:table-cell>
          <table:table-cell table:formula="of:=&quot;Y&quot; &amp; [.E27]" office:value-type="string" office:string-value="Y2435.125">
            <text:p>Y2435.125</text:p>
          </table:table-cell>
          <table:table-cell table:number-columns-repeated="8"/>
          <table:table-cell table:style-name="ce2" table:formula="of:=[.B28]" office:value-type="string" office:string-value="N35">
            <text:p>N35</text:p>
          </table:table-cell>
          <table:table-cell table:style-name="ce2" table:formula="of:=[.D28]" office:value-type="string" office:string-value="X1084">
            <text:p>X1084</text:p>
          </table:table-cell>
          <table:table-cell table:style-name="ce2" table:formula="of:=[.F28]" office:value-type="string" office:string-value="Y2432.25">
            <text:p>Y2432.25</text:p>
          </table:table-cell>
        </table:table-row>
        <table:table-row table:style-name="ro1">
          <table:table-cell table:formula="of:=[.A27]+1" office:value-type="float" office:value="35">
            <text:p>35</text:p>
          </table:table-cell>
          <table:table-cell table:formula="of:=&quot;N&quot;&amp;[.A28]" office:value-type="string" office:string-value="N35">
            <text:p>N35</text:p>
          </table:table-cell>
          <table:table-cell table:formula="of:=[.C27]+[.$J$4]" office:value-type="float" office:value="1084">
            <text:p>1084</text:p>
          </table:table-cell>
          <table:table-cell table:formula="of:= &quot;X&quot;&amp; [.C28]" office:value-type="string" office:string-value="X1084">
            <text:p>X1084</text:p>
          </table:table-cell>
          <table:table-cell table:formula="of:=[.E27]+[.$J$5]" office:value-type="float" office:value="2432.25">
            <text:p>2432.25</text:p>
          </table:table-cell>
          <table:table-cell table:formula="of:=&quot;Y&quot; &amp; [.E28]" office:value-type="string" office:string-value="Y2432.25">
            <text:p>Y2432.25</text:p>
          </table:table-cell>
          <table:table-cell table:number-columns-repeated="8"/>
          <table:table-cell table:style-name="ce2" table:formula="of:=[.B29]" office:value-type="string" office:string-value="N36">
            <text:p>N36</text:p>
          </table:table-cell>
          <table:table-cell table:style-name="ce2" table:formula="of:=[.D29]" office:value-type="string" office:string-value="X1088">
            <text:p>X1088</text:p>
          </table:table-cell>
          <table:table-cell table:style-name="ce2" table:formula="of:=[.F29]" office:value-type="string" office:string-value="Y2429.375">
            <text:p>Y2429.375</text:p>
          </table:table-cell>
        </table:table-row>
        <table:table-row table:style-name="ro1">
          <table:table-cell table:formula="of:=[.A28]+1" office:value-type="float" office:value="36">
            <text:p>36</text:p>
          </table:table-cell>
          <table:table-cell table:formula="of:=&quot;N&quot;&amp;[.A29]" office:value-type="string" office:string-value="N36">
            <text:p>N36</text:p>
          </table:table-cell>
          <table:table-cell table:formula="of:=[.C28]+[.$J$4]" office:value-type="float" office:value="1088">
            <text:p>1088</text:p>
          </table:table-cell>
          <table:table-cell table:formula="of:= &quot;X&quot;&amp; [.C29]" office:value-type="string" office:string-value="X1088">
            <text:p>X1088</text:p>
          </table:table-cell>
          <table:table-cell table:formula="of:=[.E28]+[.$J$5]" office:value-type="float" office:value="2429.375">
            <text:p>2429.375</text:p>
          </table:table-cell>
          <table:table-cell table:formula="of:=&quot;Y&quot; &amp; [.E29]" office:value-type="string" office:string-value="Y2429.375">
            <text:p>Y2429.375</text:p>
          </table:table-cell>
          <table:table-cell table:number-columns-repeated="8"/>
          <table:table-cell table:style-name="ce2" table:formula="of:=[.B30]" office:value-type="string" office:string-value="N37">
            <text:p>N37</text:p>
          </table:table-cell>
          <table:table-cell table:style-name="ce2" table:formula="of:=[.D30]" office:value-type="string" office:string-value="X1092">
            <text:p>X1092</text:p>
          </table:table-cell>
          <table:table-cell table:style-name="ce2" table:formula="of:=[.F30]" office:value-type="string" office:string-value="Y2426.5">
            <text:p>Y2426.5</text:p>
          </table:table-cell>
        </table:table-row>
        <table:table-row table:style-name="ro1">
          <table:table-cell table:formula="of:=[.A29]+1" office:value-type="float" office:value="37">
            <text:p>37</text:p>
          </table:table-cell>
          <table:table-cell table:formula="of:=&quot;N&quot;&amp;[.A30]" office:value-type="string" office:string-value="N37">
            <text:p>N37</text:p>
          </table:table-cell>
          <table:table-cell table:formula="of:=[.C29]+[.$J$4]" office:value-type="float" office:value="1092">
            <text:p>1092</text:p>
          </table:table-cell>
          <table:table-cell table:formula="of:= &quot;X&quot;&amp; [.C30]" office:value-type="string" office:string-value="X1092">
            <text:p>X1092</text:p>
          </table:table-cell>
          <table:table-cell table:formula="of:=[.E29]+[.$J$5]" office:value-type="float" office:value="2426.5">
            <text:p>2426.5</text:p>
          </table:table-cell>
          <table:table-cell table:formula="of:=&quot;Y&quot; &amp; [.E30]" office:value-type="string" office:string-value="Y2426.5">
            <text:p>Y2426.5</text:p>
          </table:table-cell>
          <table:table-cell table:number-columns-repeated="8"/>
          <table:table-cell table:style-name="ce2" table:formula="of:=[.B31]" office:value-type="string" office:string-value="N38">
            <text:p>N38</text:p>
          </table:table-cell>
          <table:table-cell table:style-name="ce2" table:formula="of:=[.D31]" office:value-type="string" office:string-value="X1096">
            <text:p>X1096</text:p>
          </table:table-cell>
          <table:table-cell table:style-name="ce2" table:formula="of:=[.F31]" office:value-type="string" office:string-value="Y2423.625">
            <text:p>Y2423.625</text:p>
          </table:table-cell>
        </table:table-row>
        <table:table-row table:style-name="ro1">
          <table:table-cell table:formula="of:=[.A30]+1" office:value-type="float" office:value="38">
            <text:p>38</text:p>
          </table:table-cell>
          <table:table-cell table:formula="of:=&quot;N&quot;&amp;[.A31]" office:value-type="string" office:string-value="N38">
            <text:p>N38</text:p>
          </table:table-cell>
          <table:table-cell table:formula="of:=[.C30]+[.$J$4]" office:value-type="float" office:value="1096">
            <text:p>1096</text:p>
          </table:table-cell>
          <table:table-cell table:formula="of:= &quot;X&quot;&amp; [.C31]" office:value-type="string" office:string-value="X1096">
            <text:p>X1096</text:p>
          </table:table-cell>
          <table:table-cell table:formula="of:=[.E30]+[.$J$5]" office:value-type="float" office:value="2423.625">
            <text:p>2423.625</text:p>
          </table:table-cell>
          <table:table-cell table:formula="of:=&quot;Y&quot; &amp; [.E31]" office:value-type="string" office:string-value="Y2423.625">
            <text:p>Y2423.625</text:p>
          </table:table-cell>
          <table:table-cell table:number-columns-repeated="8"/>
          <table:table-cell table:style-name="ce2" table:formula="of:=[.B32]" office:value-type="string" office:string-value="N39">
            <text:p>N39</text:p>
          </table:table-cell>
          <table:table-cell table:style-name="ce2" table:formula="of:=[.D32]" office:value-type="string" office:string-value="X1100">
            <text:p>X1100</text:p>
          </table:table-cell>
          <table:table-cell table:style-name="ce2" table:formula="of:=[.F32]" office:value-type="string" office:string-value="Y2420.75">
            <text:p>Y2420.75</text:p>
          </table:table-cell>
        </table:table-row>
        <table:table-row table:style-name="ro1">
          <table:table-cell table:formula="of:=[.A31]+1" office:value-type="float" office:value="39">
            <text:p>39</text:p>
          </table:table-cell>
          <table:table-cell table:formula="of:=&quot;N&quot;&amp;[.A32]" office:value-type="string" office:string-value="N39">
            <text:p>N39</text:p>
          </table:table-cell>
          <table:table-cell table:formula="of:=[.C31]+[.$J$4]" office:value-type="float" office:value="1100">
            <text:p>1100</text:p>
          </table:table-cell>
          <table:table-cell table:formula="of:= &quot;X&quot;&amp; [.C32]" office:value-type="string" office:string-value="X1100">
            <text:p>X1100</text:p>
          </table:table-cell>
          <table:table-cell table:formula="of:=[.E31]+[.$J$5]" office:value-type="float" office:value="2420.75">
            <text:p>2420.75</text:p>
          </table:table-cell>
          <table:table-cell table:formula="of:=&quot;Y&quot; &amp; [.E32]" office:value-type="string" office:string-value="Y2420.75">
            <text:p>Y2420.75</text:p>
          </table:table-cell>
          <table:table-cell table:number-columns-repeated="8"/>
          <table:table-cell table:style-name="ce2" table:formula="of:=[.B33]" office:value-type="string" office:string-value="N40">
            <text:p>N40</text:p>
          </table:table-cell>
          <table:table-cell table:style-name="ce2" table:formula="of:=[.D33]" office:value-type="string" office:string-value="X1104">
            <text:p>X1104</text:p>
          </table:table-cell>
          <table:table-cell table:style-name="ce2" table:formula="of:=[.F33]" office:value-type="string" office:string-value="Y2417.875">
            <text:p>Y2417.875</text:p>
          </table:table-cell>
        </table:table-row>
        <table:table-row table:style-name="ro1">
          <table:table-cell table:formula="of:=[.A32]+1" office:value-type="float" office:value="40">
            <text:p>40</text:p>
          </table:table-cell>
          <table:table-cell table:formula="of:=&quot;N&quot;&amp;[.A33]" office:value-type="string" office:string-value="N40">
            <text:p>N40</text:p>
          </table:table-cell>
          <table:table-cell table:formula="of:=[.C32]+[.$J$4]" office:value-type="float" office:value="1104">
            <text:p>1104</text:p>
          </table:table-cell>
          <table:table-cell table:formula="of:= &quot;X&quot;&amp; [.C33]" office:value-type="string" office:string-value="X1104">
            <text:p>X1104</text:p>
          </table:table-cell>
          <table:table-cell table:formula="of:=[.E32]+[.$J$5]" office:value-type="float" office:value="2417.875">
            <text:p>2417.875</text:p>
          </table:table-cell>
          <table:table-cell table:formula="of:=&quot;Y&quot; &amp; [.E33]" office:value-type="string" office:string-value="Y2417.875">
            <text:p>Y2417.875</text:p>
          </table:table-cell>
          <table:table-cell table:number-columns-repeated="8"/>
          <table:table-cell table:style-name="ce2" table:formula="of:=[.B34]" office:value-type="string" office:string-value="N41">
            <text:p>N41</text:p>
          </table:table-cell>
          <table:table-cell table:style-name="ce2" table:formula="of:=[.D34]" office:value-type="string" office:string-value="X1108">
            <text:p>X1108</text:p>
          </table:table-cell>
          <table:table-cell table:style-name="ce2" table:formula="of:=[.F34]" office:value-type="string" office:string-value="Y2415">
            <text:p>Y2415</text:p>
          </table:table-cell>
        </table:table-row>
        <table:table-row table:style-name="ro1">
          <table:table-cell table:formula="of:=[.A33]+1" office:value-type="float" office:value="41">
            <text:p>41</text:p>
          </table:table-cell>
          <table:table-cell table:formula="of:=&quot;N&quot;&amp;[.A34]" office:value-type="string" office:string-value="N41">
            <text:p>N41</text:p>
          </table:table-cell>
          <table:table-cell table:formula="of:=[.C33]+[.$J$4]" office:value-type="float" office:value="1108">
            <text:p>1108</text:p>
          </table:table-cell>
          <table:table-cell table:formula="of:= &quot;X&quot;&amp; [.C34]" office:value-type="string" office:string-value="X1108">
            <text:p>X1108</text:p>
          </table:table-cell>
          <table:table-cell table:formula="of:=[.E33]+[.$J$5]" office:value-type="float" office:value="2415">
            <text:p>2415</text:p>
          </table:table-cell>
          <table:table-cell table:formula="of:=&quot;Y&quot; &amp; [.E34]" office:value-type="string" office:string-value="Y2415">
            <text:p>Y2415</text:p>
          </table:table-cell>
          <table:table-cell table:number-columns-repeated="8"/>
          <table:table-cell table:style-name="ce2" table:formula="of:=[.B35]" office:value-type="string" office:string-value="N42">
            <text:p>N42</text:p>
          </table:table-cell>
          <table:table-cell table:style-name="ce2" table:formula="of:=[.D35]" office:value-type="string" office:string-value="X1112">
            <text:p>X1112</text:p>
          </table:table-cell>
          <table:table-cell table:style-name="ce2" table:formula="of:=[.F35]" office:value-type="string" office:string-value="Y2412.125">
            <text:p>Y2412.125</text:p>
          </table:table-cell>
        </table:table-row>
        <table:table-row table:style-name="ro1">
          <table:table-cell table:formula="of:=[.A34]+1" office:value-type="float" office:value="42">
            <text:p>42</text:p>
          </table:table-cell>
          <table:table-cell table:formula="of:=&quot;N&quot;&amp;[.A35]" office:value-type="string" office:string-value="N42">
            <text:p>N42</text:p>
          </table:table-cell>
          <table:table-cell table:formula="of:=[.C34]+[.$J$4]" office:value-type="float" office:value="1112">
            <text:p>1112</text:p>
          </table:table-cell>
          <table:table-cell table:formula="of:= &quot;X&quot;&amp; [.C35]" office:value-type="string" office:string-value="X1112">
            <text:p>X1112</text:p>
          </table:table-cell>
          <table:table-cell table:formula="of:=[.E34]+[.$J$5]" office:value-type="float" office:value="2412.125">
            <text:p>2412.125</text:p>
          </table:table-cell>
          <table:table-cell table:formula="of:=&quot;Y&quot; &amp; [.E35]" office:value-type="string" office:string-value="Y2412.125">
            <text:p>Y2412.125</text:p>
          </table:table-cell>
          <table:table-cell table:number-columns-repeated="8"/>
          <table:table-cell table:style-name="ce2" table:formula="of:=[.B36]" office:value-type="string" office:string-value="N43">
            <text:p>N43</text:p>
          </table:table-cell>
          <table:table-cell table:style-name="ce2" table:formula="of:=[.D36]" office:value-type="string" office:string-value="X1116">
            <text:p>X1116</text:p>
          </table:table-cell>
          <table:table-cell table:style-name="ce2" table:formula="of:=[.F36]" office:value-type="string" office:string-value="Y2409.25">
            <text:p>Y2409.25</text:p>
          </table:table-cell>
        </table:table-row>
        <table:table-row table:style-name="ro1">
          <table:table-cell table:formula="of:=[.A35]+1" office:value-type="float" office:value="43">
            <text:p>43</text:p>
          </table:table-cell>
          <table:table-cell table:formula="of:=&quot;N&quot;&amp;[.A36]" office:value-type="string" office:string-value="N43">
            <text:p>N43</text:p>
          </table:table-cell>
          <table:table-cell table:formula="of:=[.C35]+[.$J$4]" office:value-type="float" office:value="1116">
            <text:p>1116</text:p>
          </table:table-cell>
          <table:table-cell table:formula="of:= &quot;X&quot;&amp; [.C36]" office:value-type="string" office:string-value="X1116">
            <text:p>X1116</text:p>
          </table:table-cell>
          <table:table-cell table:formula="of:=[.E35]+[.$J$5]" office:value-type="float" office:value="2409.25">
            <text:p>2409.25</text:p>
          </table:table-cell>
          <table:table-cell table:formula="of:=&quot;Y&quot; &amp; [.E36]" office:value-type="string" office:string-value="Y2409.25">
            <text:p>Y2409.25</text:p>
          </table:table-cell>
          <table:table-cell table:number-columns-repeated="8"/>
          <table:table-cell table:style-name="ce2" table:formula="of:=[.B37]" office:value-type="string" office:string-value="N44">
            <text:p>N44</text:p>
          </table:table-cell>
          <table:table-cell table:style-name="ce2" table:formula="of:=[.D37]" office:value-type="string" office:string-value="X1120">
            <text:p>X1120</text:p>
          </table:table-cell>
          <table:table-cell table:style-name="ce2" table:formula="of:=[.F37]" office:value-type="string" office:string-value="Y2406.375">
            <text:p>Y2406.375</text:p>
          </table:table-cell>
        </table:table-row>
        <table:table-row table:style-name="ro1">
          <table:table-cell table:formula="of:=[.A36]+1" office:value-type="float" office:value="44">
            <text:p>44</text:p>
          </table:table-cell>
          <table:table-cell table:formula="of:=&quot;N&quot;&amp;[.A37]" office:value-type="string" office:string-value="N44">
            <text:p>N44</text:p>
          </table:table-cell>
          <table:table-cell table:formula="of:=[.C36]+[.$J$4]" office:value-type="float" office:value="1120">
            <text:p>1120</text:p>
          </table:table-cell>
          <table:table-cell table:formula="of:= &quot;X&quot;&amp; [.C37]" office:value-type="string" office:string-value="X1120">
            <text:p>X1120</text:p>
          </table:table-cell>
          <table:table-cell table:formula="of:=[.E36]+[.$J$5]" office:value-type="float" office:value="2406.375">
            <text:p>2406.375</text:p>
          </table:table-cell>
          <table:table-cell table:formula="of:=&quot;Y&quot; &amp; [.E37]" office:value-type="string" office:string-value="Y2406.375">
            <text:p>Y2406.375</text:p>
          </table:table-cell>
          <table:table-cell table:number-columns-repeated="8"/>
          <table:table-cell table:style-name="ce2" table:formula="of:=[.B38]" office:value-type="string" office:string-value="N45">
            <text:p>N45</text:p>
          </table:table-cell>
          <table:table-cell table:style-name="ce2" table:formula="of:=[.D38]" office:value-type="string" office:string-value="X1124">
            <text:p>X1124</text:p>
          </table:table-cell>
          <table:table-cell table:style-name="ce2" table:formula="of:=[.F38]" office:value-type="string" office:string-value="Y2403.5">
            <text:p>Y2403.5</text:p>
          </table:table-cell>
        </table:table-row>
        <table:table-row table:style-name="ro1">
          <table:table-cell table:formula="of:=[.A37]+1" office:value-type="float" office:value="45">
            <text:p>45</text:p>
          </table:table-cell>
          <table:table-cell table:formula="of:=&quot;N&quot;&amp;[.A38]" office:value-type="string" office:string-value="N45">
            <text:p>N45</text:p>
          </table:table-cell>
          <table:table-cell table:formula="of:=[.C37]+[.$J$4]" office:value-type="float" office:value="1124">
            <text:p>1124</text:p>
          </table:table-cell>
          <table:table-cell table:formula="of:= &quot;X&quot;&amp; [.C38]" office:value-type="string" office:string-value="X1124">
            <text:p>X1124</text:p>
          </table:table-cell>
          <table:table-cell table:formula="of:=[.E37]+[.$J$5]" office:value-type="float" office:value="2403.5">
            <text:p>2403.5</text:p>
          </table:table-cell>
          <table:table-cell table:formula="of:=&quot;Y&quot; &amp; [.E38]" office:value-type="string" office:string-value="Y2403.5">
            <text:p>Y2403.5</text:p>
          </table:table-cell>
          <table:table-cell table:number-columns-repeated="8"/>
          <table:table-cell table:style-name="ce2" table:formula="of:=[.B39]" office:value-type="string" office:string-value="N46">
            <text:p>N46</text:p>
          </table:table-cell>
          <table:table-cell table:style-name="ce2" table:formula="of:=[.D39]" office:value-type="string" office:string-value="X1128">
            <text:p>X1128</text:p>
          </table:table-cell>
          <table:table-cell table:style-name="ce2" table:formula="of:=[.F39]" office:value-type="string" office:string-value="Y2400.625">
            <text:p>Y2400.625</text:p>
          </table:table-cell>
        </table:table-row>
        <table:table-row table:style-name="ro1">
          <table:table-cell table:formula="of:=[.A38]+1" office:value-type="float" office:value="46">
            <text:p>46</text:p>
          </table:table-cell>
          <table:table-cell table:formula="of:=&quot;N&quot;&amp;[.A39]" office:value-type="string" office:string-value="N46">
            <text:p>N46</text:p>
          </table:table-cell>
          <table:table-cell table:formula="of:=[.C38]+[.$J$4]" office:value-type="float" office:value="1128">
            <text:p>1128</text:p>
          </table:table-cell>
          <table:table-cell table:formula="of:= &quot;X&quot;&amp; [.C39]" office:value-type="string" office:string-value="X1128">
            <text:p>X1128</text:p>
          </table:table-cell>
          <table:table-cell table:formula="of:=[.E38]+[.$J$5]" office:value-type="float" office:value="2400.625">
            <text:p>2400.625</text:p>
          </table:table-cell>
          <table:table-cell table:formula="of:=&quot;Y&quot; &amp; [.E39]" office:value-type="string" office:string-value="Y2400.625">
            <text:p>Y2400.625</text:p>
          </table:table-cell>
          <table:table-cell table:number-columns-repeated="8"/>
          <table:table-cell table:style-name="ce2" table:formula="of:=[.B40]" office:value-type="string" office:string-value="N47">
            <text:p>N47</text:p>
          </table:table-cell>
          <table:table-cell table:style-name="ce2" table:formula="of:=[.D40]" office:value-type="string" office:string-value="X1132">
            <text:p>X1132</text:p>
          </table:table-cell>
          <table:table-cell table:style-name="ce2" table:formula="of:=[.F40]" office:value-type="string" office:string-value="Y2397.75">
            <text:p>Y2397.75</text:p>
          </table:table-cell>
        </table:table-row>
        <table:table-row table:style-name="ro1">
          <table:table-cell table:formula="of:=[.A39]+1" office:value-type="float" office:value="47">
            <text:p>47</text:p>
          </table:table-cell>
          <table:table-cell table:formula="of:=&quot;N&quot;&amp;[.A40]" office:value-type="string" office:string-value="N47">
            <text:p>N47</text:p>
          </table:table-cell>
          <table:table-cell table:formula="of:=[.C39]+[.$J$4]" office:value-type="float" office:value="1132">
            <text:p>1132</text:p>
          </table:table-cell>
          <table:table-cell table:formula="of:= &quot;X&quot;&amp; [.C40]" office:value-type="string" office:string-value="X1132">
            <text:p>X1132</text:p>
          </table:table-cell>
          <table:table-cell table:formula="of:=[.E39]+[.$J$5]" office:value-type="float" office:value="2397.75">
            <text:p>2397.75</text:p>
          </table:table-cell>
          <table:table-cell table:formula="of:=&quot;Y&quot; &amp; [.E40]" office:value-type="string" office:string-value="Y2397.75">
            <text:p>Y2397.75</text:p>
          </table:table-cell>
          <table:table-cell table:number-columns-repeated="8"/>
          <table:table-cell table:style-name="ce2" table:formula="of:=[.B41]" office:value-type="string" office:string-value="N48">
            <text:p>N48</text:p>
          </table:table-cell>
          <table:table-cell table:style-name="ce2" table:formula="of:=[.D41]" office:value-type="string" office:string-value="X1136">
            <text:p>X1136</text:p>
          </table:table-cell>
          <table:table-cell table:style-name="ce2" table:formula="of:=[.F41]" office:value-type="string" office:string-value="Y2394.875">
            <text:p>Y2394.875</text:p>
          </table:table-cell>
        </table:table-row>
        <table:table-row table:style-name="ro1">
          <table:table-cell table:formula="of:=[.A40]+1" office:value-type="float" office:value="48">
            <text:p>48</text:p>
          </table:table-cell>
          <table:table-cell table:formula="of:=&quot;N&quot;&amp;[.A41]" office:value-type="string" office:string-value="N48">
            <text:p>N48</text:p>
          </table:table-cell>
          <table:table-cell table:formula="of:=[.C40]+[.$J$4]" office:value-type="float" office:value="1136">
            <text:p>1136</text:p>
          </table:table-cell>
          <table:table-cell table:formula="of:= &quot;X&quot;&amp; [.C41]" office:value-type="string" office:string-value="X1136">
            <text:p>X1136</text:p>
          </table:table-cell>
          <table:table-cell table:formula="of:=[.E40]+[.$J$5]" office:value-type="float" office:value="2394.875">
            <text:p>2394.875</text:p>
          </table:table-cell>
          <table:table-cell table:formula="of:=&quot;Y&quot; &amp; [.E41]" office:value-type="string" office:string-value="Y2394.875">
            <text:p>Y2394.875</text:p>
          </table:table-cell>
          <table:table-cell table:number-columns-repeated="8"/>
          <table:table-cell table:style-name="ce2" table:formula="of:=[.B42]" office:value-type="string" office:string-value="N49">
            <text:p>N49</text:p>
          </table:table-cell>
          <table:table-cell table:style-name="ce2" table:formula="of:=[.D42]" office:value-type="string" office:string-value="X1140">
            <text:p>X1140</text:p>
          </table:table-cell>
          <table:table-cell table:style-name="ce2" table:formula="of:=[.F42]" office:value-type="string" office:string-value="Y2392">
            <text:p>Y2392</text:p>
          </table:table-cell>
        </table:table-row>
        <table:table-row table:style-name="ro1">
          <table:table-cell table:formula="of:=[.A41]+1" office:value-type="float" office:value="49">
            <text:p>49</text:p>
          </table:table-cell>
          <table:table-cell table:formula="of:=&quot;N&quot;&amp;[.A42]" office:value-type="string" office:string-value="N49">
            <text:p>N49</text:p>
          </table:table-cell>
          <table:table-cell table:formula="of:=[.C41]+[.$J$4]" office:value-type="float" office:value="1140">
            <text:p>1140</text:p>
          </table:table-cell>
          <table:table-cell table:formula="of:= &quot;X&quot;&amp; [.C42]" office:value-type="string" office:string-value="X1140">
            <text:p>X1140</text:p>
          </table:table-cell>
          <table:table-cell table:formula="of:=[.E41]+[.$J$5]" office:value-type="float" office:value="2392">
            <text:p>2392</text:p>
          </table:table-cell>
          <table:table-cell table:formula="of:=&quot;Y&quot; &amp; [.E42]" office:value-type="string" office:string-value="Y2392">
            <text:p>Y2392</text:p>
          </table:table-cell>
          <table:table-cell table:number-columns-repeated="8"/>
          <table:table-cell table:style-name="ce2" table:formula="of:=[.B43]" office:value-type="string" office:string-value="N50">
            <text:p>N50</text:p>
          </table:table-cell>
          <table:table-cell table:style-name="ce2" table:formula="of:=[.D43]" office:value-type="string" office:string-value="X1144">
            <text:p>X1144</text:p>
          </table:table-cell>
          <table:table-cell table:style-name="ce2" table:formula="of:=[.F43]" office:value-type="string" office:string-value="Y2389.125">
            <text:p>Y2389.125</text:p>
          </table:table-cell>
        </table:table-row>
        <table:table-row table:style-name="ro1">
          <table:table-cell table:formula="of:=[.A42]+1" office:value-type="float" office:value="50">
            <text:p>50</text:p>
          </table:table-cell>
          <table:table-cell table:formula="of:=&quot;N&quot;&amp;[.A43]" office:value-type="string" office:string-value="N50">
            <text:p>N50</text:p>
          </table:table-cell>
          <table:table-cell table:formula="of:=[.C42]+[.$J$4]" office:value-type="float" office:value="1144">
            <text:p>1144</text:p>
          </table:table-cell>
          <table:table-cell table:formula="of:= &quot;X&quot;&amp; [.C43]" office:value-type="string" office:string-value="X1144">
            <text:p>X1144</text:p>
          </table:table-cell>
          <table:table-cell table:formula="of:=[.E42]+[.$J$5]" office:value-type="float" office:value="2389.125">
            <text:p>2389.125</text:p>
          </table:table-cell>
          <table:table-cell table:formula="of:=&quot;Y&quot; &amp; [.E43]" office:value-type="string" office:string-value="Y2389.125">
            <text:p>Y2389.125</text:p>
          </table:table-cell>
          <table:table-cell table:number-columns-repeated="8"/>
          <table:table-cell table:style-name="ce2" table:formula="of:=[.B44]" office:value-type="string" office:string-value="N51">
            <text:p>N51</text:p>
          </table:table-cell>
          <table:table-cell table:style-name="ce2" table:formula="of:=[.D44]" office:value-type="string" office:string-value="X1148">
            <text:p>X1148</text:p>
          </table:table-cell>
          <table:table-cell table:style-name="ce2" table:formula="of:=[.F44]" office:value-type="string" office:string-value="Y2386.25">
            <text:p>Y2386.25</text:p>
          </table:table-cell>
        </table:table-row>
        <table:table-row table:style-name="ro1">
          <table:table-cell table:formula="of:=[.A43]+1" office:value-type="float" office:value="51">
            <text:p>51</text:p>
          </table:table-cell>
          <table:table-cell table:formula="of:=&quot;N&quot;&amp;[.A44]" office:value-type="string" office:string-value="N51">
            <text:p>N51</text:p>
          </table:table-cell>
          <table:table-cell table:formula="of:=[.C43]+[.$J$4]" office:value-type="float" office:value="1148">
            <text:p>1148</text:p>
          </table:table-cell>
          <table:table-cell table:formula="of:= &quot;X&quot;&amp; [.C44]" office:value-type="string" office:string-value="X1148">
            <text:p>X1148</text:p>
          </table:table-cell>
          <table:table-cell table:formula="of:=[.E43]+[.$J$5]" office:value-type="float" office:value="2386.25">
            <text:p>2386.25</text:p>
          </table:table-cell>
          <table:table-cell table:formula="of:=&quot;Y&quot; &amp; [.E44]" office:value-type="string" office:string-value="Y2386.25">
            <text:p>Y2386.25</text:p>
          </table:table-cell>
          <table:table-cell table:number-columns-repeated="8"/>
          <table:table-cell table:style-name="ce2" table:formula="of:=[.B45]" office:value-type="string" office:string-value="N52">
            <text:p>N52</text:p>
          </table:table-cell>
          <table:table-cell table:style-name="ce2" table:formula="of:=[.D45]" office:value-type="string" office:string-value="X1152">
            <text:p>X1152</text:p>
          </table:table-cell>
          <table:table-cell table:style-name="ce2" table:formula="of:=[.F45]" office:value-type="string" office:string-value="Y2383.375">
            <text:p>Y2383.375</text:p>
          </table:table-cell>
        </table:table-row>
        <table:table-row table:style-name="ro1">
          <table:table-cell table:formula="of:=[.A44]+1" office:value-type="float" office:value="52">
            <text:p>52</text:p>
          </table:table-cell>
          <table:table-cell table:formula="of:=&quot;N&quot;&amp;[.A45]" office:value-type="string" office:string-value="N52">
            <text:p>N52</text:p>
          </table:table-cell>
          <table:table-cell table:formula="of:=[.C44]+[.$J$4]" office:value-type="float" office:value="1152">
            <text:p>1152</text:p>
          </table:table-cell>
          <table:table-cell table:formula="of:= &quot;X&quot;&amp; [.C45]" office:value-type="string" office:string-value="X1152">
            <text:p>X1152</text:p>
          </table:table-cell>
          <table:table-cell table:formula="of:=[.E44]+[.$J$5]" office:value-type="float" office:value="2383.375">
            <text:p>2383.375</text:p>
          </table:table-cell>
          <table:table-cell table:formula="of:=&quot;Y&quot; &amp; [.E45]" office:value-type="string" office:string-value="Y2383.375">
            <text:p>Y2383.375</text:p>
          </table:table-cell>
          <table:table-cell table:number-columns-repeated="8"/>
          <table:table-cell table:style-name="ce2" table:formula="of:=[.B46]" office:value-type="string" office:string-value="N53">
            <text:p>N53</text:p>
          </table:table-cell>
          <table:table-cell table:style-name="ce2" table:formula="of:=[.D46]" office:value-type="string" office:string-value="X1156">
            <text:p>X1156</text:p>
          </table:table-cell>
          <table:table-cell table:style-name="ce2" table:formula="of:=[.F46]" office:value-type="string" office:string-value="Y2380.5">
            <text:p>Y2380.5</text:p>
          </table:table-cell>
        </table:table-row>
        <table:table-row table:style-name="ro1">
          <table:table-cell table:formula="of:=[.A45]+1" office:value-type="float" office:value="53">
            <text:p>53</text:p>
          </table:table-cell>
          <table:table-cell table:formula="of:=&quot;N&quot;&amp;[.A46]" office:value-type="string" office:string-value="N53">
            <text:p>N53</text:p>
          </table:table-cell>
          <table:table-cell table:formula="of:=[.C45]+[.$J$4]" office:value-type="float" office:value="1156">
            <text:p>1156</text:p>
          </table:table-cell>
          <table:table-cell table:formula="of:= &quot;X&quot;&amp; [.C46]" office:value-type="string" office:string-value="X1156">
            <text:p>X1156</text:p>
          </table:table-cell>
          <table:table-cell table:formula="of:=[.E45]+[.$J$5]" office:value-type="float" office:value="2380.5">
            <text:p>2380.5</text:p>
          </table:table-cell>
          <table:table-cell table:formula="of:=&quot;Y&quot; &amp; [.E46]" office:value-type="string" office:string-value="Y2380.5">
            <text:p>Y2380.5</text:p>
          </table:table-cell>
          <table:table-cell table:number-columns-repeated="8"/>
          <table:table-cell table:style-name="ce2" table:formula="of:=[.B47]" office:value-type="string" office:string-value="N54">
            <text:p>N54</text:p>
          </table:table-cell>
          <table:table-cell table:style-name="ce2" table:formula="of:=[.D47]" office:value-type="string" office:string-value="X1160">
            <text:p>X1160</text:p>
          </table:table-cell>
          <table:table-cell table:style-name="ce2" table:formula="of:=[.F47]" office:value-type="string" office:string-value="Y2377.625">
            <text:p>Y2377.625</text:p>
          </table:table-cell>
        </table:table-row>
        <table:table-row table:style-name="ro1">
          <table:table-cell table:formula="of:=[.A46]+1" office:value-type="float" office:value="54">
            <text:p>54</text:p>
          </table:table-cell>
          <table:table-cell table:formula="of:=&quot;N&quot;&amp;[.A47]" office:value-type="string" office:string-value="N54">
            <text:p>N54</text:p>
          </table:table-cell>
          <table:table-cell table:formula="of:=[.C46]+[.$J$4]" office:value-type="float" office:value="1160">
            <text:p>1160</text:p>
          </table:table-cell>
          <table:table-cell table:formula="of:= &quot;X&quot;&amp; [.C47]" office:value-type="string" office:string-value="X1160">
            <text:p>X1160</text:p>
          </table:table-cell>
          <table:table-cell table:formula="of:=[.E46]+[.$J$5]" office:value-type="float" office:value="2377.625">
            <text:p>2377.625</text:p>
          </table:table-cell>
          <table:table-cell table:formula="of:=&quot;Y&quot; &amp; [.E47]" office:value-type="string" office:string-value="Y2377.625">
            <text:p>Y2377.625</text:p>
          </table:table-cell>
          <table:table-cell table:number-columns-repeated="8"/>
          <table:table-cell table:style-name="ce2" table:formula="of:=[.B48]" office:value-type="string" office:string-value="N55">
            <text:p>N55</text:p>
          </table:table-cell>
          <table:table-cell table:style-name="ce2" table:formula="of:=[.D48]" office:value-type="string" office:string-value="X1164">
            <text:p>X1164</text:p>
          </table:table-cell>
          <table:table-cell table:style-name="ce2" table:formula="of:=[.F48]" office:value-type="string" office:string-value="Y2374.75">
            <text:p>Y2374.75</text:p>
          </table:table-cell>
        </table:table-row>
        <table:table-row table:style-name="ro1">
          <table:table-cell table:formula="of:=[.A47]+1" office:value-type="float" office:value="55">
            <text:p>55</text:p>
          </table:table-cell>
          <table:table-cell table:formula="of:=&quot;N&quot;&amp;[.A48]" office:value-type="string" office:string-value="N55">
            <text:p>N55</text:p>
          </table:table-cell>
          <table:table-cell table:formula="of:=[.C47]+[.$J$4]" office:value-type="float" office:value="1164">
            <text:p>1164</text:p>
          </table:table-cell>
          <table:table-cell table:formula="of:= &quot;X&quot;&amp; [.C48]" office:value-type="string" office:string-value="X1164">
            <text:p>X1164</text:p>
          </table:table-cell>
          <table:table-cell table:formula="of:=[.E47]+[.$J$5]" office:value-type="float" office:value="2374.75">
            <text:p>2374.75</text:p>
          </table:table-cell>
          <table:table-cell table:formula="of:=&quot;Y&quot; &amp; [.E48]" office:value-type="string" office:string-value="Y2374.75">
            <text:p>Y2374.75</text:p>
          </table:table-cell>
          <table:table-cell table:number-columns-repeated="8"/>
          <table:table-cell table:style-name="ce2" table:formula="of:=[.B49]" office:value-type="string" office:string-value="N56">
            <text:p>N56</text:p>
          </table:table-cell>
          <table:table-cell table:style-name="ce2" table:formula="of:=[.D49]" office:value-type="string" office:string-value="X1168">
            <text:p>X1168</text:p>
          </table:table-cell>
          <table:table-cell table:style-name="ce2" table:formula="of:=[.F49]" office:value-type="string" office:string-value="Y2371.875">
            <text:p>Y2371.875</text:p>
          </table:table-cell>
        </table:table-row>
        <table:table-row table:style-name="ro1">
          <table:table-cell table:formula="of:=[.A48]+1" office:value-type="float" office:value="56">
            <text:p>56</text:p>
          </table:table-cell>
          <table:table-cell table:formula="of:=&quot;N&quot;&amp;[.A49]" office:value-type="string" office:string-value="N56">
            <text:p>N56</text:p>
          </table:table-cell>
          <table:table-cell table:formula="of:=[.C48]+[.$J$4]" office:value-type="float" office:value="1168">
            <text:p>1168</text:p>
          </table:table-cell>
          <table:table-cell table:formula="of:= &quot;X&quot;&amp; [.C49]" office:value-type="string" office:string-value="X1168">
            <text:p>X1168</text:p>
          </table:table-cell>
          <table:table-cell table:formula="of:=[.E48]+[.$J$5]" office:value-type="float" office:value="2371.875">
            <text:p>2371.875</text:p>
          </table:table-cell>
          <table:table-cell table:formula="of:=&quot;Y&quot; &amp; [.E49]" office:value-type="string" office:string-value="Y2371.875">
            <text:p>Y2371.875</text:p>
          </table:table-cell>
          <table:table-cell table:number-columns-repeated="8"/>
          <table:table-cell table:style-name="ce2" table:formula="of:=[.B50]" office:value-type="string" office:string-value="N57">
            <text:p>N57</text:p>
          </table:table-cell>
          <table:table-cell table:style-name="ce2" table:formula="of:=[.D50]" office:value-type="string" office:string-value="X1172">
            <text:p>X1172</text:p>
          </table:table-cell>
          <table:table-cell table:style-name="ce2" table:formula="of:=[.F50]" office:value-type="string" office:string-value="Y2369">
            <text:p>Y2369</text:p>
          </table:table-cell>
        </table:table-row>
        <table:table-row table:style-name="ro1">
          <table:table-cell table:formula="of:=[.A49]+1" office:value-type="float" office:value="57">
            <text:p>57</text:p>
          </table:table-cell>
          <table:table-cell table:formula="of:=&quot;N&quot;&amp;[.A50]" office:value-type="string" office:string-value="N57">
            <text:p>N57</text:p>
          </table:table-cell>
          <table:table-cell table:formula="of:=[.C49]+[.$J$4]" office:value-type="float" office:value="1172">
            <text:p>1172</text:p>
          </table:table-cell>
          <table:table-cell table:formula="of:= &quot;X&quot;&amp; [.C50]" office:value-type="string" office:string-value="X1172">
            <text:p>X1172</text:p>
          </table:table-cell>
          <table:table-cell table:formula="of:=[.E49]+[.$J$5]" office:value-type="float" office:value="2369">
            <text:p>2369</text:p>
          </table:table-cell>
          <table:table-cell table:formula="of:=&quot;Y&quot; &amp; [.E50]" office:value-type="string" office:string-value="Y2369">
            <text:p>Y2369</text:p>
          </table:table-cell>
          <table:table-cell table:number-columns-repeated="8"/>
          <table:table-cell table:style-name="ce2" table:formula="of:=[.B51]" office:value-type="string" office:string-value="N58">
            <text:p>N58</text:p>
          </table:table-cell>
          <table:table-cell table:style-name="ce2" table:formula="of:=[.D51]" office:value-type="string" office:string-value="X1176">
            <text:p>X1176</text:p>
          </table:table-cell>
          <table:table-cell table:style-name="ce2" table:formula="of:=[.F51]" office:value-type="string" office:string-value="Y2366.125">
            <text:p>Y2366.125</text:p>
          </table:table-cell>
        </table:table-row>
        <table:table-row table:style-name="ro1">
          <table:table-cell table:formula="of:=[.A50]+1" office:value-type="float" office:value="58">
            <text:p>58</text:p>
          </table:table-cell>
          <table:table-cell table:formula="of:=&quot;N&quot;&amp;[.A51]" office:value-type="string" office:string-value="N58">
            <text:p>N58</text:p>
          </table:table-cell>
          <table:table-cell table:formula="of:=[.C50]+[.$J$4]" office:value-type="float" office:value="1176">
            <text:p>1176</text:p>
          </table:table-cell>
          <table:table-cell table:formula="of:= &quot;X&quot;&amp; [.C51]" office:value-type="string" office:string-value="X1176">
            <text:p>X1176</text:p>
          </table:table-cell>
          <table:table-cell table:formula="of:=[.E50]+[.$J$5]" office:value-type="float" office:value="2366.125">
            <text:p>2366.125</text:p>
          </table:table-cell>
          <table:table-cell table:formula="of:=&quot;Y&quot; &amp; [.E51]" office:value-type="string" office:string-value="Y2366.125">
            <text:p>Y2366.125</text:p>
          </table:table-cell>
          <table:table-cell table:number-columns-repeated="8"/>
          <table:table-cell table:style-name="ce2" table:formula="of:=[.B52]" office:value-type="string" office:string-value="N59">
            <text:p>N59</text:p>
          </table:table-cell>
          <table:table-cell table:style-name="ce2" table:formula="of:=[.D52]" office:value-type="string" office:string-value="X1180">
            <text:p>X1180</text:p>
          </table:table-cell>
          <table:table-cell table:style-name="ce2" table:formula="of:=[.F52]" office:value-type="string" office:string-value="Y2363.25">
            <text:p>Y2363.25</text:p>
          </table:table-cell>
        </table:table-row>
        <table:table-row table:style-name="ro1">
          <table:table-cell table:formula="of:=[.A51]+1" office:value-type="float" office:value="59">
            <text:p>59</text:p>
          </table:table-cell>
          <table:table-cell table:formula="of:=&quot;N&quot;&amp;[.A52]" office:value-type="string" office:string-value="N59">
            <text:p>N59</text:p>
          </table:table-cell>
          <table:table-cell table:formula="of:=[.C51]+[.$J$4]" office:value-type="float" office:value="1180">
            <text:p>1180</text:p>
          </table:table-cell>
          <table:table-cell table:formula="of:= &quot;X&quot;&amp; [.C52]" office:value-type="string" office:string-value="X1180">
            <text:p>X1180</text:p>
          </table:table-cell>
          <table:table-cell table:formula="of:=[.E51]+[.$J$5]" office:value-type="float" office:value="2363.25">
            <text:p>2363.25</text:p>
          </table:table-cell>
          <table:table-cell table:formula="of:=&quot;Y&quot; &amp; [.E52]" office:value-type="string" office:string-value="Y2363.25">
            <text:p>Y2363.25</text:p>
          </table:table-cell>
          <table:table-cell table:number-columns-repeated="8"/>
          <table:table-cell table:style-name="ce2" table:formula="of:=[.B53]" office:value-type="string" office:string-value="N60">
            <text:p>N60</text:p>
          </table:table-cell>
          <table:table-cell table:style-name="ce2" table:formula="of:=[.D53]" office:value-type="string" office:string-value="X1184">
            <text:p>X1184</text:p>
          </table:table-cell>
          <table:table-cell table:style-name="ce2" table:formula="of:=[.F53]" office:value-type="string" office:string-value="Y2360.375">
            <text:p>Y2360.375</text:p>
          </table:table-cell>
        </table:table-row>
        <table:table-row table:style-name="ro1">
          <table:table-cell table:formula="of:=[.A52]+1" office:value-type="float" office:value="60">
            <text:p>60</text:p>
          </table:table-cell>
          <table:table-cell table:formula="of:=&quot;N&quot;&amp;[.A53]" office:value-type="string" office:string-value="N60">
            <text:p>N60</text:p>
          </table:table-cell>
          <table:table-cell table:formula="of:=[.C52]+[.$J$4]" office:value-type="float" office:value="1184">
            <text:p>1184</text:p>
          </table:table-cell>
          <table:table-cell table:formula="of:= &quot;X&quot;&amp; [.C53]" office:value-type="string" office:string-value="X1184">
            <text:p>X1184</text:p>
          </table:table-cell>
          <table:table-cell table:formula="of:=[.E52]+[.$J$5]" office:value-type="float" office:value="2360.375">
            <text:p>2360.375</text:p>
          </table:table-cell>
          <table:table-cell table:formula="of:=&quot;Y&quot; &amp; [.E53]" office:value-type="string" office:string-value="Y2360.375">
            <text:p>Y2360.375</text:p>
          </table:table-cell>
          <table:table-cell table:number-columns-repeated="8"/>
          <table:table-cell table:style-name="ce2" table:formula="of:=[.B54]" office:value-type="string" office:string-value="N61">
            <text:p>N61</text:p>
          </table:table-cell>
          <table:table-cell table:style-name="ce2" table:formula="of:=[.D54]" office:value-type="string" office:string-value="X1188">
            <text:p>X1188</text:p>
          </table:table-cell>
          <table:table-cell table:style-name="ce2" table:formula="of:=[.F54]" office:value-type="string" office:string-value="Y2357.5">
            <text:p>Y2357.5</text:p>
          </table:table-cell>
        </table:table-row>
        <table:table-row table:style-name="ro1">
          <table:table-cell table:formula="of:=[.A53]+1" office:value-type="float" office:value="61">
            <text:p>61</text:p>
          </table:table-cell>
          <table:table-cell table:formula="of:=&quot;N&quot;&amp;[.A54]" office:value-type="string" office:string-value="N61">
            <text:p>N61</text:p>
          </table:table-cell>
          <table:table-cell table:formula="of:=[.C53]+[.$J$4]" office:value-type="float" office:value="1188">
            <text:p>1188</text:p>
          </table:table-cell>
          <table:table-cell table:formula="of:= &quot;X&quot;&amp; [.C54]" office:value-type="string" office:string-value="X1188">
            <text:p>X1188</text:p>
          </table:table-cell>
          <table:table-cell table:formula="of:=[.E53]+[.$J$5]" office:value-type="float" office:value="2357.5">
            <text:p>2357.5</text:p>
          </table:table-cell>
          <table:table-cell table:formula="of:=&quot;Y&quot; &amp; [.E54]" office:value-type="string" office:string-value="Y2357.5">
            <text:p>Y2357.5</text:p>
          </table:table-cell>
          <table:table-cell table:number-columns-repeated="8"/>
          <table:table-cell table:style-name="ce2" table:formula="of:=[.B55]" office:value-type="string" office:string-value="N62">
            <text:p>N62</text:p>
          </table:table-cell>
          <table:table-cell table:style-name="ce2" table:formula="of:=[.D55]" office:value-type="string" office:string-value="X1192">
            <text:p>X1192</text:p>
          </table:table-cell>
          <table:table-cell table:style-name="ce2" table:formula="of:=[.F55]" office:value-type="string" office:string-value="Y2354.625">
            <text:p>Y2354.625</text:p>
          </table:table-cell>
        </table:table-row>
        <table:table-row table:style-name="ro1">
          <table:table-cell table:formula="of:=[.A54]+1" office:value-type="float" office:value="62">
            <text:p>62</text:p>
          </table:table-cell>
          <table:table-cell table:formula="of:=&quot;N&quot;&amp;[.A55]" office:value-type="string" office:string-value="N62">
            <text:p>N62</text:p>
          </table:table-cell>
          <table:table-cell table:formula="of:=[.C54]+[.$J$4]" office:value-type="float" office:value="1192">
            <text:p>1192</text:p>
          </table:table-cell>
          <table:table-cell table:formula="of:= &quot;X&quot;&amp; [.C55]" office:value-type="string" office:string-value="X1192">
            <text:p>X1192</text:p>
          </table:table-cell>
          <table:table-cell table:formula="of:=[.E54]+[.$J$5]" office:value-type="float" office:value="2354.625">
            <text:p>2354.625</text:p>
          </table:table-cell>
          <table:table-cell table:formula="of:=&quot;Y&quot; &amp; [.E55]" office:value-type="string" office:string-value="Y2354.625">
            <text:p>Y2354.625</text:p>
          </table:table-cell>
          <table:table-cell table:number-columns-repeated="8"/>
          <table:table-cell table:style-name="ce2" table:formula="of:=[.B56]" office:value-type="string" office:string-value="N63">
            <text:p>N63</text:p>
          </table:table-cell>
          <table:table-cell table:style-name="ce2" table:formula="of:=[.D56]" office:value-type="string" office:string-value="X1196">
            <text:p>X1196</text:p>
          </table:table-cell>
          <table:table-cell table:style-name="ce2" table:formula="of:=[.F56]" office:value-type="string" office:string-value="Y2351.75">
            <text:p>Y2351.75</text:p>
          </table:table-cell>
        </table:table-row>
        <table:table-row table:style-name="ro1">
          <table:table-cell table:formula="of:=[.A55]+1" office:value-type="float" office:value="63">
            <text:p>63</text:p>
          </table:table-cell>
          <table:table-cell table:formula="of:=&quot;N&quot;&amp;[.A56]" office:value-type="string" office:string-value="N63">
            <text:p>N63</text:p>
          </table:table-cell>
          <table:table-cell table:formula="of:=[.C55]+[.$J$4]" office:value-type="float" office:value="1196">
            <text:p>1196</text:p>
          </table:table-cell>
          <table:table-cell table:formula="of:= &quot;X&quot;&amp; [.C56]" office:value-type="string" office:string-value="X1196">
            <text:p>X1196</text:p>
          </table:table-cell>
          <table:table-cell table:formula="of:=[.E55]+[.$J$5]" office:value-type="float" office:value="2351.75">
            <text:p>2351.75</text:p>
          </table:table-cell>
          <table:table-cell table:formula="of:=&quot;Y&quot; &amp; [.E56]" office:value-type="string" office:string-value="Y2351.75">
            <text:p>Y2351.75</text:p>
          </table:table-cell>
          <table:table-cell table:number-columns-repeated="8"/>
          <table:table-cell table:style-name="ce2" table:formula="of:=[.B57]" office:value-type="string" office:string-value="N64">
            <text:p>N64</text:p>
          </table:table-cell>
          <table:table-cell table:style-name="ce2" table:formula="of:=[.D57]" office:value-type="string" office:string-value="X1200">
            <text:p>X1200</text:p>
          </table:table-cell>
          <table:table-cell table:style-name="ce2" table:formula="of:=[.F57]" office:value-type="string" office:string-value="Y2348.875">
            <text:p>Y2348.875</text:p>
          </table:table-cell>
        </table:table-row>
        <table:table-row table:style-name="ro1">
          <table:table-cell table:formula="of:=[.A56]+1" office:value-type="float" office:value="64">
            <text:p>64</text:p>
          </table:table-cell>
          <table:table-cell table:formula="of:=&quot;N&quot;&amp;[.A57]" office:value-type="string" office:string-value="N64">
            <text:p>N64</text:p>
          </table:table-cell>
          <table:table-cell table:formula="of:=[.C56]+[.$J$4]" office:value-type="float" office:value="1200">
            <text:p>1200</text:p>
          </table:table-cell>
          <table:table-cell table:formula="of:= &quot;X&quot;&amp; [.C57]" office:value-type="string" office:string-value="X1200">
            <text:p>X1200</text:p>
          </table:table-cell>
          <table:table-cell table:formula="of:=[.E56]+[.$J$5]" office:value-type="float" office:value="2348.875">
            <text:p>2348.875</text:p>
          </table:table-cell>
          <table:table-cell table:formula="of:=&quot;Y&quot; &amp; [.E57]" office:value-type="string" office:string-value="Y2348.875">
            <text:p>Y2348.875</text:p>
          </table:table-cell>
          <table:table-cell table:number-columns-repeated="8"/>
          <table:table-cell table:style-name="ce2" table:formula="of:=[.B58]" office:value-type="string" office:string-value="N65">
            <text:p>N65</text:p>
          </table:table-cell>
          <table:table-cell table:style-name="ce2" table:formula="of:=[.D58]" office:value-type="string" office:string-value="X1204">
            <text:p>X1204</text:p>
          </table:table-cell>
          <table:table-cell table:style-name="ce2" table:formula="of:=[.F58]" office:value-type="string" office:string-value="Y2346">
            <text:p>Y2346</text:p>
          </table:table-cell>
        </table:table-row>
        <table:table-row table:style-name="ro1">
          <table:table-cell table:formula="of:=[.A57]+1" office:value-type="float" office:value="65">
            <text:p>65</text:p>
          </table:table-cell>
          <table:table-cell table:formula="of:=&quot;N&quot;&amp;[.A58]" office:value-type="string" office:string-value="N65">
            <text:p>N65</text:p>
          </table:table-cell>
          <table:table-cell table:formula="of:=[.C57]+[.$J$4]" office:value-type="float" office:value="1204">
            <text:p>1204</text:p>
          </table:table-cell>
          <table:table-cell table:formula="of:= &quot;X&quot;&amp; [.C58]" office:value-type="string" office:string-value="X1204">
            <text:p>X1204</text:p>
          </table:table-cell>
          <table:table-cell table:formula="of:=[.E57]+[.$J$5]" office:value-type="float" office:value="2346">
            <text:p>2346</text:p>
          </table:table-cell>
          <table:table-cell table:formula="of:=&quot;Y&quot; &amp; [.E58]" office:value-type="string" office:string-value="Y2346">
            <text:p>Y2346</text:p>
          </table:table-cell>
          <table:table-cell table:number-columns-repeated="8"/>
          <table:table-cell table:style-name="ce2" table:formula="of:=[.B59]" office:value-type="string" office:string-value="N66">
            <text:p>N66</text:p>
          </table:table-cell>
          <table:table-cell table:style-name="ce2" table:formula="of:=[.D59]" office:value-type="string" office:string-value="X1208">
            <text:p>X1208</text:p>
          </table:table-cell>
          <table:table-cell table:style-name="ce2" table:formula="of:=[.F59]" office:value-type="string" office:string-value="Y2343.125">
            <text:p>Y2343.125</text:p>
          </table:table-cell>
        </table:table-row>
        <table:table-row table:style-name="ro1">
          <table:table-cell table:formula="of:=[.A58]+1" office:value-type="float" office:value="66">
            <text:p>66</text:p>
          </table:table-cell>
          <table:table-cell table:formula="of:=&quot;N&quot;&amp;[.A59]" office:value-type="string" office:string-value="N66">
            <text:p>N66</text:p>
          </table:table-cell>
          <table:table-cell table:formula="of:=[.C58]+[.$J$4]" office:value-type="float" office:value="1208">
            <text:p>1208</text:p>
          </table:table-cell>
          <table:table-cell table:formula="of:= &quot;X&quot;&amp; [.C59]" office:value-type="string" office:string-value="X1208">
            <text:p>X1208</text:p>
          </table:table-cell>
          <table:table-cell table:formula="of:=[.E58]+[.$J$5]" office:value-type="float" office:value="2343.125">
            <text:p>2343.125</text:p>
          </table:table-cell>
          <table:table-cell table:formula="of:=&quot;Y&quot; &amp; [.E59]" office:value-type="string" office:string-value="Y2343.125">
            <text:p>Y2343.125</text:p>
          </table:table-cell>
          <table:table-cell table:number-columns-repeated="8"/>
          <table:table-cell table:style-name="ce2" table:formula="of:=[.B60]" office:value-type="string" office:string-value="N67">
            <text:p>N67</text:p>
          </table:table-cell>
          <table:table-cell table:style-name="ce2" table:formula="of:=[.D60]" office:value-type="string" office:string-value="X1212">
            <text:p>X1212</text:p>
          </table:table-cell>
          <table:table-cell table:style-name="ce2" table:formula="of:=[.F60]" office:value-type="string" office:string-value="Y2340.25">
            <text:p>Y2340.25</text:p>
          </table:table-cell>
        </table:table-row>
        <table:table-row table:style-name="ro1">
          <table:table-cell table:formula="of:=[.A59]+1" office:value-type="float" office:value="67">
            <text:p>67</text:p>
          </table:table-cell>
          <table:table-cell table:formula="of:=&quot;N&quot;&amp;[.A60]" office:value-type="string" office:string-value="N67">
            <text:p>N67</text:p>
          </table:table-cell>
          <table:table-cell table:formula="of:=[.C59]+[.$J$4]" office:value-type="float" office:value="1212">
            <text:p>1212</text:p>
          </table:table-cell>
          <table:table-cell table:formula="of:= &quot;X&quot;&amp; [.C60]" office:value-type="string" office:string-value="X1212">
            <text:p>X1212</text:p>
          </table:table-cell>
          <table:table-cell table:formula="of:=[.E59]+[.$J$5]" office:value-type="float" office:value="2340.25">
            <text:p>2340.25</text:p>
          </table:table-cell>
          <table:table-cell table:formula="of:=&quot;Y&quot; &amp; [.E60]" office:value-type="string" office:string-value="Y2340.25">
            <text:p>Y2340.25</text:p>
          </table:table-cell>
          <table:table-cell table:number-columns-repeated="8"/>
          <table:table-cell table:style-name="ce2" table:formula="of:=[.B61]" office:value-type="string" office:string-value="N68">
            <text:p>N68</text:p>
          </table:table-cell>
          <table:table-cell table:style-name="ce2" table:formula="of:=[.D61]" office:value-type="string" office:string-value="X1216">
            <text:p>X1216</text:p>
          </table:table-cell>
          <table:table-cell table:style-name="ce2" table:formula="of:=[.F61]" office:value-type="string" office:string-value="Y2337.375">
            <text:p>Y2337.375</text:p>
          </table:table-cell>
        </table:table-row>
        <table:table-row table:style-name="ro1">
          <table:table-cell table:formula="of:=[.A60]+1" office:value-type="float" office:value="68">
            <text:p>68</text:p>
          </table:table-cell>
          <table:table-cell table:formula="of:=&quot;N&quot;&amp;[.A61]" office:value-type="string" office:string-value="N68">
            <text:p>N68</text:p>
          </table:table-cell>
          <table:table-cell table:formula="of:=[.C60]+[.$J$4]" office:value-type="float" office:value="1216">
            <text:p>1216</text:p>
          </table:table-cell>
          <table:table-cell table:formula="of:= &quot;X&quot;&amp; [.C61]" office:value-type="string" office:string-value="X1216">
            <text:p>X1216</text:p>
          </table:table-cell>
          <table:table-cell table:formula="of:=[.E60]+[.$J$5]" office:value-type="float" office:value="2337.375">
            <text:p>2337.375</text:p>
          </table:table-cell>
          <table:table-cell table:formula="of:=&quot;Y&quot; &amp; [.E61]" office:value-type="string" office:string-value="Y2337.375">
            <text:p>Y2337.375</text:p>
          </table:table-cell>
          <table:table-cell table:number-columns-repeated="8"/>
          <table:table-cell table:style-name="ce2" table:formula="of:=[.B62]" office:value-type="string" office:string-value="N69">
            <text:p>N69</text:p>
          </table:table-cell>
          <table:table-cell table:style-name="ce2" table:formula="of:=[.D62]" office:value-type="string" office:string-value="X1220">
            <text:p>X1220</text:p>
          </table:table-cell>
          <table:table-cell table:style-name="ce2" table:formula="of:=[.F62]" office:value-type="string" office:string-value="Y2334.5">
            <text:p>Y2334.5</text:p>
          </table:table-cell>
        </table:table-row>
        <table:table-row table:style-name="ro1">
          <table:table-cell table:formula="of:=[.A61]+1" office:value-type="float" office:value="69">
            <text:p>69</text:p>
          </table:table-cell>
          <table:table-cell table:formula="of:=&quot;N&quot;&amp;[.A62]" office:value-type="string" office:string-value="N69">
            <text:p>N69</text:p>
          </table:table-cell>
          <table:table-cell table:formula="of:=[.C61]+[.$J$4]" office:value-type="float" office:value="1220">
            <text:p>1220</text:p>
          </table:table-cell>
          <table:table-cell table:formula="of:= &quot;X&quot;&amp; [.C62]" office:value-type="string" office:string-value="X1220">
            <text:p>X1220</text:p>
          </table:table-cell>
          <table:table-cell table:formula="of:=[.E61]+[.$J$5]" office:value-type="float" office:value="2334.5">
            <text:p>2334.5</text:p>
          </table:table-cell>
          <table:table-cell table:formula="of:=&quot;Y&quot; &amp; [.E62]" office:value-type="string" office:string-value="Y2334.5">
            <text:p>Y2334.5</text:p>
          </table:table-cell>
          <table:table-cell table:number-columns-repeated="8"/>
          <table:table-cell table:style-name="ce2" table:formula="of:=[.B63]" office:value-type="string" office:string-value="N70">
            <text:p>N70</text:p>
          </table:table-cell>
          <table:table-cell table:style-name="ce2" table:formula="of:=[.D63]" office:value-type="string" office:string-value="X1224">
            <text:p>X1224</text:p>
          </table:table-cell>
          <table:table-cell table:style-name="ce2" table:formula="of:=[.F63]" office:value-type="string" office:string-value="Y2331.625">
            <text:p>Y2331.625</text:p>
          </table:table-cell>
        </table:table-row>
        <table:table-row table:style-name="ro1">
          <table:table-cell table:formula="of:=[.A62]+1" office:value-type="float" office:value="70">
            <text:p>70</text:p>
          </table:table-cell>
          <table:table-cell table:formula="of:=&quot;N&quot;&amp;[.A63]" office:value-type="string" office:string-value="N70">
            <text:p>N70</text:p>
          </table:table-cell>
          <table:table-cell table:formula="of:=[.C62]+[.$J$4]" office:value-type="float" office:value="1224">
            <text:p>1224</text:p>
          </table:table-cell>
          <table:table-cell table:formula="of:= &quot;X&quot;&amp; [.C63]" office:value-type="string" office:string-value="X1224">
            <text:p>X1224</text:p>
          </table:table-cell>
          <table:table-cell table:formula="of:=[.E62]+[.$J$5]" office:value-type="float" office:value="2331.625">
            <text:p>2331.625</text:p>
          </table:table-cell>
          <table:table-cell table:formula="of:=&quot;Y&quot; &amp; [.E63]" office:value-type="string" office:string-value="Y2331.625">
            <text:p>Y2331.625</text:p>
          </table:table-cell>
          <table:table-cell table:number-columns-repeated="8"/>
          <table:table-cell table:style-name="ce2" table:formula="of:=[.B64]" office:value-type="string" office:string-value="N71">
            <text:p>N71</text:p>
          </table:table-cell>
          <table:table-cell table:style-name="ce2" table:formula="of:=[.D64]" office:value-type="string" office:string-value="X1228">
            <text:p>X1228</text:p>
          </table:table-cell>
          <table:table-cell table:style-name="ce2" table:formula="of:=[.F64]" office:value-type="string" office:string-value="Y2328.75">
            <text:p>Y2328.75</text:p>
          </table:table-cell>
        </table:table-row>
        <table:table-row table:style-name="ro1">
          <table:table-cell table:formula="of:=[.A63]+1" office:value-type="float" office:value="71">
            <text:p>71</text:p>
          </table:table-cell>
          <table:table-cell table:formula="of:=&quot;N&quot;&amp;[.A64]" office:value-type="string" office:string-value="N71">
            <text:p>N71</text:p>
          </table:table-cell>
          <table:table-cell table:formula="of:=[.C63]+[.$J$4]" office:value-type="float" office:value="1228">
            <text:p>1228</text:p>
          </table:table-cell>
          <table:table-cell table:formula="of:= &quot;X&quot;&amp; [.C64]" office:value-type="string" office:string-value="X1228">
            <text:p>X1228</text:p>
          </table:table-cell>
          <table:table-cell table:formula="of:=[.E63]+[.$J$5]" office:value-type="float" office:value="2328.75">
            <text:p>2328.75</text:p>
          </table:table-cell>
          <table:table-cell table:formula="of:=&quot;Y&quot; &amp; [.E64]" office:value-type="string" office:string-value="Y2328.75">
            <text:p>Y2328.75</text:p>
          </table:table-cell>
          <table:table-cell table:number-columns-repeated="8"/>
          <table:table-cell table:style-name="ce2" table:formula="of:=[.B65]" office:value-type="string" office:string-value="N72">
            <text:p>N72</text:p>
          </table:table-cell>
          <table:table-cell table:style-name="ce2" table:formula="of:=[.D65]" office:value-type="string" office:string-value="X1232">
            <text:p>X1232</text:p>
          </table:table-cell>
          <table:table-cell table:style-name="ce2" table:formula="of:=[.F65]" office:value-type="string" office:string-value="Y2325.875">
            <text:p>Y2325.875</text:p>
          </table:table-cell>
        </table:table-row>
        <table:table-row table:style-name="ro1">
          <table:table-cell table:formula="of:=[.A64]+1" office:value-type="float" office:value="72">
            <text:p>72</text:p>
          </table:table-cell>
          <table:table-cell table:formula="of:=&quot;N&quot;&amp;[.A65]" office:value-type="string" office:string-value="N72">
            <text:p>N72</text:p>
          </table:table-cell>
          <table:table-cell table:formula="of:=[.C64]+[.$J$4]" office:value-type="float" office:value="1232">
            <text:p>1232</text:p>
          </table:table-cell>
          <table:table-cell table:formula="of:= &quot;X&quot;&amp; [.C65]" office:value-type="string" office:string-value="X1232">
            <text:p>X1232</text:p>
          </table:table-cell>
          <table:table-cell table:formula="of:=[.E64]+[.$J$5]" office:value-type="float" office:value="2325.875">
            <text:p>2325.875</text:p>
          </table:table-cell>
          <table:table-cell table:formula="of:=&quot;Y&quot; &amp; [.E65]" office:value-type="string" office:string-value="Y2325.875">
            <text:p>Y2325.875</text:p>
          </table:table-cell>
          <table:table-cell table:number-columns-repeated="8"/>
          <table:table-cell table:style-name="ce2" table:formula="of:=[.B66]" office:value-type="string" office:string-value="N73">
            <text:p>N73</text:p>
          </table:table-cell>
          <table:table-cell table:style-name="ce2" table:formula="of:=[.D66]" office:value-type="string" office:string-value="X1236">
            <text:p>X1236</text:p>
          </table:table-cell>
          <table:table-cell table:style-name="ce2" table:formula="of:=[.F66]" office:value-type="string" office:string-value="Y2323">
            <text:p>Y2323</text:p>
          </table:table-cell>
        </table:table-row>
        <table:table-row table:style-name="ro1">
          <table:table-cell table:formula="of:=[.A65]+1" office:value-type="float" office:value="73">
            <text:p>73</text:p>
          </table:table-cell>
          <table:table-cell table:formula="of:=&quot;N&quot;&amp;[.A66]" office:value-type="string" office:string-value="N73">
            <text:p>N73</text:p>
          </table:table-cell>
          <table:table-cell table:formula="of:=[.C65]+[.$J$4]" office:value-type="float" office:value="1236">
            <text:p>1236</text:p>
          </table:table-cell>
          <table:table-cell table:formula="of:= &quot;X&quot;&amp; [.C66]" office:value-type="string" office:string-value="X1236">
            <text:p>X1236</text:p>
          </table:table-cell>
          <table:table-cell table:formula="of:=[.E65]+[.$J$5]" office:value-type="float" office:value="2323">
            <text:p>2323</text:p>
          </table:table-cell>
          <table:table-cell table:formula="of:=&quot;Y&quot; &amp; [.E66]" office:value-type="string" office:string-value="Y2323">
            <text:p>Y2323</text:p>
          </table:table-cell>
          <table:table-cell table:number-columns-repeated="8"/>
          <table:table-cell table:style-name="ce2" table:formula="of:=[.B67]" office:value-type="string" office:string-value="N74">
            <text:p>N74</text:p>
          </table:table-cell>
          <table:table-cell table:style-name="ce2" table:formula="of:=[.D67]" office:value-type="string" office:string-value="X1240">
            <text:p>X1240</text:p>
          </table:table-cell>
          <table:table-cell table:style-name="ce2" table:formula="of:=[.F67]" office:value-type="string" office:string-value="Y2320.125">
            <text:p>Y2320.125</text:p>
          </table:table-cell>
        </table:table-row>
        <table:table-row table:style-name="ro1">
          <table:table-cell table:formula="of:=[.A66]+1" office:value-type="float" office:value="74">
            <text:p>74</text:p>
          </table:table-cell>
          <table:table-cell table:formula="of:=&quot;N&quot;&amp;[.A67]" office:value-type="string" office:string-value="N74">
            <text:p>N74</text:p>
          </table:table-cell>
          <table:table-cell table:formula="of:=[.C66]+[.$J$4]" office:value-type="float" office:value="1240">
            <text:p>1240</text:p>
          </table:table-cell>
          <table:table-cell table:formula="of:= &quot;X&quot;&amp; [.C67]" office:value-type="string" office:string-value="X1240">
            <text:p>X1240</text:p>
          </table:table-cell>
          <table:table-cell table:formula="of:=[.E66]+[.$J$5]" office:value-type="float" office:value="2320.125">
            <text:p>2320.125</text:p>
          </table:table-cell>
          <table:table-cell table:formula="of:=&quot;Y&quot; &amp; [.E67]" office:value-type="string" office:string-value="Y2320.125">
            <text:p>Y2320.125</text:p>
          </table:table-cell>
          <table:table-cell table:number-columns-repeated="8"/>
          <table:table-cell table:style-name="ce2" table:formula="of:=[.B68]" office:value-type="string" office:string-value="N75">
            <text:p>N75</text:p>
          </table:table-cell>
          <table:table-cell table:style-name="ce2" table:formula="of:=[.D68]" office:value-type="string" office:string-value="X1244">
            <text:p>X1244</text:p>
          </table:table-cell>
          <table:table-cell table:style-name="ce2" table:formula="of:=[.F68]" office:value-type="string" office:string-value="Y2317.25">
            <text:p>Y2317.25</text:p>
          </table:table-cell>
        </table:table-row>
        <table:table-row table:style-name="ro1">
          <table:table-cell table:formula="of:=[.A67]+1" office:value-type="float" office:value="75">
            <text:p>75</text:p>
          </table:table-cell>
          <table:table-cell table:formula="of:=&quot;N&quot;&amp;[.A68]" office:value-type="string" office:string-value="N75">
            <text:p>N75</text:p>
          </table:table-cell>
          <table:table-cell table:formula="of:=[.C67]+[.$J$4]" office:value-type="float" office:value="1244">
            <text:p>1244</text:p>
          </table:table-cell>
          <table:table-cell table:formula="of:= &quot;X&quot;&amp; [.C68]" office:value-type="string" office:string-value="X1244">
            <text:p>X1244</text:p>
          </table:table-cell>
          <table:table-cell table:formula="of:=[.E67]+[.$J$5]" office:value-type="float" office:value="2317.25">
            <text:p>2317.25</text:p>
          </table:table-cell>
          <table:table-cell table:formula="of:=&quot;Y&quot; &amp; [.E68]" office:value-type="string" office:string-value="Y2317.25">
            <text:p>Y2317.25</text:p>
          </table:table-cell>
          <table:table-cell table:number-columns-repeated="8"/>
          <table:table-cell table:style-name="ce2" table:formula="of:=[.B69]" office:value-type="string" office:string-value="N76">
            <text:p>N76</text:p>
          </table:table-cell>
          <table:table-cell table:style-name="ce2" table:formula="of:=[.D69]" office:value-type="string" office:string-value="X1248">
            <text:p>X1248</text:p>
          </table:table-cell>
          <table:table-cell table:style-name="ce2" table:formula="of:=[.F69]" office:value-type="string" office:string-value="Y2314.375">
            <text:p>Y2314.375</text:p>
          </table:table-cell>
        </table:table-row>
        <table:table-row table:style-name="ro1">
          <table:table-cell table:formula="of:=[.A68]+1" office:value-type="float" office:value="76">
            <text:p>76</text:p>
          </table:table-cell>
          <table:table-cell table:formula="of:=&quot;N&quot;&amp;[.A69]" office:value-type="string" office:string-value="N76">
            <text:p>N76</text:p>
          </table:table-cell>
          <table:table-cell table:formula="of:=[.C68]+[.$J$4]" office:value-type="float" office:value="1248">
            <text:p>1248</text:p>
          </table:table-cell>
          <table:table-cell table:formula="of:= &quot;X&quot;&amp; [.C69]" office:value-type="string" office:string-value="X1248">
            <text:p>X1248</text:p>
          </table:table-cell>
          <table:table-cell table:formula="of:=[.E68]+[.$J$5]" office:value-type="float" office:value="2314.375">
            <text:p>2314.375</text:p>
          </table:table-cell>
          <table:table-cell table:formula="of:=&quot;Y&quot; &amp; [.E69]" office:value-type="string" office:string-value="Y2314.375">
            <text:p>Y2314.375</text:p>
          </table:table-cell>
          <table:table-cell table:number-columns-repeated="8"/>
          <table:table-cell table:style-name="ce2" table:formula="of:=[.B70]" office:value-type="string" office:string-value="N77">
            <text:p>N77</text:p>
          </table:table-cell>
          <table:table-cell table:style-name="ce2" table:formula="of:=[.D70]" office:value-type="string" office:string-value="X1252">
            <text:p>X1252</text:p>
          </table:table-cell>
          <table:table-cell table:style-name="ce2" table:formula="of:=[.F70]" office:value-type="string" office:string-value="Y2311.5">
            <text:p>Y2311.5</text:p>
          </table:table-cell>
        </table:table-row>
        <table:table-row table:style-name="ro1">
          <table:table-cell table:formula="of:=[.A69]+1" office:value-type="float" office:value="77">
            <text:p>77</text:p>
          </table:table-cell>
          <table:table-cell table:formula="of:=&quot;N&quot;&amp;[.A70]" office:value-type="string" office:string-value="N77">
            <text:p>N77</text:p>
          </table:table-cell>
          <table:table-cell table:formula="of:=[.C69]+[.$J$4]" office:value-type="float" office:value="1252">
            <text:p>1252</text:p>
          </table:table-cell>
          <table:table-cell table:formula="of:= &quot;X&quot;&amp; [.C70]" office:value-type="string" office:string-value="X1252">
            <text:p>X1252</text:p>
          </table:table-cell>
          <table:table-cell table:formula="of:=[.E69]+[.$J$5]" office:value-type="float" office:value="2311.5">
            <text:p>2311.5</text:p>
          </table:table-cell>
          <table:table-cell table:formula="of:=&quot;Y&quot; &amp; [.E70]" office:value-type="string" office:string-value="Y2311.5">
            <text:p>Y2311.5</text:p>
          </table:table-cell>
          <table:table-cell table:number-columns-repeated="8"/>
          <table:table-cell table:style-name="ce2" table:formula="of:=[.B71]" office:value-type="string" office:string-value="N78">
            <text:p>N78</text:p>
          </table:table-cell>
          <table:table-cell table:style-name="ce2" table:formula="of:=[.D71]" office:value-type="string" office:string-value="X1256">
            <text:p>X1256</text:p>
          </table:table-cell>
          <table:table-cell table:style-name="ce2" table:formula="of:=[.F71]" office:value-type="string" office:string-value="Y2308.625">
            <text:p>Y2308.625</text:p>
          </table:table-cell>
        </table:table-row>
        <table:table-row table:style-name="ro1">
          <table:table-cell table:formula="of:=[.A70]+1" office:value-type="float" office:value="78">
            <text:p>78</text:p>
          </table:table-cell>
          <table:table-cell table:formula="of:=&quot;N&quot;&amp;[.A71]" office:value-type="string" office:string-value="N78">
            <text:p>N78</text:p>
          </table:table-cell>
          <table:table-cell table:formula="of:=[.C70]+[.$J$4]" office:value-type="float" office:value="1256">
            <text:p>1256</text:p>
          </table:table-cell>
          <table:table-cell table:formula="of:= &quot;X&quot;&amp; [.C71]" office:value-type="string" office:string-value="X1256">
            <text:p>X1256</text:p>
          </table:table-cell>
          <table:table-cell table:formula="of:=[.E70]+[.$J$5]" office:value-type="float" office:value="2308.625">
            <text:p>2308.625</text:p>
          </table:table-cell>
          <table:table-cell table:formula="of:=&quot;Y&quot; &amp; [.E71]" office:value-type="string" office:string-value="Y2308.625">
            <text:p>Y2308.625</text:p>
          </table:table-cell>
          <table:table-cell table:number-columns-repeated="8"/>
          <table:table-cell table:style-name="ce2" table:formula="of:=[.B72]" office:value-type="string" office:string-value="N79">
            <text:p>N79</text:p>
          </table:table-cell>
          <table:table-cell table:style-name="ce2" table:formula="of:=[.D72]" office:value-type="string" office:string-value="X1260">
            <text:p>X1260</text:p>
          </table:table-cell>
          <table:table-cell table:style-name="ce2" table:formula="of:=[.F72]" office:value-type="string" office:string-value="Y2305.75">
            <text:p>Y2305.75</text:p>
          </table:table-cell>
        </table:table-row>
        <table:table-row table:style-name="ro1">
          <table:table-cell table:formula="of:=[.A71]+1" office:value-type="float" office:value="79">
            <text:p>79</text:p>
          </table:table-cell>
          <table:table-cell table:formula="of:=&quot;N&quot;&amp;[.A72]" office:value-type="string" office:string-value="N79">
            <text:p>N79</text:p>
          </table:table-cell>
          <table:table-cell table:formula="of:=[.C71]+[.$J$4]" office:value-type="float" office:value="1260">
            <text:p>1260</text:p>
          </table:table-cell>
          <table:table-cell table:formula="of:= &quot;X&quot;&amp; [.C72]" office:value-type="string" office:string-value="X1260">
            <text:p>X1260</text:p>
          </table:table-cell>
          <table:table-cell table:formula="of:=[.E71]+[.$J$5]" office:value-type="float" office:value="2305.75">
            <text:p>2305.75</text:p>
          </table:table-cell>
          <table:table-cell table:formula="of:=&quot;Y&quot; &amp; [.E72]" office:value-type="string" office:string-value="Y2305.75">
            <text:p>Y2305.75</text:p>
          </table:table-cell>
          <table:table-cell table:number-columns-repeated="8"/>
          <table:table-cell table:style-name="ce2" table:formula="of:=[.B73]" office:value-type="string" office:string-value="N80">
            <text:p>N80</text:p>
          </table:table-cell>
          <table:table-cell table:style-name="ce2" table:formula="of:=[.D73]" office:value-type="string" office:string-value="X1264">
            <text:p>X1264</text:p>
          </table:table-cell>
          <table:table-cell table:style-name="ce2" table:formula="of:=[.F73]" office:value-type="string" office:string-value="Y2302.875">
            <text:p>Y2302.875</text:p>
          </table:table-cell>
        </table:table-row>
        <table:table-row table:style-name="ro1">
          <table:table-cell table:formula="of:=[.A72]+1" office:value-type="float" office:value="80">
            <text:p>80</text:p>
          </table:table-cell>
          <table:table-cell table:formula="of:=&quot;N&quot;&amp;[.A73]" office:value-type="string" office:string-value="N80">
            <text:p>N80</text:p>
          </table:table-cell>
          <table:table-cell table:formula="of:=[.C72]+[.$J$4]" office:value-type="float" office:value="1264">
            <text:p>1264</text:p>
          </table:table-cell>
          <table:table-cell table:formula="of:= &quot;X&quot;&amp; [.C73]" office:value-type="string" office:string-value="X1264">
            <text:p>X1264</text:p>
          </table:table-cell>
          <table:table-cell table:formula="of:=[.E72]+[.$J$5]" office:value-type="float" office:value="2302.875">
            <text:p>2302.875</text:p>
          </table:table-cell>
          <table:table-cell table:formula="of:=&quot;Y&quot; &amp; [.E73]" office:value-type="string" office:string-value="Y2302.875">
            <text:p>Y2302.875</text:p>
          </table:table-cell>
          <table:table-cell table:number-columns-repeated="8"/>
          <table:table-cell table:style-name="ce2" table:formula="of:=[.B74]" office:value-type="string" office:string-value="N81">
            <text:p>N81</text:p>
          </table:table-cell>
          <table:table-cell table:style-name="ce2" table:formula="of:=[.D74]" office:value-type="string" office:string-value="X1268">
            <text:p>X1268</text:p>
          </table:table-cell>
          <table:table-cell table:style-name="ce2" table:formula="of:=[.F74]" office:value-type="string" office:string-value="Y2300">
            <text:p>Y2300</text:p>
          </table:table-cell>
        </table:table-row>
        <table:table-row table:style-name="ro1">
          <table:table-cell table:formula="of:=[.A73]+1" office:value-type="float" office:value="81">
            <text:p>81</text:p>
          </table:table-cell>
          <table:table-cell table:formula="of:=&quot;N&quot;&amp;[.A74]" office:value-type="string" office:string-value="N81">
            <text:p>N81</text:p>
          </table:table-cell>
          <table:table-cell table:formula="of:=[.C73]+[.$J$4]" office:value-type="float" office:value="1268">
            <text:p>1268</text:p>
          </table:table-cell>
          <table:table-cell table:formula="of:= &quot;X&quot;&amp; [.C74]" office:value-type="string" office:string-value="X1268">
            <text:p>X1268</text:p>
          </table:table-cell>
          <table:table-cell table:formula="of:=[.E73]+[.$J$5]" office:value-type="float" office:value="2300">
            <text:p>2300</text:p>
          </table:table-cell>
          <table:table-cell table:formula="of:=&quot;Y&quot; &amp; [.E74]" office:value-type="string" office:string-value="Y2300">
            <text:p>Y2300</text:p>
          </table:table-cell>
          <table:table-cell table:number-columns-repeated="8"/>
          <table:table-cell table:style-name="ce2" table:formula="of:=[.B75]" office:value-type="string" office:string-value="N82">
            <text:p>N82</text:p>
          </table:table-cell>
          <table:table-cell table:style-name="ce2" table:formula="of:=[.D75]" office:value-type="string" office:string-value="X1272">
            <text:p>X1272</text:p>
          </table:table-cell>
          <table:table-cell table:style-name="ce2" table:formula="of:=[.F75]" office:value-type="string" office:string-value="Y2297.125">
            <text:p>Y2297.125</text:p>
          </table:table-cell>
        </table:table-row>
        <table:table-row table:style-name="ro1">
          <table:table-cell table:formula="of:=[.A74]+1" office:value-type="float" office:value="82">
            <text:p>82</text:p>
          </table:table-cell>
          <table:table-cell table:formula="of:=&quot;N&quot;&amp;[.A75]" office:value-type="string" office:string-value="N82">
            <text:p>N82</text:p>
          </table:table-cell>
          <table:table-cell table:formula="of:=[.C74]+[.$J$4]" office:value-type="float" office:value="1272">
            <text:p>1272</text:p>
          </table:table-cell>
          <table:table-cell table:formula="of:= &quot;X&quot;&amp; [.C75]" office:value-type="string" office:string-value="X1272">
            <text:p>X1272</text:p>
          </table:table-cell>
          <table:table-cell table:formula="of:=[.E74]+[.$J$5]" office:value-type="float" office:value="2297.125">
            <text:p>2297.125</text:p>
          </table:table-cell>
          <table:table-cell table:formula="of:=&quot;Y&quot; &amp; [.E75]" office:value-type="string" office:string-value="Y2297.125">
            <text:p>Y2297.125</text:p>
          </table:table-cell>
          <table:table-cell table:number-columns-repeated="8"/>
          <table:table-cell table:style-name="ce2" table:formula="of:=[.B76]" office:value-type="string" office:string-value="N83">
            <text:p>N83</text:p>
          </table:table-cell>
          <table:table-cell table:style-name="ce2" table:formula="of:=[.D76]" office:value-type="string" office:string-value="X1276">
            <text:p>X1276</text:p>
          </table:table-cell>
          <table:table-cell table:style-name="ce2" table:formula="of:=[.F76]" office:value-type="string" office:string-value="Y2294.25">
            <text:p>Y2294.25</text:p>
          </table:table-cell>
        </table:table-row>
        <table:table-row table:style-name="ro1">
          <table:table-cell table:formula="of:=[.A75]+1" office:value-type="float" office:value="83">
            <text:p>83</text:p>
          </table:table-cell>
          <table:table-cell table:formula="of:=&quot;N&quot;&amp;[.A76]" office:value-type="string" office:string-value="N83">
            <text:p>N83</text:p>
          </table:table-cell>
          <table:table-cell table:formula="of:=[.C75]+[.$J$4]" office:value-type="float" office:value="1276">
            <text:p>1276</text:p>
          </table:table-cell>
          <table:table-cell table:formula="of:= &quot;X&quot;&amp; [.C76]" office:value-type="string" office:string-value="X1276">
            <text:p>X1276</text:p>
          </table:table-cell>
          <table:table-cell table:formula="of:=[.E75]+[.$J$5]" office:value-type="float" office:value="2294.25">
            <text:p>2294.25</text:p>
          </table:table-cell>
          <table:table-cell table:formula="of:=&quot;Y&quot; &amp; [.E76]" office:value-type="string" office:string-value="Y2294.25">
            <text:p>Y2294.25</text:p>
          </table:table-cell>
          <table:table-cell table:number-columns-repeated="8"/>
          <table:table-cell table:style-name="ce2" table:formula="of:=[.B77]" office:value-type="string" office:string-value="N84">
            <text:p>N84</text:p>
          </table:table-cell>
          <table:table-cell table:style-name="ce2" table:formula="of:=[.D77]" office:value-type="string" office:string-value="X1280">
            <text:p>X1280</text:p>
          </table:table-cell>
          <table:table-cell table:style-name="ce2" table:formula="of:=[.F77]" office:value-type="string" office:string-value="Y2291.375">
            <text:p>Y2291.375</text:p>
          </table:table-cell>
        </table:table-row>
        <table:table-row table:style-name="ro1">
          <table:table-cell table:formula="of:=[.A76]+1" office:value-type="float" office:value="84">
            <text:p>84</text:p>
          </table:table-cell>
          <table:table-cell table:formula="of:=&quot;N&quot;&amp;[.A77]" office:value-type="string" office:string-value="N84">
            <text:p>N84</text:p>
          </table:table-cell>
          <table:table-cell table:formula="of:=[.C76]+[.$J$4]" office:value-type="float" office:value="1280">
            <text:p>1280</text:p>
          </table:table-cell>
          <table:table-cell table:formula="of:= &quot;X&quot;&amp; [.C77]" office:value-type="string" office:string-value="X1280">
            <text:p>X1280</text:p>
          </table:table-cell>
          <table:table-cell table:formula="of:=[.E76]+[.$J$5]" office:value-type="float" office:value="2291.375">
            <text:p>2291.375</text:p>
          </table:table-cell>
          <table:table-cell table:formula="of:=&quot;Y&quot; &amp; [.E77]" office:value-type="string" office:string-value="Y2291.375">
            <text:p>Y2291.375</text:p>
          </table:table-cell>
          <table:table-cell table:number-columns-repeated="8"/>
          <table:table-cell table:style-name="ce2" table:formula="of:=[.B78]" office:value-type="string" office:string-value="N85">
            <text:p>N85</text:p>
          </table:table-cell>
          <table:table-cell table:style-name="ce2" table:formula="of:=[.D78]" office:value-type="string" office:string-value="X1284">
            <text:p>X1284</text:p>
          </table:table-cell>
          <table:table-cell table:style-name="ce2" table:formula="of:=[.F78]" office:value-type="string" office:string-value="Y2288.5">
            <text:p>Y2288.5</text:p>
          </table:table-cell>
        </table:table-row>
        <table:table-row table:style-name="ro1">
          <table:table-cell table:formula="of:=[.A77]+1" office:value-type="float" office:value="85">
            <text:p>85</text:p>
          </table:table-cell>
          <table:table-cell table:formula="of:=&quot;N&quot;&amp;[.A78]" office:value-type="string" office:string-value="N85">
            <text:p>N85</text:p>
          </table:table-cell>
          <table:table-cell table:formula="of:=[.C77]+[.$J$4]" office:value-type="float" office:value="1284">
            <text:p>1284</text:p>
          </table:table-cell>
          <table:table-cell table:formula="of:= &quot;X&quot;&amp; [.C78]" office:value-type="string" office:string-value="X1284">
            <text:p>X1284</text:p>
          </table:table-cell>
          <table:table-cell table:formula="of:=[.E77]+[.$J$5]" office:value-type="float" office:value="2288.5">
            <text:p>2288.5</text:p>
          </table:table-cell>
          <table:table-cell table:formula="of:=&quot;Y&quot; &amp; [.E78]" office:value-type="string" office:string-value="Y2288.5">
            <text:p>Y2288.5</text:p>
          </table:table-cell>
          <table:table-cell table:number-columns-repeated="8"/>
          <table:table-cell table:style-name="ce2" table:formula="of:=[.B79]" office:value-type="string" office:string-value="N86">
            <text:p>N86</text:p>
          </table:table-cell>
          <table:table-cell table:style-name="ce2" table:formula="of:=[.D79]" office:value-type="string" office:string-value="X1288">
            <text:p>X1288</text:p>
          </table:table-cell>
          <table:table-cell table:style-name="ce2" table:formula="of:=[.F79]" office:value-type="string" office:string-value="Y2285.625">
            <text:p>Y2285.625</text:p>
          </table:table-cell>
        </table:table-row>
        <table:table-row table:style-name="ro1">
          <table:table-cell table:formula="of:=[.A78]+1" office:value-type="float" office:value="86">
            <text:p>86</text:p>
          </table:table-cell>
          <table:table-cell table:formula="of:=&quot;N&quot;&amp;[.A79]" office:value-type="string" office:string-value="N86">
            <text:p>N86</text:p>
          </table:table-cell>
          <table:table-cell table:formula="of:=[.C78]+[.$J$4]" office:value-type="float" office:value="1288">
            <text:p>1288</text:p>
          </table:table-cell>
          <table:table-cell table:formula="of:= &quot;X&quot;&amp; [.C79]" office:value-type="string" office:string-value="X1288">
            <text:p>X1288</text:p>
          </table:table-cell>
          <table:table-cell table:formula="of:=[.E78]+[.$J$5]" office:value-type="float" office:value="2285.625">
            <text:p>2285.625</text:p>
          </table:table-cell>
          <table:table-cell table:formula="of:=&quot;Y&quot; &amp; [.E79]" office:value-type="string" office:string-value="Y2285.625">
            <text:p>Y2285.625</text:p>
          </table:table-cell>
          <table:table-cell table:number-columns-repeated="8"/>
          <table:table-cell table:style-name="ce2" table:formula="of:=[.B80]" office:value-type="string" office:string-value="N87">
            <text:p>N87</text:p>
          </table:table-cell>
          <table:table-cell table:style-name="ce2" table:formula="of:=[.D80]" office:value-type="string" office:string-value="X1292">
            <text:p>X1292</text:p>
          </table:table-cell>
          <table:table-cell table:style-name="ce2" table:formula="of:=[.F80]" office:value-type="string" office:string-value="Y2282.75">
            <text:p>Y2282.75</text:p>
          </table:table-cell>
        </table:table-row>
        <table:table-row table:style-name="ro1">
          <table:table-cell table:formula="of:=[.A79]+1" office:value-type="float" office:value="87">
            <text:p>87</text:p>
          </table:table-cell>
          <table:table-cell table:formula="of:=&quot;N&quot;&amp;[.A80]" office:value-type="string" office:string-value="N87">
            <text:p>N87</text:p>
          </table:table-cell>
          <table:table-cell table:formula="of:=[.C79]+[.$J$4]" office:value-type="float" office:value="1292">
            <text:p>1292</text:p>
          </table:table-cell>
          <table:table-cell table:formula="of:= &quot;X&quot;&amp; [.C80]" office:value-type="string" office:string-value="X1292">
            <text:p>X1292</text:p>
          </table:table-cell>
          <table:table-cell table:formula="of:=[.E79]+[.$J$5]" office:value-type="float" office:value="2282.75">
            <text:p>2282.75</text:p>
          </table:table-cell>
          <table:table-cell table:formula="of:=&quot;Y&quot; &amp; [.E80]" office:value-type="string" office:string-value="Y2282.75">
            <text:p>Y2282.75</text:p>
          </table:table-cell>
          <table:table-cell table:number-columns-repeated="8"/>
          <table:table-cell table:style-name="ce2" table:formula="of:=[.B81]" office:value-type="string" office:string-value="N88">
            <text:p>N88</text:p>
          </table:table-cell>
          <table:table-cell table:style-name="ce2" table:formula="of:=[.D81]" office:value-type="string" office:string-value="X1296">
            <text:p>X1296</text:p>
          </table:table-cell>
          <table:table-cell table:style-name="ce2" table:formula="of:=[.F81]" office:value-type="string" office:string-value="Y2279.875">
            <text:p>Y2279.875</text:p>
          </table:table-cell>
        </table:table-row>
        <table:table-row table:style-name="ro1">
          <table:table-cell table:formula="of:=[.A80]+1" office:value-type="float" office:value="88">
            <text:p>88</text:p>
          </table:table-cell>
          <table:table-cell table:formula="of:=&quot;N&quot;&amp;[.A81]" office:value-type="string" office:string-value="N88">
            <text:p>N88</text:p>
          </table:table-cell>
          <table:table-cell table:formula="of:=[.C80]+[.$J$4]" office:value-type="float" office:value="1296">
            <text:p>1296</text:p>
          </table:table-cell>
          <table:table-cell table:formula="of:= &quot;X&quot;&amp; [.C81]" office:value-type="string" office:string-value="X1296">
            <text:p>X1296</text:p>
          </table:table-cell>
          <table:table-cell table:formula="of:=[.E80]+[.$J$5]" office:value-type="float" office:value="2279.875">
            <text:p>2279.875</text:p>
          </table:table-cell>
          <table:table-cell table:formula="of:=&quot;Y&quot; &amp; [.E81]" office:value-type="string" office:string-value="Y2279.875">
            <text:p>Y2279.875</text:p>
          </table:table-cell>
          <table:table-cell table:number-columns-repeated="8"/>
          <table:table-cell table:style-name="ce2" table:formula="of:=[.B82]" office:value-type="string" office:string-value="N89">
            <text:p>N89</text:p>
          </table:table-cell>
          <table:table-cell table:style-name="ce2" table:formula="of:=[.D82]" office:value-type="string" office:string-value="X1300">
            <text:p>X1300</text:p>
          </table:table-cell>
          <table:table-cell table:style-name="ce2" table:formula="of:=[.F82]" office:value-type="string" office:string-value="Y2277">
            <text:p>Y2277</text:p>
          </table:table-cell>
        </table:table-row>
        <table:table-row table:style-name="ro1">
          <table:table-cell table:formula="of:=[.A81]+1" office:value-type="float" office:value="89">
            <text:p>89</text:p>
          </table:table-cell>
          <table:table-cell table:formula="of:=&quot;N&quot;&amp;[.A82]" office:value-type="string" office:string-value="N89">
            <text:p>N89</text:p>
          </table:table-cell>
          <table:table-cell table:formula="of:=[.C81]+[.$J$4]" office:value-type="float" office:value="1300">
            <text:p>1300</text:p>
          </table:table-cell>
          <table:table-cell table:formula="of:= &quot;X&quot;&amp; [.C82]" office:value-type="string" office:string-value="X1300">
            <text:p>X1300</text:p>
          </table:table-cell>
          <table:table-cell table:formula="of:=[.E81]+[.$J$5]" office:value-type="float" office:value="2277">
            <text:p>2277</text:p>
          </table:table-cell>
          <table:table-cell table:formula="of:=&quot;Y&quot; &amp; [.E82]" office:value-type="string" office:string-value="Y2277">
            <text:p>Y2277</text:p>
          </table:table-cell>
          <table:table-cell table:number-columns-repeated="8"/>
          <table:table-cell table:style-name="ce2" table:formula="of:=[.B83]" office:value-type="string" office:string-value="N90">
            <text:p>N90</text:p>
          </table:table-cell>
          <table:table-cell table:style-name="ce2" table:formula="of:=[.D83]" office:value-type="string" office:string-value="X1304">
            <text:p>X1304</text:p>
          </table:table-cell>
          <table:table-cell table:style-name="ce2" table:formula="of:=[.F83]" office:value-type="string" office:string-value="Y2274.125">
            <text:p>Y2274.125</text:p>
          </table:table-cell>
        </table:table-row>
        <table:table-row table:style-name="ro1">
          <table:table-cell table:formula="of:=[.A82]+1" office:value-type="float" office:value="90">
            <text:p>90</text:p>
          </table:table-cell>
          <table:table-cell table:formula="of:=&quot;N&quot;&amp;[.A83]" office:value-type="string" office:string-value="N90">
            <text:p>N90</text:p>
          </table:table-cell>
          <table:table-cell table:formula="of:=[.C82]+[.$J$4]" office:value-type="float" office:value="1304">
            <text:p>1304</text:p>
          </table:table-cell>
          <table:table-cell table:formula="of:= &quot;X&quot;&amp; [.C83]" office:value-type="string" office:string-value="X1304">
            <text:p>X1304</text:p>
          </table:table-cell>
          <table:table-cell table:formula="of:=[.E82]+[.$J$5]" office:value-type="float" office:value="2274.125">
            <text:p>2274.125</text:p>
          </table:table-cell>
          <table:table-cell table:formula="of:=&quot;Y&quot; &amp; [.E83]" office:value-type="string" office:string-value="Y2274.125">
            <text:p>Y2274.125</text:p>
          </table:table-cell>
          <table:table-cell table:number-columns-repeated="8"/>
          <table:table-cell table:style-name="ce2" table:formula="of:=[.B84]" office:value-type="string" office:string-value="N91">
            <text:p>N91</text:p>
          </table:table-cell>
          <table:table-cell table:style-name="ce2" table:formula="of:=[.D84]" office:value-type="string" office:string-value="X1308">
            <text:p>X1308</text:p>
          </table:table-cell>
          <table:table-cell table:style-name="ce2" table:formula="of:=[.F84]" office:value-type="string" office:string-value="Y2271.25">
            <text:p>Y2271.25</text:p>
          </table:table-cell>
        </table:table-row>
        <table:table-row table:style-name="ro1">
          <table:table-cell table:formula="of:=[.A83]+1" office:value-type="float" office:value="91">
            <text:p>91</text:p>
          </table:table-cell>
          <table:table-cell table:formula="of:=&quot;N&quot;&amp;[.A84]" office:value-type="string" office:string-value="N91">
            <text:p>N91</text:p>
          </table:table-cell>
          <table:table-cell table:formula="of:=[.C83]+[.$J$4]" office:value-type="float" office:value="1308">
            <text:p>1308</text:p>
          </table:table-cell>
          <table:table-cell table:formula="of:= &quot;X&quot;&amp; [.C84]" office:value-type="string" office:string-value="X1308">
            <text:p>X1308</text:p>
          </table:table-cell>
          <table:table-cell table:formula="of:=[.E83]+[.$J$5]" office:value-type="float" office:value="2271.25">
            <text:p>2271.25</text:p>
          </table:table-cell>
          <table:table-cell table:formula="of:=&quot;Y&quot; &amp; [.E84]" office:value-type="string" office:string-value="Y2271.25">
            <text:p>Y2271.25</text:p>
          </table:table-cell>
          <table:table-cell table:number-columns-repeated="8"/>
          <table:table-cell table:style-name="ce2" table:formula="of:=[.B85]" office:value-type="string" office:string-value="N92">
            <text:p>N92</text:p>
          </table:table-cell>
          <table:table-cell table:style-name="ce2" table:formula="of:=[.D85]" office:value-type="string" office:string-value="X1312">
            <text:p>X1312</text:p>
          </table:table-cell>
          <table:table-cell table:style-name="ce2" table:formula="of:=[.F85]" office:value-type="string" office:string-value="Y2268.375">
            <text:p>Y2268.375</text:p>
          </table:table-cell>
        </table:table-row>
        <table:table-row table:style-name="ro1">
          <table:table-cell table:formula="of:=[.A84]+1" office:value-type="float" office:value="92">
            <text:p>92</text:p>
          </table:table-cell>
          <table:table-cell table:formula="of:=&quot;N&quot;&amp;[.A85]" office:value-type="string" office:string-value="N92">
            <text:p>N92</text:p>
          </table:table-cell>
          <table:table-cell table:formula="of:=[.C84]+[.$J$4]" office:value-type="float" office:value="1312">
            <text:p>1312</text:p>
          </table:table-cell>
          <table:table-cell table:formula="of:= &quot;X&quot;&amp; [.C85]" office:value-type="string" office:string-value="X1312">
            <text:p>X1312</text:p>
          </table:table-cell>
          <table:table-cell table:formula="of:=[.E84]+[.$J$5]" office:value-type="float" office:value="2268.375">
            <text:p>2268.375</text:p>
          </table:table-cell>
          <table:table-cell table:formula="of:=&quot;Y&quot; &amp; [.E85]" office:value-type="string" office:string-value="Y2268.375">
            <text:p>Y2268.375</text:p>
          </table:table-cell>
          <table:table-cell table:number-columns-repeated="8"/>
          <table:table-cell table:style-name="ce2" table:formula="of:=[.B86]" office:value-type="string" office:string-value="N93">
            <text:p>N93</text:p>
          </table:table-cell>
          <table:table-cell table:style-name="ce2" table:formula="of:=[.D86]" office:value-type="string" office:string-value="X1316">
            <text:p>X1316</text:p>
          </table:table-cell>
          <table:table-cell table:style-name="ce2" table:formula="of:=[.F86]" office:value-type="string" office:string-value="Y2265.5">
            <text:p>Y2265.5</text:p>
          </table:table-cell>
        </table:table-row>
        <table:table-row table:style-name="ro1">
          <table:table-cell table:formula="of:=[.A85]+1" office:value-type="float" office:value="93">
            <text:p>93</text:p>
          </table:table-cell>
          <table:table-cell table:formula="of:=&quot;N&quot;&amp;[.A86]" office:value-type="string" office:string-value="N93">
            <text:p>N93</text:p>
          </table:table-cell>
          <table:table-cell table:formula="of:=[.C85]+[.$J$4]" office:value-type="float" office:value="1316">
            <text:p>1316</text:p>
          </table:table-cell>
          <table:table-cell table:formula="of:= &quot;X&quot;&amp; [.C86]" office:value-type="string" office:string-value="X1316">
            <text:p>X1316</text:p>
          </table:table-cell>
          <table:table-cell table:formula="of:=[.E85]+[.$J$5]" office:value-type="float" office:value="2265.5">
            <text:p>2265.5</text:p>
          </table:table-cell>
          <table:table-cell table:formula="of:=&quot;Y&quot; &amp; [.E86]" office:value-type="string" office:string-value="Y2265.5">
            <text:p>Y2265.5</text:p>
          </table:table-cell>
          <table:table-cell table:number-columns-repeated="8"/>
          <table:table-cell table:style-name="ce2" table:formula="of:=[.B87]" office:value-type="string" office:string-value="N94">
            <text:p>N94</text:p>
          </table:table-cell>
          <table:table-cell table:style-name="ce2" table:formula="of:=[.D87]" office:value-type="string" office:string-value="X1320">
            <text:p>X1320</text:p>
          </table:table-cell>
          <table:table-cell table:style-name="ce2" table:formula="of:=[.F87]" office:value-type="string" office:string-value="Y2262.625">
            <text:p>Y2262.625</text:p>
          </table:table-cell>
        </table:table-row>
        <table:table-row table:style-name="ro1">
          <table:table-cell table:formula="of:=[.A86]+1" office:value-type="float" office:value="94">
            <text:p>94</text:p>
          </table:table-cell>
          <table:table-cell table:formula="of:=&quot;N&quot;&amp;[.A87]" office:value-type="string" office:string-value="N94">
            <text:p>N94</text:p>
          </table:table-cell>
          <table:table-cell table:formula="of:=[.C86]+[.$J$4]" office:value-type="float" office:value="1320">
            <text:p>1320</text:p>
          </table:table-cell>
          <table:table-cell table:formula="of:= &quot;X&quot;&amp; [.C87]" office:value-type="string" office:string-value="X1320">
            <text:p>X1320</text:p>
          </table:table-cell>
          <table:table-cell table:formula="of:=[.E86]+[.$J$5]" office:value-type="float" office:value="2262.625">
            <text:p>2262.625</text:p>
          </table:table-cell>
          <table:table-cell table:formula="of:=&quot;Y&quot; &amp; [.E87]" office:value-type="string" office:string-value="Y2262.625">
            <text:p>Y2262.625</text:p>
          </table:table-cell>
          <table:table-cell table:number-columns-repeated="8"/>
          <table:table-cell table:style-name="ce2" table:formula="of:=[.B88]" office:value-type="string" office:string-value="N95">
            <text:p>N95</text:p>
          </table:table-cell>
          <table:table-cell table:style-name="ce2" table:formula="of:=[.D88]" office:value-type="string" office:string-value="X1324">
            <text:p>X1324</text:p>
          </table:table-cell>
          <table:table-cell table:style-name="ce2" table:formula="of:=[.F88]" office:value-type="string" office:string-value="Y2259.75">
            <text:p>Y2259.75</text:p>
          </table:table-cell>
        </table:table-row>
        <table:table-row table:style-name="ro1">
          <table:table-cell table:formula="of:=[.A87]+1" office:value-type="float" office:value="95">
            <text:p>95</text:p>
          </table:table-cell>
          <table:table-cell table:formula="of:=&quot;N&quot;&amp;[.A88]" office:value-type="string" office:string-value="N95">
            <text:p>N95</text:p>
          </table:table-cell>
          <table:table-cell table:formula="of:=[.C87]+[.$J$4]" office:value-type="float" office:value="1324">
            <text:p>1324</text:p>
          </table:table-cell>
          <table:table-cell table:formula="of:= &quot;X&quot;&amp; [.C88]" office:value-type="string" office:string-value="X1324">
            <text:p>X1324</text:p>
          </table:table-cell>
          <table:table-cell table:formula="of:=[.E87]+[.$J$5]" office:value-type="float" office:value="2259.75">
            <text:p>2259.75</text:p>
          </table:table-cell>
          <table:table-cell table:formula="of:=&quot;Y&quot; &amp; [.E88]" office:value-type="string" office:string-value="Y2259.75">
            <text:p>Y2259.75</text:p>
          </table:table-cell>
          <table:table-cell table:number-columns-repeated="8"/>
          <table:table-cell table:style-name="ce2" table:formula="of:=[.B89]" office:value-type="string" office:string-value="N96">
            <text:p>N96</text:p>
          </table:table-cell>
          <table:table-cell table:style-name="ce2" table:formula="of:=[.D89]" office:value-type="string" office:string-value="X1328">
            <text:p>X1328</text:p>
          </table:table-cell>
          <table:table-cell table:style-name="ce2" table:formula="of:=[.F89]" office:value-type="string" office:string-value="Y2256.875">
            <text:p>Y2256.875</text:p>
          </table:table-cell>
        </table:table-row>
        <table:table-row table:style-name="ro1">
          <table:table-cell table:formula="of:=[.A88]+1" office:value-type="float" office:value="96">
            <text:p>96</text:p>
          </table:table-cell>
          <table:table-cell table:formula="of:=&quot;N&quot;&amp;[.A89]" office:value-type="string" office:string-value="N96">
            <text:p>N96</text:p>
          </table:table-cell>
          <table:table-cell table:formula="of:=[.C88]+[.$J$4]" office:value-type="float" office:value="1328">
            <text:p>1328</text:p>
          </table:table-cell>
          <table:table-cell table:formula="of:= &quot;X&quot;&amp; [.C89]" office:value-type="string" office:string-value="X1328">
            <text:p>X1328</text:p>
          </table:table-cell>
          <table:table-cell table:formula="of:=[.E88]+[.$J$5]" office:value-type="float" office:value="2256.875">
            <text:p>2256.875</text:p>
          </table:table-cell>
          <table:table-cell table:formula="of:=&quot;Y&quot; &amp; [.E89]" office:value-type="string" office:string-value="Y2256.875">
            <text:p>Y2256.875</text:p>
          </table:table-cell>
          <table:table-cell table:number-columns-repeated="8"/>
          <table:table-cell table:style-name="ce2" table:formula="of:=[.B90]" office:value-type="string" office:string-value="N97">
            <text:p>N97</text:p>
          </table:table-cell>
          <table:table-cell table:style-name="ce2" table:formula="of:=[.D90]" office:value-type="string" office:string-value="X1332">
            <text:p>X1332</text:p>
          </table:table-cell>
          <table:table-cell table:style-name="ce2" table:formula="of:=[.F90]" office:value-type="string" office:string-value="Y2254">
            <text:p>Y2254</text:p>
          </table:table-cell>
        </table:table-row>
        <table:table-row table:style-name="ro1">
          <table:table-cell table:formula="of:=[.A89]+1" office:value-type="float" office:value="97">
            <text:p>97</text:p>
          </table:table-cell>
          <table:table-cell table:formula="of:=&quot;N&quot;&amp;[.A90]" office:value-type="string" office:string-value="N97">
            <text:p>N97</text:p>
          </table:table-cell>
          <table:table-cell table:formula="of:=[.C89]+[.$J$4]" office:value-type="float" office:value="1332">
            <text:p>1332</text:p>
          </table:table-cell>
          <table:table-cell table:formula="of:= &quot;X&quot;&amp; [.C90]" office:value-type="string" office:string-value="X1332">
            <text:p>X1332</text:p>
          </table:table-cell>
          <table:table-cell table:formula="of:=[.E89]+[.$J$5]" office:value-type="float" office:value="2254">
            <text:p>2254</text:p>
          </table:table-cell>
          <table:table-cell table:formula="of:=&quot;Y&quot; &amp; [.E90]" office:value-type="string" office:string-value="Y2254">
            <text:p>Y2254</text:p>
          </table:table-cell>
          <table:table-cell table:number-columns-repeated="8"/>
          <table:table-cell table:style-name="ce2" table:formula="of:=[.B91]" office:value-type="string" office:string-value="N98">
            <text:p>N98</text:p>
          </table:table-cell>
          <table:table-cell table:style-name="ce2" table:formula="of:=[.D91]" office:value-type="string" office:string-value="X1336">
            <text:p>X1336</text:p>
          </table:table-cell>
          <table:table-cell table:style-name="ce2" table:formula="of:=[.F91]" office:value-type="string" office:string-value="Y2251.125">
            <text:p>Y2251.125</text:p>
          </table:table-cell>
        </table:table-row>
        <table:table-row table:style-name="ro1">
          <table:table-cell table:formula="of:=[.A90]+1" office:value-type="float" office:value="98">
            <text:p>98</text:p>
          </table:table-cell>
          <table:table-cell table:formula="of:=&quot;N&quot;&amp;[.A91]" office:value-type="string" office:string-value="N98">
            <text:p>N98</text:p>
          </table:table-cell>
          <table:table-cell table:formula="of:=[.C90]+[.$J$4]" office:value-type="float" office:value="1336">
            <text:p>1336</text:p>
          </table:table-cell>
          <table:table-cell table:formula="of:= &quot;X&quot;&amp; [.C91]" office:value-type="string" office:string-value="X1336">
            <text:p>X1336</text:p>
          </table:table-cell>
          <table:table-cell table:formula="of:=[.E90]+[.$J$5]" office:value-type="float" office:value="2251.125">
            <text:p>2251.125</text:p>
          </table:table-cell>
          <table:table-cell table:formula="of:=&quot;Y&quot; &amp; [.E91]" office:value-type="string" office:string-value="Y2251.125">
            <text:p>Y2251.125</text:p>
          </table:table-cell>
          <table:table-cell table:number-columns-repeated="8"/>
          <table:table-cell table:style-name="ce2" table:formula="of:=[.B92]" office:value-type="string" office:string-value="N99">
            <text:p>N99</text:p>
          </table:table-cell>
          <table:table-cell table:style-name="ce2" table:formula="of:=[.D92]" office:value-type="string" office:string-value="X1340">
            <text:p>X1340</text:p>
          </table:table-cell>
          <table:table-cell table:style-name="ce2" table:formula="of:=[.F92]" office:value-type="string" office:string-value="Y2248.25">
            <text:p>Y2248.25</text:p>
          </table:table-cell>
        </table:table-row>
        <table:table-row table:style-name="ro1">
          <table:table-cell table:formula="of:=[.A91]+1" office:value-type="float" office:value="99">
            <text:p>99</text:p>
          </table:table-cell>
          <table:table-cell table:formula="of:=&quot;N&quot;&amp;[.A92]" office:value-type="string" office:string-value="N99">
            <text:p>N99</text:p>
          </table:table-cell>
          <table:table-cell table:formula="of:=[.C91]+[.$J$4]" office:value-type="float" office:value="1340">
            <text:p>1340</text:p>
          </table:table-cell>
          <table:table-cell table:formula="of:= &quot;X&quot;&amp; [.C92]" office:value-type="string" office:string-value="X1340">
            <text:p>X1340</text:p>
          </table:table-cell>
          <table:table-cell table:formula="of:=[.E91]+[.$J$5]" office:value-type="float" office:value="2248.25">
            <text:p>2248.25</text:p>
          </table:table-cell>
          <table:table-cell table:formula="of:=&quot;Y&quot; &amp; [.E92]" office:value-type="string" office:string-value="Y2248.25">
            <text:p>Y2248.25</text:p>
          </table:table-cell>
          <table:table-cell table:number-columns-repeated="8"/>
          <table:table-cell table:style-name="ce2" table:formula="of:=[.B93]" office:value-type="string" office:string-value="N100">
            <text:p>N100</text:p>
          </table:table-cell>
          <table:table-cell table:style-name="ce2" table:formula="of:=[.D93]" office:value-type="string" office:string-value="X1344">
            <text:p>X1344</text:p>
          </table:table-cell>
          <table:table-cell table:style-name="ce2" table:formula="of:=[.F93]" office:value-type="string" office:string-value="Y2245.375">
            <text:p>Y2245.375</text:p>
          </table:table-cell>
        </table:table-row>
        <table:table-row table:style-name="ro1">
          <table:table-cell table:formula="of:=[.A92]+1" office:value-type="float" office:value="100">
            <text:p>100</text:p>
          </table:table-cell>
          <table:table-cell table:formula="of:=&quot;N&quot;&amp;[.A93]" office:value-type="string" office:string-value="N100">
            <text:p>N100</text:p>
          </table:table-cell>
          <table:table-cell table:formula="of:=[.C92]+[.$J$4]" office:value-type="float" office:value="1344">
            <text:p>1344</text:p>
          </table:table-cell>
          <table:table-cell table:formula="of:= &quot;X&quot;&amp; [.C93]" office:value-type="string" office:string-value="X1344">
            <text:p>X1344</text:p>
          </table:table-cell>
          <table:table-cell table:formula="of:=[.E92]+[.$J$5]" office:value-type="float" office:value="2245.375">
            <text:p>2245.375</text:p>
          </table:table-cell>
          <table:table-cell table:formula="of:=&quot;Y&quot; &amp; [.E93]" office:value-type="string" office:string-value="Y2245.375">
            <text:p>Y2245.375</text:p>
          </table:table-cell>
          <table:table-cell table:number-columns-repeated="8"/>
          <table:table-cell table:style-name="ce2" table:formula="of:=[.B94]" office:value-type="string" office:string-value="N101">
            <text:p>N101</text:p>
          </table:table-cell>
          <table:table-cell table:style-name="ce2" table:formula="of:=[.D94]" office:value-type="string" office:string-value="X1348">
            <text:p>X1348</text:p>
          </table:table-cell>
          <table:table-cell table:style-name="ce2" table:formula="of:=[.F94]" office:value-type="string" office:string-value="Y2242.5">
            <text:p>Y2242.5</text:p>
          </table:table-cell>
        </table:table-row>
        <table:table-row table:style-name="ro1">
          <table:table-cell table:formula="of:=[.A93]+1" office:value-type="float" office:value="101">
            <text:p>101</text:p>
          </table:table-cell>
          <table:table-cell table:formula="of:=&quot;N&quot;&amp;[.A94]" office:value-type="string" office:string-value="N101">
            <text:p>N101</text:p>
          </table:table-cell>
          <table:table-cell table:formula="of:=[.C93]+[.$J$4]" office:value-type="float" office:value="1348">
            <text:p>1348</text:p>
          </table:table-cell>
          <table:table-cell table:formula="of:= &quot;X&quot;&amp; [.C94]" office:value-type="string" office:string-value="X1348">
            <text:p>X1348</text:p>
          </table:table-cell>
          <table:table-cell table:formula="of:=[.E93]+[.$J$5]" office:value-type="float" office:value="2242.5">
            <text:p>2242.5</text:p>
          </table:table-cell>
          <table:table-cell table:formula="of:=&quot;Y&quot; &amp; [.E94]" office:value-type="string" office:string-value="Y2242.5">
            <text:p>Y2242.5</text:p>
          </table:table-cell>
          <table:table-cell table:number-columns-repeated="8"/>
          <table:table-cell table:style-name="ce2" table:formula="of:=[.B95]" office:value-type="string" office:string-value="N102">
            <text:p>N102</text:p>
          </table:table-cell>
          <table:table-cell table:style-name="ce2" table:formula="of:=[.D95]" office:value-type="string" office:string-value="X1352">
            <text:p>X1352</text:p>
          </table:table-cell>
          <table:table-cell table:style-name="ce2" table:formula="of:=[.F95]" office:value-type="string" office:string-value="Y2239.625">
            <text:p>Y2239.625</text:p>
          </table:table-cell>
        </table:table-row>
        <table:table-row table:style-name="ro1">
          <table:table-cell table:formula="of:=[.A94]+1" office:value-type="float" office:value="102">
            <text:p>102</text:p>
          </table:table-cell>
          <table:table-cell table:formula="of:=&quot;N&quot;&amp;[.A95]" office:value-type="string" office:string-value="N102">
            <text:p>N102</text:p>
          </table:table-cell>
          <table:table-cell table:formula="of:=[.C94]+[.$J$4]" office:value-type="float" office:value="1352">
            <text:p>1352</text:p>
          </table:table-cell>
          <table:table-cell table:formula="of:= &quot;X&quot;&amp; [.C95]" office:value-type="string" office:string-value="X1352">
            <text:p>X1352</text:p>
          </table:table-cell>
          <table:table-cell table:formula="of:=[.E94]+[.$J$5]" office:value-type="float" office:value="2239.625">
            <text:p>2239.625</text:p>
          </table:table-cell>
          <table:table-cell table:formula="of:=&quot;Y&quot; &amp; [.E95]" office:value-type="string" office:string-value="Y2239.625">
            <text:p>Y2239.625</text:p>
          </table:table-cell>
          <table:table-cell table:number-columns-repeated="8"/>
          <table:table-cell table:style-name="ce2" table:formula="of:=[.B96]" office:value-type="string" office:string-value="N103">
            <text:p>N103</text:p>
          </table:table-cell>
          <table:table-cell table:style-name="ce2" table:formula="of:=[.D96]" office:value-type="string" office:string-value="X1356">
            <text:p>X1356</text:p>
          </table:table-cell>
          <table:table-cell table:style-name="ce2" table:formula="of:=[.F96]" office:value-type="string" office:string-value="Y2236.75">
            <text:p>Y2236.75</text:p>
          </table:table-cell>
        </table:table-row>
        <table:table-row table:style-name="ro1">
          <table:table-cell table:formula="of:=[.A95]+1" office:value-type="float" office:value="103">
            <text:p>103</text:p>
          </table:table-cell>
          <table:table-cell table:formula="of:=&quot;N&quot;&amp;[.A96]" office:value-type="string" office:string-value="N103">
            <text:p>N103</text:p>
          </table:table-cell>
          <table:table-cell table:formula="of:=[.C95]+[.$J$4]" office:value-type="float" office:value="1356">
            <text:p>1356</text:p>
          </table:table-cell>
          <table:table-cell table:formula="of:= &quot;X&quot;&amp; [.C96]" office:value-type="string" office:string-value="X1356">
            <text:p>X1356</text:p>
          </table:table-cell>
          <table:table-cell table:formula="of:=[.E95]+[.$J$5]" office:value-type="float" office:value="2236.75">
            <text:p>2236.75</text:p>
          </table:table-cell>
          <table:table-cell table:formula="of:=&quot;Y&quot; &amp; [.E96]" office:value-type="string" office:string-value="Y2236.75">
            <text:p>Y2236.75</text:p>
          </table:table-cell>
          <table:table-cell table:number-columns-repeated="8"/>
          <table:table-cell table:style-name="ce2" table:formula="of:=[.B97]" office:value-type="string" office:string-value="N104">
            <text:p>N104</text:p>
          </table:table-cell>
          <table:table-cell table:style-name="ce2" table:formula="of:=[.D97]" office:value-type="string" office:string-value="X1360">
            <text:p>X1360</text:p>
          </table:table-cell>
          <table:table-cell table:style-name="ce2" table:formula="of:=[.F97]" office:value-type="string" office:string-value="Y2233.875">
            <text:p>Y2233.875</text:p>
          </table:table-cell>
        </table:table-row>
        <table:table-row table:style-name="ro1">
          <table:table-cell table:formula="of:=[.A96]+1" office:value-type="float" office:value="104">
            <text:p>104</text:p>
          </table:table-cell>
          <table:table-cell table:formula="of:=&quot;N&quot;&amp;[.A97]" office:value-type="string" office:string-value="N104">
            <text:p>N104</text:p>
          </table:table-cell>
          <table:table-cell table:formula="of:=[.C96]+[.$J$4]" office:value-type="float" office:value="1360">
            <text:p>1360</text:p>
          </table:table-cell>
          <table:table-cell table:formula="of:= &quot;X&quot;&amp; [.C97]" office:value-type="string" office:string-value="X1360">
            <text:p>X1360</text:p>
          </table:table-cell>
          <table:table-cell table:formula="of:=[.E96]+[.$J$5]" office:value-type="float" office:value="2233.875">
            <text:p>2233.875</text:p>
          </table:table-cell>
          <table:table-cell table:formula="of:=&quot;Y&quot; &amp; [.E97]" office:value-type="string" office:string-value="Y2233.875">
            <text:p>Y2233.875</text:p>
          </table:table-cell>
          <table:table-cell table:number-columns-repeated="8"/>
          <table:table-cell table:style-name="ce2" table:formula="of:=[.B98]" office:value-type="string" office:string-value="N105">
            <text:p>N105</text:p>
          </table:table-cell>
          <table:table-cell table:style-name="ce2" table:formula="of:=[.D98]" office:value-type="string" office:string-value="X1364">
            <text:p>X1364</text:p>
          </table:table-cell>
          <table:table-cell table:style-name="ce2" table:formula="of:=[.F98]" office:value-type="string" office:string-value="Y2231">
            <text:p>Y2231</text:p>
          </table:table-cell>
        </table:table-row>
        <table:table-row table:style-name="ro1">
          <table:table-cell table:formula="of:=[.A97]+1" office:value-type="float" office:value="105">
            <text:p>105</text:p>
          </table:table-cell>
          <table:table-cell table:formula="of:=&quot;N&quot;&amp;[.A98]" office:value-type="string" office:string-value="N105">
            <text:p>N105</text:p>
          </table:table-cell>
          <table:table-cell table:formula="of:=[.C97]+[.$J$4]" office:value-type="float" office:value="1364">
            <text:p>1364</text:p>
          </table:table-cell>
          <table:table-cell table:formula="of:= &quot;X&quot;&amp; [.C98]" office:value-type="string" office:string-value="X1364">
            <text:p>X1364</text:p>
          </table:table-cell>
          <table:table-cell table:formula="of:=[.E97]+[.$J$5]" office:value-type="float" office:value="2231">
            <text:p>2231</text:p>
          </table:table-cell>
          <table:table-cell table:formula="of:=&quot;Y&quot; &amp; [.E98]" office:value-type="string" office:string-value="Y2231">
            <text:p>Y2231</text:p>
          </table:table-cell>
          <table:table-cell table:number-columns-repeated="8"/>
          <table:table-cell table:style-name="ce2" table:formula="of:=[.B99]" office:value-type="string" office:string-value="N106">
            <text:p>N106</text:p>
          </table:table-cell>
          <table:table-cell table:style-name="ce2" table:formula="of:=[.D99]" office:value-type="string" office:string-value="X1368">
            <text:p>X1368</text:p>
          </table:table-cell>
          <table:table-cell table:style-name="ce2" table:formula="of:=[.F99]" office:value-type="string" office:string-value="Y2228.125">
            <text:p>Y2228.125</text:p>
          </table:table-cell>
        </table:table-row>
        <table:table-row table:style-name="ro1">
          <table:table-cell table:formula="of:=[.A98]+1" office:value-type="float" office:value="106">
            <text:p>106</text:p>
          </table:table-cell>
          <table:table-cell table:formula="of:=&quot;N&quot;&amp;[.A99]" office:value-type="string" office:string-value="N106">
            <text:p>N106</text:p>
          </table:table-cell>
          <table:table-cell table:formula="of:=[.C98]+[.$J$4]" office:value-type="float" office:value="1368">
            <text:p>1368</text:p>
          </table:table-cell>
          <table:table-cell table:formula="of:= &quot;X&quot;&amp; [.C99]" office:value-type="string" office:string-value="X1368">
            <text:p>X1368</text:p>
          </table:table-cell>
          <table:table-cell table:formula="of:=[.E98]+[.$J$5]" office:value-type="float" office:value="2228.125">
            <text:p>2228.125</text:p>
          </table:table-cell>
          <table:table-cell table:formula="of:=&quot;Y&quot; &amp; [.E99]" office:value-type="string" office:string-value="Y2228.125">
            <text:p>Y2228.125</text:p>
          </table:table-cell>
          <table:table-cell table:number-columns-repeated="8"/>
          <table:table-cell table:style-name="ce2" table:formula="of:=[.B100]" office:value-type="string" office:string-value="N107">
            <text:p>N107</text:p>
          </table:table-cell>
          <table:table-cell table:style-name="ce2" table:formula="of:=[.D100]" office:value-type="string" office:string-value="X1372">
            <text:p>X1372</text:p>
          </table:table-cell>
          <table:table-cell table:style-name="ce2" table:formula="of:=[.F100]" office:value-type="string" office:string-value="Y2225.25">
            <text:p>Y2225.25</text:p>
          </table:table-cell>
        </table:table-row>
        <table:table-row table:style-name="ro1">
          <table:table-cell table:formula="of:=[.A99]+1" office:value-type="float" office:value="107">
            <text:p>107</text:p>
          </table:table-cell>
          <table:table-cell table:formula="of:=&quot;N&quot;&amp;[.A100]" office:value-type="string" office:string-value="N107">
            <text:p>N107</text:p>
          </table:table-cell>
          <table:table-cell table:formula="of:=[.C99]+[.$J$4]" office:value-type="float" office:value="1372">
            <text:p>1372</text:p>
          </table:table-cell>
          <table:table-cell table:formula="of:= &quot;X&quot;&amp; [.C100]" office:value-type="string" office:string-value="X1372">
            <text:p>X1372</text:p>
          </table:table-cell>
          <table:table-cell table:formula="of:=[.E99]+[.$J$5]" office:value-type="float" office:value="2225.25">
            <text:p>2225.25</text:p>
          </table:table-cell>
          <table:table-cell table:formula="of:=&quot;Y&quot; &amp; [.E100]" office:value-type="string" office:string-value="Y2225.25">
            <text:p>Y2225.25</text:p>
          </table:table-cell>
          <table:table-cell table:number-columns-repeated="8"/>
          <table:table-cell table:style-name="ce2" table:formula="of:=[.B101]" office:value-type="string" office:string-value="N108">
            <text:p>N108</text:p>
          </table:table-cell>
          <table:table-cell table:style-name="ce2" table:formula="of:=[.D101]" office:value-type="string" office:string-value="X1376">
            <text:p>X1376</text:p>
          </table:table-cell>
          <table:table-cell table:style-name="ce2" table:formula="of:=[.F101]" office:value-type="string" office:string-value="Y2222.375">
            <text:p>Y2222.375</text:p>
          </table:table-cell>
        </table:table-row>
        <table:table-row table:style-name="ro1">
          <table:table-cell table:formula="of:=[.A100]+1" office:value-type="float" office:value="108">
            <text:p>108</text:p>
          </table:table-cell>
          <table:table-cell table:formula="of:=&quot;N&quot;&amp;[.A101]" office:value-type="string" office:string-value="N108">
            <text:p>N108</text:p>
          </table:table-cell>
          <table:table-cell table:formula="of:=[.C100]+[.$J$4]" office:value-type="float" office:value="1376">
            <text:p>1376</text:p>
          </table:table-cell>
          <table:table-cell table:formula="of:= &quot;X&quot;&amp; [.C101]" office:value-type="string" office:string-value="X1376">
            <text:p>X1376</text:p>
          </table:table-cell>
          <table:table-cell table:formula="of:=[.E100]+[.$J$5]" office:value-type="float" office:value="2222.375">
            <text:p>2222.375</text:p>
          </table:table-cell>
          <table:table-cell table:formula="of:=&quot;Y&quot; &amp; [.E101]" office:value-type="string" office:string-value="Y2222.375">
            <text:p>Y2222.375</text:p>
          </table:table-cell>
          <table:table-cell table:number-columns-repeated="8"/>
          <table:table-cell table:style-name="ce2" table:formula="of:=[.B102]" office:value-type="string" office:string-value="N109">
            <text:p>N109</text:p>
          </table:table-cell>
          <table:table-cell table:style-name="ce2" table:formula="of:=[.D102]" office:value-type="string" office:string-value="X1380">
            <text:p>X1380</text:p>
          </table:table-cell>
          <table:table-cell table:style-name="ce2" table:formula="of:=[.F102]" office:value-type="string" office:string-value="Y2219.5">
            <text:p>Y2219.5</text:p>
          </table:table-cell>
        </table:table-row>
        <table:table-row table:style-name="ro1">
          <table:table-cell table:formula="of:=[.A101]+1" office:value-type="float" office:value="109">
            <text:p>109</text:p>
          </table:table-cell>
          <table:table-cell table:formula="of:=&quot;N&quot;&amp;[.A102]" office:value-type="string" office:string-value="N109">
            <text:p>N109</text:p>
          </table:table-cell>
          <table:table-cell table:formula="of:=[.C101]+[.$J$4]" office:value-type="float" office:value="1380">
            <text:p>1380</text:p>
          </table:table-cell>
          <table:table-cell table:formula="of:= &quot;X&quot;&amp; [.C102]" office:value-type="string" office:string-value="X1380">
            <text:p>X1380</text:p>
          </table:table-cell>
          <table:table-cell table:formula="of:=[.E101]+[.$J$5]" office:value-type="float" office:value="2219.5">
            <text:p>2219.5</text:p>
          </table:table-cell>
          <table:table-cell table:formula="of:=&quot;Y&quot; &amp; [.E102]" office:value-type="string" office:string-value="Y2219.5">
            <text:p>Y2219.5</text:p>
          </table:table-cell>
          <table:table-cell table:number-columns-repeated="8"/>
          <table:table-cell table:style-name="ce2" table:formula="of:=[.B103]" office:value-type="string" office:string-value="N110">
            <text:p>N110</text:p>
          </table:table-cell>
          <table:table-cell table:style-name="ce2" table:formula="of:=[.D103]" office:value-type="string" office:string-value="X1384">
            <text:p>X1384</text:p>
          </table:table-cell>
          <table:table-cell table:style-name="ce2" table:formula="of:=[.F103]" office:value-type="string" office:string-value="Y2216.625">
            <text:p>Y2216.625</text:p>
          </table:table-cell>
        </table:table-row>
        <table:table-row table:style-name="ro1">
          <table:table-cell table:formula="of:=[.A102]+1" office:value-type="float" office:value="110">
            <text:p>110</text:p>
          </table:table-cell>
          <table:table-cell table:formula="of:=&quot;N&quot;&amp;[.A103]" office:value-type="string" office:string-value="N110">
            <text:p>N110</text:p>
          </table:table-cell>
          <table:table-cell table:formula="of:=[.C102]+[.$J$4]" office:value-type="float" office:value="1384">
            <text:p>1384</text:p>
          </table:table-cell>
          <table:table-cell table:formula="of:= &quot;X&quot;&amp; [.C103]" office:value-type="string" office:string-value="X1384">
            <text:p>X1384</text:p>
          </table:table-cell>
          <table:table-cell table:formula="of:=[.E102]+[.$J$5]" office:value-type="float" office:value="2216.625">
            <text:p>2216.625</text:p>
          </table:table-cell>
          <table:table-cell table:formula="of:=&quot;Y&quot; &amp; [.E103]" office:value-type="string" office:string-value="Y2216.625">
            <text:p>Y2216.625</text:p>
          </table:table-cell>
          <table:table-cell table:number-columns-repeated="8"/>
          <table:table-cell table:style-name="ce2" table:formula="of:=[.B104]" office:value-type="string" office:string-value="N111">
            <text:p>N111</text:p>
          </table:table-cell>
          <table:table-cell table:style-name="ce2" table:formula="of:=[.D104]" office:value-type="string" office:string-value="X1388">
            <text:p>X1388</text:p>
          </table:table-cell>
          <table:table-cell table:style-name="ce2" table:formula="of:=[.F104]" office:value-type="string" office:string-value="Y2213.75">
            <text:p>Y2213.75</text:p>
          </table:table-cell>
        </table:table-row>
        <table:table-row table:style-name="ro1">
          <table:table-cell table:formula="of:=[.A103]+1" office:value-type="float" office:value="111">
            <text:p>111</text:p>
          </table:table-cell>
          <table:table-cell table:formula="of:=&quot;N&quot;&amp;[.A104]" office:value-type="string" office:string-value="N111">
            <text:p>N111</text:p>
          </table:table-cell>
          <table:table-cell table:formula="of:=[.C103]+[.$J$4]" office:value-type="float" office:value="1388">
            <text:p>1388</text:p>
          </table:table-cell>
          <table:table-cell table:formula="of:= &quot;X&quot;&amp; [.C104]" office:value-type="string" office:string-value="X1388">
            <text:p>X1388</text:p>
          </table:table-cell>
          <table:table-cell table:formula="of:=[.E103]+[.$J$5]" office:value-type="float" office:value="2213.75">
            <text:p>2213.75</text:p>
          </table:table-cell>
          <table:table-cell table:formula="of:=&quot;Y&quot; &amp; [.E104]" office:value-type="string" office:string-value="Y2213.75">
            <text:p>Y2213.75</text:p>
          </table:table-cell>
          <table:table-cell table:number-columns-repeated="8"/>
          <table:table-cell table:style-name="ce2" table:formula="of:=[.B105]" office:value-type="string" office:string-value="N112">
            <text:p>N112</text:p>
          </table:table-cell>
          <table:table-cell table:style-name="ce2" table:formula="of:=[.D105]" office:value-type="string" office:string-value="X1392">
            <text:p>X1392</text:p>
          </table:table-cell>
          <table:table-cell table:style-name="ce2" table:formula="of:=[.F105]" office:value-type="string" office:string-value="Y2210.875">
            <text:p>Y2210.875</text:p>
          </table:table-cell>
        </table:table-row>
        <table:table-row table:style-name="ro1">
          <table:table-cell table:formula="of:=[.A104]+1" office:value-type="float" office:value="112">
            <text:p>112</text:p>
          </table:table-cell>
          <table:table-cell table:formula="of:=&quot;N&quot;&amp;[.A105]" office:value-type="string" office:string-value="N112">
            <text:p>N112</text:p>
          </table:table-cell>
          <table:table-cell table:formula="of:=[.C104]+[.$J$4]" office:value-type="float" office:value="1392">
            <text:p>1392</text:p>
          </table:table-cell>
          <table:table-cell table:formula="of:= &quot;X&quot;&amp; [.C105]" office:value-type="string" office:string-value="X1392">
            <text:p>X1392</text:p>
          </table:table-cell>
          <table:table-cell table:formula="of:=[.E104]+[.$J$5]" office:value-type="float" office:value="2210.875">
            <text:p>2210.875</text:p>
          </table:table-cell>
          <table:table-cell table:formula="of:=&quot;Y&quot; &amp; [.E105]" office:value-type="string" office:string-value="Y2210.875">
            <text:p>Y2210.875</text:p>
          </table:table-cell>
          <table:table-cell table:number-columns-repeated="8"/>
          <table:table-cell table:style-name="ce2" table:formula="of:=[.B106]" office:value-type="string" office:string-value="N113">
            <text:p>N113</text:p>
          </table:table-cell>
          <table:table-cell table:style-name="ce2" table:formula="of:=[.D106]" office:value-type="string" office:string-value="X1396">
            <text:p>X1396</text:p>
          </table:table-cell>
          <table:table-cell table:style-name="ce2" table:formula="of:=[.F106]" office:value-type="string" office:string-value="Y2208">
            <text:p>Y2208</text:p>
          </table:table-cell>
        </table:table-row>
        <table:table-row table:style-name="ro1">
          <table:table-cell table:formula="of:=[.A105]+1" office:value-type="float" office:value="113">
            <text:p>113</text:p>
          </table:table-cell>
          <table:table-cell table:formula="of:=&quot;N&quot;&amp;[.A106]" office:value-type="string" office:string-value="N113">
            <text:p>N113</text:p>
          </table:table-cell>
          <table:table-cell table:formula="of:=[.C105]+[.$J$4]" office:value-type="float" office:value="1396">
            <text:p>1396</text:p>
          </table:table-cell>
          <table:table-cell table:formula="of:= &quot;X&quot;&amp; [.C106]" office:value-type="string" office:string-value="X1396">
            <text:p>X1396</text:p>
          </table:table-cell>
          <table:table-cell table:formula="of:=[.E105]+[.$J$5]" office:value-type="float" office:value="2208">
            <text:p>2208</text:p>
          </table:table-cell>
          <table:table-cell table:formula="of:=&quot;Y&quot; &amp; [.E106]" office:value-type="string" office:string-value="Y2208">
            <text:p>Y2208</text:p>
          </table:table-cell>
          <table:table-cell table:number-columns-repeated="8"/>
          <table:table-cell table:style-name="ce2" table:formula="of:=[.B107]" office:value-type="string" office:string-value="N114">
            <text:p>N114</text:p>
          </table:table-cell>
          <table:table-cell table:style-name="ce2" table:formula="of:=[.D107]" office:value-type="string" office:string-value="X1400">
            <text:p>X1400</text:p>
          </table:table-cell>
          <table:table-cell table:style-name="ce2" table:formula="of:=[.F107]" office:value-type="string" office:string-value="Y2205.125">
            <text:p>Y2205.125</text:p>
          </table:table-cell>
        </table:table-row>
        <table:table-row table:style-name="ro1">
          <table:table-cell table:formula="of:=[.A106]+1" office:value-type="float" office:value="114">
            <text:p>114</text:p>
          </table:table-cell>
          <table:table-cell table:formula="of:=&quot;N&quot;&amp;[.A107]" office:value-type="string" office:string-value="N114">
            <text:p>N114</text:p>
          </table:table-cell>
          <table:table-cell table:formula="of:=[.C106]+[.$J$4]" office:value-type="float" office:value="1400">
            <text:p>1400</text:p>
          </table:table-cell>
          <table:table-cell table:formula="of:= &quot;X&quot;&amp; [.C107]" office:value-type="string" office:string-value="X1400">
            <text:p>X1400</text:p>
          </table:table-cell>
          <table:table-cell table:formula="of:=[.E106]+[.$J$5]" office:value-type="float" office:value="2205.125">
            <text:p>2205.125</text:p>
          </table:table-cell>
          <table:table-cell table:formula="of:=&quot;Y&quot; &amp; [.E107]" office:value-type="string" office:string-value="Y2205.125">
            <text:p>Y2205.125</text:p>
          </table:table-cell>
          <table:table-cell table:number-columns-repeated="8"/>
          <table:table-cell table:style-name="ce2" table:formula="of:=[.B108]" office:value-type="string" office:string-value="N115">
            <text:p>N115</text:p>
          </table:table-cell>
          <table:table-cell table:style-name="ce2" table:formula="of:=[.D108]" office:value-type="string" office:string-value="X1404">
            <text:p>X1404</text:p>
          </table:table-cell>
          <table:table-cell table:style-name="ce2" table:formula="of:=[.F108]" office:value-type="string" office:string-value="Y2202.25">
            <text:p>Y2202.25</text:p>
          </table:table-cell>
        </table:table-row>
        <table:table-row table:style-name="ro1">
          <table:table-cell table:formula="of:=[.A107]+1" office:value-type="float" office:value="115">
            <text:p>115</text:p>
          </table:table-cell>
          <table:table-cell table:formula="of:=&quot;N&quot;&amp;[.A108]" office:value-type="string" office:string-value="N115">
            <text:p>N115</text:p>
          </table:table-cell>
          <table:table-cell table:formula="of:=[.C107]+[.$J$4]" office:value-type="float" office:value="1404">
            <text:p>1404</text:p>
          </table:table-cell>
          <table:table-cell table:formula="of:= &quot;X&quot;&amp; [.C108]" office:value-type="string" office:string-value="X1404">
            <text:p>X1404</text:p>
          </table:table-cell>
          <table:table-cell table:formula="of:=[.E107]+[.$J$5]" office:value-type="float" office:value="2202.25">
            <text:p>2202.25</text:p>
          </table:table-cell>
          <table:table-cell table:formula="of:=&quot;Y&quot; &amp; [.E108]" office:value-type="string" office:string-value="Y2202.25">
            <text:p>Y2202.25</text:p>
          </table:table-cell>
          <table:table-cell table:number-columns-repeated="8"/>
          <table:table-cell table:style-name="ce2" table:formula="of:=[.B109]" office:value-type="string" office:string-value="N116">
            <text:p>N116</text:p>
          </table:table-cell>
          <table:table-cell table:style-name="ce2" table:formula="of:=[.D109]" office:value-type="string" office:string-value="X1408">
            <text:p>X1408</text:p>
          </table:table-cell>
          <table:table-cell table:style-name="ce2" table:formula="of:=[.F109]" office:value-type="string" office:string-value="Y2199.375">
            <text:p>Y2199.375</text:p>
          </table:table-cell>
        </table:table-row>
        <table:table-row table:style-name="ro1">
          <table:table-cell table:formula="of:=[.A108]+1" office:value-type="float" office:value="116">
            <text:p>116</text:p>
          </table:table-cell>
          <table:table-cell table:formula="of:=&quot;N&quot;&amp;[.A109]" office:value-type="string" office:string-value="N116">
            <text:p>N116</text:p>
          </table:table-cell>
          <table:table-cell table:formula="of:=[.C108]+[.$J$4]" office:value-type="float" office:value="1408">
            <text:p>1408</text:p>
          </table:table-cell>
          <table:table-cell table:formula="of:= &quot;X&quot;&amp; [.C109]" office:value-type="string" office:string-value="X1408">
            <text:p>X1408</text:p>
          </table:table-cell>
          <table:table-cell table:formula="of:=[.E108]+[.$J$5]" office:value-type="float" office:value="2199.375">
            <text:p>2199.375</text:p>
          </table:table-cell>
          <table:table-cell table:formula="of:=&quot;Y&quot; &amp; [.E109]" office:value-type="string" office:string-value="Y2199.375">
            <text:p>Y2199.375</text:p>
          </table:table-cell>
          <table:table-cell table:number-columns-repeated="8"/>
          <table:table-cell table:style-name="ce2" table:formula="of:=[.B110]" office:value-type="string" office:string-value="N117">
            <text:p>N117</text:p>
          </table:table-cell>
          <table:table-cell table:style-name="ce2" table:formula="of:=[.D110]" office:value-type="string" office:string-value="X1412">
            <text:p>X1412</text:p>
          </table:table-cell>
          <table:table-cell table:style-name="ce2" table:formula="of:=[.F110]" office:value-type="string" office:string-value="Y2196.5">
            <text:p>Y2196.5</text:p>
          </table:table-cell>
        </table:table-row>
        <table:table-row table:style-name="ro1">
          <table:table-cell table:formula="of:=[.A109]+1" office:value-type="float" office:value="117">
            <text:p>117</text:p>
          </table:table-cell>
          <table:table-cell table:formula="of:=&quot;N&quot;&amp;[.A110]" office:value-type="string" office:string-value="N117">
            <text:p>N117</text:p>
          </table:table-cell>
          <table:table-cell table:formula="of:=[.C109]+[.$J$4]" office:value-type="float" office:value="1412">
            <text:p>1412</text:p>
          </table:table-cell>
          <table:table-cell table:formula="of:= &quot;X&quot;&amp; [.C110]" office:value-type="string" office:string-value="X1412">
            <text:p>X1412</text:p>
          </table:table-cell>
          <table:table-cell table:formula="of:=[.E109]+[.$J$5]" office:value-type="float" office:value="2196.5">
            <text:p>2196.5</text:p>
          </table:table-cell>
          <table:table-cell table:formula="of:=&quot;Y&quot; &amp; [.E110]" office:value-type="string" office:string-value="Y2196.5">
            <text:p>Y2196.5</text:p>
          </table:table-cell>
          <table:table-cell table:number-columns-repeated="8"/>
          <table:table-cell table:style-name="ce2" table:formula="of:=[.B111]" office:value-type="string" office:string-value="N118">
            <text:p>N118</text:p>
          </table:table-cell>
          <table:table-cell table:style-name="ce2" table:formula="of:=[.D111]" office:value-type="string" office:string-value="X1416">
            <text:p>X1416</text:p>
          </table:table-cell>
          <table:table-cell table:style-name="ce2" table:formula="of:=[.F111]" office:value-type="string" office:string-value="Y2193.625">
            <text:p>Y2193.625</text:p>
          </table:table-cell>
        </table:table-row>
        <table:table-row table:style-name="ro1">
          <table:table-cell table:formula="of:=[.A110]+1" office:value-type="float" office:value="118">
            <text:p>118</text:p>
          </table:table-cell>
          <table:table-cell table:formula="of:=&quot;N&quot;&amp;[.A111]" office:value-type="string" office:string-value="N118">
            <text:p>N118</text:p>
          </table:table-cell>
          <table:table-cell table:formula="of:=[.C110]+[.$J$4]" office:value-type="float" office:value="1416">
            <text:p>1416</text:p>
          </table:table-cell>
          <table:table-cell table:formula="of:= &quot;X&quot;&amp; [.C111]" office:value-type="string" office:string-value="X1416">
            <text:p>X1416</text:p>
          </table:table-cell>
          <table:table-cell table:formula="of:=[.E110]+[.$J$5]" office:value-type="float" office:value="2193.625">
            <text:p>2193.625</text:p>
          </table:table-cell>
          <table:table-cell table:formula="of:=&quot;Y&quot; &amp; [.E111]" office:value-type="string" office:string-value="Y2193.625">
            <text:p>Y2193.625</text:p>
          </table:table-cell>
          <table:table-cell table:number-columns-repeated="8"/>
          <table:table-cell table:style-name="ce2" table:formula="of:=[.B112]" office:value-type="string" office:string-value="N119">
            <text:p>N119</text:p>
          </table:table-cell>
          <table:table-cell table:style-name="ce2" table:formula="of:=[.D112]" office:value-type="string" office:string-value="X1420">
            <text:p>X1420</text:p>
          </table:table-cell>
          <table:table-cell table:style-name="ce2" table:formula="of:=[.F112]" office:value-type="string" office:string-value="Y2190.75">
            <text:p>Y2190.75</text:p>
          </table:table-cell>
        </table:table-row>
        <table:table-row table:style-name="ro1">
          <table:table-cell table:formula="of:=[.A111]+1" office:value-type="float" office:value="119">
            <text:p>119</text:p>
          </table:table-cell>
          <table:table-cell table:formula="of:=&quot;N&quot;&amp;[.A112]" office:value-type="string" office:string-value="N119">
            <text:p>N119</text:p>
          </table:table-cell>
          <table:table-cell table:formula="of:=[.C111]+[.$J$4]" office:value-type="float" office:value="1420">
            <text:p>1420</text:p>
          </table:table-cell>
          <table:table-cell table:formula="of:= &quot;X&quot;&amp; [.C112]" office:value-type="string" office:string-value="X1420">
            <text:p>X1420</text:p>
          </table:table-cell>
          <table:table-cell table:formula="of:=[.E111]+[.$J$5]" office:value-type="float" office:value="2190.75">
            <text:p>2190.75</text:p>
          </table:table-cell>
          <table:table-cell table:formula="of:=&quot;Y&quot; &amp; [.E112]" office:value-type="string" office:string-value="Y2190.75">
            <text:p>Y2190.75</text:p>
          </table:table-cell>
          <table:table-cell table:number-columns-repeated="8"/>
          <table:table-cell table:style-name="ce2" table:formula="of:=[.B113]" office:value-type="string" office:string-value="N120">
            <text:p>N120</text:p>
          </table:table-cell>
          <table:table-cell table:style-name="ce2" table:formula="of:=[.D113]" office:value-type="string" office:string-value="X1424">
            <text:p>X1424</text:p>
          </table:table-cell>
          <table:table-cell table:style-name="ce2" table:formula="of:=[.F113]" office:value-type="string" office:string-value="Y2187.875">
            <text:p>Y2187.875</text:p>
          </table:table-cell>
        </table:table-row>
        <table:table-row table:style-name="ro1">
          <table:table-cell table:formula="of:=[.A112]+1" office:value-type="float" office:value="120">
            <text:p>120</text:p>
          </table:table-cell>
          <table:table-cell table:formula="of:=&quot;N&quot;&amp;[.A113]" office:value-type="string" office:string-value="N120">
            <text:p>N120</text:p>
          </table:table-cell>
          <table:table-cell table:formula="of:=[.C112]+[.$J$4]" office:value-type="float" office:value="1424">
            <text:p>1424</text:p>
          </table:table-cell>
          <table:table-cell table:formula="of:= &quot;X&quot;&amp; [.C113]" office:value-type="string" office:string-value="X1424">
            <text:p>X1424</text:p>
          </table:table-cell>
          <table:table-cell table:formula="of:=[.E112]+[.$J$5]" office:value-type="float" office:value="2187.875">
            <text:p>2187.875</text:p>
          </table:table-cell>
          <table:table-cell table:formula="of:=&quot;Y&quot; &amp; [.E113]" office:value-type="string" office:string-value="Y2187.875">
            <text:p>Y2187.875</text:p>
          </table:table-cell>
          <table:table-cell table:number-columns-repeated="8"/>
          <table:table-cell table:style-name="ce2" table:formula="of:=[.B114]" office:value-type="string" office:string-value="N121">
            <text:p>N121</text:p>
          </table:table-cell>
          <table:table-cell table:style-name="ce2" table:formula="of:=[.D114]" office:value-type="string" office:string-value="X1428">
            <text:p>X1428</text:p>
          </table:table-cell>
          <table:table-cell table:style-name="ce2" table:formula="of:=[.F114]" office:value-type="string" office:string-value="Y2185">
            <text:p>Y2185</text:p>
          </table:table-cell>
        </table:table-row>
        <table:table-row table:style-name="ro1">
          <table:table-cell table:formula="of:=[.A113]+1" office:value-type="float" office:value="121">
            <text:p>121</text:p>
          </table:table-cell>
          <table:table-cell table:formula="of:=&quot;N&quot;&amp;[.A114]" office:value-type="string" office:string-value="N121">
            <text:p>N121</text:p>
          </table:table-cell>
          <table:table-cell table:formula="of:=[.C113]+[.$J$4]" office:value-type="float" office:value="1428">
            <text:p>1428</text:p>
          </table:table-cell>
          <table:table-cell table:formula="of:= &quot;X&quot;&amp; [.C114]" office:value-type="string" office:string-value="X1428">
            <text:p>X1428</text:p>
          </table:table-cell>
          <table:table-cell table:formula="of:=[.E113]+[.$J$5]" office:value-type="float" office:value="2185">
            <text:p>2185</text:p>
          </table:table-cell>
          <table:table-cell table:formula="of:=&quot;Y&quot; &amp; [.E114]" office:value-type="string" office:string-value="Y2185">
            <text:p>Y2185</text:p>
          </table:table-cell>
          <table:table-cell table:number-columns-repeated="8"/>
          <table:table-cell table:style-name="ce2" table:formula="of:=[.B115]" office:value-type="string" office:string-value="N122">
            <text:p>N122</text:p>
          </table:table-cell>
          <table:table-cell table:style-name="ce2" table:formula="of:=[.D115]" office:value-type="string" office:string-value="X1432">
            <text:p>X1432</text:p>
          </table:table-cell>
          <table:table-cell table:style-name="ce2" table:formula="of:=[.F115]" office:value-type="string" office:string-value="Y2182.125">
            <text:p>Y2182.125</text:p>
          </table:table-cell>
        </table:table-row>
        <table:table-row table:style-name="ro1">
          <table:table-cell table:formula="of:=[.A114]+1" office:value-type="float" office:value="122">
            <text:p>122</text:p>
          </table:table-cell>
          <table:table-cell table:formula="of:=&quot;N&quot;&amp;[.A115]" office:value-type="string" office:string-value="N122">
            <text:p>N122</text:p>
          </table:table-cell>
          <table:table-cell table:formula="of:=[.C114]+[.$J$4]" office:value-type="float" office:value="1432">
            <text:p>1432</text:p>
          </table:table-cell>
          <table:table-cell table:formula="of:= &quot;X&quot;&amp; [.C115]" office:value-type="string" office:string-value="X1432">
            <text:p>X1432</text:p>
          </table:table-cell>
          <table:table-cell table:formula="of:=[.E114]+[.$J$5]" office:value-type="float" office:value="2182.125">
            <text:p>2182.125</text:p>
          </table:table-cell>
          <table:table-cell table:formula="of:=&quot;Y&quot; &amp; [.E115]" office:value-type="string" office:string-value="Y2182.125">
            <text:p>Y2182.125</text:p>
          </table:table-cell>
          <table:table-cell table:number-columns-repeated="8"/>
          <table:table-cell table:style-name="ce2" table:formula="of:=[.B116]" office:value-type="string" office:string-value="N123">
            <text:p>N123</text:p>
          </table:table-cell>
          <table:table-cell table:style-name="ce2" table:formula="of:=[.D116]" office:value-type="string" office:string-value="X1436">
            <text:p>X1436</text:p>
          </table:table-cell>
          <table:table-cell table:style-name="ce2" table:formula="of:=[.F116]" office:value-type="string" office:string-value="Y2179.25">
            <text:p>Y2179.25</text:p>
          </table:table-cell>
        </table:table-row>
        <table:table-row table:style-name="ro1">
          <table:table-cell table:formula="of:=[.A115]+1" office:value-type="float" office:value="123">
            <text:p>123</text:p>
          </table:table-cell>
          <table:table-cell table:formula="of:=&quot;N&quot;&amp;[.A116]" office:value-type="string" office:string-value="N123">
            <text:p>N123</text:p>
          </table:table-cell>
          <table:table-cell table:formula="of:=[.C115]+[.$J$4]" office:value-type="float" office:value="1436">
            <text:p>1436</text:p>
          </table:table-cell>
          <table:table-cell table:formula="of:= &quot;X&quot;&amp; [.C116]" office:value-type="string" office:string-value="X1436">
            <text:p>X1436</text:p>
          </table:table-cell>
          <table:table-cell table:formula="of:=[.E115]+[.$J$5]" office:value-type="float" office:value="2179.25">
            <text:p>2179.25</text:p>
          </table:table-cell>
          <table:table-cell table:formula="of:=&quot;Y&quot; &amp; [.E116]" office:value-type="string" office:string-value="Y2179.25">
            <text:p>Y2179.25</text:p>
          </table:table-cell>
          <table:table-cell table:number-columns-repeated="8"/>
          <table:table-cell table:style-name="ce2" table:formula="of:=[.B117]" office:value-type="string" office:string-value="N124">
            <text:p>N124</text:p>
          </table:table-cell>
          <table:table-cell table:style-name="ce2" table:formula="of:=[.D117]" office:value-type="string" office:string-value="X1440">
            <text:p>X1440</text:p>
          </table:table-cell>
          <table:table-cell table:style-name="ce2" table:formula="of:=[.F117]" office:value-type="string" office:string-value="Y2176.375">
            <text:p>Y2176.375</text:p>
          </table:table-cell>
        </table:table-row>
        <table:table-row table:style-name="ro1">
          <table:table-cell table:formula="of:=[.A116]+1" office:value-type="float" office:value="124">
            <text:p>124</text:p>
          </table:table-cell>
          <table:table-cell table:formula="of:=&quot;N&quot;&amp;[.A117]" office:value-type="string" office:string-value="N124">
            <text:p>N124</text:p>
          </table:table-cell>
          <table:table-cell table:formula="of:=[.C116]+[.$J$4]" office:value-type="float" office:value="1440">
            <text:p>1440</text:p>
          </table:table-cell>
          <table:table-cell table:formula="of:= &quot;X&quot;&amp; [.C117]" office:value-type="string" office:string-value="X1440">
            <text:p>X1440</text:p>
          </table:table-cell>
          <table:table-cell table:formula="of:=[.E116]+[.$J$5]" office:value-type="float" office:value="2176.375">
            <text:p>2176.375</text:p>
          </table:table-cell>
          <table:table-cell table:formula="of:=&quot;Y&quot; &amp; [.E117]" office:value-type="string" office:string-value="Y2176.375">
            <text:p>Y2176.375</text:p>
          </table:table-cell>
          <table:table-cell table:number-columns-repeated="8"/>
          <table:table-cell table:style-name="ce2" table:formula="of:=[.B118]" office:value-type="string" office:string-value="N125">
            <text:p>N125</text:p>
          </table:table-cell>
          <table:table-cell table:style-name="ce2" table:formula="of:=[.D118]" office:value-type="string" office:string-value="X1444">
            <text:p>X1444</text:p>
          </table:table-cell>
          <table:table-cell table:style-name="ce2" table:formula="of:=[.F118]" office:value-type="string" office:string-value="Y2173.5">
            <text:p>Y2173.5</text:p>
          </table:table-cell>
        </table:table-row>
        <table:table-row table:style-name="ro1">
          <table:table-cell table:formula="of:=[.A117]+1" office:value-type="float" office:value="125">
            <text:p>125</text:p>
          </table:table-cell>
          <table:table-cell table:formula="of:=&quot;N&quot;&amp;[.A118]" office:value-type="string" office:string-value="N125">
            <text:p>N125</text:p>
          </table:table-cell>
          <table:table-cell table:formula="of:=[.C117]+[.$J$4]" office:value-type="float" office:value="1444">
            <text:p>1444</text:p>
          </table:table-cell>
          <table:table-cell table:formula="of:= &quot;X&quot;&amp; [.C118]" office:value-type="string" office:string-value="X1444">
            <text:p>X1444</text:p>
          </table:table-cell>
          <table:table-cell table:formula="of:=[.E117]+[.$J$5]" office:value-type="float" office:value="2173.5">
            <text:p>2173.5</text:p>
          </table:table-cell>
          <table:table-cell table:formula="of:=&quot;Y&quot; &amp; [.E118]" office:value-type="string" office:string-value="Y2173.5">
            <text:p>Y2173.5</text:p>
          </table:table-cell>
          <table:table-cell table:number-columns-repeated="8"/>
          <table:table-cell table:style-name="ce2" table:formula="of:=[.B119]" office:value-type="string" office:string-value="N126">
            <text:p>N126</text:p>
          </table:table-cell>
          <table:table-cell table:style-name="ce2" table:formula="of:=[.D119]" office:value-type="string" office:string-value="X1448">
            <text:p>X1448</text:p>
          </table:table-cell>
          <table:table-cell table:style-name="ce2" table:formula="of:=[.F119]" office:value-type="string" office:string-value="Y2170.625">
            <text:p>Y2170.625</text:p>
          </table:table-cell>
        </table:table-row>
        <table:table-row table:style-name="ro1">
          <table:table-cell table:formula="of:=[.A118]+1" office:value-type="float" office:value="126">
            <text:p>126</text:p>
          </table:table-cell>
          <table:table-cell table:formula="of:=&quot;N&quot;&amp;[.A119]" office:value-type="string" office:string-value="N126">
            <text:p>N126</text:p>
          </table:table-cell>
          <table:table-cell table:formula="of:=[.C118]+[.$J$4]" office:value-type="float" office:value="1448">
            <text:p>1448</text:p>
          </table:table-cell>
          <table:table-cell table:formula="of:= &quot;X&quot;&amp; [.C119]" office:value-type="string" office:string-value="X1448">
            <text:p>X1448</text:p>
          </table:table-cell>
          <table:table-cell table:formula="of:=[.E118]+[.$J$5]" office:value-type="float" office:value="2170.625">
            <text:p>2170.625</text:p>
          </table:table-cell>
          <table:table-cell table:formula="of:=&quot;Y&quot; &amp; [.E119]" office:value-type="string" office:string-value="Y2170.625">
            <text:p>Y2170.625</text:p>
          </table:table-cell>
          <table:table-cell table:number-columns-repeated="8"/>
          <table:table-cell table:style-name="ce2" table:formula="of:=[.B120]" office:value-type="string" office:string-value="N127">
            <text:p>N127</text:p>
          </table:table-cell>
          <table:table-cell table:style-name="ce2" table:formula="of:=[.D120]" office:value-type="string" office:string-value="X1452">
            <text:p>X1452</text:p>
          </table:table-cell>
          <table:table-cell table:style-name="ce2" table:formula="of:=[.F120]" office:value-type="string" office:string-value="Y2167.75">
            <text:p>Y2167.75</text:p>
          </table:table-cell>
        </table:table-row>
        <table:table-row table:style-name="ro1">
          <table:table-cell table:formula="of:=[.A119]+1" office:value-type="float" office:value="127">
            <text:p>127</text:p>
          </table:table-cell>
          <table:table-cell table:formula="of:=&quot;N&quot;&amp;[.A120]" office:value-type="string" office:string-value="N127">
            <text:p>N127</text:p>
          </table:table-cell>
          <table:table-cell table:formula="of:=[.C119]+[.$J$4]" office:value-type="float" office:value="1452">
            <text:p>1452</text:p>
          </table:table-cell>
          <table:table-cell table:formula="of:= &quot;X&quot;&amp; [.C120]" office:value-type="string" office:string-value="X1452">
            <text:p>X1452</text:p>
          </table:table-cell>
          <table:table-cell table:formula="of:=[.E119]+[.$J$5]" office:value-type="float" office:value="2167.75">
            <text:p>2167.75</text:p>
          </table:table-cell>
          <table:table-cell table:formula="of:=&quot;Y&quot; &amp; [.E120]" office:value-type="string" office:string-value="Y2167.75">
            <text:p>Y2167.75</text:p>
          </table:table-cell>
          <table:table-cell table:number-columns-repeated="8"/>
          <table:table-cell table:style-name="ce2" table:formula="of:=[.B121]" office:value-type="string" office:string-value="N128">
            <text:p>N128</text:p>
          </table:table-cell>
          <table:table-cell table:style-name="ce2" table:formula="of:=[.D121]" office:value-type="string" office:string-value="X1456">
            <text:p>X1456</text:p>
          </table:table-cell>
          <table:table-cell table:style-name="ce2" table:formula="of:=[.F121]" office:value-type="string" office:string-value="Y2164.875">
            <text:p>Y2164.875</text:p>
          </table:table-cell>
        </table:table-row>
        <table:table-row table:style-name="ro1">
          <table:table-cell table:formula="of:=[.A120]+1" office:value-type="float" office:value="128">
            <text:p>128</text:p>
          </table:table-cell>
          <table:table-cell table:formula="of:=&quot;N&quot;&amp;[.A121]" office:value-type="string" office:string-value="N128">
            <text:p>N128</text:p>
          </table:table-cell>
          <table:table-cell table:formula="of:=[.C120]+[.$J$4]" office:value-type="float" office:value="1456">
            <text:p>1456</text:p>
          </table:table-cell>
          <table:table-cell table:formula="of:= &quot;X&quot;&amp; [.C121]" office:value-type="string" office:string-value="X1456">
            <text:p>X1456</text:p>
          </table:table-cell>
          <table:table-cell table:formula="of:=[.E120]+[.$J$5]" office:value-type="float" office:value="2164.875">
            <text:p>2164.875</text:p>
          </table:table-cell>
          <table:table-cell table:formula="of:=&quot;Y&quot; &amp; [.E121]" office:value-type="string" office:string-value="Y2164.875">
            <text:p>Y2164.875</text:p>
          </table:table-cell>
          <table:table-cell table:number-columns-repeated="8"/>
          <table:table-cell table:style-name="ce2" table:formula="of:=[.B122]" office:value-type="string" office:string-value="N129">
            <text:p>N129</text:p>
          </table:table-cell>
          <table:table-cell table:style-name="ce2" table:formula="of:=[.D122]" office:value-type="string" office:string-value="X1460">
            <text:p>X1460</text:p>
          </table:table-cell>
          <table:table-cell table:style-name="ce2" table:formula="of:=[.F122]" office:value-type="string" office:string-value="Y2162">
            <text:p>Y2162</text:p>
          </table:table-cell>
        </table:table-row>
        <table:table-row table:style-name="ro1">
          <table:table-cell table:formula="of:=[.A121]+1" office:value-type="float" office:value="129">
            <text:p>129</text:p>
          </table:table-cell>
          <table:table-cell table:formula="of:=&quot;N&quot;&amp;[.A122]" office:value-type="string" office:string-value="N129">
            <text:p>N129</text:p>
          </table:table-cell>
          <table:table-cell table:formula="of:=[.C121]+[.$J$4]" office:value-type="float" office:value="1460">
            <text:p>1460</text:p>
          </table:table-cell>
          <table:table-cell table:formula="of:= &quot;X&quot;&amp; [.C122]" office:value-type="string" office:string-value="X1460">
            <text:p>X1460</text:p>
          </table:table-cell>
          <table:table-cell table:formula="of:=[.E121]+[.$J$5]" office:value-type="float" office:value="2162">
            <text:p>2162</text:p>
          </table:table-cell>
          <table:table-cell table:formula="of:=&quot;Y&quot; &amp; [.E122]" office:value-type="string" office:string-value="Y2162">
            <text:p>Y2162</text:p>
          </table:table-cell>
          <table:table-cell table:number-columns-repeated="8"/>
          <table:table-cell table:style-name="ce2" table:formula="of:=[.B123]" office:value-type="string" office:string-value="N130">
            <text:p>N130</text:p>
          </table:table-cell>
          <table:table-cell table:style-name="ce2" table:formula="of:=[.D123]" office:value-type="string" office:string-value="X1464">
            <text:p>X1464</text:p>
          </table:table-cell>
          <table:table-cell table:style-name="ce2" table:formula="of:=[.F123]" office:value-type="string" office:string-value="Y2159.125">
            <text:p>Y2159.125</text:p>
          </table:table-cell>
        </table:table-row>
        <table:table-row table:style-name="ro1">
          <table:table-cell table:formula="of:=[.A122]+1" office:value-type="float" office:value="130">
            <text:p>130</text:p>
          </table:table-cell>
          <table:table-cell table:formula="of:=&quot;N&quot;&amp;[.A123]" office:value-type="string" office:string-value="N130">
            <text:p>N130</text:p>
          </table:table-cell>
          <table:table-cell table:formula="of:=[.C122]+[.$J$4]" office:value-type="float" office:value="1464">
            <text:p>1464</text:p>
          </table:table-cell>
          <table:table-cell table:formula="of:= &quot;X&quot;&amp; [.C123]" office:value-type="string" office:string-value="X1464">
            <text:p>X1464</text:p>
          </table:table-cell>
          <table:table-cell table:formula="of:=[.E122]+[.$J$5]" office:value-type="float" office:value="2159.125">
            <text:p>2159.125</text:p>
          </table:table-cell>
          <table:table-cell table:formula="of:=&quot;Y&quot; &amp; [.E123]" office:value-type="string" office:string-value="Y2159.125">
            <text:p>Y2159.125</text:p>
          </table:table-cell>
          <table:table-cell table:number-columns-repeated="8"/>
          <table:table-cell table:style-name="ce2" table:formula="of:=[.B124]" office:value-type="string" office:string-value="N131">
            <text:p>N131</text:p>
          </table:table-cell>
          <table:table-cell table:style-name="ce2" table:formula="of:=[.D124]" office:value-type="string" office:string-value="X1468">
            <text:p>X1468</text:p>
          </table:table-cell>
          <table:table-cell table:style-name="ce2" table:formula="of:=[.F124]" office:value-type="string" office:string-value="Y2156.25">
            <text:p>Y2156.25</text:p>
          </table:table-cell>
        </table:table-row>
        <table:table-row table:style-name="ro1">
          <table:table-cell table:formula="of:=[.A123]+1" office:value-type="float" office:value="131">
            <text:p>131</text:p>
          </table:table-cell>
          <table:table-cell table:formula="of:=&quot;N&quot;&amp;[.A124]" office:value-type="string" office:string-value="N131">
            <text:p>N131</text:p>
          </table:table-cell>
          <table:table-cell table:formula="of:=[.C123]+[.$J$4]" office:value-type="float" office:value="1468">
            <text:p>1468</text:p>
          </table:table-cell>
          <table:table-cell table:formula="of:= &quot;X&quot;&amp; [.C124]" office:value-type="string" office:string-value="X1468">
            <text:p>X1468</text:p>
          </table:table-cell>
          <table:table-cell table:formula="of:=[.E123]+[.$J$5]" office:value-type="float" office:value="2156.25">
            <text:p>2156.25</text:p>
          </table:table-cell>
          <table:table-cell table:formula="of:=&quot;Y&quot; &amp; [.E124]" office:value-type="string" office:string-value="Y2156.25">
            <text:p>Y2156.25</text:p>
          </table:table-cell>
          <table:table-cell table:number-columns-repeated="8"/>
          <table:table-cell table:style-name="ce2" table:formula="of:=[.B125]" office:value-type="string" office:string-value="N132">
            <text:p>N132</text:p>
          </table:table-cell>
          <table:table-cell table:style-name="ce2" table:formula="of:=[.D125]" office:value-type="string" office:string-value="X1472">
            <text:p>X1472</text:p>
          </table:table-cell>
          <table:table-cell table:style-name="ce2" table:formula="of:=[.F125]" office:value-type="string" office:string-value="Y2153.375">
            <text:p>Y2153.375</text:p>
          </table:table-cell>
        </table:table-row>
        <table:table-row table:style-name="ro1">
          <table:table-cell table:formula="of:=[.A124]+1" office:value-type="float" office:value="132">
            <text:p>132</text:p>
          </table:table-cell>
          <table:table-cell table:formula="of:=&quot;N&quot;&amp;[.A125]" office:value-type="string" office:string-value="N132">
            <text:p>N132</text:p>
          </table:table-cell>
          <table:table-cell table:formula="of:=[.C124]+[.$J$4]" office:value-type="float" office:value="1472">
            <text:p>1472</text:p>
          </table:table-cell>
          <table:table-cell table:formula="of:= &quot;X&quot;&amp; [.C125]" office:value-type="string" office:string-value="X1472">
            <text:p>X1472</text:p>
          </table:table-cell>
          <table:table-cell table:formula="of:=[.E124]+[.$J$5]" office:value-type="float" office:value="2153.375">
            <text:p>2153.375</text:p>
          </table:table-cell>
          <table:table-cell table:formula="of:=&quot;Y&quot; &amp; [.E125]" office:value-type="string" office:string-value="Y2153.375">
            <text:p>Y2153.375</text:p>
          </table:table-cell>
          <table:table-cell table:number-columns-repeated="8"/>
          <table:table-cell table:style-name="ce2" table:formula="of:=[.B126]" office:value-type="string" office:string-value="N133">
            <text:p>N133</text:p>
          </table:table-cell>
          <table:table-cell table:style-name="ce2" table:formula="of:=[.D126]" office:value-type="string" office:string-value="X1476">
            <text:p>X1476</text:p>
          </table:table-cell>
          <table:table-cell table:style-name="ce2" table:formula="of:=[.F126]" office:value-type="string" office:string-value="Y2150.5">
            <text:p>Y2150.5</text:p>
          </table:table-cell>
        </table:table-row>
        <table:table-row table:style-name="ro1">
          <table:table-cell table:formula="of:=[.A125]+1" office:value-type="float" office:value="133">
            <text:p>133</text:p>
          </table:table-cell>
          <table:table-cell table:formula="of:=&quot;N&quot;&amp;[.A126]" office:value-type="string" office:string-value="N133">
            <text:p>N133</text:p>
          </table:table-cell>
          <table:table-cell table:formula="of:=[.C125]+[.$J$4]" office:value-type="float" office:value="1476">
            <text:p>1476</text:p>
          </table:table-cell>
          <table:table-cell table:formula="of:= &quot;X&quot;&amp; [.C126]" office:value-type="string" office:string-value="X1476">
            <text:p>X1476</text:p>
          </table:table-cell>
          <table:table-cell table:formula="of:=[.E125]+[.$J$5]" office:value-type="float" office:value="2150.5">
            <text:p>2150.5</text:p>
          </table:table-cell>
          <table:table-cell table:formula="of:=&quot;Y&quot; &amp; [.E126]" office:value-type="string" office:string-value="Y2150.5">
            <text:p>Y2150.5</text:p>
          </table:table-cell>
          <table:table-cell table:number-columns-repeated="8"/>
          <table:table-cell table:style-name="ce2" table:formula="of:=[.B127]" office:value-type="string" office:string-value="N134">
            <text:p>N134</text:p>
          </table:table-cell>
          <table:table-cell table:style-name="ce2" table:formula="of:=[.D127]" office:value-type="string" office:string-value="X1480">
            <text:p>X1480</text:p>
          </table:table-cell>
          <table:table-cell table:style-name="ce2" table:formula="of:=[.F127]" office:value-type="string" office:string-value="Y2147.625">
            <text:p>Y2147.625</text:p>
          </table:table-cell>
        </table:table-row>
        <table:table-row table:style-name="ro1">
          <table:table-cell table:formula="of:=[.A126]+1" office:value-type="float" office:value="134">
            <text:p>134</text:p>
          </table:table-cell>
          <table:table-cell table:formula="of:=&quot;N&quot;&amp;[.A127]" office:value-type="string" office:string-value="N134">
            <text:p>N134</text:p>
          </table:table-cell>
          <table:table-cell table:formula="of:=[.C126]+[.$J$4]" office:value-type="float" office:value="1480">
            <text:p>1480</text:p>
          </table:table-cell>
          <table:table-cell table:formula="of:= &quot;X&quot;&amp; [.C127]" office:value-type="string" office:string-value="X1480">
            <text:p>X1480</text:p>
          </table:table-cell>
          <table:table-cell table:formula="of:=[.E126]+[.$J$5]" office:value-type="float" office:value="2147.625">
            <text:p>2147.625</text:p>
          </table:table-cell>
          <table:table-cell table:formula="of:=&quot;Y&quot; &amp; [.E127]" office:value-type="string" office:string-value="Y2147.625">
            <text:p>Y2147.625</text:p>
          </table:table-cell>
          <table:table-cell table:number-columns-repeated="8"/>
          <table:table-cell table:style-name="ce2" table:formula="of:=[.B128]" office:value-type="string" office:string-value="N135">
            <text:p>N135</text:p>
          </table:table-cell>
          <table:table-cell table:style-name="ce2" table:formula="of:=[.D128]" office:value-type="string" office:string-value="X1484">
            <text:p>X1484</text:p>
          </table:table-cell>
          <table:table-cell table:style-name="ce2" table:formula="of:=[.F128]" office:value-type="string" office:string-value="Y2144.75">
            <text:p>Y2144.75</text:p>
          </table:table-cell>
        </table:table-row>
        <table:table-row table:style-name="ro1">
          <table:table-cell table:formula="of:=[.A127]+1" office:value-type="float" office:value="135">
            <text:p>135</text:p>
          </table:table-cell>
          <table:table-cell table:formula="of:=&quot;N&quot;&amp;[.A128]" office:value-type="string" office:string-value="N135">
            <text:p>N135</text:p>
          </table:table-cell>
          <table:table-cell table:formula="of:=[.C127]+[.$J$4]" office:value-type="float" office:value="1484">
            <text:p>1484</text:p>
          </table:table-cell>
          <table:table-cell table:formula="of:= &quot;X&quot;&amp; [.C128]" office:value-type="string" office:string-value="X1484">
            <text:p>X1484</text:p>
          </table:table-cell>
          <table:table-cell table:formula="of:=[.E127]+[.$J$5]" office:value-type="float" office:value="2144.75">
            <text:p>2144.75</text:p>
          </table:table-cell>
          <table:table-cell table:formula="of:=&quot;Y&quot; &amp; [.E128]" office:value-type="string" office:string-value="Y2144.75">
            <text:p>Y2144.75</text:p>
          </table:table-cell>
          <table:table-cell table:number-columns-repeated="8"/>
          <table:table-cell table:style-name="ce2" table:formula="of:=[.B129]" office:value-type="string" office:string-value="N136">
            <text:p>N136</text:p>
          </table:table-cell>
          <table:table-cell table:style-name="ce2" table:formula="of:=[.D129]" office:value-type="string" office:string-value="X1488">
            <text:p>X1488</text:p>
          </table:table-cell>
          <table:table-cell table:style-name="ce2" table:formula="of:=[.F129]" office:value-type="string" office:string-value="Y2141.875">
            <text:p>Y2141.875</text:p>
          </table:table-cell>
        </table:table-row>
        <table:table-row table:style-name="ro1">
          <table:table-cell table:formula="of:=[.A128]+1" office:value-type="float" office:value="136">
            <text:p>136</text:p>
          </table:table-cell>
          <table:table-cell table:formula="of:=&quot;N&quot;&amp;[.A129]" office:value-type="string" office:string-value="N136">
            <text:p>N136</text:p>
          </table:table-cell>
          <table:table-cell table:formula="of:=[.C128]+[.$J$4]" office:value-type="float" office:value="1488">
            <text:p>1488</text:p>
          </table:table-cell>
          <table:table-cell table:formula="of:= &quot;X&quot;&amp; [.C129]" office:value-type="string" office:string-value="X1488">
            <text:p>X1488</text:p>
          </table:table-cell>
          <table:table-cell table:formula="of:=[.E128]+[.$J$5]" office:value-type="float" office:value="2141.875">
            <text:p>2141.875</text:p>
          </table:table-cell>
          <table:table-cell table:formula="of:=&quot;Y&quot; &amp; [.E129]" office:value-type="string" office:string-value="Y2141.875">
            <text:p>Y2141.875</text:p>
          </table:table-cell>
          <table:table-cell table:number-columns-repeated="8"/>
          <table:table-cell table:style-name="ce2" table:formula="of:=[.B130]" office:value-type="string" office:string-value="N137">
            <text:p>N137</text:p>
          </table:table-cell>
          <table:table-cell table:style-name="ce2" table:formula="of:=[.D130]" office:value-type="string" office:string-value="X1492">
            <text:p>X1492</text:p>
          </table:table-cell>
          <table:table-cell table:style-name="ce2" table:formula="of:=[.F130]" office:value-type="string" office:string-value="Y2139">
            <text:p>Y2139</text:p>
          </table:table-cell>
        </table:table-row>
        <table:table-row table:style-name="ro1">
          <table:table-cell table:formula="of:=[.A129]+1" office:value-type="float" office:value="137">
            <text:p>137</text:p>
          </table:table-cell>
          <table:table-cell table:formula="of:=&quot;N&quot;&amp;[.A130]" office:value-type="string" office:string-value="N137">
            <text:p>N137</text:p>
          </table:table-cell>
          <table:table-cell table:formula="of:=[.C129]+[.$J$4]" office:value-type="float" office:value="1492">
            <text:p>1492</text:p>
          </table:table-cell>
          <table:table-cell table:formula="of:= &quot;X&quot;&amp; [.C130]" office:value-type="string" office:string-value="X1492">
            <text:p>X1492</text:p>
          </table:table-cell>
          <table:table-cell table:formula="of:=[.E129]+[.$J$5]" office:value-type="float" office:value="2139">
            <text:p>2139</text:p>
          </table:table-cell>
          <table:table-cell table:formula="of:=&quot;Y&quot; &amp; [.E130]" office:value-type="string" office:string-value="Y2139">
            <text:p>Y2139</text:p>
          </table:table-cell>
          <table:table-cell table:number-columns-repeated="8"/>
          <table:table-cell table:style-name="ce2" table:formula="of:=[.B131]" office:value-type="string" office:string-value="N138">
            <text:p>N138</text:p>
          </table:table-cell>
          <table:table-cell table:style-name="ce2" table:formula="of:=[.D131]" office:value-type="string" office:string-value="X1496">
            <text:p>X1496</text:p>
          </table:table-cell>
          <table:table-cell table:style-name="ce2" table:formula="of:=[.F131]" office:value-type="string" office:string-value="Y2136.125">
            <text:p>Y2136.125</text:p>
          </table:table-cell>
        </table:table-row>
        <table:table-row table:style-name="ro1">
          <table:table-cell table:formula="of:=[.A130]+1" office:value-type="float" office:value="138">
            <text:p>138</text:p>
          </table:table-cell>
          <table:table-cell table:formula="of:=&quot;N&quot;&amp;[.A131]" office:value-type="string" office:string-value="N138">
            <text:p>N138</text:p>
          </table:table-cell>
          <table:table-cell table:formula="of:=[.C130]+[.$J$4]" office:value-type="float" office:value="1496">
            <text:p>1496</text:p>
          </table:table-cell>
          <table:table-cell table:formula="of:= &quot;X&quot;&amp; [.C131]" office:value-type="string" office:string-value="X1496">
            <text:p>X1496</text:p>
          </table:table-cell>
          <table:table-cell table:formula="of:=[.E130]+[.$J$5]" office:value-type="float" office:value="2136.125">
            <text:p>2136.125</text:p>
          </table:table-cell>
          <table:table-cell table:formula="of:=&quot;Y&quot; &amp; [.E131]" office:value-type="string" office:string-value="Y2136.125">
            <text:p>Y2136.125</text:p>
          </table:table-cell>
          <table:table-cell table:number-columns-repeated="8"/>
          <table:table-cell table:style-name="ce2" table:formula="of:=[.B132]" office:value-type="string" office:string-value="N139">
            <text:p>N139</text:p>
          </table:table-cell>
          <table:table-cell table:style-name="ce2" table:formula="of:=[.D132]" office:value-type="string" office:string-value="X1500">
            <text:p>X1500</text:p>
          </table:table-cell>
          <table:table-cell table:style-name="ce2" table:formula="of:=[.F132]" office:value-type="string" office:string-value="Y2133.25">
            <text:p>Y2133.25</text:p>
          </table:table-cell>
        </table:table-row>
        <table:table-row table:style-name="ro1">
          <table:table-cell table:formula="of:=[.A131]+1" office:value-type="float" office:value="139">
            <text:p>139</text:p>
          </table:table-cell>
          <table:table-cell table:formula="of:=&quot;N&quot;&amp;[.A132]" office:value-type="string" office:string-value="N139">
            <text:p>N139</text:p>
          </table:table-cell>
          <table:table-cell table:formula="of:=[.C131]+[.$J$4]" office:value-type="float" office:value="1500">
            <text:p>1500</text:p>
          </table:table-cell>
          <table:table-cell table:formula="of:= &quot;X&quot;&amp; [.C132]" office:value-type="string" office:string-value="X1500">
            <text:p>X1500</text:p>
          </table:table-cell>
          <table:table-cell table:formula="of:=[.E131]+[.$J$5]" office:value-type="float" office:value="2133.25">
            <text:p>2133.25</text:p>
          </table:table-cell>
          <table:table-cell table:formula="of:=&quot;Y&quot; &amp; [.E132]" office:value-type="string" office:string-value="Y2133.25">
            <text:p>Y2133.25</text:p>
          </table:table-cell>
          <table:table-cell table:number-columns-repeated="8"/>
          <table:table-cell table:style-name="ce2" table:formula="of:=[.B133]" office:value-type="string" office:string-value="N140">
            <text:p>N140</text:p>
          </table:table-cell>
          <table:table-cell table:style-name="ce2" table:formula="of:=[.D133]" office:value-type="string" office:string-value="X1504">
            <text:p>X1504</text:p>
          </table:table-cell>
          <table:table-cell table:style-name="ce2" table:formula="of:=[.F133]" office:value-type="string" office:string-value="Y2130.375">
            <text:p>Y2130.375</text:p>
          </table:table-cell>
        </table:table-row>
        <table:table-row table:style-name="ro1">
          <table:table-cell table:formula="of:=[.A132]+1" office:value-type="float" office:value="140">
            <text:p>140</text:p>
          </table:table-cell>
          <table:table-cell table:formula="of:=&quot;N&quot;&amp;[.A133]" office:value-type="string" office:string-value="N140">
            <text:p>N140</text:p>
          </table:table-cell>
          <table:table-cell table:formula="of:=[.C132]+[.$J$4]" office:value-type="float" office:value="1504">
            <text:p>1504</text:p>
          </table:table-cell>
          <table:table-cell table:formula="of:= &quot;X&quot;&amp; [.C133]" office:value-type="string" office:string-value="X1504">
            <text:p>X1504</text:p>
          </table:table-cell>
          <table:table-cell table:formula="of:=[.E132]+[.$J$5]" office:value-type="float" office:value="2130.375">
            <text:p>2130.375</text:p>
          </table:table-cell>
          <table:table-cell table:formula="of:=&quot;Y&quot; &amp; [.E133]" office:value-type="string" office:string-value="Y2130.375">
            <text:p>Y2130.375</text:p>
          </table:table-cell>
          <table:table-cell table:number-columns-repeated="8"/>
          <table:table-cell table:style-name="ce2" table:formula="of:=[.B134]" office:value-type="string" office:string-value="N141">
            <text:p>N141</text:p>
          </table:table-cell>
          <table:table-cell table:style-name="ce2" table:formula="of:=[.D134]" office:value-type="string" office:string-value="X1508">
            <text:p>X1508</text:p>
          </table:table-cell>
          <table:table-cell table:style-name="ce2" table:formula="of:=[.F134]" office:value-type="string" office:string-value="Y2127.5">
            <text:p>Y2127.5</text:p>
          </table:table-cell>
        </table:table-row>
        <table:table-row table:style-name="ro1">
          <table:table-cell table:formula="of:=[.A133]+1" office:value-type="float" office:value="141">
            <text:p>141</text:p>
          </table:table-cell>
          <table:table-cell table:formula="of:=&quot;N&quot;&amp;[.A134]" office:value-type="string" office:string-value="N141">
            <text:p>N141</text:p>
          </table:table-cell>
          <table:table-cell table:formula="of:=[.C133]+[.$J$4]" office:value-type="float" office:value="1508">
            <text:p>1508</text:p>
          </table:table-cell>
          <table:table-cell table:formula="of:= &quot;X&quot;&amp; [.C134]" office:value-type="string" office:string-value="X1508">
            <text:p>X1508</text:p>
          </table:table-cell>
          <table:table-cell table:formula="of:=[.E133]+[.$J$5]" office:value-type="float" office:value="2127.5">
            <text:p>2127.5</text:p>
          </table:table-cell>
          <table:table-cell table:formula="of:=&quot;Y&quot; &amp; [.E134]" office:value-type="string" office:string-value="Y2127.5">
            <text:p>Y2127.5</text:p>
          </table:table-cell>
          <table:table-cell table:number-columns-repeated="8"/>
          <table:table-cell table:style-name="ce2" table:formula="of:=[.B135]" office:value-type="string" office:string-value="N142">
            <text:p>N142</text:p>
          </table:table-cell>
          <table:table-cell table:style-name="ce2" table:formula="of:=[.D135]" office:value-type="string" office:string-value="X1512">
            <text:p>X1512</text:p>
          </table:table-cell>
          <table:table-cell table:style-name="ce2" table:formula="of:=[.F135]" office:value-type="string" office:string-value="Y2124.625">
            <text:p>Y2124.625</text:p>
          </table:table-cell>
        </table:table-row>
        <table:table-row table:style-name="ro1">
          <table:table-cell table:formula="of:=[.A134]+1" office:value-type="float" office:value="142">
            <text:p>142</text:p>
          </table:table-cell>
          <table:table-cell table:formula="of:=&quot;N&quot;&amp;[.A135]" office:value-type="string" office:string-value="N142">
            <text:p>N142</text:p>
          </table:table-cell>
          <table:table-cell table:formula="of:=[.C134]+[.$J$4]" office:value-type="float" office:value="1512">
            <text:p>1512</text:p>
          </table:table-cell>
          <table:table-cell table:formula="of:= &quot;X&quot;&amp; [.C135]" office:value-type="string" office:string-value="X1512">
            <text:p>X1512</text:p>
          </table:table-cell>
          <table:table-cell table:formula="of:=[.E134]+[.$J$5]" office:value-type="float" office:value="2124.625">
            <text:p>2124.625</text:p>
          </table:table-cell>
          <table:table-cell table:formula="of:=&quot;Y&quot; &amp; [.E135]" office:value-type="string" office:string-value="Y2124.625">
            <text:p>Y2124.625</text:p>
          </table:table-cell>
          <table:table-cell table:number-columns-repeated="8"/>
          <table:table-cell table:style-name="ce2" table:formula="of:=[.B136]" office:value-type="string" office:string-value="N143">
            <text:p>N143</text:p>
          </table:table-cell>
          <table:table-cell table:style-name="ce2" table:formula="of:=[.D136]" office:value-type="string" office:string-value="X1516">
            <text:p>X1516</text:p>
          </table:table-cell>
          <table:table-cell table:style-name="ce2" table:formula="of:=[.F136]" office:value-type="string" office:string-value="Y2121.75">
            <text:p>Y2121.75</text:p>
          </table:table-cell>
        </table:table-row>
        <table:table-row table:style-name="ro1">
          <table:table-cell table:formula="of:=[.A135]+1" office:value-type="float" office:value="143">
            <text:p>143</text:p>
          </table:table-cell>
          <table:table-cell table:formula="of:=&quot;N&quot;&amp;[.A136]" office:value-type="string" office:string-value="N143">
            <text:p>N143</text:p>
          </table:table-cell>
          <table:table-cell table:formula="of:=[.C135]+[.$J$4]" office:value-type="float" office:value="1516">
            <text:p>1516</text:p>
          </table:table-cell>
          <table:table-cell table:formula="of:= &quot;X&quot;&amp; [.C136]" office:value-type="string" office:string-value="X1516">
            <text:p>X1516</text:p>
          </table:table-cell>
          <table:table-cell table:formula="of:=[.E135]+[.$J$5]" office:value-type="float" office:value="2121.75">
            <text:p>2121.75</text:p>
          </table:table-cell>
          <table:table-cell table:formula="of:=&quot;Y&quot; &amp; [.E136]" office:value-type="string" office:string-value="Y2121.75">
            <text:p>Y2121.75</text:p>
          </table:table-cell>
          <table:table-cell table:number-columns-repeated="8"/>
          <table:table-cell table:style-name="ce2" table:formula="of:=[.B137]" office:value-type="string" office:string-value="N144">
            <text:p>N144</text:p>
          </table:table-cell>
          <table:table-cell table:style-name="ce2" table:formula="of:=[.D137]" office:value-type="string" office:string-value="X1520">
            <text:p>X1520</text:p>
          </table:table-cell>
          <table:table-cell table:style-name="ce2" table:formula="of:=[.F137]" office:value-type="string" office:string-value="Y2118.875">
            <text:p>Y2118.875</text:p>
          </table:table-cell>
        </table:table-row>
        <table:table-row table:style-name="ro1">
          <table:table-cell table:formula="of:=[.A136]+1" office:value-type="float" office:value="144">
            <text:p>144</text:p>
          </table:table-cell>
          <table:table-cell table:formula="of:=&quot;N&quot;&amp;[.A137]" office:value-type="string" office:string-value="N144">
            <text:p>N144</text:p>
          </table:table-cell>
          <table:table-cell table:formula="of:=[.C136]+[.$J$4]" office:value-type="float" office:value="1520">
            <text:p>1520</text:p>
          </table:table-cell>
          <table:table-cell table:formula="of:= &quot;X&quot;&amp; [.C137]" office:value-type="string" office:string-value="X1520">
            <text:p>X1520</text:p>
          </table:table-cell>
          <table:table-cell table:formula="of:=[.E136]+[.$J$5]" office:value-type="float" office:value="2118.875">
            <text:p>2118.875</text:p>
          </table:table-cell>
          <table:table-cell table:formula="of:=&quot;Y&quot; &amp; [.E137]" office:value-type="string" office:string-value="Y2118.875">
            <text:p>Y2118.875</text:p>
          </table:table-cell>
          <table:table-cell table:number-columns-repeated="8"/>
          <table:table-cell table:style-name="ce2" table:formula="of:=[.B138]" office:value-type="string" office:string-value="N145">
            <text:p>N145</text:p>
          </table:table-cell>
          <table:table-cell table:style-name="ce2" table:formula="of:=[.D138]" office:value-type="string" office:string-value="X1524">
            <text:p>X1524</text:p>
          </table:table-cell>
          <table:table-cell table:style-name="ce2" table:formula="of:=[.F138]" office:value-type="string" office:string-value="Y2116">
            <text:p>Y2116</text:p>
          </table:table-cell>
        </table:table-row>
        <table:table-row table:style-name="ro1">
          <table:table-cell table:formula="of:=[.A137]+1" office:value-type="float" office:value="145">
            <text:p>145</text:p>
          </table:table-cell>
          <table:table-cell table:formula="of:=&quot;N&quot;&amp;[.A138]" office:value-type="string" office:string-value="N145">
            <text:p>N145</text:p>
          </table:table-cell>
          <table:table-cell table:formula="of:=[.C137]+[.$J$4]" office:value-type="float" office:value="1524">
            <text:p>1524</text:p>
          </table:table-cell>
          <table:table-cell table:formula="of:= &quot;X&quot;&amp; [.C138]" office:value-type="string" office:string-value="X1524">
            <text:p>X1524</text:p>
          </table:table-cell>
          <table:table-cell table:formula="of:=[.E137]+[.$J$5]" office:value-type="float" office:value="2116">
            <text:p>2116</text:p>
          </table:table-cell>
          <table:table-cell table:formula="of:=&quot;Y&quot; &amp; [.E138]" office:value-type="string" office:string-value="Y2116">
            <text:p>Y2116</text:p>
          </table:table-cell>
          <table:table-cell table:number-columns-repeated="8"/>
          <table:table-cell table:style-name="ce2" table:formula="of:=[.B139]" office:value-type="string" office:string-value="N146">
            <text:p>N146</text:p>
          </table:table-cell>
          <table:table-cell table:style-name="ce2" table:formula="of:=[.D139]" office:value-type="string" office:string-value="X1528">
            <text:p>X1528</text:p>
          </table:table-cell>
          <table:table-cell table:style-name="ce2" table:formula="of:=[.F139]" office:value-type="string" office:string-value="Y2113.125">
            <text:p>Y2113.125</text:p>
          </table:table-cell>
        </table:table-row>
        <table:table-row table:style-name="ro1">
          <table:table-cell table:formula="of:=[.A138]+1" office:value-type="float" office:value="146">
            <text:p>146</text:p>
          </table:table-cell>
          <table:table-cell table:formula="of:=&quot;N&quot;&amp;[.A139]" office:value-type="string" office:string-value="N146">
            <text:p>N146</text:p>
          </table:table-cell>
          <table:table-cell table:formula="of:=[.C138]+[.$J$4]" office:value-type="float" office:value="1528">
            <text:p>1528</text:p>
          </table:table-cell>
          <table:table-cell table:formula="of:= &quot;X&quot;&amp; [.C139]" office:value-type="string" office:string-value="X1528">
            <text:p>X1528</text:p>
          </table:table-cell>
          <table:table-cell table:formula="of:=[.E138]+[.$J$5]" office:value-type="float" office:value="2113.125">
            <text:p>2113.125</text:p>
          </table:table-cell>
          <table:table-cell table:formula="of:=&quot;Y&quot; &amp; [.E139]" office:value-type="string" office:string-value="Y2113.125">
            <text:p>Y2113.125</text:p>
          </table:table-cell>
          <table:table-cell table:number-columns-repeated="8"/>
          <table:table-cell table:style-name="ce2" table:formula="of:=[.B140]" office:value-type="string" office:string-value="N147">
            <text:p>N147</text:p>
          </table:table-cell>
          <table:table-cell table:style-name="ce2" table:formula="of:=[.D140]" office:value-type="string" office:string-value="X1532">
            <text:p>X1532</text:p>
          </table:table-cell>
          <table:table-cell table:style-name="ce2" table:formula="of:=[.F140]" office:value-type="string" office:string-value="Y2110.25">
            <text:p>Y2110.25</text:p>
          </table:table-cell>
        </table:table-row>
        <table:table-row table:style-name="ro1">
          <table:table-cell table:formula="of:=[.A139]+1" office:value-type="float" office:value="147">
            <text:p>147</text:p>
          </table:table-cell>
          <table:table-cell table:formula="of:=&quot;N&quot;&amp;[.A140]" office:value-type="string" office:string-value="N147">
            <text:p>N147</text:p>
          </table:table-cell>
          <table:table-cell table:formula="of:=[.C139]+[.$J$4]" office:value-type="float" office:value="1532">
            <text:p>1532</text:p>
          </table:table-cell>
          <table:table-cell table:formula="of:= &quot;X&quot;&amp; [.C140]" office:value-type="string" office:string-value="X1532">
            <text:p>X1532</text:p>
          </table:table-cell>
          <table:table-cell table:formula="of:=[.E139]+[.$J$5]" office:value-type="float" office:value="2110.25">
            <text:p>2110.25</text:p>
          </table:table-cell>
          <table:table-cell table:formula="of:=&quot;Y&quot; &amp; [.E140]" office:value-type="string" office:string-value="Y2110.25">
            <text:p>Y2110.25</text:p>
          </table:table-cell>
          <table:table-cell table:number-columns-repeated="8"/>
          <table:table-cell table:style-name="ce2" table:formula="of:=[.B141]" office:value-type="string" office:string-value="N148">
            <text:p>N148</text:p>
          </table:table-cell>
          <table:table-cell table:style-name="ce2" table:formula="of:=[.D141]" office:value-type="string" office:string-value="X1535.8">
            <text:p>X1535.8</text:p>
          </table:table-cell>
          <table:table-cell table:style-name="ce2" table:formula="of:=[.F141]" office:value-type="string" office:string-value="Y2507">
            <text:p>Y2507</text:p>
          </table:table-cell>
        </table:table-row>
        <table:table-row table:style-name="ro1">
          <table:table-cell table:formula="of:=[.A140]+1" office:value-type="float" office:value="148">
            <text:p>148</text:p>
          </table:table-cell>
          <table:table-cell table:formula="of:=&quot;N&quot;&amp;[.A141]" office:value-type="string" office:string-value="N148">
            <text:p>N148</text:p>
          </table:table-cell>
          <table:table-cell office:value-type="float" office:value="1535.8">
            <text:p>1535.8</text:p>
          </table:table-cell>
          <table:table-cell table:formula="of:= &quot;X&quot;&amp; [.C141]" office:value-type="string" office:string-value="X1535.8">
            <text:p>X1535.8</text:p>
          </table:table-cell>
          <table:table-cell table:formula="of:=[.$J$3]" office:value-type="float" office:value="2507">
            <text:p>2507</text:p>
          </table:table-cell>
          <table:table-cell table:formula="of:=&quot;Y&quot; &amp; [.E141]" office:value-type="string" office:string-value="Y2507">
            <text:p>Y2507</text:p>
          </table:table-cell>
          <table:table-cell table:number-columns-repeated="8"/>
          <table:table-cell table:style-name="ce2" table:formula="of:=[.B142]" office:value-type="string" office:string-value="N149">
            <text:p>N149</text:p>
          </table:table-cell>
          <table:table-cell table:style-name="ce2" table:formula="of:=[.D142]" office:value-type="string" office:string-value="X1535.8">
            <text:p>X1535.8</text:p>
          </table:table-cell>
          <table:table-cell table:style-name="ce2" table:formula="of:=[.F142]" office:value-type="string" office:string-value="Y2501.25">
            <text:p>Y2501.25</text:p>
          </table:table-cell>
        </table:table-row>
        <table:table-row table:style-name="ro1">
          <table:table-cell table:formula="of:=[.A141]+1" office:value-type="float" office:value="149">
            <text:p>149</text:p>
          </table:table-cell>
          <table:table-cell table:formula="of:=&quot;N&quot;&amp;[.A142]" office:value-type="string" office:string-value="N149">
            <text:p>N149</text:p>
          </table:table-cell>
          <table:table-cell table:formula="of:=[.C141]" office:value-type="float" office:value="1535.8">
            <text:p>1535.8</text:p>
          </table:table-cell>
          <table:table-cell table:formula="of:= &quot;X&quot;&amp; [.C142]" office:value-type="string" office:string-value="X1535.8">
            <text:p>X1535.8</text:p>
          </table:table-cell>
          <table:table-cell table:formula="of:=[.E141]+[.$J$6]" office:value-type="float" office:value="2501.25">
            <text:p>2501.25</text:p>
          </table:table-cell>
          <table:table-cell table:formula="of:=&quot;Y&quot; &amp; [.E142]" office:value-type="string" office:string-value="Y2501.25">
            <text:p>Y2501.25</text:p>
          </table:table-cell>
          <table:table-cell table:number-columns-repeated="8"/>
          <table:table-cell table:style-name="ce2" table:formula="of:=[.B143]" office:value-type="string" office:string-value="N150">
            <text:p>N150</text:p>
          </table:table-cell>
          <table:table-cell table:style-name="ce2" table:formula="of:=[.D143]" office:value-type="string" office:string-value="X1535.8">
            <text:p>X1535.8</text:p>
          </table:table-cell>
          <table:table-cell table:style-name="ce2" table:formula="of:=[.F143]" office:value-type="string" office:string-value="Y2495.5">
            <text:p>Y2495.5</text:p>
          </table:table-cell>
        </table:table-row>
        <table:table-row table:style-name="ro1">
          <table:table-cell table:formula="of:=[.A142]+1" office:value-type="float" office:value="150">
            <text:p>150</text:p>
          </table:table-cell>
          <table:table-cell table:formula="of:=&quot;N&quot;&amp;[.A143]" office:value-type="string" office:string-value="N150">
            <text:p>N150</text:p>
          </table:table-cell>
          <table:table-cell table:formula="of:=[.C142]" office:value-type="float" office:value="1535.8">
            <text:p>1535.8</text:p>
          </table:table-cell>
          <table:table-cell table:formula="of:= &quot;X&quot;&amp; [.C143]" office:value-type="string" office:string-value="X1535.8">
            <text:p>X1535.8</text:p>
          </table:table-cell>
          <table:table-cell table:formula="of:=[.E142]+[.$J$6]" office:value-type="float" office:value="2495.5">
            <text:p>2495.5</text:p>
          </table:table-cell>
          <table:table-cell table:formula="of:=&quot;Y&quot; &amp; [.E143]" office:value-type="string" office:string-value="Y2495.5">
            <text:p>Y2495.5</text:p>
          </table:table-cell>
          <table:table-cell table:number-columns-repeated="8"/>
          <table:table-cell table:style-name="ce2" table:formula="of:=[.B144]" office:value-type="string" office:string-value="N151">
            <text:p>N151</text:p>
          </table:table-cell>
          <table:table-cell table:style-name="ce2" table:formula="of:=[.D144]" office:value-type="string" office:string-value="X1535.8">
            <text:p>X1535.8</text:p>
          </table:table-cell>
          <table:table-cell table:style-name="ce2" table:formula="of:=[.F144]" office:value-type="string" office:string-value="Y2489.75">
            <text:p>Y2489.75</text:p>
          </table:table-cell>
        </table:table-row>
        <table:table-row table:style-name="ro1">
          <table:table-cell table:formula="of:=[.A143]+1" office:value-type="float" office:value="151">
            <text:p>151</text:p>
          </table:table-cell>
          <table:table-cell table:formula="of:=&quot;N&quot;&amp;[.A144]" office:value-type="string" office:string-value="N151">
            <text:p>N151</text:p>
          </table:table-cell>
          <table:table-cell table:formula="of:=[.C143]" office:value-type="float" office:value="1535.8">
            <text:p>1535.8</text:p>
          </table:table-cell>
          <table:table-cell table:formula="of:= &quot;X&quot;&amp; [.C144]" office:value-type="string" office:string-value="X1535.8">
            <text:p>X1535.8</text:p>
          </table:table-cell>
          <table:table-cell table:formula="of:=[.E143]+[.$J$6]" office:value-type="float" office:value="2489.75">
            <text:p>2489.75</text:p>
          </table:table-cell>
          <table:table-cell table:formula="of:=&quot;Y&quot; &amp; [.E144]" office:value-type="string" office:string-value="Y2489.75">
            <text:p>Y2489.75</text:p>
          </table:table-cell>
          <table:table-cell table:number-columns-repeated="8"/>
          <table:table-cell table:style-name="ce2" table:formula="of:=[.B145]" office:value-type="string" office:string-value="N152">
            <text:p>N152</text:p>
          </table:table-cell>
          <table:table-cell table:style-name="ce2" table:formula="of:=[.D145]" office:value-type="string" office:string-value="X1535.8">
            <text:p>X1535.8</text:p>
          </table:table-cell>
          <table:table-cell table:style-name="ce2" table:formula="of:=[.F145]" office:value-type="string" office:string-value="Y2484">
            <text:p>Y2484</text:p>
          </table:table-cell>
        </table:table-row>
        <table:table-row table:style-name="ro1">
          <table:table-cell table:formula="of:=[.A144]+1" office:value-type="float" office:value="152">
            <text:p>152</text:p>
          </table:table-cell>
          <table:table-cell table:formula="of:=&quot;N&quot;&amp;[.A145]" office:value-type="string" office:string-value="N152">
            <text:p>N152</text:p>
          </table:table-cell>
          <table:table-cell table:formula="of:=[.C144]" office:value-type="float" office:value="1535.8">
            <text:p>1535.8</text:p>
          </table:table-cell>
          <table:table-cell table:formula="of:= &quot;X&quot;&amp; [.C145]" office:value-type="string" office:string-value="X1535.8">
            <text:p>X1535.8</text:p>
          </table:table-cell>
          <table:table-cell table:formula="of:=[.E144]+[.$J$6]" office:value-type="float" office:value="2484">
            <text:p>2484</text:p>
          </table:table-cell>
          <table:table-cell table:formula="of:=&quot;Y&quot; &amp; [.E145]" office:value-type="string" office:string-value="Y2484">
            <text:p>Y2484</text:p>
          </table:table-cell>
          <table:table-cell table:number-columns-repeated="8"/>
          <table:table-cell table:style-name="ce2" table:formula="of:=[.B146]" office:value-type="string" office:string-value="N153">
            <text:p>N153</text:p>
          </table:table-cell>
          <table:table-cell table:style-name="ce2" table:formula="of:=[.D146]" office:value-type="string" office:string-value="X1535.8">
            <text:p>X1535.8</text:p>
          </table:table-cell>
          <table:table-cell table:style-name="ce2" table:formula="of:=[.F146]" office:value-type="string" office:string-value="Y2478.25">
            <text:p>Y2478.25</text:p>
          </table:table-cell>
        </table:table-row>
        <table:table-row table:style-name="ro1">
          <table:table-cell table:formula="of:=[.A145]+1" office:value-type="float" office:value="153">
            <text:p>153</text:p>
          </table:table-cell>
          <table:table-cell table:formula="of:=&quot;N&quot;&amp;[.A146]" office:value-type="string" office:string-value="N153">
            <text:p>N153</text:p>
          </table:table-cell>
          <table:table-cell table:formula="of:=[.C145]" office:value-type="float" office:value="1535.8">
            <text:p>1535.8</text:p>
          </table:table-cell>
          <table:table-cell table:formula="of:= &quot;X&quot;&amp; [.C146]" office:value-type="string" office:string-value="X1535.8">
            <text:p>X1535.8</text:p>
          </table:table-cell>
          <table:table-cell table:formula="of:=[.E145]+[.$J$6]" office:value-type="float" office:value="2478.25">
            <text:p>2478.25</text:p>
          </table:table-cell>
          <table:table-cell table:formula="of:=&quot;Y&quot; &amp; [.E146]" office:value-type="string" office:string-value="Y2478.25">
            <text:p>Y2478.25</text:p>
          </table:table-cell>
          <table:table-cell table:number-columns-repeated="8"/>
          <table:table-cell table:style-name="ce2" table:formula="of:=[.B147]" office:value-type="string" office:string-value="N154">
            <text:p>N154</text:p>
          </table:table-cell>
          <table:table-cell table:style-name="ce2" table:formula="of:=[.D147]" office:value-type="string" office:string-value="X1535.8">
            <text:p>X1535.8</text:p>
          </table:table-cell>
          <table:table-cell table:style-name="ce2" table:formula="of:=[.F147]" office:value-type="string" office:string-value="Y2472.5">
            <text:p>Y2472.5</text:p>
          </table:table-cell>
        </table:table-row>
        <table:table-row table:style-name="ro1">
          <table:table-cell table:formula="of:=[.A146]+1" office:value-type="float" office:value="154">
            <text:p>154</text:p>
          </table:table-cell>
          <table:table-cell table:formula="of:=&quot;N&quot;&amp;[.A147]" office:value-type="string" office:string-value="N154">
            <text:p>N154</text:p>
          </table:table-cell>
          <table:table-cell table:formula="of:=[.C146]" office:value-type="float" office:value="1535.8">
            <text:p>1535.8</text:p>
          </table:table-cell>
          <table:table-cell table:formula="of:= &quot;X&quot;&amp; [.C147]" office:value-type="string" office:string-value="X1535.8">
            <text:p>X1535.8</text:p>
          </table:table-cell>
          <table:table-cell table:formula="of:=[.E146]+[.$J$6]" office:value-type="float" office:value="2472.5">
            <text:p>2472.5</text:p>
          </table:table-cell>
          <table:table-cell table:formula="of:=&quot;Y&quot; &amp; [.E147]" office:value-type="string" office:string-value="Y2472.5">
            <text:p>Y2472.5</text:p>
          </table:table-cell>
          <table:table-cell table:number-columns-repeated="8"/>
          <table:table-cell table:style-name="ce2" table:formula="of:=[.B148]" office:value-type="string" office:string-value="N155">
            <text:p>N155</text:p>
          </table:table-cell>
          <table:table-cell table:style-name="ce2" table:formula="of:=[.D148]" office:value-type="string" office:string-value="X1535.8">
            <text:p>X1535.8</text:p>
          </table:table-cell>
          <table:table-cell table:style-name="ce2" table:formula="of:=[.F148]" office:value-type="string" office:string-value="Y2466.75">
            <text:p>Y2466.75</text:p>
          </table:table-cell>
        </table:table-row>
        <table:table-row table:style-name="ro1">
          <table:table-cell table:formula="of:=[.A147]+1" office:value-type="float" office:value="155">
            <text:p>155</text:p>
          </table:table-cell>
          <table:table-cell table:formula="of:=&quot;N&quot;&amp;[.A148]" office:value-type="string" office:string-value="N155">
            <text:p>N155</text:p>
          </table:table-cell>
          <table:table-cell table:formula="of:=[.C147]" office:value-type="float" office:value="1535.8">
            <text:p>1535.8</text:p>
          </table:table-cell>
          <table:table-cell table:formula="of:= &quot;X&quot;&amp; [.C148]" office:value-type="string" office:string-value="X1535.8">
            <text:p>X1535.8</text:p>
          </table:table-cell>
          <table:table-cell table:formula="of:=[.E147]+[.$J$6]" office:value-type="float" office:value="2466.75">
            <text:p>2466.75</text:p>
          </table:table-cell>
          <table:table-cell table:formula="of:=&quot;Y&quot; &amp; [.E148]" office:value-type="string" office:string-value="Y2466.75">
            <text:p>Y2466.75</text:p>
          </table:table-cell>
          <table:table-cell table:number-columns-repeated="8"/>
          <table:table-cell table:style-name="ce2" table:formula="of:=[.B149]" office:value-type="string" office:string-value="N156">
            <text:p>N156</text:p>
          </table:table-cell>
          <table:table-cell table:style-name="ce2" table:formula="of:=[.D149]" office:value-type="string" office:string-value="X1535.8">
            <text:p>X1535.8</text:p>
          </table:table-cell>
          <table:table-cell table:style-name="ce2" table:formula="of:=[.F149]" office:value-type="string" office:string-value="Y2461">
            <text:p>Y2461</text:p>
          </table:table-cell>
        </table:table-row>
        <table:table-row table:style-name="ro1">
          <table:table-cell table:formula="of:=[.A148]+1" office:value-type="float" office:value="156">
            <text:p>156</text:p>
          </table:table-cell>
          <table:table-cell table:formula="of:=&quot;N&quot;&amp;[.A149]" office:value-type="string" office:string-value="N156">
            <text:p>N156</text:p>
          </table:table-cell>
          <table:table-cell table:formula="of:=[.C148]" office:value-type="float" office:value="1535.8">
            <text:p>1535.8</text:p>
          </table:table-cell>
          <table:table-cell table:formula="of:= &quot;X&quot;&amp; [.C149]" office:value-type="string" office:string-value="X1535.8">
            <text:p>X1535.8</text:p>
          </table:table-cell>
          <table:table-cell table:formula="of:=[.E148]+[.$J$6]" office:value-type="float" office:value="2461">
            <text:p>2461</text:p>
          </table:table-cell>
          <table:table-cell table:formula="of:=&quot;Y&quot; &amp; [.E149]" office:value-type="string" office:string-value="Y2461">
            <text:p>Y2461</text:p>
          </table:table-cell>
          <table:table-cell table:number-columns-repeated="8"/>
          <table:table-cell table:style-name="ce2" table:formula="of:=[.B150]" office:value-type="string" office:string-value="N157">
            <text:p>N157</text:p>
          </table:table-cell>
          <table:table-cell table:style-name="ce2" table:formula="of:=[.D150]" office:value-type="string" office:string-value="X1535.8">
            <text:p>X1535.8</text:p>
          </table:table-cell>
          <table:table-cell table:style-name="ce2" table:formula="of:=[.F150]" office:value-type="string" office:string-value="Y2455.25">
            <text:p>Y2455.25</text:p>
          </table:table-cell>
        </table:table-row>
        <table:table-row table:style-name="ro1">
          <table:table-cell table:formula="of:=[.A149]+1" office:value-type="float" office:value="157">
            <text:p>157</text:p>
          </table:table-cell>
          <table:table-cell table:formula="of:=&quot;N&quot;&amp;[.A150]" office:value-type="string" office:string-value="N157">
            <text:p>N157</text:p>
          </table:table-cell>
          <table:table-cell table:formula="of:=[.C149]" office:value-type="float" office:value="1535.8">
            <text:p>1535.8</text:p>
          </table:table-cell>
          <table:table-cell table:formula="of:= &quot;X&quot;&amp; [.C150]" office:value-type="string" office:string-value="X1535.8">
            <text:p>X1535.8</text:p>
          </table:table-cell>
          <table:table-cell table:formula="of:=[.E149]+[.$J$6]" office:value-type="float" office:value="2455.25">
            <text:p>2455.25</text:p>
          </table:table-cell>
          <table:table-cell table:formula="of:=&quot;Y&quot; &amp; [.E150]" office:value-type="string" office:string-value="Y2455.25">
            <text:p>Y2455.25</text:p>
          </table:table-cell>
          <table:table-cell table:number-columns-repeated="8"/>
          <table:table-cell table:style-name="ce2" table:formula="of:=[.B151]" office:value-type="string" office:string-value="N158">
            <text:p>N158</text:p>
          </table:table-cell>
          <table:table-cell table:style-name="ce2" table:formula="of:=[.D151]" office:value-type="string" office:string-value="X1535.8">
            <text:p>X1535.8</text:p>
          </table:table-cell>
          <table:table-cell table:style-name="ce2" table:formula="of:=[.F151]" office:value-type="string" office:string-value="Y2449.5">
            <text:p>Y2449.5</text:p>
          </table:table-cell>
        </table:table-row>
        <table:table-row table:style-name="ro1">
          <table:table-cell table:formula="of:=[.A150]+1" office:value-type="float" office:value="158">
            <text:p>158</text:p>
          </table:table-cell>
          <table:table-cell table:formula="of:=&quot;N&quot;&amp;[.A151]" office:value-type="string" office:string-value="N158">
            <text:p>N158</text:p>
          </table:table-cell>
          <table:table-cell table:formula="of:=[.C150]" office:value-type="float" office:value="1535.8">
            <text:p>1535.8</text:p>
          </table:table-cell>
          <table:table-cell table:formula="of:= &quot;X&quot;&amp; [.C151]" office:value-type="string" office:string-value="X1535.8">
            <text:p>X1535.8</text:p>
          </table:table-cell>
          <table:table-cell table:formula="of:=[.E150]+[.$J$6]" office:value-type="float" office:value="2449.5">
            <text:p>2449.5</text:p>
          </table:table-cell>
          <table:table-cell table:formula="of:=&quot;Y&quot; &amp; [.E151]" office:value-type="string" office:string-value="Y2449.5">
            <text:p>Y2449.5</text:p>
          </table:table-cell>
          <table:table-cell table:number-columns-repeated="8"/>
          <table:table-cell table:style-name="ce2" table:formula="of:=[.B152]" office:value-type="string" office:string-value="N159">
            <text:p>N159</text:p>
          </table:table-cell>
          <table:table-cell table:style-name="ce2" table:formula="of:=[.D152]" office:value-type="string" office:string-value="X1535.8">
            <text:p>X1535.8</text:p>
          </table:table-cell>
          <table:table-cell table:style-name="ce2" table:formula="of:=[.F152]" office:value-type="string" office:string-value="Y2443.75">
            <text:p>Y2443.75</text:p>
          </table:table-cell>
        </table:table-row>
        <table:table-row table:style-name="ro1">
          <table:table-cell table:formula="of:=[.A151]+1" office:value-type="float" office:value="159">
            <text:p>159</text:p>
          </table:table-cell>
          <table:table-cell table:formula="of:=&quot;N&quot;&amp;[.A152]" office:value-type="string" office:string-value="N159">
            <text:p>N159</text:p>
          </table:table-cell>
          <table:table-cell table:formula="of:=[.C151]" office:value-type="float" office:value="1535.8">
            <text:p>1535.8</text:p>
          </table:table-cell>
          <table:table-cell table:formula="of:= &quot;X&quot;&amp; [.C152]" office:value-type="string" office:string-value="X1535.8">
            <text:p>X1535.8</text:p>
          </table:table-cell>
          <table:table-cell table:formula="of:=[.E151]+[.$J$6]" office:value-type="float" office:value="2443.75">
            <text:p>2443.75</text:p>
          </table:table-cell>
          <table:table-cell table:formula="of:=&quot;Y&quot; &amp; [.E152]" office:value-type="string" office:string-value="Y2443.75">
            <text:p>Y2443.75</text:p>
          </table:table-cell>
          <table:table-cell table:number-columns-repeated="8"/>
          <table:table-cell table:style-name="ce2" table:formula="of:=[.B153]" office:value-type="string" office:string-value="N160">
            <text:p>N160</text:p>
          </table:table-cell>
          <table:table-cell table:style-name="ce2" table:formula="of:=[.D153]" office:value-type="string" office:string-value="X1535.8">
            <text:p>X1535.8</text:p>
          </table:table-cell>
          <table:table-cell table:style-name="ce2" table:formula="of:=[.F153]" office:value-type="string" office:string-value="Y2438">
            <text:p>Y2438</text:p>
          </table:table-cell>
        </table:table-row>
        <table:table-row table:style-name="ro1">
          <table:table-cell table:formula="of:=[.A152]+1" office:value-type="float" office:value="160">
            <text:p>160</text:p>
          </table:table-cell>
          <table:table-cell table:formula="of:=&quot;N&quot;&amp;[.A153]" office:value-type="string" office:string-value="N160">
            <text:p>N160</text:p>
          </table:table-cell>
          <table:table-cell table:formula="of:=[.C152]" office:value-type="float" office:value="1535.8">
            <text:p>1535.8</text:p>
          </table:table-cell>
          <table:table-cell table:formula="of:= &quot;X&quot;&amp; [.C153]" office:value-type="string" office:string-value="X1535.8">
            <text:p>X1535.8</text:p>
          </table:table-cell>
          <table:table-cell table:formula="of:=[.E152]+[.$J$6]" office:value-type="float" office:value="2438">
            <text:p>2438</text:p>
          </table:table-cell>
          <table:table-cell table:formula="of:=&quot;Y&quot; &amp; [.E153]" office:value-type="string" office:string-value="Y2438">
            <text:p>Y2438</text:p>
          </table:table-cell>
          <table:table-cell table:number-columns-repeated="8"/>
          <table:table-cell table:style-name="ce2" table:formula="of:=[.B154]" office:value-type="string" office:string-value="N161">
            <text:p>N161</text:p>
          </table:table-cell>
          <table:table-cell table:style-name="ce2" table:formula="of:=[.D154]" office:value-type="string" office:string-value="X1535.8">
            <text:p>X1535.8</text:p>
          </table:table-cell>
          <table:table-cell table:style-name="ce2" table:formula="of:=[.F154]" office:value-type="string" office:string-value="Y2432.25">
            <text:p>Y2432.25</text:p>
          </table:table-cell>
        </table:table-row>
        <table:table-row table:style-name="ro1">
          <table:table-cell table:formula="of:=[.A153]+1" office:value-type="float" office:value="161">
            <text:p>161</text:p>
          </table:table-cell>
          <table:table-cell table:formula="of:=&quot;N&quot;&amp;[.A154]" office:value-type="string" office:string-value="N161">
            <text:p>N161</text:p>
          </table:table-cell>
          <table:table-cell table:formula="of:=[.C153]" office:value-type="float" office:value="1535.8">
            <text:p>1535.8</text:p>
          </table:table-cell>
          <table:table-cell table:formula="of:= &quot;X&quot;&amp; [.C154]" office:value-type="string" office:string-value="X1535.8">
            <text:p>X1535.8</text:p>
          </table:table-cell>
          <table:table-cell table:formula="of:=[.E153]+[.$J$6]" office:value-type="float" office:value="2432.25">
            <text:p>2432.25</text:p>
          </table:table-cell>
          <table:table-cell table:formula="of:=&quot;Y&quot; &amp; [.E154]" office:value-type="string" office:string-value="Y2432.25">
            <text:p>Y2432.25</text:p>
          </table:table-cell>
          <table:table-cell table:number-columns-repeated="8"/>
          <table:table-cell table:style-name="ce2" table:formula="of:=[.B155]" office:value-type="string" office:string-value="N162">
            <text:p>N162</text:p>
          </table:table-cell>
          <table:table-cell table:style-name="ce2" table:formula="of:=[.D155]" office:value-type="string" office:string-value="X1535.8">
            <text:p>X1535.8</text:p>
          </table:table-cell>
          <table:table-cell table:style-name="ce2" table:formula="of:=[.F155]" office:value-type="string" office:string-value="Y2426.5">
            <text:p>Y2426.5</text:p>
          </table:table-cell>
        </table:table-row>
        <table:table-row table:style-name="ro1">
          <table:table-cell table:formula="of:=[.A154]+1" office:value-type="float" office:value="162">
            <text:p>162</text:p>
          </table:table-cell>
          <table:table-cell table:formula="of:=&quot;N&quot;&amp;[.A155]" office:value-type="string" office:string-value="N162">
            <text:p>N162</text:p>
          </table:table-cell>
          <table:table-cell table:formula="of:=[.C154]" office:value-type="float" office:value="1535.8">
            <text:p>1535.8</text:p>
          </table:table-cell>
          <table:table-cell table:formula="of:= &quot;X&quot;&amp; [.C155]" office:value-type="string" office:string-value="X1535.8">
            <text:p>X1535.8</text:p>
          </table:table-cell>
          <table:table-cell table:formula="of:=[.E154]+[.$J$6]" office:value-type="float" office:value="2426.5">
            <text:p>2426.5</text:p>
          </table:table-cell>
          <table:table-cell table:formula="of:=&quot;Y&quot; &amp; [.E155]" office:value-type="string" office:string-value="Y2426.5">
            <text:p>Y2426.5</text:p>
          </table:table-cell>
          <table:table-cell table:number-columns-repeated="8"/>
          <table:table-cell table:style-name="ce2" table:formula="of:=[.B156]" office:value-type="string" office:string-value="N163">
            <text:p>N163</text:p>
          </table:table-cell>
          <table:table-cell table:style-name="ce2" table:formula="of:=[.D156]" office:value-type="string" office:string-value="X1535.8">
            <text:p>X1535.8</text:p>
          </table:table-cell>
          <table:table-cell table:style-name="ce2" table:formula="of:=[.F156]" office:value-type="string" office:string-value="Y2420.75">
            <text:p>Y2420.75</text:p>
          </table:table-cell>
        </table:table-row>
        <table:table-row table:style-name="ro1">
          <table:table-cell table:formula="of:=[.A155]+1" office:value-type="float" office:value="163">
            <text:p>163</text:p>
          </table:table-cell>
          <table:table-cell table:formula="of:=&quot;N&quot;&amp;[.A156]" office:value-type="string" office:string-value="N163">
            <text:p>N163</text:p>
          </table:table-cell>
          <table:table-cell table:formula="of:=[.C155]" office:value-type="float" office:value="1535.8">
            <text:p>1535.8</text:p>
          </table:table-cell>
          <table:table-cell table:formula="of:= &quot;X&quot;&amp; [.C156]" office:value-type="string" office:string-value="X1535.8">
            <text:p>X1535.8</text:p>
          </table:table-cell>
          <table:table-cell table:formula="of:=[.E155]+[.$J$6]" office:value-type="float" office:value="2420.75">
            <text:p>2420.75</text:p>
          </table:table-cell>
          <table:table-cell table:formula="of:=&quot;Y&quot; &amp; [.E156]" office:value-type="string" office:string-value="Y2420.75">
            <text:p>Y2420.75</text:p>
          </table:table-cell>
          <table:table-cell table:number-columns-repeated="8"/>
          <table:table-cell table:style-name="ce2" table:formula="of:=[.B157]" office:value-type="string" office:string-value="N164">
            <text:p>N164</text:p>
          </table:table-cell>
          <table:table-cell table:style-name="ce2" table:formula="of:=[.D157]" office:value-type="string" office:string-value="X1535.8">
            <text:p>X1535.8</text:p>
          </table:table-cell>
          <table:table-cell table:style-name="ce2" table:formula="of:=[.F157]" office:value-type="string" office:string-value="Y2415">
            <text:p>Y2415</text:p>
          </table:table-cell>
        </table:table-row>
        <table:table-row table:style-name="ro1">
          <table:table-cell table:formula="of:=[.A156]+1" office:value-type="float" office:value="164">
            <text:p>164</text:p>
          </table:table-cell>
          <table:table-cell table:formula="of:=&quot;N&quot;&amp;[.A157]" office:value-type="string" office:string-value="N164">
            <text:p>N164</text:p>
          </table:table-cell>
          <table:table-cell table:formula="of:=[.C156]" office:value-type="float" office:value="1535.8">
            <text:p>1535.8</text:p>
          </table:table-cell>
          <table:table-cell table:formula="of:= &quot;X&quot;&amp; [.C157]" office:value-type="string" office:string-value="X1535.8">
            <text:p>X1535.8</text:p>
          </table:table-cell>
          <table:table-cell table:formula="of:=[.E156]+[.$J$6]" office:value-type="float" office:value="2415">
            <text:p>2415</text:p>
          </table:table-cell>
          <table:table-cell table:formula="of:=&quot;Y&quot; &amp; [.E157]" office:value-type="string" office:string-value="Y2415">
            <text:p>Y2415</text:p>
          </table:table-cell>
          <table:table-cell table:number-columns-repeated="8"/>
          <table:table-cell table:style-name="ce2" table:formula="of:=[.B158]" office:value-type="string" office:string-value="N165">
            <text:p>N165</text:p>
          </table:table-cell>
          <table:table-cell table:style-name="ce2" table:formula="of:=[.D158]" office:value-type="string" office:string-value="X1535.8">
            <text:p>X1535.8</text:p>
          </table:table-cell>
          <table:table-cell table:style-name="ce2" table:formula="of:=[.F158]" office:value-type="string" office:string-value="Y2409.25">
            <text:p>Y2409.25</text:p>
          </table:table-cell>
        </table:table-row>
        <table:table-row table:style-name="ro1">
          <table:table-cell table:formula="of:=[.A157]+1" office:value-type="float" office:value="165">
            <text:p>165</text:p>
          </table:table-cell>
          <table:table-cell table:formula="of:=&quot;N&quot;&amp;[.A158]" office:value-type="string" office:string-value="N165">
            <text:p>N165</text:p>
          </table:table-cell>
          <table:table-cell table:formula="of:=[.C157]" office:value-type="float" office:value="1535.8">
            <text:p>1535.8</text:p>
          </table:table-cell>
          <table:table-cell table:formula="of:= &quot;X&quot;&amp; [.C158]" office:value-type="string" office:string-value="X1535.8">
            <text:p>X1535.8</text:p>
          </table:table-cell>
          <table:table-cell table:formula="of:=[.E157]+[.$J$6]" office:value-type="float" office:value="2409.25">
            <text:p>2409.25</text:p>
          </table:table-cell>
          <table:table-cell table:formula="of:=&quot;Y&quot; &amp; [.E158]" office:value-type="string" office:string-value="Y2409.25">
            <text:p>Y2409.25</text:p>
          </table:table-cell>
          <table:table-cell table:number-columns-repeated="8"/>
          <table:table-cell table:style-name="ce2" table:formula="of:=[.B159]" office:value-type="string" office:string-value="N166">
            <text:p>N166</text:p>
          </table:table-cell>
          <table:table-cell table:style-name="ce2" table:formula="of:=[.D159]" office:value-type="string" office:string-value="X1535.8">
            <text:p>X1535.8</text:p>
          </table:table-cell>
          <table:table-cell table:style-name="ce2" table:formula="of:=[.F159]" office:value-type="string" office:string-value="Y2403.5">
            <text:p>Y2403.5</text:p>
          </table:table-cell>
        </table:table-row>
        <table:table-row table:style-name="ro1">
          <table:table-cell table:formula="of:=[.A158]+1" office:value-type="float" office:value="166">
            <text:p>166</text:p>
          </table:table-cell>
          <table:table-cell table:formula="of:=&quot;N&quot;&amp;[.A159]" office:value-type="string" office:string-value="N166">
            <text:p>N166</text:p>
          </table:table-cell>
          <table:table-cell table:formula="of:=[.C158]" office:value-type="float" office:value="1535.8">
            <text:p>1535.8</text:p>
          </table:table-cell>
          <table:table-cell table:formula="of:= &quot;X&quot;&amp; [.C159]" office:value-type="string" office:string-value="X1535.8">
            <text:p>X1535.8</text:p>
          </table:table-cell>
          <table:table-cell table:formula="of:=[.E158]+[.$J$6]" office:value-type="float" office:value="2403.5">
            <text:p>2403.5</text:p>
          </table:table-cell>
          <table:table-cell table:formula="of:=&quot;Y&quot; &amp; [.E159]" office:value-type="string" office:string-value="Y2403.5">
            <text:p>Y2403.5</text:p>
          </table:table-cell>
          <table:table-cell table:number-columns-repeated="8"/>
          <table:table-cell table:style-name="ce2" table:formula="of:=[.B160]" office:value-type="string" office:string-value="N167">
            <text:p>N167</text:p>
          </table:table-cell>
          <table:table-cell table:style-name="ce2" table:formula="of:=[.D160]" office:value-type="string" office:string-value="X1535.8">
            <text:p>X1535.8</text:p>
          </table:table-cell>
          <table:table-cell table:style-name="ce2" table:formula="of:=[.F160]" office:value-type="string" office:string-value="Y2397.75">
            <text:p>Y2397.75</text:p>
          </table:table-cell>
        </table:table-row>
        <table:table-row table:style-name="ro1">
          <table:table-cell table:formula="of:=[.A159]+1" office:value-type="float" office:value="167">
            <text:p>167</text:p>
          </table:table-cell>
          <table:table-cell table:formula="of:=&quot;N&quot;&amp;[.A160]" office:value-type="string" office:string-value="N167">
            <text:p>N167</text:p>
          </table:table-cell>
          <table:table-cell table:formula="of:=[.C159]" office:value-type="float" office:value="1535.8">
            <text:p>1535.8</text:p>
          </table:table-cell>
          <table:table-cell table:formula="of:= &quot;X&quot;&amp; [.C160]" office:value-type="string" office:string-value="X1535.8">
            <text:p>X1535.8</text:p>
          </table:table-cell>
          <table:table-cell table:formula="of:=[.E159]+[.$J$6]" office:value-type="float" office:value="2397.75">
            <text:p>2397.75</text:p>
          </table:table-cell>
          <table:table-cell table:formula="of:=&quot;Y&quot; &amp; [.E160]" office:value-type="string" office:string-value="Y2397.75">
            <text:p>Y2397.75</text:p>
          </table:table-cell>
          <table:table-cell table:number-columns-repeated="8"/>
          <table:table-cell table:style-name="ce2" table:formula="of:=[.B161]" office:value-type="string" office:string-value="N168">
            <text:p>N168</text:p>
          </table:table-cell>
          <table:table-cell table:style-name="ce2" table:formula="of:=[.D161]" office:value-type="string" office:string-value="X1535.8">
            <text:p>X1535.8</text:p>
          </table:table-cell>
          <table:table-cell table:style-name="ce2" table:formula="of:=[.F161]" office:value-type="string" office:string-value="Y2392">
            <text:p>Y2392</text:p>
          </table:table-cell>
        </table:table-row>
        <table:table-row table:style-name="ro1">
          <table:table-cell table:formula="of:=[.A160]+1" office:value-type="float" office:value="168">
            <text:p>168</text:p>
          </table:table-cell>
          <table:table-cell table:formula="of:=&quot;N&quot;&amp;[.A161]" office:value-type="string" office:string-value="N168">
            <text:p>N168</text:p>
          </table:table-cell>
          <table:table-cell table:formula="of:=[.C160]" office:value-type="float" office:value="1535.8">
            <text:p>1535.8</text:p>
          </table:table-cell>
          <table:table-cell table:formula="of:= &quot;X&quot;&amp; [.C161]" office:value-type="string" office:string-value="X1535.8">
            <text:p>X1535.8</text:p>
          </table:table-cell>
          <table:table-cell table:formula="of:=[.E160]+[.$J$6]" office:value-type="float" office:value="2392">
            <text:p>2392</text:p>
          </table:table-cell>
          <table:table-cell table:formula="of:=&quot;Y&quot; &amp; [.E161]" office:value-type="string" office:string-value="Y2392">
            <text:p>Y2392</text:p>
          </table:table-cell>
          <table:table-cell table:number-columns-repeated="8"/>
          <table:table-cell table:style-name="ce2" table:formula="of:=[.B162]" office:value-type="string" office:string-value="N169">
            <text:p>N169</text:p>
          </table:table-cell>
          <table:table-cell table:style-name="ce2" table:formula="of:=[.D162]" office:value-type="string" office:string-value="X1535.8">
            <text:p>X1535.8</text:p>
          </table:table-cell>
          <table:table-cell table:style-name="ce2" table:formula="of:=[.F162]" office:value-type="string" office:string-value="Y2386.25">
            <text:p>Y2386.25</text:p>
          </table:table-cell>
        </table:table-row>
        <table:table-row table:style-name="ro1">
          <table:table-cell table:formula="of:=[.A161]+1" office:value-type="float" office:value="169">
            <text:p>169</text:p>
          </table:table-cell>
          <table:table-cell table:formula="of:=&quot;N&quot;&amp;[.A162]" office:value-type="string" office:string-value="N169">
            <text:p>N169</text:p>
          </table:table-cell>
          <table:table-cell table:formula="of:=[.C161]" office:value-type="float" office:value="1535.8">
            <text:p>1535.8</text:p>
          </table:table-cell>
          <table:table-cell table:formula="of:= &quot;X&quot;&amp; [.C162]" office:value-type="string" office:string-value="X1535.8">
            <text:p>X1535.8</text:p>
          </table:table-cell>
          <table:table-cell table:formula="of:=[.E161]+[.$J$6]" office:value-type="float" office:value="2386.25">
            <text:p>2386.25</text:p>
          </table:table-cell>
          <table:table-cell table:formula="of:=&quot;Y&quot; &amp; [.E162]" office:value-type="string" office:string-value="Y2386.25">
            <text:p>Y2386.25</text:p>
          </table:table-cell>
          <table:table-cell table:number-columns-repeated="8"/>
          <table:table-cell table:style-name="ce2" table:formula="of:=[.B163]" office:value-type="string" office:string-value="N170">
            <text:p>N170</text:p>
          </table:table-cell>
          <table:table-cell table:style-name="ce2" table:formula="of:=[.D163]" office:value-type="string" office:string-value="X1535.8">
            <text:p>X1535.8</text:p>
          </table:table-cell>
          <table:table-cell table:style-name="ce2" table:formula="of:=[.F163]" office:value-type="string" office:string-value="Y2380.5">
            <text:p>Y2380.5</text:p>
          </table:table-cell>
        </table:table-row>
        <table:table-row table:style-name="ro1">
          <table:table-cell table:formula="of:=[.A162]+1" office:value-type="float" office:value="170">
            <text:p>170</text:p>
          </table:table-cell>
          <table:table-cell table:formula="of:=&quot;N&quot;&amp;[.A163]" office:value-type="string" office:string-value="N170">
            <text:p>N170</text:p>
          </table:table-cell>
          <table:table-cell table:formula="of:=[.C162]" office:value-type="float" office:value="1535.8">
            <text:p>1535.8</text:p>
          </table:table-cell>
          <table:table-cell table:formula="of:= &quot;X&quot;&amp; [.C163]" office:value-type="string" office:string-value="X1535.8">
            <text:p>X1535.8</text:p>
          </table:table-cell>
          <table:table-cell table:formula="of:=[.E162]+[.$J$6]" office:value-type="float" office:value="2380.5">
            <text:p>2380.5</text:p>
          </table:table-cell>
          <table:table-cell table:formula="of:=&quot;Y&quot; &amp; [.E163]" office:value-type="string" office:string-value="Y2380.5">
            <text:p>Y2380.5</text:p>
          </table:table-cell>
          <table:table-cell table:number-columns-repeated="8"/>
          <table:table-cell table:style-name="ce2" table:formula="of:=[.B164]" office:value-type="string" office:string-value="N171">
            <text:p>N171</text:p>
          </table:table-cell>
          <table:table-cell table:style-name="ce2" table:formula="of:=[.D164]" office:value-type="string" office:string-value="X1535.8">
            <text:p>X1535.8</text:p>
          </table:table-cell>
          <table:table-cell table:style-name="ce2" table:formula="of:=[.F164]" office:value-type="string" office:string-value="Y2374.75">
            <text:p>Y2374.75</text:p>
          </table:table-cell>
        </table:table-row>
        <table:table-row table:style-name="ro1">
          <table:table-cell table:formula="of:=[.A163]+1" office:value-type="float" office:value="171">
            <text:p>171</text:p>
          </table:table-cell>
          <table:table-cell table:formula="of:=&quot;N&quot;&amp;[.A164]" office:value-type="string" office:string-value="N171">
            <text:p>N171</text:p>
          </table:table-cell>
          <table:table-cell table:formula="of:=[.C163]" office:value-type="float" office:value="1535.8">
            <text:p>1535.8</text:p>
          </table:table-cell>
          <table:table-cell table:formula="of:= &quot;X&quot;&amp; [.C164]" office:value-type="string" office:string-value="X1535.8">
            <text:p>X1535.8</text:p>
          </table:table-cell>
          <table:table-cell table:formula="of:=[.E163]+[.$J$6]" office:value-type="float" office:value="2374.75">
            <text:p>2374.75</text:p>
          </table:table-cell>
          <table:table-cell table:formula="of:=&quot;Y&quot; &amp; [.E164]" office:value-type="string" office:string-value="Y2374.75">
            <text:p>Y2374.75</text:p>
          </table:table-cell>
          <table:table-cell table:number-columns-repeated="8"/>
          <table:table-cell table:style-name="ce2" table:formula="of:=[.B165]" office:value-type="string" office:string-value="N172">
            <text:p>N172</text:p>
          </table:table-cell>
          <table:table-cell table:style-name="ce2" table:formula="of:=[.D165]" office:value-type="string" office:string-value="X1535.8">
            <text:p>X1535.8</text:p>
          </table:table-cell>
          <table:table-cell table:style-name="ce2" table:formula="of:=[.F165]" office:value-type="string" office:string-value="Y2369">
            <text:p>Y2369</text:p>
          </table:table-cell>
        </table:table-row>
        <table:table-row table:style-name="ro1">
          <table:table-cell table:formula="of:=[.A164]+1" office:value-type="float" office:value="172">
            <text:p>172</text:p>
          </table:table-cell>
          <table:table-cell table:formula="of:=&quot;N&quot;&amp;[.A165]" office:value-type="string" office:string-value="N172">
            <text:p>N172</text:p>
          </table:table-cell>
          <table:table-cell table:formula="of:=[.C164]" office:value-type="float" office:value="1535.8">
            <text:p>1535.8</text:p>
          </table:table-cell>
          <table:table-cell table:formula="of:= &quot;X&quot;&amp; [.C165]" office:value-type="string" office:string-value="X1535.8">
            <text:p>X1535.8</text:p>
          </table:table-cell>
          <table:table-cell table:formula="of:=[.E164]+[.$J$6]" office:value-type="float" office:value="2369">
            <text:p>2369</text:p>
          </table:table-cell>
          <table:table-cell table:formula="of:=&quot;Y&quot; &amp; [.E165]" office:value-type="string" office:string-value="Y2369">
            <text:p>Y2369</text:p>
          </table:table-cell>
          <table:table-cell table:number-columns-repeated="8"/>
          <table:table-cell table:style-name="ce2" table:formula="of:=[.B166]" office:value-type="string" office:string-value="N173">
            <text:p>N173</text:p>
          </table:table-cell>
          <table:table-cell table:style-name="ce2" table:formula="of:=[.D166]" office:value-type="string" office:string-value="X1535.8">
            <text:p>X1535.8</text:p>
          </table:table-cell>
          <table:table-cell table:style-name="ce2" table:formula="of:=[.F166]" office:value-type="string" office:string-value="Y2363.25">
            <text:p>Y2363.25</text:p>
          </table:table-cell>
        </table:table-row>
        <table:table-row table:style-name="ro1">
          <table:table-cell table:formula="of:=[.A165]+1" office:value-type="float" office:value="173">
            <text:p>173</text:p>
          </table:table-cell>
          <table:table-cell table:formula="of:=&quot;N&quot;&amp;[.A166]" office:value-type="string" office:string-value="N173">
            <text:p>N173</text:p>
          </table:table-cell>
          <table:table-cell table:formula="of:=[.C165]" office:value-type="float" office:value="1535.8">
            <text:p>1535.8</text:p>
          </table:table-cell>
          <table:table-cell table:formula="of:= &quot;X&quot;&amp; [.C166]" office:value-type="string" office:string-value="X1535.8">
            <text:p>X1535.8</text:p>
          </table:table-cell>
          <table:table-cell table:formula="of:=[.E165]+[.$J$6]" office:value-type="float" office:value="2363.25">
            <text:p>2363.25</text:p>
          </table:table-cell>
          <table:table-cell table:formula="of:=&quot;Y&quot; &amp; [.E166]" office:value-type="string" office:string-value="Y2363.25">
            <text:p>Y2363.25</text:p>
          </table:table-cell>
          <table:table-cell table:number-columns-repeated="8"/>
          <table:table-cell table:style-name="ce2" table:formula="of:=[.B167]" office:value-type="string" office:string-value="N174">
            <text:p>N174</text:p>
          </table:table-cell>
          <table:table-cell table:style-name="ce2" table:formula="of:=[.D167]" office:value-type="string" office:string-value="X1535.8">
            <text:p>X1535.8</text:p>
          </table:table-cell>
          <table:table-cell table:style-name="ce2" table:formula="of:=[.F167]" office:value-type="string" office:string-value="Y2357.5">
            <text:p>Y2357.5</text:p>
          </table:table-cell>
        </table:table-row>
        <table:table-row table:style-name="ro1">
          <table:table-cell table:formula="of:=[.A166]+1" office:value-type="float" office:value="174">
            <text:p>174</text:p>
          </table:table-cell>
          <table:table-cell table:formula="of:=&quot;N&quot;&amp;[.A167]" office:value-type="string" office:string-value="N174">
            <text:p>N174</text:p>
          </table:table-cell>
          <table:table-cell table:formula="of:=[.C166]" office:value-type="float" office:value="1535.8">
            <text:p>1535.8</text:p>
          </table:table-cell>
          <table:table-cell table:formula="of:= &quot;X&quot;&amp; [.C167]" office:value-type="string" office:string-value="X1535.8">
            <text:p>X1535.8</text:p>
          </table:table-cell>
          <table:table-cell table:formula="of:=[.E166]+[.$J$6]" office:value-type="float" office:value="2357.5">
            <text:p>2357.5</text:p>
          </table:table-cell>
          <table:table-cell table:formula="of:=&quot;Y&quot; &amp; [.E167]" office:value-type="string" office:string-value="Y2357.5">
            <text:p>Y2357.5</text:p>
          </table:table-cell>
          <table:table-cell table:number-columns-repeated="8"/>
          <table:table-cell table:style-name="ce2" table:formula="of:=[.B168]" office:value-type="string" office:string-value="N175">
            <text:p>N175</text:p>
          </table:table-cell>
          <table:table-cell table:style-name="ce2" table:formula="of:=[.D168]" office:value-type="string" office:string-value="X1535.8">
            <text:p>X1535.8</text:p>
          </table:table-cell>
          <table:table-cell table:style-name="ce2" table:formula="of:=[.F168]" office:value-type="string" office:string-value="Y2351.75">
            <text:p>Y2351.75</text:p>
          </table:table-cell>
        </table:table-row>
        <table:table-row table:style-name="ro1">
          <table:table-cell table:formula="of:=[.A167]+1" office:value-type="float" office:value="175">
            <text:p>175</text:p>
          </table:table-cell>
          <table:table-cell table:formula="of:=&quot;N&quot;&amp;[.A168]" office:value-type="string" office:string-value="N175">
            <text:p>N175</text:p>
          </table:table-cell>
          <table:table-cell table:formula="of:=[.C167]" office:value-type="float" office:value="1535.8">
            <text:p>1535.8</text:p>
          </table:table-cell>
          <table:table-cell table:formula="of:= &quot;X&quot;&amp; [.C168]" office:value-type="string" office:string-value="X1535.8">
            <text:p>X1535.8</text:p>
          </table:table-cell>
          <table:table-cell table:formula="of:=[.E167]+[.$J$6]" office:value-type="float" office:value="2351.75">
            <text:p>2351.75</text:p>
          </table:table-cell>
          <table:table-cell table:formula="of:=&quot;Y&quot; &amp; [.E168]" office:value-type="string" office:string-value="Y2351.75">
            <text:p>Y2351.75</text:p>
          </table:table-cell>
          <table:table-cell table:number-columns-repeated="8"/>
          <table:table-cell table:style-name="ce2" table:formula="of:=[.B169]" office:value-type="string" office:string-value="N176">
            <text:p>N176</text:p>
          </table:table-cell>
          <table:table-cell table:style-name="ce2" table:formula="of:=[.D169]" office:value-type="string" office:string-value="X1535.8">
            <text:p>X1535.8</text:p>
          </table:table-cell>
          <table:table-cell table:style-name="ce2" table:formula="of:=[.F169]" office:value-type="string" office:string-value="Y2346">
            <text:p>Y2346</text:p>
          </table:table-cell>
        </table:table-row>
        <table:table-row table:style-name="ro1">
          <table:table-cell table:formula="of:=[.A168]+1" office:value-type="float" office:value="176">
            <text:p>176</text:p>
          </table:table-cell>
          <table:table-cell table:formula="of:=&quot;N&quot;&amp;[.A169]" office:value-type="string" office:string-value="N176">
            <text:p>N176</text:p>
          </table:table-cell>
          <table:table-cell table:formula="of:=[.C168]" office:value-type="float" office:value="1535.8">
            <text:p>1535.8</text:p>
          </table:table-cell>
          <table:table-cell table:formula="of:= &quot;X&quot;&amp; [.C169]" office:value-type="string" office:string-value="X1535.8">
            <text:p>X1535.8</text:p>
          </table:table-cell>
          <table:table-cell table:formula="of:=[.E168]+[.$J$6]" office:value-type="float" office:value="2346">
            <text:p>2346</text:p>
          </table:table-cell>
          <table:table-cell table:formula="of:=&quot;Y&quot; &amp; [.E169]" office:value-type="string" office:string-value="Y2346">
            <text:p>Y2346</text:p>
          </table:table-cell>
          <table:table-cell table:number-columns-repeated="8"/>
          <table:table-cell table:style-name="ce2" table:formula="of:=[.B170]" office:value-type="string" office:string-value="N177">
            <text:p>N177</text:p>
          </table:table-cell>
          <table:table-cell table:style-name="ce2" table:formula="of:=[.D170]" office:value-type="string" office:string-value="X1535.8">
            <text:p>X1535.8</text:p>
          </table:table-cell>
          <table:table-cell table:style-name="ce2" table:formula="of:=[.F170]" office:value-type="string" office:string-value="Y2340.25">
            <text:p>Y2340.25</text:p>
          </table:table-cell>
        </table:table-row>
        <table:table-row table:style-name="ro1">
          <table:table-cell table:formula="of:=[.A169]+1" office:value-type="float" office:value="177">
            <text:p>177</text:p>
          </table:table-cell>
          <table:table-cell table:formula="of:=&quot;N&quot;&amp;[.A170]" office:value-type="string" office:string-value="N177">
            <text:p>N177</text:p>
          </table:table-cell>
          <table:table-cell table:formula="of:=[.C169]" office:value-type="float" office:value="1535.8">
            <text:p>1535.8</text:p>
          </table:table-cell>
          <table:table-cell table:formula="of:= &quot;X&quot;&amp; [.C170]" office:value-type="string" office:string-value="X1535.8">
            <text:p>X1535.8</text:p>
          </table:table-cell>
          <table:table-cell table:formula="of:=[.E169]+[.$J$6]" office:value-type="float" office:value="2340.25">
            <text:p>2340.25</text:p>
          </table:table-cell>
          <table:table-cell table:formula="of:=&quot;Y&quot; &amp; [.E170]" office:value-type="string" office:string-value="Y2340.25">
            <text:p>Y2340.25</text:p>
          </table:table-cell>
          <table:table-cell table:number-columns-repeated="8"/>
          <table:table-cell table:style-name="ce2" table:formula="of:=[.B171]" office:value-type="string" office:string-value="N178">
            <text:p>N178</text:p>
          </table:table-cell>
          <table:table-cell table:style-name="ce2" table:formula="of:=[.D171]" office:value-type="string" office:string-value="X1535.8">
            <text:p>X1535.8</text:p>
          </table:table-cell>
          <table:table-cell table:style-name="ce2" table:formula="of:=[.F171]" office:value-type="string" office:string-value="Y2334.5">
            <text:p>Y2334.5</text:p>
          </table:table-cell>
        </table:table-row>
        <table:table-row table:style-name="ro1">
          <table:table-cell table:formula="of:=[.A170]+1" office:value-type="float" office:value="178">
            <text:p>178</text:p>
          </table:table-cell>
          <table:table-cell table:formula="of:=&quot;N&quot;&amp;[.A171]" office:value-type="string" office:string-value="N178">
            <text:p>N178</text:p>
          </table:table-cell>
          <table:table-cell table:formula="of:=[.C170]" office:value-type="float" office:value="1535.8">
            <text:p>1535.8</text:p>
          </table:table-cell>
          <table:table-cell table:formula="of:= &quot;X&quot;&amp; [.C171]" office:value-type="string" office:string-value="X1535.8">
            <text:p>X1535.8</text:p>
          </table:table-cell>
          <table:table-cell table:formula="of:=[.E170]+[.$J$6]" office:value-type="float" office:value="2334.5">
            <text:p>2334.5</text:p>
          </table:table-cell>
          <table:table-cell table:formula="of:=&quot;Y&quot; &amp; [.E171]" office:value-type="string" office:string-value="Y2334.5">
            <text:p>Y2334.5</text:p>
          </table:table-cell>
          <table:table-cell table:number-columns-repeated="8"/>
          <table:table-cell table:style-name="ce2" table:formula="of:=[.B172]" office:value-type="string" office:string-value="N179">
            <text:p>N179</text:p>
          </table:table-cell>
          <table:table-cell table:style-name="ce2" table:formula="of:=[.D172]" office:value-type="string" office:string-value="X1535.8">
            <text:p>X1535.8</text:p>
          </table:table-cell>
          <table:table-cell table:style-name="ce2" table:formula="of:=[.F172]" office:value-type="string" office:string-value="Y2328.75">
            <text:p>Y2328.75</text:p>
          </table:table-cell>
        </table:table-row>
        <table:table-row table:style-name="ro1">
          <table:table-cell table:formula="of:=[.A171]+1" office:value-type="float" office:value="179">
            <text:p>179</text:p>
          </table:table-cell>
          <table:table-cell table:formula="of:=&quot;N&quot;&amp;[.A172]" office:value-type="string" office:string-value="N179">
            <text:p>N179</text:p>
          </table:table-cell>
          <table:table-cell table:formula="of:=[.C171]" office:value-type="float" office:value="1535.8">
            <text:p>1535.8</text:p>
          </table:table-cell>
          <table:table-cell table:formula="of:= &quot;X&quot;&amp; [.C172]" office:value-type="string" office:string-value="X1535.8">
            <text:p>X1535.8</text:p>
          </table:table-cell>
          <table:table-cell table:formula="of:=[.E171]+[.$J$6]" office:value-type="float" office:value="2328.75">
            <text:p>2328.75</text:p>
          </table:table-cell>
          <table:table-cell table:formula="of:=&quot;Y&quot; &amp; [.E172]" office:value-type="string" office:string-value="Y2328.75">
            <text:p>Y2328.75</text:p>
          </table:table-cell>
          <table:table-cell table:number-columns-repeated="8"/>
          <table:table-cell table:style-name="ce2" table:formula="of:=[.B173]" office:value-type="string" office:string-value="N180">
            <text:p>N180</text:p>
          </table:table-cell>
          <table:table-cell table:style-name="ce2" table:formula="of:=[.D173]" office:value-type="string" office:string-value="X1535.8">
            <text:p>X1535.8</text:p>
          </table:table-cell>
          <table:table-cell table:style-name="ce2" table:formula="of:=[.F173]" office:value-type="string" office:string-value="Y2323">
            <text:p>Y2323</text:p>
          </table:table-cell>
        </table:table-row>
        <table:table-row table:style-name="ro1">
          <table:table-cell table:formula="of:=[.A172]+1" office:value-type="float" office:value="180">
            <text:p>180</text:p>
          </table:table-cell>
          <table:table-cell table:formula="of:=&quot;N&quot;&amp;[.A173]" office:value-type="string" office:string-value="N180">
            <text:p>N180</text:p>
          </table:table-cell>
          <table:table-cell table:formula="of:=[.C172]" office:value-type="float" office:value="1535.8">
            <text:p>1535.8</text:p>
          </table:table-cell>
          <table:table-cell table:formula="of:= &quot;X&quot;&amp; [.C173]" office:value-type="string" office:string-value="X1535.8">
            <text:p>X1535.8</text:p>
          </table:table-cell>
          <table:table-cell table:formula="of:=[.E172]+[.$J$6]" office:value-type="float" office:value="2323">
            <text:p>2323</text:p>
          </table:table-cell>
          <table:table-cell table:formula="of:=&quot;Y&quot; &amp; [.E173]" office:value-type="string" office:string-value="Y2323">
            <text:p>Y2323</text:p>
          </table:table-cell>
          <table:table-cell table:number-columns-repeated="8"/>
          <table:table-cell table:style-name="ce2" table:formula="of:=[.B174]" office:value-type="string" office:string-value="N181">
            <text:p>N181</text:p>
          </table:table-cell>
          <table:table-cell table:style-name="ce2" table:formula="of:=[.D174]" office:value-type="string" office:string-value="X1535.8">
            <text:p>X1535.8</text:p>
          </table:table-cell>
          <table:table-cell table:style-name="ce2" table:formula="of:=[.F174]" office:value-type="string" office:string-value="Y2317.25">
            <text:p>Y2317.25</text:p>
          </table:table-cell>
        </table:table-row>
        <table:table-row table:style-name="ro1">
          <table:table-cell table:formula="of:=[.A173]+1" office:value-type="float" office:value="181">
            <text:p>181</text:p>
          </table:table-cell>
          <table:table-cell table:formula="of:=&quot;N&quot;&amp;[.A174]" office:value-type="string" office:string-value="N181">
            <text:p>N181</text:p>
          </table:table-cell>
          <table:table-cell table:formula="of:=[.C173]" office:value-type="float" office:value="1535.8">
            <text:p>1535.8</text:p>
          </table:table-cell>
          <table:table-cell table:formula="of:= &quot;X&quot;&amp; [.C174]" office:value-type="string" office:string-value="X1535.8">
            <text:p>X1535.8</text:p>
          </table:table-cell>
          <table:table-cell table:formula="of:=[.E173]+[.$J$6]" office:value-type="float" office:value="2317.25">
            <text:p>2317.25</text:p>
          </table:table-cell>
          <table:table-cell table:formula="of:=&quot;Y&quot; &amp; [.E174]" office:value-type="string" office:string-value="Y2317.25">
            <text:p>Y2317.25</text:p>
          </table:table-cell>
          <table:table-cell table:number-columns-repeated="8"/>
          <table:table-cell table:style-name="ce2" table:formula="of:=[.B175]" office:value-type="string" office:string-value="N182">
            <text:p>N182</text:p>
          </table:table-cell>
          <table:table-cell table:style-name="ce2" table:formula="of:=[.D175]" office:value-type="string" office:string-value="X1535.8">
            <text:p>X1535.8</text:p>
          </table:table-cell>
          <table:table-cell table:style-name="ce2" table:formula="of:=[.F175]" office:value-type="string" office:string-value="Y2311.5">
            <text:p>Y2311.5</text:p>
          </table:table-cell>
        </table:table-row>
        <table:table-row table:style-name="ro1">
          <table:table-cell table:formula="of:=[.A174]+1" office:value-type="float" office:value="182">
            <text:p>182</text:p>
          </table:table-cell>
          <table:table-cell table:formula="of:=&quot;N&quot;&amp;[.A175]" office:value-type="string" office:string-value="N182">
            <text:p>N182</text:p>
          </table:table-cell>
          <table:table-cell table:formula="of:=[.C174]" office:value-type="float" office:value="1535.8">
            <text:p>1535.8</text:p>
          </table:table-cell>
          <table:table-cell table:formula="of:= &quot;X&quot;&amp; [.C175]" office:value-type="string" office:string-value="X1535.8">
            <text:p>X1535.8</text:p>
          </table:table-cell>
          <table:table-cell table:formula="of:=[.E174]+[.$J$6]" office:value-type="float" office:value="2311.5">
            <text:p>2311.5</text:p>
          </table:table-cell>
          <table:table-cell table:formula="of:=&quot;Y&quot; &amp; [.E175]" office:value-type="string" office:string-value="Y2311.5">
            <text:p>Y2311.5</text:p>
          </table:table-cell>
          <table:table-cell table:number-columns-repeated="8"/>
          <table:table-cell table:style-name="ce2" table:formula="of:=[.B176]" office:value-type="string" office:string-value="N183">
            <text:p>N183</text:p>
          </table:table-cell>
          <table:table-cell table:style-name="ce2" table:formula="of:=[.D176]" office:value-type="string" office:string-value="X1535.8">
            <text:p>X1535.8</text:p>
          </table:table-cell>
          <table:table-cell table:style-name="ce2" table:formula="of:=[.F176]" office:value-type="string" office:string-value="Y2305.75">
            <text:p>Y2305.75</text:p>
          </table:table-cell>
        </table:table-row>
        <table:table-row table:style-name="ro1">
          <table:table-cell table:formula="of:=[.A175]+1" office:value-type="float" office:value="183">
            <text:p>183</text:p>
          </table:table-cell>
          <table:table-cell table:formula="of:=&quot;N&quot;&amp;[.A176]" office:value-type="string" office:string-value="N183">
            <text:p>N183</text:p>
          </table:table-cell>
          <table:table-cell table:formula="of:=[.C175]" office:value-type="float" office:value="1535.8">
            <text:p>1535.8</text:p>
          </table:table-cell>
          <table:table-cell table:formula="of:= &quot;X&quot;&amp; [.C176]" office:value-type="string" office:string-value="X1535.8">
            <text:p>X1535.8</text:p>
          </table:table-cell>
          <table:table-cell table:formula="of:=[.E175]+[.$J$6]" office:value-type="float" office:value="2305.75">
            <text:p>2305.75</text:p>
          </table:table-cell>
          <table:table-cell table:formula="of:=&quot;Y&quot; &amp; [.E176]" office:value-type="string" office:string-value="Y2305.75">
            <text:p>Y2305.75</text:p>
          </table:table-cell>
          <table:table-cell table:number-columns-repeated="8"/>
          <table:table-cell table:style-name="ce2" table:formula="of:=[.B177]" office:value-type="string" office:string-value="N184">
            <text:p>N184</text:p>
          </table:table-cell>
          <table:table-cell table:style-name="ce2" table:formula="of:=[.D177]" office:value-type="string" office:string-value="X1535.8">
            <text:p>X1535.8</text:p>
          </table:table-cell>
          <table:table-cell table:style-name="ce2" table:formula="of:=[.F177]" office:value-type="string" office:string-value="Y2300">
            <text:p>Y2300</text:p>
          </table:table-cell>
        </table:table-row>
        <table:table-row table:style-name="ro1">
          <table:table-cell table:formula="of:=[.A176]+1" office:value-type="float" office:value="184">
            <text:p>184</text:p>
          </table:table-cell>
          <table:table-cell table:formula="of:=&quot;N&quot;&amp;[.A177]" office:value-type="string" office:string-value="N184">
            <text:p>N184</text:p>
          </table:table-cell>
          <table:table-cell table:formula="of:=[.C176]" office:value-type="float" office:value="1535.8">
            <text:p>1535.8</text:p>
          </table:table-cell>
          <table:table-cell table:formula="of:= &quot;X&quot;&amp; [.C177]" office:value-type="string" office:string-value="X1535.8">
            <text:p>X1535.8</text:p>
          </table:table-cell>
          <table:table-cell table:formula="of:=[.E176]+[.$J$6]" office:value-type="float" office:value="2300">
            <text:p>2300</text:p>
          </table:table-cell>
          <table:table-cell table:formula="of:=&quot;Y&quot; &amp; [.E177]" office:value-type="string" office:string-value="Y2300">
            <text:p>Y2300</text:p>
          </table:table-cell>
          <table:table-cell table:number-columns-repeated="8"/>
          <table:table-cell table:style-name="ce2" table:formula="of:=[.B178]" office:value-type="string" office:string-value="N185">
            <text:p>N185</text:p>
          </table:table-cell>
          <table:table-cell table:style-name="ce2" table:formula="of:=[.D178]" office:value-type="string" office:string-value="X1535.8">
            <text:p>X1535.8</text:p>
          </table:table-cell>
          <table:table-cell table:style-name="ce2" table:formula="of:=[.F178]" office:value-type="string" office:string-value="Y2294.25">
            <text:p>Y2294.25</text:p>
          </table:table-cell>
        </table:table-row>
        <table:table-row table:style-name="ro1">
          <table:table-cell table:formula="of:=[.A177]+1" office:value-type="float" office:value="185">
            <text:p>185</text:p>
          </table:table-cell>
          <table:table-cell table:formula="of:=&quot;N&quot;&amp;[.A178]" office:value-type="string" office:string-value="N185">
            <text:p>N185</text:p>
          </table:table-cell>
          <table:table-cell table:formula="of:=[.C177]" office:value-type="float" office:value="1535.8">
            <text:p>1535.8</text:p>
          </table:table-cell>
          <table:table-cell table:formula="of:= &quot;X&quot;&amp; [.C178]" office:value-type="string" office:string-value="X1535.8">
            <text:p>X1535.8</text:p>
          </table:table-cell>
          <table:table-cell table:formula="of:=[.E177]+[.$J$6]" office:value-type="float" office:value="2294.25">
            <text:p>2294.25</text:p>
          </table:table-cell>
          <table:table-cell table:formula="of:=&quot;Y&quot; &amp; [.E178]" office:value-type="string" office:string-value="Y2294.25">
            <text:p>Y2294.25</text:p>
          </table:table-cell>
          <table:table-cell table:number-columns-repeated="8"/>
          <table:table-cell table:style-name="ce2" table:formula="of:=[.B179]" office:value-type="string" office:string-value="N186">
            <text:p>N186</text:p>
          </table:table-cell>
          <table:table-cell table:style-name="ce2" table:formula="of:=[.D179]" office:value-type="string" office:string-value="X1535.8">
            <text:p>X1535.8</text:p>
          </table:table-cell>
          <table:table-cell table:style-name="ce2" table:formula="of:=[.F179]" office:value-type="string" office:string-value="Y2288.5">
            <text:p>Y2288.5</text:p>
          </table:table-cell>
        </table:table-row>
        <table:table-row table:style-name="ro1">
          <table:table-cell table:formula="of:=[.A178]+1" office:value-type="float" office:value="186">
            <text:p>186</text:p>
          </table:table-cell>
          <table:table-cell table:formula="of:=&quot;N&quot;&amp;[.A179]" office:value-type="string" office:string-value="N186">
            <text:p>N186</text:p>
          </table:table-cell>
          <table:table-cell table:formula="of:=[.C178]" office:value-type="float" office:value="1535.8">
            <text:p>1535.8</text:p>
          </table:table-cell>
          <table:table-cell table:formula="of:= &quot;X&quot;&amp; [.C179]" office:value-type="string" office:string-value="X1535.8">
            <text:p>X1535.8</text:p>
          </table:table-cell>
          <table:table-cell table:formula="of:=[.E178]+[.$J$6]" office:value-type="float" office:value="2288.5">
            <text:p>2288.5</text:p>
          </table:table-cell>
          <table:table-cell table:formula="of:=&quot;Y&quot; &amp; [.E179]" office:value-type="string" office:string-value="Y2288.5">
            <text:p>Y2288.5</text:p>
          </table:table-cell>
          <table:table-cell table:number-columns-repeated="8"/>
          <table:table-cell table:style-name="ce2" table:formula="of:=[.B180]" office:value-type="string" office:string-value="N187">
            <text:p>N187</text:p>
          </table:table-cell>
          <table:table-cell table:style-name="ce2" table:formula="of:=[.D180]" office:value-type="string" office:string-value="X1535.8">
            <text:p>X1535.8</text:p>
          </table:table-cell>
          <table:table-cell table:style-name="ce2" table:formula="of:=[.F180]" office:value-type="string" office:string-value="Y2282.75">
            <text:p>Y2282.75</text:p>
          </table:table-cell>
        </table:table-row>
        <table:table-row table:style-name="ro1">
          <table:table-cell table:formula="of:=[.A179]+1" office:value-type="float" office:value="187">
            <text:p>187</text:p>
          </table:table-cell>
          <table:table-cell table:formula="of:=&quot;N&quot;&amp;[.A180]" office:value-type="string" office:string-value="N187">
            <text:p>N187</text:p>
          </table:table-cell>
          <table:table-cell table:formula="of:=[.C179]" office:value-type="float" office:value="1535.8">
            <text:p>1535.8</text:p>
          </table:table-cell>
          <table:table-cell table:formula="of:= &quot;X&quot;&amp; [.C180]" office:value-type="string" office:string-value="X1535.8">
            <text:p>X1535.8</text:p>
          </table:table-cell>
          <table:table-cell table:formula="of:=[.E179]+[.$J$6]" office:value-type="float" office:value="2282.75">
            <text:p>2282.75</text:p>
          </table:table-cell>
          <table:table-cell table:formula="of:=&quot;Y&quot; &amp; [.E180]" office:value-type="string" office:string-value="Y2282.75">
            <text:p>Y2282.75</text:p>
          </table:table-cell>
          <table:table-cell table:number-columns-repeated="8"/>
          <table:table-cell table:style-name="ce2" table:formula="of:=[.B181]" office:value-type="string" office:string-value="N188">
            <text:p>N188</text:p>
          </table:table-cell>
          <table:table-cell table:style-name="ce2" table:formula="of:=[.D181]" office:value-type="string" office:string-value="X1535.8">
            <text:p>X1535.8</text:p>
          </table:table-cell>
          <table:table-cell table:style-name="ce2" table:formula="of:=[.F181]" office:value-type="string" office:string-value="Y2277">
            <text:p>Y2277</text:p>
          </table:table-cell>
        </table:table-row>
        <table:table-row table:style-name="ro1">
          <table:table-cell table:formula="of:=[.A180]+1" office:value-type="float" office:value="188">
            <text:p>188</text:p>
          </table:table-cell>
          <table:table-cell table:formula="of:=&quot;N&quot;&amp;[.A181]" office:value-type="string" office:string-value="N188">
            <text:p>N188</text:p>
          </table:table-cell>
          <table:table-cell table:formula="of:=[.C180]" office:value-type="float" office:value="1535.8">
            <text:p>1535.8</text:p>
          </table:table-cell>
          <table:table-cell table:formula="of:= &quot;X&quot;&amp; [.C181]" office:value-type="string" office:string-value="X1535.8">
            <text:p>X1535.8</text:p>
          </table:table-cell>
          <table:table-cell table:formula="of:=[.E180]+[.$J$6]" office:value-type="float" office:value="2277">
            <text:p>2277</text:p>
          </table:table-cell>
          <table:table-cell table:formula="of:=&quot;Y&quot; &amp; [.E181]" office:value-type="string" office:string-value="Y2277">
            <text:p>Y2277</text:p>
          </table:table-cell>
          <table:table-cell table:number-columns-repeated="8"/>
          <table:table-cell table:style-name="ce2" table:formula="of:=[.B182]" office:value-type="string" office:string-value="N189">
            <text:p>N189</text:p>
          </table:table-cell>
          <table:table-cell table:style-name="ce2" table:formula="of:=[.D182]" office:value-type="string" office:string-value="X1535.8">
            <text:p>X1535.8</text:p>
          </table:table-cell>
          <table:table-cell table:style-name="ce2" table:formula="of:=[.F182]" office:value-type="string" office:string-value="Y2271.25">
            <text:p>Y2271.25</text:p>
          </table:table-cell>
        </table:table-row>
        <table:table-row table:style-name="ro1">
          <table:table-cell table:formula="of:=[.A181]+1" office:value-type="float" office:value="189">
            <text:p>189</text:p>
          </table:table-cell>
          <table:table-cell table:formula="of:=&quot;N&quot;&amp;[.A182]" office:value-type="string" office:string-value="N189">
            <text:p>N189</text:p>
          </table:table-cell>
          <table:table-cell table:formula="of:=[.C181]" office:value-type="float" office:value="1535.8">
            <text:p>1535.8</text:p>
          </table:table-cell>
          <table:table-cell table:formula="of:= &quot;X&quot;&amp; [.C182]" office:value-type="string" office:string-value="X1535.8">
            <text:p>X1535.8</text:p>
          </table:table-cell>
          <table:table-cell table:formula="of:=[.E181]+[.$J$6]" office:value-type="float" office:value="2271.25">
            <text:p>2271.25</text:p>
          </table:table-cell>
          <table:table-cell table:formula="of:=&quot;Y&quot; &amp; [.E182]" office:value-type="string" office:string-value="Y2271.25">
            <text:p>Y2271.25</text:p>
          </table:table-cell>
          <table:table-cell table:number-columns-repeated="8"/>
          <table:table-cell table:style-name="ce2" table:formula="of:=[.B183]" office:value-type="string" office:string-value="N190">
            <text:p>N190</text:p>
          </table:table-cell>
          <table:table-cell table:style-name="ce2" table:formula="of:=[.D183]" office:value-type="string" office:string-value="X1535.8">
            <text:p>X1535.8</text:p>
          </table:table-cell>
          <table:table-cell table:style-name="ce2" table:formula="of:=[.F183]" office:value-type="string" office:string-value="Y2265.5">
            <text:p>Y2265.5</text:p>
          </table:table-cell>
        </table:table-row>
        <table:table-row table:style-name="ro1">
          <table:table-cell table:formula="of:=[.A182]+1" office:value-type="float" office:value="190">
            <text:p>190</text:p>
          </table:table-cell>
          <table:table-cell table:formula="of:=&quot;N&quot;&amp;[.A183]" office:value-type="string" office:string-value="N190">
            <text:p>N190</text:p>
          </table:table-cell>
          <table:table-cell table:formula="of:=[.C182]" office:value-type="float" office:value="1535.8">
            <text:p>1535.8</text:p>
          </table:table-cell>
          <table:table-cell table:formula="of:= &quot;X&quot;&amp; [.C183]" office:value-type="string" office:string-value="X1535.8">
            <text:p>X1535.8</text:p>
          </table:table-cell>
          <table:table-cell table:formula="of:=[.E182]+[.$J$6]" office:value-type="float" office:value="2265.5">
            <text:p>2265.5</text:p>
          </table:table-cell>
          <table:table-cell table:formula="of:=&quot;Y&quot; &amp; [.E183]" office:value-type="string" office:string-value="Y2265.5">
            <text:p>Y2265.5</text:p>
          </table:table-cell>
          <table:table-cell table:number-columns-repeated="8"/>
          <table:table-cell table:style-name="ce2" table:formula="of:=[.B184]" office:value-type="string" office:string-value="N191">
            <text:p>N191</text:p>
          </table:table-cell>
          <table:table-cell table:style-name="ce2" table:formula="of:=[.D184]" office:value-type="string" office:string-value="X1535.8">
            <text:p>X1535.8</text:p>
          </table:table-cell>
          <table:table-cell table:style-name="ce2" table:formula="of:=[.F184]" office:value-type="string" office:string-value="Y2259.75">
            <text:p>Y2259.75</text:p>
          </table:table-cell>
        </table:table-row>
        <table:table-row table:style-name="ro1">
          <table:table-cell table:formula="of:=[.A183]+1" office:value-type="float" office:value="191">
            <text:p>191</text:p>
          </table:table-cell>
          <table:table-cell table:formula="of:=&quot;N&quot;&amp;[.A184]" office:value-type="string" office:string-value="N191">
            <text:p>N191</text:p>
          </table:table-cell>
          <table:table-cell table:formula="of:=[.C183]" office:value-type="float" office:value="1535.8">
            <text:p>1535.8</text:p>
          </table:table-cell>
          <table:table-cell table:formula="of:= &quot;X&quot;&amp; [.C184]" office:value-type="string" office:string-value="X1535.8">
            <text:p>X1535.8</text:p>
          </table:table-cell>
          <table:table-cell table:formula="of:=[.E183]+[.$J$6]" office:value-type="float" office:value="2259.75">
            <text:p>2259.75</text:p>
          </table:table-cell>
          <table:table-cell table:formula="of:=&quot;Y&quot; &amp; [.E184]" office:value-type="string" office:string-value="Y2259.75">
            <text:p>Y2259.75</text:p>
          </table:table-cell>
          <table:table-cell table:number-columns-repeated="8"/>
          <table:table-cell table:style-name="ce2" table:formula="of:=[.B185]" office:value-type="string" office:string-value="N192">
            <text:p>N192</text:p>
          </table:table-cell>
          <table:table-cell table:style-name="ce2" table:formula="of:=[.D185]" office:value-type="string" office:string-value="X1535.8">
            <text:p>X1535.8</text:p>
          </table:table-cell>
          <table:table-cell table:style-name="ce2" table:formula="of:=[.F185]" office:value-type="string" office:string-value="Y2254">
            <text:p>Y2254</text:p>
          </table:table-cell>
        </table:table-row>
        <table:table-row table:style-name="ro1">
          <table:table-cell table:formula="of:=[.A184]+1" office:value-type="float" office:value="192">
            <text:p>192</text:p>
          </table:table-cell>
          <table:table-cell table:formula="of:=&quot;N&quot;&amp;[.A185]" office:value-type="string" office:string-value="N192">
            <text:p>N192</text:p>
          </table:table-cell>
          <table:table-cell table:formula="of:=[.C184]" office:value-type="float" office:value="1535.8">
            <text:p>1535.8</text:p>
          </table:table-cell>
          <table:table-cell table:formula="of:= &quot;X&quot;&amp; [.C185]" office:value-type="string" office:string-value="X1535.8">
            <text:p>X1535.8</text:p>
          </table:table-cell>
          <table:table-cell table:formula="of:=[.E184]+[.$J$6]" office:value-type="float" office:value="2254">
            <text:p>2254</text:p>
          </table:table-cell>
          <table:table-cell table:formula="of:=&quot;Y&quot; &amp; [.E185]" office:value-type="string" office:string-value="Y2254">
            <text:p>Y2254</text:p>
          </table:table-cell>
          <table:table-cell table:number-columns-repeated="8"/>
          <table:table-cell table:style-name="ce2" table:formula="of:=[.B186]" office:value-type="string" office:string-value="N193">
            <text:p>N193</text:p>
          </table:table-cell>
          <table:table-cell table:style-name="ce2" table:formula="of:=[.D186]" office:value-type="string" office:string-value="X1535.8">
            <text:p>X1535.8</text:p>
          </table:table-cell>
          <table:table-cell table:style-name="ce2" table:formula="of:=[.F186]" office:value-type="string" office:string-value="Y2248.25">
            <text:p>Y2248.25</text:p>
          </table:table-cell>
        </table:table-row>
        <table:table-row table:style-name="ro1">
          <table:table-cell table:formula="of:=[.A185]+1" office:value-type="float" office:value="193">
            <text:p>193</text:p>
          </table:table-cell>
          <table:table-cell table:formula="of:=&quot;N&quot;&amp;[.A186]" office:value-type="string" office:string-value="N193">
            <text:p>N193</text:p>
          </table:table-cell>
          <table:table-cell table:formula="of:=[.C185]" office:value-type="float" office:value="1535.8">
            <text:p>1535.8</text:p>
          </table:table-cell>
          <table:table-cell table:formula="of:= &quot;X&quot;&amp; [.C186]" office:value-type="string" office:string-value="X1535.8">
            <text:p>X1535.8</text:p>
          </table:table-cell>
          <table:table-cell table:formula="of:=[.E185]+[.$J$6]" office:value-type="float" office:value="2248.25">
            <text:p>2248.25</text:p>
          </table:table-cell>
          <table:table-cell table:formula="of:=&quot;Y&quot; &amp; [.E186]" office:value-type="string" office:string-value="Y2248.25">
            <text:p>Y2248.25</text:p>
          </table:table-cell>
          <table:table-cell table:number-columns-repeated="8"/>
          <table:table-cell table:style-name="ce2" table:formula="of:=[.B187]" office:value-type="string" office:string-value="N194">
            <text:p>N194</text:p>
          </table:table-cell>
          <table:table-cell table:style-name="ce2" table:formula="of:=[.D187]" office:value-type="string" office:string-value="X1535.8">
            <text:p>X1535.8</text:p>
          </table:table-cell>
          <table:table-cell table:style-name="ce2" table:formula="of:=[.F187]" office:value-type="string" office:string-value="Y2242.5">
            <text:p>Y2242.5</text:p>
          </table:table-cell>
        </table:table-row>
        <table:table-row table:style-name="ro1">
          <table:table-cell table:formula="of:=[.A186]+1" office:value-type="float" office:value="194">
            <text:p>194</text:p>
          </table:table-cell>
          <table:table-cell table:formula="of:=&quot;N&quot;&amp;[.A187]" office:value-type="string" office:string-value="N194">
            <text:p>N194</text:p>
          </table:table-cell>
          <table:table-cell table:formula="of:=[.C186]" office:value-type="float" office:value="1535.8">
            <text:p>1535.8</text:p>
          </table:table-cell>
          <table:table-cell table:formula="of:= &quot;X&quot;&amp; [.C187]" office:value-type="string" office:string-value="X1535.8">
            <text:p>X1535.8</text:p>
          </table:table-cell>
          <table:table-cell table:formula="of:=[.E186]+[.$J$6]" office:value-type="float" office:value="2242.5">
            <text:p>2242.5</text:p>
          </table:table-cell>
          <table:table-cell table:formula="of:=&quot;Y&quot; &amp; [.E187]" office:value-type="string" office:string-value="Y2242.5">
            <text:p>Y2242.5</text:p>
          </table:table-cell>
          <table:table-cell table:number-columns-repeated="8"/>
          <table:table-cell table:style-name="ce2" table:formula="of:=[.B188]" office:value-type="string" office:string-value="N195">
            <text:p>N195</text:p>
          </table:table-cell>
          <table:table-cell table:style-name="ce2" table:formula="of:=[.D188]" office:value-type="string" office:string-value="X1535.8">
            <text:p>X1535.8</text:p>
          </table:table-cell>
          <table:table-cell table:style-name="ce2" table:formula="of:=[.F188]" office:value-type="string" office:string-value="Y2236.75">
            <text:p>Y2236.75</text:p>
          </table:table-cell>
        </table:table-row>
        <table:table-row table:style-name="ro1">
          <table:table-cell table:formula="of:=[.A187]+1" office:value-type="float" office:value="195">
            <text:p>195</text:p>
          </table:table-cell>
          <table:table-cell table:formula="of:=&quot;N&quot;&amp;[.A188]" office:value-type="string" office:string-value="N195">
            <text:p>N195</text:p>
          </table:table-cell>
          <table:table-cell table:formula="of:=[.C187]" office:value-type="float" office:value="1535.8">
            <text:p>1535.8</text:p>
          </table:table-cell>
          <table:table-cell table:formula="of:= &quot;X&quot;&amp; [.C188]" office:value-type="string" office:string-value="X1535.8">
            <text:p>X1535.8</text:p>
          </table:table-cell>
          <table:table-cell table:formula="of:=[.E187]+[.$J$6]" office:value-type="float" office:value="2236.75">
            <text:p>2236.75</text:p>
          </table:table-cell>
          <table:table-cell table:formula="of:=&quot;Y&quot; &amp; [.E188]" office:value-type="string" office:string-value="Y2236.75">
            <text:p>Y2236.75</text:p>
          </table:table-cell>
          <table:table-cell table:number-columns-repeated="8"/>
          <table:table-cell table:style-name="ce2" table:formula="of:=[.B189]" office:value-type="string" office:string-value="N196">
            <text:p>N196</text:p>
          </table:table-cell>
          <table:table-cell table:style-name="ce2" table:formula="of:=[.D189]" office:value-type="string" office:string-value="X1535.8">
            <text:p>X1535.8</text:p>
          </table:table-cell>
          <table:table-cell table:style-name="ce2" table:formula="of:=[.F189]" office:value-type="string" office:string-value="Y2231">
            <text:p>Y2231</text:p>
          </table:table-cell>
        </table:table-row>
        <table:table-row table:style-name="ro1">
          <table:table-cell table:formula="of:=[.A188]+1" office:value-type="float" office:value="196">
            <text:p>196</text:p>
          </table:table-cell>
          <table:table-cell table:formula="of:=&quot;N&quot;&amp;[.A189]" office:value-type="string" office:string-value="N196">
            <text:p>N196</text:p>
          </table:table-cell>
          <table:table-cell table:formula="of:=[.C188]" office:value-type="float" office:value="1535.8">
            <text:p>1535.8</text:p>
          </table:table-cell>
          <table:table-cell table:formula="of:= &quot;X&quot;&amp; [.C189]" office:value-type="string" office:string-value="X1535.8">
            <text:p>X1535.8</text:p>
          </table:table-cell>
          <table:table-cell table:formula="of:=[.E188]+[.$J$6]" office:value-type="float" office:value="2231">
            <text:p>2231</text:p>
          </table:table-cell>
          <table:table-cell table:formula="of:=&quot;Y&quot; &amp; [.E189]" office:value-type="string" office:string-value="Y2231">
            <text:p>Y2231</text:p>
          </table:table-cell>
          <table:table-cell table:number-columns-repeated="8"/>
          <table:table-cell table:style-name="ce2" table:formula="of:=[.B190]" office:value-type="string" office:string-value="N197">
            <text:p>N197</text:p>
          </table:table-cell>
          <table:table-cell table:style-name="ce2" table:formula="of:=[.D190]" office:value-type="string" office:string-value="X1535.8">
            <text:p>X1535.8</text:p>
          </table:table-cell>
          <table:table-cell table:style-name="ce2" table:formula="of:=[.F190]" office:value-type="string" office:string-value="Y2225.25">
            <text:p>Y2225.25</text:p>
          </table:table-cell>
        </table:table-row>
        <table:table-row table:style-name="ro1">
          <table:table-cell table:formula="of:=[.A189]+1" office:value-type="float" office:value="197">
            <text:p>197</text:p>
          </table:table-cell>
          <table:table-cell table:formula="of:=&quot;N&quot;&amp;[.A190]" office:value-type="string" office:string-value="N197">
            <text:p>N197</text:p>
          </table:table-cell>
          <table:table-cell table:formula="of:=[.C189]" office:value-type="float" office:value="1535.8">
            <text:p>1535.8</text:p>
          </table:table-cell>
          <table:table-cell table:formula="of:= &quot;X&quot;&amp; [.C190]" office:value-type="string" office:string-value="X1535.8">
            <text:p>X1535.8</text:p>
          </table:table-cell>
          <table:table-cell table:formula="of:=[.E189]+[.$J$6]" office:value-type="float" office:value="2225.25">
            <text:p>2225.25</text:p>
          </table:table-cell>
          <table:table-cell table:formula="of:=&quot;Y&quot; &amp; [.E190]" office:value-type="string" office:string-value="Y2225.25">
            <text:p>Y2225.25</text:p>
          </table:table-cell>
          <table:table-cell table:number-columns-repeated="8"/>
          <table:table-cell table:style-name="ce2" table:formula="of:=[.B191]" office:value-type="string" office:string-value="N198">
            <text:p>N198</text:p>
          </table:table-cell>
          <table:table-cell table:style-name="ce2" table:formula="of:=[.D191]" office:value-type="string" office:string-value="X1535.8">
            <text:p>X1535.8</text:p>
          </table:table-cell>
          <table:table-cell table:style-name="ce2" table:formula="of:=[.F191]" office:value-type="string" office:string-value="Y2219.5">
            <text:p>Y2219.5</text:p>
          </table:table-cell>
        </table:table-row>
        <table:table-row table:style-name="ro1">
          <table:table-cell table:formula="of:=[.A190]+1" office:value-type="float" office:value="198">
            <text:p>198</text:p>
          </table:table-cell>
          <table:table-cell table:formula="of:=&quot;N&quot;&amp;[.A191]" office:value-type="string" office:string-value="N198">
            <text:p>N198</text:p>
          </table:table-cell>
          <table:table-cell table:formula="of:=[.C190]" office:value-type="float" office:value="1535.8">
            <text:p>1535.8</text:p>
          </table:table-cell>
          <table:table-cell table:formula="of:= &quot;X&quot;&amp; [.C191]" office:value-type="string" office:string-value="X1535.8">
            <text:p>X1535.8</text:p>
          </table:table-cell>
          <table:table-cell table:formula="of:=[.E190]+[.$J$6]" office:value-type="float" office:value="2219.5">
            <text:p>2219.5</text:p>
          </table:table-cell>
          <table:table-cell table:formula="of:=&quot;Y&quot; &amp; [.E191]" office:value-type="string" office:string-value="Y2219.5">
            <text:p>Y2219.5</text:p>
          </table:table-cell>
          <table:table-cell table:number-columns-repeated="8"/>
          <table:table-cell table:style-name="ce2" table:formula="of:=[.B192]" office:value-type="string" office:string-value="N199">
            <text:p>N199</text:p>
          </table:table-cell>
          <table:table-cell table:style-name="ce2" table:formula="of:=[.D192]" office:value-type="string" office:string-value="X1535.8">
            <text:p>X1535.8</text:p>
          </table:table-cell>
          <table:table-cell table:style-name="ce2" table:formula="of:=[.F192]" office:value-type="string" office:string-value="Y2213.75">
            <text:p>Y2213.75</text:p>
          </table:table-cell>
        </table:table-row>
        <table:table-row table:style-name="ro1">
          <table:table-cell table:formula="of:=[.A191]+1" office:value-type="float" office:value="199">
            <text:p>199</text:p>
          </table:table-cell>
          <table:table-cell table:formula="of:=&quot;N&quot;&amp;[.A192]" office:value-type="string" office:string-value="N199">
            <text:p>N199</text:p>
          </table:table-cell>
          <table:table-cell table:formula="of:=[.C191]" office:value-type="float" office:value="1535.8">
            <text:p>1535.8</text:p>
          </table:table-cell>
          <table:table-cell table:formula="of:= &quot;X&quot;&amp; [.C192]" office:value-type="string" office:string-value="X1535.8">
            <text:p>X1535.8</text:p>
          </table:table-cell>
          <table:table-cell table:formula="of:=[.E191]+[.$J$6]" office:value-type="float" office:value="2213.75">
            <text:p>2213.75</text:p>
          </table:table-cell>
          <table:table-cell table:formula="of:=&quot;Y&quot; &amp; [.E192]" office:value-type="string" office:string-value="Y2213.75">
            <text:p>Y2213.75</text:p>
          </table:table-cell>
          <table:table-cell table:number-columns-repeated="8"/>
          <table:table-cell table:style-name="ce2" table:formula="of:=[.B193]" office:value-type="string" office:string-value="N200">
            <text:p>N200</text:p>
          </table:table-cell>
          <table:table-cell table:style-name="ce2" table:formula="of:=[.D193]" office:value-type="string" office:string-value="X1535.8">
            <text:p>X1535.8</text:p>
          </table:table-cell>
          <table:table-cell table:style-name="ce2" table:formula="of:=[.F193]" office:value-type="string" office:string-value="Y2208">
            <text:p>Y2208</text:p>
          </table:table-cell>
        </table:table-row>
        <table:table-row table:style-name="ro1">
          <table:table-cell table:formula="of:=[.A192]+1" office:value-type="float" office:value="200">
            <text:p>200</text:p>
          </table:table-cell>
          <table:table-cell table:formula="of:=&quot;N&quot;&amp;[.A193]" office:value-type="string" office:string-value="N200">
            <text:p>N200</text:p>
          </table:table-cell>
          <table:table-cell table:formula="of:=[.C192]" office:value-type="float" office:value="1535.8">
            <text:p>1535.8</text:p>
          </table:table-cell>
          <table:table-cell table:formula="of:= &quot;X&quot;&amp; [.C193]" office:value-type="string" office:string-value="X1535.8">
            <text:p>X1535.8</text:p>
          </table:table-cell>
          <table:table-cell table:formula="of:=[.E192]+[.$J$6]" office:value-type="float" office:value="2208">
            <text:p>2208</text:p>
          </table:table-cell>
          <table:table-cell table:formula="of:=&quot;Y&quot; &amp; [.E193]" office:value-type="string" office:string-value="Y2208">
            <text:p>Y2208</text:p>
          </table:table-cell>
          <table:table-cell table:number-columns-repeated="8"/>
          <table:table-cell table:style-name="ce2" table:formula="of:=[.B194]" office:value-type="string" office:string-value="N201">
            <text:p>N201</text:p>
          </table:table-cell>
          <table:table-cell table:style-name="ce2" table:formula="of:=[.D194]" office:value-type="string" office:string-value="X1535.8">
            <text:p>X1535.8</text:p>
          </table:table-cell>
          <table:table-cell table:style-name="ce2" table:formula="of:=[.F194]" office:value-type="string" office:string-value="Y2202.25">
            <text:p>Y2202.25</text:p>
          </table:table-cell>
        </table:table-row>
        <table:table-row table:style-name="ro1">
          <table:table-cell table:formula="of:=[.A193]+1" office:value-type="float" office:value="201">
            <text:p>201</text:p>
          </table:table-cell>
          <table:table-cell table:formula="of:=&quot;N&quot;&amp;[.A194]" office:value-type="string" office:string-value="N201">
            <text:p>N201</text:p>
          </table:table-cell>
          <table:table-cell table:formula="of:=[.C193]" office:value-type="float" office:value="1535.8">
            <text:p>1535.8</text:p>
          </table:table-cell>
          <table:table-cell table:formula="of:= &quot;X&quot;&amp; [.C194]" office:value-type="string" office:string-value="X1535.8">
            <text:p>X1535.8</text:p>
          </table:table-cell>
          <table:table-cell table:formula="of:=[.E193]+[.$J$6]" office:value-type="float" office:value="2202.25">
            <text:p>2202.25</text:p>
          </table:table-cell>
          <table:table-cell table:formula="of:=&quot;Y&quot; &amp; [.E194]" office:value-type="string" office:string-value="Y2202.25">
            <text:p>Y2202.25</text:p>
          </table:table-cell>
          <table:table-cell table:number-columns-repeated="8"/>
          <table:table-cell table:style-name="ce2" table:formula="of:=[.B195]" office:value-type="string" office:string-value="N202">
            <text:p>N202</text:p>
          </table:table-cell>
          <table:table-cell table:style-name="ce2" table:formula="of:=[.D195]" office:value-type="string" office:string-value="X1535.8">
            <text:p>X1535.8</text:p>
          </table:table-cell>
          <table:table-cell table:style-name="ce2" table:formula="of:=[.F195]" office:value-type="string" office:string-value="Y2196.5">
            <text:p>Y2196.5</text:p>
          </table:table-cell>
        </table:table-row>
        <table:table-row table:style-name="ro1">
          <table:table-cell table:formula="of:=[.A194]+1" office:value-type="float" office:value="202">
            <text:p>202</text:p>
          </table:table-cell>
          <table:table-cell table:formula="of:=&quot;N&quot;&amp;[.A195]" office:value-type="string" office:string-value="N202">
            <text:p>N202</text:p>
          </table:table-cell>
          <table:table-cell table:formula="of:=[.C194]" office:value-type="float" office:value="1535.8">
            <text:p>1535.8</text:p>
          </table:table-cell>
          <table:table-cell table:formula="of:= &quot;X&quot;&amp; [.C195]" office:value-type="string" office:string-value="X1535.8">
            <text:p>X1535.8</text:p>
          </table:table-cell>
          <table:table-cell table:formula="of:=[.E194]+[.$J$6]" office:value-type="float" office:value="2196.5">
            <text:p>2196.5</text:p>
          </table:table-cell>
          <table:table-cell table:formula="of:=&quot;Y&quot; &amp; [.E195]" office:value-type="string" office:string-value="Y2196.5">
            <text:p>Y2196.5</text:p>
          </table:table-cell>
          <table:table-cell table:number-columns-repeated="8"/>
          <table:table-cell table:style-name="ce2" table:formula="of:=[.B196]" office:value-type="string" office:string-value="N203">
            <text:p>N203</text:p>
          </table:table-cell>
          <table:table-cell table:style-name="ce2" table:formula="of:=[.D196]" office:value-type="string" office:string-value="X1535.8">
            <text:p>X1535.8</text:p>
          </table:table-cell>
          <table:table-cell table:style-name="ce2" table:formula="of:=[.F196]" office:value-type="string" office:string-value="Y2190.75">
            <text:p>Y2190.75</text:p>
          </table:table-cell>
        </table:table-row>
        <table:table-row table:style-name="ro1">
          <table:table-cell table:formula="of:=[.A195]+1" office:value-type="float" office:value="203">
            <text:p>203</text:p>
          </table:table-cell>
          <table:table-cell table:formula="of:=&quot;N&quot;&amp;[.A196]" office:value-type="string" office:string-value="N203">
            <text:p>N203</text:p>
          </table:table-cell>
          <table:table-cell table:formula="of:=[.C195]" office:value-type="float" office:value="1535.8">
            <text:p>1535.8</text:p>
          </table:table-cell>
          <table:table-cell table:formula="of:= &quot;X&quot;&amp; [.C196]" office:value-type="string" office:string-value="X1535.8">
            <text:p>X1535.8</text:p>
          </table:table-cell>
          <table:table-cell table:formula="of:=[.E195]+[.$J$6]" office:value-type="float" office:value="2190.75">
            <text:p>2190.75</text:p>
          </table:table-cell>
          <table:table-cell table:formula="of:=&quot;Y&quot; &amp; [.E196]" office:value-type="string" office:string-value="Y2190.75">
            <text:p>Y2190.75</text:p>
          </table:table-cell>
          <table:table-cell table:number-columns-repeated="8"/>
          <table:table-cell table:style-name="ce2" table:formula="of:=[.B197]" office:value-type="string" office:string-value="N204">
            <text:p>N204</text:p>
          </table:table-cell>
          <table:table-cell table:style-name="ce2" table:formula="of:=[.D197]" office:value-type="string" office:string-value="X1535.8">
            <text:p>X1535.8</text:p>
          </table:table-cell>
          <table:table-cell table:style-name="ce2" table:formula="of:=[.F197]" office:value-type="string" office:string-value="Y2185">
            <text:p>Y2185</text:p>
          </table:table-cell>
        </table:table-row>
        <table:table-row table:style-name="ro1">
          <table:table-cell table:formula="of:=[.A196]+1" office:value-type="float" office:value="204">
            <text:p>204</text:p>
          </table:table-cell>
          <table:table-cell table:formula="of:=&quot;N&quot;&amp;[.A197]" office:value-type="string" office:string-value="N204">
            <text:p>N204</text:p>
          </table:table-cell>
          <table:table-cell table:formula="of:=[.C196]" office:value-type="float" office:value="1535.8">
            <text:p>1535.8</text:p>
          </table:table-cell>
          <table:table-cell table:formula="of:= &quot;X&quot;&amp; [.C197]" office:value-type="string" office:string-value="X1535.8">
            <text:p>X1535.8</text:p>
          </table:table-cell>
          <table:table-cell table:formula="of:=[.E196]+[.$J$6]" office:value-type="float" office:value="2185">
            <text:p>2185</text:p>
          </table:table-cell>
          <table:table-cell table:formula="of:=&quot;Y&quot; &amp; [.E197]" office:value-type="string" office:string-value="Y2185">
            <text:p>Y2185</text:p>
          </table:table-cell>
          <table:table-cell table:number-columns-repeated="8"/>
          <table:table-cell table:style-name="ce2" table:formula="of:=[.B198]" office:value-type="string" office:string-value="N205">
            <text:p>N205</text:p>
          </table:table-cell>
          <table:table-cell table:style-name="ce2" table:formula="of:=[.D198]" office:value-type="string" office:string-value="X1535.8">
            <text:p>X1535.8</text:p>
          </table:table-cell>
          <table:table-cell table:style-name="ce2" table:formula="of:=[.F198]" office:value-type="string" office:string-value="Y2179.25">
            <text:p>Y2179.25</text:p>
          </table:table-cell>
        </table:table-row>
        <table:table-row table:style-name="ro1">
          <table:table-cell table:formula="of:=[.A197]+1" office:value-type="float" office:value="205">
            <text:p>205</text:p>
          </table:table-cell>
          <table:table-cell table:formula="of:=&quot;N&quot;&amp;[.A198]" office:value-type="string" office:string-value="N205">
            <text:p>N205</text:p>
          </table:table-cell>
          <table:table-cell table:formula="of:=[.C197]" office:value-type="float" office:value="1535.8">
            <text:p>1535.8</text:p>
          </table:table-cell>
          <table:table-cell table:formula="of:= &quot;X&quot;&amp; [.C198]" office:value-type="string" office:string-value="X1535.8">
            <text:p>X1535.8</text:p>
          </table:table-cell>
          <table:table-cell table:formula="of:=[.E197]+[.$J$6]" office:value-type="float" office:value="2179.25">
            <text:p>2179.25</text:p>
          </table:table-cell>
          <table:table-cell table:formula="of:=&quot;Y&quot; &amp; [.E198]" office:value-type="string" office:string-value="Y2179.25">
            <text:p>Y2179.25</text:p>
          </table:table-cell>
          <table:table-cell table:number-columns-repeated="8"/>
          <table:table-cell table:style-name="ce2" table:formula="of:=[.B199]" office:value-type="string" office:string-value="N206">
            <text:p>N206</text:p>
          </table:table-cell>
          <table:table-cell table:style-name="ce2" table:formula="of:=[.D199]" office:value-type="string" office:string-value="X1535.8">
            <text:p>X1535.8</text:p>
          </table:table-cell>
          <table:table-cell table:style-name="ce2" table:formula="of:=[.F199]" office:value-type="string" office:string-value="Y2173.5">
            <text:p>Y2173.5</text:p>
          </table:table-cell>
        </table:table-row>
        <table:table-row table:style-name="ro1">
          <table:table-cell table:formula="of:=[.A198]+1" office:value-type="float" office:value="206">
            <text:p>206</text:p>
          </table:table-cell>
          <table:table-cell table:formula="of:=&quot;N&quot;&amp;[.A199]" office:value-type="string" office:string-value="N206">
            <text:p>N206</text:p>
          </table:table-cell>
          <table:table-cell table:formula="of:=[.C198]" office:value-type="float" office:value="1535.8">
            <text:p>1535.8</text:p>
          </table:table-cell>
          <table:table-cell table:formula="of:= &quot;X&quot;&amp; [.C199]" office:value-type="string" office:string-value="X1535.8">
            <text:p>X1535.8</text:p>
          </table:table-cell>
          <table:table-cell table:formula="of:=[.E198]+[.$J$6]" office:value-type="float" office:value="2173.5">
            <text:p>2173.5</text:p>
          </table:table-cell>
          <table:table-cell table:formula="of:=&quot;Y&quot; &amp; [.E199]" office:value-type="string" office:string-value="Y2173.5">
            <text:p>Y2173.5</text:p>
          </table:table-cell>
          <table:table-cell table:number-columns-repeated="8"/>
          <table:table-cell table:style-name="ce2" table:formula="of:=[.B200]" office:value-type="string" office:string-value="N207">
            <text:p>N207</text:p>
          </table:table-cell>
          <table:table-cell table:style-name="ce2" table:formula="of:=[.D200]" office:value-type="string" office:string-value="X1535.8">
            <text:p>X1535.8</text:p>
          </table:table-cell>
          <table:table-cell table:style-name="ce2" table:formula="of:=[.F200]" office:value-type="string" office:string-value="Y2167.75">
            <text:p>Y2167.75</text:p>
          </table:table-cell>
        </table:table-row>
        <table:table-row table:style-name="ro1">
          <table:table-cell table:formula="of:=[.A199]+1" office:value-type="float" office:value="207">
            <text:p>207</text:p>
          </table:table-cell>
          <table:table-cell table:formula="of:=&quot;N&quot;&amp;[.A200]" office:value-type="string" office:string-value="N207">
            <text:p>N207</text:p>
          </table:table-cell>
          <table:table-cell table:formula="of:=[.C199]" office:value-type="float" office:value="1535.8">
            <text:p>1535.8</text:p>
          </table:table-cell>
          <table:table-cell table:formula="of:= &quot;X&quot;&amp; [.C200]" office:value-type="string" office:string-value="X1535.8">
            <text:p>X1535.8</text:p>
          </table:table-cell>
          <table:table-cell table:formula="of:=[.E199]+[.$J$6]" office:value-type="float" office:value="2167.75">
            <text:p>2167.75</text:p>
          </table:table-cell>
          <table:table-cell table:formula="of:=&quot;Y&quot; &amp; [.E200]" office:value-type="string" office:string-value="Y2167.75">
            <text:p>Y2167.75</text:p>
          </table:table-cell>
          <table:table-cell table:number-columns-repeated="8"/>
          <table:table-cell table:style-name="ce2" table:formula="of:=[.B201]" office:value-type="string" office:string-value="N208">
            <text:p>N208</text:p>
          </table:table-cell>
          <table:table-cell table:style-name="ce2" table:formula="of:=[.D201]" office:value-type="string" office:string-value="X1535.8">
            <text:p>X1535.8</text:p>
          </table:table-cell>
          <table:table-cell table:style-name="ce2" table:formula="of:=[.F201]" office:value-type="string" office:string-value="Y2162">
            <text:p>Y2162</text:p>
          </table:table-cell>
        </table:table-row>
        <table:table-row table:style-name="ro1">
          <table:table-cell table:formula="of:=[.A200]+1" office:value-type="float" office:value="208">
            <text:p>208</text:p>
          </table:table-cell>
          <table:table-cell table:formula="of:=&quot;N&quot;&amp;[.A201]" office:value-type="string" office:string-value="N208">
            <text:p>N208</text:p>
          </table:table-cell>
          <table:table-cell table:formula="of:=[.C200]" office:value-type="float" office:value="1535.8">
            <text:p>1535.8</text:p>
          </table:table-cell>
          <table:table-cell table:formula="of:= &quot;X&quot;&amp; [.C201]" office:value-type="string" office:string-value="X1535.8">
            <text:p>X1535.8</text:p>
          </table:table-cell>
          <table:table-cell table:formula="of:=[.E200]+[.$J$6]" office:value-type="float" office:value="2162">
            <text:p>2162</text:p>
          </table:table-cell>
          <table:table-cell table:formula="of:=&quot;Y&quot; &amp; [.E201]" office:value-type="string" office:string-value="Y2162">
            <text:p>Y2162</text:p>
          </table:table-cell>
          <table:table-cell table:number-columns-repeated="8"/>
          <table:table-cell table:style-name="ce2" table:formula="of:=[.B202]" office:value-type="string" office:string-value="N209">
            <text:p>N209</text:p>
          </table:table-cell>
          <table:table-cell table:style-name="ce2" table:formula="of:=[.D202]" office:value-type="string" office:string-value="X1535.8">
            <text:p>X1535.8</text:p>
          </table:table-cell>
          <table:table-cell table:style-name="ce2" table:formula="of:=[.F202]" office:value-type="string" office:string-value="Y2156.25">
            <text:p>Y2156.25</text:p>
          </table:table-cell>
        </table:table-row>
        <table:table-row table:style-name="ro1">
          <table:table-cell table:formula="of:=[.A201]+1" office:value-type="float" office:value="209">
            <text:p>209</text:p>
          </table:table-cell>
          <table:table-cell table:formula="of:=&quot;N&quot;&amp;[.A202]" office:value-type="string" office:string-value="N209">
            <text:p>N209</text:p>
          </table:table-cell>
          <table:table-cell table:formula="of:=[.C201]" office:value-type="float" office:value="1535.8">
            <text:p>1535.8</text:p>
          </table:table-cell>
          <table:table-cell table:formula="of:= &quot;X&quot;&amp; [.C202]" office:value-type="string" office:string-value="X1535.8">
            <text:p>X1535.8</text:p>
          </table:table-cell>
          <table:table-cell table:formula="of:=[.E201]+[.$J$6]" office:value-type="float" office:value="2156.25">
            <text:p>2156.25</text:p>
          </table:table-cell>
          <table:table-cell table:formula="of:=&quot;Y&quot; &amp; [.E202]" office:value-type="string" office:string-value="Y2156.25">
            <text:p>Y2156.25</text:p>
          </table:table-cell>
          <table:table-cell table:number-columns-repeated="8"/>
          <table:table-cell table:style-name="ce2" table:formula="of:=[.B203]" office:value-type="string" office:string-value="N210">
            <text:p>N210</text:p>
          </table:table-cell>
          <table:table-cell table:style-name="ce2" table:formula="of:=[.D203]" office:value-type="string" office:string-value="X1535.8">
            <text:p>X1535.8</text:p>
          </table:table-cell>
          <table:table-cell table:style-name="ce2" table:formula="of:=[.F203]" office:value-type="string" office:string-value="Y2150.5">
            <text:p>Y2150.5</text:p>
          </table:table-cell>
        </table:table-row>
        <table:table-row table:style-name="ro1">
          <table:table-cell table:formula="of:=[.A202]+1" office:value-type="float" office:value="210">
            <text:p>210</text:p>
          </table:table-cell>
          <table:table-cell table:formula="of:=&quot;N&quot;&amp;[.A203]" office:value-type="string" office:string-value="N210">
            <text:p>N210</text:p>
          </table:table-cell>
          <table:table-cell table:formula="of:=[.C202]" office:value-type="float" office:value="1535.8">
            <text:p>1535.8</text:p>
          </table:table-cell>
          <table:table-cell table:formula="of:= &quot;X&quot;&amp; [.C203]" office:value-type="string" office:string-value="X1535.8">
            <text:p>X1535.8</text:p>
          </table:table-cell>
          <table:table-cell table:formula="of:=[.E202]+[.$J$6]" office:value-type="float" office:value="2150.5">
            <text:p>2150.5</text:p>
          </table:table-cell>
          <table:table-cell table:formula="of:=&quot;Y&quot; &amp; [.E203]" office:value-type="string" office:string-value="Y2150.5">
            <text:p>Y2150.5</text:p>
          </table:table-cell>
          <table:table-cell table:number-columns-repeated="8"/>
          <table:table-cell table:style-name="ce2" table:formula="of:=[.B204]" office:value-type="string" office:string-value="N211">
            <text:p>N211</text:p>
          </table:table-cell>
          <table:table-cell table:style-name="ce2" table:formula="of:=[.D204]" office:value-type="string" office:string-value="X1535.8">
            <text:p>X1535.8</text:p>
          </table:table-cell>
          <table:table-cell table:style-name="ce2" table:formula="of:=[.F204]" office:value-type="string" office:string-value="Y2144.75">
            <text:p>Y2144.75</text:p>
          </table:table-cell>
        </table:table-row>
        <table:table-row table:style-name="ro1">
          <table:table-cell table:formula="of:=[.A203]+1" office:value-type="float" office:value="211">
            <text:p>211</text:p>
          </table:table-cell>
          <table:table-cell table:formula="of:=&quot;N&quot;&amp;[.A204]" office:value-type="string" office:string-value="N211">
            <text:p>N211</text:p>
          </table:table-cell>
          <table:table-cell table:formula="of:=[.C203]" office:value-type="float" office:value="1535.8">
            <text:p>1535.8</text:p>
          </table:table-cell>
          <table:table-cell table:formula="of:= &quot;X&quot;&amp; [.C204]" office:value-type="string" office:string-value="X1535.8">
            <text:p>X1535.8</text:p>
          </table:table-cell>
          <table:table-cell table:formula="of:=[.E203]+[.$J$6]" office:value-type="float" office:value="2144.75">
            <text:p>2144.75</text:p>
          </table:table-cell>
          <table:table-cell table:formula="of:=&quot;Y&quot; &amp; [.E204]" office:value-type="string" office:string-value="Y2144.75">
            <text:p>Y2144.75</text:p>
          </table:table-cell>
          <table:table-cell table:number-columns-repeated="8"/>
          <table:table-cell table:style-name="ce2" table:formula="of:=[.B205]" office:value-type="string" office:string-value="N212">
            <text:p>N212</text:p>
          </table:table-cell>
          <table:table-cell table:style-name="ce2" table:formula="of:=[.D205]" office:value-type="string" office:string-value="X1535.8">
            <text:p>X1535.8</text:p>
          </table:table-cell>
          <table:table-cell table:style-name="ce2" table:formula="of:=[.F205]" office:value-type="string" office:string-value="Y2139">
            <text:p>Y2139</text:p>
          </table:table-cell>
        </table:table-row>
        <table:table-row table:style-name="ro1">
          <table:table-cell table:formula="of:=[.A204]+1" office:value-type="float" office:value="212">
            <text:p>212</text:p>
          </table:table-cell>
          <table:table-cell table:formula="of:=&quot;N&quot;&amp;[.A205]" office:value-type="string" office:string-value="N212">
            <text:p>N212</text:p>
          </table:table-cell>
          <table:table-cell table:formula="of:=[.C204]" office:value-type="float" office:value="1535.8">
            <text:p>1535.8</text:p>
          </table:table-cell>
          <table:table-cell table:formula="of:= &quot;X&quot;&amp; [.C205]" office:value-type="string" office:string-value="X1535.8">
            <text:p>X1535.8</text:p>
          </table:table-cell>
          <table:table-cell table:formula="of:=[.E204]+[.$J$6]" office:value-type="float" office:value="2139">
            <text:p>2139</text:p>
          </table:table-cell>
          <table:table-cell table:formula="of:=&quot;Y&quot; &amp; [.E205]" office:value-type="string" office:string-value="Y2139">
            <text:p>Y2139</text:p>
          </table:table-cell>
          <table:table-cell table:number-columns-repeated="8"/>
          <table:table-cell table:style-name="ce2" table:formula="of:=[.B206]" office:value-type="string" office:string-value="N213">
            <text:p>N213</text:p>
          </table:table-cell>
          <table:table-cell table:style-name="ce2" table:formula="of:=[.D206]" office:value-type="string" office:string-value="X1535.8">
            <text:p>X1535.8</text:p>
          </table:table-cell>
          <table:table-cell table:style-name="ce2" table:formula="of:=[.F206]" office:value-type="string" office:string-value="Y2133.25">
            <text:p>Y2133.25</text:p>
          </table:table-cell>
        </table:table-row>
        <table:table-row table:style-name="ro1">
          <table:table-cell table:formula="of:=[.A205]+1" office:value-type="float" office:value="213">
            <text:p>213</text:p>
          </table:table-cell>
          <table:table-cell table:formula="of:=&quot;N&quot;&amp;[.A206]" office:value-type="string" office:string-value="N213">
            <text:p>N213</text:p>
          </table:table-cell>
          <table:table-cell table:formula="of:=[.C205]" office:value-type="float" office:value="1535.8">
            <text:p>1535.8</text:p>
          </table:table-cell>
          <table:table-cell table:formula="of:= &quot;X&quot;&amp; [.C206]" office:value-type="string" office:string-value="X1535.8">
            <text:p>X1535.8</text:p>
          </table:table-cell>
          <table:table-cell table:formula="of:=[.E205]+[.$J$6]" office:value-type="float" office:value="2133.25">
            <text:p>2133.25</text:p>
          </table:table-cell>
          <table:table-cell table:formula="of:=&quot;Y&quot; &amp; [.E206]" office:value-type="string" office:string-value="Y2133.25">
            <text:p>Y2133.25</text:p>
          </table:table-cell>
          <table:table-cell table:number-columns-repeated="8"/>
          <table:table-cell table:style-name="ce2" table:formula="of:=[.B207]" office:value-type="string" office:string-value="N214">
            <text:p>N214</text:p>
          </table:table-cell>
          <table:table-cell table:style-name="ce2" table:formula="of:=[.D207]" office:value-type="string" office:string-value="X1535.8">
            <text:p>X1535.8</text:p>
          </table:table-cell>
          <table:table-cell table:style-name="ce2" table:formula="of:=[.F207]" office:value-type="string" office:string-value="Y2127.5">
            <text:p>Y2127.5</text:p>
          </table:table-cell>
        </table:table-row>
        <table:table-row table:style-name="ro1">
          <table:table-cell table:formula="of:=[.A206]+1" office:value-type="float" office:value="214">
            <text:p>214</text:p>
          </table:table-cell>
          <table:table-cell table:formula="of:=&quot;N&quot;&amp;[.A207]" office:value-type="string" office:string-value="N214">
            <text:p>N214</text:p>
          </table:table-cell>
          <table:table-cell table:formula="of:=[.C206]" office:value-type="float" office:value="1535.8">
            <text:p>1535.8</text:p>
          </table:table-cell>
          <table:table-cell table:formula="of:= &quot;X&quot;&amp; [.C207]" office:value-type="string" office:string-value="X1535.8">
            <text:p>X1535.8</text:p>
          </table:table-cell>
          <table:table-cell table:formula="of:=[.E206]+[.$J$6]" office:value-type="float" office:value="2127.5">
            <text:p>2127.5</text:p>
          </table:table-cell>
          <table:table-cell table:formula="of:=&quot;Y&quot; &amp; [.E207]" office:value-type="string" office:string-value="Y2127.5">
            <text:p>Y2127.5</text:p>
          </table:table-cell>
          <table:table-cell table:number-columns-repeated="8"/>
          <table:table-cell table:style-name="ce2" table:formula="of:=[.B208]" office:value-type="string" office:string-value="N215">
            <text:p>N215</text:p>
          </table:table-cell>
          <table:table-cell table:style-name="ce2" table:formula="of:=[.D208]" office:value-type="string" office:string-value="X1535.8">
            <text:p>X1535.8</text:p>
          </table:table-cell>
          <table:table-cell table:style-name="ce2" table:formula="of:=[.F208]" office:value-type="string" office:string-value="Y2121.75">
            <text:p>Y2121.75</text:p>
          </table:table-cell>
        </table:table-row>
        <table:table-row table:style-name="ro1">
          <table:table-cell table:formula="of:=[.A207]+1" office:value-type="float" office:value="215">
            <text:p>215</text:p>
          </table:table-cell>
          <table:table-cell table:formula="of:=&quot;N&quot;&amp;[.A208]" office:value-type="string" office:string-value="N215">
            <text:p>N215</text:p>
          </table:table-cell>
          <table:table-cell table:formula="of:=[.C207]" office:value-type="float" office:value="1535.8">
            <text:p>1535.8</text:p>
          </table:table-cell>
          <table:table-cell table:formula="of:= &quot;X&quot;&amp; [.C208]" office:value-type="string" office:string-value="X1535.8">
            <text:p>X1535.8</text:p>
          </table:table-cell>
          <table:table-cell table:formula="of:=[.E207]+[.$J$6]" office:value-type="float" office:value="2121.75">
            <text:p>2121.75</text:p>
          </table:table-cell>
          <table:table-cell table:formula="of:=&quot;Y&quot; &amp; [.E208]" office:value-type="string" office:string-value="Y2121.75">
            <text:p>Y2121.75</text:p>
          </table:table-cell>
          <table:table-cell table:number-columns-repeated="8"/>
          <table:table-cell table:style-name="ce2" table:formula="of:=[.B209]" office:value-type="string" office:string-value="N216">
            <text:p>N216</text:p>
          </table:table-cell>
          <table:table-cell table:style-name="ce2" table:formula="of:=[.D209]" office:value-type="string" office:string-value="X1535.8">
            <text:p>X1535.8</text:p>
          </table:table-cell>
          <table:table-cell table:style-name="ce2" table:formula="of:=[.F209]" office:value-type="string" office:string-value="Y2116">
            <text:p>Y2116</text:p>
          </table:table-cell>
        </table:table-row>
        <table:table-row table:style-name="ro1">
          <table:table-cell table:formula="of:=[.A208]+1" office:value-type="float" office:value="216">
            <text:p>216</text:p>
          </table:table-cell>
          <table:table-cell table:formula="of:=&quot;N&quot;&amp;[.A209]" office:value-type="string" office:string-value="N216">
            <text:p>N216</text:p>
          </table:table-cell>
          <table:table-cell table:formula="of:=[.C208]" office:value-type="float" office:value="1535.8">
            <text:p>1535.8</text:p>
          </table:table-cell>
          <table:table-cell table:formula="of:= &quot;X&quot;&amp; [.C209]" office:value-type="string" office:string-value="X1535.8">
            <text:p>X1535.8</text:p>
          </table:table-cell>
          <table:table-cell table:formula="of:=[.E208]+[.$J$6]" office:value-type="float" office:value="2116">
            <text:p>2116</text:p>
          </table:table-cell>
          <table:table-cell table:formula="of:=&quot;Y&quot; &amp; [.E209]" office:value-type="string" office:string-value="Y2116">
            <text:p>Y2116</text:p>
          </table:table-cell>
          <table:table-cell table:number-columns-repeated="8"/>
          <table:table-cell table:style-name="ce2" table:formula="of:=[.B210]" office:value-type="string" office:string-value="N217">
            <text:p>N217</text:p>
          </table:table-cell>
          <table:table-cell table:style-name="ce2" table:formula="of:=[.D210]" office:value-type="string" office:string-value="X1535.8">
            <text:p>X1535.8</text:p>
          </table:table-cell>
          <table:table-cell table:style-name="ce2" table:formula="of:=[.F210]" office:value-type="string" office:string-value="Y2110.25">
            <text:p>Y2110.25</text:p>
          </table:table-cell>
        </table:table-row>
        <table:table-row table:style-name="ro1">
          <table:table-cell table:formula="of:=[.A209]+1" office:value-type="float" office:value="217">
            <text:p>217</text:p>
          </table:table-cell>
          <table:table-cell table:formula="of:=&quot;N&quot;&amp;[.A210]" office:value-type="string" office:string-value="N217">
            <text:p>N217</text:p>
          </table:table-cell>
          <table:table-cell table:formula="of:=[.C209]" office:value-type="float" office:value="1535.8">
            <text:p>1535.8</text:p>
          </table:table-cell>
          <table:table-cell table:formula="of:= &quot;X&quot;&amp; [.C210]" office:value-type="string" office:string-value="X1535.8">
            <text:p>X1535.8</text:p>
          </table:table-cell>
          <table:table-cell table:formula="of:=[.E209]+[.$J$6]" office:value-type="float" office:value="2110.25">
            <text:p>2110.25</text:p>
          </table:table-cell>
          <table:table-cell table:formula="of:=&quot;Y&quot; &amp; [.E210]" office:value-type="string" office:string-value="Y2110.25">
            <text:p>Y2110.25</text:p>
          </table:table-cell>
          <table:table-cell table:number-columns-repeated="8"/>
          <table:table-cell table:style-name="ce2" table:formula="of:=[.B211]" office:value-type="string" office:string-value="N218">
            <text:p>N218</text:p>
          </table:table-cell>
          <table:table-cell table:style-name="ce2" table:formula="of:=[.D211]" office:value-type="string" office:string-value="X1535.8">
            <text:p>X1535.8</text:p>
          </table:table-cell>
          <table:table-cell table:style-name="ce2" table:formula="of:=[.F211]" office:value-type="string" office:string-value="Y2104.5">
            <text:p>Y2104.5</text:p>
          </table:table-cell>
        </table:table-row>
        <table:table-row table:style-name="ro1">
          <table:table-cell table:formula="of:=[.A210]+1" office:value-type="float" office:value="218">
            <text:p>218</text:p>
          </table:table-cell>
          <table:table-cell table:formula="of:=&quot;N&quot;&amp;[.A211]" office:value-type="string" office:string-value="N218">
            <text:p>N218</text:p>
          </table:table-cell>
          <table:table-cell table:formula="of:=[.C210]" office:value-type="float" office:value="1535.8">
            <text:p>1535.8</text:p>
          </table:table-cell>
          <table:table-cell table:formula="of:= &quot;X&quot;&amp; [.C211]" office:value-type="string" office:string-value="X1535.8">
            <text:p>X1535.8</text:p>
          </table:table-cell>
          <table:table-cell table:formula="of:=[.E210]+[.$J$6]" office:value-type="float" office:value="2104.5">
            <text:p>2104.5</text:p>
          </table:table-cell>
          <table:table-cell table:formula="of:=&quot;Y&quot; &amp; [.E211]" office:value-type="string" office:string-value="Y2104.5">
            <text:p>Y2104.5</text:p>
          </table:table-cell>
          <table:table-cell table:number-columns-repeated="8"/>
          <table:table-cell table:style-name="ce2" table:formula="of:=[.B212]" office:value-type="string" office:string-value="N219">
            <text:p>N219</text:p>
          </table:table-cell>
          <table:table-cell table:style-name="ce2" table:formula="of:=[.D212]" office:value-type="string" office:string-value="X1535.8">
            <text:p>X1535.8</text:p>
          </table:table-cell>
          <table:table-cell table:style-name="ce2" table:formula="of:=[.F212]" office:value-type="string" office:string-value="Y2098.75">
            <text:p>Y2098.75</text:p>
          </table:table-cell>
        </table:table-row>
        <table:table-row table:style-name="ro1">
          <table:table-cell table:formula="of:=[.A211]+1" office:value-type="float" office:value="219">
            <text:p>219</text:p>
          </table:table-cell>
          <table:table-cell table:formula="of:=&quot;N&quot;&amp;[.A212]" office:value-type="string" office:string-value="N219">
            <text:p>N219</text:p>
          </table:table-cell>
          <table:table-cell table:formula="of:=[.C211]" office:value-type="float" office:value="1535.8">
            <text:p>1535.8</text:p>
          </table:table-cell>
          <table:table-cell table:formula="of:= &quot;X&quot;&amp; [.C212]" office:value-type="string" office:string-value="X1535.8">
            <text:p>X1535.8</text:p>
          </table:table-cell>
          <table:table-cell table:formula="of:=[.E211]+[.$J$6]" office:value-type="float" office:value="2098.75">
            <text:p>2098.75</text:p>
          </table:table-cell>
          <table:table-cell table:formula="of:=&quot;Y&quot; &amp; [.E212]" office:value-type="string" office:string-value="Y2098.75">
            <text:p>Y2098.75</text:p>
          </table:table-cell>
          <table:table-cell table:number-columns-repeated="8"/>
          <table:table-cell table:style-name="ce2" table:formula="of:=[.B213]" office:value-type="string" office:string-value="N220">
            <text:p>N220</text:p>
          </table:table-cell>
          <table:table-cell table:style-name="ce2" table:formula="of:=[.D213]" office:value-type="string" office:string-value="X1535.8">
            <text:p>X1535.8</text:p>
          </table:table-cell>
          <table:table-cell table:style-name="ce2" table:formula="of:=[.F213]" office:value-type="string" office:string-value="Y2093">
            <text:p>Y2093</text:p>
          </table:table-cell>
        </table:table-row>
        <table:table-row table:style-name="ro1">
          <table:table-cell table:formula="of:=[.A212]+1" office:value-type="float" office:value="220">
            <text:p>220</text:p>
          </table:table-cell>
          <table:table-cell table:formula="of:=&quot;N&quot;&amp;[.A213]" office:value-type="string" office:string-value="N220">
            <text:p>N220</text:p>
          </table:table-cell>
          <table:table-cell table:formula="of:=[.C212]" office:value-type="float" office:value="1535.8">
            <text:p>1535.8</text:p>
          </table:table-cell>
          <table:table-cell table:formula="of:= &quot;X&quot;&amp; [.C213]" office:value-type="string" office:string-value="X1535.8">
            <text:p>X1535.8</text:p>
          </table:table-cell>
          <table:table-cell table:formula="of:=[.E212]+[.$J$6]" office:value-type="float" office:value="2093">
            <text:p>2093</text:p>
          </table:table-cell>
          <table:table-cell table:formula="of:=&quot;Y&quot; &amp; [.E213]" office:value-type="string" office:string-value="Y2093">
            <text:p>Y2093</text:p>
          </table:table-cell>
          <table:table-cell table:number-columns-repeated="8"/>
          <table:table-cell table:style-name="ce2" table:formula="of:=[.B214]" office:value-type="string" office:string-value="N221">
            <text:p>N221</text:p>
          </table:table-cell>
          <table:table-cell table:style-name="ce2" table:formula="of:=[.D214]" office:value-type="string" office:string-value="X1535.8">
            <text:p>X1535.8</text:p>
          </table:table-cell>
          <table:table-cell table:style-name="ce2" table:formula="of:=[.F214]" office:value-type="string" office:string-value="Y2087.25">
            <text:p>Y2087.25</text:p>
          </table:table-cell>
        </table:table-row>
        <table:table-row table:style-name="ro1">
          <table:table-cell table:formula="of:=[.A213]+1" office:value-type="float" office:value="221">
            <text:p>221</text:p>
          </table:table-cell>
          <table:table-cell table:formula="of:=&quot;N&quot;&amp;[.A214]" office:value-type="string" office:string-value="N221">
            <text:p>N221</text:p>
          </table:table-cell>
          <table:table-cell table:formula="of:=[.C213]" office:value-type="float" office:value="1535.8">
            <text:p>1535.8</text:p>
          </table:table-cell>
          <table:table-cell table:formula="of:= &quot;X&quot;&amp; [.C214]" office:value-type="string" office:string-value="X1535.8">
            <text:p>X1535.8</text:p>
          </table:table-cell>
          <table:table-cell table:formula="of:=[.E213]+[.$J$6]" office:value-type="float" office:value="2087.25">
            <text:p>2087.25</text:p>
          </table:table-cell>
          <table:table-cell table:formula="of:=&quot;Y&quot; &amp; [.E214]" office:value-type="string" office:string-value="Y2087.25">
            <text:p>Y2087.25</text:p>
          </table:table-cell>
          <table:table-cell table:number-columns-repeated="8"/>
          <table:table-cell table:style-name="ce2" table:formula="of:=[.B215]" office:value-type="string" office:string-value="N222">
            <text:p>N222</text:p>
          </table:table-cell>
          <table:table-cell table:style-name="ce2" table:formula="of:=[.D215]" office:value-type="string" office:string-value="X1535.8">
            <text:p>X1535.8</text:p>
          </table:table-cell>
          <table:table-cell table:style-name="ce2" table:formula="of:=[.F215]" office:value-type="string" office:string-value="Y2081.5">
            <text:p>Y2081.5</text:p>
          </table:table-cell>
        </table:table-row>
        <table:table-row table:style-name="ro1">
          <table:table-cell table:formula="of:=[.A214]+1" office:value-type="float" office:value="222">
            <text:p>222</text:p>
          </table:table-cell>
          <table:table-cell table:formula="of:=&quot;N&quot;&amp;[.A215]" office:value-type="string" office:string-value="N222">
            <text:p>N222</text:p>
          </table:table-cell>
          <table:table-cell table:formula="of:=[.C214]" office:value-type="float" office:value="1535.8">
            <text:p>1535.8</text:p>
          </table:table-cell>
          <table:table-cell table:formula="of:= &quot;X&quot;&amp; [.C215]" office:value-type="string" office:string-value="X1535.8">
            <text:p>X1535.8</text:p>
          </table:table-cell>
          <table:table-cell table:formula="of:=[.E214]+[.$J$6]" office:value-type="float" office:value="2081.5">
            <text:p>2081.5</text:p>
          </table:table-cell>
          <table:table-cell table:formula="of:=&quot;Y&quot; &amp; [.E215]" office:value-type="string" office:string-value="Y2081.5">
            <text:p>Y2081.5</text:p>
          </table:table-cell>
          <table:table-cell table:number-columns-repeated="8"/>
          <table:table-cell table:style-name="ce2" table:formula="of:=[.B216]" office:value-type="string" office:string-value="N223">
            <text:p>N223</text:p>
          </table:table-cell>
          <table:table-cell table:style-name="ce2" table:formula="of:=[.D216]" office:value-type="string" office:string-value="X1535.8">
            <text:p>X1535.8</text:p>
          </table:table-cell>
          <table:table-cell table:style-name="ce2" table:formula="of:=[.F216]" office:value-type="string" office:string-value="Y2075.75">
            <text:p>Y2075.75</text:p>
          </table:table-cell>
        </table:table-row>
        <table:table-row table:style-name="ro1">
          <table:table-cell table:formula="of:=[.A215]+1" office:value-type="float" office:value="223">
            <text:p>223</text:p>
          </table:table-cell>
          <table:table-cell table:formula="of:=&quot;N&quot;&amp;[.A216]" office:value-type="string" office:string-value="N223">
            <text:p>N223</text:p>
          </table:table-cell>
          <table:table-cell table:formula="of:=[.C215]" office:value-type="float" office:value="1535.8">
            <text:p>1535.8</text:p>
          </table:table-cell>
          <table:table-cell table:formula="of:= &quot;X&quot;&amp; [.C216]" office:value-type="string" office:string-value="X1535.8">
            <text:p>X1535.8</text:p>
          </table:table-cell>
          <table:table-cell table:formula="of:=[.E215]+[.$J$6]" office:value-type="float" office:value="2075.75">
            <text:p>2075.75</text:p>
          </table:table-cell>
          <table:table-cell table:formula="of:=&quot;Y&quot; &amp; [.E216]" office:value-type="string" office:string-value="Y2075.75">
            <text:p>Y2075.75</text:p>
          </table:table-cell>
          <table:table-cell table:number-columns-repeated="8"/>
          <table:table-cell table:style-name="ce2" table:formula="of:=[.B217]" office:value-type="string" office:string-value="N224">
            <text:p>N224</text:p>
          </table:table-cell>
          <table:table-cell table:style-name="ce2" table:formula="of:=[.D217]" office:value-type="string" office:string-value="X1535.8">
            <text:p>X1535.8</text:p>
          </table:table-cell>
          <table:table-cell table:style-name="ce2" table:formula="of:=[.F217]" office:value-type="string" office:string-value="Y2070">
            <text:p>Y2070</text:p>
          </table:table-cell>
        </table:table-row>
        <table:table-row table:style-name="ro1">
          <table:table-cell table:formula="of:=[.A216]+1" office:value-type="float" office:value="224">
            <text:p>224</text:p>
          </table:table-cell>
          <table:table-cell table:formula="of:=&quot;N&quot;&amp;[.A217]" office:value-type="string" office:string-value="N224">
            <text:p>N224</text:p>
          </table:table-cell>
          <table:table-cell table:formula="of:=[.C216]" office:value-type="float" office:value="1535.8">
            <text:p>1535.8</text:p>
          </table:table-cell>
          <table:table-cell table:formula="of:= &quot;X&quot;&amp; [.C217]" office:value-type="string" office:string-value="X1535.8">
            <text:p>X1535.8</text:p>
          </table:table-cell>
          <table:table-cell table:formula="of:=[.E216]+[.$J$6]" office:value-type="float" office:value="2070">
            <text:p>2070</text:p>
          </table:table-cell>
          <table:table-cell table:formula="of:=&quot;Y&quot; &amp; [.E217]" office:value-type="string" office:string-value="Y2070">
            <text:p>Y2070</text:p>
          </table:table-cell>
          <table:table-cell table:number-columns-repeated="8"/>
          <table:table-cell table:style-name="ce2" table:formula="of:=[.B218]" office:value-type="string" office:string-value="N225">
            <text:p>N225</text:p>
          </table:table-cell>
          <table:table-cell table:style-name="ce2" table:formula="of:=[.D218]" office:value-type="string" office:string-value="X1535.8">
            <text:p>X1535.8</text:p>
          </table:table-cell>
          <table:table-cell table:style-name="ce2" table:formula="of:=[.F218]" office:value-type="string" office:string-value="Y2064.25">
            <text:p>Y2064.25</text:p>
          </table:table-cell>
        </table:table-row>
        <table:table-row table:style-name="ro1">
          <table:table-cell table:formula="of:=[.A217]+1" office:value-type="float" office:value="225">
            <text:p>225</text:p>
          </table:table-cell>
          <table:table-cell table:formula="of:=&quot;N&quot;&amp;[.A218]" office:value-type="string" office:string-value="N225">
            <text:p>N225</text:p>
          </table:table-cell>
          <table:table-cell table:formula="of:=[.C217]" office:value-type="float" office:value="1535.8">
            <text:p>1535.8</text:p>
          </table:table-cell>
          <table:table-cell table:formula="of:= &quot;X&quot;&amp; [.C218]" office:value-type="string" office:string-value="X1535.8">
            <text:p>X1535.8</text:p>
          </table:table-cell>
          <table:table-cell table:formula="of:=[.E217]+[.$J$6]" office:value-type="float" office:value="2064.25">
            <text:p>2064.25</text:p>
          </table:table-cell>
          <table:table-cell table:formula="of:=&quot;Y&quot; &amp; [.E218]" office:value-type="string" office:string-value="Y2064.25">
            <text:p>Y2064.25</text:p>
          </table:table-cell>
          <table:table-cell table:number-columns-repeated="8"/>
          <table:table-cell table:style-name="ce2" table:formula="of:=[.B219]" office:value-type="string" office:string-value="N226">
            <text:p>N226</text:p>
          </table:table-cell>
          <table:table-cell table:style-name="ce2" table:formula="of:=[.D219]" office:value-type="string" office:string-value="X1535.8">
            <text:p>X1535.8</text:p>
          </table:table-cell>
          <table:table-cell table:style-name="ce2" table:formula="of:=[.F219]" office:value-type="string" office:string-value="Y2058.5">
            <text:p>Y2058.5</text:p>
          </table:table-cell>
        </table:table-row>
        <table:table-row table:style-name="ro1">
          <table:table-cell table:formula="of:=[.A218]+1" office:value-type="float" office:value="226">
            <text:p>226</text:p>
          </table:table-cell>
          <table:table-cell table:formula="of:=&quot;N&quot;&amp;[.A219]" office:value-type="string" office:string-value="N226">
            <text:p>N226</text:p>
          </table:table-cell>
          <table:table-cell table:formula="of:=[.C218]" office:value-type="float" office:value="1535.8">
            <text:p>1535.8</text:p>
          </table:table-cell>
          <table:table-cell table:formula="of:= &quot;X&quot;&amp; [.C219]" office:value-type="string" office:string-value="X1535.8">
            <text:p>X1535.8</text:p>
          </table:table-cell>
          <table:table-cell table:formula="of:=[.E218]+[.$J$6]" office:value-type="float" office:value="2058.5">
            <text:p>2058.5</text:p>
          </table:table-cell>
          <table:table-cell table:formula="of:=&quot;Y&quot; &amp; [.E219]" office:value-type="string" office:string-value="Y2058.5">
            <text:p>Y2058.5</text:p>
          </table:table-cell>
          <table:table-cell table:number-columns-repeated="8"/>
          <table:table-cell table:style-name="ce2" table:formula="of:=[.B220]" office:value-type="string" office:string-value="N227">
            <text:p>N227</text:p>
          </table:table-cell>
          <table:table-cell table:style-name="ce2" table:formula="of:=[.D220]" office:value-type="string" office:string-value="X1535.8">
            <text:p>X1535.8</text:p>
          </table:table-cell>
          <table:table-cell table:style-name="ce2" table:formula="of:=[.F220]" office:value-type="string" office:string-value="Y2052.75">
            <text:p>Y2052.75</text:p>
          </table:table-cell>
        </table:table-row>
        <table:table-row table:style-name="ro1">
          <table:table-cell table:formula="of:=[.A219]+1" office:value-type="float" office:value="227">
            <text:p>227</text:p>
          </table:table-cell>
          <table:table-cell table:formula="of:=&quot;N&quot;&amp;[.A220]" office:value-type="string" office:string-value="N227">
            <text:p>N227</text:p>
          </table:table-cell>
          <table:table-cell table:formula="of:=[.C219]" office:value-type="float" office:value="1535.8">
            <text:p>1535.8</text:p>
          </table:table-cell>
          <table:table-cell table:formula="of:= &quot;X&quot;&amp; [.C220]" office:value-type="string" office:string-value="X1535.8">
            <text:p>X1535.8</text:p>
          </table:table-cell>
          <table:table-cell table:formula="of:=[.E219]+[.$J$6]" office:value-type="float" office:value="2052.75">
            <text:p>2052.75</text:p>
          </table:table-cell>
          <table:table-cell table:formula="of:=&quot;Y&quot; &amp; [.E220]" office:value-type="string" office:string-value="Y2052.75">
            <text:p>Y2052.75</text:p>
          </table:table-cell>
          <table:table-cell table:number-columns-repeated="8"/>
          <table:table-cell table:style-name="ce2" table:formula="of:=[.B221]" office:value-type="string" office:string-value="N228">
            <text:p>N228</text:p>
          </table:table-cell>
          <table:table-cell table:style-name="ce2" table:formula="of:=[.D221]" office:value-type="string" office:string-value="X1535.8">
            <text:p>X1535.8</text:p>
          </table:table-cell>
          <table:table-cell table:style-name="ce2" table:formula="of:=[.F221]" office:value-type="string" office:string-value="Y2047">
            <text:p>Y2047</text:p>
          </table:table-cell>
        </table:table-row>
        <table:table-row table:style-name="ro1">
          <table:table-cell table:formula="of:=[.A220]+1" office:value-type="float" office:value="228">
            <text:p>228</text:p>
          </table:table-cell>
          <table:table-cell table:formula="of:=&quot;N&quot;&amp;[.A221]" office:value-type="string" office:string-value="N228">
            <text:p>N228</text:p>
          </table:table-cell>
          <table:table-cell table:formula="of:=[.C220]" office:value-type="float" office:value="1535.8">
            <text:p>1535.8</text:p>
          </table:table-cell>
          <table:table-cell table:formula="of:= &quot;X&quot;&amp; [.C221]" office:value-type="string" office:string-value="X1535.8">
            <text:p>X1535.8</text:p>
          </table:table-cell>
          <table:table-cell table:formula="of:=[.E220]+[.$J$6]" office:value-type="float" office:value="2047">
            <text:p>2047</text:p>
          </table:table-cell>
          <table:table-cell table:formula="of:=&quot;Y&quot; &amp; [.E221]" office:value-type="string" office:string-value="Y2047">
            <text:p>Y2047</text:p>
          </table:table-cell>
          <table:table-cell table:number-columns-repeated="8"/>
          <table:table-cell table:style-name="ce2" table:formula="of:=[.B222]" office:value-type="string" office:string-value="N229">
            <text:p>N229</text:p>
          </table:table-cell>
          <table:table-cell table:style-name="ce2" table:formula="of:=[.D222]" office:value-type="string" office:string-value="X1535.8">
            <text:p>X1535.8</text:p>
          </table:table-cell>
          <table:table-cell table:style-name="ce2" table:formula="of:=[.F222]" office:value-type="string" office:string-value="Y2041.25">
            <text:p>Y2041.25</text:p>
          </table:table-cell>
        </table:table-row>
        <table:table-row table:style-name="ro1">
          <table:table-cell table:formula="of:=[.A221]+1" office:value-type="float" office:value="229">
            <text:p>229</text:p>
          </table:table-cell>
          <table:table-cell table:formula="of:=&quot;N&quot;&amp;[.A222]" office:value-type="string" office:string-value="N229">
            <text:p>N229</text:p>
          </table:table-cell>
          <table:table-cell table:formula="of:=[.C221]" office:value-type="float" office:value="1535.8">
            <text:p>1535.8</text:p>
          </table:table-cell>
          <table:table-cell table:formula="of:= &quot;X&quot;&amp; [.C222]" office:value-type="string" office:string-value="X1535.8">
            <text:p>X1535.8</text:p>
          </table:table-cell>
          <table:table-cell table:formula="of:=[.E221]+[.$J$6]" office:value-type="float" office:value="2041.25">
            <text:p>2041.25</text:p>
          </table:table-cell>
          <table:table-cell table:formula="of:=&quot;Y&quot; &amp; [.E222]" office:value-type="string" office:string-value="Y2041.25">
            <text:p>Y2041.25</text:p>
          </table:table-cell>
          <table:table-cell table:number-columns-repeated="8"/>
          <table:table-cell table:style-name="ce2" table:formula="of:=[.B223]" office:value-type="string" office:string-value="N230">
            <text:p>N230</text:p>
          </table:table-cell>
          <table:table-cell table:style-name="ce2" table:formula="of:=[.D223]" office:value-type="string" office:string-value="X1535.8">
            <text:p>X1535.8</text:p>
          </table:table-cell>
          <table:table-cell table:style-name="ce2" table:formula="of:=[.F223]" office:value-type="string" office:string-value="Y2035.5">
            <text:p>Y2035.5</text:p>
          </table:table-cell>
        </table:table-row>
        <table:table-row table:style-name="ro1">
          <table:table-cell table:formula="of:=[.A222]+1" office:value-type="float" office:value="230">
            <text:p>230</text:p>
          </table:table-cell>
          <table:table-cell table:formula="of:=&quot;N&quot;&amp;[.A223]" office:value-type="string" office:string-value="N230">
            <text:p>N230</text:p>
          </table:table-cell>
          <table:table-cell table:formula="of:=[.C222]" office:value-type="float" office:value="1535.8">
            <text:p>1535.8</text:p>
          </table:table-cell>
          <table:table-cell table:formula="of:= &quot;X&quot;&amp; [.C223]" office:value-type="string" office:string-value="X1535.8">
            <text:p>X1535.8</text:p>
          </table:table-cell>
          <table:table-cell table:formula="of:=[.E222]+[.$J$6]" office:value-type="float" office:value="2035.5">
            <text:p>2035.5</text:p>
          </table:table-cell>
          <table:table-cell table:formula="of:=&quot;Y&quot; &amp; [.E223]" office:value-type="string" office:string-value="Y2035.5">
            <text:p>Y2035.5</text:p>
          </table:table-cell>
          <table:table-cell table:number-columns-repeated="8"/>
          <table:table-cell table:style-name="ce2" table:formula="of:=[.B224]" office:value-type="string" office:string-value="N231">
            <text:p>N231</text:p>
          </table:table-cell>
          <table:table-cell table:style-name="ce2" table:formula="of:=[.D224]" office:value-type="string" office:string-value="X1535.8">
            <text:p>X1535.8</text:p>
          </table:table-cell>
          <table:table-cell table:style-name="ce2" table:formula="of:=[.F224]" office:value-type="string" office:string-value="Y2029.75">
            <text:p>Y2029.75</text:p>
          </table:table-cell>
        </table:table-row>
        <table:table-row table:style-name="ro1">
          <table:table-cell table:formula="of:=[.A223]+1" office:value-type="float" office:value="231">
            <text:p>231</text:p>
          </table:table-cell>
          <table:table-cell table:formula="of:=&quot;N&quot;&amp;[.A224]" office:value-type="string" office:string-value="N231">
            <text:p>N231</text:p>
          </table:table-cell>
          <table:table-cell table:formula="of:=[.C223]" office:value-type="float" office:value="1535.8">
            <text:p>1535.8</text:p>
          </table:table-cell>
          <table:table-cell table:formula="of:= &quot;X&quot;&amp; [.C224]" office:value-type="string" office:string-value="X1535.8">
            <text:p>X1535.8</text:p>
          </table:table-cell>
          <table:table-cell table:formula="of:=[.E223]+[.$J$6]" office:value-type="float" office:value="2029.75">
            <text:p>2029.75</text:p>
          </table:table-cell>
          <table:table-cell table:formula="of:=&quot;Y&quot; &amp; [.E224]" office:value-type="string" office:string-value="Y2029.75">
            <text:p>Y2029.75</text:p>
          </table:table-cell>
          <table:table-cell table:number-columns-repeated="8"/>
          <table:table-cell table:style-name="ce2" table:formula="of:=[.B225]" office:value-type="string" office:string-value="N232">
            <text:p>N232</text:p>
          </table:table-cell>
          <table:table-cell table:style-name="ce2" table:formula="of:=[.D225]" office:value-type="string" office:string-value="X1535.8">
            <text:p>X1535.8</text:p>
          </table:table-cell>
          <table:table-cell table:style-name="ce2" table:formula="of:=[.F225]" office:value-type="string" office:string-value="Y2024">
            <text:p>Y2024</text:p>
          </table:table-cell>
        </table:table-row>
        <table:table-row table:style-name="ro1">
          <table:table-cell table:formula="of:=[.A224]+1" office:value-type="float" office:value="232">
            <text:p>232</text:p>
          </table:table-cell>
          <table:table-cell table:formula="of:=&quot;N&quot;&amp;[.A225]" office:value-type="string" office:string-value="N232">
            <text:p>N232</text:p>
          </table:table-cell>
          <table:table-cell table:formula="of:=[.C224]" office:value-type="float" office:value="1535.8">
            <text:p>1535.8</text:p>
          </table:table-cell>
          <table:table-cell table:formula="of:= &quot;X&quot;&amp; [.C225]" office:value-type="string" office:string-value="X1535.8">
            <text:p>X1535.8</text:p>
          </table:table-cell>
          <table:table-cell table:formula="of:=[.E224]+[.$J$6]" office:value-type="float" office:value="2024">
            <text:p>2024</text:p>
          </table:table-cell>
          <table:table-cell table:formula="of:=&quot;Y&quot; &amp; [.E225]" office:value-type="string" office:string-value="Y2024">
            <text:p>Y2024</text:p>
          </table:table-cell>
          <table:table-cell table:number-columns-repeated="8"/>
          <table:table-cell table:style-name="ce2" table:formula="of:=[.B226]" office:value-type="string" office:string-value="N233">
            <text:p>N233</text:p>
          </table:table-cell>
          <table:table-cell table:style-name="ce2" table:formula="of:=[.D226]" office:value-type="string" office:string-value="X1535.8">
            <text:p>X1535.8</text:p>
          </table:table-cell>
          <table:table-cell table:style-name="ce2" table:formula="of:=[.F226]" office:value-type="string" office:string-value="Y2018.25">
            <text:p>Y2018.25</text:p>
          </table:table-cell>
        </table:table-row>
        <table:table-row table:style-name="ro1">
          <table:table-cell table:formula="of:=[.A225]+1" office:value-type="float" office:value="233">
            <text:p>233</text:p>
          </table:table-cell>
          <table:table-cell table:formula="of:=&quot;N&quot;&amp;[.A226]" office:value-type="string" office:string-value="N233">
            <text:p>N233</text:p>
          </table:table-cell>
          <table:table-cell table:formula="of:=[.C225]" office:value-type="float" office:value="1535.8">
            <text:p>1535.8</text:p>
          </table:table-cell>
          <table:table-cell table:formula="of:= &quot;X&quot;&amp; [.C226]" office:value-type="string" office:string-value="X1535.8">
            <text:p>X1535.8</text:p>
          </table:table-cell>
          <table:table-cell table:formula="of:=[.E225]+[.$J$6]" office:value-type="float" office:value="2018.25">
            <text:p>2018.25</text:p>
          </table:table-cell>
          <table:table-cell table:formula="of:=&quot;Y&quot; &amp; [.E226]" office:value-type="string" office:string-value="Y2018.25">
            <text:p>Y2018.25</text:p>
          </table:table-cell>
          <table:table-cell table:number-columns-repeated="8"/>
          <table:table-cell table:style-name="ce2" table:formula="of:=[.B227]" office:value-type="string" office:string-value="N234">
            <text:p>N234</text:p>
          </table:table-cell>
          <table:table-cell table:style-name="ce2" table:formula="of:=[.D227]" office:value-type="string" office:string-value="X1535.8">
            <text:p>X1535.8</text:p>
          </table:table-cell>
          <table:table-cell table:style-name="ce2" table:formula="of:=[.F227]" office:value-type="string" office:string-value="Y2012.5">
            <text:p>Y2012.5</text:p>
          </table:table-cell>
        </table:table-row>
        <table:table-row table:style-name="ro1">
          <table:table-cell table:formula="of:=[.A226]+1" office:value-type="float" office:value="234">
            <text:p>234</text:p>
          </table:table-cell>
          <table:table-cell table:formula="of:=&quot;N&quot;&amp;[.A227]" office:value-type="string" office:string-value="N234">
            <text:p>N234</text:p>
          </table:table-cell>
          <table:table-cell table:formula="of:=[.C226]" office:value-type="float" office:value="1535.8">
            <text:p>1535.8</text:p>
          </table:table-cell>
          <table:table-cell table:formula="of:= &quot;X&quot;&amp; [.C227]" office:value-type="string" office:string-value="X1535.8">
            <text:p>X1535.8</text:p>
          </table:table-cell>
          <table:table-cell table:formula="of:=[.E226]+[.$J$6]" office:value-type="float" office:value="2012.5">
            <text:p>2012.5</text:p>
          </table:table-cell>
          <table:table-cell table:formula="of:=&quot;Y&quot; &amp; [.E227]" office:value-type="string" office:string-value="Y2012.5">
            <text:p>Y2012.5</text:p>
          </table:table-cell>
          <table:table-cell table:number-columns-repeated="8"/>
          <table:table-cell table:style-name="ce2" table:formula="of:=[.B228]" office:value-type="string" office:string-value="N235">
            <text:p>N235</text:p>
          </table:table-cell>
          <table:table-cell table:style-name="ce2" table:formula="of:=[.D228]" office:value-type="string" office:string-value="X1535.8">
            <text:p>X1535.8</text:p>
          </table:table-cell>
          <table:table-cell table:style-name="ce2" table:formula="of:=[.F228]" office:value-type="string" office:string-value="Y2006.75">
            <text:p>Y2006.75</text:p>
          </table:table-cell>
        </table:table-row>
        <table:table-row table:style-name="ro1">
          <table:table-cell table:formula="of:=[.A227]+1" office:value-type="float" office:value="235">
            <text:p>235</text:p>
          </table:table-cell>
          <table:table-cell table:formula="of:=&quot;N&quot;&amp;[.A228]" office:value-type="string" office:string-value="N235">
            <text:p>N235</text:p>
          </table:table-cell>
          <table:table-cell table:formula="of:=[.C227]" office:value-type="float" office:value="1535.8">
            <text:p>1535.8</text:p>
          </table:table-cell>
          <table:table-cell table:formula="of:= &quot;X&quot;&amp; [.C228]" office:value-type="string" office:string-value="X1535.8">
            <text:p>X1535.8</text:p>
          </table:table-cell>
          <table:table-cell table:formula="of:=[.E227]+[.$J$6]" office:value-type="float" office:value="2006.75">
            <text:p>2006.75</text:p>
          </table:table-cell>
          <table:table-cell table:formula="of:=&quot;Y&quot; &amp; [.E228]" office:value-type="string" office:string-value="Y2006.75">
            <text:p>Y2006.75</text:p>
          </table:table-cell>
          <table:table-cell table:number-columns-repeated="8"/>
          <table:table-cell table:style-name="ce2" table:formula="of:=[.B229]" office:value-type="string" office:string-value="N236">
            <text:p>N236</text:p>
          </table:table-cell>
          <table:table-cell table:style-name="ce2" table:formula="of:=[.D229]" office:value-type="string" office:string-value="X1535.8">
            <text:p>X1535.8</text:p>
          </table:table-cell>
          <table:table-cell table:style-name="ce2" table:formula="of:=[.F229]" office:value-type="string" office:string-value="Y2001">
            <text:p>Y2001</text:p>
          </table:table-cell>
        </table:table-row>
        <table:table-row table:style-name="ro1">
          <table:table-cell table:formula="of:=[.A228]+1" office:value-type="float" office:value="236">
            <text:p>236</text:p>
          </table:table-cell>
          <table:table-cell table:formula="of:=&quot;N&quot;&amp;[.A229]" office:value-type="string" office:string-value="N236">
            <text:p>N236</text:p>
          </table:table-cell>
          <table:table-cell table:formula="of:=[.C228]" office:value-type="float" office:value="1535.8">
            <text:p>1535.8</text:p>
          </table:table-cell>
          <table:table-cell table:formula="of:= &quot;X&quot;&amp; [.C229]" office:value-type="string" office:string-value="X1535.8">
            <text:p>X1535.8</text:p>
          </table:table-cell>
          <table:table-cell table:formula="of:=[.E228]+[.$J$6]" office:value-type="float" office:value="2001">
            <text:p>2001</text:p>
          </table:table-cell>
          <table:table-cell table:formula="of:=&quot;Y&quot; &amp; [.E229]" office:value-type="string" office:string-value="Y2001">
            <text:p>Y2001</text:p>
          </table:table-cell>
          <table:table-cell table:number-columns-repeated="8"/>
          <table:table-cell table:style-name="ce2" table:formula="of:=[.B230]" office:value-type="string" office:string-value="N237">
            <text:p>N237</text:p>
          </table:table-cell>
          <table:table-cell table:style-name="ce2" table:formula="of:=[.D230]" office:value-type="string" office:string-value="X1535.8">
            <text:p>X1535.8</text:p>
          </table:table-cell>
          <table:table-cell table:style-name="ce2" table:formula="of:=[.F230]" office:value-type="string" office:string-value="Y1995.25">
            <text:p>Y1995.25</text:p>
          </table:table-cell>
        </table:table-row>
        <table:table-row table:style-name="ro1">
          <table:table-cell table:formula="of:=[.A229]+1" office:value-type="float" office:value="237">
            <text:p>237</text:p>
          </table:table-cell>
          <table:table-cell table:formula="of:=&quot;N&quot;&amp;[.A230]" office:value-type="string" office:string-value="N237">
            <text:p>N237</text:p>
          </table:table-cell>
          <table:table-cell table:formula="of:=[.C229]" office:value-type="float" office:value="1535.8">
            <text:p>1535.8</text:p>
          </table:table-cell>
          <table:table-cell table:formula="of:= &quot;X&quot;&amp; [.C230]" office:value-type="string" office:string-value="X1535.8">
            <text:p>X1535.8</text:p>
          </table:table-cell>
          <table:table-cell table:formula="of:=[.E229]+[.$J$6]" office:value-type="float" office:value="1995.25">
            <text:p>1995.25</text:p>
          </table:table-cell>
          <table:table-cell table:formula="of:=&quot;Y&quot; &amp; [.E230]" office:value-type="string" office:string-value="Y1995.25">
            <text:p>Y1995.25</text:p>
          </table:table-cell>
          <table:table-cell table:number-columns-repeated="8"/>
          <table:table-cell table:style-name="ce2" table:formula="of:=[.B231]" office:value-type="string" office:string-value="N238">
            <text:p>N238</text:p>
          </table:table-cell>
          <table:table-cell table:style-name="ce2" table:formula="of:=[.D231]" office:value-type="string" office:string-value="X1535.8">
            <text:p>X1535.8</text:p>
          </table:table-cell>
          <table:table-cell table:style-name="ce2" table:formula="of:=[.F231]" office:value-type="string" office:string-value="Y1989.5">
            <text:p>Y1989.5</text:p>
          </table:table-cell>
        </table:table-row>
        <table:table-row table:style-name="ro1">
          <table:table-cell table:formula="of:=[.A230]+1" office:value-type="float" office:value="238">
            <text:p>238</text:p>
          </table:table-cell>
          <table:table-cell table:formula="of:=&quot;N&quot;&amp;[.A231]" office:value-type="string" office:string-value="N238">
            <text:p>N238</text:p>
          </table:table-cell>
          <table:table-cell table:formula="of:=[.C230]" office:value-type="float" office:value="1535.8">
            <text:p>1535.8</text:p>
          </table:table-cell>
          <table:table-cell table:formula="of:= &quot;X&quot;&amp; [.C231]" office:value-type="string" office:string-value="X1535.8">
            <text:p>X1535.8</text:p>
          </table:table-cell>
          <table:table-cell table:formula="of:=[.E230]+[.$J$6]" office:value-type="float" office:value="1989.5">
            <text:p>1989.5</text:p>
          </table:table-cell>
          <table:table-cell table:formula="of:=&quot;Y&quot; &amp; [.E231]" office:value-type="string" office:string-value="Y1989.5">
            <text:p>Y1989.5</text:p>
          </table:table-cell>
          <table:table-cell table:number-columns-repeated="8"/>
          <table:table-cell table:style-name="ce2" table:formula="of:=[.B232]" office:value-type="string" office:string-value="N239">
            <text:p>N239</text:p>
          </table:table-cell>
          <table:table-cell table:style-name="ce2" table:formula="of:=[.D232]" office:value-type="string" office:string-value="X1535.8">
            <text:p>X1535.8</text:p>
          </table:table-cell>
          <table:table-cell table:style-name="ce2" table:formula="of:=[.F232]" office:value-type="string" office:string-value="Y1983.75">
            <text:p>Y1983.75</text:p>
          </table:table-cell>
        </table:table-row>
        <table:table-row table:style-name="ro1">
          <table:table-cell table:formula="of:=[.A231]+1" office:value-type="float" office:value="239">
            <text:p>239</text:p>
          </table:table-cell>
          <table:table-cell table:formula="of:=&quot;N&quot;&amp;[.A232]" office:value-type="string" office:string-value="N239">
            <text:p>N239</text:p>
          </table:table-cell>
          <table:table-cell table:formula="of:=[.C231]" office:value-type="float" office:value="1535.8">
            <text:p>1535.8</text:p>
          </table:table-cell>
          <table:table-cell table:formula="of:= &quot;X&quot;&amp; [.C232]" office:value-type="string" office:string-value="X1535.8">
            <text:p>X1535.8</text:p>
          </table:table-cell>
          <table:table-cell table:formula="of:=[.E231]+[.$J$6]" office:value-type="float" office:value="1983.75">
            <text:p>1983.75</text:p>
          </table:table-cell>
          <table:table-cell table:formula="of:=&quot;Y&quot; &amp; [.E232]" office:value-type="string" office:string-value="Y1983.75">
            <text:p>Y1983.75</text:p>
          </table:table-cell>
          <table:table-cell table:number-columns-repeated="8"/>
          <table:table-cell table:style-name="ce2" table:formula="of:=[.B233]" office:value-type="string" office:string-value="N240">
            <text:p>N240</text:p>
          </table:table-cell>
          <table:table-cell table:style-name="ce2" table:formula="of:=[.D233]" office:value-type="string" office:string-value="X1535.8">
            <text:p>X1535.8</text:p>
          </table:table-cell>
          <table:table-cell table:style-name="ce2" table:formula="of:=[.F233]" office:value-type="string" office:string-value="Y1978">
            <text:p>Y1978</text:p>
          </table:table-cell>
        </table:table-row>
        <table:table-row table:style-name="ro1">
          <table:table-cell table:formula="of:=[.A232]+1" office:value-type="float" office:value="240">
            <text:p>240</text:p>
          </table:table-cell>
          <table:table-cell table:formula="of:=&quot;N&quot;&amp;[.A233]" office:value-type="string" office:string-value="N240">
            <text:p>N240</text:p>
          </table:table-cell>
          <table:table-cell table:formula="of:=[.C232]" office:value-type="float" office:value="1535.8">
            <text:p>1535.8</text:p>
          </table:table-cell>
          <table:table-cell table:formula="of:= &quot;X&quot;&amp; [.C233]" office:value-type="string" office:string-value="X1535.8">
            <text:p>X1535.8</text:p>
          </table:table-cell>
          <table:table-cell table:formula="of:=[.E232]+[.$J$6]" office:value-type="float" office:value="1978">
            <text:p>1978</text:p>
          </table:table-cell>
          <table:table-cell table:formula="of:=&quot;Y&quot; &amp; [.E233]" office:value-type="string" office:string-value="Y1978">
            <text:p>Y1978</text:p>
          </table:table-cell>
          <table:table-cell table:number-columns-repeated="8"/>
          <table:table-cell table:style-name="ce2" table:formula="of:=[.B234]" office:value-type="string" office:string-value="N241">
            <text:p>N241</text:p>
          </table:table-cell>
          <table:table-cell table:style-name="ce2" table:formula="of:=[.D234]" office:value-type="string" office:string-value="X1535.8">
            <text:p>X1535.8</text:p>
          </table:table-cell>
          <table:table-cell table:style-name="ce2" table:formula="of:=[.F234]" office:value-type="string" office:string-value="Y1972.25">
            <text:p>Y1972.25</text:p>
          </table:table-cell>
        </table:table-row>
        <table:table-row table:style-name="ro1">
          <table:table-cell table:formula="of:=[.A233]+1" office:value-type="float" office:value="241">
            <text:p>241</text:p>
          </table:table-cell>
          <table:table-cell table:formula="of:=&quot;N&quot;&amp;[.A234]" office:value-type="string" office:string-value="N241">
            <text:p>N241</text:p>
          </table:table-cell>
          <table:table-cell table:formula="of:=[.C233]" office:value-type="float" office:value="1535.8">
            <text:p>1535.8</text:p>
          </table:table-cell>
          <table:table-cell table:formula="of:= &quot;X&quot;&amp; [.C234]" office:value-type="string" office:string-value="X1535.8">
            <text:p>X1535.8</text:p>
          </table:table-cell>
          <table:table-cell table:formula="of:=[.E233]+[.$J$6]" office:value-type="float" office:value="1972.25">
            <text:p>1972.25</text:p>
          </table:table-cell>
          <table:table-cell table:formula="of:=&quot;Y&quot; &amp; [.E234]" office:value-type="string" office:string-value="Y1972.25">
            <text:p>Y1972.25</text:p>
          </table:table-cell>
          <table:table-cell table:number-columns-repeated="8"/>
          <table:table-cell table:style-name="ce2" table:formula="of:=[.B235]" office:value-type="string" office:string-value="N242">
            <text:p>N242</text:p>
          </table:table-cell>
          <table:table-cell table:style-name="ce2" table:formula="of:=[.D235]" office:value-type="string" office:string-value="X1535.8">
            <text:p>X1535.8</text:p>
          </table:table-cell>
          <table:table-cell table:style-name="ce2" table:formula="of:=[.F235]" office:value-type="string" office:string-value="Y1966.5">
            <text:p>Y1966.5</text:p>
          </table:table-cell>
        </table:table-row>
        <table:table-row table:style-name="ro1">
          <table:table-cell table:formula="of:=[.A234]+1" office:value-type="float" office:value="242">
            <text:p>242</text:p>
          </table:table-cell>
          <table:table-cell table:formula="of:=&quot;N&quot;&amp;[.A235]" office:value-type="string" office:string-value="N242">
            <text:p>N242</text:p>
          </table:table-cell>
          <table:table-cell table:formula="of:=[.C234]" office:value-type="float" office:value="1535.8">
            <text:p>1535.8</text:p>
          </table:table-cell>
          <table:table-cell table:formula="of:= &quot;X&quot;&amp; [.C235]" office:value-type="string" office:string-value="X1535.8">
            <text:p>X1535.8</text:p>
          </table:table-cell>
          <table:table-cell table:formula="of:=[.E234]+[.$J$6]" office:value-type="float" office:value="1966.5">
            <text:p>1966.5</text:p>
          </table:table-cell>
          <table:table-cell table:formula="of:=&quot;Y&quot; &amp; [.E235]" office:value-type="string" office:string-value="Y1966.5">
            <text:p>Y1966.5</text:p>
          </table:table-cell>
          <table:table-cell table:number-columns-repeated="8"/>
          <table:table-cell table:style-name="ce2" table:formula="of:=[.B236]" office:value-type="string" office:string-value="N243">
            <text:p>N243</text:p>
          </table:table-cell>
          <table:table-cell table:style-name="ce2" table:formula="of:=[.D236]" office:value-type="string" office:string-value="X1535.8">
            <text:p>X1535.8</text:p>
          </table:table-cell>
          <table:table-cell table:style-name="ce2" table:formula="of:=[.F236]" office:value-type="string" office:string-value="Y1960.75">
            <text:p>Y1960.75</text:p>
          </table:table-cell>
        </table:table-row>
        <table:table-row table:style-name="ro1">
          <table:table-cell table:formula="of:=[.A235]+1" office:value-type="float" office:value="243">
            <text:p>243</text:p>
          </table:table-cell>
          <table:table-cell table:formula="of:=&quot;N&quot;&amp;[.A236]" office:value-type="string" office:string-value="N243">
            <text:p>N243</text:p>
          </table:table-cell>
          <table:table-cell table:formula="of:=[.C235]" office:value-type="float" office:value="1535.8">
            <text:p>1535.8</text:p>
          </table:table-cell>
          <table:table-cell table:formula="of:= &quot;X&quot;&amp; [.C236]" office:value-type="string" office:string-value="X1535.8">
            <text:p>X1535.8</text:p>
          </table:table-cell>
          <table:table-cell table:formula="of:=[.E235]+[.$J$6]" office:value-type="float" office:value="1960.75">
            <text:p>1960.75</text:p>
          </table:table-cell>
          <table:table-cell table:formula="of:=&quot;Y&quot; &amp; [.E236]" office:value-type="string" office:string-value="Y1960.75">
            <text:p>Y1960.75</text:p>
          </table:table-cell>
          <table:table-cell table:number-columns-repeated="8"/>
          <table:table-cell table:style-name="ce2" table:formula="of:=[.B237]" office:value-type="string" office:string-value="N244">
            <text:p>N244</text:p>
          </table:table-cell>
          <table:table-cell table:style-name="ce2" table:formula="of:=[.D237]" office:value-type="string" office:string-value="X1535.8">
            <text:p>X1535.8</text:p>
          </table:table-cell>
          <table:table-cell table:style-name="ce2" table:formula="of:=[.F237]" office:value-type="string" office:string-value="Y1955">
            <text:p>Y1955</text:p>
          </table:table-cell>
        </table:table-row>
        <table:table-row table:style-name="ro1">
          <table:table-cell table:formula="of:=[.A236]+1" office:value-type="float" office:value="244">
            <text:p>244</text:p>
          </table:table-cell>
          <table:table-cell table:formula="of:=&quot;N&quot;&amp;[.A237]" office:value-type="string" office:string-value="N244">
            <text:p>N244</text:p>
          </table:table-cell>
          <table:table-cell table:formula="of:=[.C236]" office:value-type="float" office:value="1535.8">
            <text:p>1535.8</text:p>
          </table:table-cell>
          <table:table-cell table:formula="of:= &quot;X&quot;&amp; [.C237]" office:value-type="string" office:string-value="X1535.8">
            <text:p>X1535.8</text:p>
          </table:table-cell>
          <table:table-cell table:formula="of:=[.E236]+[.$J$6]" office:value-type="float" office:value="1955">
            <text:p>1955</text:p>
          </table:table-cell>
          <table:table-cell table:formula="of:=&quot;Y&quot; &amp; [.E237]" office:value-type="string" office:string-value="Y1955">
            <text:p>Y1955</text:p>
          </table:table-cell>
          <table:table-cell table:number-columns-repeated="8"/>
          <table:table-cell table:style-name="ce2" table:formula="of:=[.B238]" office:value-type="string" office:string-value="N245">
            <text:p>N245</text:p>
          </table:table-cell>
          <table:table-cell table:style-name="ce2" table:formula="of:=[.D238]" office:value-type="string" office:string-value="X1535.8">
            <text:p>X1535.8</text:p>
          </table:table-cell>
          <table:table-cell table:style-name="ce2" table:formula="of:=[.F238]" office:value-type="string" office:string-value="Y1949.25">
            <text:p>Y1949.25</text:p>
          </table:table-cell>
        </table:table-row>
        <table:table-row table:style-name="ro1">
          <table:table-cell table:formula="of:=[.A237]+1" office:value-type="float" office:value="245">
            <text:p>245</text:p>
          </table:table-cell>
          <table:table-cell table:formula="of:=&quot;N&quot;&amp;[.A238]" office:value-type="string" office:string-value="N245">
            <text:p>N245</text:p>
          </table:table-cell>
          <table:table-cell table:formula="of:=[.C237]" office:value-type="float" office:value="1535.8">
            <text:p>1535.8</text:p>
          </table:table-cell>
          <table:table-cell table:formula="of:= &quot;X&quot;&amp; [.C238]" office:value-type="string" office:string-value="X1535.8">
            <text:p>X1535.8</text:p>
          </table:table-cell>
          <table:table-cell table:formula="of:=[.E237]+[.$J$6]" office:value-type="float" office:value="1949.25">
            <text:p>1949.25</text:p>
          </table:table-cell>
          <table:table-cell table:formula="of:=&quot;Y&quot; &amp; [.E238]" office:value-type="string" office:string-value="Y1949.25">
            <text:p>Y1949.25</text:p>
          </table:table-cell>
          <table:table-cell table:number-columns-repeated="8"/>
          <table:table-cell table:style-name="ce2" table:formula="of:=[.B239]" office:value-type="string" office:string-value="N246">
            <text:p>N246</text:p>
          </table:table-cell>
          <table:table-cell table:style-name="ce2" table:formula="of:=[.D239]" office:value-type="string" office:string-value="X1535.8">
            <text:p>X1535.8</text:p>
          </table:table-cell>
          <table:table-cell table:style-name="ce2" table:formula="of:=[.F239]" office:value-type="string" office:string-value="Y1943.5">
            <text:p>Y1943.5</text:p>
          </table:table-cell>
        </table:table-row>
        <table:table-row table:style-name="ro1">
          <table:table-cell table:formula="of:=[.A238]+1" office:value-type="float" office:value="246">
            <text:p>246</text:p>
          </table:table-cell>
          <table:table-cell table:formula="of:=&quot;N&quot;&amp;[.A239]" office:value-type="string" office:string-value="N246">
            <text:p>N246</text:p>
          </table:table-cell>
          <table:table-cell table:formula="of:=[.C238]" office:value-type="float" office:value="1535.8">
            <text:p>1535.8</text:p>
          </table:table-cell>
          <table:table-cell table:formula="of:= &quot;X&quot;&amp; [.C239]" office:value-type="string" office:string-value="X1535.8">
            <text:p>X1535.8</text:p>
          </table:table-cell>
          <table:table-cell table:formula="of:=[.E238]+[.$J$6]" office:value-type="float" office:value="1943.5">
            <text:p>1943.5</text:p>
          </table:table-cell>
          <table:table-cell table:formula="of:=&quot;Y&quot; &amp; [.E239]" office:value-type="string" office:string-value="Y1943.5">
            <text:p>Y1943.5</text:p>
          </table:table-cell>
          <table:table-cell table:number-columns-repeated="8"/>
          <table:table-cell table:style-name="ce2" table:formula="of:=[.B240]" office:value-type="string" office:string-value="N247">
            <text:p>N247</text:p>
          </table:table-cell>
          <table:table-cell table:style-name="ce2" table:formula="of:=[.D240]" office:value-type="string" office:string-value="X1535.8">
            <text:p>X1535.8</text:p>
          </table:table-cell>
          <table:table-cell table:style-name="ce2" table:formula="of:=[.F240]" office:value-type="string" office:string-value="Y1937.75">
            <text:p>Y1937.75</text:p>
          </table:table-cell>
        </table:table-row>
        <table:table-row table:style-name="ro1">
          <table:table-cell table:formula="of:=[.A239]+1" office:value-type="float" office:value="247">
            <text:p>247</text:p>
          </table:table-cell>
          <table:table-cell table:formula="of:=&quot;N&quot;&amp;[.A240]" office:value-type="string" office:string-value="N247">
            <text:p>N247</text:p>
          </table:table-cell>
          <table:table-cell table:formula="of:=[.C239]" office:value-type="float" office:value="1535.8">
            <text:p>1535.8</text:p>
          </table:table-cell>
          <table:table-cell table:formula="of:= &quot;X&quot;&amp; [.C240]" office:value-type="string" office:string-value="X1535.8">
            <text:p>X1535.8</text:p>
          </table:table-cell>
          <table:table-cell table:formula="of:=[.E239]+[.$J$6]" office:value-type="float" office:value="1937.75">
            <text:p>1937.75</text:p>
          </table:table-cell>
          <table:table-cell table:formula="of:=&quot;Y&quot; &amp; [.E240]" office:value-type="string" office:string-value="Y1937.75">
            <text:p>Y1937.75</text:p>
          </table:table-cell>
          <table:table-cell table:number-columns-repeated="8"/>
          <table:table-cell table:style-name="ce2" table:formula="of:=[.B241]" office:value-type="string" office:string-value="N248">
            <text:p>N248</text:p>
          </table:table-cell>
          <table:table-cell table:style-name="ce2" table:formula="of:=[.D241]" office:value-type="string" office:string-value="X1535.8">
            <text:p>X1535.8</text:p>
          </table:table-cell>
          <table:table-cell table:style-name="ce2" table:formula="of:=[.F241]" office:value-type="string" office:string-value="Y1932">
            <text:p>Y1932</text:p>
          </table:table-cell>
        </table:table-row>
        <table:table-row table:style-name="ro1">
          <table:table-cell table:formula="of:=[.A240]+1" office:value-type="float" office:value="248">
            <text:p>248</text:p>
          </table:table-cell>
          <table:table-cell table:formula="of:=&quot;N&quot;&amp;[.A241]" office:value-type="string" office:string-value="N248">
            <text:p>N248</text:p>
          </table:table-cell>
          <table:table-cell table:formula="of:=[.C240]" office:value-type="float" office:value="1535.8">
            <text:p>1535.8</text:p>
          </table:table-cell>
          <table:table-cell table:formula="of:= &quot;X&quot;&amp; [.C241]" office:value-type="string" office:string-value="X1535.8">
            <text:p>X1535.8</text:p>
          </table:table-cell>
          <table:table-cell table:formula="of:=[.E240]+[.$J$6]" office:value-type="float" office:value="1932">
            <text:p>1932</text:p>
          </table:table-cell>
          <table:table-cell table:formula="of:=&quot;Y&quot; &amp; [.E241]" office:value-type="string" office:string-value="Y1932">
            <text:p>Y1932</text:p>
          </table:table-cell>
          <table:table-cell table:number-columns-repeated="8"/>
          <table:table-cell table:style-name="ce2" table:formula="of:=[.B242]" office:value-type="string" office:string-value="N249">
            <text:p>N249</text:p>
          </table:table-cell>
          <table:table-cell table:style-name="ce2" table:formula="of:=[.D242]" office:value-type="string" office:string-value="X1535.8">
            <text:p>X1535.8</text:p>
          </table:table-cell>
          <table:table-cell table:style-name="ce2" table:formula="of:=[.F242]" office:value-type="string" office:string-value="Y1926.25">
            <text:p>Y1926.25</text:p>
          </table:table-cell>
        </table:table-row>
        <table:table-row table:style-name="ro1">
          <table:table-cell table:formula="of:=[.A241]+1" office:value-type="float" office:value="249">
            <text:p>249</text:p>
          </table:table-cell>
          <table:table-cell table:formula="of:=&quot;N&quot;&amp;[.A242]" office:value-type="string" office:string-value="N249">
            <text:p>N249</text:p>
          </table:table-cell>
          <table:table-cell table:formula="of:=[.C241]" office:value-type="float" office:value="1535.8">
            <text:p>1535.8</text:p>
          </table:table-cell>
          <table:table-cell table:formula="of:= &quot;X&quot;&amp; [.C242]" office:value-type="string" office:string-value="X1535.8">
            <text:p>X1535.8</text:p>
          </table:table-cell>
          <table:table-cell table:formula="of:=[.E241]+[.$J$6]" office:value-type="float" office:value="1926.25">
            <text:p>1926.25</text:p>
          </table:table-cell>
          <table:table-cell table:formula="of:=&quot;Y&quot; &amp; [.E242]" office:value-type="string" office:string-value="Y1926.25">
            <text:p>Y1926.25</text:p>
          </table:table-cell>
          <table:table-cell table:number-columns-repeated="8"/>
          <table:table-cell table:style-name="ce2" table:formula="of:=[.B243]" office:value-type="string" office:string-value="N250">
            <text:p>N250</text:p>
          </table:table-cell>
          <table:table-cell table:style-name="ce2" table:formula="of:=[.D243]" office:value-type="string" office:string-value="X1535.8">
            <text:p>X1535.8</text:p>
          </table:table-cell>
          <table:table-cell table:style-name="ce2" table:formula="of:=[.F243]" office:value-type="string" office:string-value="Y1920.5">
            <text:p>Y1920.5</text:p>
          </table:table-cell>
        </table:table-row>
        <table:table-row table:style-name="ro1">
          <table:table-cell table:formula="of:=[.A242]+1" office:value-type="float" office:value="250">
            <text:p>250</text:p>
          </table:table-cell>
          <table:table-cell table:formula="of:=&quot;N&quot;&amp;[.A243]" office:value-type="string" office:string-value="N250">
            <text:p>N250</text:p>
          </table:table-cell>
          <table:table-cell table:formula="of:=[.C242]" office:value-type="float" office:value="1535.8">
            <text:p>1535.8</text:p>
          </table:table-cell>
          <table:table-cell table:formula="of:= &quot;X&quot;&amp; [.C243]" office:value-type="string" office:string-value="X1535.8">
            <text:p>X1535.8</text:p>
          </table:table-cell>
          <table:table-cell table:formula="of:=[.E242]+[.$J$6]" office:value-type="float" office:value="1920.5">
            <text:p>1920.5</text:p>
          </table:table-cell>
          <table:table-cell table:formula="of:=&quot;Y&quot; &amp; [.E243]" office:value-type="string" office:string-value="Y1920.5">
            <text:p>Y1920.5</text:p>
          </table:table-cell>
          <table:table-cell table:number-columns-repeated="8"/>
          <table:table-cell table:style-name="ce2" table:formula="of:=[.B244]" office:value-type="string" office:string-value="N251">
            <text:p>N251</text:p>
          </table:table-cell>
          <table:table-cell table:style-name="ce2" table:formula="of:=[.D244]" office:value-type="string" office:string-value="X1535.8">
            <text:p>X1535.8</text:p>
          </table:table-cell>
          <table:table-cell table:style-name="ce2" table:formula="of:=[.F244]" office:value-type="string" office:string-value="Y1914.75">
            <text:p>Y1914.75</text:p>
          </table:table-cell>
        </table:table-row>
        <table:table-row table:style-name="ro1">
          <table:table-cell table:formula="of:=[.A243]+1" office:value-type="float" office:value="251">
            <text:p>251</text:p>
          </table:table-cell>
          <table:table-cell table:formula="of:=&quot;N&quot;&amp;[.A244]" office:value-type="string" office:string-value="N251">
            <text:p>N251</text:p>
          </table:table-cell>
          <table:table-cell table:formula="of:=[.C243]" office:value-type="float" office:value="1535.8">
            <text:p>1535.8</text:p>
          </table:table-cell>
          <table:table-cell table:formula="of:= &quot;X&quot;&amp; [.C244]" office:value-type="string" office:string-value="X1535.8">
            <text:p>X1535.8</text:p>
          </table:table-cell>
          <table:table-cell table:formula="of:=[.E243]+[.$J$6]" office:value-type="float" office:value="1914.75">
            <text:p>1914.75</text:p>
          </table:table-cell>
          <table:table-cell table:formula="of:=&quot;Y&quot; &amp; [.E244]" office:value-type="string" office:string-value="Y1914.75">
            <text:p>Y1914.75</text:p>
          </table:table-cell>
          <table:table-cell table:number-columns-repeated="8"/>
          <table:table-cell table:style-name="ce2" table:formula="of:=[.B245]" office:value-type="string" office:string-value="N252">
            <text:p>N252</text:p>
          </table:table-cell>
          <table:table-cell table:style-name="ce2" table:formula="of:=[.D245]" office:value-type="string" office:string-value="X1535.8">
            <text:p>X1535.8</text:p>
          </table:table-cell>
          <table:table-cell table:style-name="ce2" table:formula="of:=[.F245]" office:value-type="string" office:string-value="Y1909">
            <text:p>Y1909</text:p>
          </table:table-cell>
        </table:table-row>
        <table:table-row table:style-name="ro1">
          <table:table-cell table:formula="of:=[.A244]+1" office:value-type="float" office:value="252">
            <text:p>252</text:p>
          </table:table-cell>
          <table:table-cell table:formula="of:=&quot;N&quot;&amp;[.A245]" office:value-type="string" office:string-value="N252">
            <text:p>N252</text:p>
          </table:table-cell>
          <table:table-cell table:formula="of:=[.C244]" office:value-type="float" office:value="1535.8">
            <text:p>1535.8</text:p>
          </table:table-cell>
          <table:table-cell table:formula="of:= &quot;X&quot;&amp; [.C245]" office:value-type="string" office:string-value="X1535.8">
            <text:p>X1535.8</text:p>
          </table:table-cell>
          <table:table-cell table:formula="of:=[.E244]+[.$J$6]" office:value-type="float" office:value="1909">
            <text:p>1909</text:p>
          </table:table-cell>
          <table:table-cell table:formula="of:=&quot;Y&quot; &amp; [.E245]" office:value-type="string" office:string-value="Y1909">
            <text:p>Y1909</text:p>
          </table:table-cell>
          <table:table-cell table:number-columns-repeated="8"/>
          <table:table-cell table:style-name="ce2" table:formula="of:=[.B246]" office:value-type="string" office:string-value="N253">
            <text:p>N253</text:p>
          </table:table-cell>
          <table:table-cell table:style-name="ce2" table:formula="of:=[.D246]" office:value-type="string" office:string-value="X1535.8">
            <text:p>X1535.8</text:p>
          </table:table-cell>
          <table:table-cell table:style-name="ce2" table:formula="of:=[.F246]" office:value-type="string" office:string-value="Y1903.25">
            <text:p>Y1903.25</text:p>
          </table:table-cell>
        </table:table-row>
        <table:table-row table:style-name="ro1">
          <table:table-cell table:formula="of:=[.A245]+1" office:value-type="float" office:value="253">
            <text:p>253</text:p>
          </table:table-cell>
          <table:table-cell table:formula="of:=&quot;N&quot;&amp;[.A246]" office:value-type="string" office:string-value="N253">
            <text:p>N253</text:p>
          </table:table-cell>
          <table:table-cell table:formula="of:=[.C245]" office:value-type="float" office:value="1535.8">
            <text:p>1535.8</text:p>
          </table:table-cell>
          <table:table-cell table:formula="of:= &quot;X&quot;&amp; [.C246]" office:value-type="string" office:string-value="X1535.8">
            <text:p>X1535.8</text:p>
          </table:table-cell>
          <table:table-cell table:formula="of:=[.E245]+[.$J$6]" office:value-type="float" office:value="1903.25">
            <text:p>1903.25</text:p>
          </table:table-cell>
          <table:table-cell table:formula="of:=&quot;Y&quot; &amp; [.E246]" office:value-type="string" office:string-value="Y1903.25">
            <text:p>Y1903.25</text:p>
          </table:table-cell>
          <table:table-cell table:number-columns-repeated="8"/>
          <table:table-cell table:style-name="ce2" table:formula="of:=[.B247]" office:value-type="string" office:string-value="N254">
            <text:p>N254</text:p>
          </table:table-cell>
          <table:table-cell table:style-name="ce2" table:formula="of:=[.D247]" office:value-type="string" office:string-value="X1535.8">
            <text:p>X1535.8</text:p>
          </table:table-cell>
          <table:table-cell table:style-name="ce2" table:formula="of:=[.F247]" office:value-type="string" office:string-value="Y1897.5">
            <text:p>Y1897.5</text:p>
          </table:table-cell>
        </table:table-row>
        <table:table-row table:style-name="ro1">
          <table:table-cell table:formula="of:=[.A246]+1" office:value-type="float" office:value="254">
            <text:p>254</text:p>
          </table:table-cell>
          <table:table-cell table:formula="of:=&quot;N&quot;&amp;[.A247]" office:value-type="string" office:string-value="N254">
            <text:p>N254</text:p>
          </table:table-cell>
          <table:table-cell table:formula="of:=[.C246]" office:value-type="float" office:value="1535.8">
            <text:p>1535.8</text:p>
          </table:table-cell>
          <table:table-cell table:formula="of:= &quot;X&quot;&amp; [.C247]" office:value-type="string" office:string-value="X1535.8">
            <text:p>X1535.8</text:p>
          </table:table-cell>
          <table:table-cell table:formula="of:=[.E246]+[.$J$6]" office:value-type="float" office:value="1897.5">
            <text:p>1897.5</text:p>
          </table:table-cell>
          <table:table-cell table:formula="of:=&quot;Y&quot; &amp; [.E247]" office:value-type="string" office:string-value="Y1897.5">
            <text:p>Y1897.5</text:p>
          </table:table-cell>
          <table:table-cell table:number-columns-repeated="8"/>
          <table:table-cell table:style-name="ce2" table:formula="of:=[.B248]" office:value-type="string" office:string-value="N255">
            <text:p>N255</text:p>
          </table:table-cell>
          <table:table-cell table:style-name="ce2" table:formula="of:=[.D248]" office:value-type="string" office:string-value="X1535.8">
            <text:p>X1535.8</text:p>
          </table:table-cell>
          <table:table-cell table:style-name="ce2" table:formula="of:=[.F248]" office:value-type="string" office:string-value="Y1891.75">
            <text:p>Y1891.75</text:p>
          </table:table-cell>
        </table:table-row>
        <table:table-row table:style-name="ro1">
          <table:table-cell table:formula="of:=[.A247]+1" office:value-type="float" office:value="255">
            <text:p>255</text:p>
          </table:table-cell>
          <table:table-cell table:formula="of:=&quot;N&quot;&amp;[.A248]" office:value-type="string" office:string-value="N255">
            <text:p>N255</text:p>
          </table:table-cell>
          <table:table-cell table:formula="of:=[.C247]" office:value-type="float" office:value="1535.8">
            <text:p>1535.8</text:p>
          </table:table-cell>
          <table:table-cell table:formula="of:= &quot;X&quot;&amp; [.C248]" office:value-type="string" office:string-value="X1535.8">
            <text:p>X1535.8</text:p>
          </table:table-cell>
          <table:table-cell table:formula="of:=[.E247]+[.$J$6]" office:value-type="float" office:value="1891.75">
            <text:p>1891.75</text:p>
          </table:table-cell>
          <table:table-cell table:formula="of:=&quot;Y&quot; &amp; [.E248]" office:value-type="string" office:string-value="Y1891.75">
            <text:p>Y1891.75</text:p>
          </table:table-cell>
          <table:table-cell table:number-columns-repeated="8"/>
          <table:table-cell table:style-name="ce2" table:formula="of:=[.B249]" office:value-type="string" office:string-value="N256">
            <text:p>N256</text:p>
          </table:table-cell>
          <table:table-cell table:style-name="ce2" table:formula="of:=[.D249]" office:value-type="string" office:string-value="X1535.8">
            <text:p>X1535.8</text:p>
          </table:table-cell>
          <table:table-cell table:style-name="ce2" table:formula="of:=[.F249]" office:value-type="string" office:string-value="Y1886">
            <text:p>Y1886</text:p>
          </table:table-cell>
        </table:table-row>
        <table:table-row table:style-name="ro1">
          <table:table-cell table:formula="of:=[.A248]+1" office:value-type="float" office:value="256">
            <text:p>256</text:p>
          </table:table-cell>
          <table:table-cell table:formula="of:=&quot;N&quot;&amp;[.A249]" office:value-type="string" office:string-value="N256">
            <text:p>N256</text:p>
          </table:table-cell>
          <table:table-cell table:formula="of:=[.C248]" office:value-type="float" office:value="1535.8">
            <text:p>1535.8</text:p>
          </table:table-cell>
          <table:table-cell table:formula="of:= &quot;X&quot;&amp; [.C249]" office:value-type="string" office:string-value="X1535.8">
            <text:p>X1535.8</text:p>
          </table:table-cell>
          <table:table-cell table:formula="of:=[.E248]+[.$J$6]" office:value-type="float" office:value="1886">
            <text:p>1886</text:p>
          </table:table-cell>
          <table:table-cell table:formula="of:=&quot;Y&quot; &amp; [.E249]" office:value-type="string" office:string-value="Y1886">
            <text:p>Y1886</text:p>
          </table:table-cell>
          <table:table-cell table:number-columns-repeated="8"/>
          <table:table-cell table:style-name="ce2" table:formula="of:=[.B250]" office:value-type="string" office:string-value="N257">
            <text:p>N257</text:p>
          </table:table-cell>
          <table:table-cell table:style-name="ce2" table:formula="of:=[.D250]" office:value-type="string" office:string-value="X1535.8">
            <text:p>X1535.8</text:p>
          </table:table-cell>
          <table:table-cell table:style-name="ce2" table:formula="of:=[.F250]" office:value-type="string" office:string-value="Y1880.25">
            <text:p>Y1880.25</text:p>
          </table:table-cell>
        </table:table-row>
        <table:table-row table:style-name="ro1">
          <table:table-cell table:formula="of:=[.A249]+1" office:value-type="float" office:value="257">
            <text:p>257</text:p>
          </table:table-cell>
          <table:table-cell table:formula="of:=&quot;N&quot;&amp;[.A250]" office:value-type="string" office:string-value="N257">
            <text:p>N257</text:p>
          </table:table-cell>
          <table:table-cell table:formula="of:=[.C249]" office:value-type="float" office:value="1535.8">
            <text:p>1535.8</text:p>
          </table:table-cell>
          <table:table-cell table:formula="of:= &quot;X&quot;&amp; [.C250]" office:value-type="string" office:string-value="X1535.8">
            <text:p>X1535.8</text:p>
          </table:table-cell>
          <table:table-cell table:formula="of:=[.E249]+[.$J$6]" office:value-type="float" office:value="1880.25">
            <text:p>1880.25</text:p>
          </table:table-cell>
          <table:table-cell table:formula="of:=&quot;Y&quot; &amp; [.E250]" office:value-type="string" office:string-value="Y1880.25">
            <text:p>Y1880.25</text:p>
          </table:table-cell>
          <table:table-cell table:number-columns-repeated="8"/>
          <table:table-cell table:style-name="ce2" table:formula="of:=[.B251]" office:value-type="string" office:string-value="N258">
            <text:p>N258</text:p>
          </table:table-cell>
          <table:table-cell table:style-name="ce2" table:formula="of:=[.D251]" office:value-type="string" office:string-value="X1535.8">
            <text:p>X1535.8</text:p>
          </table:table-cell>
          <table:table-cell table:style-name="ce2" table:formula="of:=[.F251]" office:value-type="string" office:string-value="Y1874.5">
            <text:p>Y1874.5</text:p>
          </table:table-cell>
        </table:table-row>
        <table:table-row table:style-name="ro1">
          <table:table-cell table:formula="of:=[.A250]+1" office:value-type="float" office:value="258">
            <text:p>258</text:p>
          </table:table-cell>
          <table:table-cell table:formula="of:=&quot;N&quot;&amp;[.A251]" office:value-type="string" office:string-value="N258">
            <text:p>N258</text:p>
          </table:table-cell>
          <table:table-cell table:formula="of:=[.C250]" office:value-type="float" office:value="1535.8">
            <text:p>1535.8</text:p>
          </table:table-cell>
          <table:table-cell table:formula="of:= &quot;X&quot;&amp; [.C251]" office:value-type="string" office:string-value="X1535.8">
            <text:p>X1535.8</text:p>
          </table:table-cell>
          <table:table-cell table:formula="of:=[.E250]+[.$J$6]" office:value-type="float" office:value="1874.5">
            <text:p>1874.5</text:p>
          </table:table-cell>
          <table:table-cell table:formula="of:=&quot;Y&quot; &amp; [.E251]" office:value-type="string" office:string-value="Y1874.5">
            <text:p>Y1874.5</text:p>
          </table:table-cell>
          <table:table-cell table:number-columns-repeated="8"/>
          <table:table-cell table:style-name="ce2" table:formula="of:=[.B252]" office:value-type="string" office:string-value="N259">
            <text:p>N259</text:p>
          </table:table-cell>
          <table:table-cell table:style-name="ce2" table:formula="of:=[.D252]" office:value-type="string" office:string-value="X1535.8">
            <text:p>X1535.8</text:p>
          </table:table-cell>
          <table:table-cell table:style-name="ce2" table:formula="of:=[.F252]" office:value-type="string" office:string-value="Y1868.75">
            <text:p>Y1868.75</text:p>
          </table:table-cell>
        </table:table-row>
        <table:table-row table:style-name="ro1">
          <table:table-cell table:formula="of:=[.A251]+1" office:value-type="float" office:value="259">
            <text:p>259</text:p>
          </table:table-cell>
          <table:table-cell table:formula="of:=&quot;N&quot;&amp;[.A252]" office:value-type="string" office:string-value="N259">
            <text:p>N259</text:p>
          </table:table-cell>
          <table:table-cell table:formula="of:=[.C251]" office:value-type="float" office:value="1535.8">
            <text:p>1535.8</text:p>
          </table:table-cell>
          <table:table-cell table:formula="of:= &quot;X&quot;&amp; [.C252]" office:value-type="string" office:string-value="X1535.8">
            <text:p>X1535.8</text:p>
          </table:table-cell>
          <table:table-cell table:formula="of:=[.E251]+[.$J$6]" office:value-type="float" office:value="1868.75">
            <text:p>1868.75</text:p>
          </table:table-cell>
          <table:table-cell table:formula="of:=&quot;Y&quot; &amp; [.E252]" office:value-type="string" office:string-value="Y1868.75">
            <text:p>Y1868.75</text:p>
          </table:table-cell>
          <table:table-cell table:number-columns-repeated="8"/>
          <table:table-cell table:style-name="ce2" table:formula="of:=[.B253]" office:value-type="string" office:string-value="N260">
            <text:p>N260</text:p>
          </table:table-cell>
          <table:table-cell table:style-name="ce2" table:formula="of:=[.D253]" office:value-type="string" office:string-value="X1535.8">
            <text:p>X1535.8</text:p>
          </table:table-cell>
          <table:table-cell table:style-name="ce2" table:formula="of:=[.F253]" office:value-type="string" office:string-value="Y1863">
            <text:p>Y1863</text:p>
          </table:table-cell>
        </table:table-row>
        <table:table-row table:style-name="ro1">
          <table:table-cell table:formula="of:=[.A252]+1" office:value-type="float" office:value="260">
            <text:p>260</text:p>
          </table:table-cell>
          <table:table-cell table:formula="of:=&quot;N&quot;&amp;[.A253]" office:value-type="string" office:string-value="N260">
            <text:p>N260</text:p>
          </table:table-cell>
          <table:table-cell table:formula="of:=[.C252]" office:value-type="float" office:value="1535.8">
            <text:p>1535.8</text:p>
          </table:table-cell>
          <table:table-cell table:formula="of:= &quot;X&quot;&amp; [.C253]" office:value-type="string" office:string-value="X1535.8">
            <text:p>X1535.8</text:p>
          </table:table-cell>
          <table:table-cell table:formula="of:=[.E252]+[.$J$6]" office:value-type="float" office:value="1863">
            <text:p>1863</text:p>
          </table:table-cell>
          <table:table-cell table:formula="of:=&quot;Y&quot; &amp; [.E253]" office:value-type="string" office:string-value="Y1863">
            <text:p>Y1863</text:p>
          </table:table-cell>
          <table:table-cell table:number-columns-repeated="8"/>
          <table:table-cell table:style-name="ce2" table:formula="of:=[.B254]" office:value-type="string" office:string-value="N261">
            <text:p>N261</text:p>
          </table:table-cell>
          <table:table-cell table:style-name="ce2" table:formula="of:=[.D254]" office:value-type="string" office:string-value="X1535.8">
            <text:p>X1535.8</text:p>
          </table:table-cell>
          <table:table-cell table:style-name="ce2" table:formula="of:=[.F254]" office:value-type="string" office:string-value="Y1857.25">
            <text:p>Y1857.25</text:p>
          </table:table-cell>
        </table:table-row>
        <table:table-row table:style-name="ro1">
          <table:table-cell table:formula="of:=[.A253]+1" office:value-type="float" office:value="261">
            <text:p>261</text:p>
          </table:table-cell>
          <table:table-cell table:formula="of:=&quot;N&quot;&amp;[.A254]" office:value-type="string" office:string-value="N261">
            <text:p>N261</text:p>
          </table:table-cell>
          <table:table-cell table:formula="of:=[.C253]" office:value-type="float" office:value="1535.8">
            <text:p>1535.8</text:p>
          </table:table-cell>
          <table:table-cell table:formula="of:= &quot;X&quot;&amp; [.C254]" office:value-type="string" office:string-value="X1535.8">
            <text:p>X1535.8</text:p>
          </table:table-cell>
          <table:table-cell table:formula="of:=[.E253]+[.$J$6]" office:value-type="float" office:value="1857.25">
            <text:p>1857.25</text:p>
          </table:table-cell>
          <table:table-cell table:formula="of:=&quot;Y&quot; &amp; [.E254]" office:value-type="string" office:string-value="Y1857.25">
            <text:p>Y1857.25</text:p>
          </table:table-cell>
          <table:table-cell table:number-columns-repeated="8"/>
          <table:table-cell table:style-name="ce2" table:formula="of:=[.B255]" office:value-type="string" office:string-value="N262">
            <text:p>N262</text:p>
          </table:table-cell>
          <table:table-cell table:style-name="ce2" table:formula="of:=[.D255]" office:value-type="string" office:string-value="X1535.8">
            <text:p>X1535.8</text:p>
          </table:table-cell>
          <table:table-cell table:style-name="ce2" table:formula="of:=[.F255]" office:value-type="string" office:string-value="Y1851.5">
            <text:p>Y1851.5</text:p>
          </table:table-cell>
        </table:table-row>
        <table:table-row table:style-name="ro1">
          <table:table-cell table:formula="of:=[.A254]+1" office:value-type="float" office:value="262">
            <text:p>262</text:p>
          </table:table-cell>
          <table:table-cell table:formula="of:=&quot;N&quot;&amp;[.A255]" office:value-type="string" office:string-value="N262">
            <text:p>N262</text:p>
          </table:table-cell>
          <table:table-cell table:formula="of:=[.C254]" office:value-type="float" office:value="1535.8">
            <text:p>1535.8</text:p>
          </table:table-cell>
          <table:table-cell table:formula="of:= &quot;X&quot;&amp; [.C255]" office:value-type="string" office:string-value="X1535.8">
            <text:p>X1535.8</text:p>
          </table:table-cell>
          <table:table-cell table:formula="of:=[.E254]+[.$J$6]" office:value-type="float" office:value="1851.5">
            <text:p>1851.5</text:p>
          </table:table-cell>
          <table:table-cell table:formula="of:=&quot;Y&quot; &amp; [.E255]" office:value-type="string" office:string-value="Y1851.5">
            <text:p>Y1851.5</text:p>
          </table:table-cell>
          <table:table-cell table:number-columns-repeated="8"/>
          <table:table-cell table:style-name="ce2" table:formula="of:=[.B256]" office:value-type="string" office:string-value="N263">
            <text:p>N263</text:p>
          </table:table-cell>
          <table:table-cell table:style-name="ce2" table:formula="of:=[.D256]" office:value-type="string" office:string-value="X1535.8">
            <text:p>X1535.8</text:p>
          </table:table-cell>
          <table:table-cell table:style-name="ce2" table:formula="of:=[.F256]" office:value-type="string" office:string-value="Y1845.75">
            <text:p>Y1845.75</text:p>
          </table:table-cell>
        </table:table-row>
        <table:table-row table:style-name="ro1">
          <table:table-cell table:formula="of:=[.A255]+1" office:value-type="float" office:value="263">
            <text:p>263</text:p>
          </table:table-cell>
          <table:table-cell table:formula="of:=&quot;N&quot;&amp;[.A256]" office:value-type="string" office:string-value="N263">
            <text:p>N263</text:p>
          </table:table-cell>
          <table:table-cell table:formula="of:=[.C255]" office:value-type="float" office:value="1535.8">
            <text:p>1535.8</text:p>
          </table:table-cell>
          <table:table-cell table:formula="of:= &quot;X&quot;&amp; [.C256]" office:value-type="string" office:string-value="X1535.8">
            <text:p>X1535.8</text:p>
          </table:table-cell>
          <table:table-cell table:formula="of:=[.E255]+[.$J$6]" office:value-type="float" office:value="1845.75">
            <text:p>1845.75</text:p>
          </table:table-cell>
          <table:table-cell table:formula="of:=&quot;Y&quot; &amp; [.E256]" office:value-type="string" office:string-value="Y1845.75">
            <text:p>Y1845.75</text:p>
          </table:table-cell>
          <table:table-cell table:number-columns-repeated="8"/>
          <table:table-cell table:style-name="ce2" table:formula="of:=[.B257]" office:value-type="string" office:string-value="N264">
            <text:p>N264</text:p>
          </table:table-cell>
          <table:table-cell table:style-name="ce2" table:formula="of:=[.D257]" office:value-type="string" office:string-value="X1535.8">
            <text:p>X1535.8</text:p>
          </table:table-cell>
          <table:table-cell table:style-name="ce2" table:formula="of:=[.F257]" office:value-type="string" office:string-value="Y1840">
            <text:p>Y1840</text:p>
          </table:table-cell>
        </table:table-row>
        <table:table-row table:style-name="ro1">
          <table:table-cell table:formula="of:=[.A256]+1" office:value-type="float" office:value="264">
            <text:p>264</text:p>
          </table:table-cell>
          <table:table-cell table:formula="of:=&quot;N&quot;&amp;[.A257]" office:value-type="string" office:string-value="N264">
            <text:p>N264</text:p>
          </table:table-cell>
          <table:table-cell table:formula="of:=[.C256]" office:value-type="float" office:value="1535.8">
            <text:p>1535.8</text:p>
          </table:table-cell>
          <table:table-cell table:formula="of:= &quot;X&quot;&amp; [.C257]" office:value-type="string" office:string-value="X1535.8">
            <text:p>X1535.8</text:p>
          </table:table-cell>
          <table:table-cell table:formula="of:=[.E256]+[.$J$6]" office:value-type="float" office:value="1840">
            <text:p>1840</text:p>
          </table:table-cell>
          <table:table-cell table:formula="of:=&quot;Y&quot; &amp; [.E257]" office:value-type="string" office:string-value="Y1840">
            <text:p>Y1840</text:p>
          </table:table-cell>
          <table:table-cell table:number-columns-repeated="8"/>
          <table:table-cell table:style-name="ce2" table:formula="of:=[.B258]" office:value-type="string" office:string-value="N265">
            <text:p>N265</text:p>
          </table:table-cell>
          <table:table-cell table:style-name="ce2" table:formula="of:=[.D258]" office:value-type="string" office:string-value="X1535.8">
            <text:p>X1535.8</text:p>
          </table:table-cell>
          <table:table-cell table:style-name="ce2" table:formula="of:=[.F258]" office:value-type="string" office:string-value="Y1834.25">
            <text:p>Y1834.25</text:p>
          </table:table-cell>
        </table:table-row>
        <table:table-row table:style-name="ro1">
          <table:table-cell table:formula="of:=[.A257]+1" office:value-type="float" office:value="265">
            <text:p>265</text:p>
          </table:table-cell>
          <table:table-cell table:formula="of:=&quot;N&quot;&amp;[.A258]" office:value-type="string" office:string-value="N265">
            <text:p>N265</text:p>
          </table:table-cell>
          <table:table-cell table:formula="of:=[.C257]" office:value-type="float" office:value="1535.8">
            <text:p>1535.8</text:p>
          </table:table-cell>
          <table:table-cell table:formula="of:= &quot;X&quot;&amp; [.C258]" office:value-type="string" office:string-value="X1535.8">
            <text:p>X1535.8</text:p>
          </table:table-cell>
          <table:table-cell table:formula="of:=[.E257]+[.$J$6]" office:value-type="float" office:value="1834.25">
            <text:p>1834.25</text:p>
          </table:table-cell>
          <table:table-cell table:formula="of:=&quot;Y&quot; &amp; [.E258]" office:value-type="string" office:string-value="Y1834.25">
            <text:p>Y1834.25</text:p>
          </table:table-cell>
          <table:table-cell table:number-columns-repeated="8"/>
          <table:table-cell table:style-name="ce2" table:formula="of:=[.B259]" office:value-type="string" office:string-value="N266">
            <text:p>N266</text:p>
          </table:table-cell>
          <table:table-cell table:style-name="ce2" table:formula="of:=[.D259]" office:value-type="string" office:string-value="X1535.8">
            <text:p>X1535.8</text:p>
          </table:table-cell>
          <table:table-cell table:style-name="ce2" table:formula="of:=[.F259]" office:value-type="string" office:string-value="Y1828.5">
            <text:p>Y1828.5</text:p>
          </table:table-cell>
        </table:table-row>
        <table:table-row table:style-name="ro1">
          <table:table-cell table:formula="of:=[.A258]+1" office:value-type="float" office:value="266">
            <text:p>266</text:p>
          </table:table-cell>
          <table:table-cell table:formula="of:=&quot;N&quot;&amp;[.A259]" office:value-type="string" office:string-value="N266">
            <text:p>N266</text:p>
          </table:table-cell>
          <table:table-cell table:formula="of:=[.C258]" office:value-type="float" office:value="1535.8">
            <text:p>1535.8</text:p>
          </table:table-cell>
          <table:table-cell table:formula="of:= &quot;X&quot;&amp; [.C259]" office:value-type="string" office:string-value="X1535.8">
            <text:p>X1535.8</text:p>
          </table:table-cell>
          <table:table-cell table:formula="of:=[.E258]+[.$J$6]" office:value-type="float" office:value="1828.5">
            <text:p>1828.5</text:p>
          </table:table-cell>
          <table:table-cell table:formula="of:=&quot;Y&quot; &amp; [.E259]" office:value-type="string" office:string-value="Y1828.5">
            <text:p>Y1828.5</text:p>
          </table:table-cell>
          <table:table-cell table:number-columns-repeated="8"/>
          <table:table-cell table:style-name="ce2" table:formula="of:=[.B260]" office:value-type="string" office:string-value="N267">
            <text:p>N267</text:p>
          </table:table-cell>
          <table:table-cell table:style-name="ce2" table:formula="of:=[.D260]" office:value-type="string" office:string-value="X1535.8">
            <text:p>X1535.8</text:p>
          </table:table-cell>
          <table:table-cell table:style-name="ce2" table:formula="of:=[.F260]" office:value-type="string" office:string-value="Y1822.75">
            <text:p>Y1822.75</text:p>
          </table:table-cell>
        </table:table-row>
        <table:table-row table:style-name="ro1">
          <table:table-cell table:formula="of:=[.A259]+1" office:value-type="float" office:value="267">
            <text:p>267</text:p>
          </table:table-cell>
          <table:table-cell table:formula="of:=&quot;N&quot;&amp;[.A260]" office:value-type="string" office:string-value="N267">
            <text:p>N267</text:p>
          </table:table-cell>
          <table:table-cell table:formula="of:=[.C259]" office:value-type="float" office:value="1535.8">
            <text:p>1535.8</text:p>
          </table:table-cell>
          <table:table-cell table:formula="of:= &quot;X&quot;&amp; [.C260]" office:value-type="string" office:string-value="X1535.8">
            <text:p>X1535.8</text:p>
          </table:table-cell>
          <table:table-cell table:formula="of:=[.E259]+[.$J$6]" office:value-type="float" office:value="1822.75">
            <text:p>1822.75</text:p>
          </table:table-cell>
          <table:table-cell table:formula="of:=&quot;Y&quot; &amp; [.E260]" office:value-type="string" office:string-value="Y1822.75">
            <text:p>Y1822.75</text:p>
          </table:table-cell>
          <table:table-cell table:number-columns-repeated="8"/>
          <table:table-cell table:style-name="ce2" table:formula="of:=[.B261]" office:value-type="string" office:string-value="N268">
            <text:p>N268</text:p>
          </table:table-cell>
          <table:table-cell table:style-name="ce2" table:formula="of:=[.D261]" office:value-type="string" office:string-value="X1535.8">
            <text:p>X1535.8</text:p>
          </table:table-cell>
          <table:table-cell table:style-name="ce2" table:formula="of:=[.F261]" office:value-type="string" office:string-value="Y1817">
            <text:p>Y1817</text:p>
          </table:table-cell>
        </table:table-row>
        <table:table-row table:style-name="ro1">
          <table:table-cell table:formula="of:=[.A260]+1" office:value-type="float" office:value="268">
            <text:p>268</text:p>
          </table:table-cell>
          <table:table-cell table:formula="of:=&quot;N&quot;&amp;[.A261]" office:value-type="string" office:string-value="N268">
            <text:p>N268</text:p>
          </table:table-cell>
          <table:table-cell table:formula="of:=[.C260]" office:value-type="float" office:value="1535.8">
            <text:p>1535.8</text:p>
          </table:table-cell>
          <table:table-cell table:formula="of:= &quot;X&quot;&amp; [.C261]" office:value-type="string" office:string-value="X1535.8">
            <text:p>X1535.8</text:p>
          </table:table-cell>
          <table:table-cell table:formula="of:=[.E260]+[.$J$6]" office:value-type="float" office:value="1817">
            <text:p>1817</text:p>
          </table:table-cell>
          <table:table-cell table:formula="of:=&quot;Y&quot; &amp; [.E261]" office:value-type="string" office:string-value="Y1817">
            <text:p>Y1817</text:p>
          </table:table-cell>
          <table:table-cell table:number-columns-repeated="8"/>
          <table:table-cell table:style-name="ce2" table:formula="of:=[.B262]" office:value-type="string" office:string-value="N269">
            <text:p>N269</text:p>
          </table:table-cell>
          <table:table-cell table:style-name="ce2" table:formula="of:=[.D262]" office:value-type="string" office:string-value="X1535.8">
            <text:p>X1535.8</text:p>
          </table:table-cell>
          <table:table-cell table:style-name="ce2" table:formula="of:=[.F262]" office:value-type="string" office:string-value="Y1811.25">
            <text:p>Y1811.25</text:p>
          </table:table-cell>
        </table:table-row>
        <table:table-row table:style-name="ro1">
          <table:table-cell table:formula="of:=[.A261]+1" office:value-type="float" office:value="269">
            <text:p>269</text:p>
          </table:table-cell>
          <table:table-cell table:formula="of:=&quot;N&quot;&amp;[.A262]" office:value-type="string" office:string-value="N269">
            <text:p>N269</text:p>
          </table:table-cell>
          <table:table-cell table:formula="of:=[.C261]" office:value-type="float" office:value="1535.8">
            <text:p>1535.8</text:p>
          </table:table-cell>
          <table:table-cell table:formula="of:= &quot;X&quot;&amp; [.C262]" office:value-type="string" office:string-value="X1535.8">
            <text:p>X1535.8</text:p>
          </table:table-cell>
          <table:table-cell table:formula="of:=[.E261]+[.$J$6]" office:value-type="float" office:value="1811.25">
            <text:p>1811.25</text:p>
          </table:table-cell>
          <table:table-cell table:formula="of:=&quot;Y&quot; &amp; [.E262]" office:value-type="string" office:string-value="Y1811.25">
            <text:p>Y1811.25</text:p>
          </table:table-cell>
          <table:table-cell table:number-columns-repeated="8"/>
          <table:table-cell table:style-name="ce2" table:formula="of:=[.B263]" office:value-type="string" office:string-value="N270">
            <text:p>N270</text:p>
          </table:table-cell>
          <table:table-cell table:style-name="ce2" table:formula="of:=[.D263]" office:value-type="string" office:string-value="X1535.8">
            <text:p>X1535.8</text:p>
          </table:table-cell>
          <table:table-cell table:style-name="ce2" table:formula="of:=[.F263]" office:value-type="string" office:string-value="Y1805.5">
            <text:p>Y1805.5</text:p>
          </table:table-cell>
        </table:table-row>
        <table:table-row table:style-name="ro1">
          <table:table-cell table:formula="of:=[.A262]+1" office:value-type="float" office:value="270">
            <text:p>270</text:p>
          </table:table-cell>
          <table:table-cell table:formula="of:=&quot;N&quot;&amp;[.A263]" office:value-type="string" office:string-value="N270">
            <text:p>N270</text:p>
          </table:table-cell>
          <table:table-cell table:formula="of:=[.C262]" office:value-type="float" office:value="1535.8">
            <text:p>1535.8</text:p>
          </table:table-cell>
          <table:table-cell table:formula="of:= &quot;X&quot;&amp; [.C263]" office:value-type="string" office:string-value="X1535.8">
            <text:p>X1535.8</text:p>
          </table:table-cell>
          <table:table-cell table:formula="of:=[.E262]+[.$J$6]" office:value-type="float" office:value="1805.5">
            <text:p>1805.5</text:p>
          </table:table-cell>
          <table:table-cell table:formula="of:=&quot;Y&quot; &amp; [.E263]" office:value-type="string" office:string-value="Y1805.5">
            <text:p>Y1805.5</text:p>
          </table:table-cell>
          <table:table-cell table:number-columns-repeated="8"/>
          <table:table-cell table:style-name="ce2" table:formula="of:=[.B264]" office:value-type="string" office:string-value="N271">
            <text:p>N271</text:p>
          </table:table-cell>
          <table:table-cell table:style-name="ce2" table:formula="of:=[.D264]" office:value-type="string" office:string-value="X1535.8">
            <text:p>X1535.8</text:p>
          </table:table-cell>
          <table:table-cell table:style-name="ce2" table:formula="of:=[.F264]" office:value-type="string" office:string-value="Y1799.75">
            <text:p>Y1799.75</text:p>
          </table:table-cell>
        </table:table-row>
        <table:table-row table:style-name="ro1">
          <table:table-cell table:formula="of:=[.A263]+1" office:value-type="float" office:value="271">
            <text:p>271</text:p>
          </table:table-cell>
          <table:table-cell table:formula="of:=&quot;N&quot;&amp;[.A264]" office:value-type="string" office:string-value="N271">
            <text:p>N271</text:p>
          </table:table-cell>
          <table:table-cell table:formula="of:=[.C263]" office:value-type="float" office:value="1535.8">
            <text:p>1535.8</text:p>
          </table:table-cell>
          <table:table-cell table:formula="of:= &quot;X&quot;&amp; [.C264]" office:value-type="string" office:string-value="X1535.8">
            <text:p>X1535.8</text:p>
          </table:table-cell>
          <table:table-cell table:formula="of:=[.E263]+[.$J$6]" office:value-type="float" office:value="1799.75">
            <text:p>1799.75</text:p>
          </table:table-cell>
          <table:table-cell table:formula="of:=&quot;Y&quot; &amp; [.E264]" office:value-type="string" office:string-value="Y1799.75">
            <text:p>Y1799.75</text:p>
          </table:table-cell>
          <table:table-cell table:number-columns-repeated="8"/>
          <table:table-cell table:style-name="ce2" table:formula="of:=[.B265]" office:value-type="string" office:string-value="N272">
            <text:p>N272</text:p>
          </table:table-cell>
          <table:table-cell table:style-name="ce2" table:formula="of:=[.D265]" office:value-type="string" office:string-value="X1535.8">
            <text:p>X1535.8</text:p>
          </table:table-cell>
          <table:table-cell table:style-name="ce2" table:formula="of:=[.F265]" office:value-type="string" office:string-value="Y1794">
            <text:p>Y1794</text:p>
          </table:table-cell>
        </table:table-row>
        <table:table-row table:style-name="ro1">
          <table:table-cell table:formula="of:=[.A264]+1" office:value-type="float" office:value="272">
            <text:p>272</text:p>
          </table:table-cell>
          <table:table-cell table:formula="of:=&quot;N&quot;&amp;[.A265]" office:value-type="string" office:string-value="N272">
            <text:p>N272</text:p>
          </table:table-cell>
          <table:table-cell table:formula="of:=[.C264]" office:value-type="float" office:value="1535.8">
            <text:p>1535.8</text:p>
          </table:table-cell>
          <table:table-cell table:formula="of:= &quot;X&quot;&amp; [.C265]" office:value-type="string" office:string-value="X1535.8">
            <text:p>X1535.8</text:p>
          </table:table-cell>
          <table:table-cell table:formula="of:=[.E264]+[.$J$6]" office:value-type="float" office:value="1794">
            <text:p>1794</text:p>
          </table:table-cell>
          <table:table-cell table:formula="of:=&quot;Y&quot; &amp; [.E265]" office:value-type="string" office:string-value="Y1794">
            <text:p>Y1794</text:p>
          </table:table-cell>
          <table:table-cell table:number-columns-repeated="8"/>
          <table:table-cell table:style-name="ce2" table:formula="of:=[.B266]" office:value-type="string" office:string-value="N273">
            <text:p>N273</text:p>
          </table:table-cell>
          <table:table-cell table:style-name="ce2" table:formula="of:=[.D266]" office:value-type="string" office:string-value="X1535.8">
            <text:p>X1535.8</text:p>
          </table:table-cell>
          <table:table-cell table:style-name="ce2" table:formula="of:=[.F266]" office:value-type="string" office:string-value="Y1788.25">
            <text:p>Y1788.25</text:p>
          </table:table-cell>
        </table:table-row>
        <table:table-row table:style-name="ro1">
          <table:table-cell table:formula="of:=[.A265]+1" office:value-type="float" office:value="273">
            <text:p>273</text:p>
          </table:table-cell>
          <table:table-cell table:formula="of:=&quot;N&quot;&amp;[.A266]" office:value-type="string" office:string-value="N273">
            <text:p>N273</text:p>
          </table:table-cell>
          <table:table-cell table:formula="of:=[.C265]" office:value-type="float" office:value="1535.8">
            <text:p>1535.8</text:p>
          </table:table-cell>
          <table:table-cell table:formula="of:= &quot;X&quot;&amp; [.C266]" office:value-type="string" office:string-value="X1535.8">
            <text:p>X1535.8</text:p>
          </table:table-cell>
          <table:table-cell table:formula="of:=[.E265]+[.$J$6]" office:value-type="float" office:value="1788.25">
            <text:p>1788.25</text:p>
          </table:table-cell>
          <table:table-cell table:formula="of:=&quot;Y&quot; &amp; [.E266]" office:value-type="string" office:string-value="Y1788.25">
            <text:p>Y1788.25</text:p>
          </table:table-cell>
          <table:table-cell table:number-columns-repeated="8"/>
          <table:table-cell table:style-name="ce2" table:formula="of:=[.B267]" office:value-type="string" office:string-value="N274">
            <text:p>N274</text:p>
          </table:table-cell>
          <table:table-cell table:style-name="ce2" table:formula="of:=[.D267]" office:value-type="string" office:string-value="X1535.8">
            <text:p>X1535.8</text:p>
          </table:table-cell>
          <table:table-cell table:style-name="ce2" table:formula="of:=[.F267]" office:value-type="string" office:string-value="Y1782.5">
            <text:p>Y1782.5</text:p>
          </table:table-cell>
        </table:table-row>
        <table:table-row table:style-name="ro1">
          <table:table-cell table:formula="of:=[.A266]+1" office:value-type="float" office:value="274">
            <text:p>274</text:p>
          </table:table-cell>
          <table:table-cell table:formula="of:=&quot;N&quot;&amp;[.A267]" office:value-type="string" office:string-value="N274">
            <text:p>N274</text:p>
          </table:table-cell>
          <table:table-cell table:formula="of:=[.C266]" office:value-type="float" office:value="1535.8">
            <text:p>1535.8</text:p>
          </table:table-cell>
          <table:table-cell table:formula="of:= &quot;X&quot;&amp; [.C267]" office:value-type="string" office:string-value="X1535.8">
            <text:p>X1535.8</text:p>
          </table:table-cell>
          <table:table-cell table:formula="of:=[.E266]+[.$J$6]" office:value-type="float" office:value="1782.5">
            <text:p>1782.5</text:p>
          </table:table-cell>
          <table:table-cell table:formula="of:=&quot;Y&quot; &amp; [.E267]" office:value-type="string" office:string-value="Y1782.5">
            <text:p>Y1782.5</text:p>
          </table:table-cell>
          <table:table-cell table:number-columns-repeated="8"/>
          <table:table-cell table:style-name="ce2" table:formula="of:=[.B268]" office:value-type="string" office:string-value="N275">
            <text:p>N275</text:p>
          </table:table-cell>
          <table:table-cell table:style-name="ce2" table:formula="of:=[.D268]" office:value-type="string" office:string-value="X1535.8">
            <text:p>X1535.8</text:p>
          </table:table-cell>
          <table:table-cell table:style-name="ce2" table:formula="of:=[.F268]" office:value-type="string" office:string-value="Y1776.75">
            <text:p>Y1776.75</text:p>
          </table:table-cell>
        </table:table-row>
        <table:table-row table:style-name="ro1">
          <table:table-cell table:formula="of:=[.A267]+1" office:value-type="float" office:value="275">
            <text:p>275</text:p>
          </table:table-cell>
          <table:table-cell table:formula="of:=&quot;N&quot;&amp;[.A268]" office:value-type="string" office:string-value="N275">
            <text:p>N275</text:p>
          </table:table-cell>
          <table:table-cell table:formula="of:=[.C267]" office:value-type="float" office:value="1535.8">
            <text:p>1535.8</text:p>
          </table:table-cell>
          <table:table-cell table:formula="of:= &quot;X&quot;&amp; [.C268]" office:value-type="string" office:string-value="X1535.8">
            <text:p>X1535.8</text:p>
          </table:table-cell>
          <table:table-cell table:formula="of:=[.E267]+[.$J$6]" office:value-type="float" office:value="1776.75">
            <text:p>1776.75</text:p>
          </table:table-cell>
          <table:table-cell table:formula="of:=&quot;Y&quot; &amp; [.E268]" office:value-type="string" office:string-value="Y1776.75">
            <text:p>Y1776.75</text:p>
          </table:table-cell>
          <table:table-cell table:number-columns-repeated="8"/>
          <table:table-cell table:style-name="ce2" table:formula="of:=[.B269]" office:value-type="string" office:string-value="N276">
            <text:p>N276</text:p>
          </table:table-cell>
          <table:table-cell table:style-name="ce2" table:formula="of:=[.D269]" office:value-type="string" office:string-value="X1535.8">
            <text:p>X1535.8</text:p>
          </table:table-cell>
          <table:table-cell table:style-name="ce2" table:formula="of:=[.F269]" office:value-type="string" office:string-value="Y1771">
            <text:p>Y1771</text:p>
          </table:table-cell>
        </table:table-row>
        <table:table-row table:style-name="ro1">
          <table:table-cell table:formula="of:=[.A268]+1" office:value-type="float" office:value="276">
            <text:p>276</text:p>
          </table:table-cell>
          <table:table-cell table:formula="of:=&quot;N&quot;&amp;[.A269]" office:value-type="string" office:string-value="N276">
            <text:p>N276</text:p>
          </table:table-cell>
          <table:table-cell table:formula="of:=[.C268]" office:value-type="float" office:value="1535.8">
            <text:p>1535.8</text:p>
          </table:table-cell>
          <table:table-cell table:formula="of:= &quot;X&quot;&amp; [.C269]" office:value-type="string" office:string-value="X1535.8">
            <text:p>X1535.8</text:p>
          </table:table-cell>
          <table:table-cell table:formula="of:=[.E268]+[.$J$6]" office:value-type="float" office:value="1771">
            <text:p>1771</text:p>
          </table:table-cell>
          <table:table-cell table:formula="of:=&quot;Y&quot; &amp; [.E269]" office:value-type="string" office:string-value="Y1771">
            <text:p>Y1771</text:p>
          </table:table-cell>
          <table:table-cell table:number-columns-repeated="8"/>
          <table:table-cell table:style-name="ce2" table:formula="of:=[.B270]" office:value-type="string" office:string-value="N277">
            <text:p>N277</text:p>
          </table:table-cell>
          <table:table-cell table:style-name="ce2" table:formula="of:=[.D270]" office:value-type="string" office:string-value="X1535.8">
            <text:p>X1535.8</text:p>
          </table:table-cell>
          <table:table-cell table:style-name="ce2" table:formula="of:=[.F270]" office:value-type="string" office:string-value="Y1765.25">
            <text:p>Y1765.25</text:p>
          </table:table-cell>
        </table:table-row>
        <table:table-row table:style-name="ro1">
          <table:table-cell table:formula="of:=[.A269]+1" office:value-type="float" office:value="277">
            <text:p>277</text:p>
          </table:table-cell>
          <table:table-cell table:formula="of:=&quot;N&quot;&amp;[.A270]" office:value-type="string" office:string-value="N277">
            <text:p>N277</text:p>
          </table:table-cell>
          <table:table-cell table:formula="of:=[.C269]" office:value-type="float" office:value="1535.8">
            <text:p>1535.8</text:p>
          </table:table-cell>
          <table:table-cell table:formula="of:= &quot;X&quot;&amp; [.C270]" office:value-type="string" office:string-value="X1535.8">
            <text:p>X1535.8</text:p>
          </table:table-cell>
          <table:table-cell table:formula="of:=[.E269]+[.$J$6]" office:value-type="float" office:value="1765.25">
            <text:p>1765.25</text:p>
          </table:table-cell>
          <table:table-cell table:formula="of:=&quot;Y&quot; &amp; [.E270]" office:value-type="string" office:string-value="Y1765.25">
            <text:p>Y1765.25</text:p>
          </table:table-cell>
          <table:table-cell table:number-columns-repeated="8"/>
          <table:table-cell table:style-name="ce2" table:formula="of:=[.B271]" office:value-type="string" office:string-value="N278">
            <text:p>N278</text:p>
          </table:table-cell>
          <table:table-cell table:style-name="ce2" table:formula="of:=[.D271]" office:value-type="string" office:string-value="X1535.8">
            <text:p>X1535.8</text:p>
          </table:table-cell>
          <table:table-cell table:style-name="ce2" table:formula="of:=[.F271]" office:value-type="string" office:string-value="Y1759.5">
            <text:p>Y1759.5</text:p>
          </table:table-cell>
        </table:table-row>
        <table:table-row table:style-name="ro1">
          <table:table-cell table:formula="of:=[.A270]+1" office:value-type="float" office:value="278">
            <text:p>278</text:p>
          </table:table-cell>
          <table:table-cell table:formula="of:=&quot;N&quot;&amp;[.A271]" office:value-type="string" office:string-value="N278">
            <text:p>N278</text:p>
          </table:table-cell>
          <table:table-cell table:formula="of:=[.C270]" office:value-type="float" office:value="1535.8">
            <text:p>1535.8</text:p>
          </table:table-cell>
          <table:table-cell table:formula="of:= &quot;X&quot;&amp; [.C271]" office:value-type="string" office:string-value="X1535.8">
            <text:p>X1535.8</text:p>
          </table:table-cell>
          <table:table-cell table:formula="of:=[.E270]+[.$J$6]" office:value-type="float" office:value="1759.5">
            <text:p>1759.5</text:p>
          </table:table-cell>
          <table:table-cell table:formula="of:=&quot;Y&quot; &amp; [.E271]" office:value-type="string" office:string-value="Y1759.5">
            <text:p>Y1759.5</text:p>
          </table:table-cell>
          <table:table-cell table:number-columns-repeated="8"/>
          <table:table-cell table:style-name="ce2" table:formula="of:=[.B272]" office:value-type="string" office:string-value="N279">
            <text:p>N279</text:p>
          </table:table-cell>
          <table:table-cell table:style-name="ce2" table:formula="of:=[.D272]" office:value-type="string" office:string-value="X1535.8">
            <text:p>X1535.8</text:p>
          </table:table-cell>
          <table:table-cell table:style-name="ce2" table:formula="of:=[.F272]" office:value-type="string" office:string-value="Y1753.75">
            <text:p>Y1753.75</text:p>
          </table:table-cell>
        </table:table-row>
        <table:table-row table:style-name="ro1">
          <table:table-cell table:formula="of:=[.A271]+1" office:value-type="float" office:value="279">
            <text:p>279</text:p>
          </table:table-cell>
          <table:table-cell table:formula="of:=&quot;N&quot;&amp;[.A272]" office:value-type="string" office:string-value="N279">
            <text:p>N279</text:p>
          </table:table-cell>
          <table:table-cell table:formula="of:=[.C271]" office:value-type="float" office:value="1535.8">
            <text:p>1535.8</text:p>
          </table:table-cell>
          <table:table-cell table:formula="of:= &quot;X&quot;&amp; [.C272]" office:value-type="string" office:string-value="X1535.8">
            <text:p>X1535.8</text:p>
          </table:table-cell>
          <table:table-cell table:formula="of:=[.E271]+[.$J$6]" office:value-type="float" office:value="1753.75">
            <text:p>1753.75</text:p>
          </table:table-cell>
          <table:table-cell table:formula="of:=&quot;Y&quot; &amp; [.E272]" office:value-type="string" office:string-value="Y1753.75">
            <text:p>Y1753.75</text:p>
          </table:table-cell>
          <table:table-cell table:number-columns-repeated="8"/>
          <table:table-cell table:style-name="ce2" table:formula="of:=[.B273]" office:value-type="string" office:string-value="N280">
            <text:p>N280</text:p>
          </table:table-cell>
          <table:table-cell table:style-name="ce2" table:formula="of:=[.D273]" office:value-type="string" office:string-value="X1535.8">
            <text:p>X1535.8</text:p>
          </table:table-cell>
          <table:table-cell table:style-name="ce2" table:formula="of:=[.F273]" office:value-type="string" office:string-value="Y1748">
            <text:p>Y1748</text:p>
          </table:table-cell>
        </table:table-row>
        <table:table-row table:style-name="ro1">
          <table:table-cell table:formula="of:=[.A272]+1" office:value-type="float" office:value="280">
            <text:p>280</text:p>
          </table:table-cell>
          <table:table-cell table:formula="of:=&quot;N&quot;&amp;[.A273]" office:value-type="string" office:string-value="N280">
            <text:p>N280</text:p>
          </table:table-cell>
          <table:table-cell table:formula="of:=[.C272]" office:value-type="float" office:value="1535.8">
            <text:p>1535.8</text:p>
          </table:table-cell>
          <table:table-cell table:formula="of:= &quot;X&quot;&amp; [.C273]" office:value-type="string" office:string-value="X1535.8">
            <text:p>X1535.8</text:p>
          </table:table-cell>
          <table:table-cell table:formula="of:=[.E272]+[.$J$6]" office:value-type="float" office:value="1748">
            <text:p>1748</text:p>
          </table:table-cell>
          <table:table-cell table:formula="of:=&quot;Y&quot; &amp; [.E273]" office:value-type="string" office:string-value="Y1748">
            <text:p>Y1748</text:p>
          </table:table-cell>
          <table:table-cell table:number-columns-repeated="8"/>
          <table:table-cell table:style-name="ce2" table:formula="of:=[.B274]" office:value-type="string" office:string-value="N281">
            <text:p>N281</text:p>
          </table:table-cell>
          <table:table-cell table:style-name="ce2" table:formula="of:=[.D274]" office:value-type="string" office:string-value="X1535.8">
            <text:p>X1535.8</text:p>
          </table:table-cell>
          <table:table-cell table:style-name="ce2" table:formula="of:=[.F274]" office:value-type="string" office:string-value="Y1742.25">
            <text:p>Y1742.25</text:p>
          </table:table-cell>
        </table:table-row>
        <table:table-row table:style-name="ro1">
          <table:table-cell table:formula="of:=[.A273]+1" office:value-type="float" office:value="281">
            <text:p>281</text:p>
          </table:table-cell>
          <table:table-cell table:formula="of:=&quot;N&quot;&amp;[.A274]" office:value-type="string" office:string-value="N281">
            <text:p>N281</text:p>
          </table:table-cell>
          <table:table-cell table:formula="of:=[.C273]" office:value-type="float" office:value="1535.8">
            <text:p>1535.8</text:p>
          </table:table-cell>
          <table:table-cell table:formula="of:= &quot;X&quot;&amp; [.C274]" office:value-type="string" office:string-value="X1535.8">
            <text:p>X1535.8</text:p>
          </table:table-cell>
          <table:table-cell table:formula="of:=[.E273]+[.$J$6]" office:value-type="float" office:value="1742.25">
            <text:p>1742.25</text:p>
          </table:table-cell>
          <table:table-cell table:formula="of:=&quot;Y&quot; &amp; [.E274]" office:value-type="string" office:string-value="Y1742.25">
            <text:p>Y1742.25</text:p>
          </table:table-cell>
          <table:table-cell table:number-columns-repeated="8"/>
          <table:table-cell table:style-name="ce2" table:formula="of:=[.B275]" office:value-type="string" office:string-value="N282">
            <text:p>N282</text:p>
          </table:table-cell>
          <table:table-cell table:style-name="ce2" table:formula="of:=[.D275]" office:value-type="string" office:string-value="X1535.8">
            <text:p>X1535.8</text:p>
          </table:table-cell>
          <table:table-cell table:style-name="ce2" table:formula="of:=[.F275]" office:value-type="string" office:string-value="Y1736.5">
            <text:p>Y1736.5</text:p>
          </table:table-cell>
        </table:table-row>
        <table:table-row table:style-name="ro1">
          <table:table-cell table:formula="of:=[.A274]+1" office:value-type="float" office:value="282">
            <text:p>282</text:p>
          </table:table-cell>
          <table:table-cell table:formula="of:=&quot;N&quot;&amp;[.A275]" office:value-type="string" office:string-value="N282">
            <text:p>N282</text:p>
          </table:table-cell>
          <table:table-cell table:formula="of:=[.C274]" office:value-type="float" office:value="1535.8">
            <text:p>1535.8</text:p>
          </table:table-cell>
          <table:table-cell table:formula="of:= &quot;X&quot;&amp; [.C275]" office:value-type="string" office:string-value="X1535.8">
            <text:p>X1535.8</text:p>
          </table:table-cell>
          <table:table-cell table:formula="of:=[.E274]+[.$J$6]" office:value-type="float" office:value="1736.5">
            <text:p>1736.5</text:p>
          </table:table-cell>
          <table:table-cell table:formula="of:=&quot;Y&quot; &amp; [.E275]" office:value-type="string" office:string-value="Y1736.5">
            <text:p>Y1736.5</text:p>
          </table:table-cell>
          <table:table-cell table:number-columns-repeated="8"/>
          <table:table-cell table:style-name="ce2" table:formula="of:=[.B276]" office:value-type="string" office:string-value="N283">
            <text:p>N283</text:p>
          </table:table-cell>
          <table:table-cell table:style-name="ce2" table:formula="of:=[.D276]" office:value-type="string" office:string-value="X1535.8">
            <text:p>X1535.8</text:p>
          </table:table-cell>
          <table:table-cell table:style-name="ce2" table:formula="of:=[.F276]" office:value-type="string" office:string-value="Y1730.75">
            <text:p>Y1730.75</text:p>
          </table:table-cell>
        </table:table-row>
        <table:table-row table:style-name="ro1">
          <table:table-cell table:formula="of:=[.A275]+1" office:value-type="float" office:value="283">
            <text:p>283</text:p>
          </table:table-cell>
          <table:table-cell table:formula="of:=&quot;N&quot;&amp;[.A276]" office:value-type="string" office:string-value="N283">
            <text:p>N283</text:p>
          </table:table-cell>
          <table:table-cell table:formula="of:=[.C275]" office:value-type="float" office:value="1535.8">
            <text:p>1535.8</text:p>
          </table:table-cell>
          <table:table-cell table:formula="of:= &quot;X&quot;&amp; [.C276]" office:value-type="string" office:string-value="X1535.8">
            <text:p>X1535.8</text:p>
          </table:table-cell>
          <table:table-cell table:formula="of:=[.E275]+[.$J$6]" office:value-type="float" office:value="1730.75">
            <text:p>1730.75</text:p>
          </table:table-cell>
          <table:table-cell table:formula="of:=&quot;Y&quot; &amp; [.E276]" office:value-type="string" office:string-value="Y1730.75">
            <text:p>Y1730.75</text:p>
          </table:table-cell>
          <table:table-cell table:number-columns-repeated="8"/>
          <table:table-cell table:style-name="ce2" table:formula="of:=[.B277]" office:value-type="string" office:string-value="N284">
            <text:p>N284</text:p>
          </table:table-cell>
          <table:table-cell table:style-name="ce2" table:formula="of:=[.D277]" office:value-type="string" office:string-value="X1535.8">
            <text:p>X1535.8</text:p>
          </table:table-cell>
          <table:table-cell table:style-name="ce2" table:formula="of:=[.F277]" office:value-type="string" office:string-value="Y1725">
            <text:p>Y1725</text:p>
          </table:table-cell>
        </table:table-row>
        <table:table-row table:style-name="ro1">
          <table:table-cell table:formula="of:=[.A276]+1" office:value-type="float" office:value="284">
            <text:p>284</text:p>
          </table:table-cell>
          <table:table-cell table:formula="of:=&quot;N&quot;&amp;[.A277]" office:value-type="string" office:string-value="N284">
            <text:p>N284</text:p>
          </table:table-cell>
          <table:table-cell table:formula="of:=[.C276]" office:value-type="float" office:value="1535.8">
            <text:p>1535.8</text:p>
          </table:table-cell>
          <table:table-cell table:formula="of:= &quot;X&quot;&amp; [.C277]" office:value-type="string" office:string-value="X1535.8">
            <text:p>X1535.8</text:p>
          </table:table-cell>
          <table:table-cell table:formula="of:=[.E276]+[.$J$6]" office:value-type="float" office:value="1725">
            <text:p>1725</text:p>
          </table:table-cell>
          <table:table-cell table:formula="of:=&quot;Y&quot; &amp; [.E277]" office:value-type="string" office:string-value="Y1725">
            <text:p>Y1725</text:p>
          </table:table-cell>
          <table:table-cell table:number-columns-repeated="8"/>
          <table:table-cell table:style-name="ce2" table:formula="of:=[.B278]" office:value-type="string" office:string-value="N285">
            <text:p>N285</text:p>
          </table:table-cell>
          <table:table-cell table:style-name="ce2" table:formula="of:=[.D278]" office:value-type="string" office:string-value="X1535.8">
            <text:p>X1535.8</text:p>
          </table:table-cell>
          <table:table-cell table:style-name="ce2" table:formula="of:=[.F278]" office:value-type="string" office:string-value="Y1719.25">
            <text:p>Y1719.25</text:p>
          </table:table-cell>
        </table:table-row>
        <table:table-row table:style-name="ro1">
          <table:table-cell table:formula="of:=[.A277]+1" office:value-type="float" office:value="285">
            <text:p>285</text:p>
          </table:table-cell>
          <table:table-cell table:formula="of:=&quot;N&quot;&amp;[.A278]" office:value-type="string" office:string-value="N285">
            <text:p>N285</text:p>
          </table:table-cell>
          <table:table-cell table:formula="of:=[.C277]" office:value-type="float" office:value="1535.8">
            <text:p>1535.8</text:p>
          </table:table-cell>
          <table:table-cell table:formula="of:= &quot;X&quot;&amp; [.C278]" office:value-type="string" office:string-value="X1535.8">
            <text:p>X1535.8</text:p>
          </table:table-cell>
          <table:table-cell table:formula="of:=[.E277]+[.$J$6]" office:value-type="float" office:value="1719.25">
            <text:p>1719.25</text:p>
          </table:table-cell>
          <table:table-cell table:formula="of:=&quot;Y&quot; &amp; [.E278]" office:value-type="string" office:string-value="Y1719.25">
            <text:p>Y1719.25</text:p>
          </table:table-cell>
          <table:table-cell table:number-columns-repeated="8"/>
          <table:table-cell table:style-name="ce2" table:formula="of:=[.B279]" office:value-type="string" office:string-value="N286">
            <text:p>N286</text:p>
          </table:table-cell>
          <table:table-cell table:style-name="ce2" table:formula="of:=[.D279]" office:value-type="string" office:string-value="X1535.8">
            <text:p>X1535.8</text:p>
          </table:table-cell>
          <table:table-cell table:style-name="ce2" table:formula="of:=[.F279]" office:value-type="string" office:string-value="Y1713.5">
            <text:p>Y1713.5</text:p>
          </table:table-cell>
        </table:table-row>
        <table:table-row table:style-name="ro1">
          <table:table-cell table:formula="of:=[.A278]+1" office:value-type="float" office:value="286">
            <text:p>286</text:p>
          </table:table-cell>
          <table:table-cell table:formula="of:=&quot;N&quot;&amp;[.A279]" office:value-type="string" office:string-value="N286">
            <text:p>N286</text:p>
          </table:table-cell>
          <table:table-cell table:formula="of:=[.C278]" office:value-type="float" office:value="1535.8">
            <text:p>1535.8</text:p>
          </table:table-cell>
          <table:table-cell table:formula="of:= &quot;X&quot;&amp; [.C279]" office:value-type="string" office:string-value="X1535.8">
            <text:p>X1535.8</text:p>
          </table:table-cell>
          <table:table-cell table:formula="of:=[.E278]+[.$J$6]" office:value-type="float" office:value="1713.5">
            <text:p>1713.5</text:p>
          </table:table-cell>
          <table:table-cell table:formula="of:=&quot;Y&quot; &amp; [.E279]" office:value-type="string" office:string-value="Y1713.5">
            <text:p>Y1713.5</text:p>
          </table:table-cell>
          <table:table-cell table:number-columns-repeated="8"/>
          <table:table-cell table:style-name="ce2" table:formula="of:=[.B280]" office:value-type="string" office:string-value="N287">
            <text:p>N287</text:p>
          </table:table-cell>
          <table:table-cell table:style-name="ce2" table:formula="of:=[.D280]" office:value-type="string" office:string-value="X1535.8">
            <text:p>X1535.8</text:p>
          </table:table-cell>
          <table:table-cell table:style-name="ce2" table:formula="of:=[.F280]" office:value-type="string" office:string-value="Y1707.75">
            <text:p>Y1707.75</text:p>
          </table:table-cell>
        </table:table-row>
        <table:table-row table:style-name="ro1">
          <table:table-cell table:formula="of:=[.A279]+1" office:value-type="float" office:value="287">
            <text:p>287</text:p>
          </table:table-cell>
          <table:table-cell table:formula="of:=&quot;N&quot;&amp;[.A280]" office:value-type="string" office:string-value="N287">
            <text:p>N287</text:p>
          </table:table-cell>
          <table:table-cell table:formula="of:=[.C279]" office:value-type="float" office:value="1535.8">
            <text:p>1535.8</text:p>
          </table:table-cell>
          <table:table-cell table:formula="of:= &quot;X&quot;&amp; [.C280]" office:value-type="string" office:string-value="X1535.8">
            <text:p>X1535.8</text:p>
          </table:table-cell>
          <table:table-cell table:formula="of:=[.E279]+[.$J$6]" office:value-type="float" office:value="1707.75">
            <text:p>1707.75</text:p>
          </table:table-cell>
          <table:table-cell table:formula="of:=&quot;Y&quot; &amp; [.E280]" office:value-type="string" office:string-value="Y1707.75">
            <text:p>Y1707.75</text:p>
          </table:table-cell>
          <table:table-cell table:number-columns-repeated="8"/>
          <table:table-cell table:style-name="ce2" table:formula="of:=[.B281]" office:value-type="string" office:string-value="N288">
            <text:p>N288</text:p>
          </table:table-cell>
          <table:table-cell table:style-name="ce2" table:formula="of:=[.D281]" office:value-type="string" office:string-value="X1535.8">
            <text:p>X1535.8</text:p>
          </table:table-cell>
          <table:table-cell table:style-name="ce2" table:formula="of:=[.F281]" office:value-type="string" office:string-value="Y1702">
            <text:p>Y1702</text:p>
          </table:table-cell>
        </table:table-row>
        <table:table-row table:style-name="ro1">
          <table:table-cell table:formula="of:=[.A280]+1" office:value-type="float" office:value="288">
            <text:p>288</text:p>
          </table:table-cell>
          <table:table-cell table:formula="of:=&quot;N&quot;&amp;[.A281]" office:value-type="string" office:string-value="N288">
            <text:p>N288</text:p>
          </table:table-cell>
          <table:table-cell table:formula="of:=[.C280]" office:value-type="float" office:value="1535.8">
            <text:p>1535.8</text:p>
          </table:table-cell>
          <table:table-cell table:formula="of:= &quot;X&quot;&amp; [.C281]" office:value-type="string" office:string-value="X1535.8">
            <text:p>X1535.8</text:p>
          </table:table-cell>
          <table:table-cell table:formula="of:=[.E280]+[.$J$6]" office:value-type="float" office:value="1702">
            <text:p>1702</text:p>
          </table:table-cell>
          <table:table-cell table:formula="of:=&quot;Y&quot; &amp; [.E281]" office:value-type="string" office:string-value="Y1702">
            <text:p>Y1702</text:p>
          </table:table-cell>
          <table:table-cell table:number-columns-repeated="8"/>
          <table:table-cell table:style-name="ce2" table:formula="of:=[.B282]" office:value-type="string" office:string-value="N289">
            <text:p>N289</text:p>
          </table:table-cell>
          <table:table-cell table:style-name="ce2" table:formula="of:=[.D282]" office:value-type="string" office:string-value="X1535.8">
            <text:p>X1535.8</text:p>
          </table:table-cell>
          <table:table-cell table:style-name="ce2" table:formula="of:=[.F282]" office:value-type="string" office:string-value="Y1696.25">
            <text:p>Y1696.25</text:p>
          </table:table-cell>
        </table:table-row>
        <table:table-row table:style-name="ro1">
          <table:table-cell table:formula="of:=[.A281]+1" office:value-type="float" office:value="289">
            <text:p>289</text:p>
          </table:table-cell>
          <table:table-cell table:formula="of:=&quot;N&quot;&amp;[.A282]" office:value-type="string" office:string-value="N289">
            <text:p>N289</text:p>
          </table:table-cell>
          <table:table-cell table:formula="of:=[.C281]" office:value-type="float" office:value="1535.8">
            <text:p>1535.8</text:p>
          </table:table-cell>
          <table:table-cell table:formula="of:= &quot;X&quot;&amp; [.C282]" office:value-type="string" office:string-value="X1535.8">
            <text:p>X1535.8</text:p>
          </table:table-cell>
          <table:table-cell table:formula="of:=[.E281]+[.$J$6]" office:value-type="float" office:value="1696.25">
            <text:p>1696.25</text:p>
          </table:table-cell>
          <table:table-cell table:formula="of:=&quot;Y&quot; &amp; [.E282]" office:value-type="string" office:string-value="Y1696.25">
            <text:p>Y1696.25</text:p>
          </table:table-cell>
          <table:table-cell table:number-columns-repeated="8"/>
          <table:table-cell table:style-name="ce2" table:formula="of:=[.B283]" office:value-type="string" office:string-value="N290">
            <text:p>N290</text:p>
          </table:table-cell>
          <table:table-cell table:style-name="ce2" table:formula="of:=[.D283]" office:value-type="string" office:string-value="X1535.8">
            <text:p>X1535.8</text:p>
          </table:table-cell>
          <table:table-cell table:style-name="ce2" table:formula="of:=[.F283]" office:value-type="string" office:string-value="Y1690.5">
            <text:p>Y1690.5</text:p>
          </table:table-cell>
        </table:table-row>
        <table:table-row table:style-name="ro1">
          <table:table-cell table:formula="of:=[.A282]+1" office:value-type="float" office:value="290">
            <text:p>290</text:p>
          </table:table-cell>
          <table:table-cell table:formula="of:=&quot;N&quot;&amp;[.A283]" office:value-type="string" office:string-value="N290">
            <text:p>N290</text:p>
          </table:table-cell>
          <table:table-cell table:formula="of:=[.C282]" office:value-type="float" office:value="1535.8">
            <text:p>1535.8</text:p>
          </table:table-cell>
          <table:table-cell table:formula="of:= &quot;X&quot;&amp; [.C283]" office:value-type="string" office:string-value="X1535.8">
            <text:p>X1535.8</text:p>
          </table:table-cell>
          <table:table-cell table:formula="of:=[.E282]+[.$J$6]" office:value-type="float" office:value="1690.5">
            <text:p>1690.5</text:p>
          </table:table-cell>
          <table:table-cell table:formula="of:=&quot;Y&quot; &amp; [.E283]" office:value-type="string" office:string-value="Y1690.5">
            <text:p>Y1690.5</text:p>
          </table:table-cell>
          <table:table-cell table:number-columns-repeated="8"/>
          <table:table-cell table:style-name="ce2" table:formula="of:=[.B284]" office:value-type="string" office:string-value="N291">
            <text:p>N291</text:p>
          </table:table-cell>
          <table:table-cell table:style-name="ce2" table:formula="of:=[.D284]" office:value-type="string" office:string-value="X1535.8">
            <text:p>X1535.8</text:p>
          </table:table-cell>
          <table:table-cell table:style-name="ce2" table:formula="of:=[.F284]" office:value-type="string" office:string-value="Y1684.75">
            <text:p>Y1684.75</text:p>
          </table:table-cell>
        </table:table-row>
        <table:table-row table:style-name="ro1">
          <table:table-cell table:formula="of:=[.A283]+1" office:value-type="float" office:value="291">
            <text:p>291</text:p>
          </table:table-cell>
          <table:table-cell table:formula="of:=&quot;N&quot;&amp;[.A284]" office:value-type="string" office:string-value="N291">
            <text:p>N291</text:p>
          </table:table-cell>
          <table:table-cell table:formula="of:=[.C283]" office:value-type="float" office:value="1535.8">
            <text:p>1535.8</text:p>
          </table:table-cell>
          <table:table-cell table:formula="of:= &quot;X&quot;&amp; [.C284]" office:value-type="string" office:string-value="X1535.8">
            <text:p>X1535.8</text:p>
          </table:table-cell>
          <table:table-cell table:formula="of:=[.E283]+[.$J$6]" office:value-type="float" office:value="1684.75">
            <text:p>1684.75</text:p>
          </table:table-cell>
          <table:table-cell table:formula="of:=&quot;Y&quot; &amp; [.E284]" office:value-type="string" office:string-value="Y1684.75">
            <text:p>Y1684.75</text:p>
          </table:table-cell>
          <table:table-cell table:number-columns-repeated="8"/>
          <table:table-cell table:style-name="ce2" table:formula="of:=[.B285]" office:value-type="string" office:string-value="N292">
            <text:p>N292</text:p>
          </table:table-cell>
          <table:table-cell table:style-name="ce2" table:formula="of:=[.D285]" office:value-type="string" office:string-value="X1535.8">
            <text:p>X1535.8</text:p>
          </table:table-cell>
          <table:table-cell table:style-name="ce2" table:formula="of:=[.F285]" office:value-type="string" office:string-value="Y1679">
            <text:p>Y1679</text:p>
          </table:table-cell>
        </table:table-row>
        <table:table-row table:style-name="ro1">
          <table:table-cell table:formula="of:=[.A284]+1" office:value-type="float" office:value="292">
            <text:p>292</text:p>
          </table:table-cell>
          <table:table-cell table:formula="of:=&quot;N&quot;&amp;[.A285]" office:value-type="string" office:string-value="N292">
            <text:p>N292</text:p>
          </table:table-cell>
          <table:table-cell table:formula="of:=[.C284]" office:value-type="float" office:value="1535.8">
            <text:p>1535.8</text:p>
          </table:table-cell>
          <table:table-cell table:formula="of:= &quot;X&quot;&amp; [.C285]" office:value-type="string" office:string-value="X1535.8">
            <text:p>X1535.8</text:p>
          </table:table-cell>
          <table:table-cell table:formula="of:=[.E284]+[.$J$6]" office:value-type="float" office:value="1679">
            <text:p>1679</text:p>
          </table:table-cell>
          <table:table-cell table:formula="of:=&quot;Y&quot; &amp; [.E285]" office:value-type="string" office:string-value="Y1679">
            <text:p>Y1679</text:p>
          </table:table-cell>
          <table:table-cell table:number-columns-repeated="8"/>
          <table:table-cell table:style-name="ce2" table:formula="of:=[.B286]" office:value-type="string" office:string-value="N293">
            <text:p>N293</text:p>
          </table:table-cell>
          <table:table-cell table:style-name="ce2" table:formula="of:=[.D286]" office:value-type="string" office:string-value="X1535.8">
            <text:p>X1535.8</text:p>
          </table:table-cell>
          <table:table-cell table:style-name="ce2" table:formula="of:=[.F286]" office:value-type="string" office:string-value="Y1673.25">
            <text:p>Y1673.25</text:p>
          </table:table-cell>
        </table:table-row>
        <table:table-row table:style-name="ro1">
          <table:table-cell table:formula="of:=[.A285]+1" office:value-type="float" office:value="293">
            <text:p>293</text:p>
          </table:table-cell>
          <table:table-cell table:formula="of:=&quot;N&quot;&amp;[.A286]" office:value-type="string" office:string-value="N293">
            <text:p>N293</text:p>
          </table:table-cell>
          <table:table-cell table:formula="of:=[.C285]" office:value-type="float" office:value="1535.8">
            <text:p>1535.8</text:p>
          </table:table-cell>
          <table:table-cell table:formula="of:= &quot;X&quot;&amp; [.C286]" office:value-type="string" office:string-value="X1535.8">
            <text:p>X1535.8</text:p>
          </table:table-cell>
          <table:table-cell table:formula="of:=[.E285]+[.$J$6]" office:value-type="float" office:value="1673.25">
            <text:p>1673.25</text:p>
          </table:table-cell>
          <table:table-cell table:formula="of:=&quot;Y&quot; &amp; [.E286]" office:value-type="string" office:string-value="Y1673.25">
            <text:p>Y1673.25</text:p>
          </table:table-cell>
          <table:table-cell table:number-columns-repeated="8"/>
          <table:table-cell table:style-name="ce2" table:formula="of:=[.B287]" office:value-type="string" office:string-value="N294">
            <text:p>N294</text:p>
          </table:table-cell>
          <table:table-cell table:style-name="ce2" table:formula="of:=[.D287]" office:value-type="string" office:string-value="X1535.8">
            <text:p>X1535.8</text:p>
          </table:table-cell>
          <table:table-cell table:style-name="ce2" table:formula="of:=[.F287]" office:value-type="string" office:string-value="Y1667.5">
            <text:p>Y1667.5</text:p>
          </table:table-cell>
        </table:table-row>
        <table:table-row table:style-name="ro1">
          <table:table-cell table:formula="of:=[.A286]+1" office:value-type="float" office:value="294">
            <text:p>294</text:p>
          </table:table-cell>
          <table:table-cell table:formula="of:=&quot;N&quot;&amp;[.A287]" office:value-type="string" office:string-value="N294">
            <text:p>N294</text:p>
          </table:table-cell>
          <table:table-cell table:formula="of:=[.C286]" office:value-type="float" office:value="1535.8">
            <text:p>1535.8</text:p>
          </table:table-cell>
          <table:table-cell table:formula="of:= &quot;X&quot;&amp; [.C287]" office:value-type="string" office:string-value="X1535.8">
            <text:p>X1535.8</text:p>
          </table:table-cell>
          <table:table-cell table:formula="of:=[.E286]+[.$J$6]" office:value-type="float" office:value="1667.5">
            <text:p>1667.5</text:p>
          </table:table-cell>
          <table:table-cell table:formula="of:=&quot;Y&quot; &amp; [.E287]" office:value-type="string" office:string-value="Y1667.5">
            <text:p>Y1667.5</text:p>
          </table:table-cell>
          <table:table-cell table:number-columns-repeated="8"/>
          <table:table-cell table:style-name="ce2" table:formula="of:=[.B288]" office:value-type="string" office:string-value="N295">
            <text:p>N295</text:p>
          </table:table-cell>
          <table:table-cell table:style-name="ce2" table:formula="of:=[.D288]" office:value-type="string" office:string-value="X1535.8">
            <text:p>X1535.8</text:p>
          </table:table-cell>
          <table:table-cell table:style-name="ce2" table:formula="of:=[.F288]" office:value-type="string" office:string-value="Y1661.75">
            <text:p>Y1661.75</text:p>
          </table:table-cell>
        </table:table-row>
        <table:table-row table:style-name="ro1">
          <table:table-cell table:formula="of:=[.A287]+1" office:value-type="float" office:value="295">
            <text:p>295</text:p>
          </table:table-cell>
          <table:table-cell table:formula="of:=&quot;N&quot;&amp;[.A288]" office:value-type="string" office:string-value="N295">
            <text:p>N295</text:p>
          </table:table-cell>
          <table:table-cell table:formula="of:=[.C287]" office:value-type="float" office:value="1535.8">
            <text:p>1535.8</text:p>
          </table:table-cell>
          <table:table-cell table:formula="of:= &quot;X&quot;&amp; [.C288]" office:value-type="string" office:string-value="X1535.8">
            <text:p>X1535.8</text:p>
          </table:table-cell>
          <table:table-cell table:formula="of:=[.E287]+[.$J$6]" office:value-type="float" office:value="1661.75">
            <text:p>1661.75</text:p>
          </table:table-cell>
          <table:table-cell table:formula="of:=&quot;Y&quot; &amp; [.E288]" office:value-type="string" office:string-value="Y1661.75">
            <text:p>Y1661.75</text:p>
          </table:table-cell>
          <table:table-cell table:number-columns-repeated="8"/>
          <table:table-cell table:style-name="ce2" table:formula="of:=[.B289]" office:value-type="string" office:string-value="N296">
            <text:p>N296</text:p>
          </table:table-cell>
          <table:table-cell table:style-name="ce2" table:formula="of:=[.D289]" office:value-type="string" office:string-value="X1535.8">
            <text:p>X1535.8</text:p>
          </table:table-cell>
          <table:table-cell table:style-name="ce2" table:formula="of:=[.F289]" office:value-type="string" office:string-value="Y1656">
            <text:p>Y1656</text:p>
          </table:table-cell>
        </table:table-row>
        <table:table-row table:style-name="ro1">
          <table:table-cell table:formula="of:=[.A288]+1" office:value-type="float" office:value="296">
            <text:p>296</text:p>
          </table:table-cell>
          <table:table-cell table:formula="of:=&quot;N&quot;&amp;[.A289]" office:value-type="string" office:string-value="N296">
            <text:p>N296</text:p>
          </table:table-cell>
          <table:table-cell table:formula="of:=[.C288]" office:value-type="float" office:value="1535.8">
            <text:p>1535.8</text:p>
          </table:table-cell>
          <table:table-cell table:formula="of:= &quot;X&quot;&amp; [.C289]" office:value-type="string" office:string-value="X1535.8">
            <text:p>X1535.8</text:p>
          </table:table-cell>
          <table:table-cell table:formula="of:=[.E288]+[.$J$6]" office:value-type="float" office:value="1656">
            <text:p>1656</text:p>
          </table:table-cell>
          <table:table-cell table:formula="of:=&quot;Y&quot; &amp; [.E289]" office:value-type="string" office:string-value="Y1656">
            <text:p>Y1656</text:p>
          </table:table-cell>
          <table:table-cell table:number-columns-repeated="8"/>
          <table:table-cell table:style-name="ce2" table:formula="of:=[.B290]" office:value-type="string" office:string-value="N297">
            <text:p>N297</text:p>
          </table:table-cell>
          <table:table-cell table:style-name="ce2" table:formula="of:=[.D290]" office:value-type="string" office:string-value="X1535.8">
            <text:p>X1535.8</text:p>
          </table:table-cell>
          <table:table-cell table:style-name="ce2" table:formula="of:=[.F290]" office:value-type="string" office:string-value="Y1650.25">
            <text:p>Y1650.25</text:p>
          </table:table-cell>
        </table:table-row>
        <table:table-row table:style-name="ro1">
          <table:table-cell table:formula="of:=[.A289]+1" office:value-type="float" office:value="297">
            <text:p>297</text:p>
          </table:table-cell>
          <table:table-cell table:formula="of:=&quot;N&quot;&amp;[.A290]" office:value-type="string" office:string-value="N297">
            <text:p>N297</text:p>
          </table:table-cell>
          <table:table-cell table:formula="of:=[.C289]" office:value-type="float" office:value="1535.8">
            <text:p>1535.8</text:p>
          </table:table-cell>
          <table:table-cell table:formula="of:= &quot;X&quot;&amp; [.C290]" office:value-type="string" office:string-value="X1535.8">
            <text:p>X1535.8</text:p>
          </table:table-cell>
          <table:table-cell table:formula="of:=[.E289]+[.$J$6]" office:value-type="float" office:value="1650.25">
            <text:p>1650.25</text:p>
          </table:table-cell>
          <table:table-cell table:formula="of:=&quot;Y&quot; &amp; [.E290]" office:value-type="string" office:string-value="Y1650.25">
            <text:p>Y1650.25</text:p>
          </table:table-cell>
          <table:table-cell table:number-columns-repeated="8"/>
          <table:table-cell table:style-name="ce2" table:formula="of:=[.B291]" office:value-type="string" office:string-value="N298">
            <text:p>N298</text:p>
          </table:table-cell>
          <table:table-cell table:style-name="ce2" table:formula="of:=[.D291]" office:value-type="string" office:string-value="X1535.8">
            <text:p>X1535.8</text:p>
          </table:table-cell>
          <table:table-cell table:style-name="ce2" table:formula="of:=[.F291]" office:value-type="string" office:string-value="Y1644.5">
            <text:p>Y1644.5</text:p>
          </table:table-cell>
        </table:table-row>
        <table:table-row table:style-name="ro1">
          <table:table-cell table:formula="of:=[.A290]+1" office:value-type="float" office:value="298">
            <text:p>298</text:p>
          </table:table-cell>
          <table:table-cell table:formula="of:=&quot;N&quot;&amp;[.A291]" office:value-type="string" office:string-value="N298">
            <text:p>N298</text:p>
          </table:table-cell>
          <table:table-cell table:formula="of:=[.C290]" office:value-type="float" office:value="1535.8">
            <text:p>1535.8</text:p>
          </table:table-cell>
          <table:table-cell table:formula="of:= &quot;X&quot;&amp; [.C291]" office:value-type="string" office:string-value="X1535.8">
            <text:p>X1535.8</text:p>
          </table:table-cell>
          <table:table-cell table:formula="of:=[.E290]+[.$J$6]" office:value-type="float" office:value="1644.5">
            <text:p>1644.5</text:p>
          </table:table-cell>
          <table:table-cell table:formula="of:=&quot;Y&quot; &amp; [.E291]" office:value-type="string" office:string-value="Y1644.5">
            <text:p>Y1644.5</text:p>
          </table:table-cell>
          <table:table-cell table:number-columns-repeated="8"/>
          <table:table-cell table:style-name="ce2" table:formula="of:=[.B292]" office:value-type="string" office:string-value="N299">
            <text:p>N299</text:p>
          </table:table-cell>
          <table:table-cell table:style-name="ce2" table:formula="of:=[.D292]" office:value-type="string" office:string-value="X1535.8">
            <text:p>X1535.8</text:p>
          </table:table-cell>
          <table:table-cell table:style-name="ce2" table:formula="of:=[.F292]" office:value-type="string" office:string-value="Y1638.75">
            <text:p>Y1638.75</text:p>
          </table:table-cell>
        </table:table-row>
        <table:table-row table:style-name="ro1">
          <table:table-cell table:formula="of:=[.A291]+1" office:value-type="float" office:value="299">
            <text:p>299</text:p>
          </table:table-cell>
          <table:table-cell table:formula="of:=&quot;N&quot;&amp;[.A292]" office:value-type="string" office:string-value="N299">
            <text:p>N299</text:p>
          </table:table-cell>
          <table:table-cell table:formula="of:=[.C291]" office:value-type="float" office:value="1535.8">
            <text:p>1535.8</text:p>
          </table:table-cell>
          <table:table-cell table:formula="of:= &quot;X&quot;&amp; [.C292]" office:value-type="string" office:string-value="X1535.8">
            <text:p>X1535.8</text:p>
          </table:table-cell>
          <table:table-cell table:formula="of:=[.E291]+[.$J$6]" office:value-type="float" office:value="1638.75">
            <text:p>1638.75</text:p>
          </table:table-cell>
          <table:table-cell table:formula="of:=&quot;Y&quot; &amp; [.E292]" office:value-type="string" office:string-value="Y1638.75">
            <text:p>Y1638.75</text:p>
          </table:table-cell>
          <table:table-cell table:number-columns-repeated="8"/>
          <table:table-cell table:style-name="ce2" table:formula="of:=[.B293]" office:value-type="string" office:string-value="N300">
            <text:p>N300</text:p>
          </table:table-cell>
          <table:table-cell table:style-name="ce2" table:formula="of:=[.D293]" office:value-type="string" office:string-value="X1535.8">
            <text:p>X1535.8</text:p>
          </table:table-cell>
          <table:table-cell table:style-name="ce2" table:formula="of:=[.F293]" office:value-type="string" office:string-value="Y1633">
            <text:p>Y1633</text:p>
          </table:table-cell>
        </table:table-row>
        <table:table-row table:style-name="ro1">
          <table:table-cell table:formula="of:=[.A292]+1" office:value-type="float" office:value="300">
            <text:p>300</text:p>
          </table:table-cell>
          <table:table-cell table:formula="of:=&quot;N&quot;&amp;[.A293]" office:value-type="string" office:string-value="N300">
            <text:p>N300</text:p>
          </table:table-cell>
          <table:table-cell table:formula="of:=[.C292]" office:value-type="float" office:value="1535.8">
            <text:p>1535.8</text:p>
          </table:table-cell>
          <table:table-cell table:formula="of:= &quot;X&quot;&amp; [.C293]" office:value-type="string" office:string-value="X1535.8">
            <text:p>X1535.8</text:p>
          </table:table-cell>
          <table:table-cell table:formula="of:=[.E292]+[.$J$6]" office:value-type="float" office:value="1633">
            <text:p>1633</text:p>
          </table:table-cell>
          <table:table-cell table:formula="of:=&quot;Y&quot; &amp; [.E293]" office:value-type="string" office:string-value="Y1633">
            <text:p>Y1633</text:p>
          </table:table-cell>
          <table:table-cell table:number-columns-repeated="8"/>
          <table:table-cell table:style-name="ce2" table:formula="of:=[.B294]" office:value-type="string" office:string-value="N301">
            <text:p>N301</text:p>
          </table:table-cell>
          <table:table-cell table:style-name="ce2" table:formula="of:=[.D294]" office:value-type="string" office:string-value="X1535.8">
            <text:p>X1535.8</text:p>
          </table:table-cell>
          <table:table-cell table:style-name="ce2" table:formula="of:=[.F294]" office:value-type="string" office:string-value="Y1627.25">
            <text:p>Y1627.25</text:p>
          </table:table-cell>
        </table:table-row>
        <table:table-row table:style-name="ro1">
          <table:table-cell table:formula="of:=[.A293]+1" office:value-type="float" office:value="301">
            <text:p>301</text:p>
          </table:table-cell>
          <table:table-cell table:formula="of:=&quot;N&quot;&amp;[.A294]" office:value-type="string" office:string-value="N301">
            <text:p>N301</text:p>
          </table:table-cell>
          <table:table-cell table:formula="of:=[.C293]" office:value-type="float" office:value="1535.8">
            <text:p>1535.8</text:p>
          </table:table-cell>
          <table:table-cell table:formula="of:= &quot;X&quot;&amp; [.C294]" office:value-type="string" office:string-value="X1535.8">
            <text:p>X1535.8</text:p>
          </table:table-cell>
          <table:table-cell table:formula="of:=[.E293]+[.$J$6]" office:value-type="float" office:value="1627.25">
            <text:p>1627.25</text:p>
          </table:table-cell>
          <table:table-cell table:formula="of:=&quot;Y&quot; &amp; [.E294]" office:value-type="string" office:string-value="Y1627.25">
            <text:p>Y1627.25</text:p>
          </table:table-cell>
          <table:table-cell table:number-columns-repeated="8"/>
          <table:table-cell table:style-name="ce2" table:formula="of:=[.B295]" office:value-type="string" office:string-value="N302">
            <text:p>N302</text:p>
          </table:table-cell>
          <table:table-cell table:style-name="ce2" table:formula="of:=[.D295]" office:value-type="string" office:string-value="X1535.8">
            <text:p>X1535.8</text:p>
          </table:table-cell>
          <table:table-cell table:style-name="ce2" table:formula="of:=[.F295]" office:value-type="string" office:string-value="Y1621.5">
            <text:p>Y1621.5</text:p>
          </table:table-cell>
        </table:table-row>
        <table:table-row table:style-name="ro1">
          <table:table-cell table:formula="of:=[.A294]+1" office:value-type="float" office:value="302">
            <text:p>302</text:p>
          </table:table-cell>
          <table:table-cell table:formula="of:=&quot;N&quot;&amp;[.A295]" office:value-type="string" office:string-value="N302">
            <text:p>N302</text:p>
          </table:table-cell>
          <table:table-cell table:formula="of:=[.C294]" office:value-type="float" office:value="1535.8">
            <text:p>1535.8</text:p>
          </table:table-cell>
          <table:table-cell table:formula="of:= &quot;X&quot;&amp; [.C295]" office:value-type="string" office:string-value="X1535.8">
            <text:p>X1535.8</text:p>
          </table:table-cell>
          <table:table-cell table:formula="of:=[.E294]+[.$J$6]" office:value-type="float" office:value="1621.5">
            <text:p>1621.5</text:p>
          </table:table-cell>
          <table:table-cell table:formula="of:=&quot;Y&quot; &amp; [.E295]" office:value-type="string" office:string-value="Y1621.5">
            <text:p>Y1621.5</text:p>
          </table:table-cell>
          <table:table-cell table:number-columns-repeated="8"/>
          <table:table-cell table:style-name="ce2" table:formula="of:=[.B296]" office:value-type="string" office:string-value="N303">
            <text:p>N303</text:p>
          </table:table-cell>
          <table:table-cell table:style-name="ce2" table:formula="of:=[.D296]" office:value-type="string" office:string-value="X1535.8">
            <text:p>X1535.8</text:p>
          </table:table-cell>
          <table:table-cell table:style-name="ce2" table:formula="of:=[.F296]" office:value-type="string" office:string-value="Y1615.75">
            <text:p>Y1615.75</text:p>
          </table:table-cell>
        </table:table-row>
        <table:table-row table:style-name="ro1">
          <table:table-cell table:formula="of:=[.A295]+1" office:value-type="float" office:value="303">
            <text:p>303</text:p>
          </table:table-cell>
          <table:table-cell table:formula="of:=&quot;N&quot;&amp;[.A296]" office:value-type="string" office:string-value="N303">
            <text:p>N303</text:p>
          </table:table-cell>
          <table:table-cell table:formula="of:=[.C295]" office:value-type="float" office:value="1535.8">
            <text:p>1535.8</text:p>
          </table:table-cell>
          <table:table-cell table:formula="of:= &quot;X&quot;&amp; [.C296]" office:value-type="string" office:string-value="X1535.8">
            <text:p>X1535.8</text:p>
          </table:table-cell>
          <table:table-cell table:formula="of:=[.E295]+[.$J$6]" office:value-type="float" office:value="1615.75">
            <text:p>1615.75</text:p>
          </table:table-cell>
          <table:table-cell table:formula="of:=&quot;Y&quot; &amp; [.E296]" office:value-type="string" office:string-value="Y1615.75">
            <text:p>Y1615.75</text:p>
          </table:table-cell>
          <table:table-cell table:number-columns-repeated="8"/>
          <table:table-cell table:style-name="ce2" table:formula="of:=[.B297]" office:value-type="string" office:string-value="N304">
            <text:p>N304</text:p>
          </table:table-cell>
          <table:table-cell table:style-name="ce2" table:formula="of:=[.D297]" office:value-type="string" office:string-value="X1535.8">
            <text:p>X1535.8</text:p>
          </table:table-cell>
          <table:table-cell table:style-name="ce2" table:formula="of:=[.F297]" office:value-type="string" office:string-value="Y1610">
            <text:p>Y1610</text:p>
          </table:table-cell>
        </table:table-row>
        <table:table-row table:style-name="ro1">
          <table:table-cell table:formula="of:=[.A296]+1" office:value-type="float" office:value="304">
            <text:p>304</text:p>
          </table:table-cell>
          <table:table-cell table:formula="of:=&quot;N&quot;&amp;[.A297]" office:value-type="string" office:string-value="N304">
            <text:p>N304</text:p>
          </table:table-cell>
          <table:table-cell table:formula="of:=[.C296]" office:value-type="float" office:value="1535.8">
            <text:p>1535.8</text:p>
          </table:table-cell>
          <table:table-cell table:formula="of:= &quot;X&quot;&amp; [.C297]" office:value-type="string" office:string-value="X1535.8">
            <text:p>X1535.8</text:p>
          </table:table-cell>
          <table:table-cell table:formula="of:=[.E296]+[.$J$6]" office:value-type="float" office:value="1610">
            <text:p>1610</text:p>
          </table:table-cell>
          <table:table-cell table:formula="of:=&quot;Y&quot; &amp; [.E297]" office:value-type="string" office:string-value="Y1610">
            <text:p>Y1610</text:p>
          </table:table-cell>
          <table:table-cell table:number-columns-repeated="8"/>
          <table:table-cell table:style-name="ce2" table:formula="of:=[.B298]" office:value-type="string" office:string-value="N305">
            <text:p>N305</text:p>
          </table:table-cell>
          <table:table-cell table:style-name="ce2" table:formula="of:=[.D298]" office:value-type="string" office:string-value="X1535.8">
            <text:p>X1535.8</text:p>
          </table:table-cell>
          <table:table-cell table:style-name="ce2" table:formula="of:=[.F298]" office:value-type="string" office:string-value="Y1604.25">
            <text:p>Y1604.25</text:p>
          </table:table-cell>
        </table:table-row>
        <table:table-row table:style-name="ro1">
          <table:table-cell table:formula="of:=[.A297]+1" office:value-type="float" office:value="305">
            <text:p>305</text:p>
          </table:table-cell>
          <table:table-cell table:formula="of:=&quot;N&quot;&amp;[.A298]" office:value-type="string" office:string-value="N305">
            <text:p>N305</text:p>
          </table:table-cell>
          <table:table-cell table:formula="of:=[.C297]" office:value-type="float" office:value="1535.8">
            <text:p>1535.8</text:p>
          </table:table-cell>
          <table:table-cell table:formula="of:= &quot;X&quot;&amp; [.C298]" office:value-type="string" office:string-value="X1535.8">
            <text:p>X1535.8</text:p>
          </table:table-cell>
          <table:table-cell table:formula="of:=[.E297]+[.$J$6]" office:value-type="float" office:value="1604.25">
            <text:p>1604.25</text:p>
          </table:table-cell>
          <table:table-cell table:formula="of:=&quot;Y&quot; &amp; [.E298]" office:value-type="string" office:string-value="Y1604.25">
            <text:p>Y1604.25</text:p>
          </table:table-cell>
          <table:table-cell table:number-columns-repeated="8"/>
          <table:table-cell table:style-name="ce2" table:formula="of:=[.B299]" office:value-type="string" office:string-value="N306">
            <text:p>N306</text:p>
          </table:table-cell>
          <table:table-cell table:style-name="ce2" table:formula="of:=[.D299]" office:value-type="string" office:string-value="X1535.8">
            <text:p>X1535.8</text:p>
          </table:table-cell>
          <table:table-cell table:style-name="ce2" table:formula="of:=[.F299]" office:value-type="string" office:string-value="Y1598.5">
            <text:p>Y1598.5</text:p>
          </table:table-cell>
        </table:table-row>
        <table:table-row table:style-name="ro1">
          <table:table-cell table:formula="of:=[.A298]+1" office:value-type="float" office:value="306">
            <text:p>306</text:p>
          </table:table-cell>
          <table:table-cell table:formula="of:=&quot;N&quot;&amp;[.A299]" office:value-type="string" office:string-value="N306">
            <text:p>N306</text:p>
          </table:table-cell>
          <table:table-cell table:formula="of:=[.C298]" office:value-type="float" office:value="1535.8">
            <text:p>1535.8</text:p>
          </table:table-cell>
          <table:table-cell table:formula="of:= &quot;X&quot;&amp; [.C299]" office:value-type="string" office:string-value="X1535.8">
            <text:p>X1535.8</text:p>
          </table:table-cell>
          <table:table-cell table:formula="of:=[.E298]+[.$J$6]" office:value-type="float" office:value="1598.5">
            <text:p>1598.5</text:p>
          </table:table-cell>
          <table:table-cell table:formula="of:=&quot;Y&quot; &amp; [.E299]" office:value-type="string" office:string-value="Y1598.5">
            <text:p>Y1598.5</text:p>
          </table:table-cell>
          <table:table-cell table:number-columns-repeated="8"/>
          <table:table-cell table:style-name="ce2" table:formula="of:=[.B300]" office:value-type="string" office:string-value="N307">
            <text:p>N307</text:p>
          </table:table-cell>
          <table:table-cell table:style-name="ce2" table:formula="of:=[.D300]" office:value-type="string" office:string-value="X1535.8">
            <text:p>X1535.8</text:p>
          </table:table-cell>
          <table:table-cell table:style-name="ce2" table:formula="of:=[.F300]" office:value-type="string" office:string-value="Y1592.75">
            <text:p>Y1592.75</text:p>
          </table:table-cell>
        </table:table-row>
        <table:table-row table:style-name="ro1">
          <table:table-cell table:formula="of:=[.A299]+1" office:value-type="float" office:value="307">
            <text:p>307</text:p>
          </table:table-cell>
          <table:table-cell table:formula="of:=&quot;N&quot;&amp;[.A300]" office:value-type="string" office:string-value="N307">
            <text:p>N307</text:p>
          </table:table-cell>
          <table:table-cell table:formula="of:=[.C299]" office:value-type="float" office:value="1535.8">
            <text:p>1535.8</text:p>
          </table:table-cell>
          <table:table-cell table:formula="of:= &quot;X&quot;&amp; [.C300]" office:value-type="string" office:string-value="X1535.8">
            <text:p>X1535.8</text:p>
          </table:table-cell>
          <table:table-cell table:formula="of:=[.E299]+[.$J$6]" office:value-type="float" office:value="1592.75">
            <text:p>1592.75</text:p>
          </table:table-cell>
          <table:table-cell table:formula="of:=&quot;Y&quot; &amp; [.E300]" office:value-type="string" office:string-value="Y1592.75">
            <text:p>Y1592.75</text:p>
          </table:table-cell>
          <table:table-cell table:number-columns-repeated="8"/>
          <table:table-cell table:style-name="ce2" table:formula="of:=[.B301]" office:value-type="string" office:string-value="N308">
            <text:p>N308</text:p>
          </table:table-cell>
          <table:table-cell table:style-name="ce2" table:formula="of:=[.D301]" office:value-type="string" office:string-value="X1535.8">
            <text:p>X1535.8</text:p>
          </table:table-cell>
          <table:table-cell table:style-name="ce2" table:formula="of:=[.F301]" office:value-type="string" office:string-value="Y1587">
            <text:p>Y1587</text:p>
          </table:table-cell>
        </table:table-row>
        <table:table-row table:style-name="ro1">
          <table:table-cell table:formula="of:=[.A300]+1" office:value-type="float" office:value="308">
            <text:p>308</text:p>
          </table:table-cell>
          <table:table-cell table:formula="of:=&quot;N&quot;&amp;[.A301]" office:value-type="string" office:string-value="N308">
            <text:p>N308</text:p>
          </table:table-cell>
          <table:table-cell table:formula="of:=[.C300]" office:value-type="float" office:value="1535.8">
            <text:p>1535.8</text:p>
          </table:table-cell>
          <table:table-cell table:formula="of:= &quot;X&quot;&amp; [.C301]" office:value-type="string" office:string-value="X1535.8">
            <text:p>X1535.8</text:p>
          </table:table-cell>
          <table:table-cell table:formula="of:=[.E300]+[.$J$6]" office:value-type="float" office:value="1587">
            <text:p>1587</text:p>
          </table:table-cell>
          <table:table-cell table:formula="of:=&quot;Y&quot; &amp; [.E301]" office:value-type="string" office:string-value="Y1587">
            <text:p>Y1587</text:p>
          </table:table-cell>
          <table:table-cell table:number-columns-repeated="8"/>
          <table:table-cell table:style-name="ce2" table:formula="of:=[.B302]" office:value-type="string" office:string-value="N309">
            <text:p>N309</text:p>
          </table:table-cell>
          <table:table-cell table:style-name="ce2" table:formula="of:=[.D302]" office:value-type="string" office:string-value="X1535.8">
            <text:p>X1535.8</text:p>
          </table:table-cell>
          <table:table-cell table:style-name="ce2" table:formula="of:=[.F302]" office:value-type="string" office:string-value="Y1581.25">
            <text:p>Y1581.25</text:p>
          </table:table-cell>
        </table:table-row>
        <table:table-row table:style-name="ro1">
          <table:table-cell table:formula="of:=[.A301]+1" office:value-type="float" office:value="309">
            <text:p>309</text:p>
          </table:table-cell>
          <table:table-cell table:formula="of:=&quot;N&quot;&amp;[.A302]" office:value-type="string" office:string-value="N309">
            <text:p>N309</text:p>
          </table:table-cell>
          <table:table-cell table:formula="of:=[.C301]" office:value-type="float" office:value="1535.8">
            <text:p>1535.8</text:p>
          </table:table-cell>
          <table:table-cell table:formula="of:= &quot;X&quot;&amp; [.C302]" office:value-type="string" office:string-value="X1535.8">
            <text:p>X1535.8</text:p>
          </table:table-cell>
          <table:table-cell table:formula="of:=[.E301]+[.$J$6]" office:value-type="float" office:value="1581.25">
            <text:p>1581.25</text:p>
          </table:table-cell>
          <table:table-cell table:formula="of:=&quot;Y&quot; &amp; [.E302]" office:value-type="string" office:string-value="Y1581.25">
            <text:p>Y1581.25</text:p>
          </table:table-cell>
          <table:table-cell table:number-columns-repeated="8"/>
          <table:table-cell table:style-name="ce2" table:formula="of:=[.B303]" office:value-type="string" office:string-value="N310">
            <text:p>N310</text:p>
          </table:table-cell>
          <table:table-cell table:style-name="ce2" table:formula="of:=[.D303]" office:value-type="string" office:string-value="X1535.8">
            <text:p>X1535.8</text:p>
          </table:table-cell>
          <table:table-cell table:style-name="ce2" table:formula="of:=[.F303]" office:value-type="string" office:string-value="Y1575.5">
            <text:p>Y1575.5</text:p>
          </table:table-cell>
        </table:table-row>
        <table:table-row table:style-name="ro1">
          <table:table-cell table:formula="of:=[.A302]+1" office:value-type="float" office:value="310">
            <text:p>310</text:p>
          </table:table-cell>
          <table:table-cell table:formula="of:=&quot;N&quot;&amp;[.A303]" office:value-type="string" office:string-value="N310">
            <text:p>N310</text:p>
          </table:table-cell>
          <table:table-cell table:formula="of:=[.C302]" office:value-type="float" office:value="1535.8">
            <text:p>1535.8</text:p>
          </table:table-cell>
          <table:table-cell table:formula="of:= &quot;X&quot;&amp; [.C303]" office:value-type="string" office:string-value="X1535.8">
            <text:p>X1535.8</text:p>
          </table:table-cell>
          <table:table-cell table:formula="of:=[.E302]+[.$J$6]" office:value-type="float" office:value="1575.5">
            <text:p>1575.5</text:p>
          </table:table-cell>
          <table:table-cell table:formula="of:=&quot;Y&quot; &amp; [.E303]" office:value-type="string" office:string-value="Y1575.5">
            <text:p>Y1575.5</text:p>
          </table:table-cell>
          <table:table-cell table:number-columns-repeated="8"/>
          <table:table-cell table:style-name="ce2" table:formula="of:=[.B304]" office:value-type="string" office:string-value="N311">
            <text:p>N311</text:p>
          </table:table-cell>
          <table:table-cell table:style-name="ce2" table:formula="of:=[.D304]" office:value-type="string" office:string-value="X1535.8">
            <text:p>X1535.8</text:p>
          </table:table-cell>
          <table:table-cell table:style-name="ce2" table:formula="of:=[.F304]" office:value-type="string" office:string-value="Y1569.75">
            <text:p>Y1569.75</text:p>
          </table:table-cell>
        </table:table-row>
        <table:table-row table:style-name="ro1">
          <table:table-cell table:formula="of:=[.A303]+1" office:value-type="float" office:value="311">
            <text:p>311</text:p>
          </table:table-cell>
          <table:table-cell table:formula="of:=&quot;N&quot;&amp;[.A304]" office:value-type="string" office:string-value="N311">
            <text:p>N311</text:p>
          </table:table-cell>
          <table:table-cell table:formula="of:=[.C303]" office:value-type="float" office:value="1535.8">
            <text:p>1535.8</text:p>
          </table:table-cell>
          <table:table-cell table:formula="of:= &quot;X&quot;&amp; [.C304]" office:value-type="string" office:string-value="X1535.8">
            <text:p>X1535.8</text:p>
          </table:table-cell>
          <table:table-cell table:formula="of:=[.E303]+[.$J$6]" office:value-type="float" office:value="1569.75">
            <text:p>1569.75</text:p>
          </table:table-cell>
          <table:table-cell table:formula="of:=&quot;Y&quot; &amp; [.E304]" office:value-type="string" office:string-value="Y1569.75">
            <text:p>Y1569.75</text:p>
          </table:table-cell>
          <table:table-cell table:number-columns-repeated="8"/>
          <table:table-cell table:style-name="ce2" table:formula="of:=[.B305]" office:value-type="string" office:string-value="N312">
            <text:p>N312</text:p>
          </table:table-cell>
          <table:table-cell table:style-name="ce2" table:formula="of:=[.D305]" office:value-type="string" office:string-value="X1535.8">
            <text:p>X1535.8</text:p>
          </table:table-cell>
          <table:table-cell table:style-name="ce2" table:formula="of:=[.F305]" office:value-type="string" office:string-value="Y1564">
            <text:p>Y1564</text:p>
          </table:table-cell>
        </table:table-row>
        <table:table-row table:style-name="ro1">
          <table:table-cell table:formula="of:=[.A304]+1" office:value-type="float" office:value="312">
            <text:p>312</text:p>
          </table:table-cell>
          <table:table-cell table:formula="of:=&quot;N&quot;&amp;[.A305]" office:value-type="string" office:string-value="N312">
            <text:p>N312</text:p>
          </table:table-cell>
          <table:table-cell table:formula="of:=[.C304]" office:value-type="float" office:value="1535.8">
            <text:p>1535.8</text:p>
          </table:table-cell>
          <table:table-cell table:formula="of:= &quot;X&quot;&amp; [.C305]" office:value-type="string" office:string-value="X1535.8">
            <text:p>X1535.8</text:p>
          </table:table-cell>
          <table:table-cell table:formula="of:=[.E304]+[.$J$6]" office:value-type="float" office:value="1564">
            <text:p>1564</text:p>
          </table:table-cell>
          <table:table-cell table:formula="of:=&quot;Y&quot; &amp; [.E305]" office:value-type="string" office:string-value="Y1564">
            <text:p>Y1564</text:p>
          </table:table-cell>
          <table:table-cell table:number-columns-repeated="8"/>
          <table:table-cell table:style-name="ce2" table:formula="of:=[.B306]" office:value-type="string" office:string-value="N313">
            <text:p>N313</text:p>
          </table:table-cell>
          <table:table-cell table:style-name="ce2" table:formula="of:=[.D306]" office:value-type="string" office:string-value="X1535.8">
            <text:p>X1535.8</text:p>
          </table:table-cell>
          <table:table-cell table:style-name="ce2" table:formula="of:=[.F306]" office:value-type="string" office:string-value="Y1558.25">
            <text:p>Y1558.25</text:p>
          </table:table-cell>
        </table:table-row>
        <table:table-row table:style-name="ro1">
          <table:table-cell table:formula="of:=[.A305]+1" office:value-type="float" office:value="313">
            <text:p>313</text:p>
          </table:table-cell>
          <table:table-cell table:formula="of:=&quot;N&quot;&amp;[.A306]" office:value-type="string" office:string-value="N313">
            <text:p>N313</text:p>
          </table:table-cell>
          <table:table-cell table:formula="of:=[.C305]" office:value-type="float" office:value="1535.8">
            <text:p>1535.8</text:p>
          </table:table-cell>
          <table:table-cell table:formula="of:= &quot;X&quot;&amp; [.C306]" office:value-type="string" office:string-value="X1535.8">
            <text:p>X1535.8</text:p>
          </table:table-cell>
          <table:table-cell table:formula="of:=[.E305]+[.$J$6]" office:value-type="float" office:value="1558.25">
            <text:p>1558.25</text:p>
          </table:table-cell>
          <table:table-cell table:formula="of:=&quot;Y&quot; &amp; [.E306]" office:value-type="string" office:string-value="Y1558.25">
            <text:p>Y1558.25</text:p>
          </table:table-cell>
          <table:table-cell table:number-columns-repeated="8"/>
          <table:table-cell table:style-name="ce2" table:formula="of:=[.B307]" office:value-type="string" office:string-value="N314">
            <text:p>N314</text:p>
          </table:table-cell>
          <table:table-cell table:style-name="ce2" table:formula="of:=[.D307]" office:value-type="string" office:string-value="X1535.8">
            <text:p>X1535.8</text:p>
          </table:table-cell>
          <table:table-cell table:style-name="ce2" table:formula="of:=[.F307]" office:value-type="string" office:string-value="Y1552.5">
            <text:p>Y1552.5</text:p>
          </table:table-cell>
        </table:table-row>
        <table:table-row table:style-name="ro1">
          <table:table-cell table:formula="of:=[.A306]+1" office:value-type="float" office:value="314">
            <text:p>314</text:p>
          </table:table-cell>
          <table:table-cell table:formula="of:=&quot;N&quot;&amp;[.A307]" office:value-type="string" office:string-value="N314">
            <text:p>N314</text:p>
          </table:table-cell>
          <table:table-cell table:formula="of:=[.C306]" office:value-type="float" office:value="1535.8">
            <text:p>1535.8</text:p>
          </table:table-cell>
          <table:table-cell table:formula="of:= &quot;X&quot;&amp; [.C307]" office:value-type="string" office:string-value="X1535.8">
            <text:p>X1535.8</text:p>
          </table:table-cell>
          <table:table-cell table:formula="of:=[.E306]+[.$J$6]" office:value-type="float" office:value="1552.5">
            <text:p>1552.5</text:p>
          </table:table-cell>
          <table:table-cell table:formula="of:=&quot;Y&quot; &amp; [.E307]" office:value-type="string" office:string-value="Y1552.5">
            <text:p>Y1552.5</text:p>
          </table:table-cell>
          <table:table-cell table:number-columns-repeated="8"/>
          <table:table-cell table:style-name="ce2" table:formula="of:=[.B308]" office:value-type="string" office:string-value="N315">
            <text:p>N315</text:p>
          </table:table-cell>
          <table:table-cell table:style-name="ce2" table:formula="of:=[.D308]" office:value-type="string" office:string-value="X1535.8">
            <text:p>X1535.8</text:p>
          </table:table-cell>
          <table:table-cell table:style-name="ce2" table:formula="of:=[.F308]" office:value-type="string" office:string-value="Y1546.75">
            <text:p>Y1546.75</text:p>
          </table:table-cell>
        </table:table-row>
        <table:table-row table:style-name="ro1">
          <table:table-cell table:formula="of:=[.A307]+1" office:value-type="float" office:value="315">
            <text:p>315</text:p>
          </table:table-cell>
          <table:table-cell table:formula="of:=&quot;N&quot;&amp;[.A308]" office:value-type="string" office:string-value="N315">
            <text:p>N315</text:p>
          </table:table-cell>
          <table:table-cell table:formula="of:=[.C307]" office:value-type="float" office:value="1535.8">
            <text:p>1535.8</text:p>
          </table:table-cell>
          <table:table-cell table:formula="of:= &quot;X&quot;&amp; [.C308]" office:value-type="string" office:string-value="X1535.8">
            <text:p>X1535.8</text:p>
          </table:table-cell>
          <table:table-cell table:formula="of:=[.E307]+[.$J$6]" office:value-type="float" office:value="1546.75">
            <text:p>1546.75</text:p>
          </table:table-cell>
          <table:table-cell table:formula="of:=&quot;Y&quot; &amp; [.E308]" office:value-type="string" office:string-value="Y1546.75">
            <text:p>Y1546.75</text:p>
          </table:table-cell>
          <table:table-cell table:number-columns-repeated="8"/>
          <table:table-cell table:style-name="ce2" table:formula="of:=[.B309]" office:value-type="string" office:string-value="N316">
            <text:p>N316</text:p>
          </table:table-cell>
          <table:table-cell table:style-name="ce2" table:formula="of:=[.D309]" office:value-type="string" office:string-value="X1535.8">
            <text:p>X1535.8</text:p>
          </table:table-cell>
          <table:table-cell table:style-name="ce2" table:formula="of:=[.F309]" office:value-type="string" office:string-value="Y1541">
            <text:p>Y1541</text:p>
          </table:table-cell>
        </table:table-row>
        <table:table-row table:style-name="ro1">
          <table:table-cell table:formula="of:=[.A308]+1" office:value-type="float" office:value="316">
            <text:p>316</text:p>
          </table:table-cell>
          <table:table-cell table:formula="of:=&quot;N&quot;&amp;[.A309]" office:value-type="string" office:string-value="N316">
            <text:p>N316</text:p>
          </table:table-cell>
          <table:table-cell table:formula="of:=[.C308]" office:value-type="float" office:value="1535.8">
            <text:p>1535.8</text:p>
          </table:table-cell>
          <table:table-cell table:formula="of:= &quot;X&quot;&amp; [.C309]" office:value-type="string" office:string-value="X1535.8">
            <text:p>X1535.8</text:p>
          </table:table-cell>
          <table:table-cell table:formula="of:=[.E308]+[.$J$6]" office:value-type="float" office:value="1541">
            <text:p>1541</text:p>
          </table:table-cell>
          <table:table-cell table:formula="of:=&quot;Y&quot; &amp; [.E309]" office:value-type="string" office:string-value="Y1541">
            <text:p>Y1541</text:p>
          </table:table-cell>
          <table:table-cell table:number-columns-repeated="8"/>
          <table:table-cell table:style-name="ce2" table:formula="of:=[.B310]" office:value-type="string" office:string-value="N317">
            <text:p>N317</text:p>
          </table:table-cell>
          <table:table-cell table:style-name="ce2" table:formula="of:=[.D310]" office:value-type="string" office:string-value="X1535.8">
            <text:p>X1535.8</text:p>
          </table:table-cell>
          <table:table-cell table:style-name="ce2" table:formula="of:=[.F310]" office:value-type="string" office:string-value="Y1535.25">
            <text:p>Y1535.25</text:p>
          </table:table-cell>
        </table:table-row>
        <table:table-row table:style-name="ro1">
          <table:table-cell table:formula="of:=[.A309]+1" office:value-type="float" office:value="317">
            <text:p>317</text:p>
          </table:table-cell>
          <table:table-cell table:formula="of:=&quot;N&quot;&amp;[.A310]" office:value-type="string" office:string-value="N317">
            <text:p>N317</text:p>
          </table:table-cell>
          <table:table-cell table:formula="of:=[.C309]" office:value-type="float" office:value="1535.8">
            <text:p>1535.8</text:p>
          </table:table-cell>
          <table:table-cell table:formula="of:= &quot;X&quot;&amp; [.C310]" office:value-type="string" office:string-value="X1535.8">
            <text:p>X1535.8</text:p>
          </table:table-cell>
          <table:table-cell table:formula="of:=[.E309]+[.$J$6]" office:value-type="float" office:value="1535.25">
            <text:p>1535.25</text:p>
          </table:table-cell>
          <table:table-cell table:formula="of:=&quot;Y&quot; &amp; [.E310]" office:value-type="string" office:string-value="Y1535.25">
            <text:p>Y1535.25</text:p>
          </table:table-cell>
          <table:table-cell table:number-columns-repeated="8"/>
          <table:table-cell table:style-name="ce2" table:formula="of:=[.B311]" office:value-type="string" office:string-value="N318">
            <text:p>N318</text:p>
          </table:table-cell>
          <table:table-cell table:style-name="ce2" table:formula="of:=[.D311]" office:value-type="string" office:string-value="X1535.8">
            <text:p>X1535.8</text:p>
          </table:table-cell>
          <table:table-cell table:style-name="ce2" table:formula="of:=[.F311]" office:value-type="string" office:string-value="Y1529.5">
            <text:p>Y1529.5</text:p>
          </table:table-cell>
        </table:table-row>
        <table:table-row table:style-name="ro1">
          <table:table-cell table:formula="of:=[.A310]+1" office:value-type="float" office:value="318">
            <text:p>318</text:p>
          </table:table-cell>
          <table:table-cell table:formula="of:=&quot;N&quot;&amp;[.A311]" office:value-type="string" office:string-value="N318">
            <text:p>N318</text:p>
          </table:table-cell>
          <table:table-cell table:formula="of:=[.C310]" office:value-type="float" office:value="1535.8">
            <text:p>1535.8</text:p>
          </table:table-cell>
          <table:table-cell table:formula="of:= &quot;X&quot;&amp; [.C311]" office:value-type="string" office:string-value="X1535.8">
            <text:p>X1535.8</text:p>
          </table:table-cell>
          <table:table-cell table:formula="of:=[.E310]+[.$J$6]" office:value-type="float" office:value="1529.5">
            <text:p>1529.5</text:p>
          </table:table-cell>
          <table:table-cell table:formula="of:=&quot;Y&quot; &amp; [.E311]" office:value-type="string" office:string-value="Y1529.5">
            <text:p>Y1529.5</text:p>
          </table:table-cell>
          <table:table-cell table:number-columns-repeated="8"/>
          <table:table-cell table:style-name="ce2" table:formula="of:=[.B312]" office:value-type="string" office:string-value="N319">
            <text:p>N319</text:p>
          </table:table-cell>
          <table:table-cell table:style-name="ce2" table:formula="of:=[.D312]" office:value-type="string" office:string-value="X1535.8">
            <text:p>X1535.8</text:p>
          </table:table-cell>
          <table:table-cell table:style-name="ce2" table:formula="of:=[.F312]" office:value-type="string" office:string-value="Y1523.75">
            <text:p>Y1523.75</text:p>
          </table:table-cell>
        </table:table-row>
        <table:table-row table:style-name="ro1">
          <table:table-cell table:formula="of:=[.A311]+1" office:value-type="float" office:value="319">
            <text:p>319</text:p>
          </table:table-cell>
          <table:table-cell table:formula="of:=&quot;N&quot;&amp;[.A312]" office:value-type="string" office:string-value="N319">
            <text:p>N319</text:p>
          </table:table-cell>
          <table:table-cell table:formula="of:=[.C311]" office:value-type="float" office:value="1535.8">
            <text:p>1535.8</text:p>
          </table:table-cell>
          <table:table-cell table:formula="of:= &quot;X&quot;&amp; [.C312]" office:value-type="string" office:string-value="X1535.8">
            <text:p>X1535.8</text:p>
          </table:table-cell>
          <table:table-cell table:formula="of:=[.E311]+[.$J$6]" office:value-type="float" office:value="1523.75">
            <text:p>1523.75</text:p>
          </table:table-cell>
          <table:table-cell table:formula="of:=&quot;Y&quot; &amp; [.E312]" office:value-type="string" office:string-value="Y1523.75">
            <text:p>Y1523.75</text:p>
          </table:table-cell>
          <table:table-cell table:number-columns-repeated="8"/>
          <table:table-cell table:style-name="ce2" table:formula="of:=[.B313]" office:value-type="string" office:string-value="N320">
            <text:p>N320</text:p>
          </table:table-cell>
          <table:table-cell table:style-name="ce2" table:formula="of:=[.D313]" office:value-type="string" office:string-value="X1535.8">
            <text:p>X1535.8</text:p>
          </table:table-cell>
          <table:table-cell table:style-name="ce2" table:formula="of:=[.F313]" office:value-type="string" office:string-value="Y1518">
            <text:p>Y1518</text:p>
          </table:table-cell>
        </table:table-row>
        <table:table-row table:style-name="ro1">
          <table:table-cell table:formula="of:=[.A312]+1" office:value-type="float" office:value="320">
            <text:p>320</text:p>
          </table:table-cell>
          <table:table-cell table:formula="of:=&quot;N&quot;&amp;[.A313]" office:value-type="string" office:string-value="N320">
            <text:p>N320</text:p>
          </table:table-cell>
          <table:table-cell table:formula="of:=[.C312]" office:value-type="float" office:value="1535.8">
            <text:p>1535.8</text:p>
          </table:table-cell>
          <table:table-cell table:formula="of:= &quot;X&quot;&amp; [.C313]" office:value-type="string" office:string-value="X1535.8">
            <text:p>X1535.8</text:p>
          </table:table-cell>
          <table:table-cell table:formula="of:=[.E312]+[.$J$6]" office:value-type="float" office:value="1518">
            <text:p>1518</text:p>
          </table:table-cell>
          <table:table-cell table:formula="of:=&quot;Y&quot; &amp; [.E313]" office:value-type="string" office:string-value="Y1518">
            <text:p>Y1518</text:p>
          </table:table-cell>
          <table:table-cell table:number-columns-repeated="8"/>
          <table:table-cell table:style-name="ce2" table:formula="of:=[.B314]" office:value-type="string" office:string-value="N321">
            <text:p>N321</text:p>
          </table:table-cell>
          <table:table-cell table:style-name="ce2" table:formula="of:=[.D314]" office:value-type="string" office:string-value="X1535.8">
            <text:p>X1535.8</text:p>
          </table:table-cell>
          <table:table-cell table:style-name="ce2" table:formula="of:=[.F314]" office:value-type="string" office:string-value="Y1512.25">
            <text:p>Y1512.25</text:p>
          </table:table-cell>
        </table:table-row>
        <table:table-row table:style-name="ro1">
          <table:table-cell table:formula="of:=[.A313]+1" office:value-type="float" office:value="321">
            <text:p>321</text:p>
          </table:table-cell>
          <table:table-cell table:formula="of:=&quot;N&quot;&amp;[.A314]" office:value-type="string" office:string-value="N321">
            <text:p>N321</text:p>
          </table:table-cell>
          <table:table-cell table:formula="of:=[.C313]" office:value-type="float" office:value="1535.8">
            <text:p>1535.8</text:p>
          </table:table-cell>
          <table:table-cell table:formula="of:= &quot;X&quot;&amp; [.C314]" office:value-type="string" office:string-value="X1535.8">
            <text:p>X1535.8</text:p>
          </table:table-cell>
          <table:table-cell table:formula="of:=[.E313]+[.$J$6]" office:value-type="float" office:value="1512.25">
            <text:p>1512.25</text:p>
          </table:table-cell>
          <table:table-cell table:formula="of:=&quot;Y&quot; &amp; [.E314]" office:value-type="string" office:string-value="Y1512.25">
            <text:p>Y1512.25</text:p>
          </table:table-cell>
          <table:table-cell table:number-columns-repeated="8"/>
          <table:table-cell table:style-name="ce2" table:formula="of:=[.B315]" office:value-type="string" office:string-value="N322">
            <text:p>N322</text:p>
          </table:table-cell>
          <table:table-cell table:style-name="ce2" table:formula="of:=[.D315]" office:value-type="string" office:string-value="X1535.8">
            <text:p>X1535.8</text:p>
          </table:table-cell>
          <table:table-cell table:style-name="ce2" table:formula="of:=[.F315]" office:value-type="string" office:string-value="Y1506.5">
            <text:p>Y1506.5</text:p>
          </table:table-cell>
        </table:table-row>
        <table:table-row table:style-name="ro1">
          <table:table-cell table:formula="of:=[.A314]+1" office:value-type="float" office:value="322">
            <text:p>322</text:p>
          </table:table-cell>
          <table:table-cell table:formula="of:=&quot;N&quot;&amp;[.A315]" office:value-type="string" office:string-value="N322">
            <text:p>N322</text:p>
          </table:table-cell>
          <table:table-cell table:formula="of:=[.C314]" office:value-type="float" office:value="1535.8">
            <text:p>1535.8</text:p>
          </table:table-cell>
          <table:table-cell table:formula="of:= &quot;X&quot;&amp; [.C315]" office:value-type="string" office:string-value="X1535.8">
            <text:p>X1535.8</text:p>
          </table:table-cell>
          <table:table-cell table:formula="of:=[.E314]+[.$J$6]" office:value-type="float" office:value="1506.5">
            <text:p>1506.5</text:p>
          </table:table-cell>
          <table:table-cell table:formula="of:=&quot;Y&quot; &amp; [.E315]" office:value-type="string" office:string-value="Y1506.5">
            <text:p>Y1506.5</text:p>
          </table:table-cell>
          <table:table-cell table:number-columns-repeated="8"/>
          <table:table-cell table:style-name="ce2" table:formula="of:=[.B316]" office:value-type="string" office:string-value="N323">
            <text:p>N323</text:p>
          </table:table-cell>
          <table:table-cell table:style-name="ce2" table:formula="of:=[.D316]" office:value-type="string" office:string-value="X1535.8">
            <text:p>X1535.8</text:p>
          </table:table-cell>
          <table:table-cell table:style-name="ce2" table:formula="of:=[.F316]" office:value-type="string" office:string-value="Y1500.75">
            <text:p>Y1500.75</text:p>
          </table:table-cell>
        </table:table-row>
        <table:table-row table:style-name="ro1">
          <table:table-cell table:formula="of:=[.A315]+1" office:value-type="float" office:value="323">
            <text:p>323</text:p>
          </table:table-cell>
          <table:table-cell table:formula="of:=&quot;N&quot;&amp;[.A316]" office:value-type="string" office:string-value="N323">
            <text:p>N323</text:p>
          </table:table-cell>
          <table:table-cell table:formula="of:=[.C315]" office:value-type="float" office:value="1535.8">
            <text:p>1535.8</text:p>
          </table:table-cell>
          <table:table-cell table:formula="of:= &quot;X&quot;&amp; [.C316]" office:value-type="string" office:string-value="X1535.8">
            <text:p>X1535.8</text:p>
          </table:table-cell>
          <table:table-cell table:formula="of:=[.E315]+[.$J$6]" office:value-type="float" office:value="1500.75">
            <text:p>1500.75</text:p>
          </table:table-cell>
          <table:table-cell table:formula="of:=&quot;Y&quot; &amp; [.E316]" office:value-type="string" office:string-value="Y1500.75">
            <text:p>Y1500.75</text:p>
          </table:table-cell>
          <table:table-cell table:number-columns-repeated="8"/>
          <table:table-cell table:style-name="ce2" table:formula="of:=[.B317]" office:value-type="string" office:string-value="N324">
            <text:p>N324</text:p>
          </table:table-cell>
          <table:table-cell table:style-name="ce2" table:formula="of:=[.D317]" office:value-type="string" office:string-value="X1535.8">
            <text:p>X1535.8</text:p>
          </table:table-cell>
          <table:table-cell table:style-name="ce2" table:formula="of:=[.F317]" office:value-type="string" office:string-value="Y1495">
            <text:p>Y1495</text:p>
          </table:table-cell>
        </table:table-row>
        <table:table-row table:style-name="ro1">
          <table:table-cell table:formula="of:=[.A316]+1" office:value-type="float" office:value="324">
            <text:p>324</text:p>
          </table:table-cell>
          <table:table-cell table:formula="of:=&quot;N&quot;&amp;[.A317]" office:value-type="string" office:string-value="N324">
            <text:p>N324</text:p>
          </table:table-cell>
          <table:table-cell table:formula="of:=[.C316]" office:value-type="float" office:value="1535.8">
            <text:p>1535.8</text:p>
          </table:table-cell>
          <table:table-cell table:formula="of:= &quot;X&quot;&amp; [.C317]" office:value-type="string" office:string-value="X1535.8">
            <text:p>X1535.8</text:p>
          </table:table-cell>
          <table:table-cell table:formula="of:=[.E316]+[.$J$6]" office:value-type="float" office:value="1495">
            <text:p>1495</text:p>
          </table:table-cell>
          <table:table-cell table:formula="of:=&quot;Y&quot; &amp; [.E317]" office:value-type="string" office:string-value="Y1495">
            <text:p>Y1495</text:p>
          </table:table-cell>
          <table:table-cell table:number-columns-repeated="8"/>
          <table:table-cell table:style-name="ce2" table:formula="of:=[.B318]" office:value-type="string" office:string-value="N325">
            <text:p>N325</text:p>
          </table:table-cell>
          <table:table-cell table:style-name="ce2" table:formula="of:=[.D318]" office:value-type="string" office:string-value="X1535.8">
            <text:p>X1535.8</text:p>
          </table:table-cell>
          <table:table-cell table:style-name="ce2" table:formula="of:=[.F318]" office:value-type="string" office:string-value="Y1489.25">
            <text:p>Y1489.25</text:p>
          </table:table-cell>
        </table:table-row>
        <table:table-row table:style-name="ro1">
          <table:table-cell table:formula="of:=[.A317]+1" office:value-type="float" office:value="325">
            <text:p>325</text:p>
          </table:table-cell>
          <table:table-cell table:formula="of:=&quot;N&quot;&amp;[.A318]" office:value-type="string" office:string-value="N325">
            <text:p>N325</text:p>
          </table:table-cell>
          <table:table-cell table:formula="of:=[.C317]" office:value-type="float" office:value="1535.8">
            <text:p>1535.8</text:p>
          </table:table-cell>
          <table:table-cell table:formula="of:= &quot;X&quot;&amp; [.C318]" office:value-type="string" office:string-value="X1535.8">
            <text:p>X1535.8</text:p>
          </table:table-cell>
          <table:table-cell table:formula="of:=[.E317]+[.$J$6]" office:value-type="float" office:value="1489.25">
            <text:p>1489.25</text:p>
          </table:table-cell>
          <table:table-cell table:formula="of:=&quot;Y&quot; &amp; [.E318]" office:value-type="string" office:string-value="Y1489.25">
            <text:p>Y1489.25</text:p>
          </table:table-cell>
          <table:table-cell table:number-columns-repeated="8"/>
          <table:table-cell table:style-name="ce2" table:formula="of:=[.B319]" office:value-type="string" office:string-value="N326">
            <text:p>N326</text:p>
          </table:table-cell>
          <table:table-cell table:style-name="ce2" table:formula="of:=[.D319]" office:value-type="string" office:string-value="X1535.8">
            <text:p>X1535.8</text:p>
          </table:table-cell>
          <table:table-cell table:style-name="ce2" table:formula="of:=[.F319]" office:value-type="string" office:string-value="Y1483.5">
            <text:p>Y1483.5</text:p>
          </table:table-cell>
        </table:table-row>
        <table:table-row table:style-name="ro1">
          <table:table-cell table:formula="of:=[.A318]+1" office:value-type="float" office:value="326">
            <text:p>326</text:p>
          </table:table-cell>
          <table:table-cell table:formula="of:=&quot;N&quot;&amp;[.A319]" office:value-type="string" office:string-value="N326">
            <text:p>N326</text:p>
          </table:table-cell>
          <table:table-cell table:formula="of:=[.C318]" office:value-type="float" office:value="1535.8">
            <text:p>1535.8</text:p>
          </table:table-cell>
          <table:table-cell table:formula="of:= &quot;X&quot;&amp; [.C319]" office:value-type="string" office:string-value="X1535.8">
            <text:p>X1535.8</text:p>
          </table:table-cell>
          <table:table-cell table:formula="of:=[.E318]+[.$J$6]" office:value-type="float" office:value="1483.5">
            <text:p>1483.5</text:p>
          </table:table-cell>
          <table:table-cell table:formula="of:=&quot;Y&quot; &amp; [.E319]" office:value-type="string" office:string-value="Y1483.5">
            <text:p>Y1483.5</text:p>
          </table:table-cell>
          <table:table-cell table:number-columns-repeated="8"/>
          <table:table-cell table:style-name="ce2" table:formula="of:=[.B320]" office:value-type="string" office:string-value="N327">
            <text:p>N327</text:p>
          </table:table-cell>
          <table:table-cell table:style-name="ce2" table:formula="of:=[.D320]" office:value-type="string" office:string-value="X1535.8">
            <text:p>X1535.8</text:p>
          </table:table-cell>
          <table:table-cell table:style-name="ce2" table:formula="of:=[.F320]" office:value-type="string" office:string-value="Y1477.75">
            <text:p>Y1477.75</text:p>
          </table:table-cell>
        </table:table-row>
        <table:table-row table:style-name="ro1">
          <table:table-cell table:formula="of:=[.A319]+1" office:value-type="float" office:value="327">
            <text:p>327</text:p>
          </table:table-cell>
          <table:table-cell table:formula="of:=&quot;N&quot;&amp;[.A320]" office:value-type="string" office:string-value="N327">
            <text:p>N327</text:p>
          </table:table-cell>
          <table:table-cell table:formula="of:=[.C319]" office:value-type="float" office:value="1535.8">
            <text:p>1535.8</text:p>
          </table:table-cell>
          <table:table-cell table:formula="of:= &quot;X&quot;&amp; [.C320]" office:value-type="string" office:string-value="X1535.8">
            <text:p>X1535.8</text:p>
          </table:table-cell>
          <table:table-cell table:formula="of:=[.E319]+[.$J$6]" office:value-type="float" office:value="1477.75">
            <text:p>1477.75</text:p>
          </table:table-cell>
          <table:table-cell table:formula="of:=&quot;Y&quot; &amp; [.E320]" office:value-type="string" office:string-value="Y1477.75">
            <text:p>Y1477.75</text:p>
          </table:table-cell>
          <table:table-cell table:number-columns-repeated="8"/>
          <table:table-cell table:style-name="ce2" table:formula="of:=[.B321]" office:value-type="string" office:string-value="N328">
            <text:p>N328</text:p>
          </table:table-cell>
          <table:table-cell table:style-name="ce2" table:formula="of:=[.D321]" office:value-type="string" office:string-value="X1535.8">
            <text:p>X1535.8</text:p>
          </table:table-cell>
          <table:table-cell table:style-name="ce2" table:formula="of:=[.F321]" office:value-type="string" office:string-value="Y1472">
            <text:p>Y1472</text:p>
          </table:table-cell>
        </table:table-row>
        <table:table-row table:style-name="ro1">
          <table:table-cell table:formula="of:=[.A320]+1" office:value-type="float" office:value="328">
            <text:p>328</text:p>
          </table:table-cell>
          <table:table-cell table:formula="of:=&quot;N&quot;&amp;[.A321]" office:value-type="string" office:string-value="N328">
            <text:p>N328</text:p>
          </table:table-cell>
          <table:table-cell table:formula="of:=[.C320]" office:value-type="float" office:value="1535.8">
            <text:p>1535.8</text:p>
          </table:table-cell>
          <table:table-cell table:formula="of:= &quot;X&quot;&amp; [.C321]" office:value-type="string" office:string-value="X1535.8">
            <text:p>X1535.8</text:p>
          </table:table-cell>
          <table:table-cell table:formula="of:=[.E320]+[.$J$6]" office:value-type="float" office:value="1472">
            <text:p>1472</text:p>
          </table:table-cell>
          <table:table-cell table:formula="of:=&quot;Y&quot; &amp; [.E321]" office:value-type="string" office:string-value="Y1472">
            <text:p>Y1472</text:p>
          </table:table-cell>
          <table:table-cell table:number-columns-repeated="8"/>
          <table:table-cell table:style-name="ce2" table:formula="of:=[.B322]" office:value-type="string" office:string-value="N329">
            <text:p>N329</text:p>
          </table:table-cell>
          <table:table-cell table:style-name="ce2" table:formula="of:=[.D322]" office:value-type="string" office:string-value="X1535.8">
            <text:p>X1535.8</text:p>
          </table:table-cell>
          <table:table-cell table:style-name="ce2" table:formula="of:=[.F322]" office:value-type="string" office:string-value="Y1466.25">
            <text:p>Y1466.25</text:p>
          </table:table-cell>
        </table:table-row>
        <table:table-row table:style-name="ro1">
          <table:table-cell table:formula="of:=[.A321]+1" office:value-type="float" office:value="329">
            <text:p>329</text:p>
          </table:table-cell>
          <table:table-cell table:formula="of:=&quot;N&quot;&amp;[.A322]" office:value-type="string" office:string-value="N329">
            <text:p>N329</text:p>
          </table:table-cell>
          <table:table-cell table:formula="of:=[.C321]" office:value-type="float" office:value="1535.8">
            <text:p>1535.8</text:p>
          </table:table-cell>
          <table:table-cell table:formula="of:= &quot;X&quot;&amp; [.C322]" office:value-type="string" office:string-value="X1535.8">
            <text:p>X1535.8</text:p>
          </table:table-cell>
          <table:table-cell table:formula="of:=[.E321]+[.$J$6]" office:value-type="float" office:value="1466.25">
            <text:p>1466.25</text:p>
          </table:table-cell>
          <table:table-cell table:formula="of:=&quot;Y&quot; &amp; [.E322]" office:value-type="string" office:string-value="Y1466.25">
            <text:p>Y1466.25</text:p>
          </table:table-cell>
          <table:table-cell table:number-columns-repeated="8"/>
          <table:table-cell table:style-name="ce2" table:formula="of:=[.B323]" office:value-type="string" office:string-value="N330">
            <text:p>N330</text:p>
          </table:table-cell>
          <table:table-cell table:style-name="ce2" table:formula="of:=[.D323]" office:value-type="string" office:string-value="X1535.8">
            <text:p>X1535.8</text:p>
          </table:table-cell>
          <table:table-cell table:style-name="ce2" table:formula="of:=[.F323]" office:value-type="string" office:string-value="Y1460.5">
            <text:p>Y1460.5</text:p>
          </table:table-cell>
        </table:table-row>
        <table:table-row table:style-name="ro1">
          <table:table-cell table:formula="of:=[.A322]+1" office:value-type="float" office:value="330">
            <text:p>330</text:p>
          </table:table-cell>
          <table:table-cell table:formula="of:=&quot;N&quot;&amp;[.A323]" office:value-type="string" office:string-value="N330">
            <text:p>N330</text:p>
          </table:table-cell>
          <table:table-cell table:formula="of:=[.C322]" office:value-type="float" office:value="1535.8">
            <text:p>1535.8</text:p>
          </table:table-cell>
          <table:table-cell table:formula="of:= &quot;X&quot;&amp; [.C323]" office:value-type="string" office:string-value="X1535.8">
            <text:p>X1535.8</text:p>
          </table:table-cell>
          <table:table-cell table:formula="of:=[.E322]+[.$J$6]" office:value-type="float" office:value="1460.5">
            <text:p>1460.5</text:p>
          </table:table-cell>
          <table:table-cell table:formula="of:=&quot;Y&quot; &amp; [.E323]" office:value-type="string" office:string-value="Y1460.5">
            <text:p>Y1460.5</text:p>
          </table:table-cell>
          <table:table-cell table:number-columns-repeated="8"/>
          <table:table-cell table:style-name="ce2" table:formula="of:=[.B324]" office:value-type="string" office:string-value="N331">
            <text:p>N331</text:p>
          </table:table-cell>
          <table:table-cell table:style-name="ce2" table:formula="of:=[.D324]" office:value-type="string" office:string-value="X1535.8">
            <text:p>X1535.8</text:p>
          </table:table-cell>
          <table:table-cell table:style-name="ce2" table:formula="of:=[.F324]" office:value-type="string" office:string-value="Y1454.75">
            <text:p>Y1454.75</text:p>
          </table:table-cell>
        </table:table-row>
        <table:table-row table:style-name="ro1">
          <table:table-cell table:formula="of:=[.A323]+1" office:value-type="float" office:value="331">
            <text:p>331</text:p>
          </table:table-cell>
          <table:table-cell table:formula="of:=&quot;N&quot;&amp;[.A324]" office:value-type="string" office:string-value="N331">
            <text:p>N331</text:p>
          </table:table-cell>
          <table:table-cell table:formula="of:=[.C323]" office:value-type="float" office:value="1535.8">
            <text:p>1535.8</text:p>
          </table:table-cell>
          <table:table-cell table:formula="of:= &quot;X&quot;&amp; [.C324]" office:value-type="string" office:string-value="X1535.8">
            <text:p>X1535.8</text:p>
          </table:table-cell>
          <table:table-cell table:formula="of:=[.E323]+[.$J$6]" office:value-type="float" office:value="1454.75">
            <text:p>1454.75</text:p>
          </table:table-cell>
          <table:table-cell table:formula="of:=&quot;Y&quot; &amp; [.E324]" office:value-type="string" office:string-value="Y1454.75">
            <text:p>Y1454.75</text:p>
          </table:table-cell>
          <table:table-cell table:number-columns-repeated="8"/>
          <table:table-cell table:style-name="ce2" table:formula="of:=[.B325]" office:value-type="string" office:string-value="N332">
            <text:p>N332</text:p>
          </table:table-cell>
          <table:table-cell table:style-name="ce2" table:formula="of:=[.D325]" office:value-type="string" office:string-value="X1535.8">
            <text:p>X1535.8</text:p>
          </table:table-cell>
          <table:table-cell table:style-name="ce2" table:formula="of:=[.F325]" office:value-type="string" office:string-value="Y1449">
            <text:p>Y1449</text:p>
          </table:table-cell>
        </table:table-row>
        <table:table-row table:style-name="ro1">
          <table:table-cell table:formula="of:=[.A324]+1" office:value-type="float" office:value="332">
            <text:p>332</text:p>
          </table:table-cell>
          <table:table-cell table:formula="of:=&quot;N&quot;&amp;[.A325]" office:value-type="string" office:string-value="N332">
            <text:p>N332</text:p>
          </table:table-cell>
          <table:table-cell table:formula="of:=[.C324]" office:value-type="float" office:value="1535.8">
            <text:p>1535.8</text:p>
          </table:table-cell>
          <table:table-cell table:formula="of:= &quot;X&quot;&amp; [.C325]" office:value-type="string" office:string-value="X1535.8">
            <text:p>X1535.8</text:p>
          </table:table-cell>
          <table:table-cell table:formula="of:=[.E324]+[.$J$6]" office:value-type="float" office:value="1449">
            <text:p>1449</text:p>
          </table:table-cell>
          <table:table-cell table:formula="of:=&quot;Y&quot; &amp; [.E325]" office:value-type="string" office:string-value="Y1449">
            <text:p>Y1449</text:p>
          </table:table-cell>
          <table:table-cell table:number-columns-repeated="8"/>
          <table:table-cell table:style-name="ce2" table:formula="of:=[.B326]" office:value-type="string" office:string-value="N333">
            <text:p>N333</text:p>
          </table:table-cell>
          <table:table-cell table:style-name="ce2" table:formula="of:=[.D326]" office:value-type="string" office:string-value="X1535.8">
            <text:p>X1535.8</text:p>
          </table:table-cell>
          <table:table-cell table:style-name="ce2" table:formula="of:=[.F326]" office:value-type="string" office:string-value="Y1443.25">
            <text:p>Y1443.25</text:p>
          </table:table-cell>
        </table:table-row>
        <table:table-row table:style-name="ro1">
          <table:table-cell table:formula="of:=[.A325]+1" office:value-type="float" office:value="333">
            <text:p>333</text:p>
          </table:table-cell>
          <table:table-cell table:formula="of:=&quot;N&quot;&amp;[.A326]" office:value-type="string" office:string-value="N333">
            <text:p>N333</text:p>
          </table:table-cell>
          <table:table-cell table:formula="of:=[.C325]" office:value-type="float" office:value="1535.8">
            <text:p>1535.8</text:p>
          </table:table-cell>
          <table:table-cell table:formula="of:= &quot;X&quot;&amp; [.C326]" office:value-type="string" office:string-value="X1535.8">
            <text:p>X1535.8</text:p>
          </table:table-cell>
          <table:table-cell table:formula="of:=[.E325]+[.$J$6]" office:value-type="float" office:value="1443.25">
            <text:p>1443.25</text:p>
          </table:table-cell>
          <table:table-cell table:formula="of:=&quot;Y&quot; &amp; [.E326]" office:value-type="string" office:string-value="Y1443.25">
            <text:p>Y1443.25</text:p>
          </table:table-cell>
          <table:table-cell table:number-columns-repeated="8"/>
          <table:table-cell table:style-name="ce2" table:formula="of:=[.B327]" office:value-type="string" office:string-value="N334">
            <text:p>N334</text:p>
          </table:table-cell>
          <table:table-cell table:style-name="ce2" table:formula="of:=[.D327]" office:value-type="string" office:string-value="X1535.8">
            <text:p>X1535.8</text:p>
          </table:table-cell>
          <table:table-cell table:style-name="ce2" table:formula="of:=[.F327]" office:value-type="string" office:string-value="Y1437.5">
            <text:p>Y1437.5</text:p>
          </table:table-cell>
        </table:table-row>
        <table:table-row table:style-name="ro1">
          <table:table-cell table:formula="of:=[.A326]+1" office:value-type="float" office:value="334">
            <text:p>334</text:p>
          </table:table-cell>
          <table:table-cell table:formula="of:=&quot;N&quot;&amp;[.A327]" office:value-type="string" office:string-value="N334">
            <text:p>N334</text:p>
          </table:table-cell>
          <table:table-cell table:formula="of:=[.C326]" office:value-type="float" office:value="1535.8">
            <text:p>1535.8</text:p>
          </table:table-cell>
          <table:table-cell table:formula="of:= &quot;X&quot;&amp; [.C327]" office:value-type="string" office:string-value="X1535.8">
            <text:p>X1535.8</text:p>
          </table:table-cell>
          <table:table-cell table:formula="of:=[.E326]+[.$J$6]" office:value-type="float" office:value="1437.5">
            <text:p>1437.5</text:p>
          </table:table-cell>
          <table:table-cell table:formula="of:=&quot;Y&quot; &amp; [.E327]" office:value-type="string" office:string-value="Y1437.5">
            <text:p>Y1437.5</text:p>
          </table:table-cell>
          <table:table-cell table:number-columns-repeated="8"/>
          <table:table-cell table:style-name="ce2" table:formula="of:=[.B328]" office:value-type="string" office:string-value="N335">
            <text:p>N335</text:p>
          </table:table-cell>
          <table:table-cell table:style-name="ce2" table:formula="of:=[.D328]" office:value-type="string" office:string-value="X1535.8">
            <text:p>X1535.8</text:p>
          </table:table-cell>
          <table:table-cell table:style-name="ce2" table:formula="of:=[.F328]" office:value-type="string" office:string-value="Y1431.75">
            <text:p>Y1431.75</text:p>
          </table:table-cell>
        </table:table-row>
        <table:table-row table:style-name="ro1">
          <table:table-cell table:formula="of:=[.A327]+1" office:value-type="float" office:value="335">
            <text:p>335</text:p>
          </table:table-cell>
          <table:table-cell table:formula="of:=&quot;N&quot;&amp;[.A328]" office:value-type="string" office:string-value="N335">
            <text:p>N335</text:p>
          </table:table-cell>
          <table:table-cell table:formula="of:=[.C327]" office:value-type="float" office:value="1535.8">
            <text:p>1535.8</text:p>
          </table:table-cell>
          <table:table-cell table:formula="of:= &quot;X&quot;&amp; [.C328]" office:value-type="string" office:string-value="X1535.8">
            <text:p>X1535.8</text:p>
          </table:table-cell>
          <table:table-cell table:formula="of:=[.E327]+[.$J$6]" office:value-type="float" office:value="1431.75">
            <text:p>1431.75</text:p>
          </table:table-cell>
          <table:table-cell table:formula="of:=&quot;Y&quot; &amp; [.E328]" office:value-type="string" office:string-value="Y1431.75">
            <text:p>Y1431.75</text:p>
          </table:table-cell>
          <table:table-cell table:number-columns-repeated="8"/>
          <table:table-cell table:style-name="ce2" table:formula="of:=[.B329]" office:value-type="string" office:string-value="N336">
            <text:p>N336</text:p>
          </table:table-cell>
          <table:table-cell table:style-name="ce2" table:formula="of:=[.D329]" office:value-type="string" office:string-value="X1535.8">
            <text:p>X1535.8</text:p>
          </table:table-cell>
          <table:table-cell table:style-name="ce2" table:formula="of:=[.F329]" office:value-type="string" office:string-value="Y1426">
            <text:p>Y1426</text:p>
          </table:table-cell>
        </table:table-row>
        <table:table-row table:style-name="ro1">
          <table:table-cell table:formula="of:=[.A328]+1" office:value-type="float" office:value="336">
            <text:p>336</text:p>
          </table:table-cell>
          <table:table-cell table:formula="of:=&quot;N&quot;&amp;[.A329]" office:value-type="string" office:string-value="N336">
            <text:p>N336</text:p>
          </table:table-cell>
          <table:table-cell table:formula="of:=[.C328]" office:value-type="float" office:value="1535.8">
            <text:p>1535.8</text:p>
          </table:table-cell>
          <table:table-cell table:formula="of:= &quot;X&quot;&amp; [.C329]" office:value-type="string" office:string-value="X1535.8">
            <text:p>X1535.8</text:p>
          </table:table-cell>
          <table:table-cell table:formula="of:=[.E328]+[.$J$6]" office:value-type="float" office:value="1426">
            <text:p>1426</text:p>
          </table:table-cell>
          <table:table-cell table:formula="of:=&quot;Y&quot; &amp; [.E329]" office:value-type="string" office:string-value="Y1426">
            <text:p>Y1426</text:p>
          </table:table-cell>
          <table:table-cell table:number-columns-repeated="8"/>
          <table:table-cell table:style-name="ce2" table:formula="of:=[.B330]" office:value-type="string" office:string-value="N337">
            <text:p>N337</text:p>
          </table:table-cell>
          <table:table-cell table:style-name="ce2" table:formula="of:=[.D330]" office:value-type="string" office:string-value="X1535.8">
            <text:p>X1535.8</text:p>
          </table:table-cell>
          <table:table-cell table:style-name="ce2" table:formula="of:=[.F330]" office:value-type="string" office:string-value="Y1420.25">
            <text:p>Y1420.25</text:p>
          </table:table-cell>
        </table:table-row>
        <table:table-row table:style-name="ro1">
          <table:table-cell table:formula="of:=[.A329]+1" office:value-type="float" office:value="337">
            <text:p>337</text:p>
          </table:table-cell>
          <table:table-cell table:formula="of:=&quot;N&quot;&amp;[.A330]" office:value-type="string" office:string-value="N337">
            <text:p>N337</text:p>
          </table:table-cell>
          <table:table-cell table:formula="of:=[.C329]" office:value-type="float" office:value="1535.8">
            <text:p>1535.8</text:p>
          </table:table-cell>
          <table:table-cell table:formula="of:= &quot;X&quot;&amp; [.C330]" office:value-type="string" office:string-value="X1535.8">
            <text:p>X1535.8</text:p>
          </table:table-cell>
          <table:table-cell table:formula="of:=[.E329]+[.$J$6]" office:value-type="float" office:value="1420.25">
            <text:p>1420.25</text:p>
          </table:table-cell>
          <table:table-cell table:formula="of:=&quot;Y&quot; &amp; [.E330]" office:value-type="string" office:string-value="Y1420.25">
            <text:p>Y1420.25</text:p>
          </table:table-cell>
          <table:table-cell table:number-columns-repeated="8"/>
          <table:table-cell table:style-name="ce2" table:formula="of:=[.B331]" office:value-type="string" office:string-value="N338">
            <text:p>N338</text:p>
          </table:table-cell>
          <table:table-cell table:style-name="ce2" table:formula="of:=[.D331]" office:value-type="string" office:string-value="X1535.8">
            <text:p>X1535.8</text:p>
          </table:table-cell>
          <table:table-cell table:style-name="ce2" table:formula="of:=[.F331]" office:value-type="string" office:string-value="Y1414.5">
            <text:p>Y1414.5</text:p>
          </table:table-cell>
        </table:table-row>
        <table:table-row table:style-name="ro1">
          <table:table-cell table:formula="of:=[.A330]+1" office:value-type="float" office:value="338">
            <text:p>338</text:p>
          </table:table-cell>
          <table:table-cell table:formula="of:=&quot;N&quot;&amp;[.A331]" office:value-type="string" office:string-value="N338">
            <text:p>N338</text:p>
          </table:table-cell>
          <table:table-cell table:formula="of:=[.C330]" office:value-type="float" office:value="1535.8">
            <text:p>1535.8</text:p>
          </table:table-cell>
          <table:table-cell table:formula="of:= &quot;X&quot;&amp; [.C331]" office:value-type="string" office:string-value="X1535.8">
            <text:p>X1535.8</text:p>
          </table:table-cell>
          <table:table-cell table:formula="of:=[.E330]+[.$J$6]" office:value-type="float" office:value="1414.5">
            <text:p>1414.5</text:p>
          </table:table-cell>
          <table:table-cell table:formula="of:=&quot;Y&quot; &amp; [.E331]" office:value-type="string" office:string-value="Y1414.5">
            <text:p>Y1414.5</text:p>
          </table:table-cell>
          <table:table-cell table:number-columns-repeated="8"/>
          <table:table-cell table:style-name="ce2" table:formula="of:=[.B332]" office:value-type="string" office:string-value="N339">
            <text:p>N339</text:p>
          </table:table-cell>
          <table:table-cell table:style-name="ce2" table:formula="of:=[.D332]" office:value-type="string" office:string-value="X1535.8">
            <text:p>X1535.8</text:p>
          </table:table-cell>
          <table:table-cell table:style-name="ce2" table:formula="of:=[.F332]" office:value-type="string" office:string-value="Y1408.75">
            <text:p>Y1408.75</text:p>
          </table:table-cell>
        </table:table-row>
        <table:table-row table:style-name="ro1">
          <table:table-cell table:formula="of:=[.A331]+1" office:value-type="float" office:value="339">
            <text:p>339</text:p>
          </table:table-cell>
          <table:table-cell table:formula="of:=&quot;N&quot;&amp;[.A332]" office:value-type="string" office:string-value="N339">
            <text:p>N339</text:p>
          </table:table-cell>
          <table:table-cell table:formula="of:=[.C331]" office:value-type="float" office:value="1535.8">
            <text:p>1535.8</text:p>
          </table:table-cell>
          <table:table-cell table:formula="of:= &quot;X&quot;&amp; [.C332]" office:value-type="string" office:string-value="X1535.8">
            <text:p>X1535.8</text:p>
          </table:table-cell>
          <table:table-cell table:formula="of:=[.E331]+[.$J$6]" office:value-type="float" office:value="1408.75">
            <text:p>1408.75</text:p>
          </table:table-cell>
          <table:table-cell table:formula="of:=&quot;Y&quot; &amp; [.E332]" office:value-type="string" office:string-value="Y1408.75">
            <text:p>Y1408.75</text:p>
          </table:table-cell>
          <table:table-cell table:number-columns-repeated="8"/>
          <table:table-cell table:style-name="ce2" table:formula="of:=[.B333]" office:value-type="string" office:string-value="N340">
            <text:p>N340</text:p>
          </table:table-cell>
          <table:table-cell table:style-name="ce2" table:formula="of:=[.D333]" office:value-type="string" office:string-value="X1535.8">
            <text:p>X1535.8</text:p>
          </table:table-cell>
          <table:table-cell table:style-name="ce2" table:formula="of:=[.F333]" office:value-type="string" office:string-value="Y1403">
            <text:p>Y1403</text:p>
          </table:table-cell>
        </table:table-row>
        <table:table-row table:style-name="ro1">
          <table:table-cell table:formula="of:=[.A332]+1" office:value-type="float" office:value="340">
            <text:p>340</text:p>
          </table:table-cell>
          <table:table-cell table:formula="of:=&quot;N&quot;&amp;[.A333]" office:value-type="string" office:string-value="N340">
            <text:p>N340</text:p>
          </table:table-cell>
          <table:table-cell table:formula="of:=[.C332]" office:value-type="float" office:value="1535.8">
            <text:p>1535.8</text:p>
          </table:table-cell>
          <table:table-cell table:formula="of:= &quot;X&quot;&amp; [.C333]" office:value-type="string" office:string-value="X1535.8">
            <text:p>X1535.8</text:p>
          </table:table-cell>
          <table:table-cell table:formula="of:=[.E332]+[.$J$6]" office:value-type="float" office:value="1403">
            <text:p>1403</text:p>
          </table:table-cell>
          <table:table-cell table:formula="of:=&quot;Y&quot; &amp; [.E333]" office:value-type="string" office:string-value="Y1403">
            <text:p>Y1403</text:p>
          </table:table-cell>
          <table:table-cell table:number-columns-repeated="8"/>
          <table:table-cell table:style-name="ce2" table:formula="of:=[.B334]" office:value-type="string" office:string-value="N341">
            <text:p>N341</text:p>
          </table:table-cell>
          <table:table-cell table:style-name="ce2" table:formula="of:=[.D334]" office:value-type="string" office:string-value="X1535.8">
            <text:p>X1535.8</text:p>
          </table:table-cell>
          <table:table-cell table:style-name="ce2" table:formula="of:=[.F334]" office:value-type="string" office:string-value="Y1397.25">
            <text:p>Y1397.25</text:p>
          </table:table-cell>
        </table:table-row>
        <table:table-row table:style-name="ro1">
          <table:table-cell table:formula="of:=[.A333]+1" office:value-type="float" office:value="341">
            <text:p>341</text:p>
          </table:table-cell>
          <table:table-cell table:formula="of:=&quot;N&quot;&amp;[.A334]" office:value-type="string" office:string-value="N341">
            <text:p>N341</text:p>
          </table:table-cell>
          <table:table-cell table:formula="of:=[.C333]" office:value-type="float" office:value="1535.8">
            <text:p>1535.8</text:p>
          </table:table-cell>
          <table:table-cell table:formula="of:= &quot;X&quot;&amp; [.C334]" office:value-type="string" office:string-value="X1535.8">
            <text:p>X1535.8</text:p>
          </table:table-cell>
          <table:table-cell table:formula="of:=[.E333]+[.$J$6]" office:value-type="float" office:value="1397.25">
            <text:p>1397.25</text:p>
          </table:table-cell>
          <table:table-cell table:formula="of:=&quot;Y&quot; &amp; [.E334]" office:value-type="string" office:string-value="Y1397.25">
            <text:p>Y1397.25</text:p>
          </table:table-cell>
          <table:table-cell table:number-columns-repeated="8"/>
          <table:table-cell table:style-name="ce2" table:formula="of:=[.B335]" office:value-type="string" office:string-value="N342">
            <text:p>N342</text:p>
          </table:table-cell>
          <table:table-cell table:style-name="ce2" table:formula="of:=[.D335]" office:value-type="string" office:string-value="X1535.8">
            <text:p>X1535.8</text:p>
          </table:table-cell>
          <table:table-cell table:style-name="ce2" table:formula="of:=[.F335]" office:value-type="string" office:string-value="Y1391.5">
            <text:p>Y1391.5</text:p>
          </table:table-cell>
        </table:table-row>
        <table:table-row table:style-name="ro1">
          <table:table-cell table:formula="of:=[.A334]+1" office:value-type="float" office:value="342">
            <text:p>342</text:p>
          </table:table-cell>
          <table:table-cell table:formula="of:=&quot;N&quot;&amp;[.A335]" office:value-type="string" office:string-value="N342">
            <text:p>N342</text:p>
          </table:table-cell>
          <table:table-cell table:formula="of:=[.C334]" office:value-type="float" office:value="1535.8">
            <text:p>1535.8</text:p>
          </table:table-cell>
          <table:table-cell table:formula="of:= &quot;X&quot;&amp; [.C335]" office:value-type="string" office:string-value="X1535.8">
            <text:p>X1535.8</text:p>
          </table:table-cell>
          <table:table-cell table:formula="of:=[.E334]+[.$J$6]" office:value-type="float" office:value="1391.5">
            <text:p>1391.5</text:p>
          </table:table-cell>
          <table:table-cell table:formula="of:=&quot;Y&quot; &amp; [.E335]" office:value-type="string" office:string-value="Y1391.5">
            <text:p>Y1391.5</text:p>
          </table:table-cell>
          <table:table-cell table:number-columns-repeated="8"/>
          <table:table-cell table:style-name="ce2" table:formula="of:=[.B336]" office:value-type="string" office:string-value="N343">
            <text:p>N343</text:p>
          </table:table-cell>
          <table:table-cell table:style-name="ce2" table:formula="of:=[.D336]" office:value-type="string" office:string-value="X1535.8">
            <text:p>X1535.8</text:p>
          </table:table-cell>
          <table:table-cell table:style-name="ce2" table:formula="of:=[.F336]" office:value-type="string" office:string-value="Y1385.75">
            <text:p>Y1385.75</text:p>
          </table:table-cell>
        </table:table-row>
        <table:table-row table:style-name="ro1">
          <table:table-cell table:formula="of:=[.A335]+1" office:value-type="float" office:value="343">
            <text:p>343</text:p>
          </table:table-cell>
          <table:table-cell table:formula="of:=&quot;N&quot;&amp;[.A336]" office:value-type="string" office:string-value="N343">
            <text:p>N343</text:p>
          </table:table-cell>
          <table:table-cell table:formula="of:=[.C335]" office:value-type="float" office:value="1535.8">
            <text:p>1535.8</text:p>
          </table:table-cell>
          <table:table-cell table:formula="of:= &quot;X&quot;&amp; [.C336]" office:value-type="string" office:string-value="X1535.8">
            <text:p>X1535.8</text:p>
          </table:table-cell>
          <table:table-cell table:formula="of:=[.E335]+[.$J$6]" office:value-type="float" office:value="1385.75">
            <text:p>1385.75</text:p>
          </table:table-cell>
          <table:table-cell table:formula="of:=&quot;Y&quot; &amp; [.E336]" office:value-type="string" office:string-value="Y1385.75">
            <text:p>Y1385.75</text:p>
          </table:table-cell>
          <table:table-cell table:number-columns-repeated="8"/>
          <table:table-cell table:style-name="ce2" table:formula="of:=[.B337]" office:value-type="string" office:string-value="N344">
            <text:p>N344</text:p>
          </table:table-cell>
          <table:table-cell table:style-name="ce2" table:formula="of:=[.D337]" office:value-type="string" office:string-value="X1535.8">
            <text:p>X1535.8</text:p>
          </table:table-cell>
          <table:table-cell table:style-name="ce2" table:formula="of:=[.F337]" office:value-type="string" office:string-value="Y1380">
            <text:p>Y1380</text:p>
          </table:table-cell>
        </table:table-row>
        <table:table-row table:style-name="ro1">
          <table:table-cell table:formula="of:=[.A336]+1" office:value-type="float" office:value="344">
            <text:p>344</text:p>
          </table:table-cell>
          <table:table-cell table:formula="of:=&quot;N&quot;&amp;[.A337]" office:value-type="string" office:string-value="N344">
            <text:p>N344</text:p>
          </table:table-cell>
          <table:table-cell table:formula="of:=[.C336]" office:value-type="float" office:value="1535.8">
            <text:p>1535.8</text:p>
          </table:table-cell>
          <table:table-cell table:formula="of:= &quot;X&quot;&amp; [.C337]" office:value-type="string" office:string-value="X1535.8">
            <text:p>X1535.8</text:p>
          </table:table-cell>
          <table:table-cell table:formula="of:=[.E336]+[.$J$6]" office:value-type="float" office:value="1380">
            <text:p>1380</text:p>
          </table:table-cell>
          <table:table-cell table:formula="of:=&quot;Y&quot; &amp; [.E337]" office:value-type="string" office:string-value="Y1380">
            <text:p>Y1380</text:p>
          </table:table-cell>
          <table:table-cell table:number-columns-repeated="8"/>
          <table:table-cell table:style-name="ce2" table:formula="of:=[.B338]" office:value-type="string" office:string-value="N345">
            <text:p>N345</text:p>
          </table:table-cell>
          <table:table-cell table:style-name="ce2" table:formula="of:=[.D338]" office:value-type="string" office:string-value="X1535.8">
            <text:p>X1535.8</text:p>
          </table:table-cell>
          <table:table-cell table:style-name="ce2" table:formula="of:=[.F338]" office:value-type="string" office:string-value="Y1374.25">
            <text:p>Y1374.25</text:p>
          </table:table-cell>
        </table:table-row>
        <table:table-row table:style-name="ro1">
          <table:table-cell table:formula="of:=[.A337]+1" office:value-type="float" office:value="345">
            <text:p>345</text:p>
          </table:table-cell>
          <table:table-cell table:formula="of:=&quot;N&quot;&amp;[.A338]" office:value-type="string" office:string-value="N345">
            <text:p>N345</text:p>
          </table:table-cell>
          <table:table-cell table:formula="of:=[.C337]" office:value-type="float" office:value="1535.8">
            <text:p>1535.8</text:p>
          </table:table-cell>
          <table:table-cell table:formula="of:= &quot;X&quot;&amp; [.C338]" office:value-type="string" office:string-value="X1535.8">
            <text:p>X1535.8</text:p>
          </table:table-cell>
          <table:table-cell table:formula="of:=[.E337]+[.$J$6]" office:value-type="float" office:value="1374.25">
            <text:p>1374.25</text:p>
          </table:table-cell>
          <table:table-cell table:formula="of:=&quot;Y&quot; &amp; [.E338]" office:value-type="string" office:string-value="Y1374.25">
            <text:p>Y1374.25</text:p>
          </table:table-cell>
          <table:table-cell table:number-columns-repeated="8"/>
          <table:table-cell table:style-name="ce2" table:formula="of:=[.B339]" office:value-type="string" office:string-value="N346">
            <text:p>N346</text:p>
          </table:table-cell>
          <table:table-cell table:style-name="ce2" table:formula="of:=[.D339]" office:value-type="string" office:string-value="X1535.8">
            <text:p>X1535.8</text:p>
          </table:table-cell>
          <table:table-cell table:style-name="ce2" table:formula="of:=[.F339]" office:value-type="string" office:string-value="Y1368.5">
            <text:p>Y1368.5</text:p>
          </table:table-cell>
        </table:table-row>
        <table:table-row table:style-name="ro1">
          <table:table-cell table:formula="of:=[.A338]+1" office:value-type="float" office:value="346">
            <text:p>346</text:p>
          </table:table-cell>
          <table:table-cell table:formula="of:=&quot;N&quot;&amp;[.A339]" office:value-type="string" office:string-value="N346">
            <text:p>N346</text:p>
          </table:table-cell>
          <table:table-cell table:formula="of:=[.C338]" office:value-type="float" office:value="1535.8">
            <text:p>1535.8</text:p>
          </table:table-cell>
          <table:table-cell table:formula="of:= &quot;X&quot;&amp; [.C339]" office:value-type="string" office:string-value="X1535.8">
            <text:p>X1535.8</text:p>
          </table:table-cell>
          <table:table-cell table:formula="of:=[.E338]+[.$J$6]" office:value-type="float" office:value="1368.5">
            <text:p>1368.5</text:p>
          </table:table-cell>
          <table:table-cell table:formula="of:=&quot;Y&quot; &amp; [.E339]" office:value-type="string" office:string-value="Y1368.5">
            <text:p>Y1368.5</text:p>
          </table:table-cell>
          <table:table-cell table:number-columns-repeated="8"/>
          <table:table-cell table:style-name="ce2" table:formula="of:=[.B340]" office:value-type="string" office:string-value="N347">
            <text:p>N347</text:p>
          </table:table-cell>
          <table:table-cell table:style-name="ce2" table:formula="of:=[.D340]" office:value-type="string" office:string-value="X1535.8">
            <text:p>X1535.8</text:p>
          </table:table-cell>
          <table:table-cell table:style-name="ce2" table:formula="of:=[.F340]" office:value-type="string" office:string-value="Y1362.75">
            <text:p>Y1362.75</text:p>
          </table:table-cell>
        </table:table-row>
        <table:table-row table:style-name="ro1">
          <table:table-cell table:formula="of:=[.A339]+1" office:value-type="float" office:value="347">
            <text:p>347</text:p>
          </table:table-cell>
          <table:table-cell table:formula="of:=&quot;N&quot;&amp;[.A340]" office:value-type="string" office:string-value="N347">
            <text:p>N347</text:p>
          </table:table-cell>
          <table:table-cell table:formula="of:=[.C339]" office:value-type="float" office:value="1535.8">
            <text:p>1535.8</text:p>
          </table:table-cell>
          <table:table-cell table:formula="of:= &quot;X&quot;&amp; [.C340]" office:value-type="string" office:string-value="X1535.8">
            <text:p>X1535.8</text:p>
          </table:table-cell>
          <table:table-cell table:formula="of:=[.E339]+[.$J$6]" office:value-type="float" office:value="1362.75">
            <text:p>1362.75</text:p>
          </table:table-cell>
          <table:table-cell table:formula="of:=&quot;Y&quot; &amp; [.E340]" office:value-type="string" office:string-value="Y1362.75">
            <text:p>Y1362.75</text:p>
          </table:table-cell>
          <table:table-cell table:number-columns-repeated="8"/>
          <table:table-cell table:style-name="ce2" table:formula="of:=[.B341]" office:value-type="string" office:string-value="N348">
            <text:p>N348</text:p>
          </table:table-cell>
          <table:table-cell table:style-name="ce2" table:formula="of:=[.D341]" office:value-type="string" office:string-value="X1535.8">
            <text:p>X1535.8</text:p>
          </table:table-cell>
          <table:table-cell table:style-name="ce2" table:formula="of:=[.F341]" office:value-type="string" office:string-value="Y1357">
            <text:p>Y1357</text:p>
          </table:table-cell>
        </table:table-row>
        <table:table-row table:style-name="ro1">
          <table:table-cell table:formula="of:=[.A340]+1" office:value-type="float" office:value="348">
            <text:p>348</text:p>
          </table:table-cell>
          <table:table-cell table:formula="of:=&quot;N&quot;&amp;[.A341]" office:value-type="string" office:string-value="N348">
            <text:p>N348</text:p>
          </table:table-cell>
          <table:table-cell table:formula="of:=[.C340]" office:value-type="float" office:value="1535.8">
            <text:p>1535.8</text:p>
          </table:table-cell>
          <table:table-cell table:formula="of:= &quot;X&quot;&amp; [.C341]" office:value-type="string" office:string-value="X1535.8">
            <text:p>X1535.8</text:p>
          </table:table-cell>
          <table:table-cell table:formula="of:=[.E340]+[.$J$6]" office:value-type="float" office:value="1357">
            <text:p>1357</text:p>
          </table:table-cell>
          <table:table-cell table:formula="of:=&quot;Y&quot; &amp; [.E341]" office:value-type="string" office:string-value="Y1357">
            <text:p>Y1357</text:p>
          </table:table-cell>
          <table:table-cell table:number-columns-repeated="8"/>
          <table:table-cell table:style-name="ce2" table:formula="of:=[.B342]" office:value-type="string" office:string-value="N349">
            <text:p>N349</text:p>
          </table:table-cell>
          <table:table-cell table:style-name="ce2" table:formula="of:=[.D342]" office:value-type="string" office:string-value="X1535.8">
            <text:p>X1535.8</text:p>
          </table:table-cell>
          <table:table-cell table:style-name="ce2" table:formula="of:=[.F342]" office:value-type="string" office:string-value="Y1351.25">
            <text:p>Y1351.25</text:p>
          </table:table-cell>
        </table:table-row>
        <table:table-row table:style-name="ro1">
          <table:table-cell table:formula="of:=[.A341]+1" office:value-type="float" office:value="349">
            <text:p>349</text:p>
          </table:table-cell>
          <table:table-cell table:formula="of:=&quot;N&quot;&amp;[.A342]" office:value-type="string" office:string-value="N349">
            <text:p>N349</text:p>
          </table:table-cell>
          <table:table-cell table:formula="of:=[.C341]" office:value-type="float" office:value="1535.8">
            <text:p>1535.8</text:p>
          </table:table-cell>
          <table:table-cell table:formula="of:= &quot;X&quot;&amp; [.C342]" office:value-type="string" office:string-value="X1535.8">
            <text:p>X1535.8</text:p>
          </table:table-cell>
          <table:table-cell table:formula="of:=[.E341]+[.$J$6]" office:value-type="float" office:value="1351.25">
            <text:p>1351.25</text:p>
          </table:table-cell>
          <table:table-cell table:formula="of:=&quot;Y&quot; &amp; [.E342]" office:value-type="string" office:string-value="Y1351.25">
            <text:p>Y1351.25</text:p>
          </table:table-cell>
          <table:table-cell table:number-columns-repeated="8"/>
          <table:table-cell table:style-name="ce2" table:formula="of:=[.B343]" office:value-type="string" office:string-value="N350">
            <text:p>N350</text:p>
          </table:table-cell>
          <table:table-cell table:style-name="ce2" table:formula="of:=[.D343]" office:value-type="string" office:string-value="X1535.8">
            <text:p>X1535.8</text:p>
          </table:table-cell>
          <table:table-cell table:style-name="ce2" table:formula="of:=[.F343]" office:value-type="string" office:string-value="Y1345.5">
            <text:p>Y1345.5</text:p>
          </table:table-cell>
        </table:table-row>
        <table:table-row table:style-name="ro1">
          <table:table-cell table:formula="of:=[.A342]+1" office:value-type="float" office:value="350">
            <text:p>350</text:p>
          </table:table-cell>
          <table:table-cell table:formula="of:=&quot;N&quot;&amp;[.A343]" office:value-type="string" office:string-value="N350">
            <text:p>N350</text:p>
          </table:table-cell>
          <table:table-cell table:formula="of:=[.C342]" office:value-type="float" office:value="1535.8">
            <text:p>1535.8</text:p>
          </table:table-cell>
          <table:table-cell table:formula="of:= &quot;X&quot;&amp; [.C343]" office:value-type="string" office:string-value="X1535.8">
            <text:p>X1535.8</text:p>
          </table:table-cell>
          <table:table-cell table:formula="of:=[.E342]+[.$J$6]" office:value-type="float" office:value="1345.5">
            <text:p>1345.5</text:p>
          </table:table-cell>
          <table:table-cell table:formula="of:=&quot;Y&quot; &amp; [.E343]" office:value-type="string" office:string-value="Y1345.5">
            <text:p>Y1345.5</text:p>
          </table:table-cell>
          <table:table-cell table:number-columns-repeated="8"/>
          <table:table-cell table:style-name="ce2" table:formula="of:=[.B344]" office:value-type="string" office:string-value="N351">
            <text:p>N351</text:p>
          </table:table-cell>
          <table:table-cell table:style-name="ce2" table:formula="of:=[.D344]" office:value-type="string" office:string-value="X1535.8">
            <text:p>X1535.8</text:p>
          </table:table-cell>
          <table:table-cell table:style-name="ce2" table:formula="of:=[.F344]" office:value-type="string" office:string-value="Y1339.75">
            <text:p>Y1339.75</text:p>
          </table:table-cell>
        </table:table-row>
        <table:table-row table:style-name="ro1">
          <table:table-cell table:formula="of:=[.A343]+1" office:value-type="float" office:value="351">
            <text:p>351</text:p>
          </table:table-cell>
          <table:table-cell table:formula="of:=&quot;N&quot;&amp;[.A344]" office:value-type="string" office:string-value="N351">
            <text:p>N351</text:p>
          </table:table-cell>
          <table:table-cell table:formula="of:=[.C343]" office:value-type="float" office:value="1535.8">
            <text:p>1535.8</text:p>
          </table:table-cell>
          <table:table-cell table:formula="of:= &quot;X&quot;&amp; [.C344]" office:value-type="string" office:string-value="X1535.8">
            <text:p>X1535.8</text:p>
          </table:table-cell>
          <table:table-cell table:formula="of:=[.E343]+[.$J$6]" office:value-type="float" office:value="1339.75">
            <text:p>1339.75</text:p>
          </table:table-cell>
          <table:table-cell table:formula="of:=&quot;Y&quot; &amp; [.E344]" office:value-type="string" office:string-value="Y1339.75">
            <text:p>Y1339.75</text:p>
          </table:table-cell>
          <table:table-cell table:number-columns-repeated="8"/>
          <table:table-cell table:style-name="ce2" table:formula="of:=[.B345]" office:value-type="string" office:string-value="N352">
            <text:p>N352</text:p>
          </table:table-cell>
          <table:table-cell table:style-name="ce2" table:formula="of:=[.D345]" office:value-type="string" office:string-value="X1535.8">
            <text:p>X1535.8</text:p>
          </table:table-cell>
          <table:table-cell table:style-name="ce2" table:formula="of:=[.F345]" office:value-type="string" office:string-value="Y1334">
            <text:p>Y1334</text:p>
          </table:table-cell>
        </table:table-row>
        <table:table-row table:style-name="ro1">
          <table:table-cell table:formula="of:=[.A344]+1" office:value-type="float" office:value="352">
            <text:p>352</text:p>
          </table:table-cell>
          <table:table-cell table:formula="of:=&quot;N&quot;&amp;[.A345]" office:value-type="string" office:string-value="N352">
            <text:p>N352</text:p>
          </table:table-cell>
          <table:table-cell table:formula="of:=[.C344]" office:value-type="float" office:value="1535.8">
            <text:p>1535.8</text:p>
          </table:table-cell>
          <table:table-cell table:formula="of:= &quot;X&quot;&amp; [.C345]" office:value-type="string" office:string-value="X1535.8">
            <text:p>X1535.8</text:p>
          </table:table-cell>
          <table:table-cell table:formula="of:=[.E344]+[.$J$6]" office:value-type="float" office:value="1334">
            <text:p>1334</text:p>
          </table:table-cell>
          <table:table-cell table:formula="of:=&quot;Y&quot; &amp; [.E345]" office:value-type="string" office:string-value="Y1334">
            <text:p>Y1334</text:p>
          </table:table-cell>
          <table:table-cell table:number-columns-repeated="8"/>
          <table:table-cell table:style-name="ce2" table:formula="of:=[.B346]" office:value-type="string" office:string-value="N353">
            <text:p>N353</text:p>
          </table:table-cell>
          <table:table-cell table:style-name="ce2" table:formula="of:=[.D346]" office:value-type="string" office:string-value="X1535.8">
            <text:p>X1535.8</text:p>
          </table:table-cell>
          <table:table-cell table:style-name="ce2" table:formula="of:=[.F346]" office:value-type="string" office:string-value="Y1328.25">
            <text:p>Y1328.25</text:p>
          </table:table-cell>
        </table:table-row>
        <table:table-row table:style-name="ro1">
          <table:table-cell table:formula="of:=[.A345]+1" office:value-type="float" office:value="353">
            <text:p>353</text:p>
          </table:table-cell>
          <table:table-cell table:formula="of:=&quot;N&quot;&amp;[.A346]" office:value-type="string" office:string-value="N353">
            <text:p>N353</text:p>
          </table:table-cell>
          <table:table-cell table:formula="of:=[.C345]" office:value-type="float" office:value="1535.8">
            <text:p>1535.8</text:p>
          </table:table-cell>
          <table:table-cell table:formula="of:= &quot;X&quot;&amp; [.C346]" office:value-type="string" office:string-value="X1535.8">
            <text:p>X1535.8</text:p>
          </table:table-cell>
          <table:table-cell table:formula="of:=[.E345]+[.$J$6]" office:value-type="float" office:value="1328.25">
            <text:p>1328.25</text:p>
          </table:table-cell>
          <table:table-cell table:formula="of:=&quot;Y&quot; &amp; [.E346]" office:value-type="string" office:string-value="Y1328.25">
            <text:p>Y1328.25</text:p>
          </table:table-cell>
          <table:table-cell table:number-columns-repeated="8"/>
          <table:table-cell table:style-name="ce2" table:formula="of:=[.B347]" office:value-type="string" office:string-value="N354">
            <text:p>N354</text:p>
          </table:table-cell>
          <table:table-cell table:style-name="ce2" table:formula="of:=[.D347]" office:value-type="string" office:string-value="X1535.8">
            <text:p>X1535.8</text:p>
          </table:table-cell>
          <table:table-cell table:style-name="ce2" table:formula="of:=[.F347]" office:value-type="string" office:string-value="Y1322.5">
            <text:p>Y1322.5</text:p>
          </table:table-cell>
        </table:table-row>
        <table:table-row table:style-name="ro1">
          <table:table-cell table:formula="of:=[.A346]+1" office:value-type="float" office:value="354">
            <text:p>354</text:p>
          </table:table-cell>
          <table:table-cell table:formula="of:=&quot;N&quot;&amp;[.A347]" office:value-type="string" office:string-value="N354">
            <text:p>N354</text:p>
          </table:table-cell>
          <table:table-cell table:formula="of:=[.C346]" office:value-type="float" office:value="1535.8">
            <text:p>1535.8</text:p>
          </table:table-cell>
          <table:table-cell table:formula="of:= &quot;X&quot;&amp; [.C347]" office:value-type="string" office:string-value="X1535.8">
            <text:p>X1535.8</text:p>
          </table:table-cell>
          <table:table-cell table:formula="of:=[.E346]+[.$J$6]" office:value-type="float" office:value="1322.5">
            <text:p>1322.5</text:p>
          </table:table-cell>
          <table:table-cell table:formula="of:=&quot;Y&quot; &amp; [.E347]" office:value-type="string" office:string-value="Y1322.5">
            <text:p>Y1322.5</text:p>
          </table:table-cell>
          <table:table-cell table:number-columns-repeated="8"/>
          <table:table-cell table:style-name="ce2" table:formula="of:=[.B348]" office:value-type="string" office:string-value="N355">
            <text:p>N355</text:p>
          </table:table-cell>
          <table:table-cell table:style-name="ce2" table:formula="of:=[.D348]" office:value-type="string" office:string-value="X1535.8">
            <text:p>X1535.8</text:p>
          </table:table-cell>
          <table:table-cell table:style-name="ce2" table:formula="of:=[.F348]" office:value-type="string" office:string-value="Y1316.75">
            <text:p>Y1316.75</text:p>
          </table:table-cell>
        </table:table-row>
        <table:table-row table:style-name="ro1">
          <table:table-cell table:formula="of:=[.A347]+1" office:value-type="float" office:value="355">
            <text:p>355</text:p>
          </table:table-cell>
          <table:table-cell table:formula="of:=&quot;N&quot;&amp;[.A348]" office:value-type="string" office:string-value="N355">
            <text:p>N355</text:p>
          </table:table-cell>
          <table:table-cell table:formula="of:=[.C347]" office:value-type="float" office:value="1535.8">
            <text:p>1535.8</text:p>
          </table:table-cell>
          <table:table-cell table:formula="of:= &quot;X&quot;&amp; [.C348]" office:value-type="string" office:string-value="X1535.8">
            <text:p>X1535.8</text:p>
          </table:table-cell>
          <table:table-cell table:formula="of:=[.E347]+[.$J$6]" office:value-type="float" office:value="1316.75">
            <text:p>1316.75</text:p>
          </table:table-cell>
          <table:table-cell table:formula="of:=&quot;Y&quot; &amp; [.E348]" office:value-type="string" office:string-value="Y1316.75">
            <text:p>Y1316.75</text:p>
          </table:table-cell>
          <table:table-cell table:number-columns-repeated="8"/>
          <table:table-cell table:style-name="ce2" table:formula="of:=[.B349]" office:value-type="string" office:string-value="N356">
            <text:p>N356</text:p>
          </table:table-cell>
          <table:table-cell table:style-name="ce2" table:formula="of:=[.D349]" office:value-type="string" office:string-value="X1535.8">
            <text:p>X1535.8</text:p>
          </table:table-cell>
          <table:table-cell table:style-name="ce2" table:formula="of:=[.F349]" office:value-type="string" office:string-value="Y1311">
            <text:p>Y1311</text:p>
          </table:table-cell>
        </table:table-row>
        <table:table-row table:style-name="ro1">
          <table:table-cell table:formula="of:=[.A348]+1" office:value-type="float" office:value="356">
            <text:p>356</text:p>
          </table:table-cell>
          <table:table-cell table:formula="of:=&quot;N&quot;&amp;[.A349]" office:value-type="string" office:string-value="N356">
            <text:p>N356</text:p>
          </table:table-cell>
          <table:table-cell table:formula="of:=[.C348]" office:value-type="float" office:value="1535.8">
            <text:p>1535.8</text:p>
          </table:table-cell>
          <table:table-cell table:formula="of:= &quot;X&quot;&amp; [.C349]" office:value-type="string" office:string-value="X1535.8">
            <text:p>X1535.8</text:p>
          </table:table-cell>
          <table:table-cell table:formula="of:=[.E348]+[.$J$6]" office:value-type="float" office:value="1311">
            <text:p>1311</text:p>
          </table:table-cell>
          <table:table-cell table:formula="of:=&quot;Y&quot; &amp; [.E349]" office:value-type="string" office:string-value="Y1311">
            <text:p>Y1311</text:p>
          </table:table-cell>
          <table:table-cell table:number-columns-repeated="8"/>
          <table:table-cell table:style-name="ce2" table:formula="of:=[.B350]" office:value-type="string" office:string-value="N357">
            <text:p>N357</text:p>
          </table:table-cell>
          <table:table-cell table:style-name="ce2" table:formula="of:=[.D350]" office:value-type="string" office:string-value="X1535.8">
            <text:p>X1535.8</text:p>
          </table:table-cell>
          <table:table-cell table:style-name="ce2" table:formula="of:=[.F350]" office:value-type="string" office:string-value="Y1305.25">
            <text:p>Y1305.25</text:p>
          </table:table-cell>
        </table:table-row>
        <table:table-row table:style-name="ro1">
          <table:table-cell table:formula="of:=[.A349]+1" office:value-type="float" office:value="357">
            <text:p>357</text:p>
          </table:table-cell>
          <table:table-cell table:formula="of:=&quot;N&quot;&amp;[.A350]" office:value-type="string" office:string-value="N357">
            <text:p>N357</text:p>
          </table:table-cell>
          <table:table-cell table:formula="of:=[.C349]" office:value-type="float" office:value="1535.8">
            <text:p>1535.8</text:p>
          </table:table-cell>
          <table:table-cell table:formula="of:= &quot;X&quot;&amp; [.C350]" office:value-type="string" office:string-value="X1535.8">
            <text:p>X1535.8</text:p>
          </table:table-cell>
          <table:table-cell table:formula="of:=[.E349]+[.$J$6]" office:value-type="float" office:value="1305.25">
            <text:p>1305.25</text:p>
          </table:table-cell>
          <table:table-cell table:formula="of:=&quot;Y&quot; &amp; [.E350]" office:value-type="string" office:string-value="Y1305.25">
            <text:p>Y1305.25</text:p>
          </table:table-cell>
          <table:table-cell table:number-columns-repeated="8"/>
          <table:table-cell table:style-name="ce2" table:formula="of:=[.B351]" office:value-type="string" office:string-value="N358">
            <text:p>N358</text:p>
          </table:table-cell>
          <table:table-cell table:style-name="ce2" table:formula="of:=[.D351]" office:value-type="string" office:string-value="X1535.8">
            <text:p>X1535.8</text:p>
          </table:table-cell>
          <table:table-cell table:style-name="ce2" table:formula="of:=[.F351]" office:value-type="string" office:string-value="Y1299.5">
            <text:p>Y1299.5</text:p>
          </table:table-cell>
        </table:table-row>
        <table:table-row table:style-name="ro1">
          <table:table-cell table:formula="of:=[.A350]+1" office:value-type="float" office:value="358">
            <text:p>358</text:p>
          </table:table-cell>
          <table:table-cell table:formula="of:=&quot;N&quot;&amp;[.A351]" office:value-type="string" office:string-value="N358">
            <text:p>N358</text:p>
          </table:table-cell>
          <table:table-cell table:formula="of:=[.C350]" office:value-type="float" office:value="1535.8">
            <text:p>1535.8</text:p>
          </table:table-cell>
          <table:table-cell table:formula="of:= &quot;X&quot;&amp; [.C351]" office:value-type="string" office:string-value="X1535.8">
            <text:p>X1535.8</text:p>
          </table:table-cell>
          <table:table-cell table:formula="of:=[.E350]+[.$J$6]" office:value-type="float" office:value="1299.5">
            <text:p>1299.5</text:p>
          </table:table-cell>
          <table:table-cell table:formula="of:=&quot;Y&quot; &amp; [.E351]" office:value-type="string" office:string-value="Y1299.5">
            <text:p>Y1299.5</text:p>
          </table:table-cell>
          <table:table-cell table:number-columns-repeated="8"/>
          <table:table-cell table:style-name="ce2" table:formula="of:=[.B352]" office:value-type="string" office:string-value="N359">
            <text:p>N359</text:p>
          </table:table-cell>
          <table:table-cell table:style-name="ce2" table:formula="of:=[.D352]" office:value-type="string" office:string-value="X1535.8">
            <text:p>X1535.8</text:p>
          </table:table-cell>
          <table:table-cell table:style-name="ce2" table:formula="of:=[.F352]" office:value-type="string" office:string-value="Y1293.75">
            <text:p>Y1293.75</text:p>
          </table:table-cell>
        </table:table-row>
        <table:table-row table:style-name="ro1">
          <table:table-cell table:formula="of:=[.A351]+1" office:value-type="float" office:value="359">
            <text:p>359</text:p>
          </table:table-cell>
          <table:table-cell table:formula="of:=&quot;N&quot;&amp;[.A352]" office:value-type="string" office:string-value="N359">
            <text:p>N359</text:p>
          </table:table-cell>
          <table:table-cell table:formula="of:=[.C351]" office:value-type="float" office:value="1535.8">
            <text:p>1535.8</text:p>
          </table:table-cell>
          <table:table-cell table:formula="of:= &quot;X&quot;&amp; [.C352]" office:value-type="string" office:string-value="X1535.8">
            <text:p>X1535.8</text:p>
          </table:table-cell>
          <table:table-cell table:formula="of:=[.E351]+[.$J$6]" office:value-type="float" office:value="1293.75">
            <text:p>1293.75</text:p>
          </table:table-cell>
          <table:table-cell table:formula="of:=&quot;Y&quot; &amp; [.E352]" office:value-type="string" office:string-value="Y1293.75">
            <text:p>Y1293.75</text:p>
          </table:table-cell>
          <table:table-cell table:number-columns-repeated="8"/>
          <table:table-cell table:style-name="ce2" table:formula="of:=[.B353]" office:value-type="string" office:string-value="N360">
            <text:p>N360</text:p>
          </table:table-cell>
          <table:table-cell table:style-name="ce2" table:formula="of:=[.D353]" office:value-type="string" office:string-value="X1535.8">
            <text:p>X1535.8</text:p>
          </table:table-cell>
          <table:table-cell table:style-name="ce2" table:formula="of:=[.F353]" office:value-type="string" office:string-value="Y1288">
            <text:p>Y1288</text:p>
          </table:table-cell>
        </table:table-row>
        <table:table-row table:style-name="ro1">
          <table:table-cell table:formula="of:=[.A352]+1" office:value-type="float" office:value="360">
            <text:p>360</text:p>
          </table:table-cell>
          <table:table-cell table:formula="of:=&quot;N&quot;&amp;[.A353]" office:value-type="string" office:string-value="N360">
            <text:p>N360</text:p>
          </table:table-cell>
          <table:table-cell table:formula="of:=[.C352]" office:value-type="float" office:value="1535.8">
            <text:p>1535.8</text:p>
          </table:table-cell>
          <table:table-cell table:formula="of:= &quot;X&quot;&amp; [.C353]" office:value-type="string" office:string-value="X1535.8">
            <text:p>X1535.8</text:p>
          </table:table-cell>
          <table:table-cell table:formula="of:=[.E352]+[.$J$6]" office:value-type="float" office:value="1288">
            <text:p>1288</text:p>
          </table:table-cell>
          <table:table-cell table:formula="of:=&quot;Y&quot; &amp; [.E353]" office:value-type="string" office:string-value="Y1288">
            <text:p>Y1288</text:p>
          </table:table-cell>
          <table:table-cell table:number-columns-repeated="8"/>
          <table:table-cell table:style-name="ce2" table:formula="of:=[.B354]" office:value-type="string" office:string-value="N361">
            <text:p>N361</text:p>
          </table:table-cell>
          <table:table-cell table:style-name="ce2" table:formula="of:=[.D354]" office:value-type="string" office:string-value="X1535.8">
            <text:p>X1535.8</text:p>
          </table:table-cell>
          <table:table-cell table:style-name="ce2" table:formula="of:=[.F354]" office:value-type="string" office:string-value="Y1282.25">
            <text:p>Y1282.25</text:p>
          </table:table-cell>
        </table:table-row>
        <table:table-row table:style-name="ro1">
          <table:table-cell table:formula="of:=[.A353]+1" office:value-type="float" office:value="361">
            <text:p>361</text:p>
          </table:table-cell>
          <table:table-cell table:formula="of:=&quot;N&quot;&amp;[.A354]" office:value-type="string" office:string-value="N361">
            <text:p>N361</text:p>
          </table:table-cell>
          <table:table-cell table:formula="of:=[.C353]" office:value-type="float" office:value="1535.8">
            <text:p>1535.8</text:p>
          </table:table-cell>
          <table:table-cell table:formula="of:= &quot;X&quot;&amp; [.C354]" office:value-type="string" office:string-value="X1535.8">
            <text:p>X1535.8</text:p>
          </table:table-cell>
          <table:table-cell table:formula="of:=[.E353]+[.$J$6]" office:value-type="float" office:value="1282.25">
            <text:p>1282.25</text:p>
          </table:table-cell>
          <table:table-cell table:formula="of:=&quot;Y&quot; &amp; [.E354]" office:value-type="string" office:string-value="Y1282.25">
            <text:p>Y1282.25</text:p>
          </table:table-cell>
          <table:table-cell table:number-columns-repeated="8"/>
          <table:table-cell table:style-name="ce2" table:formula="of:=[.B355]" office:value-type="string" office:string-value="N362">
            <text:p>N362</text:p>
          </table:table-cell>
          <table:table-cell table:style-name="ce2" table:formula="of:=[.D355]" office:value-type="string" office:string-value="X1535.8">
            <text:p>X1535.8</text:p>
          </table:table-cell>
          <table:table-cell table:style-name="ce2" table:formula="of:=[.F355]" office:value-type="string" office:string-value="Y1276.5">
            <text:p>Y1276.5</text:p>
          </table:table-cell>
        </table:table-row>
        <table:table-row table:style-name="ro1">
          <table:table-cell table:formula="of:=[.A354]+1" office:value-type="float" office:value="362">
            <text:p>362</text:p>
          </table:table-cell>
          <table:table-cell table:formula="of:=&quot;N&quot;&amp;[.A355]" office:value-type="string" office:string-value="N362">
            <text:p>N362</text:p>
          </table:table-cell>
          <table:table-cell table:formula="of:=[.C354]" office:value-type="float" office:value="1535.8">
            <text:p>1535.8</text:p>
          </table:table-cell>
          <table:table-cell table:formula="of:= &quot;X&quot;&amp; [.C355]" office:value-type="string" office:string-value="X1535.8">
            <text:p>X1535.8</text:p>
          </table:table-cell>
          <table:table-cell table:formula="of:=[.E354]+[.$J$6]" office:value-type="float" office:value="1276.5">
            <text:p>1276.5</text:p>
          </table:table-cell>
          <table:table-cell table:formula="of:=&quot;Y&quot; &amp; [.E355]" office:value-type="string" office:string-value="Y1276.5">
            <text:p>Y1276.5</text:p>
          </table:table-cell>
          <table:table-cell table:number-columns-repeated="8"/>
          <table:table-cell table:style-name="ce2" table:formula="of:=[.B356]" office:value-type="string" office:string-value="N363">
            <text:p>N363</text:p>
          </table:table-cell>
          <table:table-cell table:style-name="ce2" table:formula="of:=[.D356]" office:value-type="string" office:string-value="X1535.8">
            <text:p>X1535.8</text:p>
          </table:table-cell>
          <table:table-cell table:style-name="ce2" table:formula="of:=[.F356]" office:value-type="string" office:string-value="Y1270.75">
            <text:p>Y1270.75</text:p>
          </table:table-cell>
        </table:table-row>
        <table:table-row table:style-name="ro1">
          <table:table-cell table:formula="of:=[.A355]+1" office:value-type="float" office:value="363">
            <text:p>363</text:p>
          </table:table-cell>
          <table:table-cell table:formula="of:=&quot;N&quot;&amp;[.A356]" office:value-type="string" office:string-value="N363">
            <text:p>N363</text:p>
          </table:table-cell>
          <table:table-cell table:formula="of:=[.C355]" office:value-type="float" office:value="1535.8">
            <text:p>1535.8</text:p>
          </table:table-cell>
          <table:table-cell table:formula="of:= &quot;X&quot;&amp; [.C356]" office:value-type="string" office:string-value="X1535.8">
            <text:p>X1535.8</text:p>
          </table:table-cell>
          <table:table-cell table:formula="of:=[.E355]+[.$J$6]" office:value-type="float" office:value="1270.75">
            <text:p>1270.75</text:p>
          </table:table-cell>
          <table:table-cell table:formula="of:=&quot;Y&quot; &amp; [.E356]" office:value-type="string" office:string-value="Y1270.75">
            <text:p>Y1270.75</text:p>
          </table:table-cell>
          <table:table-cell table:number-columns-repeated="8"/>
          <table:table-cell table:style-name="ce2" table:formula="of:=[.B357]" office:value-type="string" office:string-value="N364">
            <text:p>N364</text:p>
          </table:table-cell>
          <table:table-cell table:style-name="ce2" table:formula="of:=[.D357]" office:value-type="string" office:string-value="X1535.8">
            <text:p>X1535.8</text:p>
          </table:table-cell>
          <table:table-cell table:style-name="ce2" table:formula="of:=[.F357]" office:value-type="string" office:string-value="Y1265">
            <text:p>Y1265</text:p>
          </table:table-cell>
        </table:table-row>
        <table:table-row table:style-name="ro1">
          <table:table-cell table:formula="of:=[.A356]+1" office:value-type="float" office:value="364">
            <text:p>364</text:p>
          </table:table-cell>
          <table:table-cell table:formula="of:=&quot;N&quot;&amp;[.A357]" office:value-type="string" office:string-value="N364">
            <text:p>N364</text:p>
          </table:table-cell>
          <table:table-cell table:formula="of:=[.C356]" office:value-type="float" office:value="1535.8">
            <text:p>1535.8</text:p>
          </table:table-cell>
          <table:table-cell table:formula="of:= &quot;X&quot;&amp; [.C357]" office:value-type="string" office:string-value="X1535.8">
            <text:p>X1535.8</text:p>
          </table:table-cell>
          <table:table-cell table:formula="of:=[.E356]+[.$J$6]" office:value-type="float" office:value="1265">
            <text:p>1265</text:p>
          </table:table-cell>
          <table:table-cell table:formula="of:=&quot;Y&quot; &amp; [.E357]" office:value-type="string" office:string-value="Y1265">
            <text:p>Y1265</text:p>
          </table:table-cell>
          <table:table-cell table:number-columns-repeated="8"/>
          <table:table-cell table:style-name="ce2" table:formula="of:=[.B358]" office:value-type="string" office:string-value="N365">
            <text:p>N365</text:p>
          </table:table-cell>
          <table:table-cell table:style-name="ce2" table:formula="of:=[.D358]" office:value-type="string" office:string-value="X1535.8">
            <text:p>X1535.8</text:p>
          </table:table-cell>
          <table:table-cell table:style-name="ce2" table:formula="of:=[.F358]" office:value-type="string" office:string-value="Y1259.25">
            <text:p>Y1259.25</text:p>
          </table:table-cell>
        </table:table-row>
        <table:table-row table:style-name="ro1">
          <table:table-cell table:formula="of:=[.A357]+1" office:value-type="float" office:value="365">
            <text:p>365</text:p>
          </table:table-cell>
          <table:table-cell table:formula="of:=&quot;N&quot;&amp;[.A358]" office:value-type="string" office:string-value="N365">
            <text:p>N365</text:p>
          </table:table-cell>
          <table:table-cell table:formula="of:=[.C357]" office:value-type="float" office:value="1535.8">
            <text:p>1535.8</text:p>
          </table:table-cell>
          <table:table-cell table:formula="of:= &quot;X&quot;&amp; [.C358]" office:value-type="string" office:string-value="X1535.8">
            <text:p>X1535.8</text:p>
          </table:table-cell>
          <table:table-cell table:formula="of:=[.E357]+[.$J$6]" office:value-type="float" office:value="1259.25">
            <text:p>1259.25</text:p>
          </table:table-cell>
          <table:table-cell table:formula="of:=&quot;Y&quot; &amp; [.E358]" office:value-type="string" office:string-value="Y1259.25">
            <text:p>Y1259.25</text:p>
          </table:table-cell>
          <table:table-cell table:number-columns-repeated="8"/>
          <table:table-cell table:style-name="ce2" table:formula="of:=[.B359]" office:value-type="string" office:string-value="N366">
            <text:p>N366</text:p>
          </table:table-cell>
          <table:table-cell table:style-name="ce2" table:formula="of:=[.D359]" office:value-type="string" office:string-value="X1535.8">
            <text:p>X1535.8</text:p>
          </table:table-cell>
          <table:table-cell table:style-name="ce2" table:formula="of:=[.F359]" office:value-type="string" office:string-value="Y1253.5">
            <text:p>Y1253.5</text:p>
          </table:table-cell>
        </table:table-row>
        <table:table-row table:style-name="ro1">
          <table:table-cell table:formula="of:=[.A358]+1" office:value-type="float" office:value="366">
            <text:p>366</text:p>
          </table:table-cell>
          <table:table-cell table:formula="of:=&quot;N&quot;&amp;[.A359]" office:value-type="string" office:string-value="N366">
            <text:p>N366</text:p>
          </table:table-cell>
          <table:table-cell table:formula="of:=[.C358]" office:value-type="float" office:value="1535.8">
            <text:p>1535.8</text:p>
          </table:table-cell>
          <table:table-cell table:formula="of:= &quot;X&quot;&amp; [.C359]" office:value-type="string" office:string-value="X1535.8">
            <text:p>X1535.8</text:p>
          </table:table-cell>
          <table:table-cell table:formula="of:=[.E358]+[.$J$6]" office:value-type="float" office:value="1253.5">
            <text:p>1253.5</text:p>
          </table:table-cell>
          <table:table-cell table:formula="of:=&quot;Y&quot; &amp; [.E359]" office:value-type="string" office:string-value="Y1253.5">
            <text:p>Y1253.5</text:p>
          </table:table-cell>
          <table:table-cell table:number-columns-repeated="8"/>
          <table:table-cell table:style-name="ce2" table:formula="of:=[.B360]" office:value-type="string" office:string-value="N367">
            <text:p>N367</text:p>
          </table:table-cell>
          <table:table-cell table:style-name="ce2" table:formula="of:=[.D360]" office:value-type="string" office:string-value="X1535.8">
            <text:p>X1535.8</text:p>
          </table:table-cell>
          <table:table-cell table:style-name="ce2" table:formula="of:=[.F360]" office:value-type="string" office:string-value="Y1247.75">
            <text:p>Y1247.75</text:p>
          </table:table-cell>
        </table:table-row>
        <table:table-row table:style-name="ro1">
          <table:table-cell table:formula="of:=[.A359]+1" office:value-type="float" office:value="367">
            <text:p>367</text:p>
          </table:table-cell>
          <table:table-cell table:formula="of:=&quot;N&quot;&amp;[.A360]" office:value-type="string" office:string-value="N367">
            <text:p>N367</text:p>
          </table:table-cell>
          <table:table-cell table:formula="of:=[.C359]" office:value-type="float" office:value="1535.8">
            <text:p>1535.8</text:p>
          </table:table-cell>
          <table:table-cell table:formula="of:= &quot;X&quot;&amp; [.C360]" office:value-type="string" office:string-value="X1535.8">
            <text:p>X1535.8</text:p>
          </table:table-cell>
          <table:table-cell table:formula="of:=[.E359]+[.$J$6]" office:value-type="float" office:value="1247.75">
            <text:p>1247.75</text:p>
          </table:table-cell>
          <table:table-cell table:formula="of:=&quot;Y&quot; &amp; [.E360]" office:value-type="string" office:string-value="Y1247.75">
            <text:p>Y1247.75</text:p>
          </table:table-cell>
          <table:table-cell table:number-columns-repeated="8"/>
          <table:table-cell table:style-name="ce2" table:formula="of:=[.B361]" office:value-type="string" office:string-value="N368">
            <text:p>N368</text:p>
          </table:table-cell>
          <table:table-cell table:style-name="ce2" table:formula="of:=[.D361]" office:value-type="string" office:string-value="X1535.8">
            <text:p>X1535.8</text:p>
          </table:table-cell>
          <table:table-cell table:style-name="ce2" table:formula="of:=[.F361]" office:value-type="string" office:string-value="Y1242">
            <text:p>Y1242</text:p>
          </table:table-cell>
        </table:table-row>
        <table:table-row table:style-name="ro1">
          <table:table-cell table:formula="of:=[.A360]+1" office:value-type="float" office:value="368">
            <text:p>368</text:p>
          </table:table-cell>
          <table:table-cell table:formula="of:=&quot;N&quot;&amp;[.A361]" office:value-type="string" office:string-value="N368">
            <text:p>N368</text:p>
          </table:table-cell>
          <table:table-cell table:formula="of:=[.C360]" office:value-type="float" office:value="1535.8">
            <text:p>1535.8</text:p>
          </table:table-cell>
          <table:table-cell table:formula="of:= &quot;X&quot;&amp; [.C361]" office:value-type="string" office:string-value="X1535.8">
            <text:p>X1535.8</text:p>
          </table:table-cell>
          <table:table-cell table:formula="of:=[.E360]+[.$J$6]" office:value-type="float" office:value="1242">
            <text:p>1242</text:p>
          </table:table-cell>
          <table:table-cell table:formula="of:=&quot;Y&quot; &amp; [.E361]" office:value-type="string" office:string-value="Y1242">
            <text:p>Y1242</text:p>
          </table:table-cell>
          <table:table-cell table:number-columns-repeated="8"/>
          <table:table-cell table:style-name="ce2" table:formula="of:=[.B362]" office:value-type="string" office:string-value="N369">
            <text:p>N369</text:p>
          </table:table-cell>
          <table:table-cell table:style-name="ce2" table:formula="of:=[.D362]" office:value-type="string" office:string-value="X1535.8">
            <text:p>X1535.8</text:p>
          </table:table-cell>
          <table:table-cell table:style-name="ce2" table:formula="of:=[.F362]" office:value-type="string" office:string-value="Y1236.25">
            <text:p>Y1236.25</text:p>
          </table:table-cell>
        </table:table-row>
        <table:table-row table:style-name="ro1">
          <table:table-cell table:formula="of:=[.A361]+1" office:value-type="float" office:value="369">
            <text:p>369</text:p>
          </table:table-cell>
          <table:table-cell table:formula="of:=&quot;N&quot;&amp;[.A362]" office:value-type="string" office:string-value="N369">
            <text:p>N369</text:p>
          </table:table-cell>
          <table:table-cell table:formula="of:=[.C361]" office:value-type="float" office:value="1535.8">
            <text:p>1535.8</text:p>
          </table:table-cell>
          <table:table-cell table:formula="of:= &quot;X&quot;&amp; [.C362]" office:value-type="string" office:string-value="X1535.8">
            <text:p>X1535.8</text:p>
          </table:table-cell>
          <table:table-cell table:formula="of:=[.E361]+[.$J$6]" office:value-type="float" office:value="1236.25">
            <text:p>1236.25</text:p>
          </table:table-cell>
          <table:table-cell table:formula="of:=&quot;Y&quot; &amp; [.E362]" office:value-type="string" office:string-value="Y1236.25">
            <text:p>Y1236.25</text:p>
          </table:table-cell>
          <table:table-cell table:number-columns-repeated="8"/>
          <table:table-cell table:style-name="ce2" table:formula="of:=[.B363]" office:value-type="string" office:string-value="N370">
            <text:p>N370</text:p>
          </table:table-cell>
          <table:table-cell table:style-name="ce2" table:formula="of:=[.D363]" office:value-type="string" office:string-value="X1535.8">
            <text:p>X1535.8</text:p>
          </table:table-cell>
          <table:table-cell table:style-name="ce2" table:formula="of:=[.F363]" office:value-type="string" office:string-value="Y1230.5">
            <text:p>Y1230.5</text:p>
          </table:table-cell>
        </table:table-row>
        <table:table-row table:style-name="ro1">
          <table:table-cell table:formula="of:=[.A362]+1" office:value-type="float" office:value="370">
            <text:p>370</text:p>
          </table:table-cell>
          <table:table-cell table:formula="of:=&quot;N&quot;&amp;[.A363]" office:value-type="string" office:string-value="N370">
            <text:p>N370</text:p>
          </table:table-cell>
          <table:table-cell table:formula="of:=[.C362]" office:value-type="float" office:value="1535.8">
            <text:p>1535.8</text:p>
          </table:table-cell>
          <table:table-cell table:formula="of:= &quot;X&quot;&amp; [.C363]" office:value-type="string" office:string-value="X1535.8">
            <text:p>X1535.8</text:p>
          </table:table-cell>
          <table:table-cell table:formula="of:=[.E362]+[.$J$6]" office:value-type="float" office:value="1230.5">
            <text:p>1230.5</text:p>
          </table:table-cell>
          <table:table-cell table:formula="of:=&quot;Y&quot; &amp; [.E363]" office:value-type="string" office:string-value="Y1230.5">
            <text:p>Y1230.5</text:p>
          </table:table-cell>
          <table:table-cell table:number-columns-repeated="8"/>
          <table:table-cell table:style-name="ce2" table:formula="of:=[.B364]" office:value-type="string" office:string-value="N371">
            <text:p>N371</text:p>
          </table:table-cell>
          <table:table-cell table:style-name="ce2" table:formula="of:=[.D364]" office:value-type="string" office:string-value="X1535.8">
            <text:p>X1535.8</text:p>
          </table:table-cell>
          <table:table-cell table:style-name="ce2" table:formula="of:=[.F364]" office:value-type="string" office:string-value="Y1224.75">
            <text:p>Y1224.75</text:p>
          </table:table-cell>
        </table:table-row>
        <table:table-row table:style-name="ro1">
          <table:table-cell table:formula="of:=[.A363]+1" office:value-type="float" office:value="371">
            <text:p>371</text:p>
          </table:table-cell>
          <table:table-cell table:formula="of:=&quot;N&quot;&amp;[.A364]" office:value-type="string" office:string-value="N371">
            <text:p>N371</text:p>
          </table:table-cell>
          <table:table-cell table:formula="of:=[.C363]" office:value-type="float" office:value="1535.8">
            <text:p>1535.8</text:p>
          </table:table-cell>
          <table:table-cell table:formula="of:= &quot;X&quot;&amp; [.C364]" office:value-type="string" office:string-value="X1535.8">
            <text:p>X1535.8</text:p>
          </table:table-cell>
          <table:table-cell table:formula="of:=[.E363]+[.$J$6]" office:value-type="float" office:value="1224.75">
            <text:p>1224.75</text:p>
          </table:table-cell>
          <table:table-cell table:formula="of:=&quot;Y&quot; &amp; [.E364]" office:value-type="string" office:string-value="Y1224.75">
            <text:p>Y1224.75</text:p>
          </table:table-cell>
          <table:table-cell table:number-columns-repeated="8"/>
          <table:table-cell table:style-name="ce2" table:formula="of:=[.B365]" office:value-type="string" office:string-value="N372">
            <text:p>N372</text:p>
          </table:table-cell>
          <table:table-cell table:style-name="ce2" table:formula="of:=[.D365]" office:value-type="string" office:string-value="X1535.8">
            <text:p>X1535.8</text:p>
          </table:table-cell>
          <table:table-cell table:style-name="ce2" table:formula="of:=[.F365]" office:value-type="string" office:string-value="Y1219">
            <text:p>Y1219</text:p>
          </table:table-cell>
        </table:table-row>
        <table:table-row table:style-name="ro1">
          <table:table-cell table:formula="of:=[.A364]+1" office:value-type="float" office:value="372">
            <text:p>372</text:p>
          </table:table-cell>
          <table:table-cell table:formula="of:=&quot;N&quot;&amp;[.A365]" office:value-type="string" office:string-value="N372">
            <text:p>N372</text:p>
          </table:table-cell>
          <table:table-cell table:formula="of:=[.C364]" office:value-type="float" office:value="1535.8">
            <text:p>1535.8</text:p>
          </table:table-cell>
          <table:table-cell table:formula="of:= &quot;X&quot;&amp; [.C365]" office:value-type="string" office:string-value="X1535.8">
            <text:p>X1535.8</text:p>
          </table:table-cell>
          <table:table-cell table:formula="of:=[.E364]+[.$J$6]" office:value-type="float" office:value="1219">
            <text:p>1219</text:p>
          </table:table-cell>
          <table:table-cell table:formula="of:=&quot;Y&quot; &amp; [.E365]" office:value-type="string" office:string-value="Y1219">
            <text:p>Y1219</text:p>
          </table:table-cell>
          <table:table-cell table:number-columns-repeated="8"/>
          <table:table-cell table:style-name="ce2" table:formula="of:=[.B366]" office:value-type="string" office:string-value="N373">
            <text:p>N373</text:p>
          </table:table-cell>
          <table:table-cell table:style-name="ce2" table:formula="of:=[.D366]" office:value-type="string" office:string-value="X1535.8">
            <text:p>X1535.8</text:p>
          </table:table-cell>
          <table:table-cell table:style-name="ce2" table:formula="of:=[.F366]" office:value-type="string" office:string-value="Y1213.25">
            <text:p>Y1213.25</text:p>
          </table:table-cell>
        </table:table-row>
        <table:table-row table:style-name="ro1">
          <table:table-cell table:formula="of:=[.A365]+1" office:value-type="float" office:value="373">
            <text:p>373</text:p>
          </table:table-cell>
          <table:table-cell table:formula="of:=&quot;N&quot;&amp;[.A366]" office:value-type="string" office:string-value="N373">
            <text:p>N373</text:p>
          </table:table-cell>
          <table:table-cell table:formula="of:=[.C365]" office:value-type="float" office:value="1535.8">
            <text:p>1535.8</text:p>
          </table:table-cell>
          <table:table-cell table:formula="of:= &quot;X&quot;&amp; [.C366]" office:value-type="string" office:string-value="X1535.8">
            <text:p>X1535.8</text:p>
          </table:table-cell>
          <table:table-cell table:formula="of:=[.E365]+[.$J$6]" office:value-type="float" office:value="1213.25">
            <text:p>1213.25</text:p>
          </table:table-cell>
          <table:table-cell table:formula="of:=&quot;Y&quot; &amp; [.E366]" office:value-type="string" office:string-value="Y1213.25">
            <text:p>Y1213.25</text:p>
          </table:table-cell>
          <table:table-cell table:number-columns-repeated="8"/>
          <table:table-cell table:style-name="ce2" table:formula="of:=[.B367]" office:value-type="string" office:string-value="N374">
            <text:p>N374</text:p>
          </table:table-cell>
          <table:table-cell table:style-name="ce2" table:formula="of:=[.D367]" office:value-type="string" office:string-value="X1535.8">
            <text:p>X1535.8</text:p>
          </table:table-cell>
          <table:table-cell table:style-name="ce2" table:formula="of:=[.F367]" office:value-type="string" office:string-value="Y1207.5">
            <text:p>Y1207.5</text:p>
          </table:table-cell>
        </table:table-row>
        <table:table-row table:style-name="ro1">
          <table:table-cell table:formula="of:=[.A366]+1" office:value-type="float" office:value="374">
            <text:p>374</text:p>
          </table:table-cell>
          <table:table-cell table:formula="of:=&quot;N&quot;&amp;[.A367]" office:value-type="string" office:string-value="N374">
            <text:p>N374</text:p>
          </table:table-cell>
          <table:table-cell table:formula="of:=[.C366]" office:value-type="float" office:value="1535.8">
            <text:p>1535.8</text:p>
          </table:table-cell>
          <table:table-cell table:formula="of:= &quot;X&quot;&amp; [.C367]" office:value-type="string" office:string-value="X1535.8">
            <text:p>X1535.8</text:p>
          </table:table-cell>
          <table:table-cell table:formula="of:=[.E366]+[.$J$6]" office:value-type="float" office:value="1207.5">
            <text:p>1207.5</text:p>
          </table:table-cell>
          <table:table-cell table:formula="of:=&quot;Y&quot; &amp; [.E367]" office:value-type="string" office:string-value="Y1207.5">
            <text:p>Y1207.5</text:p>
          </table:table-cell>
          <table:table-cell table:number-columns-repeated="8"/>
          <table:table-cell table:style-name="ce2" table:formula="of:=[.B368]" office:value-type="string" office:string-value="N375">
            <text:p>N375</text:p>
          </table:table-cell>
          <table:table-cell table:style-name="ce2" table:formula="of:=[.D368]" office:value-type="string" office:string-value="X1535.8">
            <text:p>X1535.8</text:p>
          </table:table-cell>
          <table:table-cell table:style-name="ce2" table:formula="of:=[.F368]" office:value-type="string" office:string-value="Y1201.75">
            <text:p>Y1201.75</text:p>
          </table:table-cell>
        </table:table-row>
        <table:table-row table:style-name="ro1">
          <table:table-cell table:formula="of:=[.A367]+1" office:value-type="float" office:value="375">
            <text:p>375</text:p>
          </table:table-cell>
          <table:table-cell table:formula="of:=&quot;N&quot;&amp;[.A368]" office:value-type="string" office:string-value="N375">
            <text:p>N375</text:p>
          </table:table-cell>
          <table:table-cell table:formula="of:=[.C367]" office:value-type="float" office:value="1535.8">
            <text:p>1535.8</text:p>
          </table:table-cell>
          <table:table-cell table:formula="of:= &quot;X&quot;&amp; [.C368]" office:value-type="string" office:string-value="X1535.8">
            <text:p>X1535.8</text:p>
          </table:table-cell>
          <table:table-cell table:formula="of:=[.E367]+[.$J$6]" office:value-type="float" office:value="1201.75">
            <text:p>1201.75</text:p>
          </table:table-cell>
          <table:table-cell table:formula="of:=&quot;Y&quot; &amp; [.E368]" office:value-type="string" office:string-value="Y1201.75">
            <text:p>Y1201.75</text:p>
          </table:table-cell>
          <table:table-cell table:number-columns-repeated="8"/>
          <table:table-cell table:style-name="ce2" table:formula="of:=[.B369]" office:value-type="string" office:string-value="N376">
            <text:p>N376</text:p>
          </table:table-cell>
          <table:table-cell table:style-name="ce2" table:formula="of:=[.D369]" office:value-type="string" office:string-value="X1535.8">
            <text:p>X1535.8</text:p>
          </table:table-cell>
          <table:table-cell table:style-name="ce2" table:formula="of:=[.F369]" office:value-type="string" office:string-value="Y1196">
            <text:p>Y1196</text:p>
          </table:table-cell>
        </table:table-row>
        <table:table-row table:style-name="ro1">
          <table:table-cell table:formula="of:=[.A368]+1" office:value-type="float" office:value="376">
            <text:p>376</text:p>
          </table:table-cell>
          <table:table-cell table:formula="of:=&quot;N&quot;&amp;[.A369]" office:value-type="string" office:string-value="N376">
            <text:p>N376</text:p>
          </table:table-cell>
          <table:table-cell table:formula="of:=[.C368]" office:value-type="float" office:value="1535.8">
            <text:p>1535.8</text:p>
          </table:table-cell>
          <table:table-cell table:formula="of:= &quot;X&quot;&amp; [.C369]" office:value-type="string" office:string-value="X1535.8">
            <text:p>X1535.8</text:p>
          </table:table-cell>
          <table:table-cell table:formula="of:=[.E368]+[.$J$6]" office:value-type="float" office:value="1196">
            <text:p>1196</text:p>
          </table:table-cell>
          <table:table-cell table:formula="of:=&quot;Y&quot; &amp; [.E369]" office:value-type="string" office:string-value="Y1196">
            <text:p>Y1196</text:p>
          </table:table-cell>
          <table:table-cell table:number-columns-repeated="8"/>
          <table:table-cell table:style-name="ce2" table:formula="of:=[.B370]" office:value-type="string" office:string-value="N377">
            <text:p>N377</text:p>
          </table:table-cell>
          <table:table-cell table:style-name="ce2" table:formula="of:=[.D370]" office:value-type="string" office:string-value="X1535.8">
            <text:p>X1535.8</text:p>
          </table:table-cell>
          <table:table-cell table:style-name="ce2" table:formula="of:=[.F370]" office:value-type="string" office:string-value="Y1190.25">
            <text:p>Y1190.25</text:p>
          </table:table-cell>
        </table:table-row>
        <table:table-row table:style-name="ro1">
          <table:table-cell table:formula="of:=[.A369]+1" office:value-type="float" office:value="377">
            <text:p>377</text:p>
          </table:table-cell>
          <table:table-cell table:formula="of:=&quot;N&quot;&amp;[.A370]" office:value-type="string" office:string-value="N377">
            <text:p>N377</text:p>
          </table:table-cell>
          <table:table-cell table:formula="of:=[.C369]" office:value-type="float" office:value="1535.8">
            <text:p>1535.8</text:p>
          </table:table-cell>
          <table:table-cell table:formula="of:= &quot;X&quot;&amp; [.C370]" office:value-type="string" office:string-value="X1535.8">
            <text:p>X1535.8</text:p>
          </table:table-cell>
          <table:table-cell table:formula="of:=[.E369]+[.$J$6]" office:value-type="float" office:value="1190.25">
            <text:p>1190.25</text:p>
          </table:table-cell>
          <table:table-cell table:formula="of:=&quot;Y&quot; &amp; [.E370]" office:value-type="string" office:string-value="Y1190.25">
            <text:p>Y1190.25</text:p>
          </table:table-cell>
          <table:table-cell table:number-columns-repeated="8"/>
          <table:table-cell table:style-name="ce2" table:formula="of:=[.B371]" office:value-type="string" office:string-value="N378">
            <text:p>N378</text:p>
          </table:table-cell>
          <table:table-cell table:style-name="ce2" table:formula="of:=[.D371]" office:value-type="string" office:string-value="X1535.8">
            <text:p>X1535.8</text:p>
          </table:table-cell>
          <table:table-cell table:style-name="ce2" table:formula="of:=[.F371]" office:value-type="string" office:string-value="Y1184.5">
            <text:p>Y1184.5</text:p>
          </table:table-cell>
        </table:table-row>
        <table:table-row table:style-name="ro1">
          <table:table-cell table:formula="of:=[.A370]+1" office:value-type="float" office:value="378">
            <text:p>378</text:p>
          </table:table-cell>
          <table:table-cell table:formula="of:=&quot;N&quot;&amp;[.A371]" office:value-type="string" office:string-value="N378">
            <text:p>N378</text:p>
          </table:table-cell>
          <table:table-cell table:formula="of:=[.C370]" office:value-type="float" office:value="1535.8">
            <text:p>1535.8</text:p>
          </table:table-cell>
          <table:table-cell table:formula="of:= &quot;X&quot;&amp; [.C371]" office:value-type="string" office:string-value="X1535.8">
            <text:p>X1535.8</text:p>
          </table:table-cell>
          <table:table-cell table:formula="of:=[.E370]+[.$J$6]" office:value-type="float" office:value="1184.5">
            <text:p>1184.5</text:p>
          </table:table-cell>
          <table:table-cell table:formula="of:=&quot;Y&quot; &amp; [.E371]" office:value-type="string" office:string-value="Y1184.5">
            <text:p>Y1184.5</text:p>
          </table:table-cell>
          <table:table-cell table:number-columns-repeated="8"/>
          <table:table-cell table:style-name="ce2" table:formula="of:=[.B372]" office:value-type="string" office:string-value="N379">
            <text:p>N379</text:p>
          </table:table-cell>
          <table:table-cell table:style-name="ce2" table:formula="of:=[.D372]" office:value-type="string" office:string-value="X1535.8">
            <text:p>X1535.8</text:p>
          </table:table-cell>
          <table:table-cell table:style-name="ce2" table:formula="of:=[.F372]" office:value-type="string" office:string-value="Y1178.75">
            <text:p>Y1178.75</text:p>
          </table:table-cell>
        </table:table-row>
        <table:table-row table:style-name="ro1">
          <table:table-cell table:formula="of:=[.A371]+1" office:value-type="float" office:value="379">
            <text:p>379</text:p>
          </table:table-cell>
          <table:table-cell table:formula="of:=&quot;N&quot;&amp;[.A372]" office:value-type="string" office:string-value="N379">
            <text:p>N379</text:p>
          </table:table-cell>
          <table:table-cell table:formula="of:=[.C371]" office:value-type="float" office:value="1535.8">
            <text:p>1535.8</text:p>
          </table:table-cell>
          <table:table-cell table:formula="of:= &quot;X&quot;&amp; [.C372]" office:value-type="string" office:string-value="X1535.8">
            <text:p>X1535.8</text:p>
          </table:table-cell>
          <table:table-cell table:formula="of:=[.E371]+[.$J$6]" office:value-type="float" office:value="1178.75">
            <text:p>1178.75</text:p>
          </table:table-cell>
          <table:table-cell table:formula="of:=&quot;Y&quot; &amp; [.E372]" office:value-type="string" office:string-value="Y1178.75">
            <text:p>Y1178.75</text:p>
          </table:table-cell>
          <table:table-cell table:number-columns-repeated="8"/>
          <table:table-cell table:style-name="ce2" table:formula="of:=[.B373]" office:value-type="string" office:string-value="N380">
            <text:p>N380</text:p>
          </table:table-cell>
          <table:table-cell table:style-name="ce2" table:formula="of:=[.D373]" office:value-type="string" office:string-value="X1535.8">
            <text:p>X1535.8</text:p>
          </table:table-cell>
          <table:table-cell table:style-name="ce2" table:formula="of:=[.F373]" office:value-type="string" office:string-value="Y1173">
            <text:p>Y1173</text:p>
          </table:table-cell>
        </table:table-row>
        <table:table-row table:style-name="ro1">
          <table:table-cell table:formula="of:=[.A372]+1" office:value-type="float" office:value="380">
            <text:p>380</text:p>
          </table:table-cell>
          <table:table-cell table:formula="of:=&quot;N&quot;&amp;[.A373]" office:value-type="string" office:string-value="N380">
            <text:p>N380</text:p>
          </table:table-cell>
          <table:table-cell table:formula="of:=[.C372]" office:value-type="float" office:value="1535.8">
            <text:p>1535.8</text:p>
          </table:table-cell>
          <table:table-cell table:formula="of:= &quot;X&quot;&amp; [.C373]" office:value-type="string" office:string-value="X1535.8">
            <text:p>X1535.8</text:p>
          </table:table-cell>
          <table:table-cell table:formula="of:=[.E372]+[.$J$6]" office:value-type="float" office:value="1173">
            <text:p>1173</text:p>
          </table:table-cell>
          <table:table-cell table:formula="of:=&quot;Y&quot; &amp; [.E373]" office:value-type="string" office:string-value="Y1173">
            <text:p>Y1173</text:p>
          </table:table-cell>
          <table:table-cell table:number-columns-repeated="8"/>
          <table:table-cell table:style-name="ce2" table:formula="of:=[.B374]" office:value-type="string" office:string-value="N381">
            <text:p>N381</text:p>
          </table:table-cell>
          <table:table-cell table:style-name="ce2" table:formula="of:=[.D374]" office:value-type="string" office:string-value="X1535.8">
            <text:p>X1535.8</text:p>
          </table:table-cell>
          <table:table-cell table:style-name="ce2" table:formula="of:=[.F374]" office:value-type="string" office:string-value="Y1167.25">
            <text:p>Y1167.25</text:p>
          </table:table-cell>
        </table:table-row>
        <table:table-row table:style-name="ro1">
          <table:table-cell table:formula="of:=[.A373]+1" office:value-type="float" office:value="381">
            <text:p>381</text:p>
          </table:table-cell>
          <table:table-cell table:formula="of:=&quot;N&quot;&amp;[.A374]" office:value-type="string" office:string-value="N381">
            <text:p>N381</text:p>
          </table:table-cell>
          <table:table-cell table:formula="of:=[.C373]" office:value-type="float" office:value="1535.8">
            <text:p>1535.8</text:p>
          </table:table-cell>
          <table:table-cell table:formula="of:= &quot;X&quot;&amp; [.C374]" office:value-type="string" office:string-value="X1535.8">
            <text:p>X1535.8</text:p>
          </table:table-cell>
          <table:table-cell table:formula="of:=[.E373]+[.$J$6]" office:value-type="float" office:value="1167.25">
            <text:p>1167.25</text:p>
          </table:table-cell>
          <table:table-cell table:formula="of:=&quot;Y&quot; &amp; [.E374]" office:value-type="string" office:string-value="Y1167.25">
            <text:p>Y1167.25</text:p>
          </table:table-cell>
          <table:table-cell table:number-columns-repeated="8"/>
          <table:table-cell table:style-name="ce2" table:formula="of:=[.B375]" office:value-type="string" office:string-value="N382">
            <text:p>N382</text:p>
          </table:table-cell>
          <table:table-cell table:style-name="ce2" table:formula="of:=[.D375]" office:value-type="string" office:string-value="X1535.8">
            <text:p>X1535.8</text:p>
          </table:table-cell>
          <table:table-cell table:style-name="ce2" table:formula="of:=[.F375]" office:value-type="string" office:string-value="Y1161.5">
            <text:p>Y1161.5</text:p>
          </table:table-cell>
        </table:table-row>
        <table:table-row table:style-name="ro1">
          <table:table-cell table:formula="of:=[.A374]+1" office:value-type="float" office:value="382">
            <text:p>382</text:p>
          </table:table-cell>
          <table:table-cell table:formula="of:=&quot;N&quot;&amp;[.A375]" office:value-type="string" office:string-value="N382">
            <text:p>N382</text:p>
          </table:table-cell>
          <table:table-cell table:formula="of:=[.C374]" office:value-type="float" office:value="1535.8">
            <text:p>1535.8</text:p>
          </table:table-cell>
          <table:table-cell table:formula="of:= &quot;X&quot;&amp; [.C375]" office:value-type="string" office:string-value="X1535.8">
            <text:p>X1535.8</text:p>
          </table:table-cell>
          <table:table-cell table:formula="of:=[.E374]+[.$J$6]" office:value-type="float" office:value="1161.5">
            <text:p>1161.5</text:p>
          </table:table-cell>
          <table:table-cell table:formula="of:=&quot;Y&quot; &amp; [.E375]" office:value-type="string" office:string-value="Y1161.5">
            <text:p>Y1161.5</text:p>
          </table:table-cell>
          <table:table-cell table:number-columns-repeated="8"/>
          <table:table-cell table:style-name="ce2" table:formula="of:=[.B376]" office:value-type="string" office:string-value="N383">
            <text:p>N383</text:p>
          </table:table-cell>
          <table:table-cell table:style-name="ce2" table:formula="of:=[.D376]" office:value-type="string" office:string-value="X1535.8">
            <text:p>X1535.8</text:p>
          </table:table-cell>
          <table:table-cell table:style-name="ce2" table:formula="of:=[.F376]" office:value-type="string" office:string-value="Y1155.75">
            <text:p>Y1155.75</text:p>
          </table:table-cell>
        </table:table-row>
        <table:table-row table:style-name="ro1">
          <table:table-cell table:formula="of:=[.A375]+1" office:value-type="float" office:value="383">
            <text:p>383</text:p>
          </table:table-cell>
          <table:table-cell table:formula="of:=&quot;N&quot;&amp;[.A376]" office:value-type="string" office:string-value="N383">
            <text:p>N383</text:p>
          </table:table-cell>
          <table:table-cell table:formula="of:=[.C375]" office:value-type="float" office:value="1535.8">
            <text:p>1535.8</text:p>
          </table:table-cell>
          <table:table-cell table:formula="of:= &quot;X&quot;&amp; [.C376]" office:value-type="string" office:string-value="X1535.8">
            <text:p>X1535.8</text:p>
          </table:table-cell>
          <table:table-cell table:formula="of:=[.E375]+[.$J$6]" office:value-type="float" office:value="1155.75">
            <text:p>1155.75</text:p>
          </table:table-cell>
          <table:table-cell table:formula="of:=&quot;Y&quot; &amp; [.E376]" office:value-type="string" office:string-value="Y1155.75">
            <text:p>Y1155.75</text:p>
          </table:table-cell>
          <table:table-cell table:number-columns-repeated="8"/>
          <table:table-cell table:style-name="ce2" table:formula="of:=[.B377]" office:value-type="string" office:string-value="N384">
            <text:p>N384</text:p>
          </table:table-cell>
          <table:table-cell table:style-name="ce2" table:formula="of:=[.D377]" office:value-type="string" office:string-value="X1535.8">
            <text:p>X1535.8</text:p>
          </table:table-cell>
          <table:table-cell table:style-name="ce2" table:formula="of:=[.F377]" office:value-type="string" office:string-value="Y1150">
            <text:p>Y1150</text:p>
          </table:table-cell>
        </table:table-row>
        <table:table-row table:style-name="ro1">
          <table:table-cell table:formula="of:=[.A376]+1" office:value-type="float" office:value="384">
            <text:p>384</text:p>
          </table:table-cell>
          <table:table-cell table:formula="of:=&quot;N&quot;&amp;[.A377]" office:value-type="string" office:string-value="N384">
            <text:p>N384</text:p>
          </table:table-cell>
          <table:table-cell table:formula="of:=[.C376]" office:value-type="float" office:value="1535.8">
            <text:p>1535.8</text:p>
          </table:table-cell>
          <table:table-cell table:formula="of:= &quot;X&quot;&amp; [.C377]" office:value-type="string" office:string-value="X1535.8">
            <text:p>X1535.8</text:p>
          </table:table-cell>
          <table:table-cell table:formula="of:=[.E376]+[.$J$6]" office:value-type="float" office:value="1150">
            <text:p>1150</text:p>
          </table:table-cell>
          <table:table-cell table:formula="of:=&quot;Y&quot; &amp; [.E377]" office:value-type="string" office:string-value="Y1150">
            <text:p>Y1150</text:p>
          </table:table-cell>
          <table:table-cell table:number-columns-repeated="8"/>
          <table:table-cell table:style-name="ce2" table:formula="of:=[.B378]" office:value-type="string" office:string-value="N385">
            <text:p>N385</text:p>
          </table:table-cell>
          <table:table-cell table:style-name="ce2" table:formula="of:=[.D378]" office:value-type="string" office:string-value="X1535.8">
            <text:p>X1535.8</text:p>
          </table:table-cell>
          <table:table-cell table:style-name="ce2" table:formula="of:=[.F378]" office:value-type="string" office:string-value="Y1144.25">
            <text:p>Y1144.25</text:p>
          </table:table-cell>
        </table:table-row>
        <table:table-row table:style-name="ro1">
          <table:table-cell table:formula="of:=[.A377]+1" office:value-type="float" office:value="385">
            <text:p>385</text:p>
          </table:table-cell>
          <table:table-cell table:formula="of:=&quot;N&quot;&amp;[.A378]" office:value-type="string" office:string-value="N385">
            <text:p>N385</text:p>
          </table:table-cell>
          <table:table-cell table:formula="of:=[.C377]" office:value-type="float" office:value="1535.8">
            <text:p>1535.8</text:p>
          </table:table-cell>
          <table:table-cell table:formula="of:= &quot;X&quot;&amp; [.C378]" office:value-type="string" office:string-value="X1535.8">
            <text:p>X1535.8</text:p>
          </table:table-cell>
          <table:table-cell table:formula="of:=[.E377]+[.$J$6]" office:value-type="float" office:value="1144.25">
            <text:p>1144.25</text:p>
          </table:table-cell>
          <table:table-cell table:formula="of:=&quot;Y&quot; &amp; [.E378]" office:value-type="string" office:string-value="Y1144.25">
            <text:p>Y1144.25</text:p>
          </table:table-cell>
          <table:table-cell table:number-columns-repeated="8"/>
          <table:table-cell table:style-name="ce2" table:formula="of:=[.B379]" office:value-type="string" office:string-value="N386">
            <text:p>N386</text:p>
          </table:table-cell>
          <table:table-cell table:style-name="ce2" table:formula="of:=[.D379]" office:value-type="string" office:string-value="X1535.8">
            <text:p>X1535.8</text:p>
          </table:table-cell>
          <table:table-cell table:style-name="ce2" table:formula="of:=[.F379]" office:value-type="string" office:string-value="Y1138.5">
            <text:p>Y1138.5</text:p>
          </table:table-cell>
        </table:table-row>
        <table:table-row table:style-name="ro1">
          <table:table-cell table:formula="of:=[.A378]+1" office:value-type="float" office:value="386">
            <text:p>386</text:p>
          </table:table-cell>
          <table:table-cell table:formula="of:=&quot;N&quot;&amp;[.A379]" office:value-type="string" office:string-value="N386">
            <text:p>N386</text:p>
          </table:table-cell>
          <table:table-cell table:formula="of:=[.C378]" office:value-type="float" office:value="1535.8">
            <text:p>1535.8</text:p>
          </table:table-cell>
          <table:table-cell table:formula="of:= &quot;X&quot;&amp; [.C379]" office:value-type="string" office:string-value="X1535.8">
            <text:p>X1535.8</text:p>
          </table:table-cell>
          <table:table-cell table:formula="of:=[.E378]+[.$J$6]" office:value-type="float" office:value="1138.5">
            <text:p>1138.5</text:p>
          </table:table-cell>
          <table:table-cell table:formula="of:=&quot;Y&quot; &amp; [.E379]" office:value-type="string" office:string-value="Y1138.5">
            <text:p>Y1138.5</text:p>
          </table:table-cell>
          <table:table-cell table:number-columns-repeated="8"/>
          <table:table-cell table:style-name="ce2" table:formula="of:=[.B380]" office:value-type="string" office:string-value="N387">
            <text:p>N387</text:p>
          </table:table-cell>
          <table:table-cell table:style-name="ce2" table:formula="of:=[.D380]" office:value-type="string" office:string-value="X1535.8">
            <text:p>X1535.8</text:p>
          </table:table-cell>
          <table:table-cell table:style-name="ce2" table:formula="of:=[.F380]" office:value-type="string" office:string-value="Y1132.75">
            <text:p>Y1132.75</text:p>
          </table:table-cell>
        </table:table-row>
        <table:table-row table:style-name="ro1">
          <table:table-cell table:formula="of:=[.A379]+1" office:value-type="float" office:value="387">
            <text:p>387</text:p>
          </table:table-cell>
          <table:table-cell table:formula="of:=&quot;N&quot;&amp;[.A380]" office:value-type="string" office:string-value="N387">
            <text:p>N387</text:p>
          </table:table-cell>
          <table:table-cell table:formula="of:=[.C379]" office:value-type="float" office:value="1535.8">
            <text:p>1535.8</text:p>
          </table:table-cell>
          <table:table-cell table:formula="of:= &quot;X&quot;&amp; [.C380]" office:value-type="string" office:string-value="X1535.8">
            <text:p>X1535.8</text:p>
          </table:table-cell>
          <table:table-cell table:formula="of:=[.E379]+[.$J$6]" office:value-type="float" office:value="1132.75">
            <text:p>1132.75</text:p>
          </table:table-cell>
          <table:table-cell table:formula="of:=&quot;Y&quot; &amp; [.E380]" office:value-type="string" office:string-value="Y1132.75">
            <text:p>Y1132.75</text:p>
          </table:table-cell>
          <table:table-cell table:number-columns-repeated="8"/>
          <table:table-cell table:style-name="ce2" table:formula="of:=[.B381]" office:value-type="string" office:string-value="N388">
            <text:p>N388</text:p>
          </table:table-cell>
          <table:table-cell table:style-name="ce2" table:formula="of:=[.D381]" office:value-type="string" office:string-value="X1535.8">
            <text:p>X1535.8</text:p>
          </table:table-cell>
          <table:table-cell table:style-name="ce2" table:formula="of:=[.F381]" office:value-type="string" office:string-value="Y1127">
            <text:p>Y1127</text:p>
          </table:table-cell>
        </table:table-row>
        <table:table-row table:style-name="ro1">
          <table:table-cell table:formula="of:=[.A380]+1" office:value-type="float" office:value="388">
            <text:p>388</text:p>
          </table:table-cell>
          <table:table-cell table:formula="of:=&quot;N&quot;&amp;[.A381]" office:value-type="string" office:string-value="N388">
            <text:p>N388</text:p>
          </table:table-cell>
          <table:table-cell table:formula="of:=[.C380]" office:value-type="float" office:value="1535.8">
            <text:p>1535.8</text:p>
          </table:table-cell>
          <table:table-cell table:formula="of:= &quot;X&quot;&amp; [.C381]" office:value-type="string" office:string-value="X1535.8">
            <text:p>X1535.8</text:p>
          </table:table-cell>
          <table:table-cell table:formula="of:=[.E380]+[.$J$6]" office:value-type="float" office:value="1127">
            <text:p>1127</text:p>
          </table:table-cell>
          <table:table-cell table:formula="of:=&quot;Y&quot; &amp; [.E381]" office:value-type="string" office:string-value="Y1127">
            <text:p>Y1127</text:p>
          </table:table-cell>
          <table:table-cell table:number-columns-repeated="8"/>
          <table:table-cell table:style-name="ce2" table:formula="of:=[.B382]" office:value-type="string" office:string-value="N389">
            <text:p>N389</text:p>
          </table:table-cell>
          <table:table-cell table:style-name="ce2" table:formula="of:=[.D382]" office:value-type="string" office:string-value="X1535.8">
            <text:p>X1535.8</text:p>
          </table:table-cell>
          <table:table-cell table:style-name="ce2" table:formula="of:=[.F382]" office:value-type="string" office:string-value="Y1121.25">
            <text:p>Y1121.25</text:p>
          </table:table-cell>
        </table:table-row>
        <table:table-row table:style-name="ro1">
          <table:table-cell table:formula="of:=[.A381]+1" office:value-type="float" office:value="389">
            <text:p>389</text:p>
          </table:table-cell>
          <table:table-cell table:formula="of:=&quot;N&quot;&amp;[.A382]" office:value-type="string" office:string-value="N389">
            <text:p>N389</text:p>
          </table:table-cell>
          <table:table-cell table:formula="of:=[.C381]" office:value-type="float" office:value="1535.8">
            <text:p>1535.8</text:p>
          </table:table-cell>
          <table:table-cell table:formula="of:= &quot;X&quot;&amp; [.C382]" office:value-type="string" office:string-value="X1535.8">
            <text:p>X1535.8</text:p>
          </table:table-cell>
          <table:table-cell table:formula="of:=[.E381]+[.$J$6]" office:value-type="float" office:value="1121.25">
            <text:p>1121.25</text:p>
          </table:table-cell>
          <table:table-cell table:formula="of:=&quot;Y&quot; &amp; [.E382]" office:value-type="string" office:string-value="Y1121.25">
            <text:p>Y1121.25</text:p>
          </table:table-cell>
          <table:table-cell table:number-columns-repeated="8"/>
          <table:table-cell table:style-name="ce2" table:formula="of:=[.B383]" office:value-type="string" office:string-value="N390">
            <text:p>N390</text:p>
          </table:table-cell>
          <table:table-cell table:style-name="ce2" table:formula="of:=[.D383]" office:value-type="string" office:string-value="X1535.8">
            <text:p>X1535.8</text:p>
          </table:table-cell>
          <table:table-cell table:style-name="ce2" table:formula="of:=[.F383]" office:value-type="string" office:string-value="Y1115.5">
            <text:p>Y1115.5</text:p>
          </table:table-cell>
        </table:table-row>
        <table:table-row table:style-name="ro1">
          <table:table-cell table:formula="of:=[.A382]+1" office:value-type="float" office:value="390">
            <text:p>390</text:p>
          </table:table-cell>
          <table:table-cell table:formula="of:=&quot;N&quot;&amp;[.A383]" office:value-type="string" office:string-value="N390">
            <text:p>N390</text:p>
          </table:table-cell>
          <table:table-cell table:formula="of:=[.C382]" office:value-type="float" office:value="1535.8">
            <text:p>1535.8</text:p>
          </table:table-cell>
          <table:table-cell table:formula="of:= &quot;X&quot;&amp; [.C383]" office:value-type="string" office:string-value="X1535.8">
            <text:p>X1535.8</text:p>
          </table:table-cell>
          <table:table-cell table:formula="of:=[.E382]+[.$J$6]" office:value-type="float" office:value="1115.5">
            <text:p>1115.5</text:p>
          </table:table-cell>
          <table:table-cell table:formula="of:=&quot;Y&quot; &amp; [.E383]" office:value-type="string" office:string-value="Y1115.5">
            <text:p>Y1115.5</text:p>
          </table:table-cell>
          <table:table-cell table:number-columns-repeated="8"/>
          <table:table-cell table:style-name="ce2" table:formula="of:=[.B384]" office:value-type="string" office:string-value="N391">
            <text:p>N391</text:p>
          </table:table-cell>
          <table:table-cell table:style-name="ce2" table:formula="of:=[.D384]" office:value-type="string" office:string-value="X1535.8">
            <text:p>X1535.8</text:p>
          </table:table-cell>
          <table:table-cell table:style-name="ce2" table:formula="of:=[.F384]" office:value-type="string" office:string-value="Y1109.75">
            <text:p>Y1109.75</text:p>
          </table:table-cell>
        </table:table-row>
        <table:table-row table:style-name="ro1">
          <table:table-cell table:formula="of:=[.A383]+1" office:value-type="float" office:value="391">
            <text:p>391</text:p>
          </table:table-cell>
          <table:table-cell table:formula="of:=&quot;N&quot;&amp;[.A384]" office:value-type="string" office:string-value="N391">
            <text:p>N391</text:p>
          </table:table-cell>
          <table:table-cell table:formula="of:=[.C383]" office:value-type="float" office:value="1535.8">
            <text:p>1535.8</text:p>
          </table:table-cell>
          <table:table-cell table:formula="of:= &quot;X&quot;&amp; [.C384]" office:value-type="string" office:string-value="X1535.8">
            <text:p>X1535.8</text:p>
          </table:table-cell>
          <table:table-cell table:formula="of:=[.E383]+[.$J$6]" office:value-type="float" office:value="1109.75">
            <text:p>1109.75</text:p>
          </table:table-cell>
          <table:table-cell table:formula="of:=&quot;Y&quot; &amp; [.E384]" office:value-type="string" office:string-value="Y1109.75">
            <text:p>Y1109.75</text:p>
          </table:table-cell>
          <table:table-cell table:number-columns-repeated="8"/>
          <table:table-cell table:style-name="ce2" table:formula="of:=[.B385]" office:value-type="string" office:string-value="N392">
            <text:p>N392</text:p>
          </table:table-cell>
          <table:table-cell table:style-name="ce2" table:formula="of:=[.D385]" office:value-type="string" office:string-value="X1535.8">
            <text:p>X1535.8</text:p>
          </table:table-cell>
          <table:table-cell table:style-name="ce2" table:formula="of:=[.F385]" office:value-type="string" office:string-value="Y1104">
            <text:p>Y1104</text:p>
          </table:table-cell>
        </table:table-row>
        <table:table-row table:style-name="ro1">
          <table:table-cell table:formula="of:=[.A384]+1" office:value-type="float" office:value="392">
            <text:p>392</text:p>
          </table:table-cell>
          <table:table-cell table:formula="of:=&quot;N&quot;&amp;[.A385]" office:value-type="string" office:string-value="N392">
            <text:p>N392</text:p>
          </table:table-cell>
          <table:table-cell table:formula="of:=[.C384]" office:value-type="float" office:value="1535.8">
            <text:p>1535.8</text:p>
          </table:table-cell>
          <table:table-cell table:formula="of:= &quot;X&quot;&amp; [.C385]" office:value-type="string" office:string-value="X1535.8">
            <text:p>X1535.8</text:p>
          </table:table-cell>
          <table:table-cell table:formula="of:=[.E384]+[.$J$6]" office:value-type="float" office:value="1104">
            <text:p>1104</text:p>
          </table:table-cell>
          <table:table-cell table:formula="of:=&quot;Y&quot; &amp; [.E385]" office:value-type="string" office:string-value="Y1104">
            <text:p>Y1104</text:p>
          </table:table-cell>
          <table:table-cell table:number-columns-repeated="8"/>
          <table:table-cell table:style-name="ce2" table:formula="of:=[.B386]" office:value-type="string" office:string-value="N393">
            <text:p>N393</text:p>
          </table:table-cell>
          <table:table-cell table:style-name="ce2" table:formula="of:=[.D386]" office:value-type="string" office:string-value="X1535.8">
            <text:p>X1535.8</text:p>
          </table:table-cell>
          <table:table-cell table:style-name="ce2" table:formula="of:=[.F386]" office:value-type="string" office:string-value="Y1098.25">
            <text:p>Y1098.25</text:p>
          </table:table-cell>
        </table:table-row>
        <table:table-row table:style-name="ro1">
          <table:table-cell table:formula="of:=[.A385]+1" office:value-type="float" office:value="393">
            <text:p>393</text:p>
          </table:table-cell>
          <table:table-cell table:formula="of:=&quot;N&quot;&amp;[.A386]" office:value-type="string" office:string-value="N393">
            <text:p>N393</text:p>
          </table:table-cell>
          <table:table-cell table:formula="of:=[.C385]" office:value-type="float" office:value="1535.8">
            <text:p>1535.8</text:p>
          </table:table-cell>
          <table:table-cell table:formula="of:= &quot;X&quot;&amp; [.C386]" office:value-type="string" office:string-value="X1535.8">
            <text:p>X1535.8</text:p>
          </table:table-cell>
          <table:table-cell table:formula="of:=[.E385]+[.$J$6]" office:value-type="float" office:value="1098.25">
            <text:p>1098.25</text:p>
          </table:table-cell>
          <table:table-cell table:formula="of:=&quot;Y&quot; &amp; [.E386]" office:value-type="string" office:string-value="Y1098.25">
            <text:p>Y1098.25</text:p>
          </table:table-cell>
          <table:table-cell table:number-columns-repeated="8"/>
          <table:table-cell table:style-name="ce2" table:formula="of:=[.B387]" office:value-type="string" office:string-value="N394">
            <text:p>N394</text:p>
          </table:table-cell>
          <table:table-cell table:style-name="ce2" table:formula="of:=[.D387]" office:value-type="string" office:string-value="X1535.8">
            <text:p>X1535.8</text:p>
          </table:table-cell>
          <table:table-cell table:style-name="ce2" table:formula="of:=[.F387]" office:value-type="string" office:string-value="Y1092.5">
            <text:p>Y1092.5</text:p>
          </table:table-cell>
        </table:table-row>
        <table:table-row table:style-name="ro1">
          <table:table-cell table:formula="of:=[.A386]+1" office:value-type="float" office:value="394">
            <text:p>394</text:p>
          </table:table-cell>
          <table:table-cell table:formula="of:=&quot;N&quot;&amp;[.A387]" office:value-type="string" office:string-value="N394">
            <text:p>N394</text:p>
          </table:table-cell>
          <table:table-cell table:formula="of:=[.C386]" office:value-type="float" office:value="1535.8">
            <text:p>1535.8</text:p>
          </table:table-cell>
          <table:table-cell table:formula="of:= &quot;X&quot;&amp; [.C387]" office:value-type="string" office:string-value="X1535.8">
            <text:p>X1535.8</text:p>
          </table:table-cell>
          <table:table-cell table:formula="of:=[.E386]+[.$J$6]" office:value-type="float" office:value="1092.5">
            <text:p>1092.5</text:p>
          </table:table-cell>
          <table:table-cell table:formula="of:=&quot;Y&quot; &amp; [.E387]" office:value-type="string" office:string-value="Y1092.5">
            <text:p>Y1092.5</text:p>
          </table:table-cell>
          <table:table-cell table:number-columns-repeated="8"/>
          <table:table-cell table:style-name="ce2" table:formula="of:=[.B388]" office:value-type="string" office:string-value="N395">
            <text:p>N395</text:p>
          </table:table-cell>
          <table:table-cell table:style-name="ce2" table:formula="of:=[.D388]" office:value-type="string" office:string-value="X1535.8">
            <text:p>X1535.8</text:p>
          </table:table-cell>
          <table:table-cell table:style-name="ce2" table:formula="of:=[.F388]" office:value-type="string" office:string-value="Y1086.75">
            <text:p>Y1086.75</text:p>
          </table:table-cell>
        </table:table-row>
        <table:table-row table:style-name="ro1">
          <table:table-cell table:formula="of:=[.A387]+1" office:value-type="float" office:value="395">
            <text:p>395</text:p>
          </table:table-cell>
          <table:table-cell table:formula="of:=&quot;N&quot;&amp;[.A388]" office:value-type="string" office:string-value="N395">
            <text:p>N395</text:p>
          </table:table-cell>
          <table:table-cell table:formula="of:=[.C387]" office:value-type="float" office:value="1535.8">
            <text:p>1535.8</text:p>
          </table:table-cell>
          <table:table-cell table:formula="of:= &quot;X&quot;&amp; [.C388]" office:value-type="string" office:string-value="X1535.8">
            <text:p>X1535.8</text:p>
          </table:table-cell>
          <table:table-cell table:formula="of:=[.E387]+[.$J$6]" office:value-type="float" office:value="1086.75">
            <text:p>1086.75</text:p>
          </table:table-cell>
          <table:table-cell table:formula="of:=&quot;Y&quot; &amp; [.E388]" office:value-type="string" office:string-value="Y1086.75">
            <text:p>Y1086.75</text:p>
          </table:table-cell>
          <table:table-cell table:number-columns-repeated="8"/>
          <table:table-cell table:style-name="ce2" table:formula="of:=[.B389]" office:value-type="string" office:string-value="N396">
            <text:p>N396</text:p>
          </table:table-cell>
          <table:table-cell table:style-name="ce2" table:formula="of:=[.D389]" office:value-type="string" office:string-value="X1535.8">
            <text:p>X1535.8</text:p>
          </table:table-cell>
          <table:table-cell table:style-name="ce2" table:formula="of:=[.F389]" office:value-type="string" office:string-value="Y1081">
            <text:p>Y1081</text:p>
          </table:table-cell>
        </table:table-row>
        <table:table-row table:style-name="ro1">
          <table:table-cell table:formula="of:=[.A388]+1" office:value-type="float" office:value="396">
            <text:p>396</text:p>
          </table:table-cell>
          <table:table-cell table:formula="of:=&quot;N&quot;&amp;[.A389]" office:value-type="string" office:string-value="N396">
            <text:p>N396</text:p>
          </table:table-cell>
          <table:table-cell table:formula="of:=[.C388]" office:value-type="float" office:value="1535.8">
            <text:p>1535.8</text:p>
          </table:table-cell>
          <table:table-cell table:formula="of:= &quot;X&quot;&amp; [.C389]" office:value-type="string" office:string-value="X1535.8">
            <text:p>X1535.8</text:p>
          </table:table-cell>
          <table:table-cell table:formula="of:=[.E388]+[.$J$6]" office:value-type="float" office:value="1081">
            <text:p>1081</text:p>
          </table:table-cell>
          <table:table-cell table:formula="of:=&quot;Y&quot; &amp; [.E389]" office:value-type="string" office:string-value="Y1081">
            <text:p>Y1081</text:p>
          </table:table-cell>
          <table:table-cell table:number-columns-repeated="8"/>
          <table:table-cell table:style-name="ce2" table:formula="of:=[.B390]" office:value-type="string" office:string-value="N397">
            <text:p>N397</text:p>
          </table:table-cell>
          <table:table-cell table:style-name="ce2" table:formula="of:=[.D390]" office:value-type="string" office:string-value="X1535.8">
            <text:p>X1535.8</text:p>
          </table:table-cell>
          <table:table-cell table:style-name="ce2" table:formula="of:=[.F390]" office:value-type="string" office:string-value="Y1075.25">
            <text:p>Y1075.25</text:p>
          </table:table-cell>
        </table:table-row>
        <table:table-row table:style-name="ro1">
          <table:table-cell table:formula="of:=[.A389]+1" office:value-type="float" office:value="397">
            <text:p>397</text:p>
          </table:table-cell>
          <table:table-cell table:formula="of:=&quot;N&quot;&amp;[.A390]" office:value-type="string" office:string-value="N397">
            <text:p>N397</text:p>
          </table:table-cell>
          <table:table-cell table:formula="of:=[.C389]" office:value-type="float" office:value="1535.8">
            <text:p>1535.8</text:p>
          </table:table-cell>
          <table:table-cell table:formula="of:= &quot;X&quot;&amp; [.C390]" office:value-type="string" office:string-value="X1535.8">
            <text:p>X1535.8</text:p>
          </table:table-cell>
          <table:table-cell table:formula="of:=[.E389]+[.$J$6]" office:value-type="float" office:value="1075.25">
            <text:p>1075.25</text:p>
          </table:table-cell>
          <table:table-cell table:formula="of:=&quot;Y&quot; &amp; [.E390]" office:value-type="string" office:string-value="Y1075.25">
            <text:p>Y1075.25</text:p>
          </table:table-cell>
          <table:table-cell table:number-columns-repeated="8"/>
          <table:table-cell table:style-name="ce2" table:formula="of:=[.B391]" office:value-type="string" office:string-value="N398">
            <text:p>N398</text:p>
          </table:table-cell>
          <table:table-cell table:style-name="ce2" table:formula="of:=[.D391]" office:value-type="string" office:string-value="X1535.8">
            <text:p>X1535.8</text:p>
          </table:table-cell>
          <table:table-cell table:style-name="ce2" table:formula="of:=[.F391]" office:value-type="string" office:string-value="Y1069.5">
            <text:p>Y1069.5</text:p>
          </table:table-cell>
        </table:table-row>
        <table:table-row table:style-name="ro1">
          <table:table-cell table:formula="of:=[.A390]+1" office:value-type="float" office:value="398">
            <text:p>398</text:p>
          </table:table-cell>
          <table:table-cell table:formula="of:=&quot;N&quot;&amp;[.A391]" office:value-type="string" office:string-value="N398">
            <text:p>N398</text:p>
          </table:table-cell>
          <table:table-cell table:formula="of:=[.C390]" office:value-type="float" office:value="1535.8">
            <text:p>1535.8</text:p>
          </table:table-cell>
          <table:table-cell table:formula="of:= &quot;X&quot;&amp; [.C391]" office:value-type="string" office:string-value="X1535.8">
            <text:p>X1535.8</text:p>
          </table:table-cell>
          <table:table-cell table:formula="of:=[.E390]+[.$J$6]" office:value-type="float" office:value="1069.5">
            <text:p>1069.5</text:p>
          </table:table-cell>
          <table:table-cell table:formula="of:=&quot;Y&quot; &amp; [.E391]" office:value-type="string" office:string-value="Y1069.5">
            <text:p>Y1069.5</text:p>
          </table:table-cell>
          <table:table-cell table:number-columns-repeated="8"/>
          <table:table-cell table:style-name="ce2" table:formula="of:=[.B392]" office:value-type="string" office:string-value="N399">
            <text:p>N399</text:p>
          </table:table-cell>
          <table:table-cell table:style-name="ce2" table:formula="of:=[.D392]" office:value-type="string" office:string-value="X1535.8">
            <text:p>X1535.8</text:p>
          </table:table-cell>
          <table:table-cell table:style-name="ce2" table:formula="of:=[.F392]" office:value-type="string" office:string-value="Y1063.75">
            <text:p>Y1063.75</text:p>
          </table:table-cell>
        </table:table-row>
        <table:table-row table:style-name="ro1">
          <table:table-cell table:formula="of:=[.A391]+1" office:value-type="float" office:value="399">
            <text:p>399</text:p>
          </table:table-cell>
          <table:table-cell table:formula="of:=&quot;N&quot;&amp;[.A392]" office:value-type="string" office:string-value="N399">
            <text:p>N399</text:p>
          </table:table-cell>
          <table:table-cell table:formula="of:=[.C391]" office:value-type="float" office:value="1535.8">
            <text:p>1535.8</text:p>
          </table:table-cell>
          <table:table-cell table:formula="of:= &quot;X&quot;&amp; [.C392]" office:value-type="string" office:string-value="X1535.8">
            <text:p>X1535.8</text:p>
          </table:table-cell>
          <table:table-cell table:formula="of:=[.E391]+[.$J$6]" office:value-type="float" office:value="1063.75">
            <text:p>1063.75</text:p>
          </table:table-cell>
          <table:table-cell table:formula="of:=&quot;Y&quot; &amp; [.E392]" office:value-type="string" office:string-value="Y1063.75">
            <text:p>Y1063.75</text:p>
          </table:table-cell>
          <table:table-cell table:number-columns-repeated="8"/>
          <table:table-cell table:style-name="ce2" table:formula="of:=[.B393]" office:value-type="string" office:string-value="N400">
            <text:p>N400</text:p>
          </table:table-cell>
          <table:table-cell table:style-name="ce2" table:formula="of:=[.D393]" office:value-type="string" office:string-value="X1535.8">
            <text:p>X1535.8</text:p>
          </table:table-cell>
          <table:table-cell table:style-name="ce2" table:formula="of:=[.F393]" office:value-type="string" office:string-value="Y1058">
            <text:p>Y1058</text:p>
          </table:table-cell>
        </table:table-row>
        <table:table-row table:style-name="ro1">
          <table:table-cell table:formula="of:=[.A392]+1" office:value-type="float" office:value="400">
            <text:p>400</text:p>
          </table:table-cell>
          <table:table-cell table:formula="of:=&quot;N&quot;&amp;[.A393]" office:value-type="string" office:string-value="N400">
            <text:p>N400</text:p>
          </table:table-cell>
          <table:table-cell table:formula="of:=[.C392]" office:value-type="float" office:value="1535.8">
            <text:p>1535.8</text:p>
          </table:table-cell>
          <table:table-cell table:formula="of:= &quot;X&quot;&amp; [.C393]" office:value-type="string" office:string-value="X1535.8">
            <text:p>X1535.8</text:p>
          </table:table-cell>
          <table:table-cell table:formula="of:=[.E392]+[.$J$6]" office:value-type="float" office:value="1058">
            <text:p>1058</text:p>
          </table:table-cell>
          <table:table-cell table:formula="of:=&quot;Y&quot; &amp; [.E393]" office:value-type="string" office:string-value="Y1058">
            <text:p>Y1058</text:p>
          </table:table-cell>
          <table:table-cell table:number-columns-repeated="8"/>
          <table:table-cell table:style-name="ce2" table:formula="of:=[.B394]" office:value-type="string" office:string-value="N401">
            <text:p>N401</text:p>
          </table:table-cell>
          <table:table-cell table:style-name="ce2" table:formula="of:=[.D394]" office:value-type="string" office:string-value="X1535.8">
            <text:p>X1535.8</text:p>
          </table:table-cell>
          <table:table-cell table:style-name="ce2" table:formula="of:=[.F394]" office:value-type="string" office:string-value="Y1052.25">
            <text:p>Y1052.25</text:p>
          </table:table-cell>
        </table:table-row>
        <table:table-row table:style-name="ro1">
          <table:table-cell table:formula="of:=[.A393]+1" office:value-type="float" office:value="401">
            <text:p>401</text:p>
          </table:table-cell>
          <table:table-cell table:formula="of:=&quot;N&quot;&amp;[.A394]" office:value-type="string" office:string-value="N401">
            <text:p>N401</text:p>
          </table:table-cell>
          <table:table-cell table:formula="of:=[.C393]" office:value-type="float" office:value="1535.8">
            <text:p>1535.8</text:p>
          </table:table-cell>
          <table:table-cell table:formula="of:= &quot;X&quot;&amp; [.C394]" office:value-type="string" office:string-value="X1535.8">
            <text:p>X1535.8</text:p>
          </table:table-cell>
          <table:table-cell table:formula="of:=[.E393]+[.$J$6]" office:value-type="float" office:value="1052.25">
            <text:p>1052.25</text:p>
          </table:table-cell>
          <table:table-cell table:formula="of:=&quot;Y&quot; &amp; [.E394]" office:value-type="string" office:string-value="Y1052.25">
            <text:p>Y1052.25</text:p>
          </table:table-cell>
          <table:table-cell table:number-columns-repeated="8"/>
          <table:table-cell table:style-name="ce6" table:formula="of:=[.B395]" office:value-type="string" office:string-value="N402">
            <text:p>N402</text:p>
          </table:table-cell>
          <table:table-cell table:style-name="ce6" table:formula="of:=[.D395]" office:value-type="string" office:string-value="X2700">
            <text:p>X2700</text:p>
          </table:table-cell>
          <table:table-cell table:style-name="ce6" table:formula="of:=[.F395]" office:value-type="string" office:string-value="Y1481.25">
            <text:p>Y1481.25</text:p>
          </table:table-cell>
        </table:table-row>
        <table:table-row table:style-name="ro1">
          <table:table-cell table:formula="of:=[.A394]+1" office:value-type="float" office:value="402">
            <text:p>402</text:p>
          </table:table-cell>
          <table:table-cell table:formula="of:=&quot;N&quot;&amp;[.A395]" office:value-type="string" office:string-value="N402">
            <text:p>N402</text:p>
          </table:table-cell>
          <table:table-cell table:formula="of:=2700" office:value-type="float" office:value="2700">
            <text:p>2700</text:p>
          </table:table-cell>
          <table:table-cell table:formula="of:= &quot;X&quot;&amp; [.C395]" office:value-type="string" office:string-value="X2700">
            <text:p>X2700</text:p>
          </table:table-cell>
          <table:table-cell office:value-type="float" office:value="1481.25">
            <text:p>1481.25</text:p>
          </table:table-cell>
          <table:table-cell table:formula="of:=&quot;Y&quot; &amp; [.E395]" office:value-type="string" office:string-value="Y1481.25">
            <text:p>Y1481.25</text:p>
          </table:table-cell>
          <table:table-cell table:number-columns-repeated="8"/>
          <table:table-cell table:style-name="ce6" table:formula="of:=[.B396]" office:value-type="string" office:string-value="N403">
            <text:p>N403</text:p>
          </table:table-cell>
          <table:table-cell table:style-name="ce6" table:formula="of:=[.D396]" office:value-type="string" office:string-value="X2700">
            <text:p>X2700</text:p>
          </table:table-cell>
          <table:table-cell table:style-name="ce6" table:formula="of:=[.F396]" office:value-type="string" office:string-value="Y1475.5">
            <text:p>Y1475.5</text:p>
          </table:table-cell>
        </table:table-row>
        <table:table-row table:style-name="ro1">
          <table:table-cell table:formula="of:=[.A395]+1" office:value-type="float" office:value="403">
            <text:p>403</text:p>
          </table:table-cell>
          <table:table-cell table:formula="of:=&quot;N&quot;&amp;[.A396]" office:value-type="string" office:string-value="N403">
            <text:p>N403</text:p>
          </table:table-cell>
          <table:table-cell table:formula="of:=2700" office:value-type="float" office:value="2700">
            <text:p>2700</text:p>
          </table:table-cell>
          <table:table-cell table:formula="of:= &quot;X&quot;&amp; [.C396]" office:value-type="string" office:string-value="X2700">
            <text:p>X2700</text:p>
          </table:table-cell>
          <table:table-cell table:formula="of:=[.E395]+[.$J$6]" office:value-type="float" office:value="1475.5">
            <text:p>1475.5</text:p>
          </table:table-cell>
          <table:table-cell table:formula="of:=&quot;Y&quot; &amp; [.E396]" office:value-type="string" office:string-value="Y1475.5">
            <text:p>Y1475.5</text:p>
          </table:table-cell>
          <table:table-cell table:number-columns-repeated="8"/>
          <table:table-cell table:style-name="ce6" table:formula="of:=[.B397]" office:value-type="string" office:string-value="N404">
            <text:p>N404</text:p>
          </table:table-cell>
          <table:table-cell table:style-name="ce6" table:formula="of:=[.D397]" office:value-type="string" office:string-value="X2700">
            <text:p>X2700</text:p>
          </table:table-cell>
          <table:table-cell table:style-name="ce6" table:formula="of:=[.F397]" office:value-type="string" office:string-value="Y1469.75">
            <text:p>Y1469.75</text:p>
          </table:table-cell>
        </table:table-row>
        <table:table-row table:style-name="ro1">
          <table:table-cell table:formula="of:=[.A396]+1" office:value-type="float" office:value="404">
            <text:p>404</text:p>
          </table:table-cell>
          <table:table-cell table:formula="of:=&quot;N&quot;&amp;[.A397]" office:value-type="string" office:string-value="N404">
            <text:p>N404</text:p>
          </table:table-cell>
          <table:table-cell table:formula="of:=2700" office:value-type="float" office:value="2700">
            <text:p>2700</text:p>
          </table:table-cell>
          <table:table-cell table:formula="of:= &quot;X&quot;&amp; [.C397]" office:value-type="string" office:string-value="X2700">
            <text:p>X2700</text:p>
          </table:table-cell>
          <table:table-cell table:formula="of:=[.E396]+[.$J$6]" office:value-type="float" office:value="1469.75">
            <text:p>1469.75</text:p>
          </table:table-cell>
          <table:table-cell table:formula="of:=&quot;Y&quot; &amp; [.E397]" office:value-type="string" office:string-value="Y1469.75">
            <text:p>Y1469.75</text:p>
          </table:table-cell>
          <table:table-cell table:number-columns-repeated="8"/>
          <table:table-cell table:style-name="ce6" table:formula="of:=[.B398]" office:value-type="string" office:string-value="N405">
            <text:p>N405</text:p>
          </table:table-cell>
          <table:table-cell table:style-name="ce6" table:formula="of:=[.D398]" office:value-type="string" office:string-value="X2700">
            <text:p>X2700</text:p>
          </table:table-cell>
          <table:table-cell table:style-name="ce6" table:formula="of:=[.F398]" office:value-type="string" office:string-value="Y1464">
            <text:p>Y1464</text:p>
          </table:table-cell>
        </table:table-row>
        <table:table-row table:style-name="ro1">
          <table:table-cell table:formula="of:=[.A397]+1" office:value-type="float" office:value="405">
            <text:p>405</text:p>
          </table:table-cell>
          <table:table-cell table:formula="of:=&quot;N&quot;&amp;[.A398]" office:value-type="string" office:string-value="N405">
            <text:p>N405</text:p>
          </table:table-cell>
          <table:table-cell table:formula="of:=2700" office:value-type="float" office:value="2700">
            <text:p>2700</text:p>
          </table:table-cell>
          <table:table-cell table:formula="of:= &quot;X&quot;&amp; [.C398]" office:value-type="string" office:string-value="X2700">
            <text:p>X2700</text:p>
          </table:table-cell>
          <table:table-cell table:formula="of:=[.E397]+[.$J$6]" office:value-type="float" office:value="1464">
            <text:p>1464</text:p>
          </table:table-cell>
          <table:table-cell table:formula="of:=&quot;Y&quot; &amp; [.E398]" office:value-type="string" office:string-value="Y1464">
            <text:p>Y1464</text:p>
          </table:table-cell>
          <table:table-cell table:number-columns-repeated="8"/>
          <table:table-cell table:style-name="ce6" table:formula="of:=[.B399]" office:value-type="string" office:string-value="N406">
            <text:p>N406</text:p>
          </table:table-cell>
          <table:table-cell table:style-name="ce6" table:formula="of:=[.D399]" office:value-type="string" office:string-value="X2700">
            <text:p>X2700</text:p>
          </table:table-cell>
          <table:table-cell table:style-name="ce6" table:formula="of:=[.F399]" office:value-type="string" office:string-value="Y1458.25">
            <text:p>Y1458.25</text:p>
          </table:table-cell>
        </table:table-row>
        <table:table-row table:style-name="ro1">
          <table:table-cell table:formula="of:=[.A398]+1" office:value-type="float" office:value="406">
            <text:p>406</text:p>
          </table:table-cell>
          <table:table-cell table:formula="of:=&quot;N&quot;&amp;[.A399]" office:value-type="string" office:string-value="N406">
            <text:p>N406</text:p>
          </table:table-cell>
          <table:table-cell table:formula="of:=2700" office:value-type="float" office:value="2700">
            <text:p>2700</text:p>
          </table:table-cell>
          <table:table-cell table:formula="of:= &quot;X&quot;&amp; [.C399]" office:value-type="string" office:string-value="X2700">
            <text:p>X2700</text:p>
          </table:table-cell>
          <table:table-cell table:formula="of:=[.E398]+[.$J$6]" office:value-type="float" office:value="1458.25">
            <text:p>1458.25</text:p>
          </table:table-cell>
          <table:table-cell table:formula="of:=&quot;Y&quot; &amp; [.E399]" office:value-type="string" office:string-value="Y1458.25">
            <text:p>Y1458.25</text:p>
          </table:table-cell>
          <table:table-cell table:number-columns-repeated="8"/>
          <table:table-cell table:style-name="ce6" table:formula="of:=[.B400]" office:value-type="string" office:string-value="N407">
            <text:p>N407</text:p>
          </table:table-cell>
          <table:table-cell table:style-name="ce6" table:formula="of:=[.D400]" office:value-type="string" office:string-value="X2700">
            <text:p>X2700</text:p>
          </table:table-cell>
          <table:table-cell table:style-name="ce6" table:formula="of:=[.F400]" office:value-type="string" office:string-value="Y1452.5">
            <text:p>Y1452.5</text:p>
          </table:table-cell>
        </table:table-row>
        <table:table-row table:style-name="ro1">
          <table:table-cell table:formula="of:=[.A399]+1" office:value-type="float" office:value="407">
            <text:p>407</text:p>
          </table:table-cell>
          <table:table-cell table:formula="of:=&quot;N&quot;&amp;[.A400]" office:value-type="string" office:string-value="N407">
            <text:p>N407</text:p>
          </table:table-cell>
          <table:table-cell table:formula="of:=2700" office:value-type="float" office:value="2700">
            <text:p>2700</text:p>
          </table:table-cell>
          <table:table-cell table:formula="of:= &quot;X&quot;&amp; [.C400]" office:value-type="string" office:string-value="X2700">
            <text:p>X2700</text:p>
          </table:table-cell>
          <table:table-cell table:formula="of:=[.E399]+[.$J$6]" office:value-type="float" office:value="1452.5">
            <text:p>1452.5</text:p>
          </table:table-cell>
          <table:table-cell table:formula="of:=&quot;Y&quot; &amp; [.E400]" office:value-type="string" office:string-value="Y1452.5">
            <text:p>Y1452.5</text:p>
          </table:table-cell>
          <table:table-cell table:number-columns-repeated="8"/>
          <table:table-cell table:style-name="ce6" table:formula="of:=[.B401]" office:value-type="string" office:string-value="N408">
            <text:p>N408</text:p>
          </table:table-cell>
          <table:table-cell table:style-name="ce6" table:formula="of:=[.D401]" office:value-type="string" office:string-value="X2700">
            <text:p>X2700</text:p>
          </table:table-cell>
          <table:table-cell table:style-name="ce6" table:formula="of:=[.F401]" office:value-type="string" office:string-value="Y1446.75">
            <text:p>Y1446.75</text:p>
          </table:table-cell>
        </table:table-row>
        <table:table-row table:style-name="ro1">
          <table:table-cell table:formula="of:=[.A400]+1" office:value-type="float" office:value="408">
            <text:p>408</text:p>
          </table:table-cell>
          <table:table-cell table:formula="of:=&quot;N&quot;&amp;[.A401]" office:value-type="string" office:string-value="N408">
            <text:p>N408</text:p>
          </table:table-cell>
          <table:table-cell table:formula="of:=2700" office:value-type="float" office:value="2700">
            <text:p>2700</text:p>
          </table:table-cell>
          <table:table-cell table:formula="of:= &quot;X&quot;&amp; [.C401]" office:value-type="string" office:string-value="X2700">
            <text:p>X2700</text:p>
          </table:table-cell>
          <table:table-cell table:formula="of:=[.E400]+[.$J$6]" office:value-type="float" office:value="1446.75">
            <text:p>1446.75</text:p>
          </table:table-cell>
          <table:table-cell table:formula="of:=&quot;Y&quot; &amp; [.E401]" office:value-type="string" office:string-value="Y1446.75">
            <text:p>Y1446.75</text:p>
          </table:table-cell>
          <table:table-cell table:number-columns-repeated="8"/>
          <table:table-cell table:style-name="ce6" table:formula="of:=[.B402]" office:value-type="string" office:string-value="N409">
            <text:p>N409</text:p>
          </table:table-cell>
          <table:table-cell table:style-name="ce6" table:formula="of:=[.D402]" office:value-type="string" office:string-value="X2700">
            <text:p>X2700</text:p>
          </table:table-cell>
          <table:table-cell table:style-name="ce6" table:formula="of:=[.F402]" office:value-type="string" office:string-value="Y1441">
            <text:p>Y1441</text:p>
          </table:table-cell>
        </table:table-row>
        <table:table-row table:style-name="ro1">
          <table:table-cell table:formula="of:=[.A401]+1" office:value-type="float" office:value="409">
            <text:p>409</text:p>
          </table:table-cell>
          <table:table-cell table:formula="of:=&quot;N&quot;&amp;[.A402]" office:value-type="string" office:string-value="N409">
            <text:p>N409</text:p>
          </table:table-cell>
          <table:table-cell table:formula="of:=2700" office:value-type="float" office:value="2700">
            <text:p>2700</text:p>
          </table:table-cell>
          <table:table-cell table:formula="of:= &quot;X&quot;&amp; [.C402]" office:value-type="string" office:string-value="X2700">
            <text:p>X2700</text:p>
          </table:table-cell>
          <table:table-cell table:formula="of:=[.E401]+[.$J$6]" office:value-type="float" office:value="1441">
            <text:p>1441</text:p>
          </table:table-cell>
          <table:table-cell table:formula="of:=&quot;Y&quot; &amp; [.E402]" office:value-type="string" office:string-value="Y1441">
            <text:p>Y1441</text:p>
          </table:table-cell>
          <table:table-cell table:number-columns-repeated="8"/>
          <table:table-cell table:style-name="ce6" table:formula="of:=[.B403]" office:value-type="string" office:string-value="N410">
            <text:p>N410</text:p>
          </table:table-cell>
          <table:table-cell table:style-name="ce6" table:formula="of:=[.D403]" office:value-type="string" office:string-value="X2700">
            <text:p>X2700</text:p>
          </table:table-cell>
          <table:table-cell table:style-name="ce6" table:formula="of:=[.F403]" office:value-type="string" office:string-value="Y1435.25">
            <text:p>Y1435.25</text:p>
          </table:table-cell>
        </table:table-row>
        <table:table-row table:style-name="ro1">
          <table:table-cell table:formula="of:=[.A402]+1" office:value-type="float" office:value="410">
            <text:p>410</text:p>
          </table:table-cell>
          <table:table-cell table:formula="of:=&quot;N&quot;&amp;[.A403]" office:value-type="string" office:string-value="N410">
            <text:p>N410</text:p>
          </table:table-cell>
          <table:table-cell table:formula="of:=2700" office:value-type="float" office:value="2700">
            <text:p>2700</text:p>
          </table:table-cell>
          <table:table-cell table:formula="of:= &quot;X&quot;&amp; [.C403]" office:value-type="string" office:string-value="X2700">
            <text:p>X2700</text:p>
          </table:table-cell>
          <table:table-cell table:formula="of:=[.E402]+[.$J$6]" office:value-type="float" office:value="1435.25">
            <text:p>1435.25</text:p>
          </table:table-cell>
          <table:table-cell table:formula="of:=&quot;Y&quot; &amp; [.E403]" office:value-type="string" office:string-value="Y1435.25">
            <text:p>Y1435.25</text:p>
          </table:table-cell>
          <table:table-cell table:number-columns-repeated="8"/>
          <table:table-cell table:style-name="ce6" table:formula="of:=[.B404]" office:value-type="string" office:string-value="N411">
            <text:p>N411</text:p>
          </table:table-cell>
          <table:table-cell table:style-name="ce6" table:formula="of:=[.D404]" office:value-type="string" office:string-value="X2700">
            <text:p>X2700</text:p>
          </table:table-cell>
          <table:table-cell table:style-name="ce6" table:formula="of:=[.F404]" office:value-type="string" office:string-value="Y1429.5">
            <text:p>Y1429.5</text:p>
          </table:table-cell>
        </table:table-row>
        <table:table-row table:style-name="ro1">
          <table:table-cell table:formula="of:=[.A403]+1" office:value-type="float" office:value="411">
            <text:p>411</text:p>
          </table:table-cell>
          <table:table-cell table:formula="of:=&quot;N&quot;&amp;[.A404]" office:value-type="string" office:string-value="N411">
            <text:p>N411</text:p>
          </table:table-cell>
          <table:table-cell table:formula="of:=2700" office:value-type="float" office:value="2700">
            <text:p>2700</text:p>
          </table:table-cell>
          <table:table-cell table:formula="of:= &quot;X&quot;&amp; [.C404]" office:value-type="string" office:string-value="X2700">
            <text:p>X2700</text:p>
          </table:table-cell>
          <table:table-cell table:formula="of:=[.E403]+[.$J$6]" office:value-type="float" office:value="1429.5">
            <text:p>1429.5</text:p>
          </table:table-cell>
          <table:table-cell table:formula="of:=&quot;Y&quot; &amp; [.E404]" office:value-type="string" office:string-value="Y1429.5">
            <text:p>Y1429.5</text:p>
          </table:table-cell>
          <table:table-cell table:number-columns-repeated="8"/>
          <table:table-cell table:style-name="ce6" table:formula="of:=[.B405]" office:value-type="string" office:string-value="N412">
            <text:p>N412</text:p>
          </table:table-cell>
          <table:table-cell table:style-name="ce6" table:formula="of:=[.D405]" office:value-type="string" office:string-value="X2700">
            <text:p>X2700</text:p>
          </table:table-cell>
          <table:table-cell table:style-name="ce6" table:formula="of:=[.F405]" office:value-type="string" office:string-value="Y1423.75">
            <text:p>Y1423.75</text:p>
          </table:table-cell>
        </table:table-row>
        <table:table-row table:style-name="ro1">
          <table:table-cell table:formula="of:=[.A404]+1" office:value-type="float" office:value="412">
            <text:p>412</text:p>
          </table:table-cell>
          <table:table-cell table:formula="of:=&quot;N&quot;&amp;[.A405]" office:value-type="string" office:string-value="N412">
            <text:p>N412</text:p>
          </table:table-cell>
          <table:table-cell table:formula="of:=2700" office:value-type="float" office:value="2700">
            <text:p>2700</text:p>
          </table:table-cell>
          <table:table-cell table:formula="of:= &quot;X&quot;&amp; [.C405]" office:value-type="string" office:string-value="X2700">
            <text:p>X2700</text:p>
          </table:table-cell>
          <table:table-cell table:formula="of:=[.E404]+[.$J$6]" office:value-type="float" office:value="1423.75">
            <text:p>1423.75</text:p>
          </table:table-cell>
          <table:table-cell table:formula="of:=&quot;Y&quot; &amp; [.E405]" office:value-type="string" office:string-value="Y1423.75">
            <text:p>Y1423.75</text:p>
          </table:table-cell>
          <table:table-cell table:number-columns-repeated="8"/>
          <table:table-cell table:style-name="ce6" table:formula="of:=[.B406]" office:value-type="string" office:string-value="N413">
            <text:p>N413</text:p>
          </table:table-cell>
          <table:table-cell table:style-name="ce6" table:formula="of:=[.D406]" office:value-type="string" office:string-value="X2700">
            <text:p>X2700</text:p>
          </table:table-cell>
          <table:table-cell table:style-name="ce6" table:formula="of:=[.F406]" office:value-type="string" office:string-value="Y1418">
            <text:p>Y1418</text:p>
          </table:table-cell>
        </table:table-row>
        <table:table-row table:style-name="ro1">
          <table:table-cell table:formula="of:=[.A405]+1" office:value-type="float" office:value="413">
            <text:p>413</text:p>
          </table:table-cell>
          <table:table-cell table:formula="of:=&quot;N&quot;&amp;[.A406]" office:value-type="string" office:string-value="N413">
            <text:p>N413</text:p>
          </table:table-cell>
          <table:table-cell table:formula="of:=2700" office:value-type="float" office:value="2700">
            <text:p>2700</text:p>
          </table:table-cell>
          <table:table-cell table:formula="of:= &quot;X&quot;&amp; [.C406]" office:value-type="string" office:string-value="X2700">
            <text:p>X2700</text:p>
          </table:table-cell>
          <table:table-cell table:formula="of:=[.E405]+[.$J$6]" office:value-type="float" office:value="1418">
            <text:p>1418</text:p>
          </table:table-cell>
          <table:table-cell table:formula="of:=&quot;Y&quot; &amp; [.E406]" office:value-type="string" office:string-value="Y1418">
            <text:p>Y1418</text:p>
          </table:table-cell>
          <table:table-cell table:number-columns-repeated="8"/>
          <table:table-cell table:style-name="ce6" table:formula="of:=[.B407]" office:value-type="string" office:string-value="N414">
            <text:p>N414</text:p>
          </table:table-cell>
          <table:table-cell table:style-name="ce6" table:formula="of:=[.D407]" office:value-type="string" office:string-value="X2700">
            <text:p>X2700</text:p>
          </table:table-cell>
          <table:table-cell table:style-name="ce6" table:formula="of:=[.F407]" office:value-type="string" office:string-value="Y1412.25">
            <text:p>Y1412.25</text:p>
          </table:table-cell>
        </table:table-row>
        <table:table-row table:style-name="ro1">
          <table:table-cell table:formula="of:=[.A406]+1" office:value-type="float" office:value="414">
            <text:p>414</text:p>
          </table:table-cell>
          <table:table-cell table:formula="of:=&quot;N&quot;&amp;[.A407]" office:value-type="string" office:string-value="N414">
            <text:p>N414</text:p>
          </table:table-cell>
          <table:table-cell table:formula="of:=2700" office:value-type="float" office:value="2700">
            <text:p>2700</text:p>
          </table:table-cell>
          <table:table-cell table:formula="of:= &quot;X&quot;&amp; [.C407]" office:value-type="string" office:string-value="X2700">
            <text:p>X2700</text:p>
          </table:table-cell>
          <table:table-cell table:formula="of:=[.E406]+[.$J$6]" office:value-type="float" office:value="1412.25">
            <text:p>1412.25</text:p>
          </table:table-cell>
          <table:table-cell table:formula="of:=&quot;Y&quot; &amp; [.E407]" office:value-type="string" office:string-value="Y1412.25">
            <text:p>Y1412.25</text:p>
          </table:table-cell>
          <table:table-cell table:number-columns-repeated="8"/>
          <table:table-cell table:style-name="ce6" table:formula="of:=[.B408]" office:value-type="string" office:string-value="N415">
            <text:p>N415</text:p>
          </table:table-cell>
          <table:table-cell table:style-name="ce6" table:formula="of:=[.D408]" office:value-type="string" office:string-value="X2700">
            <text:p>X2700</text:p>
          </table:table-cell>
          <table:table-cell table:style-name="ce6" table:formula="of:=[.F408]" office:value-type="string" office:string-value="Y1406.5">
            <text:p>Y1406.5</text:p>
          </table:table-cell>
        </table:table-row>
        <table:table-row table:style-name="ro1">
          <table:table-cell table:formula="of:=[.A407]+1" office:value-type="float" office:value="415">
            <text:p>415</text:p>
          </table:table-cell>
          <table:table-cell table:formula="of:=&quot;N&quot;&amp;[.A408]" office:value-type="string" office:string-value="N415">
            <text:p>N415</text:p>
          </table:table-cell>
          <table:table-cell table:formula="of:=2700" office:value-type="float" office:value="2700">
            <text:p>2700</text:p>
          </table:table-cell>
          <table:table-cell table:formula="of:= &quot;X&quot;&amp; [.C408]" office:value-type="string" office:string-value="X2700">
            <text:p>X2700</text:p>
          </table:table-cell>
          <table:table-cell table:formula="of:=[.E407]+[.$J$6]" office:value-type="float" office:value="1406.5">
            <text:p>1406.5</text:p>
          </table:table-cell>
          <table:table-cell table:formula="of:=&quot;Y&quot; &amp; [.E408]" office:value-type="string" office:string-value="Y1406.5">
            <text:p>Y1406.5</text:p>
          </table:table-cell>
          <table:table-cell table:number-columns-repeated="8"/>
          <table:table-cell table:style-name="ce6" table:formula="of:=[.B409]" office:value-type="string" office:string-value="N416">
            <text:p>N416</text:p>
          </table:table-cell>
          <table:table-cell table:style-name="ce6" table:formula="of:=[.D409]" office:value-type="string" office:string-value="X2700">
            <text:p>X2700</text:p>
          </table:table-cell>
          <table:table-cell table:style-name="ce6" table:formula="of:=[.F409]" office:value-type="string" office:string-value="Y1400.75">
            <text:p>Y1400.75</text:p>
          </table:table-cell>
        </table:table-row>
        <table:table-row table:style-name="ro1">
          <table:table-cell table:formula="of:=[.A408]+1" office:value-type="float" office:value="416">
            <text:p>416</text:p>
          </table:table-cell>
          <table:table-cell table:formula="of:=&quot;N&quot;&amp;[.A409]" office:value-type="string" office:string-value="N416">
            <text:p>N416</text:p>
          </table:table-cell>
          <table:table-cell table:formula="of:=2700" office:value-type="float" office:value="2700">
            <text:p>2700</text:p>
          </table:table-cell>
          <table:table-cell table:formula="of:= &quot;X&quot;&amp; [.C409]" office:value-type="string" office:string-value="X2700">
            <text:p>X2700</text:p>
          </table:table-cell>
          <table:table-cell table:formula="of:=[.E408]+[.$J$6]" office:value-type="float" office:value="1400.75">
            <text:p>1400.75</text:p>
          </table:table-cell>
          <table:table-cell table:formula="of:=&quot;Y&quot; &amp; [.E409]" office:value-type="string" office:string-value="Y1400.75">
            <text:p>Y1400.75</text:p>
          </table:table-cell>
          <table:table-cell table:number-columns-repeated="8"/>
          <table:table-cell table:style-name="ce6" table:formula="of:=[.B410]" office:value-type="string" office:string-value="N417">
            <text:p>N417</text:p>
          </table:table-cell>
          <table:table-cell table:style-name="ce6" table:formula="of:=[.D410]" office:value-type="string" office:string-value="X2700">
            <text:p>X2700</text:p>
          </table:table-cell>
          <table:table-cell table:style-name="ce6" table:formula="of:=[.F410]" office:value-type="string" office:string-value="Y1395">
            <text:p>Y1395</text:p>
          </table:table-cell>
        </table:table-row>
        <table:table-row table:style-name="ro1">
          <table:table-cell table:formula="of:=[.A409]+1" office:value-type="float" office:value="417">
            <text:p>417</text:p>
          </table:table-cell>
          <table:table-cell table:formula="of:=&quot;N&quot;&amp;[.A410]" office:value-type="string" office:string-value="N417">
            <text:p>N417</text:p>
          </table:table-cell>
          <table:table-cell table:formula="of:=2700" office:value-type="float" office:value="2700">
            <text:p>2700</text:p>
          </table:table-cell>
          <table:table-cell table:formula="of:= &quot;X&quot;&amp; [.C410]" office:value-type="string" office:string-value="X2700">
            <text:p>X2700</text:p>
          </table:table-cell>
          <table:table-cell table:formula="of:=[.E409]+[.$J$6]" office:value-type="float" office:value="1395">
            <text:p>1395</text:p>
          </table:table-cell>
          <table:table-cell table:formula="of:=&quot;Y&quot; &amp; [.E410]" office:value-type="string" office:string-value="Y1395">
            <text:p>Y1395</text:p>
          </table:table-cell>
          <table:table-cell table:number-columns-repeated="8"/>
          <table:table-cell table:style-name="ce6" table:formula="of:=[.B411]" office:value-type="string" office:string-value="N418">
            <text:p>N418</text:p>
          </table:table-cell>
          <table:table-cell table:style-name="ce6" table:formula="of:=[.D411]" office:value-type="string" office:string-value="X2700">
            <text:p>X2700</text:p>
          </table:table-cell>
          <table:table-cell table:style-name="ce6" table:formula="of:=[.F411]" office:value-type="string" office:string-value="Y1389.25">
            <text:p>Y1389.25</text:p>
          </table:table-cell>
        </table:table-row>
        <table:table-row table:style-name="ro1">
          <table:table-cell table:formula="of:=[.A410]+1" office:value-type="float" office:value="418">
            <text:p>418</text:p>
          </table:table-cell>
          <table:table-cell table:formula="of:=&quot;N&quot;&amp;[.A411]" office:value-type="string" office:string-value="N418">
            <text:p>N418</text:p>
          </table:table-cell>
          <table:table-cell table:formula="of:=2700" office:value-type="float" office:value="2700">
            <text:p>2700</text:p>
          </table:table-cell>
          <table:table-cell table:formula="of:= &quot;X&quot;&amp; [.C411]" office:value-type="string" office:string-value="X2700">
            <text:p>X2700</text:p>
          </table:table-cell>
          <table:table-cell table:formula="of:=[.E410]+[.$J$6]" office:value-type="float" office:value="1389.25">
            <text:p>1389.25</text:p>
          </table:table-cell>
          <table:table-cell table:formula="of:=&quot;Y&quot; &amp; [.E411]" office:value-type="string" office:string-value="Y1389.25">
            <text:p>Y1389.25</text:p>
          </table:table-cell>
          <table:table-cell table:number-columns-repeated="8"/>
          <table:table-cell table:style-name="ce6" table:formula="of:=[.B412]" office:value-type="string" office:string-value="N419">
            <text:p>N419</text:p>
          </table:table-cell>
          <table:table-cell table:style-name="ce6" table:formula="of:=[.D412]" office:value-type="string" office:string-value="X2700">
            <text:p>X2700</text:p>
          </table:table-cell>
          <table:table-cell table:style-name="ce6" table:formula="of:=[.F412]" office:value-type="string" office:string-value="Y1383.5">
            <text:p>Y1383.5</text:p>
          </table:table-cell>
        </table:table-row>
        <table:table-row table:style-name="ro1">
          <table:table-cell table:formula="of:=[.A411]+1" office:value-type="float" office:value="419">
            <text:p>419</text:p>
          </table:table-cell>
          <table:table-cell table:formula="of:=&quot;N&quot;&amp;[.A412]" office:value-type="string" office:string-value="N419">
            <text:p>N419</text:p>
          </table:table-cell>
          <table:table-cell table:formula="of:=2700" office:value-type="float" office:value="2700">
            <text:p>2700</text:p>
          </table:table-cell>
          <table:table-cell table:formula="of:= &quot;X&quot;&amp; [.C412]" office:value-type="string" office:string-value="X2700">
            <text:p>X2700</text:p>
          </table:table-cell>
          <table:table-cell table:formula="of:=[.E411]+[.$J$6]" office:value-type="float" office:value="1383.5">
            <text:p>1383.5</text:p>
          </table:table-cell>
          <table:table-cell table:formula="of:=&quot;Y&quot; &amp; [.E412]" office:value-type="string" office:string-value="Y1383.5">
            <text:p>Y1383.5</text:p>
          </table:table-cell>
          <table:table-cell table:number-columns-repeated="8"/>
          <table:table-cell table:style-name="ce6" table:formula="of:=[.B413]" office:value-type="string" office:string-value="N420">
            <text:p>N420</text:p>
          </table:table-cell>
          <table:table-cell table:style-name="ce6" table:formula="of:=[.D413]" office:value-type="string" office:string-value="X2700">
            <text:p>X2700</text:p>
          </table:table-cell>
          <table:table-cell table:style-name="ce6" table:formula="of:=[.F413]" office:value-type="string" office:string-value="Y1377.75">
            <text:p>Y1377.75</text:p>
          </table:table-cell>
        </table:table-row>
        <table:table-row table:style-name="ro1">
          <table:table-cell table:formula="of:=[.A412]+1" office:value-type="float" office:value="420">
            <text:p>420</text:p>
          </table:table-cell>
          <table:table-cell table:formula="of:=&quot;N&quot;&amp;[.A413]" office:value-type="string" office:string-value="N420">
            <text:p>N420</text:p>
          </table:table-cell>
          <table:table-cell table:formula="of:=2700" office:value-type="float" office:value="2700">
            <text:p>2700</text:p>
          </table:table-cell>
          <table:table-cell table:formula="of:= &quot;X&quot;&amp; [.C413]" office:value-type="string" office:string-value="X2700">
            <text:p>X2700</text:p>
          </table:table-cell>
          <table:table-cell table:formula="of:=[.E412]+[.$J$6]" office:value-type="float" office:value="1377.75">
            <text:p>1377.75</text:p>
          </table:table-cell>
          <table:table-cell table:formula="of:=&quot;Y&quot; &amp; [.E413]" office:value-type="string" office:string-value="Y1377.75">
            <text:p>Y1377.75</text:p>
          </table:table-cell>
          <table:table-cell table:number-columns-repeated="8"/>
          <table:table-cell table:style-name="ce6" table:formula="of:=[.B414]" office:value-type="string" office:string-value="N421">
            <text:p>N421</text:p>
          </table:table-cell>
          <table:table-cell table:style-name="ce6" table:formula="of:=[.D414]" office:value-type="string" office:string-value="X2700">
            <text:p>X2700</text:p>
          </table:table-cell>
          <table:table-cell table:style-name="ce6" table:formula="of:=[.F414]" office:value-type="string" office:string-value="Y1372">
            <text:p>Y1372</text:p>
          </table:table-cell>
        </table:table-row>
        <table:table-row table:style-name="ro1">
          <table:table-cell table:formula="of:=[.A413]+1" office:value-type="float" office:value="421">
            <text:p>421</text:p>
          </table:table-cell>
          <table:table-cell table:formula="of:=&quot;N&quot;&amp;[.A414]" office:value-type="string" office:string-value="N421">
            <text:p>N421</text:p>
          </table:table-cell>
          <table:table-cell table:formula="of:=2700" office:value-type="float" office:value="2700">
            <text:p>2700</text:p>
          </table:table-cell>
          <table:table-cell table:formula="of:= &quot;X&quot;&amp; [.C414]" office:value-type="string" office:string-value="X2700">
            <text:p>X2700</text:p>
          </table:table-cell>
          <table:table-cell table:formula="of:=[.E413]+[.$J$6]" office:value-type="float" office:value="1372">
            <text:p>1372</text:p>
          </table:table-cell>
          <table:table-cell table:formula="of:=&quot;Y&quot; &amp; [.E414]" office:value-type="string" office:string-value="Y1372">
            <text:p>Y1372</text:p>
          </table:table-cell>
          <table:table-cell table:number-columns-repeated="8"/>
          <table:table-cell table:style-name="ce6" table:formula="of:=[.B415]" office:value-type="string" office:string-value="N422">
            <text:p>N422</text:p>
          </table:table-cell>
          <table:table-cell table:style-name="ce6" table:formula="of:=[.D415]" office:value-type="string" office:string-value="X2700">
            <text:p>X2700</text:p>
          </table:table-cell>
          <table:table-cell table:style-name="ce6" table:formula="of:=[.F415]" office:value-type="string" office:string-value="Y1366.25">
            <text:p>Y1366.25</text:p>
          </table:table-cell>
        </table:table-row>
        <table:table-row table:style-name="ro1">
          <table:table-cell table:formula="of:=[.A414]+1" office:value-type="float" office:value="422">
            <text:p>422</text:p>
          </table:table-cell>
          <table:table-cell table:formula="of:=&quot;N&quot;&amp;[.A415]" office:value-type="string" office:string-value="N422">
            <text:p>N422</text:p>
          </table:table-cell>
          <table:table-cell table:formula="of:=2700" office:value-type="float" office:value="2700">
            <text:p>2700</text:p>
          </table:table-cell>
          <table:table-cell table:formula="of:= &quot;X&quot;&amp; [.C415]" office:value-type="string" office:string-value="X2700">
            <text:p>X2700</text:p>
          </table:table-cell>
          <table:table-cell table:formula="of:=[.E414]+[.$J$6]" office:value-type="float" office:value="1366.25">
            <text:p>1366.25</text:p>
          </table:table-cell>
          <table:table-cell table:formula="of:=&quot;Y&quot; &amp; [.E415]" office:value-type="string" office:string-value="Y1366.25">
            <text:p>Y1366.25</text:p>
          </table:table-cell>
          <table:table-cell table:number-columns-repeated="8"/>
          <table:table-cell table:style-name="ce6" table:formula="of:=[.B416]" office:value-type="string" office:string-value="N423">
            <text:p>N423</text:p>
          </table:table-cell>
          <table:table-cell table:style-name="ce6" table:formula="of:=[.D416]" office:value-type="string" office:string-value="X2700">
            <text:p>X2700</text:p>
          </table:table-cell>
          <table:table-cell table:style-name="ce6" table:formula="of:=[.F416]" office:value-type="string" office:string-value="Y1360.5">
            <text:p>Y1360.5</text:p>
          </table:table-cell>
        </table:table-row>
        <table:table-row table:style-name="ro1">
          <table:table-cell table:formula="of:=[.A415]+1" office:value-type="float" office:value="423">
            <text:p>423</text:p>
          </table:table-cell>
          <table:table-cell table:formula="of:=&quot;N&quot;&amp;[.A416]" office:value-type="string" office:string-value="N423">
            <text:p>N423</text:p>
          </table:table-cell>
          <table:table-cell table:formula="of:=2700" office:value-type="float" office:value="2700">
            <text:p>2700</text:p>
          </table:table-cell>
          <table:table-cell table:formula="of:= &quot;X&quot;&amp; [.C416]" office:value-type="string" office:string-value="X2700">
            <text:p>X2700</text:p>
          </table:table-cell>
          <table:table-cell table:formula="of:=[.E415]+[.$J$6]" office:value-type="float" office:value="1360.5">
            <text:p>1360.5</text:p>
          </table:table-cell>
          <table:table-cell table:formula="of:=&quot;Y&quot; &amp; [.E416]" office:value-type="string" office:string-value="Y1360.5">
            <text:p>Y1360.5</text:p>
          </table:table-cell>
          <table:table-cell table:number-columns-repeated="8"/>
          <table:table-cell table:style-name="ce6" table:formula="of:=[.B417]" office:value-type="string" office:string-value="N424">
            <text:p>N424</text:p>
          </table:table-cell>
          <table:table-cell table:style-name="ce6" table:formula="of:=[.D417]" office:value-type="string" office:string-value="X2700">
            <text:p>X2700</text:p>
          </table:table-cell>
          <table:table-cell table:style-name="ce6" table:formula="of:=[.F417]" office:value-type="string" office:string-value="Y1354.75">
            <text:p>Y1354.75</text:p>
          </table:table-cell>
        </table:table-row>
        <table:table-row table:style-name="ro1">
          <table:table-cell table:formula="of:=[.A416]+1" office:value-type="float" office:value="424">
            <text:p>424</text:p>
          </table:table-cell>
          <table:table-cell table:formula="of:=&quot;N&quot;&amp;[.A417]" office:value-type="string" office:string-value="N424">
            <text:p>N424</text:p>
          </table:table-cell>
          <table:table-cell table:formula="of:=2700" office:value-type="float" office:value="2700">
            <text:p>2700</text:p>
          </table:table-cell>
          <table:table-cell table:formula="of:= &quot;X&quot;&amp; [.C417]" office:value-type="string" office:string-value="X2700">
            <text:p>X2700</text:p>
          </table:table-cell>
          <table:table-cell table:formula="of:=[.E416]+[.$J$6]" office:value-type="float" office:value="1354.75">
            <text:p>1354.75</text:p>
          </table:table-cell>
          <table:table-cell table:formula="of:=&quot;Y&quot; &amp; [.E417]" office:value-type="string" office:string-value="Y1354.75">
            <text:p>Y1354.75</text:p>
          </table:table-cell>
          <table:table-cell table:number-columns-repeated="8"/>
          <table:table-cell table:style-name="ce6" table:formula="of:=[.B418]" office:value-type="string" office:string-value="N425">
            <text:p>N425</text:p>
          </table:table-cell>
          <table:table-cell table:style-name="ce6" table:formula="of:=[.D418]" office:value-type="string" office:string-value="X2700">
            <text:p>X2700</text:p>
          </table:table-cell>
          <table:table-cell table:style-name="ce6" table:formula="of:=[.F418]" office:value-type="string" office:string-value="Y1349">
            <text:p>Y1349</text:p>
          </table:table-cell>
        </table:table-row>
        <table:table-row table:style-name="ro1">
          <table:table-cell table:formula="of:=[.A417]+1" office:value-type="float" office:value="425">
            <text:p>425</text:p>
          </table:table-cell>
          <table:table-cell table:formula="of:=&quot;N&quot;&amp;[.A418]" office:value-type="string" office:string-value="N425">
            <text:p>N425</text:p>
          </table:table-cell>
          <table:table-cell table:formula="of:=2700" office:value-type="float" office:value="2700">
            <text:p>2700</text:p>
          </table:table-cell>
          <table:table-cell table:formula="of:= &quot;X&quot;&amp; [.C418]" office:value-type="string" office:string-value="X2700">
            <text:p>X2700</text:p>
          </table:table-cell>
          <table:table-cell table:formula="of:=[.E417]+[.$J$6]" office:value-type="float" office:value="1349">
            <text:p>1349</text:p>
          </table:table-cell>
          <table:table-cell table:formula="of:=&quot;Y&quot; &amp; [.E418]" office:value-type="string" office:string-value="Y1349">
            <text:p>Y1349</text:p>
          </table:table-cell>
          <table:table-cell table:number-columns-repeated="8"/>
          <table:table-cell table:style-name="ce6" table:formula="of:=[.B419]" office:value-type="string" office:string-value="N426">
            <text:p>N426</text:p>
          </table:table-cell>
          <table:table-cell table:style-name="ce6" table:formula="of:=[.D419]" office:value-type="string" office:string-value="X2700">
            <text:p>X2700</text:p>
          </table:table-cell>
          <table:table-cell table:style-name="ce6" table:formula="of:=[.F419]" office:value-type="string" office:string-value="Y1343.25">
            <text:p>Y1343.25</text:p>
          </table:table-cell>
        </table:table-row>
        <table:table-row table:style-name="ro1">
          <table:table-cell table:formula="of:=[.A418]+1" office:value-type="float" office:value="426">
            <text:p>426</text:p>
          </table:table-cell>
          <table:table-cell table:formula="of:=&quot;N&quot;&amp;[.A419]" office:value-type="string" office:string-value="N426">
            <text:p>N426</text:p>
          </table:table-cell>
          <table:table-cell table:formula="of:=2700" office:value-type="float" office:value="2700">
            <text:p>2700</text:p>
          </table:table-cell>
          <table:table-cell table:formula="of:= &quot;X&quot;&amp; [.C419]" office:value-type="string" office:string-value="X2700">
            <text:p>X2700</text:p>
          </table:table-cell>
          <table:table-cell table:formula="of:=[.E418]+[.$J$6]" office:value-type="float" office:value="1343.25">
            <text:p>1343.25</text:p>
          </table:table-cell>
          <table:table-cell table:formula="of:=&quot;Y&quot; &amp; [.E419]" office:value-type="string" office:string-value="Y1343.25">
            <text:p>Y1343.25</text:p>
          </table:table-cell>
          <table:table-cell table:number-columns-repeated="8"/>
          <table:table-cell table:style-name="ce6" table:formula="of:=[.B420]" office:value-type="string" office:string-value="N427">
            <text:p>N427</text:p>
          </table:table-cell>
          <table:table-cell table:style-name="ce6" table:formula="of:=[.D420]" office:value-type="string" office:string-value="X2700">
            <text:p>X2700</text:p>
          </table:table-cell>
          <table:table-cell table:style-name="ce6" table:formula="of:=[.F420]" office:value-type="string" office:string-value="Y1337.5">
            <text:p>Y1337.5</text:p>
          </table:table-cell>
        </table:table-row>
        <table:table-row table:style-name="ro1">
          <table:table-cell table:formula="of:=[.A419]+1" office:value-type="float" office:value="427">
            <text:p>427</text:p>
          </table:table-cell>
          <table:table-cell table:formula="of:=&quot;N&quot;&amp;[.A420]" office:value-type="string" office:string-value="N427">
            <text:p>N427</text:p>
          </table:table-cell>
          <table:table-cell table:formula="of:=2700" office:value-type="float" office:value="2700">
            <text:p>2700</text:p>
          </table:table-cell>
          <table:table-cell table:formula="of:= &quot;X&quot;&amp; [.C420]" office:value-type="string" office:string-value="X2700">
            <text:p>X2700</text:p>
          </table:table-cell>
          <table:table-cell table:formula="of:=[.E419]+[.$J$6]" office:value-type="float" office:value="1337.5">
            <text:p>1337.5</text:p>
          </table:table-cell>
          <table:table-cell table:formula="of:=&quot;Y&quot; &amp; [.E420]" office:value-type="string" office:string-value="Y1337.5">
            <text:p>Y1337.5</text:p>
          </table:table-cell>
          <table:table-cell table:number-columns-repeated="8"/>
          <table:table-cell table:style-name="ce6" table:formula="of:=[.B421]" office:value-type="string" office:string-value="N428">
            <text:p>N428</text:p>
          </table:table-cell>
          <table:table-cell table:style-name="ce6" table:formula="of:=[.D421]" office:value-type="string" office:string-value="X2700">
            <text:p>X2700</text:p>
          </table:table-cell>
          <table:table-cell table:style-name="ce6" table:formula="of:=[.F421]" office:value-type="string" office:string-value="Y1331.75">
            <text:p>Y1331.75</text:p>
          </table:table-cell>
        </table:table-row>
        <table:table-row table:style-name="ro1">
          <table:table-cell table:formula="of:=[.A420]+1" office:value-type="float" office:value="428">
            <text:p>428</text:p>
          </table:table-cell>
          <table:table-cell table:formula="of:=&quot;N&quot;&amp;[.A421]" office:value-type="string" office:string-value="N428">
            <text:p>N428</text:p>
          </table:table-cell>
          <table:table-cell table:formula="of:=2700" office:value-type="float" office:value="2700">
            <text:p>2700</text:p>
          </table:table-cell>
          <table:table-cell table:formula="of:= &quot;X&quot;&amp; [.C421]" office:value-type="string" office:string-value="X2700">
            <text:p>X2700</text:p>
          </table:table-cell>
          <table:table-cell table:formula="of:=[.E420]+[.$J$6]" office:value-type="float" office:value="1331.75">
            <text:p>1331.75</text:p>
          </table:table-cell>
          <table:table-cell table:formula="of:=&quot;Y&quot; &amp; [.E421]" office:value-type="string" office:string-value="Y1331.75">
            <text:p>Y1331.75</text:p>
          </table:table-cell>
          <table:table-cell table:number-columns-repeated="8"/>
          <table:table-cell table:style-name="ce6" table:formula="of:=[.B422]" office:value-type="string" office:string-value="N429">
            <text:p>N429</text:p>
          </table:table-cell>
          <table:table-cell table:style-name="ce6" table:formula="of:=[.D422]" office:value-type="string" office:string-value="X2700">
            <text:p>X2700</text:p>
          </table:table-cell>
          <table:table-cell table:style-name="ce6" table:formula="of:=[.F422]" office:value-type="string" office:string-value="Y1326">
            <text:p>Y1326</text:p>
          </table:table-cell>
        </table:table-row>
        <table:table-row table:style-name="ro1">
          <table:table-cell table:formula="of:=[.A421]+1" office:value-type="float" office:value="429">
            <text:p>429</text:p>
          </table:table-cell>
          <table:table-cell table:formula="of:=&quot;N&quot;&amp;[.A422]" office:value-type="string" office:string-value="N429">
            <text:p>N429</text:p>
          </table:table-cell>
          <table:table-cell table:formula="of:=2700" office:value-type="float" office:value="2700">
            <text:p>2700</text:p>
          </table:table-cell>
          <table:table-cell table:formula="of:= &quot;X&quot;&amp; [.C422]" office:value-type="string" office:string-value="X2700">
            <text:p>X2700</text:p>
          </table:table-cell>
          <table:table-cell table:formula="of:=[.E421]+[.$J$6]" office:value-type="float" office:value="1326">
            <text:p>1326</text:p>
          </table:table-cell>
          <table:table-cell table:formula="of:=&quot;Y&quot; &amp; [.E422]" office:value-type="string" office:string-value="Y1326">
            <text:p>Y1326</text:p>
          </table:table-cell>
          <table:table-cell table:number-columns-repeated="8"/>
          <table:table-cell table:style-name="ce6" table:formula="of:=[.B423]" office:value-type="string" office:string-value="N430">
            <text:p>N430</text:p>
          </table:table-cell>
          <table:table-cell table:style-name="ce6" table:formula="of:=[.D423]" office:value-type="string" office:string-value="X2700">
            <text:p>X2700</text:p>
          </table:table-cell>
          <table:table-cell table:style-name="ce6" table:formula="of:=[.F423]" office:value-type="string" office:string-value="Y1320.25">
            <text:p>Y1320.25</text:p>
          </table:table-cell>
        </table:table-row>
        <table:table-row table:style-name="ro1">
          <table:table-cell table:formula="of:=[.A422]+1" office:value-type="float" office:value="430">
            <text:p>430</text:p>
          </table:table-cell>
          <table:table-cell table:formula="of:=&quot;N&quot;&amp;[.A423]" office:value-type="string" office:string-value="N430">
            <text:p>N430</text:p>
          </table:table-cell>
          <table:table-cell table:formula="of:=2700" office:value-type="float" office:value="2700">
            <text:p>2700</text:p>
          </table:table-cell>
          <table:table-cell table:formula="of:= &quot;X&quot;&amp; [.C423]" office:value-type="string" office:string-value="X2700">
            <text:p>X2700</text:p>
          </table:table-cell>
          <table:table-cell table:formula="of:=[.E422]+[.$J$6]" office:value-type="float" office:value="1320.25">
            <text:p>1320.25</text:p>
          </table:table-cell>
          <table:table-cell table:formula="of:=&quot;Y&quot; &amp; [.E423]" office:value-type="string" office:string-value="Y1320.25">
            <text:p>Y1320.25</text:p>
          </table:table-cell>
          <table:table-cell table:number-columns-repeated="8"/>
          <table:table-cell table:style-name="ce6" table:formula="of:=[.B424]" office:value-type="string" office:string-value="N431">
            <text:p>N431</text:p>
          </table:table-cell>
          <table:table-cell table:style-name="ce6" table:formula="of:=[.D424]" office:value-type="string" office:string-value="X2700">
            <text:p>X2700</text:p>
          </table:table-cell>
          <table:table-cell table:style-name="ce6" table:formula="of:=[.F424]" office:value-type="string" office:string-value="Y1314.5">
            <text:p>Y1314.5</text:p>
          </table:table-cell>
        </table:table-row>
        <table:table-row table:style-name="ro1">
          <table:table-cell table:formula="of:=[.A423]+1" office:value-type="float" office:value="431">
            <text:p>431</text:p>
          </table:table-cell>
          <table:table-cell table:formula="of:=&quot;N&quot;&amp;[.A424]" office:value-type="string" office:string-value="N431">
            <text:p>N431</text:p>
          </table:table-cell>
          <table:table-cell table:formula="of:=2700" office:value-type="float" office:value="2700">
            <text:p>2700</text:p>
          </table:table-cell>
          <table:table-cell table:formula="of:= &quot;X&quot;&amp; [.C424]" office:value-type="string" office:string-value="X2700">
            <text:p>X2700</text:p>
          </table:table-cell>
          <table:table-cell table:formula="of:=[.E423]+[.$J$6]" office:value-type="float" office:value="1314.5">
            <text:p>1314.5</text:p>
          </table:table-cell>
          <table:table-cell table:formula="of:=&quot;Y&quot; &amp; [.E424]" office:value-type="string" office:string-value="Y1314.5">
            <text:p>Y1314.5</text:p>
          </table:table-cell>
          <table:table-cell table:number-columns-repeated="8"/>
          <table:table-cell table:style-name="ce6" table:formula="of:=[.B425]" office:value-type="string" office:string-value="N432">
            <text:p>N432</text:p>
          </table:table-cell>
          <table:table-cell table:style-name="ce6" table:formula="of:=[.D425]" office:value-type="string" office:string-value="X2700">
            <text:p>X2700</text:p>
          </table:table-cell>
          <table:table-cell table:style-name="ce6" table:formula="of:=[.F425]" office:value-type="string" office:string-value="Y1308.75">
            <text:p>Y1308.75</text:p>
          </table:table-cell>
        </table:table-row>
        <table:table-row table:style-name="ro1">
          <table:table-cell table:formula="of:=[.A424]+1" office:value-type="float" office:value="432">
            <text:p>432</text:p>
          </table:table-cell>
          <table:table-cell table:formula="of:=&quot;N&quot;&amp;[.A425]" office:value-type="string" office:string-value="N432">
            <text:p>N432</text:p>
          </table:table-cell>
          <table:table-cell table:formula="of:=2700" office:value-type="float" office:value="2700">
            <text:p>2700</text:p>
          </table:table-cell>
          <table:table-cell table:formula="of:= &quot;X&quot;&amp; [.C425]" office:value-type="string" office:string-value="X2700">
            <text:p>X2700</text:p>
          </table:table-cell>
          <table:table-cell table:formula="of:=[.E424]+[.$J$6]" office:value-type="float" office:value="1308.75">
            <text:p>1308.75</text:p>
          </table:table-cell>
          <table:table-cell table:formula="of:=&quot;Y&quot; &amp; [.E425]" office:value-type="string" office:string-value="Y1308.75">
            <text:p>Y1308.75</text:p>
          </table:table-cell>
          <table:table-cell table:number-columns-repeated="8"/>
          <table:table-cell table:style-name="ce6" table:formula="of:=[.B426]" office:value-type="string" office:string-value="N433">
            <text:p>N433</text:p>
          </table:table-cell>
          <table:table-cell table:style-name="ce6" table:formula="of:=[.D426]" office:value-type="string" office:string-value="X2700">
            <text:p>X2700</text:p>
          </table:table-cell>
          <table:table-cell table:style-name="ce6" table:formula="of:=[.F426]" office:value-type="string" office:string-value="Y1303">
            <text:p>Y1303</text:p>
          </table:table-cell>
        </table:table-row>
        <table:table-row table:style-name="ro1">
          <table:table-cell table:formula="of:=[.A425]+1" office:value-type="float" office:value="433">
            <text:p>433</text:p>
          </table:table-cell>
          <table:table-cell table:formula="of:=&quot;N&quot;&amp;[.A426]" office:value-type="string" office:string-value="N433">
            <text:p>N433</text:p>
          </table:table-cell>
          <table:table-cell table:formula="of:=2700" office:value-type="float" office:value="2700">
            <text:p>2700</text:p>
          </table:table-cell>
          <table:table-cell table:formula="of:= &quot;X&quot;&amp; [.C426]" office:value-type="string" office:string-value="X2700">
            <text:p>X2700</text:p>
          </table:table-cell>
          <table:table-cell table:formula="of:=[.E425]+[.$J$6]" office:value-type="float" office:value="1303">
            <text:p>1303</text:p>
          </table:table-cell>
          <table:table-cell table:formula="of:=&quot;Y&quot; &amp; [.E426]" office:value-type="string" office:string-value="Y1303">
            <text:p>Y1303</text:p>
          </table:table-cell>
          <table:table-cell table:number-columns-repeated="8"/>
          <table:table-cell table:style-name="ce6" table:formula="of:=[.B427]" office:value-type="string" office:string-value="N434">
            <text:p>N434</text:p>
          </table:table-cell>
          <table:table-cell table:style-name="ce6" table:formula="of:=[.D427]" office:value-type="string" office:string-value="X2700">
            <text:p>X2700</text:p>
          </table:table-cell>
          <table:table-cell table:style-name="ce6" table:formula="of:=[.F427]" office:value-type="string" office:string-value="Y1297.25">
            <text:p>Y1297.25</text:p>
          </table:table-cell>
        </table:table-row>
        <table:table-row table:style-name="ro1">
          <table:table-cell table:formula="of:=[.A426]+1" office:value-type="float" office:value="434">
            <text:p>434</text:p>
          </table:table-cell>
          <table:table-cell table:formula="of:=&quot;N&quot;&amp;[.A427]" office:value-type="string" office:string-value="N434">
            <text:p>N434</text:p>
          </table:table-cell>
          <table:table-cell table:formula="of:=2700" office:value-type="float" office:value="2700">
            <text:p>2700</text:p>
          </table:table-cell>
          <table:table-cell table:formula="of:= &quot;X&quot;&amp; [.C427]" office:value-type="string" office:string-value="X2700">
            <text:p>X2700</text:p>
          </table:table-cell>
          <table:table-cell table:formula="of:=[.E426]+[.$J$6]" office:value-type="float" office:value="1297.25">
            <text:p>1297.25</text:p>
          </table:table-cell>
          <table:table-cell table:formula="of:=&quot;Y&quot; &amp; [.E427]" office:value-type="string" office:string-value="Y1297.25">
            <text:p>Y1297.25</text:p>
          </table:table-cell>
          <table:table-cell table:number-columns-repeated="8"/>
          <table:table-cell table:style-name="ce6" table:formula="of:=[.B428]" office:value-type="string" office:string-value="N435">
            <text:p>N435</text:p>
          </table:table-cell>
          <table:table-cell table:style-name="ce6" table:formula="of:=[.D428]" office:value-type="string" office:string-value="X2700">
            <text:p>X2700</text:p>
          </table:table-cell>
          <table:table-cell table:style-name="ce6" table:formula="of:=[.F428]" office:value-type="string" office:string-value="Y1291.5">
            <text:p>Y1291.5</text:p>
          </table:table-cell>
        </table:table-row>
        <table:table-row table:style-name="ro1">
          <table:table-cell table:formula="of:=[.A427]+1" office:value-type="float" office:value="435">
            <text:p>435</text:p>
          </table:table-cell>
          <table:table-cell table:formula="of:=&quot;N&quot;&amp;[.A428]" office:value-type="string" office:string-value="N435">
            <text:p>N435</text:p>
          </table:table-cell>
          <table:table-cell table:formula="of:=2700" office:value-type="float" office:value="2700">
            <text:p>2700</text:p>
          </table:table-cell>
          <table:table-cell table:formula="of:= &quot;X&quot;&amp; [.C428]" office:value-type="string" office:string-value="X2700">
            <text:p>X2700</text:p>
          </table:table-cell>
          <table:table-cell table:formula="of:=[.E427]+[.$J$6]" office:value-type="float" office:value="1291.5">
            <text:p>1291.5</text:p>
          </table:table-cell>
          <table:table-cell table:formula="of:=&quot;Y&quot; &amp; [.E428]" office:value-type="string" office:string-value="Y1291.5">
            <text:p>Y1291.5</text:p>
          </table:table-cell>
          <table:table-cell table:number-columns-repeated="8"/>
          <table:table-cell table:style-name="ce6" table:formula="of:=[.B429]" office:value-type="string" office:string-value="N436">
            <text:p>N436</text:p>
          </table:table-cell>
          <table:table-cell table:style-name="ce6" table:formula="of:=[.D429]" office:value-type="string" office:string-value="X2700">
            <text:p>X2700</text:p>
          </table:table-cell>
          <table:table-cell table:style-name="ce6" table:formula="of:=[.F429]" office:value-type="string" office:string-value="Y1285.75">
            <text:p>Y1285.75</text:p>
          </table:table-cell>
        </table:table-row>
        <table:table-row table:style-name="ro1">
          <table:table-cell table:formula="of:=[.A428]+1" office:value-type="float" office:value="436">
            <text:p>436</text:p>
          </table:table-cell>
          <table:table-cell table:formula="of:=&quot;N&quot;&amp;[.A429]" office:value-type="string" office:string-value="N436">
            <text:p>N436</text:p>
          </table:table-cell>
          <table:table-cell table:formula="of:=2700" office:value-type="float" office:value="2700">
            <text:p>2700</text:p>
          </table:table-cell>
          <table:table-cell table:formula="of:= &quot;X&quot;&amp; [.C429]" office:value-type="string" office:string-value="X2700">
            <text:p>X2700</text:p>
          </table:table-cell>
          <table:table-cell table:formula="of:=[.E428]+[.$J$6]" office:value-type="float" office:value="1285.75">
            <text:p>1285.75</text:p>
          </table:table-cell>
          <table:table-cell table:formula="of:=&quot;Y&quot; &amp; [.E429]" office:value-type="string" office:string-value="Y1285.75">
            <text:p>Y1285.75</text:p>
          </table:table-cell>
          <table:table-cell table:number-columns-repeated="8"/>
          <table:table-cell table:style-name="ce6" table:formula="of:=[.B430]" office:value-type="string" office:string-value="N437">
            <text:p>N437</text:p>
          </table:table-cell>
          <table:table-cell table:style-name="ce6" table:formula="of:=[.D430]" office:value-type="string" office:string-value="X2700">
            <text:p>X2700</text:p>
          </table:table-cell>
          <table:table-cell table:style-name="ce6" table:formula="of:=[.F430]" office:value-type="string" office:string-value="Y1280">
            <text:p>Y1280</text:p>
          </table:table-cell>
        </table:table-row>
        <table:table-row table:style-name="ro1">
          <table:table-cell table:formula="of:=[.A429]+1" office:value-type="float" office:value="437">
            <text:p>437</text:p>
          </table:table-cell>
          <table:table-cell table:formula="of:=&quot;N&quot;&amp;[.A430]" office:value-type="string" office:string-value="N437">
            <text:p>N437</text:p>
          </table:table-cell>
          <table:table-cell table:formula="of:=2700" office:value-type="float" office:value="2700">
            <text:p>2700</text:p>
          </table:table-cell>
          <table:table-cell table:formula="of:= &quot;X&quot;&amp; [.C430]" office:value-type="string" office:string-value="X2700">
            <text:p>X2700</text:p>
          </table:table-cell>
          <table:table-cell table:formula="of:=[.E429]+[.$J$6]" office:value-type="float" office:value="1280">
            <text:p>1280</text:p>
          </table:table-cell>
          <table:table-cell table:formula="of:=&quot;Y&quot; &amp; [.E430]" office:value-type="string" office:string-value="Y1280">
            <text:p>Y1280</text:p>
          </table:table-cell>
          <table:table-cell table:number-columns-repeated="8"/>
          <table:table-cell table:style-name="ce6" table:formula="of:=[.B431]" office:value-type="string" office:string-value="N438">
            <text:p>N438</text:p>
          </table:table-cell>
          <table:table-cell table:style-name="ce6" table:formula="of:=[.D431]" office:value-type="string" office:string-value="X2700">
            <text:p>X2700</text:p>
          </table:table-cell>
          <table:table-cell table:style-name="ce6" table:formula="of:=[.F431]" office:value-type="string" office:string-value="Y1274.25">
            <text:p>Y1274.25</text:p>
          </table:table-cell>
        </table:table-row>
        <table:table-row table:style-name="ro1">
          <table:table-cell table:formula="of:=[.A430]+1" office:value-type="float" office:value="438">
            <text:p>438</text:p>
          </table:table-cell>
          <table:table-cell table:formula="of:=&quot;N&quot;&amp;[.A431]" office:value-type="string" office:string-value="N438">
            <text:p>N438</text:p>
          </table:table-cell>
          <table:table-cell table:formula="of:=2700" office:value-type="float" office:value="2700">
            <text:p>2700</text:p>
          </table:table-cell>
          <table:table-cell table:formula="of:= &quot;X&quot;&amp; [.C431]" office:value-type="string" office:string-value="X2700">
            <text:p>X2700</text:p>
          </table:table-cell>
          <table:table-cell table:formula="of:=[.E430]+[.$J$6]" office:value-type="float" office:value="1274.25">
            <text:p>1274.25</text:p>
          </table:table-cell>
          <table:table-cell table:formula="of:=&quot;Y&quot; &amp; [.E431]" office:value-type="string" office:string-value="Y1274.25">
            <text:p>Y1274.25</text:p>
          </table:table-cell>
          <table:table-cell table:number-columns-repeated="8"/>
          <table:table-cell table:style-name="ce6" table:formula="of:=[.B432]" office:value-type="string" office:string-value="N439">
            <text:p>N439</text:p>
          </table:table-cell>
          <table:table-cell table:style-name="ce6" table:formula="of:=[.D432]" office:value-type="string" office:string-value="X2700">
            <text:p>X2700</text:p>
          </table:table-cell>
          <table:table-cell table:style-name="ce6" table:formula="of:=[.F432]" office:value-type="string" office:string-value="Y1268.5">
            <text:p>Y1268.5</text:p>
          </table:table-cell>
        </table:table-row>
        <table:table-row table:style-name="ro1">
          <table:table-cell table:formula="of:=[.A431]+1" office:value-type="float" office:value="439">
            <text:p>439</text:p>
          </table:table-cell>
          <table:table-cell table:formula="of:=&quot;N&quot;&amp;[.A432]" office:value-type="string" office:string-value="N439">
            <text:p>N439</text:p>
          </table:table-cell>
          <table:table-cell table:formula="of:=2700" office:value-type="float" office:value="2700">
            <text:p>2700</text:p>
          </table:table-cell>
          <table:table-cell table:formula="of:= &quot;X&quot;&amp; [.C432]" office:value-type="string" office:string-value="X2700">
            <text:p>X2700</text:p>
          </table:table-cell>
          <table:table-cell table:formula="of:=[.E431]+[.$J$6]" office:value-type="float" office:value="1268.5">
            <text:p>1268.5</text:p>
          </table:table-cell>
          <table:table-cell table:formula="of:=&quot;Y&quot; &amp; [.E432]" office:value-type="string" office:string-value="Y1268.5">
            <text:p>Y1268.5</text:p>
          </table:table-cell>
          <table:table-cell table:number-columns-repeated="8"/>
          <table:table-cell table:style-name="ce6" table:formula="of:=[.B433]" office:value-type="string" office:string-value="N440">
            <text:p>N440</text:p>
          </table:table-cell>
          <table:table-cell table:style-name="ce6" table:formula="of:=[.D433]" office:value-type="string" office:string-value="X2700">
            <text:p>X2700</text:p>
          </table:table-cell>
          <table:table-cell table:style-name="ce6" table:formula="of:=[.F433]" office:value-type="string" office:string-value="Y1262.75">
            <text:p>Y1262.75</text:p>
          </table:table-cell>
        </table:table-row>
        <table:table-row table:style-name="ro1">
          <table:table-cell table:formula="of:=[.A432]+1" office:value-type="float" office:value="440">
            <text:p>440</text:p>
          </table:table-cell>
          <table:table-cell table:formula="of:=&quot;N&quot;&amp;[.A433]" office:value-type="string" office:string-value="N440">
            <text:p>N440</text:p>
          </table:table-cell>
          <table:table-cell table:formula="of:=2700" office:value-type="float" office:value="2700">
            <text:p>2700</text:p>
          </table:table-cell>
          <table:table-cell table:formula="of:= &quot;X&quot;&amp; [.C433]" office:value-type="string" office:string-value="X2700">
            <text:p>X2700</text:p>
          </table:table-cell>
          <table:table-cell table:formula="of:=[.E432]+[.$J$6]" office:value-type="float" office:value="1262.75">
            <text:p>1262.75</text:p>
          </table:table-cell>
          <table:table-cell table:formula="of:=&quot;Y&quot; &amp; [.E433]" office:value-type="string" office:string-value="Y1262.75">
            <text:p>Y1262.75</text:p>
          </table:table-cell>
          <table:table-cell table:number-columns-repeated="8"/>
          <table:table-cell table:style-name="ce6" table:formula="of:=[.B434]" office:value-type="string" office:string-value="N441">
            <text:p>N441</text:p>
          </table:table-cell>
          <table:table-cell table:style-name="ce6" table:formula="of:=[.D434]" office:value-type="string" office:string-value="X2700">
            <text:p>X2700</text:p>
          </table:table-cell>
          <table:table-cell table:style-name="ce6" table:formula="of:=[.F434]" office:value-type="string" office:string-value="Y1257">
            <text:p>Y1257</text:p>
          </table:table-cell>
        </table:table-row>
        <table:table-row table:style-name="ro1">
          <table:table-cell table:formula="of:=[.A433]+1" office:value-type="float" office:value="441">
            <text:p>441</text:p>
          </table:table-cell>
          <table:table-cell table:formula="of:=&quot;N&quot;&amp;[.A434]" office:value-type="string" office:string-value="N441">
            <text:p>N441</text:p>
          </table:table-cell>
          <table:table-cell table:formula="of:=2700" office:value-type="float" office:value="2700">
            <text:p>2700</text:p>
          </table:table-cell>
          <table:table-cell table:formula="of:= &quot;X&quot;&amp; [.C434]" office:value-type="string" office:string-value="X2700">
            <text:p>X2700</text:p>
          </table:table-cell>
          <table:table-cell table:formula="of:=[.E433]+[.$J$6]" office:value-type="float" office:value="1257">
            <text:p>1257</text:p>
          </table:table-cell>
          <table:table-cell table:formula="of:=&quot;Y&quot; &amp; [.E434]" office:value-type="string" office:string-value="Y1257">
            <text:p>Y1257</text:p>
          </table:table-cell>
          <table:table-cell table:number-columns-repeated="8"/>
          <table:table-cell table:style-name="ce6" table:formula="of:=[.B435]" office:value-type="string" office:string-value="N442">
            <text:p>N442</text:p>
          </table:table-cell>
          <table:table-cell table:style-name="ce6" table:formula="of:=[.D435]" office:value-type="string" office:string-value="X2700">
            <text:p>X2700</text:p>
          </table:table-cell>
          <table:table-cell table:style-name="ce6" table:formula="of:=[.F435]" office:value-type="string" office:string-value="Y1251.25">
            <text:p>Y1251.25</text:p>
          </table:table-cell>
        </table:table-row>
        <table:table-row table:style-name="ro1">
          <table:table-cell table:formula="of:=[.A434]+1" office:value-type="float" office:value="442">
            <text:p>442</text:p>
          </table:table-cell>
          <table:table-cell table:formula="of:=&quot;N&quot;&amp;[.A435]" office:value-type="string" office:string-value="N442">
            <text:p>N442</text:p>
          </table:table-cell>
          <table:table-cell table:formula="of:=2700" office:value-type="float" office:value="2700">
            <text:p>2700</text:p>
          </table:table-cell>
          <table:table-cell table:formula="of:= &quot;X&quot;&amp; [.C435]" office:value-type="string" office:string-value="X2700">
            <text:p>X2700</text:p>
          </table:table-cell>
          <table:table-cell table:formula="of:=[.E434]+[.$J$6]" office:value-type="float" office:value="1251.25">
            <text:p>1251.25</text:p>
          </table:table-cell>
          <table:table-cell table:formula="of:=&quot;Y&quot; &amp; [.E435]" office:value-type="string" office:string-value="Y1251.25">
            <text:p>Y1251.25</text:p>
          </table:table-cell>
          <table:table-cell table:number-columns-repeated="8"/>
          <table:table-cell table:style-name="ce6" table:formula="of:=[.B436]" office:value-type="string" office:string-value="N443">
            <text:p>N443</text:p>
          </table:table-cell>
          <table:table-cell table:style-name="ce6" table:formula="of:=[.D436]" office:value-type="string" office:string-value="X2700">
            <text:p>X2700</text:p>
          </table:table-cell>
          <table:table-cell table:style-name="ce6" table:formula="of:=[.F436]" office:value-type="string" office:string-value="Y1245.5">
            <text:p>Y1245.5</text:p>
          </table:table-cell>
        </table:table-row>
        <table:table-row table:style-name="ro1">
          <table:table-cell table:formula="of:=[.A435]+1" office:value-type="float" office:value="443">
            <text:p>443</text:p>
          </table:table-cell>
          <table:table-cell table:formula="of:=&quot;N&quot;&amp;[.A436]" office:value-type="string" office:string-value="N443">
            <text:p>N443</text:p>
          </table:table-cell>
          <table:table-cell table:formula="of:=2700" office:value-type="float" office:value="2700">
            <text:p>2700</text:p>
          </table:table-cell>
          <table:table-cell table:formula="of:= &quot;X&quot;&amp; [.C436]" office:value-type="string" office:string-value="X2700">
            <text:p>X2700</text:p>
          </table:table-cell>
          <table:table-cell table:formula="of:=[.E435]+[.$J$6]" office:value-type="float" office:value="1245.5">
            <text:p>1245.5</text:p>
          </table:table-cell>
          <table:table-cell table:formula="of:=&quot;Y&quot; &amp; [.E436]" office:value-type="string" office:string-value="Y1245.5">
            <text:p>Y1245.5</text:p>
          </table:table-cell>
          <table:table-cell table:number-columns-repeated="8"/>
          <table:table-cell table:style-name="ce6" table:formula="of:=[.B437]" office:value-type="string" office:string-value="N444">
            <text:p>N444</text:p>
          </table:table-cell>
          <table:table-cell table:style-name="ce6" table:formula="of:=[.D437]" office:value-type="string" office:string-value="X2700">
            <text:p>X2700</text:p>
          </table:table-cell>
          <table:table-cell table:style-name="ce6" table:formula="of:=[.F437]" office:value-type="string" office:string-value="Y1239.75">
            <text:p>Y1239.75</text:p>
          </table:table-cell>
        </table:table-row>
        <table:table-row table:style-name="ro1">
          <table:table-cell table:formula="of:=[.A436]+1" office:value-type="float" office:value="444">
            <text:p>444</text:p>
          </table:table-cell>
          <table:table-cell table:formula="of:=&quot;N&quot;&amp;[.A437]" office:value-type="string" office:string-value="N444">
            <text:p>N444</text:p>
          </table:table-cell>
          <table:table-cell table:formula="of:=2700" office:value-type="float" office:value="2700">
            <text:p>2700</text:p>
          </table:table-cell>
          <table:table-cell table:formula="of:= &quot;X&quot;&amp; [.C437]" office:value-type="string" office:string-value="X2700">
            <text:p>X2700</text:p>
          </table:table-cell>
          <table:table-cell table:formula="of:=[.E436]+[.$J$6]" office:value-type="float" office:value="1239.75">
            <text:p>1239.75</text:p>
          </table:table-cell>
          <table:table-cell table:formula="of:=&quot;Y&quot; &amp; [.E437]" office:value-type="string" office:string-value="Y1239.75">
            <text:p>Y1239.75</text:p>
          </table:table-cell>
          <table:table-cell table:number-columns-repeated="8"/>
          <table:table-cell table:style-name="ce6" table:formula="of:=[.B438]" office:value-type="string" office:string-value="N445">
            <text:p>N445</text:p>
          </table:table-cell>
          <table:table-cell table:style-name="ce6" table:formula="of:=[.D438]" office:value-type="string" office:string-value="X2700">
            <text:p>X2700</text:p>
          </table:table-cell>
          <table:table-cell table:style-name="ce6" table:formula="of:=[.F438]" office:value-type="string" office:string-value="Y1234">
            <text:p>Y1234</text:p>
          </table:table-cell>
        </table:table-row>
        <table:table-row table:style-name="ro1">
          <table:table-cell table:formula="of:=[.A437]+1" office:value-type="float" office:value="445">
            <text:p>445</text:p>
          </table:table-cell>
          <table:table-cell table:formula="of:=&quot;N&quot;&amp;[.A438]" office:value-type="string" office:string-value="N445">
            <text:p>N445</text:p>
          </table:table-cell>
          <table:table-cell table:formula="of:=2700" office:value-type="float" office:value="2700">
            <text:p>2700</text:p>
          </table:table-cell>
          <table:table-cell table:formula="of:= &quot;X&quot;&amp; [.C438]" office:value-type="string" office:string-value="X2700">
            <text:p>X2700</text:p>
          </table:table-cell>
          <table:table-cell table:formula="of:=[.E437]+[.$J$6]" office:value-type="float" office:value="1234">
            <text:p>1234</text:p>
          </table:table-cell>
          <table:table-cell table:formula="of:=&quot;Y&quot; &amp; [.E438]" office:value-type="string" office:string-value="Y1234">
            <text:p>Y1234</text:p>
          </table:table-cell>
          <table:table-cell table:number-columns-repeated="8"/>
          <table:table-cell table:style-name="ce6" table:formula="of:=[.B439]" office:value-type="string" office:string-value="N446">
            <text:p>N446</text:p>
          </table:table-cell>
          <table:table-cell table:style-name="ce6" table:formula="of:=[.D439]" office:value-type="string" office:string-value="X2700">
            <text:p>X2700</text:p>
          </table:table-cell>
          <table:table-cell table:style-name="ce6" table:formula="of:=[.F439]" office:value-type="string" office:string-value="Y1228.25">
            <text:p>Y1228.25</text:p>
          </table:table-cell>
        </table:table-row>
        <table:table-row table:style-name="ro1">
          <table:table-cell table:formula="of:=[.A438]+1" office:value-type="float" office:value="446">
            <text:p>446</text:p>
          </table:table-cell>
          <table:table-cell table:formula="of:=&quot;N&quot;&amp;[.A439]" office:value-type="string" office:string-value="N446">
            <text:p>N446</text:p>
          </table:table-cell>
          <table:table-cell table:formula="of:=2700" office:value-type="float" office:value="2700">
            <text:p>2700</text:p>
          </table:table-cell>
          <table:table-cell table:formula="of:= &quot;X&quot;&amp; [.C439]" office:value-type="string" office:string-value="X2700">
            <text:p>X2700</text:p>
          </table:table-cell>
          <table:table-cell table:formula="of:=[.E438]+[.$J$6]" office:value-type="float" office:value="1228.25">
            <text:p>1228.25</text:p>
          </table:table-cell>
          <table:table-cell table:formula="of:=&quot;Y&quot; &amp; [.E439]" office:value-type="string" office:string-value="Y1228.25">
            <text:p>Y1228.25</text:p>
          </table:table-cell>
          <table:table-cell table:number-columns-repeated="8"/>
          <table:table-cell table:style-name="ce6" table:formula="of:=[.B440]" office:value-type="string" office:string-value="N447">
            <text:p>N447</text:p>
          </table:table-cell>
          <table:table-cell table:style-name="ce6" table:formula="of:=[.D440]" office:value-type="string" office:string-value="X2700">
            <text:p>X2700</text:p>
          </table:table-cell>
          <table:table-cell table:style-name="ce6" table:formula="of:=[.F440]" office:value-type="string" office:string-value="Y1222.5">
            <text:p>Y1222.5</text:p>
          </table:table-cell>
        </table:table-row>
        <table:table-row table:style-name="ro1">
          <table:table-cell table:formula="of:=[.A439]+1" office:value-type="float" office:value="447">
            <text:p>447</text:p>
          </table:table-cell>
          <table:table-cell table:formula="of:=&quot;N&quot;&amp;[.A440]" office:value-type="string" office:string-value="N447">
            <text:p>N447</text:p>
          </table:table-cell>
          <table:table-cell table:formula="of:=2700" office:value-type="float" office:value="2700">
            <text:p>2700</text:p>
          </table:table-cell>
          <table:table-cell table:formula="of:= &quot;X&quot;&amp; [.C440]" office:value-type="string" office:string-value="X2700">
            <text:p>X2700</text:p>
          </table:table-cell>
          <table:table-cell table:formula="of:=[.E439]+[.$J$6]" office:value-type="float" office:value="1222.5">
            <text:p>1222.5</text:p>
          </table:table-cell>
          <table:table-cell table:formula="of:=&quot;Y&quot; &amp; [.E440]" office:value-type="string" office:string-value="Y1222.5">
            <text:p>Y1222.5</text:p>
          </table:table-cell>
          <table:table-cell table:number-columns-repeated="8"/>
          <table:table-cell table:style-name="ce6" table:formula="of:=[.B441]" office:value-type="string" office:string-value="N448">
            <text:p>N448</text:p>
          </table:table-cell>
          <table:table-cell table:style-name="ce6" table:formula="of:=[.D441]" office:value-type="string" office:string-value="X2700">
            <text:p>X2700</text:p>
          </table:table-cell>
          <table:table-cell table:style-name="ce6" table:formula="of:=[.F441]" office:value-type="string" office:string-value="Y1216.75">
            <text:p>Y1216.75</text:p>
          </table:table-cell>
        </table:table-row>
        <table:table-row table:style-name="ro1">
          <table:table-cell table:formula="of:=[.A440]+1" office:value-type="float" office:value="448">
            <text:p>448</text:p>
          </table:table-cell>
          <table:table-cell table:formula="of:=&quot;N&quot;&amp;[.A441]" office:value-type="string" office:string-value="N448">
            <text:p>N448</text:p>
          </table:table-cell>
          <table:table-cell table:formula="of:=2700" office:value-type="float" office:value="2700">
            <text:p>2700</text:p>
          </table:table-cell>
          <table:table-cell table:formula="of:= &quot;X&quot;&amp; [.C441]" office:value-type="string" office:string-value="X2700">
            <text:p>X2700</text:p>
          </table:table-cell>
          <table:table-cell table:formula="of:=[.E440]+[.$J$6]" office:value-type="float" office:value="1216.75">
            <text:p>1216.75</text:p>
          </table:table-cell>
          <table:table-cell table:formula="of:=&quot;Y&quot; &amp; [.E441]" office:value-type="string" office:string-value="Y1216.75">
            <text:p>Y1216.75</text:p>
          </table:table-cell>
          <table:table-cell table:number-columns-repeated="8"/>
          <table:table-cell table:style-name="ce6" table:formula="of:=[.B442]" office:value-type="string" office:string-value="N449">
            <text:p>N449</text:p>
          </table:table-cell>
          <table:table-cell table:style-name="ce6" table:formula="of:=[.D442]" office:value-type="string" office:string-value="X2700">
            <text:p>X2700</text:p>
          </table:table-cell>
          <table:table-cell table:style-name="ce6" table:formula="of:=[.F442]" office:value-type="string" office:string-value="Y1211">
            <text:p>Y1211</text:p>
          </table:table-cell>
        </table:table-row>
        <table:table-row table:style-name="ro1">
          <table:table-cell table:formula="of:=[.A441]+1" office:value-type="float" office:value="449">
            <text:p>449</text:p>
          </table:table-cell>
          <table:table-cell table:formula="of:=&quot;N&quot;&amp;[.A442]" office:value-type="string" office:string-value="N449">
            <text:p>N449</text:p>
          </table:table-cell>
          <table:table-cell table:formula="of:=2700" office:value-type="float" office:value="2700">
            <text:p>2700</text:p>
          </table:table-cell>
          <table:table-cell table:formula="of:= &quot;X&quot;&amp; [.C442]" office:value-type="string" office:string-value="X2700">
            <text:p>X2700</text:p>
          </table:table-cell>
          <table:table-cell table:formula="of:=[.E441]+[.$J$6]" office:value-type="float" office:value="1211">
            <text:p>1211</text:p>
          </table:table-cell>
          <table:table-cell table:formula="of:=&quot;Y&quot; &amp; [.E442]" office:value-type="string" office:string-value="Y1211">
            <text:p>Y1211</text:p>
          </table:table-cell>
          <table:table-cell table:number-columns-repeated="8"/>
          <table:table-cell table:style-name="ce6" table:formula="of:=[.B443]" office:value-type="string" office:string-value="N450">
            <text:p>N450</text:p>
          </table:table-cell>
          <table:table-cell table:style-name="ce6" table:formula="of:=[.D443]" office:value-type="string" office:string-value="X2700">
            <text:p>X2700</text:p>
          </table:table-cell>
          <table:table-cell table:style-name="ce6" table:formula="of:=[.F443]" office:value-type="string" office:string-value="Y1205.25">
            <text:p>Y1205.25</text:p>
          </table:table-cell>
        </table:table-row>
        <table:table-row table:style-name="ro1">
          <table:table-cell table:formula="of:=[.A442]+1" office:value-type="float" office:value="450">
            <text:p>450</text:p>
          </table:table-cell>
          <table:table-cell table:formula="of:=&quot;N&quot;&amp;[.A443]" office:value-type="string" office:string-value="N450">
            <text:p>N450</text:p>
          </table:table-cell>
          <table:table-cell table:formula="of:=2700" office:value-type="float" office:value="2700">
            <text:p>2700</text:p>
          </table:table-cell>
          <table:table-cell table:formula="of:= &quot;X&quot;&amp; [.C443]" office:value-type="string" office:string-value="X2700">
            <text:p>X2700</text:p>
          </table:table-cell>
          <table:table-cell table:formula="of:=[.E442]+[.$J$6]" office:value-type="float" office:value="1205.25">
            <text:p>1205.25</text:p>
          </table:table-cell>
          <table:table-cell table:formula="of:=&quot;Y&quot; &amp; [.E443]" office:value-type="string" office:string-value="Y1205.25">
            <text:p>Y1205.25</text:p>
          </table:table-cell>
          <table:table-cell table:number-columns-repeated="8"/>
          <table:table-cell table:style-name="ce6" table:formula="of:=[.B444]" office:value-type="string" office:string-value="N451">
            <text:p>N451</text:p>
          </table:table-cell>
          <table:table-cell table:style-name="ce6" table:formula="of:=[.D444]" office:value-type="string" office:string-value="X2700">
            <text:p>X2700</text:p>
          </table:table-cell>
          <table:table-cell table:style-name="ce6" table:formula="of:=[.F444]" office:value-type="string" office:string-value="Y1199.5">
            <text:p>Y1199.5</text:p>
          </table:table-cell>
        </table:table-row>
        <table:table-row table:style-name="ro1">
          <table:table-cell table:formula="of:=[.A443]+1" office:value-type="float" office:value="451">
            <text:p>451</text:p>
          </table:table-cell>
          <table:table-cell table:formula="of:=&quot;N&quot;&amp;[.A444]" office:value-type="string" office:string-value="N451">
            <text:p>N451</text:p>
          </table:table-cell>
          <table:table-cell table:formula="of:=2700" office:value-type="float" office:value="2700">
            <text:p>2700</text:p>
          </table:table-cell>
          <table:table-cell table:formula="of:= &quot;X&quot;&amp; [.C444]" office:value-type="string" office:string-value="X2700">
            <text:p>X2700</text:p>
          </table:table-cell>
          <table:table-cell table:formula="of:=[.E443]+[.$J$6]" office:value-type="float" office:value="1199.5">
            <text:p>1199.5</text:p>
          </table:table-cell>
          <table:table-cell table:formula="of:=&quot;Y&quot; &amp; [.E444]" office:value-type="string" office:string-value="Y1199.5">
            <text:p>Y1199.5</text:p>
          </table:table-cell>
          <table:table-cell table:number-columns-repeated="8"/>
          <table:table-cell table:style-name="ce6" table:formula="of:=[.B445]" office:value-type="string" office:string-value="N452">
            <text:p>N452</text:p>
          </table:table-cell>
          <table:table-cell table:style-name="ce6" table:formula="of:=[.D445]" office:value-type="string" office:string-value="X2700">
            <text:p>X2700</text:p>
          </table:table-cell>
          <table:table-cell table:style-name="ce6" table:formula="of:=[.F445]" office:value-type="string" office:string-value="Y1193.75">
            <text:p>Y1193.75</text:p>
          </table:table-cell>
        </table:table-row>
        <table:table-row table:style-name="ro1">
          <table:table-cell table:formula="of:=[.A444]+1" office:value-type="float" office:value="452">
            <text:p>452</text:p>
          </table:table-cell>
          <table:table-cell table:formula="of:=&quot;N&quot;&amp;[.A445]" office:value-type="string" office:string-value="N452">
            <text:p>N452</text:p>
          </table:table-cell>
          <table:table-cell table:formula="of:=2700" office:value-type="float" office:value="2700">
            <text:p>2700</text:p>
          </table:table-cell>
          <table:table-cell table:formula="of:= &quot;X&quot;&amp; [.C445]" office:value-type="string" office:string-value="X2700">
            <text:p>X2700</text:p>
          </table:table-cell>
          <table:table-cell table:formula="of:=[.E444]+[.$J$6]" office:value-type="float" office:value="1193.75">
            <text:p>1193.75</text:p>
          </table:table-cell>
          <table:table-cell table:formula="of:=&quot;Y&quot; &amp; [.E445]" office:value-type="string" office:string-value="Y1193.75">
            <text:p>Y1193.75</text:p>
          </table:table-cell>
          <table:table-cell table:number-columns-repeated="8"/>
          <table:table-cell table:style-name="ce6" table:formula="of:=[.B446]" office:value-type="string" office:string-value="N453">
            <text:p>N453</text:p>
          </table:table-cell>
          <table:table-cell table:style-name="ce6" table:formula="of:=[.D446]" office:value-type="string" office:string-value="X2700">
            <text:p>X2700</text:p>
          </table:table-cell>
          <table:table-cell table:style-name="ce6" table:formula="of:=[.F446]" office:value-type="string" office:string-value="Y1188">
            <text:p>Y1188</text:p>
          </table:table-cell>
        </table:table-row>
        <table:table-row table:style-name="ro1">
          <table:table-cell table:formula="of:=[.A445]+1" office:value-type="float" office:value="453">
            <text:p>453</text:p>
          </table:table-cell>
          <table:table-cell table:formula="of:=&quot;N&quot;&amp;[.A446]" office:value-type="string" office:string-value="N453">
            <text:p>N453</text:p>
          </table:table-cell>
          <table:table-cell table:formula="of:=2700" office:value-type="float" office:value="2700">
            <text:p>2700</text:p>
          </table:table-cell>
          <table:table-cell table:formula="of:= &quot;X&quot;&amp; [.C446]" office:value-type="string" office:string-value="X2700">
            <text:p>X2700</text:p>
          </table:table-cell>
          <table:table-cell table:formula="of:=[.E445]+[.$J$6]" office:value-type="float" office:value="1188">
            <text:p>1188</text:p>
          </table:table-cell>
          <table:table-cell table:formula="of:=&quot;Y&quot; &amp; [.E446]" office:value-type="string" office:string-value="Y1188">
            <text:p>Y1188</text:p>
          </table:table-cell>
          <table:table-cell table:number-columns-repeated="8"/>
          <table:table-cell table:style-name="ce6" table:formula="of:=[.B447]" office:value-type="string" office:string-value="N454">
            <text:p>N454</text:p>
          </table:table-cell>
          <table:table-cell table:style-name="ce6" table:formula="of:=[.D447]" office:value-type="string" office:string-value="X2700">
            <text:p>X2700</text:p>
          </table:table-cell>
          <table:table-cell table:style-name="ce6" table:formula="of:=[.F447]" office:value-type="string" office:string-value="Y1182.25">
            <text:p>Y1182.25</text:p>
          </table:table-cell>
        </table:table-row>
        <table:table-row table:style-name="ro1">
          <table:table-cell table:formula="of:=[.A446]+1" office:value-type="float" office:value="454">
            <text:p>454</text:p>
          </table:table-cell>
          <table:table-cell table:formula="of:=&quot;N&quot;&amp;[.A447]" office:value-type="string" office:string-value="N454">
            <text:p>N454</text:p>
          </table:table-cell>
          <table:table-cell table:formula="of:=2700" office:value-type="float" office:value="2700">
            <text:p>2700</text:p>
          </table:table-cell>
          <table:table-cell table:formula="of:= &quot;X&quot;&amp; [.C447]" office:value-type="string" office:string-value="X2700">
            <text:p>X2700</text:p>
          </table:table-cell>
          <table:table-cell table:formula="of:=[.E446]+[.$J$6]" office:value-type="float" office:value="1182.25">
            <text:p>1182.25</text:p>
          </table:table-cell>
          <table:table-cell table:formula="of:=&quot;Y&quot; &amp; [.E447]" office:value-type="string" office:string-value="Y1182.25">
            <text:p>Y1182.25</text:p>
          </table:table-cell>
          <table:table-cell table:number-columns-repeated="8"/>
          <table:table-cell table:style-name="ce6" table:formula="of:=[.B448]" office:value-type="string" office:string-value="N455">
            <text:p>N455</text:p>
          </table:table-cell>
          <table:table-cell table:style-name="ce6" table:formula="of:=[.D448]" office:value-type="string" office:string-value="X2700">
            <text:p>X2700</text:p>
          </table:table-cell>
          <table:table-cell table:style-name="ce6" table:formula="of:=[.F448]" office:value-type="string" office:string-value="Y1176.5">
            <text:p>Y1176.5</text:p>
          </table:table-cell>
        </table:table-row>
        <table:table-row table:style-name="ro1">
          <table:table-cell table:formula="of:=[.A447]+1" office:value-type="float" office:value="455">
            <text:p>455</text:p>
          </table:table-cell>
          <table:table-cell table:formula="of:=&quot;N&quot;&amp;[.A448]" office:value-type="string" office:string-value="N455">
            <text:p>N455</text:p>
          </table:table-cell>
          <table:table-cell table:formula="of:=2700" office:value-type="float" office:value="2700">
            <text:p>2700</text:p>
          </table:table-cell>
          <table:table-cell table:formula="of:= &quot;X&quot;&amp; [.C448]" office:value-type="string" office:string-value="X2700">
            <text:p>X2700</text:p>
          </table:table-cell>
          <table:table-cell table:formula="of:=[.E447]+[.$J$6]" office:value-type="float" office:value="1176.5">
            <text:p>1176.5</text:p>
          </table:table-cell>
          <table:table-cell table:formula="of:=&quot;Y&quot; &amp; [.E448]" office:value-type="string" office:string-value="Y1176.5">
            <text:p>Y1176.5</text:p>
          </table:table-cell>
          <table:table-cell table:number-columns-repeated="8"/>
          <table:table-cell table:style-name="ce6" table:formula="of:=[.B449]" office:value-type="string" office:string-value="N456">
            <text:p>N456</text:p>
          </table:table-cell>
          <table:table-cell table:style-name="ce6" table:formula="of:=[.D449]" office:value-type="string" office:string-value="X2700">
            <text:p>X2700</text:p>
          </table:table-cell>
          <table:table-cell table:style-name="ce6" table:formula="of:=[.F449]" office:value-type="string" office:string-value="Y1170.75">
            <text:p>Y1170.75</text:p>
          </table:table-cell>
        </table:table-row>
        <table:table-row table:style-name="ro1">
          <table:table-cell table:formula="of:=[.A448]+1" office:value-type="float" office:value="456">
            <text:p>456</text:p>
          </table:table-cell>
          <table:table-cell table:formula="of:=&quot;N&quot;&amp;[.A449]" office:value-type="string" office:string-value="N456">
            <text:p>N456</text:p>
          </table:table-cell>
          <table:table-cell table:formula="of:=2700" office:value-type="float" office:value="2700">
            <text:p>2700</text:p>
          </table:table-cell>
          <table:table-cell table:formula="of:= &quot;X&quot;&amp; [.C449]" office:value-type="string" office:string-value="X2700">
            <text:p>X2700</text:p>
          </table:table-cell>
          <table:table-cell table:formula="of:=[.E448]+[.$J$6]" office:value-type="float" office:value="1170.75">
            <text:p>1170.75</text:p>
          </table:table-cell>
          <table:table-cell table:formula="of:=&quot;Y&quot; &amp; [.E449]" office:value-type="string" office:string-value="Y1170.75">
            <text:p>Y1170.75</text:p>
          </table:table-cell>
          <table:table-cell table:number-columns-repeated="8"/>
          <table:table-cell table:style-name="ce6" table:formula="of:=[.B450]" office:value-type="string" office:string-value="N457">
            <text:p>N457</text:p>
          </table:table-cell>
          <table:table-cell table:style-name="ce6" table:formula="of:=[.D450]" office:value-type="string" office:string-value="X2700">
            <text:p>X2700</text:p>
          </table:table-cell>
          <table:table-cell table:style-name="ce6" table:formula="of:=[.F450]" office:value-type="string" office:string-value="Y1165">
            <text:p>Y1165</text:p>
          </table:table-cell>
        </table:table-row>
        <table:table-row table:style-name="ro1">
          <table:table-cell table:formula="of:=[.A449]+1" office:value-type="float" office:value="457">
            <text:p>457</text:p>
          </table:table-cell>
          <table:table-cell table:formula="of:=&quot;N&quot;&amp;[.A450]" office:value-type="string" office:string-value="N457">
            <text:p>N457</text:p>
          </table:table-cell>
          <table:table-cell table:formula="of:=2700" office:value-type="float" office:value="2700">
            <text:p>2700</text:p>
          </table:table-cell>
          <table:table-cell table:formula="of:= &quot;X&quot;&amp; [.C450]" office:value-type="string" office:string-value="X2700">
            <text:p>X2700</text:p>
          </table:table-cell>
          <table:table-cell table:formula="of:=[.E449]+[.$J$6]" office:value-type="float" office:value="1165">
            <text:p>1165</text:p>
          </table:table-cell>
          <table:table-cell table:formula="of:=&quot;Y&quot; &amp; [.E450]" office:value-type="string" office:string-value="Y1165">
            <text:p>Y1165</text:p>
          </table:table-cell>
          <table:table-cell table:number-columns-repeated="8"/>
          <table:table-cell table:style-name="ce6" table:formula="of:=[.B451]" office:value-type="string" office:string-value="N458">
            <text:p>N458</text:p>
          </table:table-cell>
          <table:table-cell table:style-name="ce6" table:formula="of:=[.D451]" office:value-type="string" office:string-value="X2700">
            <text:p>X2700</text:p>
          </table:table-cell>
          <table:table-cell table:style-name="ce6" table:formula="of:=[.F451]" office:value-type="string" office:string-value="Y1159.25">
            <text:p>Y1159.25</text:p>
          </table:table-cell>
        </table:table-row>
        <table:table-row table:style-name="ro1">
          <table:table-cell table:formula="of:=[.A450]+1" office:value-type="float" office:value="458">
            <text:p>458</text:p>
          </table:table-cell>
          <table:table-cell table:formula="of:=&quot;N&quot;&amp;[.A451]" office:value-type="string" office:string-value="N458">
            <text:p>N458</text:p>
          </table:table-cell>
          <table:table-cell table:formula="of:=2700" office:value-type="float" office:value="2700">
            <text:p>2700</text:p>
          </table:table-cell>
          <table:table-cell table:formula="of:= &quot;X&quot;&amp; [.C451]" office:value-type="string" office:string-value="X2700">
            <text:p>X2700</text:p>
          </table:table-cell>
          <table:table-cell table:formula="of:=[.E450]+[.$J$6]" office:value-type="float" office:value="1159.25">
            <text:p>1159.25</text:p>
          </table:table-cell>
          <table:table-cell table:formula="of:=&quot;Y&quot; &amp; [.E451]" office:value-type="string" office:string-value="Y1159.25">
            <text:p>Y1159.25</text:p>
          </table:table-cell>
          <table:table-cell table:number-columns-repeated="8"/>
          <table:table-cell table:style-name="ce6" table:formula="of:=[.B452]" office:value-type="string" office:string-value="N459">
            <text:p>N459</text:p>
          </table:table-cell>
          <table:table-cell table:style-name="ce6" table:formula="of:=[.D452]" office:value-type="string" office:string-value="X2700">
            <text:p>X2700</text:p>
          </table:table-cell>
          <table:table-cell table:style-name="ce6" table:formula="of:=[.F452]" office:value-type="string" office:string-value="Y1153.5">
            <text:p>Y1153.5</text:p>
          </table:table-cell>
        </table:table-row>
        <table:table-row table:style-name="ro1">
          <table:table-cell table:formula="of:=[.A451]+1" office:value-type="float" office:value="459">
            <text:p>459</text:p>
          </table:table-cell>
          <table:table-cell table:formula="of:=&quot;N&quot;&amp;[.A452]" office:value-type="string" office:string-value="N459">
            <text:p>N459</text:p>
          </table:table-cell>
          <table:table-cell table:formula="of:=2700" office:value-type="float" office:value="2700">
            <text:p>2700</text:p>
          </table:table-cell>
          <table:table-cell table:formula="of:= &quot;X&quot;&amp; [.C452]" office:value-type="string" office:string-value="X2700">
            <text:p>X2700</text:p>
          </table:table-cell>
          <table:table-cell table:formula="of:=[.E451]+[.$J$6]" office:value-type="float" office:value="1153.5">
            <text:p>1153.5</text:p>
          </table:table-cell>
          <table:table-cell table:formula="of:=&quot;Y&quot; &amp; [.E452]" office:value-type="string" office:string-value="Y1153.5">
            <text:p>Y1153.5</text:p>
          </table:table-cell>
          <table:table-cell table:number-columns-repeated="8"/>
          <table:table-cell table:style-name="ce6" table:formula="of:=[.B453]" office:value-type="string" office:string-value="N460">
            <text:p>N460</text:p>
          </table:table-cell>
          <table:table-cell table:style-name="ce6" table:formula="of:=[.D453]" office:value-type="string" office:string-value="X2700">
            <text:p>X2700</text:p>
          </table:table-cell>
          <table:table-cell table:style-name="ce6" table:formula="of:=[.F453]" office:value-type="string" office:string-value="Y1147.75">
            <text:p>Y1147.75</text:p>
          </table:table-cell>
        </table:table-row>
        <table:table-row table:style-name="ro1">
          <table:table-cell table:formula="of:=[.A452]+1" office:value-type="float" office:value="460">
            <text:p>460</text:p>
          </table:table-cell>
          <table:table-cell table:formula="of:=&quot;N&quot;&amp;[.A453]" office:value-type="string" office:string-value="N460">
            <text:p>N460</text:p>
          </table:table-cell>
          <table:table-cell table:formula="of:=2700" office:value-type="float" office:value="2700">
            <text:p>2700</text:p>
          </table:table-cell>
          <table:table-cell table:formula="of:= &quot;X&quot;&amp; [.C453]" office:value-type="string" office:string-value="X2700">
            <text:p>X2700</text:p>
          </table:table-cell>
          <table:table-cell table:formula="of:=[.E452]+[.$J$6]" office:value-type="float" office:value="1147.75">
            <text:p>1147.75</text:p>
          </table:table-cell>
          <table:table-cell table:formula="of:=&quot;Y&quot; &amp; [.E453]" office:value-type="string" office:string-value="Y1147.75">
            <text:p>Y1147.75</text:p>
          </table:table-cell>
          <table:table-cell table:number-columns-repeated="8"/>
          <table:table-cell table:style-name="ce6" table:formula="of:=[.B454]" office:value-type="string" office:string-value="N461">
            <text:p>N461</text:p>
          </table:table-cell>
          <table:table-cell table:style-name="ce6" table:formula="of:=[.D454]" office:value-type="string" office:string-value="X2700">
            <text:p>X2700</text:p>
          </table:table-cell>
          <table:table-cell table:style-name="ce6" table:formula="of:=[.F454]" office:value-type="string" office:string-value="Y1142">
            <text:p>Y1142</text:p>
          </table:table-cell>
        </table:table-row>
        <table:table-row table:style-name="ro1">
          <table:table-cell table:formula="of:=[.A453]+1" office:value-type="float" office:value="461">
            <text:p>461</text:p>
          </table:table-cell>
          <table:table-cell table:formula="of:=&quot;N&quot;&amp;[.A454]" office:value-type="string" office:string-value="N461">
            <text:p>N461</text:p>
          </table:table-cell>
          <table:table-cell table:formula="of:=2700" office:value-type="float" office:value="2700">
            <text:p>2700</text:p>
          </table:table-cell>
          <table:table-cell table:formula="of:= &quot;X&quot;&amp; [.C454]" office:value-type="string" office:string-value="X2700">
            <text:p>X2700</text:p>
          </table:table-cell>
          <table:table-cell table:formula="of:=[.E453]+[.$J$6]" office:value-type="float" office:value="1142">
            <text:p>1142</text:p>
          </table:table-cell>
          <table:table-cell table:formula="of:=&quot;Y&quot; &amp; [.E454]" office:value-type="string" office:string-value="Y1142">
            <text:p>Y1142</text:p>
          </table:table-cell>
          <table:table-cell table:number-columns-repeated="8"/>
          <table:table-cell table:style-name="ce6" table:formula="of:=[.B455]" office:value-type="string" office:string-value="N462">
            <text:p>N462</text:p>
          </table:table-cell>
          <table:table-cell table:style-name="ce6" table:formula="of:=[.D455]" office:value-type="string" office:string-value="X2700">
            <text:p>X2700</text:p>
          </table:table-cell>
          <table:table-cell table:style-name="ce6" table:formula="of:=[.F455]" office:value-type="string" office:string-value="Y1136.25">
            <text:p>Y1136.25</text:p>
          </table:table-cell>
        </table:table-row>
        <table:table-row table:style-name="ro1">
          <table:table-cell table:formula="of:=[.A454]+1" office:value-type="float" office:value="462">
            <text:p>462</text:p>
          </table:table-cell>
          <table:table-cell table:formula="of:=&quot;N&quot;&amp;[.A455]" office:value-type="string" office:string-value="N462">
            <text:p>N462</text:p>
          </table:table-cell>
          <table:table-cell table:formula="of:=2700" office:value-type="float" office:value="2700">
            <text:p>2700</text:p>
          </table:table-cell>
          <table:table-cell table:formula="of:= &quot;X&quot;&amp; [.C455]" office:value-type="string" office:string-value="X2700">
            <text:p>X2700</text:p>
          </table:table-cell>
          <table:table-cell table:formula="of:=[.E454]+[.$J$6]" office:value-type="float" office:value="1136.25">
            <text:p>1136.25</text:p>
          </table:table-cell>
          <table:table-cell table:formula="of:=&quot;Y&quot; &amp; [.E455]" office:value-type="string" office:string-value="Y1136.25">
            <text:p>Y1136.25</text:p>
          </table:table-cell>
          <table:table-cell table:number-columns-repeated="8"/>
          <table:table-cell table:style-name="ce6" table:formula="of:=[.B456]" office:value-type="string" office:string-value="N463">
            <text:p>N463</text:p>
          </table:table-cell>
          <table:table-cell table:style-name="ce6" table:formula="of:=[.D456]" office:value-type="string" office:string-value="X2700">
            <text:p>X2700</text:p>
          </table:table-cell>
          <table:table-cell table:style-name="ce6" table:formula="of:=[.F456]" office:value-type="string" office:string-value="Y1130.5">
            <text:p>Y1130.5</text:p>
          </table:table-cell>
        </table:table-row>
        <table:table-row table:style-name="ro1">
          <table:table-cell table:formula="of:=[.A455]+1" office:value-type="float" office:value="463">
            <text:p>463</text:p>
          </table:table-cell>
          <table:table-cell table:formula="of:=&quot;N&quot;&amp;[.A456]" office:value-type="string" office:string-value="N463">
            <text:p>N463</text:p>
          </table:table-cell>
          <table:table-cell table:formula="of:=2700" office:value-type="float" office:value="2700">
            <text:p>2700</text:p>
          </table:table-cell>
          <table:table-cell table:formula="of:= &quot;X&quot;&amp; [.C456]" office:value-type="string" office:string-value="X2700">
            <text:p>X2700</text:p>
          </table:table-cell>
          <table:table-cell table:formula="of:=[.E455]+[.$J$6]" office:value-type="float" office:value="1130.5">
            <text:p>1130.5</text:p>
          </table:table-cell>
          <table:table-cell table:formula="of:=&quot;Y&quot; &amp; [.E456]" office:value-type="string" office:string-value="Y1130.5">
            <text:p>Y1130.5</text:p>
          </table:table-cell>
          <table:table-cell table:number-columns-repeated="8"/>
          <table:table-cell table:style-name="ce6" table:formula="of:=[.B457]" office:value-type="string" office:string-value="N464">
            <text:p>N464</text:p>
          </table:table-cell>
          <table:table-cell table:style-name="ce6" table:formula="of:=[.D457]" office:value-type="string" office:string-value="X2700">
            <text:p>X2700</text:p>
          </table:table-cell>
          <table:table-cell table:style-name="ce6" table:formula="of:=[.F457]" office:value-type="string" office:string-value="Y1124.75">
            <text:p>Y1124.75</text:p>
          </table:table-cell>
        </table:table-row>
        <table:table-row table:style-name="ro1">
          <table:table-cell table:formula="of:=[.A456]+1" office:value-type="float" office:value="464">
            <text:p>464</text:p>
          </table:table-cell>
          <table:table-cell table:formula="of:=&quot;N&quot;&amp;[.A457]" office:value-type="string" office:string-value="N464">
            <text:p>N464</text:p>
          </table:table-cell>
          <table:table-cell table:formula="of:=2700" office:value-type="float" office:value="2700">
            <text:p>2700</text:p>
          </table:table-cell>
          <table:table-cell table:formula="of:= &quot;X&quot;&amp; [.C457]" office:value-type="string" office:string-value="X2700">
            <text:p>X2700</text:p>
          </table:table-cell>
          <table:table-cell table:formula="of:=[.E456]+[.$J$6]" office:value-type="float" office:value="1124.75">
            <text:p>1124.75</text:p>
          </table:table-cell>
          <table:table-cell table:formula="of:=&quot;Y&quot; &amp; [.E457]" office:value-type="string" office:string-value="Y1124.75">
            <text:p>Y1124.75</text:p>
          </table:table-cell>
          <table:table-cell table:number-columns-repeated="8"/>
          <table:table-cell table:style-name="ce6" table:formula="of:=[.B458]" office:value-type="string" office:string-value="N465">
            <text:p>N465</text:p>
          </table:table-cell>
          <table:table-cell table:style-name="ce6" table:formula="of:=[.D458]" office:value-type="string" office:string-value="X2700">
            <text:p>X2700</text:p>
          </table:table-cell>
          <table:table-cell table:style-name="ce6" table:formula="of:=[.F458]" office:value-type="string" office:string-value="Y1119">
            <text:p>Y1119</text:p>
          </table:table-cell>
        </table:table-row>
        <table:table-row table:style-name="ro1">
          <table:table-cell table:formula="of:=[.A457]+1" office:value-type="float" office:value="465">
            <text:p>465</text:p>
          </table:table-cell>
          <table:table-cell table:formula="of:=&quot;N&quot;&amp;[.A458]" office:value-type="string" office:string-value="N465">
            <text:p>N465</text:p>
          </table:table-cell>
          <table:table-cell table:formula="of:=2700" office:value-type="float" office:value="2700">
            <text:p>2700</text:p>
          </table:table-cell>
          <table:table-cell table:formula="of:= &quot;X&quot;&amp; [.C458]" office:value-type="string" office:string-value="X2700">
            <text:p>X2700</text:p>
          </table:table-cell>
          <table:table-cell table:formula="of:=[.E457]+[.$J$6]" office:value-type="float" office:value="1119">
            <text:p>1119</text:p>
          </table:table-cell>
          <table:table-cell table:formula="of:=&quot;Y&quot; &amp; [.E458]" office:value-type="string" office:string-value="Y1119">
            <text:p>Y1119</text:p>
          </table:table-cell>
          <table:table-cell table:number-columns-repeated="8"/>
          <table:table-cell table:style-name="ce6" table:formula="of:=[.B459]" office:value-type="string" office:string-value="N466">
            <text:p>N466</text:p>
          </table:table-cell>
          <table:table-cell table:style-name="ce6" table:formula="of:=[.D459]" office:value-type="string" office:string-value="X2700">
            <text:p>X2700</text:p>
          </table:table-cell>
          <table:table-cell table:style-name="ce6" table:formula="of:=[.F459]" office:value-type="string" office:string-value="Y1113.25">
            <text:p>Y1113.25</text:p>
          </table:table-cell>
        </table:table-row>
        <table:table-row table:style-name="ro1">
          <table:table-cell table:formula="of:=[.A458]+1" office:value-type="float" office:value="466">
            <text:p>466</text:p>
          </table:table-cell>
          <table:table-cell table:formula="of:=&quot;N&quot;&amp;[.A459]" office:value-type="string" office:string-value="N466">
            <text:p>N466</text:p>
          </table:table-cell>
          <table:table-cell table:formula="of:=2700" office:value-type="float" office:value="2700">
            <text:p>2700</text:p>
          </table:table-cell>
          <table:table-cell table:formula="of:= &quot;X&quot;&amp; [.C459]" office:value-type="string" office:string-value="X2700">
            <text:p>X2700</text:p>
          </table:table-cell>
          <table:table-cell table:formula="of:=[.E458]+[.$J$6]" office:value-type="float" office:value="1113.25">
            <text:p>1113.25</text:p>
          </table:table-cell>
          <table:table-cell table:formula="of:=&quot;Y&quot; &amp; [.E459]" office:value-type="string" office:string-value="Y1113.25">
            <text:p>Y1113.25</text:p>
          </table:table-cell>
          <table:table-cell table:number-columns-repeated="8"/>
          <table:table-cell table:style-name="ce6" table:formula="of:=[.B460]" office:value-type="string" office:string-value="N467">
            <text:p>N467</text:p>
          </table:table-cell>
          <table:table-cell table:style-name="ce6" table:formula="of:=[.D460]" office:value-type="string" office:string-value="X2700">
            <text:p>X2700</text:p>
          </table:table-cell>
          <table:table-cell table:style-name="ce6" table:formula="of:=[.F460]" office:value-type="string" office:string-value="Y1107.5">
            <text:p>Y1107.5</text:p>
          </table:table-cell>
        </table:table-row>
        <table:table-row table:style-name="ro1">
          <table:table-cell table:formula="of:=[.A459]+1" office:value-type="float" office:value="467">
            <text:p>467</text:p>
          </table:table-cell>
          <table:table-cell table:formula="of:=&quot;N&quot;&amp;[.A460]" office:value-type="string" office:string-value="N467">
            <text:p>N467</text:p>
          </table:table-cell>
          <table:table-cell table:formula="of:=2700" office:value-type="float" office:value="2700">
            <text:p>2700</text:p>
          </table:table-cell>
          <table:table-cell table:formula="of:= &quot;X&quot;&amp; [.C460]" office:value-type="string" office:string-value="X2700">
            <text:p>X2700</text:p>
          </table:table-cell>
          <table:table-cell table:formula="of:=[.E459]+[.$J$6]" office:value-type="float" office:value="1107.5">
            <text:p>1107.5</text:p>
          </table:table-cell>
          <table:table-cell table:formula="of:=&quot;Y&quot; &amp; [.E460]" office:value-type="string" office:string-value="Y1107.5">
            <text:p>Y1107.5</text:p>
          </table:table-cell>
          <table:table-cell table:number-columns-repeated="8"/>
          <table:table-cell table:style-name="ce6" table:formula="of:=[.B461]" office:value-type="string" office:string-value="N468">
            <text:p>N468</text:p>
          </table:table-cell>
          <table:table-cell table:style-name="ce6" table:formula="of:=[.D461]" office:value-type="string" office:string-value="X2700">
            <text:p>X2700</text:p>
          </table:table-cell>
          <table:table-cell table:style-name="ce6" table:formula="of:=[.F461]" office:value-type="string" office:string-value="Y1101.75">
            <text:p>Y1101.75</text:p>
          </table:table-cell>
        </table:table-row>
        <table:table-row table:style-name="ro1">
          <table:table-cell table:formula="of:=[.A460]+1" office:value-type="float" office:value="468">
            <text:p>468</text:p>
          </table:table-cell>
          <table:table-cell table:formula="of:=&quot;N&quot;&amp;[.A461]" office:value-type="string" office:string-value="N468">
            <text:p>N468</text:p>
          </table:table-cell>
          <table:table-cell table:formula="of:=2700" office:value-type="float" office:value="2700">
            <text:p>2700</text:p>
          </table:table-cell>
          <table:table-cell table:formula="of:= &quot;X&quot;&amp; [.C461]" office:value-type="string" office:string-value="X2700">
            <text:p>X2700</text:p>
          </table:table-cell>
          <table:table-cell table:formula="of:=[.E460]+[.$J$6]" office:value-type="float" office:value="1101.75">
            <text:p>1101.75</text:p>
          </table:table-cell>
          <table:table-cell table:formula="of:=&quot;Y&quot; &amp; [.E461]" office:value-type="string" office:string-value="Y1101.75">
            <text:p>Y1101.75</text:p>
          </table:table-cell>
          <table:table-cell table:number-columns-repeated="8"/>
          <table:table-cell table:style-name="ce6" table:formula="of:=[.B462]" office:value-type="string" office:string-value="N469">
            <text:p>N469</text:p>
          </table:table-cell>
          <table:table-cell table:style-name="ce6" table:formula="of:=[.D462]" office:value-type="string" office:string-value="X2700">
            <text:p>X2700</text:p>
          </table:table-cell>
          <table:table-cell table:style-name="ce6" table:formula="of:=[.F462]" office:value-type="string" office:string-value="Y1096">
            <text:p>Y1096</text:p>
          </table:table-cell>
        </table:table-row>
        <table:table-row table:style-name="ro1">
          <table:table-cell table:formula="of:=[.A461]+1" office:value-type="float" office:value="469">
            <text:p>469</text:p>
          </table:table-cell>
          <table:table-cell table:formula="of:=&quot;N&quot;&amp;[.A462]" office:value-type="string" office:string-value="N469">
            <text:p>N469</text:p>
          </table:table-cell>
          <table:table-cell table:formula="of:=2700" office:value-type="float" office:value="2700">
            <text:p>2700</text:p>
          </table:table-cell>
          <table:table-cell table:formula="of:= &quot;X&quot;&amp; [.C462]" office:value-type="string" office:string-value="X2700">
            <text:p>X2700</text:p>
          </table:table-cell>
          <table:table-cell table:formula="of:=[.E461]+[.$J$6]" office:value-type="float" office:value="1096">
            <text:p>1096</text:p>
          </table:table-cell>
          <table:table-cell table:formula="of:=&quot;Y&quot; &amp; [.E462]" office:value-type="string" office:string-value="Y1096">
            <text:p>Y1096</text:p>
          </table:table-cell>
          <table:table-cell table:number-columns-repeated="8"/>
          <table:table-cell table:style-name="ce6" table:formula="of:=[.B463]" office:value-type="string" office:string-value="N470">
            <text:p>N470</text:p>
          </table:table-cell>
          <table:table-cell table:style-name="ce6" table:formula="of:=[.D463]" office:value-type="string" office:string-value="X2700">
            <text:p>X2700</text:p>
          </table:table-cell>
          <table:table-cell table:style-name="ce6" table:formula="of:=[.F463]" office:value-type="string" office:string-value="Y1090.25">
            <text:p>Y1090.25</text:p>
          </table:table-cell>
        </table:table-row>
        <table:table-row table:style-name="ro1">
          <table:table-cell table:formula="of:=[.A462]+1" office:value-type="float" office:value="470">
            <text:p>470</text:p>
          </table:table-cell>
          <table:table-cell table:formula="of:=&quot;N&quot;&amp;[.A463]" office:value-type="string" office:string-value="N470">
            <text:p>N470</text:p>
          </table:table-cell>
          <table:table-cell table:formula="of:=2700" office:value-type="float" office:value="2700">
            <text:p>2700</text:p>
          </table:table-cell>
          <table:table-cell table:formula="of:= &quot;X&quot;&amp; [.C463]" office:value-type="string" office:string-value="X2700">
            <text:p>X2700</text:p>
          </table:table-cell>
          <table:table-cell table:formula="of:=[.E462]+[.$J$6]" office:value-type="float" office:value="1090.25">
            <text:p>1090.25</text:p>
          </table:table-cell>
          <table:table-cell table:formula="of:=&quot;Y&quot; &amp; [.E463]" office:value-type="string" office:string-value="Y1090.25">
            <text:p>Y1090.25</text:p>
          </table:table-cell>
          <table:table-cell table:number-columns-repeated="8"/>
          <table:table-cell table:style-name="ce6" table:formula="of:=[.B464]" office:value-type="string" office:string-value="N471">
            <text:p>N471</text:p>
          </table:table-cell>
          <table:table-cell table:style-name="ce6" table:formula="of:=[.D464]" office:value-type="string" office:string-value="X2700">
            <text:p>X2700</text:p>
          </table:table-cell>
          <table:table-cell table:style-name="ce6" table:formula="of:=[.F464]" office:value-type="string" office:string-value="Y1084.5">
            <text:p>Y1084.5</text:p>
          </table:table-cell>
        </table:table-row>
        <table:table-row table:style-name="ro1">
          <table:table-cell table:formula="of:=[.A463]+1" office:value-type="float" office:value="471">
            <text:p>471</text:p>
          </table:table-cell>
          <table:table-cell table:formula="of:=&quot;N&quot;&amp;[.A464]" office:value-type="string" office:string-value="N471">
            <text:p>N471</text:p>
          </table:table-cell>
          <table:table-cell table:formula="of:=2700" office:value-type="float" office:value="2700">
            <text:p>2700</text:p>
          </table:table-cell>
          <table:table-cell table:formula="of:= &quot;X&quot;&amp; [.C464]" office:value-type="string" office:string-value="X2700">
            <text:p>X2700</text:p>
          </table:table-cell>
          <table:table-cell table:formula="of:=[.E463]+[.$J$6]" office:value-type="float" office:value="1084.5">
            <text:p>1084.5</text:p>
          </table:table-cell>
          <table:table-cell table:formula="of:=&quot;Y&quot; &amp; [.E464]" office:value-type="string" office:string-value="Y1084.5">
            <text:p>Y1084.5</text:p>
          </table:table-cell>
          <table:table-cell table:number-columns-repeated="8"/>
          <table:table-cell table:style-name="ce6" table:formula="of:=[.B465]" office:value-type="string" office:string-value="N472">
            <text:p>N472</text:p>
          </table:table-cell>
          <table:table-cell table:style-name="ce6" table:formula="of:=[.D465]" office:value-type="string" office:string-value="X2700">
            <text:p>X2700</text:p>
          </table:table-cell>
          <table:table-cell table:style-name="ce6" table:formula="of:=[.F465]" office:value-type="string" office:string-value="Y1078.75">
            <text:p>Y1078.75</text:p>
          </table:table-cell>
        </table:table-row>
        <table:table-row table:style-name="ro1">
          <table:table-cell table:formula="of:=[.A464]+1" office:value-type="float" office:value="472">
            <text:p>472</text:p>
          </table:table-cell>
          <table:table-cell table:formula="of:=&quot;N&quot;&amp;[.A465]" office:value-type="string" office:string-value="N472">
            <text:p>N472</text:p>
          </table:table-cell>
          <table:table-cell table:formula="of:=2700" office:value-type="float" office:value="2700">
            <text:p>2700</text:p>
          </table:table-cell>
          <table:table-cell table:formula="of:= &quot;X&quot;&amp; [.C465]" office:value-type="string" office:string-value="X2700">
            <text:p>X2700</text:p>
          </table:table-cell>
          <table:table-cell table:formula="of:=[.E464]+[.$J$6]" office:value-type="float" office:value="1078.75">
            <text:p>1078.75</text:p>
          </table:table-cell>
          <table:table-cell table:formula="of:=&quot;Y&quot; &amp; [.E465]" office:value-type="string" office:string-value="Y1078.75">
            <text:p>Y1078.75</text:p>
          </table:table-cell>
          <table:table-cell table:number-columns-repeated="8"/>
          <table:table-cell table:style-name="ce6" table:formula="of:=[.B466]" office:value-type="string" office:string-value="N473">
            <text:p>N473</text:p>
          </table:table-cell>
          <table:table-cell table:style-name="ce6" table:formula="of:=[.D466]" office:value-type="string" office:string-value="X2700">
            <text:p>X2700</text:p>
          </table:table-cell>
          <table:table-cell table:style-name="ce6" table:formula="of:=[.F466]" office:value-type="string" office:string-value="Y1073">
            <text:p>Y1073</text:p>
          </table:table-cell>
        </table:table-row>
        <table:table-row table:style-name="ro1">
          <table:table-cell table:formula="of:=[.A465]+1" office:value-type="float" office:value="473">
            <text:p>473</text:p>
          </table:table-cell>
          <table:table-cell table:formula="of:=&quot;N&quot;&amp;[.A466]" office:value-type="string" office:string-value="N473">
            <text:p>N473</text:p>
          </table:table-cell>
          <table:table-cell table:formula="of:=2700" office:value-type="float" office:value="2700">
            <text:p>2700</text:p>
          </table:table-cell>
          <table:table-cell table:formula="of:= &quot;X&quot;&amp; [.C466]" office:value-type="string" office:string-value="X2700">
            <text:p>X2700</text:p>
          </table:table-cell>
          <table:table-cell table:formula="of:=[.E465]+[.$J$6]" office:value-type="float" office:value="1073">
            <text:p>1073</text:p>
          </table:table-cell>
          <table:table-cell table:formula="of:=&quot;Y&quot; &amp; [.E466]" office:value-type="string" office:string-value="Y1073">
            <text:p>Y1073</text:p>
          </table:table-cell>
          <table:table-cell table:number-columns-repeated="8"/>
          <table:table-cell table:style-name="ce6" table:formula="of:=[.B467]" office:value-type="string" office:string-value="N474">
            <text:p>N474</text:p>
          </table:table-cell>
          <table:table-cell table:style-name="ce6" table:formula="of:=[.D467]" office:value-type="string" office:string-value="X2700">
            <text:p>X2700</text:p>
          </table:table-cell>
          <table:table-cell table:style-name="ce6" table:formula="of:=[.F467]" office:value-type="string" office:string-value="Y1067.25">
            <text:p>Y1067.25</text:p>
          </table:table-cell>
        </table:table-row>
        <table:table-row table:style-name="ro1">
          <table:table-cell table:formula="of:=[.A466]+1" office:value-type="float" office:value="474">
            <text:p>474</text:p>
          </table:table-cell>
          <table:table-cell table:formula="of:=&quot;N&quot;&amp;[.A467]" office:value-type="string" office:string-value="N474">
            <text:p>N474</text:p>
          </table:table-cell>
          <table:table-cell table:formula="of:=2700" office:value-type="float" office:value="2700">
            <text:p>2700</text:p>
          </table:table-cell>
          <table:table-cell table:formula="of:= &quot;X&quot;&amp; [.C467]" office:value-type="string" office:string-value="X2700">
            <text:p>X2700</text:p>
          </table:table-cell>
          <table:table-cell table:formula="of:=[.E466]+[.$J$6]" office:value-type="float" office:value="1067.25">
            <text:p>1067.25</text:p>
          </table:table-cell>
          <table:table-cell table:formula="of:=&quot;Y&quot; &amp; [.E467]" office:value-type="string" office:string-value="Y1067.25">
            <text:p>Y1067.25</text:p>
          </table:table-cell>
          <table:table-cell table:number-columns-repeated="8"/>
          <table:table-cell table:style-name="ce6" table:formula="of:=[.B468]" office:value-type="string" office:string-value="N475">
            <text:p>N475</text:p>
          </table:table-cell>
          <table:table-cell table:style-name="ce6" table:formula="of:=[.D468]" office:value-type="string" office:string-value="X2700">
            <text:p>X2700</text:p>
          </table:table-cell>
          <table:table-cell table:style-name="ce6" table:formula="of:=[.F468]" office:value-type="string" office:string-value="Y1061.5">
            <text:p>Y1061.5</text:p>
          </table:table-cell>
        </table:table-row>
        <table:table-row table:style-name="ro1">
          <table:table-cell table:formula="of:=[.A467]+1" office:value-type="float" office:value="475">
            <text:p>475</text:p>
          </table:table-cell>
          <table:table-cell table:formula="of:=&quot;N&quot;&amp;[.A468]" office:value-type="string" office:string-value="N475">
            <text:p>N475</text:p>
          </table:table-cell>
          <table:table-cell table:formula="of:=2700" office:value-type="float" office:value="2700">
            <text:p>2700</text:p>
          </table:table-cell>
          <table:table-cell table:formula="of:= &quot;X&quot;&amp; [.C468]" office:value-type="string" office:string-value="X2700">
            <text:p>X2700</text:p>
          </table:table-cell>
          <table:table-cell table:formula="of:=[.E467]+[.$J$6]" office:value-type="float" office:value="1061.5">
            <text:p>1061.5</text:p>
          </table:table-cell>
          <table:table-cell table:formula="of:=&quot;Y&quot; &amp; [.E468]" office:value-type="string" office:string-value="Y1061.5">
            <text:p>Y1061.5</text:p>
          </table:table-cell>
          <table:table-cell table:number-columns-repeated="8"/>
          <table:table-cell table:style-name="ce6" table:formula="of:=[.B469]" office:value-type="string" office:string-value="N476">
            <text:p>N476</text:p>
          </table:table-cell>
          <table:table-cell table:style-name="ce6" table:formula="of:=[.D469]" office:value-type="string" office:string-value="X2700">
            <text:p>X2700</text:p>
          </table:table-cell>
          <table:table-cell table:style-name="ce6" table:formula="of:=[.F469]" office:value-type="string" office:string-value="Y1055.75">
            <text:p>Y1055.75</text:p>
          </table:table-cell>
        </table:table-row>
        <table:table-row table:style-name="ro1">
          <table:table-cell table:formula="of:=[.A468]+1" office:value-type="float" office:value="476">
            <text:p>476</text:p>
          </table:table-cell>
          <table:table-cell table:formula="of:=&quot;N&quot;&amp;[.A469]" office:value-type="string" office:string-value="N476">
            <text:p>N476</text:p>
          </table:table-cell>
          <table:table-cell table:formula="of:=2700" office:value-type="float" office:value="2700">
            <text:p>2700</text:p>
          </table:table-cell>
          <table:table-cell table:formula="of:= &quot;X&quot;&amp; [.C469]" office:value-type="string" office:string-value="X2700">
            <text:p>X2700</text:p>
          </table:table-cell>
          <table:table-cell table:formula="of:=[.E468]+[.$J$6]" office:value-type="float" office:value="1055.75">
            <text:p>1055.75</text:p>
          </table:table-cell>
          <table:table-cell table:formula="of:=&quot;Y&quot; &amp; [.E469]" office:value-type="string" office:string-value="Y1055.75">
            <text:p>Y1055.75</text:p>
          </table:table-cell>
          <table:table-cell table:number-columns-repeated="8"/>
          <table:table-cell table:style-name="ce6" table:formula="of:=[.B470]" office:value-type="string" office:string-value="N477">
            <text:p>N477</text:p>
          </table:table-cell>
          <table:table-cell table:style-name="ce6" table:formula="of:=[.D470]" office:value-type="string" office:string-value="X2700">
            <text:p>X2700</text:p>
          </table:table-cell>
          <table:table-cell table:style-name="ce6" table:formula="of:=[.F470]" office:value-type="string" office:string-value="Y1050">
            <text:p>Y1050</text:p>
          </table:table-cell>
        </table:table-row>
        <table:table-row table:style-name="ro1">
          <table:table-cell table:formula="of:=[.A469]+1" office:value-type="float" office:value="477">
            <text:p>477</text:p>
          </table:table-cell>
          <table:table-cell table:formula="of:=&quot;N&quot;&amp;[.A470]" office:value-type="string" office:string-value="N477">
            <text:p>N477</text:p>
          </table:table-cell>
          <table:table-cell table:formula="of:=2700" office:value-type="float" office:value="2700">
            <text:p>2700</text:p>
          </table:table-cell>
          <table:table-cell table:formula="of:= &quot;X&quot;&amp; [.C470]" office:value-type="string" office:string-value="X2700">
            <text:p>X2700</text:p>
          </table:table-cell>
          <table:table-cell table:formula="of:=[.E469]+[.$J$6]" office:value-type="float" office:value="1050">
            <text:p>1050</text:p>
          </table:table-cell>
          <table:table-cell table:formula="of:=&quot;Y&quot; &amp; [.E470]" office:value-type="string" office:string-value="Y1050">
            <text:p>Y1050</text:p>
          </table:table-cell>
          <table:table-cell table:number-columns-repeated="8"/>
          <table:table-cell table:style-name="ce6" table:formula="of:=[.B471]" office:value-type="string" office:string-value="N478">
            <text:p>N478</text:p>
          </table:table-cell>
          <table:table-cell table:style-name="ce6" table:formula="of:=[.D471]" office:value-type="string" office:string-value="X2700">
            <text:p>X2700</text:p>
          </table:table-cell>
          <table:table-cell table:style-name="ce6" table:formula="of:=[.F471]" office:value-type="string" office:string-value="Y1044.25">
            <text:p>Y1044.25</text:p>
          </table:table-cell>
        </table:table-row>
        <table:table-row table:style-name="ro1">
          <table:table-cell table:formula="of:=[.A470]+1" office:value-type="float" office:value="478">
            <text:p>478</text:p>
          </table:table-cell>
          <table:table-cell table:formula="of:=&quot;N&quot;&amp;[.A471]" office:value-type="string" office:string-value="N478">
            <text:p>N478</text:p>
          </table:table-cell>
          <table:table-cell table:formula="of:=2700" office:value-type="float" office:value="2700">
            <text:p>2700</text:p>
          </table:table-cell>
          <table:table-cell table:formula="of:= &quot;X&quot;&amp; [.C471]" office:value-type="string" office:string-value="X2700">
            <text:p>X2700</text:p>
          </table:table-cell>
          <table:table-cell table:formula="of:=[.E470]+[.$J$6]" office:value-type="float" office:value="1044.25">
            <text:p>1044.25</text:p>
          </table:table-cell>
          <table:table-cell table:formula="of:=&quot;Y&quot; &amp; [.E471]" office:value-type="string" office:string-value="Y1044.25">
            <text:p>Y1044.25</text:p>
          </table:table-cell>
          <table:table-cell table:number-columns-repeated="8"/>
          <table:table-cell table:style-name="ce6" table:formula="of:=[.B472]" office:value-type="string" office:string-value="N479">
            <text:p>N479</text:p>
          </table:table-cell>
          <table:table-cell table:style-name="ce6" table:formula="of:=[.D472]" office:value-type="string" office:string-value="X2700">
            <text:p>X2700</text:p>
          </table:table-cell>
          <table:table-cell table:style-name="ce6" table:formula="of:=[.F472]" office:value-type="string" office:string-value="Y1038.5">
            <text:p>Y1038.5</text:p>
          </table:table-cell>
        </table:table-row>
        <table:table-row table:style-name="ro1">
          <table:table-cell table:formula="of:=[.A471]+1" office:value-type="float" office:value="479">
            <text:p>479</text:p>
          </table:table-cell>
          <table:table-cell table:formula="of:=&quot;N&quot;&amp;[.A472]" office:value-type="string" office:string-value="N479">
            <text:p>N479</text:p>
          </table:table-cell>
          <table:table-cell table:formula="of:=2700" office:value-type="float" office:value="2700">
            <text:p>2700</text:p>
          </table:table-cell>
          <table:table-cell table:formula="of:= &quot;X&quot;&amp; [.C472]" office:value-type="string" office:string-value="X2700">
            <text:p>X2700</text:p>
          </table:table-cell>
          <table:table-cell table:formula="of:=[.E471]+[.$J$6]" office:value-type="float" office:value="1038.5">
            <text:p>1038.5</text:p>
          </table:table-cell>
          <table:table-cell table:formula="of:=&quot;Y&quot; &amp; [.E472]" office:value-type="string" office:string-value="Y1038.5">
            <text:p>Y1038.5</text:p>
          </table:table-cell>
          <table:table-cell table:number-columns-repeated="8"/>
          <table:table-cell table:style-name="ce6" table:formula="of:=[.B473]" office:value-type="string" office:string-value="N480">
            <text:p>N480</text:p>
          </table:table-cell>
          <table:table-cell table:style-name="ce6" table:formula="of:=[.D473]" office:value-type="string" office:string-value="X2700">
            <text:p>X2700</text:p>
          </table:table-cell>
          <table:table-cell table:style-name="ce6" table:formula="of:=[.F473]" office:value-type="string" office:string-value="Y1032.75">
            <text:p>Y1032.75</text:p>
          </table:table-cell>
        </table:table-row>
        <table:table-row table:style-name="ro1">
          <table:table-cell table:formula="of:=[.A472]+1" office:value-type="float" office:value="480">
            <text:p>480</text:p>
          </table:table-cell>
          <table:table-cell table:formula="of:=&quot;N&quot;&amp;[.A473]" office:value-type="string" office:string-value="N480">
            <text:p>N480</text:p>
          </table:table-cell>
          <table:table-cell table:formula="of:=2700" office:value-type="float" office:value="2700">
            <text:p>2700</text:p>
          </table:table-cell>
          <table:table-cell table:formula="of:= &quot;X&quot;&amp; [.C473]" office:value-type="string" office:string-value="X2700">
            <text:p>X2700</text:p>
          </table:table-cell>
          <table:table-cell table:formula="of:=[.E472]+[.$J$6]" office:value-type="float" office:value="1032.75">
            <text:p>1032.75</text:p>
          </table:table-cell>
          <table:table-cell table:formula="of:=&quot;Y&quot; &amp; [.E473]" office:value-type="string" office:string-value="Y1032.75">
            <text:p>Y1032.75</text:p>
          </table:table-cell>
          <table:table-cell table:number-columns-repeated="8"/>
          <table:table-cell table:style-name="ce6" table:formula="of:=[.B474]" office:value-type="string" office:string-value="N481">
            <text:p>N481</text:p>
          </table:table-cell>
          <table:table-cell table:style-name="ce6" table:formula="of:=[.D474]" office:value-type="string" office:string-value="X2700">
            <text:p>X2700</text:p>
          </table:table-cell>
          <table:table-cell table:style-name="ce6" table:formula="of:=[.F474]" office:value-type="string" office:string-value="Y1027">
            <text:p>Y1027</text:p>
          </table:table-cell>
        </table:table-row>
        <table:table-row table:style-name="ro1">
          <table:table-cell table:formula="of:=[.A473]+1" office:value-type="float" office:value="481">
            <text:p>481</text:p>
          </table:table-cell>
          <table:table-cell table:formula="of:=&quot;N&quot;&amp;[.A474]" office:value-type="string" office:string-value="N481">
            <text:p>N481</text:p>
          </table:table-cell>
          <table:table-cell table:formula="of:=2700" office:value-type="float" office:value="2700">
            <text:p>2700</text:p>
          </table:table-cell>
          <table:table-cell table:formula="of:= &quot;X&quot;&amp; [.C474]" office:value-type="string" office:string-value="X2700">
            <text:p>X2700</text:p>
          </table:table-cell>
          <table:table-cell table:formula="of:=[.E473]+[.$J$6]" office:value-type="float" office:value="1027">
            <text:p>1027</text:p>
          </table:table-cell>
          <table:table-cell table:formula="of:=&quot;Y&quot; &amp; [.E474]" office:value-type="string" office:string-value="Y1027">
            <text:p>Y1027</text:p>
          </table:table-cell>
          <table:table-cell table:number-columns-repeated="8"/>
          <table:table-cell table:style-name="ce6" table:formula="of:=[.B475]" office:value-type="string" office:string-value="N482">
            <text:p>N482</text:p>
          </table:table-cell>
          <table:table-cell table:style-name="ce6" table:formula="of:=[.D475]" office:value-type="string" office:string-value="X2700">
            <text:p>X2700</text:p>
          </table:table-cell>
          <table:table-cell table:style-name="ce6" table:formula="of:=[.F475]" office:value-type="string" office:string-value="Y1021.25">
            <text:p>Y1021.25</text:p>
          </table:table-cell>
        </table:table-row>
        <table:table-row table:style-name="ro1">
          <table:table-cell table:formula="of:=[.A474]+1" office:value-type="float" office:value="482">
            <text:p>482</text:p>
          </table:table-cell>
          <table:table-cell table:formula="of:=&quot;N&quot;&amp;[.A475]" office:value-type="string" office:string-value="N482">
            <text:p>N482</text:p>
          </table:table-cell>
          <table:table-cell table:formula="of:=2700" office:value-type="float" office:value="2700">
            <text:p>2700</text:p>
          </table:table-cell>
          <table:table-cell table:formula="of:= &quot;X&quot;&amp; [.C475]" office:value-type="string" office:string-value="X2700">
            <text:p>X2700</text:p>
          </table:table-cell>
          <table:table-cell table:formula="of:=[.E474]+[.$J$6]" office:value-type="float" office:value="1021.25">
            <text:p>1021.25</text:p>
          </table:table-cell>
          <table:table-cell table:formula="of:=&quot;Y&quot; &amp; [.E475]" office:value-type="string" office:string-value="Y1021.25">
            <text:p>Y1021.25</text:p>
          </table:table-cell>
          <table:table-cell table:number-columns-repeated="8"/>
          <table:table-cell table:style-name="ce6" table:formula="of:=[.B476]" office:value-type="string" office:string-value="N483">
            <text:p>N483</text:p>
          </table:table-cell>
          <table:table-cell table:style-name="ce6" table:formula="of:=[.D476]" office:value-type="string" office:string-value="X2700">
            <text:p>X2700</text:p>
          </table:table-cell>
          <table:table-cell table:style-name="ce6" table:formula="of:=[.F476]" office:value-type="string" office:string-value="Y1015.5">
            <text:p>Y1015.5</text:p>
          </table:table-cell>
        </table:table-row>
        <table:table-row table:style-name="ro1">
          <table:table-cell table:formula="of:=[.A475]+1" office:value-type="float" office:value="483">
            <text:p>483</text:p>
          </table:table-cell>
          <table:table-cell table:formula="of:=&quot;N&quot;&amp;[.A476]" office:value-type="string" office:string-value="N483">
            <text:p>N483</text:p>
          </table:table-cell>
          <table:table-cell table:formula="of:=2700" office:value-type="float" office:value="2700">
            <text:p>2700</text:p>
          </table:table-cell>
          <table:table-cell table:formula="of:= &quot;X&quot;&amp; [.C476]" office:value-type="string" office:string-value="X2700">
            <text:p>X2700</text:p>
          </table:table-cell>
          <table:table-cell table:formula="of:=[.E475]+[.$J$6]" office:value-type="float" office:value="1015.5">
            <text:p>1015.5</text:p>
          </table:table-cell>
          <table:table-cell table:formula="of:=&quot;Y&quot; &amp; [.E476]" office:value-type="string" office:string-value="Y1015.5">
            <text:p>Y1015.5</text:p>
          </table:table-cell>
          <table:table-cell table:number-columns-repeated="8"/>
          <table:table-cell table:style-name="ce6" table:formula="of:=[.B477]" office:value-type="string" office:string-value="N484">
            <text:p>N484</text:p>
          </table:table-cell>
          <table:table-cell table:style-name="ce6" table:formula="of:=[.D477]" office:value-type="string" office:string-value="X2700">
            <text:p>X2700</text:p>
          </table:table-cell>
          <table:table-cell table:style-name="ce6" table:formula="of:=[.F477]" office:value-type="string" office:string-value="Y1009.75">
            <text:p>Y1009.75</text:p>
          </table:table-cell>
        </table:table-row>
        <table:table-row table:style-name="ro1">
          <table:table-cell table:formula="of:=[.A476]+1" office:value-type="float" office:value="484">
            <text:p>484</text:p>
          </table:table-cell>
          <table:table-cell table:formula="of:=&quot;N&quot;&amp;[.A477]" office:value-type="string" office:string-value="N484">
            <text:p>N484</text:p>
          </table:table-cell>
          <table:table-cell table:formula="of:=2700" office:value-type="float" office:value="2700">
            <text:p>2700</text:p>
          </table:table-cell>
          <table:table-cell table:formula="of:= &quot;X&quot;&amp; [.C477]" office:value-type="string" office:string-value="X2700">
            <text:p>X2700</text:p>
          </table:table-cell>
          <table:table-cell table:formula="of:=[.E476]+[.$J$6]" office:value-type="float" office:value="1009.75">
            <text:p>1009.75</text:p>
          </table:table-cell>
          <table:table-cell table:formula="of:=&quot;Y&quot; &amp; [.E477]" office:value-type="string" office:string-value="Y1009.75">
            <text:p>Y1009.75</text:p>
          </table:table-cell>
          <table:table-cell table:number-columns-repeated="8"/>
          <table:table-cell table:style-name="ce6" table:formula="of:=[.B478]" office:value-type="string" office:string-value="N485">
            <text:p>N485</text:p>
          </table:table-cell>
          <table:table-cell table:style-name="ce6" table:formula="of:=[.D478]" office:value-type="string" office:string-value="X2700">
            <text:p>X2700</text:p>
          </table:table-cell>
          <table:table-cell table:style-name="ce6" table:formula="of:=[.F478]" office:value-type="string" office:string-value="Y1004">
            <text:p>Y1004</text:p>
          </table:table-cell>
        </table:table-row>
        <table:table-row table:style-name="ro1">
          <table:table-cell table:formula="of:=[.A477]+1" office:value-type="float" office:value="485">
            <text:p>485</text:p>
          </table:table-cell>
          <table:table-cell table:formula="of:=&quot;N&quot;&amp;[.A478]" office:value-type="string" office:string-value="N485">
            <text:p>N485</text:p>
          </table:table-cell>
          <table:table-cell table:formula="of:=2700" office:value-type="float" office:value="2700">
            <text:p>2700</text:p>
          </table:table-cell>
          <table:table-cell table:formula="of:= &quot;X&quot;&amp; [.C478]" office:value-type="string" office:string-value="X2700">
            <text:p>X2700</text:p>
          </table:table-cell>
          <table:table-cell table:formula="of:=[.E477]+[.$J$6]" office:value-type="float" office:value="1004">
            <text:p>1004</text:p>
          </table:table-cell>
          <table:table-cell table:formula="of:=&quot;Y&quot; &amp; [.E478]" office:value-type="string" office:string-value="Y1004">
            <text:p>Y1004</text:p>
          </table:table-cell>
          <table:table-cell table:number-columns-repeated="8"/>
          <table:table-cell table:style-name="ce6" table:formula="of:=[.B479]" office:value-type="string" office:string-value="N486">
            <text:p>N486</text:p>
          </table:table-cell>
          <table:table-cell table:style-name="ce6" table:formula="of:=[.D479]" office:value-type="string" office:string-value="X2700">
            <text:p>X2700</text:p>
          </table:table-cell>
          <table:table-cell table:style-name="ce6" table:formula="of:=[.F479]" office:value-type="string" office:string-value="Y998.25">
            <text:p>Y998.25</text:p>
          </table:table-cell>
        </table:table-row>
        <table:table-row table:style-name="ro1">
          <table:table-cell table:formula="of:=[.A478]+1" office:value-type="float" office:value="486">
            <text:p>486</text:p>
          </table:table-cell>
          <table:table-cell table:formula="of:=&quot;N&quot;&amp;[.A479]" office:value-type="string" office:string-value="N486">
            <text:p>N486</text:p>
          </table:table-cell>
          <table:table-cell table:formula="of:=2700" office:value-type="float" office:value="2700">
            <text:p>2700</text:p>
          </table:table-cell>
          <table:table-cell table:formula="of:= &quot;X&quot;&amp; [.C479]" office:value-type="string" office:string-value="X2700">
            <text:p>X2700</text:p>
          </table:table-cell>
          <table:table-cell table:formula="of:=[.E478]+[.$J$6]" office:value-type="float" office:value="998.25">
            <text:p>998.25</text:p>
          </table:table-cell>
          <table:table-cell table:formula="of:=&quot;Y&quot; &amp; [.E479]" office:value-type="string" office:string-value="Y998.25">
            <text:p>Y998.25</text:p>
          </table:table-cell>
          <table:table-cell table:number-columns-repeated="8"/>
          <table:table-cell table:style-name="ce6" table:formula="of:=[.B480]" office:value-type="string" office:string-value="N487">
            <text:p>N487</text:p>
          </table:table-cell>
          <table:table-cell table:style-name="ce6" table:formula="of:=[.D480]" office:value-type="string" office:string-value="X2700">
            <text:p>X2700</text:p>
          </table:table-cell>
          <table:table-cell table:style-name="ce6" table:formula="of:=[.F480]" office:value-type="string" office:string-value="Y992.5">
            <text:p>Y992.5</text:p>
          </table:table-cell>
        </table:table-row>
        <table:table-row table:style-name="ro1">
          <table:table-cell table:formula="of:=[.A479]+1" office:value-type="float" office:value="487">
            <text:p>487</text:p>
          </table:table-cell>
          <table:table-cell table:formula="of:=&quot;N&quot;&amp;[.A480]" office:value-type="string" office:string-value="N487">
            <text:p>N487</text:p>
          </table:table-cell>
          <table:table-cell table:formula="of:=2700" office:value-type="float" office:value="2700">
            <text:p>2700</text:p>
          </table:table-cell>
          <table:table-cell table:formula="of:= &quot;X&quot;&amp; [.C480]" office:value-type="string" office:string-value="X2700">
            <text:p>X2700</text:p>
          </table:table-cell>
          <table:table-cell table:formula="of:=[.E479]+[.$J$6]" office:value-type="float" office:value="992.5">
            <text:p>992.5</text:p>
          </table:table-cell>
          <table:table-cell table:formula="of:=&quot;Y&quot; &amp; [.E480]" office:value-type="string" office:string-value="Y992.5">
            <text:p>Y992.5</text:p>
          </table:table-cell>
          <table:table-cell table:number-columns-repeated="8"/>
          <table:table-cell table:style-name="ce6" table:formula="of:=[.B481]" office:value-type="string" office:string-value="N488">
            <text:p>N488</text:p>
          </table:table-cell>
          <table:table-cell table:style-name="ce6" table:formula="of:=[.D481]" office:value-type="string" office:string-value="X2700">
            <text:p>X2700</text:p>
          </table:table-cell>
          <table:table-cell table:style-name="ce6" table:formula="of:=[.F481]" office:value-type="string" office:string-value="Y986.75">
            <text:p>Y986.75</text:p>
          </table:table-cell>
        </table:table-row>
        <table:table-row table:style-name="ro1">
          <table:table-cell table:formula="of:=[.A480]+1" office:value-type="float" office:value="488">
            <text:p>488</text:p>
          </table:table-cell>
          <table:table-cell table:formula="of:=&quot;N&quot;&amp;[.A481]" office:value-type="string" office:string-value="N488">
            <text:p>N488</text:p>
          </table:table-cell>
          <table:table-cell table:formula="of:=2700" office:value-type="float" office:value="2700">
            <text:p>2700</text:p>
          </table:table-cell>
          <table:table-cell table:formula="of:= &quot;X&quot;&amp; [.C481]" office:value-type="string" office:string-value="X2700">
            <text:p>X2700</text:p>
          </table:table-cell>
          <table:table-cell table:formula="of:=[.E480]+[.$J$6]" office:value-type="float" office:value="986.75">
            <text:p>986.75</text:p>
          </table:table-cell>
          <table:table-cell table:formula="of:=&quot;Y&quot; &amp; [.E481]" office:value-type="string" office:string-value="Y986.75">
            <text:p>Y986.75</text:p>
          </table:table-cell>
          <table:table-cell table:number-columns-repeated="8"/>
          <table:table-cell table:style-name="ce6" table:formula="of:=[.B482]" office:value-type="string" office:string-value="N489">
            <text:p>N489</text:p>
          </table:table-cell>
          <table:table-cell table:style-name="ce6" table:formula="of:=[.D482]" office:value-type="string" office:string-value="X2700">
            <text:p>X2700</text:p>
          </table:table-cell>
          <table:table-cell table:style-name="ce6" table:formula="of:=[.F482]" office:value-type="string" office:string-value="Y981">
            <text:p>Y981</text:p>
          </table:table-cell>
        </table:table-row>
        <table:table-row table:style-name="ro1">
          <table:table-cell table:formula="of:=[.A481]+1" office:value-type="float" office:value="489">
            <text:p>489</text:p>
          </table:table-cell>
          <table:table-cell table:formula="of:=&quot;N&quot;&amp;[.A482]" office:value-type="string" office:string-value="N489">
            <text:p>N489</text:p>
          </table:table-cell>
          <table:table-cell table:formula="of:=2700" office:value-type="float" office:value="2700">
            <text:p>2700</text:p>
          </table:table-cell>
          <table:table-cell table:formula="of:= &quot;X&quot;&amp; [.C482]" office:value-type="string" office:string-value="X2700">
            <text:p>X2700</text:p>
          </table:table-cell>
          <table:table-cell table:formula="of:=[.E481]+[.$J$6]" office:value-type="float" office:value="981">
            <text:p>981</text:p>
          </table:table-cell>
          <table:table-cell table:formula="of:=&quot;Y&quot; &amp; [.E482]" office:value-type="string" office:string-value="Y981">
            <text:p>Y981</text:p>
          </table:table-cell>
          <table:table-cell table:number-columns-repeated="8"/>
          <table:table-cell table:style-name="ce6" table:formula="of:=[.B483]" office:value-type="string" office:string-value="N490">
            <text:p>N490</text:p>
          </table:table-cell>
          <table:table-cell table:style-name="ce6" table:formula="of:=[.D483]" office:value-type="string" office:string-value="X2700">
            <text:p>X2700</text:p>
          </table:table-cell>
          <table:table-cell table:style-name="ce6" table:formula="of:=[.F483]" office:value-type="string" office:string-value="Y975.25">
            <text:p>Y975.25</text:p>
          </table:table-cell>
        </table:table-row>
        <table:table-row table:style-name="ro1">
          <table:table-cell table:formula="of:=[.A482]+1" office:value-type="float" office:value="490">
            <text:p>490</text:p>
          </table:table-cell>
          <table:table-cell table:formula="of:=&quot;N&quot;&amp;[.A483]" office:value-type="string" office:string-value="N490">
            <text:p>N490</text:p>
          </table:table-cell>
          <table:table-cell table:formula="of:=2700" office:value-type="float" office:value="2700">
            <text:p>2700</text:p>
          </table:table-cell>
          <table:table-cell table:formula="of:= &quot;X&quot;&amp; [.C483]" office:value-type="string" office:string-value="X2700">
            <text:p>X2700</text:p>
          </table:table-cell>
          <table:table-cell table:formula="of:=[.E482]+[.$J$6]" office:value-type="float" office:value="975.25">
            <text:p>975.25</text:p>
          </table:table-cell>
          <table:table-cell table:formula="of:=&quot;Y&quot; &amp; [.E483]" office:value-type="string" office:string-value="Y975.25">
            <text:p>Y975.25</text:p>
          </table:table-cell>
          <table:table-cell table:number-columns-repeated="8"/>
          <table:table-cell table:style-name="ce6" table:formula="of:=[.B484]" office:value-type="string" office:string-value="N491">
            <text:p>N491</text:p>
          </table:table-cell>
          <table:table-cell table:style-name="ce6" table:formula="of:=[.D484]" office:value-type="string" office:string-value="X2700">
            <text:p>X2700</text:p>
          </table:table-cell>
          <table:table-cell table:style-name="ce6" table:formula="of:=[.F484]" office:value-type="string" office:string-value="Y969.5">
            <text:p>Y969.5</text:p>
          </table:table-cell>
        </table:table-row>
        <table:table-row table:style-name="ro1">
          <table:table-cell table:formula="of:=[.A483]+1" office:value-type="float" office:value="491">
            <text:p>491</text:p>
          </table:table-cell>
          <table:table-cell table:formula="of:=&quot;N&quot;&amp;[.A484]" office:value-type="string" office:string-value="N491">
            <text:p>N491</text:p>
          </table:table-cell>
          <table:table-cell table:formula="of:=2700" office:value-type="float" office:value="2700">
            <text:p>2700</text:p>
          </table:table-cell>
          <table:table-cell table:formula="of:= &quot;X&quot;&amp; [.C484]" office:value-type="string" office:string-value="X2700">
            <text:p>X2700</text:p>
          </table:table-cell>
          <table:table-cell table:formula="of:=[.E483]+[.$J$6]" office:value-type="float" office:value="969.5">
            <text:p>969.5</text:p>
          </table:table-cell>
          <table:table-cell table:formula="of:=&quot;Y&quot; &amp; [.E484]" office:value-type="string" office:string-value="Y969.5">
            <text:p>Y969.5</text:p>
          </table:table-cell>
          <table:table-cell table:number-columns-repeated="8"/>
          <table:table-cell table:style-name="ce6" table:formula="of:=[.B485]" office:value-type="string" office:string-value="N492">
            <text:p>N492</text:p>
          </table:table-cell>
          <table:table-cell table:style-name="ce6" table:formula="of:=[.D485]" office:value-type="string" office:string-value="X2700">
            <text:p>X2700</text:p>
          </table:table-cell>
          <table:table-cell table:style-name="ce6" table:formula="of:=[.F485]" office:value-type="string" office:string-value="Y963.75">
            <text:p>Y963.75</text:p>
          </table:table-cell>
        </table:table-row>
        <table:table-row table:style-name="ro1">
          <table:table-cell table:formula="of:=[.A484]+1" office:value-type="float" office:value="492">
            <text:p>492</text:p>
          </table:table-cell>
          <table:table-cell table:formula="of:=&quot;N&quot;&amp;[.A485]" office:value-type="string" office:string-value="N492">
            <text:p>N492</text:p>
          </table:table-cell>
          <table:table-cell table:formula="of:=2700" office:value-type="float" office:value="2700">
            <text:p>2700</text:p>
          </table:table-cell>
          <table:table-cell table:formula="of:= &quot;X&quot;&amp; [.C485]" office:value-type="string" office:string-value="X2700">
            <text:p>X2700</text:p>
          </table:table-cell>
          <table:table-cell table:formula="of:=[.E484]+[.$J$6]" office:value-type="float" office:value="963.75">
            <text:p>963.75</text:p>
          </table:table-cell>
          <table:table-cell table:formula="of:=&quot;Y&quot; &amp; [.E485]" office:value-type="string" office:string-value="Y963.75">
            <text:p>Y963.75</text:p>
          </table:table-cell>
          <table:table-cell table:number-columns-repeated="8"/>
          <table:table-cell table:style-name="ce6" table:formula="of:=[.B486]" office:value-type="string" office:string-value="N493">
            <text:p>N493</text:p>
          </table:table-cell>
          <table:table-cell table:style-name="ce6" table:formula="of:=[.D486]" office:value-type="string" office:string-value="X2700">
            <text:p>X2700</text:p>
          </table:table-cell>
          <table:table-cell table:style-name="ce6" table:formula="of:=[.F486]" office:value-type="string" office:string-value="Y958">
            <text:p>Y958</text:p>
          </table:table-cell>
        </table:table-row>
        <table:table-row table:style-name="ro1">
          <table:table-cell table:formula="of:=[.A485]+1" office:value-type="float" office:value="493">
            <text:p>493</text:p>
          </table:table-cell>
          <table:table-cell table:formula="of:=&quot;N&quot;&amp;[.A486]" office:value-type="string" office:string-value="N493">
            <text:p>N493</text:p>
          </table:table-cell>
          <table:table-cell table:formula="of:=2700" office:value-type="float" office:value="2700">
            <text:p>2700</text:p>
          </table:table-cell>
          <table:table-cell table:formula="of:= &quot;X&quot;&amp; [.C486]" office:value-type="string" office:string-value="X2700">
            <text:p>X2700</text:p>
          </table:table-cell>
          <table:table-cell table:formula="of:=[.E485]+[.$J$6]" office:value-type="float" office:value="958">
            <text:p>958</text:p>
          </table:table-cell>
          <table:table-cell table:formula="of:=&quot;Y&quot; &amp; [.E486]" office:value-type="string" office:string-value="Y958">
            <text:p>Y958</text:p>
          </table:table-cell>
          <table:table-cell table:number-columns-repeated="8"/>
          <table:table-cell table:style-name="ce6" table:formula="of:=[.B487]" office:value-type="string" office:string-value="N494">
            <text:p>N494</text:p>
          </table:table-cell>
          <table:table-cell table:style-name="ce6" table:formula="of:=[.D487]" office:value-type="string" office:string-value="X2700">
            <text:p>X2700</text:p>
          </table:table-cell>
          <table:table-cell table:style-name="ce6" table:formula="of:=[.F487]" office:value-type="string" office:string-value="Y952.25">
            <text:p>Y952.25</text:p>
          </table:table-cell>
        </table:table-row>
        <table:table-row table:style-name="ro1">
          <table:table-cell table:formula="of:=[.A486]+1" office:value-type="float" office:value="494">
            <text:p>494</text:p>
          </table:table-cell>
          <table:table-cell table:formula="of:=&quot;N&quot;&amp;[.A487]" office:value-type="string" office:string-value="N494">
            <text:p>N494</text:p>
          </table:table-cell>
          <table:table-cell table:formula="of:=2700" office:value-type="float" office:value="2700">
            <text:p>2700</text:p>
          </table:table-cell>
          <table:table-cell table:formula="of:= &quot;X&quot;&amp; [.C487]" office:value-type="string" office:string-value="X2700">
            <text:p>X2700</text:p>
          </table:table-cell>
          <table:table-cell table:formula="of:=[.E486]+[.$J$6]" office:value-type="float" office:value="952.25">
            <text:p>952.25</text:p>
          </table:table-cell>
          <table:table-cell table:formula="of:=&quot;Y&quot; &amp; [.E487]" office:value-type="string" office:string-value="Y952.25">
            <text:p>Y952.25</text:p>
          </table:table-cell>
          <table:table-cell table:number-columns-repeated="8"/>
          <table:table-cell table:style-name="ce6" table:formula="of:=[.B488]" office:value-type="string" office:string-value="N495">
            <text:p>N495</text:p>
          </table:table-cell>
          <table:table-cell table:style-name="ce6" table:formula="of:=[.D488]" office:value-type="string" office:string-value="X2700">
            <text:p>X2700</text:p>
          </table:table-cell>
          <table:table-cell table:style-name="ce6" table:formula="of:=[.F488]" office:value-type="string" office:string-value="Y946.5">
            <text:p>Y946.5</text:p>
          </table:table-cell>
        </table:table-row>
        <table:table-row table:style-name="ro1">
          <table:table-cell table:formula="of:=[.A487]+1" office:value-type="float" office:value="495">
            <text:p>495</text:p>
          </table:table-cell>
          <table:table-cell table:formula="of:=&quot;N&quot;&amp;[.A488]" office:value-type="string" office:string-value="N495">
            <text:p>N495</text:p>
          </table:table-cell>
          <table:table-cell table:formula="of:=2700" office:value-type="float" office:value="2700">
            <text:p>2700</text:p>
          </table:table-cell>
          <table:table-cell table:formula="of:= &quot;X&quot;&amp; [.C488]" office:value-type="string" office:string-value="X2700">
            <text:p>X2700</text:p>
          </table:table-cell>
          <table:table-cell table:formula="of:=[.E487]+[.$J$6]" office:value-type="float" office:value="946.5">
            <text:p>946.5</text:p>
          </table:table-cell>
          <table:table-cell table:formula="of:=&quot;Y&quot; &amp; [.E488]" office:value-type="string" office:string-value="Y946.5">
            <text:p>Y946.5</text:p>
          </table:table-cell>
          <table:table-cell table:number-columns-repeated="8"/>
          <table:table-cell table:style-name="ce6" table:formula="of:=[.B489]" office:value-type="string" office:string-value="N496">
            <text:p>N496</text:p>
          </table:table-cell>
          <table:table-cell table:style-name="ce6" table:formula="of:=[.D489]" office:value-type="string" office:string-value="X2700">
            <text:p>X2700</text:p>
          </table:table-cell>
          <table:table-cell table:style-name="ce6" table:formula="of:=[.F489]" office:value-type="string" office:string-value="Y940.75">
            <text:p>Y940.75</text:p>
          </table:table-cell>
        </table:table-row>
        <table:table-row table:style-name="ro1">
          <table:table-cell table:formula="of:=[.A488]+1" office:value-type="float" office:value="496">
            <text:p>496</text:p>
          </table:table-cell>
          <table:table-cell table:formula="of:=&quot;N&quot;&amp;[.A489]" office:value-type="string" office:string-value="N496">
            <text:p>N496</text:p>
          </table:table-cell>
          <table:table-cell table:formula="of:=2700" office:value-type="float" office:value="2700">
            <text:p>2700</text:p>
          </table:table-cell>
          <table:table-cell table:formula="of:= &quot;X&quot;&amp; [.C489]" office:value-type="string" office:string-value="X2700">
            <text:p>X2700</text:p>
          </table:table-cell>
          <table:table-cell table:formula="of:=[.E488]+[.$J$6]" office:value-type="float" office:value="940.75">
            <text:p>940.75</text:p>
          </table:table-cell>
          <table:table-cell table:formula="of:=&quot;Y&quot; &amp; [.E489]" office:value-type="string" office:string-value="Y940.75">
            <text:p>Y940.75</text:p>
          </table:table-cell>
          <table:table-cell table:number-columns-repeated="8"/>
          <table:table-cell table:style-name="ce6" table:formula="of:=[.B490]" office:value-type="string" office:string-value="N497">
            <text:p>N497</text:p>
          </table:table-cell>
          <table:table-cell table:style-name="ce6" table:formula="of:=[.D490]" office:value-type="string" office:string-value="X2700">
            <text:p>X2700</text:p>
          </table:table-cell>
          <table:table-cell table:style-name="ce6" table:formula="of:=[.F490]" office:value-type="string" office:string-value="Y935">
            <text:p>Y935</text:p>
          </table:table-cell>
        </table:table-row>
        <table:table-row table:style-name="ro1">
          <table:table-cell table:formula="of:=[.A489]+1" office:value-type="float" office:value="497">
            <text:p>497</text:p>
          </table:table-cell>
          <table:table-cell table:formula="of:=&quot;N&quot;&amp;[.A490]" office:value-type="string" office:string-value="N497">
            <text:p>N497</text:p>
          </table:table-cell>
          <table:table-cell table:formula="of:=2700" office:value-type="float" office:value="2700">
            <text:p>2700</text:p>
          </table:table-cell>
          <table:table-cell table:formula="of:= &quot;X&quot;&amp; [.C490]" office:value-type="string" office:string-value="X2700">
            <text:p>X2700</text:p>
          </table:table-cell>
          <table:table-cell table:formula="of:=[.E489]+[.$J$6]" office:value-type="float" office:value="935">
            <text:p>935</text:p>
          </table:table-cell>
          <table:table-cell table:formula="of:=&quot;Y&quot; &amp; [.E490]" office:value-type="string" office:string-value="Y935">
            <text:p>Y935</text:p>
          </table:table-cell>
          <table:table-cell table:number-columns-repeated="8"/>
          <table:table-cell table:style-name="ce6" table:formula="of:=[.B491]" office:value-type="string" office:string-value="N498">
            <text:p>N498</text:p>
          </table:table-cell>
          <table:table-cell table:style-name="ce6" table:formula="of:=[.D491]" office:value-type="string" office:string-value="X2700">
            <text:p>X2700</text:p>
          </table:table-cell>
          <table:table-cell table:style-name="ce6" table:formula="of:=[.F491]" office:value-type="string" office:string-value="Y929.25">
            <text:p>Y929.25</text:p>
          </table:table-cell>
        </table:table-row>
        <table:table-row table:style-name="ro1">
          <table:table-cell table:formula="of:=[.A490]+1" office:value-type="float" office:value="498">
            <text:p>498</text:p>
          </table:table-cell>
          <table:table-cell table:formula="of:=&quot;N&quot;&amp;[.A491]" office:value-type="string" office:string-value="N498">
            <text:p>N498</text:p>
          </table:table-cell>
          <table:table-cell table:formula="of:=2700" office:value-type="float" office:value="2700">
            <text:p>2700</text:p>
          </table:table-cell>
          <table:table-cell table:formula="of:= &quot;X&quot;&amp; [.C491]" office:value-type="string" office:string-value="X2700">
            <text:p>X2700</text:p>
          </table:table-cell>
          <table:table-cell table:formula="of:=[.E490]+[.$J$6]" office:value-type="float" office:value="929.25">
            <text:p>929.25</text:p>
          </table:table-cell>
          <table:table-cell table:formula="of:=&quot;Y&quot; &amp; [.E491]" office:value-type="string" office:string-value="Y929.25">
            <text:p>Y929.25</text:p>
          </table:table-cell>
          <table:table-cell table:number-columns-repeated="8"/>
          <table:table-cell table:style-name="ce6" table:formula="of:=[.B492]" office:value-type="string" office:string-value="N499">
            <text:p>N499</text:p>
          </table:table-cell>
          <table:table-cell table:style-name="ce6" table:formula="of:=[.D492]" office:value-type="string" office:string-value="X2700">
            <text:p>X2700</text:p>
          </table:table-cell>
          <table:table-cell table:style-name="ce6" table:formula="of:=[.F492]" office:value-type="string" office:string-value="Y923.5">
            <text:p>Y923.5</text:p>
          </table:table-cell>
        </table:table-row>
        <table:table-row table:style-name="ro1">
          <table:table-cell table:formula="of:=[.A491]+1" office:value-type="float" office:value="499">
            <text:p>499</text:p>
          </table:table-cell>
          <table:table-cell table:formula="of:=&quot;N&quot;&amp;[.A492]" office:value-type="string" office:string-value="N499">
            <text:p>N499</text:p>
          </table:table-cell>
          <table:table-cell table:formula="of:=2700" office:value-type="float" office:value="2700">
            <text:p>2700</text:p>
          </table:table-cell>
          <table:table-cell table:formula="of:= &quot;X&quot;&amp; [.C492]" office:value-type="string" office:string-value="X2700">
            <text:p>X2700</text:p>
          </table:table-cell>
          <table:table-cell table:formula="of:=[.E491]+[.$J$6]" office:value-type="float" office:value="923.5">
            <text:p>923.5</text:p>
          </table:table-cell>
          <table:table-cell table:formula="of:=&quot;Y&quot; &amp; [.E492]" office:value-type="string" office:string-value="Y923.5">
            <text:p>Y923.5</text:p>
          </table:table-cell>
          <table:table-cell table:number-columns-repeated="8"/>
          <table:table-cell table:style-name="ce6" table:formula="of:=[.B493]" office:value-type="string" office:string-value="N500">
            <text:p>N500</text:p>
          </table:table-cell>
          <table:table-cell table:style-name="ce6" table:formula="of:=[.D493]" office:value-type="string" office:string-value="X2700">
            <text:p>X2700</text:p>
          </table:table-cell>
          <table:table-cell table:style-name="ce6" table:formula="of:=[.F493]" office:value-type="string" office:string-value="Y917.75">
            <text:p>Y917.75</text:p>
          </table:table-cell>
        </table:table-row>
        <table:table-row table:style-name="ro1">
          <table:table-cell table:formula="of:=[.A492]+1" office:value-type="float" office:value="500">
            <text:p>500</text:p>
          </table:table-cell>
          <table:table-cell table:formula="of:=&quot;N&quot;&amp;[.A493]" office:value-type="string" office:string-value="N500">
            <text:p>N500</text:p>
          </table:table-cell>
          <table:table-cell table:formula="of:=2700" office:value-type="float" office:value="2700">
            <text:p>2700</text:p>
          </table:table-cell>
          <table:table-cell table:formula="of:= &quot;X&quot;&amp; [.C493]" office:value-type="string" office:string-value="X2700">
            <text:p>X2700</text:p>
          </table:table-cell>
          <table:table-cell table:formula="of:=[.E492]+[.$J$6]" office:value-type="float" office:value="917.75">
            <text:p>917.75</text:p>
          </table:table-cell>
          <table:table-cell table:formula="of:=&quot;Y&quot; &amp; [.E493]" office:value-type="string" office:string-value="Y917.75">
            <text:p>Y917.75</text:p>
          </table:table-cell>
          <table:table-cell table:number-columns-repeated="8"/>
          <table:table-cell table:style-name="ce6" table:formula="of:=[.B494]" office:value-type="string" office:string-value="N501">
            <text:p>N501</text:p>
          </table:table-cell>
          <table:table-cell table:style-name="ce6" table:formula="of:=[.D494]" office:value-type="string" office:string-value="X2700">
            <text:p>X2700</text:p>
          </table:table-cell>
          <table:table-cell table:style-name="ce6" table:formula="of:=[.F494]" office:value-type="string" office:string-value="Y912">
            <text:p>Y912</text:p>
          </table:table-cell>
        </table:table-row>
        <table:table-row table:style-name="ro1">
          <table:table-cell table:formula="of:=[.A493]+1" office:value-type="float" office:value="501">
            <text:p>501</text:p>
          </table:table-cell>
          <table:table-cell table:formula="of:=&quot;N&quot;&amp;[.A494]" office:value-type="string" office:string-value="N501">
            <text:p>N501</text:p>
          </table:table-cell>
          <table:table-cell table:formula="of:=2700" office:value-type="float" office:value="2700">
            <text:p>2700</text:p>
          </table:table-cell>
          <table:table-cell table:formula="of:= &quot;X&quot;&amp; [.C494]" office:value-type="string" office:string-value="X2700">
            <text:p>X2700</text:p>
          </table:table-cell>
          <table:table-cell table:formula="of:=[.E493]+[.$J$6]" office:value-type="float" office:value="912">
            <text:p>912</text:p>
          </table:table-cell>
          <table:table-cell table:formula="of:=&quot;Y&quot; &amp; [.E494]" office:value-type="string" office:string-value="Y912">
            <text:p>Y912</text:p>
          </table:table-cell>
          <table:table-cell table:number-columns-repeated="8"/>
          <table:table-cell table:style-name="ce6" table:formula="of:=[.B495]" office:value-type="string" office:string-value="N502">
            <text:p>N502</text:p>
          </table:table-cell>
          <table:table-cell table:style-name="ce6" table:formula="of:=[.D495]" office:value-type="string" office:string-value="X2700">
            <text:p>X2700</text:p>
          </table:table-cell>
          <table:table-cell table:style-name="ce6" table:formula="of:=[.F495]" office:value-type="string" office:string-value="Y906.25">
            <text:p>Y906.25</text:p>
          </table:table-cell>
        </table:table-row>
        <table:table-row table:style-name="ro1">
          <table:table-cell table:formula="of:=[.A494]+1" office:value-type="float" office:value="502">
            <text:p>502</text:p>
          </table:table-cell>
          <table:table-cell table:formula="of:=&quot;N&quot;&amp;[.A495]" office:value-type="string" office:string-value="N502">
            <text:p>N502</text:p>
          </table:table-cell>
          <table:table-cell table:formula="of:=2700" office:value-type="float" office:value="2700">
            <text:p>2700</text:p>
          </table:table-cell>
          <table:table-cell table:formula="of:= &quot;X&quot;&amp; [.C495]" office:value-type="string" office:string-value="X2700">
            <text:p>X2700</text:p>
          </table:table-cell>
          <table:table-cell table:formula="of:=[.E494]+[.$J$6]" office:value-type="float" office:value="906.25">
            <text:p>906.25</text:p>
          </table:table-cell>
          <table:table-cell table:formula="of:=&quot;Y&quot; &amp; [.E495]" office:value-type="string" office:string-value="Y906.25">
            <text:p>Y906.25</text:p>
          </table:table-cell>
          <table:table-cell table:number-columns-repeated="8"/>
          <table:table-cell table:style-name="ce6" table:formula="of:=[.B496]" office:value-type="string" office:string-value="N503">
            <text:p>N503</text:p>
          </table:table-cell>
          <table:table-cell table:style-name="ce6" table:formula="of:=[.D496]" office:value-type="string" office:string-value="X2700">
            <text:p>X2700</text:p>
          </table:table-cell>
          <table:table-cell table:style-name="ce6" table:formula="of:=[.F496]" office:value-type="string" office:string-value="Y900.5">
            <text:p>Y900.5</text:p>
          </table:table-cell>
        </table:table-row>
        <table:table-row table:style-name="ro1">
          <table:table-cell table:formula="of:=[.A495]+1" office:value-type="float" office:value="503">
            <text:p>503</text:p>
          </table:table-cell>
          <table:table-cell table:formula="of:=&quot;N&quot;&amp;[.A496]" office:value-type="string" office:string-value="N503">
            <text:p>N503</text:p>
          </table:table-cell>
          <table:table-cell table:formula="of:=2700" office:value-type="float" office:value="2700">
            <text:p>2700</text:p>
          </table:table-cell>
          <table:table-cell table:formula="of:= &quot;X&quot;&amp; [.C496]" office:value-type="string" office:string-value="X2700">
            <text:p>X2700</text:p>
          </table:table-cell>
          <table:table-cell table:formula="of:=[.E495]+[.$J$6]" office:value-type="float" office:value="900.5">
            <text:p>900.5</text:p>
          </table:table-cell>
          <table:table-cell table:formula="of:=&quot;Y&quot; &amp; [.E496]" office:value-type="string" office:string-value="Y900.5">
            <text:p>Y900.5</text:p>
          </table:table-cell>
          <table:table-cell table:number-columns-repeated="8"/>
          <table:table-cell table:style-name="ce6" table:formula="of:=[.B497]" office:value-type="string" office:string-value="N504">
            <text:p>N504</text:p>
          </table:table-cell>
          <table:table-cell table:style-name="ce6" table:formula="of:=[.D497]" office:value-type="string" office:string-value="X2700">
            <text:p>X2700</text:p>
          </table:table-cell>
          <table:table-cell table:style-name="ce6" table:formula="of:=[.F497]" office:value-type="string" office:string-value="Y894.75">
            <text:p>Y894.75</text:p>
          </table:table-cell>
        </table:table-row>
        <table:table-row table:style-name="ro1">
          <table:table-cell table:formula="of:=[.A496]+1" office:value-type="float" office:value="504">
            <text:p>504</text:p>
          </table:table-cell>
          <table:table-cell table:formula="of:=&quot;N&quot;&amp;[.A497]" office:value-type="string" office:string-value="N504">
            <text:p>N504</text:p>
          </table:table-cell>
          <table:table-cell table:formula="of:=2700" office:value-type="float" office:value="2700">
            <text:p>2700</text:p>
          </table:table-cell>
          <table:table-cell table:formula="of:= &quot;X&quot;&amp; [.C497]" office:value-type="string" office:string-value="X2700">
            <text:p>X2700</text:p>
          </table:table-cell>
          <table:table-cell table:formula="of:=[.E496]+[.$J$6]" office:value-type="float" office:value="894.75">
            <text:p>894.75</text:p>
          </table:table-cell>
          <table:table-cell table:formula="of:=&quot;Y&quot; &amp; [.E497]" office:value-type="string" office:string-value="Y894.75">
            <text:p>Y894.75</text:p>
          </table:table-cell>
          <table:table-cell table:number-columns-repeated="8"/>
          <table:table-cell table:style-name="ce6" table:formula="of:=[.B498]" office:value-type="string" office:string-value="N505">
            <text:p>N505</text:p>
          </table:table-cell>
          <table:table-cell table:style-name="ce6" table:formula="of:=[.D498]" office:value-type="string" office:string-value="X2700">
            <text:p>X2700</text:p>
          </table:table-cell>
          <table:table-cell table:style-name="ce6" table:formula="of:=[.F498]" office:value-type="string" office:string-value="Y889">
            <text:p>Y889</text:p>
          </table:table-cell>
        </table:table-row>
        <table:table-row table:style-name="ro1">
          <table:table-cell table:formula="of:=[.A497]+1" office:value-type="float" office:value="505">
            <text:p>505</text:p>
          </table:table-cell>
          <table:table-cell table:formula="of:=&quot;N&quot;&amp;[.A498]" office:value-type="string" office:string-value="N505">
            <text:p>N505</text:p>
          </table:table-cell>
          <table:table-cell table:formula="of:=2700" office:value-type="float" office:value="2700">
            <text:p>2700</text:p>
          </table:table-cell>
          <table:table-cell table:formula="of:= &quot;X&quot;&amp; [.C498]" office:value-type="string" office:string-value="X2700">
            <text:p>X2700</text:p>
          </table:table-cell>
          <table:table-cell table:formula="of:=[.E497]+[.$J$6]" office:value-type="float" office:value="889">
            <text:p>889</text:p>
          </table:table-cell>
          <table:table-cell table:formula="of:=&quot;Y&quot; &amp; [.E498]" office:value-type="string" office:string-value="Y889">
            <text:p>Y889</text:p>
          </table:table-cell>
          <table:table-cell table:number-columns-repeated="8"/>
          <table:table-cell table:style-name="ce6" table:formula="of:=[.B499]" office:value-type="string" office:string-value="N506">
            <text:p>N506</text:p>
          </table:table-cell>
          <table:table-cell table:style-name="ce6" table:formula="of:=[.D499]" office:value-type="string" office:string-value="X2700">
            <text:p>X2700</text:p>
          </table:table-cell>
          <table:table-cell table:style-name="ce6" table:formula="of:=[.F499]" office:value-type="string" office:string-value="Y883.25">
            <text:p>Y883.25</text:p>
          </table:table-cell>
        </table:table-row>
        <table:table-row table:style-name="ro1">
          <table:table-cell table:formula="of:=[.A498]+1" office:value-type="float" office:value="506">
            <text:p>506</text:p>
          </table:table-cell>
          <table:table-cell table:formula="of:=&quot;N&quot;&amp;[.A499]" office:value-type="string" office:string-value="N506">
            <text:p>N506</text:p>
          </table:table-cell>
          <table:table-cell table:formula="of:=2700" office:value-type="float" office:value="2700">
            <text:p>2700</text:p>
          </table:table-cell>
          <table:table-cell table:formula="of:= &quot;X&quot;&amp; [.C499]" office:value-type="string" office:string-value="X2700">
            <text:p>X2700</text:p>
          </table:table-cell>
          <table:table-cell table:formula="of:=[.E498]+[.$J$6]" office:value-type="float" office:value="883.25">
            <text:p>883.25</text:p>
          </table:table-cell>
          <table:table-cell table:formula="of:=&quot;Y&quot; &amp; [.E499]" office:value-type="string" office:string-value="Y883.25">
            <text:p>Y883.25</text:p>
          </table:table-cell>
          <table:table-cell table:number-columns-repeated="8"/>
          <table:table-cell table:style-name="ce6" table:formula="of:=[.B500]" office:value-type="string" office:string-value="N507">
            <text:p>N507</text:p>
          </table:table-cell>
          <table:table-cell table:style-name="ce6" table:formula="of:=[.D500]" office:value-type="string" office:string-value="X2700">
            <text:p>X2700</text:p>
          </table:table-cell>
          <table:table-cell table:style-name="ce6" table:formula="of:=[.F500]" office:value-type="string" office:string-value="Y877.5">
            <text:p>Y877.5</text:p>
          </table:table-cell>
        </table:table-row>
        <table:table-row table:style-name="ro1">
          <table:table-cell table:formula="of:=[.A499]+1" office:value-type="float" office:value="507">
            <text:p>507</text:p>
          </table:table-cell>
          <table:table-cell table:formula="of:=&quot;N&quot;&amp;[.A500]" office:value-type="string" office:string-value="N507">
            <text:p>N507</text:p>
          </table:table-cell>
          <table:table-cell table:formula="of:=2700" office:value-type="float" office:value="2700">
            <text:p>2700</text:p>
          </table:table-cell>
          <table:table-cell table:formula="of:= &quot;X&quot;&amp; [.C500]" office:value-type="string" office:string-value="X2700">
            <text:p>X2700</text:p>
          </table:table-cell>
          <table:table-cell table:formula="of:=[.E499]+[.$J$6]" office:value-type="float" office:value="877.5">
            <text:p>877.5</text:p>
          </table:table-cell>
          <table:table-cell table:formula="of:=&quot;Y&quot; &amp; [.E500]" office:value-type="string" office:string-value="Y877.5">
            <text:p>Y877.5</text:p>
          </table:table-cell>
          <table:table-cell table:number-columns-repeated="8"/>
          <table:table-cell table:style-name="ce6" table:formula="of:=[.B501]" office:value-type="string" office:string-value="N508">
            <text:p>N508</text:p>
          </table:table-cell>
          <table:table-cell table:style-name="ce6" table:formula="of:=[.D501]" office:value-type="string" office:string-value="X2700">
            <text:p>X2700</text:p>
          </table:table-cell>
          <table:table-cell table:style-name="ce6" table:formula="of:=[.F501]" office:value-type="string" office:string-value="Y871.75">
            <text:p>Y871.75</text:p>
          </table:table-cell>
        </table:table-row>
        <table:table-row table:style-name="ro1">
          <table:table-cell table:formula="of:=[.A500]+1" office:value-type="float" office:value="508">
            <text:p>508</text:p>
          </table:table-cell>
          <table:table-cell table:formula="of:=&quot;N&quot;&amp;[.A501]" office:value-type="string" office:string-value="N508">
            <text:p>N508</text:p>
          </table:table-cell>
          <table:table-cell table:formula="of:=2700" office:value-type="float" office:value="2700">
            <text:p>2700</text:p>
          </table:table-cell>
          <table:table-cell table:formula="of:= &quot;X&quot;&amp; [.C501]" office:value-type="string" office:string-value="X2700">
            <text:p>X2700</text:p>
          </table:table-cell>
          <table:table-cell table:formula="of:=[.E500]+[.$J$6]" office:value-type="float" office:value="871.75">
            <text:p>871.75</text:p>
          </table:table-cell>
          <table:table-cell table:formula="of:=&quot;Y&quot; &amp; [.E501]" office:value-type="string" office:string-value="Y871.75">
            <text:p>Y871.75</text:p>
          </table:table-cell>
          <table:table-cell table:number-columns-repeated="8"/>
          <table:table-cell table:style-name="ce6" table:formula="of:=[.B502]" office:value-type="string" office:string-value="N509">
            <text:p>N509</text:p>
          </table:table-cell>
          <table:table-cell table:style-name="ce6" table:formula="of:=[.D502]" office:value-type="string" office:string-value="X2700">
            <text:p>X2700</text:p>
          </table:table-cell>
          <table:table-cell table:style-name="ce6" table:formula="of:=[.F502]" office:value-type="string" office:string-value="Y866">
            <text:p>Y866</text:p>
          </table:table-cell>
        </table:table-row>
        <table:table-row table:style-name="ro1">
          <table:table-cell table:formula="of:=[.A501]+1" office:value-type="float" office:value="509">
            <text:p>509</text:p>
          </table:table-cell>
          <table:table-cell table:formula="of:=&quot;N&quot;&amp;[.A502]" office:value-type="string" office:string-value="N509">
            <text:p>N509</text:p>
          </table:table-cell>
          <table:table-cell table:formula="of:=2700" office:value-type="float" office:value="2700">
            <text:p>2700</text:p>
          </table:table-cell>
          <table:table-cell table:formula="of:= &quot;X&quot;&amp; [.C502]" office:value-type="string" office:string-value="X2700">
            <text:p>X2700</text:p>
          </table:table-cell>
          <table:table-cell table:formula="of:=[.E501]+[.$J$6]" office:value-type="float" office:value="866">
            <text:p>866</text:p>
          </table:table-cell>
          <table:table-cell table:formula="of:=&quot;Y&quot; &amp; [.E502]" office:value-type="string" office:string-value="Y866">
            <text:p>Y866</text:p>
          </table:table-cell>
          <table:table-cell table:number-columns-repeated="8"/>
          <table:table-cell table:style-name="ce6" table:formula="of:=[.B503]" office:value-type="string" office:string-value="N510">
            <text:p>N510</text:p>
          </table:table-cell>
          <table:table-cell table:style-name="ce6" table:formula="of:=[.D503]" office:value-type="string" office:string-value="X2700">
            <text:p>X2700</text:p>
          </table:table-cell>
          <table:table-cell table:style-name="ce6" table:formula="of:=[.F503]" office:value-type="string" office:string-value="Y860.25">
            <text:p>Y860.25</text:p>
          </table:table-cell>
        </table:table-row>
        <table:table-row table:style-name="ro1">
          <table:table-cell table:formula="of:=[.A502]+1" office:value-type="float" office:value="510">
            <text:p>510</text:p>
          </table:table-cell>
          <table:table-cell table:formula="of:=&quot;N&quot;&amp;[.A503]" office:value-type="string" office:string-value="N510">
            <text:p>N510</text:p>
          </table:table-cell>
          <table:table-cell table:formula="of:=2700" office:value-type="float" office:value="2700">
            <text:p>2700</text:p>
          </table:table-cell>
          <table:table-cell table:formula="of:= &quot;X&quot;&amp; [.C503]" office:value-type="string" office:string-value="X2700">
            <text:p>X2700</text:p>
          </table:table-cell>
          <table:table-cell table:formula="of:=[.E502]+[.$J$6]" office:value-type="float" office:value="860.25">
            <text:p>860.25</text:p>
          </table:table-cell>
          <table:table-cell table:formula="of:=&quot;Y&quot; &amp; [.E503]" office:value-type="string" office:string-value="Y860.25">
            <text:p>Y860.25</text:p>
          </table:table-cell>
          <table:table-cell table:number-columns-repeated="8"/>
          <table:table-cell table:style-name="ce6" table:formula="of:=[.B504]" office:value-type="string" office:string-value="N511">
            <text:p>N511</text:p>
          </table:table-cell>
          <table:table-cell table:style-name="ce6" table:formula="of:=[.D504]" office:value-type="string" office:string-value="X2700">
            <text:p>X2700</text:p>
          </table:table-cell>
          <table:table-cell table:style-name="ce6" table:formula="of:=[.F504]" office:value-type="string" office:string-value="Y854.5">
            <text:p>Y854.5</text:p>
          </table:table-cell>
        </table:table-row>
        <table:table-row table:style-name="ro1">
          <table:table-cell table:formula="of:=[.A503]+1" office:value-type="float" office:value="511">
            <text:p>511</text:p>
          </table:table-cell>
          <table:table-cell table:formula="of:=&quot;N&quot;&amp;[.A504]" office:value-type="string" office:string-value="N511">
            <text:p>N511</text:p>
          </table:table-cell>
          <table:table-cell table:formula="of:=2700" office:value-type="float" office:value="2700">
            <text:p>2700</text:p>
          </table:table-cell>
          <table:table-cell table:formula="of:= &quot;X&quot;&amp; [.C504]" office:value-type="string" office:string-value="X2700">
            <text:p>X2700</text:p>
          </table:table-cell>
          <table:table-cell table:formula="of:=[.E503]+[.$J$6]" office:value-type="float" office:value="854.5">
            <text:p>854.5</text:p>
          </table:table-cell>
          <table:table-cell table:formula="of:=&quot;Y&quot; &amp; [.E504]" office:value-type="string" office:string-value="Y854.5">
            <text:p>Y854.5</text:p>
          </table:table-cell>
          <table:table-cell table:number-columns-repeated="8"/>
          <table:table-cell table:style-name="ce6" table:formula="of:=[.B505]" office:value-type="string" office:string-value="N512">
            <text:p>N512</text:p>
          </table:table-cell>
          <table:table-cell table:style-name="ce6" table:formula="of:=[.D505]" office:value-type="string" office:string-value="X2700">
            <text:p>X2700</text:p>
          </table:table-cell>
          <table:table-cell table:style-name="ce6" table:formula="of:=[.F505]" office:value-type="string" office:string-value="Y848.75">
            <text:p>Y848.75</text:p>
          </table:table-cell>
        </table:table-row>
        <table:table-row table:style-name="ro1">
          <table:table-cell table:formula="of:=[.A504]+1" office:value-type="float" office:value="512">
            <text:p>512</text:p>
          </table:table-cell>
          <table:table-cell table:formula="of:=&quot;N&quot;&amp;[.A505]" office:value-type="string" office:string-value="N512">
            <text:p>N512</text:p>
          </table:table-cell>
          <table:table-cell table:formula="of:=2700" office:value-type="float" office:value="2700">
            <text:p>2700</text:p>
          </table:table-cell>
          <table:table-cell table:formula="of:= &quot;X&quot;&amp; [.C505]" office:value-type="string" office:string-value="X2700">
            <text:p>X2700</text:p>
          </table:table-cell>
          <table:table-cell table:formula="of:=[.E504]+[.$J$6]" office:value-type="float" office:value="848.75">
            <text:p>848.75</text:p>
          </table:table-cell>
          <table:table-cell table:formula="of:=&quot;Y&quot; &amp; [.E505]" office:value-type="string" office:string-value="Y848.75">
            <text:p>Y848.75</text:p>
          </table:table-cell>
          <table:table-cell table:number-columns-repeated="8"/>
          <table:table-cell table:style-name="ce6" table:formula="of:=[.B506]" office:value-type="string" office:string-value="N513">
            <text:p>N513</text:p>
          </table:table-cell>
          <table:table-cell table:style-name="ce6" table:formula="of:=[.D506]" office:value-type="string" office:string-value="X2700">
            <text:p>X2700</text:p>
          </table:table-cell>
          <table:table-cell table:style-name="ce6" table:formula="of:=[.F506]" office:value-type="string" office:string-value="Y843">
            <text:p>Y843</text:p>
          </table:table-cell>
        </table:table-row>
        <table:table-row table:style-name="ro1">
          <table:table-cell table:formula="of:=[.A505]+1" office:value-type="float" office:value="513">
            <text:p>513</text:p>
          </table:table-cell>
          <table:table-cell table:formula="of:=&quot;N&quot;&amp;[.A506]" office:value-type="string" office:string-value="N513">
            <text:p>N513</text:p>
          </table:table-cell>
          <table:table-cell table:formula="of:=2700" office:value-type="float" office:value="2700">
            <text:p>2700</text:p>
          </table:table-cell>
          <table:table-cell table:formula="of:= &quot;X&quot;&amp; [.C506]" office:value-type="string" office:string-value="X2700">
            <text:p>X2700</text:p>
          </table:table-cell>
          <table:table-cell table:formula="of:=[.E505]+[.$J$6]" office:value-type="float" office:value="843">
            <text:p>843</text:p>
          </table:table-cell>
          <table:table-cell table:formula="of:=&quot;Y&quot; &amp; [.E506]" office:value-type="string" office:string-value="Y843">
            <text:p>Y843</text:p>
          </table:table-cell>
          <table:table-cell table:number-columns-repeated="8"/>
          <table:table-cell table:style-name="ce6" table:formula="of:=[.B507]" office:value-type="string" office:string-value="N514">
            <text:p>N514</text:p>
          </table:table-cell>
          <table:table-cell table:style-name="ce6" table:formula="of:=[.D507]" office:value-type="string" office:string-value="X2700">
            <text:p>X2700</text:p>
          </table:table-cell>
          <table:table-cell table:style-name="ce6" table:formula="of:=[.F507]" office:value-type="string" office:string-value="Y837.25">
            <text:p>Y837.25</text:p>
          </table:table-cell>
        </table:table-row>
        <table:table-row table:style-name="ro1">
          <table:table-cell table:formula="of:=[.A506]+1" office:value-type="float" office:value="514">
            <text:p>514</text:p>
          </table:table-cell>
          <table:table-cell table:formula="of:=&quot;N&quot;&amp;[.A507]" office:value-type="string" office:string-value="N514">
            <text:p>N514</text:p>
          </table:table-cell>
          <table:table-cell table:formula="of:=2700" office:value-type="float" office:value="2700">
            <text:p>2700</text:p>
          </table:table-cell>
          <table:table-cell table:formula="of:= &quot;X&quot;&amp; [.C507]" office:value-type="string" office:string-value="X2700">
            <text:p>X2700</text:p>
          </table:table-cell>
          <table:table-cell table:formula="of:=[.E506]+[.$J$6]" office:value-type="float" office:value="837.25">
            <text:p>837.25</text:p>
          </table:table-cell>
          <table:table-cell table:formula="of:=&quot;Y&quot; &amp; [.E507]" office:value-type="string" office:string-value="Y837.25">
            <text:p>Y837.25</text:p>
          </table:table-cell>
          <table:table-cell table:number-columns-repeated="8"/>
          <table:table-cell table:style-name="ce6" table:formula="of:=[.B508]" office:value-type="string" office:string-value="N515">
            <text:p>N515</text:p>
          </table:table-cell>
          <table:table-cell table:style-name="ce6" table:formula="of:=[.D508]" office:value-type="string" office:string-value="X2700">
            <text:p>X2700</text:p>
          </table:table-cell>
          <table:table-cell table:style-name="ce6" table:formula="of:=[.F508]" office:value-type="string" office:string-value="Y831.5">
            <text:p>Y831.5</text:p>
          </table:table-cell>
        </table:table-row>
        <table:table-row table:style-name="ro1">
          <table:table-cell table:formula="of:=[.A507]+1" office:value-type="float" office:value="515">
            <text:p>515</text:p>
          </table:table-cell>
          <table:table-cell table:formula="of:=&quot;N&quot;&amp;[.A508]" office:value-type="string" office:string-value="N515">
            <text:p>N515</text:p>
          </table:table-cell>
          <table:table-cell table:formula="of:=2700" office:value-type="float" office:value="2700">
            <text:p>2700</text:p>
          </table:table-cell>
          <table:table-cell table:formula="of:= &quot;X&quot;&amp; [.C508]" office:value-type="string" office:string-value="X2700">
            <text:p>X2700</text:p>
          </table:table-cell>
          <table:table-cell table:formula="of:=[.E507]+[.$J$6]" office:value-type="float" office:value="831.5">
            <text:p>831.5</text:p>
          </table:table-cell>
          <table:table-cell table:formula="of:=&quot;Y&quot; &amp; [.E508]" office:value-type="string" office:string-value="Y831.5">
            <text:p>Y831.5</text:p>
          </table:table-cell>
          <table:table-cell table:number-columns-repeated="8"/>
          <table:table-cell table:style-name="ce6" table:formula="of:=[.B509]" office:value-type="string" office:string-value="N516">
            <text:p>N516</text:p>
          </table:table-cell>
          <table:table-cell table:style-name="ce6" table:formula="of:=[.D509]" office:value-type="string" office:string-value="X2700">
            <text:p>X2700</text:p>
          </table:table-cell>
          <table:table-cell table:style-name="ce6" table:formula="of:=[.F509]" office:value-type="string" office:string-value="Y825.75">
            <text:p>Y825.75</text:p>
          </table:table-cell>
        </table:table-row>
        <table:table-row table:style-name="ro1">
          <table:table-cell table:formula="of:=[.A508]+1" office:value-type="float" office:value="516">
            <text:p>516</text:p>
          </table:table-cell>
          <table:table-cell table:formula="of:=&quot;N&quot;&amp;[.A509]" office:value-type="string" office:string-value="N516">
            <text:p>N516</text:p>
          </table:table-cell>
          <table:table-cell table:formula="of:=2700" office:value-type="float" office:value="2700">
            <text:p>2700</text:p>
          </table:table-cell>
          <table:table-cell table:formula="of:= &quot;X&quot;&amp; [.C509]" office:value-type="string" office:string-value="X2700">
            <text:p>X2700</text:p>
          </table:table-cell>
          <table:table-cell table:formula="of:=[.E508]+[.$J$6]" office:value-type="float" office:value="825.75">
            <text:p>825.75</text:p>
          </table:table-cell>
          <table:table-cell table:formula="of:=&quot;Y&quot; &amp; [.E509]" office:value-type="string" office:string-value="Y825.75">
            <text:p>Y825.75</text:p>
          </table:table-cell>
          <table:table-cell table:number-columns-repeated="8"/>
          <table:table-cell table:style-name="ce6" table:formula="of:=[.B510]" office:value-type="string" office:string-value="N517">
            <text:p>N517</text:p>
          </table:table-cell>
          <table:table-cell table:style-name="ce6" table:formula="of:=[.D510]" office:value-type="string" office:string-value="X2700">
            <text:p>X2700</text:p>
          </table:table-cell>
          <table:table-cell table:style-name="ce6" table:formula="of:=[.F510]" office:value-type="string" office:string-value="Y820">
            <text:p>Y820</text:p>
          </table:table-cell>
        </table:table-row>
        <table:table-row table:style-name="ro1">
          <table:table-cell table:formula="of:=[.A509]+1" office:value-type="float" office:value="517">
            <text:p>517</text:p>
          </table:table-cell>
          <table:table-cell table:formula="of:=&quot;N&quot;&amp;[.A510]" office:value-type="string" office:string-value="N517">
            <text:p>N517</text:p>
          </table:table-cell>
          <table:table-cell table:formula="of:=2700" office:value-type="float" office:value="2700">
            <text:p>2700</text:p>
          </table:table-cell>
          <table:table-cell table:formula="of:= &quot;X&quot;&amp; [.C510]" office:value-type="string" office:string-value="X2700">
            <text:p>X2700</text:p>
          </table:table-cell>
          <table:table-cell table:formula="of:=[.E509]+[.$J$6]" office:value-type="float" office:value="820">
            <text:p>820</text:p>
          </table:table-cell>
          <table:table-cell table:formula="of:=&quot;Y&quot; &amp; [.E510]" office:value-type="string" office:string-value="Y820">
            <text:p>Y820</text:p>
          </table:table-cell>
          <table:table-cell table:number-columns-repeated="8"/>
          <table:table-cell table:style-name="ce6" table:formula="of:=[.B511]" office:value-type="string" office:string-value="N518">
            <text:p>N518</text:p>
          </table:table-cell>
          <table:table-cell table:style-name="ce6" table:formula="of:=[.D511]" office:value-type="string" office:string-value="X2700">
            <text:p>X2700</text:p>
          </table:table-cell>
          <table:table-cell table:style-name="ce6" table:formula="of:=[.F511]" office:value-type="string" office:string-value="Y814.25">
            <text:p>Y814.25</text:p>
          </table:table-cell>
        </table:table-row>
        <table:table-row table:style-name="ro1">
          <table:table-cell table:formula="of:=[.A510]+1" office:value-type="float" office:value="518">
            <text:p>518</text:p>
          </table:table-cell>
          <table:table-cell table:formula="of:=&quot;N&quot;&amp;[.A511]" office:value-type="string" office:string-value="N518">
            <text:p>N518</text:p>
          </table:table-cell>
          <table:table-cell table:formula="of:=2700" office:value-type="float" office:value="2700">
            <text:p>2700</text:p>
          </table:table-cell>
          <table:table-cell table:formula="of:= &quot;X&quot;&amp; [.C511]" office:value-type="string" office:string-value="X2700">
            <text:p>X2700</text:p>
          </table:table-cell>
          <table:table-cell table:formula="of:=[.E510]+[.$J$6]" office:value-type="float" office:value="814.25">
            <text:p>814.25</text:p>
          </table:table-cell>
          <table:table-cell table:formula="of:=&quot;Y&quot; &amp; [.E511]" office:value-type="string" office:string-value="Y814.25">
            <text:p>Y814.25</text:p>
          </table:table-cell>
          <table:table-cell table:number-columns-repeated="8"/>
          <table:table-cell table:style-name="ce6" table:formula="of:=[.B512]" office:value-type="string" office:string-value="N519">
            <text:p>N519</text:p>
          </table:table-cell>
          <table:table-cell table:style-name="ce6" table:formula="of:=[.D512]" office:value-type="string" office:string-value="X2700">
            <text:p>X2700</text:p>
          </table:table-cell>
          <table:table-cell table:style-name="ce6" table:formula="of:=[.F512]" office:value-type="string" office:string-value="Y808.5">
            <text:p>Y808.5</text:p>
          </table:table-cell>
        </table:table-row>
        <table:table-row table:style-name="ro1">
          <table:table-cell table:formula="of:=[.A511]+1" office:value-type="float" office:value="519">
            <text:p>519</text:p>
          </table:table-cell>
          <table:table-cell table:formula="of:=&quot;N&quot;&amp;[.A512]" office:value-type="string" office:string-value="N519">
            <text:p>N519</text:p>
          </table:table-cell>
          <table:table-cell table:formula="of:=2700" office:value-type="float" office:value="2700">
            <text:p>2700</text:p>
          </table:table-cell>
          <table:table-cell table:formula="of:= &quot;X&quot;&amp; [.C512]" office:value-type="string" office:string-value="X2700">
            <text:p>X2700</text:p>
          </table:table-cell>
          <table:table-cell table:formula="of:=[.E511]+[.$J$6]" office:value-type="float" office:value="808.5">
            <text:p>808.5</text:p>
          </table:table-cell>
          <table:table-cell table:formula="of:=&quot;Y&quot; &amp; [.E512]" office:value-type="string" office:string-value="Y808.5">
            <text:p>Y808.5</text:p>
          </table:table-cell>
          <table:table-cell table:number-columns-repeated="8"/>
          <table:table-cell table:style-name="ce6" table:formula="of:=[.B513]" office:value-type="string" office:string-value="N520">
            <text:p>N520</text:p>
          </table:table-cell>
          <table:table-cell table:style-name="ce6" table:formula="of:=[.D513]" office:value-type="string" office:string-value="X2700">
            <text:p>X2700</text:p>
          </table:table-cell>
          <table:table-cell table:style-name="ce6" table:formula="of:=[.F513]" office:value-type="string" office:string-value="Y802.75">
            <text:p>Y802.75</text:p>
          </table:table-cell>
        </table:table-row>
        <table:table-row table:style-name="ro1">
          <table:table-cell table:formula="of:=[.A512]+1" office:value-type="float" office:value="520">
            <text:p>520</text:p>
          </table:table-cell>
          <table:table-cell table:formula="of:=&quot;N&quot;&amp;[.A513]" office:value-type="string" office:string-value="N520">
            <text:p>N520</text:p>
          </table:table-cell>
          <table:table-cell table:formula="of:=2700" office:value-type="float" office:value="2700">
            <text:p>2700</text:p>
          </table:table-cell>
          <table:table-cell table:formula="of:= &quot;X&quot;&amp; [.C513]" office:value-type="string" office:string-value="X2700">
            <text:p>X2700</text:p>
          </table:table-cell>
          <table:table-cell table:formula="of:=[.E512]+[.$J$6]" office:value-type="float" office:value="802.75">
            <text:p>802.75</text:p>
          </table:table-cell>
          <table:table-cell table:formula="of:=&quot;Y&quot; &amp; [.E513]" office:value-type="string" office:string-value="Y802.75">
            <text:p>Y802.75</text:p>
          </table:table-cell>
          <table:table-cell table:number-columns-repeated="8"/>
          <table:table-cell table:style-name="ce6" table:formula="of:=[.B514]" office:value-type="string" office:string-value="N521">
            <text:p>N521</text:p>
          </table:table-cell>
          <table:table-cell table:style-name="ce6" table:formula="of:=[.D514]" office:value-type="string" office:string-value="X2700">
            <text:p>X2700</text:p>
          </table:table-cell>
          <table:table-cell table:style-name="ce6" table:formula="of:=[.F514]" office:value-type="string" office:string-value="Y797">
            <text:p>Y797</text:p>
          </table:table-cell>
        </table:table-row>
        <table:table-row table:style-name="ro1">
          <table:table-cell table:formula="of:=[.A513]+1" office:value-type="float" office:value="521">
            <text:p>521</text:p>
          </table:table-cell>
          <table:table-cell table:formula="of:=&quot;N&quot;&amp;[.A514]" office:value-type="string" office:string-value="N521">
            <text:p>N521</text:p>
          </table:table-cell>
          <table:table-cell table:formula="of:=2700" office:value-type="float" office:value="2700">
            <text:p>2700</text:p>
          </table:table-cell>
          <table:table-cell table:formula="of:= &quot;X&quot;&amp; [.C514]" office:value-type="string" office:string-value="X2700">
            <text:p>X2700</text:p>
          </table:table-cell>
          <table:table-cell table:formula="of:=[.E513]+[.$J$6]" office:value-type="float" office:value="797">
            <text:p>797</text:p>
          </table:table-cell>
          <table:table-cell table:formula="of:=&quot;Y&quot; &amp; [.E514]" office:value-type="string" office:string-value="Y797">
            <text:p>Y797</text:p>
          </table:table-cell>
          <table:table-cell table:number-columns-repeated="8"/>
          <table:table-cell table:style-name="ce6" table:formula="of:=[.B515]" office:value-type="string" office:string-value="N522">
            <text:p>N522</text:p>
          </table:table-cell>
          <table:table-cell table:style-name="ce6" table:formula="of:=[.D515]" office:value-type="string" office:string-value="X2700">
            <text:p>X2700</text:p>
          </table:table-cell>
          <table:table-cell table:style-name="ce6" table:formula="of:=[.F515]" office:value-type="string" office:string-value="Y791.25">
            <text:p>Y791.25</text:p>
          </table:table-cell>
        </table:table-row>
        <table:table-row table:style-name="ro1">
          <table:table-cell table:formula="of:=[.A514]+1" office:value-type="float" office:value="522">
            <text:p>522</text:p>
          </table:table-cell>
          <table:table-cell table:formula="of:=&quot;N&quot;&amp;[.A515]" office:value-type="string" office:string-value="N522">
            <text:p>N522</text:p>
          </table:table-cell>
          <table:table-cell table:formula="of:=2700" office:value-type="float" office:value="2700">
            <text:p>2700</text:p>
          </table:table-cell>
          <table:table-cell table:formula="of:= &quot;X&quot;&amp; [.C515]" office:value-type="string" office:string-value="X2700">
            <text:p>X2700</text:p>
          </table:table-cell>
          <table:table-cell table:formula="of:=[.E514]+[.$J$6]" office:value-type="float" office:value="791.25">
            <text:p>791.25</text:p>
          </table:table-cell>
          <table:table-cell table:formula="of:=&quot;Y&quot; &amp; [.E515]" office:value-type="string" office:string-value="Y791.25">
            <text:p>Y791.25</text:p>
          </table:table-cell>
          <table:table-cell table:number-columns-repeated="8"/>
          <table:table-cell table:style-name="ce6" table:formula="of:=[.B516]" office:value-type="string" office:string-value="N523">
            <text:p>N523</text:p>
          </table:table-cell>
          <table:table-cell table:style-name="ce6" table:formula="of:=[.D516]" office:value-type="string" office:string-value="X2700">
            <text:p>X2700</text:p>
          </table:table-cell>
          <table:table-cell table:style-name="ce6" table:formula="of:=[.F516]" office:value-type="string" office:string-value="Y785.5">
            <text:p>Y785.5</text:p>
          </table:table-cell>
        </table:table-row>
        <table:table-row table:style-name="ro1">
          <table:table-cell table:formula="of:=[.A515]+1" office:value-type="float" office:value="523">
            <text:p>523</text:p>
          </table:table-cell>
          <table:table-cell table:formula="of:=&quot;N&quot;&amp;[.A516]" office:value-type="string" office:string-value="N523">
            <text:p>N523</text:p>
          </table:table-cell>
          <table:table-cell table:formula="of:=2700" office:value-type="float" office:value="2700">
            <text:p>2700</text:p>
          </table:table-cell>
          <table:table-cell table:formula="of:= &quot;X&quot;&amp; [.C516]" office:value-type="string" office:string-value="X2700">
            <text:p>X2700</text:p>
          </table:table-cell>
          <table:table-cell table:formula="of:=[.E515]+[.$J$6]" office:value-type="float" office:value="785.5">
            <text:p>785.5</text:p>
          </table:table-cell>
          <table:table-cell table:formula="of:=&quot;Y&quot; &amp; [.E516]" office:value-type="string" office:string-value="Y785.5">
            <text:p>Y785.5</text:p>
          </table:table-cell>
          <table:table-cell table:number-columns-repeated="8"/>
          <table:table-cell table:style-name="ce6" table:formula="of:=[.B517]" office:value-type="string" office:string-value="N524">
            <text:p>N524</text:p>
          </table:table-cell>
          <table:table-cell table:style-name="ce6" table:formula="of:=[.D517]" office:value-type="string" office:string-value="X2700">
            <text:p>X2700</text:p>
          </table:table-cell>
          <table:table-cell table:style-name="ce6" table:formula="of:=[.F517]" office:value-type="string" office:string-value="Y779.75">
            <text:p>Y779.75</text:p>
          </table:table-cell>
        </table:table-row>
        <table:table-row table:style-name="ro1">
          <table:table-cell table:formula="of:=[.A516]+1" office:value-type="float" office:value="524">
            <text:p>524</text:p>
          </table:table-cell>
          <table:table-cell table:formula="of:=&quot;N&quot;&amp;[.A517]" office:value-type="string" office:string-value="N524">
            <text:p>N524</text:p>
          </table:table-cell>
          <table:table-cell table:formula="of:=2700" office:value-type="float" office:value="2700">
            <text:p>2700</text:p>
          </table:table-cell>
          <table:table-cell table:formula="of:= &quot;X&quot;&amp; [.C517]" office:value-type="string" office:string-value="X2700">
            <text:p>X2700</text:p>
          </table:table-cell>
          <table:table-cell table:formula="of:=[.E516]+[.$J$6]" office:value-type="float" office:value="779.75">
            <text:p>779.75</text:p>
          </table:table-cell>
          <table:table-cell table:formula="of:=&quot;Y&quot; &amp; [.E517]" office:value-type="string" office:string-value="Y779.75">
            <text:p>Y779.75</text:p>
          </table:table-cell>
          <table:table-cell table:number-columns-repeated="8"/>
          <table:table-cell table:style-name="ce6" table:formula="of:=[.B518]" office:value-type="string" office:string-value="N525">
            <text:p>N525</text:p>
          </table:table-cell>
          <table:table-cell table:style-name="ce6" table:formula="of:=[.D518]" office:value-type="string" office:string-value="X2700">
            <text:p>X2700</text:p>
          </table:table-cell>
          <table:table-cell table:style-name="ce6" table:formula="of:=[.F518]" office:value-type="string" office:string-value="Y774">
            <text:p>Y774</text:p>
          </table:table-cell>
        </table:table-row>
        <table:table-row table:style-name="ro1">
          <table:table-cell table:formula="of:=[.A517]+1" office:value-type="float" office:value="525">
            <text:p>525</text:p>
          </table:table-cell>
          <table:table-cell table:formula="of:=&quot;N&quot;&amp;[.A518]" office:value-type="string" office:string-value="N525">
            <text:p>N525</text:p>
          </table:table-cell>
          <table:table-cell table:formula="of:=2700" office:value-type="float" office:value="2700">
            <text:p>2700</text:p>
          </table:table-cell>
          <table:table-cell table:formula="of:= &quot;X&quot;&amp; [.C518]" office:value-type="string" office:string-value="X2700">
            <text:p>X2700</text:p>
          </table:table-cell>
          <table:table-cell table:formula="of:=[.E517]+[.$J$6]" office:value-type="float" office:value="774">
            <text:p>774</text:p>
          </table:table-cell>
          <table:table-cell table:formula="of:=&quot;Y&quot; &amp; [.E518]" office:value-type="string" office:string-value="Y774">
            <text:p>Y774</text:p>
          </table:table-cell>
          <table:table-cell table:number-columns-repeated="8"/>
          <table:table-cell table:style-name="ce6" table:formula="of:=[.B519]" office:value-type="string" office:string-value="N526">
            <text:p>N526</text:p>
          </table:table-cell>
          <table:table-cell table:style-name="ce6" table:formula="of:=[.D519]" office:value-type="string" office:string-value="X2700">
            <text:p>X2700</text:p>
          </table:table-cell>
          <table:table-cell table:style-name="ce6" table:formula="of:=[.F519]" office:value-type="string" office:string-value="Y768.25">
            <text:p>Y768.25</text:p>
          </table:table-cell>
        </table:table-row>
        <table:table-row table:style-name="ro1">
          <table:table-cell table:formula="of:=[.A518]+1" office:value-type="float" office:value="526">
            <text:p>526</text:p>
          </table:table-cell>
          <table:table-cell table:formula="of:=&quot;N&quot;&amp;[.A519]" office:value-type="string" office:string-value="N526">
            <text:p>N526</text:p>
          </table:table-cell>
          <table:table-cell table:formula="of:=2700" office:value-type="float" office:value="2700">
            <text:p>2700</text:p>
          </table:table-cell>
          <table:table-cell table:formula="of:= &quot;X&quot;&amp; [.C519]" office:value-type="string" office:string-value="X2700">
            <text:p>X2700</text:p>
          </table:table-cell>
          <table:table-cell table:formula="of:=[.E518]+[.$J$6]" office:value-type="float" office:value="768.25">
            <text:p>768.25</text:p>
          </table:table-cell>
          <table:table-cell table:formula="of:=&quot;Y&quot; &amp; [.E519]" office:value-type="string" office:string-value="Y768.25">
            <text:p>Y768.25</text:p>
          </table:table-cell>
          <table:table-cell table:number-columns-repeated="8"/>
          <table:table-cell table:style-name="ce6" table:formula="of:=[.B520]" office:value-type="string" office:string-value="N527">
            <text:p>N527</text:p>
          </table:table-cell>
          <table:table-cell table:style-name="ce6" table:formula="of:=[.D520]" office:value-type="string" office:string-value="X2700">
            <text:p>X2700</text:p>
          </table:table-cell>
          <table:table-cell table:style-name="ce6" table:formula="of:=[.F520]" office:value-type="string" office:string-value="Y762.5">
            <text:p>Y762.5</text:p>
          </table:table-cell>
        </table:table-row>
        <table:table-row table:style-name="ro1">
          <table:table-cell table:formula="of:=[.A519]+1" office:value-type="float" office:value="527">
            <text:p>527</text:p>
          </table:table-cell>
          <table:table-cell table:formula="of:=&quot;N&quot;&amp;[.A520]" office:value-type="string" office:string-value="N527">
            <text:p>N527</text:p>
          </table:table-cell>
          <table:table-cell table:formula="of:=2700" office:value-type="float" office:value="2700">
            <text:p>2700</text:p>
          </table:table-cell>
          <table:table-cell table:formula="of:= &quot;X&quot;&amp; [.C520]" office:value-type="string" office:string-value="X2700">
            <text:p>X2700</text:p>
          </table:table-cell>
          <table:table-cell table:formula="of:=[.E519]+[.$J$6]" office:value-type="float" office:value="762.5">
            <text:p>762.5</text:p>
          </table:table-cell>
          <table:table-cell table:formula="of:=&quot;Y&quot; &amp; [.E520]" office:value-type="string" office:string-value="Y762.5">
            <text:p>Y762.5</text:p>
          </table:table-cell>
          <table:table-cell table:number-columns-repeated="8"/>
          <table:table-cell table:style-name="ce6" table:formula="of:=[.B521]" office:value-type="string" office:string-value="N528">
            <text:p>N528</text:p>
          </table:table-cell>
          <table:table-cell table:style-name="ce6" table:formula="of:=[.D521]" office:value-type="string" office:string-value="X2700">
            <text:p>X2700</text:p>
          </table:table-cell>
          <table:table-cell table:style-name="ce6" table:formula="of:=[.F521]" office:value-type="string" office:string-value="Y756.75">
            <text:p>Y756.75</text:p>
          </table:table-cell>
        </table:table-row>
        <table:table-row table:style-name="ro1">
          <table:table-cell table:formula="of:=[.A520]+1" office:value-type="float" office:value="528">
            <text:p>528</text:p>
          </table:table-cell>
          <table:table-cell table:formula="of:=&quot;N&quot;&amp;[.A521]" office:value-type="string" office:string-value="N528">
            <text:p>N528</text:p>
          </table:table-cell>
          <table:table-cell table:formula="of:=2700" office:value-type="float" office:value="2700">
            <text:p>2700</text:p>
          </table:table-cell>
          <table:table-cell table:formula="of:= &quot;X&quot;&amp; [.C521]" office:value-type="string" office:string-value="X2700">
            <text:p>X2700</text:p>
          </table:table-cell>
          <table:table-cell table:formula="of:=[.E520]+[.$J$6]" office:value-type="float" office:value="756.75">
            <text:p>756.75</text:p>
          </table:table-cell>
          <table:table-cell table:formula="of:=&quot;Y&quot; &amp; [.E521]" office:value-type="string" office:string-value="Y756.75">
            <text:p>Y756.75</text:p>
          </table:table-cell>
          <table:table-cell table:number-columns-repeated="8"/>
          <table:table-cell table:style-name="ce6" table:formula="of:=[.B522]" office:value-type="string" office:string-value="N529">
            <text:p>N529</text:p>
          </table:table-cell>
          <table:table-cell table:style-name="ce6" table:formula="of:=[.D522]" office:value-type="string" office:string-value="X2700">
            <text:p>X2700</text:p>
          </table:table-cell>
          <table:table-cell table:style-name="ce6" table:formula="of:=[.F522]" office:value-type="string" office:string-value="Y751">
            <text:p>Y751</text:p>
          </table:table-cell>
        </table:table-row>
        <table:table-row table:style-name="ro1">
          <table:table-cell table:formula="of:=[.A521]+1" office:value-type="float" office:value="529">
            <text:p>529</text:p>
          </table:table-cell>
          <table:table-cell table:formula="of:=&quot;N&quot;&amp;[.A522]" office:value-type="string" office:string-value="N529">
            <text:p>N529</text:p>
          </table:table-cell>
          <table:table-cell table:formula="of:=2700" office:value-type="float" office:value="2700">
            <text:p>2700</text:p>
          </table:table-cell>
          <table:table-cell table:formula="of:= &quot;X&quot;&amp; [.C522]" office:value-type="string" office:string-value="X2700">
            <text:p>X2700</text:p>
          </table:table-cell>
          <table:table-cell table:formula="of:=[.E521]+[.$J$6]" office:value-type="float" office:value="751">
            <text:p>751</text:p>
          </table:table-cell>
          <table:table-cell table:formula="of:=&quot;Y&quot; &amp; [.E522]" office:value-type="string" office:string-value="Y751">
            <text:p>Y751</text:p>
          </table:table-cell>
          <table:table-cell table:number-columns-repeated="8"/>
          <table:table-cell table:style-name="ce6" table:formula="of:=[.B523]" office:value-type="string" office:string-value="N530">
            <text:p>N530</text:p>
          </table:table-cell>
          <table:table-cell table:style-name="ce6" table:formula="of:=[.D523]" office:value-type="string" office:string-value="X2700">
            <text:p>X2700</text:p>
          </table:table-cell>
          <table:table-cell table:style-name="ce6" table:formula="of:=[.F523]" office:value-type="string" office:string-value="Y745.25">
            <text:p>Y745.25</text:p>
          </table:table-cell>
        </table:table-row>
        <table:table-row table:style-name="ro1">
          <table:table-cell table:formula="of:=[.A522]+1" office:value-type="float" office:value="530">
            <text:p>530</text:p>
          </table:table-cell>
          <table:table-cell table:formula="of:=&quot;N&quot;&amp;[.A523]" office:value-type="string" office:string-value="N530">
            <text:p>N530</text:p>
          </table:table-cell>
          <table:table-cell table:formula="of:=2700" office:value-type="float" office:value="2700">
            <text:p>2700</text:p>
          </table:table-cell>
          <table:table-cell table:formula="of:= &quot;X&quot;&amp; [.C523]" office:value-type="string" office:string-value="X2700">
            <text:p>X2700</text:p>
          </table:table-cell>
          <table:table-cell table:formula="of:=[.E522]+[.$J$6]" office:value-type="float" office:value="745.25">
            <text:p>745.25</text:p>
          </table:table-cell>
          <table:table-cell table:formula="of:=&quot;Y&quot; &amp; [.E523]" office:value-type="string" office:string-value="Y745.25">
            <text:p>Y745.25</text:p>
          </table:table-cell>
          <table:table-cell table:number-columns-repeated="8"/>
          <table:table-cell table:style-name="ce6" table:formula="of:=[.B524]" office:value-type="string" office:string-value="N531">
            <text:p>N531</text:p>
          </table:table-cell>
          <table:table-cell table:style-name="ce6" table:formula="of:=[.D524]" office:value-type="string" office:string-value="X2700">
            <text:p>X2700</text:p>
          </table:table-cell>
          <table:table-cell table:style-name="ce6" table:formula="of:=[.F524]" office:value-type="string" office:string-value="Y739.5">
            <text:p>Y739.5</text:p>
          </table:table-cell>
        </table:table-row>
        <table:table-row table:style-name="ro1">
          <table:table-cell table:formula="of:=[.A523]+1" office:value-type="float" office:value="531">
            <text:p>531</text:p>
          </table:table-cell>
          <table:table-cell table:formula="of:=&quot;N&quot;&amp;[.A524]" office:value-type="string" office:string-value="N531">
            <text:p>N531</text:p>
          </table:table-cell>
          <table:table-cell table:formula="of:=2700" office:value-type="float" office:value="2700">
            <text:p>2700</text:p>
          </table:table-cell>
          <table:table-cell table:formula="of:= &quot;X&quot;&amp; [.C524]" office:value-type="string" office:string-value="X2700">
            <text:p>X2700</text:p>
          </table:table-cell>
          <table:table-cell table:formula="of:=[.E523]+[.$J$6]" office:value-type="float" office:value="739.5">
            <text:p>739.5</text:p>
          </table:table-cell>
          <table:table-cell table:formula="of:=&quot;Y&quot; &amp; [.E524]" office:value-type="string" office:string-value="Y739.5">
            <text:p>Y739.5</text:p>
          </table:table-cell>
          <table:table-cell table:number-columns-repeated="8"/>
          <table:table-cell table:style-name="ce6" table:formula="of:=[.B525]" office:value-type="string" office:string-value="N532">
            <text:p>N532</text:p>
          </table:table-cell>
          <table:table-cell table:style-name="ce6" table:formula="of:=[.D525]" office:value-type="string" office:string-value="X2700">
            <text:p>X2700</text:p>
          </table:table-cell>
          <table:table-cell table:style-name="ce6" table:formula="of:=[.F525]" office:value-type="string" office:string-value="Y733.75">
            <text:p>Y733.75</text:p>
          </table:table-cell>
        </table:table-row>
        <table:table-row table:style-name="ro1">
          <table:table-cell table:formula="of:=[.A524]+1" office:value-type="float" office:value="532">
            <text:p>532</text:p>
          </table:table-cell>
          <table:table-cell table:formula="of:=&quot;N&quot;&amp;[.A525]" office:value-type="string" office:string-value="N532">
            <text:p>N532</text:p>
          </table:table-cell>
          <table:table-cell table:formula="of:=2700" office:value-type="float" office:value="2700">
            <text:p>2700</text:p>
          </table:table-cell>
          <table:table-cell table:formula="of:= &quot;X&quot;&amp; [.C525]" office:value-type="string" office:string-value="X2700">
            <text:p>X2700</text:p>
          </table:table-cell>
          <table:table-cell table:formula="of:=[.E524]+[.$J$6]" office:value-type="float" office:value="733.75">
            <text:p>733.75</text:p>
          </table:table-cell>
          <table:table-cell table:formula="of:=&quot;Y&quot; &amp; [.E525]" office:value-type="string" office:string-value="Y733.75">
            <text:p>Y733.75</text:p>
          </table:table-cell>
          <table:table-cell table:number-columns-repeated="8"/>
          <table:table-cell table:style-name="ce6" table:formula="of:=[.B526]" office:value-type="string" office:string-value="N533">
            <text:p>N533</text:p>
          </table:table-cell>
          <table:table-cell table:style-name="ce6" table:formula="of:=[.D526]" office:value-type="string" office:string-value="X2700">
            <text:p>X2700</text:p>
          </table:table-cell>
          <table:table-cell table:style-name="ce6" table:formula="of:=[.F526]" office:value-type="string" office:string-value="Y728">
            <text:p>Y728</text:p>
          </table:table-cell>
        </table:table-row>
        <table:table-row table:style-name="ro1">
          <table:table-cell table:formula="of:=[.A525]+1" office:value-type="float" office:value="533">
            <text:p>533</text:p>
          </table:table-cell>
          <table:table-cell table:formula="of:=&quot;N&quot;&amp;[.A526]" office:value-type="string" office:string-value="N533">
            <text:p>N533</text:p>
          </table:table-cell>
          <table:table-cell table:formula="of:=2700" office:value-type="float" office:value="2700">
            <text:p>2700</text:p>
          </table:table-cell>
          <table:table-cell table:formula="of:= &quot;X&quot;&amp; [.C526]" office:value-type="string" office:string-value="X2700">
            <text:p>X2700</text:p>
          </table:table-cell>
          <table:table-cell table:formula="of:=[.E525]+[.$J$6]" office:value-type="float" office:value="728">
            <text:p>728</text:p>
          </table:table-cell>
          <table:table-cell table:formula="of:=&quot;Y&quot; &amp; [.E526]" office:value-type="string" office:string-value="Y728">
            <text:p>Y728</text:p>
          </table:table-cell>
          <table:table-cell table:number-columns-repeated="8"/>
          <table:table-cell table:style-name="ce6" table:formula="of:=[.B527]" office:value-type="string" office:string-value="N534">
            <text:p>N534</text:p>
          </table:table-cell>
          <table:table-cell table:style-name="ce6" table:formula="of:=[.D527]" office:value-type="string" office:string-value="X2700">
            <text:p>X2700</text:p>
          </table:table-cell>
          <table:table-cell table:style-name="ce6" table:formula="of:=[.F527]" office:value-type="string" office:string-value="Y722.25">
            <text:p>Y722.25</text:p>
          </table:table-cell>
        </table:table-row>
        <table:table-row table:style-name="ro1">
          <table:table-cell table:formula="of:=[.A526]+1" office:value-type="float" office:value="534">
            <text:p>534</text:p>
          </table:table-cell>
          <table:table-cell table:formula="of:=&quot;N&quot;&amp;[.A527]" office:value-type="string" office:string-value="N534">
            <text:p>N534</text:p>
          </table:table-cell>
          <table:table-cell table:formula="of:=2700" office:value-type="float" office:value="2700">
            <text:p>2700</text:p>
          </table:table-cell>
          <table:table-cell table:formula="of:= &quot;X&quot;&amp; [.C527]" office:value-type="string" office:string-value="X2700">
            <text:p>X2700</text:p>
          </table:table-cell>
          <table:table-cell table:formula="of:=[.E526]+[.$J$6]" office:value-type="float" office:value="722.25">
            <text:p>722.25</text:p>
          </table:table-cell>
          <table:table-cell table:formula="of:=&quot;Y&quot; &amp; [.E527]" office:value-type="string" office:string-value="Y722.25">
            <text:p>Y722.25</text:p>
          </table:table-cell>
          <table:table-cell table:number-columns-repeated="8"/>
          <table:table-cell table:style-name="ce6" table:formula="of:=[.B528]" office:value-type="string" office:string-value="N535">
            <text:p>N535</text:p>
          </table:table-cell>
          <table:table-cell table:style-name="ce6" table:formula="of:=[.D528]" office:value-type="string" office:string-value="X2700">
            <text:p>X2700</text:p>
          </table:table-cell>
          <table:table-cell table:style-name="ce6" table:formula="of:=[.F528]" office:value-type="string" office:string-value="Y716.5">
            <text:p>Y716.5</text:p>
          </table:table-cell>
        </table:table-row>
        <table:table-row table:style-name="ro1">
          <table:table-cell table:formula="of:=[.A527]+1" office:value-type="float" office:value="535">
            <text:p>535</text:p>
          </table:table-cell>
          <table:table-cell table:formula="of:=&quot;N&quot;&amp;[.A528]" office:value-type="string" office:string-value="N535">
            <text:p>N535</text:p>
          </table:table-cell>
          <table:table-cell table:formula="of:=2700" office:value-type="float" office:value="2700">
            <text:p>2700</text:p>
          </table:table-cell>
          <table:table-cell table:formula="of:= &quot;X&quot;&amp; [.C528]" office:value-type="string" office:string-value="X2700">
            <text:p>X2700</text:p>
          </table:table-cell>
          <table:table-cell table:formula="of:=[.E527]+[.$J$6]" office:value-type="float" office:value="716.5">
            <text:p>716.5</text:p>
          </table:table-cell>
          <table:table-cell table:formula="of:=&quot;Y&quot; &amp; [.E528]" office:value-type="string" office:string-value="Y716.5">
            <text:p>Y716.5</text:p>
          </table:table-cell>
          <table:table-cell table:number-columns-repeated="8"/>
          <table:table-cell table:style-name="ce6" table:formula="of:=[.B529]" office:value-type="string" office:string-value="N536">
            <text:p>N536</text:p>
          </table:table-cell>
          <table:table-cell table:style-name="ce6" table:formula="of:=[.D529]" office:value-type="string" office:string-value="X2700">
            <text:p>X2700</text:p>
          </table:table-cell>
          <table:table-cell table:style-name="ce6" table:formula="of:=[.F529]" office:value-type="string" office:string-value="Y710.75">
            <text:p>Y710.75</text:p>
          </table:table-cell>
        </table:table-row>
        <table:table-row table:style-name="ro1">
          <table:table-cell table:formula="of:=[.A528]+1" office:value-type="float" office:value="536">
            <text:p>536</text:p>
          </table:table-cell>
          <table:table-cell table:formula="of:=&quot;N&quot;&amp;[.A529]" office:value-type="string" office:string-value="N536">
            <text:p>N536</text:p>
          </table:table-cell>
          <table:table-cell table:formula="of:=2700" office:value-type="float" office:value="2700">
            <text:p>2700</text:p>
          </table:table-cell>
          <table:table-cell table:formula="of:= &quot;X&quot;&amp; [.C529]" office:value-type="string" office:string-value="X2700">
            <text:p>X2700</text:p>
          </table:table-cell>
          <table:table-cell table:formula="of:=[.E528]+[.$J$6]" office:value-type="float" office:value="710.75">
            <text:p>710.75</text:p>
          </table:table-cell>
          <table:table-cell table:formula="of:=&quot;Y&quot; &amp; [.E529]" office:value-type="string" office:string-value="Y710.75">
            <text:p>Y710.75</text:p>
          </table:table-cell>
          <table:table-cell table:number-columns-repeated="8"/>
          <table:table-cell table:style-name="ce6" table:formula="of:=[.B530]" office:value-type="string" office:string-value="N537">
            <text:p>N537</text:p>
          </table:table-cell>
          <table:table-cell table:style-name="ce6" table:formula="of:=[.D530]" office:value-type="string" office:string-value="X2700">
            <text:p>X2700</text:p>
          </table:table-cell>
          <table:table-cell table:style-name="ce6" table:formula="of:=[.F530]" office:value-type="string" office:string-value="Y705">
            <text:p>Y705</text:p>
          </table:table-cell>
        </table:table-row>
        <table:table-row table:style-name="ro1">
          <table:table-cell table:formula="of:=[.A529]+1" office:value-type="float" office:value="537">
            <text:p>537</text:p>
          </table:table-cell>
          <table:table-cell table:formula="of:=&quot;N&quot;&amp;[.A530]" office:value-type="string" office:string-value="N537">
            <text:p>N537</text:p>
          </table:table-cell>
          <table:table-cell table:formula="of:=2700" office:value-type="float" office:value="2700">
            <text:p>2700</text:p>
          </table:table-cell>
          <table:table-cell table:formula="of:= &quot;X&quot;&amp; [.C530]" office:value-type="string" office:string-value="X2700">
            <text:p>X2700</text:p>
          </table:table-cell>
          <table:table-cell table:formula="of:=[.E529]+[.$J$6]" office:value-type="float" office:value="705">
            <text:p>705</text:p>
          </table:table-cell>
          <table:table-cell table:formula="of:=&quot;Y&quot; &amp; [.E530]" office:value-type="string" office:string-value="Y705">
            <text:p>Y705</text:p>
          </table:table-cell>
          <table:table-cell table:number-columns-repeated="8"/>
          <table:table-cell table:style-name="ce6" table:formula="of:=[.B531]" office:value-type="string" office:string-value="N538">
            <text:p>N538</text:p>
          </table:table-cell>
          <table:table-cell table:style-name="ce6" table:formula="of:=[.D531]" office:value-type="string" office:string-value="X2700">
            <text:p>X2700</text:p>
          </table:table-cell>
          <table:table-cell table:style-name="ce6" table:formula="of:=[.F531]" office:value-type="string" office:string-value="Y699.25">
            <text:p>Y699.25</text:p>
          </table:table-cell>
        </table:table-row>
        <table:table-row table:style-name="ro1">
          <table:table-cell table:formula="of:=[.A530]+1" office:value-type="float" office:value="538">
            <text:p>538</text:p>
          </table:table-cell>
          <table:table-cell table:formula="of:=&quot;N&quot;&amp;[.A531]" office:value-type="string" office:string-value="N538">
            <text:p>N538</text:p>
          </table:table-cell>
          <table:table-cell table:formula="of:=2700" office:value-type="float" office:value="2700">
            <text:p>2700</text:p>
          </table:table-cell>
          <table:table-cell table:formula="of:= &quot;X&quot;&amp; [.C531]" office:value-type="string" office:string-value="X2700">
            <text:p>X2700</text:p>
          </table:table-cell>
          <table:table-cell table:formula="of:=[.E530]+[.$J$6]" office:value-type="float" office:value="699.25">
            <text:p>699.25</text:p>
          </table:table-cell>
          <table:table-cell table:formula="of:=&quot;Y&quot; &amp; [.E531]" office:value-type="string" office:string-value="Y699.25">
            <text:p>Y699.25</text:p>
          </table:table-cell>
          <table:table-cell table:number-columns-repeated="8"/>
          <table:table-cell table:style-name="ce6" table:formula="of:=[.B532]" office:value-type="string" office:string-value="N539">
            <text:p>N539</text:p>
          </table:table-cell>
          <table:table-cell table:style-name="ce6" table:formula="of:=[.D532]" office:value-type="string" office:string-value="X2700">
            <text:p>X2700</text:p>
          </table:table-cell>
          <table:table-cell table:style-name="ce6" table:formula="of:=[.F532]" office:value-type="string" office:string-value="Y693.5">
            <text:p>Y693.5</text:p>
          </table:table-cell>
        </table:table-row>
        <table:table-row table:style-name="ro1">
          <table:table-cell table:formula="of:=[.A531]+1" office:value-type="float" office:value="539">
            <text:p>539</text:p>
          </table:table-cell>
          <table:table-cell table:formula="of:=&quot;N&quot;&amp;[.A532]" office:value-type="string" office:string-value="N539">
            <text:p>N539</text:p>
          </table:table-cell>
          <table:table-cell table:formula="of:=2700" office:value-type="float" office:value="2700">
            <text:p>2700</text:p>
          </table:table-cell>
          <table:table-cell table:formula="of:= &quot;X&quot;&amp; [.C532]" office:value-type="string" office:string-value="X2700">
            <text:p>X2700</text:p>
          </table:table-cell>
          <table:table-cell table:formula="of:=[.E531]+[.$J$6]" office:value-type="float" office:value="693.5">
            <text:p>693.5</text:p>
          </table:table-cell>
          <table:table-cell table:formula="of:=&quot;Y&quot; &amp; [.E532]" office:value-type="string" office:string-value="Y693.5">
            <text:p>Y693.5</text:p>
          </table:table-cell>
          <table:table-cell table:number-columns-repeated="8"/>
          <table:table-cell table:style-name="ce6" table:formula="of:=[.B533]" office:value-type="string" office:string-value="N540">
            <text:p>N540</text:p>
          </table:table-cell>
          <table:table-cell table:style-name="ce6" table:formula="of:=[.D533]" office:value-type="string" office:string-value="X2700">
            <text:p>X2700</text:p>
          </table:table-cell>
          <table:table-cell table:style-name="ce6" table:formula="of:=[.F533]" office:value-type="string" office:string-value="Y687.75">
            <text:p>Y687.75</text:p>
          </table:table-cell>
        </table:table-row>
        <table:table-row table:style-name="ro1">
          <table:table-cell table:formula="of:=[.A532]+1" office:value-type="float" office:value="540">
            <text:p>540</text:p>
          </table:table-cell>
          <table:table-cell table:formula="of:=&quot;N&quot;&amp;[.A533]" office:value-type="string" office:string-value="N540">
            <text:p>N540</text:p>
          </table:table-cell>
          <table:table-cell table:formula="of:=2700" office:value-type="float" office:value="2700">
            <text:p>2700</text:p>
          </table:table-cell>
          <table:table-cell table:formula="of:= &quot;X&quot;&amp; [.C533]" office:value-type="string" office:string-value="X2700">
            <text:p>X2700</text:p>
          </table:table-cell>
          <table:table-cell table:formula="of:=[.E532]+[.$J$6]" office:value-type="float" office:value="687.75">
            <text:p>687.75</text:p>
          </table:table-cell>
          <table:table-cell table:formula="of:=&quot;Y&quot; &amp; [.E533]" office:value-type="string" office:string-value="Y687.75">
            <text:p>Y687.75</text:p>
          </table:table-cell>
          <table:table-cell table:number-columns-repeated="8"/>
          <table:table-cell table:style-name="ce6" table:formula="of:=[.B534]" office:value-type="string" office:string-value="N541">
            <text:p>N541</text:p>
          </table:table-cell>
          <table:table-cell table:style-name="ce6" table:formula="of:=[.D534]" office:value-type="string" office:string-value="X2700">
            <text:p>X2700</text:p>
          </table:table-cell>
          <table:table-cell table:style-name="ce6" table:formula="of:=[.F534]" office:value-type="string" office:string-value="Y682">
            <text:p>Y682</text:p>
          </table:table-cell>
        </table:table-row>
        <table:table-row table:style-name="ro1">
          <table:table-cell table:formula="of:=[.A533]+1" office:value-type="float" office:value="541">
            <text:p>541</text:p>
          </table:table-cell>
          <table:table-cell table:formula="of:=&quot;N&quot;&amp;[.A534]" office:value-type="string" office:string-value="N541">
            <text:p>N541</text:p>
          </table:table-cell>
          <table:table-cell table:formula="of:=2700" office:value-type="float" office:value="2700">
            <text:p>2700</text:p>
          </table:table-cell>
          <table:table-cell table:formula="of:= &quot;X&quot;&amp; [.C534]" office:value-type="string" office:string-value="X2700">
            <text:p>X2700</text:p>
          </table:table-cell>
          <table:table-cell table:formula="of:=[.E533]+[.$J$6]" office:value-type="float" office:value="682">
            <text:p>682</text:p>
          </table:table-cell>
          <table:table-cell table:formula="of:=&quot;Y&quot; &amp; [.E534]" office:value-type="string" office:string-value="Y682">
            <text:p>Y682</text:p>
          </table:table-cell>
          <table:table-cell table:number-columns-repeated="8"/>
          <table:table-cell table:style-name="ce6" table:formula="of:=[.B535]" office:value-type="string" office:string-value="N542">
            <text:p>N542</text:p>
          </table:table-cell>
          <table:table-cell table:style-name="ce6" table:formula="of:=[.D535]" office:value-type="string" office:string-value="X2700">
            <text:p>X2700</text:p>
          </table:table-cell>
          <table:table-cell table:style-name="ce6" table:formula="of:=[.F535]" office:value-type="string" office:string-value="Y676.25">
            <text:p>Y676.25</text:p>
          </table:table-cell>
        </table:table-row>
        <table:table-row table:style-name="ro1">
          <table:table-cell table:formula="of:=[.A534]+1" office:value-type="float" office:value="542">
            <text:p>542</text:p>
          </table:table-cell>
          <table:table-cell table:formula="of:=&quot;N&quot;&amp;[.A535]" office:value-type="string" office:string-value="N542">
            <text:p>N542</text:p>
          </table:table-cell>
          <table:table-cell table:formula="of:=2700" office:value-type="float" office:value="2700">
            <text:p>2700</text:p>
          </table:table-cell>
          <table:table-cell table:formula="of:= &quot;X&quot;&amp; [.C535]" office:value-type="string" office:string-value="X2700">
            <text:p>X2700</text:p>
          </table:table-cell>
          <table:table-cell table:formula="of:=[.E534]+[.$J$6]" office:value-type="float" office:value="676.25">
            <text:p>676.25</text:p>
          </table:table-cell>
          <table:table-cell table:formula="of:=&quot;Y&quot; &amp; [.E535]" office:value-type="string" office:string-value="Y676.25">
            <text:p>Y676.25</text:p>
          </table:table-cell>
          <table:table-cell table:number-columns-repeated="8"/>
          <table:table-cell table:style-name="ce6" table:formula="of:=[.B536]" office:value-type="string" office:string-value="N543">
            <text:p>N543</text:p>
          </table:table-cell>
          <table:table-cell table:style-name="ce6" table:formula="of:=[.D536]" office:value-type="string" office:string-value="X2700">
            <text:p>X2700</text:p>
          </table:table-cell>
          <table:table-cell table:style-name="ce6" table:formula="of:=[.F536]" office:value-type="string" office:string-value="Y670.5">
            <text:p>Y670.5</text:p>
          </table:table-cell>
        </table:table-row>
        <table:table-row table:style-name="ro1">
          <table:table-cell table:formula="of:=[.A535]+1" office:value-type="float" office:value="543">
            <text:p>543</text:p>
          </table:table-cell>
          <table:table-cell table:formula="of:=&quot;N&quot;&amp;[.A536]" office:value-type="string" office:string-value="N543">
            <text:p>N543</text:p>
          </table:table-cell>
          <table:table-cell table:formula="of:=2700" office:value-type="float" office:value="2700">
            <text:p>2700</text:p>
          </table:table-cell>
          <table:table-cell table:formula="of:= &quot;X&quot;&amp; [.C536]" office:value-type="string" office:string-value="X2700">
            <text:p>X2700</text:p>
          </table:table-cell>
          <table:table-cell table:formula="of:=[.E535]+[.$J$6]" office:value-type="float" office:value="670.5">
            <text:p>670.5</text:p>
          </table:table-cell>
          <table:table-cell table:formula="of:=&quot;Y&quot; &amp; [.E536]" office:value-type="string" office:string-value="Y670.5">
            <text:p>Y670.5</text:p>
          </table:table-cell>
          <table:table-cell table:number-columns-repeated="8"/>
          <table:table-cell table:style-name="ce6" table:formula="of:=[.B537]" office:value-type="string" office:string-value="N544">
            <text:p>N544</text:p>
          </table:table-cell>
          <table:table-cell table:style-name="ce6" table:formula="of:=[.D537]" office:value-type="string" office:string-value="X2700">
            <text:p>X2700</text:p>
          </table:table-cell>
          <table:table-cell table:style-name="ce6" table:formula="of:=[.F537]" office:value-type="string" office:string-value="Y664.75">
            <text:p>Y664.75</text:p>
          </table:table-cell>
        </table:table-row>
        <table:table-row table:style-name="ro1">
          <table:table-cell table:formula="of:=[.A536]+1" office:value-type="float" office:value="544">
            <text:p>544</text:p>
          </table:table-cell>
          <table:table-cell table:formula="of:=&quot;N&quot;&amp;[.A537]" office:value-type="string" office:string-value="N544">
            <text:p>N544</text:p>
          </table:table-cell>
          <table:table-cell table:formula="of:=2700" office:value-type="float" office:value="2700">
            <text:p>2700</text:p>
          </table:table-cell>
          <table:table-cell table:formula="of:= &quot;X&quot;&amp; [.C537]" office:value-type="string" office:string-value="X2700">
            <text:p>X2700</text:p>
          </table:table-cell>
          <table:table-cell table:formula="of:=[.E536]+[.$J$6]" office:value-type="float" office:value="664.75">
            <text:p>664.75</text:p>
          </table:table-cell>
          <table:table-cell table:formula="of:=&quot;Y&quot; &amp; [.E537]" office:value-type="string" office:string-value="Y664.75">
            <text:p>Y664.75</text:p>
          </table:table-cell>
          <table:table-cell table:number-columns-repeated="8"/>
          <table:table-cell table:style-name="ce6" table:formula="of:=[.B538]" office:value-type="string" office:string-value="N545">
            <text:p>N545</text:p>
          </table:table-cell>
          <table:table-cell table:style-name="ce6" table:formula="of:=[.D538]" office:value-type="string" office:string-value="X2700">
            <text:p>X2700</text:p>
          </table:table-cell>
          <table:table-cell table:style-name="ce6" table:formula="of:=[.F538]" office:value-type="string" office:string-value="Y659">
            <text:p>Y659</text:p>
          </table:table-cell>
        </table:table-row>
        <table:table-row table:style-name="ro1">
          <table:table-cell table:formula="of:=[.A537]+1" office:value-type="float" office:value="545">
            <text:p>545</text:p>
          </table:table-cell>
          <table:table-cell table:formula="of:=&quot;N&quot;&amp;[.A538]" office:value-type="string" office:string-value="N545">
            <text:p>N545</text:p>
          </table:table-cell>
          <table:table-cell table:formula="of:=2700" office:value-type="float" office:value="2700">
            <text:p>2700</text:p>
          </table:table-cell>
          <table:table-cell table:formula="of:= &quot;X&quot;&amp; [.C538]" office:value-type="string" office:string-value="X2700">
            <text:p>X2700</text:p>
          </table:table-cell>
          <table:table-cell table:formula="of:=[.E537]+[.$J$6]" office:value-type="float" office:value="659">
            <text:p>659</text:p>
          </table:table-cell>
          <table:table-cell table:formula="of:=&quot;Y&quot; &amp; [.E538]" office:value-type="string" office:string-value="Y659">
            <text:p>Y659</text:p>
          </table:table-cell>
          <table:table-cell table:number-columns-repeated="8"/>
          <table:table-cell table:style-name="ce6" table:formula="of:=[.B539]" office:value-type="string" office:string-value="N546">
            <text:p>N546</text:p>
          </table:table-cell>
          <table:table-cell table:style-name="ce6" table:formula="of:=[.D539]" office:value-type="string" office:string-value="X2700">
            <text:p>X2700</text:p>
          </table:table-cell>
          <table:table-cell table:style-name="ce6" table:formula="of:=[.F539]" office:value-type="string" office:string-value="Y653.25">
            <text:p>Y653.25</text:p>
          </table:table-cell>
        </table:table-row>
        <table:table-row table:style-name="ro1">
          <table:table-cell table:formula="of:=[.A538]+1" office:value-type="float" office:value="546">
            <text:p>546</text:p>
          </table:table-cell>
          <table:table-cell table:formula="of:=&quot;N&quot;&amp;[.A539]" office:value-type="string" office:string-value="N546">
            <text:p>N546</text:p>
          </table:table-cell>
          <table:table-cell table:formula="of:=2700" office:value-type="float" office:value="2700">
            <text:p>2700</text:p>
          </table:table-cell>
          <table:table-cell table:formula="of:= &quot;X&quot;&amp; [.C539]" office:value-type="string" office:string-value="X2700">
            <text:p>X2700</text:p>
          </table:table-cell>
          <table:table-cell table:formula="of:=[.E538]+[.$J$6]" office:value-type="float" office:value="653.25">
            <text:p>653.25</text:p>
          </table:table-cell>
          <table:table-cell table:formula="of:=&quot;Y&quot; &amp; [.E539]" office:value-type="string" office:string-value="Y653.25">
            <text:p>Y653.25</text:p>
          </table:table-cell>
          <table:table-cell table:number-columns-repeated="8"/>
          <table:table-cell table:style-name="ce6" table:formula="of:=[.B540]" office:value-type="string" office:string-value="N547">
            <text:p>N547</text:p>
          </table:table-cell>
          <table:table-cell table:style-name="ce6" table:formula="of:=[.D540]" office:value-type="string" office:string-value="X2700">
            <text:p>X2700</text:p>
          </table:table-cell>
          <table:table-cell table:style-name="ce6" table:formula="of:=[.F540]" office:value-type="string" office:string-value="Y647.5">
            <text:p>Y647.5</text:p>
          </table:table-cell>
        </table:table-row>
        <table:table-row table:style-name="ro1">
          <table:table-cell table:formula="of:=[.A539]+1" office:value-type="float" office:value="547">
            <text:p>547</text:p>
          </table:table-cell>
          <table:table-cell table:formula="of:=&quot;N&quot;&amp;[.A540]" office:value-type="string" office:string-value="N547">
            <text:p>N547</text:p>
          </table:table-cell>
          <table:table-cell table:formula="of:=2700" office:value-type="float" office:value="2700">
            <text:p>2700</text:p>
          </table:table-cell>
          <table:table-cell table:formula="of:= &quot;X&quot;&amp; [.C540]" office:value-type="string" office:string-value="X2700">
            <text:p>X2700</text:p>
          </table:table-cell>
          <table:table-cell table:formula="of:=[.E539]+[.$J$6]" office:value-type="float" office:value="647.5">
            <text:p>647.5</text:p>
          </table:table-cell>
          <table:table-cell table:formula="of:=&quot;Y&quot; &amp; [.E540]" office:value-type="string" office:string-value="Y647.5">
            <text:p>Y647.5</text:p>
          </table:table-cell>
          <table:table-cell table:number-columns-repeated="8"/>
          <table:table-cell table:style-name="ce6" table:formula="of:=[.B541]" office:value-type="string" office:string-value="N548">
            <text:p>N548</text:p>
          </table:table-cell>
          <table:table-cell table:style-name="ce6" table:formula="of:=[.D541]" office:value-type="string" office:string-value="X2700">
            <text:p>X2700</text:p>
          </table:table-cell>
          <table:table-cell table:style-name="ce6" table:formula="of:=[.F541]" office:value-type="string" office:string-value="Y641.75">
            <text:p>Y641.75</text:p>
          </table:table-cell>
        </table:table-row>
        <table:table-row table:style-name="ro1">
          <table:table-cell table:formula="of:=[.A540]+1" office:value-type="float" office:value="548">
            <text:p>548</text:p>
          </table:table-cell>
          <table:table-cell table:formula="of:=&quot;N&quot;&amp;[.A541]" office:value-type="string" office:string-value="N548">
            <text:p>N548</text:p>
          </table:table-cell>
          <table:table-cell table:formula="of:=2700" office:value-type="float" office:value="2700">
            <text:p>2700</text:p>
          </table:table-cell>
          <table:table-cell table:formula="of:= &quot;X&quot;&amp; [.C541]" office:value-type="string" office:string-value="X2700">
            <text:p>X2700</text:p>
          </table:table-cell>
          <table:table-cell table:formula="of:=[.E540]+[.$J$6]" office:value-type="float" office:value="641.75">
            <text:p>641.75</text:p>
          </table:table-cell>
          <table:table-cell table:formula="of:=&quot;Y&quot; &amp; [.E541]" office:value-type="string" office:string-value="Y641.75">
            <text:p>Y641.75</text:p>
          </table:table-cell>
          <table:table-cell table:number-columns-repeated="8"/>
          <table:table-cell table:style-name="ce6" table:formula="of:=[.B542]" office:value-type="string" office:string-value="N549">
            <text:p>N549</text:p>
          </table:table-cell>
          <table:table-cell table:style-name="ce6" table:formula="of:=[.D542]" office:value-type="string" office:string-value="X2700">
            <text:p>X2700</text:p>
          </table:table-cell>
          <table:table-cell table:style-name="ce6" table:formula="of:=[.F542]" office:value-type="string" office:string-value="Y636">
            <text:p>Y636</text:p>
          </table:table-cell>
        </table:table-row>
        <table:table-row table:style-name="ro1">
          <table:table-cell table:formula="of:=[.A541]+1" office:value-type="float" office:value="549">
            <text:p>549</text:p>
          </table:table-cell>
          <table:table-cell table:formula="of:=&quot;N&quot;&amp;[.A542]" office:value-type="string" office:string-value="N549">
            <text:p>N549</text:p>
          </table:table-cell>
          <table:table-cell table:formula="of:=2700" office:value-type="float" office:value="2700">
            <text:p>2700</text:p>
          </table:table-cell>
          <table:table-cell table:formula="of:= &quot;X&quot;&amp; [.C542]" office:value-type="string" office:string-value="X2700">
            <text:p>X2700</text:p>
          </table:table-cell>
          <table:table-cell table:formula="of:=[.E541]+[.$J$6]" office:value-type="float" office:value="636">
            <text:p>636</text:p>
          </table:table-cell>
          <table:table-cell table:formula="of:=&quot;Y&quot; &amp; [.E542]" office:value-type="string" office:string-value="Y636">
            <text:p>Y636</text:p>
          </table:table-cell>
          <table:table-cell table:number-columns-repeated="8"/>
          <table:table-cell table:style-name="ce6" table:formula="of:=[.B543]" office:value-type="string" office:string-value="N550">
            <text:p>N550</text:p>
          </table:table-cell>
          <table:table-cell table:style-name="ce6" table:formula="of:=[.D543]" office:value-type="string" office:string-value="X2700">
            <text:p>X2700</text:p>
          </table:table-cell>
          <table:table-cell table:style-name="ce6" table:formula="of:=[.F543]" office:value-type="string" office:string-value="Y630.25">
            <text:p>Y630.25</text:p>
          </table:table-cell>
        </table:table-row>
        <table:table-row table:style-name="ro1">
          <table:table-cell table:formula="of:=[.A542]+1" office:value-type="float" office:value="550">
            <text:p>550</text:p>
          </table:table-cell>
          <table:table-cell table:formula="of:=&quot;N&quot;&amp;[.A543]" office:value-type="string" office:string-value="N550">
            <text:p>N550</text:p>
          </table:table-cell>
          <table:table-cell table:formula="of:=2700" office:value-type="float" office:value="2700">
            <text:p>2700</text:p>
          </table:table-cell>
          <table:table-cell table:formula="of:= &quot;X&quot;&amp; [.C543]" office:value-type="string" office:string-value="X2700">
            <text:p>X2700</text:p>
          </table:table-cell>
          <table:table-cell table:formula="of:=[.E542]+[.$J$6]" office:value-type="float" office:value="630.25">
            <text:p>630.25</text:p>
          </table:table-cell>
          <table:table-cell table:formula="of:=&quot;Y&quot; &amp; [.E543]" office:value-type="string" office:string-value="Y630.25">
            <text:p>Y630.25</text:p>
          </table:table-cell>
          <table:table-cell table:number-columns-repeated="8"/>
          <table:table-cell table:style-name="ce6" table:formula="of:=[.B544]" office:value-type="string" office:string-value="N551">
            <text:p>N551</text:p>
          </table:table-cell>
          <table:table-cell table:style-name="ce6" table:formula="of:=[.D544]" office:value-type="string" office:string-value="X2700">
            <text:p>X2700</text:p>
          </table:table-cell>
          <table:table-cell table:style-name="ce6" table:formula="of:=[.F544]" office:value-type="string" office:string-value="Y624.5">
            <text:p>Y624.5</text:p>
          </table:table-cell>
        </table:table-row>
        <table:table-row table:style-name="ro1">
          <table:table-cell table:formula="of:=[.A543]+1" office:value-type="float" office:value="551">
            <text:p>551</text:p>
          </table:table-cell>
          <table:table-cell table:formula="of:=&quot;N&quot;&amp;[.A544]" office:value-type="string" office:string-value="N551">
            <text:p>N551</text:p>
          </table:table-cell>
          <table:table-cell table:formula="of:=2700" office:value-type="float" office:value="2700">
            <text:p>2700</text:p>
          </table:table-cell>
          <table:table-cell table:formula="of:= &quot;X&quot;&amp; [.C544]" office:value-type="string" office:string-value="X2700">
            <text:p>X2700</text:p>
          </table:table-cell>
          <table:table-cell table:formula="of:=[.E543]+[.$J$6]" office:value-type="float" office:value="624.5">
            <text:p>624.5</text:p>
          </table:table-cell>
          <table:table-cell table:formula="of:=&quot;Y&quot; &amp; [.E544]" office:value-type="string" office:string-value="Y624.5">
            <text:p>Y624.5</text:p>
          </table:table-cell>
          <table:table-cell table:number-columns-repeated="8"/>
          <table:table-cell table:style-name="ce4" table:formula="of:=[.B545]" office:value-type="string" office:string-value="N552">
            <text:p>N552</text:p>
          </table:table-cell>
          <table:table-cell table:style-name="ce4" table:formula="of:=[.D545]" office:value-type="string" office:string-value="X5040">
            <text:p>X5040</text:p>
          </table:table-cell>
          <table:table-cell table:style-name="ce4" table:formula="of:=[.F545]" office:value-type="string" office:string-value="Y618.75">
            <text:p>Y618.75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&quot;N&quot;&amp;[.A545]" office:value-type="string" office:string-value="N552">
            <text:p>N552</text:p>
          </table:table-cell>
          <table:table-cell office:value-type="float" office:value="5040">
            <text:p>5040</text:p>
          </table:table-cell>
          <table:table-cell table:formula="of:= &quot;X&quot;&amp; [.C545]" office:value-type="string" office:string-value="X5040">
            <text:p>X5040</text:p>
          </table:table-cell>
          <table:table-cell table:formula="of:=[.E544]+[.$J$6]" office:value-type="float" office:value="618.75">
            <text:p>618.75</text:p>
          </table:table-cell>
          <table:table-cell table:formula="of:=&quot;Y&quot; &amp; [.E545]" office:value-type="string" office:string-value="Y618.75">
            <text:p>Y618.75</text:p>
          </table:table-cell>
          <table:table-cell table:number-columns-repeated="8"/>
          <table:table-cell table:style-name="ce4" table:formula="of:=[.B546]" office:value-type="string" office:string-value="N553">
            <text:p>N553</text:p>
          </table:table-cell>
          <table:table-cell table:style-name="ce4" table:formula="of:=[.D546]" office:value-type="string" office:string-value="X5150">
            <text:p>X5150</text:p>
          </table:table-cell>
          <table:table-cell table:style-name="ce4" table:formula="of:=[.F546]" office:value-type="string" office:string-value="Y613">
            <text:p>Y613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&quot;N&quot;&amp;[.A546]" office:value-type="string" office:string-value="N553">
            <text:p>N553</text:p>
          </table:table-cell>
          <table:table-cell table:formula="of:=5150" office:value-type="float" office:value="5150">
            <text:p>5150</text:p>
          </table:table-cell>
          <table:table-cell table:formula="of:= &quot;X&quot;&amp; [.C546]" office:value-type="string" office:string-value="X5150">
            <text:p>X5150</text:p>
          </table:table-cell>
          <table:table-cell table:formula="of:=[.E545]+[.$J$6]" office:value-type="float" office:value="613">
            <text:p>613</text:p>
          </table:table-cell>
          <table:table-cell table:formula="of:=&quot;Y&quot; &amp; [.E546]" office:value-type="string" office:string-value="Y613">
            <text:p>Y613</text:p>
          </table:table-cell>
          <table:table-cell table:number-columns-repeated="8"/>
          <table:table-cell table:style-name="ce4" table:formula="of:=[.B547]" office:value-type="string" office:string-value="N554">
            <text:p>N554</text:p>
          </table:table-cell>
          <table:table-cell table:style-name="ce4" table:formula="of:=[.D547]" office:value-type="string" office:string-value="X5150">
            <text:p>X5150</text:p>
          </table:table-cell>
          <table:table-cell table:style-name="ce4" table:formula="of:=[.F547]" office:value-type="string" office:string-value="Y607.25">
            <text:p>Y607.2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&quot;N&quot;&amp;[.A547]" office:value-type="string" office:string-value="N554">
            <text:p>N554</text:p>
          </table:table-cell>
          <table:table-cell table:formula="of:=5150" office:value-type="float" office:value="5150">
            <text:p>5150</text:p>
          </table:table-cell>
          <table:table-cell table:formula="of:= &quot;X&quot;&amp; [.C547]" office:value-type="string" office:string-value="X5150">
            <text:p>X5150</text:p>
          </table:table-cell>
          <table:table-cell table:formula="of:=[.E546]+[.$J$6]" office:value-type="float" office:value="607.25">
            <text:p>607.25</text:p>
          </table:table-cell>
          <table:table-cell table:formula="of:=&quot;Y&quot; &amp; [.E547]" office:value-type="string" office:string-value="Y607.25">
            <text:p>Y607.25</text:p>
          </table:table-cell>
          <table:table-cell table:number-columns-repeated="8"/>
          <table:table-cell table:style-name="ce4" table:formula="of:=[.B548]" office:value-type="string" office:string-value="N555">
            <text:p>N555</text:p>
          </table:table-cell>
          <table:table-cell table:style-name="ce4" table:formula="of:=[.D548]" office:value-type="string" office:string-value="X5150">
            <text:p>X5150</text:p>
          </table:table-cell>
          <table:table-cell table:style-name="ce4" table:formula="of:=[.F548]" office:value-type="string" office:string-value="Y601.5">
            <text:p>Y601.5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&quot;N&quot;&amp;[.A548]" office:value-type="string" office:string-value="N555">
            <text:p>N555</text:p>
          </table:table-cell>
          <table:table-cell table:formula="of:=5150" office:value-type="float" office:value="5150">
            <text:p>5150</text:p>
          </table:table-cell>
          <table:table-cell table:formula="of:= &quot;X&quot;&amp; [.C548]" office:value-type="string" office:string-value="X5150">
            <text:p>X5150</text:p>
          </table:table-cell>
          <table:table-cell table:formula="of:=[.E547]+[.$J$6]" office:value-type="float" office:value="601.5">
            <text:p>601.5</text:p>
          </table:table-cell>
          <table:table-cell table:formula="of:=&quot;Y&quot; &amp; [.E548]" office:value-type="string" office:string-value="Y601.5">
            <text:p>Y601.5</text:p>
          </table:table-cell>
          <table:table-cell table:number-columns-repeated="8"/>
          <table:table-cell table:style-name="ce4" table:formula="of:=[.B549]" office:value-type="string" office:string-value="N556">
            <text:p>N556</text:p>
          </table:table-cell>
          <table:table-cell table:style-name="ce4" table:formula="of:=[.D549]" office:value-type="string" office:string-value="X5150">
            <text:p>X5150</text:p>
          </table:table-cell>
          <table:table-cell table:style-name="ce4" table:formula="of:=[.F549]" office:value-type="string" office:string-value="Y595.75">
            <text:p>Y595.7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&quot;N&quot;&amp;[.A549]" office:value-type="string" office:string-value="N556">
            <text:p>N556</text:p>
          </table:table-cell>
          <table:table-cell table:formula="of:=5150" office:value-type="float" office:value="5150">
            <text:p>5150</text:p>
          </table:table-cell>
          <table:table-cell table:formula="of:= &quot;X&quot;&amp; [.C549]" office:value-type="string" office:string-value="X5150">
            <text:p>X5150</text:p>
          </table:table-cell>
          <table:table-cell table:formula="of:=[.E548]+[.$J$6]" office:value-type="float" office:value="595.75">
            <text:p>595.75</text:p>
          </table:table-cell>
          <table:table-cell table:formula="of:=&quot;Y&quot; &amp; [.E549]" office:value-type="string" office:string-value="Y595.75">
            <text:p>Y595.75</text:p>
          </table:table-cell>
          <table:table-cell table:number-columns-repeated="8"/>
          <table:table-cell table:style-name="ce4" table:formula="of:=[.B550]" office:value-type="string" office:string-value="N557">
            <text:p>N557</text:p>
          </table:table-cell>
          <table:table-cell table:style-name="ce4" table:formula="of:=[.D550]" office:value-type="string" office:string-value="X5150">
            <text:p>X5150</text:p>
          </table:table-cell>
          <table:table-cell table:style-name="ce4" table:formula="of:=[.F550]" office:value-type="string" office:string-value="Y590">
            <text:p>Y59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&quot;N&quot;&amp;[.A550]" office:value-type="string" office:string-value="N557">
            <text:p>N557</text:p>
          </table:table-cell>
          <table:table-cell table:formula="of:=5150" office:value-type="float" office:value="5150">
            <text:p>5150</text:p>
          </table:table-cell>
          <table:table-cell table:formula="of:= &quot;X&quot;&amp; [.C550]" office:value-type="string" office:string-value="X5150">
            <text:p>X5150</text:p>
          </table:table-cell>
          <table:table-cell table:formula="of:=[.E549]+[.$J$6]" office:value-type="float" office:value="590">
            <text:p>590</text:p>
          </table:table-cell>
          <table:table-cell table:formula="of:=&quot;Y&quot; &amp; [.E550]" office:value-type="string" office:string-value="Y590">
            <text:p>Y590</text:p>
          </table:table-cell>
          <table:table-cell table:number-columns-repeated="8"/>
          <table:table-cell table:style-name="ce4" table:formula="of:=[.B551]" office:value-type="string" office:string-value="N558">
            <text:p>N558</text:p>
          </table:table-cell>
          <table:table-cell table:style-name="ce4" table:formula="of:=[.D551]" office:value-type="string" office:string-value="X5150">
            <text:p>X5150</text:p>
          </table:table-cell>
          <table:table-cell table:style-name="ce4" table:formula="of:=[.F551]" office:value-type="string" office:string-value="Y584.25">
            <text:p>Y584.2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&quot;N&quot;&amp;[.A551]" office:value-type="string" office:string-value="N558">
            <text:p>N558</text:p>
          </table:table-cell>
          <table:table-cell table:formula="of:=5150" office:value-type="float" office:value="5150">
            <text:p>5150</text:p>
          </table:table-cell>
          <table:table-cell table:formula="of:= &quot;X&quot;&amp; [.C551]" office:value-type="string" office:string-value="X5150">
            <text:p>X5150</text:p>
          </table:table-cell>
          <table:table-cell table:formula="of:=[.E550]+[.$J$6]" office:value-type="float" office:value="584.25">
            <text:p>584.25</text:p>
          </table:table-cell>
          <table:table-cell table:formula="of:=&quot;Y&quot; &amp; [.E551]" office:value-type="string" office:string-value="Y584.25">
            <text:p>Y584.25</text:p>
          </table:table-cell>
          <table:table-cell table:number-columns-repeated="8"/>
          <table:table-cell table:style-name="ce4" table:formula="of:=[.B552]" office:value-type="string" office:string-value="N559">
            <text:p>N559</text:p>
          </table:table-cell>
          <table:table-cell table:style-name="ce4" table:formula="of:=[.D552]" office:value-type="string" office:string-value="X5150">
            <text:p>X5150</text:p>
          </table:table-cell>
          <table:table-cell table:style-name="ce4" table:formula="of:=[.F552]" office:value-type="string" office:string-value="Y590">
            <text:p>Y59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&quot;N&quot;&amp;[.A552]" office:value-type="string" office:string-value="N559">
            <text:p>N559</text:p>
          </table:table-cell>
          <table:table-cell table:formula="of:=5150" office:value-type="float" office:value="5150">
            <text:p>5150</text:p>
          </table:table-cell>
          <table:table-cell table:formula="of:= &quot;X&quot;&amp; [.C552]" office:value-type="string" office:string-value="X5150">
            <text:p>X5150</text:p>
          </table:table-cell>
          <table:table-cell table:formula="of:=[.E551]+5.75" office:value-type="float" office:value="590">
            <text:p>590</text:p>
          </table:table-cell>
          <table:table-cell table:formula="of:=&quot;Y&quot; &amp; [.E552]" office:value-type="string" office:string-value="Y590">
            <text:p>Y590</text:p>
          </table:table-cell>
          <table:table-cell table:number-columns-repeated="8"/>
          <table:table-cell table:style-name="ce4" table:formula="of:=[.B553]" office:value-type="string" office:string-value="N560">
            <text:p>N560</text:p>
          </table:table-cell>
          <table:table-cell table:style-name="ce4" table:formula="of:=[.D553]" office:value-type="string" office:string-value="X5150">
            <text:p>X5150</text:p>
          </table:table-cell>
          <table:table-cell table:style-name="ce4" table:formula="of:=[.F553]" office:value-type="string" office:string-value="Y595.75">
            <text:p>Y595.7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&quot;N&quot;&amp;[.A553]" office:value-type="string" office:string-value="N560">
            <text:p>N560</text:p>
          </table:table-cell>
          <table:table-cell table:formula="of:=5150" office:value-type="float" office:value="5150">
            <text:p>5150</text:p>
          </table:table-cell>
          <table:table-cell table:formula="of:= &quot;X&quot;&amp; [.C553]" office:value-type="string" office:string-value="X5150">
            <text:p>X5150</text:p>
          </table:table-cell>
          <table:table-cell table:formula="of:=[.E552]+5.75" office:value-type="float" office:value="595.75">
            <text:p>595.75</text:p>
          </table:table-cell>
          <table:table-cell table:formula="of:=&quot;Y&quot; &amp; [.E553]" office:value-type="string" office:string-value="Y595.75">
            <text:p>Y595.75</text:p>
          </table:table-cell>
          <table:table-cell table:number-columns-repeated="8"/>
          <table:table-cell table:style-name="ce4" table:formula="of:=[.B554]" office:value-type="string" office:string-value="N561">
            <text:p>N561</text:p>
          </table:table-cell>
          <table:table-cell table:style-name="ce4" table:formula="of:=[.D554]" office:value-type="string" office:string-value="X5150">
            <text:p>X5150</text:p>
          </table:table-cell>
          <table:table-cell table:style-name="ce4" table:formula="of:=[.F554]" office:value-type="string" office:string-value="Y601.5">
            <text:p>Y601.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&quot;N&quot;&amp;[.A554]" office:value-type="string" office:string-value="N561">
            <text:p>N561</text:p>
          </table:table-cell>
          <table:table-cell table:formula="of:=5150" office:value-type="float" office:value="5150">
            <text:p>5150</text:p>
          </table:table-cell>
          <table:table-cell table:formula="of:= &quot;X&quot;&amp; [.C554]" office:value-type="string" office:string-value="X5150">
            <text:p>X5150</text:p>
          </table:table-cell>
          <table:table-cell table:formula="of:=[.E553]+5.75" office:value-type="float" office:value="601.5">
            <text:p>601.5</text:p>
          </table:table-cell>
          <table:table-cell table:formula="of:=&quot;Y&quot; &amp; [.E554]" office:value-type="string" office:string-value="Y601.5">
            <text:p>Y601.5</text:p>
          </table:table-cell>
          <table:table-cell table:number-columns-repeated="8"/>
          <table:table-cell table:style-name="ce4" table:formula="of:=[.B555]" office:value-type="string" office:string-value="N562">
            <text:p>N562</text:p>
          </table:table-cell>
          <table:table-cell table:style-name="ce4" table:formula="of:=[.D555]" office:value-type="string" office:string-value="X5150">
            <text:p>X5150</text:p>
          </table:table-cell>
          <table:table-cell table:style-name="ce4" table:formula="of:=[.F555]" office:value-type="string" office:string-value="Y607.25">
            <text:p>Y607.25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&quot;N&quot;&amp;[.A555]" office:value-type="string" office:string-value="N562">
            <text:p>N562</text:p>
          </table:table-cell>
          <table:table-cell table:formula="of:=5150" office:value-type="float" office:value="5150">
            <text:p>5150</text:p>
          </table:table-cell>
          <table:table-cell table:formula="of:= &quot;X&quot;&amp; [.C555]" office:value-type="string" office:string-value="X5150">
            <text:p>X5150</text:p>
          </table:table-cell>
          <table:table-cell table:formula="of:=[.E554]+5.75" office:value-type="float" office:value="607.25">
            <text:p>607.25</text:p>
          </table:table-cell>
          <table:table-cell table:formula="of:=&quot;Y&quot; &amp; [.E555]" office:value-type="string" office:string-value="Y607.25">
            <text:p>Y607.25</text:p>
          </table:table-cell>
          <table:table-cell table:number-columns-repeated="8"/>
          <table:table-cell table:style-name="ce4" table:formula="of:=[.B556]" office:value-type="string" office:string-value="N563">
            <text:p>N563</text:p>
          </table:table-cell>
          <table:table-cell table:style-name="ce4" table:formula="of:=[.D556]" office:value-type="string" office:string-value="X5150">
            <text:p>X5150</text:p>
          </table:table-cell>
          <table:table-cell table:style-name="ce4" table:formula="of:=[.F556]" office:value-type="string" office:string-value="Y613">
            <text:p>Y613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&quot;N&quot;&amp;[.A556]" office:value-type="string" office:string-value="N563">
            <text:p>N563</text:p>
          </table:table-cell>
          <table:table-cell table:formula="of:=5150" office:value-type="float" office:value="5150">
            <text:p>5150</text:p>
          </table:table-cell>
          <table:table-cell table:formula="of:= &quot;X&quot;&amp; [.C556]" office:value-type="string" office:string-value="X5150">
            <text:p>X5150</text:p>
          </table:table-cell>
          <table:table-cell table:formula="of:=[.E555]+5.75" office:value-type="float" office:value="613">
            <text:p>613</text:p>
          </table:table-cell>
          <table:table-cell table:formula="of:=&quot;Y&quot; &amp; [.E556]" office:value-type="string" office:string-value="Y613">
            <text:p>Y613</text:p>
          </table:table-cell>
          <table:table-cell table:number-columns-repeated="8"/>
          <table:table-cell table:style-name="ce4" table:formula="of:=[.B557]" office:value-type="string" office:string-value="N564">
            <text:p>N564</text:p>
          </table:table-cell>
          <table:table-cell table:style-name="ce4" table:formula="of:=[.D557]" office:value-type="string" office:string-value="X5150">
            <text:p>X5150</text:p>
          </table:table-cell>
          <table:table-cell table:style-name="ce4" table:formula="of:=[.F557]" office:value-type="string" office:string-value="Y618.75">
            <text:p>Y618.7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&quot;N&quot;&amp;[.A557]" office:value-type="string" office:string-value="N564">
            <text:p>N564</text:p>
          </table:table-cell>
          <table:table-cell table:formula="of:=5150" office:value-type="float" office:value="5150">
            <text:p>5150</text:p>
          </table:table-cell>
          <table:table-cell table:formula="of:= &quot;X&quot;&amp; [.C557]" office:value-type="string" office:string-value="X5150">
            <text:p>X5150</text:p>
          </table:table-cell>
          <table:table-cell table:formula="of:=[.E556]+5.75" office:value-type="float" office:value="618.75">
            <text:p>618.75</text:p>
          </table:table-cell>
          <table:table-cell table:formula="of:=&quot;Y&quot; &amp; [.E557]" office:value-type="string" office:string-value="Y618.75">
            <text:p>Y618.75</text:p>
          </table:table-cell>
          <table:table-cell table:number-columns-repeated="8"/>
          <table:table-cell table:style-name="ce4" table:formula="of:=[.B558]" office:value-type="string" office:string-value="N565">
            <text:p>N565</text:p>
          </table:table-cell>
          <table:table-cell table:style-name="ce4" table:formula="of:=[.D558]" office:value-type="string" office:string-value="X5150">
            <text:p>X5150</text:p>
          </table:table-cell>
          <table:table-cell table:style-name="ce4" table:formula="of:=[.F558]" office:value-type="string" office:string-value="Y624.5">
            <text:p>Y624.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&quot;N&quot;&amp;[.A558]" office:value-type="string" office:string-value="N565">
            <text:p>N565</text:p>
          </table:table-cell>
          <table:table-cell table:formula="of:=5150" office:value-type="float" office:value="5150">
            <text:p>5150</text:p>
          </table:table-cell>
          <table:table-cell table:formula="of:= &quot;X&quot;&amp; [.C558]" office:value-type="string" office:string-value="X5150">
            <text:p>X5150</text:p>
          </table:table-cell>
          <table:table-cell table:formula="of:=[.E557]+5.75" office:value-type="float" office:value="624.5">
            <text:p>624.5</text:p>
          </table:table-cell>
          <table:table-cell table:formula="of:=&quot;Y&quot; &amp; [.E558]" office:value-type="string" office:string-value="Y624.5">
            <text:p>Y624.5</text:p>
          </table:table-cell>
          <table:table-cell table:number-columns-repeated="8"/>
          <table:table-cell table:style-name="ce4" table:formula="of:=[.B559]" office:value-type="string" office:string-value="N566">
            <text:p>N566</text:p>
          </table:table-cell>
          <table:table-cell table:style-name="ce4" table:formula="of:=[.D559]" office:value-type="string" office:string-value="X5150">
            <text:p>X5150</text:p>
          </table:table-cell>
          <table:table-cell table:style-name="ce4" table:formula="of:=[.F559]" office:value-type="string" office:string-value="Y630.25">
            <text:p>Y630.25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&quot;N&quot;&amp;[.A559]" office:value-type="string" office:string-value="N566">
            <text:p>N566</text:p>
          </table:table-cell>
          <table:table-cell table:formula="of:=5150" office:value-type="float" office:value="5150">
            <text:p>5150</text:p>
          </table:table-cell>
          <table:table-cell table:formula="of:= &quot;X&quot;&amp; [.C559]" office:value-type="string" office:string-value="X5150">
            <text:p>X5150</text:p>
          </table:table-cell>
          <table:table-cell table:formula="of:=[.E558]+5.75" office:value-type="float" office:value="630.25">
            <text:p>630.25</text:p>
          </table:table-cell>
          <table:table-cell table:formula="of:=&quot;Y&quot; &amp; [.E559]" office:value-type="string" office:string-value="Y630.25">
            <text:p>Y630.25</text:p>
          </table:table-cell>
          <table:table-cell table:number-columns-repeated="8"/>
          <table:table-cell table:style-name="ce4" table:formula="of:=[.B560]" office:value-type="string" office:string-value="N567">
            <text:p>N567</text:p>
          </table:table-cell>
          <table:table-cell table:style-name="ce4" table:formula="of:=[.D560]" office:value-type="string" office:string-value="X5150">
            <text:p>X5150</text:p>
          </table:table-cell>
          <table:table-cell table:style-name="ce4" table:formula="of:=[.F560]" office:value-type="string" office:string-value="Y636">
            <text:p>Y63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&quot;N&quot;&amp;[.A560]" office:value-type="string" office:string-value="N567">
            <text:p>N567</text:p>
          </table:table-cell>
          <table:table-cell table:formula="of:=5150" office:value-type="float" office:value="5150">
            <text:p>5150</text:p>
          </table:table-cell>
          <table:table-cell table:formula="of:= &quot;X&quot;&amp; [.C560]" office:value-type="string" office:string-value="X5150">
            <text:p>X5150</text:p>
          </table:table-cell>
          <table:table-cell table:formula="of:=[.E559]+5.75" office:value-type="float" office:value="636">
            <text:p>636</text:p>
          </table:table-cell>
          <table:table-cell table:formula="of:=&quot;Y&quot; &amp; [.E560]" office:value-type="string" office:string-value="Y636">
            <text:p>Y636</text:p>
          </table:table-cell>
          <table:table-cell table:number-columns-repeated="8"/>
          <table:table-cell table:style-name="ce4" table:formula="of:=[.B561]" office:value-type="string" office:string-value="N568">
            <text:p>N568</text:p>
          </table:table-cell>
          <table:table-cell table:style-name="ce4" table:formula="of:=[.D561]" office:value-type="string" office:string-value="X5150">
            <text:p>X5150</text:p>
          </table:table-cell>
          <table:table-cell table:style-name="ce4" table:formula="of:=[.F561]" office:value-type="string" office:string-value="Y641.75">
            <text:p>Y641.7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&quot;N&quot;&amp;[.A561]" office:value-type="string" office:string-value="N568">
            <text:p>N568</text:p>
          </table:table-cell>
          <table:table-cell table:formula="of:=5150" office:value-type="float" office:value="5150">
            <text:p>5150</text:p>
          </table:table-cell>
          <table:table-cell table:formula="of:= &quot;X&quot;&amp; [.C561]" office:value-type="string" office:string-value="X5150">
            <text:p>X5150</text:p>
          </table:table-cell>
          <table:table-cell table:formula="of:=[.E560]+5.75" office:value-type="float" office:value="641.75">
            <text:p>641.75</text:p>
          </table:table-cell>
          <table:table-cell table:formula="of:=&quot;Y&quot; &amp; [.E561]" office:value-type="string" office:string-value="Y641.75">
            <text:p>Y641.75</text:p>
          </table:table-cell>
          <table:table-cell table:number-columns-repeated="8"/>
          <table:table-cell table:style-name="ce4" table:formula="of:=[.B562]" office:value-type="string" office:string-value="N569">
            <text:p>N569</text:p>
          </table:table-cell>
          <table:table-cell table:style-name="ce4" table:formula="of:=[.D562]" office:value-type="string" office:string-value="X5150">
            <text:p>X5150</text:p>
          </table:table-cell>
          <table:table-cell table:style-name="ce4" table:formula="of:=[.F562]" office:value-type="string" office:string-value="Y647.5">
            <text:p>Y647.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&quot;N&quot;&amp;[.A562]" office:value-type="string" office:string-value="N569">
            <text:p>N569</text:p>
          </table:table-cell>
          <table:table-cell table:formula="of:=5150" office:value-type="float" office:value="5150">
            <text:p>5150</text:p>
          </table:table-cell>
          <table:table-cell table:formula="of:= &quot;X&quot;&amp; [.C562]" office:value-type="string" office:string-value="X5150">
            <text:p>X5150</text:p>
          </table:table-cell>
          <table:table-cell table:formula="of:=[.E561]+5.75" office:value-type="float" office:value="647.5">
            <text:p>647.5</text:p>
          </table:table-cell>
          <table:table-cell table:formula="of:=&quot;Y&quot; &amp; [.E562]" office:value-type="string" office:string-value="Y647.5">
            <text:p>Y647.5</text:p>
          </table:table-cell>
          <table:table-cell table:number-columns-repeated="8"/>
          <table:table-cell table:style-name="ce4" table:formula="of:=[.B563]" office:value-type="string" office:string-value="N570">
            <text:p>N570</text:p>
          </table:table-cell>
          <table:table-cell table:style-name="ce4" table:formula="of:=[.D563]" office:value-type="string" office:string-value="X5150">
            <text:p>X5150</text:p>
          </table:table-cell>
          <table:table-cell table:style-name="ce4" table:formula="of:=[.F563]" office:value-type="string" office:string-value="Y653.25">
            <text:p>Y653.2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&quot;N&quot;&amp;[.A563]" office:value-type="string" office:string-value="N570">
            <text:p>N570</text:p>
          </table:table-cell>
          <table:table-cell table:formula="of:=5150" office:value-type="float" office:value="5150">
            <text:p>5150</text:p>
          </table:table-cell>
          <table:table-cell table:formula="of:= &quot;X&quot;&amp; [.C563]" office:value-type="string" office:string-value="X5150">
            <text:p>X5150</text:p>
          </table:table-cell>
          <table:table-cell table:formula="of:=[.E562]+5.75" office:value-type="float" office:value="653.25">
            <text:p>653.25</text:p>
          </table:table-cell>
          <table:table-cell table:formula="of:=&quot;Y&quot; &amp; [.E563]" office:value-type="string" office:string-value="Y653.25">
            <text:p>Y653.25</text:p>
          </table:table-cell>
          <table:table-cell table:number-columns-repeated="8"/>
          <table:table-cell table:style-name="ce4" table:formula="of:=[.B564]" office:value-type="string" office:string-value="N571">
            <text:p>N571</text:p>
          </table:table-cell>
          <table:table-cell table:style-name="ce4" table:formula="of:=[.D564]" office:value-type="string" office:string-value="X5150">
            <text:p>X5150</text:p>
          </table:table-cell>
          <table:table-cell table:style-name="ce4" table:formula="of:=[.F564]" office:value-type="string" office:string-value="Y659">
            <text:p>Y659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&quot;N&quot;&amp;[.A564]" office:value-type="string" office:string-value="N571">
            <text:p>N571</text:p>
          </table:table-cell>
          <table:table-cell table:formula="of:=5150" office:value-type="float" office:value="5150">
            <text:p>5150</text:p>
          </table:table-cell>
          <table:table-cell table:formula="of:= &quot;X&quot;&amp; [.C564]" office:value-type="string" office:string-value="X5150">
            <text:p>X5150</text:p>
          </table:table-cell>
          <table:table-cell table:formula="of:=[.E563]+5.75" office:value-type="float" office:value="659">
            <text:p>659</text:p>
          </table:table-cell>
          <table:table-cell table:formula="of:=&quot;Y&quot; &amp; [.E564]" office:value-type="string" office:string-value="Y659">
            <text:p>Y659</text:p>
          </table:table-cell>
          <table:table-cell table:number-columns-repeated="8"/>
          <table:table-cell table:style-name="ce4" table:formula="of:=[.B565]" office:value-type="string" office:string-value="N572">
            <text:p>N572</text:p>
          </table:table-cell>
          <table:table-cell table:style-name="ce4" table:formula="of:=[.D565]" office:value-type="string" office:string-value="X5150">
            <text:p>X5150</text:p>
          </table:table-cell>
          <table:table-cell table:style-name="ce4" table:formula="of:=[.F565]" office:value-type="string" office:string-value="Y664.75">
            <text:p>Y664.7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&quot;N&quot;&amp;[.A565]" office:value-type="string" office:string-value="N572">
            <text:p>N572</text:p>
          </table:table-cell>
          <table:table-cell table:formula="of:=5150" office:value-type="float" office:value="5150">
            <text:p>5150</text:p>
          </table:table-cell>
          <table:table-cell table:formula="of:= &quot;X&quot;&amp; [.C565]" office:value-type="string" office:string-value="X5150">
            <text:p>X5150</text:p>
          </table:table-cell>
          <table:table-cell table:formula="of:=[.E564]+5.75" office:value-type="float" office:value="664.75">
            <text:p>664.75</text:p>
          </table:table-cell>
          <table:table-cell table:formula="of:=&quot;Y&quot; &amp; [.E565]" office:value-type="string" office:string-value="Y664.75">
            <text:p>Y664.75</text:p>
          </table:table-cell>
          <table:table-cell table:number-columns-repeated="8"/>
          <table:table-cell table:style-name="ce4" table:formula="of:=[.B566]" office:value-type="string" office:string-value="N573">
            <text:p>N573</text:p>
          </table:table-cell>
          <table:table-cell table:style-name="ce4" table:formula="of:=[.D566]" office:value-type="string" office:string-value="X5150">
            <text:p>X5150</text:p>
          </table:table-cell>
          <table:table-cell table:style-name="ce4" table:formula="of:=[.F566]" office:value-type="string" office:string-value="Y670.5">
            <text:p>Y670.5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&quot;N&quot;&amp;[.A566]" office:value-type="string" office:string-value="N573">
            <text:p>N573</text:p>
          </table:table-cell>
          <table:table-cell table:formula="of:=5150" office:value-type="float" office:value="5150">
            <text:p>5150</text:p>
          </table:table-cell>
          <table:table-cell table:formula="of:= &quot;X&quot;&amp; [.C566]" office:value-type="string" office:string-value="X5150">
            <text:p>X5150</text:p>
          </table:table-cell>
          <table:table-cell table:formula="of:=[.E565]+5.75" office:value-type="float" office:value="670.5">
            <text:p>670.5</text:p>
          </table:table-cell>
          <table:table-cell table:formula="of:=&quot;Y&quot; &amp; [.E566]" office:value-type="string" office:string-value="Y670.5">
            <text:p>Y670.5</text:p>
          </table:table-cell>
          <table:table-cell table:number-columns-repeated="8"/>
          <table:table-cell table:style-name="ce4" table:formula="of:=[.B567]" office:value-type="string" office:string-value="N574">
            <text:p>N574</text:p>
          </table:table-cell>
          <table:table-cell table:style-name="ce4" table:formula="of:=[.D567]" office:value-type="string" office:string-value="X5150">
            <text:p>X5150</text:p>
          </table:table-cell>
          <table:table-cell table:style-name="ce4" table:formula="of:=[.F567]" office:value-type="string" office:string-value="Y676.25">
            <text:p>Y676.25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&quot;N&quot;&amp;[.A567]" office:value-type="string" office:string-value="N574">
            <text:p>N574</text:p>
          </table:table-cell>
          <table:table-cell table:formula="of:=5150" office:value-type="float" office:value="5150">
            <text:p>5150</text:p>
          </table:table-cell>
          <table:table-cell table:formula="of:= &quot;X&quot;&amp; [.C567]" office:value-type="string" office:string-value="X5150">
            <text:p>X5150</text:p>
          </table:table-cell>
          <table:table-cell table:formula="of:=[.E566]+5.75" office:value-type="float" office:value="676.25">
            <text:p>676.25</text:p>
          </table:table-cell>
          <table:table-cell table:formula="of:=&quot;Y&quot; &amp; [.E567]" office:value-type="string" office:string-value="Y676.25">
            <text:p>Y676.25</text:p>
          </table:table-cell>
          <table:table-cell table:number-columns-repeated="8"/>
          <table:table-cell table:style-name="ce4" table:formula="of:=[.B568]" office:value-type="string" office:string-value="N575">
            <text:p>N575</text:p>
          </table:table-cell>
          <table:table-cell table:style-name="ce4" table:formula="of:=[.D568]" office:value-type="string" office:string-value="X5150">
            <text:p>X5150</text:p>
          </table:table-cell>
          <table:table-cell table:style-name="ce4" table:formula="of:=[.F568]" office:value-type="string" office:string-value="Y682">
            <text:p>Y68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&quot;N&quot;&amp;[.A568]" office:value-type="string" office:string-value="N575">
            <text:p>N575</text:p>
          </table:table-cell>
          <table:table-cell table:formula="of:=5150" office:value-type="float" office:value="5150">
            <text:p>5150</text:p>
          </table:table-cell>
          <table:table-cell table:formula="of:= &quot;X&quot;&amp; [.C568]" office:value-type="string" office:string-value="X5150">
            <text:p>X5150</text:p>
          </table:table-cell>
          <table:table-cell table:formula="of:=[.E567]+5.75" office:value-type="float" office:value="682">
            <text:p>682</text:p>
          </table:table-cell>
          <table:table-cell table:formula="of:=&quot;Y&quot; &amp; [.E568]" office:value-type="string" office:string-value="Y682">
            <text:p>Y682</text:p>
          </table:table-cell>
          <table:table-cell table:number-columns-repeated="8"/>
          <table:table-cell table:style-name="ce4" table:formula="of:=[.B569]" office:value-type="string" office:string-value="N576">
            <text:p>N576</text:p>
          </table:table-cell>
          <table:table-cell table:style-name="ce4" table:formula="of:=[.D569]" office:value-type="string" office:string-value="X5150">
            <text:p>X5150</text:p>
          </table:table-cell>
          <table:table-cell table:style-name="ce4" table:formula="of:=[.F569]" office:value-type="string" office:string-value="Y687.75">
            <text:p>Y687.7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&quot;N&quot;&amp;[.A569]" office:value-type="string" office:string-value="N576">
            <text:p>N576</text:p>
          </table:table-cell>
          <table:table-cell table:formula="of:=5150" office:value-type="float" office:value="5150">
            <text:p>5150</text:p>
          </table:table-cell>
          <table:table-cell table:formula="of:= &quot;X&quot;&amp; [.C569]" office:value-type="string" office:string-value="X5150">
            <text:p>X5150</text:p>
          </table:table-cell>
          <table:table-cell table:formula="of:=[.E568]+5.75" office:value-type="float" office:value="687.75">
            <text:p>687.75</text:p>
          </table:table-cell>
          <table:table-cell table:formula="of:=&quot;Y&quot; &amp; [.E569]" office:value-type="string" office:string-value="Y687.75">
            <text:p>Y687.75</text:p>
          </table:table-cell>
          <table:table-cell table:number-columns-repeated="8"/>
          <table:table-cell table:style-name="ce4" table:formula="of:=[.B570]" office:value-type="string" office:string-value="N577">
            <text:p>N577</text:p>
          </table:table-cell>
          <table:table-cell table:style-name="ce4" table:formula="of:=[.D570]" office:value-type="string" office:string-value="X5150">
            <text:p>X5150</text:p>
          </table:table-cell>
          <table:table-cell table:style-name="ce4" table:formula="of:=[.F570]" office:value-type="string" office:string-value="Y693.5">
            <text:p>Y693.5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&quot;N&quot;&amp;[.A570]" office:value-type="string" office:string-value="N577">
            <text:p>N577</text:p>
          </table:table-cell>
          <table:table-cell table:formula="of:=5150" office:value-type="float" office:value="5150">
            <text:p>5150</text:p>
          </table:table-cell>
          <table:table-cell table:formula="of:= &quot;X&quot;&amp; [.C570]" office:value-type="string" office:string-value="X5150">
            <text:p>X5150</text:p>
          </table:table-cell>
          <table:table-cell table:formula="of:=[.E569]+5.75" office:value-type="float" office:value="693.5">
            <text:p>693.5</text:p>
          </table:table-cell>
          <table:table-cell table:formula="of:=&quot;Y&quot; &amp; [.E570]" office:value-type="string" office:string-value="Y693.5">
            <text:p>Y693.5</text:p>
          </table:table-cell>
          <table:table-cell table:number-columns-repeated="8"/>
          <table:table-cell table:style-name="ce4" table:formula="of:=[.B571]" office:value-type="string" office:string-value="N578">
            <text:p>N578</text:p>
          </table:table-cell>
          <table:table-cell table:style-name="ce4" table:formula="of:=[.D571]" office:value-type="string" office:string-value="X5150">
            <text:p>X5150</text:p>
          </table:table-cell>
          <table:table-cell table:style-name="ce4" table:formula="of:=[.F571]" office:value-type="string" office:string-value="Y699.25">
            <text:p>Y699.25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&quot;N&quot;&amp;[.A571]" office:value-type="string" office:string-value="N578">
            <text:p>N578</text:p>
          </table:table-cell>
          <table:table-cell table:formula="of:=5150" office:value-type="float" office:value="5150">
            <text:p>5150</text:p>
          </table:table-cell>
          <table:table-cell table:formula="of:= &quot;X&quot;&amp; [.C571]" office:value-type="string" office:string-value="X5150">
            <text:p>X5150</text:p>
          </table:table-cell>
          <table:table-cell table:formula="of:=[.E570]+5.75" office:value-type="float" office:value="699.25">
            <text:p>699.25</text:p>
          </table:table-cell>
          <table:table-cell table:formula="of:=&quot;Y&quot; &amp; [.E571]" office:value-type="string" office:string-value="Y699.25">
            <text:p>Y699.25</text:p>
          </table:table-cell>
          <table:table-cell table:number-columns-repeated="8"/>
          <table:table-cell table:style-name="ce4" table:formula="of:=[.B572]" office:value-type="string" office:string-value="N579">
            <text:p>N579</text:p>
          </table:table-cell>
          <table:table-cell table:style-name="ce4" table:formula="of:=[.D572]" office:value-type="string" office:string-value="X5150">
            <text:p>X5150</text:p>
          </table:table-cell>
          <table:table-cell table:style-name="ce4" table:formula="of:=[.F572]" office:value-type="string" office:string-value="Y705">
            <text:p>Y70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&quot;N&quot;&amp;[.A572]" office:value-type="string" office:string-value="N579">
            <text:p>N579</text:p>
          </table:table-cell>
          <table:table-cell table:formula="of:=5150" office:value-type="float" office:value="5150">
            <text:p>5150</text:p>
          </table:table-cell>
          <table:table-cell table:formula="of:= &quot;X&quot;&amp; [.C572]" office:value-type="string" office:string-value="X5150">
            <text:p>X5150</text:p>
          </table:table-cell>
          <table:table-cell table:formula="of:=[.E571]+5.75" office:value-type="float" office:value="705">
            <text:p>705</text:p>
          </table:table-cell>
          <table:table-cell table:formula="of:=&quot;Y&quot; &amp; [.E572]" office:value-type="string" office:string-value="Y705">
            <text:p>Y705</text:p>
          </table:table-cell>
          <table:table-cell table:number-columns-repeated="8"/>
          <table:table-cell table:style-name="ce4" table:formula="of:=[.B573]" office:value-type="string" office:string-value="N580">
            <text:p>N580</text:p>
          </table:table-cell>
          <table:table-cell table:style-name="ce4" table:formula="of:=[.D573]" office:value-type="string" office:string-value="X5150">
            <text:p>X5150</text:p>
          </table:table-cell>
          <table:table-cell table:style-name="ce4" table:formula="of:=[.F573]" office:value-type="string" office:string-value="Y710.75">
            <text:p>Y710.7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&quot;N&quot;&amp;[.A573]" office:value-type="string" office:string-value="N580">
            <text:p>N580</text:p>
          </table:table-cell>
          <table:table-cell table:formula="of:=5150" office:value-type="float" office:value="5150">
            <text:p>5150</text:p>
          </table:table-cell>
          <table:table-cell table:formula="of:= &quot;X&quot;&amp; [.C573]" office:value-type="string" office:string-value="X5150">
            <text:p>X5150</text:p>
          </table:table-cell>
          <table:table-cell table:formula="of:=[.E572]+5.75" office:value-type="float" office:value="710.75">
            <text:p>710.75</text:p>
          </table:table-cell>
          <table:table-cell table:formula="of:=&quot;Y&quot; &amp; [.E573]" office:value-type="string" office:string-value="Y710.75">
            <text:p>Y710.75</text:p>
          </table:table-cell>
          <table:table-cell table:number-columns-repeated="8"/>
          <table:table-cell table:style-name="ce4" table:formula="of:=[.B574]" office:value-type="string" office:string-value="N581">
            <text:p>N581</text:p>
          </table:table-cell>
          <table:table-cell table:style-name="ce4" table:formula="of:=[.D574]" office:value-type="string" office:string-value="X5150">
            <text:p>X5150</text:p>
          </table:table-cell>
          <table:table-cell table:style-name="ce4" table:formula="of:=[.F574]" office:value-type="string" office:string-value="Y716.5">
            <text:p>Y716.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&quot;N&quot;&amp;[.A574]" office:value-type="string" office:string-value="N581">
            <text:p>N581</text:p>
          </table:table-cell>
          <table:table-cell table:formula="of:=5150" office:value-type="float" office:value="5150">
            <text:p>5150</text:p>
          </table:table-cell>
          <table:table-cell table:formula="of:= &quot;X&quot;&amp; [.C574]" office:value-type="string" office:string-value="X5150">
            <text:p>X5150</text:p>
          </table:table-cell>
          <table:table-cell table:formula="of:=[.E573]+5.75" office:value-type="float" office:value="716.5">
            <text:p>716.5</text:p>
          </table:table-cell>
          <table:table-cell table:formula="of:=&quot;Y&quot; &amp; [.E574]" office:value-type="string" office:string-value="Y716.5">
            <text:p>Y716.5</text:p>
          </table:table-cell>
          <table:table-cell table:number-columns-repeated="8"/>
          <table:table-cell table:style-name="ce4" table:formula="of:=[.B575]" office:value-type="string" office:string-value="N582">
            <text:p>N582</text:p>
          </table:table-cell>
          <table:table-cell table:style-name="ce4" table:formula="of:=[.D575]" office:value-type="string" office:string-value="X5150">
            <text:p>X5150</text:p>
          </table:table-cell>
          <table:table-cell table:style-name="ce4" table:formula="of:=[.F575]" office:value-type="string" office:string-value="Y722.25">
            <text:p>Y722.25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&quot;N&quot;&amp;[.A575]" office:value-type="string" office:string-value="N582">
            <text:p>N582</text:p>
          </table:table-cell>
          <table:table-cell table:formula="of:=5150" office:value-type="float" office:value="5150">
            <text:p>5150</text:p>
          </table:table-cell>
          <table:table-cell table:formula="of:= &quot;X&quot;&amp; [.C575]" office:value-type="string" office:string-value="X5150">
            <text:p>X5150</text:p>
          </table:table-cell>
          <table:table-cell table:formula="of:=[.E574]+5.75" office:value-type="float" office:value="722.25">
            <text:p>722.25</text:p>
          </table:table-cell>
          <table:table-cell table:formula="of:=&quot;Y&quot; &amp; [.E575]" office:value-type="string" office:string-value="Y722.25">
            <text:p>Y722.25</text:p>
          </table:table-cell>
          <table:table-cell table:number-columns-repeated="8"/>
          <table:table-cell table:style-name="ce4" table:formula="of:=[.B576]" office:value-type="string" office:string-value="N583">
            <text:p>N583</text:p>
          </table:table-cell>
          <table:table-cell table:style-name="ce4" table:formula="of:=[.D576]" office:value-type="string" office:string-value="X5150">
            <text:p>X5150</text:p>
          </table:table-cell>
          <table:table-cell table:style-name="ce4" table:formula="of:=[.F576]" office:value-type="string" office:string-value="Y728">
            <text:p>Y728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&quot;N&quot;&amp;[.A576]" office:value-type="string" office:string-value="N583">
            <text:p>N583</text:p>
          </table:table-cell>
          <table:table-cell table:formula="of:=5150" office:value-type="float" office:value="5150">
            <text:p>5150</text:p>
          </table:table-cell>
          <table:table-cell table:formula="of:= &quot;X&quot;&amp; [.C576]" office:value-type="string" office:string-value="X5150">
            <text:p>X5150</text:p>
          </table:table-cell>
          <table:table-cell table:formula="of:=[.E575]+5.75" office:value-type="float" office:value="728">
            <text:p>728</text:p>
          </table:table-cell>
          <table:table-cell table:formula="of:=&quot;Y&quot; &amp; [.E576]" office:value-type="string" office:string-value="Y728">
            <text:p>Y728</text:p>
          </table:table-cell>
          <table:table-cell table:number-columns-repeated="8"/>
          <table:table-cell table:style-name="ce4" table:formula="of:=[.B577]" office:value-type="string" office:string-value="N584">
            <text:p>N584</text:p>
          </table:table-cell>
          <table:table-cell table:style-name="ce4" table:formula="of:=[.D577]" office:value-type="string" office:string-value="X5150">
            <text:p>X5150</text:p>
          </table:table-cell>
          <table:table-cell table:style-name="ce4" table:formula="of:=[.F577]" office:value-type="string" office:string-value="Y733.75">
            <text:p>Y733.7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&quot;N&quot;&amp;[.A577]" office:value-type="string" office:string-value="N584">
            <text:p>N584</text:p>
          </table:table-cell>
          <table:table-cell table:formula="of:=5150" office:value-type="float" office:value="5150">
            <text:p>5150</text:p>
          </table:table-cell>
          <table:table-cell table:formula="of:= &quot;X&quot;&amp; [.C577]" office:value-type="string" office:string-value="X5150">
            <text:p>X5150</text:p>
          </table:table-cell>
          <table:table-cell table:formula="of:=[.E576]+5.75" office:value-type="float" office:value="733.75">
            <text:p>733.75</text:p>
          </table:table-cell>
          <table:table-cell table:formula="of:=&quot;Y&quot; &amp; [.E577]" office:value-type="string" office:string-value="Y733.75">
            <text:p>Y733.75</text:p>
          </table:table-cell>
          <table:table-cell table:number-columns-repeated="8"/>
          <table:table-cell table:style-name="ce4" table:formula="of:=[.B578]" office:value-type="string" office:string-value="N585">
            <text:p>N585</text:p>
          </table:table-cell>
          <table:table-cell table:style-name="ce4" table:formula="of:=[.D578]" office:value-type="string" office:string-value="X5150">
            <text:p>X5150</text:p>
          </table:table-cell>
          <table:table-cell table:style-name="ce4" table:formula="of:=[.F578]" office:value-type="string" office:string-value="Y739.5">
            <text:p>Y739.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&quot;N&quot;&amp;[.A578]" office:value-type="string" office:string-value="N585">
            <text:p>N585</text:p>
          </table:table-cell>
          <table:table-cell table:formula="of:=5150" office:value-type="float" office:value="5150">
            <text:p>5150</text:p>
          </table:table-cell>
          <table:table-cell table:formula="of:= &quot;X&quot;&amp; [.C578]" office:value-type="string" office:string-value="X5150">
            <text:p>X5150</text:p>
          </table:table-cell>
          <table:table-cell table:formula="of:=[.E577]+5.75" office:value-type="float" office:value="739.5">
            <text:p>739.5</text:p>
          </table:table-cell>
          <table:table-cell table:formula="of:=&quot;Y&quot; &amp; [.E578]" office:value-type="string" office:string-value="Y739.5">
            <text:p>Y739.5</text:p>
          </table:table-cell>
          <table:table-cell table:number-columns-repeated="8"/>
          <table:table-cell table:style-name="ce4" table:formula="of:=[.B579]" office:value-type="string" office:string-value="N586">
            <text:p>N586</text:p>
          </table:table-cell>
          <table:table-cell table:style-name="ce4" table:formula="of:=[.D579]" office:value-type="string" office:string-value="X5150">
            <text:p>X5150</text:p>
          </table:table-cell>
          <table:table-cell table:style-name="ce4" table:formula="of:=[.F579]" office:value-type="string" office:string-value="Y745.25">
            <text:p>Y745.25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&quot;N&quot;&amp;[.A579]" office:value-type="string" office:string-value="N586">
            <text:p>N586</text:p>
          </table:table-cell>
          <table:table-cell table:formula="of:=5150" office:value-type="float" office:value="5150">
            <text:p>5150</text:p>
          </table:table-cell>
          <table:table-cell table:formula="of:= &quot;X&quot;&amp; [.C579]" office:value-type="string" office:string-value="X5150">
            <text:p>X5150</text:p>
          </table:table-cell>
          <table:table-cell table:formula="of:=[.E578]+5.75" office:value-type="float" office:value="745.25">
            <text:p>745.25</text:p>
          </table:table-cell>
          <table:table-cell table:formula="of:=&quot;Y&quot; &amp; [.E579]" office:value-type="string" office:string-value="Y745.25">
            <text:p>Y745.25</text:p>
          </table:table-cell>
          <table:table-cell table:number-columns-repeated="8"/>
          <table:table-cell table:style-name="ce4" table:formula="of:=[.B580]" office:value-type="string" office:string-value="N587">
            <text:p>N587</text:p>
          </table:table-cell>
          <table:table-cell table:style-name="ce4" table:formula="of:=[.D580]" office:value-type="string" office:string-value="X5150">
            <text:p>X5150</text:p>
          </table:table-cell>
          <table:table-cell table:style-name="ce4" table:formula="of:=[.F580]" office:value-type="string" office:string-value="Y751">
            <text:p>Y75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&quot;N&quot;&amp;[.A580]" office:value-type="string" office:string-value="N587">
            <text:p>N587</text:p>
          </table:table-cell>
          <table:table-cell table:formula="of:=5150" office:value-type="float" office:value="5150">
            <text:p>5150</text:p>
          </table:table-cell>
          <table:table-cell table:formula="of:= &quot;X&quot;&amp; [.C580]" office:value-type="string" office:string-value="X5150">
            <text:p>X5150</text:p>
          </table:table-cell>
          <table:table-cell table:formula="of:=[.E579]+5.75" office:value-type="float" office:value="751">
            <text:p>751</text:p>
          </table:table-cell>
          <table:table-cell table:formula="of:=&quot;Y&quot; &amp; [.E580]" office:value-type="string" office:string-value="Y751">
            <text:p>Y751</text:p>
          </table:table-cell>
          <table:table-cell table:number-columns-repeated="8"/>
          <table:table-cell table:style-name="ce4" table:formula="of:=[.B581]" office:value-type="string" office:string-value="N588">
            <text:p>N588</text:p>
          </table:table-cell>
          <table:table-cell table:style-name="ce4" table:formula="of:=[.D581]" office:value-type="string" office:string-value="X5150">
            <text:p>X5150</text:p>
          </table:table-cell>
          <table:table-cell table:style-name="ce4" table:formula="of:=[.F581]" office:value-type="string" office:string-value="Y756.75">
            <text:p>Y756.7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&quot;N&quot;&amp;[.A581]" office:value-type="string" office:string-value="N588">
            <text:p>N588</text:p>
          </table:table-cell>
          <table:table-cell table:formula="of:=5150" office:value-type="float" office:value="5150">
            <text:p>5150</text:p>
          </table:table-cell>
          <table:table-cell table:formula="of:= &quot;X&quot;&amp; [.C581]" office:value-type="string" office:string-value="X5150">
            <text:p>X5150</text:p>
          </table:table-cell>
          <table:table-cell table:formula="of:=[.E580]+5.75" office:value-type="float" office:value="756.75">
            <text:p>756.75</text:p>
          </table:table-cell>
          <table:table-cell table:formula="of:=&quot;Y&quot; &amp; [.E581]" office:value-type="string" office:string-value="Y756.75">
            <text:p>Y756.75</text:p>
          </table:table-cell>
          <table:table-cell table:number-columns-repeated="8"/>
          <table:table-cell table:style-name="ce4" table:formula="of:=[.B582]" office:value-type="string" office:string-value="N589">
            <text:p>N589</text:p>
          </table:table-cell>
          <table:table-cell table:style-name="ce4" table:formula="of:=[.D582]" office:value-type="string" office:string-value="X5150">
            <text:p>X5150</text:p>
          </table:table-cell>
          <table:table-cell table:style-name="ce4" table:formula="of:=[.F582]" office:value-type="string" office:string-value="Y762.5">
            <text:p>Y762.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&quot;N&quot;&amp;[.A582]" office:value-type="string" office:string-value="N589">
            <text:p>N589</text:p>
          </table:table-cell>
          <table:table-cell table:formula="of:=5150" office:value-type="float" office:value="5150">
            <text:p>5150</text:p>
          </table:table-cell>
          <table:table-cell table:formula="of:= &quot;X&quot;&amp; [.C582]" office:value-type="string" office:string-value="X5150">
            <text:p>X5150</text:p>
          </table:table-cell>
          <table:table-cell table:formula="of:=[.E581]+5.75" office:value-type="float" office:value="762.5">
            <text:p>762.5</text:p>
          </table:table-cell>
          <table:table-cell table:formula="of:=&quot;Y&quot; &amp; [.E582]" office:value-type="string" office:string-value="Y762.5">
            <text:p>Y762.5</text:p>
          </table:table-cell>
          <table:table-cell table:number-columns-repeated="8"/>
          <table:table-cell table:style-name="ce4" table:formula="of:=[.B583]" office:value-type="string" office:string-value="N590">
            <text:p>N590</text:p>
          </table:table-cell>
          <table:table-cell table:style-name="ce4" table:formula="of:=[.D583]" office:value-type="string" office:string-value="X5150">
            <text:p>X5150</text:p>
          </table:table-cell>
          <table:table-cell table:style-name="ce4" table:formula="of:=[.F583]" office:value-type="string" office:string-value="Y768.25">
            <text:p>Y768.2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&quot;N&quot;&amp;[.A583]" office:value-type="string" office:string-value="N590">
            <text:p>N590</text:p>
          </table:table-cell>
          <table:table-cell table:formula="of:=5150" office:value-type="float" office:value="5150">
            <text:p>5150</text:p>
          </table:table-cell>
          <table:table-cell table:formula="of:= &quot;X&quot;&amp; [.C583]" office:value-type="string" office:string-value="X5150">
            <text:p>X5150</text:p>
          </table:table-cell>
          <table:table-cell table:formula="of:=[.E582]+5.75" office:value-type="float" office:value="768.25">
            <text:p>768.25</text:p>
          </table:table-cell>
          <table:table-cell table:formula="of:=&quot;Y&quot; &amp; [.E583]" office:value-type="string" office:string-value="Y768.25">
            <text:p>Y768.25</text:p>
          </table:table-cell>
          <table:table-cell table:number-columns-repeated="8"/>
          <table:table-cell table:style-name="ce4" table:formula="of:=[.B584]" office:value-type="string" office:string-value="N591">
            <text:p>N591</text:p>
          </table:table-cell>
          <table:table-cell table:style-name="ce4" table:formula="of:=[.D584]" office:value-type="string" office:string-value="X5150">
            <text:p>X5150</text:p>
          </table:table-cell>
          <table:table-cell table:style-name="ce4" table:formula="of:=[.F584]" office:value-type="string" office:string-value="Y774">
            <text:p>Y774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&quot;N&quot;&amp;[.A584]" office:value-type="string" office:string-value="N591">
            <text:p>N591</text:p>
          </table:table-cell>
          <table:table-cell table:formula="of:=5150" office:value-type="float" office:value="5150">
            <text:p>5150</text:p>
          </table:table-cell>
          <table:table-cell table:formula="of:= &quot;X&quot;&amp; [.C584]" office:value-type="string" office:string-value="X5150">
            <text:p>X5150</text:p>
          </table:table-cell>
          <table:table-cell table:formula="of:=[.E583]+5.75" office:value-type="float" office:value="774">
            <text:p>774</text:p>
          </table:table-cell>
          <table:table-cell table:formula="of:=&quot;Y&quot; &amp; [.E584]" office:value-type="string" office:string-value="Y774">
            <text:p>Y774</text:p>
          </table:table-cell>
          <table:table-cell table:number-columns-repeated="8"/>
          <table:table-cell table:style-name="ce4" table:formula="of:=[.B585]" office:value-type="string" office:string-value="N592">
            <text:p>N592</text:p>
          </table:table-cell>
          <table:table-cell table:style-name="ce4" table:formula="of:=[.D585]" office:value-type="string" office:string-value="X5150">
            <text:p>X5150</text:p>
          </table:table-cell>
          <table:table-cell table:style-name="ce4" table:formula="of:=[.F585]" office:value-type="string" office:string-value="Y779.75">
            <text:p>Y779.75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&quot;N&quot;&amp;[.A585]" office:value-type="string" office:string-value="N592">
            <text:p>N592</text:p>
          </table:table-cell>
          <table:table-cell table:formula="of:=5150" office:value-type="float" office:value="5150">
            <text:p>5150</text:p>
          </table:table-cell>
          <table:table-cell table:formula="of:= &quot;X&quot;&amp; [.C585]" office:value-type="string" office:string-value="X5150">
            <text:p>X5150</text:p>
          </table:table-cell>
          <table:table-cell table:formula="of:=[.E584]+5.75" office:value-type="float" office:value="779.75">
            <text:p>779.75</text:p>
          </table:table-cell>
          <table:table-cell table:formula="of:=&quot;Y&quot; &amp; [.E585]" office:value-type="string" office:string-value="Y779.75">
            <text:p>Y779.75</text:p>
          </table:table-cell>
          <table:table-cell table:number-columns-repeated="8"/>
          <table:table-cell table:style-name="ce4" table:formula="of:=[.B586]" office:value-type="string" office:string-value="N593">
            <text:p>N593</text:p>
          </table:table-cell>
          <table:table-cell table:style-name="ce4" table:formula="of:=[.D586]" office:value-type="string" office:string-value="X5150">
            <text:p>X5150</text:p>
          </table:table-cell>
          <table:table-cell table:style-name="ce4" table:formula="of:=[.F586]" office:value-type="string" office:string-value="Y785.5">
            <text:p>Y785.5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&quot;N&quot;&amp;[.A586]" office:value-type="string" office:string-value="N593">
            <text:p>N593</text:p>
          </table:table-cell>
          <table:table-cell table:formula="of:=5150" office:value-type="float" office:value="5150">
            <text:p>5150</text:p>
          </table:table-cell>
          <table:table-cell table:formula="of:= &quot;X&quot;&amp; [.C586]" office:value-type="string" office:string-value="X5150">
            <text:p>X5150</text:p>
          </table:table-cell>
          <table:table-cell table:formula="of:=[.E585]+5.75" office:value-type="float" office:value="785.5">
            <text:p>785.5</text:p>
          </table:table-cell>
          <table:table-cell table:formula="of:=&quot;Y&quot; &amp; [.E586]" office:value-type="string" office:string-value="Y785.5">
            <text:p>Y785.5</text:p>
          </table:table-cell>
          <table:table-cell table:number-columns-repeated="8"/>
          <table:table-cell table:style-name="ce4" table:formula="of:=[.B587]" office:value-type="string" office:string-value="N594">
            <text:p>N594</text:p>
          </table:table-cell>
          <table:table-cell table:style-name="ce4" table:formula="of:=[.D587]" office:value-type="string" office:string-value="X5150">
            <text:p>X5150</text:p>
          </table:table-cell>
          <table:table-cell table:style-name="ce4" table:formula="of:=[.F587]" office:value-type="string" office:string-value="Y791.25">
            <text:p>Y791.2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&quot;N&quot;&amp;[.A587]" office:value-type="string" office:string-value="N594">
            <text:p>N594</text:p>
          </table:table-cell>
          <table:table-cell table:formula="of:=5150" office:value-type="float" office:value="5150">
            <text:p>5150</text:p>
          </table:table-cell>
          <table:table-cell table:formula="of:= &quot;X&quot;&amp; [.C587]" office:value-type="string" office:string-value="X5150">
            <text:p>X5150</text:p>
          </table:table-cell>
          <table:table-cell table:formula="of:=[.E586]+5.75" office:value-type="float" office:value="791.25">
            <text:p>791.25</text:p>
          </table:table-cell>
          <table:table-cell table:formula="of:=&quot;Y&quot; &amp; [.E587]" office:value-type="string" office:string-value="Y791.25">
            <text:p>Y791.25</text:p>
          </table:table-cell>
          <table:table-cell table:number-columns-repeated="8"/>
          <table:table-cell table:style-name="ce4" table:formula="of:=[.B588]" office:value-type="string" office:string-value="N595">
            <text:p>N595</text:p>
          </table:table-cell>
          <table:table-cell table:style-name="ce4" table:formula="of:=[.D588]" office:value-type="string" office:string-value="X5150">
            <text:p>X5150</text:p>
          </table:table-cell>
          <table:table-cell table:style-name="ce4" table:formula="of:=[.F588]" office:value-type="string" office:string-value="Y797">
            <text:p>Y797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&quot;N&quot;&amp;[.A588]" office:value-type="string" office:string-value="N595">
            <text:p>N595</text:p>
          </table:table-cell>
          <table:table-cell table:formula="of:=5150" office:value-type="float" office:value="5150">
            <text:p>5150</text:p>
          </table:table-cell>
          <table:table-cell table:formula="of:= &quot;X&quot;&amp; [.C588]" office:value-type="string" office:string-value="X5150">
            <text:p>X5150</text:p>
          </table:table-cell>
          <table:table-cell table:formula="of:=[.E587]+5.75" office:value-type="float" office:value="797">
            <text:p>797</text:p>
          </table:table-cell>
          <table:table-cell table:formula="of:=&quot;Y&quot; &amp; [.E588]" office:value-type="string" office:string-value="Y797">
            <text:p>Y797</text:p>
          </table:table-cell>
          <table:table-cell table:number-columns-repeated="8"/>
          <table:table-cell table:style-name="ce4" table:formula="of:=[.B589]" office:value-type="string" office:string-value="N596">
            <text:p>N596</text:p>
          </table:table-cell>
          <table:table-cell table:style-name="ce4" table:formula="of:=[.D589]" office:value-type="string" office:string-value="X5150">
            <text:p>X5150</text:p>
          </table:table-cell>
          <table:table-cell table:style-name="ce4" table:formula="of:=[.F589]" office:value-type="string" office:string-value="Y802.75">
            <text:p>Y802.75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&quot;N&quot;&amp;[.A589]" office:value-type="string" office:string-value="N596">
            <text:p>N596</text:p>
          </table:table-cell>
          <table:table-cell table:formula="of:=5150" office:value-type="float" office:value="5150">
            <text:p>5150</text:p>
          </table:table-cell>
          <table:table-cell table:formula="of:= &quot;X&quot;&amp; [.C589]" office:value-type="string" office:string-value="X5150">
            <text:p>X5150</text:p>
          </table:table-cell>
          <table:table-cell table:formula="of:=[.E588]+5.75" office:value-type="float" office:value="802.75">
            <text:p>802.75</text:p>
          </table:table-cell>
          <table:table-cell table:formula="of:=&quot;Y&quot; &amp; [.E589]" office:value-type="string" office:string-value="Y802.75">
            <text:p>Y802.75</text:p>
          </table:table-cell>
          <table:table-cell table:number-columns-repeated="8"/>
          <table:table-cell table:style-name="ce4" table:formula="of:=[.B590]" office:value-type="string" office:string-value="N597">
            <text:p>N597</text:p>
          </table:table-cell>
          <table:table-cell table:style-name="ce4" table:formula="of:=[.D590]" office:value-type="string" office:string-value="X5150">
            <text:p>X5150</text:p>
          </table:table-cell>
          <table:table-cell table:style-name="ce4" table:formula="of:=[.F590]" office:value-type="string" office:string-value="Y808.5">
            <text:p>Y808.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&quot;N&quot;&amp;[.A590]" office:value-type="string" office:string-value="N597">
            <text:p>N597</text:p>
          </table:table-cell>
          <table:table-cell table:formula="of:=5150" office:value-type="float" office:value="5150">
            <text:p>5150</text:p>
          </table:table-cell>
          <table:table-cell table:formula="of:= &quot;X&quot;&amp; [.C590]" office:value-type="string" office:string-value="X5150">
            <text:p>X5150</text:p>
          </table:table-cell>
          <table:table-cell table:formula="of:=[.E589]+5.75" office:value-type="float" office:value="808.5">
            <text:p>808.5</text:p>
          </table:table-cell>
          <table:table-cell table:formula="of:=&quot;Y&quot; &amp; [.E590]" office:value-type="string" office:string-value="Y808.5">
            <text:p>Y808.5</text:p>
          </table:table-cell>
          <table:table-cell table:number-columns-repeated="8"/>
          <table:table-cell table:style-name="ce4" table:formula="of:=[.B591]" office:value-type="string" office:string-value="N598">
            <text:p>N598</text:p>
          </table:table-cell>
          <table:table-cell table:style-name="ce4" table:formula="of:=[.D591]" office:value-type="string" office:string-value="X5150">
            <text:p>X5150</text:p>
          </table:table-cell>
          <table:table-cell table:style-name="ce4" table:formula="of:=[.F591]" office:value-type="string" office:string-value="Y814.25">
            <text:p>Y814.2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&quot;N&quot;&amp;[.A591]" office:value-type="string" office:string-value="N598">
            <text:p>N598</text:p>
          </table:table-cell>
          <table:table-cell table:formula="of:=5150" office:value-type="float" office:value="5150">
            <text:p>5150</text:p>
          </table:table-cell>
          <table:table-cell table:formula="of:= &quot;X&quot;&amp; [.C591]" office:value-type="string" office:string-value="X5150">
            <text:p>X5150</text:p>
          </table:table-cell>
          <table:table-cell table:formula="of:=[.E590]+5.75" office:value-type="float" office:value="814.25">
            <text:p>814.25</text:p>
          </table:table-cell>
          <table:table-cell table:formula="of:=&quot;Y&quot; &amp; [.E591]" office:value-type="string" office:string-value="Y814.25">
            <text:p>Y814.25</text:p>
          </table:table-cell>
          <table:table-cell table:number-columns-repeated="8"/>
          <table:table-cell table:style-name="ce4" table:formula="of:=[.B592]" office:value-type="string" office:string-value="N599">
            <text:p>N599</text:p>
          </table:table-cell>
          <table:table-cell table:style-name="ce4" table:formula="of:=[.D592]" office:value-type="string" office:string-value="X5150">
            <text:p>X5150</text:p>
          </table:table-cell>
          <table:table-cell table:style-name="ce4" table:formula="of:=[.F592]" office:value-type="string" office:string-value="Y820">
            <text:p>Y820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&quot;N&quot;&amp;[.A592]" office:value-type="string" office:string-value="N599">
            <text:p>N599</text:p>
          </table:table-cell>
          <table:table-cell table:formula="of:=5150" office:value-type="float" office:value="5150">
            <text:p>5150</text:p>
          </table:table-cell>
          <table:table-cell table:formula="of:= &quot;X&quot;&amp; [.C592]" office:value-type="string" office:string-value="X5150">
            <text:p>X5150</text:p>
          </table:table-cell>
          <table:table-cell table:formula="of:=[.E591]+5.75" office:value-type="float" office:value="820">
            <text:p>820</text:p>
          </table:table-cell>
          <table:table-cell table:formula="of:=&quot;Y&quot; &amp; [.E592]" office:value-type="string" office:string-value="Y820">
            <text:p>Y820</text:p>
          </table:table-cell>
          <table:table-cell table:number-columns-repeated="8"/>
          <table:table-cell table:style-name="ce4" table:formula="of:=[.B593]" office:value-type="string" office:string-value="N600">
            <text:p>N600</text:p>
          </table:table-cell>
          <table:table-cell table:style-name="ce4" table:formula="of:=[.D593]" office:value-type="string" office:string-value="X5150">
            <text:p>X5150</text:p>
          </table:table-cell>
          <table:table-cell table:style-name="ce4" table:formula="of:=[.F593]" office:value-type="string" office:string-value="Y825.75">
            <text:p>Y825.7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&quot;N&quot;&amp;[.A593]" office:value-type="string" office:string-value="N600">
            <text:p>N600</text:p>
          </table:table-cell>
          <table:table-cell table:formula="of:=5150" office:value-type="float" office:value="5150">
            <text:p>5150</text:p>
          </table:table-cell>
          <table:table-cell table:formula="of:= &quot;X&quot;&amp; [.C593]" office:value-type="string" office:string-value="X5150">
            <text:p>X5150</text:p>
          </table:table-cell>
          <table:table-cell table:formula="of:=[.E592]+5.75" office:value-type="float" office:value="825.75">
            <text:p>825.75</text:p>
          </table:table-cell>
          <table:table-cell table:formula="of:=&quot;Y&quot; &amp; [.E593]" office:value-type="string" office:string-value="Y825.75">
            <text:p>Y825.75</text:p>
          </table:table-cell>
          <table:table-cell table:number-columns-repeated="8"/>
          <table:table-cell table:style-name="ce4" table:formula="of:=[.B594]" office:value-type="string" office:string-value="N601">
            <text:p>N601</text:p>
          </table:table-cell>
          <table:table-cell table:style-name="ce4" table:formula="of:=[.D594]" office:value-type="string" office:string-value="X5150">
            <text:p>X5150</text:p>
          </table:table-cell>
          <table:table-cell table:style-name="ce4" table:formula="of:=[.F594]" office:value-type="string" office:string-value="Y831.5">
            <text:p>Y831.5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&quot;N&quot;&amp;[.A594]" office:value-type="string" office:string-value="N601">
            <text:p>N601</text:p>
          </table:table-cell>
          <table:table-cell table:formula="of:=5150" office:value-type="float" office:value="5150">
            <text:p>5150</text:p>
          </table:table-cell>
          <table:table-cell table:formula="of:= &quot;X&quot;&amp; [.C594]" office:value-type="string" office:string-value="X5150">
            <text:p>X5150</text:p>
          </table:table-cell>
          <table:table-cell table:formula="of:=[.E593]+5.75" office:value-type="float" office:value="831.5">
            <text:p>831.5</text:p>
          </table:table-cell>
          <table:table-cell table:formula="of:=&quot;Y&quot; &amp; [.E594]" office:value-type="string" office:string-value="Y831.5">
            <text:p>Y831.5</text:p>
          </table:table-cell>
          <table:table-cell table:number-columns-repeated="8"/>
          <table:table-cell table:style-name="ce4" table:formula="of:=[.B595]" office:value-type="string" office:string-value="N602">
            <text:p>N602</text:p>
          </table:table-cell>
          <table:table-cell table:style-name="ce4" table:formula="of:=[.D595]" office:value-type="string" office:string-value="X5150">
            <text:p>X5150</text:p>
          </table:table-cell>
          <table:table-cell table:style-name="ce4" table:formula="of:=[.F595]" office:value-type="string" office:string-value="Y837.25">
            <text:p>Y837.25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&quot;N&quot;&amp;[.A595]" office:value-type="string" office:string-value="N602">
            <text:p>N602</text:p>
          </table:table-cell>
          <table:table-cell table:formula="of:=5150" office:value-type="float" office:value="5150">
            <text:p>5150</text:p>
          </table:table-cell>
          <table:table-cell table:formula="of:= &quot;X&quot;&amp; [.C595]" office:value-type="string" office:string-value="X5150">
            <text:p>X5150</text:p>
          </table:table-cell>
          <table:table-cell table:formula="of:=[.E594]+5.75" office:value-type="float" office:value="837.25">
            <text:p>837.25</text:p>
          </table:table-cell>
          <table:table-cell table:formula="of:=&quot;Y&quot; &amp; [.E595]" office:value-type="string" office:string-value="Y837.25">
            <text:p>Y837.25</text:p>
          </table:table-cell>
          <table:table-cell table:number-columns-repeated="8"/>
          <table:table-cell table:style-name="ce4" table:formula="of:=[.B596]" office:value-type="string" office:string-value="N603">
            <text:p>N603</text:p>
          </table:table-cell>
          <table:table-cell table:style-name="ce4" table:formula="of:=[.D596]" office:value-type="string" office:string-value="X5150">
            <text:p>X5150</text:p>
          </table:table-cell>
          <table:table-cell table:style-name="ce4" table:formula="of:=[.F596]" office:value-type="string" office:string-value="Y843">
            <text:p>Y84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&quot;N&quot;&amp;[.A596]" office:value-type="string" office:string-value="N603">
            <text:p>N603</text:p>
          </table:table-cell>
          <table:table-cell table:formula="of:=5150" office:value-type="float" office:value="5150">
            <text:p>5150</text:p>
          </table:table-cell>
          <table:table-cell table:formula="of:= &quot;X&quot;&amp; [.C596]" office:value-type="string" office:string-value="X5150">
            <text:p>X5150</text:p>
          </table:table-cell>
          <table:table-cell table:formula="of:=[.E595]+5.75" office:value-type="float" office:value="843">
            <text:p>843</text:p>
          </table:table-cell>
          <table:table-cell table:formula="of:=&quot;Y&quot; &amp; [.E596]" office:value-type="string" office:string-value="Y843">
            <text:p>Y843</text:p>
          </table:table-cell>
          <table:table-cell table:number-columns-repeated="8"/>
          <table:table-cell table:style-name="ce4" table:formula="of:=[.B597]" office:value-type="string" office:string-value="N604">
            <text:p>N604</text:p>
          </table:table-cell>
          <table:table-cell table:style-name="ce4" table:formula="of:=[.D597]" office:value-type="string" office:string-value="X5150">
            <text:p>X5150</text:p>
          </table:table-cell>
          <table:table-cell table:style-name="ce4" table:formula="of:=[.F597]" office:value-type="string" office:string-value="Y848.75">
            <text:p>Y848.7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&quot;N&quot;&amp;[.A597]" office:value-type="string" office:string-value="N604">
            <text:p>N604</text:p>
          </table:table-cell>
          <table:table-cell table:formula="of:=5150" office:value-type="float" office:value="5150">
            <text:p>5150</text:p>
          </table:table-cell>
          <table:table-cell table:formula="of:= &quot;X&quot;&amp; [.C597]" office:value-type="string" office:string-value="X5150">
            <text:p>X5150</text:p>
          </table:table-cell>
          <table:table-cell table:formula="of:=[.E596]+5.75" office:value-type="float" office:value="848.75">
            <text:p>848.75</text:p>
          </table:table-cell>
          <table:table-cell table:formula="of:=&quot;Y&quot; &amp; [.E597]" office:value-type="string" office:string-value="Y848.75">
            <text:p>Y848.75</text:p>
          </table:table-cell>
          <table:table-cell table:number-columns-repeated="8"/>
          <table:table-cell table:style-name="ce4" table:formula="of:=[.B598]" office:value-type="string" office:string-value="N605">
            <text:p>N605</text:p>
          </table:table-cell>
          <table:table-cell table:style-name="ce4" table:formula="of:=[.D598]" office:value-type="string" office:string-value="X5150">
            <text:p>X5150</text:p>
          </table:table-cell>
          <table:table-cell table:style-name="ce4" table:formula="of:=[.F598]" office:value-type="string" office:string-value="Y854.5">
            <text:p>Y854.5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&quot;N&quot;&amp;[.A598]" office:value-type="string" office:string-value="N605">
            <text:p>N605</text:p>
          </table:table-cell>
          <table:table-cell table:formula="of:=5150" office:value-type="float" office:value="5150">
            <text:p>5150</text:p>
          </table:table-cell>
          <table:table-cell table:formula="of:= &quot;X&quot;&amp; [.C598]" office:value-type="string" office:string-value="X5150">
            <text:p>X5150</text:p>
          </table:table-cell>
          <table:table-cell table:formula="of:=[.E597]+5.75" office:value-type="float" office:value="854.5">
            <text:p>854.5</text:p>
          </table:table-cell>
          <table:table-cell table:formula="of:=&quot;Y&quot; &amp; [.E598]" office:value-type="string" office:string-value="Y854.5">
            <text:p>Y854.5</text:p>
          </table:table-cell>
          <table:table-cell table:number-columns-repeated="8"/>
          <table:table-cell table:style-name="ce4" table:formula="of:=[.B599]" office:value-type="string" office:string-value="N606">
            <text:p>N606</text:p>
          </table:table-cell>
          <table:table-cell table:style-name="ce4" table:formula="of:=[.D599]" office:value-type="string" office:string-value="X5150">
            <text:p>X5150</text:p>
          </table:table-cell>
          <table:table-cell table:style-name="ce4" table:formula="of:=[.F599]" office:value-type="string" office:string-value="Y860.25">
            <text:p>Y860.2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&quot;N&quot;&amp;[.A599]" office:value-type="string" office:string-value="N606">
            <text:p>N606</text:p>
          </table:table-cell>
          <table:table-cell table:formula="of:=5150" office:value-type="float" office:value="5150">
            <text:p>5150</text:p>
          </table:table-cell>
          <table:table-cell table:formula="of:= &quot;X&quot;&amp; [.C599]" office:value-type="string" office:string-value="X5150">
            <text:p>X5150</text:p>
          </table:table-cell>
          <table:table-cell table:formula="of:=[.E598]+5.75" office:value-type="float" office:value="860.25">
            <text:p>860.25</text:p>
          </table:table-cell>
          <table:table-cell table:formula="of:=&quot;Y&quot; &amp; [.E599]" office:value-type="string" office:string-value="Y860.25">
            <text:p>Y860.25</text:p>
          </table:table-cell>
          <table:table-cell table:number-columns-repeated="8"/>
          <table:table-cell table:style-name="ce4" table:formula="of:=[.B600]" office:value-type="string" office:string-value="N607">
            <text:p>N607</text:p>
          </table:table-cell>
          <table:table-cell table:style-name="ce4" table:formula="of:=[.D600]" office:value-type="string" office:string-value="X5150">
            <text:p>X5150</text:p>
          </table:table-cell>
          <table:table-cell table:style-name="ce4" table:formula="of:=[.F600]" office:value-type="string" office:string-value="Y866">
            <text:p>Y86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&quot;N&quot;&amp;[.A600]" office:value-type="string" office:string-value="N607">
            <text:p>N607</text:p>
          </table:table-cell>
          <table:table-cell table:formula="of:=5150" office:value-type="float" office:value="5150">
            <text:p>5150</text:p>
          </table:table-cell>
          <table:table-cell table:formula="of:= &quot;X&quot;&amp; [.C600]" office:value-type="string" office:string-value="X5150">
            <text:p>X5150</text:p>
          </table:table-cell>
          <table:table-cell table:formula="of:=[.E599]+5.75" office:value-type="float" office:value="866">
            <text:p>866</text:p>
          </table:table-cell>
          <table:table-cell table:formula="of:=&quot;Y&quot; &amp; [.E600]" office:value-type="string" office:string-value="Y866">
            <text:p>Y866</text:p>
          </table:table-cell>
          <table:table-cell table:number-columns-repeated="8"/>
          <table:table-cell table:style-name="ce4" table:formula="of:=[.B601]" office:value-type="string" office:string-value="N608">
            <text:p>N608</text:p>
          </table:table-cell>
          <table:table-cell table:style-name="ce4" table:formula="of:=[.D601]" office:value-type="string" office:string-value="X5150">
            <text:p>X5150</text:p>
          </table:table-cell>
          <table:table-cell table:style-name="ce4" table:formula="of:=[.F601]" office:value-type="string" office:string-value="Y871.75">
            <text:p>Y871.7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&quot;N&quot;&amp;[.A601]" office:value-type="string" office:string-value="N608">
            <text:p>N608</text:p>
          </table:table-cell>
          <table:table-cell table:formula="of:=5150" office:value-type="float" office:value="5150">
            <text:p>5150</text:p>
          </table:table-cell>
          <table:table-cell table:formula="of:= &quot;X&quot;&amp; [.C601]" office:value-type="string" office:string-value="X5150">
            <text:p>X5150</text:p>
          </table:table-cell>
          <table:table-cell table:formula="of:=[.E600]+5.75" office:value-type="float" office:value="871.75">
            <text:p>871.75</text:p>
          </table:table-cell>
          <table:table-cell table:formula="of:=&quot;Y&quot; &amp; [.E601]" office:value-type="string" office:string-value="Y871.75">
            <text:p>Y871.75</text:p>
          </table:table-cell>
          <table:table-cell table:number-columns-repeated="8"/>
          <table:table-cell table:style-name="ce4" table:formula="of:=[.B602]" office:value-type="string" office:string-value="N609">
            <text:p>N609</text:p>
          </table:table-cell>
          <table:table-cell table:style-name="ce4" table:formula="of:=[.D602]" office:value-type="string" office:string-value="X5150">
            <text:p>X5150</text:p>
          </table:table-cell>
          <table:table-cell table:style-name="ce4" table:formula="of:=[.F602]" office:value-type="string" office:string-value="Y877.5">
            <text:p>Y877.5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&quot;N&quot;&amp;[.A602]" office:value-type="string" office:string-value="N609">
            <text:p>N609</text:p>
          </table:table-cell>
          <table:table-cell table:formula="of:=5150" office:value-type="float" office:value="5150">
            <text:p>5150</text:p>
          </table:table-cell>
          <table:table-cell table:formula="of:= &quot;X&quot;&amp; [.C602]" office:value-type="string" office:string-value="X5150">
            <text:p>X5150</text:p>
          </table:table-cell>
          <table:table-cell table:formula="of:=[.E601]+5.75" office:value-type="float" office:value="877.5">
            <text:p>877.5</text:p>
          </table:table-cell>
          <table:table-cell table:formula="of:=&quot;Y&quot; &amp; [.E602]" office:value-type="string" office:string-value="Y877.5">
            <text:p>Y877.5</text:p>
          </table:table-cell>
          <table:table-cell table:number-columns-repeated="8"/>
          <table:table-cell table:style-name="ce4" table:formula="of:=[.B603]" office:value-type="string" office:string-value="N610">
            <text:p>N610</text:p>
          </table:table-cell>
          <table:table-cell table:style-name="ce4" table:formula="of:=[.D603]" office:value-type="string" office:string-value="X5150">
            <text:p>X5150</text:p>
          </table:table-cell>
          <table:table-cell table:style-name="ce4" table:formula="of:=[.F603]" office:value-type="string" office:string-value="Y883.25">
            <text:p>Y883.2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formula="of:=&quot;N&quot;&amp;[.A603]" office:value-type="string" office:string-value="N610">
            <text:p>N610</text:p>
          </table:table-cell>
          <table:table-cell table:formula="of:=5150" office:value-type="float" office:value="5150">
            <text:p>5150</text:p>
          </table:table-cell>
          <table:table-cell table:formula="of:= &quot;X&quot;&amp; [.C603]" office:value-type="string" office:string-value="X5150">
            <text:p>X5150</text:p>
          </table:table-cell>
          <table:table-cell table:formula="of:=[.E602]+5.75" office:value-type="float" office:value="883.25">
            <text:p>883.25</text:p>
          </table:table-cell>
          <table:table-cell table:formula="of:=&quot;Y&quot; &amp; [.E603]" office:value-type="string" office:string-value="Y883.25">
            <text:p>Y883.25</text:p>
          </table:table-cell>
          <table:table-cell table:number-columns-repeated="8"/>
          <table:table-cell table:style-name="ce4" table:formula="of:=[.B604]" office:value-type="string" office:string-value="N611">
            <text:p>N611</text:p>
          </table:table-cell>
          <table:table-cell table:style-name="ce4" table:formula="of:=[.D604]" office:value-type="string" office:string-value="X5150">
            <text:p>X5150</text:p>
          </table:table-cell>
          <table:table-cell table:style-name="ce4" table:formula="of:=[.F604]" office:value-type="string" office:string-value="Y889">
            <text:p>Y889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&quot;N&quot;&amp;[.A604]" office:value-type="string" office:string-value="N611">
            <text:p>N611</text:p>
          </table:table-cell>
          <table:table-cell table:formula="of:=5150" office:value-type="float" office:value="5150">
            <text:p>5150</text:p>
          </table:table-cell>
          <table:table-cell table:formula="of:= &quot;X&quot;&amp; [.C604]" office:value-type="string" office:string-value="X5150">
            <text:p>X5150</text:p>
          </table:table-cell>
          <table:table-cell table:formula="of:=[.E603]+5.75" office:value-type="float" office:value="889">
            <text:p>889</text:p>
          </table:table-cell>
          <table:table-cell table:formula="of:=&quot;Y&quot; &amp; [.E604]" office:value-type="string" office:string-value="Y889">
            <text:p>Y889</text:p>
          </table:table-cell>
          <table:table-cell table:number-columns-repeated="8"/>
          <table:table-cell table:style-name="ce4" table:formula="of:=[.B605]" office:value-type="string" office:string-value="N612">
            <text:p>N612</text:p>
          </table:table-cell>
          <table:table-cell table:style-name="ce4" table:formula="of:=[.D605]" office:value-type="string" office:string-value="X5150">
            <text:p>X5150</text:p>
          </table:table-cell>
          <table:table-cell table:style-name="ce4" table:formula="of:=[.F605]" office:value-type="string" office:string-value="Y894.75">
            <text:p>Y894.75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&quot;N&quot;&amp;[.A605]" office:value-type="string" office:string-value="N612">
            <text:p>N612</text:p>
          </table:table-cell>
          <table:table-cell table:formula="of:=5150" office:value-type="float" office:value="5150">
            <text:p>5150</text:p>
          </table:table-cell>
          <table:table-cell table:formula="of:= &quot;X&quot;&amp; [.C605]" office:value-type="string" office:string-value="X5150">
            <text:p>X5150</text:p>
          </table:table-cell>
          <table:table-cell table:formula="of:=[.E604]+5.75" office:value-type="float" office:value="894.75">
            <text:p>894.75</text:p>
          </table:table-cell>
          <table:table-cell table:formula="of:=&quot;Y&quot; &amp; [.E605]" office:value-type="string" office:string-value="Y894.75">
            <text:p>Y894.75</text:p>
          </table:table-cell>
          <table:table-cell table:number-columns-repeated="8"/>
          <table:table-cell table:style-name="ce4" table:formula="of:=[.B606]" office:value-type="string" office:string-value="N613">
            <text:p>N613</text:p>
          </table:table-cell>
          <table:table-cell table:style-name="ce4" table:formula="of:=[.D606]" office:value-type="string" office:string-value="X5150">
            <text:p>X5150</text:p>
          </table:table-cell>
          <table:table-cell table:style-name="ce4" table:formula="of:=[.F606]" office:value-type="string" office:string-value="Y900.5">
            <text:p>Y900.5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&quot;N&quot;&amp;[.A606]" office:value-type="string" office:string-value="N613">
            <text:p>N613</text:p>
          </table:table-cell>
          <table:table-cell table:formula="of:=5150" office:value-type="float" office:value="5150">
            <text:p>5150</text:p>
          </table:table-cell>
          <table:table-cell table:formula="of:= &quot;X&quot;&amp; [.C606]" office:value-type="string" office:string-value="X5150">
            <text:p>X5150</text:p>
          </table:table-cell>
          <table:table-cell table:formula="of:=[.E605]+5.75" office:value-type="float" office:value="900.5">
            <text:p>900.5</text:p>
          </table:table-cell>
          <table:table-cell table:formula="of:=&quot;Y&quot; &amp; [.E606]" office:value-type="string" office:string-value="Y900.5">
            <text:p>Y900.5</text:p>
          </table:table-cell>
          <table:table-cell table:number-columns-repeated="8"/>
          <table:table-cell table:style-name="ce4" table:formula="of:=[.B607]" office:value-type="string" office:string-value="N614">
            <text:p>N614</text:p>
          </table:table-cell>
          <table:table-cell table:style-name="ce4" table:formula="of:=[.D607]" office:value-type="string" office:string-value="X5150">
            <text:p>X5150</text:p>
          </table:table-cell>
          <table:table-cell table:style-name="ce4" table:formula="of:=[.F607]" office:value-type="string" office:string-value="Y906.25">
            <text:p>Y906.25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&quot;N&quot;&amp;[.A607]" office:value-type="string" office:string-value="N614">
            <text:p>N614</text:p>
          </table:table-cell>
          <table:table-cell table:formula="of:=5150" office:value-type="float" office:value="5150">
            <text:p>5150</text:p>
          </table:table-cell>
          <table:table-cell table:formula="of:= &quot;X&quot;&amp; [.C607]" office:value-type="string" office:string-value="X5150">
            <text:p>X5150</text:p>
          </table:table-cell>
          <table:table-cell table:formula="of:=[.E606]+5.75" office:value-type="float" office:value="906.25">
            <text:p>906.25</text:p>
          </table:table-cell>
          <table:table-cell table:formula="of:=&quot;Y&quot; &amp; [.E607]" office:value-type="string" office:string-value="Y906.25">
            <text:p>Y906.25</text:p>
          </table:table-cell>
          <table:table-cell table:number-columns-repeated="8"/>
          <table:table-cell table:style-name="ce4" table:formula="of:=[.B608]" office:value-type="string" office:string-value="N615">
            <text:p>N615</text:p>
          </table:table-cell>
          <table:table-cell table:style-name="ce4" table:formula="of:=[.D608]" office:value-type="string" office:string-value="X5150">
            <text:p>X5150</text:p>
          </table:table-cell>
          <table:table-cell table:style-name="ce4" table:formula="of:=[.F608]" office:value-type="string" office:string-value="Y912">
            <text:p>Y91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&quot;N&quot;&amp;[.A608]" office:value-type="string" office:string-value="N615">
            <text:p>N615</text:p>
          </table:table-cell>
          <table:table-cell table:formula="of:=5150" office:value-type="float" office:value="5150">
            <text:p>5150</text:p>
          </table:table-cell>
          <table:table-cell table:formula="of:= &quot;X&quot;&amp; [.C608]" office:value-type="string" office:string-value="X5150">
            <text:p>X5150</text:p>
          </table:table-cell>
          <table:table-cell table:formula="of:=[.E607]+5.75" office:value-type="float" office:value="912">
            <text:p>912</text:p>
          </table:table-cell>
          <table:table-cell table:formula="of:=&quot;Y&quot; &amp; [.E608]" office:value-type="string" office:string-value="Y912">
            <text:p>Y912</text:p>
          </table:table-cell>
          <table:table-cell table:number-columns-repeated="8"/>
          <table:table-cell table:style-name="ce4" table:formula="of:=[.B609]" office:value-type="string" office:string-value="N616">
            <text:p>N616</text:p>
          </table:table-cell>
          <table:table-cell table:style-name="ce4" table:formula="of:=[.D609]" office:value-type="string" office:string-value="X5150">
            <text:p>X5150</text:p>
          </table:table-cell>
          <table:table-cell table:style-name="ce4" table:formula="of:=[.F609]" office:value-type="string" office:string-value="Y917.75">
            <text:p>Y917.7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&quot;N&quot;&amp;[.A609]" office:value-type="string" office:string-value="N616">
            <text:p>N616</text:p>
          </table:table-cell>
          <table:table-cell table:formula="of:=5150" office:value-type="float" office:value="5150">
            <text:p>5150</text:p>
          </table:table-cell>
          <table:table-cell table:formula="of:= &quot;X&quot;&amp; [.C609]" office:value-type="string" office:string-value="X5150">
            <text:p>X5150</text:p>
          </table:table-cell>
          <table:table-cell table:formula="of:=[.E608]+5.75" office:value-type="float" office:value="917.75">
            <text:p>917.75</text:p>
          </table:table-cell>
          <table:table-cell table:formula="of:=&quot;Y&quot; &amp; [.E609]" office:value-type="string" office:string-value="Y917.75">
            <text:p>Y917.75</text:p>
          </table:table-cell>
          <table:table-cell table:number-columns-repeated="8"/>
          <table:table-cell table:style-name="ce4" table:formula="of:=[.B610]" office:value-type="string" office:string-value="N617">
            <text:p>N617</text:p>
          </table:table-cell>
          <table:table-cell table:style-name="ce4" table:formula="of:=[.D610]" office:value-type="string" office:string-value="X5150">
            <text:p>X5150</text:p>
          </table:table-cell>
          <table:table-cell table:style-name="ce4" table:formula="of:=[.F610]" office:value-type="string" office:string-value="Y923.5">
            <text:p>Y923.5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&quot;N&quot;&amp;[.A610]" office:value-type="string" office:string-value="N617">
            <text:p>N617</text:p>
          </table:table-cell>
          <table:table-cell table:formula="of:=5150" office:value-type="float" office:value="5150">
            <text:p>5150</text:p>
          </table:table-cell>
          <table:table-cell table:formula="of:= &quot;X&quot;&amp; [.C610]" office:value-type="string" office:string-value="X5150">
            <text:p>X5150</text:p>
          </table:table-cell>
          <table:table-cell table:formula="of:=[.E609]+5.75" office:value-type="float" office:value="923.5">
            <text:p>923.5</text:p>
          </table:table-cell>
          <table:table-cell table:formula="of:=&quot;Y&quot; &amp; [.E610]" office:value-type="string" office:string-value="Y923.5">
            <text:p>Y923.5</text:p>
          </table:table-cell>
          <table:table-cell table:number-columns-repeated="8"/>
          <table:table-cell table:style-name="ce4" table:formula="of:=[.B611]" office:value-type="string" office:string-value="N618">
            <text:p>N618</text:p>
          </table:table-cell>
          <table:table-cell table:style-name="ce4" table:formula="of:=[.D611]" office:value-type="string" office:string-value="X5150">
            <text:p>X5150</text:p>
          </table:table-cell>
          <table:table-cell table:style-name="ce4" table:formula="of:=[.F611]" office:value-type="string" office:string-value="Y929.25">
            <text:p>Y929.25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&quot;N&quot;&amp;[.A611]" office:value-type="string" office:string-value="N618">
            <text:p>N618</text:p>
          </table:table-cell>
          <table:table-cell table:formula="of:=5150" office:value-type="float" office:value="5150">
            <text:p>5150</text:p>
          </table:table-cell>
          <table:table-cell table:formula="of:= &quot;X&quot;&amp; [.C611]" office:value-type="string" office:string-value="X5150">
            <text:p>X5150</text:p>
          </table:table-cell>
          <table:table-cell table:formula="of:=[.E610]+5.75" office:value-type="float" office:value="929.25">
            <text:p>929.25</text:p>
          </table:table-cell>
          <table:table-cell table:formula="of:=&quot;Y&quot; &amp; [.E611]" office:value-type="string" office:string-value="Y929.25">
            <text:p>Y929.25</text:p>
          </table:table-cell>
          <table:table-cell table:number-columns-repeated="8"/>
          <table:table-cell table:style-name="ce4" table:formula="of:=[.B612]" office:value-type="string" office:string-value="N619">
            <text:p>N619</text:p>
          </table:table-cell>
          <table:table-cell table:style-name="ce4" table:formula="of:=[.D612]" office:value-type="string" office:string-value="X5150">
            <text:p>X5150</text:p>
          </table:table-cell>
          <table:table-cell table:style-name="ce4" table:formula="of:=[.F612]" office:value-type="string" office:string-value="Y935">
            <text:p>Y93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&quot;N&quot;&amp;[.A612]" office:value-type="string" office:string-value="N619">
            <text:p>N619</text:p>
          </table:table-cell>
          <table:table-cell table:formula="of:=5150" office:value-type="float" office:value="5150">
            <text:p>5150</text:p>
          </table:table-cell>
          <table:table-cell table:formula="of:= &quot;X&quot;&amp; [.C612]" office:value-type="string" office:string-value="X5150">
            <text:p>X5150</text:p>
          </table:table-cell>
          <table:table-cell table:formula="of:=[.E611]+5.75" office:value-type="float" office:value="935">
            <text:p>935</text:p>
          </table:table-cell>
          <table:table-cell table:formula="of:=&quot;Y&quot; &amp; [.E612]" office:value-type="string" office:string-value="Y935">
            <text:p>Y935</text:p>
          </table:table-cell>
          <table:table-cell table:number-columns-repeated="8"/>
          <table:table-cell table:style-name="ce4" table:formula="of:=[.B613]" office:value-type="string" office:string-value="N620">
            <text:p>N620</text:p>
          </table:table-cell>
          <table:table-cell table:style-name="ce4" table:formula="of:=[.D613]" office:value-type="string" office:string-value="X5150">
            <text:p>X5150</text:p>
          </table:table-cell>
          <table:table-cell table:style-name="ce4" table:formula="of:=[.F613]" office:value-type="string" office:string-value="Y940.75">
            <text:p>Y940.7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&quot;N&quot;&amp;[.A613]" office:value-type="string" office:string-value="N620">
            <text:p>N620</text:p>
          </table:table-cell>
          <table:table-cell table:formula="of:=5150" office:value-type="float" office:value="5150">
            <text:p>5150</text:p>
          </table:table-cell>
          <table:table-cell table:formula="of:= &quot;X&quot;&amp; [.C613]" office:value-type="string" office:string-value="X5150">
            <text:p>X5150</text:p>
          </table:table-cell>
          <table:table-cell table:formula="of:=[.E612]+5.75" office:value-type="float" office:value="940.75">
            <text:p>940.75</text:p>
          </table:table-cell>
          <table:table-cell table:formula="of:=&quot;Y&quot; &amp; [.E613]" office:value-type="string" office:string-value="Y940.75">
            <text:p>Y940.75</text:p>
          </table:table-cell>
          <table:table-cell table:number-columns-repeated="8"/>
          <table:table-cell table:style-name="ce4" table:formula="of:=[.B614]" office:value-type="string" office:string-value="N621">
            <text:p>N621</text:p>
          </table:table-cell>
          <table:table-cell table:style-name="ce4" table:formula="of:=[.D614]" office:value-type="string" office:string-value="X5150">
            <text:p>X5150</text:p>
          </table:table-cell>
          <table:table-cell table:style-name="ce4" table:formula="of:=[.F614]" office:value-type="string" office:string-value="Y946.5">
            <text:p>Y946.5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formula="of:=&quot;N&quot;&amp;[.A614]" office:value-type="string" office:string-value="N621">
            <text:p>N621</text:p>
          </table:table-cell>
          <table:table-cell table:formula="of:=5150" office:value-type="float" office:value="5150">
            <text:p>5150</text:p>
          </table:table-cell>
          <table:table-cell table:formula="of:= &quot;X&quot;&amp; [.C614]" office:value-type="string" office:string-value="X5150">
            <text:p>X5150</text:p>
          </table:table-cell>
          <table:table-cell table:formula="of:=[.E613]+5.75" office:value-type="float" office:value="946.5">
            <text:p>946.5</text:p>
          </table:table-cell>
          <table:table-cell table:formula="of:=&quot;Y&quot; &amp; [.E614]" office:value-type="string" office:string-value="Y946.5">
            <text:p>Y946.5</text:p>
          </table:table-cell>
          <table:table-cell table:number-columns-repeated="8"/>
          <table:table-cell table:style-name="ce4" table:formula="of:=[.B615]" office:value-type="string" office:string-value="N622">
            <text:p>N622</text:p>
          </table:table-cell>
          <table:table-cell table:style-name="ce4" table:formula="of:=[.D615]" office:value-type="string" office:string-value="X5150">
            <text:p>X5150</text:p>
          </table:table-cell>
          <table:table-cell table:style-name="ce4" table:formula="of:=[.F615]" office:value-type="string" office:string-value="Y952.25">
            <text:p>Y952.25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&quot;N&quot;&amp;[.A615]" office:value-type="string" office:string-value="N622">
            <text:p>N622</text:p>
          </table:table-cell>
          <table:table-cell table:formula="of:=5150" office:value-type="float" office:value="5150">
            <text:p>5150</text:p>
          </table:table-cell>
          <table:table-cell table:formula="of:= &quot;X&quot;&amp; [.C615]" office:value-type="string" office:string-value="X5150">
            <text:p>X5150</text:p>
          </table:table-cell>
          <table:table-cell table:formula="of:=[.E614]+5.75" office:value-type="float" office:value="952.25">
            <text:p>952.25</text:p>
          </table:table-cell>
          <table:table-cell table:formula="of:=&quot;Y&quot; &amp; [.E615]" office:value-type="string" office:string-value="Y952.25">
            <text:p>Y952.25</text:p>
          </table:table-cell>
          <table:table-cell table:number-columns-repeated="8"/>
          <table:table-cell table:style-name="ce4" table:formula="of:=[.B616]" office:value-type="string" office:string-value="N623">
            <text:p>N623</text:p>
          </table:table-cell>
          <table:table-cell table:style-name="ce4" table:formula="of:=[.D616]" office:value-type="string" office:string-value="X5150">
            <text:p>X5150</text:p>
          </table:table-cell>
          <table:table-cell table:style-name="ce4" table:formula="of:=[.F616]" office:value-type="string" office:string-value="Y958">
            <text:p>Y95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&quot;N&quot;&amp;[.A616]" office:value-type="string" office:string-value="N623">
            <text:p>N623</text:p>
          </table:table-cell>
          <table:table-cell table:formula="of:=5150" office:value-type="float" office:value="5150">
            <text:p>5150</text:p>
          </table:table-cell>
          <table:table-cell table:formula="of:= &quot;X&quot;&amp; [.C616]" office:value-type="string" office:string-value="X5150">
            <text:p>X5150</text:p>
          </table:table-cell>
          <table:table-cell table:formula="of:=[.E615]+5.75" office:value-type="float" office:value="958">
            <text:p>958</text:p>
          </table:table-cell>
          <table:table-cell table:formula="of:=&quot;Y&quot; &amp; [.E616]" office:value-type="string" office:string-value="Y958">
            <text:p>Y958</text:p>
          </table:table-cell>
          <table:table-cell table:number-columns-repeated="8"/>
          <table:table-cell table:style-name="ce4" table:formula="of:=[.B617]" office:value-type="string" office:string-value="N624">
            <text:p>N624</text:p>
          </table:table-cell>
          <table:table-cell table:style-name="ce4" table:formula="of:=[.D617]" office:value-type="string" office:string-value="X5150">
            <text:p>X5150</text:p>
          </table:table-cell>
          <table:table-cell table:style-name="ce4" table:formula="of:=[.F617]" office:value-type="string" office:string-value="Y963.75">
            <text:p>Y963.7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&quot;N&quot;&amp;[.A617]" office:value-type="string" office:string-value="N624">
            <text:p>N624</text:p>
          </table:table-cell>
          <table:table-cell table:formula="of:=5150" office:value-type="float" office:value="5150">
            <text:p>5150</text:p>
          </table:table-cell>
          <table:table-cell table:formula="of:= &quot;X&quot;&amp; [.C617]" office:value-type="string" office:string-value="X5150">
            <text:p>X5150</text:p>
          </table:table-cell>
          <table:table-cell table:formula="of:=[.E616]+5.75" office:value-type="float" office:value="963.75">
            <text:p>963.75</text:p>
          </table:table-cell>
          <table:table-cell table:formula="of:=&quot;Y&quot; &amp; [.E617]" office:value-type="string" office:string-value="Y963.75">
            <text:p>Y963.75</text:p>
          </table:table-cell>
          <table:table-cell table:number-columns-repeated="8"/>
          <table:table-cell table:style-name="ce4" table:formula="of:=[.B618]" office:value-type="string" office:string-value="N625">
            <text:p>N625</text:p>
          </table:table-cell>
          <table:table-cell table:style-name="ce4" table:formula="of:=[.D618]" office:value-type="string" office:string-value="X5150">
            <text:p>X5150</text:p>
          </table:table-cell>
          <table:table-cell table:style-name="ce4" table:formula="of:=[.F618]" office:value-type="string" office:string-value="Y969.5">
            <text:p>Y969.5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&quot;N&quot;&amp;[.A618]" office:value-type="string" office:string-value="N625">
            <text:p>N625</text:p>
          </table:table-cell>
          <table:table-cell table:formula="of:=5150" office:value-type="float" office:value="5150">
            <text:p>5150</text:p>
          </table:table-cell>
          <table:table-cell table:formula="of:= &quot;X&quot;&amp; [.C618]" office:value-type="string" office:string-value="X5150">
            <text:p>X5150</text:p>
          </table:table-cell>
          <table:table-cell table:formula="of:=[.E617]+5.75" office:value-type="float" office:value="969.5">
            <text:p>969.5</text:p>
          </table:table-cell>
          <table:table-cell table:formula="of:=&quot;Y&quot; &amp; [.E618]" office:value-type="string" office:string-value="Y969.5">
            <text:p>Y969.5</text:p>
          </table:table-cell>
          <table:table-cell table:number-columns-repeated="8"/>
          <table:table-cell table:style-name="ce4" table:formula="of:=[.B619]" office:value-type="string" office:string-value="N626">
            <text:p>N626</text:p>
          </table:table-cell>
          <table:table-cell table:style-name="ce4" table:formula="of:=[.D619]" office:value-type="string" office:string-value="X5150">
            <text:p>X5150</text:p>
          </table:table-cell>
          <table:table-cell table:style-name="ce4" table:formula="of:=[.F619]" office:value-type="string" office:string-value="Y975.25">
            <text:p>Y975.25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&quot;N&quot;&amp;[.A619]" office:value-type="string" office:string-value="N626">
            <text:p>N626</text:p>
          </table:table-cell>
          <table:table-cell table:formula="of:=5150" office:value-type="float" office:value="5150">
            <text:p>5150</text:p>
          </table:table-cell>
          <table:table-cell table:formula="of:= &quot;X&quot;&amp; [.C619]" office:value-type="string" office:string-value="X5150">
            <text:p>X5150</text:p>
          </table:table-cell>
          <table:table-cell table:formula="of:=[.E618]+5.75" office:value-type="float" office:value="975.25">
            <text:p>975.25</text:p>
          </table:table-cell>
          <table:table-cell table:formula="of:=&quot;Y&quot; &amp; [.E619]" office:value-type="string" office:string-value="Y975.25">
            <text:p>Y975.25</text:p>
          </table:table-cell>
          <table:table-cell table:number-columns-repeated="8"/>
          <table:table-cell table:style-name="ce4" table:formula="of:=[.B620]" office:value-type="string" office:string-value="N627">
            <text:p>N627</text:p>
          </table:table-cell>
          <table:table-cell table:style-name="ce4" table:formula="of:=[.D620]" office:value-type="string" office:string-value="X5150">
            <text:p>X5150</text:p>
          </table:table-cell>
          <table:table-cell table:style-name="ce4" table:formula="of:=[.F620]" office:value-type="string" office:string-value="Y981">
            <text:p>Y981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&quot;N&quot;&amp;[.A620]" office:value-type="string" office:string-value="N627">
            <text:p>N627</text:p>
          </table:table-cell>
          <table:table-cell table:formula="of:=5150" office:value-type="float" office:value="5150">
            <text:p>5150</text:p>
          </table:table-cell>
          <table:table-cell table:formula="of:= &quot;X&quot;&amp; [.C620]" office:value-type="string" office:string-value="X5150">
            <text:p>X5150</text:p>
          </table:table-cell>
          <table:table-cell table:formula="of:=[.E619]+5.75" office:value-type="float" office:value="981">
            <text:p>981</text:p>
          </table:table-cell>
          <table:table-cell table:formula="of:=&quot;Y&quot; &amp; [.E620]" office:value-type="string" office:string-value="Y981">
            <text:p>Y981</text:p>
          </table:table-cell>
          <table:table-cell table:number-columns-repeated="8"/>
          <table:table-cell table:style-name="ce4" table:formula="of:=[.B621]" office:value-type="string" office:string-value="N628">
            <text:p>N628</text:p>
          </table:table-cell>
          <table:table-cell table:style-name="ce4" table:formula="of:=[.D621]" office:value-type="string" office:string-value="X5150">
            <text:p>X5150</text:p>
          </table:table-cell>
          <table:table-cell table:style-name="ce4" table:formula="of:=[.F621]" office:value-type="string" office:string-value="Y986.75">
            <text:p>Y986.7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&quot;N&quot;&amp;[.A621]" office:value-type="string" office:string-value="N628">
            <text:p>N628</text:p>
          </table:table-cell>
          <table:table-cell table:formula="of:=5150" office:value-type="float" office:value="5150">
            <text:p>5150</text:p>
          </table:table-cell>
          <table:table-cell table:formula="of:= &quot;X&quot;&amp; [.C621]" office:value-type="string" office:string-value="X5150">
            <text:p>X5150</text:p>
          </table:table-cell>
          <table:table-cell table:formula="of:=[.E620]+5.75" office:value-type="float" office:value="986.75">
            <text:p>986.75</text:p>
          </table:table-cell>
          <table:table-cell table:formula="of:=&quot;Y&quot; &amp; [.E621]" office:value-type="string" office:string-value="Y986.75">
            <text:p>Y986.75</text:p>
          </table:table-cell>
          <table:table-cell table:number-columns-repeated="8"/>
          <table:table-cell table:style-name="ce4" table:formula="of:=[.B622]" office:value-type="string" office:string-value="N629">
            <text:p>N629</text:p>
          </table:table-cell>
          <table:table-cell table:style-name="ce4" table:formula="of:=[.D622]" office:value-type="string" office:string-value="X5150">
            <text:p>X5150</text:p>
          </table:table-cell>
          <table:table-cell table:style-name="ce4" table:formula="of:=[.F622]" office:value-type="string" office:string-value="Y992.5">
            <text:p>Y992.5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&quot;N&quot;&amp;[.A622]" office:value-type="string" office:string-value="N629">
            <text:p>N629</text:p>
          </table:table-cell>
          <table:table-cell table:formula="of:=5150" office:value-type="float" office:value="5150">
            <text:p>5150</text:p>
          </table:table-cell>
          <table:table-cell table:formula="of:= &quot;X&quot;&amp; [.C622]" office:value-type="string" office:string-value="X5150">
            <text:p>X5150</text:p>
          </table:table-cell>
          <table:table-cell table:formula="of:=[.E621]+5.75" office:value-type="float" office:value="992.5">
            <text:p>992.5</text:p>
          </table:table-cell>
          <table:table-cell table:formula="of:=&quot;Y&quot; &amp; [.E622]" office:value-type="string" office:string-value="Y992.5">
            <text:p>Y992.5</text:p>
          </table:table-cell>
          <table:table-cell table:number-columns-repeated="8"/>
          <table:table-cell table:style-name="ce4" table:formula="of:=[.B623]" office:value-type="string" office:string-value="N630">
            <text:p>N630</text:p>
          </table:table-cell>
          <table:table-cell table:style-name="ce4" table:formula="of:=[.D623]" office:value-type="string" office:string-value="X5150">
            <text:p>X5150</text:p>
          </table:table-cell>
          <table:table-cell table:style-name="ce4" table:formula="of:=[.F623]" office:value-type="string" office:string-value="Y998.25">
            <text:p>Y998.25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&quot;N&quot;&amp;[.A623]" office:value-type="string" office:string-value="N630">
            <text:p>N630</text:p>
          </table:table-cell>
          <table:table-cell table:formula="of:=5150" office:value-type="float" office:value="5150">
            <text:p>5150</text:p>
          </table:table-cell>
          <table:table-cell table:formula="of:= &quot;X&quot;&amp; [.C623]" office:value-type="string" office:string-value="X5150">
            <text:p>X5150</text:p>
          </table:table-cell>
          <table:table-cell table:formula="of:=[.E622]+5.75" office:value-type="float" office:value="998.25">
            <text:p>998.25</text:p>
          </table:table-cell>
          <table:table-cell table:formula="of:=&quot;Y&quot; &amp; [.E623]" office:value-type="string" office:string-value="Y998.25">
            <text:p>Y998.25</text:p>
          </table:table-cell>
          <table:table-cell table:number-columns-repeated="8"/>
          <table:table-cell table:style-name="ce4" table:formula="of:=[.B624]" office:value-type="string" office:string-value="N631">
            <text:p>N631</text:p>
          </table:table-cell>
          <table:table-cell table:style-name="ce4" table:formula="of:=[.D624]" office:value-type="string" office:string-value="X5150">
            <text:p>X5150</text:p>
          </table:table-cell>
          <table:table-cell table:style-name="ce4" table:formula="of:=[.F624]" office:value-type="string" office:string-value="Y1004">
            <text:p>Y1004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&quot;N&quot;&amp;[.A624]" office:value-type="string" office:string-value="N631">
            <text:p>N631</text:p>
          </table:table-cell>
          <table:table-cell table:formula="of:=5150" office:value-type="float" office:value="5150">
            <text:p>5150</text:p>
          </table:table-cell>
          <table:table-cell table:formula="of:= &quot;X&quot;&amp; [.C624]" office:value-type="string" office:string-value="X5150">
            <text:p>X5150</text:p>
          </table:table-cell>
          <table:table-cell table:formula="of:=[.E623]+5.75" office:value-type="float" office:value="1004">
            <text:p>1004</text:p>
          </table:table-cell>
          <table:table-cell table:formula="of:=&quot;Y&quot; &amp; [.E624]" office:value-type="string" office:string-value="Y1004">
            <text:p>Y1004</text:p>
          </table:table-cell>
          <table:table-cell table:number-columns-repeated="8"/>
          <table:table-cell table:style-name="ce4" table:formula="of:=[.B625]" office:value-type="string" office:string-value="N632">
            <text:p>N632</text:p>
          </table:table-cell>
          <table:table-cell table:style-name="ce4" table:formula="of:=[.D625]" office:value-type="string" office:string-value="X5150">
            <text:p>X5150</text:p>
          </table:table-cell>
          <table:table-cell table:style-name="ce4" table:formula="of:=[.F625]" office:value-type="string" office:string-value="Y1009.75">
            <text:p>Y1009.75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&quot;N&quot;&amp;[.A625]" office:value-type="string" office:string-value="N632">
            <text:p>N632</text:p>
          </table:table-cell>
          <table:table-cell table:formula="of:=5150" office:value-type="float" office:value="5150">
            <text:p>5150</text:p>
          </table:table-cell>
          <table:table-cell table:formula="of:= &quot;X&quot;&amp; [.C625]" office:value-type="string" office:string-value="X5150">
            <text:p>X5150</text:p>
          </table:table-cell>
          <table:table-cell table:formula="of:=[.E624]+5.75" office:value-type="float" office:value="1009.75">
            <text:p>1009.75</text:p>
          </table:table-cell>
          <table:table-cell table:formula="of:=&quot;Y&quot; &amp; [.E625]" office:value-type="string" office:string-value="Y1009.75">
            <text:p>Y1009.75</text:p>
          </table:table-cell>
          <table:table-cell table:number-columns-repeated="8"/>
          <table:table-cell table:style-name="ce4" table:formula="of:=[.B626]" office:value-type="string" office:string-value="N633">
            <text:p>N633</text:p>
          </table:table-cell>
          <table:table-cell table:style-name="ce4" table:formula="of:=[.D626]" office:value-type="string" office:string-value="X5150">
            <text:p>X5150</text:p>
          </table:table-cell>
          <table:table-cell table:style-name="ce4" table:formula="of:=[.F626]" office:value-type="string" office:string-value="Y1015.5">
            <text:p>Y1015.5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&quot;N&quot;&amp;[.A626]" office:value-type="string" office:string-value="N633">
            <text:p>N633</text:p>
          </table:table-cell>
          <table:table-cell table:formula="of:=5150" office:value-type="float" office:value="5150">
            <text:p>5150</text:p>
          </table:table-cell>
          <table:table-cell table:formula="of:= &quot;X&quot;&amp; [.C626]" office:value-type="string" office:string-value="X5150">
            <text:p>X5150</text:p>
          </table:table-cell>
          <table:table-cell table:formula="of:=[.E625]+5.75" office:value-type="float" office:value="1015.5">
            <text:p>1015.5</text:p>
          </table:table-cell>
          <table:table-cell table:formula="of:=&quot;Y&quot; &amp; [.E626]" office:value-type="string" office:string-value="Y1015.5">
            <text:p>Y1015.5</text:p>
          </table:table-cell>
          <table:table-cell table:number-columns-repeated="8"/>
          <table:table-cell table:style-name="ce4" table:formula="of:=[.B627]" office:value-type="string" office:string-value="N634">
            <text:p>N634</text:p>
          </table:table-cell>
          <table:table-cell table:style-name="ce4" table:formula="of:=[.D627]" office:value-type="string" office:string-value="X5150">
            <text:p>X5150</text:p>
          </table:table-cell>
          <table:table-cell table:style-name="ce4" table:formula="of:=[.F627]" office:value-type="string" office:string-value="Y1021.25">
            <text:p>Y1021.2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&quot;N&quot;&amp;[.A627]" office:value-type="string" office:string-value="N634">
            <text:p>N634</text:p>
          </table:table-cell>
          <table:table-cell table:formula="of:=5150" office:value-type="float" office:value="5150">
            <text:p>5150</text:p>
          </table:table-cell>
          <table:table-cell table:formula="of:= &quot;X&quot;&amp; [.C627]" office:value-type="string" office:string-value="X5150">
            <text:p>X5150</text:p>
          </table:table-cell>
          <table:table-cell table:formula="of:=[.E626]+5.75" office:value-type="float" office:value="1021.25">
            <text:p>1021.25</text:p>
          </table:table-cell>
          <table:table-cell table:formula="of:=&quot;Y&quot; &amp; [.E627]" office:value-type="string" office:string-value="Y1021.25">
            <text:p>Y1021.25</text:p>
          </table:table-cell>
          <table:table-cell table:number-columns-repeated="8"/>
          <table:table-cell table:style-name="ce4" table:formula="of:=[.B628]" office:value-type="string" office:string-value="N635">
            <text:p>N635</text:p>
          </table:table-cell>
          <table:table-cell table:style-name="ce4" table:formula="of:=[.D628]" office:value-type="string" office:string-value="X5150">
            <text:p>X5150</text:p>
          </table:table-cell>
          <table:table-cell table:style-name="ce4" table:formula="of:=[.F628]" office:value-type="string" office:string-value="Y1027">
            <text:p>Y1027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&quot;N&quot;&amp;[.A628]" office:value-type="string" office:string-value="N635">
            <text:p>N635</text:p>
          </table:table-cell>
          <table:table-cell table:formula="of:=5150" office:value-type="float" office:value="5150">
            <text:p>5150</text:p>
          </table:table-cell>
          <table:table-cell table:formula="of:= &quot;X&quot;&amp; [.C628]" office:value-type="string" office:string-value="X5150">
            <text:p>X5150</text:p>
          </table:table-cell>
          <table:table-cell table:formula="of:=[.E627]+5.75" office:value-type="float" office:value="1027">
            <text:p>1027</text:p>
          </table:table-cell>
          <table:table-cell table:formula="of:=&quot;Y&quot; &amp; [.E628]" office:value-type="string" office:string-value="Y1027">
            <text:p>Y1027</text:p>
          </table:table-cell>
          <table:table-cell table:number-columns-repeated="8"/>
          <table:table-cell table:style-name="ce4" table:formula="of:=[.B629]" office:value-type="string" office:string-value="N636">
            <text:p>N636</text:p>
          </table:table-cell>
          <table:table-cell table:style-name="ce4" table:formula="of:=[.D629]" office:value-type="string" office:string-value="X5150">
            <text:p>X5150</text:p>
          </table:table-cell>
          <table:table-cell table:style-name="ce4" table:formula="of:=[.F629]" office:value-type="string" office:string-value="Y1032.75">
            <text:p>Y1032.7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&quot;N&quot;&amp;[.A629]" office:value-type="string" office:string-value="N636">
            <text:p>N636</text:p>
          </table:table-cell>
          <table:table-cell table:formula="of:=5150" office:value-type="float" office:value="5150">
            <text:p>5150</text:p>
          </table:table-cell>
          <table:table-cell table:formula="of:= &quot;X&quot;&amp; [.C629]" office:value-type="string" office:string-value="X5150">
            <text:p>X5150</text:p>
          </table:table-cell>
          <table:table-cell table:formula="of:=[.E628]+5.75" office:value-type="float" office:value="1032.75">
            <text:p>1032.75</text:p>
          </table:table-cell>
          <table:table-cell table:formula="of:=&quot;Y&quot; &amp; [.E629]" office:value-type="string" office:string-value="Y1032.75">
            <text:p>Y1032.75</text:p>
          </table:table-cell>
          <table:table-cell table:number-columns-repeated="8"/>
          <table:table-cell table:style-name="ce4" table:formula="of:=[.B630]" office:value-type="string" office:string-value="N637">
            <text:p>N637</text:p>
          </table:table-cell>
          <table:table-cell table:style-name="ce4" table:formula="of:=[.D630]" office:value-type="string" office:string-value="X5150">
            <text:p>X5150</text:p>
          </table:table-cell>
          <table:table-cell table:style-name="ce4" table:formula="of:=[.F630]" office:value-type="string" office:string-value="Y1038.5">
            <text:p>Y1038.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&quot;N&quot;&amp;[.A630]" office:value-type="string" office:string-value="N637">
            <text:p>N637</text:p>
          </table:table-cell>
          <table:table-cell table:formula="of:=5150" office:value-type="float" office:value="5150">
            <text:p>5150</text:p>
          </table:table-cell>
          <table:table-cell table:formula="of:= &quot;X&quot;&amp; [.C630]" office:value-type="string" office:string-value="X5150">
            <text:p>X5150</text:p>
          </table:table-cell>
          <table:table-cell table:formula="of:=[.E629]+5.75" office:value-type="float" office:value="1038.5">
            <text:p>1038.5</text:p>
          </table:table-cell>
          <table:table-cell table:formula="of:=&quot;Y&quot; &amp; [.E630]" office:value-type="string" office:string-value="Y1038.5">
            <text:p>Y1038.5</text:p>
          </table:table-cell>
          <table:table-cell table:number-columns-repeated="8"/>
          <table:table-cell table:style-name="ce4" table:formula="of:=[.B631]" office:value-type="string" office:string-value="N638">
            <text:p>N638</text:p>
          </table:table-cell>
          <table:table-cell table:style-name="ce4" table:formula="of:=[.D631]" office:value-type="string" office:string-value="X5150">
            <text:p>X5150</text:p>
          </table:table-cell>
          <table:table-cell table:style-name="ce4" table:formula="of:=[.F631]" office:value-type="string" office:string-value="Y1044.25">
            <text:p>Y1044.25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&quot;N&quot;&amp;[.A631]" office:value-type="string" office:string-value="N638">
            <text:p>N638</text:p>
          </table:table-cell>
          <table:table-cell table:formula="of:=5150" office:value-type="float" office:value="5150">
            <text:p>5150</text:p>
          </table:table-cell>
          <table:table-cell table:formula="of:= &quot;X&quot;&amp; [.C631]" office:value-type="string" office:string-value="X5150">
            <text:p>X5150</text:p>
          </table:table-cell>
          <table:table-cell table:formula="of:=[.E630]+5.75" office:value-type="float" office:value="1044.25">
            <text:p>1044.25</text:p>
          </table:table-cell>
          <table:table-cell table:formula="of:=&quot;Y&quot; &amp; [.E631]" office:value-type="string" office:string-value="Y1044.25">
            <text:p>Y1044.25</text:p>
          </table:table-cell>
          <table:table-cell table:number-columns-repeated="8"/>
          <table:table-cell table:style-name="ce4" table:formula="of:=[.B632]" office:value-type="string" office:string-value="N639">
            <text:p>N639</text:p>
          </table:table-cell>
          <table:table-cell table:style-name="ce4" table:formula="of:=[.D632]" office:value-type="string" office:string-value="X5150">
            <text:p>X5150</text:p>
          </table:table-cell>
          <table:table-cell table:style-name="ce4" table:formula="of:=[.F632]" office:value-type="string" office:string-value="Y1050">
            <text:p>Y105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&quot;N&quot;&amp;[.A632]" office:value-type="string" office:string-value="N639">
            <text:p>N639</text:p>
          </table:table-cell>
          <table:table-cell table:formula="of:=5150" office:value-type="float" office:value="5150">
            <text:p>5150</text:p>
          </table:table-cell>
          <table:table-cell table:formula="of:= &quot;X&quot;&amp; [.C632]" office:value-type="string" office:string-value="X5150">
            <text:p>X5150</text:p>
          </table:table-cell>
          <table:table-cell table:formula="of:=[.E631]+5.75" office:value-type="float" office:value="1050">
            <text:p>1050</text:p>
          </table:table-cell>
          <table:table-cell table:formula="of:=&quot;Y&quot; &amp; [.E632]" office:value-type="string" office:string-value="Y1050">
            <text:p>Y1050</text:p>
          </table:table-cell>
          <table:table-cell table:number-columns-repeated="8"/>
          <table:table-cell table:style-name="ce4" table:formula="of:=[.B633]" office:value-type="string" office:string-value="N640">
            <text:p>N640</text:p>
          </table:table-cell>
          <table:table-cell table:style-name="ce4" table:formula="of:=[.D633]" office:value-type="string" office:string-value="X5150">
            <text:p>X5150</text:p>
          </table:table-cell>
          <table:table-cell table:style-name="ce4" table:formula="of:=[.F633]" office:value-type="string" office:string-value="Y1055.75">
            <text:p>Y1055.7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&quot;N&quot;&amp;[.A633]" office:value-type="string" office:string-value="N640">
            <text:p>N640</text:p>
          </table:table-cell>
          <table:table-cell table:formula="of:=5150" office:value-type="float" office:value="5150">
            <text:p>5150</text:p>
          </table:table-cell>
          <table:table-cell table:formula="of:= &quot;X&quot;&amp; [.C633]" office:value-type="string" office:string-value="X5150">
            <text:p>X5150</text:p>
          </table:table-cell>
          <table:table-cell table:formula="of:=[.E632]+5.75" office:value-type="float" office:value="1055.75">
            <text:p>1055.75</text:p>
          </table:table-cell>
          <table:table-cell table:formula="of:=&quot;Y&quot; &amp; [.E633]" office:value-type="string" office:string-value="Y1055.75">
            <text:p>Y1055.75</text:p>
          </table:table-cell>
          <table:table-cell table:number-columns-repeated="8"/>
          <table:table-cell table:style-name="ce4" table:formula="of:=[.B634]" office:value-type="string" office:string-value="N641">
            <text:p>N641</text:p>
          </table:table-cell>
          <table:table-cell table:style-name="ce4" table:formula="of:=[.D634]" office:value-type="string" office:string-value="X5150">
            <text:p>X5150</text:p>
          </table:table-cell>
          <table:table-cell table:style-name="ce4" table:formula="of:=[.F634]" office:value-type="string" office:string-value="Y1061.5">
            <text:p>Y1061.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&quot;N&quot;&amp;[.A634]" office:value-type="string" office:string-value="N641">
            <text:p>N641</text:p>
          </table:table-cell>
          <table:table-cell table:formula="of:=5150" office:value-type="float" office:value="5150">
            <text:p>5150</text:p>
          </table:table-cell>
          <table:table-cell table:formula="of:= &quot;X&quot;&amp; [.C634]" office:value-type="string" office:string-value="X5150">
            <text:p>X5150</text:p>
          </table:table-cell>
          <table:table-cell table:formula="of:=[.E633]+5.75" office:value-type="float" office:value="1061.5">
            <text:p>1061.5</text:p>
          </table:table-cell>
          <table:table-cell table:formula="of:=&quot;Y&quot; &amp; [.E634]" office:value-type="string" office:string-value="Y1061.5">
            <text:p>Y1061.5</text:p>
          </table:table-cell>
          <table:table-cell table:number-columns-repeated="8"/>
          <table:table-cell table:style-name="ce4" table:formula="of:=[.B635]" office:value-type="string" office:string-value="N642">
            <text:p>N642</text:p>
          </table:table-cell>
          <table:table-cell table:style-name="ce4" table:formula="of:=[.D635]" office:value-type="string" office:string-value="X5150">
            <text:p>X5150</text:p>
          </table:table-cell>
          <table:table-cell table:style-name="ce4" table:formula="of:=[.F635]" office:value-type="string" office:string-value="Y1067.25">
            <text:p>Y1067.25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&quot;N&quot;&amp;[.A635]" office:value-type="string" office:string-value="N642">
            <text:p>N642</text:p>
          </table:table-cell>
          <table:table-cell table:formula="of:=5150" office:value-type="float" office:value="5150">
            <text:p>5150</text:p>
          </table:table-cell>
          <table:table-cell table:formula="of:= &quot;X&quot;&amp; [.C635]" office:value-type="string" office:string-value="X5150">
            <text:p>X5150</text:p>
          </table:table-cell>
          <table:table-cell table:formula="of:=[.E634]+5.75" office:value-type="float" office:value="1067.25">
            <text:p>1067.25</text:p>
          </table:table-cell>
          <table:table-cell table:formula="of:=&quot;Y&quot; &amp; [.E635]" office:value-type="string" office:string-value="Y1067.25">
            <text:p>Y1067.25</text:p>
          </table:table-cell>
          <table:table-cell table:number-columns-repeated="8"/>
          <table:table-cell table:style-name="ce4" table:formula="of:=[.B636]" office:value-type="string" office:string-value="N643">
            <text:p>N643</text:p>
          </table:table-cell>
          <table:table-cell table:style-name="ce4" table:formula="of:=[.D636]" office:value-type="string" office:string-value="X5150">
            <text:p>X5150</text:p>
          </table:table-cell>
          <table:table-cell table:style-name="ce4" table:formula="of:=[.F636]" office:value-type="string" office:string-value="Y1073">
            <text:p>Y1073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&quot;N&quot;&amp;[.A636]" office:value-type="string" office:string-value="N643">
            <text:p>N643</text:p>
          </table:table-cell>
          <table:table-cell table:formula="of:=5150" office:value-type="float" office:value="5150">
            <text:p>5150</text:p>
          </table:table-cell>
          <table:table-cell table:formula="of:= &quot;X&quot;&amp; [.C636]" office:value-type="string" office:string-value="X5150">
            <text:p>X5150</text:p>
          </table:table-cell>
          <table:table-cell table:formula="of:=[.E635]+5.75" office:value-type="float" office:value="1073">
            <text:p>1073</text:p>
          </table:table-cell>
          <table:table-cell table:formula="of:=&quot;Y&quot; &amp; [.E636]" office:value-type="string" office:string-value="Y1073">
            <text:p>Y1073</text:p>
          </table:table-cell>
          <table:table-cell table:number-columns-repeated="8"/>
          <table:table-cell table:style-name="ce4" table:formula="of:=[.B637]" office:value-type="string" office:string-value="N644">
            <text:p>N644</text:p>
          </table:table-cell>
          <table:table-cell table:style-name="ce4" table:formula="of:=[.D637]" office:value-type="string" office:string-value="X5150">
            <text:p>X5150</text:p>
          </table:table-cell>
          <table:table-cell table:style-name="ce4" table:formula="of:=[.F637]" office:value-type="string" office:string-value="Y1078.75">
            <text:p>Y1078.75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&quot;N&quot;&amp;[.A637]" office:value-type="string" office:string-value="N644">
            <text:p>N644</text:p>
          </table:table-cell>
          <table:table-cell table:formula="of:=5150" office:value-type="float" office:value="5150">
            <text:p>5150</text:p>
          </table:table-cell>
          <table:table-cell table:formula="of:= &quot;X&quot;&amp; [.C637]" office:value-type="string" office:string-value="X5150">
            <text:p>X5150</text:p>
          </table:table-cell>
          <table:table-cell table:formula="of:=[.E636]+5.75" office:value-type="float" office:value="1078.75">
            <text:p>1078.75</text:p>
          </table:table-cell>
          <table:table-cell table:formula="of:=&quot;Y&quot; &amp; [.E637]" office:value-type="string" office:string-value="Y1078.75">
            <text:p>Y1078.75</text:p>
          </table:table-cell>
          <table:table-cell table:number-columns-repeated="8"/>
          <table:table-cell table:style-name="ce4" table:formula="of:=[.B638]" office:value-type="string" office:string-value="N645">
            <text:p>N645</text:p>
          </table:table-cell>
          <table:table-cell table:style-name="ce4" table:formula="of:=[.D638]" office:value-type="string" office:string-value="X5150">
            <text:p>X5150</text:p>
          </table:table-cell>
          <table:table-cell table:style-name="ce4" table:formula="of:=[.F638]" office:value-type="string" office:string-value="Y1084.5">
            <text:p>Y1084.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&quot;N&quot;&amp;[.A638]" office:value-type="string" office:string-value="N645">
            <text:p>N645</text:p>
          </table:table-cell>
          <table:table-cell table:formula="of:=5150" office:value-type="float" office:value="5150">
            <text:p>5150</text:p>
          </table:table-cell>
          <table:table-cell table:formula="of:= &quot;X&quot;&amp; [.C638]" office:value-type="string" office:string-value="X5150">
            <text:p>X5150</text:p>
          </table:table-cell>
          <table:table-cell table:formula="of:=[.E637]+5.75" office:value-type="float" office:value="1084.5">
            <text:p>1084.5</text:p>
          </table:table-cell>
          <table:table-cell table:formula="of:=&quot;Y&quot; &amp; [.E638]" office:value-type="string" office:string-value="Y1084.5">
            <text:p>Y1084.5</text:p>
          </table:table-cell>
          <table:table-cell table:number-columns-repeated="8"/>
          <table:table-cell table:style-name="ce4" table:formula="of:=[.B639]" office:value-type="string" office:string-value="N646">
            <text:p>N646</text:p>
          </table:table-cell>
          <table:table-cell table:style-name="ce4" table:formula="of:=[.D639]" office:value-type="string" office:string-value="X5150">
            <text:p>X5150</text:p>
          </table:table-cell>
          <table:table-cell table:style-name="ce4" table:formula="of:=[.F639]" office:value-type="string" office:string-value="Y1090.25">
            <text:p>Y1090.2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&quot;N&quot;&amp;[.A639]" office:value-type="string" office:string-value="N646">
            <text:p>N646</text:p>
          </table:table-cell>
          <table:table-cell table:formula="of:=5150" office:value-type="float" office:value="5150">
            <text:p>5150</text:p>
          </table:table-cell>
          <table:table-cell table:formula="of:= &quot;X&quot;&amp; [.C639]" office:value-type="string" office:string-value="X5150">
            <text:p>X5150</text:p>
          </table:table-cell>
          <table:table-cell table:formula="of:=[.E638]+5.75" office:value-type="float" office:value="1090.25">
            <text:p>1090.25</text:p>
          </table:table-cell>
          <table:table-cell table:formula="of:=&quot;Y&quot; &amp; [.E639]" office:value-type="string" office:string-value="Y1090.25">
            <text:p>Y1090.25</text:p>
          </table:table-cell>
          <table:table-cell table:number-columns-repeated="8"/>
          <table:table-cell table:style-name="ce4" table:formula="of:=[.B640]" office:value-type="string" office:string-value="N647">
            <text:p>N647</text:p>
          </table:table-cell>
          <table:table-cell table:style-name="ce4" table:formula="of:=[.D640]" office:value-type="string" office:string-value="X5150">
            <text:p>X5150</text:p>
          </table:table-cell>
          <table:table-cell table:style-name="ce4" table:formula="of:=[.F640]" office:value-type="string" office:string-value="Y1096">
            <text:p>Y1096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&quot;N&quot;&amp;[.A640]" office:value-type="string" office:string-value="N647">
            <text:p>N647</text:p>
          </table:table-cell>
          <table:table-cell table:formula="of:=5150" office:value-type="float" office:value="5150">
            <text:p>5150</text:p>
          </table:table-cell>
          <table:table-cell table:formula="of:= &quot;X&quot;&amp; [.C640]" office:value-type="string" office:string-value="X5150">
            <text:p>X5150</text:p>
          </table:table-cell>
          <table:table-cell table:formula="of:=[.E639]+5.75" office:value-type="float" office:value="1096">
            <text:p>1096</text:p>
          </table:table-cell>
          <table:table-cell table:formula="of:=&quot;Y&quot; &amp; [.E640]" office:value-type="string" office:string-value="Y1096">
            <text:p>Y1096</text:p>
          </table:table-cell>
          <table:table-cell table:number-columns-repeated="8"/>
          <table:table-cell table:style-name="ce4" table:formula="of:=[.B641]" office:value-type="string" office:string-value="N648">
            <text:p>N648</text:p>
          </table:table-cell>
          <table:table-cell table:style-name="ce4" table:formula="of:=[.D641]" office:value-type="string" office:string-value="X5150">
            <text:p>X5150</text:p>
          </table:table-cell>
          <table:table-cell table:style-name="ce4" table:formula="of:=[.F641]" office:value-type="string" office:string-value="Y1101.75">
            <text:p>Y1101.7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&quot;N&quot;&amp;[.A641]" office:value-type="string" office:string-value="N648">
            <text:p>N648</text:p>
          </table:table-cell>
          <table:table-cell table:formula="of:=5150" office:value-type="float" office:value="5150">
            <text:p>5150</text:p>
          </table:table-cell>
          <table:table-cell table:formula="of:= &quot;X&quot;&amp; [.C641]" office:value-type="string" office:string-value="X5150">
            <text:p>X5150</text:p>
          </table:table-cell>
          <table:table-cell table:formula="of:=[.E640]+5.75" office:value-type="float" office:value="1101.75">
            <text:p>1101.75</text:p>
          </table:table-cell>
          <table:table-cell table:formula="of:=&quot;Y&quot; &amp; [.E641]" office:value-type="string" office:string-value="Y1101.75">
            <text:p>Y1101.75</text:p>
          </table:table-cell>
          <table:table-cell table:number-columns-repeated="8"/>
          <table:table-cell table:style-name="ce4" table:formula="of:=[.B642]" office:value-type="string" office:string-value="N649">
            <text:p>N649</text:p>
          </table:table-cell>
          <table:table-cell table:style-name="ce4" table:formula="of:=[.D642]" office:value-type="string" office:string-value="X5150">
            <text:p>X5150</text:p>
          </table:table-cell>
          <table:table-cell table:style-name="ce4" table:formula="of:=[.F642]" office:value-type="string" office:string-value="Y1107.5">
            <text:p>Y1107.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formula="of:=&quot;N&quot;&amp;[.A642]" office:value-type="string" office:string-value="N649">
            <text:p>N649</text:p>
          </table:table-cell>
          <table:table-cell table:formula="of:=5150" office:value-type="float" office:value="5150">
            <text:p>5150</text:p>
          </table:table-cell>
          <table:table-cell table:formula="of:= &quot;X&quot;&amp; [.C642]" office:value-type="string" office:string-value="X5150">
            <text:p>X5150</text:p>
          </table:table-cell>
          <table:table-cell table:formula="of:=[.E641]+5.75" office:value-type="float" office:value="1107.5">
            <text:p>1107.5</text:p>
          </table:table-cell>
          <table:table-cell table:formula="of:=&quot;Y&quot; &amp; [.E642]" office:value-type="string" office:string-value="Y1107.5">
            <text:p>Y1107.5</text:p>
          </table:table-cell>
          <table:table-cell table:number-columns-repeated="8"/>
          <table:table-cell table:style-name="ce4" table:formula="of:=[.B643]" office:value-type="string" office:string-value="N650">
            <text:p>N650</text:p>
          </table:table-cell>
          <table:table-cell table:style-name="ce4" table:formula="of:=[.D643]" office:value-type="string" office:string-value="X5150">
            <text:p>X5150</text:p>
          </table:table-cell>
          <table:table-cell table:style-name="ce4" table:formula="of:=[.F643]" office:value-type="string" office:string-value="Y1113.25">
            <text:p>Y1113.2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&quot;N&quot;&amp;[.A643]" office:value-type="string" office:string-value="N650">
            <text:p>N650</text:p>
          </table:table-cell>
          <table:table-cell table:formula="of:=5150" office:value-type="float" office:value="5150">
            <text:p>5150</text:p>
          </table:table-cell>
          <table:table-cell table:formula="of:= &quot;X&quot;&amp; [.C643]" office:value-type="string" office:string-value="X5150">
            <text:p>X5150</text:p>
          </table:table-cell>
          <table:table-cell table:formula="of:=[.E642]+5.75" office:value-type="float" office:value="1113.25">
            <text:p>1113.25</text:p>
          </table:table-cell>
          <table:table-cell table:formula="of:=&quot;Y&quot; &amp; [.E643]" office:value-type="string" office:string-value="Y1113.25">
            <text:p>Y1113.25</text:p>
          </table:table-cell>
          <table:table-cell table:number-columns-repeated="8"/>
          <table:table-cell table:style-name="ce4" table:formula="of:=[.B644]" office:value-type="string" office:string-value="N651">
            <text:p>N651</text:p>
          </table:table-cell>
          <table:table-cell table:style-name="ce4" table:formula="of:=[.D644]" office:value-type="string" office:string-value="X5150">
            <text:p>X5150</text:p>
          </table:table-cell>
          <table:table-cell table:style-name="ce4" table:formula="of:=[.F644]" office:value-type="string" office:string-value="Y1119">
            <text:p>Y1119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&quot;N&quot;&amp;[.A644]" office:value-type="string" office:string-value="N651">
            <text:p>N651</text:p>
          </table:table-cell>
          <table:table-cell table:formula="of:=5150" office:value-type="float" office:value="5150">
            <text:p>5150</text:p>
          </table:table-cell>
          <table:table-cell table:formula="of:= &quot;X&quot;&amp; [.C644]" office:value-type="string" office:string-value="X5150">
            <text:p>X5150</text:p>
          </table:table-cell>
          <table:table-cell table:formula="of:=[.E643]+5.75" office:value-type="float" office:value="1119">
            <text:p>1119</text:p>
          </table:table-cell>
          <table:table-cell table:formula="of:=&quot;Y&quot; &amp; [.E644]" office:value-type="string" office:string-value="Y1119">
            <text:p>Y1119</text:p>
          </table:table-cell>
          <table:table-cell table:number-columns-repeated="8"/>
          <table:table-cell table:style-name="ce4" table:formula="of:=[.B645]" office:value-type="string" office:string-value="N652">
            <text:p>N652</text:p>
          </table:table-cell>
          <table:table-cell table:style-name="ce4" table:formula="of:=[.D645]" office:value-type="string" office:string-value="X5150">
            <text:p>X5150</text:p>
          </table:table-cell>
          <table:table-cell table:style-name="ce4" table:formula="of:=[.F645]" office:value-type="string" office:string-value="Y1124.75">
            <text:p>Y1124.75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&quot;N&quot;&amp;[.A645]" office:value-type="string" office:string-value="N652">
            <text:p>N652</text:p>
          </table:table-cell>
          <table:table-cell table:formula="of:=5150" office:value-type="float" office:value="5150">
            <text:p>5150</text:p>
          </table:table-cell>
          <table:table-cell table:formula="of:= &quot;X&quot;&amp; [.C645]" office:value-type="string" office:string-value="X5150">
            <text:p>X5150</text:p>
          </table:table-cell>
          <table:table-cell table:formula="of:=[.E644]+5.75" office:value-type="float" office:value="1124.75">
            <text:p>1124.75</text:p>
          </table:table-cell>
          <table:table-cell table:formula="of:=&quot;Y&quot; &amp; [.E645]" office:value-type="string" office:string-value="Y1124.75">
            <text:p>Y1124.75</text:p>
          </table:table-cell>
          <table:table-cell table:number-columns-repeated="8"/>
          <table:table-cell table:style-name="ce4" table:formula="of:=[.B646]" office:value-type="string" office:string-value="N653">
            <text:p>N653</text:p>
          </table:table-cell>
          <table:table-cell table:style-name="ce4" table:formula="of:=[.D646]" office:value-type="string" office:string-value="X5150">
            <text:p>X5150</text:p>
          </table:table-cell>
          <table:table-cell table:style-name="ce4" table:formula="of:=[.F646]" office:value-type="string" office:string-value="Y1130.5">
            <text:p>Y1130.5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&quot;N&quot;&amp;[.A646]" office:value-type="string" office:string-value="N653">
            <text:p>N653</text:p>
          </table:table-cell>
          <table:table-cell table:formula="of:=5150" office:value-type="float" office:value="5150">
            <text:p>5150</text:p>
          </table:table-cell>
          <table:table-cell table:formula="of:= &quot;X&quot;&amp; [.C646]" office:value-type="string" office:string-value="X5150">
            <text:p>X5150</text:p>
          </table:table-cell>
          <table:table-cell table:formula="of:=[.E645]+5.75" office:value-type="float" office:value="1130.5">
            <text:p>1130.5</text:p>
          </table:table-cell>
          <table:table-cell table:formula="of:=&quot;Y&quot; &amp; [.E646]" office:value-type="string" office:string-value="Y1130.5">
            <text:p>Y1130.5</text:p>
          </table:table-cell>
          <table:table-cell table:number-columns-repeated="8"/>
          <table:table-cell table:style-name="ce4" table:formula="of:=[.B647]" office:value-type="string" office:string-value="N654">
            <text:p>N654</text:p>
          </table:table-cell>
          <table:table-cell table:style-name="ce4" table:formula="of:=[.D647]" office:value-type="string" office:string-value="X5150">
            <text:p>X5150</text:p>
          </table:table-cell>
          <table:table-cell table:style-name="ce4" table:formula="of:=[.F647]" office:value-type="string" office:string-value="Y1136.25">
            <text:p>Y1136.25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formula="of:=&quot;N&quot;&amp;[.A647]" office:value-type="string" office:string-value="N654">
            <text:p>N654</text:p>
          </table:table-cell>
          <table:table-cell table:formula="of:=5150" office:value-type="float" office:value="5150">
            <text:p>5150</text:p>
          </table:table-cell>
          <table:table-cell table:formula="of:= &quot;X&quot;&amp; [.C647]" office:value-type="string" office:string-value="X5150">
            <text:p>X5150</text:p>
          </table:table-cell>
          <table:table-cell table:formula="of:=[.E646]+5.75" office:value-type="float" office:value="1136.25">
            <text:p>1136.25</text:p>
          </table:table-cell>
          <table:table-cell table:formula="of:=&quot;Y&quot; &amp; [.E647]" office:value-type="string" office:string-value="Y1136.25">
            <text:p>Y1136.25</text:p>
          </table:table-cell>
          <table:table-cell table:number-columns-repeated="8"/>
          <table:table-cell table:style-name="ce4" table:formula="of:=[.B648]" office:value-type="string" office:string-value="N655">
            <text:p>N655</text:p>
          </table:table-cell>
          <table:table-cell table:style-name="ce4" table:formula="of:=[.D648]" office:value-type="string" office:string-value="X5150">
            <text:p>X5150</text:p>
          </table:table-cell>
          <table:table-cell table:style-name="ce4" table:formula="of:=[.F648]" office:value-type="string" office:string-value="Y1142">
            <text:p>Y1142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&quot;N&quot;&amp;[.A648]" office:value-type="string" office:string-value="N655">
            <text:p>N655</text:p>
          </table:table-cell>
          <table:table-cell table:formula="of:=5150" office:value-type="float" office:value="5150">
            <text:p>5150</text:p>
          </table:table-cell>
          <table:table-cell table:formula="of:= &quot;X&quot;&amp; [.C648]" office:value-type="string" office:string-value="X5150">
            <text:p>X5150</text:p>
          </table:table-cell>
          <table:table-cell table:formula="of:=[.E647]+5.75" office:value-type="float" office:value="1142">
            <text:p>1142</text:p>
          </table:table-cell>
          <table:table-cell table:formula="of:=&quot;Y&quot; &amp; [.E648]" office:value-type="string" office:string-value="Y1142">
            <text:p>Y1142</text:p>
          </table:table-cell>
          <table:table-cell table:number-columns-repeated="8"/>
          <table:table-cell table:style-name="ce4" table:formula="of:=[.B649]" office:value-type="string" office:string-value="N656">
            <text:p>N656</text:p>
          </table:table-cell>
          <table:table-cell table:style-name="ce4" table:formula="of:=[.D649]" office:value-type="string" office:string-value="X5150">
            <text:p>X5150</text:p>
          </table:table-cell>
          <table:table-cell table:style-name="ce4" table:formula="of:=[.F649]" office:value-type="string" office:string-value="Y1147.75">
            <text:p>Y1147.75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&quot;N&quot;&amp;[.A649]" office:value-type="string" office:string-value="N656">
            <text:p>N656</text:p>
          </table:table-cell>
          <table:table-cell table:formula="of:=5150" office:value-type="float" office:value="5150">
            <text:p>5150</text:p>
          </table:table-cell>
          <table:table-cell table:formula="of:= &quot;X&quot;&amp; [.C649]" office:value-type="string" office:string-value="X5150">
            <text:p>X5150</text:p>
          </table:table-cell>
          <table:table-cell table:formula="of:=[.E648]+5.75" office:value-type="float" office:value="1147.75">
            <text:p>1147.75</text:p>
          </table:table-cell>
          <table:table-cell table:formula="of:=&quot;Y&quot; &amp; [.E649]" office:value-type="string" office:string-value="Y1147.75">
            <text:p>Y1147.75</text:p>
          </table:table-cell>
          <table:table-cell table:number-columns-repeated="8"/>
          <table:table-cell table:style-name="ce4" table:formula="of:=[.B650]" office:value-type="string" office:string-value="N657">
            <text:p>N657</text:p>
          </table:table-cell>
          <table:table-cell table:style-name="ce4" table:formula="of:=[.D650]" office:value-type="string" office:string-value="X5150">
            <text:p>X5150</text:p>
          </table:table-cell>
          <table:table-cell table:style-name="ce4" table:formula="of:=[.F650]" office:value-type="string" office:string-value="Y1153.5">
            <text:p>Y1153.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&quot;N&quot;&amp;[.A650]" office:value-type="string" office:string-value="N657">
            <text:p>N657</text:p>
          </table:table-cell>
          <table:table-cell table:formula="of:=5150" office:value-type="float" office:value="5150">
            <text:p>5150</text:p>
          </table:table-cell>
          <table:table-cell table:formula="of:= &quot;X&quot;&amp; [.C650]" office:value-type="string" office:string-value="X5150">
            <text:p>X5150</text:p>
          </table:table-cell>
          <table:table-cell table:formula="of:=[.E649]+5.75" office:value-type="float" office:value="1153.5">
            <text:p>1153.5</text:p>
          </table:table-cell>
          <table:table-cell table:formula="of:=&quot;Y&quot; &amp; [.E650]" office:value-type="string" office:string-value="Y1153.5">
            <text:p>Y1153.5</text:p>
          </table:table-cell>
          <table:table-cell table:number-columns-repeated="8"/>
          <table:table-cell table:style-name="ce4" table:formula="of:=[.B651]" office:value-type="string" office:string-value="N658">
            <text:p>N658</text:p>
          </table:table-cell>
          <table:table-cell table:style-name="ce4" table:formula="of:=[.D651]" office:value-type="string" office:string-value="X5150">
            <text:p>X5150</text:p>
          </table:table-cell>
          <table:table-cell table:style-name="ce4" table:formula="of:=[.F651]" office:value-type="string" office:string-value="Y1159.25">
            <text:p>Y1159.25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&quot;N&quot;&amp;[.A651]" office:value-type="string" office:string-value="N658">
            <text:p>N658</text:p>
          </table:table-cell>
          <table:table-cell table:formula="of:=5150" office:value-type="float" office:value="5150">
            <text:p>5150</text:p>
          </table:table-cell>
          <table:table-cell table:formula="of:= &quot;X&quot;&amp; [.C651]" office:value-type="string" office:string-value="X5150">
            <text:p>X5150</text:p>
          </table:table-cell>
          <table:table-cell table:formula="of:=[.E650]+5.75" office:value-type="float" office:value="1159.25">
            <text:p>1159.25</text:p>
          </table:table-cell>
          <table:table-cell table:formula="of:=&quot;Y&quot; &amp; [.E651]" office:value-type="string" office:string-value="Y1159.25">
            <text:p>Y1159.25</text:p>
          </table:table-cell>
          <table:table-cell table:number-columns-repeated="8"/>
          <table:table-cell table:style-name="ce4" table:formula="of:=[.B652]" office:value-type="string" office:string-value="N659">
            <text:p>N659</text:p>
          </table:table-cell>
          <table:table-cell table:style-name="ce4" table:formula="of:=[.D652]" office:value-type="string" office:string-value="X5150">
            <text:p>X5150</text:p>
          </table:table-cell>
          <table:table-cell table:style-name="ce4" table:formula="of:=[.F652]" office:value-type="string" office:string-value="Y1165">
            <text:p>Y1165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&quot;N&quot;&amp;[.A652]" office:value-type="string" office:string-value="N659">
            <text:p>N659</text:p>
          </table:table-cell>
          <table:table-cell table:formula="of:=5150" office:value-type="float" office:value="5150">
            <text:p>5150</text:p>
          </table:table-cell>
          <table:table-cell table:formula="of:= &quot;X&quot;&amp; [.C652]" office:value-type="string" office:string-value="X5150">
            <text:p>X5150</text:p>
          </table:table-cell>
          <table:table-cell table:formula="of:=[.E651]+5.75" office:value-type="float" office:value="1165">
            <text:p>1165</text:p>
          </table:table-cell>
          <table:table-cell table:formula="of:=&quot;Y&quot; &amp; [.E652]" office:value-type="string" office:string-value="Y1165">
            <text:p>Y1165</text:p>
          </table:table-cell>
          <table:table-cell table:number-columns-repeated="8"/>
          <table:table-cell table:style-name="ce4" table:formula="of:=[.B653]" office:value-type="string" office:string-value="N660">
            <text:p>N660</text:p>
          </table:table-cell>
          <table:table-cell table:style-name="ce4" table:formula="of:=[.D653]" office:value-type="string" office:string-value="X5150">
            <text:p>X5150</text:p>
          </table:table-cell>
          <table:table-cell table:style-name="ce4" table:formula="of:=[.F653]" office:value-type="string" office:string-value="Y1170.75">
            <text:p>Y1170.7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&quot;N&quot;&amp;[.A653]" office:value-type="string" office:string-value="N660">
            <text:p>N660</text:p>
          </table:table-cell>
          <table:table-cell table:formula="of:=5150" office:value-type="float" office:value="5150">
            <text:p>5150</text:p>
          </table:table-cell>
          <table:table-cell table:formula="of:= &quot;X&quot;&amp; [.C653]" office:value-type="string" office:string-value="X5150">
            <text:p>X5150</text:p>
          </table:table-cell>
          <table:table-cell table:formula="of:=[.E652]+5.75" office:value-type="float" office:value="1170.75">
            <text:p>1170.75</text:p>
          </table:table-cell>
          <table:table-cell table:formula="of:=&quot;Y&quot; &amp; [.E653]" office:value-type="string" office:string-value="Y1170.75">
            <text:p>Y1170.75</text:p>
          </table:table-cell>
          <table:table-cell table:number-columns-repeated="8"/>
          <table:table-cell table:style-name="ce4" table:formula="of:=[.B654]" office:value-type="string" office:string-value="N661">
            <text:p>N661</text:p>
          </table:table-cell>
          <table:table-cell table:style-name="ce4" table:formula="of:=[.D654]" office:value-type="string" office:string-value="X5150">
            <text:p>X5150</text:p>
          </table:table-cell>
          <table:table-cell table:style-name="ce4" table:formula="of:=[.F654]" office:value-type="string" office:string-value="Y1176.5">
            <text:p>Y1176.5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&quot;N&quot;&amp;[.A654]" office:value-type="string" office:string-value="N661">
            <text:p>N661</text:p>
          </table:table-cell>
          <table:table-cell table:formula="of:=5150" office:value-type="float" office:value="5150">
            <text:p>5150</text:p>
          </table:table-cell>
          <table:table-cell table:formula="of:= &quot;X&quot;&amp; [.C654]" office:value-type="string" office:string-value="X5150">
            <text:p>X5150</text:p>
          </table:table-cell>
          <table:table-cell table:formula="of:=[.E653]+5.75" office:value-type="float" office:value="1176.5">
            <text:p>1176.5</text:p>
          </table:table-cell>
          <table:table-cell table:formula="of:=&quot;Y&quot; &amp; [.E654]" office:value-type="string" office:string-value="Y1176.5">
            <text:p>Y1176.5</text:p>
          </table:table-cell>
          <table:table-cell table:number-columns-repeated="8"/>
          <table:table-cell table:style-name="ce4" table:formula="of:=[.B655]" office:value-type="string" office:string-value="N662">
            <text:p>N662</text:p>
          </table:table-cell>
          <table:table-cell table:style-name="ce4" table:formula="of:=[.D655]" office:value-type="string" office:string-value="X5150">
            <text:p>X5150</text:p>
          </table:table-cell>
          <table:table-cell table:style-name="ce4" table:formula="of:=[.F655]" office:value-type="string" office:string-value="Y1182.25">
            <text:p>Y1182.25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&quot;N&quot;&amp;[.A655]" office:value-type="string" office:string-value="N662">
            <text:p>N662</text:p>
          </table:table-cell>
          <table:table-cell table:formula="of:=5150" office:value-type="float" office:value="5150">
            <text:p>5150</text:p>
          </table:table-cell>
          <table:table-cell table:formula="of:= &quot;X&quot;&amp; [.C655]" office:value-type="string" office:string-value="X5150">
            <text:p>X5150</text:p>
          </table:table-cell>
          <table:table-cell table:formula="of:=[.E654]+5.75" office:value-type="float" office:value="1182.25">
            <text:p>1182.25</text:p>
          </table:table-cell>
          <table:table-cell table:formula="of:=&quot;Y&quot; &amp; [.E655]" office:value-type="string" office:string-value="Y1182.25">
            <text:p>Y1182.25</text:p>
          </table:table-cell>
          <table:table-cell table:number-columns-repeated="8"/>
          <table:table-cell table:style-name="ce4" table:formula="of:=[.B656]" office:value-type="string" office:string-value="N663">
            <text:p>N663</text:p>
          </table:table-cell>
          <table:table-cell table:style-name="ce4" table:formula="of:=[.D656]" office:value-type="string" office:string-value="X5150">
            <text:p>X5150</text:p>
          </table:table-cell>
          <table:table-cell table:style-name="ce4" table:formula="of:=[.F656]" office:value-type="string" office:string-value="Y1188">
            <text:p>Y1188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&quot;N&quot;&amp;[.A656]" office:value-type="string" office:string-value="N663">
            <text:p>N663</text:p>
          </table:table-cell>
          <table:table-cell table:formula="of:=5150" office:value-type="float" office:value="5150">
            <text:p>5150</text:p>
          </table:table-cell>
          <table:table-cell table:formula="of:= &quot;X&quot;&amp; [.C656]" office:value-type="string" office:string-value="X5150">
            <text:p>X5150</text:p>
          </table:table-cell>
          <table:table-cell table:formula="of:=[.E655]+5.75" office:value-type="float" office:value="1188">
            <text:p>1188</text:p>
          </table:table-cell>
          <table:table-cell table:formula="of:=&quot;Y&quot; &amp; [.E656]" office:value-type="string" office:string-value="Y1188">
            <text:p>Y1188</text:p>
          </table:table-cell>
          <table:table-cell table:number-columns-repeated="8"/>
          <table:table-cell table:style-name="ce4" table:formula="of:=[.B657]" office:value-type="string" office:string-value="N664">
            <text:p>N664</text:p>
          </table:table-cell>
          <table:table-cell table:style-name="ce4" table:formula="of:=[.D657]" office:value-type="string" office:string-value="X5150">
            <text:p>X5150</text:p>
          </table:table-cell>
          <table:table-cell table:style-name="ce4" table:formula="of:=[.F657]" office:value-type="string" office:string-value="Y1193.75">
            <text:p>Y1193.75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formula="of:=&quot;N&quot;&amp;[.A657]" office:value-type="string" office:string-value="N664">
            <text:p>N664</text:p>
          </table:table-cell>
          <table:table-cell table:formula="of:=5150" office:value-type="float" office:value="5150">
            <text:p>5150</text:p>
          </table:table-cell>
          <table:table-cell table:formula="of:= &quot;X&quot;&amp; [.C657]" office:value-type="string" office:string-value="X5150">
            <text:p>X5150</text:p>
          </table:table-cell>
          <table:table-cell table:formula="of:=[.E656]+5.75" office:value-type="float" office:value="1193.75">
            <text:p>1193.75</text:p>
          </table:table-cell>
          <table:table-cell table:formula="of:=&quot;Y&quot; &amp; [.E657]" office:value-type="string" office:string-value="Y1193.75">
            <text:p>Y1193.75</text:p>
          </table:table-cell>
          <table:table-cell table:number-columns-repeated="8"/>
          <table:table-cell table:style-name="ce4" table:formula="of:=[.B658]" office:value-type="string" office:string-value="N665">
            <text:p>N665</text:p>
          </table:table-cell>
          <table:table-cell table:style-name="ce4" table:formula="of:=[.D658]" office:value-type="string" office:string-value="X5150">
            <text:p>X5150</text:p>
          </table:table-cell>
          <table:table-cell table:style-name="ce4" table:formula="of:=[.F658]" office:value-type="string" office:string-value="Y1199.5">
            <text:p>Y1199.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&quot;N&quot;&amp;[.A658]" office:value-type="string" office:string-value="N665">
            <text:p>N665</text:p>
          </table:table-cell>
          <table:table-cell table:formula="of:=5150" office:value-type="float" office:value="5150">
            <text:p>5150</text:p>
          </table:table-cell>
          <table:table-cell table:formula="of:= &quot;X&quot;&amp; [.C658]" office:value-type="string" office:string-value="X5150">
            <text:p>X5150</text:p>
          </table:table-cell>
          <table:table-cell table:formula="of:=[.E657]+5.75" office:value-type="float" office:value="1199.5">
            <text:p>1199.5</text:p>
          </table:table-cell>
          <table:table-cell table:formula="of:=&quot;Y&quot; &amp; [.E658]" office:value-type="string" office:string-value="Y1199.5">
            <text:p>Y1199.5</text:p>
          </table:table-cell>
          <table:table-cell table:number-columns-repeated="8"/>
          <table:table-cell table:style-name="ce4" table:formula="of:=[.B659]" office:value-type="string" office:string-value="N666">
            <text:p>N666</text:p>
          </table:table-cell>
          <table:table-cell table:style-name="ce4" table:formula="of:=[.D659]" office:value-type="string" office:string-value="X5150">
            <text:p>X5150</text:p>
          </table:table-cell>
          <table:table-cell table:style-name="ce4" table:formula="of:=[.F659]" office:value-type="string" office:string-value="Y1205.25">
            <text:p>Y1205.25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&quot;N&quot;&amp;[.A659]" office:value-type="string" office:string-value="N666">
            <text:p>N666</text:p>
          </table:table-cell>
          <table:table-cell table:formula="of:=5150" office:value-type="float" office:value="5150">
            <text:p>5150</text:p>
          </table:table-cell>
          <table:table-cell table:formula="of:= &quot;X&quot;&amp; [.C659]" office:value-type="string" office:string-value="X5150">
            <text:p>X5150</text:p>
          </table:table-cell>
          <table:table-cell table:formula="of:=[.E658]+5.75" office:value-type="float" office:value="1205.25">
            <text:p>1205.25</text:p>
          </table:table-cell>
          <table:table-cell table:formula="of:=&quot;Y&quot; &amp; [.E659]" office:value-type="string" office:string-value="Y1205.25">
            <text:p>Y1205.25</text:p>
          </table:table-cell>
          <table:table-cell table:number-columns-repeated="8"/>
          <table:table-cell table:style-name="ce4" table:formula="of:=[.B660]" office:value-type="string" office:string-value="N667">
            <text:p>N667</text:p>
          </table:table-cell>
          <table:table-cell table:style-name="ce4" table:formula="of:=[.D660]" office:value-type="string" office:string-value="X5150">
            <text:p>X5150</text:p>
          </table:table-cell>
          <table:table-cell table:style-name="ce4" table:formula="of:=[.F660]" office:value-type="string" office:string-value="Y1211">
            <text:p>Y121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&quot;N&quot;&amp;[.A660]" office:value-type="string" office:string-value="N667">
            <text:p>N667</text:p>
          </table:table-cell>
          <table:table-cell table:formula="of:=5150" office:value-type="float" office:value="5150">
            <text:p>5150</text:p>
          </table:table-cell>
          <table:table-cell table:formula="of:= &quot;X&quot;&amp; [.C660]" office:value-type="string" office:string-value="X5150">
            <text:p>X5150</text:p>
          </table:table-cell>
          <table:table-cell table:formula="of:=[.E659]+5.75" office:value-type="float" office:value="1211">
            <text:p>1211</text:p>
          </table:table-cell>
          <table:table-cell table:formula="of:=&quot;Y&quot; &amp; [.E660]" office:value-type="string" office:string-value="Y1211">
            <text:p>Y1211</text:p>
          </table:table-cell>
          <table:table-cell table:number-columns-repeated="8"/>
          <table:table-cell table:style-name="ce4" table:formula="of:=[.B661]" office:value-type="string" office:string-value="N668">
            <text:p>N668</text:p>
          </table:table-cell>
          <table:table-cell table:style-name="ce4" table:formula="of:=[.D661]" office:value-type="string" office:string-value="X5150">
            <text:p>X5150</text:p>
          </table:table-cell>
          <table:table-cell table:style-name="ce4" table:formula="of:=[.F661]" office:value-type="string" office:string-value="Y1216.75">
            <text:p>Y1216.75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formula="of:=&quot;N&quot;&amp;[.A661]" office:value-type="string" office:string-value="N668">
            <text:p>N668</text:p>
          </table:table-cell>
          <table:table-cell table:formula="of:=5150" office:value-type="float" office:value="5150">
            <text:p>5150</text:p>
          </table:table-cell>
          <table:table-cell table:formula="of:= &quot;X&quot;&amp; [.C661]" office:value-type="string" office:string-value="X5150">
            <text:p>X5150</text:p>
          </table:table-cell>
          <table:table-cell table:formula="of:=[.E660]+5.75" office:value-type="float" office:value="1216.75">
            <text:p>1216.75</text:p>
          </table:table-cell>
          <table:table-cell table:formula="of:=&quot;Y&quot; &amp; [.E661]" office:value-type="string" office:string-value="Y1216.75">
            <text:p>Y1216.75</text:p>
          </table:table-cell>
          <table:table-cell table:number-columns-repeated="8"/>
          <table:table-cell table:style-name="ce4" table:formula="of:=[.B662]" office:value-type="string" office:string-value="N669">
            <text:p>N669</text:p>
          </table:table-cell>
          <table:table-cell table:style-name="ce4" table:formula="of:=[.D662]" office:value-type="string" office:string-value="X5150">
            <text:p>X5150</text:p>
          </table:table-cell>
          <table:table-cell table:style-name="ce4" table:formula="of:=[.F662]" office:value-type="string" office:string-value="Y1222.5">
            <text:p>Y1222.5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&quot;N&quot;&amp;[.A662]" office:value-type="string" office:string-value="N669">
            <text:p>N669</text:p>
          </table:table-cell>
          <table:table-cell table:formula="of:=5150" office:value-type="float" office:value="5150">
            <text:p>5150</text:p>
          </table:table-cell>
          <table:table-cell table:formula="of:= &quot;X&quot;&amp; [.C662]" office:value-type="string" office:string-value="X5150">
            <text:p>X5150</text:p>
          </table:table-cell>
          <table:table-cell table:formula="of:=[.E661]+5.75" office:value-type="float" office:value="1222.5">
            <text:p>1222.5</text:p>
          </table:table-cell>
          <table:table-cell table:formula="of:=&quot;Y&quot; &amp; [.E662]" office:value-type="string" office:string-value="Y1222.5">
            <text:p>Y1222.5</text:p>
          </table:table-cell>
          <table:table-cell table:number-columns-repeated="8"/>
          <table:table-cell table:style-name="ce4" table:formula="of:=[.B663]" office:value-type="string" office:string-value="N670">
            <text:p>N670</text:p>
          </table:table-cell>
          <table:table-cell table:style-name="ce4" table:formula="of:=[.D663]" office:value-type="string" office:string-value="X5150">
            <text:p>X5150</text:p>
          </table:table-cell>
          <table:table-cell table:style-name="ce4" table:formula="of:=[.F663]" office:value-type="string" office:string-value="Y1228.25">
            <text:p>Y1228.2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&quot;N&quot;&amp;[.A663]" office:value-type="string" office:string-value="N670">
            <text:p>N670</text:p>
          </table:table-cell>
          <table:table-cell table:formula="of:=5150" office:value-type="float" office:value="5150">
            <text:p>5150</text:p>
          </table:table-cell>
          <table:table-cell table:formula="of:= &quot;X&quot;&amp; [.C663]" office:value-type="string" office:string-value="X5150">
            <text:p>X5150</text:p>
          </table:table-cell>
          <table:table-cell table:formula="of:=[.E662]+5.75" office:value-type="float" office:value="1228.25">
            <text:p>1228.25</text:p>
          </table:table-cell>
          <table:table-cell table:formula="of:=&quot;Y&quot; &amp; [.E663]" office:value-type="string" office:string-value="Y1228.25">
            <text:p>Y1228.25</text:p>
          </table:table-cell>
          <table:table-cell table:number-columns-repeated="8"/>
          <table:table-cell table:style-name="ce4" table:formula="of:=[.B664]" office:value-type="string" office:string-value="N671">
            <text:p>N671</text:p>
          </table:table-cell>
          <table:table-cell table:style-name="ce4" table:formula="of:=[.D664]" office:value-type="string" office:string-value="X5150">
            <text:p>X5150</text:p>
          </table:table-cell>
          <table:table-cell table:style-name="ce4" table:formula="of:=[.F664]" office:value-type="string" office:string-value="Y1234">
            <text:p>Y1234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&quot;N&quot;&amp;[.A664]" office:value-type="string" office:string-value="N671">
            <text:p>N671</text:p>
          </table:table-cell>
          <table:table-cell table:formula="of:=5150" office:value-type="float" office:value="5150">
            <text:p>5150</text:p>
          </table:table-cell>
          <table:table-cell table:formula="of:= &quot;X&quot;&amp; [.C664]" office:value-type="string" office:string-value="X5150">
            <text:p>X5150</text:p>
          </table:table-cell>
          <table:table-cell table:formula="of:=[.E663]+5.75" office:value-type="float" office:value="1234">
            <text:p>1234</text:p>
          </table:table-cell>
          <table:table-cell table:formula="of:=&quot;Y&quot; &amp; [.E664]" office:value-type="string" office:string-value="Y1234">
            <text:p>Y1234</text:p>
          </table:table-cell>
          <table:table-cell table:number-columns-repeated="8"/>
          <table:table-cell table:style-name="ce4" table:formula="of:=[.B665]" office:value-type="string" office:string-value="N672">
            <text:p>N672</text:p>
          </table:table-cell>
          <table:table-cell table:style-name="ce4" table:formula="of:=[.D665]" office:value-type="string" office:string-value="X5150">
            <text:p>X5150</text:p>
          </table:table-cell>
          <table:table-cell table:style-name="ce4" table:formula="of:=[.F665]" office:value-type="string" office:string-value="Y1239.75">
            <text:p>Y1239.7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&quot;N&quot;&amp;[.A665]" office:value-type="string" office:string-value="N672">
            <text:p>N672</text:p>
          </table:table-cell>
          <table:table-cell table:formula="of:=5150" office:value-type="float" office:value="5150">
            <text:p>5150</text:p>
          </table:table-cell>
          <table:table-cell table:formula="of:= &quot;X&quot;&amp; [.C665]" office:value-type="string" office:string-value="X5150">
            <text:p>X5150</text:p>
          </table:table-cell>
          <table:table-cell table:formula="of:=[.E664]+5.75" office:value-type="float" office:value="1239.75">
            <text:p>1239.75</text:p>
          </table:table-cell>
          <table:table-cell table:formula="of:=&quot;Y&quot; &amp; [.E665]" office:value-type="string" office:string-value="Y1239.75">
            <text:p>Y1239.75</text:p>
          </table:table-cell>
          <table:table-cell table:number-columns-repeated="8"/>
          <table:table-cell table:style-name="ce4" table:formula="of:=[.B666]" office:value-type="string" office:string-value="N673">
            <text:p>N673</text:p>
          </table:table-cell>
          <table:table-cell table:style-name="ce4" table:formula="of:=[.D666]" office:value-type="string" office:string-value="X5150">
            <text:p>X5150</text:p>
          </table:table-cell>
          <table:table-cell table:style-name="ce4" table:formula="of:=[.F666]" office:value-type="string" office:string-value="Y1245.5">
            <text:p>Y1245.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formula="of:=&quot;N&quot;&amp;[.A666]" office:value-type="string" office:string-value="N673">
            <text:p>N673</text:p>
          </table:table-cell>
          <table:table-cell table:formula="of:=5150" office:value-type="float" office:value="5150">
            <text:p>5150</text:p>
          </table:table-cell>
          <table:table-cell table:formula="of:= &quot;X&quot;&amp; [.C666]" office:value-type="string" office:string-value="X5150">
            <text:p>X5150</text:p>
          </table:table-cell>
          <table:table-cell table:formula="of:=[.E665]+5.75" office:value-type="float" office:value="1245.5">
            <text:p>1245.5</text:p>
          </table:table-cell>
          <table:table-cell table:formula="of:=&quot;Y&quot; &amp; [.E666]" office:value-type="string" office:string-value="Y1245.5">
            <text:p>Y1245.5</text:p>
          </table:table-cell>
          <table:table-cell table:number-columns-repeated="8"/>
          <table:table-cell table:style-name="ce4" table:formula="of:=[.B667]" office:value-type="string" office:string-value="N674">
            <text:p>N674</text:p>
          </table:table-cell>
          <table:table-cell table:style-name="ce4" table:formula="of:=[.D667]" office:value-type="string" office:string-value="X5150">
            <text:p>X5150</text:p>
          </table:table-cell>
          <table:table-cell table:style-name="ce4" table:formula="of:=[.F667]" office:value-type="string" office:string-value="Y1251.25">
            <text:p>Y1251.25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&quot;N&quot;&amp;[.A667]" office:value-type="string" office:string-value="N674">
            <text:p>N674</text:p>
          </table:table-cell>
          <table:table-cell table:formula="of:=5150" office:value-type="float" office:value="5150">
            <text:p>5150</text:p>
          </table:table-cell>
          <table:table-cell table:formula="of:= &quot;X&quot;&amp; [.C667]" office:value-type="string" office:string-value="X5150">
            <text:p>X5150</text:p>
          </table:table-cell>
          <table:table-cell table:formula="of:=[.E666]+5.75" office:value-type="float" office:value="1251.25">
            <text:p>1251.25</text:p>
          </table:table-cell>
          <table:table-cell table:formula="of:=&quot;Y&quot; &amp; [.E667]" office:value-type="string" office:string-value="Y1251.25">
            <text:p>Y1251.25</text:p>
          </table:table-cell>
          <table:table-cell table:number-columns-repeated="8"/>
          <table:table-cell table:style-name="ce4" table:formula="of:=[.B668]" office:value-type="string" office:string-value="N675">
            <text:p>N675</text:p>
          </table:table-cell>
          <table:table-cell table:style-name="ce4" table:formula="of:=[.D668]" office:value-type="string" office:string-value="X5150">
            <text:p>X5150</text:p>
          </table:table-cell>
          <table:table-cell table:style-name="ce4" table:formula="of:=[.F668]" office:value-type="string" office:string-value="Y1257">
            <text:p>Y1257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&quot;N&quot;&amp;[.A668]" office:value-type="string" office:string-value="N675">
            <text:p>N675</text:p>
          </table:table-cell>
          <table:table-cell table:formula="of:=5150" office:value-type="float" office:value="5150">
            <text:p>5150</text:p>
          </table:table-cell>
          <table:table-cell table:formula="of:= &quot;X&quot;&amp; [.C668]" office:value-type="string" office:string-value="X5150">
            <text:p>X5150</text:p>
          </table:table-cell>
          <table:table-cell table:formula="of:=[.E667]+5.75" office:value-type="float" office:value="1257">
            <text:p>1257</text:p>
          </table:table-cell>
          <table:table-cell table:formula="of:=&quot;Y&quot; &amp; [.E668]" office:value-type="string" office:string-value="Y1257">
            <text:p>Y1257</text:p>
          </table:table-cell>
          <table:table-cell table:number-columns-repeated="8"/>
          <table:table-cell table:style-name="ce4" table:formula="of:=[.B669]" office:value-type="string" office:string-value="N676">
            <text:p>N676</text:p>
          </table:table-cell>
          <table:table-cell table:style-name="ce4" table:formula="of:=[.D669]" office:value-type="string" office:string-value="X5150">
            <text:p>X5150</text:p>
          </table:table-cell>
          <table:table-cell table:style-name="ce4" table:formula="of:=[.F669]" office:value-type="string" office:string-value="Y1262.75">
            <text:p>Y1262.75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&quot;N&quot;&amp;[.A669]" office:value-type="string" office:string-value="N676">
            <text:p>N676</text:p>
          </table:table-cell>
          <table:table-cell table:formula="of:=5150" office:value-type="float" office:value="5150">
            <text:p>5150</text:p>
          </table:table-cell>
          <table:table-cell table:formula="of:= &quot;X&quot;&amp; [.C669]" office:value-type="string" office:string-value="X5150">
            <text:p>X5150</text:p>
          </table:table-cell>
          <table:table-cell table:formula="of:=[.E668]+5.75" office:value-type="float" office:value="1262.75">
            <text:p>1262.75</text:p>
          </table:table-cell>
          <table:table-cell table:formula="of:=&quot;Y&quot; &amp; [.E669]" office:value-type="string" office:string-value="Y1262.75">
            <text:p>Y1262.75</text:p>
          </table:table-cell>
          <table:table-cell table:number-columns-repeated="8"/>
          <table:table-cell table:style-name="ce4" table:formula="of:=[.B670]" office:value-type="string" office:string-value="N677">
            <text:p>N677</text:p>
          </table:table-cell>
          <table:table-cell table:style-name="ce4" table:formula="of:=[.D670]" office:value-type="string" office:string-value="X5150">
            <text:p>X5150</text:p>
          </table:table-cell>
          <table:table-cell table:style-name="ce4" table:formula="of:=[.F670]" office:value-type="string" office:string-value="Y1268.5">
            <text:p>Y1268.5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formula="of:=&quot;N&quot;&amp;[.A670]" office:value-type="string" office:string-value="N677">
            <text:p>N677</text:p>
          </table:table-cell>
          <table:table-cell table:formula="of:=5150" office:value-type="float" office:value="5150">
            <text:p>5150</text:p>
          </table:table-cell>
          <table:table-cell table:formula="of:= &quot;X&quot;&amp; [.C670]" office:value-type="string" office:string-value="X5150">
            <text:p>X5150</text:p>
          </table:table-cell>
          <table:table-cell table:formula="of:=[.E669]+5.75" office:value-type="float" office:value="1268.5">
            <text:p>1268.5</text:p>
          </table:table-cell>
          <table:table-cell table:formula="of:=&quot;Y&quot; &amp; [.E670]" office:value-type="string" office:string-value="Y1268.5">
            <text:p>Y1268.5</text:p>
          </table:table-cell>
          <table:table-cell table:number-columns-repeated="8"/>
          <table:table-cell table:style-name="ce4" table:formula="of:=[.B671]" office:value-type="string" office:string-value="N678">
            <text:p>N678</text:p>
          </table:table-cell>
          <table:table-cell table:style-name="ce4" table:formula="of:=[.D671]" office:value-type="string" office:string-value="X5150">
            <text:p>X5150</text:p>
          </table:table-cell>
          <table:table-cell table:style-name="ce4" table:formula="of:=[.F671]" office:value-type="string" office:string-value="Y1274.25">
            <text:p>Y1274.25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&quot;N&quot;&amp;[.A671]" office:value-type="string" office:string-value="N678">
            <text:p>N678</text:p>
          </table:table-cell>
          <table:table-cell table:formula="of:=5150" office:value-type="float" office:value="5150">
            <text:p>5150</text:p>
          </table:table-cell>
          <table:table-cell table:formula="of:= &quot;X&quot;&amp; [.C671]" office:value-type="string" office:string-value="X5150">
            <text:p>X5150</text:p>
          </table:table-cell>
          <table:table-cell table:formula="of:=[.E670]+5.75" office:value-type="float" office:value="1274.25">
            <text:p>1274.25</text:p>
          </table:table-cell>
          <table:table-cell table:formula="of:=&quot;Y&quot; &amp; [.E671]" office:value-type="string" office:string-value="Y1274.25">
            <text:p>Y1274.25</text:p>
          </table:table-cell>
          <table:table-cell table:number-columns-repeated="8"/>
          <table:table-cell table:style-name="ce4" table:formula="of:=[.B672]" office:value-type="string" office:string-value="N679">
            <text:p>N679</text:p>
          </table:table-cell>
          <table:table-cell table:style-name="ce4" table:formula="of:=[.D672]" office:value-type="string" office:string-value="X5150">
            <text:p>X5150</text:p>
          </table:table-cell>
          <table:table-cell table:style-name="ce4" table:formula="of:=[.F672]" office:value-type="string" office:string-value="Y1280">
            <text:p>Y128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&quot;N&quot;&amp;[.A672]" office:value-type="string" office:string-value="N679">
            <text:p>N679</text:p>
          </table:table-cell>
          <table:table-cell table:formula="of:=5150" office:value-type="float" office:value="5150">
            <text:p>5150</text:p>
          </table:table-cell>
          <table:table-cell table:formula="of:= &quot;X&quot;&amp; [.C672]" office:value-type="string" office:string-value="X5150">
            <text:p>X5150</text:p>
          </table:table-cell>
          <table:table-cell table:formula="of:=[.E671]+5.75" office:value-type="float" office:value="1280">
            <text:p>1280</text:p>
          </table:table-cell>
          <table:table-cell table:formula="of:=&quot;Y&quot; &amp; [.E672]" office:value-type="string" office:string-value="Y1280">
            <text:p>Y1280</text:p>
          </table:table-cell>
          <table:table-cell table:number-columns-repeated="8"/>
          <table:table-cell table:style-name="ce4" table:formula="of:=[.B673]" office:value-type="string" office:string-value="N680">
            <text:p>N680</text:p>
          </table:table-cell>
          <table:table-cell table:style-name="ce4" table:formula="of:=[.D673]" office:value-type="string" office:string-value="X5150">
            <text:p>X5150</text:p>
          </table:table-cell>
          <table:table-cell table:style-name="ce4" table:formula="of:=[.F673]" office:value-type="string" office:string-value="Y1285.75">
            <text:p>Y1285.7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&quot;N&quot;&amp;[.A673]" office:value-type="string" office:string-value="N680">
            <text:p>N680</text:p>
          </table:table-cell>
          <table:table-cell table:formula="of:=5150" office:value-type="float" office:value="5150">
            <text:p>5150</text:p>
          </table:table-cell>
          <table:table-cell table:formula="of:= &quot;X&quot;&amp; [.C673]" office:value-type="string" office:string-value="X5150">
            <text:p>X5150</text:p>
          </table:table-cell>
          <table:table-cell table:formula="of:=[.E672]+5.75" office:value-type="float" office:value="1285.75">
            <text:p>1285.75</text:p>
          </table:table-cell>
          <table:table-cell table:formula="of:=&quot;Y&quot; &amp; [.E673]" office:value-type="string" office:string-value="Y1285.75">
            <text:p>Y1285.75</text:p>
          </table:table-cell>
          <table:table-cell table:number-columns-repeated="8"/>
          <table:table-cell table:style-name="ce4" table:formula="of:=[.B674]" office:value-type="string" office:string-value="N681">
            <text:p>N681</text:p>
          </table:table-cell>
          <table:table-cell table:style-name="ce4" table:formula="of:=[.D674]" office:value-type="string" office:string-value="X5150">
            <text:p>X5150</text:p>
          </table:table-cell>
          <table:table-cell table:style-name="ce4" table:formula="of:=[.F674]" office:value-type="string" office:string-value="Y1291.5">
            <text:p>Y1291.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formula="of:=&quot;N&quot;&amp;[.A674]" office:value-type="string" office:string-value="N681">
            <text:p>N681</text:p>
          </table:table-cell>
          <table:table-cell table:formula="of:=5150" office:value-type="float" office:value="5150">
            <text:p>5150</text:p>
          </table:table-cell>
          <table:table-cell table:formula="of:= &quot;X&quot;&amp; [.C674]" office:value-type="string" office:string-value="X5150">
            <text:p>X5150</text:p>
          </table:table-cell>
          <table:table-cell table:formula="of:=[.E673]+5.75" office:value-type="float" office:value="1291.5">
            <text:p>1291.5</text:p>
          </table:table-cell>
          <table:table-cell table:formula="of:=&quot;Y&quot; &amp; [.E674]" office:value-type="string" office:string-value="Y1291.5">
            <text:p>Y1291.5</text:p>
          </table:table-cell>
          <table:table-cell table:number-columns-repeated="8"/>
          <table:table-cell table:style-name="ce4" table:formula="of:=[.B675]" office:value-type="string" office:string-value="N682">
            <text:p>N682</text:p>
          </table:table-cell>
          <table:table-cell table:style-name="ce4" table:formula="of:=[.D675]" office:value-type="string" office:string-value="X5150">
            <text:p>X5150</text:p>
          </table:table-cell>
          <table:table-cell table:style-name="ce4" table:formula="of:=[.F675]" office:value-type="string" office:string-value="Y1297.25">
            <text:p>Y1297.25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&quot;N&quot;&amp;[.A675]" office:value-type="string" office:string-value="N682">
            <text:p>N682</text:p>
          </table:table-cell>
          <table:table-cell table:formula="of:=5150" office:value-type="float" office:value="5150">
            <text:p>5150</text:p>
          </table:table-cell>
          <table:table-cell table:formula="of:= &quot;X&quot;&amp; [.C675]" office:value-type="string" office:string-value="X5150">
            <text:p>X5150</text:p>
          </table:table-cell>
          <table:table-cell table:formula="of:=[.E674]+5.75" office:value-type="float" office:value="1297.25">
            <text:p>1297.25</text:p>
          </table:table-cell>
          <table:table-cell table:formula="of:=&quot;Y&quot; &amp; [.E675]" office:value-type="string" office:string-value="Y1297.25">
            <text:p>Y1297.25</text:p>
          </table:table-cell>
          <table:table-cell table:number-columns-repeated="8"/>
          <table:table-cell table:style-name="ce4" table:formula="of:=[.B676]" office:value-type="string" office:string-value="N683">
            <text:p>N683</text:p>
          </table:table-cell>
          <table:table-cell table:style-name="ce4" table:formula="of:=[.D676]" office:value-type="string" office:string-value="X5150">
            <text:p>X5150</text:p>
          </table:table-cell>
          <table:table-cell table:style-name="ce4" table:formula="of:=[.F676]" office:value-type="string" office:string-value="Y1303">
            <text:p>Y1303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&quot;N&quot;&amp;[.A676]" office:value-type="string" office:string-value="N683">
            <text:p>N683</text:p>
          </table:table-cell>
          <table:table-cell table:formula="of:=5150" office:value-type="float" office:value="5150">
            <text:p>5150</text:p>
          </table:table-cell>
          <table:table-cell table:formula="of:= &quot;X&quot;&amp; [.C676]" office:value-type="string" office:string-value="X5150">
            <text:p>X5150</text:p>
          </table:table-cell>
          <table:table-cell table:formula="of:=[.E675]+5.75" office:value-type="float" office:value="1303">
            <text:p>1303</text:p>
          </table:table-cell>
          <table:table-cell table:formula="of:=&quot;Y&quot; &amp; [.E676]" office:value-type="string" office:string-value="Y1303">
            <text:p>Y1303</text:p>
          </table:table-cell>
          <table:table-cell table:number-columns-repeated="8"/>
          <table:table-cell table:style-name="ce4" table:formula="of:=[.B677]" office:value-type="string" office:string-value="N684">
            <text:p>N684</text:p>
          </table:table-cell>
          <table:table-cell table:style-name="ce4" table:formula="of:=[.D677]" office:value-type="string" office:string-value="X5150">
            <text:p>X5150</text:p>
          </table:table-cell>
          <table:table-cell table:style-name="ce4" table:formula="of:=[.F677]" office:value-type="string" office:string-value="Y1308.75">
            <text:p>Y1308.75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&quot;N&quot;&amp;[.A677]" office:value-type="string" office:string-value="N684">
            <text:p>N684</text:p>
          </table:table-cell>
          <table:table-cell table:formula="of:=5150" office:value-type="float" office:value="5150">
            <text:p>5150</text:p>
          </table:table-cell>
          <table:table-cell table:formula="of:= &quot;X&quot;&amp; [.C677]" office:value-type="string" office:string-value="X5150">
            <text:p>X5150</text:p>
          </table:table-cell>
          <table:table-cell table:formula="of:=[.E676]+5.75" office:value-type="float" office:value="1308.75">
            <text:p>1308.75</text:p>
          </table:table-cell>
          <table:table-cell table:formula="of:=&quot;Y&quot; &amp; [.E677]" office:value-type="string" office:string-value="Y1308.75">
            <text:p>Y1308.75</text:p>
          </table:table-cell>
          <table:table-cell table:number-columns-repeated="8"/>
          <table:table-cell table:style-name="ce4" table:formula="of:=[.B678]" office:value-type="string" office:string-value="N685">
            <text:p>N685</text:p>
          </table:table-cell>
          <table:table-cell table:style-name="ce4" table:formula="of:=[.D678]" office:value-type="string" office:string-value="X5150">
            <text:p>X5150</text:p>
          </table:table-cell>
          <table:table-cell table:style-name="ce4" table:formula="of:=[.F678]" office:value-type="string" office:string-value="Y1314.5">
            <text:p>Y1314.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&quot;N&quot;&amp;[.A678]" office:value-type="string" office:string-value="N685">
            <text:p>N685</text:p>
          </table:table-cell>
          <table:table-cell table:formula="of:=5150" office:value-type="float" office:value="5150">
            <text:p>5150</text:p>
          </table:table-cell>
          <table:table-cell table:formula="of:= &quot;X&quot;&amp; [.C678]" office:value-type="string" office:string-value="X5150">
            <text:p>X5150</text:p>
          </table:table-cell>
          <table:table-cell table:formula="of:=[.E677]+5.75" office:value-type="float" office:value="1314.5">
            <text:p>1314.5</text:p>
          </table:table-cell>
          <table:table-cell table:formula="of:=&quot;Y&quot; &amp; [.E678]" office:value-type="string" office:string-value="Y1314.5">
            <text:p>Y1314.5</text:p>
          </table:table-cell>
          <table:table-cell table:number-columns-repeated="8"/>
          <table:table-cell table:style-name="ce4" table:formula="of:=[.B679]" office:value-type="string" office:string-value="N686">
            <text:p>N686</text:p>
          </table:table-cell>
          <table:table-cell table:style-name="ce4" table:formula="of:=[.D679]" office:value-type="string" office:string-value="X5150">
            <text:p>X5150</text:p>
          </table:table-cell>
          <table:table-cell table:style-name="ce4" table:formula="of:=[.F679]" office:value-type="string" office:string-value="Y1320.25">
            <text:p>Y1320.25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&quot;N&quot;&amp;[.A679]" office:value-type="string" office:string-value="N686">
            <text:p>N686</text:p>
          </table:table-cell>
          <table:table-cell table:formula="of:=5150" office:value-type="float" office:value="5150">
            <text:p>5150</text:p>
          </table:table-cell>
          <table:table-cell table:formula="of:= &quot;X&quot;&amp; [.C679]" office:value-type="string" office:string-value="X5150">
            <text:p>X5150</text:p>
          </table:table-cell>
          <table:table-cell table:formula="of:=[.E678]+5.75" office:value-type="float" office:value="1320.25">
            <text:p>1320.25</text:p>
          </table:table-cell>
          <table:table-cell table:formula="of:=&quot;Y&quot; &amp; [.E679]" office:value-type="string" office:string-value="Y1320.25">
            <text:p>Y1320.25</text:p>
          </table:table-cell>
          <table:table-cell table:number-columns-repeated="8"/>
          <table:table-cell table:style-name="ce4" table:formula="of:=[.B680]" office:value-type="string" office:string-value="N687">
            <text:p>N687</text:p>
          </table:table-cell>
          <table:table-cell table:style-name="ce4" table:formula="of:=[.D680]" office:value-type="string" office:string-value="X5150">
            <text:p>X5150</text:p>
          </table:table-cell>
          <table:table-cell table:style-name="ce4" table:formula="of:=[.F680]" office:value-type="string" office:string-value="Y1326">
            <text:p>Y1326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&quot;N&quot;&amp;[.A680]" office:value-type="string" office:string-value="N687">
            <text:p>N687</text:p>
          </table:table-cell>
          <table:table-cell table:formula="of:=5150" office:value-type="float" office:value="5150">
            <text:p>5150</text:p>
          </table:table-cell>
          <table:table-cell table:formula="of:= &quot;X&quot;&amp; [.C680]" office:value-type="string" office:string-value="X5150">
            <text:p>X5150</text:p>
          </table:table-cell>
          <table:table-cell table:formula="of:=[.E679]+5.75" office:value-type="float" office:value="1326">
            <text:p>1326</text:p>
          </table:table-cell>
          <table:table-cell table:formula="of:=&quot;Y&quot; &amp; [.E680]" office:value-type="string" office:string-value="Y1326">
            <text:p>Y1326</text:p>
          </table:table-cell>
          <table:table-cell table:number-columns-repeated="8"/>
          <table:table-cell table:style-name="ce4" table:formula="of:=[.B681]" office:value-type="string" office:string-value="N688">
            <text:p>N688</text:p>
          </table:table-cell>
          <table:table-cell table:style-name="ce4" table:formula="of:=[.D681]" office:value-type="string" office:string-value="X5150">
            <text:p>X5150</text:p>
          </table:table-cell>
          <table:table-cell table:style-name="ce4" table:formula="of:=[.F681]" office:value-type="string" office:string-value="Y1331.75">
            <text:p>Y1331.7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&quot;N&quot;&amp;[.A681]" office:value-type="string" office:string-value="N688">
            <text:p>N688</text:p>
          </table:table-cell>
          <table:table-cell table:formula="of:=5150" office:value-type="float" office:value="5150">
            <text:p>5150</text:p>
          </table:table-cell>
          <table:table-cell table:formula="of:= &quot;X&quot;&amp; [.C681]" office:value-type="string" office:string-value="X5150">
            <text:p>X5150</text:p>
          </table:table-cell>
          <table:table-cell table:formula="of:=[.E680]+5.75" office:value-type="float" office:value="1331.75">
            <text:p>1331.75</text:p>
          </table:table-cell>
          <table:table-cell table:formula="of:=&quot;Y&quot; &amp; [.E681]" office:value-type="string" office:string-value="Y1331.75">
            <text:p>Y1331.75</text:p>
          </table:table-cell>
          <table:table-cell table:number-columns-repeated="8"/>
          <table:table-cell table:style-name="ce4" table:formula="of:=[.B682]" office:value-type="string" office:string-value="N689">
            <text:p>N689</text:p>
          </table:table-cell>
          <table:table-cell table:style-name="ce4" table:formula="of:=[.D682]" office:value-type="string" office:string-value="X5150">
            <text:p>X5150</text:p>
          </table:table-cell>
          <table:table-cell table:style-name="ce4" table:formula="of:=[.F682]" office:value-type="string" office:string-value="Y1337.5">
            <text:p>Y1337.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&quot;N&quot;&amp;[.A682]" office:value-type="string" office:string-value="N689">
            <text:p>N689</text:p>
          </table:table-cell>
          <table:table-cell table:formula="of:=5150" office:value-type="float" office:value="5150">
            <text:p>5150</text:p>
          </table:table-cell>
          <table:table-cell table:formula="of:= &quot;X&quot;&amp; [.C682]" office:value-type="string" office:string-value="X5150">
            <text:p>X5150</text:p>
          </table:table-cell>
          <table:table-cell table:formula="of:=[.E681]+5.75" office:value-type="float" office:value="1337.5">
            <text:p>1337.5</text:p>
          </table:table-cell>
          <table:table-cell table:formula="of:=&quot;Y&quot; &amp; [.E682]" office:value-type="string" office:string-value="Y1337.5">
            <text:p>Y1337.5</text:p>
          </table:table-cell>
          <table:table-cell table:number-columns-repeated="8"/>
          <table:table-cell table:style-name="ce4" table:formula="of:=[.B683]" office:value-type="string" office:string-value="N690">
            <text:p>N690</text:p>
          </table:table-cell>
          <table:table-cell table:style-name="ce4" table:formula="of:=[.D683]" office:value-type="string" office:string-value="X5150">
            <text:p>X5150</text:p>
          </table:table-cell>
          <table:table-cell table:style-name="ce4" table:formula="of:=[.F683]" office:value-type="string" office:string-value="Y1343.25">
            <text:p>Y1343.25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&quot;N&quot;&amp;[.A683]" office:value-type="string" office:string-value="N690">
            <text:p>N690</text:p>
          </table:table-cell>
          <table:table-cell table:formula="of:=5150" office:value-type="float" office:value="5150">
            <text:p>5150</text:p>
          </table:table-cell>
          <table:table-cell table:formula="of:= &quot;X&quot;&amp; [.C683]" office:value-type="string" office:string-value="X5150">
            <text:p>X5150</text:p>
          </table:table-cell>
          <table:table-cell table:formula="of:=[.E682]+5.75" office:value-type="float" office:value="1343.25">
            <text:p>1343.25</text:p>
          </table:table-cell>
          <table:table-cell table:formula="of:=&quot;Y&quot; &amp; [.E683]" office:value-type="string" office:string-value="Y1343.25">
            <text:p>Y1343.25</text:p>
          </table:table-cell>
          <table:table-cell table:number-columns-repeated="8"/>
          <table:table-cell table:style-name="ce4" table:formula="of:=[.B684]" office:value-type="string" office:string-value="N691">
            <text:p>N691</text:p>
          </table:table-cell>
          <table:table-cell table:style-name="ce4" table:formula="of:=[.D684]" office:value-type="string" office:string-value="X5150">
            <text:p>X5150</text:p>
          </table:table-cell>
          <table:table-cell table:style-name="ce4" table:formula="of:=[.F684]" office:value-type="string" office:string-value="Y1349">
            <text:p>Y1349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&quot;N&quot;&amp;[.A684]" office:value-type="string" office:string-value="N691">
            <text:p>N691</text:p>
          </table:table-cell>
          <table:table-cell table:formula="of:=5150" office:value-type="float" office:value="5150">
            <text:p>5150</text:p>
          </table:table-cell>
          <table:table-cell table:formula="of:= &quot;X&quot;&amp; [.C684]" office:value-type="string" office:string-value="X5150">
            <text:p>X5150</text:p>
          </table:table-cell>
          <table:table-cell table:formula="of:=[.E683]+5.75" office:value-type="float" office:value="1349">
            <text:p>1349</text:p>
          </table:table-cell>
          <table:table-cell table:formula="of:=&quot;Y&quot; &amp; [.E684]" office:value-type="string" office:string-value="Y1349">
            <text:p>Y1349</text:p>
          </table:table-cell>
          <table:table-cell table:number-columns-repeated="8"/>
          <table:table-cell table:style-name="ce4" table:formula="of:=[.B685]" office:value-type="string" office:string-value="N692">
            <text:p>N692</text:p>
          </table:table-cell>
          <table:table-cell table:style-name="ce4" table:formula="of:=[.D685]" office:value-type="string" office:string-value="X5150">
            <text:p>X5150</text:p>
          </table:table-cell>
          <table:table-cell table:style-name="ce4" table:formula="of:=[.F685]" office:value-type="string" office:string-value="Y1354.75">
            <text:p>Y1354.75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&quot;N&quot;&amp;[.A685]" office:value-type="string" office:string-value="N692">
            <text:p>N692</text:p>
          </table:table-cell>
          <table:table-cell table:formula="of:=5150" office:value-type="float" office:value="5150">
            <text:p>5150</text:p>
          </table:table-cell>
          <table:table-cell table:formula="of:= &quot;X&quot;&amp; [.C685]" office:value-type="string" office:string-value="X5150">
            <text:p>X5150</text:p>
          </table:table-cell>
          <table:table-cell table:formula="of:=[.E684]+5.75" office:value-type="float" office:value="1354.75">
            <text:p>1354.75</text:p>
          </table:table-cell>
          <table:table-cell table:formula="of:=&quot;Y&quot; &amp; [.E685]" office:value-type="string" office:string-value="Y1354.75">
            <text:p>Y1354.75</text:p>
          </table:table-cell>
          <table:table-cell table:number-columns-repeated="8"/>
          <table:table-cell table:style-name="ce4" table:formula="of:=[.B686]" office:value-type="string" office:string-value="N693">
            <text:p>N693</text:p>
          </table:table-cell>
          <table:table-cell table:style-name="ce4" table:formula="of:=[.D686]" office:value-type="string" office:string-value="X5150">
            <text:p>X5150</text:p>
          </table:table-cell>
          <table:table-cell table:style-name="ce4" table:formula="of:=[.F686]" office:value-type="string" office:string-value="Y1360.5">
            <text:p>Y1360.5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&quot;N&quot;&amp;[.A686]" office:value-type="string" office:string-value="N693">
            <text:p>N693</text:p>
          </table:table-cell>
          <table:table-cell table:formula="of:=5150" office:value-type="float" office:value="5150">
            <text:p>5150</text:p>
          </table:table-cell>
          <table:table-cell table:formula="of:= &quot;X&quot;&amp; [.C686]" office:value-type="string" office:string-value="X5150">
            <text:p>X5150</text:p>
          </table:table-cell>
          <table:table-cell table:formula="of:=[.E685]+5.75" office:value-type="float" office:value="1360.5">
            <text:p>1360.5</text:p>
          </table:table-cell>
          <table:table-cell table:formula="of:=&quot;Y&quot; &amp; [.E686]" office:value-type="string" office:string-value="Y1360.5">
            <text:p>Y1360.5</text:p>
          </table:table-cell>
          <table:table-cell table:number-columns-repeated="8"/>
          <table:table-cell table:style-name="ce4" table:formula="of:=[.B687]" office:value-type="string" office:string-value="N694">
            <text:p>N694</text:p>
          </table:table-cell>
          <table:table-cell table:style-name="ce4" table:formula="of:=[.D687]" office:value-type="string" office:string-value="X5150">
            <text:p>X5150</text:p>
          </table:table-cell>
          <table:table-cell table:style-name="ce4" table:formula="of:=[.F687]" office:value-type="string" office:string-value="Y1366.25">
            <text:p>Y1366.25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&quot;N&quot;&amp;[.A687]" office:value-type="string" office:string-value="N694">
            <text:p>N694</text:p>
          </table:table-cell>
          <table:table-cell table:formula="of:=5150" office:value-type="float" office:value="5150">
            <text:p>5150</text:p>
          </table:table-cell>
          <table:table-cell table:formula="of:= &quot;X&quot;&amp; [.C687]" office:value-type="string" office:string-value="X5150">
            <text:p>X5150</text:p>
          </table:table-cell>
          <table:table-cell table:formula="of:=[.E686]+5.75" office:value-type="float" office:value="1366.25">
            <text:p>1366.25</text:p>
          </table:table-cell>
          <table:table-cell table:formula="of:=&quot;Y&quot; &amp; [.E687]" office:value-type="string" office:string-value="Y1366.25">
            <text:p>Y1366.25</text:p>
          </table:table-cell>
          <table:table-cell table:number-columns-repeated="8"/>
          <table:table-cell table:style-name="ce4" table:formula="of:=[.B688]" office:value-type="string" office:string-value="N695">
            <text:p>N695</text:p>
          </table:table-cell>
          <table:table-cell table:style-name="ce4" table:formula="of:=[.D688]" office:value-type="string" office:string-value="X5150">
            <text:p>X5150</text:p>
          </table:table-cell>
          <table:table-cell table:style-name="ce4" table:formula="of:=[.F688]" office:value-type="string" office:string-value="Y1372">
            <text:p>Y137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&quot;N&quot;&amp;[.A688]" office:value-type="string" office:string-value="N695">
            <text:p>N695</text:p>
          </table:table-cell>
          <table:table-cell table:formula="of:=5150" office:value-type="float" office:value="5150">
            <text:p>5150</text:p>
          </table:table-cell>
          <table:table-cell table:formula="of:= &quot;X&quot;&amp; [.C688]" office:value-type="string" office:string-value="X5150">
            <text:p>X5150</text:p>
          </table:table-cell>
          <table:table-cell table:formula="of:=[.E687]+5.75" office:value-type="float" office:value="1372">
            <text:p>1372</text:p>
          </table:table-cell>
          <table:table-cell table:formula="of:=&quot;Y&quot; &amp; [.E688]" office:value-type="string" office:string-value="Y1372">
            <text:p>Y1372</text:p>
          </table:table-cell>
          <table:table-cell table:number-columns-repeated="8"/>
          <table:table-cell table:style-name="ce4" table:formula="of:=[.B689]" office:value-type="string" office:string-value="N696">
            <text:p>N696</text:p>
          </table:table-cell>
          <table:table-cell table:style-name="ce4" table:formula="of:=[.D689]" office:value-type="string" office:string-value="X5150">
            <text:p>X5150</text:p>
          </table:table-cell>
          <table:table-cell table:style-name="ce4" table:formula="of:=[.F689]" office:value-type="string" office:string-value="Y1377.75">
            <text:p>Y1377.75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&quot;N&quot;&amp;[.A689]" office:value-type="string" office:string-value="N696">
            <text:p>N696</text:p>
          </table:table-cell>
          <table:table-cell table:formula="of:=5150" office:value-type="float" office:value="5150">
            <text:p>5150</text:p>
          </table:table-cell>
          <table:table-cell table:formula="of:= &quot;X&quot;&amp; [.C689]" office:value-type="string" office:string-value="X5150">
            <text:p>X5150</text:p>
          </table:table-cell>
          <table:table-cell table:formula="of:=[.E688]+5.75" office:value-type="float" office:value="1377.75">
            <text:p>1377.75</text:p>
          </table:table-cell>
          <table:table-cell table:formula="of:=&quot;Y&quot; &amp; [.E689]" office:value-type="string" office:string-value="Y1377.75">
            <text:p>Y1377.75</text:p>
          </table:table-cell>
          <table:table-cell table:number-columns-repeated="8"/>
          <table:table-cell table:style-name="ce4" table:formula="of:=[.B690]" office:value-type="string" office:string-value="N697">
            <text:p>N697</text:p>
          </table:table-cell>
          <table:table-cell table:style-name="ce4" table:formula="of:=[.D690]" office:value-type="string" office:string-value="X5150">
            <text:p>X5150</text:p>
          </table:table-cell>
          <table:table-cell table:style-name="ce4" table:formula="of:=[.F690]" office:value-type="string" office:string-value="Y1383.5">
            <text:p>Y1383.5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&quot;N&quot;&amp;[.A690]" office:value-type="string" office:string-value="N697">
            <text:p>N697</text:p>
          </table:table-cell>
          <table:table-cell table:formula="of:=5150" office:value-type="float" office:value="5150">
            <text:p>5150</text:p>
          </table:table-cell>
          <table:table-cell table:formula="of:= &quot;X&quot;&amp; [.C690]" office:value-type="string" office:string-value="X5150">
            <text:p>X5150</text:p>
          </table:table-cell>
          <table:table-cell table:formula="of:=[.E689]+5.75" office:value-type="float" office:value="1383.5">
            <text:p>1383.5</text:p>
          </table:table-cell>
          <table:table-cell table:formula="of:=&quot;Y&quot; &amp; [.E690]" office:value-type="string" office:string-value="Y1383.5">
            <text:p>Y1383.5</text:p>
          </table:table-cell>
          <table:table-cell table:number-columns-repeated="8"/>
          <table:table-cell table:style-name="ce4" table:formula="of:=[.B691]" office:value-type="string" office:string-value="N698">
            <text:p>N698</text:p>
          </table:table-cell>
          <table:table-cell table:style-name="ce4" table:formula="of:=[.D691]" office:value-type="string" office:string-value="X5150">
            <text:p>X5150</text:p>
          </table:table-cell>
          <table:table-cell table:style-name="ce4" table:formula="of:=[.F691]" office:value-type="string" office:string-value="Y1389.25">
            <text:p>Y1389.25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&quot;N&quot;&amp;[.A691]" office:value-type="string" office:string-value="N698">
            <text:p>N698</text:p>
          </table:table-cell>
          <table:table-cell table:formula="of:=5150" office:value-type="float" office:value="5150">
            <text:p>5150</text:p>
          </table:table-cell>
          <table:table-cell table:formula="of:= &quot;X&quot;&amp; [.C691]" office:value-type="string" office:string-value="X5150">
            <text:p>X5150</text:p>
          </table:table-cell>
          <table:table-cell table:formula="of:=[.E690]+5.75" office:value-type="float" office:value="1389.25">
            <text:p>1389.25</text:p>
          </table:table-cell>
          <table:table-cell table:formula="of:=&quot;Y&quot; &amp; [.E691]" office:value-type="string" office:string-value="Y1389.25">
            <text:p>Y1389.25</text:p>
          </table:table-cell>
          <table:table-cell table:number-columns-repeated="8"/>
          <table:table-cell table:style-name="ce4" table:formula="of:=[.B692]" office:value-type="string" office:string-value="N699">
            <text:p>N699</text:p>
          </table:table-cell>
          <table:table-cell table:style-name="ce4" table:formula="of:=[.D692]" office:value-type="string" office:string-value="X5150">
            <text:p>X5150</text:p>
          </table:table-cell>
          <table:table-cell table:style-name="ce4" table:formula="of:=[.F692]" office:value-type="string" office:string-value="Y1395">
            <text:p>Y1395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formula="of:=&quot;N&quot;&amp;[.A692]" office:value-type="string" office:string-value="N699">
            <text:p>N699</text:p>
          </table:table-cell>
          <table:table-cell table:formula="of:=5150" office:value-type="float" office:value="5150">
            <text:p>5150</text:p>
          </table:table-cell>
          <table:table-cell table:formula="of:= &quot;X&quot;&amp; [.C692]" office:value-type="string" office:string-value="X5150">
            <text:p>X5150</text:p>
          </table:table-cell>
          <table:table-cell table:formula="of:=[.E691]+5.75" office:value-type="float" office:value="1395">
            <text:p>1395</text:p>
          </table:table-cell>
          <table:table-cell table:formula="of:=&quot;Y&quot; &amp; [.E692]" office:value-type="string" office:string-value="Y1395">
            <text:p>Y1395</text:p>
          </table:table-cell>
          <table:table-cell table:number-columns-repeated="8"/>
          <table:table-cell table:style-name="ce4" table:formula="of:=[.B693]" office:value-type="string" office:string-value="N700">
            <text:p>N700</text:p>
          </table:table-cell>
          <table:table-cell table:style-name="ce4" table:formula="of:=[.D693]" office:value-type="string" office:string-value="X5150">
            <text:p>X5150</text:p>
          </table:table-cell>
          <table:table-cell table:style-name="ce4" table:formula="of:=[.F693]" office:value-type="string" office:string-value="Y1400.75">
            <text:p>Y1400.7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&quot;N&quot;&amp;[.A693]" office:value-type="string" office:string-value="N700">
            <text:p>N700</text:p>
          </table:table-cell>
          <table:table-cell table:formula="of:=5150" office:value-type="float" office:value="5150">
            <text:p>5150</text:p>
          </table:table-cell>
          <table:table-cell table:formula="of:= &quot;X&quot;&amp; [.C693]" office:value-type="string" office:string-value="X5150">
            <text:p>X5150</text:p>
          </table:table-cell>
          <table:table-cell table:formula="of:=[.E692]+5.75" office:value-type="float" office:value="1400.75">
            <text:p>1400.75</text:p>
          </table:table-cell>
          <table:table-cell table:formula="of:=&quot;Y&quot; &amp; [.E693]" office:value-type="string" office:string-value="Y1400.75">
            <text:p>Y1400.75</text:p>
          </table:table-cell>
          <table:table-cell table:number-columns-repeated="8"/>
          <table:table-cell table:style-name="ce4" table:formula="of:=[.B694]" office:value-type="string" office:string-value="N701">
            <text:p>N701</text:p>
          </table:table-cell>
          <table:table-cell table:style-name="ce4" table:formula="of:=[.D694]" office:value-type="string" office:string-value="X5150">
            <text:p>X5150</text:p>
          </table:table-cell>
          <table:table-cell table:style-name="ce4" table:formula="of:=[.F694]" office:value-type="string" office:string-value="Y1406.5">
            <text:p>Y1406.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&quot;N&quot;&amp;[.A694]" office:value-type="string" office:string-value="N701">
            <text:p>N701</text:p>
          </table:table-cell>
          <table:table-cell table:formula="of:=5150" office:value-type="float" office:value="5150">
            <text:p>5150</text:p>
          </table:table-cell>
          <table:table-cell table:formula="of:= &quot;X&quot;&amp; [.C694]" office:value-type="string" office:string-value="X5150">
            <text:p>X5150</text:p>
          </table:table-cell>
          <table:table-cell table:formula="of:=[.E693]+5.75" office:value-type="float" office:value="1406.5">
            <text:p>1406.5</text:p>
          </table:table-cell>
          <table:table-cell table:formula="of:=&quot;Y&quot; &amp; [.E694]" office:value-type="string" office:string-value="Y1406.5">
            <text:p>Y1406.5</text:p>
          </table:table-cell>
          <table:table-cell table:number-columns-repeated="8"/>
          <table:table-cell table:style-name="ce4" table:formula="of:=[.B695]" office:value-type="string" office:string-value="N702">
            <text:p>N702</text:p>
          </table:table-cell>
          <table:table-cell table:style-name="ce4" table:formula="of:=[.D695]" office:value-type="string" office:string-value="X5150">
            <text:p>X5150</text:p>
          </table:table-cell>
          <table:table-cell table:style-name="ce4" table:formula="of:=[.F695]" office:value-type="string" office:string-value="Y1412.25">
            <text:p>Y1412.25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formula="of:=&quot;N&quot;&amp;[.A695]" office:value-type="string" office:string-value="N702">
            <text:p>N702</text:p>
          </table:table-cell>
          <table:table-cell table:formula="of:=5150" office:value-type="float" office:value="5150">
            <text:p>5150</text:p>
          </table:table-cell>
          <table:table-cell table:formula="of:= &quot;X&quot;&amp; [.C695]" office:value-type="string" office:string-value="X5150">
            <text:p>X5150</text:p>
          </table:table-cell>
          <table:table-cell table:formula="of:=[.E694]+5.75" office:value-type="float" office:value="1412.25">
            <text:p>1412.25</text:p>
          </table:table-cell>
          <table:table-cell table:formula="of:=&quot;Y&quot; &amp; [.E695]" office:value-type="string" office:string-value="Y1412.25">
            <text:p>Y1412.25</text:p>
          </table:table-cell>
          <table:table-cell table:number-columns-repeated="8"/>
          <table:table-cell table:style-name="ce4" table:formula="of:=[.B696]" office:value-type="string" office:string-value="N703">
            <text:p>N703</text:p>
          </table:table-cell>
          <table:table-cell table:style-name="ce4" table:formula="of:=[.D696]" office:value-type="string" office:string-value="X5150">
            <text:p>X5150</text:p>
          </table:table-cell>
          <table:table-cell table:style-name="ce4" table:formula="of:=[.F696]" office:value-type="string" office:string-value="Y1418">
            <text:p>Y1418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&quot;N&quot;&amp;[.A696]" office:value-type="string" office:string-value="N703">
            <text:p>N703</text:p>
          </table:table-cell>
          <table:table-cell table:formula="of:=5150" office:value-type="float" office:value="5150">
            <text:p>5150</text:p>
          </table:table-cell>
          <table:table-cell table:formula="of:= &quot;X&quot;&amp; [.C696]" office:value-type="string" office:string-value="X5150">
            <text:p>X5150</text:p>
          </table:table-cell>
          <table:table-cell table:formula="of:=[.E695]+5.75" office:value-type="float" office:value="1418">
            <text:p>1418</text:p>
          </table:table-cell>
          <table:table-cell table:formula="of:=&quot;Y&quot; &amp; [.E696]" office:value-type="string" office:string-value="Y1418">
            <text:p>Y1418</text:p>
          </table:table-cell>
          <table:table-cell table:number-columns-repeated="8"/>
          <table:table-cell table:style-name="ce4" table:formula="of:=[.B697]" office:value-type="string" office:string-value="N704">
            <text:p>N704</text:p>
          </table:table-cell>
          <table:table-cell table:style-name="ce4" table:formula="of:=[.D697]" office:value-type="string" office:string-value="X5150">
            <text:p>X5150</text:p>
          </table:table-cell>
          <table:table-cell table:style-name="ce4" table:formula="of:=[.F697]" office:value-type="string" office:string-value="Y1423.75">
            <text:p>Y1423.75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&quot;N&quot;&amp;[.A697]" office:value-type="string" office:string-value="N704">
            <text:p>N704</text:p>
          </table:table-cell>
          <table:table-cell table:formula="of:=5150" office:value-type="float" office:value="5150">
            <text:p>5150</text:p>
          </table:table-cell>
          <table:table-cell table:formula="of:= &quot;X&quot;&amp; [.C697]" office:value-type="string" office:string-value="X5150">
            <text:p>X5150</text:p>
          </table:table-cell>
          <table:table-cell table:formula="of:=[.E696]+5.75" office:value-type="float" office:value="1423.75">
            <text:p>1423.75</text:p>
          </table:table-cell>
          <table:table-cell table:formula="of:=&quot;Y&quot; &amp; [.E697]" office:value-type="string" office:string-value="Y1423.75">
            <text:p>Y1423.75</text:p>
          </table:table-cell>
          <table:table-cell table:number-columns-repeated="8"/>
          <table:table-cell table:style-name="ce4" table:formula="of:=[.B698]" office:value-type="string" office:string-value="N705">
            <text:p>N705</text:p>
          </table:table-cell>
          <table:table-cell table:style-name="ce4" table:formula="of:=[.D698]" office:value-type="string" office:string-value="X5150">
            <text:p>X5150</text:p>
          </table:table-cell>
          <table:table-cell table:style-name="ce4" table:formula="of:=[.F698]" office:value-type="string" office:string-value="Y1429.5">
            <text:p>Y1429.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&quot;N&quot;&amp;[.A698]" office:value-type="string" office:string-value="N705">
            <text:p>N705</text:p>
          </table:table-cell>
          <table:table-cell table:formula="of:=5150" office:value-type="float" office:value="5150">
            <text:p>5150</text:p>
          </table:table-cell>
          <table:table-cell table:formula="of:= &quot;X&quot;&amp; [.C698]" office:value-type="string" office:string-value="X5150">
            <text:p>X5150</text:p>
          </table:table-cell>
          <table:table-cell table:formula="of:=[.E697]+5.75" office:value-type="float" office:value="1429.5">
            <text:p>1429.5</text:p>
          </table:table-cell>
          <table:table-cell table:formula="of:=&quot;Y&quot; &amp; [.E698]" office:value-type="string" office:string-value="Y1429.5">
            <text:p>Y1429.5</text:p>
          </table:table-cell>
          <table:table-cell table:number-columns-repeated="8"/>
          <table:table-cell table:style-name="ce4" table:formula="of:=[.B699]" office:value-type="string" office:string-value="N706">
            <text:p>N706</text:p>
          </table:table-cell>
          <table:table-cell table:style-name="ce4" table:formula="of:=[.D699]" office:value-type="string" office:string-value="X5150">
            <text:p>X5150</text:p>
          </table:table-cell>
          <table:table-cell table:style-name="ce4" table:formula="of:=[.F699]" office:value-type="string" office:string-value="Y1435.25">
            <text:p>Y1435.25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&quot;N&quot;&amp;[.A699]" office:value-type="string" office:string-value="N706">
            <text:p>N706</text:p>
          </table:table-cell>
          <table:table-cell table:formula="of:=5150" office:value-type="float" office:value="5150">
            <text:p>5150</text:p>
          </table:table-cell>
          <table:table-cell table:formula="of:= &quot;X&quot;&amp; [.C699]" office:value-type="string" office:string-value="X5150">
            <text:p>X5150</text:p>
          </table:table-cell>
          <table:table-cell table:formula="of:=[.E698]+5.75" office:value-type="float" office:value="1435.25">
            <text:p>1435.25</text:p>
          </table:table-cell>
          <table:table-cell table:formula="of:=&quot;Y&quot; &amp; [.E699]" office:value-type="string" office:string-value="Y1435.25">
            <text:p>Y1435.25</text:p>
          </table:table-cell>
          <table:table-cell table:number-columns-repeated="8"/>
          <table:table-cell table:style-name="ce4" table:formula="of:=[.B700]" office:value-type="string" office:string-value="N707">
            <text:p>N707</text:p>
          </table:table-cell>
          <table:table-cell table:style-name="ce4" table:formula="of:=[.D700]" office:value-type="string" office:string-value="X5150">
            <text:p>X5150</text:p>
          </table:table-cell>
          <table:table-cell table:style-name="ce4" table:formula="of:=[.F700]" office:value-type="string" office:string-value="Y1441">
            <text:p>Y144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&quot;N&quot;&amp;[.A700]" office:value-type="string" office:string-value="N707">
            <text:p>N707</text:p>
          </table:table-cell>
          <table:table-cell table:formula="of:=5150" office:value-type="float" office:value="5150">
            <text:p>5150</text:p>
          </table:table-cell>
          <table:table-cell table:formula="of:= &quot;X&quot;&amp; [.C700]" office:value-type="string" office:string-value="X5150">
            <text:p>X5150</text:p>
          </table:table-cell>
          <table:table-cell table:formula="of:=[.E699]+5.75" office:value-type="float" office:value="1441">
            <text:p>1441</text:p>
          </table:table-cell>
          <table:table-cell table:formula="of:=&quot;Y&quot; &amp; [.E700]" office:value-type="string" office:string-value="Y1441">
            <text:p>Y1441</text:p>
          </table:table-cell>
          <table:table-cell table:number-columns-repeated="8"/>
          <table:table-cell table:style-name="ce4" table:formula="of:=[.B701]" office:value-type="string" office:string-value="N708">
            <text:p>N708</text:p>
          </table:table-cell>
          <table:table-cell table:style-name="ce4" table:formula="of:=[.D701]" office:value-type="string" office:string-value="X5150">
            <text:p>X5150</text:p>
          </table:table-cell>
          <table:table-cell table:style-name="ce4" table:formula="of:=[.F701]" office:value-type="string" office:string-value="Y1446.75">
            <text:p>Y1446.75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&quot;N&quot;&amp;[.A701]" office:value-type="string" office:string-value="N708">
            <text:p>N708</text:p>
          </table:table-cell>
          <table:table-cell table:formula="of:=5150" office:value-type="float" office:value="5150">
            <text:p>5150</text:p>
          </table:table-cell>
          <table:table-cell table:formula="of:= &quot;X&quot;&amp; [.C701]" office:value-type="string" office:string-value="X5150">
            <text:p>X5150</text:p>
          </table:table-cell>
          <table:table-cell table:formula="of:=[.E700]+5.75" office:value-type="float" office:value="1446.75">
            <text:p>1446.75</text:p>
          </table:table-cell>
          <table:table-cell table:formula="of:=&quot;Y&quot; &amp; [.E701]" office:value-type="string" office:string-value="Y1446.75">
            <text:p>Y1446.75</text:p>
          </table:table-cell>
          <table:table-cell table:number-columns-repeated="8"/>
          <table:table-cell table:style-name="ce4" table:formula="of:=[.B702]" office:value-type="string" office:string-value="N709">
            <text:p>N709</text:p>
          </table:table-cell>
          <table:table-cell table:style-name="ce4" table:formula="of:=[.D702]" office:value-type="string" office:string-value="X5150">
            <text:p>X5150</text:p>
          </table:table-cell>
          <table:table-cell table:style-name="ce4" table:formula="of:=[.F702]" office:value-type="string" office:string-value="Y1452.5">
            <text:p>Y1452.5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&quot;N&quot;&amp;[.A702]" office:value-type="string" office:string-value="N709">
            <text:p>N709</text:p>
          </table:table-cell>
          <table:table-cell table:formula="of:=5150" office:value-type="float" office:value="5150">
            <text:p>5150</text:p>
          </table:table-cell>
          <table:table-cell table:formula="of:= &quot;X&quot;&amp; [.C702]" office:value-type="string" office:string-value="X5150">
            <text:p>X5150</text:p>
          </table:table-cell>
          <table:table-cell table:formula="of:=[.E701]+5.75" office:value-type="float" office:value="1452.5">
            <text:p>1452.5</text:p>
          </table:table-cell>
          <table:table-cell table:formula="of:=&quot;Y&quot; &amp; [.E702]" office:value-type="string" office:string-value="Y1452.5">
            <text:p>Y1452.5</text:p>
          </table:table-cell>
          <table:table-cell table:number-columns-repeated="8"/>
          <table:table-cell table:style-name="ce4" table:formula="of:=[.B703]" office:value-type="string" office:string-value="N710">
            <text:p>N710</text:p>
          </table:table-cell>
          <table:table-cell table:style-name="ce4" table:formula="of:=[.D703]" office:value-type="string" office:string-value="X5150">
            <text:p>X5150</text:p>
          </table:table-cell>
          <table:table-cell table:style-name="ce4" table:formula="of:=[.F703]" office:value-type="string" office:string-value="Y1458.25">
            <text:p>Y1458.2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&quot;N&quot;&amp;[.A703]" office:value-type="string" office:string-value="N710">
            <text:p>N710</text:p>
          </table:table-cell>
          <table:table-cell table:formula="of:=5150" office:value-type="float" office:value="5150">
            <text:p>5150</text:p>
          </table:table-cell>
          <table:table-cell table:formula="of:= &quot;X&quot;&amp; [.C703]" office:value-type="string" office:string-value="X5150">
            <text:p>X5150</text:p>
          </table:table-cell>
          <table:table-cell table:formula="of:=[.E702]+5.75" office:value-type="float" office:value="1458.25">
            <text:p>1458.25</text:p>
          </table:table-cell>
          <table:table-cell table:formula="of:=&quot;Y&quot; &amp; [.E703]" office:value-type="string" office:string-value="Y1458.25">
            <text:p>Y1458.25</text:p>
          </table:table-cell>
          <table:table-cell table:number-columns-repeated="8"/>
          <table:table-cell table:style-name="ce4" table:formula="of:=[.B704]" office:value-type="string" office:string-value="N711">
            <text:p>N711</text:p>
          </table:table-cell>
          <table:table-cell table:style-name="ce4" table:formula="of:=[.D704]" office:value-type="string" office:string-value="X5150">
            <text:p>X5150</text:p>
          </table:table-cell>
          <table:table-cell table:style-name="ce4" table:formula="of:=[.F704]" office:value-type="string" office:string-value="Y1464">
            <text:p>Y146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&quot;N&quot;&amp;[.A704]" office:value-type="string" office:string-value="N711">
            <text:p>N711</text:p>
          </table:table-cell>
          <table:table-cell table:formula="of:=5150" office:value-type="float" office:value="5150">
            <text:p>5150</text:p>
          </table:table-cell>
          <table:table-cell table:formula="of:= &quot;X&quot;&amp; [.C704]" office:value-type="string" office:string-value="X5150">
            <text:p>X5150</text:p>
          </table:table-cell>
          <table:table-cell table:formula="of:=[.E703]+5.75" office:value-type="float" office:value="1464">
            <text:p>1464</text:p>
          </table:table-cell>
          <table:table-cell table:formula="of:=&quot;Y&quot; &amp; [.E704]" office:value-type="string" office:string-value="Y1464">
            <text:p>Y1464</text:p>
          </table:table-cell>
          <table:table-cell table:number-columns-repeated="8"/>
          <table:table-cell table:style-name="ce4" table:formula="of:=[.B705]" office:value-type="string" office:string-value="N712">
            <text:p>N712</text:p>
          </table:table-cell>
          <table:table-cell table:style-name="ce4" table:formula="of:=[.D705]" office:value-type="string" office:string-value="X5150">
            <text:p>X5150</text:p>
          </table:table-cell>
          <table:table-cell table:style-name="ce4" table:formula="of:=[.F705]" office:value-type="string" office:string-value="Y1469.75">
            <text:p>Y1469.7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&quot;N&quot;&amp;[.A705]" office:value-type="string" office:string-value="N712">
            <text:p>N712</text:p>
          </table:table-cell>
          <table:table-cell table:formula="of:=5150" office:value-type="float" office:value="5150">
            <text:p>5150</text:p>
          </table:table-cell>
          <table:table-cell table:formula="of:= &quot;X&quot;&amp; [.C705]" office:value-type="string" office:string-value="X5150">
            <text:p>X5150</text:p>
          </table:table-cell>
          <table:table-cell table:formula="of:=[.E704]+5.75" office:value-type="float" office:value="1469.75">
            <text:p>1469.75</text:p>
          </table:table-cell>
          <table:table-cell table:formula="of:=&quot;Y&quot; &amp; [.E705]" office:value-type="string" office:string-value="Y1469.75">
            <text:p>Y1469.75</text:p>
          </table:table-cell>
          <table:table-cell table:number-columns-repeated="8"/>
          <table:table-cell table:style-name="ce4" table:formula="of:=[.B706]" office:value-type="string" office:string-value="N713">
            <text:p>N713</text:p>
          </table:table-cell>
          <table:table-cell table:style-name="ce4" table:formula="of:=[.D706]" office:value-type="string" office:string-value="X5150">
            <text:p>X5150</text:p>
          </table:table-cell>
          <table:table-cell table:style-name="ce4" table:formula="of:=[.F706]" office:value-type="string" office:string-value="Y1475.5">
            <text:p>Y1475.5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&quot;N&quot;&amp;[.A706]" office:value-type="string" office:string-value="N713">
            <text:p>N713</text:p>
          </table:table-cell>
          <table:table-cell table:formula="of:=5150" office:value-type="float" office:value="5150">
            <text:p>5150</text:p>
          </table:table-cell>
          <table:table-cell table:formula="of:= &quot;X&quot;&amp; [.C706]" office:value-type="string" office:string-value="X5150">
            <text:p>X5150</text:p>
          </table:table-cell>
          <table:table-cell table:formula="of:=[.E705]+5.75" office:value-type="float" office:value="1475.5">
            <text:p>1475.5</text:p>
          </table:table-cell>
          <table:table-cell table:formula="of:=&quot;Y&quot; &amp; [.E706]" office:value-type="string" office:string-value="Y1475.5">
            <text:p>Y1475.5</text:p>
          </table:table-cell>
          <table:table-cell table:number-columns-repeated="8"/>
          <table:table-cell table:style-name="ce4" table:formula="of:=[.B707]" office:value-type="string" office:string-value="N714">
            <text:p>N714</text:p>
          </table:table-cell>
          <table:table-cell table:style-name="ce4" table:formula="of:=[.D707]" office:value-type="string" office:string-value="X5150">
            <text:p>X5150</text:p>
          </table:table-cell>
          <table:table-cell table:style-name="ce4" table:formula="of:=[.F707]" office:value-type="string" office:string-value="Y1481.25">
            <text:p>Y1481.25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&quot;N&quot;&amp;[.A707]" office:value-type="string" office:string-value="N714">
            <text:p>N714</text:p>
          </table:table-cell>
          <table:table-cell table:formula="of:=5150" office:value-type="float" office:value="5150">
            <text:p>5150</text:p>
          </table:table-cell>
          <table:table-cell table:formula="of:= &quot;X&quot;&amp; [.C707]" office:value-type="string" office:string-value="X5150">
            <text:p>X5150</text:p>
          </table:table-cell>
          <table:table-cell table:formula="of:=[.E706]+5.75" office:value-type="float" office:value="1481.25">
            <text:p>1481.25</text:p>
          </table:table-cell>
          <table:table-cell table:formula="of:=&quot;Y&quot; &amp; [.E707]" office:value-type="string" office:string-value="Y1481.25">
            <text:p>Y1481.25</text:p>
          </table:table-cell>
          <table:table-cell table:number-columns-repeated="8"/>
          <table:table-cell table:style-name="ce4" table:formula="of:=[.B708]" office:value-type="string" office:string-value="N715">
            <text:p>N715</text:p>
          </table:table-cell>
          <table:table-cell table:style-name="ce4" table:formula="of:=[.D708]" office:value-type="string" office:string-value="X5150">
            <text:p>X5150</text:p>
          </table:table-cell>
          <table:table-cell table:style-name="ce4" table:formula="of:=[.F708]" office:value-type="string" office:string-value="Y1487">
            <text:p>Y1487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&quot;N&quot;&amp;[.A708]" office:value-type="string" office:string-value="N715">
            <text:p>N715</text:p>
          </table:table-cell>
          <table:table-cell table:formula="of:=5150" office:value-type="float" office:value="5150">
            <text:p>5150</text:p>
          </table:table-cell>
          <table:table-cell table:formula="of:= &quot;X&quot;&amp; [.C708]" office:value-type="string" office:string-value="X5150">
            <text:p>X5150</text:p>
          </table:table-cell>
          <table:table-cell table:formula="of:=[.E707]+5.75" office:value-type="float" office:value="1487">
            <text:p>1487</text:p>
          </table:table-cell>
          <table:table-cell table:formula="of:=&quot;Y&quot; &amp; [.E708]" office:value-type="string" office:string-value="Y1487">
            <text:p>Y1487</text:p>
          </table:table-cell>
          <table:table-cell table:number-columns-repeated="8"/>
          <table:table-cell table:style-name="ce4" table:formula="of:=[.B709]" office:value-type="string" office:string-value="N716">
            <text:p>N716</text:p>
          </table:table-cell>
          <table:table-cell table:style-name="ce4" table:formula="of:=[.D709]" office:value-type="string" office:string-value="X5150">
            <text:p>X5150</text:p>
          </table:table-cell>
          <table:table-cell table:style-name="ce4" table:formula="of:=[.F709]" office:value-type="string" office:string-value="Y1492.75">
            <text:p>Y1492.7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&quot;N&quot;&amp;[.A709]" office:value-type="string" office:string-value="N716">
            <text:p>N716</text:p>
          </table:table-cell>
          <table:table-cell table:formula="of:=5150" office:value-type="float" office:value="5150">
            <text:p>5150</text:p>
          </table:table-cell>
          <table:table-cell table:formula="of:= &quot;X&quot;&amp; [.C709]" office:value-type="string" office:string-value="X5150">
            <text:p>X5150</text:p>
          </table:table-cell>
          <table:table-cell table:formula="of:=[.E708]+5.75" office:value-type="float" office:value="1492.75">
            <text:p>1492.75</text:p>
          </table:table-cell>
          <table:table-cell table:formula="of:=&quot;Y&quot; &amp; [.E709]" office:value-type="string" office:string-value="Y1492.75">
            <text:p>Y1492.75</text:p>
          </table:table-cell>
          <table:table-cell table:number-columns-repeated="8"/>
          <table:table-cell table:style-name="ce4" table:formula="of:=[.B710]" office:value-type="string" office:string-value="N717">
            <text:p>N717</text:p>
          </table:table-cell>
          <table:table-cell table:style-name="ce4" table:formula="of:=[.D710]" office:value-type="string" office:string-value="X5150">
            <text:p>X5150</text:p>
          </table:table-cell>
          <table:table-cell table:style-name="ce4" table:formula="of:=[.F710]" office:value-type="string" office:string-value="Y1498.5">
            <text:p>Y1498.5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&quot;N&quot;&amp;[.A710]" office:value-type="string" office:string-value="N717">
            <text:p>N717</text:p>
          </table:table-cell>
          <table:table-cell table:formula="of:=5150" office:value-type="float" office:value="5150">
            <text:p>5150</text:p>
          </table:table-cell>
          <table:table-cell table:formula="of:= &quot;X&quot;&amp; [.C710]" office:value-type="string" office:string-value="X5150">
            <text:p>X5150</text:p>
          </table:table-cell>
          <table:table-cell table:formula="of:=[.E709]+5.75" office:value-type="float" office:value="1498.5">
            <text:p>1498.5</text:p>
          </table:table-cell>
          <table:table-cell table:formula="of:=&quot;Y&quot; &amp; [.E710]" office:value-type="string" office:string-value="Y1498.5">
            <text:p>Y1498.5</text:p>
          </table:table-cell>
          <table:table-cell table:number-columns-repeated="8"/>
          <table:table-cell table:style-name="ce4" table:formula="of:=[.B711]" office:value-type="string" office:string-value="N718">
            <text:p>N718</text:p>
          </table:table-cell>
          <table:table-cell table:style-name="ce4" table:formula="of:=[.D711]" office:value-type="string" office:string-value="X5150">
            <text:p>X5150</text:p>
          </table:table-cell>
          <table:table-cell table:style-name="ce4" table:formula="of:=[.F711]" office:value-type="string" office:string-value="Y1504.25">
            <text:p>Y1504.2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formula="of:=&quot;N&quot;&amp;[.A711]" office:value-type="string" office:string-value="N718">
            <text:p>N718</text:p>
          </table:table-cell>
          <table:table-cell table:formula="of:=5150" office:value-type="float" office:value="5150">
            <text:p>5150</text:p>
          </table:table-cell>
          <table:table-cell table:formula="of:= &quot;X&quot;&amp; [.C711]" office:value-type="string" office:string-value="X5150">
            <text:p>X5150</text:p>
          </table:table-cell>
          <table:table-cell table:formula="of:=[.E710]+5.75" office:value-type="float" office:value="1504.25">
            <text:p>1504.25</text:p>
          </table:table-cell>
          <table:table-cell table:formula="of:=&quot;Y&quot; &amp; [.E711]" office:value-type="string" office:string-value="Y1504.25">
            <text:p>Y1504.25</text:p>
          </table:table-cell>
          <table:table-cell table:number-columns-repeated="8"/>
          <table:table-cell table:style-name="ce4" table:formula="of:=[.B712]" office:value-type="string" office:string-value="N719">
            <text:p>N719</text:p>
          </table:table-cell>
          <table:table-cell table:style-name="ce4" table:formula="of:=[.D712]" office:value-type="string" office:string-value="X5150">
            <text:p>X5150</text:p>
          </table:table-cell>
          <table:table-cell table:style-name="ce4" table:formula="of:=[.F712]" office:value-type="string" office:string-value="Y1510">
            <text:p>Y151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&quot;N&quot;&amp;[.A712]" office:value-type="string" office:string-value="N719">
            <text:p>N719</text:p>
          </table:table-cell>
          <table:table-cell table:formula="of:=5150" office:value-type="float" office:value="5150">
            <text:p>5150</text:p>
          </table:table-cell>
          <table:table-cell table:formula="of:= &quot;X&quot;&amp; [.C712]" office:value-type="string" office:string-value="X5150">
            <text:p>X5150</text:p>
          </table:table-cell>
          <table:table-cell table:formula="of:=[.E711]+5.75" office:value-type="float" office:value="1510">
            <text:p>1510</text:p>
          </table:table-cell>
          <table:table-cell table:formula="of:=&quot;Y&quot; &amp; [.E712]" office:value-type="string" office:string-value="Y1510">
            <text:p>Y1510</text:p>
          </table:table-cell>
          <table:table-cell table:number-columns-repeated="8"/>
          <table:table-cell table:style-name="ce4" table:formula="of:=[.B713]" office:value-type="string" office:string-value="N720">
            <text:p>N720</text:p>
          </table:table-cell>
          <table:table-cell table:style-name="ce4" table:formula="of:=[.D713]" office:value-type="string" office:string-value="X5150">
            <text:p>X5150</text:p>
          </table:table-cell>
          <table:table-cell table:style-name="ce4" table:formula="of:=[.F713]" office:value-type="string" office:string-value="Y1515.75">
            <text:p>Y1515.7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&quot;N&quot;&amp;[.A713]" office:value-type="string" office:string-value="N720">
            <text:p>N720</text:p>
          </table:table-cell>
          <table:table-cell table:formula="of:=5150" office:value-type="float" office:value="5150">
            <text:p>5150</text:p>
          </table:table-cell>
          <table:table-cell table:formula="of:= &quot;X&quot;&amp; [.C713]" office:value-type="string" office:string-value="X5150">
            <text:p>X5150</text:p>
          </table:table-cell>
          <table:table-cell table:formula="of:=[.E712]+5.75" office:value-type="float" office:value="1515.75">
            <text:p>1515.75</text:p>
          </table:table-cell>
          <table:table-cell table:formula="of:=&quot;Y&quot; &amp; [.E713]" office:value-type="string" office:string-value="Y1515.75">
            <text:p>Y1515.75</text:p>
          </table:table-cell>
          <table:table-cell table:number-columns-repeated="8"/>
          <table:table-cell table:style-name="ce4" table:formula="of:=[.B714]" office:value-type="string" office:string-value="N721">
            <text:p>N721</text:p>
          </table:table-cell>
          <table:table-cell table:style-name="ce4" table:formula="of:=[.D714]" office:value-type="string" office:string-value="X5150">
            <text:p>X5150</text:p>
          </table:table-cell>
          <table:table-cell table:style-name="ce4" table:formula="of:=[.F714]" office:value-type="string" office:string-value="Y1521.5">
            <text:p>Y1521.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formula="of:=&quot;N&quot;&amp;[.A714]" office:value-type="string" office:string-value="N721">
            <text:p>N721</text:p>
          </table:table-cell>
          <table:table-cell table:formula="of:=5150" office:value-type="float" office:value="5150">
            <text:p>5150</text:p>
          </table:table-cell>
          <table:table-cell table:formula="of:= &quot;X&quot;&amp; [.C714]" office:value-type="string" office:string-value="X5150">
            <text:p>X5150</text:p>
          </table:table-cell>
          <table:table-cell table:formula="of:=[.E713]+5.75" office:value-type="float" office:value="1521.5">
            <text:p>1521.5</text:p>
          </table:table-cell>
          <table:table-cell table:formula="of:=&quot;Y&quot; &amp; [.E714]" office:value-type="string" office:string-value="Y1521.5">
            <text:p>Y1521.5</text:p>
          </table:table-cell>
          <table:table-cell table:number-columns-repeated="8"/>
          <table:table-cell table:style-name="ce4" table:formula="of:=[.B715]" office:value-type="string" office:string-value="N722">
            <text:p>N722</text:p>
          </table:table-cell>
          <table:table-cell table:style-name="ce4" table:formula="of:=[.D715]" office:value-type="string" office:string-value="X5150">
            <text:p>X5150</text:p>
          </table:table-cell>
          <table:table-cell table:style-name="ce4" table:formula="of:=[.F715]" office:value-type="string" office:string-value="Y1527.25">
            <text:p>Y1527.2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&quot;N&quot;&amp;[.A715]" office:value-type="string" office:string-value="N722">
            <text:p>N722</text:p>
          </table:table-cell>
          <table:table-cell table:formula="of:=5150" office:value-type="float" office:value="5150">
            <text:p>5150</text:p>
          </table:table-cell>
          <table:table-cell table:formula="of:= &quot;X&quot;&amp; [.C715]" office:value-type="string" office:string-value="X5150">
            <text:p>X5150</text:p>
          </table:table-cell>
          <table:table-cell table:formula="of:=[.E714]+5.75" office:value-type="float" office:value="1527.25">
            <text:p>1527.25</text:p>
          </table:table-cell>
          <table:table-cell table:formula="of:=&quot;Y&quot; &amp; [.E715]" office:value-type="string" office:string-value="Y1527.25">
            <text:p>Y1527.25</text:p>
          </table:table-cell>
          <table:table-cell table:number-columns-repeated="8"/>
          <table:table-cell table:style-name="ce4" table:formula="of:=[.B716]" office:value-type="string" office:string-value="N723">
            <text:p>N723</text:p>
          </table:table-cell>
          <table:table-cell table:style-name="ce4" table:formula="of:=[.D716]" office:value-type="string" office:string-value="X5150">
            <text:p>X5150</text:p>
          </table:table-cell>
          <table:table-cell table:style-name="ce4" table:formula="of:=[.F716]" office:value-type="string" office:string-value="Y1533">
            <text:p>Y153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&quot;N&quot;&amp;[.A716]" office:value-type="string" office:string-value="N723">
            <text:p>N723</text:p>
          </table:table-cell>
          <table:table-cell table:formula="of:=5150" office:value-type="float" office:value="5150">
            <text:p>5150</text:p>
          </table:table-cell>
          <table:table-cell table:formula="of:= &quot;X&quot;&amp; [.C716]" office:value-type="string" office:string-value="X5150">
            <text:p>X5150</text:p>
          </table:table-cell>
          <table:table-cell table:formula="of:=[.E715]+5.75" office:value-type="float" office:value="1533">
            <text:p>1533</text:p>
          </table:table-cell>
          <table:table-cell table:formula="of:=&quot;Y&quot; &amp; [.E716]" office:value-type="string" office:string-value="Y1533">
            <text:p>Y1533</text:p>
          </table:table-cell>
          <table:table-cell table:number-columns-repeated="8"/>
          <table:table-cell table:style-name="ce4" table:formula="of:=[.B717]" office:value-type="string" office:string-value="N724">
            <text:p>N724</text:p>
          </table:table-cell>
          <table:table-cell table:style-name="ce4" table:formula="of:=[.D717]" office:value-type="string" office:string-value="X5150">
            <text:p>X5150</text:p>
          </table:table-cell>
          <table:table-cell table:style-name="ce4" table:formula="of:=[.F717]" office:value-type="string" office:string-value="Y1538.75">
            <text:p>Y1538.7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formula="of:=&quot;N&quot;&amp;[.A717]" office:value-type="string" office:string-value="N724">
            <text:p>N724</text:p>
          </table:table-cell>
          <table:table-cell table:formula="of:=5150" office:value-type="float" office:value="5150">
            <text:p>5150</text:p>
          </table:table-cell>
          <table:table-cell table:formula="of:= &quot;X&quot;&amp; [.C717]" office:value-type="string" office:string-value="X5150">
            <text:p>X5150</text:p>
          </table:table-cell>
          <table:table-cell table:formula="of:=[.E716]+5.75" office:value-type="float" office:value="1538.75">
            <text:p>1538.75</text:p>
          </table:table-cell>
          <table:table-cell table:formula="of:=&quot;Y&quot; &amp; [.E717]" office:value-type="string" office:string-value="Y1538.75">
            <text:p>Y1538.75</text:p>
          </table:table-cell>
          <table:table-cell table:number-columns-repeated="8"/>
          <table:table-cell table:style-name="ce4" table:formula="of:=[.B718]" office:value-type="string" office:string-value="N725">
            <text:p>N725</text:p>
          </table:table-cell>
          <table:table-cell table:style-name="ce4" table:formula="of:=[.D718]" office:value-type="string" office:string-value="X5150">
            <text:p>X5150</text:p>
          </table:table-cell>
          <table:table-cell table:style-name="ce4" table:formula="of:=[.F718]" office:value-type="string" office:string-value="Y1544.5">
            <text:p>Y1544.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&quot;N&quot;&amp;[.A718]" office:value-type="string" office:string-value="N725">
            <text:p>N725</text:p>
          </table:table-cell>
          <table:table-cell table:formula="of:=5150" office:value-type="float" office:value="5150">
            <text:p>5150</text:p>
          </table:table-cell>
          <table:table-cell table:formula="of:= &quot;X&quot;&amp; [.C718]" office:value-type="string" office:string-value="X5150">
            <text:p>X5150</text:p>
          </table:table-cell>
          <table:table-cell table:formula="of:=[.E717]+5.75" office:value-type="float" office:value="1544.5">
            <text:p>1544.5</text:p>
          </table:table-cell>
          <table:table-cell table:formula="of:=&quot;Y&quot; &amp; [.E718]" office:value-type="string" office:string-value="Y1544.5">
            <text:p>Y1544.5</text:p>
          </table:table-cell>
          <table:table-cell table:number-columns-repeated="8"/>
          <table:table-cell table:style-name="ce4" table:formula="of:=[.B719]" office:value-type="string" office:string-value="N726">
            <text:p>N726</text:p>
          </table:table-cell>
          <table:table-cell table:style-name="ce4" table:formula="of:=[.D719]" office:value-type="string" office:string-value="X5150">
            <text:p>X5150</text:p>
          </table:table-cell>
          <table:table-cell table:style-name="ce4" table:formula="of:=[.F719]" office:value-type="string" office:string-value="Y1550.25">
            <text:p>Y1550.2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&quot;N&quot;&amp;[.A719]" office:value-type="string" office:string-value="N726">
            <text:p>N726</text:p>
          </table:table-cell>
          <table:table-cell table:formula="of:=5150" office:value-type="float" office:value="5150">
            <text:p>5150</text:p>
          </table:table-cell>
          <table:table-cell table:formula="of:= &quot;X&quot;&amp; [.C719]" office:value-type="string" office:string-value="X5150">
            <text:p>X5150</text:p>
          </table:table-cell>
          <table:table-cell table:formula="of:=[.E718]+5.75" office:value-type="float" office:value="1550.25">
            <text:p>1550.25</text:p>
          </table:table-cell>
          <table:table-cell table:formula="of:=&quot;Y&quot; &amp; [.E719]" office:value-type="string" office:string-value="Y1550.25">
            <text:p>Y1550.25</text:p>
          </table:table-cell>
          <table:table-cell table:number-columns-repeated="8"/>
          <table:table-cell table:style-name="ce4" table:formula="of:=[.B720]" office:value-type="string" office:string-value="N727">
            <text:p>N727</text:p>
          </table:table-cell>
          <table:table-cell table:style-name="ce4" table:formula="of:=[.D720]" office:value-type="string" office:string-value="X5150">
            <text:p>X5150</text:p>
          </table:table-cell>
          <table:table-cell table:style-name="ce4" table:formula="of:=[.F720]" office:value-type="string" office:string-value="Y1556">
            <text:p>Y1556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formula="of:=&quot;N&quot;&amp;[.A720]" office:value-type="string" office:string-value="N727">
            <text:p>N727</text:p>
          </table:table-cell>
          <table:table-cell table:formula="of:=5150" office:value-type="float" office:value="5150">
            <text:p>5150</text:p>
          </table:table-cell>
          <table:table-cell table:formula="of:= &quot;X&quot;&amp; [.C720]" office:value-type="string" office:string-value="X5150">
            <text:p>X5150</text:p>
          </table:table-cell>
          <table:table-cell table:formula="of:=[.E719]+5.75" office:value-type="float" office:value="1556">
            <text:p>1556</text:p>
          </table:table-cell>
          <table:table-cell table:formula="of:=&quot;Y&quot; &amp; [.E720]" office:value-type="string" office:string-value="Y1556">
            <text:p>Y1556</text:p>
          </table:table-cell>
          <table:table-cell table:number-columns-repeated="8"/>
          <table:table-cell table:style-name="ce4" table:formula="of:=[.B721]" office:value-type="string" office:string-value="N728">
            <text:p>N728</text:p>
          </table:table-cell>
          <table:table-cell table:style-name="ce4" table:formula="of:=[.D721]" office:value-type="string" office:string-value="X5150">
            <text:p>X5150</text:p>
          </table:table-cell>
          <table:table-cell table:style-name="ce4" table:formula="of:=[.F721]" office:value-type="string" office:string-value="Y1561.75">
            <text:p>Y1561.7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&quot;N&quot;&amp;[.A721]" office:value-type="string" office:string-value="N728">
            <text:p>N728</text:p>
          </table:table-cell>
          <table:table-cell table:formula="of:=5150" office:value-type="float" office:value="5150">
            <text:p>5150</text:p>
          </table:table-cell>
          <table:table-cell table:formula="of:= &quot;X&quot;&amp; [.C721]" office:value-type="string" office:string-value="X5150">
            <text:p>X5150</text:p>
          </table:table-cell>
          <table:table-cell table:formula="of:=[.E720]+5.75" office:value-type="float" office:value="1561.75">
            <text:p>1561.75</text:p>
          </table:table-cell>
          <table:table-cell table:formula="of:=&quot;Y&quot; &amp; [.E721]" office:value-type="string" office:string-value="Y1561.75">
            <text:p>Y1561.75</text:p>
          </table:table-cell>
          <table:table-cell table:number-columns-repeated="8"/>
          <table:table-cell table:style-name="ce4" table:formula="of:=[.B722]" office:value-type="string" office:string-value="N729">
            <text:p>N729</text:p>
          </table:table-cell>
          <table:table-cell table:style-name="ce4" table:formula="of:=[.D722]" office:value-type="string" office:string-value="X5150">
            <text:p>X5150</text:p>
          </table:table-cell>
          <table:table-cell table:style-name="ce4" table:formula="of:=[.F722]" office:value-type="string" office:string-value="Y1567.5">
            <text:p>Y1567.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&quot;N&quot;&amp;[.A722]" office:value-type="string" office:string-value="N729">
            <text:p>N729</text:p>
          </table:table-cell>
          <table:table-cell table:formula="of:=5150" office:value-type="float" office:value="5150">
            <text:p>5150</text:p>
          </table:table-cell>
          <table:table-cell table:formula="of:= &quot;X&quot;&amp; [.C722]" office:value-type="string" office:string-value="X5150">
            <text:p>X5150</text:p>
          </table:table-cell>
          <table:table-cell table:formula="of:=[.E721]+5.75" office:value-type="float" office:value="1567.5">
            <text:p>1567.5</text:p>
          </table:table-cell>
          <table:table-cell table:formula="of:=&quot;Y&quot; &amp; [.E722]" office:value-type="string" office:string-value="Y1567.5">
            <text:p>Y1567.5</text:p>
          </table:table-cell>
          <table:table-cell table:number-columns-repeated="8"/>
          <table:table-cell table:style-name="ce4" table:formula="of:=[.B723]" office:value-type="string" office:string-value="N730">
            <text:p>N730</text:p>
          </table:table-cell>
          <table:table-cell table:style-name="ce4" table:formula="of:=[.D723]" office:value-type="string" office:string-value="X5150">
            <text:p>X5150</text:p>
          </table:table-cell>
          <table:table-cell table:style-name="ce4" table:formula="of:=[.F723]" office:value-type="string" office:string-value="Y1573.25">
            <text:p>Y1573.2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formula="of:=&quot;N&quot;&amp;[.A723]" office:value-type="string" office:string-value="N730">
            <text:p>N730</text:p>
          </table:table-cell>
          <table:table-cell table:formula="of:=5150" office:value-type="float" office:value="5150">
            <text:p>5150</text:p>
          </table:table-cell>
          <table:table-cell table:formula="of:= &quot;X&quot;&amp; [.C723]" office:value-type="string" office:string-value="X5150">
            <text:p>X5150</text:p>
          </table:table-cell>
          <table:table-cell table:formula="of:=[.E722]+5.75" office:value-type="float" office:value="1573.25">
            <text:p>1573.25</text:p>
          </table:table-cell>
          <table:table-cell table:formula="of:=&quot;Y&quot; &amp; [.E723]" office:value-type="string" office:string-value="Y1573.25">
            <text:p>Y1573.25</text:p>
          </table:table-cell>
          <table:table-cell table:number-columns-repeated="8"/>
          <table:table-cell table:style-name="ce4" table:formula="of:=[.B724]" office:value-type="string" office:string-value="N731">
            <text:p>N731</text:p>
          </table:table-cell>
          <table:table-cell table:style-name="ce4" table:formula="of:=[.D724]" office:value-type="string" office:string-value="X5150">
            <text:p>X5150</text:p>
          </table:table-cell>
          <table:table-cell table:style-name="ce4" table:formula="of:=[.F724]" office:value-type="string" office:string-value="Y1579">
            <text:p>Y1579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&quot;N&quot;&amp;[.A724]" office:value-type="string" office:string-value="N731">
            <text:p>N731</text:p>
          </table:table-cell>
          <table:table-cell table:formula="of:=5150" office:value-type="float" office:value="5150">
            <text:p>5150</text:p>
          </table:table-cell>
          <table:table-cell table:formula="of:= &quot;X&quot;&amp; [.C724]" office:value-type="string" office:string-value="X5150">
            <text:p>X5150</text:p>
          </table:table-cell>
          <table:table-cell table:formula="of:=[.E723]+5.75" office:value-type="float" office:value="1579">
            <text:p>1579</text:p>
          </table:table-cell>
          <table:table-cell table:formula="of:=&quot;Y&quot; &amp; [.E724]" office:value-type="string" office:string-value="Y1579">
            <text:p>Y1579</text:p>
          </table:table-cell>
          <table:table-cell table:number-columns-repeated="8"/>
          <table:table-cell table:style-name="ce4" table:formula="of:=[.B725]" office:value-type="string" office:string-value="N732">
            <text:p>N732</text:p>
          </table:table-cell>
          <table:table-cell table:style-name="ce4" table:formula="of:=[.D725]" office:value-type="string" office:string-value="X5150">
            <text:p>X5150</text:p>
          </table:table-cell>
          <table:table-cell table:style-name="ce4" table:formula="of:=[.F725]" office:value-type="string" office:string-value="Y1584.75">
            <text:p>Y1584.7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&quot;N&quot;&amp;[.A725]" office:value-type="string" office:string-value="N732">
            <text:p>N732</text:p>
          </table:table-cell>
          <table:table-cell table:formula="of:=5150" office:value-type="float" office:value="5150">
            <text:p>5150</text:p>
          </table:table-cell>
          <table:table-cell table:formula="of:= &quot;X&quot;&amp; [.C725]" office:value-type="string" office:string-value="X5150">
            <text:p>X5150</text:p>
          </table:table-cell>
          <table:table-cell table:formula="of:=[.E724]+5.75" office:value-type="float" office:value="1584.75">
            <text:p>1584.75</text:p>
          </table:table-cell>
          <table:table-cell table:formula="of:=&quot;Y&quot; &amp; [.E725]" office:value-type="string" office:string-value="Y1584.75">
            <text:p>Y1584.75</text:p>
          </table:table-cell>
          <table:table-cell table:number-columns-repeated="8"/>
          <table:table-cell table:style-name="ce4" table:formula="of:=[.B726]" office:value-type="string" office:string-value="N733">
            <text:p>N733</text:p>
          </table:table-cell>
          <table:table-cell table:style-name="ce4" table:formula="of:=[.D726]" office:value-type="string" office:string-value="X5150">
            <text:p>X5150</text:p>
          </table:table-cell>
          <table:table-cell table:style-name="ce4" table:formula="of:=[.F726]" office:value-type="string" office:string-value="Y1590.5">
            <text:p>Y1590.5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formula="of:=&quot;N&quot;&amp;[.A726]" office:value-type="string" office:string-value="N733">
            <text:p>N733</text:p>
          </table:table-cell>
          <table:table-cell table:formula="of:=5150" office:value-type="float" office:value="5150">
            <text:p>5150</text:p>
          </table:table-cell>
          <table:table-cell table:formula="of:= &quot;X&quot;&amp; [.C726]" office:value-type="string" office:string-value="X5150">
            <text:p>X5150</text:p>
          </table:table-cell>
          <table:table-cell table:formula="of:=[.E725]+5.75" office:value-type="float" office:value="1590.5">
            <text:p>1590.5</text:p>
          </table:table-cell>
          <table:table-cell table:formula="of:=&quot;Y&quot; &amp; [.E726]" office:value-type="string" office:string-value="Y1590.5">
            <text:p>Y1590.5</text:p>
          </table:table-cell>
          <table:table-cell table:number-columns-repeated="8"/>
          <table:table-cell table:style-name="ce4" table:formula="of:=[.B727]" office:value-type="string" office:string-value="N734">
            <text:p>N734</text:p>
          </table:table-cell>
          <table:table-cell table:style-name="ce4" table:formula="of:=[.D727]" office:value-type="string" office:string-value="X5150">
            <text:p>X5150</text:p>
          </table:table-cell>
          <table:table-cell table:style-name="ce4" table:formula="of:=[.F727]" office:value-type="string" office:string-value="Y1596.25">
            <text:p>Y1596.25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&quot;N&quot;&amp;[.A727]" office:value-type="string" office:string-value="N734">
            <text:p>N734</text:p>
          </table:table-cell>
          <table:table-cell table:formula="of:=5150" office:value-type="float" office:value="5150">
            <text:p>5150</text:p>
          </table:table-cell>
          <table:table-cell table:formula="of:= &quot;X&quot;&amp; [.C727]" office:value-type="string" office:string-value="X5150">
            <text:p>X5150</text:p>
          </table:table-cell>
          <table:table-cell table:formula="of:=[.E726]+5.75" office:value-type="float" office:value="1596.25">
            <text:p>1596.25</text:p>
          </table:table-cell>
          <table:table-cell table:formula="of:=&quot;Y&quot; &amp; [.E727]" office:value-type="string" office:string-value="Y1596.25">
            <text:p>Y1596.25</text:p>
          </table:table-cell>
          <table:table-cell table:number-columns-repeated="8"/>
          <table:table-cell table:style-name="ce4" table:formula="of:=[.B728]" office:value-type="string" office:string-value="N735">
            <text:p>N735</text:p>
          </table:table-cell>
          <table:table-cell table:style-name="ce4" table:formula="of:=[.D728]" office:value-type="string" office:string-value="X5150">
            <text:p>X5150</text:p>
          </table:table-cell>
          <table:table-cell table:style-name="ce4" table:formula="of:=[.F728]" office:value-type="string" office:string-value="Y1602">
            <text:p>Y160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formula="of:=&quot;N&quot;&amp;[.A728]" office:value-type="string" office:string-value="N735">
            <text:p>N735</text:p>
          </table:table-cell>
          <table:table-cell table:formula="of:=5150" office:value-type="float" office:value="5150">
            <text:p>5150</text:p>
          </table:table-cell>
          <table:table-cell table:formula="of:= &quot;X&quot;&amp; [.C728]" office:value-type="string" office:string-value="X5150">
            <text:p>X5150</text:p>
          </table:table-cell>
          <table:table-cell table:formula="of:=[.E727]+5.75" office:value-type="float" office:value="1602">
            <text:p>1602</text:p>
          </table:table-cell>
          <table:table-cell table:formula="of:=&quot;Y&quot; &amp; [.E728]" office:value-type="string" office:string-value="Y1602">
            <text:p>Y1602</text:p>
          </table:table-cell>
          <table:table-cell table:number-columns-repeated="8"/>
          <table:table-cell table:style-name="ce4" table:formula="of:=[.B729]" office:value-type="string" office:string-value="N736">
            <text:p>N736</text:p>
          </table:table-cell>
          <table:table-cell table:style-name="ce4" table:formula="of:=[.D729]" office:value-type="string" office:string-value="X5150">
            <text:p>X5150</text:p>
          </table:table-cell>
          <table:table-cell table:style-name="ce4" table:formula="of:=[.F729]" office:value-type="string" office:string-value="Y1607.75">
            <text:p>Y1607.7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&quot;N&quot;&amp;[.A729]" office:value-type="string" office:string-value="N736">
            <text:p>N736</text:p>
          </table:table-cell>
          <table:table-cell table:formula="of:=5150" office:value-type="float" office:value="5150">
            <text:p>5150</text:p>
          </table:table-cell>
          <table:table-cell table:formula="of:= &quot;X&quot;&amp; [.C729]" office:value-type="string" office:string-value="X5150">
            <text:p>X5150</text:p>
          </table:table-cell>
          <table:table-cell table:formula="of:=[.E728]+5.75" office:value-type="float" office:value="1607.75">
            <text:p>1607.75</text:p>
          </table:table-cell>
          <table:table-cell table:formula="of:=&quot;Y&quot; &amp; [.E729]" office:value-type="string" office:string-value="Y1607.75">
            <text:p>Y1607.75</text:p>
          </table:table-cell>
          <table:table-cell table:number-columns-repeated="8"/>
          <table:table-cell table:style-name="ce4" table:formula="of:=[.B730]" office:value-type="string" office:string-value="N737">
            <text:p>N737</text:p>
          </table:table-cell>
          <table:table-cell table:style-name="ce4" table:formula="of:=[.D730]" office:value-type="string" office:string-value="X5150">
            <text:p>X5150</text:p>
          </table:table-cell>
          <table:table-cell table:style-name="ce4" table:formula="of:=[.F730]" office:value-type="string" office:string-value="Y1613.5">
            <text:p>Y1613.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&quot;N&quot;&amp;[.A730]" office:value-type="string" office:string-value="N737">
            <text:p>N737</text:p>
          </table:table-cell>
          <table:table-cell table:formula="of:=5150" office:value-type="float" office:value="5150">
            <text:p>5150</text:p>
          </table:table-cell>
          <table:table-cell table:formula="of:= &quot;X&quot;&amp; [.C730]" office:value-type="string" office:string-value="X5150">
            <text:p>X5150</text:p>
          </table:table-cell>
          <table:table-cell table:formula="of:=[.E729]+5.75" office:value-type="float" office:value="1613.5">
            <text:p>1613.5</text:p>
          </table:table-cell>
          <table:table-cell table:formula="of:=&quot;Y&quot; &amp; [.E730]" office:value-type="string" office:string-value="Y1613.5">
            <text:p>Y1613.5</text:p>
          </table:table-cell>
          <table:table-cell table:number-columns-repeated="8"/>
          <table:table-cell table:style-name="ce4" table:formula="of:=[.B731]" office:value-type="string" office:string-value="N738">
            <text:p>N738</text:p>
          </table:table-cell>
          <table:table-cell table:style-name="ce4" table:formula="of:=[.D731]" office:value-type="string" office:string-value="X5150">
            <text:p>X5150</text:p>
          </table:table-cell>
          <table:table-cell table:style-name="ce4" table:formula="of:=[.F731]" office:value-type="string" office:string-value="Y1619.25">
            <text:p>Y1619.25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formula="of:=&quot;N&quot;&amp;[.A731]" office:value-type="string" office:string-value="N738">
            <text:p>N738</text:p>
          </table:table-cell>
          <table:table-cell table:formula="of:=5150" office:value-type="float" office:value="5150">
            <text:p>5150</text:p>
          </table:table-cell>
          <table:table-cell table:formula="of:= &quot;X&quot;&amp; [.C731]" office:value-type="string" office:string-value="X5150">
            <text:p>X5150</text:p>
          </table:table-cell>
          <table:table-cell table:formula="of:=[.E730]+5.75" office:value-type="float" office:value="1619.25">
            <text:p>1619.25</text:p>
          </table:table-cell>
          <table:table-cell table:formula="of:=&quot;Y&quot; &amp; [.E731]" office:value-type="string" office:string-value="Y1619.25">
            <text:p>Y1619.25</text:p>
          </table:table-cell>
          <table:table-cell table:number-columns-repeated="8"/>
          <table:table-cell table:style-name="ce4" table:formula="of:=[.B732]" office:value-type="string" office:string-value="N739">
            <text:p>N739</text:p>
          </table:table-cell>
          <table:table-cell table:style-name="ce4" table:formula="of:=[.D732]" office:value-type="string" office:string-value="X5150">
            <text:p>X5150</text:p>
          </table:table-cell>
          <table:table-cell table:style-name="ce4" table:formula="of:=[.F732]" office:value-type="string" office:string-value="Y1625">
            <text:p>Y1625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&quot;N&quot;&amp;[.A732]" office:value-type="string" office:string-value="N739">
            <text:p>N739</text:p>
          </table:table-cell>
          <table:table-cell table:formula="of:=5150" office:value-type="float" office:value="5150">
            <text:p>5150</text:p>
          </table:table-cell>
          <table:table-cell table:formula="of:= &quot;X&quot;&amp; [.C732]" office:value-type="string" office:string-value="X5150">
            <text:p>X5150</text:p>
          </table:table-cell>
          <table:table-cell table:formula="of:=[.E731]+5.75" office:value-type="float" office:value="1625">
            <text:p>1625</text:p>
          </table:table-cell>
          <table:table-cell table:formula="of:=&quot;Y&quot; &amp; [.E732]" office:value-type="string" office:string-value="Y1625">
            <text:p>Y1625</text:p>
          </table:table-cell>
          <table:table-cell table:number-columns-repeated="8"/>
          <table:table-cell table:style-name="ce4" table:formula="of:=[.B733]" office:value-type="string" office:string-value="N740">
            <text:p>N740</text:p>
          </table:table-cell>
          <table:table-cell table:style-name="ce4" table:formula="of:=[.D733]" office:value-type="string" office:string-value="X5150">
            <text:p>X5150</text:p>
          </table:table-cell>
          <table:table-cell table:style-name="ce4" table:formula="of:=[.F733]" office:value-type="string" office:string-value="Y1630.75">
            <text:p>Y1630.75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&quot;N&quot;&amp;[.A733]" office:value-type="string" office:string-value="N740">
            <text:p>N740</text:p>
          </table:table-cell>
          <table:table-cell table:formula="of:=5150" office:value-type="float" office:value="5150">
            <text:p>5150</text:p>
          </table:table-cell>
          <table:table-cell table:formula="of:= &quot;X&quot;&amp; [.C733]" office:value-type="string" office:string-value="X5150">
            <text:p>X5150</text:p>
          </table:table-cell>
          <table:table-cell table:formula="of:=[.E732]+5.75" office:value-type="float" office:value="1630.75">
            <text:p>1630.75</text:p>
          </table:table-cell>
          <table:table-cell table:formula="of:=&quot;Y&quot; &amp; [.E733]" office:value-type="string" office:string-value="Y1630.75">
            <text:p>Y1630.75</text:p>
          </table:table-cell>
          <table:table-cell table:number-columns-repeated="8"/>
          <table:table-cell table:style-name="ce4" table:formula="of:=[.B734]" office:value-type="string" office:string-value="N741">
            <text:p>N741</text:p>
          </table:table-cell>
          <table:table-cell table:style-name="ce4" table:formula="of:=[.D734]" office:value-type="string" office:string-value="X5150">
            <text:p>X5150</text:p>
          </table:table-cell>
          <table:table-cell table:style-name="ce4" table:formula="of:=[.F734]" office:value-type="string" office:string-value="Y1636.5">
            <text:p>Y1636.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formula="of:=&quot;N&quot;&amp;[.A734]" office:value-type="string" office:string-value="N741">
            <text:p>N741</text:p>
          </table:table-cell>
          <table:table-cell table:formula="of:=5150" office:value-type="float" office:value="5150">
            <text:p>5150</text:p>
          </table:table-cell>
          <table:table-cell table:formula="of:= &quot;X&quot;&amp; [.C734]" office:value-type="string" office:string-value="X5150">
            <text:p>X5150</text:p>
          </table:table-cell>
          <table:table-cell table:formula="of:=[.E733]+5.75" office:value-type="float" office:value="1636.5">
            <text:p>1636.5</text:p>
          </table:table-cell>
          <table:table-cell table:formula="of:=&quot;Y&quot; &amp; [.E734]" office:value-type="string" office:string-value="Y1636.5">
            <text:p>Y1636.5</text:p>
          </table:table-cell>
          <table:table-cell table:number-columns-repeated="8"/>
          <table:table-cell table:style-name="ce4" table:formula="of:=[.B735]" office:value-type="string" office:string-value="N742">
            <text:p>N742</text:p>
          </table:table-cell>
          <table:table-cell table:style-name="ce4" table:formula="of:=[.D735]" office:value-type="string" office:string-value="X5150">
            <text:p>X5150</text:p>
          </table:table-cell>
          <table:table-cell table:style-name="ce4" table:formula="of:=[.F735]" office:value-type="string" office:string-value="Y1642.25">
            <text:p>Y1642.25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&quot;N&quot;&amp;[.A735]" office:value-type="string" office:string-value="N742">
            <text:p>N742</text:p>
          </table:table-cell>
          <table:table-cell table:formula="of:=5150" office:value-type="float" office:value="5150">
            <text:p>5150</text:p>
          </table:table-cell>
          <table:table-cell table:formula="of:= &quot;X&quot;&amp; [.C735]" office:value-type="string" office:string-value="X5150">
            <text:p>X5150</text:p>
          </table:table-cell>
          <table:table-cell table:formula="of:=[.E734]+5.75" office:value-type="float" office:value="1642.25">
            <text:p>1642.25</text:p>
          </table:table-cell>
          <table:table-cell table:formula="of:=&quot;Y&quot; &amp; [.E735]" office:value-type="string" office:string-value="Y1642.25">
            <text:p>Y1642.25</text:p>
          </table:table-cell>
          <table:table-cell table:number-columns-repeated="8"/>
          <table:table-cell table:style-name="ce4" table:formula="of:=[.B736]" office:value-type="string" office:string-value="N743">
            <text:p>N743</text:p>
          </table:table-cell>
          <table:table-cell table:style-name="ce4" table:formula="of:=[.D736]" office:value-type="string" office:string-value="X5150">
            <text:p>X5150</text:p>
          </table:table-cell>
          <table:table-cell table:style-name="ce4" table:formula="of:=[.F736]" office:value-type="string" office:string-value="Y1648">
            <text:p>Y1648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&quot;N&quot;&amp;[.A736]" office:value-type="string" office:string-value="N743">
            <text:p>N743</text:p>
          </table:table-cell>
          <table:table-cell table:formula="of:=5150" office:value-type="float" office:value="5150">
            <text:p>5150</text:p>
          </table:table-cell>
          <table:table-cell table:formula="of:= &quot;X&quot;&amp; [.C736]" office:value-type="string" office:string-value="X5150">
            <text:p>X5150</text:p>
          </table:table-cell>
          <table:table-cell table:formula="of:=[.E735]+5.75" office:value-type="float" office:value="1648">
            <text:p>1648</text:p>
          </table:table-cell>
          <table:table-cell table:formula="of:=&quot;Y&quot; &amp; [.E736]" office:value-type="string" office:string-value="Y1648">
            <text:p>Y1648</text:p>
          </table:table-cell>
          <table:table-cell table:number-columns-repeated="8"/>
          <table:table-cell table:style-name="ce4" table:formula="of:=[.B737]" office:value-type="string" office:string-value="N744">
            <text:p>N744</text:p>
          </table:table-cell>
          <table:table-cell table:style-name="ce4" table:formula="of:=[.D737]" office:value-type="string" office:string-value="X5150">
            <text:p>X5150</text:p>
          </table:table-cell>
          <table:table-cell table:style-name="ce4" table:formula="of:=[.F737]" office:value-type="string" office:string-value="Y1653.75">
            <text:p>Y1653.75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&quot;N&quot;&amp;[.A737]" office:value-type="string" office:string-value="N744">
            <text:p>N744</text:p>
          </table:table-cell>
          <table:table-cell table:formula="of:=5150" office:value-type="float" office:value="5150">
            <text:p>5150</text:p>
          </table:table-cell>
          <table:table-cell table:formula="of:= &quot;X&quot;&amp; [.C737]" office:value-type="string" office:string-value="X5150">
            <text:p>X5150</text:p>
          </table:table-cell>
          <table:table-cell table:formula="of:=[.E736]+5.75" office:value-type="float" office:value="1653.75">
            <text:p>1653.75</text:p>
          </table:table-cell>
          <table:table-cell table:formula="of:=&quot;Y&quot; &amp; [.E737]" office:value-type="string" office:string-value="Y1653.75">
            <text:p>Y1653.75</text:p>
          </table:table-cell>
          <table:table-cell table:number-columns-repeated="8"/>
          <table:table-cell table:style-name="ce4" table:formula="of:=[.B738]" office:value-type="string" office:string-value="N745">
            <text:p>N745</text:p>
          </table:table-cell>
          <table:table-cell table:style-name="ce4" table:formula="of:=[.D738]" office:value-type="string" office:string-value="X5150">
            <text:p>X5150</text:p>
          </table:table-cell>
          <table:table-cell table:style-name="ce4" table:formula="of:=[.F738]" office:value-type="string" office:string-value="Y1659.5">
            <text:p>Y1659.5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&quot;N&quot;&amp;[.A738]" office:value-type="string" office:string-value="N745">
            <text:p>N745</text:p>
          </table:table-cell>
          <table:table-cell table:formula="of:=5150" office:value-type="float" office:value="5150">
            <text:p>5150</text:p>
          </table:table-cell>
          <table:table-cell table:formula="of:= &quot;X&quot;&amp; [.C738]" office:value-type="string" office:string-value="X5150">
            <text:p>X5150</text:p>
          </table:table-cell>
          <table:table-cell table:formula="of:=[.E737]+5.75" office:value-type="float" office:value="1659.5">
            <text:p>1659.5</text:p>
          </table:table-cell>
          <table:table-cell table:formula="of:=&quot;Y&quot; &amp; [.E738]" office:value-type="string" office:string-value="Y1659.5">
            <text:p>Y1659.5</text:p>
          </table:table-cell>
          <table:table-cell table:number-columns-repeated="8"/>
          <table:table-cell table:style-name="ce4" table:formula="of:=[.B739]" office:value-type="string" office:string-value="N746">
            <text:p>N746</text:p>
          </table:table-cell>
          <table:table-cell table:style-name="ce4" table:formula="of:=[.D739]" office:value-type="string" office:string-value="X5150">
            <text:p>X5150</text:p>
          </table:table-cell>
          <table:table-cell table:style-name="ce4" table:formula="of:=[.F739]" office:value-type="string" office:string-value="Y1665.25">
            <text:p>Y1665.2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formula="of:=&quot;N&quot;&amp;[.A739]" office:value-type="string" office:string-value="N746">
            <text:p>N746</text:p>
          </table:table-cell>
          <table:table-cell table:formula="of:=5150" office:value-type="float" office:value="5150">
            <text:p>5150</text:p>
          </table:table-cell>
          <table:table-cell table:formula="of:= &quot;X&quot;&amp; [.C739]" office:value-type="string" office:string-value="X5150">
            <text:p>X5150</text:p>
          </table:table-cell>
          <table:table-cell table:formula="of:=[.E738]+5.75" office:value-type="float" office:value="1665.25">
            <text:p>1665.25</text:p>
          </table:table-cell>
          <table:table-cell table:formula="of:=&quot;Y&quot; &amp; [.E739]" office:value-type="string" office:string-value="Y1665.25">
            <text:p>Y1665.25</text:p>
          </table:table-cell>
          <table:table-cell table:number-columns-repeated="8"/>
          <table:table-cell table:style-name="ce4" table:formula="of:=[.B740]" office:value-type="string" office:string-value="N747">
            <text:p>N747</text:p>
          </table:table-cell>
          <table:table-cell table:style-name="ce4" table:formula="of:=[.D740]" office:value-type="string" office:string-value="X5150">
            <text:p>X5150</text:p>
          </table:table-cell>
          <table:table-cell table:style-name="ce4" table:formula="of:=[.F740]" office:value-type="string" office:string-value="Y1671">
            <text:p>Y167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&quot;N&quot;&amp;[.A740]" office:value-type="string" office:string-value="N747">
            <text:p>N747</text:p>
          </table:table-cell>
          <table:table-cell table:formula="of:=5150" office:value-type="float" office:value="5150">
            <text:p>5150</text:p>
          </table:table-cell>
          <table:table-cell table:formula="of:= &quot;X&quot;&amp; [.C740]" office:value-type="string" office:string-value="X5150">
            <text:p>X5150</text:p>
          </table:table-cell>
          <table:table-cell table:formula="of:=[.E739]+5.75" office:value-type="float" office:value="1671">
            <text:p>1671</text:p>
          </table:table-cell>
          <table:table-cell table:formula="of:=&quot;Y&quot; &amp; [.E740]" office:value-type="string" office:string-value="Y1671">
            <text:p>Y1671</text:p>
          </table:table-cell>
          <table:table-cell table:number-columns-repeated="8"/>
          <table:table-cell table:style-name="ce4" table:formula="of:=[.B741]" office:value-type="string" office:string-value="N748">
            <text:p>N748</text:p>
          </table:table-cell>
          <table:table-cell table:style-name="ce4" table:formula="of:=[.D741]" office:value-type="string" office:string-value="X5150">
            <text:p>X5150</text:p>
          </table:table-cell>
          <table:table-cell table:style-name="ce4" table:formula="of:=[.F741]" office:value-type="string" office:string-value="Y1676.75">
            <text:p>Y1676.7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&quot;N&quot;&amp;[.A741]" office:value-type="string" office:string-value="N748">
            <text:p>N748</text:p>
          </table:table-cell>
          <table:table-cell table:formula="of:=5150" office:value-type="float" office:value="5150">
            <text:p>5150</text:p>
          </table:table-cell>
          <table:table-cell table:formula="of:= &quot;X&quot;&amp; [.C741]" office:value-type="string" office:string-value="X5150">
            <text:p>X5150</text:p>
          </table:table-cell>
          <table:table-cell table:formula="of:=[.E740]+5.75" office:value-type="float" office:value="1676.75">
            <text:p>1676.75</text:p>
          </table:table-cell>
          <table:table-cell table:formula="of:=&quot;Y&quot; &amp; [.E741]" office:value-type="string" office:string-value="Y1676.75">
            <text:p>Y1676.75</text:p>
          </table:table-cell>
          <table:table-cell table:number-columns-repeated="8"/>
          <table:table-cell table:style-name="ce4" table:formula="of:=[.B742]" office:value-type="string" office:string-value="N749">
            <text:p>N749</text:p>
          </table:table-cell>
          <table:table-cell table:style-name="ce4" table:formula="of:=[.D742]" office:value-type="string" office:string-value="X5150">
            <text:p>X5150</text:p>
          </table:table-cell>
          <table:table-cell table:style-name="ce4" table:formula="of:=[.F742]" office:value-type="string" office:string-value="Y1682.5">
            <text:p>Y1682.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formula="of:=&quot;N&quot;&amp;[.A742]" office:value-type="string" office:string-value="N749">
            <text:p>N749</text:p>
          </table:table-cell>
          <table:table-cell table:formula="of:=5150" office:value-type="float" office:value="5150">
            <text:p>5150</text:p>
          </table:table-cell>
          <table:table-cell table:formula="of:= &quot;X&quot;&amp; [.C742]" office:value-type="string" office:string-value="X5150">
            <text:p>X5150</text:p>
          </table:table-cell>
          <table:table-cell table:formula="of:=[.E741]+5.75" office:value-type="float" office:value="1682.5">
            <text:p>1682.5</text:p>
          </table:table-cell>
          <table:table-cell table:formula="of:=&quot;Y&quot; &amp; [.E742]" office:value-type="string" office:string-value="Y1682.5">
            <text:p>Y1682.5</text:p>
          </table:table-cell>
          <table:table-cell table:number-columns-repeated="8"/>
          <table:table-cell table:style-name="ce4" table:formula="of:=[.B743]" office:value-type="string" office:string-value="N750">
            <text:p>N750</text:p>
          </table:table-cell>
          <table:table-cell table:style-name="ce4" table:formula="of:=[.D743]" office:value-type="string" office:string-value="X5150">
            <text:p>X5150</text:p>
          </table:table-cell>
          <table:table-cell table:style-name="ce4" table:formula="of:=[.F743]" office:value-type="string" office:string-value="Y1688.25">
            <text:p>Y1688.2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&quot;N&quot;&amp;[.A743]" office:value-type="string" office:string-value="N750">
            <text:p>N750</text:p>
          </table:table-cell>
          <table:table-cell table:formula="of:=5150" office:value-type="float" office:value="5150">
            <text:p>5150</text:p>
          </table:table-cell>
          <table:table-cell table:formula="of:= &quot;X&quot;&amp; [.C743]" office:value-type="string" office:string-value="X5150">
            <text:p>X5150</text:p>
          </table:table-cell>
          <table:table-cell table:formula="of:=[.E742]+5.75" office:value-type="float" office:value="1688.25">
            <text:p>1688.25</text:p>
          </table:table-cell>
          <table:table-cell table:formula="of:=&quot;Y&quot; &amp; [.E743]" office:value-type="string" office:string-value="Y1688.25">
            <text:p>Y1688.25</text:p>
          </table:table-cell>
          <table:table-cell table:number-columns-repeated="8"/>
          <table:table-cell table:style-name="ce4" table:formula="of:=[.B744]" office:value-type="string" office:string-value="N751">
            <text:p>N751</text:p>
          </table:table-cell>
          <table:table-cell table:style-name="ce4" table:formula="of:=[.D744]" office:value-type="string" office:string-value="X5150">
            <text:p>X5150</text:p>
          </table:table-cell>
          <table:table-cell table:style-name="ce4" table:formula="of:=[.F744]" office:value-type="string" office:string-value="Y1694">
            <text:p>Y1694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&quot;N&quot;&amp;[.A744]" office:value-type="string" office:string-value="N751">
            <text:p>N751</text:p>
          </table:table-cell>
          <table:table-cell table:formula="of:=5150" office:value-type="float" office:value="5150">
            <text:p>5150</text:p>
          </table:table-cell>
          <table:table-cell table:formula="of:= &quot;X&quot;&amp; [.C744]" office:value-type="string" office:string-value="X5150">
            <text:p>X5150</text:p>
          </table:table-cell>
          <table:table-cell table:formula="of:=[.E743]+5.75" office:value-type="float" office:value="1694">
            <text:p>1694</text:p>
          </table:table-cell>
          <table:table-cell table:formula="of:=&quot;Y&quot; &amp; [.E744]" office:value-type="string" office:string-value="Y1694">
            <text:p>Y1694</text:p>
          </table:table-cell>
          <table:table-cell table:number-columns-repeated="8"/>
          <table:table-cell table:style-name="ce7" table:formula="of:=[.B745]" office:value-type="string" office:string-value="N752">
            <text:p>N752</text:p>
          </table:table-cell>
          <table:table-cell table:style-name="ce7" table:formula="of:=[.D745]" office:value-type="string" office:string-value="X6400">
            <text:p>X6400</text:p>
          </table:table-cell>
          <table:table-cell table:style-name="ce7" table:formula="of:=[.F745]" office:value-type="string" office:string-value="Y650.6">
            <text:p>Y650.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&quot;N&quot;&amp;[.A745]" office:value-type="string" office:string-value="N752">
            <text:p>N752</text:p>
          </table:table-cell>
          <table:table-cell table:formula="of:=[.$J$7]" office:value-type="float" office:value="6400">
            <text:p>6400</text:p>
          </table:table-cell>
          <table:table-cell table:formula="of:= &quot;X&quot;&amp; [.C745]" office:value-type="string" office:string-value="X6400">
            <text:p>X6400</text:p>
          </table:table-cell>
          <table:table-cell table:formula="of:=[.J8]" office:value-type="float" office:value="650.6">
            <text:p>650.6</text:p>
          </table:table-cell>
          <table:table-cell table:formula="of:=&quot;Y&quot; &amp; [.E745]" office:value-type="string" office:string-value="Y650.6">
            <text:p>Y650.6</text:p>
          </table:table-cell>
          <table:table-cell table:number-columns-repeated="8"/>
          <table:table-cell table:style-name="ce7" table:formula="of:=[.B746]" office:value-type="string" office:string-value="N753">
            <text:p>N753</text:p>
          </table:table-cell>
          <table:table-cell table:style-name="ce7" table:formula="of:=[.D746]" office:value-type="string" office:string-value="X6400">
            <text:p>X6400</text:p>
          </table:table-cell>
          <table:table-cell table:style-name="ce7" table:formula="of:=[.F746]" office:value-type="string" office:string-value="Y644.85">
            <text:p>Y644.8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&quot;N&quot;&amp;[.A746]" office:value-type="string" office:string-value="N753">
            <text:p>N753</text:p>
          </table:table-cell>
          <table:table-cell table:formula="of:=[.$J$7]" office:value-type="float" office:value="6400">
            <text:p>6400</text:p>
          </table:table-cell>
          <table:table-cell table:formula="of:= &quot;X&quot;&amp; [.C746]" office:value-type="string" office:string-value="X6400">
            <text:p>X6400</text:p>
          </table:table-cell>
          <table:table-cell table:formula="of:=[.E745]+[.$J$6]" office:value-type="float" office:value="644.85">
            <text:p>644.85</text:p>
          </table:table-cell>
          <table:table-cell table:formula="of:=&quot;Y&quot; &amp; [.E746]" office:value-type="string" office:string-value="Y644.85">
            <text:p>Y644.85</text:p>
          </table:table-cell>
          <table:table-cell table:number-columns-repeated="8"/>
          <table:table-cell table:style-name="ce7" table:formula="of:=[.B747]" office:value-type="string" office:string-value="N754">
            <text:p>N754</text:p>
          </table:table-cell>
          <table:table-cell table:style-name="ce7" table:formula="of:=[.D747]" office:value-type="string" office:string-value="X6400">
            <text:p>X6400</text:p>
          </table:table-cell>
          <table:table-cell table:style-name="ce7" table:formula="of:=[.F747]" office:value-type="string" office:string-value="Y639.1">
            <text:p>Y639.1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formula="of:=&quot;N&quot;&amp;[.A747]" office:value-type="string" office:string-value="N754">
            <text:p>N754</text:p>
          </table:table-cell>
          <table:table-cell table:formula="of:=[.$J$7]" office:value-type="float" office:value="6400">
            <text:p>6400</text:p>
          </table:table-cell>
          <table:table-cell table:formula="of:= &quot;X&quot;&amp; [.C747]" office:value-type="string" office:string-value="X6400">
            <text:p>X6400</text:p>
          </table:table-cell>
          <table:table-cell table:formula="of:=[.E746]+[.$J$6]" office:value-type="float" office:value="639.1">
            <text:p>639.1</text:p>
          </table:table-cell>
          <table:table-cell table:formula="of:=&quot;Y&quot; &amp; [.E747]" office:value-type="string" office:string-value="Y639.1">
            <text:p>Y639.1</text:p>
          </table:table-cell>
          <table:table-cell table:number-columns-repeated="8"/>
          <table:table-cell table:style-name="ce7" table:formula="of:=[.B748]" office:value-type="string" office:string-value="N755">
            <text:p>N755</text:p>
          </table:table-cell>
          <table:table-cell table:style-name="ce7" table:formula="of:=[.D748]" office:value-type="string" office:string-value="X6400">
            <text:p>X6400</text:p>
          </table:table-cell>
          <table:table-cell table:style-name="ce7" table:formula="of:=[.F748]" office:value-type="string" office:string-value="Y633.35">
            <text:p>Y633.35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&quot;N&quot;&amp;[.A748]" office:value-type="string" office:string-value="N755">
            <text:p>N755</text:p>
          </table:table-cell>
          <table:table-cell table:formula="of:=[.$J$7]" office:value-type="float" office:value="6400">
            <text:p>6400</text:p>
          </table:table-cell>
          <table:table-cell table:formula="of:= &quot;X&quot;&amp; [.C748]" office:value-type="string" office:string-value="X6400">
            <text:p>X6400</text:p>
          </table:table-cell>
          <table:table-cell table:formula="of:=[.E747]+[.$J$6]" office:value-type="float" office:value="633.35">
            <text:p>633.35</text:p>
          </table:table-cell>
          <table:table-cell table:formula="of:=&quot;Y&quot; &amp; [.E748]" office:value-type="string" office:string-value="Y633.35">
            <text:p>Y633.35</text:p>
          </table:table-cell>
          <table:table-cell table:number-columns-repeated="8"/>
          <table:table-cell table:style-name="ce7" table:formula="of:=[.B749]" office:value-type="string" office:string-value="N756">
            <text:p>N756</text:p>
          </table:table-cell>
          <table:table-cell table:style-name="ce7" table:formula="of:=[.D749]" office:value-type="string" office:string-value="X6400">
            <text:p>X6400</text:p>
          </table:table-cell>
          <table:table-cell table:style-name="ce7" table:formula="of:=[.F749]" office:value-type="string" office:string-value="Y627.6">
            <text:p>Y627.6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&quot;N&quot;&amp;[.A749]" office:value-type="string" office:string-value="N756">
            <text:p>N756</text:p>
          </table:table-cell>
          <table:table-cell table:formula="of:=[.$J$7]" office:value-type="float" office:value="6400">
            <text:p>6400</text:p>
          </table:table-cell>
          <table:table-cell table:formula="of:= &quot;X&quot;&amp; [.C749]" office:value-type="string" office:string-value="X6400">
            <text:p>X6400</text:p>
          </table:table-cell>
          <table:table-cell table:formula="of:=[.E748]+[.$J$6]" office:value-type="float" office:value="627.6">
            <text:p>627.6</text:p>
          </table:table-cell>
          <table:table-cell table:formula="of:=&quot;Y&quot; &amp; [.E749]" office:value-type="string" office:string-value="Y627.6">
            <text:p>Y627.6</text:p>
          </table:table-cell>
          <table:table-cell table:number-columns-repeated="8"/>
          <table:table-cell table:style-name="ce7" table:formula="of:=[.B750]" office:value-type="string" office:string-value="N757">
            <text:p>N757</text:p>
          </table:table-cell>
          <table:table-cell table:style-name="ce7" table:formula="of:=[.D750]" office:value-type="string" office:string-value="X6400">
            <text:p>X6400</text:p>
          </table:table-cell>
          <table:table-cell table:style-name="ce7" table:formula="of:=[.F750]" office:value-type="string" office:string-value="Y621.85">
            <text:p>Y621.85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formula="of:=&quot;N&quot;&amp;[.A750]" office:value-type="string" office:string-value="N757">
            <text:p>N757</text:p>
          </table:table-cell>
          <table:table-cell table:formula="of:=[.$J$7]" office:value-type="float" office:value="6400">
            <text:p>6400</text:p>
          </table:table-cell>
          <table:table-cell table:formula="of:= &quot;X&quot;&amp; [.C750]" office:value-type="string" office:string-value="X6400">
            <text:p>X6400</text:p>
          </table:table-cell>
          <table:table-cell table:formula="of:=[.E749]+[.$J$6]" office:value-type="float" office:value="621.85">
            <text:p>621.85</text:p>
          </table:table-cell>
          <table:table-cell table:formula="of:=&quot;Y&quot; &amp; [.E750]" office:value-type="string" office:string-value="Y621.85">
            <text:p>Y621.85</text:p>
          </table:table-cell>
          <table:table-cell table:number-columns-repeated="8"/>
          <table:table-cell table:style-name="ce7" table:formula="of:=[.B751]" office:value-type="string" office:string-value="N758">
            <text:p>N758</text:p>
          </table:table-cell>
          <table:table-cell table:style-name="ce7" table:formula="of:=[.D751]" office:value-type="string" office:string-value="X6400">
            <text:p>X6400</text:p>
          </table:table-cell>
          <table:table-cell table:style-name="ce7" table:formula="of:=[.F751]" office:value-type="string" office:string-value="Y616.1">
            <text:p>Y616.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&quot;N&quot;&amp;[.A751]" office:value-type="string" office:string-value="N758">
            <text:p>N758</text:p>
          </table:table-cell>
          <table:table-cell table:formula="of:=[.$J$7]" office:value-type="float" office:value="6400">
            <text:p>6400</text:p>
          </table:table-cell>
          <table:table-cell table:formula="of:= &quot;X&quot;&amp; [.C751]" office:value-type="string" office:string-value="X6400">
            <text:p>X6400</text:p>
          </table:table-cell>
          <table:table-cell table:formula="of:=[.E750]+[.$J$6]" office:value-type="float" office:value="616.1">
            <text:p>616.1</text:p>
          </table:table-cell>
          <table:table-cell table:formula="of:=&quot;Y&quot; &amp; [.E751]" office:value-type="string" office:string-value="Y616.1">
            <text:p>Y616.1</text:p>
          </table:table-cell>
          <table:table-cell table:number-columns-repeated="8"/>
          <table:table-cell table:style-name="ce7" table:formula="of:=[.B752]" office:value-type="string" office:string-value="N759">
            <text:p>N759</text:p>
          </table:table-cell>
          <table:table-cell table:style-name="ce7" table:formula="of:=[.D752]" office:value-type="string" office:string-value="X6400">
            <text:p>X6400</text:p>
          </table:table-cell>
          <table:table-cell table:style-name="ce7" table:formula="of:=[.F752]" office:value-type="string" office:string-value="Y610.35">
            <text:p>Y610.3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formula="of:=&quot;N&quot;&amp;[.A752]" office:value-type="string" office:string-value="N759">
            <text:p>N759</text:p>
          </table:table-cell>
          <table:table-cell table:formula="of:=[.$J$7]" office:value-type="float" office:value="6400">
            <text:p>6400</text:p>
          </table:table-cell>
          <table:table-cell table:formula="of:= &quot;X&quot;&amp; [.C752]" office:value-type="string" office:string-value="X6400">
            <text:p>X6400</text:p>
          </table:table-cell>
          <table:table-cell table:formula="of:=[.E751]+[.$J$6]" office:value-type="float" office:value="610.35">
            <text:p>610.35</text:p>
          </table:table-cell>
          <table:table-cell table:formula="of:=&quot;Y&quot; &amp; [.E752]" office:value-type="string" office:string-value="Y610.35">
            <text:p>Y610.35</text:p>
          </table:table-cell>
          <table:table-cell table:number-columns-repeated="8"/>
          <table:table-cell table:style-name="ce7" table:formula="of:=[.B753]" office:value-type="string" office:string-value="N760">
            <text:p>N760</text:p>
          </table:table-cell>
          <table:table-cell table:style-name="ce7" table:formula="of:=[.D753]" office:value-type="string" office:string-value="X6400">
            <text:p>X6400</text:p>
          </table:table-cell>
          <table:table-cell table:style-name="ce7" table:formula="of:=[.F753]" office:value-type="string" office:string-value="Y604.6">
            <text:p>Y604.6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&quot;N&quot;&amp;[.A753]" office:value-type="string" office:string-value="N760">
            <text:p>N760</text:p>
          </table:table-cell>
          <table:table-cell table:formula="of:=[.$J$7]" office:value-type="float" office:value="6400">
            <text:p>6400</text:p>
          </table:table-cell>
          <table:table-cell table:formula="of:= &quot;X&quot;&amp; [.C753]" office:value-type="string" office:string-value="X6400">
            <text:p>X6400</text:p>
          </table:table-cell>
          <table:table-cell table:formula="of:=[.E752]+[.$J$6]" office:value-type="float" office:value="604.6">
            <text:p>604.6</text:p>
          </table:table-cell>
          <table:table-cell table:formula="of:=&quot;Y&quot; &amp; [.E753]" office:value-type="string" office:string-value="Y604.6">
            <text:p>Y604.6</text:p>
          </table:table-cell>
          <table:table-cell table:number-columns-repeated="8"/>
          <table:table-cell table:style-name="ce7" table:formula="of:=[.B754]" office:value-type="string" office:string-value="N761">
            <text:p>N761</text:p>
          </table:table-cell>
          <table:table-cell table:style-name="ce7" table:formula="of:=[.D754]" office:value-type="string" office:string-value="X6400">
            <text:p>X6400</text:p>
          </table:table-cell>
          <table:table-cell table:style-name="ce7" table:formula="of:=[.F754]" office:value-type="string" office:string-value="Y598.85">
            <text:p>Y598.85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&quot;N&quot;&amp;[.A754]" office:value-type="string" office:string-value="N761">
            <text:p>N761</text:p>
          </table:table-cell>
          <table:table-cell table:formula="of:=[.$J$7]" office:value-type="float" office:value="6400">
            <text:p>6400</text:p>
          </table:table-cell>
          <table:table-cell table:formula="of:= &quot;X&quot;&amp; [.C754]" office:value-type="string" office:string-value="X6400">
            <text:p>X6400</text:p>
          </table:table-cell>
          <table:table-cell table:formula="of:=[.E753]+[.$J$6]" office:value-type="float" office:value="598.85">
            <text:p>598.85</text:p>
          </table:table-cell>
          <table:table-cell table:formula="of:=&quot;Y&quot; &amp; [.E754]" office:value-type="string" office:string-value="Y598.85">
            <text:p>Y598.85</text:p>
          </table:table-cell>
          <table:table-cell table:number-columns-repeated="8"/>
          <table:table-cell table:style-name="ce7" table:formula="of:=[.B755]" office:value-type="string" office:string-value="N762">
            <text:p>N762</text:p>
          </table:table-cell>
          <table:table-cell table:style-name="ce7" table:formula="of:=[.D755]" office:value-type="string" office:string-value="X6400">
            <text:p>X6400</text:p>
          </table:table-cell>
          <table:table-cell table:style-name="ce7" table:formula="of:=[.F755]" office:value-type="string" office:string-value="Y593.1">
            <text:p>Y593.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formula="of:=&quot;N&quot;&amp;[.A755]" office:value-type="string" office:string-value="N762">
            <text:p>N762</text:p>
          </table:table-cell>
          <table:table-cell table:formula="of:=[.$J$7]" office:value-type="float" office:value="6400">
            <text:p>6400</text:p>
          </table:table-cell>
          <table:table-cell table:formula="of:= &quot;X&quot;&amp; [.C755]" office:value-type="string" office:string-value="X6400">
            <text:p>X6400</text:p>
          </table:table-cell>
          <table:table-cell table:formula="of:=[.E754]+[.$J$6]" office:value-type="float" office:value="593.1">
            <text:p>593.1</text:p>
          </table:table-cell>
          <table:table-cell table:formula="of:=&quot;Y&quot; &amp; [.E755]" office:value-type="string" office:string-value="Y593.1">
            <text:p>Y593.1</text:p>
          </table:table-cell>
          <table:table-cell table:number-columns-repeated="8"/>
          <table:table-cell table:style-name="ce7" table:formula="of:=[.B756]" office:value-type="string" office:string-value="N763">
            <text:p>N763</text:p>
          </table:table-cell>
          <table:table-cell table:style-name="ce7" table:formula="of:=[.D756]" office:value-type="string" office:string-value="X6400">
            <text:p>X6400</text:p>
          </table:table-cell>
          <table:table-cell table:style-name="ce7" table:formula="of:=[.F756]" office:value-type="string" office:string-value="Y587.35">
            <text:p>Y587.35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&quot;N&quot;&amp;[.A756]" office:value-type="string" office:string-value="N763">
            <text:p>N763</text:p>
          </table:table-cell>
          <table:table-cell table:formula="of:=[.$J$7]" office:value-type="float" office:value="6400">
            <text:p>6400</text:p>
          </table:table-cell>
          <table:table-cell table:formula="of:= &quot;X&quot;&amp; [.C756]" office:value-type="string" office:string-value="X6400">
            <text:p>X6400</text:p>
          </table:table-cell>
          <table:table-cell table:formula="of:=[.E755]+[.$J$6]" office:value-type="float" office:value="587.35">
            <text:p>587.35</text:p>
          </table:table-cell>
          <table:table-cell table:formula="of:=&quot;Y&quot; &amp; [.E756]" office:value-type="string" office:string-value="Y587.35">
            <text:p>Y587.35</text:p>
          </table:table-cell>
          <table:table-cell table:number-columns-repeated="8"/>
          <table:table-cell table:style-name="ce7" table:formula="of:=[.B757]" office:value-type="string" office:string-value="N764">
            <text:p>N764</text:p>
          </table:table-cell>
          <table:table-cell table:style-name="ce7" table:formula="of:=[.D757]" office:value-type="string" office:string-value="X6400">
            <text:p>X6400</text:p>
          </table:table-cell>
          <table:table-cell table:style-name="ce7" table:formula="of:=[.F757]" office:value-type="string" office:string-value="Y581.6">
            <text:p>Y581.6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&quot;N&quot;&amp;[.A757]" office:value-type="string" office:string-value="N764">
            <text:p>N764</text:p>
          </table:table-cell>
          <table:table-cell table:formula="of:=[.$J$7]" office:value-type="float" office:value="6400">
            <text:p>6400</text:p>
          </table:table-cell>
          <table:table-cell table:formula="of:= &quot;X&quot;&amp; [.C757]" office:value-type="string" office:string-value="X6400">
            <text:p>X6400</text:p>
          </table:table-cell>
          <table:table-cell table:formula="of:=[.E756]+[.$J$6]" office:value-type="float" office:value="581.6">
            <text:p>581.6</text:p>
          </table:table-cell>
          <table:table-cell table:formula="of:=&quot;Y&quot; &amp; [.E757]" office:value-type="string" office:string-value="Y581.6">
            <text:p>Y581.6</text:p>
          </table:table-cell>
          <table:table-cell table:number-columns-repeated="8"/>
          <table:table-cell table:style-name="ce7" table:formula="of:=[.B758]" office:value-type="string" office:string-value="N765">
            <text:p>N765</text:p>
          </table:table-cell>
          <table:table-cell table:style-name="ce7" table:formula="of:=[.D758]" office:value-type="string" office:string-value="X6400">
            <text:p>X6400</text:p>
          </table:table-cell>
          <table:table-cell table:style-name="ce7" table:formula="of:=[.F758]" office:value-type="string" office:string-value="Y575.85">
            <text:p>Y575.85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&quot;N&quot;&amp;[.A758]" office:value-type="string" office:string-value="N765">
            <text:p>N765</text:p>
          </table:table-cell>
          <table:table-cell table:formula="of:=[.$J$7]" office:value-type="float" office:value="6400">
            <text:p>6400</text:p>
          </table:table-cell>
          <table:table-cell table:formula="of:= &quot;X&quot;&amp; [.C758]" office:value-type="string" office:string-value="X6400">
            <text:p>X6400</text:p>
          </table:table-cell>
          <table:table-cell table:formula="of:=[.E757]+[.$J$6]" office:value-type="float" office:value="575.85">
            <text:p>575.85</text:p>
          </table:table-cell>
          <table:table-cell table:formula="of:=&quot;Y&quot; &amp; [.E758]" office:value-type="string" office:string-value="Y575.85">
            <text:p>Y575.85</text:p>
          </table:table-cell>
          <table:table-cell table:number-columns-repeated="8"/>
          <table:table-cell table:style-name="ce7" table:formula="of:=[.B759]" office:value-type="string" office:string-value="N766">
            <text:p>N766</text:p>
          </table:table-cell>
          <table:table-cell table:style-name="ce7" table:formula="of:=[.D759]" office:value-type="string" office:string-value="X6400">
            <text:p>X6400</text:p>
          </table:table-cell>
          <table:table-cell table:style-name="ce7" table:formula="of:=[.F759]" office:value-type="string" office:string-value="Y570.1">
            <text:p>Y570.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formula="of:=&quot;N&quot;&amp;[.A759]" office:value-type="string" office:string-value="N766">
            <text:p>N766</text:p>
          </table:table-cell>
          <table:table-cell table:formula="of:=[.$J$7]" office:value-type="float" office:value="6400">
            <text:p>6400</text:p>
          </table:table-cell>
          <table:table-cell table:formula="of:= &quot;X&quot;&amp; [.C759]" office:value-type="string" office:string-value="X6400">
            <text:p>X6400</text:p>
          </table:table-cell>
          <table:table-cell table:formula="of:=[.E758]+[.$J$6]" office:value-type="float" office:value="570.1">
            <text:p>570.1</text:p>
          </table:table-cell>
          <table:table-cell table:formula="of:=&quot;Y&quot; &amp; [.E759]" office:value-type="string" office:string-value="Y570.1">
            <text:p>Y570.1</text:p>
          </table:table-cell>
          <table:table-cell table:number-columns-repeated="8"/>
          <table:table-cell table:style-name="ce7" table:formula="of:=[.B760]" office:value-type="string" office:string-value="N767">
            <text:p>N767</text:p>
          </table:table-cell>
          <table:table-cell table:style-name="ce7" table:formula="of:=[.D760]" office:value-type="string" office:string-value="X6400">
            <text:p>X6400</text:p>
          </table:table-cell>
          <table:table-cell table:style-name="ce7" table:formula="of:=[.F760]" office:value-type="string" office:string-value="Y564.35">
            <text:p>Y564.35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&quot;N&quot;&amp;[.A760]" office:value-type="string" office:string-value="N767">
            <text:p>N767</text:p>
          </table:table-cell>
          <table:table-cell table:formula="of:=[.$J$7]" office:value-type="float" office:value="6400">
            <text:p>6400</text:p>
          </table:table-cell>
          <table:table-cell table:formula="of:= &quot;X&quot;&amp; [.C760]" office:value-type="string" office:string-value="X6400">
            <text:p>X6400</text:p>
          </table:table-cell>
          <table:table-cell table:formula="of:=[.E759]+[.$J$6]" office:value-type="float" office:value="564.35">
            <text:p>564.35</text:p>
          </table:table-cell>
          <table:table-cell table:formula="of:=&quot;Y&quot; &amp; [.E760]" office:value-type="string" office:string-value="Y564.35">
            <text:p>Y564.35</text:p>
          </table:table-cell>
          <table:table-cell table:number-columns-repeated="8"/>
          <table:table-cell table:style-name="ce7" table:formula="of:=[.B761]" office:value-type="string" office:string-value="N768">
            <text:p>N768</text:p>
          </table:table-cell>
          <table:table-cell table:style-name="ce7" table:formula="of:=[.D761]" office:value-type="string" office:string-value="X6400">
            <text:p>X6400</text:p>
          </table:table-cell>
          <table:table-cell table:style-name="ce7" table:formula="of:=[.F761]" office:value-type="string" office:string-value="Y558.6">
            <text:p>Y558.6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&quot;N&quot;&amp;[.A761]" office:value-type="string" office:string-value="N768">
            <text:p>N768</text:p>
          </table:table-cell>
          <table:table-cell table:formula="of:=[.$J$7]" office:value-type="float" office:value="6400">
            <text:p>6400</text:p>
          </table:table-cell>
          <table:table-cell table:formula="of:= &quot;X&quot;&amp; [.C761]" office:value-type="string" office:string-value="X6400">
            <text:p>X6400</text:p>
          </table:table-cell>
          <table:table-cell table:formula="of:=[.E760]+[.$J$6]" office:value-type="float" office:value="558.6">
            <text:p>558.6</text:p>
          </table:table-cell>
          <table:table-cell table:formula="of:=&quot;Y&quot; &amp; [.E761]" office:value-type="string" office:string-value="Y558.6">
            <text:p>Y558.6</text:p>
          </table:table-cell>
          <table:table-cell table:number-columns-repeated="8"/>
          <table:table-cell table:style-name="ce7" table:formula="of:=[.B762]" office:value-type="string" office:string-value="N769">
            <text:p>N769</text:p>
          </table:table-cell>
          <table:table-cell table:style-name="ce7" table:formula="of:=[.D762]" office:value-type="string" office:string-value="X6400">
            <text:p>X6400</text:p>
          </table:table-cell>
          <table:table-cell table:style-name="ce7" table:formula="of:=[.F762]" office:value-type="string" office:string-value="Y552.85">
            <text:p>Y552.85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formula="of:=&quot;N&quot;&amp;[.A762]" office:value-type="string" office:string-value="N769">
            <text:p>N769</text:p>
          </table:table-cell>
          <table:table-cell table:formula="of:=[.$J$7]" office:value-type="float" office:value="6400">
            <text:p>6400</text:p>
          </table:table-cell>
          <table:table-cell table:formula="of:= &quot;X&quot;&amp; [.C762]" office:value-type="string" office:string-value="X6400">
            <text:p>X6400</text:p>
          </table:table-cell>
          <table:table-cell table:formula="of:=[.E761]+[.$J$6]" office:value-type="float" office:value="552.85">
            <text:p>552.85</text:p>
          </table:table-cell>
          <table:table-cell table:formula="of:=&quot;Y&quot; &amp; [.E762]" office:value-type="string" office:string-value="Y552.85">
            <text:p>Y552.85</text:p>
          </table:table-cell>
          <table:table-cell table:number-columns-repeated="8"/>
          <table:table-cell table:style-name="ce7" table:formula="of:=[.B763]" office:value-type="string" office:string-value="N770">
            <text:p>N770</text:p>
          </table:table-cell>
          <table:table-cell table:style-name="ce7" table:formula="of:=[.D763]" office:value-type="string" office:string-value="X6400">
            <text:p>X6400</text:p>
          </table:table-cell>
          <table:table-cell table:style-name="ce7" table:formula="of:=[.F763]" office:value-type="string" office:string-value="Y547.1">
            <text:p>Y547.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&quot;N&quot;&amp;[.A763]" office:value-type="string" office:string-value="N770">
            <text:p>N770</text:p>
          </table:table-cell>
          <table:table-cell table:formula="of:=[.$J$7]" office:value-type="float" office:value="6400">
            <text:p>6400</text:p>
          </table:table-cell>
          <table:table-cell table:formula="of:= &quot;X&quot;&amp; [.C763]" office:value-type="string" office:string-value="X6400">
            <text:p>X6400</text:p>
          </table:table-cell>
          <table:table-cell table:formula="of:=[.E762]+[.$J$6]" office:value-type="float" office:value="547.1">
            <text:p>547.1</text:p>
          </table:table-cell>
          <table:table-cell table:formula="of:=&quot;Y&quot; &amp; [.E763]" office:value-type="string" office:string-value="Y547.1">
            <text:p>Y547.1</text:p>
          </table:table-cell>
          <table:table-cell table:number-columns-repeated="8"/>
          <table:table-cell table:style-name="ce7" table:formula="of:=[.B764]" office:value-type="string" office:string-value="N771">
            <text:p>N771</text:p>
          </table:table-cell>
          <table:table-cell table:style-name="ce7" table:formula="of:=[.D764]" office:value-type="string" office:string-value="X6400">
            <text:p>X6400</text:p>
          </table:table-cell>
          <table:table-cell table:style-name="ce7" table:formula="of:=[.F764]" office:value-type="string" office:string-value="Y541.35">
            <text:p>Y541.35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&quot;N&quot;&amp;[.A764]" office:value-type="string" office:string-value="N771">
            <text:p>N771</text:p>
          </table:table-cell>
          <table:table-cell table:formula="of:=[.$J$7]" office:value-type="float" office:value="6400">
            <text:p>6400</text:p>
          </table:table-cell>
          <table:table-cell table:formula="of:= &quot;X&quot;&amp; [.C764]" office:value-type="string" office:string-value="X6400">
            <text:p>X6400</text:p>
          </table:table-cell>
          <table:table-cell table:formula="of:=[.E763]+[.$J$6]" office:value-type="float" office:value="541.35">
            <text:p>541.35</text:p>
          </table:table-cell>
          <table:table-cell table:formula="of:=&quot;Y&quot; &amp; [.E764]" office:value-type="string" office:string-value="Y541.35">
            <text:p>Y541.35</text:p>
          </table:table-cell>
          <table:table-cell table:number-columns-repeated="8"/>
          <table:table-cell table:style-name="ce7" table:formula="of:=[.B765]" office:value-type="string" office:string-value="N772">
            <text:p>N772</text:p>
          </table:table-cell>
          <table:table-cell table:style-name="ce7" table:formula="of:=[.D765]" office:value-type="string" office:string-value="X6400">
            <text:p>X6400</text:p>
          </table:table-cell>
          <table:table-cell table:style-name="ce7" table:formula="of:=[.F765]" office:value-type="string" office:string-value="Y535.6">
            <text:p>Y535.6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&quot;N&quot;&amp;[.A765]" office:value-type="string" office:string-value="N772">
            <text:p>N772</text:p>
          </table:table-cell>
          <table:table-cell table:formula="of:=[.$J$7]" office:value-type="float" office:value="6400">
            <text:p>6400</text:p>
          </table:table-cell>
          <table:table-cell table:formula="of:= &quot;X&quot;&amp; [.C765]" office:value-type="string" office:string-value="X6400">
            <text:p>X6400</text:p>
          </table:table-cell>
          <table:table-cell table:formula="of:=[.E764]+[.$J$6]" office:value-type="float" office:value="535.6">
            <text:p>535.6</text:p>
          </table:table-cell>
          <table:table-cell table:formula="of:=&quot;Y&quot; &amp; [.E765]" office:value-type="string" office:string-value="Y535.6">
            <text:p>Y535.6</text:p>
          </table:table-cell>
          <table:table-cell table:number-columns-repeated="8"/>
          <table:table-cell table:style-name="ce7" table:formula="of:=[.B766]" office:value-type="string" office:string-value="N773">
            <text:p>N773</text:p>
          </table:table-cell>
          <table:table-cell table:style-name="ce7" table:formula="of:=[.D766]" office:value-type="string" office:string-value="X6400">
            <text:p>X6400</text:p>
          </table:table-cell>
          <table:table-cell table:style-name="ce7" table:formula="of:=[.F766]" office:value-type="string" office:string-value="Y529.85">
            <text:p>Y529.8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&quot;N&quot;&amp;[.A766]" office:value-type="string" office:string-value="N773">
            <text:p>N773</text:p>
          </table:table-cell>
          <table:table-cell table:formula="of:=[.$J$7]" office:value-type="float" office:value="6400">
            <text:p>6400</text:p>
          </table:table-cell>
          <table:table-cell table:formula="of:= &quot;X&quot;&amp; [.C766]" office:value-type="string" office:string-value="X6400">
            <text:p>X6400</text:p>
          </table:table-cell>
          <table:table-cell table:formula="of:=[.E765]+[.$J$6]" office:value-type="float" office:value="529.85">
            <text:p>529.85</text:p>
          </table:table-cell>
          <table:table-cell table:formula="of:=&quot;Y&quot; &amp; [.E766]" office:value-type="string" office:string-value="Y529.85">
            <text:p>Y529.85</text:p>
          </table:table-cell>
          <table:table-cell table:number-columns-repeated="8"/>
          <table:table-cell table:style-name="ce7" table:formula="of:=[.B767]" office:value-type="string" office:string-value="N774">
            <text:p>N774</text:p>
          </table:table-cell>
          <table:table-cell table:style-name="ce7" table:formula="of:=[.D767]" office:value-type="string" office:string-value="X6400">
            <text:p>X6400</text:p>
          </table:table-cell>
          <table:table-cell table:style-name="ce7" table:formula="of:=[.F767]" office:value-type="string" office:string-value="Y524.1">
            <text:p>Y524.1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formula="of:=&quot;N&quot;&amp;[.A767]" office:value-type="string" office:string-value="N774">
            <text:p>N774</text:p>
          </table:table-cell>
          <table:table-cell table:formula="of:=[.$J$7]" office:value-type="float" office:value="6400">
            <text:p>6400</text:p>
          </table:table-cell>
          <table:table-cell table:formula="of:= &quot;X&quot;&amp; [.C767]" office:value-type="string" office:string-value="X6400">
            <text:p>X6400</text:p>
          </table:table-cell>
          <table:table-cell table:formula="of:=[.E766]+[.$J$6]" office:value-type="float" office:value="524.1">
            <text:p>524.1</text:p>
          </table:table-cell>
          <table:table-cell table:formula="of:=&quot;Y&quot; &amp; [.E767]" office:value-type="string" office:string-value="Y524.1">
            <text:p>Y524.1</text:p>
          </table:table-cell>
          <table:table-cell table:number-columns-repeated="8"/>
          <table:table-cell table:style-name="ce7" table:formula="of:=[.B768]" office:value-type="string" office:string-value="N775">
            <text:p>N775</text:p>
          </table:table-cell>
          <table:table-cell table:style-name="ce7" table:formula="of:=[.D768]" office:value-type="string" office:string-value="X6400">
            <text:p>X6400</text:p>
          </table:table-cell>
          <table:table-cell table:style-name="ce7" table:formula="of:=[.F768]" office:value-type="string" office:string-value="Y518.35">
            <text:p>Y518.35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&quot;N&quot;&amp;[.A768]" office:value-type="string" office:string-value="N775">
            <text:p>N775</text:p>
          </table:table-cell>
          <table:table-cell table:formula="of:=[.$J$7]" office:value-type="float" office:value="6400">
            <text:p>6400</text:p>
          </table:table-cell>
          <table:table-cell table:formula="of:= &quot;X&quot;&amp; [.C768]" office:value-type="string" office:string-value="X6400">
            <text:p>X6400</text:p>
          </table:table-cell>
          <table:table-cell table:formula="of:=[.E767]+[.$J$6]" office:value-type="float" office:value="518.35">
            <text:p>518.35</text:p>
          </table:table-cell>
          <table:table-cell table:formula="of:=&quot;Y&quot; &amp; [.E768]" office:value-type="string" office:string-value="Y518.35">
            <text:p>Y518.35</text:p>
          </table:table-cell>
          <table:table-cell table:number-columns-repeated="8"/>
          <table:table-cell table:style-name="ce7" table:formula="of:=[.B769]" office:value-type="string" office:string-value="N776">
            <text:p>N776</text:p>
          </table:table-cell>
          <table:table-cell table:style-name="ce7" table:formula="of:=[.D769]" office:value-type="string" office:string-value="X6400">
            <text:p>X6400</text:p>
          </table:table-cell>
          <table:table-cell table:style-name="ce7" table:formula="of:=[.F769]" office:value-type="string" office:string-value="Y512.6">
            <text:p>Y512.6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&quot;N&quot;&amp;[.A769]" office:value-type="string" office:string-value="N776">
            <text:p>N776</text:p>
          </table:table-cell>
          <table:table-cell table:formula="of:=[.$J$7]" office:value-type="float" office:value="6400">
            <text:p>6400</text:p>
          </table:table-cell>
          <table:table-cell table:formula="of:= &quot;X&quot;&amp; [.C769]" office:value-type="string" office:string-value="X6400">
            <text:p>X6400</text:p>
          </table:table-cell>
          <table:table-cell table:formula="of:=[.E768]+[.$J$6]" office:value-type="float" office:value="512.6">
            <text:p>512.6</text:p>
          </table:table-cell>
          <table:table-cell table:formula="of:=&quot;Y&quot; &amp; [.E769]" office:value-type="string" office:string-value="Y512.6">
            <text:p>Y512.6</text:p>
          </table:table-cell>
          <table:table-cell table:number-columns-repeated="8"/>
          <table:table-cell table:style-name="ce7" table:formula="of:=[.B770]" office:value-type="string" office:string-value="N777">
            <text:p>N777</text:p>
          </table:table-cell>
          <table:table-cell table:style-name="ce7" table:formula="of:=[.D770]" office:value-type="string" office:string-value="X6400">
            <text:p>X6400</text:p>
          </table:table-cell>
          <table:table-cell table:style-name="ce7" table:formula="of:=[.F770]" office:value-type="string" office:string-value="Y506.85">
            <text:p>Y506.8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&quot;N&quot;&amp;[.A770]" office:value-type="string" office:string-value="N777">
            <text:p>N777</text:p>
          </table:table-cell>
          <table:table-cell table:formula="of:=[.$J$7]" office:value-type="float" office:value="6400">
            <text:p>6400</text:p>
          </table:table-cell>
          <table:table-cell table:formula="of:= &quot;X&quot;&amp; [.C770]" office:value-type="string" office:string-value="X6400">
            <text:p>X6400</text:p>
          </table:table-cell>
          <table:table-cell table:formula="of:=[.E769]+[.$J$6]" office:value-type="float" office:value="506.85">
            <text:p>506.85</text:p>
          </table:table-cell>
          <table:table-cell table:formula="of:=&quot;Y&quot; &amp; [.E770]" office:value-type="string" office:string-value="Y506.85">
            <text:p>Y506.85</text:p>
          </table:table-cell>
          <table:table-cell table:number-columns-repeated="8"/>
          <table:table-cell table:style-name="ce7" table:formula="of:=[.B771]" office:value-type="string" office:string-value="N778">
            <text:p>N778</text:p>
          </table:table-cell>
          <table:table-cell table:style-name="ce7" table:formula="of:=[.D771]" office:value-type="string" office:string-value="X6400">
            <text:p>X6400</text:p>
          </table:table-cell>
          <table:table-cell table:style-name="ce7" table:formula="of:=[.F771]" office:value-type="string" office:string-value="Y501.1">
            <text:p>Y501.1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formula="of:=&quot;N&quot;&amp;[.A771]" office:value-type="string" office:string-value="N778">
            <text:p>N778</text:p>
          </table:table-cell>
          <table:table-cell table:formula="of:=[.$J$7]" office:value-type="float" office:value="6400">
            <text:p>6400</text:p>
          </table:table-cell>
          <table:table-cell table:formula="of:= &quot;X&quot;&amp; [.C771]" office:value-type="string" office:string-value="X6400">
            <text:p>X6400</text:p>
          </table:table-cell>
          <table:table-cell table:formula="of:=[.E770]+[.$J$6]" office:value-type="float" office:value="501.1">
            <text:p>501.1</text:p>
          </table:table-cell>
          <table:table-cell table:formula="of:=&quot;Y&quot; &amp; [.E771]" office:value-type="string" office:string-value="Y501.1">
            <text:p>Y501.1</text:p>
          </table:table-cell>
          <table:table-cell table:number-columns-repeated="8"/>
          <table:table-cell table:style-name="ce7" table:formula="of:=[.B772]" office:value-type="string" office:string-value="N779">
            <text:p>N779</text:p>
          </table:table-cell>
          <table:table-cell table:style-name="ce7" table:formula="of:=[.D772]" office:value-type="string" office:string-value="X6400">
            <text:p>X6400</text:p>
          </table:table-cell>
          <table:table-cell table:style-name="ce7" table:formula="of:=[.F772]" office:value-type="string" office:string-value="Y495.35">
            <text:p>Y495.35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&quot;N&quot;&amp;[.A772]" office:value-type="string" office:string-value="N779">
            <text:p>N779</text:p>
          </table:table-cell>
          <table:table-cell table:formula="of:=[.$J$7]" office:value-type="float" office:value="6400">
            <text:p>6400</text:p>
          </table:table-cell>
          <table:table-cell table:formula="of:= &quot;X&quot;&amp; [.C772]" office:value-type="string" office:string-value="X6400">
            <text:p>X6400</text:p>
          </table:table-cell>
          <table:table-cell table:formula="of:=[.E771]+[.$J$6]" office:value-type="float" office:value="495.35">
            <text:p>495.35</text:p>
          </table:table-cell>
          <table:table-cell table:formula="of:=&quot;Y&quot; &amp; [.E772]" office:value-type="string" office:string-value="Y495.35">
            <text:p>Y495.35</text:p>
          </table:table-cell>
          <table:table-cell table:number-columns-repeated="8"/>
          <table:table-cell table:style-name="ce7" table:formula="of:=[.B773]" office:value-type="string" office:string-value="N780">
            <text:p>N780</text:p>
          </table:table-cell>
          <table:table-cell table:style-name="ce7" table:formula="of:=[.D773]" office:value-type="string" office:string-value="X6400">
            <text:p>X6400</text:p>
          </table:table-cell>
          <table:table-cell table:style-name="ce7" table:formula="of:=[.F773]" office:value-type="string" office:string-value="Y489.6">
            <text:p>Y489.6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&quot;N&quot;&amp;[.A773]" office:value-type="string" office:string-value="N780">
            <text:p>N780</text:p>
          </table:table-cell>
          <table:table-cell table:formula="of:=[.$J$7]" office:value-type="float" office:value="6400">
            <text:p>6400</text:p>
          </table:table-cell>
          <table:table-cell table:formula="of:= &quot;X&quot;&amp; [.C773]" office:value-type="string" office:string-value="X6400">
            <text:p>X6400</text:p>
          </table:table-cell>
          <table:table-cell table:formula="of:=[.E772]+[.$J$6]" office:value-type="float" office:value="489.6">
            <text:p>489.6</text:p>
          </table:table-cell>
          <table:table-cell table:formula="of:=&quot;Y&quot; &amp; [.E773]" office:value-type="string" office:string-value="Y489.6">
            <text:p>Y489.6</text:p>
          </table:table-cell>
          <table:table-cell table:number-columns-repeated="8"/>
          <table:table-cell table:style-name="ce7" table:formula="of:=[.B774]" office:value-type="string" office:string-value="N781">
            <text:p>N781</text:p>
          </table:table-cell>
          <table:table-cell table:style-name="ce7" table:formula="of:=[.D774]" office:value-type="string" office:string-value="X6400">
            <text:p>X6400</text:p>
          </table:table-cell>
          <table:table-cell table:style-name="ce7" table:formula="of:=[.F774]" office:value-type="string" office:string-value="Y483.85">
            <text:p>Y483.85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formula="of:=&quot;N&quot;&amp;[.A774]" office:value-type="string" office:string-value="N781">
            <text:p>N781</text:p>
          </table:table-cell>
          <table:table-cell table:formula="of:=[.$J$7]" office:value-type="float" office:value="6400">
            <text:p>6400</text:p>
          </table:table-cell>
          <table:table-cell table:formula="of:= &quot;X&quot;&amp; [.C774]" office:value-type="string" office:string-value="X6400">
            <text:p>X6400</text:p>
          </table:table-cell>
          <table:table-cell table:formula="of:=[.E773]+[.$J$6]" office:value-type="float" office:value="483.85">
            <text:p>483.85</text:p>
          </table:table-cell>
          <table:table-cell table:formula="of:=&quot;Y&quot; &amp; [.E774]" office:value-type="string" office:string-value="Y483.85">
            <text:p>Y483.85</text:p>
          </table:table-cell>
          <table:table-cell table:number-columns-repeated="8"/>
          <table:table-cell table:style-name="ce7" table:formula="of:=[.B775]" office:value-type="string" office:string-value="N782">
            <text:p>N782</text:p>
          </table:table-cell>
          <table:table-cell table:style-name="ce7" table:formula="of:=[.D775]" office:value-type="string" office:string-value="X6400">
            <text:p>X6400</text:p>
          </table:table-cell>
          <table:table-cell table:style-name="ce7" table:formula="of:=[.F775]" office:value-type="string" office:string-value="Y478.1">
            <text:p>Y478.1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&quot;N&quot;&amp;[.A775]" office:value-type="string" office:string-value="N782">
            <text:p>N782</text:p>
          </table:table-cell>
          <table:table-cell table:formula="of:=[.$J$7]" office:value-type="float" office:value="6400">
            <text:p>6400</text:p>
          </table:table-cell>
          <table:table-cell table:formula="of:= &quot;X&quot;&amp; [.C775]" office:value-type="string" office:string-value="X6400">
            <text:p>X6400</text:p>
          </table:table-cell>
          <table:table-cell table:formula="of:=[.E774]+[.$J$6]" office:value-type="float" office:value="478.1">
            <text:p>478.1</text:p>
          </table:table-cell>
          <table:table-cell table:formula="of:=&quot;Y&quot; &amp; [.E775]" office:value-type="string" office:string-value="Y478.1">
            <text:p>Y478.1</text:p>
          </table:table-cell>
          <table:table-cell table:number-columns-repeated="8"/>
          <table:table-cell table:style-name="ce7" table:formula="of:=[.B776]" office:value-type="string" office:string-value="N783">
            <text:p>N783</text:p>
          </table:table-cell>
          <table:table-cell table:style-name="ce7" table:formula="of:=[.D776]" office:value-type="string" office:string-value="X6400">
            <text:p>X6400</text:p>
          </table:table-cell>
          <table:table-cell table:style-name="ce7" table:formula="of:=[.F776]" office:value-type="string" office:string-value="Y472.35">
            <text:p>Y472.35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formula="of:=&quot;N&quot;&amp;[.A776]" office:value-type="string" office:string-value="N783">
            <text:p>N783</text:p>
          </table:table-cell>
          <table:table-cell table:formula="of:=[.$J$7]" office:value-type="float" office:value="6400">
            <text:p>6400</text:p>
          </table:table-cell>
          <table:table-cell table:formula="of:= &quot;X&quot;&amp; [.C776]" office:value-type="string" office:string-value="X6400">
            <text:p>X6400</text:p>
          </table:table-cell>
          <table:table-cell table:formula="of:=[.E775]+[.$J$6]" office:value-type="float" office:value="472.35">
            <text:p>472.35</text:p>
          </table:table-cell>
          <table:table-cell table:formula="of:=&quot;Y&quot; &amp; [.E776]" office:value-type="string" office:string-value="Y472.35">
            <text:p>Y472.35</text:p>
          </table:table-cell>
          <table:table-cell table:number-columns-repeated="8"/>
          <table:table-cell table:style-name="ce7" table:formula="of:=[.B777]" office:value-type="string" office:string-value="N784">
            <text:p>N784</text:p>
          </table:table-cell>
          <table:table-cell table:style-name="ce7" table:formula="of:=[.D777]" office:value-type="string" office:string-value="X6400">
            <text:p>X6400</text:p>
          </table:table-cell>
          <table:table-cell table:style-name="ce7" table:formula="of:=[.F777]" office:value-type="string" office:string-value="Y466.6">
            <text:p>Y466.6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&quot;N&quot;&amp;[.A777]" office:value-type="string" office:string-value="N784">
            <text:p>N784</text:p>
          </table:table-cell>
          <table:table-cell table:formula="of:=[.$J$7]" office:value-type="float" office:value="6400">
            <text:p>6400</text:p>
          </table:table-cell>
          <table:table-cell table:formula="of:= &quot;X&quot;&amp; [.C777]" office:value-type="string" office:string-value="X6400">
            <text:p>X6400</text:p>
          </table:table-cell>
          <table:table-cell table:formula="of:=[.E776]+[.$J$6]" office:value-type="float" office:value="466.6">
            <text:p>466.6</text:p>
          </table:table-cell>
          <table:table-cell table:formula="of:=&quot;Y&quot; &amp; [.E777]" office:value-type="string" office:string-value="Y466.6">
            <text:p>Y466.6</text:p>
          </table:table-cell>
          <table:table-cell table:number-columns-repeated="8"/>
          <table:table-cell table:style-name="ce7" table:formula="of:=[.B778]" office:value-type="string" office:string-value="N785">
            <text:p>N785</text:p>
          </table:table-cell>
          <table:table-cell table:style-name="ce7" table:formula="of:=[.D778]" office:value-type="string" office:string-value="X6400">
            <text:p>X6400</text:p>
          </table:table-cell>
          <table:table-cell table:style-name="ce7" table:formula="of:=[.F778]" office:value-type="string" office:string-value="Y460.85">
            <text:p>Y460.85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formula="of:=&quot;N&quot;&amp;[.A778]" office:value-type="string" office:string-value="N785">
            <text:p>N785</text:p>
          </table:table-cell>
          <table:table-cell table:formula="of:=[.$J$7]" office:value-type="float" office:value="6400">
            <text:p>6400</text:p>
          </table:table-cell>
          <table:table-cell table:formula="of:= &quot;X&quot;&amp; [.C778]" office:value-type="string" office:string-value="X6400">
            <text:p>X6400</text:p>
          </table:table-cell>
          <table:table-cell table:formula="of:=[.E777]+[.$J$6]" office:value-type="float" office:value="460.85">
            <text:p>460.85</text:p>
          </table:table-cell>
          <table:table-cell table:formula="of:=&quot;Y&quot; &amp; [.E778]" office:value-type="string" office:string-value="Y460.85">
            <text:p>Y460.85</text:p>
          </table:table-cell>
          <table:table-cell table:number-columns-repeated="8"/>
          <table:table-cell table:style-name="ce7" table:formula="of:=[.B779]" office:value-type="string" office:string-value="N786">
            <text:p>N786</text:p>
          </table:table-cell>
          <table:table-cell table:style-name="ce7" table:formula="of:=[.D779]" office:value-type="string" office:string-value="X6400">
            <text:p>X6400</text:p>
          </table:table-cell>
          <table:table-cell table:style-name="ce7" table:formula="of:=[.F779]" office:value-type="string" office:string-value="Y455.1">
            <text:p>Y455.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&quot;N&quot;&amp;[.A779]" office:value-type="string" office:string-value="N786">
            <text:p>N786</text:p>
          </table:table-cell>
          <table:table-cell table:formula="of:=[.$J$7]" office:value-type="float" office:value="6400">
            <text:p>6400</text:p>
          </table:table-cell>
          <table:table-cell table:formula="of:= &quot;X&quot;&amp; [.C779]" office:value-type="string" office:string-value="X6400">
            <text:p>X6400</text:p>
          </table:table-cell>
          <table:table-cell table:formula="of:=[.E778]+[.$J$6]" office:value-type="float" office:value="455.1">
            <text:p>455.1</text:p>
          </table:table-cell>
          <table:table-cell table:formula="of:=&quot;Y&quot; &amp; [.E779]" office:value-type="string" office:string-value="Y455.1">
            <text:p>Y455.1</text:p>
          </table:table-cell>
          <table:table-cell table:number-columns-repeated="8"/>
          <table:table-cell table:style-name="ce7" table:formula="of:=[.B780]" office:value-type="string" office:string-value="N787">
            <text:p>N787</text:p>
          </table:table-cell>
          <table:table-cell table:style-name="ce7" table:formula="of:=[.D780]" office:value-type="string" office:string-value="X6400">
            <text:p>X6400</text:p>
          </table:table-cell>
          <table:table-cell table:style-name="ce7" table:formula="of:=[.F780]" office:value-type="string" office:string-value="Y449.35">
            <text:p>Y449.3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formula="of:=&quot;N&quot;&amp;[.A780]" office:value-type="string" office:string-value="N787">
            <text:p>N787</text:p>
          </table:table-cell>
          <table:table-cell table:formula="of:=[.$J$7]" office:value-type="float" office:value="6400">
            <text:p>6400</text:p>
          </table:table-cell>
          <table:table-cell table:formula="of:= &quot;X&quot;&amp; [.C780]" office:value-type="string" office:string-value="X6400">
            <text:p>X6400</text:p>
          </table:table-cell>
          <table:table-cell table:formula="of:=[.E779]+[.$J$6]" office:value-type="float" office:value="449.35">
            <text:p>449.35</text:p>
          </table:table-cell>
          <table:table-cell table:formula="of:=&quot;Y&quot; &amp; [.E780]" office:value-type="string" office:string-value="Y449.35">
            <text:p>Y449.35</text:p>
          </table:table-cell>
          <table:table-cell table:number-columns-repeated="8"/>
          <table:table-cell table:style-name="ce7" table:formula="of:=[.B781]" office:value-type="string" office:string-value="N788">
            <text:p>N788</text:p>
          </table:table-cell>
          <table:table-cell table:style-name="ce7" table:formula="of:=[.D781]" office:value-type="string" office:string-value="X6400">
            <text:p>X6400</text:p>
          </table:table-cell>
          <table:table-cell table:style-name="ce7" table:formula="of:=[.F781]" office:value-type="string" office:string-value="Y443.6">
            <text:p>Y443.6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&quot;N&quot;&amp;[.A781]" office:value-type="string" office:string-value="N788">
            <text:p>N788</text:p>
          </table:table-cell>
          <table:table-cell table:formula="of:=[.$J$7]" office:value-type="float" office:value="6400">
            <text:p>6400</text:p>
          </table:table-cell>
          <table:table-cell table:formula="of:= &quot;X&quot;&amp; [.C781]" office:value-type="string" office:string-value="X6400">
            <text:p>X6400</text:p>
          </table:table-cell>
          <table:table-cell table:formula="of:=[.E780]+[.$J$6]" office:value-type="float" office:value="443.6">
            <text:p>443.6</text:p>
          </table:table-cell>
          <table:table-cell table:formula="of:=&quot;Y&quot; &amp; [.E781]" office:value-type="string" office:string-value="Y443.6">
            <text:p>Y443.6</text:p>
          </table:table-cell>
          <table:table-cell table:number-columns-repeated="8"/>
          <table:table-cell table:style-name="ce7" table:formula="of:=[.B782]" office:value-type="string" office:string-value="N789">
            <text:p>N789</text:p>
          </table:table-cell>
          <table:table-cell table:style-name="ce7" table:formula="of:=[.D782]" office:value-type="string" office:string-value="X6400">
            <text:p>X6400</text:p>
          </table:table-cell>
          <table:table-cell table:style-name="ce7" table:formula="of:=[.F782]" office:value-type="string" office:string-value="Y437.85">
            <text:p>Y437.85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&quot;N&quot;&amp;[.A782]" office:value-type="string" office:string-value="N789">
            <text:p>N789</text:p>
          </table:table-cell>
          <table:table-cell table:formula="of:=[.$J$7]" office:value-type="float" office:value="6400">
            <text:p>6400</text:p>
          </table:table-cell>
          <table:table-cell table:formula="of:= &quot;X&quot;&amp; [.C782]" office:value-type="string" office:string-value="X6400">
            <text:p>X6400</text:p>
          </table:table-cell>
          <table:table-cell table:formula="of:=[.E781]+[.$J$6]" office:value-type="float" office:value="437.85">
            <text:p>437.85</text:p>
          </table:table-cell>
          <table:table-cell table:formula="of:=&quot;Y&quot; &amp; [.E782]" office:value-type="string" office:string-value="Y437.85">
            <text:p>Y437.85</text:p>
          </table:table-cell>
          <table:table-cell table:number-columns-repeated="8"/>
          <table:table-cell table:style-name="ce7" table:formula="of:=[.B783]" office:value-type="string" office:string-value="N790">
            <text:p>N790</text:p>
          </table:table-cell>
          <table:table-cell table:style-name="ce7" table:formula="of:=[.D783]" office:value-type="string" office:string-value="X6400">
            <text:p>X6400</text:p>
          </table:table-cell>
          <table:table-cell table:style-name="ce7" table:formula="of:=[.F783]" office:value-type="string" office:string-value="Y432.1">
            <text:p>Y432.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formula="of:=&quot;N&quot;&amp;[.A783]" office:value-type="string" office:string-value="N790">
            <text:p>N790</text:p>
          </table:table-cell>
          <table:table-cell table:formula="of:=[.$J$7]" office:value-type="float" office:value="6400">
            <text:p>6400</text:p>
          </table:table-cell>
          <table:table-cell table:formula="of:= &quot;X&quot;&amp; [.C783]" office:value-type="string" office:string-value="X6400">
            <text:p>X6400</text:p>
          </table:table-cell>
          <table:table-cell table:formula="of:=[.E782]+[.$J$6]" office:value-type="float" office:value="432.1">
            <text:p>432.1</text:p>
          </table:table-cell>
          <table:table-cell table:formula="of:=&quot;Y&quot; &amp; [.E783]" office:value-type="string" office:string-value="Y432.1">
            <text:p>Y432.1</text:p>
          </table:table-cell>
          <table:table-cell table:number-columns-repeated="8"/>
          <table:table-cell table:style-name="ce7" table:formula="of:=[.B784]" office:value-type="string" office:string-value="N791">
            <text:p>N791</text:p>
          </table:table-cell>
          <table:table-cell table:style-name="ce7" table:formula="of:=[.D784]" office:value-type="string" office:string-value="X6400">
            <text:p>X6400</text:p>
          </table:table-cell>
          <table:table-cell table:style-name="ce7" table:formula="of:=[.F784]" office:value-type="string" office:string-value="Y426.35">
            <text:p>Y426.35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&quot;N&quot;&amp;[.A784]" office:value-type="string" office:string-value="N791">
            <text:p>N791</text:p>
          </table:table-cell>
          <table:table-cell table:formula="of:=[.$J$7]" office:value-type="float" office:value="6400">
            <text:p>6400</text:p>
          </table:table-cell>
          <table:table-cell table:formula="of:= &quot;X&quot;&amp; [.C784]" office:value-type="string" office:string-value="X6400">
            <text:p>X6400</text:p>
          </table:table-cell>
          <table:table-cell table:formula="of:=[.E783]+[.$J$6]" office:value-type="float" office:value="426.35">
            <text:p>426.35</text:p>
          </table:table-cell>
          <table:table-cell table:formula="of:=&quot;Y&quot; &amp; [.E784]" office:value-type="string" office:string-value="Y426.35">
            <text:p>Y426.35</text:p>
          </table:table-cell>
          <table:table-cell table:number-columns-repeated="8"/>
          <table:table-cell table:style-name="ce7" table:formula="of:=[.B785]" office:value-type="string" office:string-value="N792">
            <text:p>N792</text:p>
          </table:table-cell>
          <table:table-cell table:style-name="ce7" table:formula="of:=[.D785]" office:value-type="string" office:string-value="X6400">
            <text:p>X6400</text:p>
          </table:table-cell>
          <table:table-cell table:style-name="ce7" table:formula="of:=[.F785]" office:value-type="string" office:string-value="Y420.6">
            <text:p>Y420.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formula="of:=&quot;N&quot;&amp;[.A785]" office:value-type="string" office:string-value="N792">
            <text:p>N792</text:p>
          </table:table-cell>
          <table:table-cell table:formula="of:=[.$J$7]" office:value-type="float" office:value="6400">
            <text:p>6400</text:p>
          </table:table-cell>
          <table:table-cell table:formula="of:= &quot;X&quot;&amp; [.C785]" office:value-type="string" office:string-value="X6400">
            <text:p>X6400</text:p>
          </table:table-cell>
          <table:table-cell table:formula="of:=[.E784]+[.$J$6]" office:value-type="float" office:value="420.6">
            <text:p>420.6</text:p>
          </table:table-cell>
          <table:table-cell table:formula="of:=&quot;Y&quot; &amp; [.E785]" office:value-type="string" office:string-value="Y420.6">
            <text:p>Y420.6</text:p>
          </table:table-cell>
          <table:table-cell table:number-columns-repeated="8"/>
          <table:table-cell table:style-name="ce7" table:formula="of:=[.B786]" office:value-type="string" office:string-value="N793">
            <text:p>N793</text:p>
          </table:table-cell>
          <table:table-cell table:style-name="ce7" table:formula="of:=[.D786]" office:value-type="string" office:string-value="X6400">
            <text:p>X6400</text:p>
          </table:table-cell>
          <table:table-cell table:style-name="ce7" table:formula="of:=[.F786]" office:value-type="string" office:string-value="Y414.85">
            <text:p>Y414.85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&quot;N&quot;&amp;[.A786]" office:value-type="string" office:string-value="N793">
            <text:p>N793</text:p>
          </table:table-cell>
          <table:table-cell table:formula="of:=[.$J$7]" office:value-type="float" office:value="6400">
            <text:p>6400</text:p>
          </table:table-cell>
          <table:table-cell table:formula="of:= &quot;X&quot;&amp; [.C786]" office:value-type="string" office:string-value="X6400">
            <text:p>X6400</text:p>
          </table:table-cell>
          <table:table-cell table:formula="of:=[.E785]+[.$J$6]" office:value-type="float" office:value="414.85">
            <text:p>414.85</text:p>
          </table:table-cell>
          <table:table-cell table:formula="of:=&quot;Y&quot; &amp; [.E786]" office:value-type="string" office:string-value="Y414.85">
            <text:p>Y414.85</text:p>
          </table:table-cell>
          <table:table-cell table:number-columns-repeated="8"/>
          <table:table-cell table:style-name="ce7" table:formula="of:=[.B787]" office:value-type="string" office:string-value="N794">
            <text:p>N794</text:p>
          </table:table-cell>
          <table:table-cell table:style-name="ce7" table:formula="of:=[.D787]" office:value-type="string" office:string-value="X6400">
            <text:p>X6400</text:p>
          </table:table-cell>
          <table:table-cell table:style-name="ce7" table:formula="of:=[.F787]" office:value-type="string" office:string-value="Y409.1">
            <text:p>Y409.1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&quot;N&quot;&amp;[.A787]" office:value-type="string" office:string-value="N794">
            <text:p>N794</text:p>
          </table:table-cell>
          <table:table-cell table:formula="of:=[.$J$7]" office:value-type="float" office:value="6400">
            <text:p>6400</text:p>
          </table:table-cell>
          <table:table-cell table:formula="of:= &quot;X&quot;&amp; [.C787]" office:value-type="string" office:string-value="X6400">
            <text:p>X6400</text:p>
          </table:table-cell>
          <table:table-cell table:formula="of:=[.E786]+[.$J$6]" office:value-type="float" office:value="409.1">
            <text:p>409.1</text:p>
          </table:table-cell>
          <table:table-cell table:formula="of:=&quot;Y&quot; &amp; [.E787]" office:value-type="string" office:string-value="Y409.1">
            <text:p>Y409.1</text:p>
          </table:table-cell>
          <table:table-cell table:number-columns-repeated="8"/>
          <table:table-cell table:style-name="ce7" table:formula="of:=[.B788]" office:value-type="string" office:string-value="N795">
            <text:p>N795</text:p>
          </table:table-cell>
          <table:table-cell table:style-name="ce7" table:formula="of:=[.D788]" office:value-type="string" office:string-value="X6400">
            <text:p>X6400</text:p>
          </table:table-cell>
          <table:table-cell table:style-name="ce7" table:formula="of:=[.F788]" office:value-type="string" office:string-value="Y403.35">
            <text:p>Y403.3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&quot;N&quot;&amp;[.A788]" office:value-type="string" office:string-value="N795">
            <text:p>N795</text:p>
          </table:table-cell>
          <table:table-cell table:formula="of:=[.$J$7]" office:value-type="float" office:value="6400">
            <text:p>6400</text:p>
          </table:table-cell>
          <table:table-cell table:formula="of:= &quot;X&quot;&amp; [.C788]" office:value-type="string" office:string-value="X6400">
            <text:p>X6400</text:p>
          </table:table-cell>
          <table:table-cell table:formula="of:=[.E787]+[.$J$6]" office:value-type="float" office:value="403.35">
            <text:p>403.35</text:p>
          </table:table-cell>
          <table:table-cell table:formula="of:=&quot;Y&quot; &amp; [.E788]" office:value-type="string" office:string-value="Y403.35">
            <text:p>Y403.35</text:p>
          </table:table-cell>
          <table:table-cell table:number-columns-repeated="8"/>
          <table:table-cell table:style-name="ce7" table:formula="of:=[.B789]" office:value-type="string" office:string-value="N796">
            <text:p>N796</text:p>
          </table:table-cell>
          <table:table-cell table:style-name="ce7" table:formula="of:=[.D789]" office:value-type="string" office:string-value="X6400">
            <text:p>X6400</text:p>
          </table:table-cell>
          <table:table-cell table:style-name="ce7" table:formula="of:=[.F789]" office:value-type="string" office:string-value="Y397.6">
            <text:p>Y397.6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formula="of:=&quot;N&quot;&amp;[.A789]" office:value-type="string" office:string-value="N796">
            <text:p>N796</text:p>
          </table:table-cell>
          <table:table-cell table:formula="of:=[.$J$7]" office:value-type="float" office:value="6400">
            <text:p>6400</text:p>
          </table:table-cell>
          <table:table-cell table:formula="of:= &quot;X&quot;&amp; [.C789]" office:value-type="string" office:string-value="X6400">
            <text:p>X6400</text:p>
          </table:table-cell>
          <table:table-cell table:formula="of:=[.E788]+[.$J$6]" office:value-type="float" office:value="397.6">
            <text:p>397.6</text:p>
          </table:table-cell>
          <table:table-cell table:formula="of:=&quot;Y&quot; &amp; [.E789]" office:value-type="string" office:string-value="Y397.6">
            <text:p>Y397.6</text:p>
          </table:table-cell>
          <table:table-cell table:number-columns-repeated="8"/>
          <table:table-cell table:style-name="ce7" table:formula="of:=[.B790]" office:value-type="string" office:string-value="N797">
            <text:p>N797</text:p>
          </table:table-cell>
          <table:table-cell table:style-name="ce7" table:formula="of:=[.D790]" office:value-type="string" office:string-value="X6400">
            <text:p>X6400</text:p>
          </table:table-cell>
          <table:table-cell table:style-name="ce7" table:formula="of:=[.F790]" office:value-type="string" office:string-value="Y391.85">
            <text:p>Y391.85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&quot;N&quot;&amp;[.A790]" office:value-type="string" office:string-value="N797">
            <text:p>N797</text:p>
          </table:table-cell>
          <table:table-cell table:formula="of:=[.$J$7]" office:value-type="float" office:value="6400">
            <text:p>6400</text:p>
          </table:table-cell>
          <table:table-cell table:formula="of:= &quot;X&quot;&amp; [.C790]" office:value-type="string" office:string-value="X6400">
            <text:p>X6400</text:p>
          </table:table-cell>
          <table:table-cell table:formula="of:=[.E789]+[.$J$6]" office:value-type="float" office:value="391.85">
            <text:p>391.85</text:p>
          </table:table-cell>
          <table:table-cell table:formula="of:=&quot;Y&quot; &amp; [.E790]" office:value-type="string" office:string-value="Y391.85">
            <text:p>Y391.85</text:p>
          </table:table-cell>
          <table:table-cell table:number-columns-repeated="8"/>
          <table:table-cell table:style-name="ce7" table:formula="of:=[.B791]" office:value-type="string" office:string-value="N798">
            <text:p>N798</text:p>
          </table:table-cell>
          <table:table-cell table:style-name="ce7" table:formula="of:=[.D791]" office:value-type="string" office:string-value="X6400">
            <text:p>X6400</text:p>
          </table:table-cell>
          <table:table-cell table:style-name="ce7" table:formula="of:=[.F791]" office:value-type="string" office:string-value="Y386.1">
            <text:p>Y386.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&quot;N&quot;&amp;[.A791]" office:value-type="string" office:string-value="N798">
            <text:p>N798</text:p>
          </table:table-cell>
          <table:table-cell table:formula="of:=[.$J$7]" office:value-type="float" office:value="6400">
            <text:p>6400</text:p>
          </table:table-cell>
          <table:table-cell table:formula="of:= &quot;X&quot;&amp; [.C791]" office:value-type="string" office:string-value="X6400">
            <text:p>X6400</text:p>
          </table:table-cell>
          <table:table-cell table:formula="of:=[.E790]+[.$J$6]" office:value-type="float" office:value="386.1">
            <text:p>386.1</text:p>
          </table:table-cell>
          <table:table-cell table:formula="of:=&quot;Y&quot; &amp; [.E791]" office:value-type="string" office:string-value="Y386.1">
            <text:p>Y386.1</text:p>
          </table:table-cell>
          <table:table-cell table:number-columns-repeated="8"/>
          <table:table-cell table:style-name="ce7" table:formula="of:=[.B792]" office:value-type="string" office:string-value="N799">
            <text:p>N799</text:p>
          </table:table-cell>
          <table:table-cell table:style-name="ce7" table:formula="of:=[.D792]" office:value-type="string" office:string-value="X6400">
            <text:p>X6400</text:p>
          </table:table-cell>
          <table:table-cell table:style-name="ce7" table:formula="of:=[.F792]" office:value-type="string" office:string-value="Y380.35">
            <text:p>Y380.35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&quot;N&quot;&amp;[.A792]" office:value-type="string" office:string-value="N799">
            <text:p>N799</text:p>
          </table:table-cell>
          <table:table-cell table:formula="of:=[.$J$7]" office:value-type="float" office:value="6400">
            <text:p>6400</text:p>
          </table:table-cell>
          <table:table-cell table:formula="of:= &quot;X&quot;&amp; [.C792]" office:value-type="string" office:string-value="X6400">
            <text:p>X6400</text:p>
          </table:table-cell>
          <table:table-cell table:formula="of:=[.E791]+[.$J$6]" office:value-type="float" office:value="380.35">
            <text:p>380.35</text:p>
          </table:table-cell>
          <table:table-cell table:formula="of:=&quot;Y&quot; &amp; [.E792]" office:value-type="string" office:string-value="Y380.35">
            <text:p>Y380.35</text:p>
          </table:table-cell>
          <table:table-cell table:number-columns-repeated="8"/>
          <table:table-cell table:style-name="ce7" table:formula="of:=[.B793]" office:value-type="string" office:string-value="N800">
            <text:p>N800</text:p>
          </table:table-cell>
          <table:table-cell table:style-name="ce7" table:formula="of:=[.D793]" office:value-type="string" office:string-value="X6400">
            <text:p>X6400</text:p>
          </table:table-cell>
          <table:table-cell table:style-name="ce7" table:formula="of:=[.F793]" office:value-type="string" office:string-value="Y374.6">
            <text:p>Y374.6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&quot;N&quot;&amp;[.A793]" office:value-type="string" office:string-value="N800">
            <text:p>N800</text:p>
          </table:table-cell>
          <table:table-cell table:formula="of:=[.$J$7]" office:value-type="float" office:value="6400">
            <text:p>6400</text:p>
          </table:table-cell>
          <table:table-cell table:formula="of:= &quot;X&quot;&amp; [.C793]" office:value-type="string" office:string-value="X6400">
            <text:p>X6400</text:p>
          </table:table-cell>
          <table:table-cell table:formula="of:=[.E792]+[.$J$6]" office:value-type="float" office:value="374.6">
            <text:p>374.6</text:p>
          </table:table-cell>
          <table:table-cell table:formula="of:=&quot;Y&quot; &amp; [.E793]" office:value-type="string" office:string-value="Y374.6">
            <text:p>Y374.6</text:p>
          </table:table-cell>
          <table:table-cell table:number-columns-repeated="8"/>
          <table:table-cell table:style-name="ce7" table:formula="of:=[.B794]" office:value-type="string" office:string-value="N801">
            <text:p>N801</text:p>
          </table:table-cell>
          <table:table-cell table:style-name="ce7" table:formula="of:=[.D794]" office:value-type="string" office:string-value="X6400">
            <text:p>X6400</text:p>
          </table:table-cell>
          <table:table-cell table:style-name="ce7" table:formula="of:=[.F794]" office:value-type="string" office:string-value="Y368.85">
            <text:p>Y368.85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formula="of:=&quot;N&quot;&amp;[.A794]" office:value-type="string" office:string-value="N801">
            <text:p>N801</text:p>
          </table:table-cell>
          <table:table-cell table:formula="of:=[.$J$7]" office:value-type="float" office:value="6400">
            <text:p>6400</text:p>
          </table:table-cell>
          <table:table-cell table:formula="of:= &quot;X&quot;&amp; [.C794]" office:value-type="string" office:string-value="X6400">
            <text:p>X6400</text:p>
          </table:table-cell>
          <table:table-cell table:formula="of:=[.E793]+[.$J$6]" office:value-type="float" office:value="368.85">
            <text:p>368.85</text:p>
          </table:table-cell>
          <table:table-cell table:formula="of:=&quot;Y&quot; &amp; [.E794]" office:value-type="string" office:string-value="Y368.85">
            <text:p>Y368.85</text:p>
          </table:table-cell>
          <table:table-cell table:number-columns-repeated="8"/>
          <table:table-cell table:style-name="ce7" table:formula="of:=[.B795]" office:value-type="string" office:string-value="N802">
            <text:p>N802</text:p>
          </table:table-cell>
          <table:table-cell table:style-name="ce7" table:formula="of:=[.D795]" office:value-type="string" office:string-value="X6400">
            <text:p>X6400</text:p>
          </table:table-cell>
          <table:table-cell table:style-name="ce7" table:formula="of:=[.F795]" office:value-type="string" office:string-value="Y363.1">
            <text:p>Y363.1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&quot;N&quot;&amp;[.A795]" office:value-type="string" office:string-value="N802">
            <text:p>N802</text:p>
          </table:table-cell>
          <table:table-cell table:formula="of:=[.$J$7]" office:value-type="float" office:value="6400">
            <text:p>6400</text:p>
          </table:table-cell>
          <table:table-cell table:formula="of:= &quot;X&quot;&amp; [.C795]" office:value-type="string" office:string-value="X6400">
            <text:p>X6400</text:p>
          </table:table-cell>
          <table:table-cell table:formula="of:=[.E794]+[.$J$6]" office:value-type="float" office:value="363.1">
            <text:p>363.1</text:p>
          </table:table-cell>
          <table:table-cell table:formula="of:=&quot;Y&quot; &amp; [.E795]" office:value-type="string" office:string-value="Y363.1">
            <text:p>Y363.1</text:p>
          </table:table-cell>
          <table:table-cell table:number-columns-repeated="8"/>
          <table:table-cell table:style-name="ce7" table:formula="of:=[.B796]" office:value-type="string" office:string-value="N803">
            <text:p>N803</text:p>
          </table:table-cell>
          <table:table-cell table:style-name="ce7" table:formula="of:=[.D796]" office:value-type="string" office:string-value="X6400">
            <text:p>X6400</text:p>
          </table:table-cell>
          <table:table-cell table:style-name="ce7" table:formula="of:=[.F796]" office:value-type="string" office:string-value="Y357.35">
            <text:p>Y357.35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formula="of:=&quot;N&quot;&amp;[.A796]" office:value-type="string" office:string-value="N803">
            <text:p>N803</text:p>
          </table:table-cell>
          <table:table-cell table:formula="of:=[.$J$7]" office:value-type="float" office:value="6400">
            <text:p>6400</text:p>
          </table:table-cell>
          <table:table-cell table:formula="of:= &quot;X&quot;&amp; [.C796]" office:value-type="string" office:string-value="X6400">
            <text:p>X6400</text:p>
          </table:table-cell>
          <table:table-cell table:formula="of:=[.E795]+[.$J$6]" office:value-type="float" office:value="357.35">
            <text:p>357.35</text:p>
          </table:table-cell>
          <table:table-cell table:formula="of:=&quot;Y&quot; &amp; [.E796]" office:value-type="string" office:string-value="Y357.35">
            <text:p>Y357.35</text:p>
          </table:table-cell>
          <table:table-cell table:number-columns-repeated="8"/>
          <table:table-cell table:style-name="ce7" table:formula="of:=[.B797]" office:value-type="string" office:string-value="N804">
            <text:p>N804</text:p>
          </table:table-cell>
          <table:table-cell table:style-name="ce7" table:formula="of:=[.D797]" office:value-type="string" office:string-value="X6400">
            <text:p>X6400</text:p>
          </table:table-cell>
          <table:table-cell table:style-name="ce7" table:formula="of:=[.F797]" office:value-type="string" office:string-value="Y351.6">
            <text:p>Y351.6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&quot;N&quot;&amp;[.A797]" office:value-type="string" office:string-value="N804">
            <text:p>N804</text:p>
          </table:table-cell>
          <table:table-cell table:formula="of:=[.$J$7]" office:value-type="float" office:value="6400">
            <text:p>6400</text:p>
          </table:table-cell>
          <table:table-cell table:formula="of:= &quot;X&quot;&amp; [.C797]" office:value-type="string" office:string-value="X6400">
            <text:p>X6400</text:p>
          </table:table-cell>
          <table:table-cell table:formula="of:=[.E796]+[.$J$6]" office:value-type="float" office:value="351.6">
            <text:p>351.6</text:p>
          </table:table-cell>
          <table:table-cell table:formula="of:=&quot;Y&quot; &amp; [.E797]" office:value-type="string" office:string-value="Y351.6">
            <text:p>Y351.6</text:p>
          </table:table-cell>
          <table:table-cell table:number-columns-repeated="8"/>
          <table:table-cell table:style-name="ce7" table:formula="of:=[.B798]" office:value-type="string" office:string-value="N805">
            <text:p>N805</text:p>
          </table:table-cell>
          <table:table-cell table:style-name="ce7" table:formula="of:=[.D798]" office:value-type="string" office:string-value="X6400">
            <text:p>X6400</text:p>
          </table:table-cell>
          <table:table-cell table:style-name="ce7" table:formula="of:=[.F798]" office:value-type="string" office:string-value="Y345.85">
            <text:p>Y345.85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formula="of:=&quot;N&quot;&amp;[.A798]" office:value-type="string" office:string-value="N805">
            <text:p>N805</text:p>
          </table:table-cell>
          <table:table-cell table:formula="of:=[.$J$7]" office:value-type="float" office:value="6400">
            <text:p>6400</text:p>
          </table:table-cell>
          <table:table-cell table:formula="of:= &quot;X&quot;&amp; [.C798]" office:value-type="string" office:string-value="X6400">
            <text:p>X6400</text:p>
          </table:table-cell>
          <table:table-cell table:formula="of:=[.E797]+[.$J$6]" office:value-type="float" office:value="345.85">
            <text:p>345.85</text:p>
          </table:table-cell>
          <table:table-cell table:formula="of:=&quot;Y&quot; &amp; [.E798]" office:value-type="string" office:string-value="Y345.85">
            <text:p>Y345.85</text:p>
          </table:table-cell>
          <table:table-cell table:number-columns-repeated="8"/>
          <table:table-cell table:style-name="ce7" table:formula="of:=[.B799]" office:value-type="string" office:string-value="N806">
            <text:p>N806</text:p>
          </table:table-cell>
          <table:table-cell table:style-name="ce7" table:formula="of:=[.D799]" office:value-type="string" office:string-value="X6400">
            <text:p>X6400</text:p>
          </table:table-cell>
          <table:table-cell table:style-name="ce7" table:formula="of:=[.F799]" office:value-type="string" office:string-value="Y340.1">
            <text:p>Y340.1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&quot;N&quot;&amp;[.A799]" office:value-type="string" office:string-value="N806">
            <text:p>N806</text:p>
          </table:table-cell>
          <table:table-cell table:formula="of:=[.$J$7]" office:value-type="float" office:value="6400">
            <text:p>6400</text:p>
          </table:table-cell>
          <table:table-cell table:formula="of:= &quot;X&quot;&amp; [.C799]" office:value-type="string" office:string-value="X6400">
            <text:p>X6400</text:p>
          </table:table-cell>
          <table:table-cell table:formula="of:=[.E798]+[.$J$6]" office:value-type="float" office:value="340.1">
            <text:p>340.1</text:p>
          </table:table-cell>
          <table:table-cell table:formula="of:=&quot;Y&quot; &amp; [.E799]" office:value-type="string" office:string-value="Y340.1">
            <text:p>Y340.1</text:p>
          </table:table-cell>
          <table:table-cell table:number-columns-repeated="8"/>
          <table:table-cell table:style-name="ce7" table:formula="of:=[.B800]" office:value-type="string" office:string-value="N807">
            <text:p>N807</text:p>
          </table:table-cell>
          <table:table-cell table:style-name="ce7" table:formula="of:=[.D800]" office:value-type="string" office:string-value="X6400">
            <text:p>X6400</text:p>
          </table:table-cell>
          <table:table-cell table:style-name="ce7" table:formula="of:=[.F800]" office:value-type="string" office:string-value="Y334.35">
            <text:p>Y334.35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formula="of:=&quot;N&quot;&amp;[.A800]" office:value-type="string" office:string-value="N807">
            <text:p>N807</text:p>
          </table:table-cell>
          <table:table-cell table:formula="of:=[.$J$7]" office:value-type="float" office:value="6400">
            <text:p>6400</text:p>
          </table:table-cell>
          <table:table-cell table:formula="of:= &quot;X&quot;&amp; [.C800]" office:value-type="string" office:string-value="X6400">
            <text:p>X6400</text:p>
          </table:table-cell>
          <table:table-cell table:formula="of:=[.E799]+[.$J$6]" office:value-type="float" office:value="334.35">
            <text:p>334.35</text:p>
          </table:table-cell>
          <table:table-cell table:formula="of:=&quot;Y&quot; &amp; [.E800]" office:value-type="string" office:string-value="Y334.35">
            <text:p>Y334.35</text:p>
          </table:table-cell>
          <table:table-cell table:number-columns-repeated="8"/>
          <table:table-cell table:style-name="ce7" table:formula="of:=[.B801]" office:value-type="string" office:string-value="N808">
            <text:p>N808</text:p>
          </table:table-cell>
          <table:table-cell table:style-name="ce7" table:formula="of:=[.D801]" office:value-type="string" office:string-value="X6400">
            <text:p>X6400</text:p>
          </table:table-cell>
          <table:table-cell table:style-name="ce7" table:formula="of:=[.F801]" office:value-type="string" office:string-value="Y328.6">
            <text:p>Y328.6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&quot;N&quot;&amp;[.A801]" office:value-type="string" office:string-value="N808">
            <text:p>N808</text:p>
          </table:table-cell>
          <table:table-cell table:formula="of:=[.$J$7]" office:value-type="float" office:value="6400">
            <text:p>6400</text:p>
          </table:table-cell>
          <table:table-cell table:formula="of:= &quot;X&quot;&amp; [.C801]" office:value-type="string" office:string-value="X6400">
            <text:p>X6400</text:p>
          </table:table-cell>
          <table:table-cell table:formula="of:=[.E800]+[.$J$6]" office:value-type="float" office:value="328.6">
            <text:p>328.6</text:p>
          </table:table-cell>
          <table:table-cell table:formula="of:=&quot;Y&quot; &amp; [.E801]" office:value-type="string" office:string-value="Y328.6">
            <text:p>Y328.6</text:p>
          </table:table-cell>
          <table:table-cell table:number-columns-repeated="8"/>
          <table:table-cell table:style-name="ce7" table:formula="of:=[.B802]" office:value-type="string" office:string-value="N809">
            <text:p>N809</text:p>
          </table:table-cell>
          <table:table-cell table:style-name="ce7" table:formula="of:=[.D802]" office:value-type="string" office:string-value="X6400">
            <text:p>X6400</text:p>
          </table:table-cell>
          <table:table-cell table:style-name="ce7" table:formula="of:=[.F802]" office:value-type="string" office:string-value="Y322.85">
            <text:p>Y322.85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formula="of:=&quot;N&quot;&amp;[.A802]" office:value-type="string" office:string-value="N809">
            <text:p>N809</text:p>
          </table:table-cell>
          <table:table-cell table:formula="of:=[.$J$7]" office:value-type="float" office:value="6400">
            <text:p>6400</text:p>
          </table:table-cell>
          <table:table-cell table:formula="of:= &quot;X&quot;&amp; [.C802]" office:value-type="string" office:string-value="X6400">
            <text:p>X6400</text:p>
          </table:table-cell>
          <table:table-cell table:formula="of:=[.E801]+[.$J$6]" office:value-type="float" office:value="322.85">
            <text:p>322.85</text:p>
          </table:table-cell>
          <table:table-cell table:formula="of:=&quot;Y&quot; &amp; [.E802]" office:value-type="string" office:string-value="Y322.85">
            <text:p>Y322.85</text:p>
          </table:table-cell>
          <table:table-cell table:number-columns-repeated="8"/>
          <table:table-cell table:style-name="ce7" table:formula="of:=[.B803]" office:value-type="string" office:string-value="N810">
            <text:p>N810</text:p>
          </table:table-cell>
          <table:table-cell table:style-name="ce7" table:formula="of:=[.D803]" office:value-type="string" office:string-value="X6400">
            <text:p>X6400</text:p>
          </table:table-cell>
          <table:table-cell table:style-name="ce7" table:formula="of:=[.F803]" office:value-type="string" office:string-value="Y317.1">
            <text:p>Y317.1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&quot;N&quot;&amp;[.A803]" office:value-type="string" office:string-value="N810">
            <text:p>N810</text:p>
          </table:table-cell>
          <table:table-cell table:formula="of:=[.$J$7]" office:value-type="float" office:value="6400">
            <text:p>6400</text:p>
          </table:table-cell>
          <table:table-cell table:formula="of:= &quot;X&quot;&amp; [.C803]" office:value-type="string" office:string-value="X6400">
            <text:p>X6400</text:p>
          </table:table-cell>
          <table:table-cell table:formula="of:=[.E802]+[.$J$6]" office:value-type="float" office:value="317.1">
            <text:p>317.1</text:p>
          </table:table-cell>
          <table:table-cell table:formula="of:=&quot;Y&quot; &amp; [.E803]" office:value-type="string" office:string-value="Y317.1">
            <text:p>Y317.1</text:p>
          </table:table-cell>
          <table:table-cell table:number-columns-repeated="8"/>
          <table:table-cell table:style-name="ce7" table:formula="of:=[.B804]" office:value-type="string" office:string-value="N811">
            <text:p>N811</text:p>
          </table:table-cell>
          <table:table-cell table:style-name="ce7" table:formula="of:=[.D804]" office:value-type="string" office:string-value="X6400">
            <text:p>X6400</text:p>
          </table:table-cell>
          <table:table-cell table:style-name="ce7" table:formula="of:=[.F804]" office:value-type="string" office:string-value="Y311.35">
            <text:p>Y311.35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formula="of:=&quot;N&quot;&amp;[.A804]" office:value-type="string" office:string-value="N811">
            <text:p>N811</text:p>
          </table:table-cell>
          <table:table-cell table:formula="of:=[.$J$7]" office:value-type="float" office:value="6400">
            <text:p>6400</text:p>
          </table:table-cell>
          <table:table-cell table:formula="of:= &quot;X&quot;&amp; [.C804]" office:value-type="string" office:string-value="X6400">
            <text:p>X6400</text:p>
          </table:table-cell>
          <table:table-cell table:formula="of:=[.E803]+[.$J$6]" office:value-type="float" office:value="311.35">
            <text:p>311.35</text:p>
          </table:table-cell>
          <table:table-cell table:formula="of:=&quot;Y&quot; &amp; [.E804]" office:value-type="string" office:string-value="Y311.35">
            <text:p>Y311.35</text:p>
          </table:table-cell>
          <table:table-cell table:number-columns-repeated="8"/>
          <table:table-cell table:style-name="ce7" table:formula="of:=[.B805]" office:value-type="string" office:string-value="N812">
            <text:p>N812</text:p>
          </table:table-cell>
          <table:table-cell table:style-name="ce7" table:formula="of:=[.D805]" office:value-type="string" office:string-value="X6400">
            <text:p>X6400</text:p>
          </table:table-cell>
          <table:table-cell table:style-name="ce7" table:formula="of:=[.F805]" office:value-type="string" office:string-value="Y305.6">
            <text:p>Y305.6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&quot;N&quot;&amp;[.A805]" office:value-type="string" office:string-value="N812">
            <text:p>N812</text:p>
          </table:table-cell>
          <table:table-cell table:formula="of:=[.$J$7]" office:value-type="float" office:value="6400">
            <text:p>6400</text:p>
          </table:table-cell>
          <table:table-cell table:formula="of:= &quot;X&quot;&amp; [.C805]" office:value-type="string" office:string-value="X6400">
            <text:p>X6400</text:p>
          </table:table-cell>
          <table:table-cell table:formula="of:=[.E804]+[.$J$6]" office:value-type="float" office:value="305.6">
            <text:p>305.6</text:p>
          </table:table-cell>
          <table:table-cell table:formula="of:=&quot;Y&quot; &amp; [.E805]" office:value-type="string" office:string-value="Y305.6">
            <text:p>Y305.6</text:p>
          </table:table-cell>
          <table:table-cell table:number-columns-repeated="8"/>
          <table:table-cell table:style-name="ce7" table:formula="of:=[.B806]" office:value-type="string" office:string-value="N813">
            <text:p>N813</text:p>
          </table:table-cell>
          <table:table-cell table:style-name="ce7" table:formula="of:=[.D806]" office:value-type="string" office:string-value="X6400">
            <text:p>X6400</text:p>
          </table:table-cell>
          <table:table-cell table:style-name="ce7" table:formula="of:=[.F806]" office:value-type="string" office:string-value="Y299.85">
            <text:p>Y299.85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formula="of:=&quot;N&quot;&amp;[.A806]" office:value-type="string" office:string-value="N813">
            <text:p>N813</text:p>
          </table:table-cell>
          <table:table-cell table:formula="of:=[.$J$7]" office:value-type="float" office:value="6400">
            <text:p>6400</text:p>
          </table:table-cell>
          <table:table-cell table:formula="of:= &quot;X&quot;&amp; [.C806]" office:value-type="string" office:string-value="X6400">
            <text:p>X6400</text:p>
          </table:table-cell>
          <table:table-cell table:formula="of:=[.E805]+[.$J$6]" office:value-type="float" office:value="299.85">
            <text:p>299.85</text:p>
          </table:table-cell>
          <table:table-cell table:formula="of:=&quot;Y&quot; &amp; [.E806]" office:value-type="string" office:string-value="Y299.85">
            <text:p>Y299.85</text:p>
          </table:table-cell>
          <table:table-cell table:number-columns-repeated="8"/>
          <table:table-cell table:style-name="ce7" table:formula="of:=[.B807]" office:value-type="string" office:string-value="N814">
            <text:p>N814</text:p>
          </table:table-cell>
          <table:table-cell table:style-name="ce7" table:formula="of:=[.D807]" office:value-type="string" office:string-value="X6400">
            <text:p>X6400</text:p>
          </table:table-cell>
          <table:table-cell table:style-name="ce7" table:formula="of:=[.F807]" office:value-type="string" office:string-value="Y294.1">
            <text:p>Y294.1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&quot;N&quot;&amp;[.A807]" office:value-type="string" office:string-value="N814">
            <text:p>N814</text:p>
          </table:table-cell>
          <table:table-cell table:formula="of:=[.$J$7]" office:value-type="float" office:value="6400">
            <text:p>6400</text:p>
          </table:table-cell>
          <table:table-cell table:formula="of:= &quot;X&quot;&amp; [.C807]" office:value-type="string" office:string-value="X6400">
            <text:p>X6400</text:p>
          </table:table-cell>
          <table:table-cell table:formula="of:=[.E806]+[.$J$6]" office:value-type="float" office:value="294.1">
            <text:p>294.1</text:p>
          </table:table-cell>
          <table:table-cell table:formula="of:=&quot;Y&quot; &amp; [.E807]" office:value-type="string" office:string-value="Y294.1">
            <text:p>Y294.1</text:p>
          </table:table-cell>
          <table:table-cell table:number-columns-repeated="8"/>
          <table:table-cell table:style-name="ce7" table:formula="of:=[.B808]" office:value-type="string" office:string-value="N815">
            <text:p>N815</text:p>
          </table:table-cell>
          <table:table-cell table:style-name="ce7" table:formula="of:=[.D808]" office:value-type="string" office:string-value="X6400">
            <text:p>X6400</text:p>
          </table:table-cell>
          <table:table-cell table:style-name="ce7" table:formula="of:=[.F808]" office:value-type="string" office:string-value="Y288.35">
            <text:p>Y288.35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&quot;N&quot;&amp;[.A808]" office:value-type="string" office:string-value="N815">
            <text:p>N815</text:p>
          </table:table-cell>
          <table:table-cell table:formula="of:=[.$J$7]" office:value-type="float" office:value="6400">
            <text:p>6400</text:p>
          </table:table-cell>
          <table:table-cell table:formula="of:= &quot;X&quot;&amp; [.C808]" office:value-type="string" office:string-value="X6400">
            <text:p>X6400</text:p>
          </table:table-cell>
          <table:table-cell table:formula="of:=[.E807]+[.$J$6]" office:value-type="float" office:value="288.35">
            <text:p>288.35</text:p>
          </table:table-cell>
          <table:table-cell table:formula="of:=&quot;Y&quot; &amp; [.E808]" office:value-type="string" office:string-value="Y288.35">
            <text:p>Y288.35</text:p>
          </table:table-cell>
          <table:table-cell table:number-columns-repeated="8"/>
          <table:table-cell table:style-name="ce7" table:formula="of:=[.B809]" office:value-type="string" office:string-value="N816">
            <text:p>N816</text:p>
          </table:table-cell>
          <table:table-cell table:style-name="ce7" table:formula="of:=[.D809]" office:value-type="string" office:string-value="X6400">
            <text:p>X6400</text:p>
          </table:table-cell>
          <table:table-cell table:style-name="ce7" table:formula="of:=[.F809]" office:value-type="string" office:string-value="Y282.6">
            <text:p>Y282.6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formula="of:=&quot;N&quot;&amp;[.A809]" office:value-type="string" office:string-value="N816">
            <text:p>N816</text:p>
          </table:table-cell>
          <table:table-cell table:formula="of:=[.$J$7]" office:value-type="float" office:value="6400">
            <text:p>6400</text:p>
          </table:table-cell>
          <table:table-cell table:formula="of:= &quot;X&quot;&amp; [.C809]" office:value-type="string" office:string-value="X6400">
            <text:p>X6400</text:p>
          </table:table-cell>
          <table:table-cell table:formula="of:=[.E808]+[.$J$6]" office:value-type="float" office:value="282.6">
            <text:p>282.6</text:p>
          </table:table-cell>
          <table:table-cell table:formula="of:=&quot;Y&quot; &amp; [.E809]" office:value-type="string" office:string-value="Y282.6">
            <text:p>Y282.6</text:p>
          </table:table-cell>
          <table:table-cell table:number-columns-repeated="8"/>
          <table:table-cell table:style-name="ce7" table:formula="of:=[.B810]" office:value-type="string" office:string-value="N817">
            <text:p>N817</text:p>
          </table:table-cell>
          <table:table-cell table:style-name="ce7" table:formula="of:=[.D810]" office:value-type="string" office:string-value="X6400">
            <text:p>X6400</text:p>
          </table:table-cell>
          <table:table-cell table:style-name="ce7" table:formula="of:=[.F810]" office:value-type="string" office:string-value="Y276.85">
            <text:p>Y276.85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&quot;N&quot;&amp;[.A810]" office:value-type="string" office:string-value="N817">
            <text:p>N817</text:p>
          </table:table-cell>
          <table:table-cell table:formula="of:=[.$J$7]" office:value-type="float" office:value="6400">
            <text:p>6400</text:p>
          </table:table-cell>
          <table:table-cell table:formula="of:= &quot;X&quot;&amp; [.C810]" office:value-type="string" office:string-value="X6400">
            <text:p>X6400</text:p>
          </table:table-cell>
          <table:table-cell table:formula="of:=[.E809]+[.$J$6]" office:value-type="float" office:value="276.85">
            <text:p>276.85</text:p>
          </table:table-cell>
          <table:table-cell table:formula="of:=&quot;Y&quot; &amp; [.E810]" office:value-type="string" office:string-value="Y276.85">
            <text:p>Y276.85</text:p>
          </table:table-cell>
          <table:table-cell table:number-columns-repeated="8"/>
          <table:table-cell table:style-name="ce7" table:formula="of:=[.B811]" office:value-type="string" office:string-value="N818">
            <text:p>N818</text:p>
          </table:table-cell>
          <table:table-cell table:style-name="ce7" table:formula="of:=[.D811]" office:value-type="string" office:string-value="X6400">
            <text:p>X6400</text:p>
          </table:table-cell>
          <table:table-cell table:style-name="ce7" table:formula="of:=[.F811]" office:value-type="string" office:string-value="Y271.1">
            <text:p>Y271.1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formula="of:=&quot;N&quot;&amp;[.A811]" office:value-type="string" office:string-value="N818">
            <text:p>N818</text:p>
          </table:table-cell>
          <table:table-cell table:formula="of:=[.$J$7]" office:value-type="float" office:value="6400">
            <text:p>6400</text:p>
          </table:table-cell>
          <table:table-cell table:formula="of:= &quot;X&quot;&amp; [.C811]" office:value-type="string" office:string-value="X6400">
            <text:p>X6400</text:p>
          </table:table-cell>
          <table:table-cell table:formula="of:=[.E810]+[.$J$6]" office:value-type="float" office:value="271.1">
            <text:p>271.1</text:p>
          </table:table-cell>
          <table:table-cell table:formula="of:=&quot;Y&quot; &amp; [.E811]" office:value-type="string" office:string-value="Y271.1">
            <text:p>Y271.1</text:p>
          </table:table-cell>
          <table:table-cell table:number-columns-repeated="8"/>
          <table:table-cell table:style-name="ce7" table:formula="of:=[.B812]" office:value-type="string" office:string-value="N819">
            <text:p>N819</text:p>
          </table:table-cell>
          <table:table-cell table:style-name="ce7" table:formula="of:=[.D812]" office:value-type="string" office:string-value="X6400">
            <text:p>X6400</text:p>
          </table:table-cell>
          <table:table-cell table:style-name="ce7" table:formula="of:=[.F812]" office:value-type="string" office:string-value="Y265.35">
            <text:p>Y265.35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&quot;N&quot;&amp;[.A812]" office:value-type="string" office:string-value="N819">
            <text:p>N819</text:p>
          </table:table-cell>
          <table:table-cell table:formula="of:=[.$J$7]" office:value-type="float" office:value="6400">
            <text:p>6400</text:p>
          </table:table-cell>
          <table:table-cell table:formula="of:= &quot;X&quot;&amp; [.C812]" office:value-type="string" office:string-value="X6400">
            <text:p>X6400</text:p>
          </table:table-cell>
          <table:table-cell table:formula="of:=[.E811]+[.$J$6]" office:value-type="float" office:value="265.35">
            <text:p>265.35</text:p>
          </table:table-cell>
          <table:table-cell table:formula="of:=&quot;Y&quot; &amp; [.E812]" office:value-type="string" office:string-value="Y265.35">
            <text:p>Y265.35</text:p>
          </table:table-cell>
          <table:table-cell table:number-columns-repeated="8"/>
          <table:table-cell table:style-name="ce7" table:formula="of:=[.B813]" office:value-type="string" office:string-value="N820">
            <text:p>N820</text:p>
          </table:table-cell>
          <table:table-cell table:style-name="ce7" table:formula="of:=[.D813]" office:value-type="string" office:string-value="X6400">
            <text:p>X6400</text:p>
          </table:table-cell>
          <table:table-cell table:style-name="ce7" table:formula="of:=[.F813]" office:value-type="string" office:string-value="Y259.6">
            <text:p>Y259.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&quot;N&quot;&amp;[.A813]" office:value-type="string" office:string-value="N820">
            <text:p>N820</text:p>
          </table:table-cell>
          <table:table-cell table:formula="of:=[.$J$7]" office:value-type="float" office:value="6400">
            <text:p>6400</text:p>
          </table:table-cell>
          <table:table-cell table:formula="of:= &quot;X&quot;&amp; [.C813]" office:value-type="string" office:string-value="X6400">
            <text:p>X6400</text:p>
          </table:table-cell>
          <table:table-cell table:formula="of:=[.E812]+[.$J$6]" office:value-type="float" office:value="259.6">
            <text:p>259.6</text:p>
          </table:table-cell>
          <table:table-cell table:formula="of:=&quot;Y&quot; &amp; [.E813]" office:value-type="string" office:string-value="Y259.6">
            <text:p>Y259.6</text:p>
          </table:table-cell>
          <table:table-cell table:number-columns-repeated="8"/>
          <table:table-cell table:style-name="ce7" table:formula="of:=[.B814]" office:value-type="string" office:string-value="N821">
            <text:p>N821</text:p>
          </table:table-cell>
          <table:table-cell table:style-name="ce7" table:formula="of:=[.D814]" office:value-type="string" office:string-value="X6400">
            <text:p>X6400</text:p>
          </table:table-cell>
          <table:table-cell table:style-name="ce7" table:formula="of:=[.F814]" office:value-type="string" office:string-value="Y253.85">
            <text:p>Y253.85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&quot;N&quot;&amp;[.A814]" office:value-type="string" office:string-value="N821">
            <text:p>N821</text:p>
          </table:table-cell>
          <table:table-cell table:formula="of:=[.$J$7]" office:value-type="float" office:value="6400">
            <text:p>6400</text:p>
          </table:table-cell>
          <table:table-cell table:formula="of:= &quot;X&quot;&amp; [.C814]" office:value-type="string" office:string-value="X6400">
            <text:p>X6400</text:p>
          </table:table-cell>
          <table:table-cell table:formula="of:=[.E813]+[.$J$6]" office:value-type="float" office:value="253.85">
            <text:p>253.85</text:p>
          </table:table-cell>
          <table:table-cell table:formula="of:=&quot;Y&quot; &amp; [.E814]" office:value-type="string" office:string-value="Y253.85">
            <text:p>Y253.85</text:p>
          </table:table-cell>
          <table:table-cell table:number-columns-repeated="8"/>
          <table:table-cell table:style-name="ce7" table:formula="of:=[.B815]" office:value-type="string" office:string-value="N822">
            <text:p>N822</text:p>
          </table:table-cell>
          <table:table-cell table:style-name="ce7" table:formula="of:=[.D815]" office:value-type="string" office:string-value="X6400">
            <text:p>X6400</text:p>
          </table:table-cell>
          <table:table-cell table:style-name="ce7" table:formula="of:=[.F815]" office:value-type="string" office:string-value="Y248.1">
            <text:p>Y248.1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formula="of:=&quot;N&quot;&amp;[.A815]" office:value-type="string" office:string-value="N822">
            <text:p>N822</text:p>
          </table:table-cell>
          <table:table-cell table:formula="of:=[.$J$7]" office:value-type="float" office:value="6400">
            <text:p>6400</text:p>
          </table:table-cell>
          <table:table-cell table:formula="of:= &quot;X&quot;&amp; [.C815]" office:value-type="string" office:string-value="X6400">
            <text:p>X6400</text:p>
          </table:table-cell>
          <table:table-cell table:formula="of:=[.E814]+[.$J$6]" office:value-type="float" office:value="248.1">
            <text:p>248.1</text:p>
          </table:table-cell>
          <table:table-cell table:formula="of:=&quot;Y&quot; &amp; [.E815]" office:value-type="string" office:string-value="Y248.1">
            <text:p>Y248.1</text:p>
          </table:table-cell>
          <table:table-cell table:number-columns-repeated="8"/>
          <table:table-cell table:style-name="ce7" table:formula="of:=[.B816]" office:value-type="string" office:string-value="N823">
            <text:p>N823</text:p>
          </table:table-cell>
          <table:table-cell table:style-name="ce7" table:formula="of:=[.D816]" office:value-type="string" office:string-value="X6400">
            <text:p>X6400</text:p>
          </table:table-cell>
          <table:table-cell table:style-name="ce7" table:formula="of:=[.F816]" office:value-type="string" office:string-value="Y242.35">
            <text:p>Y242.3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&quot;N&quot;&amp;[.A816]" office:value-type="string" office:string-value="N823">
            <text:p>N823</text:p>
          </table:table-cell>
          <table:table-cell table:formula="of:=[.$J$7]" office:value-type="float" office:value="6400">
            <text:p>6400</text:p>
          </table:table-cell>
          <table:table-cell table:formula="of:= &quot;X&quot;&amp; [.C816]" office:value-type="string" office:string-value="X6400">
            <text:p>X6400</text:p>
          </table:table-cell>
          <table:table-cell table:formula="of:=[.E815]+[.$J$6]" office:value-type="float" office:value="242.35">
            <text:p>242.35</text:p>
          </table:table-cell>
          <table:table-cell table:formula="of:=&quot;Y&quot; &amp; [.E816]" office:value-type="string" office:string-value="Y242.35">
            <text:p>Y242.35</text:p>
          </table:table-cell>
          <table:table-cell table:number-columns-repeated="8"/>
          <table:table-cell table:style-name="ce7" table:formula="of:=[.B817]" office:value-type="string" office:string-value="N824">
            <text:p>N824</text:p>
          </table:table-cell>
          <table:table-cell table:style-name="ce7" table:formula="of:=[.D817]" office:value-type="string" office:string-value="X6400">
            <text:p>X6400</text:p>
          </table:table-cell>
          <table:table-cell table:style-name="ce7" table:formula="of:=[.F817]" office:value-type="string" office:string-value="Y236.6">
            <text:p>Y236.6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formula="of:=&quot;N&quot;&amp;[.A817]" office:value-type="string" office:string-value="N824">
            <text:p>N824</text:p>
          </table:table-cell>
          <table:table-cell table:formula="of:=[.$J$7]" office:value-type="float" office:value="6400">
            <text:p>6400</text:p>
          </table:table-cell>
          <table:table-cell table:formula="of:= &quot;X&quot;&amp; [.C817]" office:value-type="string" office:string-value="X6400">
            <text:p>X6400</text:p>
          </table:table-cell>
          <table:table-cell table:formula="of:=[.E816]+[.$J$6]" office:value-type="float" office:value="236.6">
            <text:p>236.6</text:p>
          </table:table-cell>
          <table:table-cell table:formula="of:=&quot;Y&quot; &amp; [.E817]" office:value-type="string" office:string-value="Y236.6">
            <text:p>Y236.6</text:p>
          </table:table-cell>
          <table:table-cell table:number-columns-repeated="8"/>
          <table:table-cell table:style-name="ce7" table:formula="of:=[.B818]" office:value-type="string" office:string-value="N825">
            <text:p>N825</text:p>
          </table:table-cell>
          <table:table-cell table:style-name="ce7" table:formula="of:=[.D818]" office:value-type="string" office:string-value="X6400">
            <text:p>X6400</text:p>
          </table:table-cell>
          <table:table-cell table:style-name="ce7" table:formula="of:=[.F818]" office:value-type="string" office:string-value="Y230.85">
            <text:p>Y230.8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&quot;N&quot;&amp;[.A818]" office:value-type="string" office:string-value="N825">
            <text:p>N825</text:p>
          </table:table-cell>
          <table:table-cell table:formula="of:=[.$J$7]" office:value-type="float" office:value="6400">
            <text:p>6400</text:p>
          </table:table-cell>
          <table:table-cell table:formula="of:= &quot;X&quot;&amp; [.C818]" office:value-type="string" office:string-value="X6400">
            <text:p>X6400</text:p>
          </table:table-cell>
          <table:table-cell table:formula="of:=[.E817]+[.$J$6]" office:value-type="float" office:value="230.85">
            <text:p>230.85</text:p>
          </table:table-cell>
          <table:table-cell table:formula="of:=&quot;Y&quot; &amp; [.E818]" office:value-type="string" office:string-value="Y230.85">
            <text:p>Y230.85</text:p>
          </table:table-cell>
          <table:table-cell table:number-columns-repeated="8"/>
          <table:table-cell table:style-name="ce7" table:formula="of:=[.B819]" office:value-type="string" office:string-value="N826">
            <text:p>N826</text:p>
          </table:table-cell>
          <table:table-cell table:style-name="ce7" table:formula="of:=[.D819]" office:value-type="string" office:string-value="X6400">
            <text:p>X6400</text:p>
          </table:table-cell>
          <table:table-cell table:style-name="ce7" table:formula="of:=[.F819]" office:value-type="string" office:string-value="Y225.1">
            <text:p>Y225.1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&quot;N&quot;&amp;[.A819]" office:value-type="string" office:string-value="N826">
            <text:p>N826</text:p>
          </table:table-cell>
          <table:table-cell table:formula="of:=[.$J$7]" office:value-type="float" office:value="6400">
            <text:p>6400</text:p>
          </table:table-cell>
          <table:table-cell table:formula="of:= &quot;X&quot;&amp; [.C819]" office:value-type="string" office:string-value="X6400">
            <text:p>X6400</text:p>
          </table:table-cell>
          <table:table-cell table:formula="of:=[.E818]+[.$J$6]" office:value-type="float" office:value="225.1">
            <text:p>225.1</text:p>
          </table:table-cell>
          <table:table-cell table:formula="of:=&quot;Y&quot; &amp; [.E819]" office:value-type="string" office:string-value="Y225.1">
            <text:p>Y225.1</text:p>
          </table:table-cell>
          <table:table-cell table:number-columns-repeated="8"/>
          <table:table-cell table:style-name="ce7" table:formula="of:=[.B820]" office:value-type="string" office:string-value="N827">
            <text:p>N827</text:p>
          </table:table-cell>
          <table:table-cell table:style-name="ce7" table:formula="of:=[.D820]" office:value-type="string" office:string-value="X6400">
            <text:p>X6400</text:p>
          </table:table-cell>
          <table:table-cell table:style-name="ce7" table:formula="of:=[.F820]" office:value-type="string" office:string-value="Y219.35">
            <text:p>Y219.3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&quot;N&quot;&amp;[.A820]" office:value-type="string" office:string-value="N827">
            <text:p>N827</text:p>
          </table:table-cell>
          <table:table-cell table:formula="of:=[.$J$7]" office:value-type="float" office:value="6400">
            <text:p>6400</text:p>
          </table:table-cell>
          <table:table-cell table:formula="of:= &quot;X&quot;&amp; [.C820]" office:value-type="string" office:string-value="X6400">
            <text:p>X6400</text:p>
          </table:table-cell>
          <table:table-cell table:formula="of:=[.E819]+[.$J$6]" office:value-type="float" office:value="219.35">
            <text:p>219.35</text:p>
          </table:table-cell>
          <table:table-cell table:formula="of:=&quot;Y&quot; &amp; [.E820]" office:value-type="string" office:string-value="Y219.35">
            <text:p>Y219.35</text:p>
          </table:table-cell>
          <table:table-cell table:number-columns-repeated="8"/>
          <table:table-cell table:style-name="ce7" table:formula="of:=[.B821]" office:value-type="string" office:string-value="N828">
            <text:p>N828</text:p>
          </table:table-cell>
          <table:table-cell table:style-name="ce7" table:formula="of:=[.D821]" office:value-type="string" office:string-value="X6400">
            <text:p>X6400</text:p>
          </table:table-cell>
          <table:table-cell table:style-name="ce7" table:formula="of:=[.F821]" office:value-type="string" office:string-value="Y213.6">
            <text:p>Y213.6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formula="of:=&quot;N&quot;&amp;[.A821]" office:value-type="string" office:string-value="N828">
            <text:p>N828</text:p>
          </table:table-cell>
          <table:table-cell table:formula="of:=[.$J$7]" office:value-type="float" office:value="6400">
            <text:p>6400</text:p>
          </table:table-cell>
          <table:table-cell table:formula="of:= &quot;X&quot;&amp; [.C821]" office:value-type="string" office:string-value="X6400">
            <text:p>X6400</text:p>
          </table:table-cell>
          <table:table-cell table:formula="of:=[.E820]+[.$J$6]" office:value-type="float" office:value="213.6">
            <text:p>213.6</text:p>
          </table:table-cell>
          <table:table-cell table:formula="of:=&quot;Y&quot; &amp; [.E821]" office:value-type="string" office:string-value="Y213.6">
            <text:p>Y213.6</text:p>
          </table:table-cell>
          <table:table-cell table:number-columns-repeated="8"/>
          <table:table-cell table:style-name="ce7" table:formula="of:=[.B822]" office:value-type="string" office:string-value="N829">
            <text:p>N829</text:p>
          </table:table-cell>
          <table:table-cell table:style-name="ce7" table:formula="of:=[.D822]" office:value-type="string" office:string-value="X6400">
            <text:p>X6400</text:p>
          </table:table-cell>
          <table:table-cell table:style-name="ce7" table:formula="of:=[.F822]" office:value-type="string" office:string-value="Y207.85">
            <text:p>Y207.8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&quot;N&quot;&amp;[.A822]" office:value-type="string" office:string-value="N829">
            <text:p>N829</text:p>
          </table:table-cell>
          <table:table-cell table:formula="of:=[.$J$7]" office:value-type="float" office:value="6400">
            <text:p>6400</text:p>
          </table:table-cell>
          <table:table-cell table:formula="of:= &quot;X&quot;&amp; [.C822]" office:value-type="string" office:string-value="X6400">
            <text:p>X6400</text:p>
          </table:table-cell>
          <table:table-cell table:formula="of:=[.E821]+[.$J$6]" office:value-type="float" office:value="207.85">
            <text:p>207.85</text:p>
          </table:table-cell>
          <table:table-cell table:formula="of:=&quot;Y&quot; &amp; [.E822]" office:value-type="string" office:string-value="Y207.85">
            <text:p>Y207.85</text:p>
          </table:table-cell>
          <table:table-cell table:number-columns-repeated="8"/>
          <table:table-cell table:style-name="ce7" table:formula="of:=[.B823]" office:value-type="string" office:string-value="N830">
            <text:p>N830</text:p>
          </table:table-cell>
          <table:table-cell table:style-name="ce7" table:formula="of:=[.D823]" office:value-type="string" office:string-value="X6400">
            <text:p>X6400</text:p>
          </table:table-cell>
          <table:table-cell table:style-name="ce7" table:formula="of:=[.F823]" office:value-type="string" office:string-value="Y202.1">
            <text:p>Y202.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&quot;N&quot;&amp;[.A823]" office:value-type="string" office:string-value="N830">
            <text:p>N830</text:p>
          </table:table-cell>
          <table:table-cell table:formula="of:=[.$J$7]" office:value-type="float" office:value="6400">
            <text:p>6400</text:p>
          </table:table-cell>
          <table:table-cell table:formula="of:= &quot;X&quot;&amp; [.C823]" office:value-type="string" office:string-value="X6400">
            <text:p>X6400</text:p>
          </table:table-cell>
          <table:table-cell table:formula="of:=[.E822]+[.$J$6]" office:value-type="float" office:value="202.1">
            <text:p>202.1</text:p>
          </table:table-cell>
          <table:table-cell table:formula="of:=&quot;Y&quot; &amp; [.E823]" office:value-type="string" office:string-value="Y202.1">
            <text:p>Y202.1</text:p>
          </table:table-cell>
          <table:table-cell table:number-columns-repeated="8"/>
          <table:table-cell table:style-name="ce7" table:formula="of:=[.B824]" office:value-type="string" office:string-value="N831">
            <text:p>N831</text:p>
          </table:table-cell>
          <table:table-cell table:style-name="ce7" table:formula="of:=[.D824]" office:value-type="string" office:string-value="X6400">
            <text:p>X6400</text:p>
          </table:table-cell>
          <table:table-cell table:style-name="ce7" table:formula="of:=[.F824]" office:value-type="string" office:string-value="Y196.35">
            <text:p>Y196.35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&quot;N&quot;&amp;[.A824]" office:value-type="string" office:string-value="N831">
            <text:p>N831</text:p>
          </table:table-cell>
          <table:table-cell table:formula="of:=[.$J$7]" office:value-type="float" office:value="6400">
            <text:p>6400</text:p>
          </table:table-cell>
          <table:table-cell table:formula="of:= &quot;X&quot;&amp; [.C824]" office:value-type="string" office:string-value="X6400">
            <text:p>X6400</text:p>
          </table:table-cell>
          <table:table-cell table:formula="of:=[.E823]+[.$J$6]" office:value-type="float" office:value="196.35">
            <text:p>196.35</text:p>
          </table:table-cell>
          <table:table-cell table:formula="of:=&quot;Y&quot; &amp; [.E824]" office:value-type="string" office:string-value="Y196.35">
            <text:p>Y196.35</text:p>
          </table:table-cell>
          <table:table-cell table:number-columns-repeated="8"/>
          <table:table-cell table:style-name="ce7" table:formula="of:=[.B825]" office:value-type="string" office:string-value="N832">
            <text:p>N832</text:p>
          </table:table-cell>
          <table:table-cell table:style-name="ce7" table:formula="of:=[.D825]" office:value-type="string" office:string-value="X6400">
            <text:p>X6400</text:p>
          </table:table-cell>
          <table:table-cell table:style-name="ce7" table:formula="of:=[.F825]" office:value-type="string" office:string-value="Y190.6">
            <text:p>Y190.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&quot;N&quot;&amp;[.A825]" office:value-type="string" office:string-value="N832">
            <text:p>N832</text:p>
          </table:table-cell>
          <table:table-cell table:formula="of:=[.$J$7]" office:value-type="float" office:value="6400">
            <text:p>6400</text:p>
          </table:table-cell>
          <table:table-cell table:formula="of:= &quot;X&quot;&amp; [.C825]" office:value-type="string" office:string-value="X6400">
            <text:p>X6400</text:p>
          </table:table-cell>
          <table:table-cell table:formula="of:=[.E824]+[.$J$6]" office:value-type="float" office:value="190.6">
            <text:p>190.6</text:p>
          </table:table-cell>
          <table:table-cell table:formula="of:=&quot;Y&quot; &amp; [.E825]" office:value-type="string" office:string-value="Y190.6">
            <text:p>Y190.6</text:p>
          </table:table-cell>
          <table:table-cell table:number-columns-repeated="8"/>
          <table:table-cell table:style-name="ce7" table:formula="of:=[.B826]" office:value-type="string" office:string-value="N833">
            <text:p>N833</text:p>
          </table:table-cell>
          <table:table-cell table:style-name="ce7" table:formula="of:=[.D826]" office:value-type="string" office:string-value="X6400">
            <text:p>X6400</text:p>
          </table:table-cell>
          <table:table-cell table:style-name="ce7" table:formula="of:=[.F826]" office:value-type="string" office:string-value="Y184.85">
            <text:p>Y184.85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&quot;N&quot;&amp;[.A826]" office:value-type="string" office:string-value="N833">
            <text:p>N833</text:p>
          </table:table-cell>
          <table:table-cell table:formula="of:=[.$J$7]" office:value-type="float" office:value="6400">
            <text:p>6400</text:p>
          </table:table-cell>
          <table:table-cell table:formula="of:= &quot;X&quot;&amp; [.C826]" office:value-type="string" office:string-value="X6400">
            <text:p>X6400</text:p>
          </table:table-cell>
          <table:table-cell table:formula="of:=[.E825]+[.$J$6]" office:value-type="float" office:value="184.85">
            <text:p>184.85</text:p>
          </table:table-cell>
          <table:table-cell table:formula="of:=&quot;Y&quot; &amp; [.E826]" office:value-type="string" office:string-value="Y184.85">
            <text:p>Y184.85</text:p>
          </table:table-cell>
          <table:table-cell table:number-columns-repeated="8"/>
          <table:table-cell table:style-name="ce7" table:formula="of:=[.B827]" office:value-type="string" office:string-value="N834">
            <text:p>N834</text:p>
          </table:table-cell>
          <table:table-cell table:style-name="ce7" table:formula="of:=[.D827]" office:value-type="string" office:string-value="X6400">
            <text:p>X6400</text:p>
          </table:table-cell>
          <table:table-cell table:style-name="ce7" table:formula="of:=[.F827]" office:value-type="string" office:string-value="Y179.1">
            <text:p>Y179.1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formula="of:=&quot;N&quot;&amp;[.A827]" office:value-type="string" office:string-value="N834">
            <text:p>N834</text:p>
          </table:table-cell>
          <table:table-cell table:formula="of:=[.$J$7]" office:value-type="float" office:value="6400">
            <text:p>6400</text:p>
          </table:table-cell>
          <table:table-cell table:formula="of:= &quot;X&quot;&amp; [.C827]" office:value-type="string" office:string-value="X6400">
            <text:p>X6400</text:p>
          </table:table-cell>
          <table:table-cell table:formula="of:=[.E826]+[.$J$6]" office:value-type="float" office:value="179.1">
            <text:p>179.1</text:p>
          </table:table-cell>
          <table:table-cell table:formula="of:=&quot;Y&quot; &amp; [.E827]" office:value-type="string" office:string-value="Y179.1">
            <text:p>Y179.1</text:p>
          </table:table-cell>
          <table:table-cell table:number-columns-repeated="8"/>
          <table:table-cell table:style-name="ce7" table:formula="of:=[.B828]" office:value-type="string" office:string-value="N835">
            <text:p>N835</text:p>
          </table:table-cell>
          <table:table-cell table:style-name="ce7" table:formula="of:=[.D828]" office:value-type="string" office:string-value="X6400">
            <text:p>X6400</text:p>
          </table:table-cell>
          <table:table-cell table:style-name="ce7" table:formula="of:=[.F828]" office:value-type="string" office:string-value="Y173.35">
            <text:p>Y173.35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&quot;N&quot;&amp;[.A828]" office:value-type="string" office:string-value="N835">
            <text:p>N835</text:p>
          </table:table-cell>
          <table:table-cell table:formula="of:=[.$J$7]" office:value-type="float" office:value="6400">
            <text:p>6400</text:p>
          </table:table-cell>
          <table:table-cell table:formula="of:= &quot;X&quot;&amp; [.C828]" office:value-type="string" office:string-value="X6400">
            <text:p>X6400</text:p>
          </table:table-cell>
          <table:table-cell table:formula="of:=[.E827]+[.$J$6]" office:value-type="float" office:value="173.35">
            <text:p>173.35</text:p>
          </table:table-cell>
          <table:table-cell table:formula="of:=&quot;Y&quot; &amp; [.E828]" office:value-type="string" office:string-value="Y173.35">
            <text:p>Y173.35</text:p>
          </table:table-cell>
          <table:table-cell table:number-columns-repeated="8"/>
          <table:table-cell table:style-name="ce7" table:formula="of:=[.B829]" office:value-type="string" office:string-value="N836">
            <text:p>N836</text:p>
          </table:table-cell>
          <table:table-cell table:style-name="ce7" table:formula="of:=[.D829]" office:value-type="string" office:string-value="X6400">
            <text:p>X6400</text:p>
          </table:table-cell>
          <table:table-cell table:style-name="ce7" table:formula="of:=[.F829]" office:value-type="string" office:string-value="Y167.6">
            <text:p>Y167.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formula="of:=&quot;N&quot;&amp;[.A829]" office:value-type="string" office:string-value="N836">
            <text:p>N836</text:p>
          </table:table-cell>
          <table:table-cell table:formula="of:=[.$J$7]" office:value-type="float" office:value="6400">
            <text:p>6400</text:p>
          </table:table-cell>
          <table:table-cell table:formula="of:= &quot;X&quot;&amp; [.C829]" office:value-type="string" office:string-value="X6400">
            <text:p>X6400</text:p>
          </table:table-cell>
          <table:table-cell table:formula="of:=[.E828]+[.$J$6]" office:value-type="float" office:value="167.6">
            <text:p>167.6</text:p>
          </table:table-cell>
          <table:table-cell table:formula="of:=&quot;Y&quot; &amp; [.E829]" office:value-type="string" office:string-value="Y167.6">
            <text:p>Y167.6</text:p>
          </table:table-cell>
          <table:table-cell table:number-columns-repeated="8"/>
          <table:table-cell table:style-name="ce7" table:formula="of:=[.B830]" office:value-type="string" office:string-value="N837">
            <text:p>N837</text:p>
          </table:table-cell>
          <table:table-cell table:style-name="ce7" table:formula="of:=[.D830]" office:value-type="string" office:string-value="X6400">
            <text:p>X6400</text:p>
          </table:table-cell>
          <table:table-cell table:style-name="ce7" table:formula="of:=[.F830]" office:value-type="string" office:string-value="Y161.85">
            <text:p>Y161.85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&quot;N&quot;&amp;[.A830]" office:value-type="string" office:string-value="N837">
            <text:p>N837</text:p>
          </table:table-cell>
          <table:table-cell table:formula="of:=[.$J$7]" office:value-type="float" office:value="6400">
            <text:p>6400</text:p>
          </table:table-cell>
          <table:table-cell table:formula="of:= &quot;X&quot;&amp; [.C830]" office:value-type="string" office:string-value="X6400">
            <text:p>X6400</text:p>
          </table:table-cell>
          <table:table-cell table:formula="of:=[.E829]+[.$J$6]" office:value-type="float" office:value="161.85">
            <text:p>161.85</text:p>
          </table:table-cell>
          <table:table-cell table:formula="of:=&quot;Y&quot; &amp; [.E830]" office:value-type="string" office:string-value="Y161.85">
            <text:p>Y161.85</text:p>
          </table:table-cell>
          <table:table-cell table:number-columns-repeated="8"/>
          <table:table-cell table:style-name="ce7" table:formula="of:=[.B831]" office:value-type="string" office:string-value="N838">
            <text:p>N838</text:p>
          </table:table-cell>
          <table:table-cell table:style-name="ce7" table:formula="of:=[.D831]" office:value-type="string" office:string-value="X6400">
            <text:p>X6400</text:p>
          </table:table-cell>
          <table:table-cell table:style-name="ce7" table:formula="of:=[.F831]" office:value-type="string" office:string-value="Y156.1">
            <text:p>Y156.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formula="of:=&quot;N&quot;&amp;[.A831]" office:value-type="string" office:string-value="N838">
            <text:p>N838</text:p>
          </table:table-cell>
          <table:table-cell table:formula="of:=[.$J$7]" office:value-type="float" office:value="6400">
            <text:p>6400</text:p>
          </table:table-cell>
          <table:table-cell table:formula="of:= &quot;X&quot;&amp; [.C831]" office:value-type="string" office:string-value="X6400">
            <text:p>X6400</text:p>
          </table:table-cell>
          <table:table-cell table:formula="of:=[.E830]+[.$J$6]" office:value-type="float" office:value="156.1">
            <text:p>156.1</text:p>
          </table:table-cell>
          <table:table-cell table:formula="of:=&quot;Y&quot; &amp; [.E831]" office:value-type="string" office:string-value="Y156.1">
            <text:p>Y156.1</text:p>
          </table:table-cell>
          <table:table-cell table:number-columns-repeated="8"/>
          <table:table-cell table:style-name="ce7" table:formula="of:=[.B832]" office:value-type="string" office:string-value="N839">
            <text:p>N839</text:p>
          </table:table-cell>
          <table:table-cell table:style-name="ce7" table:formula="of:=[.D832]" office:value-type="string" office:string-value="X6400">
            <text:p>X6400</text:p>
          </table:table-cell>
          <table:table-cell table:style-name="ce7" table:formula="of:=[.F832]" office:value-type="string" office:string-value="Y150.35">
            <text:p>Y150.35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&quot;N&quot;&amp;[.A832]" office:value-type="string" office:string-value="N839">
            <text:p>N839</text:p>
          </table:table-cell>
          <table:table-cell table:formula="of:=[.$J$7]" office:value-type="float" office:value="6400">
            <text:p>6400</text:p>
          </table:table-cell>
          <table:table-cell table:formula="of:= &quot;X&quot;&amp; [.C832]" office:value-type="string" office:string-value="X6400">
            <text:p>X6400</text:p>
          </table:table-cell>
          <table:table-cell table:formula="of:=[.E831]+[.$J$6]" office:value-type="float" office:value="150.35">
            <text:p>150.35</text:p>
          </table:table-cell>
          <table:table-cell table:formula="of:=&quot;Y&quot; &amp; [.E832]" office:value-type="string" office:string-value="Y150.35">
            <text:p>Y150.35</text:p>
          </table:table-cell>
          <table:table-cell table:number-columns-repeated="8"/>
          <table:table-cell table:style-name="ce7" table:formula="of:=[.B833]" office:value-type="string" office:string-value="N840">
            <text:p>N840</text:p>
          </table:table-cell>
          <table:table-cell table:style-name="ce7" table:formula="of:=[.D833]" office:value-type="string" office:string-value="X6400">
            <text:p>X6400</text:p>
          </table:table-cell>
          <table:table-cell table:style-name="ce7" table:formula="of:=[.F833]" office:value-type="string" office:string-value="Y144.6">
            <text:p>Y144.6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&quot;N&quot;&amp;[.A833]" office:value-type="string" office:string-value="N840">
            <text:p>N840</text:p>
          </table:table-cell>
          <table:table-cell table:formula="of:=[.$J$7]" office:value-type="float" office:value="6400">
            <text:p>6400</text:p>
          </table:table-cell>
          <table:table-cell table:formula="of:= &quot;X&quot;&amp; [.C833]" office:value-type="string" office:string-value="X6400">
            <text:p>X6400</text:p>
          </table:table-cell>
          <table:table-cell table:formula="of:=[.E832]+[.$J$6]" office:value-type="float" office:value="144.6">
            <text:p>144.6</text:p>
          </table:table-cell>
          <table:table-cell table:formula="of:=&quot;Y&quot; &amp; [.E833]" office:value-type="string" office:string-value="Y144.6">
            <text:p>Y144.6</text:p>
          </table:table-cell>
          <table:table-cell table:number-columns-repeated="8"/>
          <table:table-cell table:style-name="ce7" table:formula="of:=[.B834]" office:value-type="string" office:string-value="N841">
            <text:p>N841</text:p>
          </table:table-cell>
          <table:table-cell table:style-name="ce7" table:formula="of:=[.D834]" office:value-type="string" office:string-value="X6400">
            <text:p>X6400</text:p>
          </table:table-cell>
          <table:table-cell table:style-name="ce7" table:formula="of:=[.F834]" office:value-type="string" office:string-value="Y138.85">
            <text:p>Y138.85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&quot;N&quot;&amp;[.A834]" office:value-type="string" office:string-value="N841">
            <text:p>N841</text:p>
          </table:table-cell>
          <table:table-cell table:formula="of:=[.$J$7]" office:value-type="float" office:value="6400">
            <text:p>6400</text:p>
          </table:table-cell>
          <table:table-cell table:formula="of:= &quot;X&quot;&amp; [.C834]" office:value-type="string" office:string-value="X6400">
            <text:p>X6400</text:p>
          </table:table-cell>
          <table:table-cell table:formula="of:=[.E833]+[.$J$6]" office:value-type="float" office:value="138.85">
            <text:p>138.85</text:p>
          </table:table-cell>
          <table:table-cell table:formula="of:=&quot;Y&quot; &amp; [.E834]" office:value-type="string" office:string-value="Y138.85">
            <text:p>Y138.85</text:p>
          </table:table-cell>
          <table:table-cell table:number-columns-repeated="8"/>
          <table:table-cell table:style-name="ce7" table:formula="of:=[.B835]" office:value-type="string" office:string-value="N842">
            <text:p>N842</text:p>
          </table:table-cell>
          <table:table-cell table:style-name="ce7" table:formula="of:=[.D835]" office:value-type="string" office:string-value="X6400">
            <text:p>X6400</text:p>
          </table:table-cell>
          <table:table-cell table:style-name="ce7" table:formula="of:=[.F835]" office:value-type="string" office:string-value="Y133.1">
            <text:p>Y133.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formula="of:=&quot;N&quot;&amp;[.A835]" office:value-type="string" office:string-value="N842">
            <text:p>N842</text:p>
          </table:table-cell>
          <table:table-cell table:formula="of:=[.$J$7]" office:value-type="float" office:value="6400">
            <text:p>6400</text:p>
          </table:table-cell>
          <table:table-cell table:formula="of:= &quot;X&quot;&amp; [.C835]" office:value-type="string" office:string-value="X6400">
            <text:p>X6400</text:p>
          </table:table-cell>
          <table:table-cell table:formula="of:=[.E834]+[.$J$6]" office:value-type="float" office:value="133.1">
            <text:p>133.1</text:p>
          </table:table-cell>
          <table:table-cell table:formula="of:=&quot;Y&quot; &amp; [.E835]" office:value-type="string" office:string-value="Y133.1">
            <text:p>Y133.1</text:p>
          </table:table-cell>
          <table:table-cell table:number-columns-repeated="8"/>
          <table:table-cell table:style-name="ce7" table:formula="of:=[.B836]" office:value-type="string" office:string-value="N843">
            <text:p>N843</text:p>
          </table:table-cell>
          <table:table-cell table:style-name="ce7" table:formula="of:=[.D836]" office:value-type="string" office:string-value="X6400">
            <text:p>X6400</text:p>
          </table:table-cell>
          <table:table-cell table:style-name="ce7" table:formula="of:=[.F836]" office:value-type="string" office:string-value="Y127.35">
            <text:p>Y127.35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&quot;N&quot;&amp;[.A836]" office:value-type="string" office:string-value="N843">
            <text:p>N843</text:p>
          </table:table-cell>
          <table:table-cell table:formula="of:=[.$J$7]" office:value-type="float" office:value="6400">
            <text:p>6400</text:p>
          </table:table-cell>
          <table:table-cell table:formula="of:= &quot;X&quot;&amp; [.C836]" office:value-type="string" office:string-value="X6400">
            <text:p>X6400</text:p>
          </table:table-cell>
          <table:table-cell table:formula="of:=[.E835]+[.$J$6]" office:value-type="float" office:value="127.35">
            <text:p>127.35</text:p>
          </table:table-cell>
          <table:table-cell table:formula="of:=&quot;Y&quot; &amp; [.E836]" office:value-type="string" office:string-value="Y127.35">
            <text:p>Y127.35</text:p>
          </table:table-cell>
          <table:table-cell table:number-columns-repeated="8"/>
          <table:table-cell table:style-name="ce7" table:formula="of:=[.B837]" office:value-type="string" office:string-value="N844">
            <text:p>N844</text:p>
          </table:table-cell>
          <table:table-cell table:style-name="ce7" table:formula="of:=[.D837]" office:value-type="string" office:string-value="X6400">
            <text:p>X6400</text:p>
          </table:table-cell>
          <table:table-cell table:style-name="ce7" table:formula="of:=[.F837]" office:value-type="string" office:string-value="Y121.6">
            <text:p>Y121.6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formula="of:=&quot;N&quot;&amp;[.A837]" office:value-type="string" office:string-value="N844">
            <text:p>N844</text:p>
          </table:table-cell>
          <table:table-cell table:formula="of:=[.$J$7]" office:value-type="float" office:value="6400">
            <text:p>6400</text:p>
          </table:table-cell>
          <table:table-cell table:formula="of:= &quot;X&quot;&amp; [.C837]" office:value-type="string" office:string-value="X6400">
            <text:p>X6400</text:p>
          </table:table-cell>
          <table:table-cell table:formula="of:=[.E836]+[.$J$6]" office:value-type="float" office:value="121.6">
            <text:p>121.6</text:p>
          </table:table-cell>
          <table:table-cell table:formula="of:=&quot;Y&quot; &amp; [.E837]" office:value-type="string" office:string-value="Y121.6">
            <text:p>Y121.6</text:p>
          </table:table-cell>
          <table:table-cell table:number-columns-repeated="8"/>
          <table:table-cell table:style-name="ce7" table:formula="of:=[.B838]" office:value-type="string" office:string-value="N845">
            <text:p>N845</text:p>
          </table:table-cell>
          <table:table-cell table:style-name="ce7" table:formula="of:=[.D838]" office:value-type="string" office:string-value="X6400">
            <text:p>X6400</text:p>
          </table:table-cell>
          <table:table-cell table:style-name="ce7" table:formula="of:=[.F838]" office:value-type="string" office:string-value="Y115.85">
            <text:p>Y115.85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&quot;N&quot;&amp;[.A838]" office:value-type="string" office:string-value="N845">
            <text:p>N845</text:p>
          </table:table-cell>
          <table:table-cell table:formula="of:=[.$J$7]" office:value-type="float" office:value="6400">
            <text:p>6400</text:p>
          </table:table-cell>
          <table:table-cell table:formula="of:= &quot;X&quot;&amp; [.C838]" office:value-type="string" office:string-value="X6400">
            <text:p>X6400</text:p>
          </table:table-cell>
          <table:table-cell table:formula="of:=[.E837]+[.$J$6]" office:value-type="float" office:value="115.85">
            <text:p>115.85</text:p>
          </table:table-cell>
          <table:table-cell table:formula="of:=&quot;Y&quot; &amp; [.E838]" office:value-type="string" office:string-value="Y115.85">
            <text:p>Y115.85</text:p>
          </table:table-cell>
          <table:table-cell table:number-columns-repeated="8"/>
          <table:table-cell table:style-name="ce7" table:formula="of:=[.B839]" office:value-type="string" office:string-value="N846">
            <text:p>N846</text:p>
          </table:table-cell>
          <table:table-cell table:style-name="ce7" table:formula="of:=[.D839]" office:value-type="string" office:string-value="X6400">
            <text:p>X6400</text:p>
          </table:table-cell>
          <table:table-cell table:style-name="ce7" table:formula="of:=[.F839]" office:value-type="string" office:string-value="Y110.1">
            <text:p>Y110.1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formula="of:=&quot;N&quot;&amp;[.A839]" office:value-type="string" office:string-value="N846">
            <text:p>N846</text:p>
          </table:table-cell>
          <table:table-cell table:formula="of:=[.$J$7]" office:value-type="float" office:value="6400">
            <text:p>6400</text:p>
          </table:table-cell>
          <table:table-cell table:formula="of:= &quot;X&quot;&amp; [.C839]" office:value-type="string" office:string-value="X6400">
            <text:p>X6400</text:p>
          </table:table-cell>
          <table:table-cell table:formula="of:=[.E838]+[.$J$6]" office:value-type="float" office:value="110.1">
            <text:p>110.1</text:p>
          </table:table-cell>
          <table:table-cell table:formula="of:=&quot;Y&quot; &amp; [.E839]" office:value-type="string" office:string-value="Y110.1">
            <text:p>Y110.1</text:p>
          </table:table-cell>
          <table:table-cell table:number-columns-repeated="8"/>
          <table:table-cell table:style-name="ce7" table:formula="of:=[.B840]" office:value-type="string" office:string-value="N847">
            <text:p>N847</text:p>
          </table:table-cell>
          <table:table-cell table:style-name="ce7" table:formula="of:=[.D840]" office:value-type="string" office:string-value="X6400">
            <text:p>X6400</text:p>
          </table:table-cell>
          <table:table-cell table:style-name="ce7" table:formula="of:=[.F840]" office:value-type="string" office:string-value="Y104.35">
            <text:p>Y104.35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formula="of:=&quot;N&quot;&amp;[.A840]" office:value-type="string" office:string-value="N847">
            <text:p>N847</text:p>
          </table:table-cell>
          <table:table-cell table:formula="of:=[.$J$7]" office:value-type="float" office:value="6400">
            <text:p>6400</text:p>
          </table:table-cell>
          <table:table-cell table:formula="of:= &quot;X&quot;&amp; [.C840]" office:value-type="string" office:string-value="X6400">
            <text:p>X6400</text:p>
          </table:table-cell>
          <table:table-cell table:formula="of:=[.E839]+[.$J$6]" office:value-type="float" office:value="104.35">
            <text:p>104.35</text:p>
          </table:table-cell>
          <table:table-cell table:formula="of:=&quot;Y&quot; &amp; [.E840]" office:value-type="string" office:string-value="Y104.35">
            <text:p>Y104.35</text:p>
          </table:table-cell>
          <table:table-cell table:number-columns-repeated="8"/>
          <table:table-cell table:style-name="ce7" table:formula="of:=[.B841]" office:value-type="string" office:string-value="N848">
            <text:p>N848</text:p>
          </table:table-cell>
          <table:table-cell table:style-name="ce7" table:formula="of:=[.D841]" office:value-type="string" office:string-value="X6400">
            <text:p>X6400</text:p>
          </table:table-cell>
          <table:table-cell table:style-name="ce7" table:formula="of:=[.F841]" office:value-type="string" office:string-value="Y98.6">
            <text:p>Y98.6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&quot;N&quot;&amp;[.A841]" office:value-type="string" office:string-value="N848">
            <text:p>N848</text:p>
          </table:table-cell>
          <table:table-cell table:formula="of:=[.$J$7]" office:value-type="float" office:value="6400">
            <text:p>6400</text:p>
          </table:table-cell>
          <table:table-cell table:formula="of:= &quot;X&quot;&amp; [.C841]" office:value-type="string" office:string-value="X6400">
            <text:p>X6400</text:p>
          </table:table-cell>
          <table:table-cell table:formula="of:=[.E840]+[.$J$6]" office:value-type="float" office:value="98.6">
            <text:p>98.6</text:p>
          </table:table-cell>
          <table:table-cell table:formula="of:=&quot;Y&quot; &amp; [.E841]" office:value-type="string" office:string-value="Y98.6">
            <text:p>Y98.6</text:p>
          </table:table-cell>
          <table:table-cell table:number-columns-repeated="8"/>
          <table:table-cell table:style-name="ce7" table:formula="of:=[.B842]" office:value-type="string" office:string-value="N849">
            <text:p>N849</text:p>
          </table:table-cell>
          <table:table-cell table:style-name="ce7" table:formula="of:=[.D842]" office:value-type="string" office:string-value="X6400">
            <text:p>X6400</text:p>
          </table:table-cell>
          <table:table-cell table:style-name="ce7" table:formula="of:=[.F842]" office:value-type="string" office:string-value="Y92.85">
            <text:p>Y92.8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formula="of:=&quot;N&quot;&amp;[.A842]" office:value-type="string" office:string-value="N849">
            <text:p>N849</text:p>
          </table:table-cell>
          <table:table-cell table:formula="of:=[.$J$7]" office:value-type="float" office:value="6400">
            <text:p>6400</text:p>
          </table:table-cell>
          <table:table-cell table:formula="of:= &quot;X&quot;&amp; [.C842]" office:value-type="string" office:string-value="X6400">
            <text:p>X6400</text:p>
          </table:table-cell>
          <table:table-cell table:formula="of:=[.E841]+[.$J$6]" office:value-type="float" office:value="92.85">
            <text:p>92.85</text:p>
          </table:table-cell>
          <table:table-cell table:formula="of:=&quot;Y&quot; &amp; [.E842]" office:value-type="string" office:string-value="Y92.85">
            <text:p>Y92.85</text:p>
          </table:table-cell>
          <table:table-cell table:number-columns-repeated="8"/>
          <table:table-cell table:style-name="ce7" table:formula="of:=[.B843]" office:value-type="string" office:string-value="N850">
            <text:p>N850</text:p>
          </table:table-cell>
          <table:table-cell table:style-name="ce7" table:formula="of:=[.D843]" office:value-type="string" office:string-value="X6400">
            <text:p>X6400</text:p>
          </table:table-cell>
          <table:table-cell table:style-name="ce7" table:formula="of:=[.F843]" office:value-type="string" office:string-value="Y87.1">
            <text:p>Y87.1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&quot;N&quot;&amp;[.A843]" office:value-type="string" office:string-value="N850">
            <text:p>N850</text:p>
          </table:table-cell>
          <table:table-cell table:formula="of:=[.$J$7]" office:value-type="float" office:value="6400">
            <text:p>6400</text:p>
          </table:table-cell>
          <table:table-cell table:formula="of:= &quot;X&quot;&amp; [.C843]" office:value-type="string" office:string-value="X6400">
            <text:p>X6400</text:p>
          </table:table-cell>
          <table:table-cell table:formula="of:=[.E842]+[.$J$6]" office:value-type="float" office:value="87.1">
            <text:p>87.1</text:p>
          </table:table-cell>
          <table:table-cell table:formula="of:=&quot;Y&quot; &amp; [.E843]" office:value-type="string" office:string-value="Y87.1">
            <text:p>Y87.1</text:p>
          </table:table-cell>
          <table:table-cell table:number-columns-repeated="8"/>
          <table:table-cell table:style-name="ce7" table:formula="of:=[.B844]" office:value-type="string" office:string-value="N851">
            <text:p>N851</text:p>
          </table:table-cell>
          <table:table-cell table:style-name="ce7" table:formula="of:=[.D844]" office:value-type="string" office:string-value="X6400">
            <text:p>X6400</text:p>
          </table:table-cell>
          <table:table-cell table:style-name="ce7" table:formula="of:=[.F844]" office:value-type="string" office:string-value="Y81.35">
            <text:p>Y81.35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formula="of:=&quot;N&quot;&amp;[.A844]" office:value-type="string" office:string-value="N851">
            <text:p>N851</text:p>
          </table:table-cell>
          <table:table-cell table:formula="of:=[.$J$7]" office:value-type="float" office:value="6400">
            <text:p>6400</text:p>
          </table:table-cell>
          <table:table-cell table:formula="of:= &quot;X&quot;&amp; [.C844]" office:value-type="string" office:string-value="X6400">
            <text:p>X6400</text:p>
          </table:table-cell>
          <table:table-cell table:formula="of:=[.E843]+[.$J$6]" office:value-type="float" office:value="81.35">
            <text:p>81.35</text:p>
          </table:table-cell>
          <table:table-cell table:formula="of:=&quot;Y&quot; &amp; [.E844]" office:value-type="string" office:string-value="Y81.35">
            <text:p>Y81.35</text:p>
          </table:table-cell>
          <table:table-cell table:number-columns-repeated="8"/>
          <table:table-cell table:style-name="ce7" table:formula="of:=[.B845]" office:value-type="string" office:string-value="N852">
            <text:p>N852</text:p>
          </table:table-cell>
          <table:table-cell table:style-name="ce7" table:formula="of:=[.D845]" office:value-type="string" office:string-value="X6400">
            <text:p>X6400</text:p>
          </table:table-cell>
          <table:table-cell table:style-name="ce7" table:formula="of:=[.F845]" office:value-type="string" office:string-value="Y75.6">
            <text:p>Y75.6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&quot;N&quot;&amp;[.A845]" office:value-type="string" office:string-value="N852">
            <text:p>N852</text:p>
          </table:table-cell>
          <table:table-cell table:formula="of:=[.$J$7]" office:value-type="float" office:value="6400">
            <text:p>6400</text:p>
          </table:table-cell>
          <table:table-cell table:formula="of:= &quot;X&quot;&amp; [.C845]" office:value-type="string" office:string-value="X6400">
            <text:p>X6400</text:p>
          </table:table-cell>
          <table:table-cell table:formula="of:=[.E844]+[.$J$6]" office:value-type="float" office:value="75.6">
            <text:p>75.6</text:p>
          </table:table-cell>
          <table:table-cell table:formula="of:=&quot;Y&quot; &amp; [.E845]" office:value-type="string" office:string-value="Y75.6">
            <text:p>Y75.6</text:p>
          </table:table-cell>
          <table:table-cell table:number-columns-repeated="8"/>
          <table:table-cell table:style-name="ce7" table:formula="of:=[.B846]" office:value-type="string" office:string-value="N853">
            <text:p>N853</text:p>
          </table:table-cell>
          <table:table-cell table:style-name="ce7" table:formula="of:=[.D846]" office:value-type="string" office:string-value="X6400">
            <text:p>X6400</text:p>
          </table:table-cell>
          <table:table-cell table:style-name="ce7" table:formula="of:=[.F846]" office:value-type="string" office:string-value="Y69.85">
            <text:p>Y69.85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&quot;N&quot;&amp;[.A846]" office:value-type="string" office:string-value="N853">
            <text:p>N853</text:p>
          </table:table-cell>
          <table:table-cell table:formula="of:=[.$J$7]" office:value-type="float" office:value="6400">
            <text:p>6400</text:p>
          </table:table-cell>
          <table:table-cell table:formula="of:= &quot;X&quot;&amp; [.C846]" office:value-type="string" office:string-value="X6400">
            <text:p>X6400</text:p>
          </table:table-cell>
          <table:table-cell table:formula="of:=[.E845]+[.$J$6]" office:value-type="float" office:value="69.85">
            <text:p>69.85</text:p>
          </table:table-cell>
          <table:table-cell table:formula="of:=&quot;Y&quot; &amp; [.E846]" office:value-type="string" office:string-value="Y69.85">
            <text:p>Y69.85</text:p>
          </table:table-cell>
          <table:table-cell table:number-columns-repeated="8"/>
          <table:table-cell table:style-name="ce7" table:formula="of:=[.B847]" office:value-type="string" office:string-value="N854">
            <text:p>N854</text:p>
          </table:table-cell>
          <table:table-cell table:style-name="ce7" table:formula="of:=[.D847]" office:value-type="string" office:string-value="X6400">
            <text:p>X6400</text:p>
          </table:table-cell>
          <table:table-cell table:style-name="ce7" table:formula="of:=[.F847]" office:value-type="string" office:string-value="Y64.1">
            <text:p>Y64.1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&quot;N&quot;&amp;[.A847]" office:value-type="string" office:string-value="N854">
            <text:p>N854</text:p>
          </table:table-cell>
          <table:table-cell table:formula="of:=[.$J$7]" office:value-type="float" office:value="6400">
            <text:p>6400</text:p>
          </table:table-cell>
          <table:table-cell table:formula="of:= &quot;X&quot;&amp; [.C847]" office:value-type="string" office:string-value="X6400">
            <text:p>X6400</text:p>
          </table:table-cell>
          <table:table-cell table:formula="of:=[.E846]+[.$J$6]" office:value-type="float" office:value="64.1">
            <text:p>64.1</text:p>
          </table:table-cell>
          <table:table-cell table:formula="of:=&quot;Y&quot; &amp; [.E847]" office:value-type="string" office:string-value="Y64.1">
            <text:p>Y64.1</text:p>
          </table:table-cell>
          <table:table-cell table:number-columns-repeated="8"/>
          <table:table-cell table:style-name="ce7" table:formula="of:=[.B848]" office:value-type="string" office:string-value="N855">
            <text:p>N855</text:p>
          </table:table-cell>
          <table:table-cell table:style-name="ce7" table:formula="of:=[.D848]" office:value-type="string" office:string-value="X6400">
            <text:p>X6400</text:p>
          </table:table-cell>
          <table:table-cell table:style-name="ce7" table:formula="of:=[.F848]" office:value-type="string" office:string-value="Y58.35">
            <text:p>Y58.35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formula="of:=&quot;N&quot;&amp;[.A848]" office:value-type="string" office:string-value="N855">
            <text:p>N855</text:p>
          </table:table-cell>
          <table:table-cell table:formula="of:=[.$J$7]" office:value-type="float" office:value="6400">
            <text:p>6400</text:p>
          </table:table-cell>
          <table:table-cell table:formula="of:= &quot;X&quot;&amp; [.C848]" office:value-type="string" office:string-value="X6400">
            <text:p>X6400</text:p>
          </table:table-cell>
          <table:table-cell table:formula="of:=[.E847]+[.$J$6]" office:value-type="float" office:value="58.35">
            <text:p>58.35</text:p>
          </table:table-cell>
          <table:table-cell table:formula="of:=&quot;Y&quot; &amp; [.E848]" office:value-type="string" office:string-value="Y58.35">
            <text:p>Y58.35</text:p>
          </table:table-cell>
          <table:table-cell table:number-columns-repeated="8"/>
          <table:table-cell table:style-name="ce7" table:formula="of:=[.B849]" office:value-type="string" office:string-value="N856">
            <text:p>N856</text:p>
          </table:table-cell>
          <table:table-cell table:style-name="ce7" table:formula="of:=[.D849]" office:value-type="string" office:string-value="X6400">
            <text:p>X6400</text:p>
          </table:table-cell>
          <table:table-cell table:style-name="ce7" table:formula="of:=[.F849]" office:value-type="string" office:string-value="Y52.6">
            <text:p>Y52.6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&quot;N&quot;&amp;[.A849]" office:value-type="string" office:string-value="N856">
            <text:p>N856</text:p>
          </table:table-cell>
          <table:table-cell table:formula="of:=[.$J$7]" office:value-type="float" office:value="6400">
            <text:p>6400</text:p>
          </table:table-cell>
          <table:table-cell table:formula="of:= &quot;X&quot;&amp; [.C849]" office:value-type="string" office:string-value="X6400">
            <text:p>X6400</text:p>
          </table:table-cell>
          <table:table-cell table:formula="of:=[.E848]+[.$J$6]" office:value-type="float" office:value="52.6">
            <text:p>52.6</text:p>
          </table:table-cell>
          <table:table-cell table:formula="of:=&quot;Y&quot; &amp; [.E849]" office:value-type="string" office:string-value="Y52.6">
            <text:p>Y52.6</text:p>
          </table:table-cell>
          <table:table-cell table:number-columns-repeated="8"/>
          <table:table-cell table:style-name="ce7" table:formula="of:=[.B850]" office:value-type="string" office:string-value="N857">
            <text:p>N857</text:p>
          </table:table-cell>
          <table:table-cell table:style-name="ce7" table:formula="of:=[.D850]" office:value-type="string" office:string-value="X6400">
            <text:p>X6400</text:p>
          </table:table-cell>
          <table:table-cell table:style-name="ce7" table:formula="of:=[.F850]" office:value-type="string" office:string-value="Y46.85">
            <text:p>Y46.85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formula="of:=&quot;N&quot;&amp;[.A850]" office:value-type="string" office:string-value="N857">
            <text:p>N857</text:p>
          </table:table-cell>
          <table:table-cell table:formula="of:=[.$J$7]" office:value-type="float" office:value="6400">
            <text:p>6400</text:p>
          </table:table-cell>
          <table:table-cell table:formula="of:= &quot;X&quot;&amp; [.C850]" office:value-type="string" office:string-value="X6400">
            <text:p>X6400</text:p>
          </table:table-cell>
          <table:table-cell table:formula="of:=[.E849]+[.$J$6]" office:value-type="float" office:value="46.85">
            <text:p>46.85</text:p>
          </table:table-cell>
          <table:table-cell table:formula="of:=&quot;Y&quot; &amp; [.E850]" office:value-type="string" office:string-value="Y46.85">
            <text:p>Y46.85</text:p>
          </table:table-cell>
          <table:table-cell table:number-columns-repeated="8"/>
          <table:table-cell table:style-name="ce7" table:formula="of:=[.B851]" office:value-type="string" office:string-value="N858">
            <text:p>N858</text:p>
          </table:table-cell>
          <table:table-cell table:style-name="ce7" table:formula="of:=[.D851]" office:value-type="string" office:string-value="X6400">
            <text:p>X6400</text:p>
          </table:table-cell>
          <table:table-cell table:style-name="ce7" table:formula="of:=[.F851]" office:value-type="string" office:string-value="Y41.1">
            <text:p>Y41.1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&quot;N&quot;&amp;[.A851]" office:value-type="string" office:string-value="N858">
            <text:p>N858</text:p>
          </table:table-cell>
          <table:table-cell table:formula="of:=[.$J$7]" office:value-type="float" office:value="6400">
            <text:p>6400</text:p>
          </table:table-cell>
          <table:table-cell table:formula="of:= &quot;X&quot;&amp; [.C851]" office:value-type="string" office:string-value="X6400">
            <text:p>X6400</text:p>
          </table:table-cell>
          <table:table-cell table:formula="of:=[.E850]+[.$J$6]" office:value-type="float" office:value="41.1">
            <text:p>41.1</text:p>
          </table:table-cell>
          <table:table-cell table:formula="of:=&quot;Y&quot; &amp; [.E851]" office:value-type="string" office:string-value="Y41.1">
            <text:p>Y41.1</text:p>
          </table:table-cell>
          <table:table-cell table:number-columns-repeated="8"/>
          <table:table-cell table:style-name="ce7" table:formula="of:=[.B852]" office:value-type="string" office:string-value="N859">
            <text:p>N859</text:p>
          </table:table-cell>
          <table:table-cell table:style-name="ce7" table:formula="of:=[.D852]" office:value-type="string" office:string-value="X6400">
            <text:p>X6400</text:p>
          </table:table-cell>
          <table:table-cell table:style-name="ce7" table:formula="of:=[.F852]" office:value-type="string" office:string-value="Y35.35">
            <text:p>Y35.3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formula="of:=&quot;N&quot;&amp;[.A852]" office:value-type="string" office:string-value="N859">
            <text:p>N859</text:p>
          </table:table-cell>
          <table:table-cell table:formula="of:=[.$J$7]" office:value-type="float" office:value="6400">
            <text:p>6400</text:p>
          </table:table-cell>
          <table:table-cell table:formula="of:= &quot;X&quot;&amp; [.C852]" office:value-type="string" office:string-value="X6400">
            <text:p>X6400</text:p>
          </table:table-cell>
          <table:table-cell table:formula="of:=[.E851]+[.$J$6]" office:value-type="float" office:value="35.35">
            <text:p>35.35</text:p>
          </table:table-cell>
          <table:table-cell table:formula="of:=&quot;Y&quot; &amp; [.E852]" office:value-type="string" office:string-value="Y35.35">
            <text:p>Y35.35</text:p>
          </table:table-cell>
          <table:table-cell table:number-columns-repeated="8"/>
          <table:table-cell table:style-name="ce7" table:formula="of:=[.B853]" office:value-type="string" office:string-value="N860">
            <text:p>N860</text:p>
          </table:table-cell>
          <table:table-cell table:style-name="ce7" table:formula="of:=[.D853]" office:value-type="string" office:string-value="X6400">
            <text:p>X6400</text:p>
          </table:table-cell>
          <table:table-cell table:style-name="ce7" table:formula="of:=[.F853]" office:value-type="string" office:string-value="Y29.6">
            <text:p>Y29.6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&quot;N&quot;&amp;[.A853]" office:value-type="string" office:string-value="N860">
            <text:p>N860</text:p>
          </table:table-cell>
          <table:table-cell table:formula="of:=[.$J$7]" office:value-type="float" office:value="6400">
            <text:p>6400</text:p>
          </table:table-cell>
          <table:table-cell table:formula="of:= &quot;X&quot;&amp; [.C853]" office:value-type="string" office:string-value="X6400">
            <text:p>X6400</text:p>
          </table:table-cell>
          <table:table-cell table:formula="of:=[.E852]+[.$J$6]" office:value-type="float" office:value="29.6">
            <text:p>29.6</text:p>
          </table:table-cell>
          <table:table-cell table:formula="of:=&quot;Y&quot; &amp; [.E853]" office:value-type="string" office:string-value="Y29.6">
            <text:p>Y29.6</text:p>
          </table:table-cell>
          <table:table-cell table:number-columns-repeated="8"/>
          <table:table-cell table:style-name="ce7" table:formula="of:=[.B854]" office:value-type="string" office:string-value="N861">
            <text:p>N861</text:p>
          </table:table-cell>
          <table:table-cell table:style-name="ce7" table:formula="of:=[.D854]" office:value-type="string" office:string-value="X6400">
            <text:p>X6400</text:p>
          </table:table-cell>
          <table:table-cell table:style-name="ce7" table:formula="of:=[.F854]" office:value-type="string" office:string-value="Y23.85">
            <text:p>Y23.85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formula="of:=&quot;N&quot;&amp;[.A854]" office:value-type="string" office:string-value="N861">
            <text:p>N861</text:p>
          </table:table-cell>
          <table:table-cell table:formula="of:=[.$J$7]" office:value-type="float" office:value="6400">
            <text:p>6400</text:p>
          </table:table-cell>
          <table:table-cell table:formula="of:= &quot;X&quot;&amp; [.C854]" office:value-type="string" office:string-value="X6400">
            <text:p>X6400</text:p>
          </table:table-cell>
          <table:table-cell table:formula="of:=[.E853]+[.$J$6]" office:value-type="float" office:value="23.85">
            <text:p>23.85</text:p>
          </table:table-cell>
          <table:table-cell table:formula="of:=&quot;Y&quot; &amp; [.E854]" office:value-type="string" office:string-value="Y23.85">
            <text:p>Y23.85</text:p>
          </table:table-cell>
          <table:table-cell table:number-columns-repeated="8"/>
          <table:table-cell table:style-name="ce7" table:formula="of:=[.B855]" office:value-type="string" office:string-value="N862">
            <text:p>N862</text:p>
          </table:table-cell>
          <table:table-cell table:style-name="ce7" table:formula="of:=[.D855]" office:value-type="string" office:string-value="X6400">
            <text:p>X6400</text:p>
          </table:table-cell>
          <table:table-cell table:style-name="ce7" table:formula="of:=[.F855]" office:value-type="string" office:string-value="Y18.1">
            <text:p>Y18.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&quot;N&quot;&amp;[.A855]" office:value-type="string" office:string-value="N862">
            <text:p>N862</text:p>
          </table:table-cell>
          <table:table-cell table:formula="of:=[.$J$7]" office:value-type="float" office:value="6400">
            <text:p>6400</text:p>
          </table:table-cell>
          <table:table-cell table:formula="of:= &quot;X&quot;&amp; [.C855]" office:value-type="string" office:string-value="X6400">
            <text:p>X6400</text:p>
          </table:table-cell>
          <table:table-cell table:formula="of:=[.E854]+[.$J$6]" office:value-type="float" office:value="18.1">
            <text:p>18.1</text:p>
          </table:table-cell>
          <table:table-cell table:formula="of:=&quot;Y&quot; &amp; [.E855]" office:value-type="string" office:string-value="Y18.1">
            <text:p>Y18.1</text:p>
          </table:table-cell>
          <table:table-cell table:number-columns-repeated="8"/>
          <table:table-cell table:style-name="ce7" table:formula="of:=[.B856]" office:value-type="string" office:string-value="N863">
            <text:p>N863</text:p>
          </table:table-cell>
          <table:table-cell table:style-name="ce7" table:formula="of:=[.D856]" office:value-type="string" office:string-value="X6400">
            <text:p>X6400</text:p>
          </table:table-cell>
          <table:table-cell table:style-name="ce7" table:formula="of:=[.F856]" office:value-type="string" office:string-value="Y12.35">
            <text:p>Y12.3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&quot;N&quot;&amp;[.A856]" office:value-type="string" office:string-value="N863">
            <text:p>N863</text:p>
          </table:table-cell>
          <table:table-cell table:formula="of:=[.$J$7]" office:value-type="float" office:value="6400">
            <text:p>6400</text:p>
          </table:table-cell>
          <table:table-cell table:formula="of:= &quot;X&quot;&amp; [.C856]" office:value-type="string" office:string-value="X6400">
            <text:p>X6400</text:p>
          </table:table-cell>
          <table:table-cell table:formula="of:=[.E855]+[.$J$6]" office:value-type="float" office:value="12.35">
            <text:p>12.35</text:p>
          </table:table-cell>
          <table:table-cell table:formula="of:=&quot;Y&quot; &amp; [.E856]" office:value-type="string" office:string-value="Y12.35">
            <text:p>Y12.35</text:p>
          </table:table-cell>
          <table:table-cell table:number-columns-repeated="8"/>
          <table:table-cell table:style-name="ce7" table:formula="of:=[.B857]" office:value-type="string" office:string-value="N864">
            <text:p>N864</text:p>
          </table:table-cell>
          <table:table-cell table:style-name="ce7" table:formula="of:=[.D857]" office:value-type="string" office:string-value="X6400">
            <text:p>X6400</text:p>
          </table:table-cell>
          <table:table-cell table:style-name="ce7" table:formula="of:=[.F857]" office:value-type="string" office:string-value="Y6.60000000000002">
            <text:p>Y6.60000000000002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&quot;N&quot;&amp;[.A857]" office:value-type="string" office:string-value="N864">
            <text:p>N864</text:p>
          </table:table-cell>
          <table:table-cell table:formula="of:=[.$J$7]" office:value-type="float" office:value="6400">
            <text:p>6400</text:p>
          </table:table-cell>
          <table:table-cell table:formula="of:= &quot;X&quot;&amp; [.C857]" office:value-type="string" office:string-value="X6400">
            <text:p>X6400</text:p>
          </table:table-cell>
          <table:table-cell table:formula="of:=[.E856]+[.$J$6]" office:value-type="float" office:value="6.60000000000002">
            <text:p>6.6</text:p>
          </table:table-cell>
          <table:table-cell table:formula="of:=&quot;Y&quot; &amp; [.E857]" office:value-type="string" office:string-value="Y6.60000000000002">
            <text:p>Y6.60000000000002</text:p>
          </table:table-cell>
          <table:table-cell table:number-columns-repeated="8"/>
          <table:table-cell table:style-name="ce7" table:formula="of:=[.B858]" office:value-type="string" office:string-value="N865">
            <text:p>N865</text:p>
          </table:table-cell>
          <table:table-cell table:style-name="ce7" table:formula="of:=[.D858]" office:value-type="string" office:string-value="X6400">
            <text:p>X6400</text:p>
          </table:table-cell>
          <table:table-cell table:style-name="ce7" table:formula="of:=[.F858]" office:value-type="string" office:string-value="Y0.850000000000023">
            <text:p>Y0.850000000000023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&quot;N&quot;&amp;[.A858]" office:value-type="string" office:string-value="N865">
            <text:p>N865</text:p>
          </table:table-cell>
          <table:table-cell table:formula="of:=[.$J$7]" office:value-type="float" office:value="6400">
            <text:p>6400</text:p>
          </table:table-cell>
          <table:table-cell table:formula="of:= &quot;X&quot;&amp; [.C858]" office:value-type="string" office:string-value="X6400">
            <text:p>X6400</text:p>
          </table:table-cell>
          <table:table-cell table:formula="of:=[.E857]+[.$J$6]" office:value-type="float" office:value="0.850000000000023">
            <text:p>0.85</text:p>
          </table:table-cell>
          <table:table-cell table:formula="of:=&quot;Y&quot; &amp; [.E858]" office:value-type="string" office:string-value="Y0.850000000000023">
            <text:p>Y0.850000000000023</text:p>
          </table:table-cell>
          <table:table-cell table:number-columns-repeated="8"/>
          <table:table-cell table:style-name="ce7" table:formula="of:=[.B859]" office:value-type="string" office:string-value="N866">
            <text:p>N866</text:p>
          </table:table-cell>
          <table:table-cell table:style-name="ce7" table:formula="of:=[.D859]" office:value-type="string" office:string-value="X6400">
            <text:p>X6400</text:p>
          </table:table-cell>
          <table:table-cell table:style-name="ce7" table:formula="of:=[.F859]" office:value-type="string" office:string-value="Y-4.89999999999998">
            <text:p>Y-4.89999999999998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formula="of:=&quot;N&quot;&amp;[.A859]" office:value-type="string" office:string-value="N866">
            <text:p>N866</text:p>
          </table:table-cell>
          <table:table-cell table:formula="of:=[.$J$7]" office:value-type="float" office:value="6400">
            <text:p>6400</text:p>
          </table:table-cell>
          <table:table-cell table:formula="of:= &quot;X&quot;&amp; [.C859]" office:value-type="string" office:string-value="X6400">
            <text:p>X6400</text:p>
          </table:table-cell>
          <table:table-cell table:formula="of:=[.E858]+[.$J$6]" office:value-type="float" office:value="-4.89999999999998">
            <text:p>-4.9</text:p>
          </table:table-cell>
          <table:table-cell table:formula="of:=&quot;Y&quot; &amp; [.E859]" office:value-type="string" office:string-value="Y-4.89999999999998">
            <text:p>Y-4.89999999999998</text:p>
          </table:table-cell>
          <table:table-cell table:number-columns-repeated="8"/>
          <table:table-cell table:style-name="ce7" table:formula="of:=[.B860]" office:value-type="string" office:string-value="N867">
            <text:p>N867</text:p>
          </table:table-cell>
          <table:table-cell table:style-name="ce7" table:formula="of:=[.D860]" office:value-type="string" office:string-value="X6400">
            <text:p>X6400</text:p>
          </table:table-cell>
          <table:table-cell table:style-name="ce7" table:formula="of:=[.F860]" office:value-type="string" office:string-value="Y-10.65">
            <text:p>Y-10.6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&quot;N&quot;&amp;[.A860]" office:value-type="string" office:string-value="N867">
            <text:p>N867</text:p>
          </table:table-cell>
          <table:table-cell table:formula="of:=[.$J$7]" office:value-type="float" office:value="6400">
            <text:p>6400</text:p>
          </table:table-cell>
          <table:table-cell table:formula="of:= &quot;X&quot;&amp; [.C860]" office:value-type="string" office:string-value="X6400">
            <text:p>X6400</text:p>
          </table:table-cell>
          <table:table-cell table:formula="of:=[.E859]+[.$J$6]" office:value-type="float" office:value="-10.65">
            <text:p>-10.65</text:p>
          </table:table-cell>
          <table:table-cell table:formula="of:=&quot;Y&quot; &amp; [.E860]" office:value-type="string" office:string-value="Y-10.65">
            <text:p>Y-10.65</text:p>
          </table:table-cell>
          <table:table-cell table:number-columns-repeated="8"/>
          <table:table-cell table:style-name="ce7" table:formula="of:=[.B861]" office:value-type="string" office:string-value="N868">
            <text:p>N868</text:p>
          </table:table-cell>
          <table:table-cell table:style-name="ce7" table:formula="of:=[.D861]" office:value-type="string" office:string-value="X6400">
            <text:p>X6400</text:p>
          </table:table-cell>
          <table:table-cell table:style-name="ce7" table:formula="of:=[.F861]" office:value-type="string" office:string-value="Y-16.4">
            <text:p>Y-16.4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formula="of:=&quot;N&quot;&amp;[.A861]" office:value-type="string" office:string-value="N868">
            <text:p>N868</text:p>
          </table:table-cell>
          <table:table-cell table:formula="of:=[.$J$7]" office:value-type="float" office:value="6400">
            <text:p>6400</text:p>
          </table:table-cell>
          <table:table-cell table:formula="of:= &quot;X&quot;&amp; [.C861]" office:value-type="string" office:string-value="X6400">
            <text:p>X6400</text:p>
          </table:table-cell>
          <table:table-cell table:formula="of:=[.E860]+[.$J$6]" office:value-type="float" office:value="-16.4">
            <text:p>-16.4</text:p>
          </table:table-cell>
          <table:table-cell table:formula="of:=&quot;Y&quot; &amp; [.E861]" office:value-type="string" office:string-value="Y-16.4">
            <text:p>Y-16.4</text:p>
          </table:table-cell>
          <table:table-cell table:number-columns-repeated="8"/>
          <table:table-cell table:style-name="ce7" table:formula="of:=[.B862]" office:value-type="string" office:string-value="N869">
            <text:p>N869</text:p>
          </table:table-cell>
          <table:table-cell table:style-name="ce7" table:formula="of:=[.D862]" office:value-type="string" office:string-value="X6400">
            <text:p>X6400</text:p>
          </table:table-cell>
          <table:table-cell table:style-name="ce7" table:formula="of:=[.F862]" office:value-type="string" office:string-value="Y-22.15">
            <text:p>Y-22.15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&quot;N&quot;&amp;[.A862]" office:value-type="string" office:string-value="N869">
            <text:p>N869</text:p>
          </table:table-cell>
          <table:table-cell table:formula="of:=[.$J$7]" office:value-type="float" office:value="6400">
            <text:p>6400</text:p>
          </table:table-cell>
          <table:table-cell table:formula="of:= &quot;X&quot;&amp; [.C862]" office:value-type="string" office:string-value="X6400">
            <text:p>X6400</text:p>
          </table:table-cell>
          <table:table-cell table:formula="of:=[.E861]+[.$J$6]" office:value-type="float" office:value="-22.15">
            <text:p>-22.15</text:p>
          </table:table-cell>
          <table:table-cell table:formula="of:=&quot;Y&quot; &amp; [.E862]" office:value-type="string" office:string-value="Y-22.15">
            <text:p>Y-22.15</text:p>
          </table:table-cell>
          <table:table-cell table:number-columns-repeated="8"/>
          <table:table-cell table:style-name="ce7" table:formula="of:=[.B863]" office:value-type="string" office:string-value="N870">
            <text:p>N870</text:p>
          </table:table-cell>
          <table:table-cell table:style-name="ce7" table:formula="of:=[.D863]" office:value-type="string" office:string-value="X6400">
            <text:p>X6400</text:p>
          </table:table-cell>
          <table:table-cell table:style-name="ce7" table:formula="of:=[.F863]" office:value-type="string" office:string-value="Y-27.9">
            <text:p>Y-27.9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&quot;N&quot;&amp;[.A863]" office:value-type="string" office:string-value="N870">
            <text:p>N870</text:p>
          </table:table-cell>
          <table:table-cell table:formula="of:=[.$J$7]" office:value-type="float" office:value="6400">
            <text:p>6400</text:p>
          </table:table-cell>
          <table:table-cell table:formula="of:= &quot;X&quot;&amp; [.C863]" office:value-type="string" office:string-value="X6400">
            <text:p>X6400</text:p>
          </table:table-cell>
          <table:table-cell table:formula="of:=[.E862]+[.$J$6]" office:value-type="float" office:value="-27.9">
            <text:p>-27.9</text:p>
          </table:table-cell>
          <table:table-cell table:formula="of:=&quot;Y&quot; &amp; [.E863]" office:value-type="string" office:string-value="Y-27.9">
            <text:p>Y-27.9</text:p>
          </table:table-cell>
          <table:table-cell table:number-columns-repeated="8"/>
          <table:table-cell table:style-name="ce7" table:formula="of:=[.B864]" office:value-type="string" office:string-value="N871">
            <text:p>N871</text:p>
          </table:table-cell>
          <table:table-cell table:style-name="ce7" table:formula="of:=[.D864]" office:value-type="string" office:string-value="X6400">
            <text:p>X6400</text:p>
          </table:table-cell>
          <table:table-cell table:style-name="ce7" table:formula="of:=[.F864]" office:value-type="string" office:string-value="Y-33.65">
            <text:p>Y-33.65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&quot;N&quot;&amp;[.A864]" office:value-type="string" office:string-value="N871">
            <text:p>N871</text:p>
          </table:table-cell>
          <table:table-cell table:formula="of:=[.$J$7]" office:value-type="float" office:value="6400">
            <text:p>6400</text:p>
          </table:table-cell>
          <table:table-cell table:formula="of:= &quot;X&quot;&amp; [.C864]" office:value-type="string" office:string-value="X6400">
            <text:p>X6400</text:p>
          </table:table-cell>
          <table:table-cell table:formula="of:=[.E863]+[.$J$6]" office:value-type="float" office:value="-33.65">
            <text:p>-33.65</text:p>
          </table:table-cell>
          <table:table-cell table:formula="of:=&quot;Y&quot; &amp; [.E864]" office:value-type="string" office:string-value="Y-33.65">
            <text:p>Y-33.65</text:p>
          </table:table-cell>
          <table:table-cell table:number-columns-repeated="8"/>
          <table:table-cell table:style-name="ce7" table:formula="of:=[.B865]" office:value-type="string" office:string-value="N872">
            <text:p>N872</text:p>
          </table:table-cell>
          <table:table-cell table:style-name="ce7" table:formula="of:=[.D865]" office:value-type="string" office:string-value="X6400">
            <text:p>X6400</text:p>
          </table:table-cell>
          <table:table-cell table:style-name="ce7" table:formula="of:=[.F865]" office:value-type="string" office:string-value="Y-39.4">
            <text:p>Y-39.4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&quot;N&quot;&amp;[.A865]" office:value-type="string" office:string-value="N872">
            <text:p>N872</text:p>
          </table:table-cell>
          <table:table-cell table:formula="of:=[.$J$7]" office:value-type="float" office:value="6400">
            <text:p>6400</text:p>
          </table:table-cell>
          <table:table-cell table:formula="of:= &quot;X&quot;&amp; [.C865]" office:value-type="string" office:string-value="X6400">
            <text:p>X6400</text:p>
          </table:table-cell>
          <table:table-cell table:formula="of:=[.E864]+[.$J$6]" office:value-type="float" office:value="-39.4">
            <text:p>-39.4</text:p>
          </table:table-cell>
          <table:table-cell table:formula="of:=&quot;Y&quot; &amp; [.E865]" office:value-type="string" office:string-value="Y-39.4">
            <text:p>Y-39.4</text:p>
          </table:table-cell>
          <table:table-cell table:number-columns-repeated="8"/>
          <table:table-cell table:style-name="ce7" table:formula="of:=[.B866]" office:value-type="string" office:string-value="N873">
            <text:p>N873</text:p>
          </table:table-cell>
          <table:table-cell table:style-name="ce7" table:formula="of:=[.D866]" office:value-type="string" office:string-value="X6400">
            <text:p>X6400</text:p>
          </table:table-cell>
          <table:table-cell table:style-name="ce7" table:formula="of:=[.F866]" office:value-type="string" office:string-value="Y-45.15">
            <text:p>Y-45.1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&quot;N&quot;&amp;[.A866]" office:value-type="string" office:string-value="N873">
            <text:p>N873</text:p>
          </table:table-cell>
          <table:table-cell table:formula="of:=[.$J$7]" office:value-type="float" office:value="6400">
            <text:p>6400</text:p>
          </table:table-cell>
          <table:table-cell table:formula="of:= &quot;X&quot;&amp; [.C866]" office:value-type="string" office:string-value="X6400">
            <text:p>X6400</text:p>
          </table:table-cell>
          <table:table-cell table:formula="of:=[.E865]+[.$J$6]" office:value-type="float" office:value="-45.15">
            <text:p>-45.15</text:p>
          </table:table-cell>
          <table:table-cell table:formula="of:=&quot;Y&quot; &amp; [.E866]" office:value-type="string" office:string-value="Y-45.15">
            <text:p>Y-45.15</text:p>
          </table:table-cell>
          <table:table-cell table:number-columns-repeated="8"/>
          <table:table-cell table:style-name="ce7" table:formula="of:=[.B867]" office:value-type="string" office:string-value="N874">
            <text:p>N874</text:p>
          </table:table-cell>
          <table:table-cell table:style-name="ce7" table:formula="of:=[.D867]" office:value-type="string" office:string-value="X6400">
            <text:p>X6400</text:p>
          </table:table-cell>
          <table:table-cell table:style-name="ce7" table:formula="of:=[.F867]" office:value-type="string" office:string-value="Y-50.9">
            <text:p>Y-50.9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formula="of:=&quot;N&quot;&amp;[.A867]" office:value-type="string" office:string-value="N874">
            <text:p>N874</text:p>
          </table:table-cell>
          <table:table-cell table:formula="of:=[.$J$7]" office:value-type="float" office:value="6400">
            <text:p>6400</text:p>
          </table:table-cell>
          <table:table-cell table:formula="of:= &quot;X&quot;&amp; [.C867]" office:value-type="string" office:string-value="X6400">
            <text:p>X6400</text:p>
          </table:table-cell>
          <table:table-cell table:formula="of:=[.E866]+[.$J$6]" office:value-type="float" office:value="-50.9">
            <text:p>-50.9</text:p>
          </table:table-cell>
          <table:table-cell table:formula="of:=&quot;Y&quot; &amp; [.E867]" office:value-type="string" office:string-value="Y-50.9">
            <text:p>Y-50.9</text:p>
          </table:table-cell>
          <table:table-cell table:number-columns-repeated="8"/>
          <table:table-cell table:style-name="ce7" table:formula="of:=[.B868]" office:value-type="string" office:string-value="N875">
            <text:p>N875</text:p>
          </table:table-cell>
          <table:table-cell table:style-name="ce7" table:formula="of:=[.D868]" office:value-type="string" office:string-value="X6400">
            <text:p>X6400</text:p>
          </table:table-cell>
          <table:table-cell table:style-name="ce7" table:formula="of:=[.F868]" office:value-type="string" office:string-value="Y-56.65">
            <text:p>Y-56.65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&quot;N&quot;&amp;[.A868]" office:value-type="string" office:string-value="N875">
            <text:p>N875</text:p>
          </table:table-cell>
          <table:table-cell table:formula="of:=[.$J$7]" office:value-type="float" office:value="6400">
            <text:p>6400</text:p>
          </table:table-cell>
          <table:table-cell table:formula="of:= &quot;X&quot;&amp; [.C868]" office:value-type="string" office:string-value="X6400">
            <text:p>X6400</text:p>
          </table:table-cell>
          <table:table-cell table:formula="of:=[.E867]+[.$J$6]" office:value-type="float" office:value="-56.65">
            <text:p>-56.65</text:p>
          </table:table-cell>
          <table:table-cell table:formula="of:=&quot;Y&quot; &amp; [.E868]" office:value-type="string" office:string-value="Y-56.65">
            <text:p>Y-56.65</text:p>
          </table:table-cell>
          <table:table-cell table:number-columns-repeated="8"/>
          <table:table-cell table:style-name="ce7" table:formula="of:=[.B869]" office:value-type="string" office:string-value="N876">
            <text:p>N876</text:p>
          </table:table-cell>
          <table:table-cell table:style-name="ce7" table:formula="of:=[.D869]" office:value-type="string" office:string-value="X6400">
            <text:p>X6400</text:p>
          </table:table-cell>
          <table:table-cell table:style-name="ce7" table:formula="of:=[.F869]" office:value-type="string" office:string-value="Y-62.4">
            <text:p>Y-62.4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formula="of:=&quot;N&quot;&amp;[.A869]" office:value-type="string" office:string-value="N876">
            <text:p>N876</text:p>
          </table:table-cell>
          <table:table-cell table:formula="of:=[.$J$7]" office:value-type="float" office:value="6400">
            <text:p>6400</text:p>
          </table:table-cell>
          <table:table-cell table:formula="of:= &quot;X&quot;&amp; [.C869]" office:value-type="string" office:string-value="X6400">
            <text:p>X6400</text:p>
          </table:table-cell>
          <table:table-cell table:formula="of:=[.E868]+[.$J$6]" office:value-type="float" office:value="-62.4">
            <text:p>-62.4</text:p>
          </table:table-cell>
          <table:table-cell table:formula="of:=&quot;Y&quot; &amp; [.E869]" office:value-type="string" office:string-value="Y-62.4">
            <text:p>Y-62.4</text:p>
          </table:table-cell>
          <table:table-cell table:number-columns-repeated="8"/>
          <table:table-cell table:style-name="ce7" table:formula="of:=[.B870]" office:value-type="string" office:string-value="N877">
            <text:p>N877</text:p>
          </table:table-cell>
          <table:table-cell table:style-name="ce7" table:formula="of:=[.D870]" office:value-type="string" office:string-value="X6400">
            <text:p>X6400</text:p>
          </table:table-cell>
          <table:table-cell table:style-name="ce7" table:formula="of:=[.F870]" office:value-type="string" office:string-value="Y-68.15">
            <text:p>Y-68.15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formula="of:=&quot;N&quot;&amp;[.A870]" office:value-type="string" office:string-value="N877">
            <text:p>N877</text:p>
          </table:table-cell>
          <table:table-cell table:formula="of:=[.$J$7]" office:value-type="float" office:value="6400">
            <text:p>6400</text:p>
          </table:table-cell>
          <table:table-cell table:formula="of:= &quot;X&quot;&amp; [.C870]" office:value-type="string" office:string-value="X6400">
            <text:p>X6400</text:p>
          </table:table-cell>
          <table:table-cell table:formula="of:=[.E869]+[.$J$6]" office:value-type="float" office:value="-68.15">
            <text:p>-68.15</text:p>
          </table:table-cell>
          <table:table-cell table:formula="of:=&quot;Y&quot; &amp; [.E870]" office:value-type="string" office:string-value="Y-68.15">
            <text:p>Y-68.15</text:p>
          </table:table-cell>
          <table:table-cell table:number-columns-repeated="8"/>
          <table:table-cell table:style-name="ce7" table:formula="of:=[.B871]" office:value-type="string" office:string-value="N878">
            <text:p>N878</text:p>
          </table:table-cell>
          <table:table-cell table:style-name="ce7" table:formula="of:=[.D871]" office:value-type="string" office:string-value="X6400">
            <text:p>X6400</text:p>
          </table:table-cell>
          <table:table-cell table:style-name="ce7" table:formula="of:=[.F871]" office:value-type="string" office:string-value="Y-73.9">
            <text:p>Y-73.9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&quot;N&quot;&amp;[.A871]" office:value-type="string" office:string-value="N878">
            <text:p>N878</text:p>
          </table:table-cell>
          <table:table-cell table:formula="of:=[.$J$7]" office:value-type="float" office:value="6400">
            <text:p>6400</text:p>
          </table:table-cell>
          <table:table-cell table:formula="of:= &quot;X&quot;&amp; [.C871]" office:value-type="string" office:string-value="X6400">
            <text:p>X6400</text:p>
          </table:table-cell>
          <table:table-cell table:formula="of:=[.E870]+[.$J$6]" office:value-type="float" office:value="-73.9">
            <text:p>-73.9</text:p>
          </table:table-cell>
          <table:table-cell table:formula="of:=&quot;Y&quot; &amp; [.E871]" office:value-type="string" office:string-value="Y-73.9">
            <text:p>Y-73.9</text:p>
          </table:table-cell>
          <table:table-cell table:number-columns-repeated="8"/>
          <table:table-cell table:style-name="ce7" table:formula="of:=[.B872]" office:value-type="string" office:string-value="N879">
            <text:p>N879</text:p>
          </table:table-cell>
          <table:table-cell table:style-name="ce7" table:formula="of:=[.D872]" office:value-type="string" office:string-value="X6400">
            <text:p>X6400</text:p>
          </table:table-cell>
          <table:table-cell table:style-name="ce7" table:formula="of:=[.F872]" office:value-type="string" office:string-value="Y-79.65">
            <text:p>Y-79.65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formula="of:=&quot;N&quot;&amp;[.A872]" office:value-type="string" office:string-value="N879">
            <text:p>N879</text:p>
          </table:table-cell>
          <table:table-cell table:formula="of:=[.$J$7]" office:value-type="float" office:value="6400">
            <text:p>6400</text:p>
          </table:table-cell>
          <table:table-cell table:formula="of:= &quot;X&quot;&amp; [.C872]" office:value-type="string" office:string-value="X6400">
            <text:p>X6400</text:p>
          </table:table-cell>
          <table:table-cell table:formula="of:=[.E871]+[.$J$6]" office:value-type="float" office:value="-79.65">
            <text:p>-79.65</text:p>
          </table:table-cell>
          <table:table-cell table:formula="of:=&quot;Y&quot; &amp; [.E872]" office:value-type="string" office:string-value="Y-79.65">
            <text:p>Y-79.65</text:p>
          </table:table-cell>
          <table:table-cell table:number-columns-repeated="8"/>
          <table:table-cell table:style-name="ce7" table:formula="of:=[.B873]" office:value-type="string" office:string-value="N880">
            <text:p>N880</text:p>
          </table:table-cell>
          <table:table-cell table:style-name="ce7" table:formula="of:=[.D873]" office:value-type="string" office:string-value="X6400">
            <text:p>X6400</text:p>
          </table:table-cell>
          <table:table-cell table:style-name="ce7" table:formula="of:=[.F873]" office:value-type="string" office:string-value="Y-85.4">
            <text:p>Y-85.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&quot;N&quot;&amp;[.A873]" office:value-type="string" office:string-value="N880">
            <text:p>N880</text:p>
          </table:table-cell>
          <table:table-cell table:formula="of:=[.$J$7]" office:value-type="float" office:value="6400">
            <text:p>6400</text:p>
          </table:table-cell>
          <table:table-cell table:formula="of:= &quot;X&quot;&amp; [.C873]" office:value-type="string" office:string-value="X6400">
            <text:p>X6400</text:p>
          </table:table-cell>
          <table:table-cell table:formula="of:=[.E872]+[.$J$6]" office:value-type="float" office:value="-85.4">
            <text:p>-85.4</text:p>
          </table:table-cell>
          <table:table-cell table:formula="of:=&quot;Y&quot; &amp; [.E873]" office:value-type="string" office:string-value="Y-85.4">
            <text:p>Y-85.4</text:p>
          </table:table-cell>
          <table:table-cell table:number-columns-repeated="8"/>
          <table:table-cell table:style-name="ce7" table:formula="of:=[.B874]" office:value-type="string" office:string-value="N881">
            <text:p>N881</text:p>
          </table:table-cell>
          <table:table-cell table:style-name="ce7" table:formula="of:=[.D874]" office:value-type="string" office:string-value="X6400">
            <text:p>X6400</text:p>
          </table:table-cell>
          <table:table-cell table:style-name="ce7" table:formula="of:=[.F874]" office:value-type="string" office:string-value="Y-91.15">
            <text:p>Y-91.15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&quot;N&quot;&amp;[.A874]" office:value-type="string" office:string-value="N881">
            <text:p>N881</text:p>
          </table:table-cell>
          <table:table-cell table:formula="of:=[.$J$7]" office:value-type="float" office:value="6400">
            <text:p>6400</text:p>
          </table:table-cell>
          <table:table-cell table:formula="of:= &quot;X&quot;&amp; [.C874]" office:value-type="string" office:string-value="X6400">
            <text:p>X6400</text:p>
          </table:table-cell>
          <table:table-cell table:formula="of:=[.E873]+[.$J$6]" office:value-type="float" office:value="-91.15">
            <text:p>-91.15</text:p>
          </table:table-cell>
          <table:table-cell table:formula="of:=&quot;Y&quot; &amp; [.E874]" office:value-type="string" office:string-value="Y-91.15">
            <text:p>Y-91.15</text:p>
          </table:table-cell>
          <table:table-cell table:number-columns-repeated="8"/>
          <table:table-cell table:style-name="ce7" table:formula="of:=[.B875]" office:value-type="string" office:string-value="N882">
            <text:p>N882</text:p>
          </table:table-cell>
          <table:table-cell table:style-name="ce7" table:formula="of:=[.D875]" office:value-type="string" office:string-value="X6400">
            <text:p>X6400</text:p>
          </table:table-cell>
          <table:table-cell table:style-name="ce7" table:formula="of:=[.F875]" office:value-type="string" office:string-value="Y-96.9">
            <text:p>Y-96.9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&quot;N&quot;&amp;[.A875]" office:value-type="string" office:string-value="N882">
            <text:p>N882</text:p>
          </table:table-cell>
          <table:table-cell table:formula="of:=[.$J$7]" office:value-type="float" office:value="6400">
            <text:p>6400</text:p>
          </table:table-cell>
          <table:table-cell table:formula="of:= &quot;X&quot;&amp; [.C875]" office:value-type="string" office:string-value="X6400">
            <text:p>X6400</text:p>
          </table:table-cell>
          <table:table-cell table:formula="of:=[.E874]+[.$J$6]" office:value-type="float" office:value="-96.9">
            <text:p>-96.9</text:p>
          </table:table-cell>
          <table:table-cell table:formula="of:=&quot;Y&quot; &amp; [.E875]" office:value-type="string" office:string-value="Y-96.9">
            <text:p>Y-96.9</text:p>
          </table:table-cell>
          <table:table-cell table:number-columns-repeated="8"/>
          <table:table-cell table:style-name="ce7" table:formula="of:=[.B876]" office:value-type="string" office:string-value="N883">
            <text:p>N883</text:p>
          </table:table-cell>
          <table:table-cell table:style-name="ce7" table:formula="of:=[.D876]" office:value-type="string" office:string-value="X6400">
            <text:p>X6400</text:p>
          </table:table-cell>
          <table:table-cell table:style-name="ce7" table:formula="of:=[.F876]" office:value-type="string" office:string-value="Y-102.65">
            <text:p>Y-102.65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formula="of:=&quot;N&quot;&amp;[.A876]" office:value-type="string" office:string-value="N883">
            <text:p>N883</text:p>
          </table:table-cell>
          <table:table-cell table:formula="of:=[.$J$7]" office:value-type="float" office:value="6400">
            <text:p>6400</text:p>
          </table:table-cell>
          <table:table-cell table:formula="of:= &quot;X&quot;&amp; [.C876]" office:value-type="string" office:string-value="X6400">
            <text:p>X6400</text:p>
          </table:table-cell>
          <table:table-cell table:formula="of:=[.E875]+[.$J$6]" office:value-type="float" office:value="-102.65">
            <text:p>-102.65</text:p>
          </table:table-cell>
          <table:table-cell table:formula="of:=&quot;Y&quot; &amp; [.E876]" office:value-type="string" office:string-value="Y-102.65">
            <text:p>Y-102.65</text:p>
          </table:table-cell>
          <table:table-cell table:number-columns-repeated="8"/>
          <table:table-cell table:style-name="ce7" table:formula="of:=[.B877]" office:value-type="string" office:string-value="N884">
            <text:p>N884</text:p>
          </table:table-cell>
          <table:table-cell table:style-name="ce7" table:formula="of:=[.D877]" office:value-type="string" office:string-value="X6400">
            <text:p>X6400</text:p>
          </table:table-cell>
          <table:table-cell table:style-name="ce7" table:formula="of:=[.F877]" office:value-type="string" office:string-value="Y-108.4">
            <text:p>Y-108.4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&quot;N&quot;&amp;[.A877]" office:value-type="string" office:string-value="N884">
            <text:p>N884</text:p>
          </table:table-cell>
          <table:table-cell table:formula="of:=[.$J$7]" office:value-type="float" office:value="6400">
            <text:p>6400</text:p>
          </table:table-cell>
          <table:table-cell table:formula="of:= &quot;X&quot;&amp; [.C877]" office:value-type="string" office:string-value="X6400">
            <text:p>X6400</text:p>
          </table:table-cell>
          <table:table-cell table:formula="of:=[.E876]+[.$J$6]" office:value-type="float" office:value="-108.4">
            <text:p>-108.4</text:p>
          </table:table-cell>
          <table:table-cell table:formula="of:=&quot;Y&quot; &amp; [.E877]" office:value-type="string" office:string-value="Y-108.4">
            <text:p>Y-108.4</text:p>
          </table:table-cell>
          <table:table-cell table:number-columns-repeated="8"/>
          <table:table-cell table:style-name="ce7" table:formula="of:=[.B878]" office:value-type="string" office:string-value="N885">
            <text:p>N885</text:p>
          </table:table-cell>
          <table:table-cell table:style-name="ce7" table:formula="of:=[.D878]" office:value-type="string" office:string-value="X6400">
            <text:p>X6400</text:p>
          </table:table-cell>
          <table:table-cell table:style-name="ce7" table:formula="of:=[.F878]" office:value-type="string" office:string-value="Y-114.15">
            <text:p>Y-114.15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&quot;N&quot;&amp;[.A878]" office:value-type="string" office:string-value="N885">
            <text:p>N885</text:p>
          </table:table-cell>
          <table:table-cell table:formula="of:=[.$J$7]" office:value-type="float" office:value="6400">
            <text:p>6400</text:p>
          </table:table-cell>
          <table:table-cell table:formula="of:= &quot;X&quot;&amp; [.C878]" office:value-type="string" office:string-value="X6400">
            <text:p>X6400</text:p>
          </table:table-cell>
          <table:table-cell table:formula="of:=[.E877]+[.$J$6]" office:value-type="float" office:value="-114.15">
            <text:p>-114.15</text:p>
          </table:table-cell>
          <table:table-cell table:formula="of:=&quot;Y&quot; &amp; [.E878]" office:value-type="string" office:string-value="Y-114.15">
            <text:p>Y-114.15</text:p>
          </table:table-cell>
          <table:table-cell table:number-columns-repeated="8"/>
          <table:table-cell table:style-name="ce7" table:formula="of:=[.B879]" office:value-type="string" office:string-value="N886">
            <text:p>N886</text:p>
          </table:table-cell>
          <table:table-cell table:style-name="ce7" table:formula="of:=[.D879]" office:value-type="string" office:string-value="X6400">
            <text:p>X6400</text:p>
          </table:table-cell>
          <table:table-cell table:style-name="ce7" table:formula="of:=[.F879]" office:value-type="string" office:string-value="Y-119.9">
            <text:p>Y-119.9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formula="of:=&quot;N&quot;&amp;[.A879]" office:value-type="string" office:string-value="N886">
            <text:p>N886</text:p>
          </table:table-cell>
          <table:table-cell table:formula="of:=[.$J$7]" office:value-type="float" office:value="6400">
            <text:p>6400</text:p>
          </table:table-cell>
          <table:table-cell table:formula="of:= &quot;X&quot;&amp; [.C879]" office:value-type="string" office:string-value="X6400">
            <text:p>X6400</text:p>
          </table:table-cell>
          <table:table-cell table:formula="of:=[.E878]+[.$J$6]" office:value-type="float" office:value="-119.9">
            <text:p>-119.9</text:p>
          </table:table-cell>
          <table:table-cell table:formula="of:=&quot;Y&quot; &amp; [.E879]" office:value-type="string" office:string-value="Y-119.9">
            <text:p>Y-119.9</text:p>
          </table:table-cell>
          <table:table-cell table:number-columns-repeated="8"/>
          <table:table-cell table:style-name="ce7" table:formula="of:=[.B880]" office:value-type="string" office:string-value="N887">
            <text:p>N887</text:p>
          </table:table-cell>
          <table:table-cell table:style-name="ce7" table:formula="of:=[.D880]" office:value-type="string" office:string-value="X6400">
            <text:p>X6400</text:p>
          </table:table-cell>
          <table:table-cell table:style-name="ce7" table:formula="of:=[.F880]" office:value-type="string" office:string-value="Y-125.65">
            <text:p>Y-125.65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&quot;N&quot;&amp;[.A880]" office:value-type="string" office:string-value="N887">
            <text:p>N887</text:p>
          </table:table-cell>
          <table:table-cell table:formula="of:=[.$J$7]" office:value-type="float" office:value="6400">
            <text:p>6400</text:p>
          </table:table-cell>
          <table:table-cell table:formula="of:= &quot;X&quot;&amp; [.C880]" office:value-type="string" office:string-value="X6400">
            <text:p>X6400</text:p>
          </table:table-cell>
          <table:table-cell table:formula="of:=[.E879]+[.$J$6]" office:value-type="float" office:value="-125.65">
            <text:p>-125.65</text:p>
          </table:table-cell>
          <table:table-cell table:formula="of:=&quot;Y&quot; &amp; [.E880]" office:value-type="string" office:string-value="Y-125.65">
            <text:p>Y-125.65</text:p>
          </table:table-cell>
          <table:table-cell table:number-columns-repeated="8"/>
          <table:table-cell table:style-name="ce7" table:formula="of:=[.B881]" office:value-type="string" office:string-value="N888">
            <text:p>N888</text:p>
          </table:table-cell>
          <table:table-cell table:style-name="ce7" table:formula="of:=[.D881]" office:value-type="string" office:string-value="X6400">
            <text:p>X6400</text:p>
          </table:table-cell>
          <table:table-cell table:style-name="ce7" table:formula="of:=[.F881]" office:value-type="string" office:string-value="Y-131.4">
            <text:p>Y-131.4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formula="of:=&quot;N&quot;&amp;[.A881]" office:value-type="string" office:string-value="N888">
            <text:p>N888</text:p>
          </table:table-cell>
          <table:table-cell table:formula="of:=[.$J$7]" office:value-type="float" office:value="6400">
            <text:p>6400</text:p>
          </table:table-cell>
          <table:table-cell table:formula="of:= &quot;X&quot;&amp; [.C881]" office:value-type="string" office:string-value="X6400">
            <text:p>X6400</text:p>
          </table:table-cell>
          <table:table-cell table:formula="of:=[.E880]+[.$J$6]" office:value-type="float" office:value="-131.4">
            <text:p>-131.4</text:p>
          </table:table-cell>
          <table:table-cell table:formula="of:=&quot;Y&quot; &amp; [.E881]" office:value-type="string" office:string-value="Y-131.4">
            <text:p>Y-131.4</text:p>
          </table:table-cell>
          <table:table-cell table:number-columns-repeated="8"/>
          <table:table-cell table:style-name="ce7" table:formula="of:=[.B882]" office:value-type="string" office:string-value="N889">
            <text:p>N889</text:p>
          </table:table-cell>
          <table:table-cell table:style-name="ce7" table:formula="of:=[.D882]" office:value-type="string" office:string-value="X6400">
            <text:p>X6400</text:p>
          </table:table-cell>
          <table:table-cell table:style-name="ce7" table:formula="of:=[.F882]" office:value-type="string" office:string-value="Y-137.15">
            <text:p>Y-137.15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&quot;N&quot;&amp;[.A882]" office:value-type="string" office:string-value="N889">
            <text:p>N889</text:p>
          </table:table-cell>
          <table:table-cell table:formula="of:=[.$J$7]" office:value-type="float" office:value="6400">
            <text:p>6400</text:p>
          </table:table-cell>
          <table:table-cell table:formula="of:= &quot;X&quot;&amp; [.C882]" office:value-type="string" office:string-value="X6400">
            <text:p>X6400</text:p>
          </table:table-cell>
          <table:table-cell table:formula="of:=[.E881]+[.$J$6]" office:value-type="float" office:value="-137.15">
            <text:p>-137.15</text:p>
          </table:table-cell>
          <table:table-cell table:formula="of:=&quot;Y&quot; &amp; [.E882]" office:value-type="string" office:string-value="Y-137.15">
            <text:p>Y-137.15</text:p>
          </table:table-cell>
          <table:table-cell table:number-columns-repeated="8"/>
          <table:table-cell table:style-name="ce7" table:formula="of:=[.B883]" office:value-type="string" office:string-value="N890">
            <text:p>N890</text:p>
          </table:table-cell>
          <table:table-cell table:style-name="ce7" table:formula="of:=[.D883]" office:value-type="string" office:string-value="X6400">
            <text:p>X6400</text:p>
          </table:table-cell>
          <table:table-cell table:style-name="ce7" table:formula="of:=[.F883]" office:value-type="string" office:string-value="Y-142.9">
            <text:p>Y-142.9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&quot;N&quot;&amp;[.A883]" office:value-type="string" office:string-value="N890">
            <text:p>N890</text:p>
          </table:table-cell>
          <table:table-cell table:formula="of:=[.$J$7]" office:value-type="float" office:value="6400">
            <text:p>6400</text:p>
          </table:table-cell>
          <table:table-cell table:formula="of:= &quot;X&quot;&amp; [.C883]" office:value-type="string" office:string-value="X6400">
            <text:p>X6400</text:p>
          </table:table-cell>
          <table:table-cell table:formula="of:=[.E882]+[.$J$6]" office:value-type="float" office:value="-142.9">
            <text:p>-142.9</text:p>
          </table:table-cell>
          <table:table-cell table:formula="of:=&quot;Y&quot; &amp; [.E883]" office:value-type="string" office:string-value="Y-142.9">
            <text:p>Y-142.9</text:p>
          </table:table-cell>
          <table:table-cell table:number-columns-repeated="8"/>
          <table:table-cell table:style-name="ce7" table:formula="of:=[.B884]" office:value-type="string" office:string-value="N891">
            <text:p>N891</text:p>
          </table:table-cell>
          <table:table-cell table:style-name="ce7" table:formula="of:=[.D884]" office:value-type="string" office:string-value="X6400">
            <text:p>X6400</text:p>
          </table:table-cell>
          <table:table-cell table:style-name="ce7" table:formula="of:=[.F884]" office:value-type="string" office:string-value="Y-148.65">
            <text:p>Y-148.65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&quot;N&quot;&amp;[.A884]" office:value-type="string" office:string-value="N891">
            <text:p>N891</text:p>
          </table:table-cell>
          <table:table-cell table:formula="of:=[.$J$7]" office:value-type="float" office:value="6400">
            <text:p>6400</text:p>
          </table:table-cell>
          <table:table-cell table:formula="of:= &quot;X&quot;&amp; [.C884]" office:value-type="string" office:string-value="X6400">
            <text:p>X6400</text:p>
          </table:table-cell>
          <table:table-cell table:formula="of:=[.E883]+[.$J$6]" office:value-type="float" office:value="-148.65">
            <text:p>-148.65</text:p>
          </table:table-cell>
          <table:table-cell table:formula="of:=&quot;Y&quot; &amp; [.E884]" office:value-type="string" office:string-value="Y-148.65">
            <text:p>Y-148.65</text:p>
          </table:table-cell>
          <table:table-cell table:number-columns-repeated="8"/>
          <table:table-cell table:style-name="ce7" table:formula="of:=[.B885]" office:value-type="string" office:string-value="N892">
            <text:p>N892</text:p>
          </table:table-cell>
          <table:table-cell table:style-name="ce7" table:formula="of:=[.D885]" office:value-type="string" office:string-value="X6400">
            <text:p>X6400</text:p>
          </table:table-cell>
          <table:table-cell table:style-name="ce7" table:formula="of:=[.F885]" office:value-type="string" office:string-value="Y-154.4">
            <text:p>Y-154.4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formula="of:=&quot;N&quot;&amp;[.A885]" office:value-type="string" office:string-value="N892">
            <text:p>N892</text:p>
          </table:table-cell>
          <table:table-cell table:formula="of:=[.$J$7]" office:value-type="float" office:value="6400">
            <text:p>6400</text:p>
          </table:table-cell>
          <table:table-cell table:formula="of:= &quot;X&quot;&amp; [.C885]" office:value-type="string" office:string-value="X6400">
            <text:p>X6400</text:p>
          </table:table-cell>
          <table:table-cell table:formula="of:=[.E884]+[.$J$6]" office:value-type="float" office:value="-154.4">
            <text:p>-154.4</text:p>
          </table:table-cell>
          <table:table-cell table:formula="of:=&quot;Y&quot; &amp; [.E885]" office:value-type="string" office:string-value="Y-154.4">
            <text:p>Y-154.4</text:p>
          </table:table-cell>
          <table:table-cell table:number-columns-repeated="8"/>
          <table:table-cell table:style-name="ce7" table:formula="of:=[.B886]" office:value-type="string" office:string-value="N893">
            <text:p>N893</text:p>
          </table:table-cell>
          <table:table-cell table:style-name="ce7" table:formula="of:=[.D886]" office:value-type="string" office:string-value="X6400">
            <text:p>X6400</text:p>
          </table:table-cell>
          <table:table-cell table:style-name="ce7" table:formula="of:=[.F886]" office:value-type="string" office:string-value="Y-160.15">
            <text:p>Y-160.1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formula="of:=&quot;N&quot;&amp;[.A886]" office:value-type="string" office:string-value="N893">
            <text:p>N893</text:p>
          </table:table-cell>
          <table:table-cell table:formula="of:=[.$J$7]" office:value-type="float" office:value="6400">
            <text:p>6400</text:p>
          </table:table-cell>
          <table:table-cell table:formula="of:= &quot;X&quot;&amp; [.C886]" office:value-type="string" office:string-value="X6400">
            <text:p>X6400</text:p>
          </table:table-cell>
          <table:table-cell table:formula="of:=[.E885]+[.$J$6]" office:value-type="float" office:value="-160.15">
            <text:p>-160.15</text:p>
          </table:table-cell>
          <table:table-cell table:formula="of:=&quot;Y&quot; &amp; [.E886]" office:value-type="string" office:string-value="Y-160.15">
            <text:p>Y-160.15</text:p>
          </table:table-cell>
          <table:table-cell table:number-columns-repeated="8"/>
          <table:table-cell table:style-name="ce7" table:formula="of:=[.B887]" office:value-type="string" office:string-value="N894">
            <text:p>N894</text:p>
          </table:table-cell>
          <table:table-cell table:style-name="ce7" table:formula="of:=[.D887]" office:value-type="string" office:string-value="X6400">
            <text:p>X6400</text:p>
          </table:table-cell>
          <table:table-cell table:style-name="ce7" table:formula="of:=[.F887]" office:value-type="string" office:string-value="Y-165.9">
            <text:p>Y-165.9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&quot;N&quot;&amp;[.A887]" office:value-type="string" office:string-value="N894">
            <text:p>N894</text:p>
          </table:table-cell>
          <table:table-cell table:formula="of:=[.$J$7]" office:value-type="float" office:value="6400">
            <text:p>6400</text:p>
          </table:table-cell>
          <table:table-cell table:formula="of:= &quot;X&quot;&amp; [.C887]" office:value-type="string" office:string-value="X6400">
            <text:p>X6400</text:p>
          </table:table-cell>
          <table:table-cell table:formula="of:=[.E886]+[.$J$6]" office:value-type="float" office:value="-165.9">
            <text:p>-165.9</text:p>
          </table:table-cell>
          <table:table-cell table:formula="of:=&quot;Y&quot; &amp; [.E887]" office:value-type="string" office:string-value="Y-165.9">
            <text:p>Y-165.9</text:p>
          </table:table-cell>
          <table:table-cell table:number-columns-repeated="8"/>
          <table:table-cell table:style-name="ce7" table:formula="of:=[.B888]" office:value-type="string" office:string-value="N895">
            <text:p>N895</text:p>
          </table:table-cell>
          <table:table-cell table:style-name="ce7" table:formula="of:=[.D888]" office:value-type="string" office:string-value="X6400">
            <text:p>X6400</text:p>
          </table:table-cell>
          <table:table-cell table:style-name="ce7" table:formula="of:=[.F888]" office:value-type="string" office:string-value="Y-171.65">
            <text:p>Y-171.65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&quot;N&quot;&amp;[.A888]" office:value-type="string" office:string-value="N895">
            <text:p>N895</text:p>
          </table:table-cell>
          <table:table-cell table:formula="of:=[.$J$7]" office:value-type="float" office:value="6400">
            <text:p>6400</text:p>
          </table:table-cell>
          <table:table-cell table:formula="of:= &quot;X&quot;&amp; [.C888]" office:value-type="string" office:string-value="X6400">
            <text:p>X6400</text:p>
          </table:table-cell>
          <table:table-cell table:formula="of:=[.E887]+[.$J$6]" office:value-type="float" office:value="-171.65">
            <text:p>-171.65</text:p>
          </table:table-cell>
          <table:table-cell table:formula="of:=&quot;Y&quot; &amp; [.E888]" office:value-type="string" office:string-value="Y-171.65">
            <text:p>Y-171.65</text:p>
          </table:table-cell>
          <table:table-cell table:number-columns-repeated="8"/>
          <table:table-cell table:style-name="ce7" table:formula="of:=[.B889]" office:value-type="string" office:string-value="N896">
            <text:p>N896</text:p>
          </table:table-cell>
          <table:table-cell table:style-name="ce7" table:formula="of:=[.D889]" office:value-type="string" office:string-value="X6400">
            <text:p>X6400</text:p>
          </table:table-cell>
          <table:table-cell table:style-name="ce7" table:formula="of:=[.F889]" office:value-type="string" office:string-value="Y-177.4">
            <text:p>Y-177.4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&quot;N&quot;&amp;[.A889]" office:value-type="string" office:string-value="N896">
            <text:p>N896</text:p>
          </table:table-cell>
          <table:table-cell table:formula="of:=[.$J$7]" office:value-type="float" office:value="6400">
            <text:p>6400</text:p>
          </table:table-cell>
          <table:table-cell table:formula="of:= &quot;X&quot;&amp; [.C889]" office:value-type="string" office:string-value="X6400">
            <text:p>X6400</text:p>
          </table:table-cell>
          <table:table-cell table:formula="of:=[.E888]+[.$J$6]" office:value-type="float" office:value="-177.4">
            <text:p>-177.4</text:p>
          </table:table-cell>
          <table:table-cell table:formula="of:=&quot;Y&quot; &amp; [.E889]" office:value-type="string" office:string-value="Y-177.4">
            <text:p>Y-177.4</text:p>
          </table:table-cell>
          <table:table-cell table:number-columns-repeated="8"/>
          <table:table-cell table:style-name="ce7" table:formula="of:=[.B890]" office:value-type="string" office:string-value="N897">
            <text:p>N897</text:p>
          </table:table-cell>
          <table:table-cell table:style-name="ce7" table:formula="of:=[.D890]" office:value-type="string" office:string-value="X6400">
            <text:p>X6400</text:p>
          </table:table-cell>
          <table:table-cell table:style-name="ce7" table:formula="of:=[.F890]" office:value-type="string" office:string-value="Y-183.15">
            <text:p>Y-183.1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&quot;N&quot;&amp;[.A890]" office:value-type="string" office:string-value="N897">
            <text:p>N897</text:p>
          </table:table-cell>
          <table:table-cell table:formula="of:=[.$J$7]" office:value-type="float" office:value="6400">
            <text:p>6400</text:p>
          </table:table-cell>
          <table:table-cell table:formula="of:= &quot;X&quot;&amp; [.C890]" office:value-type="string" office:string-value="X6400">
            <text:p>X6400</text:p>
          </table:table-cell>
          <table:table-cell table:formula="of:=[.E889]+[.$J$6]" office:value-type="float" office:value="-183.15">
            <text:p>-183.15</text:p>
          </table:table-cell>
          <table:table-cell table:formula="of:=&quot;Y&quot; &amp; [.E890]" office:value-type="string" office:string-value="Y-183.15">
            <text:p>Y-183.15</text:p>
          </table:table-cell>
          <table:table-cell table:number-columns-repeated="8"/>
          <table:table-cell table:style-name="ce7" table:formula="of:=[.B891]" office:value-type="string" office:string-value="N898">
            <text:p>N898</text:p>
          </table:table-cell>
          <table:table-cell table:style-name="ce7" table:formula="of:=[.D891]" office:value-type="string" office:string-value="X6400">
            <text:p>X6400</text:p>
          </table:table-cell>
          <table:table-cell table:style-name="ce7" table:formula="of:=[.F891]" office:value-type="string" office:string-value="Y-188.9">
            <text:p>Y-188.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&quot;N&quot;&amp;[.A891]" office:value-type="string" office:string-value="N898">
            <text:p>N898</text:p>
          </table:table-cell>
          <table:table-cell table:formula="of:=[.$J$7]" office:value-type="float" office:value="6400">
            <text:p>6400</text:p>
          </table:table-cell>
          <table:table-cell table:formula="of:= &quot;X&quot;&amp; [.C891]" office:value-type="string" office:string-value="X6400">
            <text:p>X6400</text:p>
          </table:table-cell>
          <table:table-cell table:formula="of:=[.E890]+[.$J$6]" office:value-type="float" office:value="-188.9">
            <text:p>-188.9</text:p>
          </table:table-cell>
          <table:table-cell table:formula="of:=&quot;Y&quot; &amp; [.E891]" office:value-type="string" office:string-value="Y-188.9">
            <text:p>Y-188.9</text:p>
          </table:table-cell>
          <table:table-cell table:number-columns-repeated="8"/>
          <table:table-cell table:style-name="ce7" table:formula="of:=[.B892]" office:value-type="string" office:string-value="N899">
            <text:p>N899</text:p>
          </table:table-cell>
          <table:table-cell table:style-name="ce7" table:formula="of:=[.D892]" office:value-type="string" office:string-value="X6400">
            <text:p>X6400</text:p>
          </table:table-cell>
          <table:table-cell table:style-name="ce7" table:formula="of:=[.F892]" office:value-type="string" office:string-value="Y-194.65">
            <text:p>Y-194.65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formula="of:=&quot;N&quot;&amp;[.A892]" office:value-type="string" office:string-value="N899">
            <text:p>N899</text:p>
          </table:table-cell>
          <table:table-cell table:formula="of:=[.$J$7]" office:value-type="float" office:value="6400">
            <text:p>6400</text:p>
          </table:table-cell>
          <table:table-cell table:formula="of:= &quot;X&quot;&amp; [.C892]" office:value-type="string" office:string-value="X6400">
            <text:p>X6400</text:p>
          </table:table-cell>
          <table:table-cell table:formula="of:=[.E891]+[.$J$6]" office:value-type="float" office:value="-194.65">
            <text:p>-194.65</text:p>
          </table:table-cell>
          <table:table-cell table:formula="of:=&quot;Y&quot; &amp; [.E892]" office:value-type="string" office:string-value="Y-194.65">
            <text:p>Y-194.65</text:p>
          </table:table-cell>
          <table:table-cell table:number-columns-repeated="8"/>
          <table:table-cell table:style-name="ce7" table:formula="of:=[.B893]" office:value-type="string" office:string-value="N900">
            <text:p>N900</text:p>
          </table:table-cell>
          <table:table-cell table:style-name="ce7" table:formula="of:=[.D893]" office:value-type="string" office:string-value="X6400">
            <text:p>X6400</text:p>
          </table:table-cell>
          <table:table-cell table:style-name="ce7" table:formula="of:=[.F893]" office:value-type="string" office:string-value="Y-200.4">
            <text:p>Y-200.4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&quot;N&quot;&amp;[.A893]" office:value-type="string" office:string-value="N900">
            <text:p>N900</text:p>
          </table:table-cell>
          <table:table-cell table:formula="of:=[.$J$7]" office:value-type="float" office:value="6400">
            <text:p>6400</text:p>
          </table:table-cell>
          <table:table-cell table:formula="of:= &quot;X&quot;&amp; [.C893]" office:value-type="string" office:string-value="X6400">
            <text:p>X6400</text:p>
          </table:table-cell>
          <table:table-cell table:formula="of:=[.E892]+[.$J$6]" office:value-type="float" office:value="-200.4">
            <text:p>-200.4</text:p>
          </table:table-cell>
          <table:table-cell table:formula="of:=&quot;Y&quot; &amp; [.E893]" office:value-type="string" office:string-value="Y-200.4">
            <text:p>Y-200.4</text:p>
          </table:table-cell>
          <table:table-cell table:number-columns-repeated="8"/>
          <table:table-cell table:style-name="ce7" table:formula="of:=[.B894]" office:value-type="string" office:string-value="N901">
            <text:p>N901</text:p>
          </table:table-cell>
          <table:table-cell table:style-name="ce7" table:formula="of:=[.D894]" office:value-type="string" office:string-value="X6400">
            <text:p>X6400</text:p>
          </table:table-cell>
          <table:table-cell table:style-name="ce7" table:formula="of:=[.F894]" office:value-type="string" office:string-value="Y-206.15">
            <text:p>Y-206.15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&quot;N&quot;&amp;[.A894]" office:value-type="string" office:string-value="N901">
            <text:p>N901</text:p>
          </table:table-cell>
          <table:table-cell table:formula="of:=[.$J$7]" office:value-type="float" office:value="6400">
            <text:p>6400</text:p>
          </table:table-cell>
          <table:table-cell table:formula="of:= &quot;X&quot;&amp; [.C894]" office:value-type="string" office:string-value="X6400">
            <text:p>X6400</text:p>
          </table:table-cell>
          <table:table-cell table:formula="of:=[.E893]+[.$J$6]" office:value-type="float" office:value="-206.15">
            <text:p>-206.15</text:p>
          </table:table-cell>
          <table:table-cell table:formula="of:=&quot;Y&quot; &amp; [.E894]" office:value-type="string" office:string-value="Y-206.15">
            <text:p>Y-206.15</text:p>
          </table:table-cell>
          <table:table-cell table:number-columns-repeated="8"/>
          <table:table-cell table:style-name="ce7" table:formula="of:=[.B895]" office:value-type="string" office:string-value="N902">
            <text:p>N902</text:p>
          </table:table-cell>
          <table:table-cell table:style-name="ce7" table:formula="of:=[.D895]" office:value-type="string" office:string-value="X6400">
            <text:p>X6400</text:p>
          </table:table-cell>
          <table:table-cell table:style-name="ce7" table:formula="of:=[.F895]" office:value-type="string" office:string-value="Y-211.9">
            <text:p>Y-211.9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formula="of:=&quot;N&quot;&amp;[.A895]" office:value-type="string" office:string-value="N902">
            <text:p>N902</text:p>
          </table:table-cell>
          <table:table-cell table:formula="of:=[.$J$7]" office:value-type="float" office:value="6400">
            <text:p>6400</text:p>
          </table:table-cell>
          <table:table-cell table:formula="of:= &quot;X&quot;&amp; [.C895]" office:value-type="string" office:string-value="X6400">
            <text:p>X6400</text:p>
          </table:table-cell>
          <table:table-cell table:formula="of:=[.E894]+[.$J$6]" office:value-type="float" office:value="-211.9">
            <text:p>-211.9</text:p>
          </table:table-cell>
          <table:table-cell table:formula="of:=&quot;Y&quot; &amp; [.E895]" office:value-type="string" office:string-value="Y-211.9">
            <text:p>Y-211.9</text:p>
          </table:table-cell>
          <table:table-cell table:number-columns-repeated="8"/>
          <table:table-cell table:style-name="ce7" table:formula="of:=[.B896]" office:value-type="string" office:string-value="N903">
            <text:p>N903</text:p>
          </table:table-cell>
          <table:table-cell table:style-name="ce7" table:formula="of:=[.D896]" office:value-type="string" office:string-value="X6400">
            <text:p>X6400</text:p>
          </table:table-cell>
          <table:table-cell table:style-name="ce7" table:formula="of:=[.F896]" office:value-type="string" office:string-value="Y-217.65">
            <text:p>Y-217.65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&quot;N&quot;&amp;[.A896]" office:value-type="string" office:string-value="N903">
            <text:p>N903</text:p>
          </table:table-cell>
          <table:table-cell table:formula="of:=[.$J$7]" office:value-type="float" office:value="6400">
            <text:p>6400</text:p>
          </table:table-cell>
          <table:table-cell table:formula="of:= &quot;X&quot;&amp; [.C896]" office:value-type="string" office:string-value="X6400">
            <text:p>X6400</text:p>
          </table:table-cell>
          <table:table-cell table:formula="of:=[.E895]+[.$J$6]" office:value-type="float" office:value="-217.65">
            <text:p>-217.65</text:p>
          </table:table-cell>
          <table:table-cell table:formula="of:=&quot;Y&quot; &amp; [.E896]" office:value-type="string" office:string-value="Y-217.65">
            <text:p>Y-217.65</text:p>
          </table:table-cell>
          <table:table-cell table:number-columns-repeated="8"/>
          <table:table-cell table:style-name="ce7" table:formula="of:=[.B897]" office:value-type="string" office:string-value="N904">
            <text:p>N904</text:p>
          </table:table-cell>
          <table:table-cell table:style-name="ce7" table:formula="of:=[.D897]" office:value-type="string" office:string-value="X6400">
            <text:p>X6400</text:p>
          </table:table-cell>
          <table:table-cell table:style-name="ce7" table:formula="of:=[.F897]" office:value-type="string" office:string-value="Y-223.4">
            <text:p>Y-223.4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formula="of:=&quot;N&quot;&amp;[.A897]" office:value-type="string" office:string-value="N904">
            <text:p>N904</text:p>
          </table:table-cell>
          <table:table-cell table:formula="of:=[.$J$7]" office:value-type="float" office:value="6400">
            <text:p>6400</text:p>
          </table:table-cell>
          <table:table-cell table:formula="of:= &quot;X&quot;&amp; [.C897]" office:value-type="string" office:string-value="X6400">
            <text:p>X6400</text:p>
          </table:table-cell>
          <table:table-cell table:formula="of:=[.E896]+[.$J$6]" office:value-type="float" office:value="-223.4">
            <text:p>-223.4</text:p>
          </table:table-cell>
          <table:table-cell table:formula="of:=&quot;Y&quot; &amp; [.E897]" office:value-type="string" office:string-value="Y-223.4">
            <text:p>Y-223.4</text:p>
          </table:table-cell>
          <table:table-cell table:number-columns-repeated="8"/>
          <table:table-cell table:style-name="ce7" table:formula="of:=[.B898]" office:value-type="string" office:string-value="N905">
            <text:p>N905</text:p>
          </table:table-cell>
          <table:table-cell table:style-name="ce7" table:formula="of:=[.D898]" office:value-type="string" office:string-value="X6400">
            <text:p>X6400</text:p>
          </table:table-cell>
          <table:table-cell table:style-name="ce7" table:formula="of:=[.F898]" office:value-type="string" office:string-value="Y-229.15">
            <text:p>Y-229.15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&quot;N&quot;&amp;[.A898]" office:value-type="string" office:string-value="N905">
            <text:p>N905</text:p>
          </table:table-cell>
          <table:table-cell table:formula="of:=[.$J$7]" office:value-type="float" office:value="6400">
            <text:p>6400</text:p>
          </table:table-cell>
          <table:table-cell table:formula="of:= &quot;X&quot;&amp; [.C898]" office:value-type="string" office:string-value="X6400">
            <text:p>X6400</text:p>
          </table:table-cell>
          <table:table-cell table:formula="of:=[.E897]+[.$J$6]" office:value-type="float" office:value="-229.15">
            <text:p>-229.15</text:p>
          </table:table-cell>
          <table:table-cell table:formula="of:=&quot;Y&quot; &amp; [.E898]" office:value-type="string" office:string-value="Y-229.15">
            <text:p>Y-229.15</text:p>
          </table:table-cell>
          <table:table-cell table:number-columns-repeated="8"/>
          <table:table-cell table:style-name="ce7" table:formula="of:=[.B899]" office:value-type="string" office:string-value="N906">
            <text:p>N906</text:p>
          </table:table-cell>
          <table:table-cell table:style-name="ce7" table:formula="of:=[.D899]" office:value-type="string" office:string-value="X6400">
            <text:p>X6400</text:p>
          </table:table-cell>
          <table:table-cell table:style-name="ce7" table:formula="of:=[.F899]" office:value-type="string" office:string-value="Y-234.9">
            <text:p>Y-234.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formula="of:=&quot;N&quot;&amp;[.A899]" office:value-type="string" office:string-value="N906">
            <text:p>N906</text:p>
          </table:table-cell>
          <table:table-cell table:formula="of:=[.$J$7]" office:value-type="float" office:value="6400">
            <text:p>6400</text:p>
          </table:table-cell>
          <table:table-cell table:formula="of:= &quot;X&quot;&amp; [.C899]" office:value-type="string" office:string-value="X6400">
            <text:p>X6400</text:p>
          </table:table-cell>
          <table:table-cell table:formula="of:=[.E898]+[.$J$6]" office:value-type="float" office:value="-234.9">
            <text:p>-234.9</text:p>
          </table:table-cell>
          <table:table-cell table:formula="of:=&quot;Y&quot; &amp; [.E899]" office:value-type="string" office:string-value="Y-234.9">
            <text:p>Y-234.9</text:p>
          </table:table-cell>
          <table:table-cell table:number-columns-repeated="8"/>
          <table:table-cell table:style-name="ce7" table:formula="of:=[.B900]" office:value-type="string" office:string-value="N907">
            <text:p>N907</text:p>
          </table:table-cell>
          <table:table-cell table:style-name="ce7" table:formula="of:=[.D900]" office:value-type="string" office:string-value="X6400">
            <text:p>X6400</text:p>
          </table:table-cell>
          <table:table-cell table:style-name="ce7" table:formula="of:=[.F900]" office:value-type="string" office:string-value="Y-240.65">
            <text:p>Y-240.65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formula="of:=&quot;N&quot;&amp;[.A900]" office:value-type="string" office:string-value="N907">
            <text:p>N907</text:p>
          </table:table-cell>
          <table:table-cell table:formula="of:=[.$J$7]" office:value-type="float" office:value="6400">
            <text:p>6400</text:p>
          </table:table-cell>
          <table:table-cell table:formula="of:= &quot;X&quot;&amp; [.C900]" office:value-type="string" office:string-value="X6400">
            <text:p>X6400</text:p>
          </table:table-cell>
          <table:table-cell table:formula="of:=[.E899]+[.$J$6]" office:value-type="float" office:value="-240.65">
            <text:p>-240.65</text:p>
          </table:table-cell>
          <table:table-cell table:formula="of:=&quot;Y&quot; &amp; [.E900]" office:value-type="string" office:string-value="Y-240.65">
            <text:p>Y-240.65</text:p>
          </table:table-cell>
          <table:table-cell table:number-columns-repeated="8"/>
          <table:table-cell table:style-name="ce7" table:formula="of:=[.B901]" office:value-type="string" office:string-value="N908">
            <text:p>N908</text:p>
          </table:table-cell>
          <table:table-cell table:style-name="ce7" table:formula="of:=[.D901]" office:value-type="string" office:string-value="X6400">
            <text:p>X6400</text:p>
          </table:table-cell>
          <table:table-cell table:style-name="ce7" table:formula="of:=[.F901]" office:value-type="string" office:string-value="Y-246.4">
            <text:p>Y-246.4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&quot;N&quot;&amp;[.A901]" office:value-type="string" office:string-value="N908">
            <text:p>N908</text:p>
          </table:table-cell>
          <table:table-cell table:formula="of:=[.$J$7]" office:value-type="float" office:value="6400">
            <text:p>6400</text:p>
          </table:table-cell>
          <table:table-cell table:formula="of:= &quot;X&quot;&amp; [.C901]" office:value-type="string" office:string-value="X6400">
            <text:p>X6400</text:p>
          </table:table-cell>
          <table:table-cell table:formula="of:=[.E900]+[.$J$6]" office:value-type="float" office:value="-246.4">
            <text:p>-246.4</text:p>
          </table:table-cell>
          <table:table-cell table:formula="of:=&quot;Y&quot; &amp; [.E901]" office:value-type="string" office:string-value="Y-246.4">
            <text:p>Y-246.4</text:p>
          </table:table-cell>
          <table:table-cell table:number-columns-repeated="8"/>
          <table:table-cell table:style-name="ce7" table:formula="of:=[.B902]" office:value-type="string" office:string-value="N909">
            <text:p>N909</text:p>
          </table:table-cell>
          <table:table-cell table:style-name="ce7" table:formula="of:=[.D902]" office:value-type="string" office:string-value="X6400">
            <text:p>X6400</text:p>
          </table:table-cell>
          <table:table-cell table:style-name="ce7" table:formula="of:=[.F902]" office:value-type="string" office:string-value="Y-252.15">
            <text:p>Y-252.15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&quot;N&quot;&amp;[.A902]" office:value-type="string" office:string-value="N909">
            <text:p>N909</text:p>
          </table:table-cell>
          <table:table-cell table:formula="of:=[.$J$7]" office:value-type="float" office:value="6400">
            <text:p>6400</text:p>
          </table:table-cell>
          <table:table-cell table:formula="of:= &quot;X&quot;&amp; [.C902]" office:value-type="string" office:string-value="X6400">
            <text:p>X6400</text:p>
          </table:table-cell>
          <table:table-cell table:formula="of:=[.E901]+[.$J$6]" office:value-type="float" office:value="-252.15">
            <text:p>-252.15</text:p>
          </table:table-cell>
          <table:table-cell table:formula="of:=&quot;Y&quot; &amp; [.E902]" office:value-type="string" office:string-value="Y-252.15">
            <text:p>Y-252.15</text:p>
          </table:table-cell>
          <table:table-cell table:number-columns-repeated="8"/>
          <table:table-cell table:style-name="ce7" table:formula="of:=[.B903]" office:value-type="string" office:string-value="N910">
            <text:p>N910</text:p>
          </table:table-cell>
          <table:table-cell table:style-name="ce7" table:formula="of:=[.D903]" office:value-type="string" office:string-value="X6400">
            <text:p>X6400</text:p>
          </table:table-cell>
          <table:table-cell table:style-name="ce7" table:formula="of:=[.F903]" office:value-type="string" office:string-value="Y-257.9">
            <text:p>Y-257.9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&quot;N&quot;&amp;[.A903]" office:value-type="string" office:string-value="N910">
            <text:p>N910</text:p>
          </table:table-cell>
          <table:table-cell table:formula="of:=[.$J$7]" office:value-type="float" office:value="6400">
            <text:p>6400</text:p>
          </table:table-cell>
          <table:table-cell table:formula="of:= &quot;X&quot;&amp; [.C903]" office:value-type="string" office:string-value="X6400">
            <text:p>X6400</text:p>
          </table:table-cell>
          <table:table-cell table:formula="of:=[.E902]+[.$J$6]" office:value-type="float" office:value="-257.9">
            <text:p>-257.9</text:p>
          </table:table-cell>
          <table:table-cell table:formula="of:=&quot;Y&quot; &amp; [.E903]" office:value-type="string" office:string-value="Y-257.9">
            <text:p>Y-257.9</text:p>
          </table:table-cell>
          <table:table-cell table:number-columns-repeated="8"/>
          <table:table-cell table:style-name="ce7" table:formula="of:=[.B904]" office:value-type="string" office:string-value="N911">
            <text:p>N911</text:p>
          </table:table-cell>
          <table:table-cell table:style-name="ce7" table:formula="of:=[.D904]" office:value-type="string" office:string-value="X6400">
            <text:p>X6400</text:p>
          </table:table-cell>
          <table:table-cell table:style-name="ce7" table:formula="of:=[.F904]" office:value-type="string" office:string-value="Y-263.65">
            <text:p>Y-263.65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formula="of:=&quot;N&quot;&amp;[.A904]" office:value-type="string" office:string-value="N911">
            <text:p>N911</text:p>
          </table:table-cell>
          <table:table-cell table:formula="of:=[.$J$7]" office:value-type="float" office:value="6400">
            <text:p>6400</text:p>
          </table:table-cell>
          <table:table-cell table:formula="of:= &quot;X&quot;&amp; [.C904]" office:value-type="string" office:string-value="X6400">
            <text:p>X6400</text:p>
          </table:table-cell>
          <table:table-cell table:formula="of:=[.E903]+[.$J$6]" office:value-type="float" office:value="-263.65">
            <text:p>-263.65</text:p>
          </table:table-cell>
          <table:table-cell table:formula="of:=&quot;Y&quot; &amp; [.E904]" office:value-type="string" office:string-value="Y-263.65">
            <text:p>Y-263.65</text:p>
          </table:table-cell>
          <table:table-cell table:number-columns-repeated="8"/>
          <table:table-cell table:style-name="ce7" table:formula="of:=[.B905]" office:value-type="string" office:string-value="N912">
            <text:p>N912</text:p>
          </table:table-cell>
          <table:table-cell table:style-name="ce7" table:formula="of:=[.D905]" office:value-type="string" office:string-value="X6400">
            <text:p>X6400</text:p>
          </table:table-cell>
          <table:table-cell table:style-name="ce7" table:formula="of:=[.F905]" office:value-type="string" office:string-value="Y-269.4">
            <text:p>Y-269.4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&quot;N&quot;&amp;[.A905]" office:value-type="string" office:string-value="N912">
            <text:p>N912</text:p>
          </table:table-cell>
          <table:table-cell table:formula="of:=[.$J$7]" office:value-type="float" office:value="6400">
            <text:p>6400</text:p>
          </table:table-cell>
          <table:table-cell table:formula="of:= &quot;X&quot;&amp; [.C905]" office:value-type="string" office:string-value="X6400">
            <text:p>X6400</text:p>
          </table:table-cell>
          <table:table-cell table:formula="of:=[.E904]+[.$J$6]" office:value-type="float" office:value="-269.4">
            <text:p>-269.4</text:p>
          </table:table-cell>
          <table:table-cell table:formula="of:=&quot;Y&quot; &amp; [.E905]" office:value-type="string" office:string-value="Y-269.4">
            <text:p>Y-269.4</text:p>
          </table:table-cell>
          <table:table-cell table:number-columns-repeated="8"/>
          <table:table-cell table:style-name="ce7" table:formula="of:=[.B906]" office:value-type="string" office:string-value="N913">
            <text:p>N913</text:p>
          </table:table-cell>
          <table:table-cell table:style-name="ce7" table:formula="of:=[.D906]" office:value-type="string" office:string-value="X6400">
            <text:p>X6400</text:p>
          </table:table-cell>
          <table:table-cell table:style-name="ce7" table:formula="of:=[.F906]" office:value-type="string" office:string-value="Y-275.15">
            <text:p>Y-275.1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&quot;N&quot;&amp;[.A906]" office:value-type="string" office:string-value="N913">
            <text:p>N913</text:p>
          </table:table-cell>
          <table:table-cell table:formula="of:=[.$J$7]" office:value-type="float" office:value="6400">
            <text:p>6400</text:p>
          </table:table-cell>
          <table:table-cell table:formula="of:= &quot;X&quot;&amp; [.C906]" office:value-type="string" office:string-value="X6400">
            <text:p>X6400</text:p>
          </table:table-cell>
          <table:table-cell table:formula="of:=[.E905]+[.$J$6]" office:value-type="float" office:value="-275.15">
            <text:p>-275.15</text:p>
          </table:table-cell>
          <table:table-cell table:formula="of:=&quot;Y&quot; &amp; [.E906]" office:value-type="string" office:string-value="Y-275.15">
            <text:p>Y-275.15</text:p>
          </table:table-cell>
          <table:table-cell table:number-columns-repeated="8"/>
          <table:table-cell table:style-name="ce7" table:formula="of:=[.B907]" office:value-type="string" office:string-value="N914">
            <text:p>N914</text:p>
          </table:table-cell>
          <table:table-cell table:style-name="ce7" table:formula="of:=[.D907]" office:value-type="string" office:string-value="X6400">
            <text:p>X6400</text:p>
          </table:table-cell>
          <table:table-cell table:style-name="ce7" table:formula="of:=[.F907]" office:value-type="string" office:string-value="Y-280.9">
            <text:p>Y-280.9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formula="of:=&quot;N&quot;&amp;[.A907]" office:value-type="string" office:string-value="N914">
            <text:p>N914</text:p>
          </table:table-cell>
          <table:table-cell table:formula="of:=[.$J$7]" office:value-type="float" office:value="6400">
            <text:p>6400</text:p>
          </table:table-cell>
          <table:table-cell table:formula="of:= &quot;X&quot;&amp; [.C907]" office:value-type="string" office:string-value="X6400">
            <text:p>X6400</text:p>
          </table:table-cell>
          <table:table-cell table:formula="of:=[.E906]+[.$J$6]" office:value-type="float" office:value="-280.9">
            <text:p>-280.9</text:p>
          </table:table-cell>
          <table:table-cell table:formula="of:=&quot;Y&quot; &amp; [.E907]" office:value-type="string" office:string-value="Y-280.9">
            <text:p>Y-280.9</text:p>
          </table:table-cell>
          <table:table-cell table:number-columns-repeated="8"/>
          <table:table-cell table:style-name="ce7" table:formula="of:=[.B908]" office:value-type="string" office:string-value="N915">
            <text:p>N915</text:p>
          </table:table-cell>
          <table:table-cell table:style-name="ce7" table:formula="of:=[.D908]" office:value-type="string" office:string-value="X6400">
            <text:p>X6400</text:p>
          </table:table-cell>
          <table:table-cell table:style-name="ce7" table:formula="of:=[.F908]" office:value-type="string" office:string-value="Y-286.65">
            <text:p>Y-286.6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&quot;N&quot;&amp;[.A908]" office:value-type="string" office:string-value="N915">
            <text:p>N915</text:p>
          </table:table-cell>
          <table:table-cell table:formula="of:=[.$J$7]" office:value-type="float" office:value="6400">
            <text:p>6400</text:p>
          </table:table-cell>
          <table:table-cell table:formula="of:= &quot;X&quot;&amp; [.C908]" office:value-type="string" office:string-value="X6400">
            <text:p>X6400</text:p>
          </table:table-cell>
          <table:table-cell table:formula="of:=[.E907]+[.$J$6]" office:value-type="float" office:value="-286.65">
            <text:p>-286.65</text:p>
          </table:table-cell>
          <table:table-cell table:formula="of:=&quot;Y&quot; &amp; [.E908]" office:value-type="string" office:string-value="Y-286.65">
            <text:p>Y-286.65</text:p>
          </table:table-cell>
          <table:table-cell table:number-columns-repeated="8"/>
          <table:table-cell table:style-name="ce7" table:formula="of:=[.B909]" office:value-type="string" office:string-value="N916">
            <text:p>N916</text:p>
          </table:table-cell>
          <table:table-cell table:style-name="ce7" table:formula="of:=[.D909]" office:value-type="string" office:string-value="X6400">
            <text:p>X6400</text:p>
          </table:table-cell>
          <table:table-cell table:style-name="ce7" table:formula="of:=[.F909]" office:value-type="string" office:string-value="Y-292.4">
            <text:p>Y-292.4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&quot;N&quot;&amp;[.A909]" office:value-type="string" office:string-value="N916">
            <text:p>N916</text:p>
          </table:table-cell>
          <table:table-cell table:formula="of:=[.$J$7]" office:value-type="float" office:value="6400">
            <text:p>6400</text:p>
          </table:table-cell>
          <table:table-cell table:formula="of:= &quot;X&quot;&amp; [.C909]" office:value-type="string" office:string-value="X6400">
            <text:p>X6400</text:p>
          </table:table-cell>
          <table:table-cell table:formula="of:=[.E908]+[.$J$6]" office:value-type="float" office:value="-292.4">
            <text:p>-292.4</text:p>
          </table:table-cell>
          <table:table-cell table:formula="of:=&quot;Y&quot; &amp; [.E909]" office:value-type="string" office:string-value="Y-292.4">
            <text:p>Y-292.4</text:p>
          </table:table-cell>
          <table:table-cell table:number-columns-repeated="8"/>
          <table:table-cell table:style-name="ce7" table:formula="of:=[.B910]" office:value-type="string" office:string-value="N917">
            <text:p>N917</text:p>
          </table:table-cell>
          <table:table-cell table:style-name="ce7" table:formula="of:=[.D910]" office:value-type="string" office:string-value="X6400">
            <text:p>X6400</text:p>
          </table:table-cell>
          <table:table-cell table:style-name="ce7" table:formula="of:=[.F910]" office:value-type="string" office:string-value="Y-298.15">
            <text:p>Y-298.15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&quot;N&quot;&amp;[.A910]" office:value-type="string" office:string-value="N917">
            <text:p>N917</text:p>
          </table:table-cell>
          <table:table-cell table:formula="of:=[.$J$7]" office:value-type="float" office:value="6400">
            <text:p>6400</text:p>
          </table:table-cell>
          <table:table-cell table:formula="of:= &quot;X&quot;&amp; [.C910]" office:value-type="string" office:string-value="X6400">
            <text:p>X6400</text:p>
          </table:table-cell>
          <table:table-cell table:formula="of:=[.E909]+[.$J$6]" office:value-type="float" office:value="-298.15">
            <text:p>-298.15</text:p>
          </table:table-cell>
          <table:table-cell table:formula="of:=&quot;Y&quot; &amp; [.E910]" office:value-type="string" office:string-value="Y-298.15">
            <text:p>Y-298.15</text:p>
          </table:table-cell>
          <table:table-cell table:number-columns-repeated="8"/>
          <table:table-cell table:style-name="ce7" table:formula="of:=[.B911]" office:value-type="string" office:string-value="N918">
            <text:p>N918</text:p>
          </table:table-cell>
          <table:table-cell table:style-name="ce7" table:formula="of:=[.D911]" office:value-type="string" office:string-value="X6400">
            <text:p>X6400</text:p>
          </table:table-cell>
          <table:table-cell table:style-name="ce7" table:formula="of:=[.F911]" office:value-type="string" office:string-value="Y-303.9">
            <text:p>Y-303.9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&quot;N&quot;&amp;[.A911]" office:value-type="string" office:string-value="N918">
            <text:p>N918</text:p>
          </table:table-cell>
          <table:table-cell table:formula="of:=[.$J$7]" office:value-type="float" office:value="6400">
            <text:p>6400</text:p>
          </table:table-cell>
          <table:table-cell table:formula="of:= &quot;X&quot;&amp; [.C911]" office:value-type="string" office:string-value="X6400">
            <text:p>X6400</text:p>
          </table:table-cell>
          <table:table-cell table:formula="of:=[.E910]+[.$J$6]" office:value-type="float" office:value="-303.9">
            <text:p>-303.9</text:p>
          </table:table-cell>
          <table:table-cell table:formula="of:=&quot;Y&quot; &amp; [.E911]" office:value-type="string" office:string-value="Y-303.9">
            <text:p>Y-303.9</text:p>
          </table:table-cell>
          <table:table-cell table:number-columns-repeated="8"/>
          <table:table-cell table:style-name="ce7" table:formula="of:=[.B912]" office:value-type="string" office:string-value="N919">
            <text:p>N919</text:p>
          </table:table-cell>
          <table:table-cell table:style-name="ce7" table:formula="of:=[.D912]" office:value-type="string" office:string-value="X6400">
            <text:p>X6400</text:p>
          </table:table-cell>
          <table:table-cell table:style-name="ce7" table:formula="of:=[.F912]" office:value-type="string" office:string-value="Y-309.65">
            <text:p>Y-309.6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&quot;N&quot;&amp;[.A912]" office:value-type="string" office:string-value="N919">
            <text:p>N919</text:p>
          </table:table-cell>
          <table:table-cell table:formula="of:=[.$J$7]" office:value-type="float" office:value="6400">
            <text:p>6400</text:p>
          </table:table-cell>
          <table:table-cell table:formula="of:= &quot;X&quot;&amp; [.C912]" office:value-type="string" office:string-value="X6400">
            <text:p>X6400</text:p>
          </table:table-cell>
          <table:table-cell table:formula="of:=[.E911]+[.$J$6]" office:value-type="float" office:value="-309.65">
            <text:p>-309.65</text:p>
          </table:table-cell>
          <table:table-cell table:formula="of:=&quot;Y&quot; &amp; [.E912]" office:value-type="string" office:string-value="Y-309.65">
            <text:p>Y-309.65</text:p>
          </table:table-cell>
          <table:table-cell table:number-columns-repeated="8"/>
          <table:table-cell table:style-name="ce7" table:formula="of:=[.B913]" office:value-type="string" office:string-value="N920">
            <text:p>N920</text:p>
          </table:table-cell>
          <table:table-cell table:style-name="ce7" table:formula="of:=[.D913]" office:value-type="string" office:string-value="X6400">
            <text:p>X6400</text:p>
          </table:table-cell>
          <table:table-cell table:style-name="ce7" table:formula="of:=[.F913]" office:value-type="string" office:string-value="Y-315.4">
            <text:p>Y-315.4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&quot;N&quot;&amp;[.A913]" office:value-type="string" office:string-value="N920">
            <text:p>N920</text:p>
          </table:table-cell>
          <table:table-cell table:formula="of:=[.$J$7]" office:value-type="float" office:value="6400">
            <text:p>6400</text:p>
          </table:table-cell>
          <table:table-cell table:formula="of:= &quot;X&quot;&amp; [.C913]" office:value-type="string" office:string-value="X6400">
            <text:p>X6400</text:p>
          </table:table-cell>
          <table:table-cell table:formula="of:=[.E912]+[.$J$6]" office:value-type="float" office:value="-315.4">
            <text:p>-315.4</text:p>
          </table:table-cell>
          <table:table-cell table:formula="of:=&quot;Y&quot; &amp; [.E913]" office:value-type="string" office:string-value="Y-315.4">
            <text:p>Y-315.4</text:p>
          </table:table-cell>
          <table:table-cell table:number-columns-repeated="8"/>
          <table:table-cell table:style-name="ce7" table:formula="of:=[.B914]" office:value-type="string" office:string-value="N921">
            <text:p>N921</text:p>
          </table:table-cell>
          <table:table-cell table:style-name="ce7" table:formula="of:=[.D914]" office:value-type="string" office:string-value="X6400">
            <text:p>X6400</text:p>
          </table:table-cell>
          <table:table-cell table:style-name="ce7" table:formula="of:=[.F914]" office:value-type="string" office:string-value="Y-321.15">
            <text:p>Y-321.15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&quot;N&quot;&amp;[.A914]" office:value-type="string" office:string-value="N921">
            <text:p>N921</text:p>
          </table:table-cell>
          <table:table-cell table:formula="of:=[.$J$7]" office:value-type="float" office:value="6400">
            <text:p>6400</text:p>
          </table:table-cell>
          <table:table-cell table:formula="of:= &quot;X&quot;&amp; [.C914]" office:value-type="string" office:string-value="X6400">
            <text:p>X6400</text:p>
          </table:table-cell>
          <table:table-cell table:formula="of:=[.E913]+[.$J$6]" office:value-type="float" office:value="-321.15">
            <text:p>-321.15</text:p>
          </table:table-cell>
          <table:table-cell table:formula="of:=&quot;Y&quot; &amp; [.E914]" office:value-type="string" office:string-value="Y-321.15">
            <text:p>Y-321.15</text:p>
          </table:table-cell>
          <table:table-cell table:number-columns-repeated="8"/>
          <table:table-cell table:style-name="ce7" table:formula="of:=[.B915]" office:value-type="string" office:string-value="N922">
            <text:p>N922</text:p>
          </table:table-cell>
          <table:table-cell table:style-name="ce7" table:formula="of:=[.D915]" office:value-type="string" office:string-value="X6400">
            <text:p>X6400</text:p>
          </table:table-cell>
          <table:table-cell table:style-name="ce7" table:formula="of:=[.F915]" office:value-type="string" office:string-value="Y-326.9">
            <text:p>Y-326.9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&quot;N&quot;&amp;[.A915]" office:value-type="string" office:string-value="N922">
            <text:p>N922</text:p>
          </table:table-cell>
          <table:table-cell table:formula="of:=[.$J$7]" office:value-type="float" office:value="6400">
            <text:p>6400</text:p>
          </table:table-cell>
          <table:table-cell table:formula="of:= &quot;X&quot;&amp; [.C915]" office:value-type="string" office:string-value="X6400">
            <text:p>X6400</text:p>
          </table:table-cell>
          <table:table-cell table:formula="of:=[.E914]+[.$J$6]" office:value-type="float" office:value="-326.9">
            <text:p>-326.9</text:p>
          </table:table-cell>
          <table:table-cell table:formula="of:=&quot;Y&quot; &amp; [.E915]" office:value-type="string" office:string-value="Y-326.9">
            <text:p>Y-326.9</text:p>
          </table:table-cell>
          <table:table-cell table:number-columns-repeated="8"/>
          <table:table-cell table:style-name="ce7" table:formula="of:=[.B916]" office:value-type="string" office:string-value="N923">
            <text:p>N923</text:p>
          </table:table-cell>
          <table:table-cell table:style-name="ce7" table:formula="of:=[.D916]" office:value-type="string" office:string-value="X6400">
            <text:p>X6400</text:p>
          </table:table-cell>
          <table:table-cell table:style-name="ce7" table:formula="of:=[.F916]" office:value-type="string" office:string-value="Y-332.65">
            <text:p>Y-332.6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formula="of:=&quot;N&quot;&amp;[.A916]" office:value-type="string" office:string-value="N923">
            <text:p>N923</text:p>
          </table:table-cell>
          <table:table-cell table:formula="of:=[.$J$7]" office:value-type="float" office:value="6400">
            <text:p>6400</text:p>
          </table:table-cell>
          <table:table-cell table:formula="of:= &quot;X&quot;&amp; [.C916]" office:value-type="string" office:string-value="X6400">
            <text:p>X6400</text:p>
          </table:table-cell>
          <table:table-cell table:formula="of:=[.E915]+[.$J$6]" office:value-type="float" office:value="-332.65">
            <text:p>-332.65</text:p>
          </table:table-cell>
          <table:table-cell table:formula="of:=&quot;Y&quot; &amp; [.E916]" office:value-type="string" office:string-value="Y-332.65">
            <text:p>Y-332.65</text:p>
          </table:table-cell>
          <table:table-cell table:number-columns-repeated="8"/>
          <table:table-cell table:style-name="ce7" table:formula="of:=[.B917]" office:value-type="string" office:string-value="N924">
            <text:p>N924</text:p>
          </table:table-cell>
          <table:table-cell table:style-name="ce7" table:formula="of:=[.D917]" office:value-type="string" office:string-value="X6400">
            <text:p>X6400</text:p>
          </table:table-cell>
          <table:table-cell table:style-name="ce7" table:formula="of:=[.F917]" office:value-type="string" office:string-value="Y-338.4">
            <text:p>Y-338.4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formula="of:=&quot;N&quot;&amp;[.A917]" office:value-type="string" office:string-value="N924">
            <text:p>N924</text:p>
          </table:table-cell>
          <table:table-cell table:formula="of:=[.$J$7]" office:value-type="float" office:value="6400">
            <text:p>6400</text:p>
          </table:table-cell>
          <table:table-cell table:formula="of:= &quot;X&quot;&amp; [.C917]" office:value-type="string" office:string-value="X6400">
            <text:p>X6400</text:p>
          </table:table-cell>
          <table:table-cell table:formula="of:=[.E916]+[.$J$6]" office:value-type="float" office:value="-338.4">
            <text:p>-338.4</text:p>
          </table:table-cell>
          <table:table-cell table:formula="of:=&quot;Y&quot; &amp; [.E917]" office:value-type="string" office:string-value="Y-338.4">
            <text:p>Y-338.4</text:p>
          </table:table-cell>
          <table:table-cell table:number-columns-repeated="8"/>
          <table:table-cell table:style-name="ce7" table:formula="of:=[.B918]" office:value-type="string" office:string-value="N925">
            <text:p>N925</text:p>
          </table:table-cell>
          <table:table-cell table:style-name="ce7" table:formula="of:=[.D918]" office:value-type="string" office:string-value="X6400">
            <text:p>X6400</text:p>
          </table:table-cell>
          <table:table-cell table:style-name="ce7" table:formula="of:=[.F918]" office:value-type="string" office:string-value="Y-344.15">
            <text:p>Y-344.1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&quot;N&quot;&amp;[.A918]" office:value-type="string" office:string-value="N925">
            <text:p>N925</text:p>
          </table:table-cell>
          <table:table-cell table:formula="of:=[.$J$7]" office:value-type="float" office:value="6400">
            <text:p>6400</text:p>
          </table:table-cell>
          <table:table-cell table:formula="of:= &quot;X&quot;&amp; [.C918]" office:value-type="string" office:string-value="X6400">
            <text:p>X6400</text:p>
          </table:table-cell>
          <table:table-cell table:formula="of:=[.E917]+[.$J$6]" office:value-type="float" office:value="-344.15">
            <text:p>-344.15</text:p>
          </table:table-cell>
          <table:table-cell table:formula="of:=&quot;Y&quot; &amp; [.E918]" office:value-type="string" office:string-value="Y-344.15">
            <text:p>Y-344.15</text:p>
          </table:table-cell>
          <table:table-cell table:number-columns-repeated="8"/>
          <table:table-cell table:style-name="ce7" table:formula="of:=[.B919]" office:value-type="string" office:string-value="N926">
            <text:p>N926</text:p>
          </table:table-cell>
          <table:table-cell table:style-name="ce7" table:formula="of:=[.D919]" office:value-type="string" office:string-value="X6400">
            <text:p>X6400</text:p>
          </table:table-cell>
          <table:table-cell table:style-name="ce7" table:formula="of:=[.F919]" office:value-type="string" office:string-value="Y-349.9">
            <text:p>Y-349.9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&quot;N&quot;&amp;[.A919]" office:value-type="string" office:string-value="N926">
            <text:p>N926</text:p>
          </table:table-cell>
          <table:table-cell table:formula="of:=[.$J$7]" office:value-type="float" office:value="6400">
            <text:p>6400</text:p>
          </table:table-cell>
          <table:table-cell table:formula="of:= &quot;X&quot;&amp; [.C919]" office:value-type="string" office:string-value="X6400">
            <text:p>X6400</text:p>
          </table:table-cell>
          <table:table-cell table:formula="of:=[.E918]+[.$J$6]" office:value-type="float" office:value="-349.9">
            <text:p>-349.9</text:p>
          </table:table-cell>
          <table:table-cell table:formula="of:=&quot;Y&quot; &amp; [.E919]" office:value-type="string" office:string-value="Y-349.9">
            <text:p>Y-349.9</text:p>
          </table:table-cell>
          <table:table-cell table:number-columns-repeated="8"/>
          <table:table-cell table:style-name="ce7" table:formula="of:=[.B920]" office:value-type="string" office:string-value="N927">
            <text:p>N927</text:p>
          </table:table-cell>
          <table:table-cell table:style-name="ce7" table:formula="of:=[.D920]" office:value-type="string" office:string-value="X6400">
            <text:p>X6400</text:p>
          </table:table-cell>
          <table:table-cell table:style-name="ce7" table:formula="of:=[.F920]" office:value-type="string" office:string-value="Y-355.65">
            <text:p>Y-355.65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&quot;N&quot;&amp;[.A920]" office:value-type="string" office:string-value="N927">
            <text:p>N927</text:p>
          </table:table-cell>
          <table:table-cell table:formula="of:=[.$J$7]" office:value-type="float" office:value="6400">
            <text:p>6400</text:p>
          </table:table-cell>
          <table:table-cell table:formula="of:= &quot;X&quot;&amp; [.C920]" office:value-type="string" office:string-value="X6400">
            <text:p>X6400</text:p>
          </table:table-cell>
          <table:table-cell table:formula="of:=[.E919]+[.$J$6]" office:value-type="float" office:value="-355.65">
            <text:p>-355.65</text:p>
          </table:table-cell>
          <table:table-cell table:formula="of:=&quot;Y&quot; &amp; [.E920]" office:value-type="string" office:string-value="Y-355.65">
            <text:p>Y-355.65</text:p>
          </table:table-cell>
          <table:table-cell table:number-columns-repeated="8"/>
          <table:table-cell table:style-name="ce7" table:formula="of:=[.B921]" office:value-type="string" office:string-value="N928">
            <text:p>N928</text:p>
          </table:table-cell>
          <table:table-cell table:style-name="ce7" table:formula="of:=[.D921]" office:value-type="string" office:string-value="X6400">
            <text:p>X6400</text:p>
          </table:table-cell>
          <table:table-cell table:style-name="ce7" table:formula="of:=[.F921]" office:value-type="string" office:string-value="Y-361.4">
            <text:p>Y-361.4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&quot;N&quot;&amp;[.A921]" office:value-type="string" office:string-value="N928">
            <text:p>N928</text:p>
          </table:table-cell>
          <table:table-cell table:formula="of:=[.$J$7]" office:value-type="float" office:value="6400">
            <text:p>6400</text:p>
          </table:table-cell>
          <table:table-cell table:formula="of:= &quot;X&quot;&amp; [.C921]" office:value-type="string" office:string-value="X6400">
            <text:p>X6400</text:p>
          </table:table-cell>
          <table:table-cell table:formula="of:=[.E920]+[.$J$6]" office:value-type="float" office:value="-361.4">
            <text:p>-361.4</text:p>
          </table:table-cell>
          <table:table-cell table:formula="of:=&quot;Y&quot; &amp; [.E921]" office:value-type="string" office:string-value="Y-361.4">
            <text:p>Y-361.4</text:p>
          </table:table-cell>
          <table:table-cell table:number-columns-repeated="8"/>
          <table:table-cell table:style-name="ce7" table:formula="of:=[.B922]" office:value-type="string" office:string-value="N929">
            <text:p>N929</text:p>
          </table:table-cell>
          <table:table-cell table:style-name="ce7" table:formula="of:=[.D922]" office:value-type="string" office:string-value="X6400">
            <text:p>X6400</text:p>
          </table:table-cell>
          <table:table-cell table:style-name="ce7" table:formula="of:=[.F922]" office:value-type="string" office:string-value="Y-367.15">
            <text:p>Y-367.15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&quot;N&quot;&amp;[.A922]" office:value-type="string" office:string-value="N929">
            <text:p>N929</text:p>
          </table:table-cell>
          <table:table-cell table:formula="of:=[.$J$7]" office:value-type="float" office:value="6400">
            <text:p>6400</text:p>
          </table:table-cell>
          <table:table-cell table:formula="of:= &quot;X&quot;&amp; [.C922]" office:value-type="string" office:string-value="X6400">
            <text:p>X6400</text:p>
          </table:table-cell>
          <table:table-cell table:formula="of:=[.E921]+[.$J$6]" office:value-type="float" office:value="-367.15">
            <text:p>-367.15</text:p>
          </table:table-cell>
          <table:table-cell table:formula="of:=&quot;Y&quot; &amp; [.E922]" office:value-type="string" office:string-value="Y-367.15">
            <text:p>Y-367.15</text:p>
          </table:table-cell>
          <table:table-cell table:number-columns-repeated="8"/>
          <table:table-cell table:style-name="ce7" table:formula="of:=[.B923]" office:value-type="string" office:string-value="N930">
            <text:p>N930</text:p>
          </table:table-cell>
          <table:table-cell table:style-name="ce7" table:formula="of:=[.D923]" office:value-type="string" office:string-value="X6400">
            <text:p>X6400</text:p>
          </table:table-cell>
          <table:table-cell table:style-name="ce7" table:formula="of:=[.F923]" office:value-type="string" office:string-value="Y-372.9">
            <text:p>Y-372.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&quot;N&quot;&amp;[.A923]" office:value-type="string" office:string-value="N930">
            <text:p>N930</text:p>
          </table:table-cell>
          <table:table-cell table:formula="of:=[.$J$7]" office:value-type="float" office:value="6400">
            <text:p>6400</text:p>
          </table:table-cell>
          <table:table-cell table:formula="of:= &quot;X&quot;&amp; [.C923]" office:value-type="string" office:string-value="X6400">
            <text:p>X6400</text:p>
          </table:table-cell>
          <table:table-cell table:formula="of:=[.E922]+[.$J$6]" office:value-type="float" office:value="-372.9">
            <text:p>-372.9</text:p>
          </table:table-cell>
          <table:table-cell table:formula="of:=&quot;Y&quot; &amp; [.E923]" office:value-type="string" office:string-value="Y-372.9">
            <text:p>Y-372.9</text:p>
          </table:table-cell>
          <table:table-cell table:number-columns-repeated="8"/>
          <table:table-cell table:style-name="ce7" table:formula="of:=[.B924]" office:value-type="string" office:string-value="N931">
            <text:p>N931</text:p>
          </table:table-cell>
          <table:table-cell table:style-name="ce7" table:formula="of:=[.D924]" office:value-type="string" office:string-value="X6400">
            <text:p>X6400</text:p>
          </table:table-cell>
          <table:table-cell table:style-name="ce7" table:formula="of:=[.F924]" office:value-type="string" office:string-value="Y-378.65">
            <text:p>Y-378.65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&quot;N&quot;&amp;[.A924]" office:value-type="string" office:string-value="N931">
            <text:p>N931</text:p>
          </table:table-cell>
          <table:table-cell table:formula="of:=[.$J$7]" office:value-type="float" office:value="6400">
            <text:p>6400</text:p>
          </table:table-cell>
          <table:table-cell table:formula="of:= &quot;X&quot;&amp; [.C924]" office:value-type="string" office:string-value="X6400">
            <text:p>X6400</text:p>
          </table:table-cell>
          <table:table-cell table:formula="of:=[.E923]+[.$J$6]" office:value-type="float" office:value="-378.65">
            <text:p>-378.65</text:p>
          </table:table-cell>
          <table:table-cell table:formula="of:=&quot;Y&quot; &amp; [.E924]" office:value-type="string" office:string-value="Y-378.65">
            <text:p>Y-378.65</text:p>
          </table:table-cell>
          <table:table-cell table:number-columns-repeated="8"/>
          <table:table-cell table:style-name="ce7" table:formula="of:=[.B925]" office:value-type="string" office:string-value="N932">
            <text:p>N932</text:p>
          </table:table-cell>
          <table:table-cell table:style-name="ce7" table:formula="of:=[.D925]" office:value-type="string" office:string-value="X6400">
            <text:p>X6400</text:p>
          </table:table-cell>
          <table:table-cell table:style-name="ce7" table:formula="of:=[.F925]" office:value-type="string" office:string-value="Y-384.4">
            <text:p>Y-384.4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&quot;N&quot;&amp;[.A925]" office:value-type="string" office:string-value="N932">
            <text:p>N932</text:p>
          </table:table-cell>
          <table:table-cell table:formula="of:=[.$J$7]" office:value-type="float" office:value="6400">
            <text:p>6400</text:p>
          </table:table-cell>
          <table:table-cell table:formula="of:= &quot;X&quot;&amp; [.C925]" office:value-type="string" office:string-value="X6400">
            <text:p>X6400</text:p>
          </table:table-cell>
          <table:table-cell table:formula="of:=[.E924]+[.$J$6]" office:value-type="float" office:value="-384.4">
            <text:p>-384.4</text:p>
          </table:table-cell>
          <table:table-cell table:formula="of:=&quot;Y&quot; &amp; [.E925]" office:value-type="string" office:string-value="Y-384.4">
            <text:p>Y-384.4</text:p>
          </table:table-cell>
          <table:table-cell table:number-columns-repeated="8"/>
          <table:table-cell table:style-name="ce7" table:formula="of:=[.B926]" office:value-type="string" office:string-value="N933">
            <text:p>N933</text:p>
          </table:table-cell>
          <table:table-cell table:style-name="ce7" table:formula="of:=[.D926]" office:value-type="string" office:string-value="X6400">
            <text:p>X6400</text:p>
          </table:table-cell>
          <table:table-cell table:style-name="ce7" table:formula="of:=[.F926]" office:value-type="string" office:string-value="Y-390.15">
            <text:p>Y-390.1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formula="of:=&quot;N&quot;&amp;[.A926]" office:value-type="string" office:string-value="N933">
            <text:p>N933</text:p>
          </table:table-cell>
          <table:table-cell table:formula="of:=[.$J$7]" office:value-type="float" office:value="6400">
            <text:p>6400</text:p>
          </table:table-cell>
          <table:table-cell table:formula="of:= &quot;X&quot;&amp; [.C926]" office:value-type="string" office:string-value="X6400">
            <text:p>X6400</text:p>
          </table:table-cell>
          <table:table-cell table:formula="of:=[.E925]+[.$J$6]" office:value-type="float" office:value="-390.15">
            <text:p>-390.15</text:p>
          </table:table-cell>
          <table:table-cell table:formula="of:=&quot;Y&quot; &amp; [.E926]" office:value-type="string" office:string-value="Y-390.15">
            <text:p>Y-390.15</text:p>
          </table:table-cell>
          <table:table-cell table:number-columns-repeated="8"/>
          <table:table-cell table:style-name="ce7" table:formula="of:=[.B927]" office:value-type="string" office:string-value="N934">
            <text:p>N934</text:p>
          </table:table-cell>
          <table:table-cell table:style-name="ce7" table:formula="of:=[.D927]" office:value-type="string" office:string-value="X6400">
            <text:p>X6400</text:p>
          </table:table-cell>
          <table:table-cell table:style-name="ce7" table:formula="of:=[.F927]" office:value-type="string" office:string-value="Y-395.9">
            <text:p>Y-395.9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formula="of:=&quot;N&quot;&amp;[.A927]" office:value-type="string" office:string-value="N934">
            <text:p>N934</text:p>
          </table:table-cell>
          <table:table-cell table:formula="of:=[.$J$7]" office:value-type="float" office:value="6400">
            <text:p>6400</text:p>
          </table:table-cell>
          <table:table-cell table:formula="of:= &quot;X&quot;&amp; [.C927]" office:value-type="string" office:string-value="X6400">
            <text:p>X6400</text:p>
          </table:table-cell>
          <table:table-cell table:formula="of:=[.E926]+[.$J$6]" office:value-type="float" office:value="-395.9">
            <text:p>-395.9</text:p>
          </table:table-cell>
          <table:table-cell table:formula="of:=&quot;Y&quot; &amp; [.E927]" office:value-type="string" office:string-value="Y-395.9">
            <text:p>Y-395.9</text:p>
          </table:table-cell>
          <table:table-cell table:number-columns-repeated="8"/>
          <table:table-cell table:style-name="ce7" table:formula="of:=[.B928]" office:value-type="string" office:string-value="N935">
            <text:p>N935</text:p>
          </table:table-cell>
          <table:table-cell table:style-name="ce7" table:formula="of:=[.D928]" office:value-type="string" office:string-value="X6400">
            <text:p>X6400</text:p>
          </table:table-cell>
          <table:table-cell table:style-name="ce7" table:formula="of:=[.F928]" office:value-type="string" office:string-value="Y-401.65">
            <text:p>Y-401.65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&quot;N&quot;&amp;[.A928]" office:value-type="string" office:string-value="N935">
            <text:p>N935</text:p>
          </table:table-cell>
          <table:table-cell table:formula="of:=[.$J$7]" office:value-type="float" office:value="6400">
            <text:p>6400</text:p>
          </table:table-cell>
          <table:table-cell table:formula="of:= &quot;X&quot;&amp; [.C928]" office:value-type="string" office:string-value="X6400">
            <text:p>X6400</text:p>
          </table:table-cell>
          <table:table-cell table:formula="of:=[.E927]+[.$J$6]" office:value-type="float" office:value="-401.65">
            <text:p>-401.65</text:p>
          </table:table-cell>
          <table:table-cell table:formula="of:=&quot;Y&quot; &amp; [.E928]" office:value-type="string" office:string-value="Y-401.65">
            <text:p>Y-401.65</text:p>
          </table:table-cell>
          <table:table-cell table:number-columns-repeated="8"/>
          <table:table-cell table:style-name="ce7" table:formula="of:=[.B929]" office:value-type="string" office:string-value="N936">
            <text:p>N936</text:p>
          </table:table-cell>
          <table:table-cell table:style-name="ce7" table:formula="of:=[.D929]" office:value-type="string" office:string-value="X6400">
            <text:p>X6400</text:p>
          </table:table-cell>
          <table:table-cell table:style-name="ce7" table:formula="of:=[.F929]" office:value-type="string" office:string-value="Y-407.4">
            <text:p>Y-407.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&quot;N&quot;&amp;[.A929]" office:value-type="string" office:string-value="N936">
            <text:p>N936</text:p>
          </table:table-cell>
          <table:table-cell table:formula="of:=[.$J$7]" office:value-type="float" office:value="6400">
            <text:p>6400</text:p>
          </table:table-cell>
          <table:table-cell table:formula="of:= &quot;X&quot;&amp; [.C929]" office:value-type="string" office:string-value="X6400">
            <text:p>X6400</text:p>
          </table:table-cell>
          <table:table-cell table:formula="of:=[.E928]+[.$J$6]" office:value-type="float" office:value="-407.4">
            <text:p>-407.4</text:p>
          </table:table-cell>
          <table:table-cell table:formula="of:=&quot;Y&quot; &amp; [.E929]" office:value-type="string" office:string-value="Y-407.4">
            <text:p>Y-407.4</text:p>
          </table:table-cell>
          <table:table-cell table:number-columns-repeated="8"/>
          <table:table-cell table:style-name="ce7" table:formula="of:=[.B930]" office:value-type="string" office:string-value="N937">
            <text:p>N937</text:p>
          </table:table-cell>
          <table:table-cell table:style-name="ce7" table:formula="of:=[.D930]" office:value-type="string" office:string-value="X6400">
            <text:p>X6400</text:p>
          </table:table-cell>
          <table:table-cell table:style-name="ce7" table:formula="of:=[.F930]" office:value-type="string" office:string-value="Y-413.15">
            <text:p>Y-413.15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&quot;N&quot;&amp;[.A930]" office:value-type="string" office:string-value="N937">
            <text:p>N937</text:p>
          </table:table-cell>
          <table:table-cell table:formula="of:=[.$J$7]" office:value-type="float" office:value="6400">
            <text:p>6400</text:p>
          </table:table-cell>
          <table:table-cell table:formula="of:= &quot;X&quot;&amp; [.C930]" office:value-type="string" office:string-value="X6400">
            <text:p>X6400</text:p>
          </table:table-cell>
          <table:table-cell table:formula="of:=[.E929]+[.$J$6]" office:value-type="float" office:value="-413.15">
            <text:p>-413.15</text:p>
          </table:table-cell>
          <table:table-cell table:formula="of:=&quot;Y&quot; &amp; [.E930]" office:value-type="string" office:string-value="Y-413.15">
            <text:p>Y-413.15</text:p>
          </table:table-cell>
          <table:table-cell table:number-columns-repeated="8"/>
          <table:table-cell table:style-name="ce7" table:formula="of:=[.B931]" office:value-type="string" office:string-value="N938">
            <text:p>N938</text:p>
          </table:table-cell>
          <table:table-cell table:style-name="ce7" table:formula="of:=[.D931]" office:value-type="string" office:string-value="X6400">
            <text:p>X6400</text:p>
          </table:table-cell>
          <table:table-cell table:style-name="ce7" table:formula="of:=[.F931]" office:value-type="string" office:string-value="Y-418.9">
            <text:p>Y-418.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&quot;N&quot;&amp;[.A931]" office:value-type="string" office:string-value="N938">
            <text:p>N938</text:p>
          </table:table-cell>
          <table:table-cell table:formula="of:=[.$J$7]" office:value-type="float" office:value="6400">
            <text:p>6400</text:p>
          </table:table-cell>
          <table:table-cell table:formula="of:= &quot;X&quot;&amp; [.C931]" office:value-type="string" office:string-value="X6400">
            <text:p>X6400</text:p>
          </table:table-cell>
          <table:table-cell table:formula="of:=[.E930]+[.$J$6]" office:value-type="float" office:value="-418.9">
            <text:p>-418.9</text:p>
          </table:table-cell>
          <table:table-cell table:formula="of:=&quot;Y&quot; &amp; [.E931]" office:value-type="string" office:string-value="Y-418.9">
            <text:p>Y-418.9</text:p>
          </table:table-cell>
          <table:table-cell table:number-columns-repeated="8"/>
          <table:table-cell table:style-name="ce7" table:formula="of:=[.B932]" office:value-type="string" office:string-value="N939">
            <text:p>N939</text:p>
          </table:table-cell>
          <table:table-cell table:style-name="ce7" table:formula="of:=[.D932]" office:value-type="string" office:string-value="X6400">
            <text:p>X6400</text:p>
          </table:table-cell>
          <table:table-cell table:style-name="ce7" table:formula="of:=[.F932]" office:value-type="string" office:string-value="Y-424.65">
            <text:p>Y-424.65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formula="of:=&quot;N&quot;&amp;[.A932]" office:value-type="string" office:string-value="N939">
            <text:p>N939</text:p>
          </table:table-cell>
          <table:table-cell table:formula="of:=[.$J$7]" office:value-type="float" office:value="6400">
            <text:p>6400</text:p>
          </table:table-cell>
          <table:table-cell table:formula="of:= &quot;X&quot;&amp; [.C932]" office:value-type="string" office:string-value="X6400">
            <text:p>X6400</text:p>
          </table:table-cell>
          <table:table-cell table:formula="of:=[.E931]+[.$J$6]" office:value-type="float" office:value="-424.65">
            <text:p>-424.65</text:p>
          </table:table-cell>
          <table:table-cell table:formula="of:=&quot;Y&quot; &amp; [.E932]" office:value-type="string" office:string-value="Y-424.65">
            <text:p>Y-424.65</text:p>
          </table:table-cell>
          <table:table-cell table:number-columns-repeated="8"/>
          <table:table-cell table:style-name="ce7" table:formula="of:=[.B933]" office:value-type="string" office:string-value="N940">
            <text:p>N940</text:p>
          </table:table-cell>
          <table:table-cell table:style-name="ce7" table:formula="of:=[.D933]" office:value-type="string" office:string-value="X6400">
            <text:p>X6400</text:p>
          </table:table-cell>
          <table:table-cell table:style-name="ce7" table:formula="of:=[.F933]" office:value-type="string" office:string-value="Y-430.4">
            <text:p>Y-430.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&quot;N&quot;&amp;[.A933]" office:value-type="string" office:string-value="N940">
            <text:p>N940</text:p>
          </table:table-cell>
          <table:table-cell table:formula="of:=[.$J$7]" office:value-type="float" office:value="6400">
            <text:p>6400</text:p>
          </table:table-cell>
          <table:table-cell table:formula="of:= &quot;X&quot;&amp; [.C933]" office:value-type="string" office:string-value="X6400">
            <text:p>X6400</text:p>
          </table:table-cell>
          <table:table-cell table:formula="of:=[.E932]+[.$J$6]" office:value-type="float" office:value="-430.4">
            <text:p>-430.4</text:p>
          </table:table-cell>
          <table:table-cell table:formula="of:=&quot;Y&quot; &amp; [.E933]" office:value-type="string" office:string-value="Y-430.4">
            <text:p>Y-430.4</text:p>
          </table:table-cell>
          <table:table-cell table:number-columns-repeated="8"/>
          <table:table-cell table:style-name="ce7" table:formula="of:=[.B934]" office:value-type="string" office:string-value="N941">
            <text:p>N941</text:p>
          </table:table-cell>
          <table:table-cell table:style-name="ce7" table:formula="of:=[.D934]" office:value-type="string" office:string-value="X6400">
            <text:p>X6400</text:p>
          </table:table-cell>
          <table:table-cell table:style-name="ce7" table:formula="of:=[.F934]" office:value-type="string" office:string-value="Y-436.15">
            <text:p>Y-436.15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formula="of:=&quot;N&quot;&amp;[.A934]" office:value-type="string" office:string-value="N941">
            <text:p>N941</text:p>
          </table:table-cell>
          <table:table-cell table:formula="of:=[.$J$7]" office:value-type="float" office:value="6400">
            <text:p>6400</text:p>
          </table:table-cell>
          <table:table-cell table:formula="of:= &quot;X&quot;&amp; [.C934]" office:value-type="string" office:string-value="X6400">
            <text:p>X6400</text:p>
          </table:table-cell>
          <table:table-cell table:formula="of:=[.E933]+[.$J$6]" office:value-type="float" office:value="-436.15">
            <text:p>-436.15</text:p>
          </table:table-cell>
          <table:table-cell table:formula="of:=&quot;Y&quot; &amp; [.E934]" office:value-type="string" office:string-value="Y-436.15">
            <text:p>Y-436.15</text:p>
          </table:table-cell>
          <table:table-cell table:number-columns-repeated="8"/>
          <table:table-cell table:style-name="ce7" table:formula="of:=[.B935]" office:value-type="string" office:string-value="N942">
            <text:p>N942</text:p>
          </table:table-cell>
          <table:table-cell table:style-name="ce7" table:formula="of:=[.D935]" office:value-type="string" office:string-value="X6400">
            <text:p>X6400</text:p>
          </table:table-cell>
          <table:table-cell table:style-name="ce7" table:formula="of:=[.F935]" office:value-type="string" office:string-value="Y-441.9">
            <text:p>Y-441.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&quot;N&quot;&amp;[.A935]" office:value-type="string" office:string-value="N942">
            <text:p>N942</text:p>
          </table:table-cell>
          <table:table-cell table:formula="of:=[.$J$7]" office:value-type="float" office:value="6400">
            <text:p>6400</text:p>
          </table:table-cell>
          <table:table-cell table:formula="of:= &quot;X&quot;&amp; [.C935]" office:value-type="string" office:string-value="X6400">
            <text:p>X6400</text:p>
          </table:table-cell>
          <table:table-cell table:formula="of:=[.E934]+[.$J$6]" office:value-type="float" office:value="-441.9">
            <text:p>-441.9</text:p>
          </table:table-cell>
          <table:table-cell table:formula="of:=&quot;Y&quot; &amp; [.E935]" office:value-type="string" office:string-value="Y-441.9">
            <text:p>Y-441.9</text:p>
          </table:table-cell>
          <table:table-cell table:number-columns-repeated="8"/>
          <table:table-cell table:style-name="ce7" table:formula="of:=[.B936]" office:value-type="string" office:string-value="N943">
            <text:p>N943</text:p>
          </table:table-cell>
          <table:table-cell table:style-name="ce7" table:formula="of:=[.D936]" office:value-type="string" office:string-value="X6400">
            <text:p>X6400</text:p>
          </table:table-cell>
          <table:table-cell table:style-name="ce7" table:formula="of:=[.F936]" office:value-type="string" office:string-value="Y-447.65">
            <text:p>Y-447.65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formula="of:=&quot;N&quot;&amp;[.A936]" office:value-type="string" office:string-value="N943">
            <text:p>N943</text:p>
          </table:table-cell>
          <table:table-cell table:formula="of:=[.$J$7]" office:value-type="float" office:value="6400">
            <text:p>6400</text:p>
          </table:table-cell>
          <table:table-cell table:formula="of:= &quot;X&quot;&amp; [.C936]" office:value-type="string" office:string-value="X6400">
            <text:p>X6400</text:p>
          </table:table-cell>
          <table:table-cell table:formula="of:=[.E935]+[.$J$6]" office:value-type="float" office:value="-447.65">
            <text:p>-447.65</text:p>
          </table:table-cell>
          <table:table-cell table:formula="of:=&quot;Y&quot; &amp; [.E936]" office:value-type="string" office:string-value="Y-447.65">
            <text:p>Y-447.65</text:p>
          </table:table-cell>
          <table:table-cell table:number-columns-repeated="8"/>
          <table:table-cell table:style-name="ce7" table:formula="of:=[.B937]" office:value-type="string" office:string-value="N944">
            <text:p>N944</text:p>
          </table:table-cell>
          <table:table-cell table:style-name="ce7" table:formula="of:=[.D937]" office:value-type="string" office:string-value="X6400">
            <text:p>X6400</text:p>
          </table:table-cell>
          <table:table-cell table:style-name="ce7" table:formula="of:=[.F937]" office:value-type="string" office:string-value="Y-453.4">
            <text:p>Y-453.4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formula="of:=&quot;N&quot;&amp;[.A937]" office:value-type="string" office:string-value="N944">
            <text:p>N944</text:p>
          </table:table-cell>
          <table:table-cell table:formula="of:=[.$J$7]" office:value-type="float" office:value="6400">
            <text:p>6400</text:p>
          </table:table-cell>
          <table:table-cell table:formula="of:= &quot;X&quot;&amp; [.C937]" office:value-type="string" office:string-value="X6400">
            <text:p>X6400</text:p>
          </table:table-cell>
          <table:table-cell table:formula="of:=[.E936]+[.$J$6]" office:value-type="float" office:value="-453.4">
            <text:p>-453.4</text:p>
          </table:table-cell>
          <table:table-cell table:formula="of:=&quot;Y&quot; &amp; [.E937]" office:value-type="string" office:string-value="Y-453.4">
            <text:p>Y-453.4</text:p>
          </table:table-cell>
          <table:table-cell table:number-columns-repeated="8"/>
          <table:table-cell table:style-name="ce7" table:formula="of:=[.B938]" office:value-type="string" office:string-value="N945">
            <text:p>N945</text:p>
          </table:table-cell>
          <table:table-cell table:style-name="ce7" table:formula="of:=[.D938]" office:value-type="string" office:string-value="X6400">
            <text:p>X6400</text:p>
          </table:table-cell>
          <table:table-cell table:style-name="ce7" table:formula="of:=[.F938]" office:value-type="string" office:string-value="Y-459.15">
            <text:p>Y-459.15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&quot;N&quot;&amp;[.A938]" office:value-type="string" office:string-value="N945">
            <text:p>N945</text:p>
          </table:table-cell>
          <table:table-cell table:formula="of:=[.$J$7]" office:value-type="float" office:value="6400">
            <text:p>6400</text:p>
          </table:table-cell>
          <table:table-cell table:formula="of:= &quot;X&quot;&amp; [.C938]" office:value-type="string" office:string-value="X6400">
            <text:p>X6400</text:p>
          </table:table-cell>
          <table:table-cell table:formula="of:=[.E937]+[.$J$6]" office:value-type="float" office:value="-459.15">
            <text:p>-459.15</text:p>
          </table:table-cell>
          <table:table-cell table:formula="of:=&quot;Y&quot; &amp; [.E938]" office:value-type="string" office:string-value="Y-459.15">
            <text:p>Y-459.15</text:p>
          </table:table-cell>
          <table:table-cell table:number-columns-repeated="8"/>
          <table:table-cell table:style-name="ce7" table:formula="of:=[.B939]" office:value-type="string" office:string-value="N946">
            <text:p>N946</text:p>
          </table:table-cell>
          <table:table-cell table:style-name="ce7" table:formula="of:=[.D939]" office:value-type="string" office:string-value="X6400">
            <text:p>X6400</text:p>
          </table:table-cell>
          <table:table-cell table:style-name="ce7" table:formula="of:=[.F939]" office:value-type="string" office:string-value="Y-464.9">
            <text:p>Y-464.9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formula="of:=&quot;N&quot;&amp;[.A939]" office:value-type="string" office:string-value="N946">
            <text:p>N946</text:p>
          </table:table-cell>
          <table:table-cell table:formula="of:=[.$J$7]" office:value-type="float" office:value="6400">
            <text:p>6400</text:p>
          </table:table-cell>
          <table:table-cell table:formula="of:= &quot;X&quot;&amp; [.C939]" office:value-type="string" office:string-value="X6400">
            <text:p>X6400</text:p>
          </table:table-cell>
          <table:table-cell table:formula="of:=[.E938]+[.$J$6]" office:value-type="float" office:value="-464.9">
            <text:p>-464.9</text:p>
          </table:table-cell>
          <table:table-cell table:formula="of:=&quot;Y&quot; &amp; [.E939]" office:value-type="string" office:string-value="Y-464.9">
            <text:p>Y-464.9</text:p>
          </table:table-cell>
          <table:table-cell table:number-columns-repeated="8"/>
          <table:table-cell table:style-name="ce7" table:formula="of:=[.B940]" office:value-type="string" office:string-value="N947">
            <text:p>N947</text:p>
          </table:table-cell>
          <table:table-cell table:style-name="ce7" table:formula="of:=[.D940]" office:value-type="string" office:string-value="X6400">
            <text:p>X6400</text:p>
          </table:table-cell>
          <table:table-cell table:style-name="ce7" table:formula="of:=[.F940]" office:value-type="string" office:string-value="Y-470.65">
            <text:p>Y-470.6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&quot;N&quot;&amp;[.A940]" office:value-type="string" office:string-value="N947">
            <text:p>N947</text:p>
          </table:table-cell>
          <table:table-cell table:formula="of:=[.$J$7]" office:value-type="float" office:value="6400">
            <text:p>6400</text:p>
          </table:table-cell>
          <table:table-cell table:formula="of:= &quot;X&quot;&amp; [.C940]" office:value-type="string" office:string-value="X6400">
            <text:p>X6400</text:p>
          </table:table-cell>
          <table:table-cell table:formula="of:=[.E939]+[.$J$6]" office:value-type="float" office:value="-470.65">
            <text:p>-470.65</text:p>
          </table:table-cell>
          <table:table-cell table:formula="of:=&quot;Y&quot; &amp; [.E940]" office:value-type="string" office:string-value="Y-470.65">
            <text:p>Y-470.65</text:p>
          </table:table-cell>
          <table:table-cell table:number-columns-repeated="8"/>
          <table:table-cell table:style-name="ce7" table:formula="of:=[.B941]" office:value-type="string" office:string-value="N948">
            <text:p>N948</text:p>
          </table:table-cell>
          <table:table-cell table:style-name="ce7" table:formula="of:=[.D941]" office:value-type="string" office:string-value="X6400">
            <text:p>X6400</text:p>
          </table:table-cell>
          <table:table-cell table:style-name="ce7" table:formula="of:=[.F941]" office:value-type="string" office:string-value="Y-476.4">
            <text:p>Y-476.4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&quot;N&quot;&amp;[.A941]" office:value-type="string" office:string-value="N948">
            <text:p>N948</text:p>
          </table:table-cell>
          <table:table-cell table:formula="of:=[.$J$7]" office:value-type="float" office:value="6400">
            <text:p>6400</text:p>
          </table:table-cell>
          <table:table-cell table:formula="of:= &quot;X&quot;&amp; [.C941]" office:value-type="string" office:string-value="X6400">
            <text:p>X6400</text:p>
          </table:table-cell>
          <table:table-cell table:formula="of:=[.E940]+[.$J$6]" office:value-type="float" office:value="-476.4">
            <text:p>-476.4</text:p>
          </table:table-cell>
          <table:table-cell table:formula="of:=&quot;Y&quot; &amp; [.E941]" office:value-type="string" office:string-value="Y-476.4">
            <text:p>Y-476.4</text:p>
          </table:table-cell>
          <table:table-cell table:number-columns-repeated="8"/>
          <table:table-cell table:style-name="ce7" table:formula="of:=[.B942]" office:value-type="string" office:string-value="N949">
            <text:p>N949</text:p>
          </table:table-cell>
          <table:table-cell table:style-name="ce7" table:formula="of:=[.D942]" office:value-type="string" office:string-value="X6400">
            <text:p>X6400</text:p>
          </table:table-cell>
          <table:table-cell table:style-name="ce7" table:formula="of:=[.F942]" office:value-type="string" office:string-value="Y-482.15">
            <text:p>Y-482.15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formula="of:=&quot;N&quot;&amp;[.A942]" office:value-type="string" office:string-value="N949">
            <text:p>N949</text:p>
          </table:table-cell>
          <table:table-cell table:formula="of:=[.$J$7]" office:value-type="float" office:value="6400">
            <text:p>6400</text:p>
          </table:table-cell>
          <table:table-cell table:formula="of:= &quot;X&quot;&amp; [.C942]" office:value-type="string" office:string-value="X6400">
            <text:p>X6400</text:p>
          </table:table-cell>
          <table:table-cell table:formula="of:=[.E941]+[.$J$6]" office:value-type="float" office:value="-482.15">
            <text:p>-482.15</text:p>
          </table:table-cell>
          <table:table-cell table:formula="of:=&quot;Y&quot; &amp; [.E942]" office:value-type="string" office:string-value="Y-482.15">
            <text:p>Y-482.15</text:p>
          </table:table-cell>
          <table:table-cell table:number-columns-repeated="8"/>
          <table:table-cell table:style-name="ce7" table:formula="of:=[.B943]" office:value-type="string" office:string-value="N950">
            <text:p>N950</text:p>
          </table:table-cell>
          <table:table-cell table:style-name="ce7" table:formula="of:=[.D943]" office:value-type="string" office:string-value="X6400">
            <text:p>X6400</text:p>
          </table:table-cell>
          <table:table-cell table:style-name="ce7" table:formula="of:=[.F943]" office:value-type="string" office:string-value="Y-487.9">
            <text:p>Y-487.9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&quot;N&quot;&amp;[.A943]" office:value-type="string" office:string-value="N950">
            <text:p>N950</text:p>
          </table:table-cell>
          <table:table-cell table:formula="of:=[.$J$7]" office:value-type="float" office:value="6400">
            <text:p>6400</text:p>
          </table:table-cell>
          <table:table-cell table:formula="of:= &quot;X&quot;&amp; [.C943]" office:value-type="string" office:string-value="X6400">
            <text:p>X6400</text:p>
          </table:table-cell>
          <table:table-cell table:formula="of:=[.E942]+[.$J$6]" office:value-type="float" office:value="-487.9">
            <text:p>-487.9</text:p>
          </table:table-cell>
          <table:table-cell table:formula="of:=&quot;Y&quot; &amp; [.E943]" office:value-type="string" office:string-value="Y-487.9">
            <text:p>Y-487.9</text:p>
          </table:table-cell>
          <table:table-cell table:number-columns-repeated="8"/>
          <table:table-cell table:style-name="ce7" table:formula="of:=[.B944]" office:value-type="string" office:string-value="N951">
            <text:p>N951</text:p>
          </table:table-cell>
          <table:table-cell table:style-name="ce7" table:formula="of:=[.D944]" office:value-type="string" office:string-value="X6400">
            <text:p>X6400</text:p>
          </table:table-cell>
          <table:table-cell table:style-name="ce7" table:formula="of:=[.F944]" office:value-type="string" office:string-value="Y-493.65">
            <text:p>Y-493.65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formula="of:=&quot;N&quot;&amp;[.A944]" office:value-type="string" office:string-value="N951">
            <text:p>N951</text:p>
          </table:table-cell>
          <table:table-cell table:formula="of:=[.$J$7]" office:value-type="float" office:value="6400">
            <text:p>6400</text:p>
          </table:table-cell>
          <table:table-cell table:formula="of:= &quot;X&quot;&amp; [.C944]" office:value-type="string" office:string-value="X6400">
            <text:p>X6400</text:p>
          </table:table-cell>
          <table:table-cell table:formula="of:=[.E943]+[.$J$6]" office:value-type="float" office:value="-493.65">
            <text:p>-493.65</text:p>
          </table:table-cell>
          <table:table-cell table:formula="of:=&quot;Y&quot; &amp; [.E944]" office:value-type="string" office:string-value="Y-493.65">
            <text:p>Y-493.65</text:p>
          </table:table-cell>
          <table:table-cell table:number-columns-repeated="8"/>
          <table:table-cell table:style-name="ce7" table:formula="of:=[.B945]" office:value-type="string" office:string-value="N952">
            <text:p>N952</text:p>
          </table:table-cell>
          <table:table-cell table:style-name="ce7" table:formula="of:=[.D945]" office:value-type="string" office:string-value="X6400">
            <text:p>X6400</text:p>
          </table:table-cell>
          <table:table-cell table:style-name="ce7" table:formula="of:=[.F945]" office:value-type="string" office:string-value="Y-499.4">
            <text:p>Y-499.4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formula="of:=&quot;N&quot;&amp;[.A945]" office:value-type="string" office:string-value="N952">
            <text:p>N952</text:p>
          </table:table-cell>
          <table:table-cell table:formula="of:=[.$J$7]" office:value-type="float" office:value="6400">
            <text:p>6400</text:p>
          </table:table-cell>
          <table:table-cell table:formula="of:= &quot;X&quot;&amp; [.C945]" office:value-type="string" office:string-value="X6400">
            <text:p>X6400</text:p>
          </table:table-cell>
          <table:table-cell table:formula="of:=[.E944]+[.$J$6]" office:value-type="float" office:value="-499.4">
            <text:p>-499.4</text:p>
          </table:table-cell>
          <table:table-cell table:formula="of:=&quot;Y&quot; &amp; [.E945]" office:value-type="string" office:string-value="Y-499.4">
            <text:p>Y-499.4</text:p>
          </table:table-cell>
          <table:table-cell table:number-columns-repeated="8"/>
          <table:table-cell table:style-name="ce7" table:formula="of:=[.B946]" office:value-type="string" office:string-value="N953">
            <text:p>N953</text:p>
          </table:table-cell>
          <table:table-cell table:style-name="ce7" table:formula="of:=[.D946]" office:value-type="string" office:string-value="X6400">
            <text:p>X6400</text:p>
          </table:table-cell>
          <table:table-cell table:style-name="ce7" table:formula="of:=[.F946]" office:value-type="string" office:string-value="Y-505.15">
            <text:p>Y-505.15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&quot;N&quot;&amp;[.A946]" office:value-type="string" office:string-value="N953">
            <text:p>N953</text:p>
          </table:table-cell>
          <table:table-cell table:formula="of:=[.$J$7]" office:value-type="float" office:value="6400">
            <text:p>6400</text:p>
          </table:table-cell>
          <table:table-cell table:formula="of:= &quot;X&quot;&amp; [.C946]" office:value-type="string" office:string-value="X6400">
            <text:p>X6400</text:p>
          </table:table-cell>
          <table:table-cell table:formula="of:=[.E945]+[.$J$6]" office:value-type="float" office:value="-505.15">
            <text:p>-505.15</text:p>
          </table:table-cell>
          <table:table-cell table:formula="of:=&quot;Y&quot; &amp; [.E946]" office:value-type="string" office:string-value="Y-505.15">
            <text:p>Y-505.15</text:p>
          </table:table-cell>
          <table:table-cell table:number-columns-repeated="8"/>
          <table:table-cell table:style-name="ce7" table:formula="of:=[.B947]" office:value-type="string" office:string-value="N954">
            <text:p>N954</text:p>
          </table:table-cell>
          <table:table-cell table:style-name="ce7" table:formula="of:=[.D947]" office:value-type="string" office:string-value="X6400">
            <text:p>X6400</text:p>
          </table:table-cell>
          <table:table-cell table:style-name="ce7" table:formula="of:=[.F947]" office:value-type="string" office:string-value="Y-510.9">
            <text:p>Y-510.9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formula="of:=&quot;N&quot;&amp;[.A947]" office:value-type="string" office:string-value="N954">
            <text:p>N954</text:p>
          </table:table-cell>
          <table:table-cell table:formula="of:=[.$J$7]" office:value-type="float" office:value="6400">
            <text:p>6400</text:p>
          </table:table-cell>
          <table:table-cell table:formula="of:= &quot;X&quot;&amp; [.C947]" office:value-type="string" office:string-value="X6400">
            <text:p>X6400</text:p>
          </table:table-cell>
          <table:table-cell table:formula="of:=[.E946]+[.$J$6]" office:value-type="float" office:value="-510.9">
            <text:p>-510.9</text:p>
          </table:table-cell>
          <table:table-cell table:formula="of:=&quot;Y&quot; &amp; [.E947]" office:value-type="string" office:string-value="Y-510.9">
            <text:p>Y-510.9</text:p>
          </table:table-cell>
          <table:table-cell table:number-columns-repeated="8"/>
          <table:table-cell table:style-name="ce7" table:formula="of:=[.B948]" office:value-type="string" office:string-value="N955">
            <text:p>N955</text:p>
          </table:table-cell>
          <table:table-cell table:style-name="ce7" table:formula="of:=[.D948]" office:value-type="string" office:string-value="X6400">
            <text:p>X6400</text:p>
          </table:table-cell>
          <table:table-cell table:style-name="ce7" table:formula="of:=[.F948]" office:value-type="string" office:string-value="Y-516.65">
            <text:p>Y-516.6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&quot;N&quot;&amp;[.A948]" office:value-type="string" office:string-value="N955">
            <text:p>N955</text:p>
          </table:table-cell>
          <table:table-cell table:formula="of:=[.$J$7]" office:value-type="float" office:value="6400">
            <text:p>6400</text:p>
          </table:table-cell>
          <table:table-cell table:formula="of:= &quot;X&quot;&amp; [.C948]" office:value-type="string" office:string-value="X6400">
            <text:p>X6400</text:p>
          </table:table-cell>
          <table:table-cell table:formula="of:=[.E947]+[.$J$6]" office:value-type="float" office:value="-516.65">
            <text:p>-516.65</text:p>
          </table:table-cell>
          <table:table-cell table:formula="of:=&quot;Y&quot; &amp; [.E948]" office:value-type="string" office:string-value="Y-516.65">
            <text:p>Y-516.65</text:p>
          </table:table-cell>
          <table:table-cell table:number-columns-repeated="8"/>
          <table:table-cell table:style-name="ce7" table:formula="of:=[.B949]" office:value-type="string" office:string-value="N956">
            <text:p>N956</text:p>
          </table:table-cell>
          <table:table-cell table:style-name="ce7" table:formula="of:=[.D949]" office:value-type="string" office:string-value="X6400">
            <text:p>X6400</text:p>
          </table:table-cell>
          <table:table-cell table:style-name="ce7" table:formula="of:=[.F949]" office:value-type="string" office:string-value="Y-522.4">
            <text:p>Y-522.4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formula="of:=&quot;N&quot;&amp;[.A949]" office:value-type="string" office:string-value="N956">
            <text:p>N956</text:p>
          </table:table-cell>
          <table:table-cell table:formula="of:=[.$J$7]" office:value-type="float" office:value="6400">
            <text:p>6400</text:p>
          </table:table-cell>
          <table:table-cell table:formula="of:= &quot;X&quot;&amp; [.C949]" office:value-type="string" office:string-value="X6400">
            <text:p>X6400</text:p>
          </table:table-cell>
          <table:table-cell table:formula="of:=[.E948]+[.$J$6]" office:value-type="float" office:value="-522.4">
            <text:p>-522.4</text:p>
          </table:table-cell>
          <table:table-cell table:formula="of:=&quot;Y&quot; &amp; [.E949]" office:value-type="string" office:string-value="Y-522.4">
            <text:p>Y-522.4</text:p>
          </table:table-cell>
          <table:table-cell table:number-columns-repeated="8"/>
          <table:table-cell table:style-name="ce7" table:formula="of:=[.B950]" office:value-type="string" office:string-value="N957">
            <text:p>N957</text:p>
          </table:table-cell>
          <table:table-cell table:style-name="ce7" table:formula="of:=[.D950]" office:value-type="string" office:string-value="X6400">
            <text:p>X6400</text:p>
          </table:table-cell>
          <table:table-cell table:style-name="ce7" table:formula="of:=[.F950]" office:value-type="string" office:string-value="Y-528.15">
            <text:p>Y-528.1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formula="of:=&quot;N&quot;&amp;[.A950]" office:value-type="string" office:string-value="N957">
            <text:p>N957</text:p>
          </table:table-cell>
          <table:table-cell table:formula="of:=[.$J$7]" office:value-type="float" office:value="6400">
            <text:p>6400</text:p>
          </table:table-cell>
          <table:table-cell table:formula="of:= &quot;X&quot;&amp; [.C950]" office:value-type="string" office:string-value="X6400">
            <text:p>X6400</text:p>
          </table:table-cell>
          <table:table-cell table:formula="of:=[.E949]+[.$J$6]" office:value-type="float" office:value="-528.15">
            <text:p>-528.15</text:p>
          </table:table-cell>
          <table:table-cell table:formula="of:=&quot;Y&quot; &amp; [.E950]" office:value-type="string" office:string-value="Y-528.15">
            <text:p>Y-528.15</text:p>
          </table:table-cell>
          <table:table-cell table:number-columns-repeated="8"/>
          <table:table-cell table:style-name="ce7" table:formula="of:=[.B951]" office:value-type="string" office:string-value="N958">
            <text:p>N958</text:p>
          </table:table-cell>
          <table:table-cell table:style-name="ce7" table:formula="of:=[.D951]" office:value-type="string" office:string-value="X6400">
            <text:p>X6400</text:p>
          </table:table-cell>
          <table:table-cell table:style-name="ce7" table:formula="of:=[.F951]" office:value-type="string" office:string-value="Y-533.9">
            <text:p>Y-533.9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&quot;N&quot;&amp;[.A951]" office:value-type="string" office:string-value="N958">
            <text:p>N958</text:p>
          </table:table-cell>
          <table:table-cell table:formula="of:=[.$J$7]" office:value-type="float" office:value="6400">
            <text:p>6400</text:p>
          </table:table-cell>
          <table:table-cell table:formula="of:= &quot;X&quot;&amp; [.C951]" office:value-type="string" office:string-value="X6400">
            <text:p>X6400</text:p>
          </table:table-cell>
          <table:table-cell table:formula="of:=[.E950]+[.$J$6]" office:value-type="float" office:value="-533.9">
            <text:p>-533.9</text:p>
          </table:table-cell>
          <table:table-cell table:formula="of:=&quot;Y&quot; &amp; [.E951]" office:value-type="string" office:string-value="Y-533.9">
            <text:p>Y-533.9</text:p>
          </table:table-cell>
          <table:table-cell table:number-columns-repeated="8"/>
          <table:table-cell table:style-name="ce7" table:formula="of:=[.B952]" office:value-type="string" office:string-value="N959">
            <text:p>N959</text:p>
          </table:table-cell>
          <table:table-cell table:style-name="ce7" table:formula="of:=[.D952]" office:value-type="string" office:string-value="X6400">
            <text:p>X6400</text:p>
          </table:table-cell>
          <table:table-cell table:style-name="ce7" table:formula="of:=[.F952]" office:value-type="string" office:string-value="Y-539.65">
            <text:p>Y-539.6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formula="of:=&quot;N&quot;&amp;[.A952]" office:value-type="string" office:string-value="N959">
            <text:p>N959</text:p>
          </table:table-cell>
          <table:table-cell table:formula="of:=[.$J$7]" office:value-type="float" office:value="6400">
            <text:p>6400</text:p>
          </table:table-cell>
          <table:table-cell table:formula="of:= &quot;X&quot;&amp; [.C952]" office:value-type="string" office:string-value="X6400">
            <text:p>X6400</text:p>
          </table:table-cell>
          <table:table-cell table:formula="of:=[.E951]+[.$J$6]" office:value-type="float" office:value="-539.65">
            <text:p>-539.65</text:p>
          </table:table-cell>
          <table:table-cell table:formula="of:=&quot;Y&quot; &amp; [.E952]" office:value-type="string" office:string-value="Y-539.65">
            <text:p>Y-539.65</text:p>
          </table:table-cell>
          <table:table-cell table:number-columns-repeated="8"/>
          <table:table-cell table:style-name="ce7" table:formula="of:=[.B953]" office:value-type="string" office:string-value="N960">
            <text:p>N960</text:p>
          </table:table-cell>
          <table:table-cell table:style-name="ce7" table:formula="of:=[.D953]" office:value-type="string" office:string-value="X6400">
            <text:p>X6400</text:p>
          </table:table-cell>
          <table:table-cell table:style-name="ce7" table:formula="of:=[.F953]" office:value-type="string" office:string-value="Y-545.4">
            <text:p>Y-545.4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&quot;N&quot;&amp;[.A953]" office:value-type="string" office:string-value="N960">
            <text:p>N960</text:p>
          </table:table-cell>
          <table:table-cell table:formula="of:=[.$J$7]" office:value-type="float" office:value="6400">
            <text:p>6400</text:p>
          </table:table-cell>
          <table:table-cell table:formula="of:= &quot;X&quot;&amp; [.C953]" office:value-type="string" office:string-value="X6400">
            <text:p>X6400</text:p>
          </table:table-cell>
          <table:table-cell table:formula="of:=[.E952]+[.$J$6]" office:value-type="float" office:value="-545.4">
            <text:p>-545.4</text:p>
          </table:table-cell>
          <table:table-cell table:formula="of:=&quot;Y&quot; &amp; [.E953]" office:value-type="string" office:string-value="Y-545.4">
            <text:p>Y-545.4</text:p>
          </table:table-cell>
          <table:table-cell table:number-columns-repeated="8"/>
          <table:table-cell table:style-name="ce7" table:formula="of:=[.B954]" office:value-type="string" office:string-value="N961">
            <text:p>N961</text:p>
          </table:table-cell>
          <table:table-cell table:style-name="ce7" table:formula="of:=[.D954]" office:value-type="string" office:string-value="X6400">
            <text:p>X6400</text:p>
          </table:table-cell>
          <table:table-cell table:style-name="ce7" table:formula="of:=[.F954]" office:value-type="string" office:string-value="Y-551.15">
            <text:p>Y-551.15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&quot;N&quot;&amp;[.A954]" office:value-type="string" office:string-value="N961">
            <text:p>N961</text:p>
          </table:table-cell>
          <table:table-cell table:formula="of:=[.$J$7]" office:value-type="float" office:value="6400">
            <text:p>6400</text:p>
          </table:table-cell>
          <table:table-cell table:formula="of:= &quot;X&quot;&amp; [.C954]" office:value-type="string" office:string-value="X6400">
            <text:p>X6400</text:p>
          </table:table-cell>
          <table:table-cell table:formula="of:=[.E953]+[.$J$6]" office:value-type="float" office:value="-551.15">
            <text:p>-551.15</text:p>
          </table:table-cell>
          <table:table-cell table:formula="of:=&quot;Y&quot; &amp; [.E954]" office:value-type="string" office:string-value="Y-551.15">
            <text:p>Y-551.15</text:p>
          </table:table-cell>
          <table:table-cell table:number-columns-repeated="8"/>
          <table:table-cell table:style-name="ce7" table:formula="of:=[.B955]" office:value-type="string" office:string-value="N962">
            <text:p>N962</text:p>
          </table:table-cell>
          <table:table-cell table:style-name="ce7" table:formula="of:=[.D955]" office:value-type="string" office:string-value="X6400">
            <text:p>X6400</text:p>
          </table:table-cell>
          <table:table-cell table:style-name="ce7" table:formula="of:=[.F955]" office:value-type="string" office:string-value="Y-556.9">
            <text:p>Y-556.9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formula="of:=&quot;N&quot;&amp;[.A955]" office:value-type="string" office:string-value="N962">
            <text:p>N962</text:p>
          </table:table-cell>
          <table:table-cell table:formula="of:=[.$J$7]" office:value-type="float" office:value="6400">
            <text:p>6400</text:p>
          </table:table-cell>
          <table:table-cell table:formula="of:= &quot;X&quot;&amp; [.C955]" office:value-type="string" office:string-value="X6400">
            <text:p>X6400</text:p>
          </table:table-cell>
          <table:table-cell table:formula="of:=[.E954]+[.$J$6]" office:value-type="float" office:value="-556.9">
            <text:p>-556.9</text:p>
          </table:table-cell>
          <table:table-cell table:formula="of:=&quot;Y&quot; &amp; [.E955]" office:value-type="string" office:string-value="Y-556.9">
            <text:p>Y-556.9</text:p>
          </table:table-cell>
          <table:table-cell table:number-columns-repeated="8"/>
          <table:table-cell table:style-name="ce7" table:formula="of:=[.B956]" office:value-type="string" office:string-value="N963">
            <text:p>N963</text:p>
          </table:table-cell>
          <table:table-cell table:style-name="ce7" table:formula="of:=[.D956]" office:value-type="string" office:string-value="X6400">
            <text:p>X6400</text:p>
          </table:table-cell>
          <table:table-cell table:style-name="ce7" table:formula="of:=[.F956]" office:value-type="string" office:string-value="Y-562.65">
            <text:p>Y-562.6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&quot;N&quot;&amp;[.A956]" office:value-type="string" office:string-value="N963">
            <text:p>N963</text:p>
          </table:table-cell>
          <table:table-cell table:formula="of:=[.$J$7]" office:value-type="float" office:value="6400">
            <text:p>6400</text:p>
          </table:table-cell>
          <table:table-cell table:formula="of:= &quot;X&quot;&amp; [.C956]" office:value-type="string" office:string-value="X6400">
            <text:p>X6400</text:p>
          </table:table-cell>
          <table:table-cell table:formula="of:=[.E955]+[.$J$6]" office:value-type="float" office:value="-562.65">
            <text:p>-562.65</text:p>
          </table:table-cell>
          <table:table-cell table:formula="of:=&quot;Y&quot; &amp; [.E956]" office:value-type="string" office:string-value="Y-562.65">
            <text:p>Y-562.65</text:p>
          </table:table-cell>
          <table:table-cell table:number-columns-repeated="8"/>
          <table:table-cell table:style-name="ce7" table:formula="of:=[.B957]" office:value-type="string" office:string-value="N964">
            <text:p>N964</text:p>
          </table:table-cell>
          <table:table-cell table:style-name="ce7" table:formula="of:=[.D957]" office:value-type="string" office:string-value="X6400">
            <text:p>X6400</text:p>
          </table:table-cell>
          <table:table-cell table:style-name="ce7" table:formula="of:=[.F957]" office:value-type="string" office:string-value="Y-568.4">
            <text:p>Y-568.4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formula="of:=&quot;N&quot;&amp;[.A957]" office:value-type="string" office:string-value="N964">
            <text:p>N964</text:p>
          </table:table-cell>
          <table:table-cell table:formula="of:=[.$J$7]" office:value-type="float" office:value="6400">
            <text:p>6400</text:p>
          </table:table-cell>
          <table:table-cell table:formula="of:= &quot;X&quot;&amp; [.C957]" office:value-type="string" office:string-value="X6400">
            <text:p>X6400</text:p>
          </table:table-cell>
          <table:table-cell table:formula="of:=[.E956]+[.$J$6]" office:value-type="float" office:value="-568.4">
            <text:p>-568.4</text:p>
          </table:table-cell>
          <table:table-cell table:formula="of:=&quot;Y&quot; &amp; [.E957]" office:value-type="string" office:string-value="Y-568.4">
            <text:p>Y-568.4</text:p>
          </table:table-cell>
          <table:table-cell table:number-columns-repeated="8"/>
          <table:table-cell table:style-name="ce7" table:formula="of:=[.B958]" office:value-type="string" office:string-value="N965">
            <text:p>N965</text:p>
          </table:table-cell>
          <table:table-cell table:style-name="ce7" table:formula="of:=[.D958]" office:value-type="string" office:string-value="X6400">
            <text:p>X6400</text:p>
          </table:table-cell>
          <table:table-cell table:style-name="ce7" table:formula="of:=[.F958]" office:value-type="string" office:string-value="Y-574.15">
            <text:p>Y-574.15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&quot;N&quot;&amp;[.A958]" office:value-type="string" office:string-value="N965">
            <text:p>N965</text:p>
          </table:table-cell>
          <table:table-cell table:formula="of:=[.$J$7]" office:value-type="float" office:value="6400">
            <text:p>6400</text:p>
          </table:table-cell>
          <table:table-cell table:formula="of:= &quot;X&quot;&amp; [.C958]" office:value-type="string" office:string-value="X6400">
            <text:p>X6400</text:p>
          </table:table-cell>
          <table:table-cell table:formula="of:=[.E957]+[.$J$6]" office:value-type="float" office:value="-574.15">
            <text:p>-574.15</text:p>
          </table:table-cell>
          <table:table-cell table:formula="of:=&quot;Y&quot; &amp; [.E958]" office:value-type="string" office:string-value="Y-574.15">
            <text:p>Y-574.15</text:p>
          </table:table-cell>
          <table:table-cell table:number-columns-repeated="8"/>
          <table:table-cell table:style-name="ce7" table:formula="of:=[.B959]" office:value-type="string" office:string-value="N966">
            <text:p>N966</text:p>
          </table:table-cell>
          <table:table-cell table:style-name="ce7" table:formula="of:=[.D959]" office:value-type="string" office:string-value="X6400">
            <text:p>X6400</text:p>
          </table:table-cell>
          <table:table-cell table:style-name="ce7" table:formula="of:=[.F959]" office:value-type="string" office:string-value="Y-579.9">
            <text:p>Y-579.9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&quot;N&quot;&amp;[.A959]" office:value-type="string" office:string-value="N966">
            <text:p>N966</text:p>
          </table:table-cell>
          <table:table-cell table:formula="of:=[.$J$7]" office:value-type="float" office:value="6400">
            <text:p>6400</text:p>
          </table:table-cell>
          <table:table-cell table:formula="of:= &quot;X&quot;&amp; [.C959]" office:value-type="string" office:string-value="X6400">
            <text:p>X6400</text:p>
          </table:table-cell>
          <table:table-cell table:formula="of:=[.E958]+[.$J$6]" office:value-type="float" office:value="-579.9">
            <text:p>-579.9</text:p>
          </table:table-cell>
          <table:table-cell table:formula="of:=&quot;Y&quot; &amp; [.E959]" office:value-type="string" office:string-value="Y-579.9">
            <text:p>Y-579.9</text:p>
          </table:table-cell>
          <table:table-cell table:number-columns-repeated="8"/>
          <table:table-cell table:style-name="ce7" table:formula="of:=[.B960]" office:value-type="string" office:string-value="N967">
            <text:p>N967</text:p>
          </table:table-cell>
          <table:table-cell table:style-name="ce7" table:formula="of:=[.D960]" office:value-type="string" office:string-value="X6400">
            <text:p>X6400</text:p>
          </table:table-cell>
          <table:table-cell table:style-name="ce7" table:formula="of:=[.F960]" office:value-type="string" office:string-value="Y-585.65">
            <text:p>Y-585.65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formula="of:=&quot;N&quot;&amp;[.A960]" office:value-type="string" office:string-value="N967">
            <text:p>N967</text:p>
          </table:table-cell>
          <table:table-cell table:formula="of:=[.$J$7]" office:value-type="float" office:value="6400">
            <text:p>6400</text:p>
          </table:table-cell>
          <table:table-cell table:formula="of:= &quot;X&quot;&amp; [.C960]" office:value-type="string" office:string-value="X6400">
            <text:p>X6400</text:p>
          </table:table-cell>
          <table:table-cell table:formula="of:=[.E959]+[.$J$6]" office:value-type="float" office:value="-585.65">
            <text:p>-585.65</text:p>
          </table:table-cell>
          <table:table-cell table:formula="of:=&quot;Y&quot; &amp; [.E960]" office:value-type="string" office:string-value="Y-585.65">
            <text:p>Y-585.65</text:p>
          </table:table-cell>
          <table:table-cell table:number-columns-repeated="8"/>
          <table:table-cell table:style-name="ce7" table:formula="of:=[.B961]" office:value-type="string" office:string-value="N968">
            <text:p>N968</text:p>
          </table:table-cell>
          <table:table-cell table:style-name="ce7" table:formula="of:=[.D961]" office:value-type="string" office:string-value="X6400">
            <text:p>X6400</text:p>
          </table:table-cell>
          <table:table-cell table:style-name="ce7" table:formula="of:=[.F961]" office:value-type="string" office:string-value="Y-591.4">
            <text:p>Y-591.4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formula="of:=&quot;N&quot;&amp;[.A961]" office:value-type="string" office:string-value="N968">
            <text:p>N968</text:p>
          </table:table-cell>
          <table:table-cell table:formula="of:=[.$J$7]" office:value-type="float" office:value="6400">
            <text:p>6400</text:p>
          </table:table-cell>
          <table:table-cell table:formula="of:= &quot;X&quot;&amp; [.C961]" office:value-type="string" office:string-value="X6400">
            <text:p>X6400</text:p>
          </table:table-cell>
          <table:table-cell table:formula="of:=[.E960]+[.$J$6]" office:value-type="float" office:value="-591.4">
            <text:p>-591.4</text:p>
          </table:table-cell>
          <table:table-cell table:formula="of:=&quot;Y&quot; &amp; [.E961]" office:value-type="string" office:string-value="Y-591.4">
            <text:p>Y-591.4</text:p>
          </table:table-cell>
          <table:table-cell table:number-columns-repeated="8"/>
          <table:table-cell table:style-name="ce7" table:formula="of:=[.B962]" office:value-type="string" office:string-value="N969">
            <text:p>N969</text:p>
          </table:table-cell>
          <table:table-cell table:style-name="ce7" table:formula="of:=[.D962]" office:value-type="string" office:string-value="X6400">
            <text:p>X6400</text:p>
          </table:table-cell>
          <table:table-cell table:style-name="ce7" table:formula="of:=[.F962]" office:value-type="string" office:string-value="Y-597.15">
            <text:p>Y-597.15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&quot;N&quot;&amp;[.A962]" office:value-type="string" office:string-value="N969">
            <text:p>N969</text:p>
          </table:table-cell>
          <table:table-cell table:formula="of:=[.$J$7]" office:value-type="float" office:value="6400">
            <text:p>6400</text:p>
          </table:table-cell>
          <table:table-cell table:formula="of:= &quot;X&quot;&amp; [.C962]" office:value-type="string" office:string-value="X6400">
            <text:p>X6400</text:p>
          </table:table-cell>
          <table:table-cell table:formula="of:=[.E961]+[.$J$6]" office:value-type="float" office:value="-597.15">
            <text:p>-597.15</text:p>
          </table:table-cell>
          <table:table-cell table:formula="of:=&quot;Y&quot; &amp; [.E962]" office:value-type="string" office:string-value="Y-597.15">
            <text:p>Y-597.15</text:p>
          </table:table-cell>
          <table:table-cell table:number-columns-repeated="8"/>
          <table:table-cell table:style-name="ce7" table:formula="of:=[.B963]" office:value-type="string" office:string-value="N970">
            <text:p>N970</text:p>
          </table:table-cell>
          <table:table-cell table:style-name="ce7" table:formula="of:=[.D963]" office:value-type="string" office:string-value="X6400">
            <text:p>X6400</text:p>
          </table:table-cell>
          <table:table-cell table:style-name="ce7" table:formula="of:=[.F963]" office:value-type="string" office:string-value="Y-602.9">
            <text:p>Y-602.9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&quot;N&quot;&amp;[.A963]" office:value-type="string" office:string-value="N970">
            <text:p>N970</text:p>
          </table:table-cell>
          <table:table-cell table:formula="of:=[.$J$7]" office:value-type="float" office:value="6400">
            <text:p>6400</text:p>
          </table:table-cell>
          <table:table-cell table:formula="of:= &quot;X&quot;&amp; [.C963]" office:value-type="string" office:string-value="X6400">
            <text:p>X6400</text:p>
          </table:table-cell>
          <table:table-cell table:formula="of:=[.E962]+[.$J$6]" office:value-type="float" office:value="-602.9">
            <text:p>-602.9</text:p>
          </table:table-cell>
          <table:table-cell table:formula="of:=&quot;Y&quot; &amp; [.E963]" office:value-type="string" office:string-value="Y-602.9">
            <text:p>Y-602.9</text:p>
          </table:table-cell>
          <table:table-cell table:number-columns-repeated="8"/>
          <table:table-cell table:style-name="ce7" table:formula="of:=[.B964]" office:value-type="string" office:string-value="N971">
            <text:p>N971</text:p>
          </table:table-cell>
          <table:table-cell table:style-name="ce7" table:formula="of:=[.D964]" office:value-type="string" office:string-value="X6400">
            <text:p>X6400</text:p>
          </table:table-cell>
          <table:table-cell table:style-name="ce7" table:formula="of:=[.F964]" office:value-type="string" office:string-value="Y-608.65">
            <text:p>Y-608.65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formula="of:=&quot;N&quot;&amp;[.A964]" office:value-type="string" office:string-value="N971">
            <text:p>N971</text:p>
          </table:table-cell>
          <table:table-cell table:formula="of:=[.$J$7]" office:value-type="float" office:value="6400">
            <text:p>6400</text:p>
          </table:table-cell>
          <table:table-cell table:formula="of:= &quot;X&quot;&amp; [.C964]" office:value-type="string" office:string-value="X6400">
            <text:p>X6400</text:p>
          </table:table-cell>
          <table:table-cell table:formula="of:=[.E963]+[.$J$6]" office:value-type="float" office:value="-608.65">
            <text:p>-608.65</text:p>
          </table:table-cell>
          <table:table-cell table:formula="of:=&quot;Y&quot; &amp; [.E964]" office:value-type="string" office:string-value="Y-608.65">
            <text:p>Y-608.65</text:p>
          </table:table-cell>
          <table:table-cell table:number-columns-repeated="8"/>
          <table:table-cell table:style-name="ce7" table:formula="of:=[.B965]" office:value-type="string" office:string-value="N972">
            <text:p>N972</text:p>
          </table:table-cell>
          <table:table-cell table:style-name="ce7" table:formula="of:=[.D965]" office:value-type="string" office:string-value="X6400">
            <text:p>X6400</text:p>
          </table:table-cell>
          <table:table-cell table:style-name="ce7" table:formula="of:=[.F965]" office:value-type="string" office:string-value="Y-614.4">
            <text:p>Y-614.4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&quot;N&quot;&amp;[.A965]" office:value-type="string" office:string-value="N972">
            <text:p>N972</text:p>
          </table:table-cell>
          <table:table-cell table:formula="of:=[.$J$7]" office:value-type="float" office:value="6400">
            <text:p>6400</text:p>
          </table:table-cell>
          <table:table-cell table:formula="of:= &quot;X&quot;&amp; [.C965]" office:value-type="string" office:string-value="X6400">
            <text:p>X6400</text:p>
          </table:table-cell>
          <table:table-cell table:formula="of:=[.E964]+[.$J$6]" office:value-type="float" office:value="-614.4">
            <text:p>-614.4</text:p>
          </table:table-cell>
          <table:table-cell table:formula="of:=&quot;Y&quot; &amp; [.E965]" office:value-type="string" office:string-value="Y-614.4">
            <text:p>Y-614.4</text:p>
          </table:table-cell>
          <table:table-cell table:number-columns-repeated="8"/>
          <table:table-cell table:style-name="ce7" table:formula="of:=[.B966]" office:value-type="string" office:string-value="N973">
            <text:p>N973</text:p>
          </table:table-cell>
          <table:table-cell table:style-name="ce7" table:formula="of:=[.D966]" office:value-type="string" office:string-value="X6400">
            <text:p>X6400</text:p>
          </table:table-cell>
          <table:table-cell table:style-name="ce7" table:formula="of:=[.F966]" office:value-type="string" office:string-value="Y-620.15">
            <text:p>Y-620.15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formula="of:=&quot;N&quot;&amp;[.A966]" office:value-type="string" office:string-value="N973">
            <text:p>N973</text:p>
          </table:table-cell>
          <table:table-cell table:formula="of:=[.$J$7]" office:value-type="float" office:value="6400">
            <text:p>6400</text:p>
          </table:table-cell>
          <table:table-cell table:formula="of:= &quot;X&quot;&amp; [.C966]" office:value-type="string" office:string-value="X6400">
            <text:p>X6400</text:p>
          </table:table-cell>
          <table:table-cell table:formula="of:=[.E965]+[.$J$6]" office:value-type="float" office:value="-620.15">
            <text:p>-620.15</text:p>
          </table:table-cell>
          <table:table-cell table:formula="of:=&quot;Y&quot; &amp; [.E966]" office:value-type="string" office:string-value="Y-620.15">
            <text:p>Y-620.15</text:p>
          </table:table-cell>
          <table:table-cell table:number-columns-repeated="8"/>
          <table:table-cell table:style-name="ce7" table:formula="of:=[.B967]" office:value-type="string" office:string-value="N974">
            <text:p>N974</text:p>
          </table:table-cell>
          <table:table-cell table:style-name="ce7" table:formula="of:=[.D967]" office:value-type="string" office:string-value="X6400">
            <text:p>X6400</text:p>
          </table:table-cell>
          <table:table-cell table:style-name="ce7" table:formula="of:=[.F967]" office:value-type="string" office:string-value="Y-625.9">
            <text:p>Y-625.9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&quot;N&quot;&amp;[.A967]" office:value-type="string" office:string-value="N974">
            <text:p>N974</text:p>
          </table:table-cell>
          <table:table-cell table:formula="of:=[.$J$7]" office:value-type="float" office:value="6400">
            <text:p>6400</text:p>
          </table:table-cell>
          <table:table-cell table:formula="of:= &quot;X&quot;&amp; [.C967]" office:value-type="string" office:string-value="X6400">
            <text:p>X6400</text:p>
          </table:table-cell>
          <table:table-cell table:formula="of:=[.E966]+[.$J$6]" office:value-type="float" office:value="-625.9">
            <text:p>-625.9</text:p>
          </table:table-cell>
          <table:table-cell table:formula="of:=&quot;Y&quot; &amp; [.E967]" office:value-type="string" office:string-value="Y-625.9">
            <text:p>Y-625.9</text:p>
          </table:table-cell>
          <table:table-cell table:number-columns-repeated="8"/>
          <table:table-cell table:style-name="ce7" table:formula="of:=[.B968]" office:value-type="string" office:string-value="N975">
            <text:p>N975</text:p>
          </table:table-cell>
          <table:table-cell table:style-name="ce7" table:formula="of:=[.D968]" office:value-type="string" office:string-value="X6400">
            <text:p>X6400</text:p>
          </table:table-cell>
          <table:table-cell table:style-name="ce7" table:formula="of:=[.F968]" office:value-type="string" office:string-value="Y-631.65">
            <text:p>Y-631.65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&quot;N&quot;&amp;[.A968]" office:value-type="string" office:string-value="N975">
            <text:p>N975</text:p>
          </table:table-cell>
          <table:table-cell table:formula="of:=[.$J$7]" office:value-type="float" office:value="6400">
            <text:p>6400</text:p>
          </table:table-cell>
          <table:table-cell table:formula="of:= &quot;X&quot;&amp; [.C968]" office:value-type="string" office:string-value="X6400">
            <text:p>X6400</text:p>
          </table:table-cell>
          <table:table-cell table:formula="of:=[.E967]+[.$J$6]" office:value-type="float" office:value="-631.65">
            <text:p>-631.65</text:p>
          </table:table-cell>
          <table:table-cell table:formula="of:=&quot;Y&quot; &amp; [.E968]" office:value-type="string" office:string-value="Y-631.65">
            <text:p>Y-631.65</text:p>
          </table:table-cell>
          <table:table-cell table:number-columns-repeated="8"/>
          <table:table-cell table:style-name="ce7" table:formula="of:=[.B969]" office:value-type="string" office:string-value="N976">
            <text:p>N976</text:p>
          </table:table-cell>
          <table:table-cell table:style-name="ce7" table:formula="of:=[.D969]" office:value-type="string" office:string-value="X6400">
            <text:p>X6400</text:p>
          </table:table-cell>
          <table:table-cell table:style-name="ce7" table:formula="of:=[.F969]" office:value-type="string" office:string-value="Y-637.4">
            <text:p>Y-637.4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&quot;N&quot;&amp;[.A969]" office:value-type="string" office:string-value="N976">
            <text:p>N976</text:p>
          </table:table-cell>
          <table:table-cell table:formula="of:=[.$J$7]" office:value-type="float" office:value="6400">
            <text:p>6400</text:p>
          </table:table-cell>
          <table:table-cell table:formula="of:= &quot;X&quot;&amp; [.C969]" office:value-type="string" office:string-value="X6400">
            <text:p>X6400</text:p>
          </table:table-cell>
          <table:table-cell table:formula="of:=[.E968]+[.$J$6]" office:value-type="float" office:value="-637.4">
            <text:p>-637.4</text:p>
          </table:table-cell>
          <table:table-cell table:formula="of:=&quot;Y&quot; &amp; [.E969]" office:value-type="string" office:string-value="Y-637.4">
            <text:p>Y-637.4</text:p>
          </table:table-cell>
          <table:table-cell table:number-columns-repeated="8"/>
          <table:table-cell table:style-name="ce7" table:formula="of:=[.B970]" office:value-type="string" office:string-value="N977">
            <text:p>N977</text:p>
          </table:table-cell>
          <table:table-cell table:style-name="ce7" table:formula="of:=[.D970]" office:value-type="string" office:string-value="X6400">
            <text:p>X6400</text:p>
          </table:table-cell>
          <table:table-cell table:style-name="ce7" table:formula="of:=[.F970]" office:value-type="string" office:string-value="Y-643.15">
            <text:p>Y-643.15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&quot;N&quot;&amp;[.A970]" office:value-type="string" office:string-value="N977">
            <text:p>N977</text:p>
          </table:table-cell>
          <table:table-cell table:formula="of:=[.$J$7]" office:value-type="float" office:value="6400">
            <text:p>6400</text:p>
          </table:table-cell>
          <table:table-cell table:formula="of:= &quot;X&quot;&amp; [.C970]" office:value-type="string" office:string-value="X6400">
            <text:p>X6400</text:p>
          </table:table-cell>
          <table:table-cell table:formula="of:=[.E969]+[.$J$6]" office:value-type="float" office:value="-643.15">
            <text:p>-643.15</text:p>
          </table:table-cell>
          <table:table-cell table:formula="of:=&quot;Y&quot; &amp; [.E970]" office:value-type="string" office:string-value="Y-643.15">
            <text:p>Y-643.15</text:p>
          </table:table-cell>
          <table:table-cell table:number-columns-repeated="8"/>
          <table:table-cell table:style-name="ce7" table:formula="of:=[.B971]" office:value-type="string" office:string-value="N978">
            <text:p>N978</text:p>
          </table:table-cell>
          <table:table-cell table:style-name="ce7" table:formula="of:=[.D971]" office:value-type="string" office:string-value="X6400">
            <text:p>X6400</text:p>
          </table:table-cell>
          <table:table-cell table:style-name="ce7" table:formula="of:=[.F971]" office:value-type="string" office:string-value="Y-648.9">
            <text:p>Y-648.9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formula="of:=&quot;N&quot;&amp;[.A971]" office:value-type="string" office:string-value="N978">
            <text:p>N978</text:p>
          </table:table-cell>
          <table:table-cell table:formula="of:=[.$J$7]" office:value-type="float" office:value="6400">
            <text:p>6400</text:p>
          </table:table-cell>
          <table:table-cell table:formula="of:= &quot;X&quot;&amp; [.C971]" office:value-type="string" office:string-value="X6400">
            <text:p>X6400</text:p>
          </table:table-cell>
          <table:table-cell table:formula="of:=[.E970]+[.$J$6]" office:value-type="float" office:value="-648.9">
            <text:p>-648.9</text:p>
          </table:table-cell>
          <table:table-cell table:formula="of:=&quot;Y&quot; &amp; [.E971]" office:value-type="string" office:string-value="Y-648.9">
            <text:p>Y-648.9</text:p>
          </table:table-cell>
          <table:table-cell table:number-columns-repeated="8"/>
          <table:table-cell table:style-name="ce7" table:formula="of:=[.B972]" office:value-type="string" office:string-value="N979">
            <text:p>N979</text:p>
          </table:table-cell>
          <table:table-cell table:style-name="ce7" table:formula="of:=[.D972]" office:value-type="string" office:string-value="X6400">
            <text:p>X6400</text:p>
          </table:table-cell>
          <table:table-cell table:style-name="ce7" table:formula="of:=[.F972]" office:value-type="string" office:string-value="Y-654.65">
            <text:p>Y-654.65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formula="of:=&quot;N&quot;&amp;[.A972]" office:value-type="string" office:string-value="N979">
            <text:p>N979</text:p>
          </table:table-cell>
          <table:table-cell table:formula="of:=[.$J$7]" office:value-type="float" office:value="6400">
            <text:p>6400</text:p>
          </table:table-cell>
          <table:table-cell table:formula="of:= &quot;X&quot;&amp; [.C972]" office:value-type="string" office:string-value="X6400">
            <text:p>X6400</text:p>
          </table:table-cell>
          <table:table-cell table:formula="of:=[.E971]+[.$J$6]" office:value-type="float" office:value="-654.65">
            <text:p>-654.65</text:p>
          </table:table-cell>
          <table:table-cell table:formula="of:=&quot;Y&quot; &amp; [.E972]" office:value-type="string" office:string-value="Y-654.65">
            <text:p>Y-654.65</text:p>
          </table:table-cell>
          <table:table-cell table:number-columns-repeated="8"/>
          <table:table-cell table:style-name="ce7" table:formula="of:=[.B973]" office:value-type="string" office:string-value="N980">
            <text:p>N980</text:p>
          </table:table-cell>
          <table:table-cell table:style-name="ce7" table:formula="of:=[.D973]" office:value-type="string" office:string-value="X6400">
            <text:p>X6400</text:p>
          </table:table-cell>
          <table:table-cell table:style-name="ce7" table:formula="of:=[.F973]" office:value-type="string" office:string-value="Y-660.4">
            <text:p>Y-660.4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&quot;N&quot;&amp;[.A973]" office:value-type="string" office:string-value="N980">
            <text:p>N980</text:p>
          </table:table-cell>
          <table:table-cell table:formula="of:=[.$J$7]" office:value-type="float" office:value="6400">
            <text:p>6400</text:p>
          </table:table-cell>
          <table:table-cell table:formula="of:= &quot;X&quot;&amp; [.C973]" office:value-type="string" office:string-value="X6400">
            <text:p>X6400</text:p>
          </table:table-cell>
          <table:table-cell table:formula="of:=[.E972]+[.$J$6]" office:value-type="float" office:value="-660.4">
            <text:p>-660.4</text:p>
          </table:table-cell>
          <table:table-cell table:formula="of:=&quot;Y&quot; &amp; [.E973]" office:value-type="string" office:string-value="Y-660.4">
            <text:p>Y-660.4</text:p>
          </table:table-cell>
          <table:table-cell table:number-columns-repeated="8"/>
          <table:table-cell table:style-name="ce7" table:formula="of:=[.B974]" office:value-type="string" office:string-value="N981">
            <text:p>N981</text:p>
          </table:table-cell>
          <table:table-cell table:style-name="ce7" table:formula="of:=[.D974]" office:value-type="string" office:string-value="X6400">
            <text:p>X6400</text:p>
          </table:table-cell>
          <table:table-cell table:style-name="ce7" table:formula="of:=[.F974]" office:value-type="string" office:string-value="Y-666.15">
            <text:p>Y-666.15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formula="of:=&quot;N&quot;&amp;[.A974]" office:value-type="string" office:string-value="N981">
            <text:p>N981</text:p>
          </table:table-cell>
          <table:table-cell table:formula="of:=[.$J$7]" office:value-type="float" office:value="6400">
            <text:p>6400</text:p>
          </table:table-cell>
          <table:table-cell table:formula="of:= &quot;X&quot;&amp; [.C974]" office:value-type="string" office:string-value="X6400">
            <text:p>X6400</text:p>
          </table:table-cell>
          <table:table-cell table:formula="of:=[.E973]+[.$J$6]" office:value-type="float" office:value="-666.15">
            <text:p>-666.15</text:p>
          </table:table-cell>
          <table:table-cell table:formula="of:=&quot;Y&quot; &amp; [.E974]" office:value-type="string" office:string-value="Y-666.15">
            <text:p>Y-666.15</text:p>
          </table:table-cell>
          <table:table-cell table:number-columns-repeated="8"/>
          <table:table-cell table:style-name="ce7" table:formula="of:=[.B975]" office:value-type="string" office:string-value="N982">
            <text:p>N982</text:p>
          </table:table-cell>
          <table:table-cell table:style-name="ce7" table:formula="of:=[.D975]" office:value-type="string" office:string-value="X6400">
            <text:p>X6400</text:p>
          </table:table-cell>
          <table:table-cell table:style-name="ce7" table:formula="of:=[.F975]" office:value-type="string" office:string-value="Y-671.9">
            <text:p>Y-671.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&quot;N&quot;&amp;[.A975]" office:value-type="string" office:string-value="N982">
            <text:p>N982</text:p>
          </table:table-cell>
          <table:table-cell table:formula="of:=[.$J$7]" office:value-type="float" office:value="6400">
            <text:p>6400</text:p>
          </table:table-cell>
          <table:table-cell table:formula="of:= &quot;X&quot;&amp; [.C975]" office:value-type="string" office:string-value="X6400">
            <text:p>X6400</text:p>
          </table:table-cell>
          <table:table-cell table:formula="of:=[.E974]+[.$J$6]" office:value-type="float" office:value="-671.9">
            <text:p>-671.9</text:p>
          </table:table-cell>
          <table:table-cell table:formula="of:=&quot;Y&quot; &amp; [.E975]" office:value-type="string" office:string-value="Y-671.9">
            <text:p>Y-671.9</text:p>
          </table:table-cell>
          <table:table-cell table:number-columns-repeated="8"/>
          <table:table-cell table:style-name="ce7" table:formula="of:=[.B976]" office:value-type="string" office:string-value="N983">
            <text:p>N983</text:p>
          </table:table-cell>
          <table:table-cell table:style-name="ce7" table:formula="of:=[.D976]" office:value-type="string" office:string-value="X6400">
            <text:p>X6400</text:p>
          </table:table-cell>
          <table:table-cell table:style-name="ce7" table:formula="of:=[.F976]" office:value-type="string" office:string-value="Y-677.65">
            <text:p>Y-677.65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&quot;N&quot;&amp;[.A976]" office:value-type="string" office:string-value="N983">
            <text:p>N983</text:p>
          </table:table-cell>
          <table:table-cell table:formula="of:=[.$J$7]" office:value-type="float" office:value="6400">
            <text:p>6400</text:p>
          </table:table-cell>
          <table:table-cell table:formula="of:= &quot;X&quot;&amp; [.C976]" office:value-type="string" office:string-value="X6400">
            <text:p>X6400</text:p>
          </table:table-cell>
          <table:table-cell table:formula="of:=[.E975]+[.$J$6]" office:value-type="float" office:value="-677.65">
            <text:p>-677.65</text:p>
          </table:table-cell>
          <table:table-cell table:formula="of:=&quot;Y&quot; &amp; [.E976]" office:value-type="string" office:string-value="Y-677.65">
            <text:p>Y-677.65</text:p>
          </table:table-cell>
          <table:table-cell table:number-columns-repeated="8"/>
          <table:table-cell table:style-name="ce7" table:formula="of:=[.B977]" office:value-type="string" office:string-value="N984">
            <text:p>N984</text:p>
          </table:table-cell>
          <table:table-cell table:style-name="ce7" table:formula="of:=[.D977]" office:value-type="string" office:string-value="X6400">
            <text:p>X6400</text:p>
          </table:table-cell>
          <table:table-cell table:style-name="ce7" table:formula="of:=[.F977]" office:value-type="string" office:string-value="Y-683.4">
            <text:p>Y-683.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formula="of:=&quot;N&quot;&amp;[.A977]" office:value-type="string" office:string-value="N984">
            <text:p>N984</text:p>
          </table:table-cell>
          <table:table-cell table:formula="of:=[.$J$7]" office:value-type="float" office:value="6400">
            <text:p>6400</text:p>
          </table:table-cell>
          <table:table-cell table:formula="of:= &quot;X&quot;&amp; [.C977]" office:value-type="string" office:string-value="X6400">
            <text:p>X6400</text:p>
          </table:table-cell>
          <table:table-cell table:formula="of:=[.E976]+[.$J$6]" office:value-type="float" office:value="-683.4">
            <text:p>-683.4</text:p>
          </table:table-cell>
          <table:table-cell table:formula="of:=&quot;Y&quot; &amp; [.E977]" office:value-type="string" office:string-value="Y-683.4">
            <text:p>Y-683.4</text:p>
          </table:table-cell>
          <table:table-cell table:number-columns-repeated="8"/>
          <table:table-cell table:style-name="ce7" table:formula="of:=[.B978]" office:value-type="string" office:string-value="N985">
            <text:p>N985</text:p>
          </table:table-cell>
          <table:table-cell table:style-name="ce7" table:formula="of:=[.D978]" office:value-type="string" office:string-value="X6400">
            <text:p>X6400</text:p>
          </table:table-cell>
          <table:table-cell table:style-name="ce7" table:formula="of:=[.F978]" office:value-type="string" office:string-value="Y-689.15">
            <text:p>Y-689.15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&quot;N&quot;&amp;[.A978]" office:value-type="string" office:string-value="N985">
            <text:p>N985</text:p>
          </table:table-cell>
          <table:table-cell table:formula="of:=[.$J$7]" office:value-type="float" office:value="6400">
            <text:p>6400</text:p>
          </table:table-cell>
          <table:table-cell table:formula="of:= &quot;X&quot;&amp; [.C978]" office:value-type="string" office:string-value="X6400">
            <text:p>X6400</text:p>
          </table:table-cell>
          <table:table-cell table:formula="of:=[.E977]+[.$J$6]" office:value-type="float" office:value="-689.15">
            <text:p>-689.15</text:p>
          </table:table-cell>
          <table:table-cell table:formula="of:=&quot;Y&quot; &amp; [.E978]" office:value-type="string" office:string-value="Y-689.15">
            <text:p>Y-689.15</text:p>
          </table:table-cell>
          <table:table-cell table:number-columns-repeated="8"/>
          <table:table-cell table:style-name="ce7" table:formula="of:=[.B979]" office:value-type="string" office:string-value="N986">
            <text:p>N986</text:p>
          </table:table-cell>
          <table:table-cell table:style-name="ce7" table:formula="of:=[.D979]" office:value-type="string" office:string-value="X6400">
            <text:p>X6400</text:p>
          </table:table-cell>
          <table:table-cell table:style-name="ce7" table:formula="of:=[.F979]" office:value-type="string" office:string-value="Y-694.9">
            <text:p>Y-694.9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&quot;N&quot;&amp;[.A979]" office:value-type="string" office:string-value="N986">
            <text:p>N986</text:p>
          </table:table-cell>
          <table:table-cell table:formula="of:=[.$J$7]" office:value-type="float" office:value="6400">
            <text:p>6400</text:p>
          </table:table-cell>
          <table:table-cell table:formula="of:= &quot;X&quot;&amp; [.C979]" office:value-type="string" office:string-value="X6400">
            <text:p>X6400</text:p>
          </table:table-cell>
          <table:table-cell table:formula="of:=[.E978]+[.$J$6]" office:value-type="float" office:value="-694.9">
            <text:p>-694.9</text:p>
          </table:table-cell>
          <table:table-cell table:formula="of:=&quot;Y&quot; &amp; [.E979]" office:value-type="string" office:string-value="Y-694.9">
            <text:p>Y-694.9</text:p>
          </table:table-cell>
          <table:table-cell table:number-columns-repeated="8"/>
          <table:table-cell table:style-name="ce7" table:formula="of:=[.B980]" office:value-type="string" office:string-value="N987">
            <text:p>N987</text:p>
          </table:table-cell>
          <table:table-cell table:style-name="ce7" table:formula="of:=[.D980]" office:value-type="string" office:string-value="X6400">
            <text:p>X6400</text:p>
          </table:table-cell>
          <table:table-cell table:style-name="ce7" table:formula="of:=[.F980]" office:value-type="string" office:string-value="Y-700.65">
            <text:p>Y-700.65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&quot;N&quot;&amp;[.A980]" office:value-type="string" office:string-value="N987">
            <text:p>N987</text:p>
          </table:table-cell>
          <table:table-cell table:formula="of:=[.$J$7]" office:value-type="float" office:value="6400">
            <text:p>6400</text:p>
          </table:table-cell>
          <table:table-cell table:formula="of:= &quot;X&quot;&amp; [.C980]" office:value-type="string" office:string-value="X6400">
            <text:p>X6400</text:p>
          </table:table-cell>
          <table:table-cell table:formula="of:=[.E979]+[.$J$6]" office:value-type="float" office:value="-700.65">
            <text:p>-700.65</text:p>
          </table:table-cell>
          <table:table-cell table:formula="of:=&quot;Y&quot; &amp; [.E980]" office:value-type="string" office:string-value="Y-700.65">
            <text:p>Y-700.65</text:p>
          </table:table-cell>
          <table:table-cell table:number-columns-repeated="8"/>
          <table:table-cell table:style-name="ce7" table:formula="of:=[.B981]" office:value-type="string" office:string-value="N988">
            <text:p>N988</text:p>
          </table:table-cell>
          <table:table-cell table:style-name="ce7" table:formula="of:=[.D981]" office:value-type="string" office:string-value="X6400">
            <text:p>X6400</text:p>
          </table:table-cell>
          <table:table-cell table:style-name="ce7" table:formula="of:=[.F981]" office:value-type="string" office:string-value="Y-706.4">
            <text:p>Y-706.4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&quot;N&quot;&amp;[.A981]" office:value-type="string" office:string-value="N988">
            <text:p>N988</text:p>
          </table:table-cell>
          <table:table-cell table:formula="of:=[.$J$7]" office:value-type="float" office:value="6400">
            <text:p>6400</text:p>
          </table:table-cell>
          <table:table-cell table:formula="of:= &quot;X&quot;&amp; [.C981]" office:value-type="string" office:string-value="X6400">
            <text:p>X6400</text:p>
          </table:table-cell>
          <table:table-cell table:formula="of:=[.E980]+[.$J$6]" office:value-type="float" office:value="-706.4">
            <text:p>-706.4</text:p>
          </table:table-cell>
          <table:table-cell table:formula="of:=&quot;Y&quot; &amp; [.E981]" office:value-type="string" office:string-value="Y-706.4">
            <text:p>Y-706.4</text:p>
          </table:table-cell>
          <table:table-cell table:number-columns-repeated="8"/>
          <table:table-cell table:style-name="ce7" table:formula="of:=[.B982]" office:value-type="string" office:string-value="N989">
            <text:p>N989</text:p>
          </table:table-cell>
          <table:table-cell table:style-name="ce7" table:formula="of:=[.D982]" office:value-type="string" office:string-value="X6400">
            <text:p>X6400</text:p>
          </table:table-cell>
          <table:table-cell table:style-name="ce7" table:formula="of:=[.F982]" office:value-type="string" office:string-value="Y-712.15">
            <text:p>Y-712.15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formula="of:=&quot;N&quot;&amp;[.A982]" office:value-type="string" office:string-value="N989">
            <text:p>N989</text:p>
          </table:table-cell>
          <table:table-cell table:formula="of:=[.$J$7]" office:value-type="float" office:value="6400">
            <text:p>6400</text:p>
          </table:table-cell>
          <table:table-cell table:formula="of:= &quot;X&quot;&amp; [.C982]" office:value-type="string" office:string-value="X6400">
            <text:p>X6400</text:p>
          </table:table-cell>
          <table:table-cell table:formula="of:=[.E981]+[.$J$6]" office:value-type="float" office:value="-712.15">
            <text:p>-712.15</text:p>
          </table:table-cell>
          <table:table-cell table:formula="of:=&quot;Y&quot; &amp; [.E982]" office:value-type="string" office:string-value="Y-712.15">
            <text:p>Y-712.15</text:p>
          </table:table-cell>
          <table:table-cell table:number-columns-repeated="8"/>
          <table:table-cell table:style-name="ce7" table:formula="of:=[.B983]" office:value-type="string" office:string-value="N990">
            <text:p>N990</text:p>
          </table:table-cell>
          <table:table-cell table:style-name="ce7" table:formula="of:=[.D983]" office:value-type="string" office:string-value="X6400">
            <text:p>X6400</text:p>
          </table:table-cell>
          <table:table-cell table:style-name="ce7" table:formula="of:=[.F983]" office:value-type="string" office:string-value="Y-717.9">
            <text:p>Y-717.9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&quot;N&quot;&amp;[.A983]" office:value-type="string" office:string-value="N990">
            <text:p>N990</text:p>
          </table:table-cell>
          <table:table-cell table:formula="of:=[.$J$7]" office:value-type="float" office:value="6400">
            <text:p>6400</text:p>
          </table:table-cell>
          <table:table-cell table:formula="of:= &quot;X&quot;&amp; [.C983]" office:value-type="string" office:string-value="X6400">
            <text:p>X6400</text:p>
          </table:table-cell>
          <table:table-cell table:formula="of:=[.E982]+[.$J$6]" office:value-type="float" office:value="-717.9">
            <text:p>-717.9</text:p>
          </table:table-cell>
          <table:table-cell table:formula="of:=&quot;Y&quot; &amp; [.E983]" office:value-type="string" office:string-value="Y-717.9">
            <text:p>Y-717.9</text:p>
          </table:table-cell>
          <table:table-cell table:number-columns-repeated="8"/>
          <table:table-cell table:style-name="ce7" table:formula="of:=[.B984]" office:value-type="string" office:string-value="N991">
            <text:p>N991</text:p>
          </table:table-cell>
          <table:table-cell table:style-name="ce7" table:formula="of:=[.D984]" office:value-type="string" office:string-value="X6400">
            <text:p>X6400</text:p>
          </table:table-cell>
          <table:table-cell table:style-name="ce7" table:formula="of:=[.F984]" office:value-type="string" office:string-value="Y-723.65">
            <text:p>Y-723.65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&quot;N&quot;&amp;[.A984]" office:value-type="string" office:string-value="N991">
            <text:p>N991</text:p>
          </table:table-cell>
          <table:table-cell table:formula="of:=[.$J$7]" office:value-type="float" office:value="6400">
            <text:p>6400</text:p>
          </table:table-cell>
          <table:table-cell table:formula="of:= &quot;X&quot;&amp; [.C984]" office:value-type="string" office:string-value="X6400">
            <text:p>X6400</text:p>
          </table:table-cell>
          <table:table-cell table:formula="of:=[.E983]+[.$J$6]" office:value-type="float" office:value="-723.65">
            <text:p>-723.65</text:p>
          </table:table-cell>
          <table:table-cell table:formula="of:=&quot;Y&quot; &amp; [.E984]" office:value-type="string" office:string-value="Y-723.65">
            <text:p>Y-723.65</text:p>
          </table:table-cell>
          <table:table-cell table:number-columns-repeated="8"/>
          <table:table-cell table:style-name="ce7" table:formula="of:=[.B985]" office:value-type="string" office:string-value="N992">
            <text:p>N992</text:p>
          </table:table-cell>
          <table:table-cell table:style-name="ce7" table:formula="of:=[.D985]" office:value-type="string" office:string-value="X6400">
            <text:p>X6400</text:p>
          </table:table-cell>
          <table:table-cell table:style-name="ce7" table:formula="of:=[.F985]" office:value-type="string" office:string-value="Y-729.4">
            <text:p>Y-729.4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&quot;N&quot;&amp;[.A985]" office:value-type="string" office:string-value="N992">
            <text:p>N992</text:p>
          </table:table-cell>
          <table:table-cell table:formula="of:=[.$J$7]" office:value-type="float" office:value="6400">
            <text:p>6400</text:p>
          </table:table-cell>
          <table:table-cell table:formula="of:= &quot;X&quot;&amp; [.C985]" office:value-type="string" office:string-value="X6400">
            <text:p>X6400</text:p>
          </table:table-cell>
          <table:table-cell table:formula="of:=[.E984]+[.$J$6]" office:value-type="float" office:value="-729.4">
            <text:p>-729.4</text:p>
          </table:table-cell>
          <table:table-cell table:formula="of:=&quot;Y&quot; &amp; [.E985]" office:value-type="string" office:string-value="Y-729.4">
            <text:p>Y-729.4</text:p>
          </table:table-cell>
          <table:table-cell table:number-columns-repeated="8"/>
          <table:table-cell table:style-name="ce7" table:formula="of:=[.B986]" office:value-type="string" office:string-value="N993">
            <text:p>N993</text:p>
          </table:table-cell>
          <table:table-cell table:style-name="ce7" table:formula="of:=[.D986]" office:value-type="string" office:string-value="X6404">
            <text:p>X6404</text:p>
          </table:table-cell>
          <table:table-cell table:style-name="ce7" table:formula="of:=[.F986]" office:value-type="string" office:string-value="Y-732.275">
            <text:p>Y-732.275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formula="of:=&quot;N&quot;&amp;[.A986]" office:value-type="string" office:string-value="N993">
            <text:p>N993</text:p>
          </table:table-cell>
          <table:table-cell table:formula="of:=[.C985]+[.$J$4]" office:value-type="float" office:value="6404">
            <text:p>6404</text:p>
          </table:table-cell>
          <table:table-cell table:formula="of:= &quot;X&quot;&amp; [.C986]" office:value-type="string" office:string-value="X6404">
            <text:p>X6404</text:p>
          </table:table-cell>
          <table:table-cell table:formula="of:=[.E985]+[.$J$5]" office:value-type="float" office:value="-732.275">
            <text:p>-732.275</text:p>
          </table:table-cell>
          <table:table-cell table:formula="of:=&quot;Y&quot; &amp; [.E986]" office:value-type="string" office:string-value="Y-732.275">
            <text:p>Y-732.275</text:p>
          </table:table-cell>
          <table:table-cell table:number-columns-repeated="8"/>
          <table:table-cell table:style-name="ce7" table:formula="of:=[.B987]" office:value-type="string" office:string-value="N994">
            <text:p>N994</text:p>
          </table:table-cell>
          <table:table-cell table:style-name="ce7" table:formula="of:=[.D987]" office:value-type="string" office:string-value="X6408">
            <text:p>X6408</text:p>
          </table:table-cell>
          <table:table-cell table:style-name="ce7" table:formula="of:=[.F987]" office:value-type="string" office:string-value="Y-735.15">
            <text:p>Y-735.15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&quot;N&quot;&amp;[.A987]" office:value-type="string" office:string-value="N994">
            <text:p>N994</text:p>
          </table:table-cell>
          <table:table-cell table:formula="of:=[.C986]+[.$J$4]" office:value-type="float" office:value="6408">
            <text:p>6408</text:p>
          </table:table-cell>
          <table:table-cell table:formula="of:= &quot;X&quot;&amp; [.C987]" office:value-type="string" office:string-value="X6408">
            <text:p>X6408</text:p>
          </table:table-cell>
          <table:table-cell table:formula="of:=[.E986]+[.$J$5]" office:value-type="float" office:value="-735.15">
            <text:p>-735.15</text:p>
          </table:table-cell>
          <table:table-cell table:formula="of:=&quot;Y&quot; &amp; [.E987]" office:value-type="string" office:string-value="Y-735.15">
            <text:p>Y-735.15</text:p>
          </table:table-cell>
          <table:table-cell table:number-columns-repeated="8"/>
          <table:table-cell table:style-name="ce7" table:formula="of:=[.B988]" office:value-type="string" office:string-value="N995">
            <text:p>N995</text:p>
          </table:table-cell>
          <table:table-cell table:style-name="ce7" table:formula="of:=[.D988]" office:value-type="string" office:string-value="X6412">
            <text:p>X6412</text:p>
          </table:table-cell>
          <table:table-cell table:style-name="ce7" table:formula="of:=[.F988]" office:value-type="string" office:string-value="Y-738.025">
            <text:p>Y-738.025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&quot;N&quot;&amp;[.A988]" office:value-type="string" office:string-value="N995">
            <text:p>N995</text:p>
          </table:table-cell>
          <table:table-cell table:formula="of:=[.C987]+[.$J$4]" office:value-type="float" office:value="6412">
            <text:p>6412</text:p>
          </table:table-cell>
          <table:table-cell table:formula="of:= &quot;X&quot;&amp; [.C988]" office:value-type="string" office:string-value="X6412">
            <text:p>X6412</text:p>
          </table:table-cell>
          <table:table-cell table:formula="of:=[.E987]+[.$J$5]" office:value-type="float" office:value="-738.025">
            <text:p>-738.025</text:p>
          </table:table-cell>
          <table:table-cell table:formula="of:=&quot;Y&quot; &amp; [.E988]" office:value-type="string" office:string-value="Y-738.025">
            <text:p>Y-738.025</text:p>
          </table:table-cell>
          <table:table-cell table:number-columns-repeated="8"/>
          <table:table-cell table:style-name="ce7" table:formula="of:=[.B989]" office:value-type="string" office:string-value="N996">
            <text:p>N996</text:p>
          </table:table-cell>
          <table:table-cell table:style-name="ce7" table:formula="of:=[.D989]" office:value-type="string" office:string-value="X6416">
            <text:p>X6416</text:p>
          </table:table-cell>
          <table:table-cell table:style-name="ce7" table:formula="of:=[.F989]" office:value-type="string" office:string-value="Y-740.9">
            <text:p>Y-740.9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formula="of:=&quot;N&quot;&amp;[.A989]" office:value-type="string" office:string-value="N996">
            <text:p>N996</text:p>
          </table:table-cell>
          <table:table-cell table:formula="of:=[.C988]+[.$J$4]" office:value-type="float" office:value="6416">
            <text:p>6416</text:p>
          </table:table-cell>
          <table:table-cell table:formula="of:= &quot;X&quot;&amp; [.C989]" office:value-type="string" office:string-value="X6416">
            <text:p>X6416</text:p>
          </table:table-cell>
          <table:table-cell table:formula="of:=[.E988]+[.$J$5]" office:value-type="float" office:value="-740.9">
            <text:p>-740.9</text:p>
          </table:table-cell>
          <table:table-cell table:formula="of:=&quot;Y&quot; &amp; [.E989]" office:value-type="string" office:string-value="Y-740.9">
            <text:p>Y-740.9</text:p>
          </table:table-cell>
          <table:table-cell table:number-columns-repeated="8"/>
          <table:table-cell table:style-name="ce7" table:formula="of:=[.B990]" office:value-type="string" office:string-value="N997">
            <text:p>N997</text:p>
          </table:table-cell>
          <table:table-cell table:style-name="ce7" table:formula="of:=[.D990]" office:value-type="string" office:string-value="X6420">
            <text:p>X6420</text:p>
          </table:table-cell>
          <table:table-cell table:style-name="ce7" table:formula="of:=[.F990]" office:value-type="string" office:string-value="Y-743.775">
            <text:p>Y-743.775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&quot;N&quot;&amp;[.A990]" office:value-type="string" office:string-value="N997">
            <text:p>N997</text:p>
          </table:table-cell>
          <table:table-cell table:formula="of:=[.C989]+[.$J$4]" office:value-type="float" office:value="6420">
            <text:p>6420</text:p>
          </table:table-cell>
          <table:table-cell table:formula="of:= &quot;X&quot;&amp; [.C990]" office:value-type="string" office:string-value="X6420">
            <text:p>X6420</text:p>
          </table:table-cell>
          <table:table-cell table:formula="of:=[.E989]+[.$J$5]" office:value-type="float" office:value="-743.775">
            <text:p>-743.775</text:p>
          </table:table-cell>
          <table:table-cell table:formula="of:=&quot;Y&quot; &amp; [.E990]" office:value-type="string" office:string-value="Y-743.775">
            <text:p>Y-743.775</text:p>
          </table:table-cell>
          <table:table-cell table:number-columns-repeated="8"/>
          <table:table-cell table:style-name="ce7" table:formula="of:=[.B991]" office:value-type="string" office:string-value="N998">
            <text:p>N998</text:p>
          </table:table-cell>
          <table:table-cell table:style-name="ce7" table:formula="of:=[.D991]" office:value-type="string" office:string-value="X6424">
            <text:p>X6424</text:p>
          </table:table-cell>
          <table:table-cell table:style-name="ce7" table:formula="of:=[.F991]" office:value-type="string" office:string-value="Y-746.65">
            <text:p>Y-746.6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formula="of:=&quot;N&quot;&amp;[.A991]" office:value-type="string" office:string-value="N998">
            <text:p>N998</text:p>
          </table:table-cell>
          <table:table-cell table:formula="of:=[.C990]+[.$J$4]" office:value-type="float" office:value="6424">
            <text:p>6424</text:p>
          </table:table-cell>
          <table:table-cell table:formula="of:= &quot;X&quot;&amp; [.C991]" office:value-type="string" office:string-value="X6424">
            <text:p>X6424</text:p>
          </table:table-cell>
          <table:table-cell table:formula="of:=[.E990]+[.$J$5]" office:value-type="float" office:value="-746.65">
            <text:p>-746.65</text:p>
          </table:table-cell>
          <table:table-cell table:formula="of:=&quot;Y&quot; &amp; [.E991]" office:value-type="string" office:string-value="Y-746.65">
            <text:p>Y-746.65</text:p>
          </table:table-cell>
          <table:table-cell table:number-columns-repeated="8"/>
          <table:table-cell table:style-name="ce7" table:formula="of:=[.B992]" office:value-type="string" office:string-value="N999">
            <text:p>N999</text:p>
          </table:table-cell>
          <table:table-cell table:style-name="ce7" table:formula="of:=[.D992]" office:value-type="string" office:string-value="X6428">
            <text:p>X6428</text:p>
          </table:table-cell>
          <table:table-cell table:style-name="ce7" table:formula="of:=[.F992]" office:value-type="string" office:string-value="Y-749.525">
            <text:p>Y-749.525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formula="of:=&quot;N&quot;&amp;[.A992]" office:value-type="string" office:string-value="N999">
            <text:p>N999</text:p>
          </table:table-cell>
          <table:table-cell table:formula="of:=[.C991]+[.$J$4]" office:value-type="float" office:value="6428">
            <text:p>6428</text:p>
          </table:table-cell>
          <table:table-cell table:formula="of:= &quot;X&quot;&amp; [.C992]" office:value-type="string" office:string-value="X6428">
            <text:p>X6428</text:p>
          </table:table-cell>
          <table:table-cell table:formula="of:=[.E991]+[.$J$5]" office:value-type="float" office:value="-749.525">
            <text:p>-749.525</text:p>
          </table:table-cell>
          <table:table-cell table:formula="of:=&quot;Y&quot; &amp; [.E992]" office:value-type="string" office:string-value="Y-749.525">
            <text:p>Y-749.525</text:p>
          </table:table-cell>
          <table:table-cell table:number-columns-repeated="8"/>
          <table:table-cell table:style-name="ce7" table:formula="of:=[.B993]" office:value-type="string" office:string-value="N1000">
            <text:p>N1000</text:p>
          </table:table-cell>
          <table:table-cell table:style-name="ce7" table:formula="of:=[.D993]" office:value-type="string" office:string-value="X6432">
            <text:p>X6432</text:p>
          </table:table-cell>
          <table:table-cell table:style-name="ce7" table:formula="of:=[.F993]" office:value-type="string" office:string-value="Y-752.4">
            <text:p>Y-752.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quot;N&quot;&amp;[.A993]" office:value-type="string" office:string-value="N1000">
            <text:p>N1000</text:p>
          </table:table-cell>
          <table:table-cell table:formula="of:=[.C992]+[.$J$4]" office:value-type="float" office:value="6432">
            <text:p>6432</text:p>
          </table:table-cell>
          <table:table-cell table:formula="of:= &quot;X&quot;&amp; [.C993]" office:value-type="string" office:string-value="X6432">
            <text:p>X6432</text:p>
          </table:table-cell>
          <table:table-cell table:formula="of:=[.E992]+[.$J$5]" office:value-type="float" office:value="-752.4">
            <text:p>-752.4</text:p>
          </table:table-cell>
          <table:table-cell table:formula="of:=&quot;Y&quot; &amp; [.E993]" office:value-type="string" office:string-value="Y-752.4">
            <text:p>Y-752.4</text:p>
          </table:table-cell>
          <table:table-cell table:number-columns-repeated="8"/>
          <table:table-cell table:style-name="ce7" table:formula="of:=[.B994]" office:value-type="string" office:string-value="N1001">
            <text:p>N1001</text:p>
          </table:table-cell>
          <table:table-cell table:style-name="ce7" table:formula="of:=[.D994]" office:value-type="string" office:string-value="X6436">
            <text:p>X6436</text:p>
          </table:table-cell>
          <table:table-cell table:style-name="ce7" table:formula="of:=[.F994]" office:value-type="string" office:string-value="Y-755.275">
            <text:p>Y-755.275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formula="of:=&quot;N&quot;&amp;[.A994]" office:value-type="string" office:string-value="N1001">
            <text:p>N1001</text:p>
          </table:table-cell>
          <table:table-cell table:formula="of:=[.C993]+[.$J$4]" office:value-type="float" office:value="6436">
            <text:p>6436</text:p>
          </table:table-cell>
          <table:table-cell table:formula="of:= &quot;X&quot;&amp; [.C994]" office:value-type="string" office:string-value="X6436">
            <text:p>X6436</text:p>
          </table:table-cell>
          <table:table-cell table:formula="of:=[.E993]+[.$J$5]" office:value-type="float" office:value="-755.275">
            <text:p>-755.275</text:p>
          </table:table-cell>
          <table:table-cell table:formula="of:=&quot;Y&quot; &amp; [.E994]" office:value-type="string" office:string-value="Y-755.275">
            <text:p>Y-755.275</text:p>
          </table:table-cell>
          <table:table-cell table:number-columns-repeated="8"/>
          <table:table-cell table:style-name="ce7" table:formula="of:=[.B995]" office:value-type="string" office:string-value="N1002">
            <text:p>N1002</text:p>
          </table:table-cell>
          <table:table-cell table:style-name="ce7" table:formula="of:=[.D995]" office:value-type="string" office:string-value="X6440">
            <text:p>X6440</text:p>
          </table:table-cell>
          <table:table-cell table:style-name="ce7" table:formula="of:=[.F995]" office:value-type="string" office:string-value="Y-758.15">
            <text:p>Y-758.15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table:formula="of:=&quot;N&quot;&amp;[.A995]" office:value-type="string" office:string-value="N1002">
            <text:p>N1002</text:p>
          </table:table-cell>
          <table:table-cell table:formula="of:=[.C994]+[.$J$4]" office:value-type="float" office:value="6440">
            <text:p>6440</text:p>
          </table:table-cell>
          <table:table-cell table:formula="of:= &quot;X&quot;&amp; [.C995]" office:value-type="string" office:string-value="X6440">
            <text:p>X6440</text:p>
          </table:table-cell>
          <table:table-cell table:formula="of:=[.E994]+[.$J$5]" office:value-type="float" office:value="-758.15">
            <text:p>-758.15</text:p>
          </table:table-cell>
          <table:table-cell table:formula="of:=&quot;Y&quot; &amp; [.E995]" office:value-type="string" office:string-value="Y-758.15">
            <text:p>Y-758.15</text:p>
          </table:table-cell>
          <table:table-cell table:number-columns-repeated="8"/>
          <table:table-cell table:style-name="ce7" table:formula="of:=[.B996]" office:value-type="string" office:string-value="N1003">
            <text:p>N1003</text:p>
          </table:table-cell>
          <table:table-cell table:style-name="ce7" table:formula="of:=[.D996]" office:value-type="string" office:string-value="X6444">
            <text:p>X6444</text:p>
          </table:table-cell>
          <table:table-cell table:style-name="ce7" table:formula="of:=[.F996]" office:value-type="string" office:string-value="Y-761.025">
            <text:p>Y-761.02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formula="of:=&quot;N&quot;&amp;[.A996]" office:value-type="string" office:string-value="N1003">
            <text:p>N1003</text:p>
          </table:table-cell>
          <table:table-cell table:formula="of:=[.C995]+[.$J$4]" office:value-type="float" office:value="6444">
            <text:p>6444</text:p>
          </table:table-cell>
          <table:table-cell table:formula="of:= &quot;X&quot;&amp; [.C996]" office:value-type="string" office:string-value="X6444">
            <text:p>X6444</text:p>
          </table:table-cell>
          <table:table-cell table:formula="of:=[.E995]+[.$J$5]" office:value-type="float" office:value="-761.025">
            <text:p>-761.025</text:p>
          </table:table-cell>
          <table:table-cell table:formula="of:=&quot;Y&quot; &amp; [.E996]" office:value-type="string" office:string-value="Y-761.025">
            <text:p>Y-761.025</text:p>
          </table:table-cell>
          <table:table-cell table:number-columns-repeated="8"/>
          <table:table-cell table:style-name="ce7" table:formula="of:=[.B997]" office:value-type="string" office:string-value="N1004">
            <text:p>N1004</text:p>
          </table:table-cell>
          <table:table-cell table:style-name="ce7" table:formula="of:=[.D997]" office:value-type="string" office:string-value="X6448">
            <text:p>X6448</text:p>
          </table:table-cell>
          <table:table-cell table:style-name="ce7" table:formula="of:=[.F997]" office:value-type="string" office:string-value="Y-763.9">
            <text:p>Y-763.9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formula="of:=&quot;N&quot;&amp;[.A997]" office:value-type="string" office:string-value="N1004">
            <text:p>N1004</text:p>
          </table:table-cell>
          <table:table-cell table:formula="of:=[.C996]+[.$J$4]" office:value-type="float" office:value="6448">
            <text:p>6448</text:p>
          </table:table-cell>
          <table:table-cell table:formula="of:= &quot;X&quot;&amp; [.C997]" office:value-type="string" office:string-value="X6448">
            <text:p>X6448</text:p>
          </table:table-cell>
          <table:table-cell table:formula="of:=[.E996]+[.$J$5]" office:value-type="float" office:value="-763.9">
            <text:p>-763.9</text:p>
          </table:table-cell>
          <table:table-cell table:formula="of:=&quot;Y&quot; &amp; [.E997]" office:value-type="string" office:string-value="Y-763.9">
            <text:p>Y-763.9</text:p>
          </table:table-cell>
          <table:table-cell table:number-columns-repeated="8"/>
          <table:table-cell table:style-name="ce7" table:formula="of:=[.B998]" office:value-type="string" office:string-value="N1005">
            <text:p>N1005</text:p>
          </table:table-cell>
          <table:table-cell table:style-name="ce7" table:formula="of:=[.D998]" office:value-type="string" office:string-value="X6452">
            <text:p>X6452</text:p>
          </table:table-cell>
          <table:table-cell table:style-name="ce7" table:formula="of:=[.F998]" office:value-type="string" office:string-value="Y-766.775">
            <text:p>Y-766.775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formula="of:=&quot;N&quot;&amp;[.A998]" office:value-type="string" office:string-value="N1005">
            <text:p>N1005</text:p>
          </table:table-cell>
          <table:table-cell table:formula="of:=[.C997]+[.$J$4]" office:value-type="float" office:value="6452">
            <text:p>6452</text:p>
          </table:table-cell>
          <table:table-cell table:formula="of:= &quot;X&quot;&amp; [.C998]" office:value-type="string" office:string-value="X6452">
            <text:p>X6452</text:p>
          </table:table-cell>
          <table:table-cell table:formula="of:=[.E997]+[.$J$5]" office:value-type="float" office:value="-766.775">
            <text:p>-766.775</text:p>
          </table:table-cell>
          <table:table-cell table:formula="of:=&quot;Y&quot; &amp; [.E998]" office:value-type="string" office:string-value="Y-766.775">
            <text:p>Y-766.775</text:p>
          </table:table-cell>
          <table:table-cell table:number-columns-repeated="8"/>
          <table:table-cell table:style-name="ce7" table:formula="of:=[.B999]" office:value-type="string" office:string-value="N1006">
            <text:p>N1006</text:p>
          </table:table-cell>
          <table:table-cell table:style-name="ce7" table:formula="of:=[.D999]" office:value-type="string" office:string-value="X6456">
            <text:p>X6456</text:p>
          </table:table-cell>
          <table:table-cell table:style-name="ce7" table:formula="of:=[.F999]" office:value-type="string" office:string-value="Y-769.65">
            <text:p>Y-769.65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formula="of:=&quot;N&quot;&amp;[.A999]" office:value-type="string" office:string-value="N1006">
            <text:p>N1006</text:p>
          </table:table-cell>
          <table:table-cell table:formula="of:=[.C998]+[.$J$4]" office:value-type="float" office:value="6456">
            <text:p>6456</text:p>
          </table:table-cell>
          <table:table-cell table:formula="of:= &quot;X&quot;&amp; [.C999]" office:value-type="string" office:string-value="X6456">
            <text:p>X6456</text:p>
          </table:table-cell>
          <table:table-cell table:formula="of:=[.E998]+[.$J$5]" office:value-type="float" office:value="-769.65">
            <text:p>-769.65</text:p>
          </table:table-cell>
          <table:table-cell table:formula="of:=&quot;Y&quot; &amp; [.E999]" office:value-type="string" office:string-value="Y-769.65">
            <text:p>Y-769.65</text:p>
          </table:table-cell>
          <table:table-cell table:number-columns-repeated="8"/>
          <table:table-cell table:style-name="ce7" table:formula="of:=[.B1000]" office:value-type="string" office:string-value="N1007">
            <text:p>N1007</text:p>
          </table:table-cell>
          <table:table-cell table:style-name="ce7" table:formula="of:=[.D1000]" office:value-type="string" office:string-value="X6460">
            <text:p>X6460</text:p>
          </table:table-cell>
          <table:table-cell table:style-name="ce7" table:formula="of:=[.F1000]" office:value-type="string" office:string-value="Y-772.525">
            <text:p>Y-772.52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&quot;N&quot;&amp;[.A1000]" office:value-type="string" office:string-value="N1007">
            <text:p>N1007</text:p>
          </table:table-cell>
          <table:table-cell table:formula="of:=[.C999]+[.$J$4]" office:value-type="float" office:value="6460">
            <text:p>6460</text:p>
          </table:table-cell>
          <table:table-cell table:formula="of:= &quot;X&quot;&amp; [.C1000]" office:value-type="string" office:string-value="X6460">
            <text:p>X6460</text:p>
          </table:table-cell>
          <table:table-cell table:formula="of:=[.E999]+[.$J$5]" office:value-type="float" office:value="-772.525">
            <text:p>-772.525</text:p>
          </table:table-cell>
          <table:table-cell table:formula="of:=&quot;Y&quot; &amp; [.E1000]" office:value-type="string" office:string-value="Y-772.525">
            <text:p>Y-772.525</text:p>
          </table:table-cell>
          <table:table-cell table:number-columns-repeated="8"/>
          <table:table-cell table:style-name="ce7" table:formula="of:=[.B1001]" office:value-type="string" office:string-value="N1008">
            <text:p>N1008</text:p>
          </table:table-cell>
          <table:table-cell table:style-name="ce7" table:formula="of:=[.D1001]" office:value-type="string" office:string-value="X6464">
            <text:p>X6464</text:p>
          </table:table-cell>
          <table:table-cell table:style-name="ce7" table:formula="of:=[.F1001]" office:value-type="string" office:string-value="Y-775.4">
            <text:p>Y-775.4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formula="of:=&quot;N&quot;&amp;[.A1001]" office:value-type="string" office:string-value="N1008">
            <text:p>N1008</text:p>
          </table:table-cell>
          <table:table-cell table:formula="of:=[.C1000]+[.$J$4]" office:value-type="float" office:value="6464">
            <text:p>6464</text:p>
          </table:table-cell>
          <table:table-cell table:formula="of:= &quot;X&quot;&amp; [.C1001]" office:value-type="string" office:string-value="X6464">
            <text:p>X6464</text:p>
          </table:table-cell>
          <table:table-cell table:formula="of:=[.E1000]+[.$J$5]" office:value-type="float" office:value="-775.4">
            <text:p>-775.4</text:p>
          </table:table-cell>
          <table:table-cell table:formula="of:=&quot;Y&quot; &amp; [.E1001]" office:value-type="string" office:string-value="Y-775.4">
            <text:p>Y-775.4</text:p>
          </table:table-cell>
          <table:table-cell table:number-columns-repeated="8"/>
          <table:table-cell table:style-name="ce7" table:formula="of:=[.B1002]" office:value-type="string" office:string-value="N1009">
            <text:p>N1009</text:p>
          </table:table-cell>
          <table:table-cell table:style-name="ce7" table:formula="of:=[.D1002]" office:value-type="string" office:string-value="X6468">
            <text:p>X6468</text:p>
          </table:table-cell>
          <table:table-cell table:style-name="ce7" table:formula="of:=[.F1002]" office:value-type="string" office:string-value="Y-778.275">
            <text:p>Y-778.275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table:formula="of:=&quot;N&quot;&amp;[.A1002]" office:value-type="string" office:string-value="N1009">
            <text:p>N1009</text:p>
          </table:table-cell>
          <table:table-cell table:formula="of:=[.C1001]+[.$J$4]" office:value-type="float" office:value="6468">
            <text:p>6468</text:p>
          </table:table-cell>
          <table:table-cell table:formula="of:= &quot;X&quot;&amp; [.C1002]" office:value-type="string" office:string-value="X6468">
            <text:p>X6468</text:p>
          </table:table-cell>
          <table:table-cell table:formula="of:=[.E1001]+[.$J$5]" office:value-type="float" office:value="-778.275">
            <text:p>-778.275</text:p>
          </table:table-cell>
          <table:table-cell table:formula="of:=&quot;Y&quot; &amp; [.E1002]" office:value-type="string" office:string-value="Y-778.275">
            <text:p>Y-778.275</text:p>
          </table:table-cell>
          <table:table-cell table:number-columns-repeated="8"/>
          <table:table-cell table:style-name="ce7" table:formula="of:=[.B1003]" office:value-type="string" office:string-value="N1010">
            <text:p>N1010</text:p>
          </table:table-cell>
          <table:table-cell table:style-name="ce7" table:formula="of:=[.D1003]" office:value-type="string" office:string-value="X6472">
            <text:p>X6472</text:p>
          </table:table-cell>
          <table:table-cell table:style-name="ce7" table:formula="of:=[.F1003]" office:value-type="string" office:string-value="Y-781.15">
            <text:p>Y-781.15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formula="of:=&quot;N&quot;&amp;[.A1003]" office:value-type="string" office:string-value="N1010">
            <text:p>N1010</text:p>
          </table:table-cell>
          <table:table-cell table:formula="of:=[.C1002]+[.$J$4]" office:value-type="float" office:value="6472">
            <text:p>6472</text:p>
          </table:table-cell>
          <table:table-cell table:formula="of:= &quot;X&quot;&amp; [.C1003]" office:value-type="string" office:string-value="X6472">
            <text:p>X6472</text:p>
          </table:table-cell>
          <table:table-cell table:formula="of:=[.E1002]+[.$J$5]" office:value-type="float" office:value="-781.15">
            <text:p>-781.15</text:p>
          </table:table-cell>
          <table:table-cell table:formula="of:=&quot;Y&quot; &amp; [.E1003]" office:value-type="string" office:string-value="Y-781.15">
            <text:p>Y-781.15</text:p>
          </table:table-cell>
          <table:table-cell table:number-columns-repeated="8"/>
          <table:table-cell table:style-name="ce7" table:formula="of:=[.B1004]" office:value-type="string" office:string-value="N1011">
            <text:p>N1011</text:p>
          </table:table-cell>
          <table:table-cell table:style-name="ce7" table:formula="of:=[.D1004]" office:value-type="string" office:string-value="X6476">
            <text:p>X6476</text:p>
          </table:table-cell>
          <table:table-cell table:style-name="ce7" table:formula="of:=[.F1004]" office:value-type="string" office:string-value="Y-784.025">
            <text:p>Y-784.025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formula="of:=&quot;N&quot;&amp;[.A1004]" office:value-type="string" office:string-value="N1011">
            <text:p>N1011</text:p>
          </table:table-cell>
          <table:table-cell table:formula="of:=[.C1003]+[.$J$4]" office:value-type="float" office:value="6476">
            <text:p>6476</text:p>
          </table:table-cell>
          <table:table-cell table:formula="of:= &quot;X&quot;&amp; [.C1004]" office:value-type="string" office:string-value="X6476">
            <text:p>X6476</text:p>
          </table:table-cell>
          <table:table-cell table:formula="of:=[.E1003]+[.$J$5]" office:value-type="float" office:value="-784.025">
            <text:p>-784.025</text:p>
          </table:table-cell>
          <table:table-cell table:formula="of:=&quot;Y&quot; &amp; [.E1004]" office:value-type="string" office:string-value="Y-784.025">
            <text:p>Y-784.025</text:p>
          </table:table-cell>
          <table:table-cell table:number-columns-repeated="8"/>
          <table:table-cell table:style-name="ce7" table:formula="of:=[.B1005]" office:value-type="string" office:string-value="N1012">
            <text:p>N1012</text:p>
          </table:table-cell>
          <table:table-cell table:style-name="ce7" table:formula="of:=[.D1005]" office:value-type="string" office:string-value="X6480">
            <text:p>X6480</text:p>
          </table:table-cell>
          <table:table-cell table:style-name="ce7" table:formula="of:=[.F1005]" office:value-type="string" office:string-value="Y-786.9">
            <text:p>Y-786.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formula="of:=&quot;N&quot;&amp;[.A1005]" office:value-type="string" office:string-value="N1012">
            <text:p>N1012</text:p>
          </table:table-cell>
          <table:table-cell table:formula="of:=[.C1004]+[.$J$4]" office:value-type="float" office:value="6480">
            <text:p>6480</text:p>
          </table:table-cell>
          <table:table-cell table:formula="of:= &quot;X&quot;&amp; [.C1005]" office:value-type="string" office:string-value="X6480">
            <text:p>X6480</text:p>
          </table:table-cell>
          <table:table-cell table:formula="of:=[.E1004]+[.$J$5]" office:value-type="float" office:value="-786.9">
            <text:p>-786.9</text:p>
          </table:table-cell>
          <table:table-cell table:formula="of:=&quot;Y&quot; &amp; [.E1005]" office:value-type="string" office:string-value="Y-786.9">
            <text:p>Y-786.9</text:p>
          </table:table-cell>
          <table:table-cell table:number-columns-repeated="8"/>
          <table:table-cell table:style-name="ce7" table:formula="of:=[.B1006]" office:value-type="string" office:string-value="N1013">
            <text:p>N1013</text:p>
          </table:table-cell>
          <table:table-cell table:style-name="ce7" table:formula="of:=[.D1006]" office:value-type="string" office:string-value="X6484">
            <text:p>X6484</text:p>
          </table:table-cell>
          <table:table-cell table:style-name="ce7" table:formula="of:=[.F1006]" office:value-type="string" office:string-value="Y-789.775">
            <text:p>Y-789.775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formula="of:=&quot;N&quot;&amp;[.A1006]" office:value-type="string" office:string-value="N1013">
            <text:p>N1013</text:p>
          </table:table-cell>
          <table:table-cell table:formula="of:=[.C1005]+[.$J$4]" office:value-type="float" office:value="6484">
            <text:p>6484</text:p>
          </table:table-cell>
          <table:table-cell table:formula="of:= &quot;X&quot;&amp; [.C1006]" office:value-type="string" office:string-value="X6484">
            <text:p>X6484</text:p>
          </table:table-cell>
          <table:table-cell table:formula="of:=[.E1005]+[.$J$5]" office:value-type="float" office:value="-789.775">
            <text:p>-789.775</text:p>
          </table:table-cell>
          <table:table-cell table:formula="of:=&quot;Y&quot; &amp; [.E1006]" office:value-type="string" office:string-value="Y-789.775">
            <text:p>Y-789.775</text:p>
          </table:table-cell>
          <table:table-cell table:number-columns-repeated="8"/>
          <table:table-cell table:style-name="ce7" table:formula="of:=[.B1007]" office:value-type="string" office:string-value="N1014">
            <text:p>N1014</text:p>
          </table:table-cell>
          <table:table-cell table:style-name="ce7" table:formula="of:=[.D1007]" office:value-type="string" office:string-value="X6488">
            <text:p>X6488</text:p>
          </table:table-cell>
          <table:table-cell table:style-name="ce7" table:formula="of:=[.F1007]" office:value-type="string" office:string-value="Y-792.65">
            <text:p>Y-792.65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formula="of:=&quot;N&quot;&amp;[.A1007]" office:value-type="string" office:string-value="N1014">
            <text:p>N1014</text:p>
          </table:table-cell>
          <table:table-cell table:formula="of:=[.C1006]+[.$J$4]" office:value-type="float" office:value="6488">
            <text:p>6488</text:p>
          </table:table-cell>
          <table:table-cell table:formula="of:= &quot;X&quot;&amp; [.C1007]" office:value-type="string" office:string-value="X6488">
            <text:p>X6488</text:p>
          </table:table-cell>
          <table:table-cell table:formula="of:=[.E1006]+[.$J$5]" office:value-type="float" office:value="-792.65">
            <text:p>-792.65</text:p>
          </table:table-cell>
          <table:table-cell table:formula="of:=&quot;Y&quot; &amp; [.E1007]" office:value-type="string" office:string-value="Y-792.65">
            <text:p>Y-792.65</text:p>
          </table:table-cell>
          <table:table-cell table:number-columns-repeated="8"/>
          <table:table-cell table:style-name="ce7" table:formula="of:=[.B1008]" office:value-type="string" office:string-value="N1015">
            <text:p>N1015</text:p>
          </table:table-cell>
          <table:table-cell table:style-name="ce7" table:formula="of:=[.D1008]" office:value-type="string" office:string-value="X6492">
            <text:p>X6492</text:p>
          </table:table-cell>
          <table:table-cell table:style-name="ce7" table:formula="of:=[.F1008]" office:value-type="string" office:string-value="Y-795.525">
            <text:p>Y-795.52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formula="of:=&quot;N&quot;&amp;[.A1008]" office:value-type="string" office:string-value="N1015">
            <text:p>N1015</text:p>
          </table:table-cell>
          <table:table-cell table:formula="of:=[.C1007]+[.$J$4]" office:value-type="float" office:value="6492">
            <text:p>6492</text:p>
          </table:table-cell>
          <table:table-cell table:formula="of:= &quot;X&quot;&amp; [.C1008]" office:value-type="string" office:string-value="X6492">
            <text:p>X6492</text:p>
          </table:table-cell>
          <table:table-cell table:formula="of:=[.E1007]+[.$J$5]" office:value-type="float" office:value="-795.525">
            <text:p>-795.525</text:p>
          </table:table-cell>
          <table:table-cell table:formula="of:=&quot;Y&quot; &amp; [.E1008]" office:value-type="string" office:string-value="Y-795.525">
            <text:p>Y-795.525</text:p>
          </table:table-cell>
          <table:table-cell table:number-columns-repeated="8"/>
          <table:table-cell table:style-name="ce7" table:formula="of:=[.B1009]" office:value-type="string" office:string-value="N1016">
            <text:p>N1016</text:p>
          </table:table-cell>
          <table:table-cell table:style-name="ce7" table:formula="of:=[.D1009]" office:value-type="string" office:string-value="X6496">
            <text:p>X6496</text:p>
          </table:table-cell>
          <table:table-cell table:style-name="ce7" table:formula="of:=[.F1009]" office:value-type="string" office:string-value="Y-798.4">
            <text:p>Y-798.4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formula="of:=&quot;N&quot;&amp;[.A1009]" office:value-type="string" office:string-value="N1016">
            <text:p>N1016</text:p>
          </table:table-cell>
          <table:table-cell table:formula="of:=[.C1008]+[.$J$4]" office:value-type="float" office:value="6496">
            <text:p>6496</text:p>
          </table:table-cell>
          <table:table-cell table:formula="of:= &quot;X&quot;&amp; [.C1009]" office:value-type="string" office:string-value="X6496">
            <text:p>X6496</text:p>
          </table:table-cell>
          <table:table-cell table:formula="of:=[.E1008]+[.$J$5]" office:value-type="float" office:value="-798.4">
            <text:p>-798.4</text:p>
          </table:table-cell>
          <table:table-cell table:formula="of:=&quot;Y&quot; &amp; [.E1009]" office:value-type="string" office:string-value="Y-798.4">
            <text:p>Y-798.4</text:p>
          </table:table-cell>
          <table:table-cell table:number-columns-repeated="8"/>
          <table:table-cell table:style-name="ce7" table:formula="of:=[.B1010]" office:value-type="string" office:string-value="N1017">
            <text:p>N1017</text:p>
          </table:table-cell>
          <table:table-cell table:style-name="ce7" table:formula="of:=[.D1010]" office:value-type="string" office:string-value="X6500">
            <text:p>X6500</text:p>
          </table:table-cell>
          <table:table-cell table:style-name="ce7" table:formula="of:=[.F1010]" office:value-type="string" office:string-value="Y-801.275">
            <text:p>Y-801.275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formula="of:=&quot;N&quot;&amp;[.A1010]" office:value-type="string" office:string-value="N1017">
            <text:p>N1017</text:p>
          </table:table-cell>
          <table:table-cell table:formula="of:=[.C1009]+[.$J$4]" office:value-type="float" office:value="6500">
            <text:p>6500</text:p>
          </table:table-cell>
          <table:table-cell table:formula="of:= &quot;X&quot;&amp; [.C1010]" office:value-type="string" office:string-value="X6500">
            <text:p>X6500</text:p>
          </table:table-cell>
          <table:table-cell table:formula="of:=[.E1009]+[.$J$5]" office:value-type="float" office:value="-801.275">
            <text:p>-801.275</text:p>
          </table:table-cell>
          <table:table-cell table:formula="of:=&quot;Y&quot; &amp; [.E1010]" office:value-type="string" office:string-value="Y-801.275">
            <text:p>Y-801.275</text:p>
          </table:table-cell>
          <table:table-cell table:number-columns-repeated="8"/>
          <table:table-cell table:style-name="ce7" table:formula="of:=[.B1011]" office:value-type="string" office:string-value="N1018">
            <text:p>N1018</text:p>
          </table:table-cell>
          <table:table-cell table:style-name="ce7" table:formula="of:=[.D1011]" office:value-type="string" office:string-value="X6504">
            <text:p>X6504</text:p>
          </table:table-cell>
          <table:table-cell table:style-name="ce7" table:formula="of:=[.F1011]" office:value-type="string" office:string-value="Y-804.15">
            <text:p>Y-804.15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formula="of:=&quot;N&quot;&amp;[.A1011]" office:value-type="string" office:string-value="N1018">
            <text:p>N1018</text:p>
          </table:table-cell>
          <table:table-cell table:formula="of:=[.C1010]+[.$J$4]" office:value-type="float" office:value="6504">
            <text:p>6504</text:p>
          </table:table-cell>
          <table:table-cell table:formula="of:= &quot;X&quot;&amp; [.C1011]" office:value-type="string" office:string-value="X6504">
            <text:p>X6504</text:p>
          </table:table-cell>
          <table:table-cell table:formula="of:=[.E1010]+[.$J$5]" office:value-type="float" office:value="-804.15">
            <text:p>-804.15</text:p>
          </table:table-cell>
          <table:table-cell table:formula="of:=&quot;Y&quot; &amp; [.E1011]" office:value-type="string" office:string-value="Y-804.15">
            <text:p>Y-804.15</text:p>
          </table:table-cell>
          <table:table-cell table:number-columns-repeated="8"/>
          <table:table-cell table:style-name="ce7" table:formula="of:=[.B1012]" office:value-type="string" office:string-value="N1019">
            <text:p>N1019</text:p>
          </table:table-cell>
          <table:table-cell table:style-name="ce7" table:formula="of:=[.D1012]" office:value-type="string" office:string-value="X6508">
            <text:p>X6508</text:p>
          </table:table-cell>
          <table:table-cell table:style-name="ce7" table:formula="of:=[.F1012]" office:value-type="string" office:string-value="Y-807.025">
            <text:p>Y-807.025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&quot;N&quot;&amp;[.A1012]" office:value-type="string" office:string-value="N1019">
            <text:p>N1019</text:p>
          </table:table-cell>
          <table:table-cell table:formula="of:=[.C1011]+[.$J$4]" office:value-type="float" office:value="6508">
            <text:p>6508</text:p>
          </table:table-cell>
          <table:table-cell table:formula="of:= &quot;X&quot;&amp; [.C1012]" office:value-type="string" office:string-value="X6508">
            <text:p>X6508</text:p>
          </table:table-cell>
          <table:table-cell table:formula="of:=[.E1011]+[.$J$5]" office:value-type="float" office:value="-807.025">
            <text:p>-807.025</text:p>
          </table:table-cell>
          <table:table-cell table:formula="of:=&quot;Y&quot; &amp; [.E1012]" office:value-type="string" office:string-value="Y-807.025">
            <text:p>Y-807.025</text:p>
          </table:table-cell>
          <table:table-cell table:number-columns-repeated="8"/>
          <table:table-cell table:style-name="ce7" table:formula="of:=[.B1013]" office:value-type="string" office:string-value="N1020">
            <text:p>N1020</text:p>
          </table:table-cell>
          <table:table-cell table:style-name="ce7" table:formula="of:=[.D1013]" office:value-type="string" office:string-value="X6512">
            <text:p>X6512</text:p>
          </table:table-cell>
          <table:table-cell table:style-name="ce7" table:formula="of:=[.F1013]" office:value-type="string" office:string-value="Y-809.9">
            <text:p>Y-809.9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&quot;N&quot;&amp;[.A1013]" office:value-type="string" office:string-value="N1020">
            <text:p>N1020</text:p>
          </table:table-cell>
          <table:table-cell table:formula="of:=[.C1012]+[.$J$4]" office:value-type="float" office:value="6512">
            <text:p>6512</text:p>
          </table:table-cell>
          <table:table-cell table:formula="of:= &quot;X&quot;&amp; [.C1013]" office:value-type="string" office:string-value="X6512">
            <text:p>X6512</text:p>
          </table:table-cell>
          <table:table-cell table:formula="of:=[.E1012]+[.$J$5]" office:value-type="float" office:value="-809.9">
            <text:p>-809.9</text:p>
          </table:table-cell>
          <table:table-cell table:formula="of:=&quot;Y&quot; &amp; [.E1013]" office:value-type="string" office:string-value="Y-809.9">
            <text:p>Y-809.9</text:p>
          </table:table-cell>
          <table:table-cell table:number-columns-repeated="8"/>
          <table:table-cell table:style-name="ce7" table:formula="of:=[.B1014]" office:value-type="string" office:string-value="N1021">
            <text:p>N1021</text:p>
          </table:table-cell>
          <table:table-cell table:style-name="ce7" table:formula="of:=[.D1014]" office:value-type="string" office:string-value="X6516">
            <text:p>X6516</text:p>
          </table:table-cell>
          <table:table-cell table:style-name="ce7" table:formula="of:=[.F1014]" office:value-type="string" office:string-value="Y-812.775">
            <text:p>Y-812.775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formula="of:=&quot;N&quot;&amp;[.A1014]" office:value-type="string" office:string-value="N1021">
            <text:p>N1021</text:p>
          </table:table-cell>
          <table:table-cell table:formula="of:=[.C1013]+[.$J$4]" office:value-type="float" office:value="6516">
            <text:p>6516</text:p>
          </table:table-cell>
          <table:table-cell table:formula="of:= &quot;X&quot;&amp; [.C1014]" office:value-type="string" office:string-value="X6516">
            <text:p>X6516</text:p>
          </table:table-cell>
          <table:table-cell table:formula="of:=[.E1013]+[.$J$5]" office:value-type="float" office:value="-812.775">
            <text:p>-812.775</text:p>
          </table:table-cell>
          <table:table-cell table:formula="of:=&quot;Y&quot; &amp; [.E1014]" office:value-type="string" office:string-value="Y-812.775">
            <text:p>Y-812.775</text:p>
          </table:table-cell>
          <table:table-cell table:number-columns-repeated="8"/>
          <table:table-cell table:style-name="ce7" table:formula="of:=[.B1015]" office:value-type="string" office:string-value="N1022">
            <text:p>N1022</text:p>
          </table:table-cell>
          <table:table-cell table:style-name="ce7" table:formula="of:=[.D1015]" office:value-type="string" office:string-value="X6520">
            <text:p>X6520</text:p>
          </table:table-cell>
          <table:table-cell table:style-name="ce7" table:formula="of:=[.F1015]" office:value-type="string" office:string-value="Y-815.65">
            <text:p>Y-815.65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formula="of:=&quot;N&quot;&amp;[.A1015]" office:value-type="string" office:string-value="N1022">
            <text:p>N1022</text:p>
          </table:table-cell>
          <table:table-cell table:formula="of:=[.C1014]+[.$J$4]" office:value-type="float" office:value="6520">
            <text:p>6520</text:p>
          </table:table-cell>
          <table:table-cell table:formula="of:= &quot;X&quot;&amp; [.C1015]" office:value-type="string" office:string-value="X6520">
            <text:p>X6520</text:p>
          </table:table-cell>
          <table:table-cell table:formula="of:=[.E1014]+[.$J$5]" office:value-type="float" office:value="-815.65">
            <text:p>-815.65</text:p>
          </table:table-cell>
          <table:table-cell table:formula="of:=&quot;Y&quot; &amp; [.E1015]" office:value-type="string" office:string-value="Y-815.65">
            <text:p>Y-815.65</text:p>
          </table:table-cell>
          <table:table-cell table:number-columns-repeated="8"/>
          <table:table-cell table:style-name="ce7" table:formula="of:=[.B1016]" office:value-type="string" office:string-value="N1023">
            <text:p>N1023</text:p>
          </table:table-cell>
          <table:table-cell table:style-name="ce7" table:formula="of:=[.D1016]" office:value-type="string" office:string-value="X6524">
            <text:p>X6524</text:p>
          </table:table-cell>
          <table:table-cell table:style-name="ce7" table:formula="of:=[.F1016]" office:value-type="string" office:string-value="Y-818.525">
            <text:p>Y-818.525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formula="of:=&quot;N&quot;&amp;[.A1016]" office:value-type="string" office:string-value="N1023">
            <text:p>N1023</text:p>
          </table:table-cell>
          <table:table-cell table:formula="of:=[.C1015]+[.$J$4]" office:value-type="float" office:value="6524">
            <text:p>6524</text:p>
          </table:table-cell>
          <table:table-cell table:formula="of:= &quot;X&quot;&amp; [.C1016]" office:value-type="string" office:string-value="X6524">
            <text:p>X6524</text:p>
          </table:table-cell>
          <table:table-cell table:formula="of:=[.E1015]+[.$J$5]" office:value-type="float" office:value="-818.525">
            <text:p>-818.525</text:p>
          </table:table-cell>
          <table:table-cell table:formula="of:=&quot;Y&quot; &amp; [.E1016]" office:value-type="string" office:string-value="Y-818.525">
            <text:p>Y-818.525</text:p>
          </table:table-cell>
          <table:table-cell table:number-columns-repeated="8"/>
          <table:table-cell table:style-name="ce7" table:formula="of:=[.B1017]" office:value-type="string" office:string-value="N1024">
            <text:p>N1024</text:p>
          </table:table-cell>
          <table:table-cell table:style-name="ce7" table:formula="of:=[.D1017]" office:value-type="string" office:string-value="X6528">
            <text:p>X6528</text:p>
          </table:table-cell>
          <table:table-cell table:style-name="ce7" table:formula="of:=[.F1017]" office:value-type="string" office:string-value="Y-821.4">
            <text:p>Y-821.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&quot;N&quot;&amp;[.A1017]" office:value-type="string" office:string-value="N1024">
            <text:p>N1024</text:p>
          </table:table-cell>
          <table:table-cell table:formula="of:=[.C1016]+[.$J$4]" office:value-type="float" office:value="6528">
            <text:p>6528</text:p>
          </table:table-cell>
          <table:table-cell table:formula="of:= &quot;X&quot;&amp; [.C1017]" office:value-type="string" office:string-value="X6528">
            <text:p>X6528</text:p>
          </table:table-cell>
          <table:table-cell table:formula="of:=[.E1016]+[.$J$5]" office:value-type="float" office:value="-821.4">
            <text:p>-821.4</text:p>
          </table:table-cell>
          <table:table-cell table:formula="of:=&quot;Y&quot; &amp; [.E1017]" office:value-type="string" office:string-value="Y-821.4">
            <text:p>Y-821.4</text:p>
          </table:table-cell>
          <table:table-cell table:number-columns-repeated="8"/>
          <table:table-cell table:style-name="ce7" table:formula="of:=[.B1018]" office:value-type="string" office:string-value="N1025">
            <text:p>N1025</text:p>
          </table:table-cell>
          <table:table-cell table:style-name="ce7" table:formula="of:=[.D1018]" office:value-type="string" office:string-value="X6532">
            <text:p>X6532</text:p>
          </table:table-cell>
          <table:table-cell table:style-name="ce7" table:formula="of:=[.F1018]" office:value-type="string" office:string-value="Y-824.275">
            <text:p>Y-824.275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formula="of:=&quot;N&quot;&amp;[.A1018]" office:value-type="string" office:string-value="N1025">
            <text:p>N1025</text:p>
          </table:table-cell>
          <table:table-cell table:formula="of:=[.C1017]+[.$J$4]" office:value-type="float" office:value="6532">
            <text:p>6532</text:p>
          </table:table-cell>
          <table:table-cell table:formula="of:= &quot;X&quot;&amp; [.C1018]" office:value-type="string" office:string-value="X6532">
            <text:p>X6532</text:p>
          </table:table-cell>
          <table:table-cell table:formula="of:=[.E1017]+[.$J$5]" office:value-type="float" office:value="-824.275">
            <text:p>-824.275</text:p>
          </table:table-cell>
          <table:table-cell table:formula="of:=&quot;Y&quot; &amp; [.E1018]" office:value-type="string" office:string-value="Y-824.275">
            <text:p>Y-824.275</text:p>
          </table:table-cell>
          <table:table-cell table:number-columns-repeated="8"/>
          <table:table-cell table:style-name="ce7" table:formula="of:=[.B1019]" office:value-type="string" office:string-value="N1026">
            <text:p>N1026</text:p>
          </table:table-cell>
          <table:table-cell table:style-name="ce7" table:formula="of:=[.D1019]" office:value-type="string" office:string-value="X6536">
            <text:p>X6536</text:p>
          </table:table-cell>
          <table:table-cell table:style-name="ce7" table:formula="of:=[.F1019]" office:value-type="string" office:string-value="Y-827.15">
            <text:p>Y-827.15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formula="of:=&quot;N&quot;&amp;[.A1019]" office:value-type="string" office:string-value="N1026">
            <text:p>N1026</text:p>
          </table:table-cell>
          <table:table-cell table:formula="of:=[.C1018]+[.$J$4]" office:value-type="float" office:value="6536">
            <text:p>6536</text:p>
          </table:table-cell>
          <table:table-cell table:formula="of:= &quot;X&quot;&amp; [.C1019]" office:value-type="string" office:string-value="X6536">
            <text:p>X6536</text:p>
          </table:table-cell>
          <table:table-cell table:formula="of:=[.E1018]+[.$J$5]" office:value-type="float" office:value="-827.15">
            <text:p>-827.15</text:p>
          </table:table-cell>
          <table:table-cell table:formula="of:=&quot;Y&quot; &amp; [.E1019]" office:value-type="string" office:string-value="Y-827.15">
            <text:p>Y-827.15</text:p>
          </table:table-cell>
          <table:table-cell table:number-columns-repeated="8"/>
          <table:table-cell table:style-name="ce7" table:formula="of:=[.B1020]" office:value-type="string" office:string-value="N1027">
            <text:p>N1027</text:p>
          </table:table-cell>
          <table:table-cell table:style-name="ce7" table:formula="of:=[.D1020]" office:value-type="string" office:string-value="X6540">
            <text:p>X6540</text:p>
          </table:table-cell>
          <table:table-cell table:style-name="ce7" table:formula="of:=[.F1020]" office:value-type="string" office:string-value="Y-830.025">
            <text:p>Y-830.025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formula="of:=&quot;N&quot;&amp;[.A1020]" office:value-type="string" office:string-value="N1027">
            <text:p>N1027</text:p>
          </table:table-cell>
          <table:table-cell table:formula="of:=[.C1019]+[.$J$4]" office:value-type="float" office:value="6540">
            <text:p>6540</text:p>
          </table:table-cell>
          <table:table-cell table:formula="of:= &quot;X&quot;&amp; [.C1020]" office:value-type="string" office:string-value="X6540">
            <text:p>X6540</text:p>
          </table:table-cell>
          <table:table-cell table:formula="of:=[.E1019]+[.$J$5]" office:value-type="float" office:value="-830.025">
            <text:p>-830.025</text:p>
          </table:table-cell>
          <table:table-cell table:formula="of:=&quot;Y&quot; &amp; [.E1020]" office:value-type="string" office:string-value="Y-830.025">
            <text:p>Y-830.025</text:p>
          </table:table-cell>
          <table:table-cell table:number-columns-repeated="8"/>
          <table:table-cell table:style-name="ce7" table:formula="of:=[.B1021]" office:value-type="string" office:string-value="N1028">
            <text:p>N1028</text:p>
          </table:table-cell>
          <table:table-cell table:style-name="ce7" table:formula="of:=[.D1021]" office:value-type="string" office:string-value="X6544">
            <text:p>X6544</text:p>
          </table:table-cell>
          <table:table-cell table:style-name="ce7" table:formula="of:=[.F1021]" office:value-type="string" office:string-value="Y-832.9">
            <text:p>Y-832.9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table:formula="of:=&quot;N&quot;&amp;[.A1021]" office:value-type="string" office:string-value="N1028">
            <text:p>N1028</text:p>
          </table:table-cell>
          <table:table-cell table:formula="of:=[.C1020]+[.$J$4]" office:value-type="float" office:value="6544">
            <text:p>6544</text:p>
          </table:table-cell>
          <table:table-cell table:formula="of:= &quot;X&quot;&amp; [.C1021]" office:value-type="string" office:string-value="X6544">
            <text:p>X6544</text:p>
          </table:table-cell>
          <table:table-cell table:formula="of:=[.E1020]+[.$J$5]" office:value-type="float" office:value="-832.9">
            <text:p>-832.9</text:p>
          </table:table-cell>
          <table:table-cell table:formula="of:=&quot;Y&quot; &amp; [.E1021]" office:value-type="string" office:string-value="Y-832.9">
            <text:p>Y-832.9</text:p>
          </table:table-cell>
          <table:table-cell table:number-columns-repeated="8"/>
          <table:table-cell table:style-name="ce7" table:formula="of:=[.B1022]" office:value-type="string" office:string-value="N1029">
            <text:p>N1029</text:p>
          </table:table-cell>
          <table:table-cell table:style-name="ce7" table:formula="of:=[.D1022]" office:value-type="string" office:string-value="X6548">
            <text:p>X6548</text:p>
          </table:table-cell>
          <table:table-cell table:style-name="ce7" table:formula="of:=[.F1022]" office:value-type="string" office:string-value="Y-835.775">
            <text:p>Y-835.775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formula="of:=&quot;N&quot;&amp;[.A1022]" office:value-type="string" office:string-value="N1029">
            <text:p>N1029</text:p>
          </table:table-cell>
          <table:table-cell table:formula="of:=[.C1021]+[.$J$4]" office:value-type="float" office:value="6548">
            <text:p>6548</text:p>
          </table:table-cell>
          <table:table-cell table:formula="of:= &quot;X&quot;&amp; [.C1022]" office:value-type="string" office:string-value="X6548">
            <text:p>X6548</text:p>
          </table:table-cell>
          <table:table-cell table:formula="of:=[.E1021]+[.$J$5]" office:value-type="float" office:value="-835.775">
            <text:p>-835.775</text:p>
          </table:table-cell>
          <table:table-cell table:formula="of:=&quot;Y&quot; &amp; [.E1022]" office:value-type="string" office:string-value="Y-835.775">
            <text:p>Y-835.775</text:p>
          </table:table-cell>
          <table:table-cell table:number-columns-repeated="8"/>
          <table:table-cell table:style-name="ce7" table:formula="of:=[.B1023]" office:value-type="string" office:string-value="N1030">
            <text:p>N1030</text:p>
          </table:table-cell>
          <table:table-cell table:style-name="ce7" table:formula="of:=[.D1023]" office:value-type="string" office:string-value="X6552">
            <text:p>X6552</text:p>
          </table:table-cell>
          <table:table-cell table:style-name="ce7" table:formula="of:=[.F1023]" office:value-type="string" office:string-value="Y-838.65">
            <text:p>Y-838.65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formula="of:=&quot;N&quot;&amp;[.A1023]" office:value-type="string" office:string-value="N1030">
            <text:p>N1030</text:p>
          </table:table-cell>
          <table:table-cell table:formula="of:=[.C1022]+[.$J$4]" office:value-type="float" office:value="6552">
            <text:p>6552</text:p>
          </table:table-cell>
          <table:table-cell table:formula="of:= &quot;X&quot;&amp; [.C1023]" office:value-type="string" office:string-value="X6552">
            <text:p>X6552</text:p>
          </table:table-cell>
          <table:table-cell table:formula="of:=[.E1022]+[.$J$5]" office:value-type="float" office:value="-838.65">
            <text:p>-838.65</text:p>
          </table:table-cell>
          <table:table-cell table:formula="of:=&quot;Y&quot; &amp; [.E1023]" office:value-type="string" office:string-value="Y-838.65">
            <text:p>Y-838.65</text:p>
          </table:table-cell>
          <table:table-cell table:number-columns-repeated="8"/>
          <table:table-cell table:style-name="ce7" table:formula="of:=[.B1024]" office:value-type="string" office:string-value="N1031">
            <text:p>N1031</text:p>
          </table:table-cell>
          <table:table-cell table:style-name="ce7" table:formula="of:=[.D1024]" office:value-type="string" office:string-value="X6556">
            <text:p>X6556</text:p>
          </table:table-cell>
          <table:table-cell table:style-name="ce7" table:formula="of:=[.F1024]" office:value-type="string" office:string-value="Y-841.525">
            <text:p>Y-841.525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table:formula="of:=&quot;N&quot;&amp;[.A1024]" office:value-type="string" office:string-value="N1031">
            <text:p>N1031</text:p>
          </table:table-cell>
          <table:table-cell table:formula="of:=[.C1023]+[.$J$4]" office:value-type="float" office:value="6556">
            <text:p>6556</text:p>
          </table:table-cell>
          <table:table-cell table:formula="of:= &quot;X&quot;&amp; [.C1024]" office:value-type="string" office:string-value="X6556">
            <text:p>X6556</text:p>
          </table:table-cell>
          <table:table-cell table:formula="of:=[.E1023]+[.$J$5]" office:value-type="float" office:value="-841.525">
            <text:p>-841.525</text:p>
          </table:table-cell>
          <table:table-cell table:formula="of:=&quot;Y&quot; &amp; [.E1024]" office:value-type="string" office:string-value="Y-841.525">
            <text:p>Y-841.525</text:p>
          </table:table-cell>
          <table:table-cell table:number-columns-repeated="8"/>
          <table:table-cell table:style-name="ce7" table:formula="of:=[.B1025]" office:value-type="string" office:string-value="N1032">
            <text:p>N1032</text:p>
          </table:table-cell>
          <table:table-cell table:style-name="ce7" table:formula="of:=[.D1025]" office:value-type="string" office:string-value="X6560">
            <text:p>X6560</text:p>
          </table:table-cell>
          <table:table-cell table:style-name="ce7" table:formula="of:=[.F1025]" office:value-type="string" office:string-value="Y-844.4">
            <text:p>Y-844.4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table:formula="of:=&quot;N&quot;&amp;[.A1025]" office:value-type="string" office:string-value="N1032">
            <text:p>N1032</text:p>
          </table:table-cell>
          <table:table-cell table:formula="of:=[.C1024]+[.$J$4]" office:value-type="float" office:value="6560">
            <text:p>6560</text:p>
          </table:table-cell>
          <table:table-cell table:formula="of:= &quot;X&quot;&amp; [.C1025]" office:value-type="string" office:string-value="X6560">
            <text:p>X6560</text:p>
          </table:table-cell>
          <table:table-cell table:formula="of:=[.E1024]+[.$J$5]" office:value-type="float" office:value="-844.4">
            <text:p>-844.4</text:p>
          </table:table-cell>
          <table:table-cell table:formula="of:=&quot;Y&quot; &amp; [.E1025]" office:value-type="string" office:string-value="Y-844.4">
            <text:p>Y-844.4</text:p>
          </table:table-cell>
          <table:table-cell table:number-columns-repeated="8"/>
          <table:table-cell table:style-name="ce7" table:formula="of:=[.B1026]" office:value-type="string" office:string-value="N1033">
            <text:p>N1033</text:p>
          </table:table-cell>
          <table:table-cell table:style-name="ce7" table:formula="of:=[.D1026]" office:value-type="string" office:string-value="X6564">
            <text:p>X6564</text:p>
          </table:table-cell>
          <table:table-cell table:style-name="ce7" table:formula="of:=[.F1026]" office:value-type="string" office:string-value="Y-847.275">
            <text:p>Y-847.275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formula="of:=&quot;N&quot;&amp;[.A1026]" office:value-type="string" office:string-value="N1033">
            <text:p>N1033</text:p>
          </table:table-cell>
          <table:table-cell table:formula="of:=[.C1025]+[.$J$4]" office:value-type="float" office:value="6564">
            <text:p>6564</text:p>
          </table:table-cell>
          <table:table-cell table:formula="of:= &quot;X&quot;&amp; [.C1026]" office:value-type="string" office:string-value="X6564">
            <text:p>X6564</text:p>
          </table:table-cell>
          <table:table-cell table:formula="of:=[.E1025]+[.$J$5]" office:value-type="float" office:value="-847.275">
            <text:p>-847.275</text:p>
          </table:table-cell>
          <table:table-cell table:formula="of:=&quot;Y&quot; &amp; [.E1026]" office:value-type="string" office:string-value="Y-847.275">
            <text:p>Y-847.275</text:p>
          </table:table-cell>
          <table:table-cell table:number-columns-repeated="8"/>
          <table:table-cell table:style-name="ce7" table:formula="of:=[.B1027]" office:value-type="string" office:string-value="N1034">
            <text:p>N1034</text:p>
          </table:table-cell>
          <table:table-cell table:style-name="ce7" table:formula="of:=[.D1027]" office:value-type="string" office:string-value="X6568">
            <text:p>X6568</text:p>
          </table:table-cell>
          <table:table-cell table:style-name="ce7" table:formula="of:=[.F1027]" office:value-type="string" office:string-value="Y-850.15">
            <text:p>Y-850.15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table:formula="of:=&quot;N&quot;&amp;[.A1027]" office:value-type="string" office:string-value="N1034">
            <text:p>N1034</text:p>
          </table:table-cell>
          <table:table-cell table:formula="of:=[.C1026]+[.$J$4]" office:value-type="float" office:value="6568">
            <text:p>6568</text:p>
          </table:table-cell>
          <table:table-cell table:formula="of:= &quot;X&quot;&amp; [.C1027]" office:value-type="string" office:string-value="X6568">
            <text:p>X6568</text:p>
          </table:table-cell>
          <table:table-cell table:formula="of:=[.E1026]+[.$J$5]" office:value-type="float" office:value="-850.15">
            <text:p>-850.15</text:p>
          </table:table-cell>
          <table:table-cell table:formula="of:=&quot;Y&quot; &amp; [.E1027]" office:value-type="string" office:string-value="Y-850.15">
            <text:p>Y-850.15</text:p>
          </table:table-cell>
          <table:table-cell table:number-columns-repeated="8"/>
          <table:table-cell table:style-name="ce7" table:formula="of:=[.B1028]" office:value-type="string" office:string-value="N1035">
            <text:p>N1035</text:p>
          </table:table-cell>
          <table:table-cell table:style-name="ce7" table:formula="of:=[.D1028]" office:value-type="string" office:string-value="X6572">
            <text:p>X6572</text:p>
          </table:table-cell>
          <table:table-cell table:style-name="ce7" table:formula="of:=[.F1028]" office:value-type="string" office:string-value="Y-853.025">
            <text:p>Y-853.025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formula="of:=&quot;N&quot;&amp;[.A1028]" office:value-type="string" office:string-value="N1035">
            <text:p>N1035</text:p>
          </table:table-cell>
          <table:table-cell table:formula="of:=[.C1027]+[.$J$4]" office:value-type="float" office:value="6572">
            <text:p>6572</text:p>
          </table:table-cell>
          <table:table-cell table:formula="of:= &quot;X&quot;&amp; [.C1028]" office:value-type="string" office:string-value="X6572">
            <text:p>X6572</text:p>
          </table:table-cell>
          <table:table-cell table:formula="of:=[.E1027]+[.$J$5]" office:value-type="float" office:value="-853.025">
            <text:p>-853.025</text:p>
          </table:table-cell>
          <table:table-cell table:formula="of:=&quot;Y&quot; &amp; [.E1028]" office:value-type="string" office:string-value="Y-853.025">
            <text:p>Y-853.025</text:p>
          </table:table-cell>
          <table:table-cell table:number-columns-repeated="8"/>
          <table:table-cell table:style-name="ce7" table:formula="of:=[.B1029]" office:value-type="string" office:string-value="N1036">
            <text:p>N1036</text:p>
          </table:table-cell>
          <table:table-cell table:style-name="ce7" table:formula="of:=[.D1029]" office:value-type="string" office:string-value="X6576">
            <text:p>X6576</text:p>
          </table:table-cell>
          <table:table-cell table:style-name="ce7" table:formula="of:=[.F1029]" office:value-type="string" office:string-value="Y-855.9">
            <text:p>Y-855.9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formula="of:=&quot;N&quot;&amp;[.A1029]" office:value-type="string" office:string-value="N1036">
            <text:p>N1036</text:p>
          </table:table-cell>
          <table:table-cell table:formula="of:=[.C1028]+[.$J$4]" office:value-type="float" office:value="6576">
            <text:p>6576</text:p>
          </table:table-cell>
          <table:table-cell table:formula="of:= &quot;X&quot;&amp; [.C1029]" office:value-type="string" office:string-value="X6576">
            <text:p>X6576</text:p>
          </table:table-cell>
          <table:table-cell table:formula="of:=[.E1028]+[.$J$5]" office:value-type="float" office:value="-855.9">
            <text:p>-855.9</text:p>
          </table:table-cell>
          <table:table-cell table:formula="of:=&quot;Y&quot; &amp; [.E1029]" office:value-type="string" office:string-value="Y-855.9">
            <text:p>Y-855.9</text:p>
          </table:table-cell>
          <table:table-cell table:number-columns-repeated="8"/>
          <table:table-cell table:style-name="ce7" table:formula="of:=[.B1030]" office:value-type="string" office:string-value="N1037">
            <text:p>N1037</text:p>
          </table:table-cell>
          <table:table-cell table:style-name="ce7" table:formula="of:=[.D1030]" office:value-type="string" office:string-value="X6580">
            <text:p>X6580</text:p>
          </table:table-cell>
          <table:table-cell table:style-name="ce7" table:formula="of:=[.F1030]" office:value-type="string" office:string-value="Y-858.775">
            <text:p>Y-858.775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table:formula="of:=&quot;N&quot;&amp;[.A1030]" office:value-type="string" office:string-value="N1037">
            <text:p>N1037</text:p>
          </table:table-cell>
          <table:table-cell table:formula="of:=[.C1029]+[.$J$4]" office:value-type="float" office:value="6580">
            <text:p>6580</text:p>
          </table:table-cell>
          <table:table-cell table:formula="of:= &quot;X&quot;&amp; [.C1030]" office:value-type="string" office:string-value="X6580">
            <text:p>X6580</text:p>
          </table:table-cell>
          <table:table-cell table:formula="of:=[.E1029]+[.$J$5]" office:value-type="float" office:value="-858.775">
            <text:p>-858.775</text:p>
          </table:table-cell>
          <table:table-cell table:formula="of:=&quot;Y&quot; &amp; [.E1030]" office:value-type="string" office:string-value="Y-858.775">
            <text:p>Y-858.775</text:p>
          </table:table-cell>
          <table:table-cell table:number-columns-repeated="8"/>
          <table:table-cell table:style-name="ce7" table:formula="of:=[.B1031]" office:value-type="string" office:string-value="N1038">
            <text:p>N1038</text:p>
          </table:table-cell>
          <table:table-cell table:style-name="ce7" table:formula="of:=[.D1031]" office:value-type="string" office:string-value="X6584">
            <text:p>X6584</text:p>
          </table:table-cell>
          <table:table-cell table:style-name="ce7" table:formula="of:=[.F1031]" office:value-type="string" office:string-value="Y-861.65">
            <text:p>Y-861.65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formula="of:=&quot;N&quot;&amp;[.A1031]" office:value-type="string" office:string-value="N1038">
            <text:p>N1038</text:p>
          </table:table-cell>
          <table:table-cell table:formula="of:=[.C1030]+[.$J$4]" office:value-type="float" office:value="6584">
            <text:p>6584</text:p>
          </table:table-cell>
          <table:table-cell table:formula="of:= &quot;X&quot;&amp; [.C1031]" office:value-type="string" office:string-value="X6584">
            <text:p>X6584</text:p>
          </table:table-cell>
          <table:table-cell table:formula="of:=[.E1030]+[.$J$5]" office:value-type="float" office:value="-861.65">
            <text:p>-861.65</text:p>
          </table:table-cell>
          <table:table-cell table:formula="of:=&quot;Y&quot; &amp; [.E1031]" office:value-type="string" office:string-value="Y-861.65">
            <text:p>Y-861.65</text:p>
          </table:table-cell>
          <table:table-cell table:number-columns-repeated="8"/>
          <table:table-cell table:style-name="ce7" table:formula="of:=[.B1032]" office:value-type="string" office:string-value="N1039">
            <text:p>N1039</text:p>
          </table:table-cell>
          <table:table-cell table:style-name="ce7" table:formula="of:=[.D1032]" office:value-type="string" office:string-value="X6588">
            <text:p>X6588</text:p>
          </table:table-cell>
          <table:table-cell table:style-name="ce7" table:formula="of:=[.F1032]" office:value-type="string" office:string-value="Y-864.525">
            <text:p>Y-864.525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formula="of:=&quot;N&quot;&amp;[.A1032]" office:value-type="string" office:string-value="N1039">
            <text:p>N1039</text:p>
          </table:table-cell>
          <table:table-cell table:formula="of:=[.C1031]+[.$J$4]" office:value-type="float" office:value="6588">
            <text:p>6588</text:p>
          </table:table-cell>
          <table:table-cell table:formula="of:= &quot;X&quot;&amp; [.C1032]" office:value-type="string" office:string-value="X6588">
            <text:p>X6588</text:p>
          </table:table-cell>
          <table:table-cell table:formula="of:=[.E1031]+[.$J$5]" office:value-type="float" office:value="-864.525">
            <text:p>-864.525</text:p>
          </table:table-cell>
          <table:table-cell table:formula="of:=&quot;Y&quot; &amp; [.E1032]" office:value-type="string" office:string-value="Y-864.525">
            <text:p>Y-864.525</text:p>
          </table:table-cell>
          <table:table-cell table:number-columns-repeated="8"/>
          <table:table-cell table:style-name="ce7" table:formula="of:=[.B1033]" office:value-type="string" office:string-value="N1040">
            <text:p>N1040</text:p>
          </table:table-cell>
          <table:table-cell table:style-name="ce7" table:formula="of:=[.D1033]" office:value-type="string" office:string-value="X6592">
            <text:p>X6592</text:p>
          </table:table-cell>
          <table:table-cell table:style-name="ce7" table:formula="of:=[.F1033]" office:value-type="string" office:string-value="Y-867.4">
            <text:p>Y-867.4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formula="of:=&quot;N&quot;&amp;[.A1033]" office:value-type="string" office:string-value="N1040">
            <text:p>N1040</text:p>
          </table:table-cell>
          <table:table-cell table:formula="of:=[.C1032]+[.$J$4]" office:value-type="float" office:value="6592">
            <text:p>6592</text:p>
          </table:table-cell>
          <table:table-cell table:formula="of:= &quot;X&quot;&amp; [.C1033]" office:value-type="string" office:string-value="X6592">
            <text:p>X6592</text:p>
          </table:table-cell>
          <table:table-cell table:formula="of:=[.E1032]+[.$J$5]" office:value-type="float" office:value="-867.4">
            <text:p>-867.4</text:p>
          </table:table-cell>
          <table:table-cell table:formula="of:=&quot;Y&quot; &amp; [.E1033]" office:value-type="string" office:string-value="Y-867.4">
            <text:p>Y-867.4</text:p>
          </table:table-cell>
          <table:table-cell table:number-columns-repeated="8"/>
          <table:table-cell table:style-name="ce7" table:formula="of:=[.B1034]" office:value-type="string" office:string-value="N1041">
            <text:p>N1041</text:p>
          </table:table-cell>
          <table:table-cell table:style-name="ce7" table:formula="of:=[.D1034]" office:value-type="string" office:string-value="X6596">
            <text:p>X6596</text:p>
          </table:table-cell>
          <table:table-cell table:style-name="ce7" table:formula="of:=[.F1034]" office:value-type="string" office:string-value="Y-870.275">
            <text:p>Y-870.275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formula="of:=&quot;N&quot;&amp;[.A1034]" office:value-type="string" office:string-value="N1041">
            <text:p>N1041</text:p>
          </table:table-cell>
          <table:table-cell table:formula="of:=[.C1033]+[.$J$4]" office:value-type="float" office:value="6596">
            <text:p>6596</text:p>
          </table:table-cell>
          <table:table-cell table:formula="of:= &quot;X&quot;&amp; [.C1034]" office:value-type="string" office:string-value="X6596">
            <text:p>X6596</text:p>
          </table:table-cell>
          <table:table-cell table:formula="of:=[.E1033]+[.$J$5]" office:value-type="float" office:value="-870.275">
            <text:p>-870.275</text:p>
          </table:table-cell>
          <table:table-cell table:formula="of:=&quot;Y&quot; &amp; [.E1034]" office:value-type="string" office:string-value="Y-870.275">
            <text:p>Y-870.275</text:p>
          </table:table-cell>
          <table:table-cell table:number-columns-repeated="8"/>
          <table:table-cell table:style-name="ce7" table:formula="of:=[.B1035]" office:value-type="string" office:string-value="N1042">
            <text:p>N1042</text:p>
          </table:table-cell>
          <table:table-cell table:style-name="ce7" table:formula="of:=[.D1035]" office:value-type="string" office:string-value="X6600">
            <text:p>X6600</text:p>
          </table:table-cell>
          <table:table-cell table:style-name="ce7" table:formula="of:=[.F1035]" office:value-type="string" office:string-value="Y-873.15">
            <text:p>Y-873.15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formula="of:=&quot;N&quot;&amp;[.A1035]" office:value-type="string" office:string-value="N1042">
            <text:p>N1042</text:p>
          </table:table-cell>
          <table:table-cell table:formula="of:=[.C1034]+[.$J$4]" office:value-type="float" office:value="6600">
            <text:p>6600</text:p>
          </table:table-cell>
          <table:table-cell table:formula="of:= &quot;X&quot;&amp; [.C1035]" office:value-type="string" office:string-value="X6600">
            <text:p>X6600</text:p>
          </table:table-cell>
          <table:table-cell table:formula="of:=[.E1034]+[.$J$5]" office:value-type="float" office:value="-873.15">
            <text:p>-873.15</text:p>
          </table:table-cell>
          <table:table-cell table:formula="of:=&quot;Y&quot; &amp; [.E1035]" office:value-type="string" office:string-value="Y-873.15">
            <text:p>Y-873.15</text:p>
          </table:table-cell>
          <table:table-cell table:number-columns-repeated="8"/>
          <table:table-cell table:style-name="ce7" table:formula="of:=[.B1036]" office:value-type="string" office:string-value="N1043">
            <text:p>N1043</text:p>
          </table:table-cell>
          <table:table-cell table:style-name="ce7" table:formula="of:=[.D1036]" office:value-type="string" office:string-value="X6604">
            <text:p>X6604</text:p>
          </table:table-cell>
          <table:table-cell table:style-name="ce7" table:formula="of:=[.F1036]" office:value-type="string" office:string-value="Y-876.025">
            <text:p>Y-876.025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formula="of:=&quot;N&quot;&amp;[.A1036]" office:value-type="string" office:string-value="N1043">
            <text:p>N1043</text:p>
          </table:table-cell>
          <table:table-cell table:formula="of:=[.C1035]+[.$J$4]" office:value-type="float" office:value="6604">
            <text:p>6604</text:p>
          </table:table-cell>
          <table:table-cell table:formula="of:= &quot;X&quot;&amp; [.C1036]" office:value-type="string" office:string-value="X6604">
            <text:p>X6604</text:p>
          </table:table-cell>
          <table:table-cell table:formula="of:=[.E1035]+[.$J$5]" office:value-type="float" office:value="-876.025">
            <text:p>-876.025</text:p>
          </table:table-cell>
          <table:table-cell table:formula="of:=&quot;Y&quot; &amp; [.E1036]" office:value-type="string" office:string-value="Y-876.025">
            <text:p>Y-876.025</text:p>
          </table:table-cell>
          <table:table-cell table:number-columns-repeated="8"/>
          <table:table-cell table:style-name="ce7" table:formula="of:=[.B1037]" office:value-type="string" office:string-value="N1044">
            <text:p>N1044</text:p>
          </table:table-cell>
          <table:table-cell table:style-name="ce7" table:formula="of:=[.D1037]" office:value-type="string" office:string-value="X6608">
            <text:p>X6608</text:p>
          </table:table-cell>
          <table:table-cell table:style-name="ce7" table:formula="of:=[.F1037]" office:value-type="string" office:string-value="Y-878.9">
            <text:p>Y-878.9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table:formula="of:=&quot;N&quot;&amp;[.A1037]" office:value-type="string" office:string-value="N1044">
            <text:p>N1044</text:p>
          </table:table-cell>
          <table:table-cell table:formula="of:=[.C1036]+[.$J$4]" office:value-type="float" office:value="6608">
            <text:p>6608</text:p>
          </table:table-cell>
          <table:table-cell table:formula="of:= &quot;X&quot;&amp; [.C1037]" office:value-type="string" office:string-value="X6608">
            <text:p>X6608</text:p>
          </table:table-cell>
          <table:table-cell table:formula="of:=[.E1036]+[.$J$5]" office:value-type="float" office:value="-878.9">
            <text:p>-878.9</text:p>
          </table:table-cell>
          <table:table-cell table:formula="of:=&quot;Y&quot; &amp; [.E1037]" office:value-type="string" office:string-value="Y-878.9">
            <text:p>Y-878.9</text:p>
          </table:table-cell>
          <table:table-cell table:number-columns-repeated="8"/>
          <table:table-cell table:style-name="ce7" table:formula="of:=[.B1038]" office:value-type="string" office:string-value="N1045">
            <text:p>N1045</text:p>
          </table:table-cell>
          <table:table-cell table:style-name="ce7" table:formula="of:=[.D1038]" office:value-type="string" office:string-value="X6612">
            <text:p>X6612</text:p>
          </table:table-cell>
          <table:table-cell table:style-name="ce7" table:formula="of:=[.F1038]" office:value-type="string" office:string-value="Y-881.775">
            <text:p>Y-881.775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formula="of:=&quot;N&quot;&amp;[.A1038]" office:value-type="string" office:string-value="N1045">
            <text:p>N1045</text:p>
          </table:table-cell>
          <table:table-cell table:formula="of:=[.C1037]+[.$J$4]" office:value-type="float" office:value="6612">
            <text:p>6612</text:p>
          </table:table-cell>
          <table:table-cell table:formula="of:= &quot;X&quot;&amp; [.C1038]" office:value-type="string" office:string-value="X6612">
            <text:p>X6612</text:p>
          </table:table-cell>
          <table:table-cell table:formula="of:=[.E1037]+[.$J$5]" office:value-type="float" office:value="-881.775">
            <text:p>-881.775</text:p>
          </table:table-cell>
          <table:table-cell table:formula="of:=&quot;Y&quot; &amp; [.E1038]" office:value-type="string" office:string-value="Y-881.775">
            <text:p>Y-881.775</text:p>
          </table:table-cell>
          <table:table-cell table:number-columns-repeated="8"/>
          <table:table-cell table:style-name="ce7" table:formula="of:=[.B1039]" office:value-type="string" office:string-value="N1046">
            <text:p>N1046</text:p>
          </table:table-cell>
          <table:table-cell table:style-name="ce7" table:formula="of:=[.D1039]" office:value-type="string" office:string-value="X6616">
            <text:p>X6616</text:p>
          </table:table-cell>
          <table:table-cell table:style-name="ce7" table:formula="of:=[.F1039]" office:value-type="string" office:string-value="Y-884.65">
            <text:p>Y-884.65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table:formula="of:=&quot;N&quot;&amp;[.A1039]" office:value-type="string" office:string-value="N1046">
            <text:p>N1046</text:p>
          </table:table-cell>
          <table:table-cell table:formula="of:=[.C1038]+[.$J$4]" office:value-type="float" office:value="6616">
            <text:p>6616</text:p>
          </table:table-cell>
          <table:table-cell table:formula="of:= &quot;X&quot;&amp; [.C1039]" office:value-type="string" office:string-value="X6616">
            <text:p>X6616</text:p>
          </table:table-cell>
          <table:table-cell table:formula="of:=[.E1038]+[.$J$5]" office:value-type="float" office:value="-884.65">
            <text:p>-884.65</text:p>
          </table:table-cell>
          <table:table-cell table:formula="of:=&quot;Y&quot; &amp; [.E1039]" office:value-type="string" office:string-value="Y-884.65">
            <text:p>Y-884.65</text:p>
          </table:table-cell>
          <table:table-cell table:number-columns-repeated="8"/>
          <table:table-cell table:style-name="ce7" table:formula="of:=[.B1040]" office:value-type="string" office:string-value="N1047">
            <text:p>N1047</text:p>
          </table:table-cell>
          <table:table-cell table:style-name="ce7" table:formula="of:=[.D1040]" office:value-type="string" office:string-value="X6620">
            <text:p>X6620</text:p>
          </table:table-cell>
          <table:table-cell table:style-name="ce7" table:formula="of:=[.F1040]" office:value-type="string" office:string-value="Y-887.525">
            <text:p>Y-887.525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formula="of:=&quot;N&quot;&amp;[.A1040]" office:value-type="string" office:string-value="N1047">
            <text:p>N1047</text:p>
          </table:table-cell>
          <table:table-cell table:formula="of:=[.C1039]+[.$J$4]" office:value-type="float" office:value="6620">
            <text:p>6620</text:p>
          </table:table-cell>
          <table:table-cell table:formula="of:= &quot;X&quot;&amp; [.C1040]" office:value-type="string" office:string-value="X6620">
            <text:p>X6620</text:p>
          </table:table-cell>
          <table:table-cell table:formula="of:=[.E1039]+[.$J$5]" office:value-type="float" office:value="-887.525">
            <text:p>-887.525</text:p>
          </table:table-cell>
          <table:table-cell table:formula="of:=&quot;Y&quot; &amp; [.E1040]" office:value-type="string" office:string-value="Y-887.525">
            <text:p>Y-887.525</text:p>
          </table:table-cell>
          <table:table-cell table:number-columns-repeated="8"/>
          <table:table-cell table:style-name="ce7" table:formula="of:=[.B1041]" office:value-type="string" office:string-value="N1048">
            <text:p>N1048</text:p>
          </table:table-cell>
          <table:table-cell table:style-name="ce7" table:formula="of:=[.D1041]" office:value-type="string" office:string-value="X6624">
            <text:p>X6624</text:p>
          </table:table-cell>
          <table:table-cell table:style-name="ce7" table:formula="of:=[.F1041]" office:value-type="string" office:string-value="Y-890.4">
            <text:p>Y-890.4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formula="of:=&quot;N&quot;&amp;[.A1041]" office:value-type="string" office:string-value="N1048">
            <text:p>N1048</text:p>
          </table:table-cell>
          <table:table-cell table:formula="of:=[.C1040]+[.$J$4]" office:value-type="float" office:value="6624">
            <text:p>6624</text:p>
          </table:table-cell>
          <table:table-cell table:formula="of:= &quot;X&quot;&amp; [.C1041]" office:value-type="string" office:string-value="X6624">
            <text:p>X6624</text:p>
          </table:table-cell>
          <table:table-cell table:formula="of:=[.E1040]+[.$J$5]" office:value-type="float" office:value="-890.4">
            <text:p>-890.4</text:p>
          </table:table-cell>
          <table:table-cell table:formula="of:=&quot;Y&quot; &amp; [.E1041]" office:value-type="string" office:string-value="Y-890.4">
            <text:p>Y-890.4</text:p>
          </table:table-cell>
          <table:table-cell table:number-columns-repeated="8"/>
          <table:table-cell table:style-name="ce7" table:formula="of:=[.B1042]" office:value-type="string" office:string-value="N1049">
            <text:p>N1049</text:p>
          </table:table-cell>
          <table:table-cell table:style-name="ce7" table:formula="of:=[.D1042]" office:value-type="string" office:string-value="X6628">
            <text:p>X6628</text:p>
          </table:table-cell>
          <table:table-cell table:style-name="ce7" table:formula="of:=[.F1042]" office:value-type="string" office:string-value="Y-893.275">
            <text:p>Y-893.275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table:formula="of:=&quot;N&quot;&amp;[.A1042]" office:value-type="string" office:string-value="N1049">
            <text:p>N1049</text:p>
          </table:table-cell>
          <table:table-cell table:formula="of:=[.C1041]+[.$J$4]" office:value-type="float" office:value="6628">
            <text:p>6628</text:p>
          </table:table-cell>
          <table:table-cell table:formula="of:= &quot;X&quot;&amp; [.C1042]" office:value-type="string" office:string-value="X6628">
            <text:p>X6628</text:p>
          </table:table-cell>
          <table:table-cell table:formula="of:=[.E1041]+[.$J$5]" office:value-type="float" office:value="-893.275">
            <text:p>-893.275</text:p>
          </table:table-cell>
          <table:table-cell table:formula="of:=&quot;Y&quot; &amp; [.E1042]" office:value-type="string" office:string-value="Y-893.275">
            <text:p>Y-893.275</text:p>
          </table:table-cell>
          <table:table-cell table:number-columns-repeated="8"/>
          <table:table-cell table:style-name="ce7" table:formula="of:=[.B1043]" office:value-type="string" office:string-value="N1050">
            <text:p>N1050</text:p>
          </table:table-cell>
          <table:table-cell table:style-name="ce7" table:formula="of:=[.D1043]" office:value-type="string" office:string-value="X6632">
            <text:p>X6632</text:p>
          </table:table-cell>
          <table:table-cell table:style-name="ce7" table:formula="of:=[.F1043]" office:value-type="string" office:string-value="Y-896.15">
            <text:p>Y-896.15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formula="of:=&quot;N&quot;&amp;[.A1043]" office:value-type="string" office:string-value="N1050">
            <text:p>N1050</text:p>
          </table:table-cell>
          <table:table-cell table:formula="of:=[.C1042]+[.$J$4]" office:value-type="float" office:value="6632">
            <text:p>6632</text:p>
          </table:table-cell>
          <table:table-cell table:formula="of:= &quot;X&quot;&amp; [.C1043]" office:value-type="string" office:string-value="X6632">
            <text:p>X6632</text:p>
          </table:table-cell>
          <table:table-cell table:formula="of:=[.E1042]+[.$J$5]" office:value-type="float" office:value="-896.15">
            <text:p>-896.15</text:p>
          </table:table-cell>
          <table:table-cell table:formula="of:=&quot;Y&quot; &amp; [.E1043]" office:value-type="string" office:string-value="Y-896.15">
            <text:p>Y-896.15</text:p>
          </table:table-cell>
          <table:table-cell table:number-columns-repeated="8"/>
          <table:table-cell table:style-name="ce7" table:formula="of:=[.B1044]" office:value-type="string" office:string-value="N1051">
            <text:p>N1051</text:p>
          </table:table-cell>
          <table:table-cell table:style-name="ce7" table:formula="of:=[.D1044]" office:value-type="string" office:string-value="X6636">
            <text:p>X6636</text:p>
          </table:table-cell>
          <table:table-cell table:style-name="ce7" table:formula="of:=[.F1044]" office:value-type="string" office:string-value="Y-899.025">
            <text:p>Y-899.025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formula="of:=&quot;N&quot;&amp;[.A1044]" office:value-type="string" office:string-value="N1051">
            <text:p>N1051</text:p>
          </table:table-cell>
          <table:table-cell table:formula="of:=[.C1043]+[.$J$4]" office:value-type="float" office:value="6636">
            <text:p>6636</text:p>
          </table:table-cell>
          <table:table-cell table:formula="of:= &quot;X&quot;&amp; [.C1044]" office:value-type="string" office:string-value="X6636">
            <text:p>X6636</text:p>
          </table:table-cell>
          <table:table-cell table:formula="of:=[.E1043]+[.$J$5]" office:value-type="float" office:value="-899.025">
            <text:p>-899.025</text:p>
          </table:table-cell>
          <table:table-cell table:formula="of:=&quot;Y&quot; &amp; [.E1044]" office:value-type="string" office:string-value="Y-899.025">
            <text:p>Y-899.025</text:p>
          </table:table-cell>
          <table:table-cell table:number-columns-repeated="8"/>
          <table:table-cell table:style-name="ce7" table:formula="of:=[.B1045]" office:value-type="string" office:string-value="N1052">
            <text:p>N1052</text:p>
          </table:table-cell>
          <table:table-cell table:style-name="ce7" table:formula="of:=[.D1045]" office:value-type="string" office:string-value="X6640">
            <text:p>X6640</text:p>
          </table:table-cell>
          <table:table-cell table:style-name="ce7" table:formula="of:=[.F1045]" office:value-type="string" office:string-value="Y-901.9">
            <text:p>Y-901.9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formula="of:=&quot;N&quot;&amp;[.A1045]" office:value-type="string" office:string-value="N1052">
            <text:p>N1052</text:p>
          </table:table-cell>
          <table:table-cell table:formula="of:=[.C1044]+[.$J$4]" office:value-type="float" office:value="6640">
            <text:p>6640</text:p>
          </table:table-cell>
          <table:table-cell table:formula="of:= &quot;X&quot;&amp; [.C1045]" office:value-type="string" office:string-value="X6640">
            <text:p>X6640</text:p>
          </table:table-cell>
          <table:table-cell table:formula="of:=[.E1044]+[.$J$5]" office:value-type="float" office:value="-901.9">
            <text:p>-901.9</text:p>
          </table:table-cell>
          <table:table-cell table:formula="of:=&quot;Y&quot; &amp; [.E1045]" office:value-type="string" office:string-value="Y-901.9">
            <text:p>Y-901.9</text:p>
          </table:table-cell>
          <table:table-cell table:number-columns-repeated="8"/>
          <table:table-cell table:style-name="ce7" table:formula="of:=[.B1046]" office:value-type="string" office:string-value="N1053">
            <text:p>N1053</text:p>
          </table:table-cell>
          <table:table-cell table:style-name="ce7" table:formula="of:=[.D1046]" office:value-type="string" office:string-value="X6644">
            <text:p>X6644</text:p>
          </table:table-cell>
          <table:table-cell table:style-name="ce7" table:formula="of:=[.F1046]" office:value-type="string" office:string-value="Y-904.775">
            <text:p>Y-904.775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table:formula="of:=&quot;N&quot;&amp;[.A1046]" office:value-type="string" office:string-value="N1053">
            <text:p>N1053</text:p>
          </table:table-cell>
          <table:table-cell table:formula="of:=[.C1045]+[.$J$4]" office:value-type="float" office:value="6644">
            <text:p>6644</text:p>
          </table:table-cell>
          <table:table-cell table:formula="of:= &quot;X&quot;&amp; [.C1046]" office:value-type="string" office:string-value="X6644">
            <text:p>X6644</text:p>
          </table:table-cell>
          <table:table-cell table:formula="of:=[.E1045]+[.$J$5]" office:value-type="float" office:value="-904.775">
            <text:p>-904.775</text:p>
          </table:table-cell>
          <table:table-cell table:formula="of:=&quot;Y&quot; &amp; [.E1046]" office:value-type="string" office:string-value="Y-904.775">
            <text:p>Y-904.775</text:p>
          </table:table-cell>
          <table:table-cell table:number-columns-repeated="8"/>
          <table:table-cell table:style-name="ce7" table:formula="of:=[.B1047]" office:value-type="string" office:string-value="N1054">
            <text:p>N1054</text:p>
          </table:table-cell>
          <table:table-cell table:style-name="ce7" table:formula="of:=[.D1047]" office:value-type="string" office:string-value="X6648">
            <text:p>X6648</text:p>
          </table:table-cell>
          <table:table-cell table:style-name="ce7" table:formula="of:=[.F1047]" office:value-type="string" office:string-value="Y-907.65">
            <text:p>Y-907.65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formula="of:=&quot;N&quot;&amp;[.A1047]" office:value-type="string" office:string-value="N1054">
            <text:p>N1054</text:p>
          </table:table-cell>
          <table:table-cell table:formula="of:=[.C1046]+[.$J$4]" office:value-type="float" office:value="6648">
            <text:p>6648</text:p>
          </table:table-cell>
          <table:table-cell table:formula="of:= &quot;X&quot;&amp; [.C1047]" office:value-type="string" office:string-value="X6648">
            <text:p>X6648</text:p>
          </table:table-cell>
          <table:table-cell table:formula="of:=[.E1046]+[.$J$5]" office:value-type="float" office:value="-907.65">
            <text:p>-907.65</text:p>
          </table:table-cell>
          <table:table-cell table:formula="of:=&quot;Y&quot; &amp; [.E1047]" office:value-type="string" office:string-value="Y-907.65">
            <text:p>Y-907.65</text:p>
          </table:table-cell>
          <table:table-cell table:number-columns-repeated="8"/>
          <table:table-cell table:style-name="ce7" table:formula="of:=[.B1048]" office:value-type="string" office:string-value="N1055">
            <text:p>N1055</text:p>
          </table:table-cell>
          <table:table-cell table:style-name="ce7" table:formula="of:=[.D1048]" office:value-type="string" office:string-value="X6652">
            <text:p>X6652</text:p>
          </table:table-cell>
          <table:table-cell table:style-name="ce7" table:formula="of:=[.F1048]" office:value-type="string" office:string-value="Y-910.525">
            <text:p>Y-910.525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&quot;N&quot;&amp;[.A1048]" office:value-type="string" office:string-value="N1055">
            <text:p>N1055</text:p>
          </table:table-cell>
          <table:table-cell table:formula="of:=[.C1047]+[.$J$4]" office:value-type="float" office:value="6652">
            <text:p>6652</text:p>
          </table:table-cell>
          <table:table-cell table:formula="of:= &quot;X&quot;&amp; [.C1048]" office:value-type="string" office:string-value="X6652">
            <text:p>X6652</text:p>
          </table:table-cell>
          <table:table-cell table:formula="of:=[.E1047]+[.$J$5]" office:value-type="float" office:value="-910.525">
            <text:p>-910.525</text:p>
          </table:table-cell>
          <table:table-cell table:formula="of:=&quot;Y&quot; &amp; [.E1048]" office:value-type="string" office:string-value="Y-910.525">
            <text:p>Y-910.525</text:p>
          </table:table-cell>
          <table:table-cell table:number-columns-repeated="8"/>
          <table:table-cell table:style-name="ce7" table:formula="of:=[.B1049]" office:value-type="string" office:string-value="N1056">
            <text:p>N1056</text:p>
          </table:table-cell>
          <table:table-cell table:style-name="ce7" table:formula="of:=[.D1049]" office:value-type="string" office:string-value="X6656">
            <text:p>X6656</text:p>
          </table:table-cell>
          <table:table-cell table:style-name="ce7" table:formula="of:=[.F1049]" office:value-type="string" office:string-value="Y-913.4">
            <text:p>Y-913.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formula="of:=&quot;N&quot;&amp;[.A1049]" office:value-type="string" office:string-value="N1056">
            <text:p>N1056</text:p>
          </table:table-cell>
          <table:table-cell table:formula="of:=[.C1048]+[.$J$4]" office:value-type="float" office:value="6656">
            <text:p>6656</text:p>
          </table:table-cell>
          <table:table-cell table:formula="of:= &quot;X&quot;&amp; [.C1049]" office:value-type="string" office:string-value="X6656">
            <text:p>X6656</text:p>
          </table:table-cell>
          <table:table-cell table:formula="of:=[.E1048]+[.$J$5]" office:value-type="float" office:value="-913.4">
            <text:p>-913.4</text:p>
          </table:table-cell>
          <table:table-cell table:formula="of:=&quot;Y&quot; &amp; [.E1049]" office:value-type="string" office:string-value="Y-913.4">
            <text:p>Y-913.4</text:p>
          </table:table-cell>
          <table:table-cell table:number-columns-repeated="8"/>
          <table:table-cell table:style-name="ce7" table:formula="of:=[.B1050]" office:value-type="string" office:string-value="N1057">
            <text:p>N1057</text:p>
          </table:table-cell>
          <table:table-cell table:style-name="ce7" table:formula="of:=[.D1050]" office:value-type="string" office:string-value="X6660">
            <text:p>X6660</text:p>
          </table:table-cell>
          <table:table-cell table:style-name="ce7" table:formula="of:=[.F1050]" office:value-type="string" office:string-value="Y-916.275">
            <text:p>Y-916.275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table:formula="of:=&quot;N&quot;&amp;[.A1050]" office:value-type="string" office:string-value="N1057">
            <text:p>N1057</text:p>
          </table:table-cell>
          <table:table-cell table:formula="of:=[.C1049]+[.$J$4]" office:value-type="float" office:value="6660">
            <text:p>6660</text:p>
          </table:table-cell>
          <table:table-cell table:formula="of:= &quot;X&quot;&amp; [.C1050]" office:value-type="string" office:string-value="X6660">
            <text:p>X6660</text:p>
          </table:table-cell>
          <table:table-cell table:formula="of:=[.E1049]+[.$J$5]" office:value-type="float" office:value="-916.275">
            <text:p>-916.275</text:p>
          </table:table-cell>
          <table:table-cell table:formula="of:=&quot;Y&quot; &amp; [.E1050]" office:value-type="string" office:string-value="Y-916.275">
            <text:p>Y-916.275</text:p>
          </table:table-cell>
          <table:table-cell table:number-columns-repeated="8"/>
          <table:table-cell table:style-name="ce7" table:formula="of:=[.B1051]" office:value-type="string" office:string-value="N1058">
            <text:p>N1058</text:p>
          </table:table-cell>
          <table:table-cell table:style-name="ce7" table:formula="of:=[.D1051]" office:value-type="string" office:string-value="X6664">
            <text:p>X6664</text:p>
          </table:table-cell>
          <table:table-cell table:style-name="ce7" table:formula="of:=[.F1051]" office:value-type="string" office:string-value="Y-919.15">
            <text:p>Y-919.15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formula="of:=&quot;N&quot;&amp;[.A1051]" office:value-type="string" office:string-value="N1058">
            <text:p>N1058</text:p>
          </table:table-cell>
          <table:table-cell table:formula="of:=[.C1050]+[.$J$4]" office:value-type="float" office:value="6664">
            <text:p>6664</text:p>
          </table:table-cell>
          <table:table-cell table:formula="of:= &quot;X&quot;&amp; [.C1051]" office:value-type="string" office:string-value="X6664">
            <text:p>X6664</text:p>
          </table:table-cell>
          <table:table-cell table:formula="of:=[.E1050]+[.$J$5]" office:value-type="float" office:value="-919.15">
            <text:p>-919.15</text:p>
          </table:table-cell>
          <table:table-cell table:formula="of:=&quot;Y&quot; &amp; [.E1051]" office:value-type="string" office:string-value="Y-919.15">
            <text:p>Y-919.15</text:p>
          </table:table-cell>
          <table:table-cell table:number-columns-repeated="8"/>
          <table:table-cell table:style-name="ce7" table:formula="of:=[.B1052]" office:value-type="string" office:string-value="N1059">
            <text:p>N1059</text:p>
          </table:table-cell>
          <table:table-cell table:style-name="ce7" table:formula="of:=[.D1052]" office:value-type="string" office:string-value="X6668">
            <text:p>X6668</text:p>
          </table:table-cell>
          <table:table-cell table:style-name="ce7" table:formula="of:=[.F1052]" office:value-type="string" office:string-value="Y-922.025">
            <text:p>Y-922.025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table:formula="of:=&quot;N&quot;&amp;[.A1052]" office:value-type="string" office:string-value="N1059">
            <text:p>N1059</text:p>
          </table:table-cell>
          <table:table-cell table:formula="of:=[.C1051]+[.$J$4]" office:value-type="float" office:value="6668">
            <text:p>6668</text:p>
          </table:table-cell>
          <table:table-cell table:formula="of:= &quot;X&quot;&amp; [.C1052]" office:value-type="string" office:string-value="X6668">
            <text:p>X6668</text:p>
          </table:table-cell>
          <table:table-cell table:formula="of:=[.E1051]+[.$J$5]" office:value-type="float" office:value="-922.025">
            <text:p>-922.025</text:p>
          </table:table-cell>
          <table:table-cell table:formula="of:=&quot;Y&quot; &amp; [.E1052]" office:value-type="string" office:string-value="Y-922.025">
            <text:p>Y-922.025</text:p>
          </table:table-cell>
          <table:table-cell table:number-columns-repeated="8"/>
          <table:table-cell table:style-name="ce7" table:formula="of:=[.B1053]" office:value-type="string" office:string-value="N1060">
            <text:p>N1060</text:p>
          </table:table-cell>
          <table:table-cell table:style-name="ce7" table:formula="of:=[.D1053]" office:value-type="string" office:string-value="X6672">
            <text:p>X6672</text:p>
          </table:table-cell>
          <table:table-cell table:style-name="ce7" table:formula="of:=[.F1053]" office:value-type="string" office:string-value="Y-924.9">
            <text:p>Y-924.9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formula="of:=&quot;N&quot;&amp;[.A1053]" office:value-type="string" office:string-value="N1060">
            <text:p>N1060</text:p>
          </table:table-cell>
          <table:table-cell table:formula="of:=[.C1052]+[.$J$4]" office:value-type="float" office:value="6672">
            <text:p>6672</text:p>
          </table:table-cell>
          <table:table-cell table:formula="of:= &quot;X&quot;&amp; [.C1053]" office:value-type="string" office:string-value="X6672">
            <text:p>X6672</text:p>
          </table:table-cell>
          <table:table-cell table:formula="of:=[.E1052]+[.$J$5]" office:value-type="float" office:value="-924.9">
            <text:p>-924.9</text:p>
          </table:table-cell>
          <table:table-cell table:formula="of:=&quot;Y&quot; &amp; [.E1053]" office:value-type="string" office:string-value="Y-924.9">
            <text:p>Y-924.9</text:p>
          </table:table-cell>
          <table:table-cell table:number-columns-repeated="8"/>
          <table:table-cell table:style-name="ce7" table:formula="of:=[.B1054]" office:value-type="string" office:string-value="N1061">
            <text:p>N1061</text:p>
          </table:table-cell>
          <table:table-cell table:style-name="ce7" table:formula="of:=[.D1054]" office:value-type="string" office:string-value="X6676">
            <text:p>X6676</text:p>
          </table:table-cell>
          <table:table-cell table:style-name="ce7" table:formula="of:=[.F1054]" office:value-type="string" office:string-value="Y-927.775">
            <text:p>Y-927.775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formula="of:=&quot;N&quot;&amp;[.A1054]" office:value-type="string" office:string-value="N1061">
            <text:p>N1061</text:p>
          </table:table-cell>
          <table:table-cell table:formula="of:=[.C1053]+[.$J$4]" office:value-type="float" office:value="6676">
            <text:p>6676</text:p>
          </table:table-cell>
          <table:table-cell table:formula="of:= &quot;X&quot;&amp; [.C1054]" office:value-type="string" office:string-value="X6676">
            <text:p>X6676</text:p>
          </table:table-cell>
          <table:table-cell table:formula="of:=[.E1053]+[.$J$5]" office:value-type="float" office:value="-927.775">
            <text:p>-927.775</text:p>
          </table:table-cell>
          <table:table-cell table:formula="of:=&quot;Y&quot; &amp; [.E1054]" office:value-type="string" office:string-value="Y-927.775">
            <text:p>Y-927.775</text:p>
          </table:table-cell>
          <table:table-cell table:number-columns-repeated="8"/>
          <table:table-cell table:style-name="ce7" table:formula="of:=[.B1055]" office:value-type="string" office:string-value="N1062">
            <text:p>N1062</text:p>
          </table:table-cell>
          <table:table-cell table:style-name="ce7" table:formula="of:=[.D1055]" office:value-type="string" office:string-value="X6680">
            <text:p>X6680</text:p>
          </table:table-cell>
          <table:table-cell table:style-name="ce7" table:formula="of:=[.F1055]" office:value-type="string" office:string-value="Y-930.65">
            <text:p>Y-930.65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table:formula="of:=&quot;N&quot;&amp;[.A1055]" office:value-type="string" office:string-value="N1062">
            <text:p>N1062</text:p>
          </table:table-cell>
          <table:table-cell table:formula="of:=[.C1054]+[.$J$4]" office:value-type="float" office:value="6680">
            <text:p>6680</text:p>
          </table:table-cell>
          <table:table-cell table:formula="of:= &quot;X&quot;&amp; [.C1055]" office:value-type="string" office:string-value="X6680">
            <text:p>X6680</text:p>
          </table:table-cell>
          <table:table-cell table:formula="of:=[.E1054]+[.$J$5]" office:value-type="float" office:value="-930.65">
            <text:p>-930.65</text:p>
          </table:table-cell>
          <table:table-cell table:formula="of:=&quot;Y&quot; &amp; [.E1055]" office:value-type="string" office:string-value="Y-930.65">
            <text:p>Y-930.65</text:p>
          </table:table-cell>
          <table:table-cell table:number-columns-repeated="8"/>
          <table:table-cell table:style-name="ce7" table:formula="of:=[.B1056]" office:value-type="string" office:string-value="N1063">
            <text:p>N1063</text:p>
          </table:table-cell>
          <table:table-cell table:style-name="ce7" table:formula="of:=[.D1056]" office:value-type="string" office:string-value="X6684">
            <text:p>X6684</text:p>
          </table:table-cell>
          <table:table-cell table:style-name="ce7" table:formula="of:=[.F1056]" office:value-type="string" office:string-value="Y-933.525">
            <text:p>Y-933.525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formula="of:=&quot;N&quot;&amp;[.A1056]" office:value-type="string" office:string-value="N1063">
            <text:p>N1063</text:p>
          </table:table-cell>
          <table:table-cell table:formula="of:=[.C1055]+[.$J$4]" office:value-type="float" office:value="6684">
            <text:p>6684</text:p>
          </table:table-cell>
          <table:table-cell table:formula="of:= &quot;X&quot;&amp; [.C1056]" office:value-type="string" office:string-value="X6684">
            <text:p>X6684</text:p>
          </table:table-cell>
          <table:table-cell table:formula="of:=[.E1055]+[.$J$5]" office:value-type="float" office:value="-933.525">
            <text:p>-933.525</text:p>
          </table:table-cell>
          <table:table-cell table:formula="of:=&quot;Y&quot; &amp; [.E1056]" office:value-type="string" office:string-value="Y-933.525">
            <text:p>Y-933.525</text:p>
          </table:table-cell>
          <table:table-cell table:number-columns-repeated="8"/>
          <table:table-cell table:style-name="ce7" table:formula="of:=[.B1057]" office:value-type="string" office:string-value="N1064">
            <text:p>N1064</text:p>
          </table:table-cell>
          <table:table-cell table:style-name="ce7" table:formula="of:=[.D1057]" office:value-type="string" office:string-value="X6688">
            <text:p>X6688</text:p>
          </table:table-cell>
          <table:table-cell table:style-name="ce7" table:formula="of:=[.F1057]" office:value-type="string" office:string-value="Y-936.4">
            <text:p>Y-936.4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formula="of:=&quot;N&quot;&amp;[.A1057]" office:value-type="string" office:string-value="N1064">
            <text:p>N1064</text:p>
          </table:table-cell>
          <table:table-cell table:formula="of:=[.C1056]+[.$J$4]" office:value-type="float" office:value="6688">
            <text:p>6688</text:p>
          </table:table-cell>
          <table:table-cell table:formula="of:= &quot;X&quot;&amp; [.C1057]" office:value-type="string" office:string-value="X6688">
            <text:p>X6688</text:p>
          </table:table-cell>
          <table:table-cell table:formula="of:=[.E1056]+[.$J$5]" office:value-type="float" office:value="-936.4">
            <text:p>-936.4</text:p>
          </table:table-cell>
          <table:table-cell table:formula="of:=&quot;Y&quot; &amp; [.E1057]" office:value-type="string" office:string-value="Y-936.4">
            <text:p>Y-936.4</text:p>
          </table:table-cell>
          <table:table-cell table:number-columns-repeated="8"/>
          <table:table-cell table:style-name="ce7" table:formula="of:=[.B1058]" office:value-type="string" office:string-value="N1065">
            <text:p>N1065</text:p>
          </table:table-cell>
          <table:table-cell table:style-name="ce7" table:formula="of:=[.D1058]" office:value-type="string" office:string-value="X6692">
            <text:p>X6692</text:p>
          </table:table-cell>
          <table:table-cell table:style-name="ce7" table:formula="of:=[.F1058]" office:value-type="string" office:string-value="Y-939.275">
            <text:p>Y-939.275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formula="of:=&quot;N&quot;&amp;[.A1058]" office:value-type="string" office:string-value="N1065">
            <text:p>N1065</text:p>
          </table:table-cell>
          <table:table-cell table:formula="of:=[.C1057]+[.$J$4]" office:value-type="float" office:value="6692">
            <text:p>6692</text:p>
          </table:table-cell>
          <table:table-cell table:formula="of:= &quot;X&quot;&amp; [.C1058]" office:value-type="string" office:string-value="X6692">
            <text:p>X6692</text:p>
          </table:table-cell>
          <table:table-cell table:formula="of:=[.E1057]+[.$J$5]" office:value-type="float" office:value="-939.275">
            <text:p>-939.275</text:p>
          </table:table-cell>
          <table:table-cell table:formula="of:=&quot;Y&quot; &amp; [.E1058]" office:value-type="string" office:string-value="Y-939.275">
            <text:p>Y-939.275</text:p>
          </table:table-cell>
          <table:table-cell table:number-columns-repeated="8"/>
          <table:table-cell table:style-name="ce7" table:formula="of:=[.B1059]" office:value-type="string" office:string-value="N1066">
            <text:p>N1066</text:p>
          </table:table-cell>
          <table:table-cell table:style-name="ce7" table:formula="of:=[.D1059]" office:value-type="string" office:string-value="X6696">
            <text:p>X6696</text:p>
          </table:table-cell>
          <table:table-cell table:style-name="ce7" table:formula="of:=[.F1059]" office:value-type="string" office:string-value="Y-942.15">
            <text:p>Y-942.15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formula="of:=&quot;N&quot;&amp;[.A1059]" office:value-type="string" office:string-value="N1066">
            <text:p>N1066</text:p>
          </table:table-cell>
          <table:table-cell table:formula="of:=[.C1058]+[.$J$4]" office:value-type="float" office:value="6696">
            <text:p>6696</text:p>
          </table:table-cell>
          <table:table-cell table:formula="of:= &quot;X&quot;&amp; [.C1059]" office:value-type="string" office:string-value="X6696">
            <text:p>X6696</text:p>
          </table:table-cell>
          <table:table-cell table:formula="of:=[.E1058]+[.$J$5]" office:value-type="float" office:value="-942.15">
            <text:p>-942.15</text:p>
          </table:table-cell>
          <table:table-cell table:formula="of:=&quot;Y&quot; &amp; [.E1059]" office:value-type="string" office:string-value="Y-942.15">
            <text:p>Y-942.15</text:p>
          </table:table-cell>
          <table:table-cell table:number-columns-repeated="8"/>
          <table:table-cell table:style-name="ce7" table:formula="of:=[.B1060]" office:value-type="string" office:string-value="N1067">
            <text:p>N1067</text:p>
          </table:table-cell>
          <table:table-cell table:style-name="ce7" table:formula="of:=[.D1060]" office:value-type="string" office:string-value="X6700">
            <text:p>X6700</text:p>
          </table:table-cell>
          <table:table-cell table:style-name="ce7" table:formula="of:=[.F1060]" office:value-type="string" office:string-value="Y-945.025">
            <text:p>Y-945.025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table:formula="of:=&quot;N&quot;&amp;[.A1060]" office:value-type="string" office:string-value="N1067">
            <text:p>N1067</text:p>
          </table:table-cell>
          <table:table-cell table:formula="of:=[.C1059]+[.$J$4]" office:value-type="float" office:value="6700">
            <text:p>6700</text:p>
          </table:table-cell>
          <table:table-cell table:formula="of:= &quot;X&quot;&amp; [.C1060]" office:value-type="string" office:string-value="X6700">
            <text:p>X6700</text:p>
          </table:table-cell>
          <table:table-cell table:formula="of:=[.E1059]+[.$J$5]" office:value-type="float" office:value="-945.025">
            <text:p>-945.025</text:p>
          </table:table-cell>
          <table:table-cell table:formula="of:=&quot;Y&quot; &amp; [.E1060]" office:value-type="string" office:string-value="Y-945.025">
            <text:p>Y-945.025</text:p>
          </table:table-cell>
          <table:table-cell table:number-columns-repeated="8"/>
          <table:table-cell table:style-name="ce7" table:formula="of:=[.B1061]" office:value-type="string" office:string-value="N1068">
            <text:p>N1068</text:p>
          </table:table-cell>
          <table:table-cell table:style-name="ce7" table:formula="of:=[.D1061]" office:value-type="string" office:string-value="X6704">
            <text:p>X6704</text:p>
          </table:table-cell>
          <table:table-cell table:style-name="ce7" table:formula="of:=[.F1061]" office:value-type="string" office:string-value="Y-947.9">
            <text:p>Y-947.9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formula="of:=&quot;N&quot;&amp;[.A1061]" office:value-type="string" office:string-value="N1068">
            <text:p>N1068</text:p>
          </table:table-cell>
          <table:table-cell table:formula="of:=[.C1060]+[.$J$4]" office:value-type="float" office:value="6704">
            <text:p>6704</text:p>
          </table:table-cell>
          <table:table-cell table:formula="of:= &quot;X&quot;&amp; [.C1061]" office:value-type="string" office:string-value="X6704">
            <text:p>X6704</text:p>
          </table:table-cell>
          <table:table-cell table:formula="of:=[.E1060]+[.$J$5]" office:value-type="float" office:value="-947.9">
            <text:p>-947.9</text:p>
          </table:table-cell>
          <table:table-cell table:formula="of:=&quot;Y&quot; &amp; [.E1061]" office:value-type="string" office:string-value="Y-947.9">
            <text:p>Y-947.9</text:p>
          </table:table-cell>
          <table:table-cell table:number-columns-repeated="8"/>
          <table:table-cell table:style-name="ce7" table:formula="of:=[.B1062]" office:value-type="string" office:string-value="N1069">
            <text:p>N1069</text:p>
          </table:table-cell>
          <table:table-cell table:style-name="ce7" table:formula="of:=[.D1062]" office:value-type="string" office:string-value="X6708">
            <text:p>X6708</text:p>
          </table:table-cell>
          <table:table-cell table:style-name="ce7" table:formula="of:=[.F1062]" office:value-type="string" office:string-value="Y-950.775">
            <text:p>Y-950.775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formula="of:=&quot;N&quot;&amp;[.A1062]" office:value-type="string" office:string-value="N1069">
            <text:p>N1069</text:p>
          </table:table-cell>
          <table:table-cell table:formula="of:=[.C1061]+[.$J$4]" office:value-type="float" office:value="6708">
            <text:p>6708</text:p>
          </table:table-cell>
          <table:table-cell table:formula="of:= &quot;X&quot;&amp; [.C1062]" office:value-type="string" office:string-value="X6708">
            <text:p>X6708</text:p>
          </table:table-cell>
          <table:table-cell table:formula="of:=[.E1061]+[.$J$5]" office:value-type="float" office:value="-950.775">
            <text:p>-950.775</text:p>
          </table:table-cell>
          <table:table-cell table:formula="of:=&quot;Y&quot; &amp; [.E1062]" office:value-type="string" office:string-value="Y-950.775">
            <text:p>Y-950.775</text:p>
          </table:table-cell>
          <table:table-cell table:number-columns-repeated="8"/>
          <table:table-cell table:style-name="ce7" table:formula="of:=[.B1063]" office:value-type="string" office:string-value="N1070">
            <text:p>N1070</text:p>
          </table:table-cell>
          <table:table-cell table:style-name="ce7" table:formula="of:=[.D1063]" office:value-type="string" office:string-value="X6712">
            <text:p>X6712</text:p>
          </table:table-cell>
          <table:table-cell table:style-name="ce7" table:formula="of:=[.F1063]" office:value-type="string" office:string-value="Y-953.65">
            <text:p>Y-953.65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formula="of:=&quot;N&quot;&amp;[.A1063]" office:value-type="string" office:string-value="N1070">
            <text:p>N1070</text:p>
          </table:table-cell>
          <table:table-cell table:formula="of:=[.C1062]+[.$J$4]" office:value-type="float" office:value="6712">
            <text:p>6712</text:p>
          </table:table-cell>
          <table:table-cell table:formula="of:= &quot;X&quot;&amp; [.C1063]" office:value-type="string" office:string-value="X6712">
            <text:p>X6712</text:p>
          </table:table-cell>
          <table:table-cell table:formula="of:=[.E1062]+[.$J$5]" office:value-type="float" office:value="-953.65">
            <text:p>-953.65</text:p>
          </table:table-cell>
          <table:table-cell table:formula="of:=&quot;Y&quot; &amp; [.E1063]" office:value-type="string" office:string-value="Y-953.65">
            <text:p>Y-953.65</text:p>
          </table:table-cell>
          <table:table-cell table:number-columns-repeated="8"/>
          <table:table-cell table:style-name="ce7" table:formula="of:=[.B1064]" office:value-type="string" office:string-value="N1071">
            <text:p>N1071</text:p>
          </table:table-cell>
          <table:table-cell table:style-name="ce7" table:formula="of:=[.D1064]" office:value-type="string" office:string-value="X6716">
            <text:p>X6716</text:p>
          </table:table-cell>
          <table:table-cell table:style-name="ce7" table:formula="of:=[.F1064]" office:value-type="string" office:string-value="Y-956.525">
            <text:p>Y-956.525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formula="of:=&quot;N&quot;&amp;[.A1064]" office:value-type="string" office:string-value="N1071">
            <text:p>N1071</text:p>
          </table:table-cell>
          <table:table-cell table:formula="of:=[.C1063]+[.$J$4]" office:value-type="float" office:value="6716">
            <text:p>6716</text:p>
          </table:table-cell>
          <table:table-cell table:formula="of:= &quot;X&quot;&amp; [.C1064]" office:value-type="string" office:string-value="X6716">
            <text:p>X6716</text:p>
          </table:table-cell>
          <table:table-cell table:formula="of:=[.E1063]+[.$J$5]" office:value-type="float" office:value="-956.525">
            <text:p>-956.525</text:p>
          </table:table-cell>
          <table:table-cell table:formula="of:=&quot;Y&quot; &amp; [.E1064]" office:value-type="string" office:string-value="Y-956.525">
            <text:p>Y-956.525</text:p>
          </table:table-cell>
          <table:table-cell table:number-columns-repeated="8"/>
          <table:table-cell table:style-name="ce7" table:formula="of:=[.B1065]" office:value-type="string" office:string-value="N1072">
            <text:p>N1072</text:p>
          </table:table-cell>
          <table:table-cell table:style-name="ce7" table:formula="of:=[.D1065]" office:value-type="string" office:string-value="X6720">
            <text:p>X6720</text:p>
          </table:table-cell>
          <table:table-cell table:style-name="ce7" table:formula="of:=[.F1065]" office:value-type="string" office:string-value="Y-959.4">
            <text:p>Y-959.4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table:formula="of:=&quot;N&quot;&amp;[.A1065]" office:value-type="string" office:string-value="N1072">
            <text:p>N1072</text:p>
          </table:table-cell>
          <table:table-cell table:formula="of:=[.C1064]+[.$J$4]" office:value-type="float" office:value="6720">
            <text:p>6720</text:p>
          </table:table-cell>
          <table:table-cell table:formula="of:= &quot;X&quot;&amp; [.C1065]" office:value-type="string" office:string-value="X6720">
            <text:p>X6720</text:p>
          </table:table-cell>
          <table:table-cell table:formula="of:=[.E1064]+[.$J$5]" office:value-type="float" office:value="-959.4">
            <text:p>-959.4</text:p>
          </table:table-cell>
          <table:table-cell table:formula="of:=&quot;Y&quot; &amp; [.E1065]" office:value-type="string" office:string-value="Y-959.4">
            <text:p>Y-959.4</text:p>
          </table:table-cell>
          <table:table-cell table:number-columns-repeated="8"/>
          <table:table-cell table:style-name="ce7" table:formula="of:=[.B1066]" office:value-type="string" office:string-value="N1073">
            <text:p>N1073</text:p>
          </table:table-cell>
          <table:table-cell table:style-name="ce7" table:formula="of:=[.D1066]" office:value-type="string" office:string-value="X6724">
            <text:p>X6724</text:p>
          </table:table-cell>
          <table:table-cell table:style-name="ce7" table:formula="of:=[.F1066]" office:value-type="string" office:string-value="Y-962.275">
            <text:p>Y-962.275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table:formula="of:=&quot;N&quot;&amp;[.A1066]" office:value-type="string" office:string-value="N1073">
            <text:p>N1073</text:p>
          </table:table-cell>
          <table:table-cell table:formula="of:=[.C1065]+[.$J$4]" office:value-type="float" office:value="6724">
            <text:p>6724</text:p>
          </table:table-cell>
          <table:table-cell table:formula="of:= &quot;X&quot;&amp; [.C1066]" office:value-type="string" office:string-value="X6724">
            <text:p>X6724</text:p>
          </table:table-cell>
          <table:table-cell table:formula="of:=[.E1065]+[.$J$5]" office:value-type="float" office:value="-962.275">
            <text:p>-962.275</text:p>
          </table:table-cell>
          <table:table-cell table:formula="of:=&quot;Y&quot; &amp; [.E1066]" office:value-type="string" office:string-value="Y-962.275">
            <text:p>Y-962.275</text:p>
          </table:table-cell>
          <table:table-cell table:number-columns-repeated="8"/>
          <table:table-cell table:style-name="ce7" table:formula="of:=[.B1067]" office:value-type="string" office:string-value="N1074">
            <text:p>N1074</text:p>
          </table:table-cell>
          <table:table-cell table:style-name="ce7" table:formula="of:=[.D1067]" office:value-type="string" office:string-value="X6728">
            <text:p>X6728</text:p>
          </table:table-cell>
          <table:table-cell table:style-name="ce7" table:formula="of:=[.F1067]" office:value-type="string" office:string-value="Y-965.15">
            <text:p>Y-965.15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formula="of:=&quot;N&quot;&amp;[.A1067]" office:value-type="string" office:string-value="N1074">
            <text:p>N1074</text:p>
          </table:table-cell>
          <table:table-cell table:formula="of:=[.C1066]+[.$J$4]" office:value-type="float" office:value="6728">
            <text:p>6728</text:p>
          </table:table-cell>
          <table:table-cell table:formula="of:= &quot;X&quot;&amp; [.C1067]" office:value-type="string" office:string-value="X6728">
            <text:p>X6728</text:p>
          </table:table-cell>
          <table:table-cell table:formula="of:=[.E1066]+[.$J$5]" office:value-type="float" office:value="-965.15">
            <text:p>-965.15</text:p>
          </table:table-cell>
          <table:table-cell table:formula="of:=&quot;Y&quot; &amp; [.E1067]" office:value-type="string" office:string-value="Y-965.15">
            <text:p>Y-965.15</text:p>
          </table:table-cell>
          <table:table-cell table:number-columns-repeated="8"/>
          <table:table-cell table:style-name="ce7" table:formula="of:=[.B1068]" office:value-type="string" office:string-value="N1075">
            <text:p>N1075</text:p>
          </table:table-cell>
          <table:table-cell table:style-name="ce7" table:formula="of:=[.D1068]" office:value-type="string" office:string-value="X6732">
            <text:p>X6732</text:p>
          </table:table-cell>
          <table:table-cell table:style-name="ce7" table:formula="of:=[.F1068]" office:value-type="string" office:string-value="Y-968.025">
            <text:p>Y-968.025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formula="of:=&quot;N&quot;&amp;[.A1068]" office:value-type="string" office:string-value="N1075">
            <text:p>N1075</text:p>
          </table:table-cell>
          <table:table-cell table:formula="of:=[.C1067]+[.$J$4]" office:value-type="float" office:value="6732">
            <text:p>6732</text:p>
          </table:table-cell>
          <table:table-cell table:formula="of:= &quot;X&quot;&amp; [.C1068]" office:value-type="string" office:string-value="X6732">
            <text:p>X6732</text:p>
          </table:table-cell>
          <table:table-cell table:formula="of:=[.E1067]+[.$J$5]" office:value-type="float" office:value="-968.025">
            <text:p>-968.025</text:p>
          </table:table-cell>
          <table:table-cell table:formula="of:=&quot;Y&quot; &amp; [.E1068]" office:value-type="string" office:string-value="Y-968.025">
            <text:p>Y-968.025</text:p>
          </table:table-cell>
          <table:table-cell table:number-columns-repeated="8"/>
          <table:table-cell table:style-name="ce7" table:formula="of:=[.B1069]" office:value-type="string" office:string-value="N1076">
            <text:p>N1076</text:p>
          </table:table-cell>
          <table:table-cell table:style-name="ce7" table:formula="of:=[.D1069]" office:value-type="string" office:string-value="X6736">
            <text:p>X6736</text:p>
          </table:table-cell>
          <table:table-cell table:style-name="ce7" table:formula="of:=[.F1069]" office:value-type="string" office:string-value="Y-970.9">
            <text:p>Y-970.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table:formula="of:=&quot;N&quot;&amp;[.A1069]" office:value-type="string" office:string-value="N1076">
            <text:p>N1076</text:p>
          </table:table-cell>
          <table:table-cell table:formula="of:=[.C1068]+[.$J$4]" office:value-type="float" office:value="6736">
            <text:p>6736</text:p>
          </table:table-cell>
          <table:table-cell table:formula="of:= &quot;X&quot;&amp; [.C1069]" office:value-type="string" office:string-value="X6736">
            <text:p>X6736</text:p>
          </table:table-cell>
          <table:table-cell table:formula="of:=[.E1068]+[.$J$5]" office:value-type="float" office:value="-970.9">
            <text:p>-970.9</text:p>
          </table:table-cell>
          <table:table-cell table:formula="of:=&quot;Y&quot; &amp; [.E1069]" office:value-type="string" office:string-value="Y-970.9">
            <text:p>Y-970.9</text:p>
          </table:table-cell>
          <table:table-cell table:number-columns-repeated="8"/>
          <table:table-cell table:style-name="ce7" table:formula="of:=[.B1070]" office:value-type="string" office:string-value="N1077">
            <text:p>N1077</text:p>
          </table:table-cell>
          <table:table-cell table:style-name="ce7" table:formula="of:=[.D1070]" office:value-type="string" office:string-value="X6740">
            <text:p>X6740</text:p>
          </table:table-cell>
          <table:table-cell table:style-name="ce7" table:formula="of:=[.F1070]" office:value-type="string" office:string-value="Y-973.775">
            <text:p>Y-973.775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table:formula="of:=&quot;N&quot;&amp;[.A1070]" office:value-type="string" office:string-value="N1077">
            <text:p>N1077</text:p>
          </table:table-cell>
          <table:table-cell table:formula="of:=[.C1069]+[.$J$4]" office:value-type="float" office:value="6740">
            <text:p>6740</text:p>
          </table:table-cell>
          <table:table-cell table:formula="of:= &quot;X&quot;&amp; [.C1070]" office:value-type="string" office:string-value="X6740">
            <text:p>X6740</text:p>
          </table:table-cell>
          <table:table-cell table:formula="of:=[.E1069]+[.$J$5]" office:value-type="float" office:value="-973.775">
            <text:p>-973.775</text:p>
          </table:table-cell>
          <table:table-cell table:formula="of:=&quot;Y&quot; &amp; [.E1070]" office:value-type="string" office:string-value="Y-973.775">
            <text:p>Y-973.775</text:p>
          </table:table-cell>
          <table:table-cell table:number-columns-repeated="8"/>
          <table:table-cell table:style-name="ce7" table:formula="of:=[.B1071]" office:value-type="string" office:string-value="N1078">
            <text:p>N1078</text:p>
          </table:table-cell>
          <table:table-cell table:style-name="ce7" table:formula="of:=[.D1071]" office:value-type="string" office:string-value="X6744">
            <text:p>X6744</text:p>
          </table:table-cell>
          <table:table-cell table:style-name="ce7" table:formula="of:=[.F1071]" office:value-type="string" office:string-value="Y-976.65">
            <text:p>Y-976.65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formula="of:=&quot;N&quot;&amp;[.A1071]" office:value-type="string" office:string-value="N1078">
            <text:p>N1078</text:p>
          </table:table-cell>
          <table:table-cell table:formula="of:=[.C1070]+[.$J$4]" office:value-type="float" office:value="6744">
            <text:p>6744</text:p>
          </table:table-cell>
          <table:table-cell table:formula="of:= &quot;X&quot;&amp; [.C1071]" office:value-type="string" office:string-value="X6744">
            <text:p>X6744</text:p>
          </table:table-cell>
          <table:table-cell table:formula="of:=[.E1070]+[.$J$5]" office:value-type="float" office:value="-976.65">
            <text:p>-976.65</text:p>
          </table:table-cell>
          <table:table-cell table:formula="of:=&quot;Y&quot; &amp; [.E1071]" office:value-type="string" office:string-value="Y-976.65">
            <text:p>Y-976.65</text:p>
          </table:table-cell>
          <table:table-cell table:number-columns-repeated="8"/>
          <table:table-cell table:style-name="ce7" table:formula="of:=[.B1072]" office:value-type="string" office:string-value="N1079">
            <text:p>N1079</text:p>
          </table:table-cell>
          <table:table-cell table:style-name="ce7" table:formula="of:=[.D1072]" office:value-type="string" office:string-value="X6748">
            <text:p>X6748</text:p>
          </table:table-cell>
          <table:table-cell table:style-name="ce7" table:formula="of:=[.F1072]" office:value-type="string" office:string-value="Y-979.525">
            <text:p>Y-979.525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table:formula="of:=&quot;N&quot;&amp;[.A1072]" office:value-type="string" office:string-value="N1079">
            <text:p>N1079</text:p>
          </table:table-cell>
          <table:table-cell table:formula="of:=[.C1071]+[.$J$4]" office:value-type="float" office:value="6748">
            <text:p>6748</text:p>
          </table:table-cell>
          <table:table-cell table:formula="of:= &quot;X&quot;&amp; [.C1072]" office:value-type="string" office:string-value="X6748">
            <text:p>X6748</text:p>
          </table:table-cell>
          <table:table-cell table:formula="of:=[.E1071]+[.$J$5]" office:value-type="float" office:value="-979.525">
            <text:p>-979.525</text:p>
          </table:table-cell>
          <table:table-cell table:formula="of:=&quot;Y&quot; &amp; [.E1072]" office:value-type="string" office:string-value="Y-979.525">
            <text:p>Y-979.525</text:p>
          </table:table-cell>
          <table:table-cell table:number-columns-repeated="8"/>
          <table:table-cell table:style-name="ce7" table:formula="of:=[.B1073]" office:value-type="string" office:string-value="N1080">
            <text:p>N1080</text:p>
          </table:table-cell>
          <table:table-cell table:style-name="ce7" table:formula="of:=[.D1073]" office:value-type="string" office:string-value="X6752">
            <text:p>X6752</text:p>
          </table:table-cell>
          <table:table-cell table:style-name="ce7" table:formula="of:=[.F1073]" office:value-type="string" office:string-value="Y-982.4">
            <text:p>Y-982.4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formula="of:=&quot;N&quot;&amp;[.A1073]" office:value-type="string" office:string-value="N1080">
            <text:p>N1080</text:p>
          </table:table-cell>
          <table:table-cell table:formula="of:=[.C1072]+[.$J$4]" office:value-type="float" office:value="6752">
            <text:p>6752</text:p>
          </table:table-cell>
          <table:table-cell table:formula="of:= &quot;X&quot;&amp; [.C1073]" office:value-type="string" office:string-value="X6752">
            <text:p>X6752</text:p>
          </table:table-cell>
          <table:table-cell table:formula="of:=[.E1072]+[.$J$5]" office:value-type="float" office:value="-982.4">
            <text:p>-982.4</text:p>
          </table:table-cell>
          <table:table-cell table:formula="of:=&quot;Y&quot; &amp; [.E1073]" office:value-type="string" office:string-value="Y-982.4">
            <text:p>Y-982.4</text:p>
          </table:table-cell>
          <table:table-cell table:number-columns-repeated="8"/>
          <table:table-cell table:style-name="ce7" table:formula="of:=[.B1074]" office:value-type="string" office:string-value="N1081">
            <text:p>N1081</text:p>
          </table:table-cell>
          <table:table-cell table:style-name="ce7" table:formula="of:=[.D1074]" office:value-type="string" office:string-value="X6756">
            <text:p>X6756</text:p>
          </table:table-cell>
          <table:table-cell table:style-name="ce7" table:formula="of:=[.F1074]" office:value-type="string" office:string-value="Y-985.275">
            <text:p>Y-985.275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formula="of:=&quot;N&quot;&amp;[.A1074]" office:value-type="string" office:string-value="N1081">
            <text:p>N1081</text:p>
          </table:table-cell>
          <table:table-cell table:formula="of:=[.C1073]+[.$J$4]" office:value-type="float" office:value="6756">
            <text:p>6756</text:p>
          </table:table-cell>
          <table:table-cell table:formula="of:= &quot;X&quot;&amp; [.C1074]" office:value-type="string" office:string-value="X6756">
            <text:p>X6756</text:p>
          </table:table-cell>
          <table:table-cell table:formula="of:=[.E1073]+[.$J$5]" office:value-type="float" office:value="-985.275">
            <text:p>-985.275</text:p>
          </table:table-cell>
          <table:table-cell table:formula="of:=&quot;Y&quot; &amp; [.E1074]" office:value-type="string" office:string-value="Y-985.275">
            <text:p>Y-985.275</text:p>
          </table:table-cell>
          <table:table-cell table:number-columns-repeated="8"/>
          <table:table-cell table:style-name="ce7" table:formula="of:=[.B1075]" office:value-type="string" office:string-value="N1082">
            <text:p>N1082</text:p>
          </table:table-cell>
          <table:table-cell table:style-name="ce7" table:formula="of:=[.D1075]" office:value-type="string" office:string-value="X6760">
            <text:p>X6760</text:p>
          </table:table-cell>
          <table:table-cell table:style-name="ce7" table:formula="of:=[.F1075]" office:value-type="string" office:string-value="Y-988.15">
            <text:p>Y-988.1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table:formula="of:=&quot;N&quot;&amp;[.A1075]" office:value-type="string" office:string-value="N1082">
            <text:p>N1082</text:p>
          </table:table-cell>
          <table:table-cell table:formula="of:=[.C1074]+[.$J$4]" office:value-type="float" office:value="6760">
            <text:p>6760</text:p>
          </table:table-cell>
          <table:table-cell table:formula="of:= &quot;X&quot;&amp; [.C1075]" office:value-type="string" office:string-value="X6760">
            <text:p>X6760</text:p>
          </table:table-cell>
          <table:table-cell table:formula="of:=[.E1074]+[.$J$5]" office:value-type="float" office:value="-988.15">
            <text:p>-988.15</text:p>
          </table:table-cell>
          <table:table-cell table:formula="of:=&quot;Y&quot; &amp; [.E1075]" office:value-type="string" office:string-value="Y-988.15">
            <text:p>Y-988.15</text:p>
          </table:table-cell>
          <table:table-cell table:number-columns-repeated="8"/>
          <table:table-cell table:style-name="ce7" table:formula="of:=[.B1076]" office:value-type="string" office:string-value="N1083">
            <text:p>N1083</text:p>
          </table:table-cell>
          <table:table-cell table:style-name="ce7" table:formula="of:=[.D1076]" office:value-type="string" office:string-value="X6764">
            <text:p>X6764</text:p>
          </table:table-cell>
          <table:table-cell table:style-name="ce7" table:formula="of:=[.F1076]" office:value-type="string" office:string-value="Y-991.025">
            <text:p>Y-991.025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table:formula="of:=&quot;N&quot;&amp;[.A1076]" office:value-type="string" office:string-value="N1083">
            <text:p>N1083</text:p>
          </table:table-cell>
          <table:table-cell table:formula="of:=[.C1075]+[.$J$4]" office:value-type="float" office:value="6764">
            <text:p>6764</text:p>
          </table:table-cell>
          <table:table-cell table:formula="of:= &quot;X&quot;&amp; [.C1076]" office:value-type="string" office:string-value="X6764">
            <text:p>X6764</text:p>
          </table:table-cell>
          <table:table-cell table:formula="of:=[.E1075]+[.$J$5]" office:value-type="float" office:value="-991.025">
            <text:p>-991.025</text:p>
          </table:table-cell>
          <table:table-cell table:formula="of:=&quot;Y&quot; &amp; [.E1076]" office:value-type="string" office:string-value="Y-991.025">
            <text:p>Y-991.025</text:p>
          </table:table-cell>
          <table:table-cell table:number-columns-repeated="8"/>
          <table:table-cell table:style-name="ce7" table:formula="of:=[.B1077]" office:value-type="string" office:string-value="N1084">
            <text:p>N1084</text:p>
          </table:table-cell>
          <table:table-cell table:style-name="ce7" table:formula="of:=[.D1077]" office:value-type="string" office:string-value="X6768">
            <text:p>X6768</text:p>
          </table:table-cell>
          <table:table-cell table:style-name="ce7" table:formula="of:=[.F1077]" office:value-type="string" office:string-value="Y-993.9">
            <text:p>Y-993.9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formula="of:=&quot;N&quot;&amp;[.A1077]" office:value-type="string" office:string-value="N1084">
            <text:p>N1084</text:p>
          </table:table-cell>
          <table:table-cell table:formula="of:=[.C1076]+[.$J$4]" office:value-type="float" office:value="6768">
            <text:p>6768</text:p>
          </table:table-cell>
          <table:table-cell table:formula="of:= &quot;X&quot;&amp; [.C1077]" office:value-type="string" office:string-value="X6768">
            <text:p>X6768</text:p>
          </table:table-cell>
          <table:table-cell table:formula="of:=[.E1076]+[.$J$5]" office:value-type="float" office:value="-993.9">
            <text:p>-993.9</text:p>
          </table:table-cell>
          <table:table-cell table:formula="of:=&quot;Y&quot; &amp; [.E1077]" office:value-type="string" office:string-value="Y-993.9">
            <text:p>Y-993.9</text:p>
          </table:table-cell>
          <table:table-cell table:number-columns-repeated="8"/>
          <table:table-cell table:style-name="ce7" table:formula="of:=[.B1078]" office:value-type="string" office:string-value="N1085">
            <text:p>N1085</text:p>
          </table:table-cell>
          <table:table-cell table:style-name="ce7" table:formula="of:=[.D1078]" office:value-type="string" office:string-value="X6772">
            <text:p>X6772</text:p>
          </table:table-cell>
          <table:table-cell table:style-name="ce7" table:formula="of:=[.F1078]" office:value-type="string" office:string-value="Y-996.775">
            <text:p>Y-996.775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formula="of:=&quot;N&quot;&amp;[.A1078]" office:value-type="string" office:string-value="N1085">
            <text:p>N1085</text:p>
          </table:table-cell>
          <table:table-cell table:formula="of:=[.C1077]+[.$J$4]" office:value-type="float" office:value="6772">
            <text:p>6772</text:p>
          </table:table-cell>
          <table:table-cell table:formula="of:= &quot;X&quot;&amp; [.C1078]" office:value-type="string" office:string-value="X6772">
            <text:p>X6772</text:p>
          </table:table-cell>
          <table:table-cell table:formula="of:=[.E1077]+[.$J$5]" office:value-type="float" office:value="-996.775">
            <text:p>-996.775</text:p>
          </table:table-cell>
          <table:table-cell table:formula="of:=&quot;Y&quot; &amp; [.E1078]" office:value-type="string" office:string-value="Y-996.775">
            <text:p>Y-996.775</text:p>
          </table:table-cell>
          <table:table-cell table:number-columns-repeated="8"/>
          <table:table-cell table:style-name="ce7" table:formula="of:=[.B1079]" office:value-type="string" office:string-value="N1086">
            <text:p>N1086</text:p>
          </table:table-cell>
          <table:table-cell table:style-name="ce7" table:formula="of:=[.D1079]" office:value-type="string" office:string-value="X6776">
            <text:p>X6776</text:p>
          </table:table-cell>
          <table:table-cell table:style-name="ce7" table:formula="of:=[.F1079]" office:value-type="string" office:string-value="Y-999.65">
            <text:p>Y-999.65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table:formula="of:=&quot;N&quot;&amp;[.A1079]" office:value-type="string" office:string-value="N1086">
            <text:p>N1086</text:p>
          </table:table-cell>
          <table:table-cell table:formula="of:=[.C1078]+[.$J$4]" office:value-type="float" office:value="6776">
            <text:p>6776</text:p>
          </table:table-cell>
          <table:table-cell table:formula="of:= &quot;X&quot;&amp; [.C1079]" office:value-type="string" office:string-value="X6776">
            <text:p>X6776</text:p>
          </table:table-cell>
          <table:table-cell table:formula="of:=[.E1078]+[.$J$5]" office:value-type="float" office:value="-999.65">
            <text:p>-999.65</text:p>
          </table:table-cell>
          <table:table-cell table:formula="of:=&quot;Y&quot; &amp; [.E1079]" office:value-type="string" office:string-value="Y-999.65">
            <text:p>Y-999.65</text:p>
          </table:table-cell>
          <table:table-cell table:number-columns-repeated="8"/>
          <table:table-cell table:style-name="ce7" table:formula="of:=[.B1080]" office:value-type="string" office:string-value="N1087">
            <text:p>N1087</text:p>
          </table:table-cell>
          <table:table-cell table:style-name="ce7" table:formula="of:=[.D1080]" office:value-type="string" office:string-value="X6780">
            <text:p>X6780</text:p>
          </table:table-cell>
          <table:table-cell table:style-name="ce7" table:formula="of:=[.F1080]" office:value-type="string" office:string-value="Y-1002.525">
            <text:p>Y-1002.525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formula="of:=&quot;N&quot;&amp;[.A1080]" office:value-type="string" office:string-value="N1087">
            <text:p>N1087</text:p>
          </table:table-cell>
          <table:table-cell table:formula="of:=[.C1079]+[.$J$4]" office:value-type="float" office:value="6780">
            <text:p>6780</text:p>
          </table:table-cell>
          <table:table-cell table:formula="of:= &quot;X&quot;&amp; [.C1080]" office:value-type="string" office:string-value="X6780">
            <text:p>X6780</text:p>
          </table:table-cell>
          <table:table-cell table:formula="of:=[.E1079]+[.$J$5]" office:value-type="float" office:value="-1002.525">
            <text:p>-1002.525</text:p>
          </table:table-cell>
          <table:table-cell table:formula="of:=&quot;Y&quot; &amp; [.E1080]" office:value-type="string" office:string-value="Y-1002.525">
            <text:p>Y-1002.525</text:p>
          </table:table-cell>
          <table:table-cell table:number-columns-repeated="8"/>
          <table:table-cell table:style-name="ce7" table:formula="of:=[.B1081]" office:value-type="string" office:string-value="N1088">
            <text:p>N1088</text:p>
          </table:table-cell>
          <table:table-cell table:style-name="ce7" table:formula="of:=[.D1081]" office:value-type="string" office:string-value="X6784">
            <text:p>X6784</text:p>
          </table:table-cell>
          <table:table-cell table:style-name="ce7" table:formula="of:=[.F1081]" office:value-type="string" office:string-value="Y-1005.4">
            <text:p>Y-1005.4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formula="of:=&quot;N&quot;&amp;[.A1081]" office:value-type="string" office:string-value="N1088">
            <text:p>N1088</text:p>
          </table:table-cell>
          <table:table-cell table:formula="of:=[.C1080]+[.$J$4]" office:value-type="float" office:value="6784">
            <text:p>6784</text:p>
          </table:table-cell>
          <table:table-cell table:formula="of:= &quot;X&quot;&amp; [.C1081]" office:value-type="string" office:string-value="X6784">
            <text:p>X6784</text:p>
          </table:table-cell>
          <table:table-cell table:formula="of:=[.E1080]+[.$J$5]" office:value-type="float" office:value="-1005.4">
            <text:p>-1005.4</text:p>
          </table:table-cell>
          <table:table-cell table:formula="of:=&quot;Y&quot; &amp; [.E1081]" office:value-type="string" office:string-value="Y-1005.4">
            <text:p>Y-1005.4</text:p>
          </table:table-cell>
          <table:table-cell table:number-columns-repeated="8"/>
          <table:table-cell table:style-name="ce7" table:formula="of:=[.B1082]" office:value-type="string" office:string-value="N1089">
            <text:p>N1089</text:p>
          </table:table-cell>
          <table:table-cell table:style-name="ce7" table:formula="of:=[.D1082]" office:value-type="string" office:string-value="X6788">
            <text:p>X6788</text:p>
          </table:table-cell>
          <table:table-cell table:style-name="ce7" table:formula="of:=[.F1082]" office:value-type="string" office:string-value="Y-1008.275">
            <text:p>Y-1008.275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table:formula="of:=&quot;N&quot;&amp;[.A1082]" office:value-type="string" office:string-value="N1089">
            <text:p>N1089</text:p>
          </table:table-cell>
          <table:table-cell table:formula="of:=[.C1081]+[.$J$4]" office:value-type="float" office:value="6788">
            <text:p>6788</text:p>
          </table:table-cell>
          <table:table-cell table:formula="of:= &quot;X&quot;&amp; [.C1082]" office:value-type="string" office:string-value="X6788">
            <text:p>X6788</text:p>
          </table:table-cell>
          <table:table-cell table:formula="of:=[.E1081]+[.$J$5]" office:value-type="float" office:value="-1008.275">
            <text:p>-1008.275</text:p>
          </table:table-cell>
          <table:table-cell table:formula="of:=&quot;Y&quot; &amp; [.E1082]" office:value-type="string" office:string-value="Y-1008.275">
            <text:p>Y-1008.275</text:p>
          </table:table-cell>
          <table:table-cell table:number-columns-repeated="8"/>
          <table:table-cell table:style-name="ce7" table:formula="of:=[.B1083]" office:value-type="string" office:string-value="N1090">
            <text:p>N1090</text:p>
          </table:table-cell>
          <table:table-cell table:style-name="ce7" table:formula="of:=[.D1083]" office:value-type="string" office:string-value="X6792">
            <text:p>X6792</text:p>
          </table:table-cell>
          <table:table-cell table:style-name="ce7" table:formula="of:=[.F1083]" office:value-type="string" office:string-value="Y-1011.15">
            <text:p>Y-1011.15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table:formula="of:=&quot;N&quot;&amp;[.A1083]" office:value-type="string" office:string-value="N1090">
            <text:p>N1090</text:p>
          </table:table-cell>
          <table:table-cell table:formula="of:=[.C1082]+[.$J$4]" office:value-type="float" office:value="6792">
            <text:p>6792</text:p>
          </table:table-cell>
          <table:table-cell table:formula="of:= &quot;X&quot;&amp; [.C1083]" office:value-type="string" office:string-value="X6792">
            <text:p>X6792</text:p>
          </table:table-cell>
          <table:table-cell table:formula="of:=[.E1082]+[.$J$5]" office:value-type="float" office:value="-1011.15">
            <text:p>-1011.15</text:p>
          </table:table-cell>
          <table:table-cell table:formula="of:=&quot;Y&quot; &amp; [.E1083]" office:value-type="string" office:string-value="Y-1011.15">
            <text:p>Y-1011.15</text:p>
          </table:table-cell>
          <table:table-cell table:number-columns-repeated="8"/>
          <table:table-cell table:style-name="ce7" table:formula="of:=[.B1084]" office:value-type="string" office:string-value="N1091">
            <text:p>N1091</text:p>
          </table:table-cell>
          <table:table-cell table:style-name="ce7" table:formula="of:=[.D1084]" office:value-type="string" office:string-value="X6796">
            <text:p>X6796</text:p>
          </table:table-cell>
          <table:table-cell table:style-name="ce7" table:formula="of:=[.F1084]" office:value-type="string" office:string-value="Y-1014.025">
            <text:p>Y-1014.025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formula="of:=&quot;N&quot;&amp;[.A1084]" office:value-type="string" office:string-value="N1091">
            <text:p>N1091</text:p>
          </table:table-cell>
          <table:table-cell table:formula="of:=[.C1083]+[.$J$4]" office:value-type="float" office:value="6796">
            <text:p>6796</text:p>
          </table:table-cell>
          <table:table-cell table:formula="of:= &quot;X&quot;&amp; [.C1084]" office:value-type="string" office:string-value="X6796">
            <text:p>X6796</text:p>
          </table:table-cell>
          <table:table-cell table:formula="of:=[.E1083]+[.$J$5]" office:value-type="float" office:value="-1014.025">
            <text:p>-1014.025</text:p>
          </table:table-cell>
          <table:table-cell table:formula="of:=&quot;Y&quot; &amp; [.E1084]" office:value-type="string" office:string-value="Y-1014.025">
            <text:p>Y-1014.025</text:p>
          </table:table-cell>
          <table:table-cell table:number-columns-repeated="8"/>
          <table:table-cell table:style-name="ce7" table:formula="of:=[.B1085]" office:value-type="string" office:string-value="N1092">
            <text:p>N1092</text:p>
          </table:table-cell>
          <table:table-cell table:style-name="ce7" table:formula="of:=[.D1085]" office:value-type="string" office:string-value="X6800">
            <text:p>X6800</text:p>
          </table:table-cell>
          <table:table-cell table:style-name="ce7" table:formula="of:=[.F1085]" office:value-type="string" office:string-value="Y-1016.9">
            <text:p>Y-1016.9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formula="of:=&quot;N&quot;&amp;[.A1085]" office:value-type="string" office:string-value="N1092">
            <text:p>N1092</text:p>
          </table:table-cell>
          <table:table-cell table:formula="of:=[.C1084]+[.$J$4]" office:value-type="float" office:value="6800">
            <text:p>6800</text:p>
          </table:table-cell>
          <table:table-cell table:formula="of:= &quot;X&quot;&amp; [.C1085]" office:value-type="string" office:string-value="X6800">
            <text:p>X6800</text:p>
          </table:table-cell>
          <table:table-cell table:formula="of:=[.E1084]+[.$J$5]" office:value-type="float" office:value="-1016.9">
            <text:p>-1016.9</text:p>
          </table:table-cell>
          <table:table-cell table:formula="of:=&quot;Y&quot; &amp; [.E1085]" office:value-type="string" office:string-value="Y-1016.9">
            <text:p>Y-1016.9</text:p>
          </table:table-cell>
          <table:table-cell table:number-columns-repeated="8"/>
          <table:table-cell table:style-name="ce7" table:formula="of:=[.B1086]" office:value-type="string" office:string-value="N1093">
            <text:p>N1093</text:p>
          </table:table-cell>
          <table:table-cell table:style-name="ce7" table:formula="of:=[.D1086]" office:value-type="string" office:string-value="X6804">
            <text:p>X6804</text:p>
          </table:table-cell>
          <table:table-cell table:style-name="ce7" table:formula="of:=[.F1086]" office:value-type="string" office:string-value="Y-1019.775">
            <text:p>Y-1019.775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formula="of:=&quot;N&quot;&amp;[.A1086]" office:value-type="string" office:string-value="N1093">
            <text:p>N1093</text:p>
          </table:table-cell>
          <table:table-cell table:formula="of:=[.C1085]+[.$J$4]" office:value-type="float" office:value="6804">
            <text:p>6804</text:p>
          </table:table-cell>
          <table:table-cell table:formula="of:= &quot;X&quot;&amp; [.C1086]" office:value-type="string" office:string-value="X6804">
            <text:p>X6804</text:p>
          </table:table-cell>
          <table:table-cell table:formula="of:=[.E1085]+[.$J$5]" office:value-type="float" office:value="-1019.775">
            <text:p>-1019.775</text:p>
          </table:table-cell>
          <table:table-cell table:formula="of:=&quot;Y&quot; &amp; [.E1086]" office:value-type="string" office:string-value="Y-1019.775">
            <text:p>Y-1019.775</text:p>
          </table:table-cell>
          <table:table-cell table:number-columns-repeated="8"/>
          <table:table-cell table:style-name="ce7" table:formula="of:=[.B1087]" office:value-type="string" office:string-value="N1094">
            <text:p>N1094</text:p>
          </table:table-cell>
          <table:table-cell table:style-name="ce7" table:formula="of:=[.D1087]" office:value-type="string" office:string-value="X6808">
            <text:p>X6808</text:p>
          </table:table-cell>
          <table:table-cell table:style-name="ce7" table:formula="of:=[.F1087]" office:value-type="string" office:string-value="Y-1022.65">
            <text:p>Y-1022.65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table:formula="of:=&quot;N&quot;&amp;[.A1087]" office:value-type="string" office:string-value="N1094">
            <text:p>N1094</text:p>
          </table:table-cell>
          <table:table-cell table:formula="of:=[.C1086]+[.$J$4]" office:value-type="float" office:value="6808">
            <text:p>6808</text:p>
          </table:table-cell>
          <table:table-cell table:formula="of:= &quot;X&quot;&amp; [.C1087]" office:value-type="string" office:string-value="X6808">
            <text:p>X6808</text:p>
          </table:table-cell>
          <table:table-cell table:formula="of:=[.E1086]+[.$J$5]" office:value-type="float" office:value="-1022.65">
            <text:p>-1022.65</text:p>
          </table:table-cell>
          <table:table-cell table:formula="of:=&quot;Y&quot; &amp; [.E1087]" office:value-type="string" office:string-value="Y-1022.65">
            <text:p>Y-1022.65</text:p>
          </table:table-cell>
          <table:table-cell table:number-columns-repeated="8"/>
          <table:table-cell table:style-name="ce7" table:formula="of:=[.B1088]" office:value-type="string" office:string-value="N1095">
            <text:p>N1095</text:p>
          </table:table-cell>
          <table:table-cell table:style-name="ce7" table:formula="of:=[.D1088]" office:value-type="string" office:string-value="X6812">
            <text:p>X6812</text:p>
          </table:table-cell>
          <table:table-cell table:style-name="ce7" table:formula="of:=[.F1088]" office:value-type="string" office:string-value="Y-1025.525">
            <text:p>Y-1025.52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formula="of:=&quot;N&quot;&amp;[.A1088]" office:value-type="string" office:string-value="N1095">
            <text:p>N1095</text:p>
          </table:table-cell>
          <table:table-cell table:formula="of:=[.C1087]+[.$J$4]" office:value-type="float" office:value="6812">
            <text:p>6812</text:p>
          </table:table-cell>
          <table:table-cell table:formula="of:= &quot;X&quot;&amp; [.C1088]" office:value-type="string" office:string-value="X6812">
            <text:p>X6812</text:p>
          </table:table-cell>
          <table:table-cell table:formula="of:=[.E1087]+[.$J$5]" office:value-type="float" office:value="-1025.525">
            <text:p>-1025.525</text:p>
          </table:table-cell>
          <table:table-cell table:formula="of:=&quot;Y&quot; &amp; [.E1088]" office:value-type="string" office:string-value="Y-1025.525">
            <text:p>Y-1025.525</text:p>
          </table:table-cell>
          <table:table-cell table:number-columns-repeated="8"/>
          <table:table-cell table:style-name="ce7" table:formula="of:=[.B1089]" office:value-type="string" office:string-value="N1096">
            <text:p>N1096</text:p>
          </table:table-cell>
          <table:table-cell table:style-name="ce7" table:formula="of:=[.D1089]" office:value-type="string" office:string-value="X6816">
            <text:p>X6816</text:p>
          </table:table-cell>
          <table:table-cell table:style-name="ce7" table:formula="of:=[.F1089]" office:value-type="string" office:string-value="Y-1028.4">
            <text:p>Y-1028.4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formula="of:=&quot;N&quot;&amp;[.A1089]" office:value-type="string" office:string-value="N1096">
            <text:p>N1096</text:p>
          </table:table-cell>
          <table:table-cell table:formula="of:=[.C1088]+[.$J$4]" office:value-type="float" office:value="6816">
            <text:p>6816</text:p>
          </table:table-cell>
          <table:table-cell table:formula="of:= &quot;X&quot;&amp; [.C1089]" office:value-type="string" office:string-value="X6816">
            <text:p>X6816</text:p>
          </table:table-cell>
          <table:table-cell table:formula="of:=[.E1088]+[.$J$5]" office:value-type="float" office:value="-1028.4">
            <text:p>-1028.4</text:p>
          </table:table-cell>
          <table:table-cell table:formula="of:=&quot;Y&quot; &amp; [.E1089]" office:value-type="string" office:string-value="Y-1028.4">
            <text:p>Y-1028.4</text:p>
          </table:table-cell>
          <table:table-cell table:number-columns-repeated="8"/>
          <table:table-cell table:style-name="ce7" table:formula="of:=[.B1090]" office:value-type="string" office:string-value="N1097">
            <text:p>N1097</text:p>
          </table:table-cell>
          <table:table-cell table:style-name="ce7" table:formula="of:=[.D1090]" office:value-type="string" office:string-value="X6820">
            <text:p>X6820</text:p>
          </table:table-cell>
          <table:table-cell table:style-name="ce7" table:formula="of:=[.F1090]" office:value-type="string" office:string-value="Y-1031.275">
            <text:p>Y-1031.275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formula="of:=&quot;N&quot;&amp;[.A1090]" office:value-type="string" office:string-value="N1097">
            <text:p>N1097</text:p>
          </table:table-cell>
          <table:table-cell table:formula="of:=[.C1089]+[.$J$4]" office:value-type="float" office:value="6820">
            <text:p>6820</text:p>
          </table:table-cell>
          <table:table-cell table:formula="of:= &quot;X&quot;&amp; [.C1090]" office:value-type="string" office:string-value="X6820">
            <text:p>X6820</text:p>
          </table:table-cell>
          <table:table-cell table:formula="of:=[.E1089]+[.$J$5]" office:value-type="float" office:value="-1031.275">
            <text:p>-1031.275</text:p>
          </table:table-cell>
          <table:table-cell table:formula="of:=&quot;Y&quot; &amp; [.E1090]" office:value-type="string" office:string-value="Y-1031.275">
            <text:p>Y-1031.275</text:p>
          </table:table-cell>
          <table:table-cell table:number-columns-repeated="8"/>
          <table:table-cell table:style-name="ce7" table:formula="of:=[.B1091]" office:value-type="string" office:string-value="N1098">
            <text:p>N1098</text:p>
          </table:table-cell>
          <table:table-cell table:style-name="ce7" table:formula="of:=[.D1091]" office:value-type="string" office:string-value="X6824">
            <text:p>X6824</text:p>
          </table:table-cell>
          <table:table-cell table:style-name="ce7" table:formula="of:=[.F1091]" office:value-type="string" office:string-value="Y-1034.15">
            <text:p>Y-1034.15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table:formula="of:=&quot;N&quot;&amp;[.A1091]" office:value-type="string" office:string-value="N1098">
            <text:p>N1098</text:p>
          </table:table-cell>
          <table:table-cell table:formula="of:=[.C1090]+[.$J$4]" office:value-type="float" office:value="6824">
            <text:p>6824</text:p>
          </table:table-cell>
          <table:table-cell table:formula="of:= &quot;X&quot;&amp; [.C1091]" office:value-type="string" office:string-value="X6824">
            <text:p>X6824</text:p>
          </table:table-cell>
          <table:table-cell table:formula="of:=[.E1090]+[.$J$5]" office:value-type="float" office:value="-1034.15">
            <text:p>-1034.15</text:p>
          </table:table-cell>
          <table:table-cell table:formula="of:=&quot;Y&quot; &amp; [.E1091]" office:value-type="string" office:string-value="Y-1034.15">
            <text:p>Y-1034.15</text:p>
          </table:table-cell>
          <table:table-cell table:number-columns-repeated="8"/>
          <table:table-cell table:style-name="ce7" table:formula="of:=[.B1092]" office:value-type="string" office:string-value="N1099">
            <text:p>N1099</text:p>
          </table:table-cell>
          <table:table-cell table:style-name="ce7" table:formula="of:=[.D1092]" office:value-type="string" office:string-value="X6828">
            <text:p>X6828</text:p>
          </table:table-cell>
          <table:table-cell table:style-name="ce7" table:formula="of:=[.F1092]" office:value-type="string" office:string-value="Y-1037.025">
            <text:p>Y-1037.025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formula="of:=&quot;N&quot;&amp;[.A1092]" office:value-type="string" office:string-value="N1099">
            <text:p>N1099</text:p>
          </table:table-cell>
          <table:table-cell table:formula="of:=[.C1091]+[.$J$4]" office:value-type="float" office:value="6828">
            <text:p>6828</text:p>
          </table:table-cell>
          <table:table-cell table:formula="of:= &quot;X&quot;&amp; [.C1092]" office:value-type="string" office:string-value="X6828">
            <text:p>X6828</text:p>
          </table:table-cell>
          <table:table-cell table:formula="of:=[.E1091]+[.$J$5]" office:value-type="float" office:value="-1037.025">
            <text:p>-1037.025</text:p>
          </table:table-cell>
          <table:table-cell table:formula="of:=&quot;Y&quot; &amp; [.E1092]" office:value-type="string" office:string-value="Y-1037.025">
            <text:p>Y-1037.025</text:p>
          </table:table-cell>
          <table:table-cell table:number-columns-repeated="8"/>
          <table:table-cell table:style-name="ce7" table:formula="of:=[.B1093]" office:value-type="string" office:string-value="N1100">
            <text:p>N1100</text:p>
          </table:table-cell>
          <table:table-cell table:style-name="ce7" table:formula="of:=[.D1093]" office:value-type="string" office:string-value="X6832">
            <text:p>X6832</text:p>
          </table:table-cell>
          <table:table-cell table:style-name="ce7" table:formula="of:=[.F1093]" office:value-type="string" office:string-value="Y-1039.9">
            <text:p>Y-1039.9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formula="of:=&quot;N&quot;&amp;[.A1093]" office:value-type="string" office:string-value="N1100">
            <text:p>N1100</text:p>
          </table:table-cell>
          <table:table-cell table:formula="of:=[.C1092]+[.$J$4]" office:value-type="float" office:value="6832">
            <text:p>6832</text:p>
          </table:table-cell>
          <table:table-cell table:formula="of:= &quot;X&quot;&amp; [.C1093]" office:value-type="string" office:string-value="X6832">
            <text:p>X6832</text:p>
          </table:table-cell>
          <table:table-cell table:formula="of:=[.E1092]+[.$J$5]" office:value-type="float" office:value="-1039.9">
            <text:p>-1039.9</text:p>
          </table:table-cell>
          <table:table-cell table:formula="of:=&quot;Y&quot; &amp; [.E1093]" office:value-type="string" office:string-value="Y-1039.9">
            <text:p>Y-1039.9</text:p>
          </table:table-cell>
          <table:table-cell table:number-columns-repeated="8"/>
          <table:table-cell table:style-name="ce7" table:formula="of:=[.B1094]" office:value-type="string" office:string-value="N1101">
            <text:p>N1101</text:p>
          </table:table-cell>
          <table:table-cell table:style-name="ce7" table:formula="of:=[.D1094]" office:value-type="string" office:string-value="X6836">
            <text:p>X6836</text:p>
          </table:table-cell>
          <table:table-cell table:style-name="ce7" table:formula="of:=[.F1094]" office:value-type="string" office:string-value="Y-1042.775">
            <text:p>Y-1042.775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table:formula="of:=&quot;N&quot;&amp;[.A1094]" office:value-type="string" office:string-value="N1101">
            <text:p>N1101</text:p>
          </table:table-cell>
          <table:table-cell table:formula="of:=[.C1093]+[.$J$4]" office:value-type="float" office:value="6836">
            <text:p>6836</text:p>
          </table:table-cell>
          <table:table-cell table:formula="of:= &quot;X&quot;&amp; [.C1094]" office:value-type="string" office:string-value="X6836">
            <text:p>X6836</text:p>
          </table:table-cell>
          <table:table-cell table:formula="of:=[.E1093]+[.$J$5]" office:value-type="float" office:value="-1042.775">
            <text:p>-1042.775</text:p>
          </table:table-cell>
          <table:table-cell table:formula="of:=&quot;Y&quot; &amp; [.E1094]" office:value-type="string" office:string-value="Y-1042.775">
            <text:p>Y-1042.775</text:p>
          </table:table-cell>
          <table:table-cell table:number-columns-repeated="8"/>
          <table:table-cell table:style-name="ce7" table:formula="of:=[.B1095]" office:value-type="string" office:string-value="N1102">
            <text:p>N1102</text:p>
          </table:table-cell>
          <table:table-cell table:style-name="ce7" table:formula="of:=[.D1095]" office:value-type="string" office:string-value="X6840">
            <text:p>X6840</text:p>
          </table:table-cell>
          <table:table-cell table:style-name="ce7" table:formula="of:=[.F1095]" office:value-type="string" office:string-value="Y-1045.65">
            <text:p>Y-1045.65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table:formula="of:=&quot;N&quot;&amp;[.A1095]" office:value-type="string" office:string-value="N1102">
            <text:p>N1102</text:p>
          </table:table-cell>
          <table:table-cell table:formula="of:=[.C1094]+[.$J$4]" office:value-type="float" office:value="6840">
            <text:p>6840</text:p>
          </table:table-cell>
          <table:table-cell table:formula="of:= &quot;X&quot;&amp; [.C1095]" office:value-type="string" office:string-value="X6840">
            <text:p>X6840</text:p>
          </table:table-cell>
          <table:table-cell table:formula="of:=[.E1094]+[.$J$5]" office:value-type="float" office:value="-1045.65">
            <text:p>-1045.65</text:p>
          </table:table-cell>
          <table:table-cell table:formula="of:=&quot;Y&quot; &amp; [.E1095]" office:value-type="string" office:string-value="Y-1045.65">
            <text:p>Y-1045.65</text:p>
          </table:table-cell>
          <table:table-cell table:number-columns-repeated="8"/>
          <table:table-cell table:style-name="ce7" table:formula="of:=[.B1096]" office:value-type="string" office:string-value="N1103">
            <text:p>N1103</text:p>
          </table:table-cell>
          <table:table-cell table:style-name="ce7" table:formula="of:=[.D1096]" office:value-type="string" office:string-value="X6844">
            <text:p>X6844</text:p>
          </table:table-cell>
          <table:table-cell table:style-name="ce7" table:formula="of:=[.F1096]" office:value-type="string" office:string-value="Y-1048.525">
            <text:p>Y-1048.525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table:formula="of:=&quot;N&quot;&amp;[.A1096]" office:value-type="string" office:string-value="N1103">
            <text:p>N1103</text:p>
          </table:table-cell>
          <table:table-cell table:formula="of:=[.C1095]+[.$J$4]" office:value-type="float" office:value="6844">
            <text:p>6844</text:p>
          </table:table-cell>
          <table:table-cell table:formula="of:= &quot;X&quot;&amp; [.C1096]" office:value-type="string" office:string-value="X6844">
            <text:p>X6844</text:p>
          </table:table-cell>
          <table:table-cell table:formula="of:=[.E1095]+[.$J$5]" office:value-type="float" office:value="-1048.525">
            <text:p>-1048.525</text:p>
          </table:table-cell>
          <table:table-cell table:formula="of:=&quot;Y&quot; &amp; [.E1096]" office:value-type="string" office:string-value="Y-1048.525">
            <text:p>Y-1048.525</text:p>
          </table:table-cell>
          <table:table-cell table:number-columns-repeated="8"/>
          <table:table-cell table:style-name="ce7" table:formula="of:=[.B1097]" office:value-type="string" office:string-value="N1104">
            <text:p>N1104</text:p>
          </table:table-cell>
          <table:table-cell table:style-name="ce7" table:formula="of:=[.D1097]" office:value-type="string" office:string-value="X6848">
            <text:p>X6848</text:p>
          </table:table-cell>
          <table:table-cell table:style-name="ce7" table:formula="of:=[.F1097]" office:value-type="string" office:string-value="Y-1051.4">
            <text:p>Y-1051.4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table:formula="of:=&quot;N&quot;&amp;[.A1097]" office:value-type="string" office:string-value="N1104">
            <text:p>N1104</text:p>
          </table:table-cell>
          <table:table-cell table:formula="of:=[.C1096]+[.$J$4]" office:value-type="float" office:value="6848">
            <text:p>6848</text:p>
          </table:table-cell>
          <table:table-cell table:formula="of:= &quot;X&quot;&amp; [.C1097]" office:value-type="string" office:string-value="X6848">
            <text:p>X6848</text:p>
          </table:table-cell>
          <table:table-cell table:formula="of:=[.E1096]+[.$J$5]" office:value-type="float" office:value="-1051.4">
            <text:p>-1051.4</text:p>
          </table:table-cell>
          <table:table-cell table:formula="of:=&quot;Y&quot; &amp; [.E1097]" office:value-type="string" office:string-value="Y-1051.4">
            <text:p>Y-1051.4</text:p>
          </table:table-cell>
          <table:table-cell table:number-columns-repeated="8"/>
          <table:table-cell table:style-name="ce7" table:formula="of:=[.B1098]" office:value-type="string" office:string-value="N1105">
            <text:p>N1105</text:p>
          </table:table-cell>
          <table:table-cell table:style-name="ce7" table:formula="of:=[.D1098]" office:value-type="string" office:string-value="X6852">
            <text:p>X6852</text:p>
          </table:table-cell>
          <table:table-cell table:style-name="ce7" table:formula="of:=[.F1098]" office:value-type="string" office:string-value="Y-1054.275">
            <text:p>Y-1054.275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table:formula="of:=&quot;N&quot;&amp;[.A1098]" office:value-type="string" office:string-value="N1105">
            <text:p>N1105</text:p>
          </table:table-cell>
          <table:table-cell table:formula="of:=[.C1097]+[.$J$4]" office:value-type="float" office:value="6852">
            <text:p>6852</text:p>
          </table:table-cell>
          <table:table-cell table:formula="of:= &quot;X&quot;&amp; [.C1098]" office:value-type="string" office:string-value="X6852">
            <text:p>X6852</text:p>
          </table:table-cell>
          <table:table-cell table:formula="of:=[.E1097]+[.$J$5]" office:value-type="float" office:value="-1054.275">
            <text:p>-1054.275</text:p>
          </table:table-cell>
          <table:table-cell table:formula="of:=&quot;Y&quot; &amp; [.E1098]" office:value-type="string" office:string-value="Y-1054.275">
            <text:p>Y-1054.275</text:p>
          </table:table-cell>
          <table:table-cell table:number-columns-repeated="8"/>
          <table:table-cell table:style-name="ce7" table:formula="of:=[.B1099]" office:value-type="string" office:string-value="N1106">
            <text:p>N1106</text:p>
          </table:table-cell>
          <table:table-cell table:style-name="ce7" table:formula="of:=[.D1099]" office:value-type="string" office:string-value="X6856">
            <text:p>X6856</text:p>
          </table:table-cell>
          <table:table-cell table:style-name="ce7" table:formula="of:=[.F1099]" office:value-type="string" office:string-value="Y-1057.15">
            <text:p>Y-1057.15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table:formula="of:=&quot;N&quot;&amp;[.A1099]" office:value-type="string" office:string-value="N1106">
            <text:p>N1106</text:p>
          </table:table-cell>
          <table:table-cell table:formula="of:=[.C1098]+[.$J$4]" office:value-type="float" office:value="6856">
            <text:p>6856</text:p>
          </table:table-cell>
          <table:table-cell table:formula="of:= &quot;X&quot;&amp; [.C1099]" office:value-type="string" office:string-value="X6856">
            <text:p>X6856</text:p>
          </table:table-cell>
          <table:table-cell table:formula="of:=[.E1098]+[.$J$5]" office:value-type="float" office:value="-1057.15">
            <text:p>-1057.15</text:p>
          </table:table-cell>
          <table:table-cell table:formula="of:=&quot;Y&quot; &amp; [.E1099]" office:value-type="string" office:string-value="Y-1057.15">
            <text:p>Y-1057.15</text:p>
          </table:table-cell>
          <table:table-cell table:number-columns-repeated="8"/>
          <table:table-cell table:style-name="ce7" table:formula="of:=[.B1100]" office:value-type="string" office:string-value="N1107">
            <text:p>N1107</text:p>
          </table:table-cell>
          <table:table-cell table:style-name="ce7" table:formula="of:=[.D1100]" office:value-type="string" office:string-value="X6860">
            <text:p>X6860</text:p>
          </table:table-cell>
          <table:table-cell table:style-name="ce7" table:formula="of:=[.F1100]" office:value-type="string" office:string-value="Y-1060.025">
            <text:p>Y-1060.025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table:formula="of:=&quot;N&quot;&amp;[.A1100]" office:value-type="string" office:string-value="N1107">
            <text:p>N1107</text:p>
          </table:table-cell>
          <table:table-cell table:formula="of:=[.C1099]+[.$J$4]" office:value-type="float" office:value="6860">
            <text:p>6860</text:p>
          </table:table-cell>
          <table:table-cell table:formula="of:= &quot;X&quot;&amp; [.C1100]" office:value-type="string" office:string-value="X6860">
            <text:p>X6860</text:p>
          </table:table-cell>
          <table:table-cell table:formula="of:=[.E1099]+[.$J$5]" office:value-type="float" office:value="-1060.025">
            <text:p>-1060.025</text:p>
          </table:table-cell>
          <table:table-cell table:formula="of:=&quot;Y&quot; &amp; [.E1100]" office:value-type="string" office:string-value="Y-1060.025">
            <text:p>Y-1060.025</text:p>
          </table:table-cell>
          <table:table-cell table:number-columns-repeated="8"/>
          <table:table-cell table:style-name="ce7" table:formula="of:=[.B1101]" office:value-type="string" office:string-value="N1108">
            <text:p>N1108</text:p>
          </table:table-cell>
          <table:table-cell table:style-name="ce7" table:formula="of:=[.D1101]" office:value-type="string" office:string-value="X6864">
            <text:p>X6864</text:p>
          </table:table-cell>
          <table:table-cell table:style-name="ce7" table:formula="of:=[.F1101]" office:value-type="string" office:string-value="Y-1062.9">
            <text:p>Y-1062.9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table:formula="of:=&quot;N&quot;&amp;[.A1101]" office:value-type="string" office:string-value="N1108">
            <text:p>N1108</text:p>
          </table:table-cell>
          <table:table-cell table:formula="of:=[.C1100]+[.$J$4]" office:value-type="float" office:value="6864">
            <text:p>6864</text:p>
          </table:table-cell>
          <table:table-cell table:formula="of:= &quot;X&quot;&amp; [.C1101]" office:value-type="string" office:string-value="X6864">
            <text:p>X6864</text:p>
          </table:table-cell>
          <table:table-cell table:formula="of:=[.E1100]+[.$J$5]" office:value-type="float" office:value="-1062.9">
            <text:p>-1062.9</text:p>
          </table:table-cell>
          <table:table-cell table:formula="of:=&quot;Y&quot; &amp; [.E1101]" office:value-type="string" office:string-value="Y-1062.9">
            <text:p>Y-1062.9</text:p>
          </table:table-cell>
          <table:table-cell table:number-columns-repeated="8"/>
          <table:table-cell table:style-name="ce7" table:formula="of:=[.B1102]" office:value-type="string" office:string-value="N1109">
            <text:p>N1109</text:p>
          </table:table-cell>
          <table:table-cell table:style-name="ce7" table:formula="of:=[.D1102]" office:value-type="string" office:string-value="X6868">
            <text:p>X6868</text:p>
          </table:table-cell>
          <table:table-cell table:style-name="ce7" table:formula="of:=[.F1102]" office:value-type="string" office:string-value="Y-1065.775">
            <text:p>Y-1065.775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table:formula="of:=&quot;N&quot;&amp;[.A1102]" office:value-type="string" office:string-value="N1109">
            <text:p>N1109</text:p>
          </table:table-cell>
          <table:table-cell table:formula="of:=[.C1101]+[.$J$4]" office:value-type="float" office:value="6868">
            <text:p>6868</text:p>
          </table:table-cell>
          <table:table-cell table:formula="of:= &quot;X&quot;&amp; [.C1102]" office:value-type="string" office:string-value="X6868">
            <text:p>X6868</text:p>
          </table:table-cell>
          <table:table-cell table:formula="of:=[.E1101]+[.$J$5]" office:value-type="float" office:value="-1065.775">
            <text:p>-1065.775</text:p>
          </table:table-cell>
          <table:table-cell table:formula="of:=&quot;Y&quot; &amp; [.E1102]" office:value-type="string" office:string-value="Y-1065.775">
            <text:p>Y-1065.775</text:p>
          </table:table-cell>
          <table:table-cell table:number-columns-repeated="8"/>
          <table:table-cell table:style-name="ce7" table:formula="of:=[.B1103]" office:value-type="string" office:string-value="N1110">
            <text:p>N1110</text:p>
          </table:table-cell>
          <table:table-cell table:style-name="ce7" table:formula="of:=[.D1103]" office:value-type="string" office:string-value="X6872">
            <text:p>X6872</text:p>
          </table:table-cell>
          <table:table-cell table:style-name="ce7" table:formula="of:=[.F1103]" office:value-type="string" office:string-value="Y-1068.65">
            <text:p>Y-1068.65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formula="of:=&quot;N&quot;&amp;[.A1103]" office:value-type="string" office:string-value="N1110">
            <text:p>N1110</text:p>
          </table:table-cell>
          <table:table-cell table:formula="of:=[.C1102]+[.$J$4]" office:value-type="float" office:value="6872">
            <text:p>6872</text:p>
          </table:table-cell>
          <table:table-cell table:formula="of:= &quot;X&quot;&amp; [.C1103]" office:value-type="string" office:string-value="X6872">
            <text:p>X6872</text:p>
          </table:table-cell>
          <table:table-cell table:formula="of:=[.E1102]+[.$J$5]" office:value-type="float" office:value="-1068.65">
            <text:p>-1068.65</text:p>
          </table:table-cell>
          <table:table-cell table:formula="of:=&quot;Y&quot; &amp; [.E1103]" office:value-type="string" office:string-value="Y-1068.65">
            <text:p>Y-1068.65</text:p>
          </table:table-cell>
          <table:table-cell table:number-columns-repeated="8"/>
          <table:table-cell table:style-name="ce7" table:formula="of:=[.B1104]" office:value-type="string" office:string-value="N1111">
            <text:p>N1111</text:p>
          </table:table-cell>
          <table:table-cell table:style-name="ce7" table:formula="of:=[.D1104]" office:value-type="string" office:string-value="X6876">
            <text:p>X6876</text:p>
          </table:table-cell>
          <table:table-cell table:style-name="ce7" table:formula="of:=[.F1104]" office:value-type="string" office:string-value="Y-1071.525">
            <text:p>Y-1071.525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table:formula="of:=&quot;N&quot;&amp;[.A1104]" office:value-type="string" office:string-value="N1111">
            <text:p>N1111</text:p>
          </table:table-cell>
          <table:table-cell table:formula="of:=[.C1103]+[.$J$4]" office:value-type="float" office:value="6876">
            <text:p>6876</text:p>
          </table:table-cell>
          <table:table-cell table:formula="of:= &quot;X&quot;&amp; [.C1104]" office:value-type="string" office:string-value="X6876">
            <text:p>X6876</text:p>
          </table:table-cell>
          <table:table-cell table:formula="of:=[.E1103]+[.$J$5]" office:value-type="float" office:value="-1071.525">
            <text:p>-1071.525</text:p>
          </table:table-cell>
          <table:table-cell table:formula="of:=&quot;Y&quot; &amp; [.E1104]" office:value-type="string" office:string-value="Y-1071.525">
            <text:p>Y-1071.525</text:p>
          </table:table-cell>
          <table:table-cell table:number-columns-repeated="8"/>
          <table:table-cell table:style-name="ce7" table:formula="of:=[.B1105]" office:value-type="string" office:string-value="N1112">
            <text:p>N1112</text:p>
          </table:table-cell>
          <table:table-cell table:style-name="ce7" table:formula="of:=[.D1105]" office:value-type="string" office:string-value="X6880">
            <text:p>X6880</text:p>
          </table:table-cell>
          <table:table-cell table:style-name="ce7" table:formula="of:=[.F1105]" office:value-type="string" office:string-value="Y-1074.4">
            <text:p>Y-1074.4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table:formula="of:=&quot;N&quot;&amp;[.A1105]" office:value-type="string" office:string-value="N1112">
            <text:p>N1112</text:p>
          </table:table-cell>
          <table:table-cell table:formula="of:=[.C1104]+[.$J$4]" office:value-type="float" office:value="6880">
            <text:p>6880</text:p>
          </table:table-cell>
          <table:table-cell table:formula="of:= &quot;X&quot;&amp; [.C1105]" office:value-type="string" office:string-value="X6880">
            <text:p>X6880</text:p>
          </table:table-cell>
          <table:table-cell table:formula="of:=[.E1104]+[.$J$5]" office:value-type="float" office:value="-1074.4">
            <text:p>-1074.4</text:p>
          </table:table-cell>
          <table:table-cell table:formula="of:=&quot;Y&quot; &amp; [.E1105]" office:value-type="string" office:string-value="Y-1074.4">
            <text:p>Y-1074.4</text:p>
          </table:table-cell>
          <table:table-cell table:number-columns-repeated="8"/>
          <table:table-cell table:style-name="ce7" table:formula="of:=[.B1106]" office:value-type="string" office:string-value="N1113">
            <text:p>N1113</text:p>
          </table:table-cell>
          <table:table-cell table:style-name="ce7" table:formula="of:=[.D1106]" office:value-type="string" office:string-value="X6884">
            <text:p>X6884</text:p>
          </table:table-cell>
          <table:table-cell table:style-name="ce7" table:formula="of:=[.F1106]" office:value-type="string" office:string-value="Y-1077.275">
            <text:p>Y-1077.275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table:formula="of:=&quot;N&quot;&amp;[.A1106]" office:value-type="string" office:string-value="N1113">
            <text:p>N1113</text:p>
          </table:table-cell>
          <table:table-cell table:formula="of:=[.C1105]+[.$J$4]" office:value-type="float" office:value="6884">
            <text:p>6884</text:p>
          </table:table-cell>
          <table:table-cell table:formula="of:= &quot;X&quot;&amp; [.C1106]" office:value-type="string" office:string-value="X6884">
            <text:p>X6884</text:p>
          </table:table-cell>
          <table:table-cell table:formula="of:=[.E1105]+[.$J$5]" office:value-type="float" office:value="-1077.275">
            <text:p>-1077.275</text:p>
          </table:table-cell>
          <table:table-cell table:formula="of:=&quot;Y&quot; &amp; [.E1106]" office:value-type="string" office:string-value="Y-1077.275">
            <text:p>Y-1077.275</text:p>
          </table:table-cell>
          <table:table-cell table:number-columns-repeated="8"/>
          <table:table-cell table:style-name="ce7" table:formula="of:=[.B1107]" office:value-type="string" office:string-value="N1114">
            <text:p>N1114</text:p>
          </table:table-cell>
          <table:table-cell table:style-name="ce7" table:formula="of:=[.D1107]" office:value-type="string" office:string-value="X6888">
            <text:p>X6888</text:p>
          </table:table-cell>
          <table:table-cell table:style-name="ce7" table:formula="of:=[.F1107]" office:value-type="string" office:string-value="Y-1080.15">
            <text:p>Y-1080.15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formula="of:=&quot;N&quot;&amp;[.A1107]" office:value-type="string" office:string-value="N1114">
            <text:p>N1114</text:p>
          </table:table-cell>
          <table:table-cell table:formula="of:=[.C1106]+[.$J$4]" office:value-type="float" office:value="6888">
            <text:p>6888</text:p>
          </table:table-cell>
          <table:table-cell table:formula="of:= &quot;X&quot;&amp; [.C1107]" office:value-type="string" office:string-value="X6888">
            <text:p>X6888</text:p>
          </table:table-cell>
          <table:table-cell table:formula="of:=[.E1106]+[.$J$5]" office:value-type="float" office:value="-1080.15">
            <text:p>-1080.15</text:p>
          </table:table-cell>
          <table:table-cell table:formula="of:=&quot;Y&quot; &amp; [.E1107]" office:value-type="string" office:string-value="Y-1080.15">
            <text:p>Y-1080.15</text:p>
          </table:table-cell>
          <table:table-cell table:number-columns-repeated="8"/>
          <table:table-cell table:style-name="ce7" table:formula="of:=[.B1108]" office:value-type="string" office:string-value="N1115">
            <text:p>N1115</text:p>
          </table:table-cell>
          <table:table-cell table:style-name="ce7" table:formula="of:=[.D1108]" office:value-type="string" office:string-value="X6892">
            <text:p>X6892</text:p>
          </table:table-cell>
          <table:table-cell table:style-name="ce7" table:formula="of:=[.F1108]" office:value-type="string" office:string-value="Y-1083.025">
            <text:p>Y-1083.025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table:formula="of:=&quot;N&quot;&amp;[.A1108]" office:value-type="string" office:string-value="N1115">
            <text:p>N1115</text:p>
          </table:table-cell>
          <table:table-cell table:formula="of:=[.C1107]+[.$J$4]" office:value-type="float" office:value="6892">
            <text:p>6892</text:p>
          </table:table-cell>
          <table:table-cell table:formula="of:= &quot;X&quot;&amp; [.C1108]" office:value-type="string" office:string-value="X6892">
            <text:p>X6892</text:p>
          </table:table-cell>
          <table:table-cell table:formula="of:=[.E1107]+[.$J$5]" office:value-type="float" office:value="-1083.025">
            <text:p>-1083.025</text:p>
          </table:table-cell>
          <table:table-cell table:formula="of:=&quot;Y&quot; &amp; [.E1108]" office:value-type="string" office:string-value="Y-1083.025">
            <text:p>Y-1083.025</text:p>
          </table:table-cell>
          <table:table-cell table:number-columns-repeated="8"/>
          <table:table-cell table:style-name="ce7" table:formula="of:=[.B1109]" office:value-type="string" office:string-value="N1116">
            <text:p>N1116</text:p>
          </table:table-cell>
          <table:table-cell table:style-name="ce7" table:formula="of:=[.D1109]" office:value-type="string" office:string-value="X6896">
            <text:p>X6896</text:p>
          </table:table-cell>
          <table:table-cell table:style-name="ce7" table:formula="of:=[.F1109]" office:value-type="string" office:string-value="Y-1085.9">
            <text:p>Y-1085.9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table:formula="of:=&quot;N&quot;&amp;[.A1109]" office:value-type="string" office:string-value="N1116">
            <text:p>N1116</text:p>
          </table:table-cell>
          <table:table-cell table:formula="of:=[.C1108]+[.$J$4]" office:value-type="float" office:value="6896">
            <text:p>6896</text:p>
          </table:table-cell>
          <table:table-cell table:formula="of:= &quot;X&quot;&amp; [.C1109]" office:value-type="string" office:string-value="X6896">
            <text:p>X6896</text:p>
          </table:table-cell>
          <table:table-cell table:formula="of:=[.E1108]+[.$J$5]" office:value-type="float" office:value="-1085.9">
            <text:p>-1085.9</text:p>
          </table:table-cell>
          <table:table-cell table:formula="of:=&quot;Y&quot; &amp; [.E1109]" office:value-type="string" office:string-value="Y-1085.9">
            <text:p>Y-1085.9</text:p>
          </table:table-cell>
          <table:table-cell table:number-columns-repeated="8"/>
          <table:table-cell table:style-name="ce7" table:formula="of:=[.B1110]" office:value-type="string" office:string-value="N1117">
            <text:p>N1117</text:p>
          </table:table-cell>
          <table:table-cell table:style-name="ce7" table:formula="of:=[.D1110]" office:value-type="string" office:string-value="X6900">
            <text:p>X6900</text:p>
          </table:table-cell>
          <table:table-cell table:style-name="ce7" table:formula="of:=[.F1110]" office:value-type="string" office:string-value="Y-1088.775">
            <text:p>Y-1088.775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table:formula="of:=&quot;N&quot;&amp;[.A1110]" office:value-type="string" office:string-value="N1117">
            <text:p>N1117</text:p>
          </table:table-cell>
          <table:table-cell table:formula="of:=[.C1109]+[.$J$4]" office:value-type="float" office:value="6900">
            <text:p>6900</text:p>
          </table:table-cell>
          <table:table-cell table:formula="of:= &quot;X&quot;&amp; [.C1110]" office:value-type="string" office:string-value="X6900">
            <text:p>X6900</text:p>
          </table:table-cell>
          <table:table-cell table:formula="of:=[.E1109]+[.$J$5]" office:value-type="float" office:value="-1088.775">
            <text:p>-1088.775</text:p>
          </table:table-cell>
          <table:table-cell table:formula="of:=&quot;Y&quot; &amp; [.E1110]" office:value-type="string" office:string-value="Y-1088.775">
            <text:p>Y-1088.775</text:p>
          </table:table-cell>
          <table:table-cell table:number-columns-repeated="8"/>
          <table:table-cell table:style-name="ce7" table:formula="of:=[.B1111]" office:value-type="string" office:string-value="N1118">
            <text:p>N1118</text:p>
          </table:table-cell>
          <table:table-cell table:style-name="ce7" table:formula="of:=[.D1111]" office:value-type="string" office:string-value="X6904">
            <text:p>X6904</text:p>
          </table:table-cell>
          <table:table-cell table:style-name="ce7" table:formula="of:=[.F1111]" office:value-type="string" office:string-value="Y-1091.65">
            <text:p>Y-1091.65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table:formula="of:=&quot;N&quot;&amp;[.A1111]" office:value-type="string" office:string-value="N1118">
            <text:p>N1118</text:p>
          </table:table-cell>
          <table:table-cell table:formula="of:=[.C1110]+[.$J$4]" office:value-type="float" office:value="6904">
            <text:p>6904</text:p>
          </table:table-cell>
          <table:table-cell table:formula="of:= &quot;X&quot;&amp; [.C1111]" office:value-type="string" office:string-value="X6904">
            <text:p>X6904</text:p>
          </table:table-cell>
          <table:table-cell table:formula="of:=[.E1110]+[.$J$5]" office:value-type="float" office:value="-1091.65">
            <text:p>-1091.65</text:p>
          </table:table-cell>
          <table:table-cell table:formula="of:=&quot;Y&quot; &amp; [.E1111]" office:value-type="string" office:string-value="Y-1091.65">
            <text:p>Y-1091.65</text:p>
          </table:table-cell>
          <table:table-cell table:number-columns-repeated="8"/>
          <table:table-cell table:style-name="ce7" table:formula="of:=[.B1112]" office:value-type="string" office:string-value="N1119">
            <text:p>N1119</text:p>
          </table:table-cell>
          <table:table-cell table:style-name="ce7" table:formula="of:=[.D1112]" office:value-type="string" office:string-value="X6908">
            <text:p>X6908</text:p>
          </table:table-cell>
          <table:table-cell table:style-name="ce7" table:formula="of:=[.F1112]" office:value-type="string" office:string-value="Y-1094.525">
            <text:p>Y-1094.525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table:formula="of:=&quot;N&quot;&amp;[.A1112]" office:value-type="string" office:string-value="N1119">
            <text:p>N1119</text:p>
          </table:table-cell>
          <table:table-cell table:formula="of:=[.C1111]+[.$J$4]" office:value-type="float" office:value="6908">
            <text:p>6908</text:p>
          </table:table-cell>
          <table:table-cell table:formula="of:= &quot;X&quot;&amp; [.C1112]" office:value-type="string" office:string-value="X6908">
            <text:p>X6908</text:p>
          </table:table-cell>
          <table:table-cell table:formula="of:=[.E1111]+[.$J$5]" office:value-type="float" office:value="-1094.525">
            <text:p>-1094.525</text:p>
          </table:table-cell>
          <table:table-cell table:formula="of:=&quot;Y&quot; &amp; [.E1112]" office:value-type="string" office:string-value="Y-1094.525">
            <text:p>Y-1094.525</text:p>
          </table:table-cell>
          <table:table-cell table:number-columns-repeated="8"/>
          <table:table-cell table:style-name="ce7" table:formula="of:=[.B1113]" office:value-type="string" office:string-value="N1120">
            <text:p>N1120</text:p>
          </table:table-cell>
          <table:table-cell table:style-name="ce7" table:formula="of:=[.D1113]" office:value-type="string" office:string-value="X6912">
            <text:p>X6912</text:p>
          </table:table-cell>
          <table:table-cell table:style-name="ce7" table:formula="of:=[.F1113]" office:value-type="string" office:string-value="Y-1097.4">
            <text:p>Y-1097.4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formula="of:=&quot;N&quot;&amp;[.A1113]" office:value-type="string" office:string-value="N1120">
            <text:p>N1120</text:p>
          </table:table-cell>
          <table:table-cell table:formula="of:=[.C1112]+[.$J$4]" office:value-type="float" office:value="6912">
            <text:p>6912</text:p>
          </table:table-cell>
          <table:table-cell table:formula="of:= &quot;X&quot;&amp; [.C1113]" office:value-type="string" office:string-value="X6912">
            <text:p>X6912</text:p>
          </table:table-cell>
          <table:table-cell table:formula="of:=[.E1112]+[.$J$5]" office:value-type="float" office:value="-1097.4">
            <text:p>-1097.4</text:p>
          </table:table-cell>
          <table:table-cell table:formula="of:=&quot;Y&quot; &amp; [.E1113]" office:value-type="string" office:string-value="Y-1097.4">
            <text:p>Y-1097.4</text:p>
          </table:table-cell>
          <table:table-cell table:number-columns-repeated="8"/>
          <table:table-cell table:style-name="ce7" table:formula="of:=[.B1114]" office:value-type="string" office:string-value="N1121">
            <text:p>N1121</text:p>
          </table:table-cell>
          <table:table-cell table:style-name="ce7" table:formula="of:=[.D1114]" office:value-type="string" office:string-value="X6916">
            <text:p>X6916</text:p>
          </table:table-cell>
          <table:table-cell table:style-name="ce7" table:formula="of:=[.F1114]" office:value-type="string" office:string-value="Y-1100.275">
            <text:p>Y-1100.275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table:formula="of:=&quot;N&quot;&amp;[.A1114]" office:value-type="string" office:string-value="N1121">
            <text:p>N1121</text:p>
          </table:table-cell>
          <table:table-cell table:formula="of:=[.C1113]+[.$J$4]" office:value-type="float" office:value="6916">
            <text:p>6916</text:p>
          </table:table-cell>
          <table:table-cell table:formula="of:= &quot;X&quot;&amp; [.C1114]" office:value-type="string" office:string-value="X6916">
            <text:p>X6916</text:p>
          </table:table-cell>
          <table:table-cell table:formula="of:=[.E1113]+[.$J$5]" office:value-type="float" office:value="-1100.275">
            <text:p>-1100.275</text:p>
          </table:table-cell>
          <table:table-cell table:formula="of:=&quot;Y&quot; &amp; [.E1114]" office:value-type="string" office:string-value="Y-1100.275">
            <text:p>Y-1100.275</text:p>
          </table:table-cell>
          <table:table-cell table:number-columns-repeated="8"/>
          <table:table-cell table:style-name="ce7" table:formula="of:=[.B1115]" office:value-type="string" office:string-value="N1122">
            <text:p>N1122</text:p>
          </table:table-cell>
          <table:table-cell table:style-name="ce7" table:formula="of:=[.D1115]" office:value-type="string" office:string-value="X6920">
            <text:p>X6920</text:p>
          </table:table-cell>
          <table:table-cell table:style-name="ce7" table:formula="of:=[.F1115]" office:value-type="string" office:string-value="Y-1103.15">
            <text:p>Y-1103.15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table:formula="of:=&quot;N&quot;&amp;[.A1115]" office:value-type="string" office:string-value="N1122">
            <text:p>N1122</text:p>
          </table:table-cell>
          <table:table-cell table:formula="of:=[.C1114]+[.$J$4]" office:value-type="float" office:value="6920">
            <text:p>6920</text:p>
          </table:table-cell>
          <table:table-cell table:formula="of:= &quot;X&quot;&amp; [.C1115]" office:value-type="string" office:string-value="X6920">
            <text:p>X6920</text:p>
          </table:table-cell>
          <table:table-cell table:formula="of:=[.E1114]+[.$J$5]" office:value-type="float" office:value="-1103.15">
            <text:p>-1103.15</text:p>
          </table:table-cell>
          <table:table-cell table:formula="of:=&quot;Y&quot; &amp; [.E1115]" office:value-type="string" office:string-value="Y-1103.15">
            <text:p>Y-1103.15</text:p>
          </table:table-cell>
          <table:table-cell table:number-columns-repeated="8"/>
          <table:table-cell table:style-name="ce7" table:formula="of:=[.B1116]" office:value-type="string" office:string-value="N1123">
            <text:p>N1123</text:p>
          </table:table-cell>
          <table:table-cell table:style-name="ce7" table:formula="of:=[.D1116]" office:value-type="string" office:string-value="X6924">
            <text:p>X6924</text:p>
          </table:table-cell>
          <table:table-cell table:style-name="ce7" table:formula="of:=[.F1116]" office:value-type="string" office:string-value="Y-1106.025">
            <text:p>Y-1106.025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&quot;N&quot;&amp;[.A1116]" office:value-type="string" office:string-value="N1123">
            <text:p>N1123</text:p>
          </table:table-cell>
          <table:table-cell table:formula="of:=[.C1115]+[.$J$4]" office:value-type="float" office:value="6924">
            <text:p>6924</text:p>
          </table:table-cell>
          <table:table-cell table:formula="of:= &quot;X&quot;&amp; [.C1116]" office:value-type="string" office:string-value="X6924">
            <text:p>X6924</text:p>
          </table:table-cell>
          <table:table-cell table:formula="of:=[.E1115]+[.$J$5]" office:value-type="float" office:value="-1106.025">
            <text:p>-1106.025</text:p>
          </table:table-cell>
          <table:table-cell table:formula="of:=&quot;Y&quot; &amp; [.E1116]" office:value-type="string" office:string-value="Y-1106.025">
            <text:p>Y-1106.025</text:p>
          </table:table-cell>
          <table:table-cell table:number-columns-repeated="8"/>
          <table:table-cell table:style-name="ce7" table:formula="of:=[.B1117]" office:value-type="string" office:string-value="N1124">
            <text:p>N1124</text:p>
          </table:table-cell>
          <table:table-cell table:style-name="ce7" table:formula="of:=[.D1117]" office:value-type="string" office:string-value="X6928">
            <text:p>X6928</text:p>
          </table:table-cell>
          <table:table-cell table:style-name="ce7" table:formula="of:=[.F1117]" office:value-type="string" office:string-value="Y-1108.9">
            <text:p>Y-1108.9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table:formula="of:=&quot;N&quot;&amp;[.A1117]" office:value-type="string" office:string-value="N1124">
            <text:p>N1124</text:p>
          </table:table-cell>
          <table:table-cell table:formula="of:=[.C1116]+[.$J$4]" office:value-type="float" office:value="6928">
            <text:p>6928</text:p>
          </table:table-cell>
          <table:table-cell table:formula="of:= &quot;X&quot;&amp; [.C1117]" office:value-type="string" office:string-value="X6928">
            <text:p>X6928</text:p>
          </table:table-cell>
          <table:table-cell table:formula="of:=[.E1116]+[.$J$5]" office:value-type="float" office:value="-1108.9">
            <text:p>-1108.9</text:p>
          </table:table-cell>
          <table:table-cell table:formula="of:=&quot;Y&quot; &amp; [.E1117]" office:value-type="string" office:string-value="Y-1108.9">
            <text:p>Y-1108.9</text:p>
          </table:table-cell>
          <table:table-cell table:number-columns-repeated="8"/>
          <table:table-cell table:style-name="ce7" table:formula="of:=[.B1118]" office:value-type="string" office:string-value="N1125">
            <text:p>N1125</text:p>
          </table:table-cell>
          <table:table-cell table:style-name="ce7" table:formula="of:=[.D1118]" office:value-type="string" office:string-value="X6932">
            <text:p>X6932</text:p>
          </table:table-cell>
          <table:table-cell table:style-name="ce7" table:formula="of:=[.F1118]" office:value-type="string" office:string-value="Y-1111.775">
            <text:p>Y-1111.775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table:formula="of:=&quot;N&quot;&amp;[.A1118]" office:value-type="string" office:string-value="N1125">
            <text:p>N1125</text:p>
          </table:table-cell>
          <table:table-cell table:formula="of:=[.C1117]+[.$J$4]" office:value-type="float" office:value="6932">
            <text:p>6932</text:p>
          </table:table-cell>
          <table:table-cell table:formula="of:= &quot;X&quot;&amp; [.C1118]" office:value-type="string" office:string-value="X6932">
            <text:p>X6932</text:p>
          </table:table-cell>
          <table:table-cell table:formula="of:=[.E1117]+[.$J$5]" office:value-type="float" office:value="-1111.775">
            <text:p>-1111.775</text:p>
          </table:table-cell>
          <table:table-cell table:formula="of:=&quot;Y&quot; &amp; [.E1118]" office:value-type="string" office:string-value="Y-1111.775">
            <text:p>Y-1111.775</text:p>
          </table:table-cell>
          <table:table-cell table:number-columns-repeated="8"/>
          <table:table-cell table:style-name="ce7" table:formula="of:=[.B1119]" office:value-type="string" office:string-value="N1126">
            <text:p>N1126</text:p>
          </table:table-cell>
          <table:table-cell table:style-name="ce7" table:formula="of:=[.D1119]" office:value-type="string" office:string-value="X6936">
            <text:p>X6936</text:p>
          </table:table-cell>
          <table:table-cell table:style-name="ce7" table:formula="of:=[.F1119]" office:value-type="string" office:string-value="Y-1114.65">
            <text:p>Y-1114.65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table:formula="of:=&quot;N&quot;&amp;[.A1119]" office:value-type="string" office:string-value="N1126">
            <text:p>N1126</text:p>
          </table:table-cell>
          <table:table-cell table:formula="of:=[.C1118]+[.$J$4]" office:value-type="float" office:value="6936">
            <text:p>6936</text:p>
          </table:table-cell>
          <table:table-cell table:formula="of:= &quot;X&quot;&amp; [.C1119]" office:value-type="string" office:string-value="X6936">
            <text:p>X6936</text:p>
          </table:table-cell>
          <table:table-cell table:formula="of:=[.E1118]+[.$J$5]" office:value-type="float" office:value="-1114.65">
            <text:p>-1114.65</text:p>
          </table:table-cell>
          <table:table-cell table:formula="of:=&quot;Y&quot; &amp; [.E1119]" office:value-type="string" office:string-value="Y-1114.65">
            <text:p>Y-1114.65</text:p>
          </table:table-cell>
          <table:table-cell table:number-columns-repeated="8"/>
          <table:table-cell table:style-name="ce7" table:formula="of:=[.B1120]" office:value-type="string" office:string-value="N1127">
            <text:p>N1127</text:p>
          </table:table-cell>
          <table:table-cell table:style-name="ce7" table:formula="of:=[.D1120]" office:value-type="string" office:string-value="X6940">
            <text:p>X6940</text:p>
          </table:table-cell>
          <table:table-cell table:style-name="ce7" table:formula="of:=[.F1120]" office:value-type="string" office:string-value="Y-1117.525">
            <text:p>Y-1117.525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table:formula="of:=&quot;N&quot;&amp;[.A1120]" office:value-type="string" office:string-value="N1127">
            <text:p>N1127</text:p>
          </table:table-cell>
          <table:table-cell table:formula="of:=[.C1119]+[.$J$4]" office:value-type="float" office:value="6940">
            <text:p>6940</text:p>
          </table:table-cell>
          <table:table-cell table:formula="of:= &quot;X&quot;&amp; [.C1120]" office:value-type="string" office:string-value="X6940">
            <text:p>X6940</text:p>
          </table:table-cell>
          <table:table-cell table:formula="of:=[.E1119]+[.$J$5]" office:value-type="float" office:value="-1117.525">
            <text:p>-1117.525</text:p>
          </table:table-cell>
          <table:table-cell table:formula="of:=&quot;Y&quot; &amp; [.E1120]" office:value-type="string" office:string-value="Y-1117.525">
            <text:p>Y-1117.525</text:p>
          </table:table-cell>
          <table:table-cell table:number-columns-repeated="8"/>
          <table:table-cell table:style-name="ce7" table:formula="of:=[.B1121]" office:value-type="string" office:string-value="N1128">
            <text:p>N1128</text:p>
          </table:table-cell>
          <table:table-cell table:style-name="ce7" table:formula="of:=[.D1121]" office:value-type="string" office:string-value="X6944">
            <text:p>X6944</text:p>
          </table:table-cell>
          <table:table-cell table:style-name="ce7" table:formula="of:=[.F1121]" office:value-type="string" office:string-value="Y-1120.4">
            <text:p>Y-1120.4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table:formula="of:=&quot;N&quot;&amp;[.A1121]" office:value-type="string" office:string-value="N1128">
            <text:p>N1128</text:p>
          </table:table-cell>
          <table:table-cell table:formula="of:=[.C1120]+[.$J$4]" office:value-type="float" office:value="6944">
            <text:p>6944</text:p>
          </table:table-cell>
          <table:table-cell table:formula="of:= &quot;X&quot;&amp; [.C1121]" office:value-type="string" office:string-value="X6944">
            <text:p>X6944</text:p>
          </table:table-cell>
          <table:table-cell table:formula="of:=[.E1120]+[.$J$5]" office:value-type="float" office:value="-1120.4">
            <text:p>-1120.4</text:p>
          </table:table-cell>
          <table:table-cell table:formula="of:=&quot;Y&quot; &amp; [.E1121]" office:value-type="string" office:string-value="Y-1120.4">
            <text:p>Y-1120.4</text:p>
          </table:table-cell>
          <table:table-cell table:number-columns-repeated="8"/>
          <table:table-cell table:style-name="ce7" table:formula="of:=[.B1122]" office:value-type="string" office:string-value="N1129">
            <text:p>N1129</text:p>
          </table:table-cell>
          <table:table-cell table:style-name="ce7" table:formula="of:=[.D1122]" office:value-type="string" office:string-value="X6948">
            <text:p>X6948</text:p>
          </table:table-cell>
          <table:table-cell table:style-name="ce7" table:formula="of:=[.F1122]" office:value-type="string" office:string-value="Y-1123.275">
            <text:p>Y-1123.275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table:formula="of:=&quot;N&quot;&amp;[.A1122]" office:value-type="string" office:string-value="N1129">
            <text:p>N1129</text:p>
          </table:table-cell>
          <table:table-cell table:formula="of:=[.C1121]+[.$J$4]" office:value-type="float" office:value="6948">
            <text:p>6948</text:p>
          </table:table-cell>
          <table:table-cell table:formula="of:= &quot;X&quot;&amp; [.C1122]" office:value-type="string" office:string-value="X6948">
            <text:p>X6948</text:p>
          </table:table-cell>
          <table:table-cell table:formula="of:=[.E1121]+[.$J$5]" office:value-type="float" office:value="-1123.275">
            <text:p>-1123.275</text:p>
          </table:table-cell>
          <table:table-cell table:formula="of:=&quot;Y&quot; &amp; [.E1122]" office:value-type="string" office:string-value="Y-1123.275">
            <text:p>Y-1123.275</text:p>
          </table:table-cell>
          <table:table-cell table:number-columns-repeated="8"/>
          <table:table-cell table:style-name="ce7" table:formula="of:=[.B1123]" office:value-type="string" office:string-value="N1130">
            <text:p>N1130</text:p>
          </table:table-cell>
          <table:table-cell table:style-name="ce7" table:formula="of:=[.D1123]" office:value-type="string" office:string-value="X6952">
            <text:p>X6952</text:p>
          </table:table-cell>
          <table:table-cell table:style-name="ce7" table:formula="of:=[.F1123]" office:value-type="string" office:string-value="Y-1126.15">
            <text:p>Y-1126.15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table:formula="of:=&quot;N&quot;&amp;[.A1123]" office:value-type="string" office:string-value="N1130">
            <text:p>N1130</text:p>
          </table:table-cell>
          <table:table-cell table:formula="of:=[.C1122]+[.$J$4]" office:value-type="float" office:value="6952">
            <text:p>6952</text:p>
          </table:table-cell>
          <table:table-cell table:formula="of:= &quot;X&quot;&amp; [.C1123]" office:value-type="string" office:string-value="X6952">
            <text:p>X6952</text:p>
          </table:table-cell>
          <table:table-cell table:formula="of:=[.E1122]+[.$J$5]" office:value-type="float" office:value="-1126.15">
            <text:p>-1126.15</text:p>
          </table:table-cell>
          <table:table-cell table:formula="of:=&quot;Y&quot; &amp; [.E1123]" office:value-type="string" office:string-value="Y-1126.15">
            <text:p>Y-1126.15</text:p>
          </table:table-cell>
          <table:table-cell table:number-columns-repeated="8"/>
          <table:table-cell table:style-name="ce7" table:formula="of:=[.B1124]" office:value-type="string" office:string-value="N1131">
            <text:p>N1131</text:p>
          </table:table-cell>
          <table:table-cell table:style-name="ce7" table:formula="of:=[.D1124]" office:value-type="string" office:string-value="X6956">
            <text:p>X6956</text:p>
          </table:table-cell>
          <table:table-cell table:style-name="ce7" table:formula="of:=[.F1124]" office:value-type="string" office:string-value="Y-1129.025">
            <text:p>Y-1129.025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formula="of:=&quot;N&quot;&amp;[.A1124]" office:value-type="string" office:string-value="N1131">
            <text:p>N1131</text:p>
          </table:table-cell>
          <table:table-cell table:formula="of:=[.C1123]+[.$J$4]" office:value-type="float" office:value="6956">
            <text:p>6956</text:p>
          </table:table-cell>
          <table:table-cell table:formula="of:= &quot;X&quot;&amp; [.C1124]" office:value-type="string" office:string-value="X6956">
            <text:p>X6956</text:p>
          </table:table-cell>
          <table:table-cell table:formula="of:=[.E1123]+[.$J$5]" office:value-type="float" office:value="-1129.025">
            <text:p>-1129.025</text:p>
          </table:table-cell>
          <table:table-cell table:formula="of:=&quot;Y&quot; &amp; [.E1124]" office:value-type="string" office:string-value="Y-1129.025">
            <text:p>Y-1129.025</text:p>
          </table:table-cell>
          <table:table-cell table:number-columns-repeated="8"/>
          <table:table-cell table:style-name="ce7" table:formula="of:=[.B1125]" office:value-type="string" office:string-value="N1132">
            <text:p>N1132</text:p>
          </table:table-cell>
          <table:table-cell table:style-name="ce7" table:formula="of:=[.D1125]" office:value-type="string" office:string-value="X6960">
            <text:p>X6960</text:p>
          </table:table-cell>
          <table:table-cell table:style-name="ce7" table:formula="of:=[.F1125]" office:value-type="string" office:string-value="Y-1131.9">
            <text:p>Y-1131.9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table:formula="of:=&quot;N&quot;&amp;[.A1125]" office:value-type="string" office:string-value="N1132">
            <text:p>N1132</text:p>
          </table:table-cell>
          <table:table-cell table:formula="of:=[.C1124]+[.$J$4]" office:value-type="float" office:value="6960">
            <text:p>6960</text:p>
          </table:table-cell>
          <table:table-cell table:formula="of:= &quot;X&quot;&amp; [.C1125]" office:value-type="string" office:string-value="X6960">
            <text:p>X6960</text:p>
          </table:table-cell>
          <table:table-cell table:formula="of:=[.E1124]+[.$J$5]" office:value-type="float" office:value="-1131.9">
            <text:p>-1131.9</text:p>
          </table:table-cell>
          <table:table-cell table:formula="of:=&quot;Y&quot; &amp; [.E1125]" office:value-type="string" office:string-value="Y-1131.9">
            <text:p>Y-1131.9</text:p>
          </table:table-cell>
          <table:table-cell table:number-columns-repeated="8"/>
          <table:table-cell table:style-name="ce7" table:formula="of:=[.B1126]" office:value-type="string" office:string-value="N1133">
            <text:p>N1133</text:p>
          </table:table-cell>
          <table:table-cell table:style-name="ce7" table:formula="of:=[.D1126]" office:value-type="string" office:string-value="X6964">
            <text:p>X6964</text:p>
          </table:table-cell>
          <table:table-cell table:style-name="ce7" table:formula="of:=[.F1126]" office:value-type="string" office:string-value="Y-1134.775">
            <text:p>Y-1134.775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table:formula="of:=&quot;N&quot;&amp;[.A1126]" office:value-type="string" office:string-value="N1133">
            <text:p>N1133</text:p>
          </table:table-cell>
          <table:table-cell table:formula="of:=[.C1125]+[.$J$4]" office:value-type="float" office:value="6964">
            <text:p>6964</text:p>
          </table:table-cell>
          <table:table-cell table:formula="of:= &quot;X&quot;&amp; [.C1126]" office:value-type="string" office:string-value="X6964">
            <text:p>X6964</text:p>
          </table:table-cell>
          <table:table-cell table:formula="of:=[.E1125]+[.$J$5]" office:value-type="float" office:value="-1134.775">
            <text:p>-1134.775</text:p>
          </table:table-cell>
          <table:table-cell table:formula="of:=&quot;Y&quot; &amp; [.E1126]" office:value-type="string" office:string-value="Y-1134.775">
            <text:p>Y-1134.775</text:p>
          </table:table-cell>
          <table:table-cell table:number-columns-repeated="8"/>
          <table:table-cell table:style-name="ce7" table:formula="of:=[.B1127]" office:value-type="string" office:string-value="N1134">
            <text:p>N1134</text:p>
          </table:table-cell>
          <table:table-cell table:style-name="ce7" table:formula="of:=[.D1127]" office:value-type="string" office:string-value="X6968">
            <text:p>X6968</text:p>
          </table:table-cell>
          <table:table-cell table:style-name="ce7" table:formula="of:=[.F1127]" office:value-type="string" office:string-value="Y-1137.65">
            <text:p>Y-1137.65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table:formula="of:=&quot;N&quot;&amp;[.A1127]" office:value-type="string" office:string-value="N1134">
            <text:p>N1134</text:p>
          </table:table-cell>
          <table:table-cell table:formula="of:=[.C1126]+[.$J$4]" office:value-type="float" office:value="6968">
            <text:p>6968</text:p>
          </table:table-cell>
          <table:table-cell table:formula="of:= &quot;X&quot;&amp; [.C1127]" office:value-type="string" office:string-value="X6968">
            <text:p>X6968</text:p>
          </table:table-cell>
          <table:table-cell table:formula="of:=[.E1126]+[.$J$5]" office:value-type="float" office:value="-1137.65">
            <text:p>-1137.65</text:p>
          </table:table-cell>
          <table:table-cell table:formula="of:=&quot;Y&quot; &amp; [.E1127]" office:value-type="string" office:string-value="Y-1137.65">
            <text:p>Y-1137.65</text:p>
          </table:table-cell>
          <table:table-cell table:number-columns-repeated="8"/>
          <table:table-cell table:style-name="ce7" table:formula="of:=[.B1128]" office:value-type="string" office:string-value="N1135">
            <text:p>N1135</text:p>
          </table:table-cell>
          <table:table-cell table:style-name="ce7" table:formula="of:=[.D1128]" office:value-type="string" office:string-value="X6972">
            <text:p>X6972</text:p>
          </table:table-cell>
          <table:table-cell table:style-name="ce7" table:formula="of:=[.F1128]" office:value-type="string" office:string-value="Y-1140.525">
            <text:p>Y-1140.525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table:formula="of:=&quot;N&quot;&amp;[.A1128]" office:value-type="string" office:string-value="N1135">
            <text:p>N1135</text:p>
          </table:table-cell>
          <table:table-cell table:formula="of:=[.C1127]+[.$J$4]" office:value-type="float" office:value="6972">
            <text:p>6972</text:p>
          </table:table-cell>
          <table:table-cell table:formula="of:= &quot;X&quot;&amp; [.C1128]" office:value-type="string" office:string-value="X6972">
            <text:p>X6972</text:p>
          </table:table-cell>
          <table:table-cell table:formula="of:=[.E1127]+[.$J$5]" office:value-type="float" office:value="-1140.525">
            <text:p>-1140.525</text:p>
          </table:table-cell>
          <table:table-cell table:formula="of:=&quot;Y&quot; &amp; [.E1128]" office:value-type="string" office:string-value="Y-1140.525">
            <text:p>Y-1140.525</text:p>
          </table:table-cell>
          <table:table-cell table:number-columns-repeated="8"/>
          <table:table-cell table:style-name="ce7" table:formula="of:=[.B1129]" office:value-type="string" office:string-value="N1136">
            <text:p>N1136</text:p>
          </table:table-cell>
          <table:table-cell table:style-name="ce7" table:formula="of:=[.D1129]" office:value-type="string" office:string-value="X6976">
            <text:p>X6976</text:p>
          </table:table-cell>
          <table:table-cell table:style-name="ce7" table:formula="of:=[.F1129]" office:value-type="string" office:string-value="Y-1143.4">
            <text:p>Y-1143.4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table:formula="of:=&quot;N&quot;&amp;[.A1129]" office:value-type="string" office:string-value="N1136">
            <text:p>N1136</text:p>
          </table:table-cell>
          <table:table-cell table:formula="of:=[.C1128]+[.$J$4]" office:value-type="float" office:value="6976">
            <text:p>6976</text:p>
          </table:table-cell>
          <table:table-cell table:formula="of:= &quot;X&quot;&amp; [.C1129]" office:value-type="string" office:string-value="X6976">
            <text:p>X6976</text:p>
          </table:table-cell>
          <table:table-cell table:formula="of:=[.E1128]+[.$J$5]" office:value-type="float" office:value="-1143.4">
            <text:p>-1143.4</text:p>
          </table:table-cell>
          <table:table-cell table:formula="of:=&quot;Y&quot; &amp; [.E1129]" office:value-type="string" office:string-value="Y-1143.4">
            <text:p>Y-1143.4</text:p>
          </table:table-cell>
          <table:table-cell table:number-columns-repeated="8"/>
          <table:table-cell table:style-name="ce7" table:formula="of:=[.B1130]" office:value-type="string" office:string-value="N1137">
            <text:p>N1137</text:p>
          </table:table-cell>
          <table:table-cell table:style-name="ce7" table:formula="of:=[.D1130]" office:value-type="string" office:string-value="X6980">
            <text:p>X6980</text:p>
          </table:table-cell>
          <table:table-cell table:style-name="ce7" table:formula="of:=[.F1130]" office:value-type="string" office:string-value="Y-1146.275">
            <text:p>Y-1146.275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formula="of:=&quot;N&quot;&amp;[.A1130]" office:value-type="string" office:string-value="N1137">
            <text:p>N1137</text:p>
          </table:table-cell>
          <table:table-cell table:formula="of:=[.C1129]+[.$J$4]" office:value-type="float" office:value="6980">
            <text:p>6980</text:p>
          </table:table-cell>
          <table:table-cell table:formula="of:= &quot;X&quot;&amp; [.C1130]" office:value-type="string" office:string-value="X6980">
            <text:p>X6980</text:p>
          </table:table-cell>
          <table:table-cell table:formula="of:=[.E1129]+[.$J$5]" office:value-type="float" office:value="-1146.275">
            <text:p>-1146.275</text:p>
          </table:table-cell>
          <table:table-cell table:formula="of:=&quot;Y&quot; &amp; [.E1130]" office:value-type="string" office:string-value="Y-1146.275">
            <text:p>Y-1146.275</text:p>
          </table:table-cell>
          <table:table-cell table:number-columns-repeated="8"/>
          <table:table-cell table:style-name="ce7" table:formula="of:=[.B1131]" office:value-type="string" office:string-value="N1138">
            <text:p>N1138</text:p>
          </table:table-cell>
          <table:table-cell table:style-name="ce7" table:formula="of:=[.D1131]" office:value-type="string" office:string-value="X6984">
            <text:p>X6984</text:p>
          </table:table-cell>
          <table:table-cell table:style-name="ce7" table:formula="of:=[.F1131]" office:value-type="string" office:string-value="Y-1149.15">
            <text:p>Y-1149.15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table:formula="of:=&quot;N&quot;&amp;[.A1131]" office:value-type="string" office:string-value="N1138">
            <text:p>N1138</text:p>
          </table:table-cell>
          <table:table-cell table:formula="of:=[.C1130]+[.$J$4]" office:value-type="float" office:value="6984">
            <text:p>6984</text:p>
          </table:table-cell>
          <table:table-cell table:formula="of:= &quot;X&quot;&amp; [.C1131]" office:value-type="string" office:string-value="X6984">
            <text:p>X6984</text:p>
          </table:table-cell>
          <table:table-cell table:formula="of:=[.E1130]+[.$J$5]" office:value-type="float" office:value="-1149.15">
            <text:p>-1149.15</text:p>
          </table:table-cell>
          <table:table-cell table:formula="of:=&quot;Y&quot; &amp; [.E1131]" office:value-type="string" office:string-value="Y-1149.15">
            <text:p>Y-1149.15</text:p>
          </table:table-cell>
          <table:table-cell table:number-columns-repeated="8"/>
          <table:table-cell table:style-name="ce7" table:formula="of:=[.B1132]" office:value-type="string" office:string-value="N1139">
            <text:p>N1139</text:p>
          </table:table-cell>
          <table:table-cell table:style-name="ce7" table:formula="of:=[.D1132]" office:value-type="string" office:string-value="X6988">
            <text:p>X6988</text:p>
          </table:table-cell>
          <table:table-cell table:style-name="ce7" table:formula="of:=[.F1132]" office:value-type="string" office:string-value="Y-1152.025">
            <text:p>Y-1152.025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table:formula="of:=&quot;N&quot;&amp;[.A1132]" office:value-type="string" office:string-value="N1139">
            <text:p>N1139</text:p>
          </table:table-cell>
          <table:table-cell table:formula="of:=[.C1131]+[.$J$4]" office:value-type="float" office:value="6988">
            <text:p>6988</text:p>
          </table:table-cell>
          <table:table-cell table:formula="of:= &quot;X&quot;&amp; [.C1132]" office:value-type="string" office:string-value="X6988">
            <text:p>X6988</text:p>
          </table:table-cell>
          <table:table-cell table:formula="of:=[.E1131]+[.$J$5]" office:value-type="float" office:value="-1152.025">
            <text:p>-1152.025</text:p>
          </table:table-cell>
          <table:table-cell table:formula="of:=&quot;Y&quot; &amp; [.E1132]" office:value-type="string" office:string-value="Y-1152.025">
            <text:p>Y-1152.025</text:p>
          </table:table-cell>
          <table:table-cell table:number-columns-repeated="8"/>
          <table:table-cell table:style-name="ce7" table:formula="of:=[.B1133]" office:value-type="string" office:string-value="N1140">
            <text:p>N1140</text:p>
          </table:table-cell>
          <table:table-cell table:style-name="ce7" table:formula="of:=[.D1133]" office:value-type="string" office:string-value="X6992">
            <text:p>X6992</text:p>
          </table:table-cell>
          <table:table-cell table:style-name="ce7" table:formula="of:=[.F1133]" office:value-type="string" office:string-value="Y-1154.9">
            <text:p>Y-1154.9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formula="of:=&quot;N&quot;&amp;[.A1133]" office:value-type="string" office:string-value="N1140">
            <text:p>N1140</text:p>
          </table:table-cell>
          <table:table-cell table:formula="of:=[.C1132]+[.$J$4]" office:value-type="float" office:value="6992">
            <text:p>6992</text:p>
          </table:table-cell>
          <table:table-cell table:formula="of:= &quot;X&quot;&amp; [.C1133]" office:value-type="string" office:string-value="X6992">
            <text:p>X6992</text:p>
          </table:table-cell>
          <table:table-cell table:formula="of:=[.E1132]+[.$J$5]" office:value-type="float" office:value="-1154.9">
            <text:p>-1154.9</text:p>
          </table:table-cell>
          <table:table-cell table:formula="of:=&quot;Y&quot; &amp; [.E1133]" office:value-type="string" office:string-value="Y-1154.9">
            <text:p>Y-1154.9</text:p>
          </table:table-cell>
          <table:table-cell table:number-columns-repeated="8"/>
          <table:table-cell table:style-name="ce7" table:formula="of:=[.B1134]" office:value-type="string" office:string-value="N1141">
            <text:p>N1141</text:p>
          </table:table-cell>
          <table:table-cell table:style-name="ce7" table:formula="of:=[.D1134]" office:value-type="string" office:string-value="X6996">
            <text:p>X6996</text:p>
          </table:table-cell>
          <table:table-cell table:style-name="ce7" table:formula="of:=[.F1134]" office:value-type="string" office:string-value="Y-1157.775">
            <text:p>Y-1157.775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table:formula="of:=&quot;N&quot;&amp;[.A1134]" office:value-type="string" office:string-value="N1141">
            <text:p>N1141</text:p>
          </table:table-cell>
          <table:table-cell table:formula="of:=[.C1133]+[.$J$4]" office:value-type="float" office:value="6996">
            <text:p>6996</text:p>
          </table:table-cell>
          <table:table-cell table:formula="of:= &quot;X&quot;&amp; [.C1134]" office:value-type="string" office:string-value="X6996">
            <text:p>X6996</text:p>
          </table:table-cell>
          <table:table-cell table:formula="of:=[.E1133]+[.$J$5]" office:value-type="float" office:value="-1157.775">
            <text:p>-1157.775</text:p>
          </table:table-cell>
          <table:table-cell table:formula="of:=&quot;Y&quot; &amp; [.E1134]" office:value-type="string" office:string-value="Y-1157.775">
            <text:p>Y-1157.775</text:p>
          </table:table-cell>
          <table:table-cell table:number-columns-repeated="8"/>
          <table:table-cell table:style-name="ce7" table:formula="of:=[.B1135]" office:value-type="string" office:string-value="N1142">
            <text:p>N1142</text:p>
          </table:table-cell>
          <table:table-cell table:style-name="ce7" table:formula="of:=[.D1135]" office:value-type="string" office:string-value="X7000">
            <text:p>X7000</text:p>
          </table:table-cell>
          <table:table-cell table:style-name="ce7" table:formula="of:=[.F1135]" office:value-type="string" office:string-value="Y-1160.65">
            <text:p>Y-1160.65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formula="of:=&quot;N&quot;&amp;[.A1135]" office:value-type="string" office:string-value="N1142">
            <text:p>N1142</text:p>
          </table:table-cell>
          <table:table-cell table:formula="of:=[.C1134]+[.$J$4]" office:value-type="float" office:value="7000">
            <text:p>7000</text:p>
          </table:table-cell>
          <table:table-cell table:formula="of:= &quot;X&quot;&amp; [.C1135]" office:value-type="string" office:string-value="X7000">
            <text:p>X7000</text:p>
          </table:table-cell>
          <table:table-cell table:formula="of:=[.E1134]+[.$J$5]" office:value-type="float" office:value="-1160.65">
            <text:p>-1160.65</text:p>
          </table:table-cell>
          <table:table-cell table:formula="of:=&quot;Y&quot; &amp; [.E1135]" office:value-type="string" office:string-value="Y-1160.65">
            <text:p>Y-1160.65</text:p>
          </table:table-cell>
          <table:table-cell table:number-columns-repeated="8"/>
          <table:table-cell table:style-name="ce7" table:formula="of:=[.B1136]" office:value-type="string" office:string-value="N1143">
            <text:p>N1143</text:p>
          </table:table-cell>
          <table:table-cell table:style-name="ce7" table:formula="of:=[.D1136]" office:value-type="string" office:string-value="X7004">
            <text:p>X7004</text:p>
          </table:table-cell>
          <table:table-cell table:style-name="ce7" table:formula="of:=[.F1136]" office:value-type="string" office:string-value="Y-1163.525">
            <text:p>Y-1163.525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table:formula="of:=&quot;N&quot;&amp;[.A1136]" office:value-type="string" office:string-value="N1143">
            <text:p>N1143</text:p>
          </table:table-cell>
          <table:table-cell table:formula="of:=[.C1135]+[.$J$4]" office:value-type="float" office:value="7004">
            <text:p>7004</text:p>
          </table:table-cell>
          <table:table-cell table:formula="of:= &quot;X&quot;&amp; [.C1136]" office:value-type="string" office:string-value="X7004">
            <text:p>X7004</text:p>
          </table:table-cell>
          <table:table-cell table:formula="of:=[.E1135]+[.$J$5]" office:value-type="float" office:value="-1163.525">
            <text:p>-1163.525</text:p>
          </table:table-cell>
          <table:table-cell table:formula="of:=&quot;Y&quot; &amp; [.E1136]" office:value-type="string" office:string-value="Y-1163.525">
            <text:p>Y-1163.525</text:p>
          </table:table-cell>
          <table:table-cell table:number-columns-repeated="8"/>
          <table:table-cell table:style-name="ce7" table:formula="of:=[.B1137]" office:value-type="string" office:string-value="N1144">
            <text:p>N1144</text:p>
          </table:table-cell>
          <table:table-cell table:style-name="ce7" table:formula="of:=[.D1137]" office:value-type="string" office:string-value="X7008">
            <text:p>X7008</text:p>
          </table:table-cell>
          <table:table-cell table:style-name="ce7" table:formula="of:=[.F1137]" office:value-type="string" office:string-value="Y-1166.4">
            <text:p>Y-1166.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table:formula="of:=&quot;N&quot;&amp;[.A1137]" office:value-type="string" office:string-value="N1144">
            <text:p>N1144</text:p>
          </table:table-cell>
          <table:table-cell table:formula="of:=[.C1136]+[.$J$4]" office:value-type="float" office:value="7008">
            <text:p>7008</text:p>
          </table:table-cell>
          <table:table-cell table:formula="of:= &quot;X&quot;&amp; [.C1137]" office:value-type="string" office:string-value="X7008">
            <text:p>X7008</text:p>
          </table:table-cell>
          <table:table-cell table:formula="of:=[.E1136]+[.$J$5]" office:value-type="float" office:value="-1166.4">
            <text:p>-1166.4</text:p>
          </table:table-cell>
          <table:table-cell table:formula="of:=&quot;Y&quot; &amp; [.E1137]" office:value-type="string" office:string-value="Y-1166.4">
            <text:p>Y-1166.4</text:p>
          </table:table-cell>
          <table:table-cell table:number-columns-repeated="8"/>
          <table:table-cell table:style-name="ce7" table:formula="of:=[.B1138]" office:value-type="string" office:string-value="N1145">
            <text:p>N1145</text:p>
          </table:table-cell>
          <table:table-cell table:style-name="ce7" table:formula="of:=[.D1138]" office:value-type="string" office:string-value="X7012">
            <text:p>X7012</text:p>
          </table:table-cell>
          <table:table-cell table:style-name="ce7" table:formula="of:=[.F1138]" office:value-type="string" office:string-value="Y-1169.275">
            <text:p>Y-1169.275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formula="of:=&quot;N&quot;&amp;[.A1138]" office:value-type="string" office:string-value="N1145">
            <text:p>N1145</text:p>
          </table:table-cell>
          <table:table-cell table:formula="of:=[.C1137]+[.$J$4]" office:value-type="float" office:value="7012">
            <text:p>7012</text:p>
          </table:table-cell>
          <table:table-cell table:formula="of:= &quot;X&quot;&amp; [.C1138]" office:value-type="string" office:string-value="X7012">
            <text:p>X7012</text:p>
          </table:table-cell>
          <table:table-cell table:formula="of:=[.E1137]+[.$J$5]" office:value-type="float" office:value="-1169.275">
            <text:p>-1169.275</text:p>
          </table:table-cell>
          <table:table-cell table:formula="of:=&quot;Y&quot; &amp; [.E1138]" office:value-type="string" office:string-value="Y-1169.275">
            <text:p>Y-1169.275</text:p>
          </table:table-cell>
          <table:table-cell table:number-columns-repeated="8"/>
          <table:table-cell table:style-name="ce7" table:formula="of:=[.B1139]" office:value-type="string" office:string-value="N1146">
            <text:p>N1146</text:p>
          </table:table-cell>
          <table:table-cell table:style-name="ce7" table:formula="of:=[.D1139]" office:value-type="string" office:string-value="X7016">
            <text:p>X7016</text:p>
          </table:table-cell>
          <table:table-cell table:style-name="ce7" table:formula="of:=[.F1139]" office:value-type="string" office:string-value="Y-1172.15">
            <text:p>Y-1172.15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formula="of:=&quot;N&quot;&amp;[.A1139]" office:value-type="string" office:string-value="N1146">
            <text:p>N1146</text:p>
          </table:table-cell>
          <table:table-cell table:formula="of:=[.C1138]+[.$J$4]" office:value-type="float" office:value="7016">
            <text:p>7016</text:p>
          </table:table-cell>
          <table:table-cell table:formula="of:= &quot;X&quot;&amp; [.C1139]" office:value-type="string" office:string-value="X7016">
            <text:p>X7016</text:p>
          </table:table-cell>
          <table:table-cell table:formula="of:=[.E1138]+[.$J$5]" office:value-type="float" office:value="-1172.15">
            <text:p>-1172.15</text:p>
          </table:table-cell>
          <table:table-cell table:formula="of:=&quot;Y&quot; &amp; [.E1139]" office:value-type="string" office:string-value="Y-1172.15">
            <text:p>Y-1172.15</text:p>
          </table:table-cell>
          <table:table-cell table:number-columns-repeated="8"/>
          <table:table-cell table:style-name="ce7" table:formula="of:=[.B1140]" office:value-type="string" office:string-value="N1147">
            <text:p>N1147</text:p>
          </table:table-cell>
          <table:table-cell table:style-name="ce7" table:formula="of:=[.D1140]" office:value-type="string" office:string-value="X7020">
            <text:p>X7020</text:p>
          </table:table-cell>
          <table:table-cell table:style-name="ce7" table:formula="of:=[.F1140]" office:value-type="string" office:string-value="Y-1175.025">
            <text:p>Y-1175.025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table:formula="of:=&quot;N&quot;&amp;[.A1140]" office:value-type="string" office:string-value="N1147">
            <text:p>N1147</text:p>
          </table:table-cell>
          <table:table-cell table:formula="of:=[.C1139]+[.$J$4]" office:value-type="float" office:value="7020">
            <text:p>7020</text:p>
          </table:table-cell>
          <table:table-cell table:formula="of:= &quot;X&quot;&amp; [.C1140]" office:value-type="string" office:string-value="X7020">
            <text:p>X7020</text:p>
          </table:table-cell>
          <table:table-cell table:formula="of:=[.E1139]+[.$J$5]" office:value-type="float" office:value="-1175.025">
            <text:p>-1175.025</text:p>
          </table:table-cell>
          <table:table-cell table:formula="of:=&quot;Y&quot; &amp; [.E1140]" office:value-type="string" office:string-value="Y-1175.025">
            <text:p>Y-1175.025</text:p>
          </table:table-cell>
          <table:table-cell table:number-columns-repeated="8"/>
          <table:table-cell table:style-name="ce7" table:formula="of:=[.B1141]" office:value-type="string" office:string-value="N1148">
            <text:p>N1148</text:p>
          </table:table-cell>
          <table:table-cell table:style-name="ce7" table:formula="of:=[.D1141]" office:value-type="string" office:string-value="X7024">
            <text:p>X7024</text:p>
          </table:table-cell>
          <table:table-cell table:style-name="ce7" table:formula="of:=[.F1141]" office:value-type="string" office:string-value="Y-1177.9">
            <text:p>Y-1177.9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table:formula="of:=&quot;N&quot;&amp;[.A1141]" office:value-type="string" office:string-value="N1148">
            <text:p>N1148</text:p>
          </table:table-cell>
          <table:table-cell table:formula="of:=[.C1140]+[.$J$4]" office:value-type="float" office:value="7024">
            <text:p>7024</text:p>
          </table:table-cell>
          <table:table-cell table:formula="of:= &quot;X&quot;&amp; [.C1141]" office:value-type="string" office:string-value="X7024">
            <text:p>X7024</text:p>
          </table:table-cell>
          <table:table-cell table:formula="of:=[.E1140]+[.$J$5]" office:value-type="float" office:value="-1177.9">
            <text:p>-1177.9</text:p>
          </table:table-cell>
          <table:table-cell table:formula="of:=&quot;Y&quot; &amp; [.E1141]" office:value-type="string" office:string-value="Y-1177.9">
            <text:p>Y-1177.9</text:p>
          </table:table-cell>
          <table:table-cell table:number-columns-repeated="8"/>
          <table:table-cell table:style-name="ce7" table:formula="of:=[.B1142]" office:value-type="string" office:string-value="N1149">
            <text:p>N1149</text:p>
          </table:table-cell>
          <table:table-cell table:style-name="ce7" table:formula="of:=[.D1142]" office:value-type="string" office:string-value="X7028">
            <text:p>X7028</text:p>
          </table:table-cell>
          <table:table-cell table:style-name="ce7" table:formula="of:=[.F1142]" office:value-type="string" office:string-value="Y-1180.775">
            <text:p>Y-1180.775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table:formula="of:=&quot;N&quot;&amp;[.A1142]" office:value-type="string" office:string-value="N1149">
            <text:p>N1149</text:p>
          </table:table-cell>
          <table:table-cell table:formula="of:=[.C1141]+[.$J$4]" office:value-type="float" office:value="7028">
            <text:p>7028</text:p>
          </table:table-cell>
          <table:table-cell table:formula="of:= &quot;X&quot;&amp; [.C1142]" office:value-type="string" office:string-value="X7028">
            <text:p>X7028</text:p>
          </table:table-cell>
          <table:table-cell table:formula="of:=[.E1141]+[.$J$5]" office:value-type="float" office:value="-1180.775">
            <text:p>-1180.775</text:p>
          </table:table-cell>
          <table:table-cell table:formula="of:=&quot;Y&quot; &amp; [.E1142]" office:value-type="string" office:string-value="Y-1180.775">
            <text:p>Y-1180.775</text:p>
          </table:table-cell>
          <table:table-cell table:number-columns-repeated="8"/>
          <table:table-cell table:style-name="ce7" table:formula="of:=[.B1143]" office:value-type="string" office:string-value="N1150">
            <text:p>N1150</text:p>
          </table:table-cell>
          <table:table-cell table:style-name="ce7" table:formula="of:=[.D1143]" office:value-type="string" office:string-value="X7032">
            <text:p>X7032</text:p>
          </table:table-cell>
          <table:table-cell table:style-name="ce7" table:formula="of:=[.F1143]" office:value-type="string" office:string-value="Y-1183.65">
            <text:p>Y-1183.65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table:formula="of:=&quot;N&quot;&amp;[.A1143]" office:value-type="string" office:string-value="N1150">
            <text:p>N1150</text:p>
          </table:table-cell>
          <table:table-cell table:formula="of:=[.C1142]+[.$J$4]" office:value-type="float" office:value="7032">
            <text:p>7032</text:p>
          </table:table-cell>
          <table:table-cell table:formula="of:= &quot;X&quot;&amp; [.C1143]" office:value-type="string" office:string-value="X7032">
            <text:p>X7032</text:p>
          </table:table-cell>
          <table:table-cell table:formula="of:=[.E1142]+[.$J$5]" office:value-type="float" office:value="-1183.65">
            <text:p>-1183.65</text:p>
          </table:table-cell>
          <table:table-cell table:formula="of:=&quot;Y&quot; &amp; [.E1143]" office:value-type="string" office:string-value="Y-1183.65">
            <text:p>Y-1183.65</text:p>
          </table:table-cell>
          <table:table-cell table:number-columns-repeated="8"/>
          <table:table-cell table:style-name="ce7" table:formula="of:=[.B1144]" office:value-type="string" office:string-value="N1151">
            <text:p>N1151</text:p>
          </table:table-cell>
          <table:table-cell table:style-name="ce7" table:formula="of:=[.D1144]" office:value-type="string" office:string-value="X7036">
            <text:p>X7036</text:p>
          </table:table-cell>
          <table:table-cell table:style-name="ce7" table:formula="of:=[.F1144]" office:value-type="string" office:string-value="Y-1186.525">
            <text:p>Y-1186.525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table:formula="of:=&quot;N&quot;&amp;[.A1144]" office:value-type="string" office:string-value="N1151">
            <text:p>N1151</text:p>
          </table:table-cell>
          <table:table-cell table:formula="of:=[.C1143]+[.$J$4]" office:value-type="float" office:value="7036">
            <text:p>7036</text:p>
          </table:table-cell>
          <table:table-cell table:formula="of:= &quot;X&quot;&amp; [.C1144]" office:value-type="string" office:string-value="X7036">
            <text:p>X7036</text:p>
          </table:table-cell>
          <table:table-cell table:formula="of:=[.E1143]+[.$J$5]" office:value-type="float" office:value="-1186.525">
            <text:p>-1186.525</text:p>
          </table:table-cell>
          <table:table-cell table:formula="of:=&quot;Y&quot; &amp; [.E1144]" office:value-type="string" office:string-value="Y-1186.525">
            <text:p>Y-1186.525</text:p>
          </table:table-cell>
          <table:table-cell table:number-columns-repeated="8"/>
          <table:table-cell table:style-name="ce7" table:formula="of:=[.B1145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/>
          <table:table-cell table:number-columns-repeated="12"/>
          <table:table-cell table:style-name="ce7" table:formula="of:=[.B1146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/>
          <table:table-cell table:number-columns-repeated="12"/>
          <table:table-cell table:style-name="ce7" table:formula="of:=[.B1147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/>
          <table:table-cell table:number-columns-repeated="15"/>
        </table:table-row>
        <table:table-row table:style-name="ro1" table:number-rows-repeated="104742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17/02/2018</text:date>, <text:time>09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o DUNE</meta:initial-creator>
    <meta:creation-date>2017-08-24T10:06:30.41</meta:creation-date>
    <dc:date>2018-02-17T09:33:12.56</dc:date>
    <dc:creator>Proto DUNE</dc:creator>
    <meta:editing-duration>P20DT7H12M57S</meta:editing-duration>
    <meta:editing-cycles>16</meta:editing-cycles>
    <meta:generator>OpenOffice/4.1.3$Win32 OpenOffice.org_project/413m1$Build-9783</meta:generator>
    <meta:document-statistic meta:table-count="3" meta:cell-count="10315" meta:object-count="0"/>
  </office:meta>
</office:document-meta>
</file>